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llispoid_tolerance" table:style-name="ta1">
        <table:shapes>
          <draw:frame draw:z-index="0" draw:style-name="gr1" draw:text-style-name="P1" svg:width="269.31mm" svg:height="151.48mm" svg:x="641.88mm" svg:y="471.14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97.29mm" svg:height="167.22mm" svg:x="328.97mm" svg:y="476mm">
            <loext:p draw:notify-on-update-of-ranges="Ellispoid_tolerance.AE2:Ellispoid_tolerance.AE101 Ellispoid_tolerance.AF2:Ellispoid_tolerance.AF101 Ellispoid_tolerance.AG2:Ellispoid_tolerance.AG101 Ellispoid_tolerance.AH2:Ellispoid_tolerance.AH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0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988" table:default-cell-style-name="ce2"/>
        <table:table-row table:style-name="ro1">
          <table:table-cell table:style-name="ce1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1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1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style-name="ce1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1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1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1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1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style-name="ce1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office:value-type="string" calcext:value-type="string">
            <text:p>tolerance value</text:p>
          </table:table-cell>
          <table:table-cell table:style-name="ce1" office:value-type="string" calcext:value-type="string" table:number-columns-spanned="3" table:number-rows-spanned="1">
            <text:p>average</text:p>
          </table:table-cell>
          <table:covered-table-cell table:number-columns-repeated="2"/>
          <table:table-cell office:value-type="string" calcext:value-type="string">
            <text:p>elements classified</text:p>
          </table:table-cell>
          <table:table-cell office:value-type="string" calcext:value-type="string">
            <text:p>elements rejected</text:p>
          </table:table-cell>
          <table:table-cell table:number-columns-repeated="988"/>
        </table:table-row>
        <table:table-row table:style-name="ro1">
          <table:table-cell office:value-type="float" office:value="0.996939" calcext:value-type="float">
            <text:p>0.996939</text:p>
          </table:table-cell>
          <table:table-cell office:value-type="float" office:value="0.15133" calcext:value-type="float">
            <text:p>0.15133</text:p>
          </table:table-cell>
          <table:table-cell office:value-type="float" office:value="0.954365" calcext:value-type="float">
            <text:p>0.954365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447829" calcext:value-type="float">
            <text:p>0.447829</text:p>
          </table:table-cell>
          <table:table-cell office:value-type="float" office:value="0.743699" calcext:value-type="float">
            <text:p>0.743699</text:p>
          </table:table-cell>
          <table:table-cell office:value-type="float" office:value="1" calcext:value-type="float">
            <text:p>1</text:p>
          </table:table-cell>
          <table:table-cell office:value-type="float" office:value="0.552966" calcext:value-type="float">
            <text:p>0.552966</text:p>
          </table:table-cell>
          <table:table-cell office:value-type="float" office:value="0.791608" calcext:value-type="float">
            <text:p>0.791608</text:p>
          </table:table-cell>
          <table:table-cell office:value-type="float" office:value="0.99802" calcext:value-type="float">
            <text:p>0.99802</text:p>
          </table:table-cell>
          <table:table-cell office:value-type="float" office:value="0.308343" calcext:value-type="float">
            <text:p>0.308343</text:p>
          </table:table-cell>
          <table:table-cell office:value-type="float" office:value="0.958344" calcext:value-type="float">
            <text:p>0.958344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362608" calcext:value-type="float">
            <text:p>0.362608</text:p>
          </table:table-cell>
          <table:table-cell office:value-type="float" office:value="0.806087" calcext:value-type="float">
            <text:p>0.806087</text:p>
          </table:table-cell>
          <table:table-cell office:value-type="float" office:value="1" calcext:value-type="float">
            <text:p>1</text:p>
          </table:table-cell>
          <table:table-cell office:value-type="float" office:value="0.586078" calcext:value-type="float">
            <text:p>0.586078</text:p>
          </table:table-cell>
          <table:table-cell office:value-type="float" office:value="0.766782" calcext:value-type="float">
            <text:p>0.766782</text:p>
          </table:table-cell>
          <table:table-cell office:value-type="float" office:value="0.998956" calcext:value-type="float">
            <text:p>0.998956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830649" calcext:value-type="float">
            <text:p>0.830649</text:p>
          </table:table-cell>
          <table:table-cell office:value-type="float" office:value="0.999027" calcext:value-type="float">
            <text:p>0.999027</text:p>
          </table:table-cell>
          <table:table-cell office:value-type="float" office:value="0.389322" calcext:value-type="float">
            <text:p>0.389322</text:p>
          </table:table-cell>
          <table:table-cell office:value-type="float" office:value="0.913126" calcext:value-type="float">
            <text:p>0.913126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511079" calcext:value-type="float">
            <text:p>0.511079</text:p>
          </table:table-cell>
          <table:table-cell office:value-type="float" office:value="0.81579" calcext:value-type="float">
            <text:p>0.81579</text:p>
          </table:table-cell>
          <table:table-cell office:value-type="float" office:value="0.999009" calcext:value-type="float">
            <text:p>0.999009</text:p>
          </table:table-cell>
          <table:table-cell office:value-type="float" office:value="0.50406" calcext:value-type="float">
            <text:p>0.50406</text:p>
          </table:table-cell>
          <table:table-cell office:value-type="float" office:value="0.902361" calcext:value-type="float">
            <text:p>0.902361</text:p>
          </table:table-cell>
          <table:table-cell table:style-name="ce3" office:value-type="float" office:value="1" calcext:value-type="float">
            <text:p>1.00</text:p>
          </table:table-cell>
          <table:table-cell table:formula="of:=SUM([.A2]+[.D2]+[.G2]+[.J2]+[.M2]+[.P2]+[.S2]+[.V2]+[.Y2]+[.AB2])/10" office:value-type="float" office:value="0.998407" calcext:value-type="float">
            <text:p>0.998407</text:p>
          </table:table-cell>
          <table:table-cell table:formula="of:=SUM([.B2]+[.E2]+[.H2]+[.K2]+[.N2]+[.Q2]+[.T2]+[.W2]+[.Z2]+[.AC2])/10" office:value-type="float" office:value="0.4025515" calcext:value-type="float">
            <text:p>0.4025515</text:p>
          </table:table-cell>
          <table:table-cell table:formula="of:=SUM([.C2]+[.F2]+[.I2]+[.L2]+[.O2]+[.R2]+[.U2]+[.X2]+[.AA2]+[.AD2])/10" office:value-type="float" office:value="0.8482811" calcext:value-type="float">
            <text:p>0.8482811</text:p>
          </table:table-cell>
          <table:table-cell table:formula="of:=1000 * [.AF2]" office:value-type="float" office:value="998.407" calcext:value-type="float">
            <text:p>998.407</text:p>
          </table:table-cell>
          <table:table-cell table:formula="of:=26000*[.AH2]" office:value-type="float" office:value="22055.3086" calcext:value-type="float">
            <text:p>22055.3086</text:p>
          </table:table-cell>
          <table:table-cell table:number-columns-repeated="988"/>
        </table:table-row>
        <table:table-row table:style-name="ro1">
          <table:table-cell office:value-type="float" office:value="0.996939" calcext:value-type="float">
            <text:p>0.996939</text:p>
          </table:table-cell>
          <table:table-cell office:value-type="float" office:value="0.146785" calcext:value-type="float">
            <text:p>0.146785</text:p>
          </table:table-cell>
          <table:table-cell office:value-type="float" office:value="0.955426" calcext:value-type="float">
            <text:p>0.955426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441399" calcext:value-type="float">
            <text:p>0.441399</text:p>
          </table:table-cell>
          <table:table-cell office:value-type="float" office:value="0.748967" calcext:value-type="float">
            <text:p>0.748967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543042" calcext:value-type="float">
            <text:p>0.543042</text:p>
          </table:table-cell>
          <table:table-cell office:value-type="float" office:value="0.796953" calcext:value-type="float">
            <text:p>0.796953</text:p>
          </table:table-cell>
          <table:table-cell office:value-type="float" office:value="0.99802" calcext:value-type="float">
            <text:p>0.99802</text:p>
          </table:table-cell>
          <table:table-cell office:value-type="float" office:value="0.300222" calcext:value-type="float">
            <text:p>0.300222</text:p>
          </table:table-cell>
          <table:table-cell office:value-type="float" office:value="0.959481" calcext:value-type="float">
            <text:p>0.959481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354957" calcext:value-type="float">
            <text:p>0.354957</text:p>
          </table:table-cell>
          <table:table-cell office:value-type="float" office:value="0.810143" calcext:value-type="float">
            <text:p>0.810143</text:p>
          </table:table-cell>
          <table:table-cell office:value-type="float" office:value="1" calcext:value-type="float">
            <text:p>1</text:p>
          </table:table-cell>
          <table:table-cell office:value-type="float" office:value="0.579161" calcext:value-type="float">
            <text:p>0.579161</text:p>
          </table:table-cell>
          <table:table-cell office:value-type="float" office:value="0.773566" calcext:value-type="float">
            <text:p>0.773566</text:p>
          </table:table-cell>
          <table:table-cell office:value-type="float" office:value="0.997912" calcext:value-type="float">
            <text:p>0.997912</text:p>
          </table:table-cell>
          <table:table-cell office:value-type="float" office:value="0.208582" calcext:value-type="float">
            <text:p>0.208582</text:p>
          </table:table-cell>
          <table:table-cell office:value-type="float" office:value="0.834628" calcext:value-type="float">
            <text:p>0.834628</text:p>
          </table:table-cell>
          <table:table-cell office:value-type="float" office:value="0.999027" calcext:value-type="float">
            <text:p>0.999027</text:p>
          </table:table-cell>
          <table:table-cell office:value-type="float" office:value="0.382189" calcext:value-type="float">
            <text:p>0.382189</text:p>
          </table:table-cell>
          <table:table-cell office:value-type="float" office:value="0.916158" calcext:value-type="float">
            <text:p>0.916158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502659" calcext:value-type="float">
            <text:p>0.502659</text:p>
          </table:table-cell>
          <table:table-cell office:value-type="float" office:value="0.819278" calcext:value-type="float">
            <text:p>0.819278</text:p>
          </table:table-cell>
          <table:table-cell office:value-type="float" office:value="0.999009" calcext:value-type="float">
            <text:p>0.999009</text:p>
          </table:table-cell>
          <table:table-cell office:value-type="float" office:value="0.497053" calcext:value-type="float">
            <text:p>0.497053</text:p>
          </table:table-cell>
          <table:table-cell office:value-type="float" office:value="0.90437" calcext:value-type="float">
            <text:p>0.90437</text:p>
          </table:table-cell>
          <table:table-cell table:style-name="ce3" office:value-type="float" office:value="0.98" calcext:value-type="float">
            <text:p>0.98</text:p>
          </table:table-cell>
          <table:table-cell table:formula="of:=SUM([.A3]+[.D3]+[.G3]+[.J3]+[.M3]+[.P3]+[.S3]+[.V3]+[.Y3]+[.AB3])/10" office:value-type="float" office:value="0.9981176" calcext:value-type="float">
            <text:p>0.9981176</text:p>
          </table:table-cell>
          <table:table-cell table:formula="of:=SUM([.B3]+[.E3]+[.H3]+[.K3]+[.N3]+[.Q3]+[.T3]+[.W3]+[.Z3]+[.AC3])/10" office:value-type="float" office:value="0.3956049" calcext:value-type="float">
            <text:p>0.3956049</text:p>
          </table:table-cell>
          <table:table-cell table:formula="of:=SUM([.C3]+[.F3]+[.I3]+[.L3]+[.O3]+[.R3]+[.U3]+[.X3]+[.AA3]+[.AD3])/10" office:value-type="float" office:value="0.851897" calcext:value-type="float">
            <text:p>0.851897</text:p>
          </table:table-cell>
          <table:table-cell table:formula="of:=1000 * [.AF3]" office:value-type="float" office:value="998.1176" calcext:value-type="float">
            <text:p>998.1176</text:p>
          </table:table-cell>
          <table:table-cell table:formula="of:=26000*[.AH3]" office:value-type="float" office:value="22149.322" calcext:value-type="float">
            <text:p>22149.322</text:p>
          </table:table-cell>
          <table:table-cell table:number-columns-repeated="988"/>
        </table:table-row>
        <table:table-row table:style-name="ro1">
          <table:table-cell office:value-type="float" office:value="0.996939" calcext:value-type="float">
            <text:p>0.996939</text:p>
          </table:table-cell>
          <table:table-cell office:value-type="float" office:value="0.142461" calcext:value-type="float">
            <text:p>0.142461</text:p>
          </table:table-cell>
          <table:table-cell office:value-type="float" office:value="0.957056" calcext:value-type="float">
            <text:p>0.957056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433051" calcext:value-type="float">
            <text:p>0.433051</text:p>
          </table:table-cell>
          <table:table-cell office:value-type="float" office:value="0.754539" calcext:value-type="float">
            <text:p>0.754539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535571" calcext:value-type="float">
            <text:p>0.535571</text:p>
          </table:table-cell>
          <table:table-cell office:value-type="float" office:value="0.801501" calcext:value-type="float">
            <text:p>0.801501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292214" calcext:value-type="float">
            <text:p>0.292214</text:p>
          </table:table-cell>
          <table:table-cell office:value-type="float" office:value="0.96077" calcext:value-type="float">
            <text:p>0.96077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347749" calcext:value-type="float">
            <text:p>0.347749</text:p>
          </table:table-cell>
          <table:table-cell office:value-type="float" office:value="0.813933" calcext:value-type="float">
            <text:p>0.813933</text:p>
          </table:table-cell>
          <table:table-cell office:value-type="float" office:value="1" calcext:value-type="float">
            <text:p>1</text:p>
          </table:table-cell>
          <table:table-cell office:value-type="float" office:value="0.574111" calcext:value-type="float">
            <text:p>0.574111</text:p>
          </table:table-cell>
          <table:table-cell office:value-type="float" office:value="0.78164" calcext:value-type="float">
            <text:p>0.78164</text:p>
          </table:table-cell>
          <table:table-cell office:value-type="float" office:value="0.997912" calcext:value-type="float">
            <text:p>0.997912</text:p>
          </table:table-cell>
          <table:table-cell office:value-type="float" office:value="0.204158" calcext:value-type="float">
            <text:p>0.204158</text:p>
          </table:table-cell>
          <table:table-cell office:value-type="float" office:value="0.839556" calcext:value-type="float">
            <text:p>0.839556</text:p>
          </table:table-cell>
          <table:table-cell office:value-type="float" office:value="0.999027" calcext:value-type="float">
            <text:p>0.999027</text:p>
          </table:table-cell>
          <table:table-cell office:value-type="float" office:value="0.377173" calcext:value-type="float">
            <text:p>0.377173</text:p>
          </table:table-cell>
          <table:table-cell office:value-type="float" office:value="0.918773" calcext:value-type="float">
            <text:p>0.918773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49579" calcext:value-type="float">
            <text:p>0.49579</text:p>
          </table:table-cell>
          <table:table-cell office:value-type="float" office:value="0.822651" calcext:value-type="float">
            <text:p>0.822651</text:p>
          </table:table-cell>
          <table:table-cell office:value-type="float" office:value="0.999009" calcext:value-type="float">
            <text:p>0.999009</text:p>
          </table:table-cell>
          <table:table-cell office:value-type="float" office:value="0.489045" calcext:value-type="float">
            <text:p>0.489045</text:p>
          </table:table-cell>
          <table:table-cell office:value-type="float" office:value="0.906796" calcext:value-type="float">
            <text:p>0.906796</text:p>
          </table:table-cell>
          <table:table-cell table:style-name="ce3" office:value-type="float" office:value="0.96" calcext:value-type="float">
            <text:p>0.96</text:p>
          </table:table-cell>
          <table:table-cell table:formula="of:=SUM([.A4]+[.D4]+[.G4]+[.J4]+[.M4]+[.P4]+[.S4]+[.V4]+[.Y4]+[.AB4])/10" office:value-type="float" office:value="0.9980186" calcext:value-type="float">
            <text:p>0.9980186</text:p>
          </table:table-cell>
          <table:table-cell table:formula="of:=SUM([.B4]+[.E4]+[.H4]+[.K4]+[.N4]+[.Q4]+[.T4]+[.W4]+[.Z4]+[.AC4])/10" office:value-type="float" office:value="0.3891323" calcext:value-type="float">
            <text:p>0.3891323</text:p>
          </table:table-cell>
          <table:table-cell table:formula="of:=SUM([.C4]+[.F4]+[.I4]+[.L4]+[.O4]+[.R4]+[.U4]+[.X4]+[.AA4]+[.AD4])/10" office:value-type="float" office:value="0.8557215" calcext:value-type="float">
            <text:p>0.8557215</text:p>
          </table:table-cell>
          <table:table-cell table:formula="of:=1000 * [.AF4]" office:value-type="float" office:value="998.0186" calcext:value-type="float">
            <text:p>998.0186</text:p>
          </table:table-cell>
          <table:table-cell table:formula="of:=26000*[.AH4]" office:value-type="float" office:value="22248.759" calcext:value-type="float">
            <text:p>22248.759</text:p>
          </table:table-cell>
          <table:table-cell table:number-columns-repeated="988"/>
        </table:table-row>
        <table:table-row table:style-name="ro1">
          <table:table-cell office:value-type="float" office:value="0.996939" calcext:value-type="float">
            <text:p>0.996939</text:p>
          </table:table-cell>
          <table:table-cell office:value-type="float" office:value="0.137805" calcext:value-type="float">
            <text:p>0.137805</text:p>
          </table:table-cell>
          <table:table-cell office:value-type="float" office:value="0.958913" calcext:value-type="float">
            <text:p>0.958913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424365" calcext:value-type="float">
            <text:p>0.424365</text:p>
          </table:table-cell>
          <table:table-cell office:value-type="float" office:value="0.761172" calcext:value-type="float">
            <text:p>0.761172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526539" calcext:value-type="float">
            <text:p>0.526539</text:p>
          </table:table-cell>
          <table:table-cell office:value-type="float" office:value="0.807338" calcext:value-type="float">
            <text:p>0.807338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284316" calcext:value-type="float">
            <text:p>0.284316</text:p>
          </table:table-cell>
          <table:table-cell office:value-type="float" office:value="0.961983" calcext:value-type="float">
            <text:p>0.961983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340208" calcext:value-type="float">
            <text:p>0.340208</text:p>
          </table:table-cell>
          <table:table-cell office:value-type="float" office:value="0.818027" calcext:value-type="float">
            <text:p>0.818027</text:p>
          </table:table-cell>
          <table:table-cell office:value-type="float" office:value="1" calcext:value-type="float">
            <text:p>1</text:p>
          </table:table-cell>
          <table:table-cell office:value-type="float" office:value="0.568182" calcext:value-type="float">
            <text:p>0.568182</text:p>
          </table:table-cell>
          <table:table-cell office:value-type="float" office:value="0.788235" calcext:value-type="float">
            <text:p>0.788235</text:p>
          </table:table-cell>
          <table:table-cell office:value-type="float" office:value="0.997912" calcext:value-type="float">
            <text:p>0.997912</text:p>
          </table:table-cell>
          <table:table-cell office:value-type="float" office:value="0.199956" calcext:value-type="float">
            <text:p>0.199956</text:p>
          </table:table-cell>
          <table:table-cell office:value-type="float" office:value="0.844635" calcext:value-type="float">
            <text:p>0.844635</text:p>
          </table:table-cell>
          <table:table-cell office:value-type="float" office:value="0.999027" calcext:value-type="float">
            <text:p>0.999027</text:p>
          </table:table-cell>
          <table:table-cell office:value-type="float" office:value="0.371266" calcext:value-type="float">
            <text:p>0.371266</text:p>
          </table:table-cell>
          <table:table-cell office:value-type="float" office:value="0.921389" calcext:value-type="float">
            <text:p>0.921389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486373" calcext:value-type="float">
            <text:p>0.486373</text:p>
          </table:table-cell>
          <table:table-cell office:value-type="float" office:value="0.827086" calcext:value-type="float">
            <text:p>0.827086</text:p>
          </table:table-cell>
          <table:table-cell office:value-type="float" office:value="0.999009" calcext:value-type="float">
            <text:p>0.999009</text:p>
          </table:table-cell>
          <table:table-cell office:value-type="float" office:value="0.481593" calcext:value-type="float">
            <text:p>0.481593</text:p>
          </table:table-cell>
          <table:table-cell office:value-type="float" office:value="0.90907" calcext:value-type="float">
            <text:p>0.90907</text:p>
          </table:table-cell>
          <table:table-cell table:style-name="ce3" office:value-type="float" office:value="0.94" calcext:value-type="float">
            <text:p>0.94</text:p>
          </table:table-cell>
          <table:table-cell table:formula="of:=SUM([.A5]+[.D5]+[.G5]+[.J5]+[.M5]+[.P5]+[.S5]+[.V5]+[.Y5]+[.AB5])/10" office:value-type="float" office:value="0.9980186" calcext:value-type="float">
            <text:p>0.9980186</text:p>
          </table:table-cell>
          <table:table-cell table:formula="of:=SUM([.B5]+[.E5]+[.H5]+[.K5]+[.N5]+[.Q5]+[.T5]+[.W5]+[.Z5]+[.AC5])/10" office:value-type="float" office:value="0.3820603" calcext:value-type="float">
            <text:p>0.3820603</text:p>
          </table:table-cell>
          <table:table-cell table:formula="of:=SUM([.C5]+[.F5]+[.I5]+[.L5]+[.O5]+[.R5]+[.U5]+[.X5]+[.AA5]+[.AD5])/10" office:value-type="float" office:value="0.8597848" calcext:value-type="float">
            <text:p>0.8597848</text:p>
          </table:table-cell>
          <table:table-cell table:formula="of:=1000 * [.AF5]" office:value-type="float" office:value="998.0186" calcext:value-type="float">
            <text:p>998.0186</text:p>
          </table:table-cell>
          <table:table-cell table:formula="of:=26000*[.AH5]" office:value-type="float" office:value="22354.4048" calcext:value-type="float">
            <text:p>22354.4048</text:p>
          </table:table-cell>
          <table:table-cell table:number-columns-repeated="988"/>
        </table:table-row>
        <table:table-row table:style-name="ro1">
          <table:table-cell office:value-type="float" office:value="0.996939" calcext:value-type="float">
            <text:p>0.996939</text:p>
          </table:table-cell>
          <table:table-cell office:value-type="float" office:value="0.133925" calcext:value-type="float">
            <text:p>0.133925</text:p>
          </table:table-cell>
          <table:table-cell office:value-type="float" office:value="0.959898" calcext:value-type="float">
            <text:p>0.959898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415567" calcext:value-type="float">
            <text:p>0.415567</text:p>
          </table:table-cell>
          <table:table-cell office:value-type="float" office:value="0.76663" calcext:value-type="float">
            <text:p>0.76663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519068" calcext:value-type="float">
            <text:p>0.519068</text:p>
          </table:table-cell>
          <table:table-cell office:value-type="float" office:value="0.811849" calcext:value-type="float">
            <text:p>0.811849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278977" calcext:value-type="float">
            <text:p>0.278977</text:p>
          </table:table-cell>
          <table:table-cell office:value-type="float" office:value="0.96331" calcext:value-type="float">
            <text:p>0.96331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333112" calcext:value-type="float">
            <text:p>0.333112</text:p>
          </table:table-cell>
          <table:table-cell office:value-type="float" office:value="0.822499" calcext:value-type="float">
            <text:p>0.822499</text:p>
          </table:table-cell>
          <table:table-cell office:value-type="float" office:value="1" calcext:value-type="float">
            <text:p>1</text:p>
          </table:table-cell>
          <table:table-cell office:value-type="float" office:value="0.561814" calcext:value-type="float">
            <text:p>0.561814</text:p>
          </table:table-cell>
          <table:table-cell office:value-type="float" office:value="0.79339" calcext:value-type="float">
            <text:p>0.79339</text:p>
          </table:table-cell>
          <table:table-cell office:value-type="float" office:value="0.997912" calcext:value-type="float">
            <text:p>0.997912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848463" calcext:value-type="float">
            <text:p>0.848463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364244" calcext:value-type="float">
            <text:p>0.364244</text:p>
          </table:table-cell>
          <table:table-cell office:value-type="float" office:value="0.923852" calcext:value-type="float">
            <text:p>0.923852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477399" calcext:value-type="float">
            <text:p>0.477399</text:p>
          </table:table-cell>
          <table:table-cell office:value-type="float" office:value="0.831369" calcext:value-type="float">
            <text:p>0.831369</text:p>
          </table:table-cell>
          <table:table-cell office:value-type="float" office:value="0.999009" calcext:value-type="float">
            <text:p>0.999009</text:p>
          </table:table-cell>
          <table:table-cell office:value-type="float" office:value="0.474363" calcext:value-type="float">
            <text:p>0.474363</text:p>
          </table:table-cell>
          <table:table-cell office:value-type="float" office:value="0.911913" calcext:value-type="float">
            <text:p>0.911913</text:p>
          </table:table-cell>
          <table:table-cell table:style-name="ce3" office:value-type="float" office:value="0.92" calcext:value-type="float">
            <text:p>0.92</text:p>
          </table:table-cell>
          <table:table-cell table:formula="of:=SUM([.A6]+[.D6]+[.G6]+[.J6]+[.M6]+[.P6]+[.S6]+[.V6]+[.Y6]+[.AB6])/10" office:value-type="float" office:value="0.9979213" calcext:value-type="float">
            <text:p>0.9979213</text:p>
          </table:table-cell>
          <table:table-cell table:formula="of:=SUM([.B6]+[.E6]+[.H6]+[.K6]+[.N6]+[.Q6]+[.T6]+[.W6]+[.Z6]+[.AC6])/10" office:value-type="float" office:value="0.3753559" calcext:value-type="float">
            <text:p>0.3753559</text:p>
          </table:table-cell>
          <table:table-cell table:formula="of:=SUM([.C6]+[.F6]+[.I6]+[.L6]+[.O6]+[.R6]+[.U6]+[.X6]+[.AA6]+[.AD6])/10" office:value-type="float" office:value="0.8633173" calcext:value-type="float">
            <text:p>0.8633173</text:p>
          </table:table-cell>
          <table:table-cell table:formula="of:=1000 * [.AF6]" office:value-type="float" office:value="997.9213" calcext:value-type="float">
            <text:p>997.9213</text:p>
          </table:table-cell>
          <table:table-cell table:formula="of:=26000*[.AH6]" office:value-type="float" office:value="22446.2498" calcext:value-type="float">
            <text:p>22446.2498</text:p>
          </table:table-cell>
          <table:table-cell table:number-columns-repeated="988"/>
        </table:table-row>
        <table:table-row table:style-name="ro1">
          <table:table-cell office:value-type="float" office:value="0.996939" calcext:value-type="float">
            <text:p>0.996939</text:p>
          </table:table-cell>
          <table:table-cell office:value-type="float" office:value="0.129823" calcext:value-type="float">
            <text:p>0.129823</text:p>
          </table:table-cell>
          <table:table-cell office:value-type="float" office:value="0.961073" calcext:value-type="float">
            <text:p>0.961073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408347" calcext:value-type="float">
            <text:p>0.408347</text:p>
          </table:table-cell>
          <table:table-cell office:value-type="float" office:value="0.773339" calcext:value-type="float">
            <text:p>0.773339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511374" calcext:value-type="float">
            <text:p>0.511374</text:p>
          </table:table-cell>
          <table:table-cell office:value-type="float" office:value="0.817003" calcext:value-type="float">
            <text:p>0.817003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270857" calcext:value-type="float">
            <text:p>0.270857</text:p>
          </table:table-cell>
          <table:table-cell office:value-type="float" office:value="0.964523" calcext:value-type="float">
            <text:p>0.964523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325904" calcext:value-type="float">
            <text:p>0.325904</text:p>
          </table:table-cell>
          <table:table-cell office:value-type="float" office:value="0.827503" calcext:value-type="float">
            <text:p>0.827503</text:p>
          </table:table-cell>
          <table:table-cell office:value-type="float" office:value="1" calcext:value-type="float">
            <text:p>1</text:p>
          </table:table-cell>
          <table:table-cell office:value-type="float" office:value="0.554677" calcext:value-type="float">
            <text:p>0.554677</text:p>
          </table:table-cell>
          <table:table-cell office:value-type="float" office:value="0.798203" calcext:value-type="float">
            <text:p>0.798203</text:p>
          </table:table-cell>
          <table:table-cell office:value-type="float" office:value="0.997912" calcext:value-type="float">
            <text:p>0.997912</text:p>
          </table:table-cell>
          <table:table-cell office:value-type="float" office:value="0.190445" calcext:value-type="float">
            <text:p>0.190445</text:p>
          </table:table-cell>
          <table:table-cell office:value-type="float" office:value="0.853921" calcext:value-type="float">
            <text:p>0.853921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357557" calcext:value-type="float">
            <text:p>0.357557</text:p>
          </table:table-cell>
          <table:table-cell office:value-type="float" office:value="0.925899" calcext:value-type="float">
            <text:p>0.925899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465544" calcext:value-type="float">
            <text:p>0.465544</text:p>
          </table:table-cell>
          <table:table-cell office:value-type="float" office:value="0.836031" calcext:value-type="float">
            <text:p>0.836031</text:p>
          </table:table-cell>
          <table:table-cell office:value-type="float" office:value="0.999009" calcext:value-type="float">
            <text:p>0.999009</text:p>
          </table:table-cell>
          <table:table-cell office:value-type="float" office:value="0.464576" calcext:value-type="float">
            <text:p>0.464576</text:p>
          </table:table-cell>
          <table:table-cell office:value-type="float" office:value="0.915021" calcext:value-type="float">
            <text:p>0.915021</text:p>
          </table:table-cell>
          <table:table-cell table:style-name="ce3" office:value-type="float" office:value="0.9" calcext:value-type="float">
            <text:p>0.90</text:p>
          </table:table-cell>
          <table:table-cell table:formula="of:=SUM([.A7]+[.D7]+[.G7]+[.J7]+[.M7]+[.P7]+[.S7]+[.V7]+[.Y7]+[.AB7])/10" office:value-type="float" office:value="0.9979213" calcext:value-type="float">
            <text:p>0.9979213</text:p>
          </table:table-cell>
          <table:table-cell table:formula="of:=SUM([.B7]+[.E7]+[.H7]+[.K7]+[.N7]+[.Q7]+[.T7]+[.W7]+[.Z7]+[.AC7])/10" office:value-type="float" office:value="0.3679104" calcext:value-type="float">
            <text:p>0.3679104</text:p>
          </table:table-cell>
          <table:table-cell table:formula="of:=SUM([.C7]+[.F7]+[.I7]+[.L7]+[.O7]+[.R7]+[.U7]+[.X7]+[.AA7]+[.AD7])/10" office:value-type="float" office:value="0.8672516" calcext:value-type="float">
            <text:p>0.8672516</text:p>
          </table:table-cell>
          <table:table-cell table:formula="of:=1000 * [.AF7]" office:value-type="float" office:value="997.9213" calcext:value-type="float">
            <text:p>997.9213</text:p>
          </table:table-cell>
          <table:table-cell table:formula="of:=26000*[.AH7]" office:value-type="float" office:value="22548.5416" calcext:value-type="float">
            <text:p>22548.5416</text:p>
          </table:table-cell>
          <table:table-cell table:number-columns-repeated="988"/>
        </table:table-row>
        <table:table-row table:style-name="ro1">
          <table:table-cell office:value-type="float" office:value="0.995918" calcext:value-type="float">
            <text:p>0.995918</text:p>
          </table:table-cell>
          <table:table-cell office:value-type="float" office:value="0.125942" calcext:value-type="float">
            <text:p>0.125942</text:p>
          </table:table-cell>
          <table:table-cell office:value-type="float" office:value="0.962286" calcext:value-type="float">
            <text:p>0.962286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401805" calcext:value-type="float">
            <text:p>0.401805</text:p>
          </table:table-cell>
          <table:table-cell office:value-type="float" office:value="0.780161" calcext:value-type="float">
            <text:p>0.780161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502788" calcext:value-type="float">
            <text:p>0.502788</text:p>
          </table:table-cell>
          <table:table-cell office:value-type="float" office:value="0.821286" calcext:value-type="float">
            <text:p>0.821286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264627" calcext:value-type="float">
            <text:p>0.264627</text:p>
          </table:table-cell>
          <table:table-cell office:value-type="float" office:value="0.965811" calcext:value-type="float">
            <text:p>0.965811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318363" calcext:value-type="float">
            <text:p>0.318363</text:p>
          </table:table-cell>
          <table:table-cell office:value-type="float" office:value="0.833036" calcext:value-type="float">
            <text:p>0.833036</text:p>
          </table:table-cell>
          <table:table-cell office:value-type="float" office:value="1" calcext:value-type="float">
            <text:p>1</text:p>
          </table:table-cell>
          <table:table-cell office:value-type="float" office:value="0.547101" calcext:value-type="float">
            <text:p>0.547101</text:p>
          </table:table-cell>
          <table:table-cell office:value-type="float" office:value="0.804116" calcext:value-type="float">
            <text:p>0.804116</text:p>
          </table:table-cell>
          <table:table-cell office:value-type="float" office:value="0.997912" calcext:value-type="float">
            <text:p>0.997912</text:p>
          </table:table-cell>
          <table:table-cell office:value-type="float" office:value="0.18591" calcext:value-type="float">
            <text:p>0.18591</text:p>
          </table:table-cell>
          <table:table-cell office:value-type="float" office:value="0.857787" calcext:value-type="float">
            <text:p>0.857787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350424" calcext:value-type="float">
            <text:p>0.350424</text:p>
          </table:table-cell>
          <table:table-cell office:value-type="float" office:value="0.928287" calcext:value-type="float">
            <text:p>0.928287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455573" calcext:value-type="float">
            <text:p>0.455573</text:p>
          </table:table-cell>
          <table:table-cell office:value-type="float" office:value="0.840844" calcext:value-type="float">
            <text:p>0.840844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456234" calcext:value-type="float">
            <text:p>0.456234</text:p>
          </table:table-cell>
          <table:table-cell office:value-type="float" office:value="0.916765" calcext:value-type="float">
            <text:p>0.916765</text:p>
          </table:table-cell>
          <table:table-cell table:style-name="ce3" office:value-type="float" office:value="0.88" calcext:value-type="float">
            <text:p>0.88</text:p>
          </table:table-cell>
          <table:table-cell table:formula="of:=SUM([.A8]+[.D8]+[.G8]+[.J8]+[.M8]+[.P8]+[.S8]+[.V8]+[.Y8]+[.AB8])/10" office:value-type="float" office:value="0.9977201" calcext:value-type="float">
            <text:p>0.9977201</text:p>
          </table:table-cell>
          <table:table-cell table:formula="of:=SUM([.B8]+[.E8]+[.H8]+[.K8]+[.N8]+[.Q8]+[.T8]+[.W8]+[.Z8]+[.AC8])/10" office:value-type="float" office:value="0.3608767" calcext:value-type="float">
            <text:p>0.3608767</text:p>
          </table:table-cell>
          <table:table-cell table:formula="of:=SUM([.C8]+[.F8]+[.I8]+[.L8]+[.O8]+[.R8]+[.U8]+[.X8]+[.AA8]+[.AD8])/10" office:value-type="float" office:value="0.8710379" calcext:value-type="float">
            <text:p>0.8710379</text:p>
          </table:table-cell>
          <table:table-cell table:formula="of:=1000 * [.AF8]" office:value-type="float" office:value="997.7201" calcext:value-type="float">
            <text:p>997.7201</text:p>
          </table:table-cell>
          <table:table-cell table:formula="of:=26000*[.AH8]" office:value-type="float" office:value="22646.9854" calcext:value-type="float">
            <text:p>22646.9854</text:p>
          </table:table-cell>
          <table:table-cell table:number-columns-repeated="988"/>
        </table:table-row>
        <table:table-row table:style-name="ro1">
          <table:table-cell office:value-type="float" office:value="0.994898" calcext:value-type="float">
            <text:p>0.994898</text:p>
          </table:table-cell>
          <table:table-cell office:value-type="float" office:value="0.122506" calcext:value-type="float">
            <text:p>0.122506</text:p>
          </table:table-cell>
          <table:table-cell office:value-type="float" office:value="0.963423" calcext:value-type="float">
            <text:p>0.963423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393232" calcext:value-type="float">
            <text:p>0.393232</text:p>
          </table:table-cell>
          <table:table-cell office:value-type="float" office:value="0.785582" calcext:value-type="float">
            <text:p>0.785582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493644" calcext:value-type="float">
            <text:p>0.493644</text:p>
          </table:table-cell>
          <table:table-cell office:value-type="float" office:value="0.827616" calcext:value-type="float">
            <text:p>0.827616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255951" calcext:value-type="float">
            <text:p>0.255951</text:p>
          </table:table-cell>
          <table:table-cell office:value-type="float" office:value="0.967403" calcext:value-type="float">
            <text:p>0.967403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311821" calcext:value-type="float">
            <text:p>0.311821</text:p>
          </table:table-cell>
          <table:table-cell office:value-type="float" office:value="0.83713" calcext:value-type="float">
            <text:p>0.83713</text:p>
          </table:table-cell>
          <table:table-cell office:value-type="float" office:value="1" calcext:value-type="float">
            <text:p>1</text:p>
          </table:table-cell>
          <table:table-cell office:value-type="float" office:value="0.539965" calcext:value-type="float">
            <text:p>0.539965</text:p>
          </table:table-cell>
          <table:table-cell office:value-type="float" office:value="0.810257" calcext:value-type="float">
            <text:p>0.810257</text:p>
          </table:table-cell>
          <table:table-cell office:value-type="float" office:value="0.997912" calcext:value-type="float">
            <text:p>0.997912</text:p>
          </table:table-cell>
          <table:table-cell office:value-type="float" office:value="0.182924" calcext:value-type="float">
            <text:p>0.182924</text:p>
          </table:table-cell>
          <table:table-cell office:value-type="float" office:value="0.861881" calcext:value-type="float">
            <text:p>0.861881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343959" calcext:value-type="float">
            <text:p>0.343959</text:p>
          </table:table-cell>
          <table:table-cell office:value-type="float" office:value="0.930637" calcext:value-type="float">
            <text:p>0.930637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446377" calcext:value-type="float">
            <text:p>0.446377</text:p>
          </table:table-cell>
          <table:table-cell office:value-type="float" office:value="0.844635" calcext:value-type="float">
            <text:p>0.844635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448004" calcext:value-type="float">
            <text:p>0.448004</text:p>
          </table:table-cell>
          <table:table-cell office:value-type="float" office:value="0.919569" calcext:value-type="float">
            <text:p>0.919569</text:p>
          </table:table-cell>
          <table:table-cell table:style-name="ce3" office:value-type="float" office:value="0.86" calcext:value-type="float">
            <text:p>0.86</text:p>
          </table:table-cell>
          <table:table-cell table:formula="of:=SUM([.A9]+[.D9]+[.G9]+[.J9]+[.M9]+[.P9]+[.S9]+[.V9]+[.Y9]+[.AB9])/10" office:value-type="float" office:value="0.9976181" calcext:value-type="float">
            <text:p>0.9976181</text:p>
          </table:table-cell>
          <table:table-cell table:formula="of:=SUM([.B9]+[.E9]+[.H9]+[.K9]+[.N9]+[.Q9]+[.T9]+[.W9]+[.Z9]+[.AC9])/10" office:value-type="float" office:value="0.3538383" calcext:value-type="float">
            <text:p>0.3538383</text:p>
          </table:table-cell>
          <table:table-cell table:formula="of:=SUM([.C9]+[.F9]+[.I9]+[.L9]+[.O9]+[.R9]+[.U9]+[.X9]+[.AA9]+[.AD9])/10" office:value-type="float" office:value="0.8748133" calcext:value-type="float">
            <text:p>0.8748133</text:p>
          </table:table-cell>
          <table:table-cell table:formula="of:=1000 * [.AF9]" office:value-type="float" office:value="997.6181" calcext:value-type="float">
            <text:p>997.6181</text:p>
          </table:table-cell>
          <table:table-cell table:formula="of:=26000*[.AH9]" office:value-type="float" office:value="22745.1458" calcext:value-type="float">
            <text:p>22745.1458</text:p>
          </table:table-cell>
          <table:table-cell table:number-columns-repeated="988"/>
        </table:table-row>
        <table:table-row table:style-name="ro1">
          <table:table-cell office:value-type="float" office:value="0.994898" calcext:value-type="float">
            <text:p>0.994898</text:p>
          </table:table-cell>
          <table:table-cell office:value-type="float" office:value="0.119623" calcext:value-type="float">
            <text:p>0.119623</text:p>
          </table:table-cell>
          <table:table-cell office:value-type="float" office:value="0.964674" calcext:value-type="float">
            <text:p>0.964674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384997" calcext:value-type="float">
            <text:p>0.384997</text:p>
          </table:table-cell>
          <table:table-cell office:value-type="float" office:value="0.791419" calcext:value-type="float">
            <text:p>0.791419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484054" calcext:value-type="float">
            <text:p>0.484054</text:p>
          </table:table-cell>
          <table:table-cell office:value-type="float" office:value="0.833074" calcext:value-type="float">
            <text:p>0.833074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248498" calcext:value-type="float">
            <text:p>0.248498</text:p>
          </table:table-cell>
          <table:table-cell office:value-type="float" office:value="0.969336" calcext:value-type="float">
            <text:p>0.969336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303615" calcext:value-type="float">
            <text:p>0.303615</text:p>
          </table:table-cell>
          <table:table-cell office:value-type="float" office:value="0.841034" calcext:value-type="float">
            <text:p>0.841034</text:p>
          </table:table-cell>
          <table:table-cell office:value-type="float" office:value="1" calcext:value-type="float">
            <text:p>1</text:p>
          </table:table-cell>
          <table:table-cell office:value-type="float" office:value="0.532718" calcext:value-type="float">
            <text:p>0.532718</text:p>
          </table:table-cell>
          <table:table-cell office:value-type="float" office:value="0.815146" calcext:value-type="float">
            <text:p>0.815146</text:p>
          </table:table-cell>
          <table:table-cell office:value-type="float" office:value="0.997912" calcext:value-type="float">
            <text:p>0.997912</text:p>
          </table:table-cell>
          <table:table-cell office:value-type="float" office:value="0.177947" calcext:value-type="float">
            <text:p>0.177947</text:p>
          </table:table-cell>
          <table:table-cell office:value-type="float" office:value="0.86605" calcext:value-type="float">
            <text:p>0.86605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337494" calcext:value-type="float">
            <text:p>0.337494</text:p>
          </table:table-cell>
          <table:table-cell office:value-type="float" office:value="0.933025" calcext:value-type="float">
            <text:p>0.933025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43563" calcext:value-type="float">
            <text:p>0.43563</text:p>
          </table:table-cell>
          <table:table-cell office:value-type="float" office:value="0.848122" calcext:value-type="float">
            <text:p>0.848122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441219" calcext:value-type="float">
            <text:p>0.441219</text:p>
          </table:table-cell>
          <table:table-cell office:value-type="float" office:value="0.921275" calcext:value-type="float">
            <text:p>0.921275</text:p>
          </table:table-cell>
          <table:table-cell table:style-name="ce3" office:value-type="float" office:value="0.84" calcext:value-type="float">
            <text:p>0.84</text:p>
          </table:table-cell>
          <table:table-cell table:formula="of:=SUM([.A10]+[.D10]+[.G10]+[.J10]+[.M10]+[.P10]+[.S10]+[.V10]+[.Y10]+[.AB10])/10" office:value-type="float" office:value="0.9976181" calcext:value-type="float">
            <text:p>0.9976181</text:p>
          </table:table-cell>
          <table:table-cell table:formula="of:=SUM([.B10]+[.E10]+[.H10]+[.K10]+[.N10]+[.Q10]+[.T10]+[.W10]+[.Z10]+[.AC10])/10" office:value-type="float" office:value="0.3465795" calcext:value-type="float">
            <text:p>0.3465795</text:p>
          </table:table-cell>
          <table:table-cell table:formula="of:=SUM([.C10]+[.F10]+[.I10]+[.L10]+[.O10]+[.R10]+[.U10]+[.X10]+[.AA10]+[.AD10])/10" office:value-type="float" office:value="0.8783155" calcext:value-type="float">
            <text:p>0.8783155</text:p>
          </table:table-cell>
          <table:table-cell table:formula="of:=1000 * [.AF10]" office:value-type="float" office:value="997.6181" calcext:value-type="float">
            <text:p>997.6181</text:p>
          </table:table-cell>
          <table:table-cell table:formula="of:=26000*[.AH10]" office:value-type="float" office:value="22836.203" calcext:value-type="float">
            <text:p>22836.203</text:p>
          </table:table-cell>
          <table:table-cell table:number-columns-repeated="988"/>
        </table:table-row>
        <table:table-row table:style-name="ro1">
          <table:table-cell office:value-type="float" office:value="0.994898" calcext:value-type="float">
            <text:p>0.994898</text:p>
          </table:table-cell>
          <table:table-cell office:value-type="float" office:value="0.115854" calcext:value-type="float">
            <text:p>0.115854</text:p>
          </table:table-cell>
          <table:table-cell office:value-type="float" office:value="0.966304" calcext:value-type="float">
            <text:p>0.966304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377214" calcext:value-type="float">
            <text:p>0.377214</text:p>
          </table:table-cell>
          <table:table-cell office:value-type="float" office:value="0.796232" calcext:value-type="float">
            <text:p>0.796232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475468" calcext:value-type="float">
            <text:p>0.475468</text:p>
          </table:table-cell>
          <table:table-cell office:value-type="float" office:value="0.837357" calcext:value-type="float">
            <text:p>0.837357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240823" calcext:value-type="float">
            <text:p>0.240823</text:p>
          </table:table-cell>
          <table:table-cell office:value-type="float" office:value="0.971269" calcext:value-type="float">
            <text:p>0.971269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296851" calcext:value-type="float">
            <text:p>0.296851</text:p>
          </table:table-cell>
          <table:table-cell office:value-type="float" office:value="0.84581" calcext:value-type="float">
            <text:p>0.84581</text:p>
          </table:table-cell>
          <table:table-cell office:value-type="float" office:value="1" calcext:value-type="float">
            <text:p>1</text:p>
          </table:table-cell>
          <table:table-cell office:value-type="float" office:value="0.522837" calcext:value-type="float">
            <text:p>0.522837</text:p>
          </table:table-cell>
          <table:table-cell office:value-type="float" office:value="0.819884" calcext:value-type="float">
            <text:p>0.819884</text:p>
          </table:table-cell>
          <table:table-cell office:value-type="float" office:value="0.997912" calcext:value-type="float">
            <text:p>0.997912</text:p>
          </table:table-cell>
          <table:table-cell office:value-type="float" office:value="0.173634" calcext:value-type="float">
            <text:p>0.173634</text:p>
          </table:table-cell>
          <table:table-cell office:value-type="float" office:value="0.869803" calcext:value-type="float">
            <text:p>0.869803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33103" calcext:value-type="float">
            <text:p>0.33103</text:p>
          </table:table-cell>
          <table:table-cell office:value-type="float" office:value="0.935337" calcext:value-type="float">
            <text:p>0.935337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427875" calcext:value-type="float">
            <text:p>0.427875</text:p>
          </table:table-cell>
          <table:table-cell office:value-type="float" office:value="0.851685" calcext:value-type="float">
            <text:p>0.851685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432321" calcext:value-type="float">
            <text:p>0.432321</text:p>
          </table:table-cell>
          <table:table-cell office:value-type="float" office:value="0.92317" calcext:value-type="float">
            <text:p>0.92317</text:p>
          </table:table-cell>
          <table:table-cell table:style-name="ce3" office:value-type="float" office:value="0.82" calcext:value-type="float">
            <text:p>0.82</text:p>
          </table:table-cell>
          <table:table-cell table:formula="of:=SUM([.A11]+[.D11]+[.G11]+[.J11]+[.M11]+[.P11]+[.S11]+[.V11]+[.Y11]+[.AB11])/10" office:value-type="float" office:value="0.9976181" calcext:value-type="float">
            <text:p>0.9976181</text:p>
          </table:table-cell>
          <table:table-cell table:formula="of:=SUM([.B11]+[.E11]+[.H11]+[.K11]+[.N11]+[.Q11]+[.T11]+[.W11]+[.Z11]+[.AC11])/10" office:value-type="float" office:value="0.3393907" calcext:value-type="float">
            <text:p>0.3393907</text:p>
          </table:table-cell>
          <table:table-cell table:formula="of:=SUM([.C11]+[.F11]+[.I11]+[.L11]+[.O11]+[.R11]+[.U11]+[.X11]+[.AA11]+[.AD11])/10" office:value-type="float" office:value="0.8816851" calcext:value-type="float">
            <text:p>0.8816851</text:p>
          </table:table-cell>
          <table:table-cell table:formula="of:=1000 * [.AF11]" office:value-type="float" office:value="997.6181" calcext:value-type="float">
            <text:p>997.6181</text:p>
          </table:table-cell>
          <table:table-cell table:formula="of:=26000*[.AH11]" office:value-type="float" office:value="22923.8126" calcext:value-type="float">
            <text:p>22923.8126</text:p>
          </table:table-cell>
          <table:table-cell table:number-columns-repeated="988"/>
        </table:table-row>
        <table:table-row table:style-name="ro1">
          <table:table-cell office:value-type="float" office:value="0.994898" calcext:value-type="float">
            <text:p>0.994898</text:p>
          </table:table-cell>
          <table:table-cell office:value-type="float" office:value="0.111308" calcext:value-type="float">
            <text:p>0.111308</text:p>
          </table:table-cell>
          <table:table-cell office:value-type="float" office:value="0.967706" calcext:value-type="float">
            <text:p>0.967706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369656" calcext:value-type="float">
            <text:p>0.369656</text:p>
          </table:table-cell>
          <table:table-cell office:value-type="float" office:value="0.800629" calcext:value-type="float">
            <text:p>0.800629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464206" calcext:value-type="float">
            <text:p>0.464206</text:p>
          </table:table-cell>
          <table:table-cell office:value-type="float" office:value="0.841754" calcext:value-type="float">
            <text:p>0.841754</text:p>
          </table:table-cell>
          <table:table-cell office:value-type="float" office:value="0.99604" calcext:value-type="float">
            <text:p>0.99604</text:p>
          </table:table-cell>
          <table:table-cell office:value-type="float" office:value="0.234705" calcext:value-type="float">
            <text:p>0.234705</text:p>
          </table:table-cell>
          <table:table-cell office:value-type="float" office:value="0.972634" calcext:value-type="float">
            <text:p>0.972634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289865" calcext:value-type="float">
            <text:p>0.289865</text:p>
          </table:table-cell>
          <table:table-cell office:value-type="float" office:value="0.850434" calcext:value-type="float">
            <text:p>0.850434</text:p>
          </table:table-cell>
          <table:table-cell office:value-type="float" office:value="1" calcext:value-type="float">
            <text:p>1</text:p>
          </table:table-cell>
          <table:table-cell office:value-type="float" office:value="0.514603" calcext:value-type="float">
            <text:p>0.514603</text:p>
          </table:table-cell>
          <table:table-cell office:value-type="float" office:value="0.824508" calcext:value-type="float">
            <text:p>0.824508</text:p>
          </table:table-cell>
          <table:table-cell office:value-type="float" office:value="0.995825" calcext:value-type="float">
            <text:p>0.995825</text:p>
          </table:table-cell>
          <table:table-cell office:value-type="float" office:value="0.170095" calcext:value-type="float">
            <text:p>0.170095</text:p>
          </table:table-cell>
          <table:table-cell office:value-type="float" office:value="0.873517" calcext:value-type="float">
            <text:p>0.873517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325123" calcext:value-type="float">
            <text:p>0.325123</text:p>
          </table:table-cell>
          <table:table-cell office:value-type="float" office:value="0.937536" calcext:value-type="float">
            <text:p>0.937536</text:p>
          </table:table-cell>
          <table:table-cell office:value-type="float" office:value="0.997947" calcext:value-type="float">
            <text:p>0.997947</text:p>
          </table:table-cell>
          <table:table-cell office:value-type="float" office:value="0.416242" calcext:value-type="float">
            <text:p>0.416242</text:p>
          </table:table-cell>
          <table:table-cell office:value-type="float" office:value="0.857332" calcext:value-type="float">
            <text:p>0.857332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422534" calcext:value-type="float">
            <text:p>0.422534</text:p>
          </table:table-cell>
          <table:table-cell office:value-type="float" office:value="0.92552" calcext:value-type="float">
            <text:p>0.92552</text:p>
          </table:table-cell>
          <table:table-cell table:style-name="ce3" office:value-type="float" office:value="0.8" calcext:value-type="float">
            <text:p>0.80</text:p>
          </table:table-cell>
          <table:table-cell table:formula="of:=SUM([.A12]+[.D12]+[.G12]+[.J12]+[.M12]+[.P12]+[.S12]+[.V12]+[.Y12]+[.AB12])/10" office:value-type="float" office:value="0.9972078" calcext:value-type="float">
            <text:p>0.9972078</text:p>
          </table:table-cell>
          <table:table-cell table:formula="of:=SUM([.B12]+[.E12]+[.H12]+[.K12]+[.N12]+[.Q12]+[.T12]+[.W12]+[.Z12]+[.AC12])/10" office:value-type="float" office:value="0.3318337" calcext:value-type="float">
            <text:p>0.3318337</text:p>
          </table:table-cell>
          <table:table-cell table:formula="of:=SUM([.C12]+[.F12]+[.I12]+[.L12]+[.O12]+[.R12]+[.U12]+[.X12]+[.AA12]+[.AD12])/10" office:value-type="float" office:value="0.885157" calcext:value-type="float">
            <text:p>0.885157</text:p>
          </table:table-cell>
          <table:table-cell table:formula="of:=1000 * [.AF12]" office:value-type="float" office:value="997.2078" calcext:value-type="float">
            <text:p>997.2078</text:p>
          </table:table-cell>
          <table:table-cell table:formula="of:=26000*[.AH12]" office:value-type="float" office:value="23014.082" calcext:value-type="float">
            <text:p>23014.082</text:p>
          </table:table-cell>
          <table:table-cell table:number-columns-repeated="988"/>
        </table:table-row>
        <table:table-row table:style-name="ro1">
          <table:table-cell office:value-type="float" office:value="0.994898" calcext:value-type="float">
            <text:p>0.994898</text:p>
          </table:table-cell>
          <table:table-cell office:value-type="float" office:value="0.107206" calcext:value-type="float">
            <text:p>0.107206</text:p>
          </table:table-cell>
          <table:table-cell office:value-type="float" office:value="0.968237" calcext:value-type="float">
            <text:p>0.968237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361647" calcext:value-type="float">
            <text:p>0.361647</text:p>
          </table:table-cell>
          <table:table-cell office:value-type="float" office:value="0.80567" calcext:value-type="float">
            <text:p>0.80567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455285" calcext:value-type="float">
            <text:p>0.455285</text:p>
          </table:table-cell>
          <table:table-cell office:value-type="float" office:value="0.84653" calcext:value-type="float">
            <text:p>0.84653</text:p>
          </table:table-cell>
          <table:table-cell office:value-type="float" office:value="0.99604" calcext:value-type="float">
            <text:p>0.99604</text:p>
          </table:table-cell>
          <table:table-cell office:value-type="float" office:value="0.225584" calcext:value-type="float">
            <text:p>0.225584</text:p>
          </table:table-cell>
          <table:table-cell office:value-type="float" office:value="0.973657" calcext:value-type="float">
            <text:p>0.973657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283211" calcext:value-type="float">
            <text:p>0.283211</text:p>
          </table:table-cell>
          <table:table-cell office:value-type="float" office:value="0.854224" calcext:value-type="float">
            <text:p>0.854224</text:p>
          </table:table-cell>
          <table:table-cell office:value-type="float" office:value="1" calcext:value-type="float">
            <text:p>1</text:p>
          </table:table-cell>
          <table:table-cell office:value-type="float" office:value="0.50549" calcext:value-type="float">
            <text:p>0.50549</text:p>
          </table:table-cell>
          <table:table-cell office:value-type="float" office:value="0.828943" calcext:value-type="float">
            <text:p>0.828943</text:p>
          </table:table-cell>
          <table:table-cell office:value-type="float" office:value="0.995825" calcext:value-type="float">
            <text:p>0.995825</text:p>
          </table:table-cell>
          <table:table-cell office:value-type="float" office:value="0.166224" calcext:value-type="float">
            <text:p>0.166224</text:p>
          </table:table-cell>
          <table:table-cell office:value-type="float" office:value="0.876473" calcext:value-type="float">
            <text:p>0.876473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319215" calcext:value-type="float">
            <text:p>0.319215</text:p>
          </table:table-cell>
          <table:table-cell office:value-type="float" office:value="0.939848" calcext:value-type="float">
            <text:p>0.939848</text:p>
          </table:table-cell>
          <table:table-cell office:value-type="float" office:value="0.997947" calcext:value-type="float">
            <text:p>0.997947</text:p>
          </table:table-cell>
          <table:table-cell office:value-type="float" office:value="0.406936" calcext:value-type="float">
            <text:p>0.406936</text:p>
          </table:table-cell>
          <table:table-cell office:value-type="float" office:value="0.861047" calcext:value-type="float">
            <text:p>0.861047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414637" calcext:value-type="float">
            <text:p>0.414637</text:p>
          </table:table-cell>
          <table:table-cell office:value-type="float" office:value="0.928173" calcext:value-type="float">
            <text:p>0.928173</text:p>
          </table:table-cell>
          <table:table-cell table:style-name="ce3" office:value-type="float" office:value="0.78" calcext:value-type="float">
            <text:p>0.78</text:p>
          </table:table-cell>
          <table:table-cell table:formula="of:=SUM([.A13]+[.D13]+[.G13]+[.J13]+[.M13]+[.P13]+[.S13]+[.V13]+[.Y13]+[.AB13])/10" office:value-type="float" office:value="0.9972078" calcext:value-type="float">
            <text:p>0.9972078</text:p>
          </table:table-cell>
          <table:table-cell table:formula="of:=SUM([.B13]+[.E13]+[.H13]+[.K13]+[.N13]+[.Q13]+[.T13]+[.W13]+[.Z13]+[.AC13])/10" office:value-type="float" office:value="0.3245435" calcext:value-type="float">
            <text:p>0.3245435</text:p>
          </table:table-cell>
          <table:table-cell table:formula="of:=SUM([.C13]+[.F13]+[.I13]+[.L13]+[.O13]+[.R13]+[.U13]+[.X13]+[.AA13]+[.AD13])/10" office:value-type="float" office:value="0.8882802" calcext:value-type="float">
            <text:p>0.8882802</text:p>
          </table:table-cell>
          <table:table-cell table:formula="of:=1000 * [.AF13]" office:value-type="float" office:value="997.2078" calcext:value-type="float">
            <text:p>997.2078</text:p>
          </table:table-cell>
          <table:table-cell table:formula="of:=26000*[.AH13]" office:value-type="float" office:value="23095.2852" calcext:value-type="float">
            <text:p>23095.2852</text:p>
          </table:table-cell>
          <table:table-cell table:number-columns-repeated="988"/>
        </table:table-row>
        <table:table-row table:style-name="ro1">
          <table:table-cell office:value-type="float" office:value="0.994898" calcext:value-type="float">
            <text:p>0.994898</text:p>
          </table:table-cell>
          <table:table-cell office:value-type="float" office:value="0.102772" calcext:value-type="float">
            <text:p>0.102772</text:p>
          </table:table-cell>
          <table:table-cell office:value-type="float" office:value="0.969185" calcext:value-type="float">
            <text:p>0.969185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353638" calcext:value-type="float">
            <text:p>0.353638</text:p>
          </table:table-cell>
          <table:table-cell office:value-type="float" office:value="0.812341" calcext:value-type="float">
            <text:p>0.812341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446476" calcext:value-type="float">
            <text:p>0.446476</text:p>
          </table:table-cell>
          <table:table-cell office:value-type="float" office:value="0.851533" calcext:value-type="float">
            <text:p>0.851533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0.219689" calcext:value-type="float">
            <text:p>0.219689</text:p>
          </table:table-cell>
          <table:table-cell office:value-type="float" office:value="0.975022" calcext:value-type="float">
            <text:p>0.975022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275449" calcext:value-type="float">
            <text:p>0.275449</text:p>
          </table:table-cell>
          <table:table-cell office:value-type="float" office:value="0.858053" calcext:value-type="float">
            <text:p>0.858053</text:p>
          </table:table-cell>
          <table:table-cell office:value-type="float" office:value="1" calcext:value-type="float">
            <text:p>1</text:p>
          </table:table-cell>
          <table:table-cell office:value-type="float" office:value="0.497914" calcext:value-type="float">
            <text:p>0.497914</text:p>
          </table:table-cell>
          <table:table-cell office:value-type="float" office:value="0.834022" calcext:value-type="float">
            <text:p>0.834022</text:p>
          </table:table-cell>
          <table:table-cell office:value-type="float" office:value="0.994781" calcext:value-type="float">
            <text:p>0.994781</text:p>
          </table:table-cell>
          <table:table-cell office:value-type="float" office:value="0.160916" calcext:value-type="float">
            <text:p>0.160916</text:p>
          </table:table-cell>
          <table:table-cell office:value-type="float" office:value="0.880453" calcext:value-type="float">
            <text:p>0.880453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312751" calcext:value-type="float">
            <text:p>0.312751</text:p>
          </table:table-cell>
          <table:table-cell office:value-type="float" office:value="0.942198" calcext:value-type="float">
            <text:p>0.942198</text:p>
          </table:table-cell>
          <table:table-cell office:value-type="float" office:value="0.997947" calcext:value-type="float">
            <text:p>0.997947</text:p>
          </table:table-cell>
          <table:table-cell office:value-type="float" office:value="0.39774" calcext:value-type="float">
            <text:p>0.39774</text:p>
          </table:table-cell>
          <table:table-cell office:value-type="float" office:value="0.864761" calcext:value-type="float">
            <text:p>0.864761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406295" calcext:value-type="float">
            <text:p>0.406295</text:p>
          </table:table-cell>
          <table:table-cell office:value-type="float" office:value="0.930599" calcext:value-type="float">
            <text:p>0.930599</text:p>
          </table:table-cell>
          <table:table-cell table:style-name="ce3" office:value-type="float" office:value="0.76" calcext:value-type="float">
            <text:p>0.76</text:p>
          </table:table-cell>
          <table:table-cell table:formula="of:=SUM([.A14]+[.D14]+[.G14]+[.J14]+[.M14]+[.P14]+[.S14]+[.V14]+[.Y14]+[.AB14])/10" office:value-type="float" office:value="0.9970044" calcext:value-type="float">
            <text:p>0.9970044</text:p>
          </table:table-cell>
          <table:table-cell table:formula="of:=SUM([.B14]+[.E14]+[.H14]+[.K14]+[.N14]+[.Q14]+[.T14]+[.W14]+[.Z14]+[.AC14])/10" office:value-type="float" office:value="0.317364" calcext:value-type="float">
            <text:p>0.317364</text:p>
          </table:table-cell>
          <table:table-cell table:formula="of:=SUM([.C14]+[.F14]+[.I14]+[.L14]+[.O14]+[.R14]+[.U14]+[.X14]+[.AA14]+[.AD14])/10" office:value-type="float" office:value="0.8918167" calcext:value-type="float">
            <text:p>0.8918167</text:p>
          </table:table-cell>
          <table:table-cell table:formula="of:=1000 * [.AF14]" office:value-type="float" office:value="997.0044" calcext:value-type="float">
            <text:p>997.0044</text:p>
          </table:table-cell>
          <table:table-cell table:formula="of:=26000*[.AH14]" office:value-type="float" office:value="23187.2342" calcext:value-type="float">
            <text:p>23187.2342</text:p>
          </table:table-cell>
          <table:table-cell table:number-columns-repeated="988"/>
        </table:table-row>
        <table:table-row table:style-name="ro1">
          <table:table-cell office:value-type="float" office:value="0.994898" calcext:value-type="float">
            <text:p>0.994898</text:p>
          </table:table-cell>
          <table:table-cell office:value-type="float" office:value="0.099224" calcext:value-type="float">
            <text:p>0.099224</text:p>
          </table:table-cell>
          <table:table-cell office:value-type="float" office:value="0.97036" calcext:value-type="float">
            <text:p>0.97036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346418" calcext:value-type="float">
            <text:p>0.346418</text:p>
          </table:table-cell>
          <table:table-cell office:value-type="float" office:value="0.817269" calcext:value-type="float">
            <text:p>0.817269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439005" calcext:value-type="float">
            <text:p>0.439005</text:p>
          </table:table-cell>
          <table:table-cell office:value-type="float" office:value="0.85684" calcext:value-type="float">
            <text:p>0.85684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0.212236" calcext:value-type="float">
            <text:p>0.212236</text:p>
          </table:table-cell>
          <table:table-cell office:value-type="float" office:value="0.976159" calcext:value-type="float">
            <text:p>0.976159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267798" calcext:value-type="float">
            <text:p>0.267798</text:p>
          </table:table-cell>
          <table:table-cell office:value-type="float" office:value="0.86279" calcext:value-type="float">
            <text:p>0.86279</text:p>
          </table:table-cell>
          <table:table-cell office:value-type="float" office:value="1" calcext:value-type="float">
            <text:p>1</text:p>
          </table:table-cell>
          <table:table-cell office:value-type="float" office:value="0.489899" calcext:value-type="float">
            <text:p>0.489899</text:p>
          </table:table-cell>
          <table:table-cell office:value-type="float" office:value="0.838267" calcext:value-type="float">
            <text:p>0.838267</text:p>
          </table:table-cell>
          <table:table-cell office:value-type="float" office:value="0.994781" calcext:value-type="float">
            <text:p>0.994781</text:p>
          </table:table-cell>
          <table:table-cell office:value-type="float" office:value="0.15605" calcext:value-type="float">
            <text:p>0.15605</text:p>
          </table:table-cell>
          <table:table-cell office:value-type="float" office:value="0.885267" calcext:value-type="float">
            <text:p>0.885267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30584" calcext:value-type="float">
            <text:p>0.30584</text:p>
          </table:table-cell>
          <table:table-cell office:value-type="float" office:value="0.944775" calcext:value-type="float">
            <text:p>0.944775</text:p>
          </table:table-cell>
          <table:table-cell office:value-type="float" office:value="0.99692" calcext:value-type="float">
            <text:p>0.99692</text:p>
          </table:table-cell>
          <table:table-cell office:value-type="float" office:value="0.387326" calcext:value-type="float">
            <text:p>0.387326</text:p>
          </table:table-cell>
          <table:table-cell office:value-type="float" office:value="0.868514" calcext:value-type="float">
            <text:p>0.868514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396841" calcext:value-type="float">
            <text:p>0.396841</text:p>
          </table:table-cell>
          <table:table-cell office:value-type="float" office:value="0.932722" calcext:value-type="float">
            <text:p>0.932722</text:p>
          </table:table-cell>
          <table:table-cell table:style-name="ce3" office:value-type="float" office:value="0.74" calcext:value-type="float">
            <text:p>0.74</text:p>
          </table:table-cell>
          <table:table-cell table:formula="of:=SUM([.A15]+[.D15]+[.G15]+[.J15]+[.M15]+[.P15]+[.S15]+[.V15]+[.Y15]+[.AB15])/10" office:value-type="float" office:value="0.9969017" calcext:value-type="float">
            <text:p>0.9969017</text:p>
          </table:table-cell>
          <table:table-cell table:formula="of:=SUM([.B15]+[.E15]+[.H15]+[.K15]+[.N15]+[.Q15]+[.T15]+[.W15]+[.Z15]+[.AC15])/10" office:value-type="float" office:value="0.3100637" calcext:value-type="float">
            <text:p>0.3100637</text:p>
          </table:table-cell>
          <table:table-cell table:formula="of:=SUM([.C15]+[.F15]+[.I15]+[.L15]+[.O15]+[.R15]+[.U15]+[.X15]+[.AA15]+[.AD15])/10" office:value-type="float" office:value="0.8952963" calcext:value-type="float">
            <text:p>0.8952963</text:p>
          </table:table-cell>
          <table:table-cell table:formula="of:=1000 * [.AF15]" office:value-type="float" office:value="996.9017" calcext:value-type="float">
            <text:p>996.9017</text:p>
          </table:table-cell>
          <table:table-cell table:formula="of:=26000*[.AH15]" office:value-type="float" office:value="23277.7038" calcext:value-type="float">
            <text:p>23277.7038</text:p>
          </table:table-cell>
          <table:table-cell table:number-columns-repeated="988"/>
        </table:table-row>
        <table:table-row table:style-name="ro1">
          <table:table-cell office:value-type="float" office:value="0.994898" calcext:value-type="float">
            <text:p>0.994898</text:p>
          </table:table-cell>
          <table:table-cell office:value-type="float" office:value="0.096674" calcext:value-type="float">
            <text:p>0.096674</text:p>
          </table:table-cell>
          <table:table-cell office:value-type="float" office:value="0.971156" calcext:value-type="float">
            <text:p>0.971156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338861" calcext:value-type="float">
            <text:p>0.338861</text:p>
          </table:table-cell>
          <table:table-cell office:value-type="float" office:value="0.821021" calcext:value-type="float">
            <text:p>0.821021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429193" calcext:value-type="float">
            <text:p>0.429193</text:p>
          </table:table-cell>
          <table:table-cell office:value-type="float" office:value="0.861653" calcext:value-type="float">
            <text:p>0.861653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0.205117" calcext:value-type="float">
            <text:p>0.205117</text:p>
          </table:table-cell>
          <table:table-cell office:value-type="float" office:value="0.97741" calcext:value-type="float">
            <text:p>0.97741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262142" calcext:value-type="float">
            <text:p>0.262142</text:p>
          </table:table-cell>
          <table:table-cell office:value-type="float" office:value="0.866505" calcext:value-type="float">
            <text:p>0.866505</text:p>
          </table:table-cell>
          <table:table-cell office:value-type="float" office:value="1" calcext:value-type="float">
            <text:p>1</text:p>
          </table:table-cell>
          <table:table-cell office:value-type="float" office:value="0.481225" calcext:value-type="float">
            <text:p>0.481225</text:p>
          </table:table-cell>
          <table:table-cell office:value-type="float" office:value="0.843649" calcext:value-type="float">
            <text:p>0.843649</text:p>
          </table:table-cell>
          <table:table-cell office:value-type="float" office:value="0.994781" calcext:value-type="float">
            <text:p>0.994781</text:p>
          </table:table-cell>
          <table:table-cell office:value-type="float" office:value="0.151847" calcext:value-type="float">
            <text:p>0.151847</text:p>
          </table:table-cell>
          <table:table-cell office:value-type="float" office:value="0.888261" calcext:value-type="float">
            <text:p>0.888261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300379" calcext:value-type="float">
            <text:p>0.300379</text:p>
          </table:table-cell>
          <table:table-cell office:value-type="float" office:value="0.94667" calcext:value-type="float">
            <text:p>0.94667</text:p>
          </table:table-cell>
          <table:table-cell office:value-type="float" office:value="0.99692" calcext:value-type="float">
            <text:p>0.99692</text:p>
          </table:table-cell>
          <table:table-cell office:value-type="float" office:value="0.37669" calcext:value-type="float">
            <text:p>0.37669</text:p>
          </table:table-cell>
          <table:table-cell office:value-type="float" office:value="0.872456" calcext:value-type="float">
            <text:p>0.872456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387054" calcext:value-type="float">
            <text:p>0.387054</text:p>
          </table:table-cell>
          <table:table-cell office:value-type="float" office:value="0.935148" calcext:value-type="float">
            <text:p>0.935148</text:p>
          </table:table-cell>
          <table:table-cell table:style-name="ce3" office:value-type="float" office:value="0.72" calcext:value-type="float">
            <text:p>0.72</text:p>
          </table:table-cell>
          <table:table-cell table:formula="of:=SUM([.A16]+[.D16]+[.G16]+[.J16]+[.M16]+[.P16]+[.S16]+[.V16]+[.Y16]+[.AB16])/10" office:value-type="float" office:value="0.9968048" calcext:value-type="float">
            <text:p>0.9968048</text:p>
          </table:table-cell>
          <table:table-cell table:formula="of:=SUM([.B16]+[.E16]+[.H16]+[.K16]+[.N16]+[.Q16]+[.T16]+[.W16]+[.Z16]+[.AC16])/10" office:value-type="float" office:value="0.3029182" calcext:value-type="float">
            <text:p>0.3029182</text:p>
          </table:table-cell>
          <table:table-cell table:formula="of:=SUM([.C16]+[.F16]+[.I16]+[.L16]+[.O16]+[.R16]+[.U16]+[.X16]+[.AA16]+[.AD16])/10" office:value-type="float" office:value="0.8983929" calcext:value-type="float">
            <text:p>0.8983929</text:p>
          </table:table-cell>
          <table:table-cell table:formula="of:=1000 * [.AF16]" office:value-type="float" office:value="996.8048" calcext:value-type="float">
            <text:p>996.8048</text:p>
          </table:table-cell>
          <table:table-cell table:formula="of:=26000*[.AH16]" office:value-type="float" office:value="23358.2154" calcext:value-type="float">
            <text:p>23358.2154</text:p>
          </table:table-cell>
          <table:table-cell table:number-columns-repeated="988"/>
        </table:table-row>
        <table:table-row table:style-name="ro1">
          <table:table-cell office:value-type="float" office:value="0.994898" calcext:value-type="float">
            <text:p>0.994898</text:p>
          </table:table-cell>
          <table:table-cell office:value-type="float" office:value="0.093792" calcext:value-type="float">
            <text:p>0.093792</text:p>
          </table:table-cell>
          <table:table-cell office:value-type="float" office:value="0.972027" calcext:value-type="float">
            <text:p>0.972027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330852" calcext:value-type="float">
            <text:p>0.330852</text:p>
          </table:table-cell>
          <table:table-cell office:value-type="float" office:value="0.826024" calcext:value-type="float">
            <text:p>0.826024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420161" calcext:value-type="float">
            <text:p>0.420161</text:p>
          </table:table-cell>
          <table:table-cell office:value-type="float" office:value="0.866505" calcext:value-type="float">
            <text:p>0.866505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0.196997" calcext:value-type="float">
            <text:p>0.196997</text:p>
          </table:table-cell>
          <table:table-cell office:value-type="float" office:value="0.978281" calcext:value-type="float">
            <text:p>0.978281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255156" calcext:value-type="float">
            <text:p>0.255156</text:p>
          </table:table-cell>
          <table:table-cell office:value-type="float" office:value="0.870826" calcext:value-type="float">
            <text:p>0.870826</text:p>
          </table:table-cell>
          <table:table-cell office:value-type="float" office:value="1" calcext:value-type="float">
            <text:p>1</text:p>
          </table:table-cell>
          <table:table-cell office:value-type="float" office:value="0.473101" calcext:value-type="float">
            <text:p>0.473101</text:p>
          </table:table-cell>
          <table:table-cell office:value-type="float" office:value="0.849373" calcext:value-type="float">
            <text:p>0.849373</text:p>
          </table:table-cell>
          <table:table-cell office:value-type="float" office:value="0.994781" calcext:value-type="float">
            <text:p>0.994781</text:p>
          </table:table-cell>
          <table:table-cell office:value-type="float" office:value="0.147976" calcext:value-type="float">
            <text:p>0.147976</text:p>
          </table:table-cell>
          <table:table-cell office:value-type="float" office:value="0.891142" calcext:value-type="float">
            <text:p>0.891142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293469" calcext:value-type="float">
            <text:p>0.293469</text:p>
          </table:table-cell>
          <table:table-cell office:value-type="float" office:value="0.94849" calcext:value-type="float">
            <text:p>0.94849</text:p>
          </table:table-cell>
          <table:table-cell office:value-type="float" office:value="0.995893" calcext:value-type="float">
            <text:p>0.995893</text:p>
          </table:table-cell>
          <table:table-cell office:value-type="float" office:value="0.366829" calcext:value-type="float">
            <text:p>0.366829</text:p>
          </table:table-cell>
          <table:table-cell office:value-type="float" office:value="0.87799" calcext:value-type="float">
            <text:p>0.87799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378045" calcext:value-type="float">
            <text:p>0.378045</text:p>
          </table:table-cell>
          <table:table-cell office:value-type="float" office:value="0.936967" calcext:value-type="float">
            <text:p>0.936967</text:p>
          </table:table-cell>
          <table:table-cell table:style-name="ce3" office:value-type="float" office:value="0.7" calcext:value-type="float">
            <text:p>0.70</text:p>
          </table:table-cell>
          <table:table-cell table:formula="of:=SUM([.A17]+[.D17]+[.G17]+[.J17]+[.M17]+[.P17]+[.S17]+[.V17]+[.Y17]+[.AB17])/10" office:value-type="float" office:value="0.9967021" calcext:value-type="float">
            <text:p>0.9967021</text:p>
          </table:table-cell>
          <table:table-cell table:formula="of:=SUM([.B17]+[.E17]+[.H17]+[.K17]+[.N17]+[.Q17]+[.T17]+[.W17]+[.Z17]+[.AC17])/10" office:value-type="float" office:value="0.2956378" calcext:value-type="float">
            <text:p>0.2956378</text:p>
          </table:table-cell>
          <table:table-cell table:formula="of:=SUM([.C17]+[.F17]+[.I17]+[.L17]+[.O17]+[.R17]+[.U17]+[.X17]+[.AA17]+[.AD17])/10" office:value-type="float" office:value="0.9017625" calcext:value-type="float">
            <text:p>0.9017625</text:p>
          </table:table-cell>
          <table:table-cell table:formula="of:=1000 * [.AF17]" office:value-type="float" office:value="996.7021" calcext:value-type="float">
            <text:p>996.7021</text:p>
          </table:table-cell>
          <table:table-cell table:formula="of:=26000*[.AH17]" office:value-type="float" office:value="23445.825" calcext:value-type="float">
            <text:p>23445.825</text:p>
          </table:table-cell>
          <table:table-cell table:number-columns-repeated="988"/>
        </table:table-row>
        <table:table-row table:style-name="ro1">
          <table:table-cell office:value-type="float" office:value="0.994898" calcext:value-type="float">
            <text:p>0.994898</text:p>
          </table:table-cell>
          <table:table-cell office:value-type="float" office:value="0.090798" calcext:value-type="float">
            <text:p>0.090798</text:p>
          </table:table-cell>
          <table:table-cell office:value-type="float" office:value="0.973619" calcext:value-type="float">
            <text:p>0.973619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32273" calcext:value-type="float">
            <text:p>0.32273</text:p>
          </table:table-cell>
          <table:table-cell office:value-type="float" office:value="0.831672" calcext:value-type="float">
            <text:p>0.831672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409902" calcext:value-type="float">
            <text:p>0.409902</text:p>
          </table:table-cell>
          <table:table-cell office:value-type="float" office:value="0.872569" calcext:value-type="float">
            <text:p>0.872569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0.190768" calcext:value-type="float">
            <text:p>0.190768</text:p>
          </table:table-cell>
          <table:table-cell office:value-type="float" office:value="0.979836" calcext:value-type="float">
            <text:p>0.979836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248614" calcext:value-type="float">
            <text:p>0.248614</text:p>
          </table:table-cell>
          <table:table-cell office:value-type="float" office:value="0.873782" calcext:value-type="float">
            <text:p>0.873782</text:p>
          </table:table-cell>
          <table:table-cell office:value-type="float" office:value="1" calcext:value-type="float">
            <text:p>1</text:p>
          </table:table-cell>
          <table:table-cell office:value-type="float" office:value="0.463" calcext:value-type="float">
            <text:p>0.463</text:p>
          </table:table-cell>
          <table:table-cell office:value-type="float" office:value="0.854111" calcext:value-type="float">
            <text:p>0.854111</text:p>
          </table:table-cell>
          <table:table-cell office:value-type="float" office:value="0.994781" calcext:value-type="float">
            <text:p>0.994781</text:p>
          </table:table-cell>
          <table:table-cell office:value-type="float" office:value="0.143663" calcext:value-type="float">
            <text:p>0.143663</text:p>
          </table:table-cell>
          <table:table-cell office:value-type="float" office:value="0.895349" calcext:value-type="float">
            <text:p>0.895349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284552" calcext:value-type="float">
            <text:p>0.284552</text:p>
          </table:table-cell>
          <table:table-cell office:value-type="float" office:value="0.950461" calcext:value-type="float">
            <text:p>0.950461</text:p>
          </table:table-cell>
          <table:table-cell office:value-type="float" office:value="0.995893" calcext:value-type="float">
            <text:p>0.995893</text:p>
          </table:table-cell>
          <table:table-cell office:value-type="float" office:value="0.357523" calcext:value-type="float">
            <text:p>0.357523</text:p>
          </table:table-cell>
          <table:table-cell office:value-type="float" office:value="0.88178" calcext:value-type="float">
            <text:p>0.88178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939052" calcext:value-type="float">
            <text:p>0.939052</text:p>
          </table:table-cell>
          <table:table-cell table:style-name="ce3" office:value-type="float" office:value="0.68" calcext:value-type="float">
            <text:p>0.68</text:p>
          </table:table-cell>
          <table:table-cell table:formula="of:=SUM([.A18]+[.D18]+[.G18]+[.J18]+[.M18]+[.P18]+[.S18]+[.V18]+[.Y18]+[.AB18])/10" office:value-type="float" office:value="0.9966052" calcext:value-type="float">
            <text:p>0.9966052</text:p>
          </table:table-cell>
          <table:table-cell table:formula="of:=SUM([.B18]+[.E18]+[.H18]+[.K18]+[.N18]+[.Q18]+[.T18]+[.W18]+[.Z18]+[.AC18])/10" office:value-type="float" office:value="0.288192" calcext:value-type="float">
            <text:p>0.288192</text:p>
          </table:table-cell>
          <table:table-cell table:formula="of:=SUM([.C18]+[.F18]+[.I18]+[.L18]+[.O18]+[.R18]+[.U18]+[.X18]+[.AA18]+[.AD18])/10" office:value-type="float" office:value="0.9052231" calcext:value-type="float">
            <text:p>0.9052231</text:p>
          </table:table-cell>
          <table:table-cell table:formula="of:=1000 * [.AF18]" office:value-type="float" office:value="996.6052" calcext:value-type="float">
            <text:p>996.6052</text:p>
          </table:table-cell>
          <table:table-cell table:formula="of:=26000*[.AH18]" office:value-type="float" office:value="23535.8006" calcext:value-type="float">
            <text:p>23535.8006</text:p>
          </table:table-cell>
          <table:table-cell table:number-columns-repeated="988"/>
        </table:table-row>
        <table:table-row table:style-name="ro1">
          <table:table-cell office:value-type="float" office:value="0.994898" calcext:value-type="float">
            <text:p>0.994898</text:p>
          </table:table-cell>
          <table:table-cell office:value-type="float" office:value="0.087472" calcext:value-type="float">
            <text:p>0.087472</text:p>
          </table:table-cell>
          <table:table-cell office:value-type="float" office:value="0.974946" calcext:value-type="float">
            <text:p>0.974946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314608" calcext:value-type="float">
            <text:p>0.314608</text:p>
          </table:table-cell>
          <table:table-cell office:value-type="float" office:value="0.836713" calcext:value-type="float">
            <text:p>0.836713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399532" calcext:value-type="float">
            <text:p>0.399532</text:p>
          </table:table-cell>
          <table:table-cell office:value-type="float" office:value="0.876398" calcext:value-type="float">
            <text:p>0.876398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0.183871" calcext:value-type="float">
            <text:p>0.183871</text:p>
          </table:table-cell>
          <table:table-cell office:value-type="float" office:value="0.980745" calcext:value-type="float">
            <text:p>0.980745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241295" calcext:value-type="float">
            <text:p>0.241295</text:p>
          </table:table-cell>
          <table:table-cell office:value-type="float" office:value="0.877724" calcext:value-type="float">
            <text:p>0.877724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452899" calcext:value-type="float">
            <text:p>0.452899</text:p>
          </table:table-cell>
          <table:table-cell office:value-type="float" office:value="0.860592" calcext:value-type="float">
            <text:p>0.860592</text:p>
          </table:table-cell>
          <table:table-cell office:value-type="float" office:value="0.994781" calcext:value-type="float">
            <text:p>0.994781</text:p>
          </table:table-cell>
          <table:table-cell office:value-type="float" office:value="0.140013" calcext:value-type="float">
            <text:p>0.140013</text:p>
          </table:table-cell>
          <table:table-cell office:value-type="float" office:value="0.898533" calcext:value-type="float">
            <text:p>0.898533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277419" calcext:value-type="float">
            <text:p>0.277419</text:p>
          </table:table-cell>
          <table:table-cell office:value-type="float" office:value="0.951901" calcext:value-type="float">
            <text:p>0.951901</text:p>
          </table:table-cell>
          <table:table-cell office:value-type="float" office:value="0.995893" calcext:value-type="float">
            <text:p>0.995893</text:p>
          </table:table-cell>
          <table:table-cell office:value-type="float" office:value="0.34877" calcext:value-type="float">
            <text:p>0.34877</text:p>
          </table:table-cell>
          <table:table-cell office:value-type="float" office:value="0.885911" calcext:value-type="float">
            <text:p>0.885911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360138" calcext:value-type="float">
            <text:p>0.360138</text:p>
          </table:table-cell>
          <table:table-cell office:value-type="float" office:value="0.941212" calcext:value-type="float">
            <text:p>0.941212</text:p>
          </table:table-cell>
          <table:table-cell table:style-name="ce3" office:value-type="float" office:value="0.66" calcext:value-type="float">
            <text:p>0.66</text:p>
          </table:table-cell>
          <table:table-cell table:formula="of:=SUM([.A19]+[.D19]+[.G19]+[.J19]+[.M19]+[.P19]+[.S19]+[.V19]+[.Y19]+[.AB19])/10" office:value-type="float" office:value="0.9964931" calcext:value-type="float">
            <text:p>0.9964931</text:p>
          </table:table-cell>
          <table:table-cell table:formula="of:=SUM([.B19]+[.E19]+[.H19]+[.K19]+[.N19]+[.Q19]+[.T19]+[.W19]+[.Z19]+[.AC19])/10" office:value-type="float" office:value="0.2806017" calcext:value-type="float">
            <text:p>0.2806017</text:p>
          </table:table-cell>
          <table:table-cell table:formula="of:=SUM([.C19]+[.F19]+[.I19]+[.L19]+[.O19]+[.R19]+[.U19]+[.X19]+[.AA19]+[.AD19])/10" office:value-type="float" office:value="0.9084675" calcext:value-type="float">
            <text:p>0.9084675</text:p>
          </table:table-cell>
          <table:table-cell table:formula="of:=1000 * [.AF19]" office:value-type="float" office:value="996.4931" calcext:value-type="float">
            <text:p>996.4931</text:p>
          </table:table-cell>
          <table:table-cell table:formula="of:=26000*[.AH19]" office:value-type="float" office:value="23620.155" calcext:value-type="float">
            <text:p>23620.155</text:p>
          </table:table-cell>
          <table:table-cell table:number-columns-repeated="988"/>
        </table:table-row>
        <table:table-row table:style-name="ro1">
          <table:table-cell office:value-type="float" office:value="0.994898" calcext:value-type="float">
            <text:p>0.994898</text:p>
          </table:table-cell>
          <table:table-cell office:value-type="float" office:value="0.083703" calcext:value-type="float">
            <text:p>0.083703</text:p>
          </table:table-cell>
          <table:table-cell office:value-type="float" office:value="0.975856" calcext:value-type="float">
            <text:p>0.975856</text:p>
          </table:table-cell>
          <table:table-cell office:value-type="float" office:value="0.996476" calcext:value-type="float">
            <text:p>0.996476</text:p>
          </table:table-cell>
          <table:table-cell office:value-type="float" office:value="0.305133" calcext:value-type="float">
            <text:p>0.305133</text:p>
          </table:table-cell>
          <table:table-cell office:value-type="float" office:value="0.842436" calcext:value-type="float">
            <text:p>0.842436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389607" calcext:value-type="float">
            <text:p>0.389607</text:p>
          </table:table-cell>
          <table:table-cell office:value-type="float" office:value="0.879998" calcext:value-type="float">
            <text:p>0.879998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0.178087" calcext:value-type="float">
            <text:p>0.178087</text:p>
          </table:table-cell>
          <table:table-cell office:value-type="float" office:value="0.982337" calcext:value-type="float">
            <text:p>0.982337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23564" calcext:value-type="float">
            <text:p>0.23564</text:p>
          </table:table-cell>
          <table:table-cell office:value-type="float" office:value="0.881249" calcext:value-type="float">
            <text:p>0.881249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443566" calcext:value-type="float">
            <text:p>0.443566</text:p>
          </table:table-cell>
          <table:table-cell office:value-type="float" office:value="0.865065" calcext:value-type="float">
            <text:p>0.865065</text:p>
          </table:table-cell>
          <table:table-cell office:value-type="float" office:value="0.993737" calcext:value-type="float">
            <text:p>0.993737</text:p>
          </table:table-cell>
          <table:table-cell office:value-type="float" office:value="0.135368" calcext:value-type="float">
            <text:p>0.135368</text:p>
          </table:table-cell>
          <table:table-cell office:value-type="float" office:value="0.901338" calcext:value-type="float">
            <text:p>0.901338</text:p>
          </table:table-cell>
          <table:table-cell office:value-type="float" office:value="0.997082" calcext:value-type="float">
            <text:p>0.997082</text:p>
          </table:table-cell>
          <table:table-cell office:value-type="float" office:value="0.269951" calcext:value-type="float">
            <text:p>0.269951</text:p>
          </table:table-cell>
          <table:table-cell office:value-type="float" office:value="0.954516" calcext:value-type="float">
            <text:p>0.954516</text:p>
          </table:table-cell>
          <table:table-cell office:value-type="float" office:value="0.995893" calcext:value-type="float">
            <text:p>0.995893</text:p>
          </table:table-cell>
          <table:table-cell office:value-type="float" office:value="0.338467" calcext:value-type="float">
            <text:p>0.338467</text:p>
          </table:table-cell>
          <table:table-cell office:value-type="float" office:value="0.889057" calcext:value-type="float">
            <text:p>0.889057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35213" calcext:value-type="float">
            <text:p>0.35213</text:p>
          </table:table-cell>
          <table:table-cell office:value-type="float" office:value="0.943335" calcext:value-type="float">
            <text:p>0.943335</text:p>
          </table:table-cell>
          <table:table-cell table:style-name="ce3" office:value-type="float" office:value="0.64" calcext:value-type="float">
            <text:p>0.64</text:p>
          </table:table-cell>
          <table:table-cell table:formula="of:=SUM([.A20]+[.D20]+[.G20]+[.J20]+[.M20]+[.P20]+[.S20]+[.V20]+[.Y20]+[.AB20])/10" office:value-type="float" office:value="0.9962034" calcext:value-type="float">
            <text:p>0.9962034</text:p>
          </table:table-cell>
          <table:table-cell table:formula="of:=SUM([.B20]+[.E20]+[.H20]+[.K20]+[.N20]+[.Q20]+[.T20]+[.W20]+[.Z20]+[.AC20])/10" office:value-type="float" office:value="0.2731652" calcext:value-type="float">
            <text:p>0.2731652</text:p>
          </table:table-cell>
          <table:table-cell table:formula="of:=SUM([.C20]+[.F20]+[.I20]+[.L20]+[.O20]+[.R20]+[.U20]+[.X20]+[.AA20]+[.AD20])/10" office:value-type="float" office:value="0.9115187" calcext:value-type="float">
            <text:p>0.9115187</text:p>
          </table:table-cell>
          <table:table-cell table:formula="of:=1000 * [.AF20]" office:value-type="float" office:value="996.2034" calcext:value-type="float">
            <text:p>996.2034</text:p>
          </table:table-cell>
          <table:table-cell table:formula="of:=26000*[.AH20]" office:value-type="float" office:value="23699.4862" calcext:value-type="float">
            <text:p>23699.4862</text:p>
          </table:table-cell>
          <table:table-cell table:number-columns-repeated="988"/>
        </table:table-row>
        <table:table-row table:style-name="ro1">
          <table:table-cell office:value-type="float" office:value="0.994898" calcext:value-type="float">
            <text:p>0.994898</text:p>
          </table:table-cell>
          <table:table-cell office:value-type="float" office:value="0.08071" calcext:value-type="float">
            <text:p>0.08071</text:p>
          </table:table-cell>
          <table:table-cell office:value-type="float" office:value="0.976955" calcext:value-type="float">
            <text:p>0.976955</text:p>
          </table:table-cell>
          <table:table-cell office:value-type="float" office:value="0.996476" calcext:value-type="float">
            <text:p>0.996476</text:p>
          </table:table-cell>
          <table:table-cell office:value-type="float" office:value="0.296334" calcext:value-type="float">
            <text:p>0.296334</text:p>
          </table:table-cell>
          <table:table-cell office:value-type="float" office:value="0.847932" calcext:value-type="float">
            <text:p>0.847932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381244" calcext:value-type="float">
            <text:p>0.381244</text:p>
          </table:table-cell>
          <table:table-cell office:value-type="float" office:value="0.884736" calcext:value-type="float">
            <text:p>0.884736</text:p>
          </table:table-cell>
          <table:table-cell office:value-type="float" office:value="0.994059" calcext:value-type="float">
            <text:p>0.994059</text:p>
          </table:table-cell>
          <table:table-cell office:value-type="float" office:value="0.172303" calcext:value-type="float">
            <text:p>0.172303</text:p>
          </table:table-cell>
          <table:table-cell office:value-type="float" office:value="0.983285" calcext:value-type="float">
            <text:p>0.983285</text:p>
          </table:table-cell>
          <table:table-cell office:value-type="float" office:value="0.992872" calcext:value-type="float">
            <text:p>0.992872</text:p>
          </table:table-cell>
          <table:table-cell office:value-type="float" office:value="0.229763" calcext:value-type="float">
            <text:p>0.229763</text:p>
          </table:table-cell>
          <table:table-cell office:value-type="float" office:value="0.885153" calcext:value-type="float">
            <text:p>0.885153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434234" calcext:value-type="float">
            <text:p>0.434234</text:p>
          </table:table-cell>
          <table:table-cell office:value-type="float" office:value="0.870106" calcext:value-type="float">
            <text:p>0.870106</text:p>
          </table:table-cell>
          <table:table-cell office:value-type="float" office:value="0.992693" calcext:value-type="float">
            <text:p>0.992693</text:p>
          </table:table-cell>
          <table:table-cell office:value-type="float" office:value="0.130944" calcext:value-type="float">
            <text:p>0.130944</text:p>
          </table:table-cell>
          <table:table-cell office:value-type="float" office:value="0.904219" calcext:value-type="float">
            <text:p>0.904219</text:p>
          </table:table-cell>
          <table:table-cell office:value-type="float" office:value="0.997082" calcext:value-type="float">
            <text:p>0.997082</text:p>
          </table:table-cell>
          <table:table-cell office:value-type="float" office:value="0.263375" calcext:value-type="float">
            <text:p>0.263375</text:p>
          </table:table-cell>
          <table:table-cell office:value-type="float" office:value="0.956032" calcext:value-type="float">
            <text:p>0.956032</text:p>
          </table:table-cell>
          <table:table-cell office:value-type="float" office:value="0.994867" calcext:value-type="float">
            <text:p>0.994867</text:p>
          </table:table-cell>
          <table:table-cell office:value-type="float" office:value="0.329049" calcext:value-type="float">
            <text:p>0.329049</text:p>
          </table:table-cell>
          <table:table-cell office:value-type="float" office:value="0.891976" calcext:value-type="float">
            <text:p>0.891976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344233" calcext:value-type="float">
            <text:p>0.344233</text:p>
          </table:table-cell>
          <table:table-cell office:value-type="float" office:value="0.946064" calcext:value-type="float">
            <text:p>0.946064</text:p>
          </table:table-cell>
          <table:table-cell table:style-name="ce3" office:value-type="float" office:value="0.62" calcext:value-type="float">
            <text:p>0.62</text:p>
          </table:table-cell>
          <table:table-cell table:formula="of:=SUM([.A21]+[.D21]+[.G21]+[.J21]+[.M21]+[.P21]+[.S21]+[.V21]+[.Y21]+[.AB21])/10" office:value-type="float" office:value="0.9956937" calcext:value-type="float">
            <text:p>0.9956937</text:p>
          </table:table-cell>
          <table:table-cell table:formula="of:=SUM([.B21]+[.E21]+[.H21]+[.K21]+[.N21]+[.Q21]+[.T21]+[.W21]+[.Z21]+[.AC21])/10" office:value-type="float" office:value="0.2662189" calcext:value-type="float">
            <text:p>0.2662189</text:p>
          </table:table-cell>
          <table:table-cell table:formula="of:=SUM([.C21]+[.F21]+[.I21]+[.L21]+[.O21]+[.R21]+[.U21]+[.X21]+[.AA21]+[.AD21])/10" office:value-type="float" office:value="0.9146458" calcext:value-type="float">
            <text:p>0.9146458</text:p>
          </table:table-cell>
          <table:table-cell table:formula="of:=1000 * [.AF21]" office:value-type="float" office:value="995.6937" calcext:value-type="float">
            <text:p>995.6937</text:p>
          </table:table-cell>
          <table:table-cell table:formula="of:=26000*[.AH21]" office:value-type="float" office:value="23780.7908" calcext:value-type="float">
            <text:p>23780.7908</text:p>
          </table:table-cell>
          <table:table-cell table:number-columns-repeated="988"/>
        </table:table-row>
        <table:table-row table:style-name="ro1">
          <table:table-cell office:value-type="float" office:value="0.994898" calcext:value-type="float">
            <text:p>0.994898</text:p>
          </table:table-cell>
          <table:table-cell office:value-type="float" office:value="0.075942" calcext:value-type="float">
            <text:p>0.075942</text:p>
          </table:table-cell>
          <table:table-cell office:value-type="float" office:value="0.977865" calcext:value-type="float">
            <text:p>0.977865</text:p>
          </table:table-cell>
          <table:table-cell office:value-type="float" office:value="0.996476" calcext:value-type="float">
            <text:p>0.996476</text:p>
          </table:table-cell>
          <table:table-cell office:value-type="float" office:value="0.286746" calcext:value-type="float">
            <text:p>0.286746</text:p>
          </table:table-cell>
          <table:table-cell office:value-type="float" office:value="0.852632" calcext:value-type="float">
            <text:p>0.852632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370763" calcext:value-type="float">
            <text:p>0.370763</text:p>
          </table:table-cell>
          <table:table-cell office:value-type="float" office:value="0.888982" calcext:value-type="float">
            <text:p>0.888982</text:p>
          </table:table-cell>
          <table:table-cell office:value-type="float" office:value="0.994059" calcext:value-type="float">
            <text:p>0.994059</text:p>
          </table:table-cell>
          <table:table-cell office:value-type="float" office:value="0.166185" calcext:value-type="float">
            <text:p>0.166185</text:p>
          </table:table-cell>
          <table:table-cell office:value-type="float" office:value="0.98427" calcext:value-type="float">
            <text:p>0.98427</text:p>
          </table:table-cell>
          <table:table-cell office:value-type="float" office:value="0.992872" calcext:value-type="float">
            <text:p>0.992872</text:p>
          </table:table-cell>
          <table:table-cell office:value-type="float" office:value="0.222998" calcext:value-type="float">
            <text:p>0.222998</text:p>
          </table:table-cell>
          <table:table-cell office:value-type="float" office:value="0.888792" calcext:value-type="float">
            <text:p>0.888792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424791" calcext:value-type="float">
            <text:p>0.424791</text:p>
          </table:table-cell>
          <table:table-cell office:value-type="float" office:value="0.875412" calcext:value-type="float">
            <text:p>0.875412</text:p>
          </table:table-cell>
          <table:table-cell office:value-type="float" office:value="0.991649" calcext:value-type="float">
            <text:p>0.991649</text:p>
          </table:table-cell>
          <table:table-cell office:value-type="float" office:value="0.126521" calcext:value-type="float">
            <text:p>0.126521</text:p>
          </table:table-cell>
          <table:table-cell office:value-type="float" office:value="0.907516" calcext:value-type="float">
            <text:p>0.907516</text:p>
          </table:table-cell>
          <table:table-cell office:value-type="float" office:value="0.997082" calcext:value-type="float">
            <text:p>0.997082</text:p>
          </table:table-cell>
          <table:table-cell office:value-type="float" office:value="0.257468" calcext:value-type="float">
            <text:p>0.257468</text:p>
          </table:table-cell>
          <table:table-cell office:value-type="float" office:value="0.957738" calcext:value-type="float">
            <text:p>0.957738</text:p>
          </table:table-cell>
          <table:table-cell office:value-type="float" office:value="0.994867" calcext:value-type="float">
            <text:p>0.994867</text:p>
          </table:table-cell>
          <table:table-cell office:value-type="float" office:value="0.317527" calcext:value-type="float">
            <text:p>0.317527</text:p>
          </table:table-cell>
          <table:table-cell office:value-type="float" office:value="0.895728" calcext:value-type="float">
            <text:p>0.895728</text:p>
          </table:table-cell>
          <table:table-cell office:value-type="float" office:value="0.996036" calcext:value-type="float">
            <text:p>0.99603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948186" calcext:value-type="float">
            <text:p>0.948186</text:p>
          </table:table-cell>
          <table:table-cell table:style-name="ce3" office:value-type="float" office:value="0.6" calcext:value-type="float">
            <text:p>0.60</text:p>
          </table:table-cell>
          <table:table-cell table:formula="of:=SUM([.A22]+[.D22]+[.G22]+[.J22]+[.M22]+[.P22]+[.S22]+[.V22]+[.Y22]+[.AB22])/10" office:value-type="float" office:value="0.9953911" calcext:value-type="float">
            <text:p>0.9953911</text:p>
          </table:table-cell>
          <table:table-cell table:formula="of:=SUM([.B22]+[.E22]+[.H22]+[.K22]+[.N22]+[.Q22]+[.T22]+[.W22]+[.Z22]+[.AC22])/10" office:value-type="float" office:value="0.2582274" calcext:value-type="float">
            <text:p>0.2582274</text:p>
          </table:table-cell>
          <table:table-cell table:formula="of:=SUM([.C22]+[.F22]+[.I22]+[.L22]+[.O22]+[.R22]+[.U22]+[.X22]+[.AA22]+[.AD22])/10" office:value-type="float" office:value="0.9177121" calcext:value-type="float">
            <text:p>0.9177121</text:p>
          </table:table-cell>
          <table:table-cell table:formula="of:=1000 * [.AF22]" office:value-type="float" office:value="995.3911" calcext:value-type="float">
            <text:p>995.3911</text:p>
          </table:table-cell>
          <table:table-cell table:formula="of:=26000*[.AH22]" office:value-type="float" office:value="23860.5146" calcext:value-type="float">
            <text:p>23860.5146</text:p>
          </table:table-cell>
          <table:table-cell table:number-columns-repeated="988"/>
        </table:table-row>
        <table:table-row table:style-name="ro1">
          <table:table-cell office:value-type="float" office:value="0.994898" calcext:value-type="float">
            <text:p>0.994898</text:p>
          </table:table-cell>
          <table:table-cell office:value-type="float" office:value="0.07306" calcext:value-type="float">
            <text:p>0.07306</text:p>
          </table:table-cell>
          <table:table-cell office:value-type="float" office:value="0.978547" calcext:value-type="float">
            <text:p>0.978547</text:p>
          </table:table-cell>
          <table:table-cell office:value-type="float" office:value="0.996476" calcext:value-type="float">
            <text:p>0.996476</text:p>
          </table:table-cell>
          <table:table-cell office:value-type="float" office:value="0.27727" calcext:value-type="float">
            <text:p>0.27727</text:p>
          </table:table-cell>
          <table:table-cell office:value-type="float" office:value="0.857067" calcext:value-type="float">
            <text:p>0.857067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360616" calcext:value-type="float">
            <text:p>0.360616</text:p>
          </table:table-cell>
          <table:table-cell office:value-type="float" office:value="0.893454" calcext:value-type="float">
            <text:p>0.893454</text:p>
          </table:table-cell>
          <table:table-cell office:value-type="float" office:value="0.994059" calcext:value-type="float">
            <text:p>0.994059</text:p>
          </table:table-cell>
          <table:table-cell office:value-type="float" office:value="0.159733" calcext:value-type="float">
            <text:p>0.159733</text:p>
          </table:table-cell>
          <table:table-cell office:value-type="float" office:value="0.985104" calcext:value-type="float">
            <text:p>0.985104</text:p>
          </table:table-cell>
          <table:table-cell office:value-type="float" office:value="0.992872" calcext:value-type="float">
            <text:p>0.992872</text:p>
          </table:table-cell>
          <table:table-cell office:value-type="float" office:value="0.217343" calcext:value-type="float">
            <text:p>0.217343</text:p>
          </table:table-cell>
          <table:table-cell office:value-type="float" office:value="0.892999" calcext:value-type="float">
            <text:p>0.892999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413812" calcext:value-type="float">
            <text:p>0.413812</text:p>
          </table:table-cell>
          <table:table-cell office:value-type="float" office:value="0.880378" calcext:value-type="float">
            <text:p>0.880378</text:p>
          </table:table-cell>
          <table:table-cell office:value-type="float" office:value="0.991649" calcext:value-type="float">
            <text:p>0.991649</text:p>
          </table:table-cell>
          <table:table-cell office:value-type="float" office:value="0.122318" calcext:value-type="float">
            <text:p>0.122318</text:p>
          </table:table-cell>
          <table:table-cell office:value-type="float" office:value="0.910321" calcext:value-type="float">
            <text:p>0.910321</text:p>
          </table:table-cell>
          <table:table-cell office:value-type="float" office:value="0.996109" calcext:value-type="float">
            <text:p>0.996109</text:p>
          </table:table-cell>
          <table:table-cell office:value-type="float" office:value="0.249777" calcext:value-type="float">
            <text:p>0.249777</text:p>
          </table:table-cell>
          <table:table-cell office:value-type="float" office:value="0.959178" calcext:value-type="float">
            <text:p>0.959178</text:p>
          </table:table-cell>
          <table:table-cell office:value-type="float" office:value="0.994867" calcext:value-type="float">
            <text:p>0.994867</text:p>
          </table:table-cell>
          <table:table-cell office:value-type="float" office:value="0.308442" calcext:value-type="float">
            <text:p>0.308442</text:p>
          </table:table-cell>
          <table:table-cell office:value-type="float" office:value="0.898798" calcext:value-type="float">
            <text:p>0.898798</text:p>
          </table:table-cell>
          <table:table-cell office:value-type="float" office:value="0.995045" calcext:value-type="float">
            <text:p>0.995045</text:p>
          </table:table-cell>
          <table:table-cell office:value-type="float" office:value="0.325548" calcext:value-type="float">
            <text:p>0.325548</text:p>
          </table:table-cell>
          <table:table-cell office:value-type="float" office:value="0.949892" calcext:value-type="float">
            <text:p>0.949892</text:p>
          </table:table-cell>
          <table:table-cell table:style-name="ce3" office:value-type="float" office:value="0.58" calcext:value-type="float">
            <text:p>0.58</text:p>
          </table:table-cell>
          <table:table-cell table:formula="of:=SUM([.A23]+[.D23]+[.G23]+[.J23]+[.M23]+[.P23]+[.S23]+[.V23]+[.Y23]+[.AB23])/10" office:value-type="float" office:value="0.9951947" calcext:value-type="float">
            <text:p>0.9951947</text:p>
          </table:table-cell>
          <table:table-cell table:formula="of:=SUM([.B23]+[.E23]+[.H23]+[.K23]+[.N23]+[.Q23]+[.T23]+[.W23]+[.Z23]+[.AC23])/10" office:value-type="float" office:value="0.2507919" calcext:value-type="float">
            <text:p>0.2507919</text:p>
          </table:table-cell>
          <table:table-cell table:formula="of:=SUM([.C23]+[.F23]+[.I23]+[.L23]+[.O23]+[.R23]+[.U23]+[.X23]+[.AA23]+[.AD23])/10" office:value-type="float" office:value="0.9205738" calcext:value-type="float">
            <text:p>0.9205738</text:p>
          </table:table-cell>
          <table:table-cell table:formula="of:=1000 * [.AF23]" office:value-type="float" office:value="995.1947" calcext:value-type="float">
            <text:p>995.1947</text:p>
          </table:table-cell>
          <table:table-cell table:formula="of:=26000*[.AH23]" office:value-type="float" office:value="23934.9188" calcext:value-type="float">
            <text:p>23934.9188</text:p>
          </table:table-cell>
          <table:table-cell table:number-columns-repeated="988"/>
        </table:table-row>
        <table:table-row table:style-name="ro1">
          <table:table-cell office:value-type="float" office:value="0.993878" calcext:value-type="float">
            <text:p>0.993878</text:p>
          </table:table-cell>
          <table:table-cell office:value-type="float" office:value="0.070288" calcext:value-type="float">
            <text:p>0.070288</text:p>
          </table:table-cell>
          <table:table-cell office:value-type="float" office:value="0.979343" calcext:value-type="float">
            <text:p>0.979343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26802" calcext:value-type="float">
            <text:p>0.26802</text:p>
          </table:table-cell>
          <table:table-cell office:value-type="float" office:value="0.861805" calcext:value-type="float">
            <text:p>0.861805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349465" calcext:value-type="float">
            <text:p>0.349465</text:p>
          </table:table-cell>
          <table:table-cell office:value-type="float" office:value="0.897927" calcext:value-type="float">
            <text:p>0.897927</text:p>
          </table:table-cell>
          <table:table-cell office:value-type="float" office:value="0.994059" calcext:value-type="float">
            <text:p>0.994059</text:p>
          </table:table-cell>
          <table:table-cell office:value-type="float" office:value="0.152725" calcext:value-type="float">
            <text:p>0.152725</text:p>
          </table:table-cell>
          <table:table-cell office:value-type="float" office:value="0.98609" calcext:value-type="float">
            <text:p>0.98609</text:p>
          </table:table-cell>
          <table:table-cell office:value-type="float" office:value="0.992872" calcext:value-type="float">
            <text:p>0.992872</text:p>
          </table:table-cell>
          <table:table-cell office:value-type="float" office:value="0.211244" calcext:value-type="float">
            <text:p>0.211244</text:p>
          </table:table-cell>
          <table:table-cell office:value-type="float" office:value="0.896903" calcext:value-type="float">
            <text:p>0.896903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404699" calcext:value-type="float">
            <text:p>0.404699</text:p>
          </table:table-cell>
          <table:table-cell office:value-type="float" office:value="0.885873" calcext:value-type="float">
            <text:p>0.885873</text:p>
          </table:table-cell>
          <table:table-cell office:value-type="float" office:value="0.990605" calcext:value-type="float">
            <text:p>0.990605</text:p>
          </table:table-cell>
          <table:table-cell office:value-type="float" office:value="0.117452" calcext:value-type="float">
            <text:p>0.117452</text:p>
          </table:table-cell>
          <table:table-cell office:value-type="float" office:value="0.913315" calcext:value-type="float">
            <text:p>0.913315</text:p>
          </table:table-cell>
          <table:table-cell office:value-type="float" office:value="0.996109" calcext:value-type="float">
            <text:p>0.996109</text:p>
          </table:table-cell>
          <table:table-cell office:value-type="float" office:value="0.242309" calcext:value-type="float">
            <text:p>0.242309</text:p>
          </table:table-cell>
          <table:table-cell office:value-type="float" office:value="0.961377" calcext:value-type="float">
            <text:p>0.961377</text:p>
          </table:table-cell>
          <table:table-cell office:value-type="float" office:value="0.994867" calcext:value-type="float">
            <text:p>0.994867</text:p>
          </table:table-cell>
          <table:table-cell office:value-type="float" office:value="0.298693" calcext:value-type="float">
            <text:p>0.298693</text:p>
          </table:table-cell>
          <table:table-cell office:value-type="float" office:value="0.902968" calcext:value-type="float">
            <text:p>0.902968</text:p>
          </table:table-cell>
          <table:table-cell office:value-type="float" office:value="0.995045" calcext:value-type="float">
            <text:p>0.995045</text:p>
          </table:table-cell>
          <table:table-cell office:value-type="float" office:value="0.317317" calcext:value-type="float">
            <text:p>0.317317</text:p>
          </table:table-cell>
          <table:table-cell office:value-type="float" office:value="0.95209" calcext:value-type="float">
            <text:p>0.95209</text:p>
          </table:table-cell>
          <table:table-cell table:style-name="ce3" office:value-type="float" office:value="0.56" calcext:value-type="float">
            <text:p>0.56</text:p>
          </table:table-cell>
          <table:table-cell table:formula="of:=SUM([.A24]+[.D24]+[.G24]+[.J24]+[.M24]+[.P24]+[.S24]+[.V24]+[.Y24]+[.AB24])/10" office:value-type="float" office:value="0.9949002" calcext:value-type="float">
            <text:p>0.9949002</text:p>
          </table:table-cell>
          <table:table-cell table:formula="of:=SUM([.B24]+[.E24]+[.H24]+[.K24]+[.N24]+[.Q24]+[.T24]+[.W24]+[.Z24]+[.AC24])/10" office:value-type="float" office:value="0.2432212" calcext:value-type="float">
            <text:p>0.2432212</text:p>
          </table:table-cell>
          <table:table-cell table:formula="of:=SUM([.C24]+[.F24]+[.I24]+[.L24]+[.O24]+[.R24]+[.U24]+[.X24]+[.AA24]+[.AD24])/10" office:value-type="float" office:value="0.9237691" calcext:value-type="float">
            <text:p>0.9237691</text:p>
          </table:table-cell>
          <table:table-cell table:formula="of:=1000 * [.AF24]" office:value-type="float" office:value="994.9002" calcext:value-type="float">
            <text:p>994.9002</text:p>
          </table:table-cell>
          <table:table-cell table:formula="of:=26000*[.AH24]" office:value-type="float" office:value="24017.9966" calcext:value-type="float">
            <text:p>24017.9966</text:p>
          </table:table-cell>
          <table:table-cell table:number-columns-repeated="988"/>
        </table:table-row>
        <table:table-row table:style-name="ro1">
          <table:table-cell office:value-type="float" office:value="0.991837" calcext:value-type="float">
            <text:p>0.991837</text:p>
          </table:table-cell>
          <table:table-cell office:value-type="float" office:value="0.067184" calcext:value-type="float">
            <text:p>0.067184</text:p>
          </table:table-cell>
          <table:table-cell office:value-type="float" office:value="0.979911" calcext:value-type="float">
            <text:p>0.979911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25956" calcext:value-type="float">
            <text:p>0.25956</text:p>
          </table:table-cell>
          <table:table-cell office:value-type="float" office:value="0.866429" calcext:value-type="float">
            <text:p>0.866429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338872" calcext:value-type="float">
            <text:p>0.338872</text:p>
          </table:table-cell>
          <table:table-cell office:value-type="float" office:value="0.902058" calcext:value-type="float">
            <text:p>0.902058</text:p>
          </table:table-cell>
          <table:table-cell office:value-type="float" office:value="0.993069" calcext:value-type="float">
            <text:p>0.993069</text:p>
          </table:table-cell>
          <table:table-cell office:value-type="float" office:value="0.146274" calcext:value-type="float">
            <text:p>0.146274</text:p>
          </table:table-cell>
          <table:table-cell office:value-type="float" office:value="0.987227" calcext:value-type="float">
            <text:p>0.987227</text:p>
          </table:table-cell>
          <table:table-cell office:value-type="float" office:value="0.992872" calcext:value-type="float">
            <text:p>0.992872</text:p>
          </table:table-cell>
          <table:table-cell office:value-type="float" office:value="0.205034" calcext:value-type="float">
            <text:p>0.205034</text:p>
          </table:table-cell>
          <table:table-cell office:value-type="float" office:value="0.901641" calcext:value-type="float">
            <text:p>0.901641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394708" calcext:value-type="float">
            <text:p>0.394708</text:p>
          </table:table-cell>
          <table:table-cell office:value-type="float" office:value="0.889778" calcext:value-type="float">
            <text:p>0.889778</text:p>
          </table:table-cell>
          <table:table-cell office:value-type="float" office:value="0.990605" calcext:value-type="float">
            <text:p>0.990605</text:p>
          </table:table-cell>
          <table:table-cell office:value-type="float" office:value="0.113139" calcext:value-type="float">
            <text:p>0.113139</text:p>
          </table:table-cell>
          <table:table-cell office:value-type="float" office:value="0.916613" calcext:value-type="float">
            <text:p>0.916613</text:p>
          </table:table-cell>
          <table:table-cell office:value-type="float" office:value="0.996109" calcext:value-type="float">
            <text:p>0.996109</text:p>
          </table:table-cell>
          <table:table-cell office:value-type="float" office:value="0.236848" calcext:value-type="float">
            <text:p>0.236848</text:p>
          </table:table-cell>
          <table:table-cell office:value-type="float" office:value="0.963386" calcext:value-type="float">
            <text:p>0.963386</text:p>
          </table:table-cell>
          <table:table-cell office:value-type="float" office:value="0.994867" calcext:value-type="float">
            <text:p>0.994867</text:p>
          </table:table-cell>
          <table:table-cell office:value-type="float" office:value="0.289386" calcext:value-type="float">
            <text:p>0.289386</text:p>
          </table:table-cell>
          <table:table-cell office:value-type="float" office:value="0.906265" calcext:value-type="float">
            <text:p>0.906265</text:p>
          </table:table-cell>
          <table:table-cell office:value-type="float" office:value="0.995045" calcext:value-type="float">
            <text:p>0.995045</text:p>
          </table:table-cell>
          <table:table-cell office:value-type="float" office:value="0.309532" calcext:value-type="float">
            <text:p>0.309532</text:p>
          </table:table-cell>
          <table:table-cell office:value-type="float" office:value="0.95372" calcext:value-type="float">
            <text:p>0.95372</text:p>
          </table:table-cell>
          <table:table-cell table:style-name="ce3" office:value-type="float" office:value="0.54" calcext:value-type="float">
            <text:p>0.54</text:p>
          </table:table-cell>
          <table:table-cell table:formula="of:=SUM([.A25]+[.D25]+[.G25]+[.J25]+[.M25]+[.P25]+[.S25]+[.V25]+[.Y25]+[.AB25])/10" office:value-type="float" office:value="0.9945971" calcext:value-type="float">
            <text:p>0.9945971</text:p>
          </table:table-cell>
          <table:table-cell table:formula="of:=SUM([.B25]+[.E25]+[.H25]+[.K25]+[.N25]+[.Q25]+[.T25]+[.W25]+[.Z25]+[.AC25])/10" office:value-type="float" office:value="0.2360537" calcext:value-type="float">
            <text:p>0.2360537</text:p>
          </table:table-cell>
          <table:table-cell table:formula="of:=SUM([.C25]+[.F25]+[.I25]+[.L25]+[.O25]+[.R25]+[.U25]+[.X25]+[.AA25]+[.AD25])/10" office:value-type="float" office:value="0.9267028" calcext:value-type="float">
            <text:p>0.9267028</text:p>
          </table:table-cell>
          <table:table-cell table:formula="of:=1000 * [.AF25]" office:value-type="float" office:value="994.5971" calcext:value-type="float">
            <text:p>994.5971</text:p>
          </table:table-cell>
          <table:table-cell table:formula="of:=26000*[.AH25]" office:value-type="float" office:value="24094.2728" calcext:value-type="float">
            <text:p>24094.2728</text:p>
          </table:table-cell>
          <table:table-cell table:number-columns-repeated="988"/>
        </table:table-row>
        <table:table-row table:style-name="ro1">
          <table:table-cell office:value-type="float" office:value="0.989796" calcext:value-type="float">
            <text:p>0.989796</text:p>
          </table:table-cell>
          <table:table-cell office:value-type="float" office:value="0.063304" calcext:value-type="float">
            <text:p>0.063304</text:p>
          </table:table-cell>
          <table:table-cell office:value-type="float" office:value="0.980556" calcext:value-type="float">
            <text:p>0.980556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249746" calcext:value-type="float">
            <text:p>0.249746</text:p>
          </table:table-cell>
          <table:table-cell office:value-type="float" office:value="0.871394" calcext:value-type="float">
            <text:p>0.871394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327721" calcext:value-type="float">
            <text:p>0.327721</text:p>
          </table:table-cell>
          <table:table-cell office:value-type="float" office:value="0.905204" calcext:value-type="float">
            <text:p>0.905204</text:p>
          </table:table-cell>
          <table:table-cell office:value-type="float" office:value="0.993069" calcext:value-type="float">
            <text:p>0.993069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988326" calcext:value-type="float">
            <text:p>0.988326</text:p>
          </table:table-cell>
          <table:table-cell office:value-type="float" office:value="0.990835" calcext:value-type="float">
            <text:p>0.990835</text:p>
          </table:table-cell>
          <table:table-cell office:value-type="float" office:value="0.199046" calcext:value-type="float">
            <text:p>0.199046</text:p>
          </table:table-cell>
          <table:table-cell office:value-type="float" office:value="0.906569" calcext:value-type="float">
            <text:p>0.906569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385924" calcext:value-type="float">
            <text:p>0.385924</text:p>
          </table:table-cell>
          <table:table-cell office:value-type="float" office:value="0.894857" calcext:value-type="float">
            <text:p>0.894857</text:p>
          </table:table-cell>
          <table:table-cell office:value-type="float" office:value="0.990605" calcext:value-type="float">
            <text:p>0.990605</text:p>
          </table:table-cell>
          <table:table-cell office:value-type="float" office:value="0.109047" calcext:value-type="float">
            <text:p>0.109047</text:p>
          </table:table-cell>
          <table:table-cell office:value-type="float" office:value="0.919948" calcext:value-type="float">
            <text:p>0.919948</text:p>
          </table:table-cell>
          <table:table-cell office:value-type="float" office:value="0.996109" calcext:value-type="float">
            <text:p>0.996109</text:p>
          </table:table-cell>
          <table:table-cell office:value-type="float" office:value="0.229938" calcext:value-type="float">
            <text:p>0.229938</text:p>
          </table:table-cell>
          <table:table-cell office:value-type="float" office:value="0.964864" calcext:value-type="float">
            <text:p>0.964864</text:p>
          </table:table-cell>
          <table:table-cell office:value-type="float" office:value="0.99384" calcext:value-type="float">
            <text:p>0.99384</text:p>
          </table:table-cell>
          <table:table-cell office:value-type="float" office:value="0.279858" calcext:value-type="float">
            <text:p>0.279858</text:p>
          </table:table-cell>
          <table:table-cell office:value-type="float" office:value="0.908994" calcext:value-type="float">
            <text:p>0.908994</text:p>
          </table:table-cell>
          <table:table-cell office:value-type="float" office:value="0.994054" calcext:value-type="float">
            <text:p>0.994054</text:p>
          </table:table-cell>
          <table:table-cell office:value-type="float" office:value="0.299522" calcext:value-type="float">
            <text:p>0.299522</text:p>
          </table:table-cell>
          <table:table-cell office:value-type="float" office:value="0.955919" calcext:value-type="float">
            <text:p>0.955919</text:p>
          </table:table-cell>
          <table:table-cell table:style-name="ce3" office:value-type="float" office:value="0.519999999999999" calcext:value-type="float">
            <text:p>0.52</text:p>
          </table:table-cell>
          <table:table-cell table:formula="of:=SUM([.A26]+[.D26]+[.G26]+[.J26]+[.M26]+[.P26]+[.S26]+[.V26]+[.Y26]+[.AB26])/10" office:value-type="float" office:value="0.9939875" calcext:value-type="float">
            <text:p>0.9939875</text:p>
          </table:table-cell>
          <table:table-cell table:formula="of:=SUM([.B26]+[.E26]+[.H26]+[.K26]+[.N26]+[.Q26]+[.T26]+[.W26]+[.Z26]+[.AC26])/10" office:value-type="float" office:value="0.2283706" calcext:value-type="float">
            <text:p>0.2283706</text:p>
          </table:table-cell>
          <table:table-cell table:formula="of:=SUM([.C26]+[.F26]+[.I26]+[.L26]+[.O26]+[.R26]+[.U26]+[.X26]+[.AA26]+[.AD26])/10" office:value-type="float" office:value="0.9296631" calcext:value-type="float">
            <text:p>0.9296631</text:p>
          </table:table-cell>
          <table:table-cell table:formula="of:=1000 * [.AF26]" office:value-type="float" office:value="993.9875" calcext:value-type="float">
            <text:p>993.9875</text:p>
          </table:table-cell>
          <table:table-cell table:formula="of:=26000*[.AH26]" office:value-type="float" office:value="24171.2406" calcext:value-type="float">
            <text:p>24171.2406</text:p>
          </table:table-cell>
          <table:table-cell table:number-columns-repeated="988"/>
        </table:table-row>
        <table:table-row table:style-name="ro1">
          <table:table-cell office:value-type="float" office:value="0.989796" calcext:value-type="float">
            <text:p>0.989796</text:p>
          </table:table-cell>
          <table:table-cell office:value-type="float" office:value="0.060754" calcext:value-type="float">
            <text:p>0.060754</text:p>
          </table:table-cell>
          <table:table-cell office:value-type="float" office:value="0.98101" calcext:value-type="float">
            <text:p>0.98101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240835" calcext:value-type="float">
            <text:p>0.240835</text:p>
          </table:table-cell>
          <table:table-cell office:value-type="float" office:value="0.875526" calcext:value-type="float">
            <text:p>0.875526</text:p>
          </table:table-cell>
          <table:table-cell office:value-type="float" office:value="0.996124" calcext:value-type="float">
            <text:p>0.996124</text:p>
          </table:table-cell>
          <table:table-cell office:value-type="float" office:value="0.315901" calcext:value-type="float">
            <text:p>0.315901</text:p>
          </table:table-cell>
          <table:table-cell office:value-type="float" office:value="0.909942" calcext:value-type="float">
            <text:p>0.909942</text:p>
          </table:table-cell>
          <table:table-cell office:value-type="float" office:value="0.993069" calcext:value-type="float">
            <text:p>0.993069</text:p>
          </table:table-cell>
          <table:table-cell office:value-type="float" office:value="0.133482" calcext:value-type="float">
            <text:p>0.133482</text:p>
          </table:table-cell>
          <table:table-cell office:value-type="float" office:value="0.989425" calcext:value-type="float">
            <text:p>0.989425</text:p>
          </table:table-cell>
          <table:table-cell office:value-type="float" office:value="0.990835" calcext:value-type="float">
            <text:p>0.990835</text:p>
          </table:table-cell>
          <table:table-cell office:value-type="float" office:value="0.1945" calcext:value-type="float">
            <text:p>0.1945</text:p>
          </table:table-cell>
          <table:table-cell office:value-type="float" office:value="0.91089" calcext:value-type="float">
            <text:p>0.91089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376921" calcext:value-type="float">
            <text:p>0.376921</text:p>
          </table:table-cell>
          <table:table-cell office:value-type="float" office:value="0.898647" calcext:value-type="float">
            <text:p>0.898647</text:p>
          </table:table-cell>
          <table:table-cell office:value-type="float" office:value="0.989562" calcext:value-type="float">
            <text:p>0.989562</text:p>
          </table:table-cell>
          <table:table-cell office:value-type="float" office:value="0.104291" calcext:value-type="float">
            <text:p>0.104291</text:p>
          </table:table-cell>
          <table:table-cell office:value-type="float" office:value="0.922109" calcext:value-type="float">
            <text:p>0.922109</text:p>
          </table:table-cell>
          <table:table-cell office:value-type="float" office:value="0.996109" calcext:value-type="float">
            <text:p>0.996109</text:p>
          </table:table-cell>
          <table:table-cell office:value-type="float" office:value="0.223139" calcext:value-type="float">
            <text:p>0.223139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99384" calcext:value-type="float">
            <text:p>0.99384</text:p>
          </table:table-cell>
          <table:table-cell office:value-type="float" office:value="0.269887" calcext:value-type="float">
            <text:p>0.269887</text:p>
          </table:table-cell>
          <table:table-cell office:value-type="float" office:value="0.913088" calcext:value-type="float">
            <text:p>0.913088</text:p>
          </table:table-cell>
          <table:table-cell office:value-type="float" office:value="0.994054" calcext:value-type="float">
            <text:p>0.994054</text:p>
          </table:table-cell>
          <table:table-cell office:value-type="float" office:value="0.291736" calcext:value-type="float">
            <text:p>0.291736</text:p>
          </table:table-cell>
          <table:table-cell office:value-type="float" office:value="0.9577" calcext:value-type="float">
            <text:p>0.9577</text:p>
          </table:table-cell>
          <table:table-cell table:style-name="ce3" office:value-type="float" office:value="0.5" calcext:value-type="float">
            <text:p>0.50</text:p>
          </table:table-cell>
          <table:table-cell table:formula="of:=SUM([.A27]+[.D27]+[.G27]+[.J27]+[.M27]+[.P27]+[.S27]+[.V27]+[.Y27]+[.AB27])/10" office:value-type="float" office:value="0.9937863" calcext:value-type="float">
            <text:p>0.9937863</text:p>
          </table:table-cell>
          <table:table-cell table:formula="of:=SUM([.B27]+[.E27]+[.H27]+[.K27]+[.N27]+[.Q27]+[.T27]+[.W27]+[.Z27]+[.AC27])/10" office:value-type="float" office:value="0.2211446" calcext:value-type="float">
            <text:p>0.2211446</text:p>
          </table:table-cell>
          <table:table-cell table:formula="of:=SUM([.C27]+[.F27]+[.I27]+[.L27]+[.O27]+[.R27]+[.U27]+[.X27]+[.AA27]+[.AD27])/10" office:value-type="float" office:value="0.9325437" calcext:value-type="float">
            <text:p>0.9325437</text:p>
          </table:table-cell>
          <table:table-cell table:formula="of:=1000 * [.AF27]" office:value-type="float" office:value="993.7863" calcext:value-type="float">
            <text:p>993.7863</text:p>
          </table:table-cell>
          <table:table-cell table:formula="of:=26000*[.AH27]" office:value-type="float" office:value="24246.1362" calcext:value-type="float">
            <text:p>24246.1362</text:p>
          </table:table-cell>
          <table:table-cell table:number-columns-repeated="988"/>
        </table:table-row>
        <table:table-row table:style-name="ro1">
          <table:table-cell office:value-type="float" office:value="0.989796" calcext:value-type="float">
            <text:p>0.989796</text:p>
          </table:table-cell>
          <table:table-cell office:value-type="float" office:value="0.058204" calcext:value-type="float">
            <text:p>0.058204</text:p>
          </table:table-cell>
          <table:table-cell office:value-type="float" office:value="0.981806" calcext:value-type="float">
            <text:p>0.981806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230908" calcext:value-type="float">
            <text:p>0.230908</text:p>
          </table:table-cell>
          <table:table-cell office:value-type="float" office:value="0.880302" calcext:value-type="float">
            <text:p>0.880302</text:p>
          </table:table-cell>
          <table:table-cell office:value-type="float" office:value="0.996124" calcext:value-type="float">
            <text:p>0.996124</text:p>
          </table:table-cell>
          <table:table-cell office:value-type="float" office:value="0.303301" calcext:value-type="float">
            <text:p>0.303301</text:p>
          </table:table-cell>
          <table:table-cell office:value-type="float" office:value="0.914415" calcext:value-type="float">
            <text:p>0.914415</text:p>
          </table:table-cell>
          <table:table-cell office:value-type="float" office:value="0.993069" calcext:value-type="float">
            <text:p>0.993069</text:p>
          </table:table-cell>
          <table:table-cell office:value-type="float" office:value="0.128476" calcext:value-type="float">
            <text:p>0.128476</text:p>
          </table:table-cell>
          <table:table-cell office:value-type="float" office:value="0.989615" calcext:value-type="float">
            <text:p>0.989615</text:p>
          </table:table-cell>
          <table:table-cell office:value-type="float" office:value="0.98778" calcext:value-type="float">
            <text:p>0.98778</text:p>
          </table:table-cell>
          <table:table-cell office:value-type="float" office:value="0.188955" calcext:value-type="float">
            <text:p>0.188955</text:p>
          </table:table-cell>
          <table:table-cell office:value-type="float" office:value="0.914263" calcext:value-type="float">
            <text:p>0.914263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366711" calcext:value-type="float">
            <text:p>0.366711</text:p>
          </table:table-cell>
          <table:table-cell office:value-type="float" office:value="0.903498" calcext:value-type="float">
            <text:p>0.903498</text:p>
          </table:table-cell>
          <table:table-cell office:value-type="float" office:value="0.989562" calcext:value-type="float">
            <text:p>0.989562</text:p>
          </table:table-cell>
          <table:table-cell office:value-type="float" office:value="0.100531" calcext:value-type="float">
            <text:p>0.100531</text:p>
          </table:table-cell>
          <table:table-cell office:value-type="float" office:value="0.924876" calcext:value-type="float">
            <text:p>0.924876</text:p>
          </table:table-cell>
          <table:table-cell office:value-type="float" office:value="0.995136" calcext:value-type="float">
            <text:p>0.995136</text:p>
          </table:table-cell>
          <table:table-cell office:value-type="float" office:value="0.216005" calcext:value-type="float">
            <text:p>0.216005</text:p>
          </table:table-cell>
          <table:table-cell office:value-type="float" office:value="0.968313" calcext:value-type="float">
            <text:p>0.968313</text:p>
          </table:table-cell>
          <table:table-cell office:value-type="float" office:value="0.99384" calcext:value-type="float">
            <text:p>0.99384</text:p>
          </table:table-cell>
          <table:table-cell office:value-type="float" office:value="0.261024" calcext:value-type="float">
            <text:p>0.261024</text:p>
          </table:table-cell>
          <table:table-cell office:value-type="float" office:value="0.916082" calcext:value-type="float">
            <text:p>0.916082</text:p>
          </table:table-cell>
          <table:table-cell office:value-type="float" office:value="0.994054" calcext:value-type="float">
            <text:p>0.994054</text:p>
          </table:table-cell>
          <table:table-cell office:value-type="float" office:value="0.282616" calcext:value-type="float">
            <text:p>0.282616</text:p>
          </table:table-cell>
          <table:table-cell office:value-type="float" office:value="0.959519" calcext:value-type="float">
            <text:p>0.959519</text:p>
          </table:table-cell>
          <table:table-cell table:style-name="ce3" office:value-type="float" office:value="0.479999999999999" calcext:value-type="float">
            <text:p>0.48</text:p>
          </table:table-cell>
          <table:table-cell table:formula="of:=SUM([.A28]+[.D28]+[.G28]+[.J28]+[.M28]+[.P28]+[.S28]+[.V28]+[.Y28]+[.AB28])/10" office:value-type="float" office:value="0.9933835" calcext:value-type="float">
            <text:p>0.9933835</text:p>
          </table:table-cell>
          <table:table-cell table:formula="of:=SUM([.B28]+[.E28]+[.H28]+[.K28]+[.N28]+[.Q28]+[.T28]+[.W28]+[.Z28]+[.AC28])/10" office:value-type="float" office:value="0.2136731" calcext:value-type="float">
            <text:p>0.2136731</text:p>
          </table:table-cell>
          <table:table-cell table:formula="of:=SUM([.C28]+[.F28]+[.I28]+[.L28]+[.O28]+[.R28]+[.U28]+[.X28]+[.AA28]+[.AD28])/10" office:value-type="float" office:value="0.9352689" calcext:value-type="float">
            <text:p>0.9352689</text:p>
          </table:table-cell>
          <table:table-cell table:formula="of:=1000 * [.AF28]" office:value-type="float" office:value="993.3835" calcext:value-type="float">
            <text:p>993.3835</text:p>
          </table:table-cell>
          <table:table-cell table:formula="of:=26000*[.AH28]" office:value-type="float" office:value="24316.9914" calcext:value-type="float">
            <text:p>24316.9914</text:p>
          </table:table-cell>
          <table:table-cell table:number-columns-repeated="988"/>
        </table:table-row>
        <table:table-row table:style-name="ro1">
          <table:table-cell office:value-type="float" office:value="0.989796" calcext:value-type="float">
            <text:p>0.989796</text:p>
          </table:table-cell>
          <table:table-cell office:value-type="float" office:value="0.055432" calcext:value-type="float">
            <text:p>0.055432</text:p>
          </table:table-cell>
          <table:table-cell office:value-type="float" office:value="0.982413" calcext:value-type="float">
            <text:p>0.982413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223012" calcext:value-type="float">
            <text:p>0.223012</text:p>
          </table:table-cell>
          <table:table-cell office:value-type="float" office:value="0.885115" calcext:value-type="float">
            <text:p>0.885115</text:p>
          </table:table-cell>
          <table:table-cell office:value-type="float" office:value="0.995155" calcext:value-type="float">
            <text:p>0.995155</text:p>
          </table:table-cell>
          <table:table-cell office:value-type="float" office:value="0.293153" calcext:value-type="float">
            <text:p>0.293153</text:p>
          </table:table-cell>
          <table:table-cell office:value-type="float" office:value="0.918129" calcext:value-type="float">
            <text:p>0.918129</text:p>
          </table:table-cell>
          <table:table-cell office:value-type="float" office:value="0.992079" calcext:value-type="float">
            <text:p>0.992079</text:p>
          </table:table-cell>
          <table:table-cell office:value-type="float" office:value="0.121691" calcext:value-type="float">
            <text:p>0.121691</text:p>
          </table:table-cell>
          <table:table-cell office:value-type="float" office:value="0.990714" calcext:value-type="float">
            <text:p>0.990714</text:p>
          </table:table-cell>
          <table:table-cell office:value-type="float" office:value="0.98778" calcext:value-type="float">
            <text:p>0.98778</text:p>
          </table:table-cell>
          <table:table-cell office:value-type="float" office:value="0.182746" calcext:value-type="float">
            <text:p>0.182746</text:p>
          </table:table-cell>
          <table:table-cell office:value-type="float" office:value="0.917333" calcext:value-type="float">
            <text:p>0.917333</text:p>
          </table:table-cell>
          <table:table-cell office:value-type="float" office:value="0.997758" calcext:value-type="float">
            <text:p>0.997758</text:p>
          </table:table-cell>
          <table:table-cell office:value-type="float" office:value="0.355402" calcext:value-type="float">
            <text:p>0.355402</text:p>
          </table:table-cell>
          <table:table-cell office:value-type="float" office:value="0.907668" calcext:value-type="float">
            <text:p>0.907668</text:p>
          </table:table-cell>
          <table:table-cell office:value-type="float" office:value="0.989562" calcext:value-type="float">
            <text:p>0.989562</text:p>
          </table:table-cell>
          <table:table-cell office:value-type="float" office:value="0.095886" calcext:value-type="float">
            <text:p>0.095886</text:p>
          </table:table-cell>
          <table:table-cell office:value-type="float" office:value="0.927415" calcext:value-type="float">
            <text:p>0.927415</text:p>
          </table:table-cell>
          <table:table-cell office:value-type="float" office:value="0.995136" calcext:value-type="float">
            <text:p>0.995136</text:p>
          </table:table-cell>
          <table:table-cell office:value-type="float" office:value="0.209429" calcext:value-type="float">
            <text:p>0.209429</text:p>
          </table:table-cell>
          <table:table-cell office:value-type="float" office:value="0.970056" calcext:value-type="float">
            <text:p>0.970056</text:p>
          </table:table-cell>
          <table:table-cell office:value-type="float" office:value="0.992813" calcext:value-type="float">
            <text:p>0.992813</text:p>
          </table:table-cell>
          <table:table-cell office:value-type="float" office:value="0.25072" calcext:value-type="float">
            <text:p>0.25072</text:p>
          </table:table-cell>
          <table:table-cell office:value-type="float" office:value="0.918698" calcext:value-type="float">
            <text:p>0.918698</text:p>
          </table:table-cell>
          <table:table-cell office:value-type="float" office:value="0.993062" calcext:value-type="float">
            <text:p>0.993062</text:p>
          </table:table-cell>
          <table:table-cell office:value-type="float" office:value="0.271605" calcext:value-type="float">
            <text:p>0.271605</text:p>
          </table:table-cell>
          <table:table-cell office:value-type="float" office:value="0.960846" calcext:value-type="float">
            <text:p>0.960846</text:p>
          </table:table-cell>
          <table:table-cell table:style-name="ce3" office:value-type="float" office:value="0.459999999999999" calcext:value-type="float">
            <text:p>0.46</text:p>
          </table:table-cell>
          <table:table-cell table:formula="of:=SUM([.A29]+[.D29]+[.G29]+[.J29]+[.M29]+[.P29]+[.S29]+[.V29]+[.Y29]+[.AB29])/10" office:value-type="float" office:value="0.9928736" calcext:value-type="float">
            <text:p>0.9928736</text:p>
          </table:table-cell>
          <table:table-cell table:formula="of:=SUM([.B29]+[.E29]+[.H29]+[.K29]+[.N29]+[.Q29]+[.T29]+[.W29]+[.Z29]+[.AC29])/10" office:value-type="float" office:value="0.2059076" calcext:value-type="float">
            <text:p>0.2059076</text:p>
          </table:table-cell>
          <table:table-cell table:formula="of:=SUM([.C29]+[.F29]+[.I29]+[.L29]+[.O29]+[.R29]+[.U29]+[.X29]+[.AA29]+[.AD29])/10" office:value-type="float" office:value="0.9378387" calcext:value-type="float">
            <text:p>0.9378387</text:p>
          </table:table-cell>
          <table:table-cell table:formula="of:=1000 * [.AF29]" office:value-type="float" office:value="992.8736" calcext:value-type="float">
            <text:p>992.8736</text:p>
          </table:table-cell>
          <table:table-cell table:formula="of:=26000*[.AH29]" office:value-type="float" office:value="24383.8062" calcext:value-type="float">
            <text:p>24383.8062</text:p>
          </table:table-cell>
          <table:table-cell table:number-columns-repeated="988"/>
        </table:table-row>
        <table:table-row table:style-name="ro1">
          <table:table-cell office:value-type="float" office:value="0.989796" calcext:value-type="float">
            <text:p>0.989796</text:p>
          </table:table-cell>
          <table:table-cell office:value-type="float" office:value="0.053326" calcext:value-type="float">
            <text:p>0.053326</text:p>
          </table:table-cell>
          <table:table-cell office:value-type="float" office:value="0.983133" calcext:value-type="float">
            <text:p>0.983133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215003" calcext:value-type="float">
            <text:p>0.215003</text:p>
          </table:table-cell>
          <table:table-cell office:value-type="float" office:value="0.890157" calcext:value-type="float">
            <text:p>0.890157</text:p>
          </table:table-cell>
          <table:table-cell office:value-type="float" office:value="0.995155" calcext:value-type="float">
            <text:p>0.995155</text:p>
          </table:table-cell>
          <table:table-cell office:value-type="float" office:value="0.279326" calcext:value-type="float">
            <text:p>0.279326</text:p>
          </table:table-cell>
          <table:table-cell office:value-type="float" office:value="0.921844" calcext:value-type="float">
            <text:p>0.921844</text:p>
          </table:table-cell>
          <table:table-cell office:value-type="float" office:value="0.990099" calcext:value-type="float">
            <text:p>0.990099</text:p>
          </table:table-cell>
          <table:table-cell office:value-type="float" office:value="0.115907" calcext:value-type="float">
            <text:p>0.115907</text:p>
          </table:table-cell>
          <table:table-cell office:value-type="float" office:value="0.991889" calcext:value-type="float">
            <text:p>0.991889</text:p>
          </table:table-cell>
          <table:table-cell office:value-type="float" office:value="0.98778" calcext:value-type="float">
            <text:p>0.98778</text:p>
          </table:table-cell>
          <table:table-cell office:value-type="float" office:value="0.177312" calcext:value-type="float">
            <text:p>0.177312</text:p>
          </table:table-cell>
          <table:table-cell office:value-type="float" office:value="0.921616" calcext:value-type="float">
            <text:p>0.921616</text:p>
          </table:table-cell>
          <table:table-cell office:value-type="float" office:value="0.996637" calcext:value-type="float">
            <text:p>0.996637</text:p>
          </table:table-cell>
          <table:table-cell office:value-type="float" office:value="0.34596" calcext:value-type="float">
            <text:p>0.34596</text:p>
          </table:table-cell>
          <table:table-cell office:value-type="float" office:value="0.912785" calcext:value-type="float">
            <text:p>0.912785</text:p>
          </table:table-cell>
          <table:table-cell office:value-type="float" office:value="0.989562" calcext:value-type="float">
            <text:p>0.989562</text:p>
          </table:table-cell>
          <table:table-cell office:value-type="float" office:value="0.091683" calcext:value-type="float">
            <text:p>0.091683</text:p>
          </table:table-cell>
          <table:table-cell office:value-type="float" office:value="0.92969" calcext:value-type="float">
            <text:p>0.92969</text:p>
          </table:table-cell>
          <table:table-cell office:value-type="float" office:value="0.995136" calcext:value-type="float">
            <text:p>0.995136</text:p>
          </table:table-cell>
          <table:table-cell office:value-type="float" office:value="0.201962" calcext:value-type="float">
            <text:p>0.201962</text:p>
          </table:table-cell>
          <table:table-cell office:value-type="float" office:value="0.971535" calcext:value-type="float">
            <text:p>0.971535</text:p>
          </table:table-cell>
          <table:table-cell office:value-type="float" office:value="0.991786" calcext:value-type="float">
            <text:p>0.991786</text:p>
          </table:table-cell>
          <table:table-cell office:value-type="float" office:value="0.240527" calcext:value-type="float">
            <text:p>0.240527</text:p>
          </table:table-cell>
          <table:table-cell office:value-type="float" office:value="0.92173" calcext:value-type="float">
            <text:p>0.92173</text:p>
          </table:table-cell>
          <table:table-cell office:value-type="float" office:value="0.993062" calcext:value-type="float">
            <text:p>0.993062</text:p>
          </table:table-cell>
          <table:table-cell office:value-type="float" office:value="0.262373" calcext:value-type="float">
            <text:p>0.262373</text:p>
          </table:table-cell>
          <table:table-cell office:value-type="float" office:value="0.962703" calcext:value-type="float">
            <text:p>0.962703</text:p>
          </table:table-cell>
          <table:table-cell table:style-name="ce3" office:value-type="float" office:value="0.439999999999999" calcext:value-type="float">
            <text:p>0.44</text:p>
          </table:table-cell>
          <table:table-cell table:formula="of:=SUM([.A30]+[.D30]+[.G30]+[.J30]+[.M30]+[.P30]+[.S30]+[.V30]+[.Y30]+[.AB30])/10" office:value-type="float" office:value="0.9924608" calcext:value-type="float">
            <text:p>0.9924608</text:p>
          </table:table-cell>
          <table:table-cell table:formula="of:=SUM([.B30]+[.E30]+[.H30]+[.K30]+[.N30]+[.Q30]+[.T30]+[.W30]+[.Z30]+[.AC30])/10" office:value-type="float" office:value="0.1983379" calcext:value-type="float">
            <text:p>0.1983379</text:p>
          </table:table-cell>
          <table:table-cell table:formula="of:=SUM([.C30]+[.F30]+[.I30]+[.L30]+[.O30]+[.R30]+[.U30]+[.X30]+[.AA30]+[.AD30])/10" office:value-type="float" office:value="0.9407082" calcext:value-type="float">
            <text:p>0.9407082</text:p>
          </table:table-cell>
          <table:table-cell table:formula="of:=1000 * [.AF30]" office:value-type="float" office:value="992.4608" calcext:value-type="float">
            <text:p>992.4608</text:p>
          </table:table-cell>
          <table:table-cell table:formula="of:=26000*[.AH30]" office:value-type="float" office:value="24458.4132" calcext:value-type="float">
            <text:p>24458.4132</text:p>
          </table:table-cell>
          <table:table-cell table:number-columns-repeated="988"/>
        </table:table-row>
        <table:table-row table:style-name="ro1">
          <table:table-cell office:value-type="float" office:value="0.989796" calcext:value-type="float">
            <text:p>0.989796</text:p>
          </table:table-cell>
          <table:table-cell office:value-type="float" office:value="0.050776" calcext:value-type="float">
            <text:p>0.050776</text:p>
          </table:table-cell>
          <table:table-cell office:value-type="float" office:value="0.983588" calcext:value-type="float">
            <text:p>0.983588</text:p>
          </table:table-cell>
          <table:table-cell office:value-type="float" office:value="0.994714" calcext:value-type="float">
            <text:p>0.994714</text:p>
          </table:table-cell>
          <table:table-cell office:value-type="float" office:value="0.206317" calcext:value-type="float">
            <text:p>0.206317</text:p>
          </table:table-cell>
          <table:table-cell office:value-type="float" office:value="0.895084" calcext:value-type="float">
            <text:p>0.895084</text:p>
          </table:table-cell>
          <table:table-cell office:value-type="float" office:value="0.994186" calcext:value-type="float">
            <text:p>0.994186</text:p>
          </table:table-cell>
          <table:table-cell office:value-type="float" office:value="0.27074" calcext:value-type="float">
            <text:p>0.27074</text:p>
          </table:table-cell>
          <table:table-cell office:value-type="float" office:value="0.925672" calcext:value-type="float">
            <text:p>0.925672</text:p>
          </table:table-cell>
          <table:table-cell office:value-type="float" office:value="0.990099" calcext:value-type="float">
            <text:p>0.990099</text:p>
          </table:table-cell>
          <table:table-cell office:value-type="float" office:value="0.111457" calcext:value-type="float">
            <text:p>0.111457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8778" calcext:value-type="float">
            <text:p>0.98778</text:p>
          </table:table-cell>
          <table:table-cell office:value-type="float" office:value="0.171657" calcext:value-type="float">
            <text:p>0.171657</text:p>
          </table:table-cell>
          <table:table-cell office:value-type="float" office:value="0.925027" calcext:value-type="float">
            <text:p>0.925027</text:p>
          </table:table-cell>
          <table:table-cell office:value-type="float" office:value="0.996637" calcext:value-type="float">
            <text:p>0.996637</text:p>
          </table:table-cell>
          <table:table-cell office:value-type="float" office:value="0.33531" calcext:value-type="float">
            <text:p>0.33531</text:p>
          </table:table-cell>
          <table:table-cell office:value-type="float" office:value="0.917561" calcext:value-type="float">
            <text:p>0.917561</text:p>
          </table:table-cell>
          <table:table-cell office:value-type="float" office:value="0.987474" calcext:value-type="float">
            <text:p>0.987474</text:p>
          </table:table-cell>
          <table:table-cell office:value-type="float" office:value="0.086485" calcext:value-type="float">
            <text:p>0.086485</text:p>
          </table:table-cell>
          <table:table-cell office:value-type="float" office:value="0.932229" calcext:value-type="float">
            <text:p>0.932229</text:p>
          </table:table-cell>
          <table:table-cell office:value-type="float" office:value="0.994163" calcext:value-type="float">
            <text:p>0.994163</text:p>
          </table:table-cell>
          <table:table-cell office:value-type="float" office:value="0.19494" calcext:value-type="float">
            <text:p>0.19494</text:p>
          </table:table-cell>
          <table:table-cell office:value-type="float" office:value="0.973051" calcext:value-type="float">
            <text:p>0.973051</text:p>
          </table:table-cell>
          <table:table-cell office:value-type="float" office:value="0.99076" calcext:value-type="float">
            <text:p>0.99076</text:p>
          </table:table-cell>
          <table:table-cell office:value-type="float" office:value="0.231886" calcext:value-type="float">
            <text:p>0.231886</text:p>
          </table:table-cell>
          <table:table-cell office:value-type="float" office:value="0.924497" calcext:value-type="float">
            <text:p>0.924497</text:p>
          </table:table-cell>
          <table:table-cell office:value-type="float" office:value="0.993062" calcext:value-type="float">
            <text:p>0.993062</text:p>
          </table:table-cell>
          <table:table-cell office:value-type="float" office:value="0.253476" calcext:value-type="float">
            <text:p>0.253476</text:p>
          </table:table-cell>
          <table:table-cell office:value-type="float" office:value="0.964561" calcext:value-type="float">
            <text:p>0.964561</text:p>
          </table:table-cell>
          <table:table-cell table:style-name="ce3" office:value-type="float" office:value="0.419999999999999" calcext:value-type="float">
            <text:p>0.42</text:p>
          </table:table-cell>
          <table:table-cell table:formula="of:=SUM([.A31]+[.D31]+[.G31]+[.J31]+[.M31]+[.P31]+[.S31]+[.V31]+[.Y31]+[.AB31])/10" office:value-type="float" office:value="0.9918671" calcext:value-type="float">
            <text:p>0.9918671</text:p>
          </table:table-cell>
          <table:table-cell table:formula="of:=SUM([.B31]+[.E31]+[.H31]+[.K31]+[.N31]+[.Q31]+[.T31]+[.W31]+[.Z31]+[.AC31])/10" office:value-type="float" office:value="0.1913044" calcext:value-type="float">
            <text:p>0.1913044</text:p>
          </table:table-cell>
          <table:table-cell table:formula="of:=SUM([.C31]+[.F31]+[.I31]+[.L31]+[.O31]+[.R31]+[.U31]+[.X31]+[.AA31]+[.AD31])/10" office:value-type="float" office:value="0.9433689" calcext:value-type="float">
            <text:p>0.9433689</text:p>
          </table:table-cell>
          <table:table-cell table:formula="of:=1000 * [.AF31]" office:value-type="float" office:value="991.8671" calcext:value-type="float">
            <text:p>991.8671</text:p>
          </table:table-cell>
          <table:table-cell table:formula="of:=26000*[.AH31]" office:value-type="float" office:value="24527.5914" calcext:value-type="float">
            <text:p>24527.5914</text:p>
          </table:table-cell>
          <table:table-cell table:number-columns-repeated="988"/>
        </table:table-row>
        <table:table-row table:style-name="ro1">
          <table:table-cell office:value-type="float" office:value="0.988776" calcext:value-type="float">
            <text:p>0.988776</text:p>
          </table:table-cell>
          <table:table-cell office:value-type="float" office:value="0.048226" calcext:value-type="float">
            <text:p>0.048226</text:p>
          </table:table-cell>
          <table:table-cell office:value-type="float" office:value="0.984308" calcext:value-type="float">
            <text:p>0.984308</text:p>
          </table:table-cell>
          <table:table-cell office:value-type="float" office:value="0.994714" calcext:value-type="float">
            <text:p>0.994714</text:p>
          </table:table-cell>
          <table:table-cell office:value-type="float" office:value="0.194924" calcext:value-type="float">
            <text:p>0.194924</text:p>
          </table:table-cell>
          <table:table-cell office:value-type="float" office:value="0.898798" calcext:value-type="float">
            <text:p>0.898798</text:p>
          </table:table-cell>
          <table:table-cell office:value-type="float" office:value="0.994186" calcext:value-type="float">
            <text:p>0.994186</text:p>
          </table:table-cell>
          <table:table-cell office:value-type="float" office:value="0.258809" calcext:value-type="float">
            <text:p>0.258809</text:p>
          </table:table-cell>
          <table:table-cell office:value-type="float" office:value="0.928287" calcext:value-type="float">
            <text:p>0.928287</text:p>
          </table:table-cell>
          <table:table-cell office:value-type="float" office:value="0.989109" calcext:value-type="float">
            <text:p>0.989109</text:p>
          </table:table-cell>
          <table:table-cell office:value-type="float" office:value="0.105339" calcext:value-type="float">
            <text:p>0.105339</text:p>
          </table:table-cell>
          <table:table-cell office:value-type="float" office:value="0.992912" calcext:value-type="float">
            <text:p>0.992912</text:p>
          </table:table-cell>
          <table:table-cell office:value-type="float" office:value="0.986762" calcext:value-type="float">
            <text:p>0.986762</text:p>
          </table:table-cell>
          <table:table-cell office:value-type="float" office:value="0.166001" calcext:value-type="float">
            <text:p>0.166001</text:p>
          </table:table-cell>
          <table:table-cell office:value-type="float" office:value="0.927681" calcext:value-type="float">
            <text:p>0.927681</text:p>
          </table:table-cell>
          <table:table-cell office:value-type="float" office:value="0.996637" calcext:value-type="float">
            <text:p>0.996637</text:p>
          </table:table-cell>
          <table:table-cell office:value-type="float" office:value="0.32444" calcext:value-type="float">
            <text:p>0.32444</text:p>
          </table:table-cell>
          <table:table-cell office:value-type="float" office:value="0.920858" calcext:value-type="float">
            <text:p>0.920858</text:p>
          </table:table-cell>
          <table:table-cell office:value-type="float" office:value="0.987474" calcext:value-type="float">
            <text:p>0.987474</text:p>
          </table:table-cell>
          <table:table-cell office:value-type="float" office:value="0.082614" calcext:value-type="float">
            <text:p>0.082614</text:p>
          </table:table-cell>
          <table:table-cell office:value-type="float" office:value="0.935261" calcext:value-type="float">
            <text:p>0.935261</text:p>
          </table:table-cell>
          <table:table-cell office:value-type="float" office:value="0.992218" calcext:value-type="float">
            <text:p>0.992218</text:p>
          </table:table-cell>
          <table:table-cell office:value-type="float" office:value="0.18959" calcext:value-type="float">
            <text:p>0.18959</text:p>
          </table:table-cell>
          <table:table-cell office:value-type="float" office:value="0.974681" calcext:value-type="float">
            <text:p>0.974681</text:p>
          </table:table-cell>
          <table:table-cell office:value-type="float" office:value="0.989733" calcext:value-type="float">
            <text:p>0.989733</text:p>
          </table:table-cell>
          <table:table-cell office:value-type="float" office:value="0.223466" calcext:value-type="float">
            <text:p>0.223466</text:p>
          </table:table-cell>
          <table:table-cell office:value-type="float" office:value="0.927832" calcext:value-type="float">
            <text:p>0.927832</text:p>
          </table:table-cell>
          <table:table-cell office:value-type="float" office:value="0.99108" calcext:value-type="float">
            <text:p>0.99108</text:p>
          </table:table-cell>
          <table:table-cell office:value-type="float" office:value="0.243799" calcext:value-type="float">
            <text:p>0.243799</text:p>
          </table:table-cell>
          <table:table-cell office:value-type="float" office:value="0.966039" calcext:value-type="float">
            <text:p>0.966039</text:p>
          </table:table-cell>
          <table:table-cell table:style-name="ce3" office:value-type="float" office:value="0.399999999999999" calcext:value-type="float">
            <text:p>0.40</text:p>
          </table:table-cell>
          <table:table-cell table:formula="of:=SUM([.A32]+[.D32]+[.G32]+[.J32]+[.M32]+[.P32]+[.S32]+[.V32]+[.Y32]+[.AB32])/10" office:value-type="float" office:value="0.9910689" calcext:value-type="float">
            <text:p>0.9910689</text:p>
          </table:table-cell>
          <table:table-cell table:formula="of:=SUM([.B32]+[.E32]+[.H32]+[.K32]+[.N32]+[.Q32]+[.T32]+[.W32]+[.Z32]+[.AC32])/10" office:value-type="float" office:value="0.1837208" calcext:value-type="float">
            <text:p>0.1837208</text:p>
          </table:table-cell>
          <table:table-cell table:formula="of:=SUM([.C32]+[.F32]+[.I32]+[.L32]+[.O32]+[.R32]+[.U32]+[.X32]+[.AA32]+[.AD32])/10" office:value-type="float" office:value="0.9456657" calcext:value-type="float">
            <text:p>0.9456657</text:p>
          </table:table-cell>
          <table:table-cell table:formula="of:=1000 * [.AF32]" office:value-type="float" office:value="991.0689" calcext:value-type="float">
            <text:p>991.0689</text:p>
          </table:table-cell>
          <table:table-cell table:formula="of:=26000*[.AH32]" office:value-type="float" office:value="24587.3082" calcext:value-type="float">
            <text:p>24587.3082</text:p>
          </table:table-cell>
          <table:table-cell table:number-columns-repeated="988"/>
        </table:table-row>
        <table:table-row table:style-name="ro1">
          <table:table-cell office:value-type="float" office:value="0.988776" calcext:value-type="float">
            <text:p>0.988776</text:p>
          </table:table-cell>
          <table:table-cell office:value-type="float" office:value="0.045676" calcext:value-type="float">
            <text:p>0.045676</text:p>
          </table:table-cell>
          <table:table-cell office:value-type="float" office:value="0.984573" calcext:value-type="float">
            <text:p>0.984573</text:p>
          </table:table-cell>
          <table:table-cell office:value-type="float" office:value="0.994714" calcext:value-type="float">
            <text:p>0.994714</text:p>
          </table:table-cell>
          <table:table-cell office:value-type="float" office:value="0.185448" calcext:value-type="float">
            <text:p>0.185448</text:p>
          </table:table-cell>
          <table:table-cell office:value-type="float" office:value="0.902551" calcext:value-type="float">
            <text:p>0.902551</text:p>
          </table:table-cell>
          <table:table-cell office:value-type="float" office:value="0.994186" calcext:value-type="float">
            <text:p>0.994186</text:p>
          </table:table-cell>
          <table:table-cell office:value-type="float" office:value="0.246432" calcext:value-type="float">
            <text:p>0.246432</text:p>
          </table:table-cell>
          <table:table-cell office:value-type="float" office:value="0.93204" calcext:value-type="float">
            <text:p>0.93204</text:p>
          </table:table-cell>
          <table:table-cell office:value-type="float" office:value="0.989109" calcext:value-type="float">
            <text:p>0.989109</text:p>
          </table:table-cell>
          <table:table-cell office:value-type="float" office:value="0.100334" calcext:value-type="float">
            <text:p>0.100334</text:p>
          </table:table-cell>
          <table:table-cell office:value-type="float" office:value="0.993443" calcext:value-type="float">
            <text:p>0.993443</text:p>
          </table:table-cell>
          <table:table-cell office:value-type="float" office:value="0.985743" calcext:value-type="float">
            <text:p>0.985743</text:p>
          </table:table-cell>
          <table:table-cell office:value-type="float" office:value="0.161233" calcext:value-type="float">
            <text:p>0.161233</text:p>
          </table:table-cell>
          <table:table-cell office:value-type="float" office:value="0.931433" calcext:value-type="float">
            <text:p>0.931433</text:p>
          </table:table-cell>
          <table:table-cell office:value-type="float" office:value="0.994395" calcext:value-type="float">
            <text:p>0.994395</text:p>
          </table:table-cell>
          <table:table-cell office:value-type="float" office:value="0.312143" calcext:value-type="float">
            <text:p>0.312143</text:p>
          </table:table-cell>
          <table:table-cell office:value-type="float" office:value="0.924648" calcext:value-type="float">
            <text:p>0.924648</text:p>
          </table:table-cell>
          <table:table-cell office:value-type="float" office:value="0.985386" calcext:value-type="float">
            <text:p>0.985386</text:p>
          </table:table-cell>
          <table:table-cell office:value-type="float" office:value="0.078301" calcext:value-type="float">
            <text:p>0.078301</text:p>
          </table:table-cell>
          <table:table-cell office:value-type="float" office:value="0.937915" calcext:value-type="float">
            <text:p>0.937915</text:p>
          </table:table-cell>
          <table:table-cell office:value-type="float" office:value="0.992218" calcext:value-type="float">
            <text:p>0.992218</text:p>
          </table:table-cell>
          <table:table-cell office:value-type="float" office:value="0.182457" calcext:value-type="float">
            <text:p>0.182457</text:p>
          </table:table-cell>
          <table:table-cell office:value-type="float" office:value="0.975894" calcext:value-type="float">
            <text:p>0.975894</text:p>
          </table:table-cell>
          <table:table-cell office:value-type="float" office:value="0.988706" calcext:value-type="float">
            <text:p>0.988706</text:p>
          </table:table-cell>
          <table:table-cell office:value-type="float" office:value="0.215045" calcext:value-type="float">
            <text:p>0.215045</text:p>
          </table:table-cell>
          <table:table-cell office:value-type="float" office:value="0.931395" calcext:value-type="float">
            <text:p>0.931395</text:p>
          </table:table-cell>
          <table:table-cell office:value-type="float" office:value="0.989098" calcext:value-type="float">
            <text:p>0.989098</text:p>
          </table:table-cell>
          <table:table-cell office:value-type="float" office:value="0.235346" calcext:value-type="float">
            <text:p>0.235346</text:p>
          </table:table-cell>
          <table:table-cell office:value-type="float" office:value="0.967706" calcext:value-type="float">
            <text:p>0.967706</text:p>
          </table:table-cell>
          <table:table-cell table:style-name="ce3" office:value-type="float" office:value="0.379999999999999" calcext:value-type="float">
            <text:p>0.38</text:p>
          </table:table-cell>
          <table:table-cell table:formula="of:=SUM([.A33]+[.D33]+[.G33]+[.J33]+[.M33]+[.P33]+[.S33]+[.V33]+[.Y33]+[.AB33])/10" office:value-type="float" office:value="0.9902331" calcext:value-type="float">
            <text:p>0.9902331</text:p>
          </table:table-cell>
          <table:table-cell table:formula="of:=SUM([.B33]+[.E33]+[.H33]+[.K33]+[.N33]+[.Q33]+[.T33]+[.W33]+[.Z33]+[.AC33])/10" office:value-type="float" office:value="0.1762415" calcext:value-type="float">
            <text:p>0.1762415</text:p>
          </table:table-cell>
          <table:table-cell table:formula="of:=SUM([.C33]+[.F33]+[.I33]+[.L33]+[.O33]+[.R33]+[.U33]+[.X33]+[.AA33]+[.AD33])/10" office:value-type="float" office:value="0.9481598" calcext:value-type="float">
            <text:p>0.9481598</text:p>
          </table:table-cell>
          <table:table-cell table:formula="of:=1000 * [.AF33]" office:value-type="float" office:value="990.2331" calcext:value-type="float">
            <text:p>990.2331</text:p>
          </table:table-cell>
          <table:table-cell table:formula="of:=26000*[.AH33]" office:value-type="float" office:value="24652.1548" calcext:value-type="float">
            <text:p>24652.1548</text:p>
          </table:table-cell>
          <table:table-cell table:number-columns-repeated="988"/>
        </table:table-row>
        <table:table-row table:style-name="ro1">
          <table:table-cell office:value-type="float" office:value="0.986735" calcext:value-type="float">
            <text:p>0.986735</text:p>
          </table:table-cell>
          <table:table-cell office:value-type="float" office:value="0.043681" calcext:value-type="float">
            <text:p>0.043681</text:p>
          </table:table-cell>
          <table:table-cell office:value-type="float" office:value="0.985104" calcext:value-type="float">
            <text:p>0.985104</text:p>
          </table:table-cell>
          <table:table-cell office:value-type="float" office:value="0.993833" calcext:value-type="float">
            <text:p>0.993833</text:p>
          </table:table-cell>
          <table:table-cell office:value-type="float" office:value="0.176086" calcext:value-type="float">
            <text:p>0.176086</text:p>
          </table:table-cell>
          <table:table-cell office:value-type="float" office:value="0.906455" calcext:value-type="float">
            <text:p>0.906455</text:p>
          </table:table-cell>
          <table:table-cell office:value-type="float" office:value="0.994186" calcext:value-type="float">
            <text:p>0.994186</text:p>
          </table:table-cell>
          <table:table-cell office:value-type="float" office:value="0.235169" calcext:value-type="float">
            <text:p>0.235169</text:p>
          </table:table-cell>
          <table:table-cell office:value-type="float" office:value="0.935678" calcext:value-type="float">
            <text:p>0.935678</text:p>
          </table:table-cell>
          <table:table-cell office:value-type="float" office:value="0.988119" calcext:value-type="float">
            <text:p>0.988119</text:p>
          </table:table-cell>
          <table:table-cell office:value-type="float" office:value="0.094549" calcext:value-type="float">
            <text:p>0.094549</text:p>
          </table:table-cell>
          <table:table-cell office:value-type="float" office:value="0.993784" calcext:value-type="float">
            <text:p>0.993784</text:p>
          </table:table-cell>
          <table:table-cell office:value-type="float" office:value="0.984725" calcext:value-type="float">
            <text:p>0.984725</text:p>
          </table:table-cell>
          <table:table-cell office:value-type="float" office:value="0.156021" calcext:value-type="float">
            <text:p>0.156021</text:p>
          </table:table-cell>
          <table:table-cell office:value-type="float" office:value="0.934579" calcext:value-type="float">
            <text:p>0.934579</text:p>
          </table:table-cell>
          <table:table-cell office:value-type="float" office:value="0.994395" calcext:value-type="float">
            <text:p>0.994395</text:p>
          </table:table-cell>
          <table:table-cell office:value-type="float" office:value="0.300944" calcext:value-type="float">
            <text:p>0.300944</text:p>
          </table:table-cell>
          <table:table-cell office:value-type="float" office:value="0.928401" calcext:value-type="float">
            <text:p>0.928401</text:p>
          </table:table-cell>
          <table:table-cell office:value-type="float" office:value="0.985386" calcext:value-type="float">
            <text:p>0.985386</text:p>
          </table:table-cell>
          <table:table-cell office:value-type="float" office:value="0.074652" calcext:value-type="float">
            <text:p>0.074652</text:p>
          </table:table-cell>
          <table:table-cell office:value-type="float" office:value="0.940416" calcext:value-type="float">
            <text:p>0.940416</text:p>
          </table:table-cell>
          <table:table-cell office:value-type="float" office:value="0.992218" calcext:value-type="float">
            <text:p>0.992218</text:p>
          </table:table-cell>
          <table:table-cell office:value-type="float" office:value="0.176103" calcext:value-type="float">
            <text:p>0.176103</text:p>
          </table:table-cell>
          <table:table-cell office:value-type="float" office:value="0.977902" calcext:value-type="float">
            <text:p>0.977902</text:p>
          </table:table-cell>
          <table:table-cell office:value-type="float" office:value="0.98768" calcext:value-type="float">
            <text:p>0.98768</text:p>
          </table:table-cell>
          <table:table-cell office:value-type="float" office:value="0.207622" calcext:value-type="float">
            <text:p>0.207622</text:p>
          </table:table-cell>
          <table:table-cell office:value-type="float" office:value="0.93348" calcext:value-type="float">
            <text:p>0.93348</text:p>
          </table:table-cell>
          <table:table-cell office:value-type="float" office:value="0.989098" calcext:value-type="float">
            <text:p>0.989098</text:p>
          </table:table-cell>
          <table:table-cell office:value-type="float" office:value="0.227227" calcext:value-type="float">
            <text:p>0.227227</text:p>
          </table:table-cell>
          <table:table-cell office:value-type="float" office:value="0.969412" calcext:value-type="float">
            <text:p>0.969412</text:p>
          </table:table-cell>
          <table:table-cell table:style-name="ce3" office:value-type="float" office:value="0.359999999999999" calcext:value-type="float">
            <text:p>0.36</text:p>
          </table:table-cell>
          <table:table-cell table:formula="of:=SUM([.A34]+[.D34]+[.G34]+[.J34]+[.M34]+[.P34]+[.S34]+[.V34]+[.Y34]+[.AB34])/10" office:value-type="float" office:value="0.9896375" calcext:value-type="float">
            <text:p>0.9896375</text:p>
          </table:table-cell>
          <table:table-cell table:formula="of:=SUM([.B34]+[.E34]+[.H34]+[.K34]+[.N34]+[.Q34]+[.T34]+[.W34]+[.Z34]+[.AC34])/10" office:value-type="float" office:value="0.1692054" calcext:value-type="float">
            <text:p>0.1692054</text:p>
          </table:table-cell>
          <table:table-cell table:formula="of:=SUM([.C34]+[.F34]+[.I34]+[.L34]+[.O34]+[.R34]+[.U34]+[.X34]+[.AA34]+[.AD34])/10" office:value-type="float" office:value="0.9505211" calcext:value-type="float">
            <text:p>0.9505211</text:p>
          </table:table-cell>
          <table:table-cell table:formula="of:=1000 * [.AF34]" office:value-type="float" office:value="989.6375" calcext:value-type="float">
            <text:p>989.6375</text:p>
          </table:table-cell>
          <table:table-cell table:formula="of:=26000*[.AH34]" office:value-type="float" office:value="24713.5486" calcext:value-type="float">
            <text:p>24713.5486</text:p>
          </table:table-cell>
          <table:table-cell table:number-columns-repeated="988"/>
        </table:table-row>
        <table:table-row table:style-name="ro1">
          <table:table-cell office:value-type="float" office:value="0.985714" calcext:value-type="float">
            <text:p>0.985714</text:p>
          </table:table-cell>
          <table:table-cell office:value-type="float" office:value="0.041353" calcext:value-type="float">
            <text:p>0.041353</text:p>
          </table:table-cell>
          <table:table-cell office:value-type="float" office:value="0.985824" calcext:value-type="float">
            <text:p>0.985824</text:p>
          </table:table-cell>
          <table:table-cell office:value-type="float" office:value="0.993833" calcext:value-type="float">
            <text:p>0.993833</text:p>
          </table:table-cell>
          <table:table-cell office:value-type="float" office:value="0.167287" calcext:value-type="float">
            <text:p>0.167287</text:p>
          </table:table-cell>
          <table:table-cell office:value-type="float" office:value="0.911723" calcext:value-type="float">
            <text:p>0.911723</text:p>
          </table:table-cell>
          <table:table-cell office:value-type="float" office:value="0.994186" calcext:value-type="float">
            <text:p>0.994186</text:p>
          </table:table-cell>
          <table:table-cell office:value-type="float" office:value="0.224242" calcext:value-type="float">
            <text:p>0.224242</text:p>
          </table:table-cell>
          <table:table-cell office:value-type="float" office:value="0.939961" calcext:value-type="float">
            <text:p>0.939961</text:p>
          </table:table-cell>
          <table:table-cell office:value-type="float" office:value="0.986139" calcext:value-type="float">
            <text:p>0.986139</text:p>
          </table:table-cell>
          <table:table-cell office:value-type="float" office:value="0.089989" calcext:value-type="float">
            <text:p>0.089989</text:p>
          </table:table-cell>
          <table:table-cell office:value-type="float" office:value="0.994504" calcext:value-type="float">
            <text:p>0.994504</text:p>
          </table:table-cell>
          <table:table-cell office:value-type="float" office:value="0.984725" calcext:value-type="float">
            <text:p>0.984725</text:p>
          </table:table-cell>
          <table:table-cell office:value-type="float" office:value="0.150255" calcext:value-type="float">
            <text:p>0.150255</text:p>
          </table:table-cell>
          <table:table-cell office:value-type="float" office:value="0.937232" calcext:value-type="float">
            <text:p>0.937232</text:p>
          </table:table-cell>
          <table:table-cell office:value-type="float" office:value="0.994395" calcext:value-type="float">
            <text:p>0.994395</text:p>
          </table:table-cell>
          <table:table-cell office:value-type="float" office:value="0.289087" calcext:value-type="float">
            <text:p>0.289087</text:p>
          </table:table-cell>
          <table:table-cell office:value-type="float" office:value="0.932419" calcext:value-type="float">
            <text:p>0.932419</text:p>
          </table:table-cell>
          <table:table-cell office:value-type="float" office:value="0.984342" calcext:value-type="float">
            <text:p>0.984342</text:p>
          </table:table-cell>
          <table:table-cell office:value-type="float" office:value="0.070891" calcext:value-type="float">
            <text:p>0.070891</text:p>
          </table:table-cell>
          <table:table-cell office:value-type="float" office:value="0.942956" calcext:value-type="float">
            <text:p>0.942956</text:p>
          </table:table-cell>
          <table:table-cell office:value-type="float" office:value="0.990272" calcext:value-type="float">
            <text:p>0.990272</text:p>
          </table:table-cell>
          <table:table-cell office:value-type="float" office:value="0.171088" calcext:value-type="float">
            <text:p>0.171088</text:p>
          </table:table-cell>
          <table:table-cell office:value-type="float" office:value="0.978888" calcext:value-type="float">
            <text:p>0.978888</text:p>
          </table:table-cell>
          <table:table-cell office:value-type="float" office:value="0.986653" calcext:value-type="float">
            <text:p>0.986653</text:p>
          </table:table-cell>
          <table:table-cell office:value-type="float" office:value="0.198981" calcext:value-type="float">
            <text:p>0.198981</text:p>
          </table:table-cell>
          <table:table-cell office:value-type="float" office:value="0.936853" calcext:value-type="float">
            <text:p>0.936853</text:p>
          </table:table-cell>
          <table:table-cell office:value-type="float" office:value="0.988107" calcext:value-type="float">
            <text:p>0.988107</text:p>
          </table:table-cell>
          <table:table-cell office:value-type="float" office:value="0.216884" calcext:value-type="float">
            <text:p>0.216884</text:p>
          </table:table-cell>
          <table:table-cell office:value-type="float" office:value="0.970549" calcext:value-type="float">
            <text:p>0.970549</text:p>
          </table:table-cell>
          <table:table-cell table:style-name="ce3" office:value-type="float" office:value="0.339999999999999" calcext:value-type="float">
            <text:p>0.34</text:p>
          </table:table-cell>
          <table:table-cell table:formula="of:=SUM([.A35]+[.D35]+[.G35]+[.J35]+[.M35]+[.P35]+[.S35]+[.V35]+[.Y35]+[.AB35])/10" office:value-type="float" office:value="0.9888366" calcext:value-type="float">
            <text:p>0.9888366</text:p>
          </table:table-cell>
          <table:table-cell table:formula="of:=SUM([.B35]+[.E35]+[.H35]+[.K35]+[.N35]+[.Q35]+[.T35]+[.W35]+[.Z35]+[.AC35])/10" office:value-type="float" office:value="0.1620057" calcext:value-type="float">
            <text:p>0.1620057</text:p>
          </table:table-cell>
          <table:table-cell table:formula="of:=SUM([.C35]+[.F35]+[.I35]+[.L35]+[.O35]+[.R35]+[.U35]+[.X35]+[.AA35]+[.AD35])/10" office:value-type="float" office:value="0.9530909" calcext:value-type="float">
            <text:p>0.9530909</text:p>
          </table:table-cell>
          <table:table-cell table:formula="of:=1000 * [.AF35]" office:value-type="float" office:value="988.8366" calcext:value-type="float">
            <text:p>988.8366</text:p>
          </table:table-cell>
          <table:table-cell table:formula="of:=26000*[.AH35]" office:value-type="float" office:value="24780.3634" calcext:value-type="float">
            <text:p>24780.3634</text:p>
          </table:table-cell>
          <table:table-cell table:number-columns-repeated="988"/>
        </table:table-row>
        <table:table-row table:style-name="ro1">
          <table:table-cell office:value-type="float" office:value="0.985714" calcext:value-type="float">
            <text:p>0.985714</text:p>
          </table:table-cell>
          <table:table-cell office:value-type="float" office:value="0.03847" calcext:value-type="float">
            <text:p>0.03847</text:p>
          </table:table-cell>
          <table:table-cell office:value-type="float" office:value="0.986469" calcext:value-type="float">
            <text:p>0.986469</text:p>
          </table:table-cell>
          <table:table-cell office:value-type="float" office:value="0.99207" calcext:value-type="float">
            <text:p>0.99207</text:p>
          </table:table-cell>
          <table:table-cell office:value-type="float" office:value="0.158263" calcext:value-type="float">
            <text:p>0.158263</text:p>
          </table:table-cell>
          <table:table-cell office:value-type="float" office:value="0.91631" calcext:value-type="float">
            <text:p>0.91631</text:p>
          </table:table-cell>
          <table:table-cell office:value-type="float" office:value="0.992248" calcext:value-type="float">
            <text:p>0.992248</text:p>
          </table:table-cell>
          <table:table-cell office:value-type="float" office:value="0.212087" calcext:value-type="float">
            <text:p>0.212087</text:p>
          </table:table-cell>
          <table:table-cell office:value-type="float" office:value="0.943259" calcext:value-type="float">
            <text:p>0.943259</text:p>
          </table:table-cell>
          <table:table-cell office:value-type="float" office:value="0.986139" calcext:value-type="float">
            <text:p>0.986139</text:p>
          </table:table-cell>
          <table:table-cell office:value-type="float" office:value="0.083315" calcext:value-type="float">
            <text:p>0.083315</text:p>
          </table:table-cell>
          <table:table-cell office:value-type="float" office:value="0.994921" calcext:value-type="float">
            <text:p>0.994921</text:p>
          </table:table-cell>
          <table:table-cell office:value-type="float" office:value="0.980652" calcext:value-type="float">
            <text:p>0.980652</text:p>
          </table:table-cell>
          <table:table-cell office:value-type="float" office:value="0.146374" calcext:value-type="float">
            <text:p>0.146374</text:p>
          </table:table-cell>
          <table:table-cell office:value-type="float" office:value="0.941212" calcext:value-type="float">
            <text:p>0.941212</text:p>
          </table:table-cell>
          <table:table-cell office:value-type="float" office:value="0.994395" calcext:value-type="float">
            <text:p>0.994395</text:p>
          </table:table-cell>
          <table:table-cell office:value-type="float" office:value="0.276241" calcext:value-type="float">
            <text:p>0.276241</text:p>
          </table:table-cell>
          <table:table-cell office:value-type="float" office:value="0.93674" calcext:value-type="float">
            <text:p>0.93674</text:p>
          </table:table-cell>
          <table:table-cell office:value-type="float" office:value="0.984342" calcext:value-type="float">
            <text:p>0.984342</text:p>
          </table:table-cell>
          <table:table-cell office:value-type="float" office:value="0.066799" calcext:value-type="float">
            <text:p>0.066799</text:p>
          </table:table-cell>
          <table:table-cell office:value-type="float" office:value="0.945798" calcext:value-type="float">
            <text:p>0.945798</text:p>
          </table:table-cell>
          <table:table-cell office:value-type="float" office:value="0.990272" calcext:value-type="float">
            <text:p>0.990272</text:p>
          </table:table-cell>
          <table:table-cell office:value-type="float" office:value="0.163509" calcext:value-type="float">
            <text:p>0.163509</text:p>
          </table:table-cell>
          <table:table-cell office:value-type="float" office:value="0.98029" calcext:value-type="float">
            <text:p>0.98029</text:p>
          </table:table-cell>
          <table:table-cell office:value-type="float" office:value="0.986653" calcext:value-type="float">
            <text:p>0.986653</text:p>
          </table:table-cell>
          <table:table-cell office:value-type="float" office:value="0.190339" calcext:value-type="float">
            <text:p>0.190339</text:p>
          </table:table-cell>
          <table:table-cell office:value-type="float" office:value="0.940492" calcext:value-type="float">
            <text:p>0.940492</text:p>
          </table:table-cell>
          <table:table-cell office:value-type="float" office:value="0.988107" calcext:value-type="float">
            <text:p>0.988107</text:p>
          </table:table-cell>
          <table:table-cell office:value-type="float" office:value="0.206762" calcext:value-type="float">
            <text:p>0.206762</text:p>
          </table:table-cell>
          <table:table-cell office:value-type="float" office:value="0.972406" calcext:value-type="float">
            <text:p>0.972406</text:p>
          </table:table-cell>
          <table:table-cell table:style-name="ce3" office:value-type="float" office:value="0.319999999999999" calcext:value-type="float">
            <text:p>0.32</text:p>
          </table:table-cell>
          <table:table-cell table:formula="of:=SUM([.A36]+[.D36]+[.G36]+[.J36]+[.M36]+[.P36]+[.S36]+[.V36]+[.Y36]+[.AB36])/10" office:value-type="float" office:value="0.9880592" calcext:value-type="float">
            <text:p>0.9880592</text:p>
          </table:table-cell>
          <table:table-cell table:formula="of:=SUM([.B36]+[.E36]+[.H36]+[.K36]+[.N36]+[.Q36]+[.T36]+[.W36]+[.Z36]+[.AC36])/10" office:value-type="float" office:value="0.1542159" calcext:value-type="float">
            <text:p>0.1542159</text:p>
          </table:table-cell>
          <table:table-cell table:formula="of:=SUM([.C36]+[.F36]+[.I36]+[.L36]+[.O36]+[.R36]+[.U36]+[.X36]+[.AA36]+[.AD36])/10" office:value-type="float" office:value="0.9557897" calcext:value-type="float">
            <text:p>0.9557897</text:p>
          </table:table-cell>
          <table:table-cell table:formula="of:=1000 * [.AF36]" office:value-type="float" office:value="988.0592" calcext:value-type="float">
            <text:p>988.0592</text:p>
          </table:table-cell>
          <table:table-cell table:formula="of:=26000*[.AH36]" office:value-type="float" office:value="24850.5322" calcext:value-type="float">
            <text:p>24850.5322</text:p>
          </table:table-cell>
          <table:table-cell table:number-columns-repeated="988"/>
        </table:table-row>
        <table:table-row table:style-name="ro1">
          <table:table-cell office:value-type="float" office:value="0.984694" calcext:value-type="float">
            <text:p>0.984694</text:p>
          </table:table-cell>
          <table:table-cell office:value-type="float" office:value="0.036918" calcext:value-type="float">
            <text:p>0.036918</text:p>
          </table:table-cell>
          <table:table-cell office:value-type="float" office:value="0.986885" calcext:value-type="float">
            <text:p>0.986885</text:p>
          </table:table-cell>
          <table:table-cell office:value-type="float" office:value="0.990308" calcext:value-type="float">
            <text:p>0.990308</text:p>
          </table:table-cell>
          <table:table-cell office:value-type="float" office:value="0.150818" calcext:value-type="float">
            <text:p>0.150818</text:p>
          </table:table-cell>
          <table:table-cell office:value-type="float" office:value="0.920631" calcext:value-type="float">
            <text:p>0.920631</text:p>
          </table:table-cell>
          <table:table-cell office:value-type="float" office:value="0.991279" calcext:value-type="float">
            <text:p>0.991279</text:p>
          </table:table-cell>
          <table:table-cell office:value-type="float" office:value="0.200714" calcext:value-type="float">
            <text:p>0.200714</text:p>
          </table:table-cell>
          <table:table-cell office:value-type="float" office:value="0.947163" calcext:value-type="float">
            <text:p>0.947163</text:p>
          </table:table-cell>
          <table:table-cell office:value-type="float" office:value="0.985149" calcext:value-type="float">
            <text:p>0.985149</text:p>
          </table:table-cell>
          <table:table-cell office:value-type="float" office:value="0.077531" calcext:value-type="float">
            <text:p>0.077531</text:p>
          </table:table-cell>
          <table:table-cell office:value-type="float" office:value="0.99549" calcext:value-type="float">
            <text:p>0.99549</text:p>
          </table:table-cell>
          <table:table-cell office:value-type="float" office:value="0.978615" calcext:value-type="float">
            <text:p>0.978615</text:p>
          </table:table-cell>
          <table:table-cell office:value-type="float" office:value="0.142493" calcext:value-type="float">
            <text:p>0.142493</text:p>
          </table:table-cell>
          <table:table-cell office:value-type="float" office:value="0.945419" calcext:value-type="float">
            <text:p>0.945419</text:p>
          </table:table-cell>
          <table:table-cell office:value-type="float" office:value="0.994395" calcext:value-type="float">
            <text:p>0.994395</text:p>
          </table:table-cell>
          <table:table-cell office:value-type="float" office:value="0.265261" calcext:value-type="float">
            <text:p>0.265261</text:p>
          </table:table-cell>
          <table:table-cell office:value-type="float" office:value="0.940189" calcext:value-type="float">
            <text:p>0.940189</text:p>
          </table:table-cell>
          <table:table-cell office:value-type="float" office:value="0.982255" calcext:value-type="float">
            <text:p>0.982255</text:p>
          </table:table-cell>
          <table:table-cell office:value-type="float" office:value="0.06326" calcext:value-type="float">
            <text:p>0.06326</text:p>
          </table:table-cell>
          <table:table-cell office:value-type="float" office:value="0.948414" calcext:value-type="float">
            <text:p>0.948414</text:p>
          </table:table-cell>
          <table:table-cell office:value-type="float" office:value="0.990272" calcext:value-type="float">
            <text:p>0.990272</text:p>
          </table:table-cell>
          <table:table-cell office:value-type="float" office:value="0.157156" calcext:value-type="float">
            <text:p>0.157156</text:p>
          </table:table-cell>
          <table:table-cell office:value-type="float" office:value="0.981238" calcext:value-type="float">
            <text:p>0.981238</text:p>
          </table:table-cell>
          <table:table-cell office:value-type="float" office:value="0.986653" calcext:value-type="float">
            <text:p>0.986653</text:p>
          </table:table-cell>
          <table:table-cell office:value-type="float" office:value="0.180811" calcext:value-type="float">
            <text:p>0.180811</text:p>
          </table:table-cell>
          <table:table-cell office:value-type="float" office:value="0.943183" calcext:value-type="float">
            <text:p>0.943183</text:p>
          </table:table-cell>
          <table:table-cell office:value-type="float" office:value="0.988107" calcext:value-type="float">
            <text:p>0.988107</text:p>
          </table:table-cell>
          <table:table-cell office:value-type="float" office:value="0.197753" calcext:value-type="float">
            <text:p>0.197753</text:p>
          </table:table-cell>
          <table:table-cell office:value-type="float" office:value="0.974112" calcext:value-type="float">
            <text:p>0.974112</text:p>
          </table:table-cell>
          <table:table-cell table:style-name="ce3" office:value-type="float" office:value="0.299999999999999" calcext:value-type="float">
            <text:p>0.30</text:p>
          </table:table-cell>
          <table:table-cell table:formula="of:=SUM([.A37]+[.D37]+[.G37]+[.J37]+[.M37]+[.P37]+[.S37]+[.V37]+[.Y37]+[.AB37])/10" office:value-type="float" office:value="0.9871727" calcext:value-type="float">
            <text:p>0.9871727</text:p>
          </table:table-cell>
          <table:table-cell table:formula="of:=SUM([.B37]+[.E37]+[.H37]+[.K37]+[.N37]+[.Q37]+[.T37]+[.W37]+[.Z37]+[.AC37])/10" office:value-type="float" office:value="0.1472715" calcext:value-type="float">
            <text:p>0.1472715</text:p>
          </table:table-cell>
          <table:table-cell table:formula="of:=SUM([.C37]+[.F37]+[.I37]+[.L37]+[.O37]+[.R37]+[.U37]+[.X37]+[.AA37]+[.AD37])/10" office:value-type="float" office:value="0.9582724" calcext:value-type="float">
            <text:p>0.9582724</text:p>
          </table:table-cell>
          <table:table-cell table:formula="of:=1000 * [.AF37]" office:value-type="float" office:value="987.1727" calcext:value-type="float">
            <text:p>987.1727</text:p>
          </table:table-cell>
          <table:table-cell table:formula="of:=26000*[.AH37]" office:value-type="float" office:value="24915.0824" calcext:value-type="float">
            <text:p>24915.0824</text:p>
          </table:table-cell>
          <table:table-cell table:number-columns-repeated="988"/>
        </table:table-row>
        <table:table-row table:style-name="ro1">
          <table:table-cell office:value-type="float" office:value="0.984694" calcext:value-type="float">
            <text:p>0.984694</text:p>
          </table:table-cell>
          <table:table-cell office:value-type="float" office:value="0.034922" calcext:value-type="float">
            <text:p>0.034922</text:p>
          </table:table-cell>
          <table:table-cell office:value-type="float" office:value="0.987302" calcext:value-type="float">
            <text:p>0.987302</text:p>
          </table:table-cell>
          <table:table-cell office:value-type="float" office:value="0.990308" calcext:value-type="float">
            <text:p>0.990308</text:p>
          </table:table-cell>
          <table:table-cell office:value-type="float" office:value="0.142245" calcext:value-type="float">
            <text:p>0.142245</text:p>
          </table:table-cell>
          <table:table-cell office:value-type="float" office:value="0.92643" calcext:value-type="float">
            <text:p>0.92643</text:p>
          </table:table-cell>
          <table:table-cell office:value-type="float" office:value="0.99031" calcext:value-type="float">
            <text:p>0.99031</text:p>
          </table:table-cell>
          <table:table-cell office:value-type="float" office:value="0.190232" calcext:value-type="float">
            <text:p>0.190232</text:p>
          </table:table-cell>
          <table:table-cell office:value-type="float" office:value="0.950726" calcext:value-type="float">
            <text:p>0.950726</text:p>
          </table:table-cell>
          <table:table-cell office:value-type="float" office:value="0.983168" calcext:value-type="float">
            <text:p>0.983168</text:p>
          </table:table-cell>
          <table:table-cell office:value-type="float" office:value="0.073415" calcext:value-type="float">
            <text:p>0.073415</text:p>
          </table:table-cell>
          <table:table-cell office:value-type="float" office:value="0.995793" calcext:value-type="float">
            <text:p>0.995793</text:p>
          </table:table-cell>
          <table:table-cell office:value-type="float" office:value="0.978615" calcext:value-type="float">
            <text:p>0.978615</text:p>
          </table:table-cell>
          <table:table-cell office:value-type="float" office:value="0.138279" calcext:value-type="float">
            <text:p>0.138279</text:p>
          </table:table-cell>
          <table:table-cell office:value-type="float" office:value="0.948982" calcext:value-type="float">
            <text:p>0.948982</text:p>
          </table:table-cell>
          <table:table-cell office:value-type="float" office:value="0.993274" calcext:value-type="float">
            <text:p>0.993274</text:p>
          </table:table-cell>
          <table:table-cell office:value-type="float" office:value="0.253733" calcext:value-type="float">
            <text:p>0.253733</text:p>
          </table:table-cell>
          <table:table-cell office:value-type="float" office:value="0.944737" calcext:value-type="float">
            <text:p>0.944737</text:p>
          </table:table-cell>
          <table:table-cell office:value-type="float" office:value="0.981211" calcext:value-type="float">
            <text:p>0.981211</text:p>
          </table:table-cell>
          <table:table-cell office:value-type="float" office:value="0.059942" calcext:value-type="float">
            <text:p>0.059942</text:p>
          </table:table-cell>
          <table:table-cell office:value-type="float" office:value="0.951067" calcext:value-type="float">
            <text:p>0.951067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150802" calcext:value-type="float">
            <text:p>0.150802</text:p>
          </table:table-cell>
          <table:table-cell office:value-type="float" office:value="0.982337" calcext:value-type="float">
            <text:p>0.982337</text:p>
          </table:table-cell>
          <table:table-cell office:value-type="float" office:value="0.9846" calcext:value-type="float">
            <text:p>0.9846</text:p>
          </table:table-cell>
          <table:table-cell office:value-type="float" office:value="0.173831" calcext:value-type="float">
            <text:p>0.173831</text:p>
          </table:table-cell>
          <table:table-cell office:value-type="float" office:value="0.946215" calcext:value-type="float">
            <text:p>0.946215</text:p>
          </table:table-cell>
          <table:table-cell office:value-type="float" office:value="0.986125" calcext:value-type="float">
            <text:p>0.986125</text:p>
          </table:table-cell>
          <table:table-cell office:value-type="float" office:value="0.188522" calcext:value-type="float">
            <text:p>0.188522</text:p>
          </table:table-cell>
          <table:table-cell office:value-type="float" office:value="0.975742" calcext:value-type="float">
            <text:p>0.975742</text:p>
          </table:table-cell>
          <table:table-cell table:style-name="ce3" office:value-type="float" office:value="0.279999999999999" calcext:value-type="float">
            <text:p>0.28</text:p>
          </table:table-cell>
          <table:table-cell table:formula="of:=SUM([.A38]+[.D38]+[.G38]+[.J38]+[.M38]+[.P38]+[.S38]+[.V38]+[.Y38]+[.AB38])/10" office:value-type="float" office:value="0.9861605" calcext:value-type="float">
            <text:p>0.9861605</text:p>
          </table:table-cell>
          <table:table-cell table:formula="of:=SUM([.B38]+[.E38]+[.H38]+[.K38]+[.N38]+[.Q38]+[.T38]+[.W38]+[.Z38]+[.AC38])/10" office:value-type="float" office:value="0.1405923" calcext:value-type="float">
            <text:p>0.1405923</text:p>
          </table:table-cell>
          <table:table-cell table:formula="of:=SUM([.C38]+[.F38]+[.I38]+[.L38]+[.O38]+[.R38]+[.U38]+[.X38]+[.AA38]+[.AD38])/10" office:value-type="float" office:value="0.9609331" calcext:value-type="float">
            <text:p>0.9609331</text:p>
          </table:table-cell>
          <table:table-cell table:formula="of:=1000 * [.AF38]" office:value-type="float" office:value="986.1605" calcext:value-type="float">
            <text:p>986.1605</text:p>
          </table:table-cell>
          <table:table-cell table:formula="of:=26000*[.AH38]" office:value-type="float" office:value="24984.2606" calcext:value-type="float">
            <text:p>24984.2606</text:p>
          </table:table-cell>
          <table:table-cell table:number-columns-repeated="988"/>
        </table:table-row>
        <table:table-row table:style-name="ro1">
          <table:table-cell office:value-type="float" office:value="0.984694" calcext:value-type="float">
            <text:p>0.984694</text:p>
          </table:table-cell>
          <table:table-cell office:value-type="float" office:value="0.032927" calcext:value-type="float">
            <text:p>0.032927</text:p>
          </table:table-cell>
          <table:table-cell office:value-type="float" office:value="0.987644" calcext:value-type="float">
            <text:p>0.987644</text:p>
          </table:table-cell>
          <table:table-cell office:value-type="float" office:value="0.989427" calcext:value-type="float">
            <text:p>0.989427</text:p>
          </table:table-cell>
          <table:table-cell office:value-type="float" office:value="0.132995" calcext:value-type="float">
            <text:p>0.132995</text:p>
          </table:table-cell>
          <table:table-cell office:value-type="float" office:value="0.930069" calcext:value-type="float">
            <text:p>0.930069</text:p>
          </table:table-cell>
          <table:table-cell office:value-type="float" office:value="0.987403" calcext:value-type="float">
            <text:p>0.987403</text:p>
          </table:table-cell>
          <table:table-cell office:value-type="float" office:value="0.180308" calcext:value-type="float">
            <text:p>0.180308</text:p>
          </table:table-cell>
          <table:table-cell office:value-type="float" office:value="0.95372" calcext:value-type="float">
            <text:p>0.95372</text:p>
          </table:table-cell>
          <table:table-cell office:value-type="float" office:value="0.982178" calcext:value-type="float">
            <text:p>0.982178</text:p>
          </table:table-cell>
          <table:table-cell office:value-type="float" office:value="0.068298" calcext:value-type="float">
            <text:p>0.068298</text:p>
          </table:table-cell>
          <table:table-cell office:value-type="float" office:value="0.996096" calcext:value-type="float">
            <text:p>0.996096</text:p>
          </table:table-cell>
          <table:table-cell office:value-type="float" office:value="0.978615" calcext:value-type="float">
            <text:p>0.978615</text:p>
          </table:table-cell>
          <table:table-cell office:value-type="float" office:value="0.134509" calcext:value-type="float">
            <text:p>0.134509</text:p>
          </table:table-cell>
          <table:table-cell office:value-type="float" office:value="0.952015" calcext:value-type="float">
            <text:p>0.952015</text:p>
          </table:table-cell>
          <table:table-cell office:value-type="float" office:value="0.991031" calcext:value-type="float">
            <text:p>0.991031</text:p>
          </table:table-cell>
          <table:table-cell office:value-type="float" office:value="0.243303" calcext:value-type="float">
            <text:p>0.243303</text:p>
          </table:table-cell>
          <table:table-cell office:value-type="float" office:value="0.948717" calcext:value-type="float">
            <text:p>0.948717</text:p>
          </table:table-cell>
          <table:table-cell office:value-type="float" office:value="0.981211" calcext:value-type="float">
            <text:p>0.981211</text:p>
          </table:table-cell>
          <table:table-cell office:value-type="float" office:value="0.056846" calcext:value-type="float">
            <text:p>0.056846</text:p>
          </table:table-cell>
          <table:table-cell office:value-type="float" office:value="0.953606" calcext:value-type="float">
            <text:p>0.953606</text:p>
          </table:table-cell>
          <table:table-cell office:value-type="float" office:value="0.988327" calcext:value-type="float">
            <text:p>0.988327</text:p>
          </table:table-cell>
          <table:table-cell office:value-type="float" office:value="0.145564" calcext:value-type="float">
            <text:p>0.145564</text:p>
          </table:table-cell>
          <table:table-cell office:value-type="float" office:value="0.983247" calcext:value-type="float">
            <text:p>0.983247</text:p>
          </table:table-cell>
          <table:table-cell office:value-type="float" office:value="0.983573" calcext:value-type="float">
            <text:p>0.983573</text:p>
          </table:table-cell>
          <table:table-cell office:value-type="float" office:value="0.166297" calcext:value-type="float">
            <text:p>0.166297</text:p>
          </table:table-cell>
          <table:table-cell office:value-type="float" office:value="0.949361" calcext:value-type="float">
            <text:p>0.949361</text:p>
          </table:table-cell>
          <table:table-cell office:value-type="float" office:value="0.985134" calcext:value-type="float">
            <text:p>0.985134</text:p>
          </table:table-cell>
          <table:table-cell office:value-type="float" office:value="0.178289" calcext:value-type="float">
            <text:p>0.178289</text:p>
          </table:table-cell>
          <table:table-cell office:value-type="float" office:value="0.977031" calcext:value-type="float">
            <text:p>0.977031</text:p>
          </table:table-cell>
          <table:table-cell table:style-name="ce3" office:value-type="float" office:value="0.259999999999999" calcext:value-type="float">
            <text:p>0.26</text:p>
          </table:table-cell>
          <table:table-cell table:formula="of:=SUM([.A39]+[.D39]+[.G39]+[.J39]+[.M39]+[.P39]+[.S39]+[.V39]+[.Y39]+[.AB39])/10" office:value-type="float" office:value="0.9851593" calcext:value-type="float">
            <text:p>0.9851593</text:p>
          </table:table-cell>
          <table:table-cell table:formula="of:=SUM([.B39]+[.E39]+[.H39]+[.K39]+[.N39]+[.Q39]+[.T39]+[.W39]+[.Z39]+[.AC39])/10" office:value-type="float" office:value="0.1339336" calcext:value-type="float">
            <text:p>0.1339336</text:p>
          </table:table-cell>
          <table:table-cell table:formula="of:=SUM([.C39]+[.F39]+[.I39]+[.L39]+[.O39]+[.R39]+[.U39]+[.X39]+[.AA39]+[.AD39])/10" office:value-type="float" office:value="0.9631506" calcext:value-type="float">
            <text:p>0.9631506</text:p>
          </table:table-cell>
          <table:table-cell table:formula="of:=1000 * [.AF39]" office:value-type="float" office:value="985.1593" calcext:value-type="float">
            <text:p>985.1593</text:p>
          </table:table-cell>
          <table:table-cell table:formula="of:=26000*[.AH39]" office:value-type="float" office:value="25041.9156" calcext:value-type="float">
            <text:p>25041.9156</text:p>
          </table:table-cell>
          <table:table-cell table:number-columns-repeated="988"/>
        </table:table-row>
        <table:table-row table:style-name="ro1">
          <table:table-cell office:value-type="float" office:value="0.984694" calcext:value-type="float">
            <text:p>0.984694</text:p>
          </table:table-cell>
          <table:table-cell office:value-type="float" office:value="0.030599" calcext:value-type="float">
            <text:p>0.030599</text:p>
          </table:table-cell>
          <table:table-cell office:value-type="float" office:value="0.988288" calcext:value-type="float">
            <text:p>0.988288</text:p>
          </table:table-cell>
          <table:table-cell office:value-type="float" office:value="0.989427" calcext:value-type="float">
            <text:p>0.989427</text:p>
          </table:table-cell>
          <table:table-cell office:value-type="float" office:value="0.12476" calcext:value-type="float">
            <text:p>0.12476</text:p>
          </table:table-cell>
          <table:table-cell office:value-type="float" office:value="0.933594" calcext:value-type="float">
            <text:p>0.933594</text:p>
          </table:table-cell>
          <table:table-cell office:value-type="float" office:value="0.987403" calcext:value-type="float">
            <text:p>0.987403</text:p>
          </table:table-cell>
          <table:table-cell office:value-type="float" office:value="0.170607" calcext:value-type="float">
            <text:p>0.170607</text:p>
          </table:table-cell>
          <table:table-cell office:value-type="float" office:value="0.956828" calcext:value-type="float">
            <text:p>0.956828</text:p>
          </table:table-cell>
          <table:table-cell office:value-type="float" office:value="0.979208" calcext:value-type="float">
            <text:p>0.979208</text:p>
          </table:table-cell>
          <table:table-cell office:value-type="float" office:value="0.063515" calcext:value-type="float">
            <text:p>0.063515</text:p>
          </table:table-cell>
          <table:table-cell office:value-type="float" office:value="0.996513" calcext:value-type="float">
            <text:p>0.996513</text:p>
          </table:table-cell>
          <table:table-cell office:value-type="float" office:value="0.978615" calcext:value-type="float">
            <text:p>0.978615</text:p>
          </table:table-cell>
          <table:table-cell office:value-type="float" office:value="0.130739" calcext:value-type="float">
            <text:p>0.130739</text:p>
          </table:table-cell>
          <table:table-cell office:value-type="float" office:value="0.95463" calcext:value-type="float">
            <text:p>0.95463</text:p>
          </table:table-cell>
          <table:table-cell office:value-type="float" office:value="0.988789" calcext:value-type="float">
            <text:p>0.988789</text:p>
          </table:table-cell>
          <table:table-cell office:value-type="float" office:value="0.231335" calcext:value-type="float">
            <text:p>0.231335</text:p>
          </table:table-cell>
          <table:table-cell office:value-type="float" office:value="0.952356" calcext:value-type="float">
            <text:p>0.952356</text:p>
          </table:table-cell>
          <table:table-cell office:value-type="float" office:value="0.981211" calcext:value-type="float">
            <text:p>0.981211</text:p>
          </table:table-cell>
          <table:table-cell office:value-type="float" office:value="0.054081" calcext:value-type="float">
            <text:p>0.054081</text:p>
          </table:table-cell>
          <table:table-cell office:value-type="float" office:value="0.956108" calcext:value-type="float">
            <text:p>0.956108</text:p>
          </table:table-cell>
          <table:table-cell office:value-type="float" office:value="0.988327" calcext:value-type="float">
            <text:p>0.988327</text:p>
          </table:table-cell>
          <table:table-cell office:value-type="float" office:value="0.139099" calcext:value-type="float">
            <text:p>0.139099</text:p>
          </table:table-cell>
          <table:table-cell office:value-type="float" office:value="0.984308" calcext:value-type="float">
            <text:p>0.984308</text:p>
          </table:table-cell>
          <table:table-cell office:value-type="float" office:value="0.98152" calcext:value-type="float">
            <text:p>0.98152</text:p>
          </table:table-cell>
          <table:table-cell office:value-type="float" office:value="0.158985" calcext:value-type="float">
            <text:p>0.158985</text:p>
          </table:table-cell>
          <table:table-cell office:value-type="float" office:value="0.952242" calcext:value-type="float">
            <text:p>0.952242</text:p>
          </table:table-cell>
          <table:table-cell office:value-type="float" office:value="0.985134" calcext:value-type="float">
            <text:p>0.985134</text:p>
          </table:table-cell>
          <table:table-cell office:value-type="float" office:value="0.168724" calcext:value-type="float">
            <text:p>0.168724</text:p>
          </table:table-cell>
          <table:table-cell office:value-type="float" office:value="0.978244" calcext:value-type="float">
            <text:p>0.978244</text:p>
          </table:table-cell>
          <table:table-cell table:style-name="ce3" office:value-type="float" office:value="0.239999999999999" calcext:value-type="float">
            <text:p>0.24</text:p>
          </table:table-cell>
          <table:table-cell table:formula="of:=SUM([.A40]+[.D40]+[.G40]+[.J40]+[.M40]+[.P40]+[.S40]+[.V40]+[.Y40]+[.AB40])/10" office:value-type="float" office:value="0.9844328" calcext:value-type="float">
            <text:p>0.9844328</text:p>
          </table:table-cell>
          <table:table-cell table:formula="of:=SUM([.B40]+[.E40]+[.H40]+[.K40]+[.N40]+[.Q40]+[.T40]+[.W40]+[.Z40]+[.AC40])/10" office:value-type="float" office:value="0.1272444" calcext:value-type="float">
            <text:p>0.1272444</text:p>
          </table:table-cell>
          <table:table-cell table:formula="of:=SUM([.C40]+[.F40]+[.I40]+[.L40]+[.O40]+[.R40]+[.U40]+[.X40]+[.AA40]+[.AD40])/10" office:value-type="float" office:value="0.9653111" calcext:value-type="float">
            <text:p>0.9653111</text:p>
          </table:table-cell>
          <table:table-cell table:formula="of:=1000 * [.AF40]" office:value-type="float" office:value="984.4328" calcext:value-type="float">
            <text:p>984.4328</text:p>
          </table:table-cell>
          <table:table-cell table:formula="of:=26000*[.AH40]" office:value-type="float" office:value="25098.0886" calcext:value-type="float">
            <text:p>25098.0886</text:p>
          </table:table-cell>
          <table:table-cell table:number-columns-repeated="988"/>
        </table:table-row>
        <table:table-row table:style-name="ro1">
          <table:table-cell office:value-type="float" office:value="0.982653" calcext:value-type="float">
            <text:p>0.982653</text:p>
          </table:table-cell>
          <table:table-cell office:value-type="float" office:value="0.028936" calcext:value-type="float">
            <text:p>0.028936</text:p>
          </table:table-cell>
          <table:table-cell office:value-type="float" office:value="0.988629" calcext:value-type="float">
            <text:p>0.988629</text:p>
          </table:table-cell>
          <table:table-cell office:value-type="float" office:value="0.989427" calcext:value-type="float">
            <text:p>0.989427</text:p>
          </table:table-cell>
          <table:table-cell office:value-type="float" office:value="0.11709" calcext:value-type="float">
            <text:p>0.11709</text:p>
          </table:table-cell>
          <table:table-cell office:value-type="float" office:value="0.936398" calcext:value-type="float">
            <text:p>0.936398</text:p>
          </table:table-cell>
          <table:table-cell office:value-type="float" office:value="0.986434" calcext:value-type="float">
            <text:p>0.986434</text:p>
          </table:table-cell>
          <table:table-cell office:value-type="float" office:value="0.15979" calcext:value-type="float">
            <text:p>0.15979</text:p>
          </table:table-cell>
          <table:table-cell office:value-type="float" office:value="0.960164" calcext:value-type="float">
            <text:p>0.960164</text:p>
          </table:table-cell>
          <table:table-cell office:value-type="float" office:value="0.976238" calcext:value-type="float">
            <text:p>0.976238</text:p>
          </table:table-cell>
          <table:table-cell office:value-type="float" office:value="0.059399" calcext:value-type="float">
            <text:p>0.059399</text:p>
          </table:table-cell>
          <table:table-cell office:value-type="float" office:value="0.996854" calcext:value-type="float">
            <text:p>0.996854</text:p>
          </table:table-cell>
          <table:table-cell office:value-type="float" office:value="0.978615" calcext:value-type="float">
            <text:p>0.978615</text:p>
          </table:table-cell>
          <table:table-cell office:value-type="float" office:value="0.125859" calcext:value-type="float">
            <text:p>0.125859</text:p>
          </table:table-cell>
          <table:table-cell office:value-type="float" office:value="0.956828" calcext:value-type="float">
            <text:p>0.956828</text:p>
          </table:table-cell>
          <table:table-cell office:value-type="float" office:value="0.985426" calcext:value-type="float">
            <text:p>0.985426</text:p>
          </table:table-cell>
          <table:table-cell office:value-type="float" office:value="0.221234" calcext:value-type="float">
            <text:p>0.221234</text:p>
          </table:table-cell>
          <table:table-cell office:value-type="float" office:value="0.955426" calcext:value-type="float">
            <text:p>0.955426</text:p>
          </table:table-cell>
          <table:table-cell office:value-type="float" office:value="0.981211" calcext:value-type="float">
            <text:p>0.981211</text:p>
          </table:table-cell>
          <table:table-cell office:value-type="float" office:value="0.050321" calcext:value-type="float">
            <text:p>0.050321</text:p>
          </table:table-cell>
          <table:table-cell office:value-type="float" office:value="0.958723" calcext:value-type="float">
            <text:p>0.958723</text:p>
          </table:table-cell>
          <table:table-cell office:value-type="float" office:value="0.987354" calcext:value-type="float">
            <text:p>0.987354</text:p>
          </table:table-cell>
          <table:table-cell office:value-type="float" office:value="0.132523" calcext:value-type="float">
            <text:p>0.132523</text:p>
          </table:table-cell>
          <table:table-cell office:value-type="float" office:value="0.98499" calcext:value-type="float">
            <text:p>0.98499</text:p>
          </table:table-cell>
          <table:table-cell office:value-type="float" office:value="0.980493" calcext:value-type="float">
            <text:p>0.980493</text:p>
          </table:table-cell>
          <table:table-cell office:value-type="float" office:value="0.151562" calcext:value-type="float">
            <text:p>0.151562</text:p>
          </table:table-cell>
          <table:table-cell office:value-type="float" office:value="0.954744" calcext:value-type="float">
            <text:p>0.954744</text:p>
          </table:table-cell>
          <table:table-cell office:value-type="float" office:value="0.984143" calcext:value-type="float">
            <text:p>0.984143</text:p>
          </table:table-cell>
          <table:table-cell office:value-type="float" office:value="0.160494" calcext:value-type="float">
            <text:p>0.160494</text:p>
          </table:table-cell>
          <table:table-cell office:value-type="float" office:value="0.979608" calcext:value-type="float">
            <text:p>0.979608</text:p>
          </table:table-cell>
          <table:table-cell table:style-name="ce3" office:value-type="float" office:value="0.219999999999999" calcext:value-type="float">
            <text:p>0.22</text:p>
          </table:table-cell>
          <table:table-cell table:formula="of:=SUM([.A41]+[.D41]+[.G41]+[.J41]+[.M41]+[.P41]+[.S41]+[.V41]+[.Y41]+[.AB41])/10" office:value-type="float" office:value="0.9831994" calcext:value-type="float">
            <text:p>0.9831994</text:p>
          </table:table-cell>
          <table:table-cell table:formula="of:=SUM([.B41]+[.E41]+[.H41]+[.K41]+[.N41]+[.Q41]+[.T41]+[.W41]+[.Z41]+[.AC41])/10" office:value-type="float" office:value="0.1207208" calcext:value-type="float">
            <text:p>0.1207208</text:p>
          </table:table-cell>
          <table:table-cell table:formula="of:=SUM([.C41]+[.F41]+[.I41]+[.L41]+[.O41]+[.R41]+[.U41]+[.X41]+[.AA41]+[.AD41])/10" office:value-type="float" office:value="0.9672364" calcext:value-type="float">
            <text:p>0.9672364</text:p>
          </table:table-cell>
          <table:table-cell table:formula="of:=1000 * [.AF41]" office:value-type="float" office:value="983.1994" calcext:value-type="float">
            <text:p>983.1994</text:p>
          </table:table-cell>
          <table:table-cell table:formula="of:=26000*[.AH41]" office:value-type="float" office:value="25148.1464" calcext:value-type="float">
            <text:p>25148.1464</text:p>
          </table:table-cell>
          <table:table-cell table:number-columns-repeated="988"/>
        </table:table-row>
        <table:table-row table:style-name="ro1">
          <table:table-cell office:value-type="float" office:value="0.981633" calcext:value-type="float">
            <text:p>0.981633</text:p>
          </table:table-cell>
          <table:table-cell office:value-type="float" office:value="0.02694" calcext:value-type="float">
            <text:p>0.02694</text:p>
          </table:table-cell>
          <table:table-cell office:value-type="float" office:value="0.988932" calcext:value-type="float">
            <text:p>0.988932</text:p>
          </table:table-cell>
          <table:table-cell office:value-type="float" office:value="0.988546" calcext:value-type="float">
            <text:p>0.988546</text:p>
          </table:table-cell>
          <table:table-cell office:value-type="float" office:value="0.109081" calcext:value-type="float">
            <text:p>0.109081</text:p>
          </table:table-cell>
          <table:table-cell office:value-type="float" office:value="0.939999" calcext:value-type="float">
            <text:p>0.939999</text:p>
          </table:table-cell>
          <table:table-cell office:value-type="float" office:value="0.986434" calcext:value-type="float">
            <text:p>0.986434</text:p>
          </table:table-cell>
          <table:table-cell office:value-type="float" office:value="0.151316" calcext:value-type="float">
            <text:p>0.151316</text:p>
          </table:table-cell>
          <table:table-cell office:value-type="float" office:value="0.963348" calcext:value-type="float">
            <text:p>0.963348</text:p>
          </table:table-cell>
          <table:table-cell office:value-type="float" office:value="0.973267" calcext:value-type="float">
            <text:p>0.973267</text:p>
          </table:table-cell>
          <table:table-cell office:value-type="float" office:value="0.054283" calcext:value-type="float">
            <text:p>0.054283</text:p>
          </table:table-cell>
          <table:table-cell office:value-type="float" office:value="0.997195" calcext:value-type="float">
            <text:p>0.997195</text:p>
          </table:table-cell>
          <table:table-cell office:value-type="float" office:value="0.978615" calcext:value-type="float">
            <text:p>0.978615</text:p>
          </table:table-cell>
          <table:table-cell office:value-type="float" office:value="0.121424" calcext:value-type="float">
            <text:p>0.121424</text:p>
          </table:table-cell>
          <table:table-cell office:value-type="float" office:value="0.95933" calcext:value-type="float">
            <text:p>0.95933</text:p>
          </table:table-cell>
          <table:table-cell office:value-type="float" office:value="0.984305" calcext:value-type="float">
            <text:p>0.984305</text:p>
          </table:table-cell>
          <table:table-cell office:value-type="float" office:value="0.212341" calcext:value-type="float">
            <text:p>0.212341</text:p>
          </table:table-cell>
          <table:table-cell office:value-type="float" office:value="0.958003" calcext:value-type="float">
            <text:p>0.958003</text:p>
          </table:table-cell>
          <table:table-cell office:value-type="float" office:value="0.980167" calcext:value-type="float">
            <text:p>0.980167</text:p>
          </table:table-cell>
          <table:table-cell office:value-type="float" office:value="0.046892" calcext:value-type="float">
            <text:p>0.046892</text:p>
          </table:table-cell>
          <table:table-cell office:value-type="float" office:value="0.96096" calcext:value-type="float">
            <text:p>0.96096</text:p>
          </table:table-cell>
          <table:table-cell office:value-type="float" office:value="0.987354" calcext:value-type="float">
            <text:p>0.987354</text:p>
          </table:table-cell>
          <table:table-cell office:value-type="float" office:value="0.126951" calcext:value-type="float">
            <text:p>0.126951</text:p>
          </table:table-cell>
          <table:table-cell office:value-type="float" office:value="0.985748" calcext:value-type="float">
            <text:p>0.985748</text:p>
          </table:table-cell>
          <table:table-cell office:value-type="float" office:value="0.980493" calcext:value-type="float">
            <text:p>0.980493</text:p>
          </table:table-cell>
          <table:table-cell office:value-type="float" office:value="0.145358" calcext:value-type="float">
            <text:p>0.145358</text:p>
          </table:table-cell>
          <table:table-cell office:value-type="float" office:value="0.957511" calcext:value-type="float">
            <text:p>0.957511</text:p>
          </table:table-cell>
          <table:table-cell office:value-type="float" office:value="0.981169" calcext:value-type="float">
            <text:p>0.981169</text:p>
          </table:table-cell>
          <table:table-cell office:value-type="float" office:value="0.151596" calcext:value-type="float">
            <text:p>0.151596</text:p>
          </table:table-cell>
          <table:table-cell office:value-type="float" office:value="0.980859" calcext:value-type="float">
            <text:p>0.980859</text:p>
          </table:table-cell>
          <table:table-cell table:style-name="ce3" office:value-type="float" office:value="0.199999999999999" calcext:value-type="float">
            <text:p>0.20</text:p>
          </table:table-cell>
          <table:table-cell table:formula="of:=SUM([.A42]+[.D42]+[.G42]+[.J42]+[.M42]+[.P42]+[.S42]+[.V42]+[.Y42]+[.AB42])/10" office:value-type="float" office:value="0.9821983" calcext:value-type="float">
            <text:p>0.9821983</text:p>
          </table:table-cell>
          <table:table-cell table:formula="of:=SUM([.B42]+[.E42]+[.H42]+[.K42]+[.N42]+[.Q42]+[.T42]+[.W42]+[.Z42]+[.AC42])/10" office:value-type="float" office:value="0.1146182" calcext:value-type="float">
            <text:p>0.1146182</text:p>
          </table:table-cell>
          <table:table-cell table:formula="of:=SUM([.C42]+[.F42]+[.I42]+[.L42]+[.O42]+[.R42]+[.U42]+[.X42]+[.AA42]+[.AD42])/10" office:value-type="float" office:value="0.9691885" calcext:value-type="float">
            <text:p>0.9691885</text:p>
          </table:table-cell>
          <table:table-cell table:formula="of:=1000 * [.AF42]" office:value-type="float" office:value="982.1983" calcext:value-type="float">
            <text:p>982.1983</text:p>
          </table:table-cell>
          <table:table-cell table:formula="of:=26000*[.AH42]" office:value-type="float" office:value="25198.901" calcext:value-type="float">
            <text:p>25198.901</text:p>
          </table:table-cell>
          <table:table-cell table:number-columns-repeated="988"/>
        </table:table-row>
        <table:table-row table:style-name="ro1">
          <table:table-cell office:value-type="float" office:value="0.981633" calcext:value-type="float">
            <text:p>0.981633</text:p>
          </table:table-cell>
          <table:table-cell office:value-type="float" office:value="0.024723" calcext:value-type="float">
            <text:p>0.024723</text:p>
          </table:table-cell>
          <table:table-cell office:value-type="float" office:value="0.989577" calcext:value-type="float">
            <text:p>0.989577</text:p>
          </table:table-cell>
          <table:table-cell office:value-type="float" office:value="0.985903" calcext:value-type="float">
            <text:p>0.985903</text:p>
          </table:table-cell>
          <table:table-cell office:value-type="float" office:value="0.100395" calcext:value-type="float">
            <text:p>0.100395</text:p>
          </table:table-cell>
          <table:table-cell office:value-type="float" office:value="0.943145" calcext:value-type="float">
            <text:p>0.943145</text:p>
          </table:table-cell>
          <table:table-cell office:value-type="float" office:value="0.986434" calcext:value-type="float">
            <text:p>0.986434</text:p>
          </table:table-cell>
          <table:table-cell office:value-type="float" office:value="0.14273" calcext:value-type="float">
            <text:p>0.14273</text:p>
          </table:table-cell>
          <table:table-cell office:value-type="float" office:value="0.966911" calcext:value-type="float">
            <text:p>0.966911</text:p>
          </table:table-cell>
          <table:table-cell office:value-type="float" office:value="0.973267" calcext:value-type="float">
            <text:p>0.973267</text:p>
          </table:table-cell>
          <table:table-cell office:value-type="float" office:value="0.051835" calcext:value-type="float">
            <text:p>0.051835</text:p>
          </table:table-cell>
          <table:table-cell office:value-type="float" office:value="0.997423" calcext:value-type="float">
            <text:p>0.997423</text:p>
          </table:table-cell>
          <table:table-cell office:value-type="float" office:value="0.974542" calcext:value-type="float">
            <text:p>0.974542</text:p>
          </table:table-cell>
          <table:table-cell office:value-type="float" office:value="0.116877" calcext:value-type="float">
            <text:p>0.116877</text:p>
          </table:table-cell>
          <table:table-cell office:value-type="float" office:value="0.962969" calcext:value-type="float">
            <text:p>0.962969</text:p>
          </table:table-cell>
          <table:table-cell office:value-type="float" office:value="0.983184" calcext:value-type="float">
            <text:p>0.983184</text:p>
          </table:table-cell>
          <table:table-cell office:value-type="float" office:value="0.199934" calcext:value-type="float">
            <text:p>0.199934</text:p>
          </table:table-cell>
          <table:table-cell office:value-type="float" office:value="0.960922" calcext:value-type="float">
            <text:p>0.960922</text:p>
          </table:table-cell>
          <table:table-cell office:value-type="float" office:value="0.980167" calcext:value-type="float">
            <text:p>0.980167</text:p>
          </table:table-cell>
          <table:table-cell office:value-type="float" office:value="0.043685" calcext:value-type="float">
            <text:p>0.043685</text:p>
          </table:table-cell>
          <table:table-cell office:value-type="float" office:value="0.962969" calcext:value-type="float">
            <text:p>0.962969</text:p>
          </table:table-cell>
          <table:table-cell office:value-type="float" office:value="0.983463" calcext:value-type="float">
            <text:p>0.983463</text:p>
          </table:table-cell>
          <table:table-cell office:value-type="float" office:value="0.121935" calcext:value-type="float">
            <text:p>0.121935</text:p>
          </table:table-cell>
          <table:table-cell office:value-type="float" office:value="0.986734" calcext:value-type="float">
            <text:p>0.986734</text:p>
          </table:table-cell>
          <table:table-cell office:value-type="float" office:value="0.976386" calcext:value-type="float">
            <text:p>0.976386</text:p>
          </table:table-cell>
          <table:table-cell office:value-type="float" office:value="0.136605" calcext:value-type="float">
            <text:p>0.136605</text:p>
          </table:table-cell>
          <table:table-cell office:value-type="float" office:value="0.959823" calcext:value-type="float">
            <text:p>0.959823</text:p>
          </table:table-cell>
          <table:table-cell office:value-type="float" office:value="0.981169" calcext:value-type="float">
            <text:p>0.981169</text:p>
          </table:table-cell>
          <table:table-cell office:value-type="float" office:value="0.143588" calcext:value-type="float">
            <text:p>0.143588</text:p>
          </table:table-cell>
          <table:table-cell office:value-type="float" office:value="0.982565" calcext:value-type="float">
            <text:p>0.982565</text:p>
          </table:table-cell>
          <table:table-cell table:style-name="ce3" office:value-type="float" office:value="0.179999999999999" calcext:value-type="float">
            <text:p>0.18</text:p>
          </table:table-cell>
          <table:table-cell table:formula="of:=SUM([.A43]+[.D43]+[.G43]+[.J43]+[.M43]+[.P43]+[.S43]+[.V43]+[.Y43]+[.AB43])/10" office:value-type="float" office:value="0.9806148" calcext:value-type="float">
            <text:p>0.9806148</text:p>
          </table:table-cell>
          <table:table-cell table:formula="of:=SUM([.B43]+[.E43]+[.H43]+[.K43]+[.N43]+[.Q43]+[.T43]+[.W43]+[.Z43]+[.AC43])/10" office:value-type="float" office:value="0.1082307" calcext:value-type="float">
            <text:p>0.1082307</text:p>
          </table:table-cell>
          <table:table-cell table:formula="of:=SUM([.C43]+[.F43]+[.I43]+[.L43]+[.O43]+[.R43]+[.U43]+[.X43]+[.AA43]+[.AD43])/10" office:value-type="float" office:value="0.9713038" calcext:value-type="float">
            <text:p>0.9713038</text:p>
          </table:table-cell>
          <table:table-cell table:formula="of:=1000 * [.AF43]" office:value-type="float" office:value="980.6148" calcext:value-type="float">
            <text:p>980.6148</text:p>
          </table:table-cell>
          <table:table-cell table:formula="of:=26000*[.AH43]" office:value-type="float" office:value="25253.8988" calcext:value-type="float">
            <text:p>25253.8988</text:p>
          </table:table-cell>
          <table:table-cell table:number-columns-repeated="988"/>
        </table:table-row>
        <table:table-row table:style-name="ro1">
          <table:table-cell office:value-type="float" office:value="0.978571" calcext:value-type="float">
            <text:p>0.978571</text:p>
          </table:table-cell>
          <table:table-cell office:value-type="float" office:value="0.022395" calcext:value-type="float">
            <text:p>0.022395</text:p>
          </table:table-cell>
          <table:table-cell office:value-type="float" office:value="0.989842" calcext:value-type="float">
            <text:p>0.989842</text:p>
          </table:table-cell>
          <table:table-cell office:value-type="float" office:value="0.985903" calcext:value-type="float">
            <text:p>0.985903</text:p>
          </table:table-cell>
          <table:table-cell office:value-type="float" office:value="0.092386" calcext:value-type="float">
            <text:p>0.092386</text:p>
          </table:table-cell>
          <table:table-cell office:value-type="float" office:value="0.94595" calcext:value-type="float">
            <text:p>0.94595</text:p>
          </table:table-cell>
          <table:table-cell office:value-type="float" office:value="0.986434" calcext:value-type="float">
            <text:p>0.986434</text:p>
          </table:table-cell>
          <table:table-cell office:value-type="float" office:value="0.132136" calcext:value-type="float">
            <text:p>0.132136</text:p>
          </table:table-cell>
          <table:table-cell office:value-type="float" office:value="0.969905" calcext:value-type="float">
            <text:p>0.969905</text:p>
          </table:table-cell>
          <table:table-cell office:value-type="float" office:value="0.971287" calcext:value-type="float">
            <text:p>0.971287</text:p>
          </table:table-cell>
          <table:table-cell office:value-type="float" office:value="0.048276" calcext:value-type="float">
            <text:p>0.048276</text:p>
          </table:table-cell>
          <table:table-cell office:value-type="float" office:value="0.997498" calcext:value-type="float">
            <text:p>0.997498</text:p>
          </table:table-cell>
          <table:table-cell office:value-type="float" office:value="0.973523" calcext:value-type="float">
            <text:p>0.973523</text:p>
          </table:table-cell>
          <table:table-cell office:value-type="float" office:value="0.111998" calcext:value-type="float">
            <text:p>0.111998</text:p>
          </table:table-cell>
          <table:table-cell office:value-type="float" office:value="0.965167" calcext:value-type="float">
            <text:p>0.965167</text:p>
          </table:table-cell>
          <table:table-cell office:value-type="float" office:value="0.983184" calcext:value-type="float">
            <text:p>0.983184</text:p>
          </table:table-cell>
          <table:table-cell office:value-type="float" office:value="0.190602" calcext:value-type="float">
            <text:p>0.190602</text:p>
          </table:table-cell>
          <table:table-cell office:value-type="float" office:value="0.963082" calcext:value-type="float">
            <text:p>0.963082</text:p>
          </table:table-cell>
          <table:table-cell office:value-type="float" office:value="0.979123" calcext:value-type="float">
            <text:p>0.979123</text:p>
          </table:table-cell>
          <table:table-cell office:value-type="float" office:value="0.041031" calcext:value-type="float">
            <text:p>0.041031</text:p>
          </table:table-cell>
          <table:table-cell office:value-type="float" office:value="0.965356" calcext:value-type="float">
            <text:p>0.965356</text:p>
          </table:table-cell>
          <table:table-cell office:value-type="float" office:value="0.981518" calcext:value-type="float">
            <text:p>0.981518</text:p>
          </table:table-cell>
          <table:table-cell office:value-type="float" office:value="0.115025" calcext:value-type="float">
            <text:p>0.115025</text:p>
          </table:table-cell>
          <table:table-cell office:value-type="float" office:value="0.98806" calcext:value-type="float">
            <text:p>0.98806</text:p>
          </table:table-cell>
          <table:table-cell office:value-type="float" office:value="0.974333" calcext:value-type="float">
            <text:p>0.974333</text:p>
          </table:table-cell>
          <table:table-cell office:value-type="float" office:value="0.129736" calcext:value-type="float">
            <text:p>0.129736</text:p>
          </table:table-cell>
          <table:table-cell office:value-type="float" office:value="0.961794" calcext:value-type="float">
            <text:p>0.961794</text:p>
          </table:table-cell>
          <table:table-cell office:value-type="float" office:value="0.981169" calcext:value-type="float">
            <text:p>0.981169</text:p>
          </table:table-cell>
          <table:table-cell office:value-type="float" office:value="0.134468" calcext:value-type="float">
            <text:p>0.134468</text:p>
          </table:table-cell>
          <table:table-cell office:value-type="float" office:value="0.983702" calcext:value-type="float">
            <text:p>0.983702</text:p>
          </table:table-cell>
          <table:table-cell table:style-name="ce3" office:value-type="float" office:value="0.159999999999999" calcext:value-type="float">
            <text:p>0.16</text:p>
          </table:table-cell>
          <table:table-cell table:formula="of:=SUM([.A44]+[.D44]+[.G44]+[.J44]+[.M44]+[.P44]+[.S44]+[.V44]+[.Y44]+[.AB44])/10" office:value-type="float" office:value="0.9795045" calcext:value-type="float">
            <text:p>0.9795045</text:p>
          </table:table-cell>
          <table:table-cell table:formula="of:=SUM([.B44]+[.E44]+[.H44]+[.K44]+[.N44]+[.Q44]+[.T44]+[.W44]+[.Z44]+[.AC44])/10" office:value-type="float" office:value="0.1018053" calcext:value-type="float">
            <text:p>0.1018053</text:p>
          </table:table-cell>
          <table:table-cell table:formula="of:=SUM([.C44]+[.F44]+[.I44]+[.L44]+[.O44]+[.R44]+[.U44]+[.X44]+[.AA44]+[.AD44])/10" office:value-type="float" office:value="0.9730356" calcext:value-type="float">
            <text:p>0.9730356</text:p>
          </table:table-cell>
          <table:table-cell table:formula="of:=1000 * [.AF44]" office:value-type="float" office:value="979.5045" calcext:value-type="float">
            <text:p>979.5045</text:p>
          </table:table-cell>
          <table:table-cell table:formula="of:=26000*[.AH44]" office:value-type="float" office:value="25298.9256" calcext:value-type="float">
            <text:p>25298.9256</text:p>
          </table:table-cell>
          <table:table-cell table:number-columns-repeated="988"/>
        </table:table-row>
        <table:table-row table:style-name="ro1">
          <table:table-cell office:value-type="float" office:value="0.97551" calcext:value-type="float">
            <text:p>0.97551</text:p>
          </table:table-cell>
          <table:table-cell office:value-type="float" office:value="0.020621" calcext:value-type="float">
            <text:p>0.020621</text:p>
          </table:table-cell>
          <table:table-cell office:value-type="float" office:value="0.990221" calcext:value-type="float">
            <text:p>0.990221</text:p>
          </table:table-cell>
          <table:table-cell office:value-type="float" office:value="0.985022" calcext:value-type="float">
            <text:p>0.985022</text:p>
          </table:table-cell>
          <table:table-cell office:value-type="float" office:value="0.083362" calcext:value-type="float">
            <text:p>0.083362</text:p>
          </table:table-cell>
          <table:table-cell office:value-type="float" office:value="0.950461" calcext:value-type="float">
            <text:p>0.950461</text:p>
          </table:table-cell>
          <table:table-cell office:value-type="float" office:value="0.985465" calcext:value-type="float">
            <text:p>0.985465</text:p>
          </table:table-cell>
          <table:table-cell office:value-type="float" office:value="0.123216" calcext:value-type="float">
            <text:p>0.123216</text:p>
          </table:table-cell>
          <table:table-cell office:value-type="float" office:value="0.972444" calcext:value-type="float">
            <text:p>0.972444</text:p>
          </table:table-cell>
          <table:table-cell office:value-type="float" office:value="0.966337" calcext:value-type="float">
            <text:p>0.966337</text:p>
          </table:table-cell>
          <table:table-cell office:value-type="float" office:value="0.045273" calcext:value-type="float">
            <text:p>0.045273</text:p>
          </table:table-cell>
          <table:table-cell office:value-type="float" office:value="0.997764" calcext:value-type="float">
            <text:p>0.997764</text:p>
          </table:table-cell>
          <table:table-cell office:value-type="float" office:value="0.970468" calcext:value-type="float">
            <text:p>0.970468</text:p>
          </table:table-cell>
          <table:table-cell office:value-type="float" office:value="0.109448" calcext:value-type="float">
            <text:p>0.109448</text:p>
          </table:table-cell>
          <table:table-cell office:value-type="float" office:value="0.96729" calcext:value-type="float">
            <text:p>0.96729</text:p>
          </table:table-cell>
          <table:table-cell office:value-type="float" office:value="0.980942" calcext:value-type="float">
            <text:p>0.980942</text:p>
          </table:table-cell>
          <table:table-cell office:value-type="float" office:value="0.178524" calcext:value-type="float">
            <text:p>0.178524</text:p>
          </table:table-cell>
          <table:table-cell office:value-type="float" office:value="0.965622" calcext:value-type="float">
            <text:p>0.965622</text:p>
          </table:table-cell>
          <table:table-cell office:value-type="float" office:value="0.979123" calcext:value-type="float">
            <text:p>0.979123</text:p>
          </table:table-cell>
          <table:table-cell office:value-type="float" office:value="0.038598" calcext:value-type="float">
            <text:p>0.038598</text:p>
          </table:table-cell>
          <table:table-cell office:value-type="float" office:value="0.967631" calcext:value-type="float">
            <text:p>0.967631</text:p>
          </table:table-cell>
          <table:table-cell office:value-type="float" office:value="0.981518" calcext:value-type="float">
            <text:p>0.981518</text:p>
          </table:table-cell>
          <table:table-cell office:value-type="float" office:value="0.109786" calcext:value-type="float">
            <text:p>0.109786</text:p>
          </table:table-cell>
          <table:table-cell office:value-type="float" office:value="0.989046" calcext:value-type="float">
            <text:p>0.989046</text:p>
          </table:table-cell>
          <table:table-cell office:value-type="float" office:value="0.973306" calcext:value-type="float">
            <text:p>0.973306</text:p>
          </table:table-cell>
          <table:table-cell office:value-type="float" office:value="0.124197" calcext:value-type="float">
            <text:p>0.124197</text:p>
          </table:table-cell>
          <table:table-cell office:value-type="float" office:value="0.964333" calcext:value-type="float">
            <text:p>0.964333</text:p>
          </table:table-cell>
          <table:table-cell office:value-type="float" office:value="0.981169" calcext:value-type="float">
            <text:p>0.981169</text:p>
          </table:table-cell>
          <table:table-cell office:value-type="float" office:value="0.127572" calcext:value-type="float">
            <text:p>0.127572</text:p>
          </table:table-cell>
          <table:table-cell office:value-type="float" office:value="0.984877" calcext:value-type="float">
            <text:p>0.984877</text:p>
          </table:table-cell>
          <table:table-cell table:style-name="ce3" office:value-type="float" office:value="0.139999999999999" calcext:value-type="float">
            <text:p>0.14</text:p>
          </table:table-cell>
          <table:table-cell table:formula="of:=SUM([.A45]+[.D45]+[.G45]+[.J45]+[.M45]+[.P45]+[.S45]+[.V45]+[.Y45]+[.AB45])/10" office:value-type="float" office:value="0.977886" calcext:value-type="float">
            <text:p>0.977886</text:p>
          </table:table-cell>
          <table:table-cell table:formula="of:=SUM([.B45]+[.E45]+[.H45]+[.K45]+[.N45]+[.Q45]+[.T45]+[.W45]+[.Z45]+[.AC45])/10" office:value-type="float" office:value="0.0960597" calcext:value-type="float">
            <text:p>0.0960597</text:p>
          </table:table-cell>
          <table:table-cell table:formula="of:=SUM([.C45]+[.F45]+[.I45]+[.L45]+[.O45]+[.R45]+[.U45]+[.X45]+[.AA45]+[.AD45])/10" office:value-type="float" office:value="0.9749689" calcext:value-type="float">
            <text:p>0.9749689</text:p>
          </table:table-cell>
          <table:table-cell table:formula="of:=1000 * [.AF45]" office:value-type="float" office:value="977.886" calcext:value-type="float">
            <text:p>977.886</text:p>
          </table:table-cell>
          <table:table-cell table:formula="of:=26000*[.AH45]" office:value-type="float" office:value="25349.1914" calcext:value-type="float">
            <text:p>25349.1914</text:p>
          </table:table-cell>
          <table:table-cell table:number-columns-repeated="988"/>
        </table:table-row>
        <table:table-row table:style-name="ro1">
          <table:table-cell office:value-type="float" office:value="0.97551" calcext:value-type="float">
            <text:p>0.97551</text:p>
          </table:table-cell>
          <table:table-cell office:value-type="float" office:value="0.01918" calcext:value-type="float">
            <text:p>0.01918</text:p>
          </table:table-cell>
          <table:table-cell office:value-type="float" office:value="0.990638" calcext:value-type="float">
            <text:p>0.990638</text:p>
          </table:table-cell>
          <table:table-cell office:value-type="float" office:value="0.985022" calcext:value-type="float">
            <text:p>0.985022</text:p>
          </table:table-cell>
          <table:table-cell office:value-type="float" office:value="0.076142" calcext:value-type="float">
            <text:p>0.076142</text:p>
          </table:table-cell>
          <table:table-cell office:value-type="float" office:value="0.954516" calcext:value-type="float">
            <text:p>0.954516</text:p>
          </table:table-cell>
          <table:table-cell office:value-type="float" office:value="0.985465" calcext:value-type="float">
            <text:p>0.985465</text:p>
          </table:table-cell>
          <table:table-cell office:value-type="float" office:value="0.114518" calcext:value-type="float">
            <text:p>0.114518</text:p>
          </table:table-cell>
          <table:table-cell office:value-type="float" office:value="0.973961" calcext:value-type="float">
            <text:p>0.973961</text:p>
          </table:table-cell>
          <table:table-cell office:value-type="float" office:value="0.963366" calcext:value-type="float">
            <text:p>0.963366</text:p>
          </table:table-cell>
          <table:table-cell office:value-type="float" office:value="0.042269" calcext:value-type="float">
            <text:p>0.042269</text:p>
          </table:table-cell>
          <table:table-cell office:value-type="float" office:value="0.998446" calcext:value-type="float">
            <text:p>0.998446</text:p>
          </table:table-cell>
          <table:table-cell office:value-type="float" office:value="0.967413" calcext:value-type="float">
            <text:p>0.967413</text:p>
          </table:table-cell>
          <table:table-cell office:value-type="float" office:value="0.105123" calcext:value-type="float">
            <text:p>0.105123</text:p>
          </table:table-cell>
          <table:table-cell office:value-type="float" office:value="0.969867" calcext:value-type="float">
            <text:p>0.969867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167874" calcext:value-type="float">
            <text:p>0.167874</text:p>
          </table:table-cell>
          <table:table-cell office:value-type="float" office:value="0.968881" calcext:value-type="float">
            <text:p>0.968881</text:p>
          </table:table-cell>
          <table:table-cell office:value-type="float" office:value="0.978079" calcext:value-type="float">
            <text:p>0.978079</text:p>
          </table:table-cell>
          <table:table-cell office:value-type="float" office:value="0.035612" calcext:value-type="float">
            <text:p>0.035612</text:p>
          </table:table-cell>
          <table:table-cell office:value-type="float" office:value="0.970094" calcext:value-type="float">
            <text:p>0.970094</text:p>
          </table:table-cell>
          <table:table-cell office:value-type="float" office:value="0.980545" calcext:value-type="float">
            <text:p>0.980545</text:p>
          </table:table-cell>
          <table:table-cell office:value-type="float" office:value="0.104436" calcext:value-type="float">
            <text:p>0.104436</text:p>
          </table:table-cell>
          <table:table-cell office:value-type="float" office:value="0.989728" calcext:value-type="float">
            <text:p>0.989728</text:p>
          </table:table-cell>
          <table:table-cell office:value-type="float" office:value="0.969199" calcext:value-type="float">
            <text:p>0.969199</text:p>
          </table:table-cell>
          <table:table-cell office:value-type="float" office:value="0.117328" calcext:value-type="float">
            <text:p>0.117328</text:p>
          </table:table-cell>
          <table:table-cell office:value-type="float" office:value="0.966228" calcext:value-type="float">
            <text:p>0.966228</text:p>
          </table:table-cell>
          <table:table-cell office:value-type="float" office:value="0.980178" calcext:value-type="float">
            <text:p>0.980178</text:p>
          </table:table-cell>
          <table:table-cell office:value-type="float" office:value="0.11923" calcext:value-type="float">
            <text:p>0.11923</text:p>
          </table:table-cell>
          <table:table-cell office:value-type="float" office:value="0.9859" calcext:value-type="float">
            <text:p>0.9859</text:p>
          </table:table-cell>
          <table:table-cell table:style-name="ce3" office:value-type="float" office:value="0.119999999999999" calcext:value-type="float">
            <text:p>0.12</text:p>
          </table:table-cell>
          <table:table-cell table:formula="of:=SUM([.A46]+[.D46]+[.G46]+[.J46]+[.M46]+[.P46]+[.S46]+[.V46]+[.Y46]+[.AB46])/10" office:value-type="float" office:value="0.9763477" calcext:value-type="float">
            <text:p>0.9763477</text:p>
          </table:table-cell>
          <table:table-cell table:formula="of:=SUM([.B46]+[.E46]+[.H46]+[.K46]+[.N46]+[.Q46]+[.T46]+[.W46]+[.Z46]+[.AC46])/10" office:value-type="float" office:value="0.0901712" calcext:value-type="float">
            <text:p>0.0901712</text:p>
          </table:table-cell>
          <table:table-cell table:formula="of:=SUM([.C46]+[.F46]+[.I46]+[.L46]+[.O46]+[.R46]+[.U46]+[.X46]+[.AA46]+[.AD46])/10" office:value-type="float" office:value="0.9768259" calcext:value-type="float">
            <text:p>0.9768259</text:p>
          </table:table-cell>
          <table:table-cell table:formula="of:=1000 * [.AF46]" office:value-type="float" office:value="976.3477" calcext:value-type="float">
            <text:p>976.3477</text:p>
          </table:table-cell>
          <table:table-cell table:formula="of:=26000*[.AH46]" office:value-type="float" office:value="25397.4734" calcext:value-type="float">
            <text:p>25397.4734</text:p>
          </table:table-cell>
          <table:table-cell table:number-columns-repeated="988"/>
        </table:table-row>
        <table:table-row table:style-name="ro1">
          <table:table-cell office:value-type="float" office:value="0.97551" calcext:value-type="float">
            <text:p>0.97551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0.990979" calcext:value-type="float">
            <text:p>0.990979</text:p>
          </table:table-cell>
          <table:table-cell office:value-type="float" office:value="0.982379" calcext:value-type="float">
            <text:p>0.982379</text:p>
          </table:table-cell>
          <table:table-cell office:value-type="float" office:value="0.070615" calcext:value-type="float">
            <text:p>0.070615</text:p>
          </table:table-cell>
          <table:table-cell office:value-type="float" office:value="0.957814" calcext:value-type="float">
            <text:p>0.957814</text:p>
          </table:table-cell>
          <table:table-cell office:value-type="float" office:value="0.983527" calcext:value-type="float">
            <text:p>0.983527</text:p>
          </table:table-cell>
          <table:table-cell office:value-type="float" office:value="0.104817" calcext:value-type="float">
            <text:p>0.104817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962376" calcext:value-type="float">
            <text:p>0.962376</text:p>
          </table:table-cell>
          <table:table-cell office:value-type="float" office:value="0.037931" calcext:value-type="float">
            <text:p>0.037931</text:p>
          </table:table-cell>
          <table:table-cell office:value-type="float" office:value="0.998673" calcext:value-type="float">
            <text:p>0.998673</text:p>
          </table:table-cell>
          <table:table-cell office:value-type="float" office:value="0.96334" calcext:value-type="float">
            <text:p>0.96334</text:p>
          </table:table-cell>
          <table:table-cell office:value-type="float" office:value="0.10102" calcext:value-type="float">
            <text:p>0.10102</text:p>
          </table:table-cell>
          <table:table-cell office:value-type="float" office:value="0.971914" calcext:value-type="float">
            <text:p>0.971914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157444" calcext:value-type="float">
            <text:p>0.157444</text:p>
          </table:table-cell>
          <table:table-cell office:value-type="float" office:value="0.97089" calcext:value-type="float">
            <text:p>0.97089</text:p>
          </table:table-cell>
          <table:table-cell office:value-type="float" office:value="0.974948" calcext:value-type="float">
            <text:p>0.974948</text:p>
          </table:table-cell>
          <table:table-cell office:value-type="float" office:value="0.032294" calcext:value-type="float">
            <text:p>0.032294</text:p>
          </table:table-cell>
          <table:table-cell office:value-type="float" office:value="0.972672" calcext:value-type="float">
            <text:p>0.972672</text:p>
          </table:table-cell>
          <table:table-cell office:value-type="float" office:value="0.977626" calcext:value-type="float">
            <text:p>0.977626</text:p>
          </table:table-cell>
          <table:table-cell office:value-type="float" office:value="0.099309" calcext:value-type="float">
            <text:p>0.099309</text:p>
          </table:table-cell>
          <table:table-cell office:value-type="float" office:value="0.990562" calcext:value-type="float">
            <text:p>0.990562</text:p>
          </table:table-cell>
          <table:table-cell office:value-type="float" office:value="0.965092" calcext:value-type="float">
            <text:p>0.965092</text:p>
          </table:table-cell>
          <table:table-cell office:value-type="float" office:value="0.111567" calcext:value-type="float">
            <text:p>0.111567</text:p>
          </table:table-cell>
          <table:table-cell office:value-type="float" office:value="0.969867" calcext:value-type="float">
            <text:p>0.969867</text:p>
          </table:table-cell>
          <table:table-cell office:value-type="float" office:value="0.979187" calcext:value-type="float">
            <text:p>0.979187</text:p>
          </table:table-cell>
          <table:table-cell office:value-type="float" office:value="0.111778" calcext:value-type="float">
            <text:p>0.111778</text:p>
          </table:table-cell>
          <table:table-cell office:value-type="float" office:value="0.986582" calcext:value-type="float">
            <text:p>0.986582</text:p>
          </table:table-cell>
          <table:table-cell table:style-name="ce3" office:value-type="float" office:value="0.0999999999999991" calcext:value-type="float">
            <text:p>0.10</text:p>
          </table:table-cell>
          <table:table-cell table:formula="of:=SUM([.A47]+[.D47]+[.G47]+[.J47]+[.M47]+[.P47]+[.S47]+[.V47]+[.Y47]+[.AB47])/10" office:value-type="float" office:value="0.9742685" calcext:value-type="float">
            <text:p>0.9742685</text:p>
          </table:table-cell>
          <table:table-cell table:formula="of:=SUM([.B47]+[.E47]+[.H47]+[.K47]+[.N47]+[.Q47]+[.T47]+[.W47]+[.Z47]+[.AC47])/10" office:value-type="float" office:value="0.0844957" calcext:value-type="float">
            <text:p>0.0844957</text:p>
          </table:table-cell>
          <table:table-cell table:formula="of:=SUM([.C47]+[.F47]+[.I47]+[.L47]+[.O47]+[.R47]+[.U47]+[.X47]+[.AA47]+[.AD47])/10" office:value-type="float" office:value="0.9786453" calcext:value-type="float">
            <text:p>0.9786453</text:p>
          </table:table-cell>
          <table:table-cell table:formula="of:=1000 * [.AF47]" office:value-type="float" office:value="974.2685" calcext:value-type="float">
            <text:p>974.2685</text:p>
          </table:table-cell>
          <table:table-cell table:formula="of:=26000*[.AH47]" office:value-type="float" office:value="25444.7778" calcext:value-type="float">
            <text:p>25444.7778</text:p>
          </table:table-cell>
          <table:table-cell table:number-columns-repeated="988"/>
        </table:table-row>
        <table:table-row table:style-name="ro1">
          <table:table-cell office:value-type="float" office:value="0.973469" calcext:value-type="float">
            <text:p>0.973469</text:p>
          </table:table-cell>
          <table:table-cell office:value-type="float" office:value="0.017295" calcext:value-type="float">
            <text:p>0.017295</text:p>
          </table:table-cell>
          <table:table-cell office:value-type="float" office:value="0.991131" calcext:value-type="float">
            <text:p>0.991131</text:p>
          </table:table-cell>
          <table:table-cell office:value-type="float" office:value="0.981498" calcext:value-type="float">
            <text:p>0.981498</text:p>
          </table:table-cell>
          <table:table-cell office:value-type="float" office:value="0.063847" calcext:value-type="float">
            <text:p>0.063847</text:p>
          </table:table-cell>
          <table:table-cell office:value-type="float" office:value="0.960808" calcext:value-type="float">
            <text:p>0.960808</text:p>
          </table:table-cell>
          <table:table-cell office:value-type="float" office:value="0.982558" calcext:value-type="float">
            <text:p>0.982558</text:p>
          </table:table-cell>
          <table:table-cell office:value-type="float" office:value="0.095562" calcext:value-type="float">
            <text:p>0.095562</text:p>
          </table:table-cell>
          <table:table-cell office:value-type="float" office:value="0.978357" calcext:value-type="float">
            <text:p>0.978357</text:p>
          </table:table-cell>
          <table:table-cell office:value-type="float" office:value="0.959406" calcext:value-type="float">
            <text:p>0.959406</text:p>
          </table:table-cell>
          <table:table-cell office:value-type="float" office:value="0.034149" calcext:value-type="float">
            <text:p>0.034149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960285" calcext:value-type="float">
            <text:p>0.960285</text:p>
          </table:table-cell>
          <table:table-cell office:value-type="float" office:value="0.09725" calcext:value-type="float">
            <text:p>0.09725</text:p>
          </table:table-cell>
          <table:table-cell office:value-type="float" office:value="0.973506" calcext:value-type="float">
            <text:p>0.973506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145696" calcext:value-type="float">
            <text:p>0.145696</text:p>
          </table:table-cell>
          <table:table-cell office:value-type="float" office:value="0.973165" calcext:value-type="float">
            <text:p>0.973165</text:p>
          </table:table-cell>
          <table:table-cell office:value-type="float" office:value="0.97286" calcext:value-type="float">
            <text:p>0.97286</text:p>
          </table:table-cell>
          <table:table-cell office:value-type="float" office:value="0.02975" calcext:value-type="float">
            <text:p>0.02975</text:p>
          </table:table-cell>
          <table:table-cell office:value-type="float" office:value="0.973998" calcext:value-type="float">
            <text:p>0.973998</text:p>
          </table:table-cell>
          <table:table-cell office:value-type="float" office:value="0.974708" calcext:value-type="float">
            <text:p>0.974708</text:p>
          </table:table-cell>
          <table:table-cell office:value-type="float" office:value="0.094851" calcext:value-type="float">
            <text:p>0.094851</text:p>
          </table:table-cell>
          <table:table-cell office:value-type="float" office:value="0.99132" calcext:value-type="float">
            <text:p>0.99132</text:p>
          </table:table-cell>
          <table:table-cell office:value-type="float" office:value="0.965092" calcext:value-type="float">
            <text:p>0.965092</text:p>
          </table:table-cell>
          <table:table-cell office:value-type="float" office:value="0.105362" calcext:value-type="float">
            <text:p>0.105362</text:p>
          </table:table-cell>
          <table:table-cell office:value-type="float" office:value="0.9718" calcext:value-type="float">
            <text:p>0.9718</text:p>
          </table:table-cell>
          <table:table-cell office:value-type="float" office:value="0.978196" calcext:value-type="float">
            <text:p>0.978196</text:p>
          </table:table-cell>
          <table:table-cell office:value-type="float" office:value="0.103548" calcext:value-type="float">
            <text:p>0.103548</text:p>
          </table:table-cell>
          <table:table-cell office:value-type="float" office:value="0.987719" calcext:value-type="float">
            <text:p>0.987719</text:p>
          </table:table-cell>
          <table:table-cell table:style-name="ce3" office:value-type="float" office:value="0.0799999999999991" calcext:value-type="float">
            <text:p>0.08</text:p>
          </table:table-cell>
          <table:table-cell table:formula="of:=SUM([.A48]+[.D48]+[.G48]+[.J48]+[.M48]+[.P48]+[.S48]+[.V48]+[.Y48]+[.AB48])/10" office:value-type="float" office:value="0.9726772" calcext:value-type="float">
            <text:p>0.9726772</text:p>
          </table:table-cell>
          <table:table-cell table:formula="of:=SUM([.B48]+[.E48]+[.H48]+[.K48]+[.N48]+[.Q48]+[.T48]+[.W48]+[.Z48]+[.AC48])/10" office:value-type="float" office:value="0.078731" calcext:value-type="float">
            <text:p>0.078731</text:p>
          </table:table-cell>
          <table:table-cell table:formula="of:=SUM([.C48]+[.F48]+[.I48]+[.L48]+[.O48]+[.R48]+[.U48]+[.X48]+[.AA48]+[.AD48])/10" office:value-type="float" office:value="0.9800629" calcext:value-type="float">
            <text:p>0.9800629</text:p>
          </table:table-cell>
          <table:table-cell table:formula="of:=1000 * [.AF48]" office:value-type="float" office:value="972.6772" calcext:value-type="float">
            <text:p>972.6772</text:p>
          </table:table-cell>
          <table:table-cell table:formula="of:=26000*[.AH48]" office:value-type="float" office:value="25481.6354" calcext:value-type="float">
            <text:p>25481.6354</text:p>
          </table:table-cell>
          <table:table-cell table:number-columns-repeated="988"/>
        </table:table-row>
        <table:table-row table:style-name="ro1">
          <table:table-cell office:value-type="float" office:value="0.972449" calcext:value-type="float">
            <text:p>0.972449</text:p>
          </table:table-cell>
          <table:table-cell office:value-type="float" office:value="0.016186" calcext:value-type="float">
            <text:p>0.016186</text:p>
          </table:table-cell>
          <table:table-cell office:value-type="float" office:value="0.991396" calcext:value-type="float">
            <text:p>0.991396</text:p>
          </table:table-cell>
          <table:table-cell office:value-type="float" office:value="0.979736" calcext:value-type="float">
            <text:p>0.979736</text:p>
          </table:table-cell>
          <table:table-cell office:value-type="float" office:value="0.058432" calcext:value-type="float">
            <text:p>0.058432</text:p>
          </table:table-cell>
          <table:table-cell office:value-type="float" office:value="0.963461" calcext:value-type="float">
            <text:p>0.963461</text:p>
          </table:table-cell>
          <table:table-cell office:value-type="float" office:value="0.979651" calcext:value-type="float">
            <text:p>0.979651</text:p>
          </table:table-cell>
          <table:table-cell office:value-type="float" office:value="0.085415" calcext:value-type="float">
            <text:p>0.085415</text:p>
          </table:table-cell>
          <table:table-cell office:value-type="float" office:value="0.98029" calcext:value-type="float">
            <text:p>0.98029</text:p>
          </table:table-cell>
          <table:table-cell office:value-type="float" office:value="0.956436" calcext:value-type="float">
            <text:p>0.956436</text:p>
          </table:table-cell>
          <table:table-cell office:value-type="float" office:value="0.031479" calcext:value-type="float">
            <text:p>0.031479</text:p>
          </table:table-cell>
          <table:table-cell office:value-type="float" office:value="0.99928" calcext:value-type="float">
            <text:p>0.99928</text:p>
          </table:table-cell>
          <table:table-cell office:value-type="float" office:value="0.956212" calcext:value-type="float">
            <text:p>0.956212</text:p>
          </table:table-cell>
          <table:table-cell office:value-type="float" office:value="0.093258" calcext:value-type="float">
            <text:p>0.093258</text:p>
          </table:table-cell>
          <table:table-cell office:value-type="float" office:value="0.974908" calcext:value-type="float">
            <text:p>0.974908</text:p>
          </table:table-cell>
          <table:table-cell office:value-type="float" office:value="0.975336" calcext:value-type="float">
            <text:p>0.975336</text:p>
          </table:table-cell>
          <table:table-cell office:value-type="float" office:value="0.136034" calcext:value-type="float">
            <text:p>0.136034</text:p>
          </table:table-cell>
          <table:table-cell office:value-type="float" office:value="0.975628" calcext:value-type="float">
            <text:p>0.975628</text:p>
          </table:table-cell>
          <table:table-cell office:value-type="float" office:value="0.970772" calcext:value-type="float">
            <text:p>0.970772</text:p>
          </table:table-cell>
          <table:table-cell office:value-type="float" office:value="0.027649" calcext:value-type="float">
            <text:p>0.027649</text:p>
          </table:table-cell>
          <table:table-cell office:value-type="float" office:value="0.975552" calcext:value-type="float">
            <text:p>0.975552</text:p>
          </table:table-cell>
          <table:table-cell office:value-type="float" office:value="0.969844" calcext:value-type="float">
            <text:p>0.969844</text:p>
          </table:table-cell>
          <table:table-cell office:value-type="float" office:value="0.089947" calcext:value-type="float">
            <text:p>0.089947</text:p>
          </table:table-cell>
          <table:table-cell office:value-type="float" office:value="0.992381" calcext:value-type="float">
            <text:p>0.992381</text:p>
          </table:table-cell>
          <table:table-cell office:value-type="float" office:value="0.962012" calcext:value-type="float">
            <text:p>0.962012</text:p>
          </table:table-cell>
          <table:table-cell office:value-type="float" office:value="0.098272" calcext:value-type="float">
            <text:p>0.098272</text:p>
          </table:table-cell>
          <table:table-cell office:value-type="float" office:value="0.973733" calcext:value-type="float">
            <text:p>0.973733</text:p>
          </table:table-cell>
          <table:table-cell office:value-type="float" office:value="0.976214" calcext:value-type="float">
            <text:p>0.976214</text:p>
          </table:table-cell>
          <table:table-cell office:value-type="float" office:value="0.095762" calcext:value-type="float">
            <text:p>0.095762</text:p>
          </table:table-cell>
          <table:table-cell office:value-type="float" office:value="0.988819" calcext:value-type="float">
            <text:p>0.988819</text:p>
          </table:table-cell>
          <table:table-cell table:style-name="ce3" office:value-type="float" office:value="0.0599999999999991" calcext:value-type="float">
            <text:p>0.06</text:p>
          </table:table-cell>
          <table:table-cell table:formula="of:=SUM([.A49]+[.D49]+[.G49]+[.J49]+[.M49]+[.P49]+[.S49]+[.V49]+[.Y49]+[.AB49])/10" office:value-type="float" office:value="0.9698662" calcext:value-type="float">
            <text:p>0.9698662</text:p>
          </table:table-cell>
          <table:table-cell table:formula="of:=SUM([.B49]+[.E49]+[.H49]+[.K49]+[.N49]+[.Q49]+[.T49]+[.W49]+[.Z49]+[.AC49])/10" office:value-type="float" office:value="0.0732434" calcext:value-type="float">
            <text:p>0.0732434</text:p>
          </table:table-cell>
          <table:table-cell table:formula="of:=SUM([.C49]+[.F49]+[.I49]+[.L49]+[.O49]+[.R49]+[.U49]+[.X49]+[.AA49]+[.AD49])/10" office:value-type="float" office:value="0.9815448" calcext:value-type="float">
            <text:p>0.9815448</text:p>
          </table:table-cell>
          <table:table-cell table:formula="of:=1000 * [.AF49]" office:value-type="float" office:value="969.8662" calcext:value-type="float">
            <text:p>969.8662</text:p>
          </table:table-cell>
          <table:table-cell table:formula="of:=26000*[.AH49]" office:value-type="float" office:value="25520.1648" calcext:value-type="float">
            <text:p>25520.1648</text:p>
          </table:table-cell>
          <table:table-cell table:number-columns-repeated="988"/>
        </table:table-row>
        <table:table-row table:style-name="ro1">
          <table:table-cell office:value-type="float" office:value="0.970408" calcext:value-type="float">
            <text:p>0.970408</text:p>
          </table:table-cell>
          <table:table-cell office:value-type="float" office:value="0.014634" calcext:value-type="float">
            <text:p>0.014634</text:p>
          </table:table-cell>
          <table:table-cell office:value-type="float" office:value="0.991661" calcext:value-type="float">
            <text:p>0.991661</text:p>
          </table:table-cell>
          <table:table-cell office:value-type="float" office:value="0.976211" calcext:value-type="float">
            <text:p>0.976211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966115" calcext:value-type="float">
            <text:p>0.966115</text:p>
          </table:table-cell>
          <table:table-cell office:value-type="float" office:value="0.974806" calcext:value-type="float">
            <text:p>0.974806</text:p>
          </table:table-cell>
          <table:table-cell office:value-type="float" office:value="0.077275" calcext:value-type="float">
            <text:p>0.077275</text:p>
          </table:table-cell>
          <table:table-cell office:value-type="float" office:value="0.982337" calcext:value-type="float">
            <text:p>0.982337</text:p>
          </table:table-cell>
          <table:table-cell office:value-type="float" office:value="0.953465" calcext:value-type="float">
            <text:p>0.953465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.999356" calcext:value-type="float">
            <text:p>0.999356</text:p>
          </table:table-cell>
          <table:table-cell office:value-type="float" office:value="0.954175" calcext:value-type="float">
            <text:p>0.954175</text:p>
          </table:table-cell>
          <table:table-cell office:value-type="float" office:value="0.089709" calcext:value-type="float">
            <text:p>0.089709</text:p>
          </table:table-cell>
          <table:table-cell office:value-type="float" office:value="0.976765" calcext:value-type="float">
            <text:p>0.976765</text:p>
          </table:table-cell>
          <table:table-cell office:value-type="float" office:value="0.974215" calcext:value-type="float">
            <text:p>0.974215</text:p>
          </table:table-cell>
          <table:table-cell office:value-type="float" office:value="0.128458" calcext:value-type="float">
            <text:p>0.128458</text:p>
          </table:table-cell>
          <table:table-cell office:value-type="float" office:value="0.976993" calcext:value-type="float">
            <text:p>0.976993</text:p>
          </table:table-cell>
          <table:table-cell office:value-type="float" office:value="0.970772" calcext:value-type="float">
            <text:p>0.970772</text:p>
          </table:table-cell>
          <table:table-cell office:value-type="float" office:value="0.025437" calcext:value-type="float">
            <text:p>0.025437</text:p>
          </table:table-cell>
          <table:table-cell office:value-type="float" office:value="0.977069" calcext:value-type="float">
            <text:p>0.977069</text:p>
          </table:table-cell>
          <table:table-cell office:value-type="float" office:value="0.969844" calcext:value-type="float">
            <text:p>0.969844</text:p>
          </table:table-cell>
          <table:table-cell office:value-type="float" office:value="0.085377" calcext:value-type="float">
            <text:p>0.085377</text:p>
          </table:table-cell>
          <table:table-cell office:value-type="float" office:value="0.993329" calcext:value-type="float">
            <text:p>0.993329</text:p>
          </table:table-cell>
          <table:table-cell office:value-type="float" office:value="0.960986" calcext:value-type="float">
            <text:p>0.960986</text:p>
          </table:table-cell>
          <table:table-cell office:value-type="float" office:value="0.092621" calcext:value-type="float">
            <text:p>0.092621</text:p>
          </table:table-cell>
          <table:table-cell office:value-type="float" office:value="0.97559" calcext:value-type="float">
            <text:p>0.97559</text:p>
          </table:table-cell>
          <table:table-cell office:value-type="float" office:value="0.974232" calcext:value-type="float">
            <text:p>0.974232</text:p>
          </table:table-cell>
          <table:table-cell office:value-type="float" office:value="0.088199" calcext:value-type="float">
            <text:p>0.088199</text:p>
          </table:table-cell>
          <table:table-cell office:value-type="float" office:value="0.989766" calcext:value-type="float">
            <text:p>0.989766</text:p>
          </table:table-cell>
          <table:table-cell table:style-name="ce3" office:value-type="float" office:value="0.0399999999999989" calcext:value-type="float">
            <text:p>0.04</text:p>
          </table:table-cell>
          <table:table-cell table:formula="of:=SUM([.A50]+[.D50]+[.G50]+[.J50]+[.M50]+[.P50]+[.S50]+[.V50]+[.Y50]+[.AB50])/10" office:value-type="float" office:value="0.9679114" calcext:value-type="float">
            <text:p>0.9679114</text:p>
          </table:table-cell>
          <table:table-cell table:formula="of:=SUM([.B50]+[.E50]+[.H50]+[.K50]+[.N50]+[.Q50]+[.T50]+[.W50]+[.Z50]+[.AC50])/10" office:value-type="float" office:value="0.068162" calcext:value-type="float">
            <text:p>0.068162</text:p>
          </table:table-cell>
          <table:table-cell table:formula="of:=SUM([.C50]+[.F50]+[.I50]+[.L50]+[.O50]+[.R50]+[.U50]+[.X50]+[.AA50]+[.AD50])/10" office:value-type="float" office:value="0.9828981" calcext:value-type="float">
            <text:p>0.9828981</text:p>
          </table:table-cell>
          <table:table-cell table:formula="of:=1000 * [.AF50]" office:value-type="float" office:value="967.9114" calcext:value-type="float">
            <text:p>967.9114</text:p>
          </table:table-cell>
          <table:table-cell table:formula="of:=26000*[.AH50]" office:value-type="float" office:value="25555.3506" calcext:value-type="float">
            <text:p>25555.3506</text:p>
          </table:table-cell>
          <table:table-cell table:number-columns-repeated="988"/>
        </table:table-row>
        <table:table-row table:style-name="ro1">
          <table:table-cell office:value-type="float" office:value="0.947959" calcext:value-type="float">
            <text:p>0.947959</text:p>
          </table:table-cell>
          <table:table-cell office:value-type="float" office:value="0.013858" calcext:value-type="float">
            <text:p>0.013858</text:p>
          </table:table-cell>
          <table:table-cell office:value-type="float" office:value="0.992002" calcext:value-type="float">
            <text:p>0.992002</text:p>
          </table:table-cell>
          <table:table-cell office:value-type="float" office:value="0.959471" calcext:value-type="float">
            <text:p>0.959471</text:p>
          </table:table-cell>
          <table:table-cell office:value-type="float" office:value="0.046136" calcext:value-type="float">
            <text:p>0.046136</text:p>
          </table:table-cell>
          <table:table-cell office:value-type="float" office:value="0.967896" calcext:value-type="float">
            <text:p>0.967896</text:p>
          </table:table-cell>
          <table:table-cell office:value-type="float" office:value="0.95155" calcext:value-type="float">
            <text:p>0.95155</text:p>
          </table:table-cell>
          <table:table-cell office:value-type="float" office:value="0.069135" calcext:value-type="float">
            <text:p>0.069135</text:p>
          </table:table-cell>
          <table:table-cell office:value-type="float" office:value="0.984915" calcext:value-type="float">
            <text:p>0.984915</text:p>
          </table:table-cell>
          <table:table-cell office:value-type="float" office:value="0.932673" calcext:value-type="float">
            <text:p>0.932673</text:p>
          </table:table-cell>
          <table:table-cell office:value-type="float" office:value="0.026363" calcext:value-type="float">
            <text:p>0.026363</text:p>
          </table:table-cell>
          <table:table-cell office:value-type="float" office:value="0.999431" calcext:value-type="float">
            <text:p>0.999431</text:p>
          </table:table-cell>
          <table:table-cell office:value-type="float" office:value="0.935845" calcext:value-type="float">
            <text:p>0.935845</text:p>
          </table:table-cell>
          <table:table-cell office:value-type="float" office:value="0.083943" calcext:value-type="float">
            <text:p>0.083943</text:p>
          </table:table-cell>
          <table:table-cell office:value-type="float" office:value="0.978585" calcext:value-type="float">
            <text:p>0.978585</text:p>
          </table:table-cell>
          <table:table-cell office:value-type="float" office:value="0.955157" calcext:value-type="float">
            <text:p>0.955157</text:p>
          </table:table-cell>
          <table:table-cell office:value-type="float" office:value="0.118248" calcext:value-type="float">
            <text:p>0.118248</text:p>
          </table:table-cell>
          <table:table-cell office:value-type="float" office:value="0.979002" calcext:value-type="float">
            <text:p>0.979002</text:p>
          </table:table-cell>
          <table:table-cell office:value-type="float" office:value="0.947808" calcext:value-type="float">
            <text:p>0.947808</text:p>
          </table:table-cell>
          <table:table-cell office:value-type="float" office:value="0.023225" calcext:value-type="float">
            <text:p>0.023225</text:p>
          </table:table-cell>
          <table:table-cell office:value-type="float" office:value="0.978926" calcext:value-type="float">
            <text:p>0.978926</text:p>
          </table:table-cell>
          <table:table-cell office:value-type="float" office:value="0.950389" calcext:value-type="float">
            <text:p>0.950389</text:p>
          </table:table-cell>
          <table:table-cell office:value-type="float" office:value="0.080027" calcext:value-type="float">
            <text:p>0.080027</text:p>
          </table:table-cell>
          <table:table-cell office:value-type="float" office:value="0.993935" calcext:value-type="float">
            <text:p>0.993935</text:p>
          </table:table-cell>
          <table:table-cell office:value-type="float" office:value="0.940452" calcext:value-type="float">
            <text:p>0.940452</text:p>
          </table:table-cell>
          <table:table-cell office:value-type="float" office:value="0.086417" calcext:value-type="float">
            <text:p>0.086417</text:p>
          </table:table-cell>
          <table:table-cell office:value-type="float" office:value="0.977031" calcext:value-type="float">
            <text:p>0.977031</text:p>
          </table:table-cell>
          <table:table-cell office:value-type="float" office:value="0.95441" calcext:value-type="float">
            <text:p>0.95441</text:p>
          </table:table-cell>
          <table:table-cell office:value-type="float" office:value="0.080636" calcext:value-type="float">
            <text:p>0.080636</text:p>
          </table:table-cell>
          <table:table-cell office:value-type="float" office:value="0.990714" calcext:value-type="float">
            <text:p>0.990714</text:p>
          </table:table-cell>
          <table:table-cell table:style-name="ce3" office:value-type="float" office:value="0.0199999999999989" calcext:value-type="float">
            <text:p>0.02</text:p>
          </table:table-cell>
          <table:table-cell table:formula="of:=SUM([.A51]+[.D51]+[.G51]+[.J51]+[.M51]+[.P51]+[.S51]+[.V51]+[.Y51]+[.AB51])/10" office:value-type="float" office:value="0.9475714" calcext:value-type="float">
            <text:p>0.9475714</text:p>
          </table:table-cell>
          <table:table-cell table:formula="of:=SUM([.B51]+[.E51]+[.H51]+[.K51]+[.N51]+[.Q51]+[.T51]+[.W51]+[.Z51]+[.AC51])/10" office:value-type="float" office:value="0.0627988" calcext:value-type="float">
            <text:p>0.0627988</text:p>
          </table:table-cell>
          <table:table-cell table:formula="of:=SUM([.C51]+[.F51]+[.I51]+[.L51]+[.O51]+[.R51]+[.U51]+[.X51]+[.AA51]+[.AD51])/10" office:value-type="float" office:value="0.9842437" calcext:value-type="float">
            <text:p>0.9842437</text:p>
          </table:table-cell>
          <table:table-cell table:formula="of:=1000 * [.AF51]" office:value-type="float" office:value="947.5714" calcext:value-type="float">
            <text:p>947.5714</text:p>
          </table:table-cell>
          <table:table-cell table:formula="of:=26000*[.AH51]" office:value-type="float" office:value="25590.3362" calcext:value-type="float">
            <text:p>25590.3362</text:p>
          </table:table-cell>
          <table:table-cell table:number-columns-repeated="988"/>
        </table:table-row>
        <table:table-row table:style-name="ro1">
          <table:table-cell office:value-type="float" office:value="0.886735" calcext:value-type="float">
            <text:p>0.886735</text:p>
          </table:table-cell>
          <table:table-cell office:value-type="float" office:value="0.012417" calcext:value-type="float">
            <text:p>0.012417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041173" calcext:value-type="float">
            <text:p>0.041173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063894" calcext:value-type="float">
            <text:p>0.063894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023582" calcext:value-type="float">
            <text:p>0.023582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078953" calcext:value-type="float">
            <text:p>0.078953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109794" calcext:value-type="float">
            <text:p>0.109794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02046" calcext:value-type="float">
            <text:p>0.02046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07568" calcext:value-type="float">
            <text:p>0.075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080324" calcext:value-type="float">
            <text:p>0.080324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074741" calcext:value-type="float">
            <text:p>0.074741</text:p>
          </table:table-cell>
          <table:table-cell office:value-type="float" office:value="0.991434" calcext:value-type="float">
            <text:p>0.991434</text:p>
          </table:table-cell>
          <table:table-cell table:style-name="ce3" office:value-type="float" office:value="-1.11022302462516E-015" calcext:value-type="float">
            <text:p>0.00</text:p>
          </table:table-cell>
          <table:table-cell table:formula="of:=SUM([.A52]+[.D52]+[.G52]+[.J52]+[.M52]+[.P52]+[.S52]+[.V52]+[.Y52]+[.AB52])/10" office:value-type="float" office:value="0.8765578" calcext:value-type="float">
            <text:p>0.8765578</text:p>
          </table:table-cell>
          <table:table-cell table:formula="of:=SUM([.B52]+[.E52]+[.H52]+[.K52]+[.N52]+[.Q52]+[.T52]+[.W52]+[.Z52]+[.AC52])/10" office:value-type="float" office:value="0.0581018" calcext:value-type="float">
            <text:p>0.0581018</text:p>
          </table:table-cell>
          <table:table-cell table:formula="of:=SUM([.C52]+[.F52]+[.I52]+[.L52]+[.O52]+[.R52]+[.U52]+[.X52]+[.AA52]+[.AD52])/10" office:value-type="float" office:value="0.9857407" calcext:value-type="float">
            <text:p>0.9857407</text:p>
          </table:table-cell>
          <table:table-cell table:formula="of:=1000 * [.AF52]" office:value-type="float" office:value="876.5578" calcext:value-type="float">
            <text:p>876.5578</text:p>
          </table:table-cell>
          <table:table-cell table:formula="of:=26000*[.AH52]" office:value-type="float" office:value="25629.2582" calcext:value-type="float">
            <text:p>25629.2582</text:p>
          </table:table-cell>
          <table:table-cell table:number-columns-repeated="988"/>
        </table:table-row>
        <table:table-row table:style-name="ro1">
          <table:table-cell office:value-type="float" office:value="0.87551" calcext:value-type="float">
            <text:p>0.87551</text:p>
          </table:table-cell>
          <table:table-cell office:value-type="float" office:value="0.010754" calcext:value-type="float">
            <text:p>0.010754</text:p>
          </table:table-cell>
          <table:table-cell office:value-type="float" office:value="0.992874" calcext:value-type="float">
            <text:p>0.992874</text:p>
          </table:table-cell>
          <table:table-cell office:value-type="float" office:value="0.89163" calcext:value-type="float">
            <text:p>0.89163</text:p>
          </table:table-cell>
          <table:table-cell office:value-type="float" office:value="0.036548" calcext:value-type="float">
            <text:p>0.036548</text:p>
          </table:table-cell>
          <table:table-cell office:value-type="float" office:value="0.972634" calcext:value-type="float">
            <text:p>0.972634</text:p>
          </table:table-cell>
          <table:table-cell office:value-type="float" office:value="0.856589" calcext:value-type="float">
            <text:p>0.856589</text:p>
          </table:table-cell>
          <table:table-cell office:value-type="float" office:value="0.05698" calcext:value-type="float">
            <text:p>0.05698</text:p>
          </table:table-cell>
          <table:table-cell office:value-type="float" office:value="0.987719" calcext:value-type="float">
            <text:p>0.987719</text:p>
          </table:table-cell>
          <table:table-cell office:value-type="float" office:value="0.837624" calcext:value-type="float">
            <text:p>0.837624</text:p>
          </table:table-cell>
          <table:table-cell office:value-type="float" office:value="0.021357" calcext:value-type="float">
            <text:p>0.021357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855397" calcext:value-type="float">
            <text:p>0.855397</text:p>
          </table:table-cell>
          <table:table-cell office:value-type="float" office:value="0.075848" calcext:value-type="float">
            <text:p>0.075848</text:p>
          </table:table-cell>
          <table:table-cell office:value-type="float" office:value="0.981769" calcext:value-type="float">
            <text:p>0.981769</text:p>
          </table:table-cell>
          <table:table-cell office:value-type="float" office:value="0.86435" calcext:value-type="float">
            <text:p>0.86435</text:p>
          </table:table-cell>
          <table:table-cell office:value-type="float" office:value="0.100351" calcext:value-type="float">
            <text:p>0.100351</text:p>
          </table:table-cell>
          <table:table-cell office:value-type="float" office:value="0.983398" calcext:value-type="float">
            <text:p>0.983398</text:p>
          </table:table-cell>
          <table:table-cell office:value-type="float" office:value="0.866388" calcext:value-type="float">
            <text:p>0.866388</text:p>
          </table:table-cell>
          <table:table-cell office:value-type="float" office:value="0.018359" calcext:value-type="float">
            <text:p>0.018359</text:p>
          </table:table-cell>
          <table:table-cell office:value-type="float" office:value="0.982261" calcext:value-type="float">
            <text:p>0.982261</text:p>
          </table:table-cell>
          <table:table-cell office:value-type="float" office:value="0.875486" calcext:value-type="float">
            <text:p>0.875486</text:p>
          </table:table-cell>
          <table:table-cell office:value-type="float" office:value="0.072782" calcext:value-type="float">
            <text:p>0.072782</text:p>
          </table:table-cell>
          <table:table-cell office:value-type="float" office:value="0.994845" calcext:value-type="float">
            <text:p>0.994845</text:p>
          </table:table-cell>
          <table:table-cell office:value-type="float" office:value="0.842916" calcext:value-type="float">
            <text:p>0.842916</text:p>
          </table:table-cell>
          <table:table-cell office:value-type="float" office:value="0.074452" calcext:value-type="float">
            <text:p>0.074452</text:p>
          </table:table-cell>
          <table:table-cell office:value-type="float" office:value="0.981086" calcext:value-type="float">
            <text:p>0.981086</text:p>
          </table:table-cell>
          <table:table-cell office:value-type="float" office:value="0.875124" calcext:value-type="float">
            <text:p>0.875124</text:p>
          </table:table-cell>
          <table:table-cell office:value-type="float" office:value="0.068402" calcext:value-type="float">
            <text:p>0.068402</text:p>
          </table:table-cell>
          <table:table-cell office:value-type="float" office:value="0.992002" calcext:value-type="float">
            <text:p>0.992002</text:p>
          </table:table-cell>
          <table:table-cell table:style-name="ce3" office:value-type="float" office:value="-0.0200000000000011" calcext:value-type="float">
            <text:p>-0.02</text:p>
          </table:table-cell>
          <table:table-cell table:formula="of:=SUM([.A53]+[.D53]+[.G53]+[.J53]+[.M53]+[.P53]+[.S53]+[.V53]+[.Y53]+[.AB53])/10" office:value-type="float" office:value="0.8641014" calcext:value-type="float">
            <text:p>0.8641014</text:p>
          </table:table-cell>
          <table:table-cell table:formula="of:=SUM([.B53]+[.E53]+[.H53]+[.K53]+[.N53]+[.Q53]+[.T53]+[.W53]+[.Z53]+[.AC53])/10" office:value-type="float" office:value="0.0535833" calcext:value-type="float">
            <text:p>0.0535833</text:p>
          </table:table-cell>
          <table:table-cell table:formula="of:=SUM([.C53]+[.F53]+[.I53]+[.L53]+[.O53]+[.R53]+[.U53]+[.X53]+[.AA53]+[.AD53])/10" office:value-type="float" office:value="0.9868095" calcext:value-type="float">
            <text:p>0.9868095</text:p>
          </table:table-cell>
          <table:table-cell table:formula="of:=1000 * [.AF53]" office:value-type="float" office:value="864.1014" calcext:value-type="float">
            <text:p>864.1014</text:p>
          </table:table-cell>
          <table:table-cell table:formula="of:=26000*[.AH53]" office:value-type="float" office:value="25657.047" calcext:value-type="float">
            <text:p>25657.047</text:p>
          </table:table-cell>
          <table:table-cell table:number-columns-repeated="988"/>
        </table:table-row>
        <table:table-row table:style-name="ro1">
          <table:table-cell office:value-type="float" office:value="0.865306" calcext:value-type="float">
            <text:p>0.865306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0.993026" calcext:value-type="float">
            <text:p>0.993026</text:p>
          </table:table-cell>
          <table:table-cell office:value-type="float" office:value="0.878414" calcext:value-type="float">
            <text:p>0.878414</text:p>
          </table:table-cell>
          <table:table-cell office:value-type="float" office:value="0.031021" calcext:value-type="float">
            <text:p>0.031021</text:p>
          </table:table-cell>
          <table:table-cell office:value-type="float" office:value="0.976159" calcext:value-type="float">
            <text:p>0.976159</text:p>
          </table:table-cell>
          <table:table-cell office:value-type="float" office:value="0.841085" calcext:value-type="float">
            <text:p>0.841085</text:p>
          </table:table-cell>
          <table:table-cell office:value-type="float" office:value="0.050513" calcext:value-type="float">
            <text:p>0.050513</text:p>
          </table:table-cell>
          <table:table-cell office:value-type="float" office:value="0.989311" calcext:value-type="float">
            <text:p>0.989311</text:p>
          </table:table-cell>
          <table:table-cell office:value-type="float" office:value="0.825743" calcext:value-type="float">
            <text:p>0.825743</text:p>
          </table:table-cell>
          <table:table-cell office:value-type="float" office:value="0.018242" calcext:value-type="float">
            <text:p>0.018242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837067" calcext:value-type="float">
            <text:p>0.837067</text:p>
          </table:table-cell>
          <table:table-cell office:value-type="float" office:value="0.072189" calcext:value-type="float">
            <text:p>0.072189</text:p>
          </table:table-cell>
          <table:table-cell office:value-type="float" office:value="0.983019" calcext:value-type="float">
            <text:p>0.983019</text:p>
          </table:table-cell>
          <table:table-cell office:value-type="float" office:value="0.852018" calcext:value-type="float">
            <text:p>0.852018</text:p>
          </table:table-cell>
          <table:table-cell office:value-type="float" office:value="0.09069" calcext:value-type="float">
            <text:p>0.09069</text:p>
          </table:table-cell>
          <table:table-cell office:value-type="float" office:value="0.985331" calcext:value-type="float">
            <text:p>0.985331</text:p>
          </table:table-cell>
          <table:table-cell office:value-type="float" office:value="0.858038" calcext:value-type="float">
            <text:p>0.858038</text:p>
          </table:table-cell>
          <table:table-cell office:value-type="float" office:value="0.015704" calcext:value-type="float">
            <text:p>0.015704</text:p>
          </table:table-cell>
          <table:table-cell office:value-type="float" office:value="0.983967" calcext:value-type="float">
            <text:p>0.983967</text:p>
          </table:table-cell>
          <table:table-cell office:value-type="float" office:value="0.865759" calcext:value-type="float">
            <text:p>0.865759</text:p>
          </table:table-cell>
          <table:table-cell office:value-type="float" office:value="0.067655" calcext:value-type="float">
            <text:p>0.067655</text:p>
          </table:table-cell>
          <table:table-cell office:value-type="float" office:value="0.995414" calcext:value-type="float">
            <text:p>0.995414</text:p>
          </table:table-cell>
          <table:table-cell office:value-type="float" office:value="0.831622" calcext:value-type="float">
            <text:p>0.831622</text:p>
          </table:table-cell>
          <table:table-cell office:value-type="float" office:value="0.069244" calcext:value-type="float">
            <text:p>0.069244</text:p>
          </table:table-cell>
          <table:table-cell office:value-type="float" office:value="0.983285" calcext:value-type="float">
            <text:p>0.983285</text:p>
          </table:table-cell>
          <table:table-cell office:value-type="float" office:value="0.872151" calcext:value-type="float">
            <text:p>0.872151</text:p>
          </table:table-cell>
          <table:table-cell office:value-type="float" office:value="0.063063" calcext:value-type="float">
            <text:p>0.063063</text:p>
          </table:table-cell>
          <table:table-cell office:value-type="float" office:value="0.99276" calcext:value-type="float">
            <text:p>0.99276</text:p>
          </table:table-cell>
          <table:table-cell table:style-name="ce3" office:value-type="float" office:value="-0.0400000000000011" calcext:value-type="float">
            <text:p>-0.04</text:p>
          </table:table-cell>
          <table:table-cell table:formula="of:=SUM([.A54]+[.D54]+[.G54]+[.J54]+[.M54]+[.P54]+[.S54]+[.V54]+[.Y54]+[.AB54])/10" office:value-type="float" office:value="0.8527203" calcext:value-type="float">
            <text:p>0.8527203</text:p>
          </table:table-cell>
          <table:table-cell table:formula="of:=SUM([.B54]+[.E54]+[.H54]+[.K54]+[.N54]+[.Q54]+[.T54]+[.W54]+[.Z54]+[.AC54])/10" office:value-type="float" office:value="0.0487412" calcext:value-type="float">
            <text:p>0.0487412</text:p>
          </table:table-cell>
          <table:table-cell table:formula="of:=SUM([.C54]+[.F54]+[.I54]+[.L54]+[.O54]+[.R54]+[.U54]+[.X54]+[.AA54]+[.AD54])/10" office:value-type="float" office:value="0.9881893" calcext:value-type="float">
            <text:p>0.9881893</text:p>
          </table:table-cell>
          <table:table-cell table:formula="of:=1000 * [.AF54]" office:value-type="float" office:value="852.7203" calcext:value-type="float">
            <text:p>852.7203</text:p>
          </table:table-cell>
          <table:table-cell table:formula="of:=26000*[.AH54]" office:value-type="float" office:value="25692.9218" calcext:value-type="float">
            <text:p>25692.9218</text:p>
          </table:table-cell>
          <table:table-cell table:number-columns-repeated="988"/>
        </table:table-row>
        <table:table-row table:style-name="ro1">
          <table:table-cell office:value-type="float" office:value="0.853061" calcext:value-type="float">
            <text:p>0.853061</text:p>
          </table:table-cell>
          <table:table-cell office:value-type="float" office:value="0.008315" calcext:value-type="float">
            <text:p>0.008315</text:p>
          </table:table-cell>
          <table:table-cell office:value-type="float" office:value="0.993367" calcext:value-type="float">
            <text:p>0.993367</text:p>
          </table:table-cell>
          <table:table-cell office:value-type="float" office:value="0.863436" calcext:value-type="float">
            <text:p>0.863436</text:p>
          </table:table-cell>
          <table:table-cell office:value-type="float" office:value="0.026396" calcext:value-type="float">
            <text:p>0.026396</text:p>
          </table:table-cell>
          <table:table-cell office:value-type="float" office:value="0.97885" calcext:value-type="float">
            <text:p>0.97885</text:p>
          </table:table-cell>
          <table:table-cell office:value-type="float" office:value="0.823643" calcext:value-type="float">
            <text:p>0.823643</text:p>
          </table:table-cell>
          <table:table-cell office:value-type="float" office:value="0.042819" calcext:value-type="float">
            <text:p>0.042819</text:p>
          </table:table-cell>
          <table:table-cell office:value-type="float" office:value="0.990335" calcext:value-type="float">
            <text:p>0.990335</text:p>
          </table:table-cell>
          <table:table-cell office:value-type="float" office:value="0.811881" calcext:value-type="float">
            <text:p>0.811881</text:p>
          </table:table-cell>
          <table:table-cell office:value-type="float" office:value="0.016685" calcext:value-type="float">
            <text:p>0.016685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819756" calcext:value-type="float">
            <text:p>0.819756</text:p>
          </table:table-cell>
          <table:table-cell office:value-type="float" office:value="0.067864" calcext:value-type="float">
            <text:p>0.067864</text:p>
          </table:table-cell>
          <table:table-cell office:value-type="float" office:value="0.984839" calcext:value-type="float">
            <text:p>0.984839</text:p>
          </table:table-cell>
          <table:table-cell office:value-type="float" office:value="0.836323" calcext:value-type="float">
            <text:p>0.836323</text:p>
          </table:table-cell>
          <table:table-cell office:value-type="float" office:value="0.081467" calcext:value-type="float">
            <text:p>0.081467</text:p>
          </table:table-cell>
          <table:table-cell office:value-type="float" office:value="0.986696" calcext:value-type="float">
            <text:p>0.986696</text:p>
          </table:table-cell>
          <table:table-cell office:value-type="float" office:value="0.851775" calcext:value-type="float">
            <text:p>0.851775</text:p>
          </table:table-cell>
          <table:table-cell office:value-type="float" office:value="0.014046" calcext:value-type="float">
            <text:p>0.014046</text:p>
          </table:table-cell>
          <table:table-cell office:value-type="float" office:value="0.985938" calcext:value-type="float">
            <text:p>0.985938</text:p>
          </table:table-cell>
          <table:table-cell office:value-type="float" office:value="0.855058" calcext:value-type="float">
            <text:p>0.855058</text:p>
          </table:table-cell>
          <table:table-cell office:value-type="float" office:value="0.062305" calcext:value-type="float">
            <text:p>0.062305</text:p>
          </table:table-cell>
          <table:table-cell office:value-type="float" office:value="0.995831" calcext:value-type="float">
            <text:p>0.995831</text:p>
          </table:table-cell>
          <table:table-cell office:value-type="float" office:value="0.812115" calcext:value-type="float">
            <text:p>0.812115</text:p>
          </table:table-cell>
          <table:table-cell office:value-type="float" office:value="0.064591" calcext:value-type="float">
            <text:p>0.064591</text:p>
          </table:table-cell>
          <table:table-cell office:value-type="float" office:value="0.984611" calcext:value-type="float">
            <text:p>0.984611</text:p>
          </table:table-cell>
          <table:table-cell office:value-type="float" office:value="0.866204" calcext:value-type="float">
            <text:p>0.866204</text:p>
          </table:table-cell>
          <table:table-cell office:value-type="float" office:value="0.058392" calcext:value-type="float">
            <text:p>0.058392</text:p>
          </table:table-cell>
          <table:table-cell office:value-type="float" office:value="0.993291" calcext:value-type="float">
            <text:p>0.993291</text:p>
          </table:table-cell>
          <table:table-cell table:style-name="ce3" office:value-type="float" office:value="-0.0600000000000012" calcext:value-type="float">
            <text:p>-0.06</text:p>
          </table:table-cell>
          <table:table-cell table:formula="of:=SUM([.A55]+[.D55]+[.G55]+[.J55]+[.M55]+[.P55]+[.S55]+[.V55]+[.Y55]+[.AB55])/10" office:value-type="float" office:value="0.8393252" calcext:value-type="float">
            <text:p>0.8393252</text:p>
          </table:table-cell>
          <table:table-cell table:formula="of:=SUM([.B55]+[.E55]+[.H55]+[.K55]+[.N55]+[.Q55]+[.T55]+[.W55]+[.Z55]+[.AC55])/10" office:value-type="float" office:value="0.044288" calcext:value-type="float">
            <text:p>0.044288</text:p>
          </table:table-cell>
          <table:table-cell table:formula="of:=SUM([.C55]+[.F55]+[.I55]+[.L55]+[.O55]+[.R55]+[.U55]+[.X55]+[.AA55]+[.AD55])/10" office:value-type="float" office:value="0.9893455" calcext:value-type="float">
            <text:p>0.9893455</text:p>
          </table:table-cell>
          <table:table-cell table:formula="of:=1000 * [.AF55]" office:value-type="float" office:value="839.3252" calcext:value-type="float">
            <text:p>839.3252</text:p>
          </table:table-cell>
          <table:table-cell table:formula="of:=26000*[.AH55]" office:value-type="float" office:value="25722.983" calcext:value-type="float">
            <text:p>25722.983</text:p>
          </table:table-cell>
          <table:table-cell table:number-columns-repeated="988"/>
        </table:table-row>
        <table:table-row table:style-name="ro1">
          <table:table-cell office:value-type="float" office:value="0.841837" calcext:value-type="float">
            <text:p>0.841837</text:p>
          </table:table-cell>
          <table:table-cell office:value-type="float" office:value="0.007206" calcext:value-type="float">
            <text:p>0.007206</text:p>
          </table:table-cell>
          <table:table-cell office:value-type="float" office:value="0.993822" calcext:value-type="float">
            <text:p>0.993822</text:p>
          </table:table-cell>
          <table:table-cell office:value-type="float" office:value="0.847577" calcext:value-type="float">
            <text:p>0.847577</text:p>
          </table:table-cell>
          <table:table-cell office:value-type="float" office:value="0.023576" calcext:value-type="float">
            <text:p>0.023576</text:p>
          </table:table-cell>
          <table:table-cell office:value-type="float" office:value="0.981238" calcext:value-type="float">
            <text:p>0.981238</text:p>
          </table:table-cell>
          <table:table-cell office:value-type="float" office:value="0.801357" calcext:value-type="float">
            <text:p>0.801357</text:p>
          </table:table-cell>
          <table:table-cell office:value-type="float" office:value="0.037913" calcext:value-type="float">
            <text:p>0.037913</text:p>
          </table:table-cell>
          <table:table-cell office:value-type="float" office:value="0.991396" calcext:value-type="float">
            <text:p>0.991396</text:p>
          </table:table-cell>
          <table:table-cell office:value-type="float" office:value="0.8" calcext:value-type="float">
            <text:p>0.8</text:p>
          </table:table-cell>
          <table:table-cell office:value-type="float" office:value="0.014349" calcext:value-type="float">
            <text:p>0.014349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805499" calcext:value-type="float">
            <text:p>0.805499</text:p>
          </table:table-cell>
          <table:table-cell office:value-type="float" office:value="0.063207" calcext:value-type="float">
            <text:p>0.063207</text:p>
          </table:table-cell>
          <table:table-cell office:value-type="float" office:value="0.986469" calcext:value-type="float">
            <text:p>0.986469</text:p>
          </table:table-cell>
          <table:table-cell office:value-type="float" office:value="0.815022" calcext:value-type="float">
            <text:p>0.815022</text:p>
          </table:table-cell>
          <table:table-cell office:value-type="float" office:value="0.073342" calcext:value-type="float">
            <text:p>0.073342</text:p>
          </table:table-cell>
          <table:table-cell office:value-type="float" office:value="0.988288" calcext:value-type="float">
            <text:p>0.988288</text:p>
          </table:table-cell>
          <table:table-cell office:value-type="float" office:value="0.841336" calcext:value-type="float">
            <text:p>0.841336</text:p>
          </table:table-cell>
          <table:table-cell office:value-type="float" office:value="0.011723" calcext:value-type="float">
            <text:p>0.011723</text:p>
          </table:table-cell>
          <table:table-cell office:value-type="float" office:value="0.986999" calcext:value-type="float">
            <text:p>0.986999</text:p>
          </table:table-cell>
          <table:table-cell office:value-type="float" office:value="0.84144" calcext:value-type="float">
            <text:p>0.84144</text:p>
          </table:table-cell>
          <table:table-cell office:value-type="float" office:value="0.056621" calcext:value-type="float">
            <text:p>0.056621</text:p>
          </table:table-cell>
          <table:table-cell office:value-type="float" office:value="0.996096" calcext:value-type="float">
            <text:p>0.996096</text:p>
          </table:table-cell>
          <table:table-cell office:value-type="float" office:value="0.795688" calcext:value-type="float">
            <text:p>0.795688</text:p>
          </table:table-cell>
          <table:table-cell office:value-type="float" office:value="0.059606" calcext:value-type="float">
            <text:p>0.059606</text:p>
          </table:table-cell>
          <table:table-cell office:value-type="float" office:value="0.986241" calcext:value-type="float">
            <text:p>0.986241</text:p>
          </table:table-cell>
          <table:table-cell office:value-type="float" office:value="0.858276" calcext:value-type="float">
            <text:p>0.858276</text:p>
          </table:table-cell>
          <table:table-cell office:value-type="float" office:value="0.052942" calcext:value-type="float">
            <text:p>0.052942</text:p>
          </table:table-cell>
          <table:table-cell office:value-type="float" office:value="0.993519" calcext:value-type="float">
            <text:p>0.993519</text:p>
          </table:table-cell>
          <table:table-cell table:style-name="ce3" office:value-type="float" office:value="-0.0800000000000012" calcext:value-type="float">
            <text:p>-0.08</text:p>
          </table:table-cell>
          <table:table-cell table:formula="of:=SUM([.A56]+[.D56]+[.G56]+[.J56]+[.M56]+[.P56]+[.S56]+[.V56]+[.Y56]+[.AB56])/10" office:value-type="float" office:value="0.8248032" calcext:value-type="float">
            <text:p>0.8248032</text:p>
          </table:table-cell>
          <table:table-cell table:formula="of:=SUM([.B56]+[.E56]+[.H56]+[.K56]+[.N56]+[.Q56]+[.T56]+[.W56]+[.Z56]+[.AC56])/10" office:value-type="float" office:value="0.0400485" calcext:value-type="float">
            <text:p>0.0400485</text:p>
          </table:table-cell>
          <table:table-cell table:formula="of:=SUM([.C56]+[.F56]+[.I56]+[.L56]+[.O56]+[.R56]+[.U56]+[.X56]+[.AA56]+[.AD56])/10" office:value-type="float" office:value="0.9903765" calcext:value-type="float">
            <text:p>0.9903765</text:p>
          </table:table-cell>
          <table:table-cell table:formula="of:=1000 * [.AF56]" office:value-type="float" office:value="824.8032" calcext:value-type="float">
            <text:p>824.8032</text:p>
          </table:table-cell>
          <table:table-cell table:formula="of:=26000*[.AH56]" office:value-type="float" office:value="25749.789" calcext:value-type="float">
            <text:p>25749.789</text:p>
          </table:table-cell>
          <table:table-cell table:number-columns-repeated="988"/>
        </table:table-row>
        <table:table-row table:style-name="ro1">
          <table:table-cell office:value-type="float" office:value="0.834694" calcext:value-type="float">
            <text:p>0.834694</text:p>
          </table:table-cell>
          <table:table-cell office:value-type="float" office:value="0.006098" calcext:value-type="float">
            <text:p>0.006098</text:p>
          </table:table-cell>
          <table:table-cell office:value-type="float" office:value="0.994163" calcext:value-type="float">
            <text:p>0.994163</text:p>
          </table:table-cell>
          <table:table-cell office:value-type="float" office:value="0.835242" calcext:value-type="float">
            <text:p>0.835242</text:p>
          </table:table-cell>
          <table:table-cell office:value-type="float" office:value="0.019628" calcext:value-type="float">
            <text:p>0.019628</text:p>
          </table:table-cell>
          <table:table-cell office:value-type="float" office:value="0.983929" calcext:value-type="float">
            <text:p>0.983929</text:p>
          </table:table-cell>
          <table:table-cell office:value-type="float" office:value="0.776163" calcext:value-type="float">
            <text:p>0.776163</text:p>
          </table:table-cell>
          <table:table-cell office:value-type="float" office:value="0.032226" calcext:value-type="float">
            <text:p>0.032226</text:p>
          </table:table-cell>
          <table:table-cell office:value-type="float" office:value="0.992154" calcext:value-type="float">
            <text:p>0.992154</text:p>
          </table:table-cell>
          <table:table-cell office:value-type="float" office:value="0.789109" calcext:value-type="float">
            <text:p>0.789109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786151" calcext:value-type="float">
            <text:p>0.786151</text:p>
          </table:table-cell>
          <table:table-cell office:value-type="float" office:value="0.059769" calcext:value-type="float">
            <text:p>0.059769</text:p>
          </table:table-cell>
          <table:table-cell office:value-type="float" office:value="0.98753" calcext:value-type="float">
            <text:p>0.98753</text:p>
          </table:table-cell>
          <table:table-cell office:value-type="float" office:value="0.798206" calcext:value-type="float">
            <text:p>0.798206</text:p>
          </table:table-cell>
          <table:table-cell office:value-type="float" office:value="0.065437" calcext:value-type="float">
            <text:p>0.065437</text:p>
          </table:table-cell>
          <table:table-cell office:value-type="float" office:value="0.989046" calcext:value-type="float">
            <text:p>0.989046</text:p>
          </table:table-cell>
          <table:table-cell office:value-type="float" office:value="0.832985" calcext:value-type="float">
            <text:p>0.832985</text:p>
          </table:table-cell>
          <table:table-cell office:value-type="float" office:value="0.010617" calcext:value-type="float">
            <text:p>0.010617</text:p>
          </table:table-cell>
          <table:table-cell office:value-type="float" office:value="0.988364" calcext:value-type="float">
            <text:p>0.988364</text:p>
          </table:table-cell>
          <table:table-cell office:value-type="float" office:value="0.826848" calcext:value-type="float">
            <text:p>0.826848</text:p>
          </table:table-cell>
          <table:table-cell office:value-type="float" office:value="0.052608" calcext:value-type="float">
            <text:p>0.052608</text:p>
          </table:table-cell>
          <table:table-cell office:value-type="float" office:value="0.996399" calcext:value-type="float">
            <text:p>0.996399</text:p>
          </table:table-cell>
          <table:table-cell office:value-type="float" office:value="0.780287" calcext:value-type="float">
            <text:p>0.780287</text:p>
          </table:table-cell>
          <table:table-cell office:value-type="float" office:value="0.055063" calcext:value-type="float">
            <text:p>0.055063</text:p>
          </table:table-cell>
          <table:table-cell office:value-type="float" office:value="0.987492" calcext:value-type="float">
            <text:p>0.987492</text:p>
          </table:table-cell>
          <table:table-cell office:value-type="float" office:value="0.850347" calcext:value-type="float">
            <text:p>0.850347</text:p>
          </table:table-cell>
          <table:table-cell office:value-type="float" office:value="0.048938" calcext:value-type="float">
            <text:p>0.048938</text:p>
          </table:table-cell>
          <table:table-cell office:value-type="float" office:value="0.993973" calcext:value-type="float">
            <text:p>0.993973</text:p>
          </table:table-cell>
          <table:table-cell table:style-name="ce3" office:value-type="float" office:value="-0.100000000000001" calcext:value-type="float">
            <text:p>-0.10</text:p>
          </table:table-cell>
          <table:table-cell table:formula="of:=SUM([.A57]+[.D57]+[.G57]+[.J57]+[.M57]+[.P57]+[.S57]+[.V57]+[.Y57]+[.AB57])/10" office:value-type="float" office:value="0.8110032" calcext:value-type="float">
            <text:p>0.8110032</text:p>
          </table:table-cell>
          <table:table-cell table:formula="of:=SUM([.B57]+[.E57]+[.H57]+[.K57]+[.N57]+[.Q57]+[.T57]+[.W57]+[.Z57]+[.AC57])/10" office:value-type="float" office:value="0.0362954" calcext:value-type="float">
            <text:p>0.0362954</text:p>
          </table:table-cell>
          <table:table-cell table:formula="of:=SUM([.C57]+[.F57]+[.I57]+[.L57]+[.O57]+[.R57]+[.U57]+[.X57]+[.AA57]+[.AD57])/10" office:value-type="float" office:value="0.9912747" calcext:value-type="float">
            <text:p>0.9912747</text:p>
          </table:table-cell>
          <table:table-cell table:formula="of:=1000 * [.AF57]" office:value-type="float" office:value="811.0032" calcext:value-type="float">
            <text:p>811.0032</text:p>
          </table:table-cell>
          <table:table-cell table:formula="of:=26000*[.AH57]" office:value-type="float" office:value="25773.1422" calcext:value-type="float">
            <text:p>25773.1422</text:p>
          </table:table-cell>
          <table:table-cell table:number-columns-repeated="988"/>
        </table:table-row>
        <table:table-row table:style-name="ro1">
          <table:table-cell office:value-type="float" office:value="0.826531" calcext:value-type="float">
            <text:p>0.826531</text:p>
          </table:table-cell>
          <table:table-cell office:value-type="float" office:value="0.005432" calcext:value-type="float">
            <text:p>0.005432</text:p>
          </table:table-cell>
          <table:table-cell office:value-type="float" office:value="0.994618" calcext:value-type="float">
            <text:p>0.994618</text:p>
          </table:table-cell>
          <table:table-cell office:value-type="float" office:value="0.826432" calcext:value-type="float">
            <text:p>0.826432</text:p>
          </table:table-cell>
          <table:table-cell office:value-type="float" office:value="0.017259" calcext:value-type="float">
            <text:p>0.017259</text:p>
          </table:table-cell>
          <table:table-cell office:value-type="float" office:value="0.985445" calcext:value-type="float">
            <text:p>0.985445</text:p>
          </table:table-cell>
          <table:table-cell office:value-type="float" office:value="0.756783" calcext:value-type="float">
            <text:p>0.756783</text:p>
          </table:table-cell>
          <table:table-cell office:value-type="float" office:value="0.027654" calcext:value-type="float">
            <text:p>0.027654</text:p>
          </table:table-cell>
          <table:table-cell office:value-type="float" office:value="0.993556" calcext:value-type="float">
            <text:p>0.993556</text:p>
          </table:table-cell>
          <table:table-cell office:value-type="float" office:value="0.773267" calcext:value-type="float">
            <text:p>0.773267</text:p>
          </table:table-cell>
          <table:table-cell office:value-type="float" office:value="0.010901" calcext:value-type="float">
            <text:p>0.010901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767821" calcext:value-type="float">
            <text:p>0.767821</text:p>
          </table:table-cell>
          <table:table-cell office:value-type="float" office:value="0.056886" calcext:value-type="float">
            <text:p>0.056886</text:p>
          </table:table-cell>
          <table:table-cell office:value-type="float" office:value="0.989084" calcext:value-type="float">
            <text:p>0.989084</text:p>
          </table:table-cell>
          <table:table-cell office:value-type="float" office:value="0.783632" calcext:value-type="float">
            <text:p>0.783632</text:p>
          </table:table-cell>
          <table:table-cell office:value-type="float" office:value="0.059838" calcext:value-type="float">
            <text:p>0.059838</text:p>
          </table:table-cell>
          <table:table-cell office:value-type="float" office:value="0.990676" calcext:value-type="float">
            <text:p>0.990676</text:p>
          </table:table-cell>
          <table:table-cell office:value-type="float" office:value="0.823591" calcext:value-type="float">
            <text:p>0.823591</text:p>
          </table:table-cell>
          <table:table-cell office:value-type="float" office:value="0.009401" calcext:value-type="float">
            <text:p>0.009401</text:p>
          </table:table-cell>
          <table:table-cell office:value-type="float" office:value="0.989046" calcext:value-type="float">
            <text:p>0.989046</text:p>
          </table:table-cell>
          <table:table-cell office:value-type="float" office:value="0.815175" calcext:value-type="float">
            <text:p>0.815175</text:p>
          </table:table-cell>
          <table:table-cell office:value-type="float" office:value="0.046478" calcext:value-type="float">
            <text:p>0.046478</text:p>
          </table:table-cell>
          <table:table-cell office:value-type="float" office:value="0.99693" calcext:value-type="float">
            <text:p>0.99693</text:p>
          </table:table-cell>
          <table:table-cell office:value-type="float" office:value="0.771047" calcext:value-type="float">
            <text:p>0.771047</text:p>
          </table:table-cell>
          <table:table-cell office:value-type="float" office:value="0.04897" calcext:value-type="float">
            <text:p>0.04897</text:p>
          </table:table-cell>
          <table:table-cell office:value-type="float" office:value="0.989198" calcext:value-type="float">
            <text:p>0.989198</text:p>
          </table:table-cell>
          <table:table-cell office:value-type="float" office:value="0.836472" calcext:value-type="float">
            <text:p>0.836472</text:p>
          </table:table-cell>
          <table:table-cell office:value-type="float" office:value="0.043377" calcext:value-type="float">
            <text:p>0.043377</text:p>
          </table:table-cell>
          <table:table-cell office:value-type="float" office:value="0.99511" calcext:value-type="float">
            <text:p>0.99511</text:p>
          </table:table-cell>
          <table:table-cell table:style-name="ce3" office:value-type="float" office:value="-0.120000000000001" calcext:value-type="float">
            <text:p>-0.12</text:p>
          </table:table-cell>
          <table:table-cell table:formula="of:=SUM([.A58]+[.D58]+[.G58]+[.J58]+[.M58]+[.P58]+[.S58]+[.V58]+[.Y58]+[.AB58])/10" office:value-type="float" office:value="0.7980751" calcext:value-type="float">
            <text:p>0.7980751</text:p>
          </table:table-cell>
          <table:table-cell table:formula="of:=SUM([.B58]+[.E58]+[.H58]+[.K58]+[.N58]+[.Q58]+[.T58]+[.W58]+[.Z58]+[.AC58])/10" office:value-type="float" office:value="0.0326196" calcext:value-type="float">
            <text:p>0.0326196</text:p>
          </table:table-cell>
          <table:table-cell table:formula="of:=SUM([.C58]+[.F58]+[.I58]+[.L58]+[.O58]+[.R58]+[.U58]+[.X58]+[.AA58]+[.AD58])/10" office:value-type="float" office:value="0.992336" calcext:value-type="float">
            <text:p>0.992336</text:p>
          </table:table-cell>
          <table:table-cell table:formula="of:=1000 * [.AF58]" office:value-type="float" office:value="798.0751" calcext:value-type="float">
            <text:p>798.0751</text:p>
          </table:table-cell>
          <table:table-cell table:formula="of:=26000*[.AH58]" office:value-type="float" office:value="25800.736" calcext:value-type="float">
            <text:p>25800.736</text:p>
          </table:table-cell>
          <table:table-cell table:number-columns-repeated="988"/>
        </table:table-row>
        <table:table-row table:style-name="ro1">
          <table:table-cell office:value-type="float" office:value="0.813265" calcext:value-type="float">
            <text:p>0.813265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0.994883" calcext:value-type="float">
            <text:p>0.994883</text:p>
          </table:table-cell>
          <table:table-cell office:value-type="float" office:value="0.808811" calcext:value-type="float">
            <text:p>0.808811</text:p>
          </table:table-cell>
          <table:table-cell office:value-type="float" office:value="0.016018" calcext:value-type="float">
            <text:p>0.016018</text:p>
          </table:table-cell>
          <table:table-cell office:value-type="float" office:value="0.986696" calcext:value-type="float">
            <text:p>0.986696</text:p>
          </table:table-cell>
          <table:table-cell office:value-type="float" office:value="0.74031" calcext:value-type="float">
            <text:p>0.74031</text:p>
          </table:table-cell>
          <table:table-cell office:value-type="float" office:value="0.023974" calcext:value-type="float">
            <text:p>0.023974</text:p>
          </table:table-cell>
          <table:table-cell office:value-type="float" office:value="0.994239" calcext:value-type="float">
            <text:p>0.994239</text:p>
          </table:table-cell>
          <table:table-cell office:value-type="float" office:value="0.742574" calcext:value-type="float">
            <text:p>0.742574</text:p>
          </table:table-cell>
          <table:table-cell office:value-type="float" office:value="0.009677" calcext:value-type="float">
            <text:p>0.009677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745418" calcext:value-type="float">
            <text:p>0.745418</text:p>
          </table:table-cell>
          <table:table-cell office:value-type="float" office:value="0.051785" calcext:value-type="float">
            <text:p>0.051785</text:p>
          </table:table-cell>
          <table:table-cell office:value-type="float" office:value="0.989918" calcext:value-type="float">
            <text:p>0.989918</text:p>
          </table:table-cell>
          <table:table-cell office:value-type="float" office:value="0.757848" calcext:value-type="float">
            <text:p>0.757848</text:p>
          </table:table-cell>
          <table:table-cell office:value-type="float" office:value="0.053469" calcext:value-type="float">
            <text:p>0.053469</text:p>
          </table:table-cell>
          <table:table-cell office:value-type="float" office:value="0.991813" calcext:value-type="float">
            <text:p>0.991813</text:p>
          </table:table-cell>
          <table:table-cell office:value-type="float" office:value="0.810021" calcext:value-type="float">
            <text:p>0.810021</text:p>
          </table:table-cell>
          <table:table-cell office:value-type="float" office:value="0.008073" calcext:value-type="float">
            <text:p>0.008073</text:p>
          </table:table-cell>
          <table:table-cell office:value-type="float" office:value="0.989918" calcext:value-type="float">
            <text:p>0.989918</text:p>
          </table:table-cell>
          <table:table-cell office:value-type="float" office:value="0.800584" calcext:value-type="float">
            <text:p>0.800584</text:p>
          </table:table-cell>
          <table:table-cell office:value-type="float" office:value="0.042131" calcext:value-type="float">
            <text:p>0.042131</text:p>
          </table:table-cell>
          <table:table-cell office:value-type="float" office:value="0.997081" calcext:value-type="float">
            <text:p>0.997081</text:p>
          </table:table-cell>
          <table:table-cell office:value-type="float" office:value="0.74846" calcext:value-type="float">
            <text:p>0.74846</text:p>
          </table:table-cell>
          <table:table-cell office:value-type="float" office:value="0.04476" calcext:value-type="float">
            <text:p>0.04476</text:p>
          </table:table-cell>
          <table:table-cell office:value-type="float" office:value="0.989994" calcext:value-type="float">
            <text:p>0.989994</text:p>
          </table:table-cell>
          <table:table-cell office:value-type="float" office:value="0.823588" calcext:value-type="float">
            <text:p>0.823588</text:p>
          </table:table-cell>
          <table:table-cell office:value-type="float" office:value="0.039484" calcext:value-type="float">
            <text:p>0.039484</text:p>
          </table:table-cell>
          <table:table-cell office:value-type="float" office:value="0.995565" calcext:value-type="float">
            <text:p>0.995565</text:p>
          </table:table-cell>
          <table:table-cell table:style-name="ce3" office:value-type="float" office:value="-0.140000000000001" calcext:value-type="float">
            <text:p>-0.14</text:p>
          </table:table-cell>
          <table:table-cell table:formula="of:=SUM([.A59]+[.D59]+[.G59]+[.J59]+[.M59]+[.P59]+[.S59]+[.V59]+[.Y59]+[.AB59])/10" office:value-type="float" office:value="0.7790879" calcext:value-type="float">
            <text:p>0.7790879</text:p>
          </table:table-cell>
          <table:table-cell table:formula="of:=SUM([.B59]+[.E59]+[.H59]+[.K59]+[.N59]+[.Q59]+[.T59]+[.W59]+[.Z59]+[.AC59])/10" office:value-type="float" office:value="0.0293916" calcext:value-type="float">
            <text:p>0.0293916</text:p>
          </table:table-cell>
          <table:table-cell table:formula="of:=SUM([.C59]+[.F59]+[.I59]+[.L59]+[.O59]+[.R59]+[.U59]+[.X59]+[.AA59]+[.AD59])/10" office:value-type="float" office:value="0.9929955" calcext:value-type="float">
            <text:p>0.9929955</text:p>
          </table:table-cell>
          <table:table-cell table:formula="of:=1000 * [.AF59]" office:value-type="float" office:value="779.0879" calcext:value-type="float">
            <text:p>779.0879</text:p>
          </table:table-cell>
          <table:table-cell table:formula="of:=26000*[.AH59]" office:value-type="float" office:value="25817.883" calcext:value-type="float">
            <text:p>25817.883</text:p>
          </table:table-cell>
          <table:table-cell table:number-columns-repeated="988"/>
        </table:table-row>
        <table:table-row table:style-name="ro1">
          <table:table-cell office:value-type="float" office:value="0.793878" calcext:value-type="float">
            <text:p>0.793878</text:p>
          </table:table-cell>
          <table:table-cell office:value-type="float" office:value="0.003991" calcext:value-type="float">
            <text:p>0.003991</text:p>
          </table:table-cell>
          <table:table-cell office:value-type="float" office:value="0.995073" calcext:value-type="float">
            <text:p>0.995073</text:p>
          </table:table-cell>
          <table:table-cell office:value-type="float" office:value="0.791189" calcext:value-type="float">
            <text:p>0.791189</text:p>
          </table:table-cell>
          <table:table-cell office:value-type="float" office:value="0.012972" calcext:value-type="float">
            <text:p>0.012972</text:p>
          </table:table-cell>
          <table:table-cell office:value-type="float" office:value="0.988212" calcext:value-type="float">
            <text:p>0.988212</text:p>
          </table:table-cell>
          <table:table-cell office:value-type="float" office:value="0.717054" calcext:value-type="float">
            <text:p>0.717054</text:p>
          </table:table-cell>
          <table:table-cell office:value-type="float" office:value="0.019625" calcext:value-type="float">
            <text:p>0.019625</text:p>
          </table:table-cell>
          <table:table-cell office:value-type="float" office:value="0.995035" calcext:value-type="float">
            <text:p>0.995035</text:p>
          </table:table-cell>
          <table:table-cell office:value-type="float" office:value="0.723762" calcext:value-type="float">
            <text:p>0.723762</text:p>
          </table:table-cell>
          <table:table-cell office:value-type="float" office:value="0.008231" calcext:value-type="float">
            <text:p>0.008231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724033" calcext:value-type="float">
            <text:p>0.724033</text:p>
          </table:table-cell>
          <table:table-cell office:value-type="float" office:value="0.048237" calcext:value-type="float">
            <text:p>0.048237</text:p>
          </table:table-cell>
          <table:table-cell office:value-type="float" office:value="0.990827" calcext:value-type="float">
            <text:p>0.990827</text:p>
          </table:table-cell>
          <table:table-cell office:value-type="float" office:value="0.735426" calcext:value-type="float">
            <text:p>0.735426</text:p>
          </table:table-cell>
          <table:table-cell office:value-type="float" office:value="0.046772" calcext:value-type="float">
            <text:p>0.046772</text:p>
          </table:table-cell>
          <table:table-cell office:value-type="float" office:value="0.993405" calcext:value-type="float">
            <text:p>0.993405</text:p>
          </table:table-cell>
          <table:table-cell office:value-type="float" office:value="0.793319" calcext:value-type="float">
            <text:p>0.793319</text:p>
          </table:table-cell>
          <table:table-cell office:value-type="float" office:value="0.006636" calcext:value-type="float">
            <text:p>0.006636</text:p>
          </table:table-cell>
          <table:table-cell office:value-type="float" office:value="0.991244" calcext:value-type="float">
            <text:p>0.991244</text:p>
          </table:table-cell>
          <table:table-cell office:value-type="float" office:value="0.776265" calcext:value-type="float">
            <text:p>0.776265</text:p>
          </table:table-cell>
          <table:table-cell office:value-type="float" office:value="0.038899" calcext:value-type="float">
            <text:p>0.038899</text:p>
          </table:table-cell>
          <table:table-cell office:value-type="float" office:value="0.997574" calcext:value-type="float">
            <text:p>0.997574</text:p>
          </table:table-cell>
          <table:table-cell office:value-type="float" office:value="0.721766" calcext:value-type="float">
            <text:p>0.721766</text:p>
          </table:table-cell>
          <table:table-cell office:value-type="float" office:value="0.039774" calcext:value-type="float">
            <text:p>0.039774</text:p>
          </table:table-cell>
          <table:table-cell office:value-type="float" office:value="0.991927" calcext:value-type="float">
            <text:p>0.991927</text:p>
          </table:table-cell>
          <table:table-cell office:value-type="float" office:value="0.811695" calcext:value-type="float">
            <text:p>0.811695</text:p>
          </table:table-cell>
          <table:table-cell office:value-type="float" office:value="0.034256" calcext:value-type="float">
            <text:p>0.034256</text:p>
          </table:table-cell>
          <table:table-cell office:value-type="float" office:value="0.995982" calcext:value-type="float">
            <text:p>0.995982</text:p>
          </table:table-cell>
          <table:table-cell table:style-name="ce3" office:value-type="float" office:value="-0.160000000000001" calcext:value-type="float">
            <text:p>-0.16</text:p>
          </table:table-cell>
          <table:table-cell table:formula="of:=SUM([.A60]+[.D60]+[.G60]+[.J60]+[.M60]+[.P60]+[.S60]+[.V60]+[.Y60]+[.AB60])/10" office:value-type="float" office:value="0.7588387" calcext:value-type="float">
            <text:p>0.7588387</text:p>
          </table:table-cell>
          <table:table-cell table:formula="of:=SUM([.B60]+[.E60]+[.H60]+[.K60]+[.N60]+[.Q60]+[.T60]+[.W60]+[.Z60]+[.AC60])/10" office:value-type="float" office:value="0.0259393" calcext:value-type="float">
            <text:p>0.0259393</text:p>
          </table:table-cell>
          <table:table-cell table:formula="of:=SUM([.C60]+[.F60]+[.I60]+[.L60]+[.O60]+[.R60]+[.U60]+[.X60]+[.AA60]+[.AD60])/10" office:value-type="float" office:value="0.9939127" calcext:value-type="float">
            <text:p>0.9939127</text:p>
          </table:table-cell>
          <table:table-cell table:formula="of:=1000 * [.AF60]" office:value-type="float" office:value="758.8387" calcext:value-type="float">
            <text:p>758.8387</text:p>
          </table:table-cell>
          <table:table-cell table:formula="of:=26000*[.AH60]" office:value-type="float" office:value="25841.7302" calcext:value-type="float">
            <text:p>25841.7302</text:p>
          </table:table-cell>
          <table:table-cell table:number-columns-repeated="988"/>
        </table:table-row>
        <table:table-row table:style-name="ro1">
          <table:table-cell office:value-type="float" office:value="0.781633" calcext:value-type="float">
            <text:p>0.781633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995376" calcext:value-type="float">
            <text:p>0.995376</text:p>
          </table:table-cell>
          <table:table-cell office:value-type="float" office:value="0.762115" calcext:value-type="float">
            <text:p>0.762115</text:p>
          </table:table-cell>
          <table:table-cell office:value-type="float" office:value="0.011393" calcext:value-type="float">
            <text:p>0.011393</text:p>
          </table:table-cell>
          <table:table-cell office:value-type="float" office:value="0.989652" calcext:value-type="float">
            <text:p>0.989652</text:p>
          </table:table-cell>
          <table:table-cell office:value-type="float" office:value="0.699612" calcext:value-type="float">
            <text:p>0.699612</text:p>
          </table:table-cell>
          <table:table-cell office:value-type="float" office:value="0.015946" calcext:value-type="float">
            <text:p>0.015946</text:p>
          </table:table-cell>
          <table:table-cell office:value-type="float" office:value="0.995793" calcext:value-type="float">
            <text:p>0.995793</text:p>
          </table:table-cell>
          <table:table-cell office:value-type="float" office:value="0.694059" calcext:value-type="float">
            <text:p>0.694059</text:p>
          </table:table-cell>
          <table:table-cell office:value-type="float" office:value="0.007564" calcext:value-type="float">
            <text:p>0.007564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701629" calcext:value-type="float">
            <text:p>0.701629</text:p>
          </table:table-cell>
          <table:table-cell office:value-type="float" office:value="0.043912" calcext:value-type="float">
            <text:p>0.043912</text:p>
          </table:table-cell>
          <table:table-cell office:value-type="float" office:value="0.991927" calcext:value-type="float">
            <text:p>0.991927</text:p>
          </table:table-cell>
          <table:table-cell office:value-type="float" office:value="0.713004" calcext:value-type="float">
            <text:p>0.713004</text:p>
          </table:table-cell>
          <table:table-cell office:value-type="float" office:value="0.039416" calcext:value-type="float">
            <text:p>0.039416</text:p>
          </table:table-cell>
          <table:table-cell office:value-type="float" office:value="0.994011" calcext:value-type="float">
            <text:p>0.994011</text:p>
          </table:table-cell>
          <table:table-cell office:value-type="float" office:value="0.771399" calcext:value-type="float">
            <text:p>0.771399</text:p>
          </table:table-cell>
          <table:table-cell office:value-type="float" office:value="0.005862" calcext:value-type="float">
            <text:p>0.005862</text:p>
          </table:table-cell>
          <table:table-cell office:value-type="float" office:value="0.99223" calcext:value-type="float">
            <text:p>0.99223</text:p>
          </table:table-cell>
          <table:table-cell office:value-type="float" office:value="0.75" calcext:value-type="float">
            <text:p>0.75</text:p>
          </table:table-cell>
          <table:table-cell office:value-type="float" office:value="0.035221" calcext:value-type="float">
            <text:p>0.035221</text:p>
          </table:table-cell>
          <table:table-cell office:value-type="float" office:value="0.998067" calcext:value-type="float">
            <text:p>0.998067</text:p>
          </table:table-cell>
          <table:table-cell office:value-type="float" office:value="0.699179" calcext:value-type="float">
            <text:p>0.699179</text:p>
          </table:table-cell>
          <table:table-cell office:value-type="float" office:value="0.035786" calcext:value-type="float">
            <text:p>0.035786</text:p>
          </table:table-cell>
          <table:table-cell office:value-type="float" office:value="0.992344" calcext:value-type="float">
            <text:p>0.992344</text:p>
          </table:table-cell>
          <table:table-cell office:value-type="float" office:value="0.79782" calcext:value-type="float">
            <text:p>0.79782</text:p>
          </table:table-cell>
          <table:table-cell office:value-type="float" office:value="0.029919" calcext:value-type="float">
            <text:p>0.029919</text:p>
          </table:table-cell>
          <table:table-cell office:value-type="float" office:value="0.996323" calcext:value-type="float">
            <text:p>0.996323</text:p>
          </table:table-cell>
          <table:table-cell table:style-name="ce3" office:value-type="float" office:value="-0.180000000000001" calcext:value-type="float">
            <text:p>-0.18</text:p>
          </table:table-cell>
          <table:table-cell table:formula="of:=SUM([.A61]+[.D61]+[.G61]+[.J61]+[.M61]+[.P61]+[.S61]+[.V61]+[.Y61]+[.AB61])/10" office:value-type="float" office:value="0.737045" calcext:value-type="float">
            <text:p>0.737045</text:p>
          </table:table-cell>
          <table:table-cell table:formula="of:=SUM([.B61]+[.E61]+[.H61]+[.K61]+[.N61]+[.Q61]+[.T61]+[.W61]+[.Z61]+[.AC61])/10" office:value-type="float" office:value="0.0228678" calcext:value-type="float">
            <text:p>0.0228678</text:p>
          </table:table-cell>
          <table:table-cell table:formula="of:=SUM([.C61]+[.F61]+[.I61]+[.L61]+[.O61]+[.R61]+[.U61]+[.X61]+[.AA61]+[.AD61])/10" office:value-type="float" office:value="0.9945609" calcext:value-type="float">
            <text:p>0.9945609</text:p>
          </table:table-cell>
          <table:table-cell table:formula="of:=1000 * [.AF61]" office:value-type="float" office:value="737.045" calcext:value-type="float">
            <text:p>737.045</text:p>
          </table:table-cell>
          <table:table-cell table:formula="of:=26000*[.AH61]" office:value-type="float" office:value="25858.5834" calcext:value-type="float">
            <text:p>25858.5834</text:p>
          </table:table-cell>
          <table:table-cell table:number-columns-repeated="988"/>
        </table:table-row>
        <table:table-row table:style-name="ro1">
          <table:table-cell office:value-type="float" office:value="0.766327" calcext:value-type="float">
            <text:p>0.766327</text:p>
          </table:table-cell>
          <table:table-cell office:value-type="float" office:value="0.002993" calcext:value-type="float">
            <text:p>0.002993</text:p>
          </table:table-cell>
          <table:table-cell office:value-type="float" office:value="0.995679" calcext:value-type="float">
            <text:p>0.995679</text:p>
          </table:table-cell>
          <table:table-cell office:value-type="float" office:value="0.734802" calcext:value-type="float">
            <text:p>0.734802</text:p>
          </table:table-cell>
          <table:table-cell office:value-type="float" office:value="0.010829" calcext:value-type="float">
            <text:p>0.010829</text:p>
          </table:table-cell>
          <table:table-cell office:value-type="float" office:value="0.990865" calcext:value-type="float">
            <text:p>0.990865</text:p>
          </table:table-cell>
          <table:table-cell office:value-type="float" office:value="0.670543" calcext:value-type="float">
            <text:p>0.670543</text:p>
          </table:table-cell>
          <table:table-cell office:value-type="float" office:value="0.013827" calcext:value-type="float">
            <text:p>0.013827</text:p>
          </table:table-cell>
          <table:table-cell office:value-type="float" office:value="0.996551" calcext:value-type="float">
            <text:p>0.996551</text:p>
          </table:table-cell>
          <table:table-cell office:value-type="float" office:value="0.669307" calcext:value-type="float">
            <text:p>0.669307</text:p>
          </table:table-cell>
          <table:table-cell office:value-type="float" office:value="0.007008" calcext:value-type="float">
            <text:p>0.007008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668024" calcext:value-type="float">
            <text:p>0.668024</text:p>
          </table:table-cell>
          <table:table-cell office:value-type="float" office:value="0.039033" calcext:value-type="float">
            <text:p>0.039033</text:p>
          </table:table-cell>
          <table:table-cell office:value-type="float" office:value="0.992344" calcext:value-type="float">
            <text:p>0.992344</text:p>
          </table:table-cell>
          <table:table-cell office:value-type="float" office:value="0.69843" calcext:value-type="float">
            <text:p>0.69843</text:p>
          </table:table-cell>
          <table:table-cell office:value-type="float" office:value="0.033926" calcext:value-type="float">
            <text:p>0.033926</text:p>
          </table:table-cell>
          <table:table-cell office:value-type="float" office:value="0.994694" calcext:value-type="float">
            <text:p>0.994694</text:p>
          </table:table-cell>
          <table:table-cell office:value-type="float" office:value="0.753653" calcext:value-type="float">
            <text:p>0.753653</text:p>
          </table:table-cell>
          <table:table-cell office:value-type="float" office:value="0.004977" calcext:value-type="float">
            <text:p>0.004977</text:p>
          </table:table-cell>
          <table:table-cell office:value-type="float" office:value="0.993556" calcext:value-type="float">
            <text:p>0.993556</text:p>
          </table:table-cell>
          <table:table-cell office:value-type="float" office:value="0.733463" calcext:value-type="float">
            <text:p>0.733463</text:p>
          </table:table-cell>
          <table:table-cell office:value-type="float" office:value="0.030428" calcext:value-type="float">
            <text:p>0.030428</text:p>
          </table:table-cell>
          <table:table-cell office:value-type="float" office:value="0.998332" calcext:value-type="float">
            <text:p>0.998332</text:p>
          </table:table-cell>
          <table:table-cell office:value-type="float" office:value="0.669405" calcext:value-type="float">
            <text:p>0.669405</text:p>
          </table:table-cell>
          <table:table-cell office:value-type="float" office:value="0.031908" calcext:value-type="float">
            <text:p>0.031908</text:p>
          </table:table-cell>
          <table:table-cell office:value-type="float" office:value="0.993632" calcext:value-type="float">
            <text:p>0.993632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025247" calcext:value-type="float">
            <text:p>0.025247</text:p>
          </table:table-cell>
          <table:table-cell office:value-type="float" office:value="0.997006" calcext:value-type="float">
            <text:p>0.997006</text:p>
          </table:table-cell>
          <table:table-cell table:style-name="ce3" office:value-type="float" office:value="-0.200000000000001" calcext:value-type="float">
            <text:p>-0.20</text:p>
          </table:table-cell>
          <table:table-cell table:formula="of:=SUM([.A62]+[.D62]+[.G62]+[.J62]+[.M62]+[.P62]+[.S62]+[.V62]+[.Y62]+[.AB62])/10" office:value-type="float" office:value="0.7145916" calcext:value-type="float">
            <text:p>0.7145916</text:p>
          </table:table-cell>
          <table:table-cell table:formula="of:=SUM([.B62]+[.E62]+[.H62]+[.K62]+[.N62]+[.Q62]+[.T62]+[.W62]+[.Z62]+[.AC62])/10" office:value-type="float" office:value="0.0200176" calcext:value-type="float">
            <text:p>0.0200176</text:p>
          </table:table-cell>
          <table:table-cell table:formula="of:=SUM([.C62]+[.F62]+[.I62]+[.L62]+[.O62]+[.R62]+[.U62]+[.X62]+[.AA62]+[.AD62])/10" office:value-type="float" office:value="0.9952545" calcext:value-type="float">
            <text:p>0.9952545</text:p>
          </table:table-cell>
          <table:table-cell table:formula="of:=1000 * [.AF62]" office:value-type="float" office:value="714.5916" calcext:value-type="float">
            <text:p>714.5916</text:p>
          </table:table-cell>
          <table:table-cell table:formula="of:=26000*[.AH62]" office:value-type="float" office:value="25876.617" calcext:value-type="float">
            <text:p>25876.617</text:p>
          </table:table-cell>
          <table:table-cell table:number-columns-repeated="988"/>
        </table:table-row>
        <table:table-row table:style-name="ro1">
          <table:table-cell office:value-type="float" office:value="0.756122" calcext:value-type="float">
            <text:p>0.756122</text:p>
          </table:table-cell>
          <table:table-cell office:value-type="float" office:value="0.002328" calcext:value-type="float">
            <text:p>0.002328</text:p>
          </table:table-cell>
          <table:table-cell office:value-type="float" office:value="0.996134" calcext:value-type="float">
            <text:p>0.996134</text:p>
          </table:table-cell>
          <table:table-cell office:value-type="float" office:value="0.70837" calcext:value-type="float">
            <text:p>0.70837</text:p>
          </table:table-cell>
          <table:table-cell office:value-type="float" office:value="0.008799" calcext:value-type="float">
            <text:p>0.008799</text:p>
          </table:table-cell>
          <table:table-cell office:value-type="float" office:value="0.992154" calcext:value-type="float">
            <text:p>0.992154</text:p>
          </table:table-cell>
          <table:table-cell office:value-type="float" office:value="0.63469" calcext:value-type="float">
            <text:p>0.63469</text:p>
          </table:table-cell>
          <table:table-cell office:value-type="float" office:value="0.010816" calcext:value-type="float">
            <text:p>0.010816</text:p>
          </table:table-cell>
          <table:table-cell office:value-type="float" office:value="0.997119" calcext:value-type="float">
            <text:p>0.997119</text:p>
          </table:table-cell>
          <table:table-cell office:value-type="float" office:value="0.642574" calcext:value-type="float">
            <text:p>0.642574</text:p>
          </table:table-cell>
          <table:table-cell office:value-type="float" office:value="0.006118" calcext:value-type="float">
            <text:p>0.006118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64053" calcext:value-type="float">
            <text:p>0.64053</text:p>
          </table:table-cell>
          <table:table-cell office:value-type="float" office:value="0.035706" calcext:value-type="float">
            <text:p>0.035706</text:p>
          </table:table-cell>
          <table:table-cell office:value-type="float" office:value="0.992912" calcext:value-type="float">
            <text:p>0.992912</text:p>
          </table:table-cell>
          <table:table-cell office:value-type="float" office:value="0.682735" calcext:value-type="float">
            <text:p>0.682735</text:p>
          </table:table-cell>
          <table:table-cell office:value-type="float" office:value="0.029425" calcext:value-type="float">
            <text:p>0.029425</text:p>
          </table:table-cell>
          <table:table-cell office:value-type="float" office:value="0.995717" calcext:value-type="float">
            <text:p>0.995717</text:p>
          </table:table-cell>
          <table:table-cell office:value-type="float" office:value="0.726514" calcext:value-type="float">
            <text:p>0.726514</text:p>
          </table:table-cell>
          <table:table-cell office:value-type="float" office:value="0.004534" calcext:value-type="float">
            <text:p>0.004534</text:p>
          </table:table-cell>
          <table:table-cell office:value-type="float" office:value="0.994201" calcext:value-type="float">
            <text:p>0.994201</text:p>
          </table:table-cell>
          <table:table-cell office:value-type="float" office:value="0.713035" calcext:value-type="float">
            <text:p>0.713035</text:p>
          </table:table-cell>
          <table:table-cell office:value-type="float" office:value="0.027196" calcext:value-type="float">
            <text:p>0.027196</text:p>
          </table:table-cell>
          <table:table-cell office:value-type="float" office:value="0.998522" calcext:value-type="float">
            <text:p>0.998522</text:p>
          </table:table-cell>
          <table:table-cell office:value-type="float" office:value="0.646817" calcext:value-type="float">
            <text:p>0.646817</text:p>
          </table:table-cell>
          <table:table-cell office:value-type="float" office:value="0.027144" calcext:value-type="float">
            <text:p>0.027144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764123" calcext:value-type="float">
            <text:p>0.764123</text:p>
          </table:table-cell>
          <table:table-cell office:value-type="float" office:value="0.021466" calcext:value-type="float">
            <text:p>0.021466</text:p>
          </table:table-cell>
          <table:table-cell office:value-type="float" office:value="0.997233" calcext:value-type="float">
            <text:p>0.997233</text:p>
          </table:table-cell>
          <table:table-cell table:style-name="ce3" office:value-type="float" office:value="-0.220000000000001" calcext:value-type="float">
            <text:p>-0.22</text:p>
          </table:table-cell>
          <table:table-cell table:formula="of:=SUM([.A63]+[.D63]+[.G63]+[.J63]+[.M63]+[.P63]+[.S63]+[.V63]+[.Y63]+[.AB63])/10" office:value-type="float" office:value="0.691551" calcext:value-type="float">
            <text:p>0.691551</text:p>
          </table:table-cell>
          <table:table-cell table:formula="of:=SUM([.B63]+[.E63]+[.H63]+[.K63]+[.N63]+[.Q63]+[.T63]+[.W63]+[.Z63]+[.AC63])/10" office:value-type="float" office:value="0.0173532" calcext:value-type="float">
            <text:p>0.0173532</text:p>
          </table:table-cell>
          <table:table-cell table:formula="of:=SUM([.C63]+[.F63]+[.I63]+[.L63]+[.O63]+[.R63]+[.U63]+[.X63]+[.AA63]+[.AD63])/10" office:value-type="float" office:value="0.9958344" calcext:value-type="float">
            <text:p>0.9958344</text:p>
          </table:table-cell>
          <table:table-cell table:formula="of:=1000 * [.AF63]" office:value-type="float" office:value="691.551" calcext:value-type="float">
            <text:p>691.551</text:p>
          </table:table-cell>
          <table:table-cell table:formula="of:=26000*[.AH63]" office:value-type="float" office:value="25891.6944" calcext:value-type="float">
            <text:p>25891.6944</text:p>
          </table:table-cell>
          <table:table-cell table:number-columns-repeated="988"/>
        </table:table-row>
        <table:table-row table:style-name="ro1">
          <table:table-cell office:value-type="float" office:value="0.728571" calcext:value-type="float">
            <text:p>0.728571</text:p>
          </table:table-cell>
          <table:table-cell office:value-type="float" office:value="0.002217" calcext:value-type="float">
            <text:p>0.002217</text:p>
          </table:table-cell>
          <table:table-cell office:value-type="float" office:value="0.996361" calcext:value-type="float">
            <text:p>0.996361</text:p>
          </table:table-cell>
          <table:table-cell office:value-type="float" office:value="0.686344" calcext:value-type="float">
            <text:p>0.686344</text:p>
          </table:table-cell>
          <table:table-cell office:value-type="float" office:value="0.007558" calcext:value-type="float">
            <text:p>0.007558</text:p>
          </table:table-cell>
          <table:table-cell office:value-type="float" office:value="0.993594" calcext:value-type="float">
            <text:p>0.993594</text:p>
          </table:table-cell>
          <table:table-cell office:value-type="float" office:value="0.597868" calcext:value-type="float">
            <text:p>0.597868</text:p>
          </table:table-cell>
          <table:table-cell office:value-type="float" office:value="0.008586" calcext:value-type="float">
            <text:p>0.008586</text:p>
          </table:table-cell>
          <table:table-cell office:value-type="float" office:value="0.997536" calcext:value-type="float">
            <text:p>0.997536</text:p>
          </table:table-cell>
          <table:table-cell office:value-type="float" office:value="0.611881" calcext:value-type="float">
            <text:p>0.611881</text:p>
          </table:table-cell>
          <table:table-cell office:value-type="float" office:value="0.005339" calcext:value-type="float">
            <text:p>0.005339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619145" calcext:value-type="float">
            <text:p>0.619145</text:p>
          </table:table-cell>
          <table:table-cell office:value-type="float" office:value="0.031271" calcext:value-type="float">
            <text:p>0.031271</text:p>
          </table:table-cell>
          <table:table-cell office:value-type="float" office:value="0.993784" calcext:value-type="float">
            <text:p>0.993784</text:p>
          </table:table-cell>
          <table:table-cell office:value-type="float" office:value="0.653587" calcext:value-type="float">
            <text:p>0.653587</text:p>
          </table:table-cell>
          <table:table-cell office:value-type="float" office:value="0.025143" calcext:value-type="float">
            <text:p>0.025143</text:p>
          </table:table-cell>
          <table:table-cell office:value-type="float" office:value="0.996892" calcext:value-type="float">
            <text:p>0.996892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0.994845" calcext:value-type="float">
            <text:p>0.994845</text:p>
          </table:table-cell>
          <table:table-cell office:value-type="float" office:value="0.684825" calcext:value-type="float">
            <text:p>0.684825</text:p>
          </table:table-cell>
          <table:table-cell office:value-type="float" office:value="0.024409" calcext:value-type="float">
            <text:p>0.024409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0.623203" calcext:value-type="float">
            <text:p>0.623203</text:p>
          </table:table-cell>
          <table:table-cell office:value-type="float" office:value="0.02382" calcext:value-type="float">
            <text:p>0.02382</text:p>
          </table:table-cell>
          <table:table-cell office:value-type="float" office:value="0.994883" calcext:value-type="float">
            <text:p>0.994883</text:p>
          </table:table-cell>
          <table:table-cell office:value-type="float" office:value="0.742319" calcext:value-type="float">
            <text:p>0.742319</text:p>
          </table:table-cell>
          <table:table-cell office:value-type="float" office:value="0.018574" calcext:value-type="float">
            <text:p>0.018574</text:p>
          </table:table-cell>
          <table:table-cell office:value-type="float" office:value="0.997385" calcext:value-type="float">
            <text:p>0.997385</text:p>
          </table:table-cell>
          <table:table-cell table:style-name="ce3" office:value-type="float" office:value="-0.240000000000001" calcext:value-type="float">
            <text:p>-0.24</text:p>
          </table:table-cell>
          <table:table-cell table:formula="of:=SUM([.A64]+[.D64]+[.G64]+[.J64]+[.M64]+[.P64]+[.S64]+[.V64]+[.Y64]+[.AB64])/10" office:value-type="float" office:value="0.6659643" calcext:value-type="float">
            <text:p>0.6659643</text:p>
          </table:table-cell>
          <table:table-cell table:formula="of:=SUM([.B64]+[.E64]+[.H64]+[.K64]+[.N64]+[.Q64]+[.T64]+[.W64]+[.Z64]+[.AC64])/10" office:value-type="float" office:value="0.0150456" calcext:value-type="float">
            <text:p>0.0150456</text:p>
          </table:table-cell>
          <table:table-cell table:formula="of:=SUM([.C64]+[.F64]+[.I64]+[.L64]+[.O64]+[.R64]+[.U64]+[.X64]+[.AA64]+[.AD64])/10" office:value-type="float" office:value="0.9963953" calcext:value-type="float">
            <text:p>0.9963953</text:p>
          </table:table-cell>
          <table:table-cell table:formula="of:=1000 * [.AF64]" office:value-type="float" office:value="665.9643" calcext:value-type="float">
            <text:p>665.9643</text:p>
          </table:table-cell>
          <table:table-cell table:formula="of:=26000*[.AH64]" office:value-type="float" office:value="25906.2778" calcext:value-type="float">
            <text:p>25906.2778</text:p>
          </table:table-cell>
          <table:table-cell table:number-columns-repeated="988"/>
        </table:table-row>
        <table:table-row table:style-name="ro1">
          <table:table-cell office:value-type="float" office:value="0.713265" calcext:value-type="float">
            <text:p>0.713265</text:p>
          </table:table-cell>
          <table:table-cell office:value-type="float" office:value="0.001774" calcext:value-type="float">
            <text:p>0.001774</text:p>
          </table:table-cell>
          <table:table-cell office:value-type="float" office:value="0.996589" calcext:value-type="float">
            <text:p>0.996589</text:p>
          </table:table-cell>
          <table:table-cell office:value-type="float" office:value="0.652863" calcext:value-type="float">
            <text:p>0.652863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994731" calcext:value-type="float">
            <text:p>0.994731</text:p>
          </table:table-cell>
          <table:table-cell office:value-type="float" office:value="0.569767" calcext:value-type="float">
            <text:p>0.569767</text:p>
          </table:table-cell>
          <table:table-cell office:value-type="float" office:value="0.006579" calcext:value-type="float">
            <text:p>0.006579</text:p>
          </table:table-cell>
          <table:table-cell office:value-type="float" office:value="0.997877" calcext:value-type="float">
            <text:p>0.997877</text:p>
          </table:table-cell>
          <table:table-cell office:value-type="float" office:value="0.575248" calcext:value-type="float">
            <text:p>0.575248</text:p>
          </table:table-cell>
          <table:table-cell office:value-type="float" office:value="0.004894" calcext:value-type="float">
            <text:p>0.004894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582485" calcext:value-type="float">
            <text:p>0.582485</text:p>
          </table:table-cell>
          <table:table-cell office:value-type="float" office:value="0.027168" calcext:value-type="float">
            <text:p>0.027168</text:p>
          </table:table-cell>
          <table:table-cell office:value-type="float" office:value="0.994277" calcext:value-type="float">
            <text:p>0.994277</text:p>
          </table:table-cell>
          <table:table-cell office:value-type="float" office:value="0.621076" calcext:value-type="float">
            <text:p>0.621076</text:p>
          </table:table-cell>
          <table:table-cell office:value-type="float" office:value="0.020971" calcext:value-type="float">
            <text:p>0.020971</text:p>
          </table:table-cell>
          <table:table-cell office:value-type="float" office:value="0.997802" calcext:value-type="float">
            <text:p>0.997802</text:p>
          </table:table-cell>
          <table:table-cell office:value-type="float" office:value="0.691023" calcext:value-type="float">
            <text:p>0.691023</text:p>
          </table:table-cell>
          <table:table-cell office:value-type="float" office:value="0.002875" calcext:value-type="float">
            <text:p>0.002875</text:p>
          </table:table-cell>
          <table:table-cell office:value-type="float" office:value="0.995641" calcext:value-type="float">
            <text:p>0.995641</text:p>
          </table:table-cell>
          <table:table-cell office:value-type="float" office:value="0.660506" calcext:value-type="float">
            <text:p>0.660506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998787" calcext:value-type="float">
            <text:p>0.998787</text:p>
          </table:table-cell>
          <table:table-cell office:value-type="float" office:value="0.597536" calcext:value-type="float">
            <text:p>0.597536</text:p>
          </table:table-cell>
          <table:table-cell office:value-type="float" office:value="0.020496" calcext:value-type="float">
            <text:p>0.020496</text:p>
          </table:table-cell>
          <table:table-cell office:value-type="float" office:value="0.995982" calcext:value-type="float">
            <text:p>0.995982</text:p>
          </table:table-cell>
          <table:table-cell office:value-type="float" office:value="0.726462" calcext:value-type="float">
            <text:p>0.726462</text:p>
          </table:table-cell>
          <table:table-cell office:value-type="float" office:value="0.015905" calcext:value-type="float">
            <text:p>0.015905</text:p>
          </table:table-cell>
          <table:table-cell office:value-type="float" office:value="0.997764" calcext:value-type="float">
            <text:p>0.997764</text:p>
          </table:table-cell>
          <table:table-cell table:style-name="ce3" office:value-type="float" office:value="-0.260000000000001" calcext:value-type="float">
            <text:p>-0.26</text:p>
          </table:table-cell>
          <table:table-cell table:formula="of:=SUM([.A65]+[.D65]+[.G65]+[.J65]+[.M65]+[.P65]+[.S65]+[.V65]+[.Y65]+[.AB65])/10" office:value-type="float" office:value="0.6390231" calcext:value-type="float">
            <text:p>0.6390231</text:p>
          </table:table-cell>
          <table:table-cell table:formula="of:=SUM([.B65]+[.E65]+[.H65]+[.K65]+[.N65]+[.Q65]+[.T65]+[.W65]+[.Z65]+[.AC65])/10" office:value-type="float" office:value="0.0128492" calcext:value-type="float">
            <text:p>0.0128492</text:p>
          </table:table-cell>
          <table:table-cell table:formula="of:=SUM([.C65]+[.F65]+[.I65]+[.L65]+[.O65]+[.R65]+[.U65]+[.X65]+[.AA65]+[.AD65])/10" office:value-type="float" office:value="0.9969374" calcext:value-type="float">
            <text:p>0.9969374</text:p>
          </table:table-cell>
          <table:table-cell table:formula="of:=1000 * [.AF65]" office:value-type="float" office:value="639.0231" calcext:value-type="float">
            <text:p>639.0231</text:p>
          </table:table-cell>
          <table:table-cell table:formula="of:=26000*[.AH65]" office:value-type="float" office:value="25920.3724" calcext:value-type="float">
            <text:p>25920.3724</text:p>
          </table:table-cell>
          <table:table-cell table:number-columns-repeated="988"/>
        </table:table-row>
        <table:table-row table:style-name="ro1">
          <table:table-cell office:value-type="float" office:value="0.696939" calcext:value-type="float">
            <text:p>0.696939</text:p>
          </table:table-cell>
          <table:table-cell office:value-type="float" office:value="0.001663" calcext:value-type="float">
            <text:p>0.001663</text:p>
          </table:table-cell>
          <table:table-cell office:value-type="float" office:value="0.997006" calcext:value-type="float">
            <text:p>0.997006</text:p>
          </table:table-cell>
          <table:table-cell office:value-type="float" office:value="0.617621" calcext:value-type="float">
            <text:p>0.617621</text:p>
          </table:table-cell>
          <table:table-cell office:value-type="float" office:value="0.005302" calcext:value-type="float">
            <text:p>0.005302</text:p>
          </table:table-cell>
          <table:table-cell office:value-type="float" office:value="0.995717" calcext:value-type="float">
            <text:p>0.995717</text:p>
          </table:table-cell>
          <table:table-cell office:value-type="float" office:value="0.532946" calcext:value-type="float">
            <text:p>0.532946</text:p>
          </table:table-cell>
          <table:table-cell office:value-type="float" office:value="0.004572" calcext:value-type="float">
            <text:p>0.004572</text:p>
          </table:table-cell>
          <table:table-cell office:value-type="float" office:value="0.998181" calcext:value-type="float">
            <text:p>0.998181</text:p>
          </table:table-cell>
          <table:table-cell office:value-type="float" office:value="0.548515" calcext:value-type="float">
            <text:p>0.548515</text:p>
          </table:table-cell>
          <table:table-cell office:value-type="float" office:value="0.004004" calcext:value-type="float">
            <text:p>0.004004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552953" calcext:value-type="float">
            <text:p>0.552953</text:p>
          </table:table-cell>
          <table:table-cell office:value-type="float" office:value="0.024285" calcext:value-type="float">
            <text:p>0.024285</text:p>
          </table:table-cell>
          <table:table-cell office:value-type="float" office:value="0.994731" calcext:value-type="float">
            <text:p>0.994731</text:p>
          </table:table-cell>
          <table:table-cell office:value-type="float" office:value="0.59417" calcext:value-type="float">
            <text:p>0.59417</text:p>
          </table:table-cell>
          <table:table-cell office:value-type="float" office:value="0.016689" calcext:value-type="float">
            <text:p>0.016689</text:p>
          </table:table-cell>
          <table:table-cell office:value-type="float" office:value="0.998219" calcext:value-type="float">
            <text:p>0.998219</text:p>
          </table:table-cell>
          <table:table-cell office:value-type="float" office:value="0.664927" calcext:value-type="float">
            <text:p>0.664927</text:p>
          </table:table-cell>
          <table:table-cell office:value-type="float" office:value="0.002212" calcext:value-type="float">
            <text:p>0.002212</text:p>
          </table:table-cell>
          <table:table-cell office:value-type="float" office:value="0.995906" calcext:value-type="float">
            <text:p>0.995906</text:p>
          </table:table-cell>
          <table:table-cell office:value-type="float" office:value="0.632296" calcext:value-type="float">
            <text:p>0.632296</text:p>
          </table:table-cell>
          <table:table-cell office:value-type="float" office:value="0.017833" calcext:value-type="float">
            <text:p>0.017833</text:p>
          </table:table-cell>
          <table:table-cell office:value-type="float" office:value="0.999128" calcext:value-type="float">
            <text:p>0.999128</text:p>
          </table:table-cell>
          <table:table-cell office:value-type="float" office:value="0.561602" calcext:value-type="float">
            <text:p>0.561602</text:p>
          </table:table-cell>
          <table:table-cell office:value-type="float" office:value="0.018391" calcext:value-type="float">
            <text:p>0.018391</text:p>
          </table:table-cell>
          <table:table-cell office:value-type="float" office:value="0.996513" calcext:value-type="float">
            <text:p>0.996513</text:p>
          </table:table-cell>
          <table:table-cell office:value-type="float" office:value="0.701685" calcext:value-type="float">
            <text:p>0.701685</text:p>
          </table:table-cell>
          <table:table-cell office:value-type="float" office:value="0.014236" calcext:value-type="float">
            <text:p>0.014236</text:p>
          </table:table-cell>
          <table:table-cell office:value-type="float" office:value="0.997991" calcext:value-type="float">
            <text:p>0.997991</text:p>
          </table:table-cell>
          <table:table-cell table:style-name="ce3" office:value-type="float" office:value="-0.280000000000001" calcext:value-type="float">
            <text:p>-0.28</text:p>
          </table:table-cell>
          <table:table-cell table:formula="of:=SUM([.A66]+[.D66]+[.G66]+[.J66]+[.M66]+[.P66]+[.S66]+[.V66]+[.Y66]+[.AB66])/10" office:value-type="float" office:value="0.6103654" calcext:value-type="float">
            <text:p>0.6103654</text:p>
          </table:table-cell>
          <table:table-cell table:formula="of:=SUM([.B66]+[.E66]+[.H66]+[.K66]+[.N66]+[.Q66]+[.T66]+[.W66]+[.Z66]+[.AC66])/10" office:value-type="float" office:value="0.0109187" calcext:value-type="float">
            <text:p>0.0109187</text:p>
          </table:table-cell>
          <table:table-cell table:formula="of:=SUM([.C66]+[.F66]+[.I66]+[.L66]+[.O66]+[.R66]+[.U66]+[.X66]+[.AA66]+[.AD66])/10" office:value-type="float" office:value="0.9973316" calcext:value-type="float">
            <text:p>0.9973316</text:p>
          </table:table-cell>
          <table:table-cell table:formula="of:=1000 * [.AF66]" office:value-type="float" office:value="610.3654" calcext:value-type="float">
            <text:p>610.3654</text:p>
          </table:table-cell>
          <table:table-cell table:formula="of:=26000*[.AH66]" office:value-type="float" office:value="25930.6216" calcext:value-type="float">
            <text:p>25930.6216</text:p>
          </table:table-cell>
          <table:table-cell table:number-columns-repeated="988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997271" calcext:value-type="float">
            <text:p>0.997271</text:p>
          </table:table-cell>
          <table:table-cell office:value-type="float" office:value="0.586784" calcext:value-type="float">
            <text:p>0.586784</text:p>
          </table:table-cell>
          <table:table-cell office:value-type="float" office:value="0.003948" calcext:value-type="float">
            <text:p>0.003948</text:p>
          </table:table-cell>
          <table:table-cell office:value-type="float" office:value="0.996816" calcext:value-type="float">
            <text:p>0.996816</text:p>
          </table:table-cell>
          <table:table-cell office:value-type="float" office:value="0.495155" calcext:value-type="float">
            <text:p>0.495155</text:p>
          </table:table-cell>
          <table:table-cell office:value-type="float" office:value="0.003234" calcext:value-type="float">
            <text:p>0.003234</text:p>
          </table:table-cell>
          <table:table-cell office:value-type="float" office:value="0.998332" calcext:value-type="float">
            <text:p>0.998332</text:p>
          </table:table-cell>
          <table:table-cell office:value-type="float" office:value="0.516832" calcext:value-type="float">
            <text:p>0.516832</text:p>
          </table:table-cell>
          <table:table-cell office:value-type="float" office:value="0.003226" calcext:value-type="float">
            <text:p>0.003226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520367" calcext:value-type="float">
            <text:p>0.520367</text:p>
          </table:table-cell>
          <table:table-cell office:value-type="float" office:value="0.019627" calcext:value-type="float">
            <text:p>0.019627</text:p>
          </table:table-cell>
          <table:table-cell office:value-type="float" office:value="0.995073" calcext:value-type="float">
            <text:p>0.995073</text:p>
          </table:table-cell>
          <table:table-cell office:value-type="float" office:value="0.561659" calcext:value-type="float">
            <text:p>0.561659</text:p>
          </table:table-cell>
          <table:table-cell office:value-type="float" office:value="0.012516" calcext:value-type="float">
            <text:p>0.012516</text:p>
          </table:table-cell>
          <table:table-cell office:value-type="float" office:value="0.99856" calcext:value-type="float">
            <text:p>0.99856</text:p>
          </table:table-cell>
          <table:table-cell office:value-type="float" office:value="0.636743" calcext:value-type="float">
            <text:p>0.636743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996665" calcext:value-type="float">
            <text:p>0.996665</text:p>
          </table:table-cell>
          <table:table-cell office:value-type="float" office:value="0.597276" calcext:value-type="float">
            <text:p>0.597276</text:p>
          </table:table-cell>
          <table:table-cell office:value-type="float" office:value="0.015493" calcext:value-type="float">
            <text:p>0.015493</text:p>
          </table:table-cell>
          <table:table-cell office:value-type="float" office:value="0.999128" calcext:value-type="float">
            <text:p>0.999128</text:p>
          </table:table-cell>
          <table:table-cell office:value-type="float" office:value="0.530801" calcext:value-type="float">
            <text:p>0.530801</text:p>
          </table:table-cell>
          <table:table-cell office:value-type="float" office:value="0.015068" calcext:value-type="float">
            <text:p>0.015068</text:p>
          </table:table-cell>
          <table:table-cell office:value-type="float" office:value="0.997006" calcext:value-type="float">
            <text:p>0.997006</text:p>
          </table:table-cell>
          <table:table-cell office:value-type="float" office:value="0.675917" calcext:value-type="float">
            <text:p>0.675917</text:p>
          </table:table-cell>
          <table:table-cell office:value-type="float" office:value="0.012234" calcext:value-type="float">
            <text:p>0.012234</text:p>
          </table:table-cell>
          <table:table-cell office:value-type="float" office:value="0.998143" calcext:value-type="float">
            <text:p>0.998143</text:p>
          </table:table-cell>
          <table:table-cell table:style-name="ce3" office:value-type="float" office:value="-0.300000000000001" calcext:value-type="float">
            <text:p>-0.30</text:p>
          </table:table-cell>
          <table:table-cell table:formula="of:=SUM([.A67]+[.D67]+[.G67]+[.J67]+[.M67]+[.P67]+[.S67]+[.V67]+[.Y67]+[.AB67])/10" office:value-type="float" office:value="0.5795003" calcext:value-type="float">
            <text:p>0.5795003</text:p>
          </table:table-cell>
          <table:table-cell table:formula="of:=SUM([.B67]+[.E67]+[.H67]+[.K67]+[.N67]+[.Q67]+[.T67]+[.W67]+[.Z67]+[.AC67])/10" office:value-type="float" office:value="0.0088446" calcext:value-type="float">
            <text:p>0.0088446</text:p>
          </table:table-cell>
          <table:table-cell table:formula="of:=SUM([.C67]+[.F67]+[.I67]+[.L67]+[.O67]+[.R67]+[.U67]+[.X67]+[.AA67]+[.AD67])/10" office:value-type="float" office:value="0.9976956" calcext:value-type="float">
            <text:p>0.9976956</text:p>
          </table:table-cell>
          <table:table-cell table:formula="of:=1000 * [.AF67]" office:value-type="float" office:value="579.5003" calcext:value-type="float">
            <text:p>579.5003</text:p>
          </table:table-cell>
          <table:table-cell table:formula="of:=26000*[.AH67]" office:value-type="float" office:value="25940.0856" calcext:value-type="float">
            <text:p>25940.0856</text:p>
          </table:table-cell>
          <table:table-cell table:number-columns-repeated="988"/>
        </table:table-row>
        <table:table-row table:style-name="ro1">
          <table:table-cell office:value-type="float" office:value="0.644898" calcext:value-type="float">
            <text:p>0.644898</text:p>
          </table:table-cell>
          <table:table-cell office:value-type="float" office:value="0.000998" calcext:value-type="float">
            <text:p>0.000998</text:p>
          </table:table-cell>
          <table:table-cell office:value-type="float" office:value="0.997385" calcext:value-type="float">
            <text:p>0.997385</text:p>
          </table:table-cell>
          <table:table-cell office:value-type="float" office:value="0.557709" calcext:value-type="float">
            <text:p>0.557709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997271" calcext:value-type="float">
            <text:p>0.997271</text:p>
          </table:table-cell>
          <table:table-cell office:value-type="float" office:value="0.455426" calcext:value-type="float">
            <text:p>0.455426</text:p>
          </table:table-cell>
          <table:table-cell office:value-type="float" office:value="0.002899" calcext:value-type="float">
            <text:p>0.002899</text:p>
          </table:table-cell>
          <table:table-cell office:value-type="float" office:value="0.999394" calcext:value-type="float">
            <text:p>0.999394</text:p>
          </table:table-cell>
          <table:table-cell office:value-type="float" office:value="0.487129" calcext:value-type="float">
            <text:p>0.487129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488798" calcext:value-type="float">
            <text:p>0.488798</text:p>
          </table:table-cell>
          <table:table-cell office:value-type="float" office:value="0.016412" calcext:value-type="float">
            <text:p>0.016412</text:p>
          </table:table-cell>
          <table:table-cell office:value-type="float" office:value="0.995565" calcext:value-type="float">
            <text:p>0.995565</text:p>
          </table:table-cell>
          <table:table-cell office:value-type="float" office:value="0.529148" calcext:value-type="float">
            <text:p>0.529148</text:p>
          </table:table-cell>
          <table:table-cell office:value-type="float" office:value="0.009991" calcext:value-type="float">
            <text:p>0.009991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0.596033" calcext:value-type="float">
            <text:p>0.596033</text:p>
          </table:table-cell>
          <table:table-cell office:value-type="float" office:value="0.001548" calcext:value-type="float">
            <text:p>0.001548</text:p>
          </table:table-cell>
          <table:table-cell office:value-type="float" office:value="0.997044" calcext:value-type="float">
            <text:p>0.997044</text:p>
          </table:table-cell>
          <table:table-cell office:value-type="float" office:value="0.553502" calcext:value-type="float">
            <text:p>0.553502</text:p>
          </table:table-cell>
          <table:table-cell office:value-type="float" office:value="0.012037" calcext:value-type="float">
            <text:p>0.012037</text:p>
          </table:table-cell>
          <table:table-cell office:value-type="float" office:value="0.999166" calcext:value-type="float">
            <text:p>0.999166</text:p>
          </table:table-cell>
          <table:table-cell office:value-type="float" office:value="0.49384" calcext:value-type="float">
            <text:p>0.49384</text:p>
          </table:table-cell>
          <table:table-cell office:value-type="float" office:value="0.012519" calcext:value-type="float">
            <text:p>0.012519</text:p>
          </table:table-cell>
          <table:table-cell office:value-type="float" office:value="0.99765" calcext:value-type="float">
            <text:p>0.99765</text:p>
          </table:table-cell>
          <table:table-cell office:value-type="float" office:value="0.65114" calcext:value-type="float">
            <text:p>0.65114</text:p>
          </table:table-cell>
          <table:table-cell office:value-type="float" office:value="0.010121" calcext:value-type="float">
            <text:p>0.010121</text:p>
          </table:table-cell>
          <table:table-cell office:value-type="float" office:value="0.99856" calcext:value-type="float">
            <text:p>0.99856</text:p>
          </table:table-cell>
          <table:table-cell table:style-name="ce3" office:value-type="float" office:value="-0.320000000000001" calcext:value-type="float">
            <text:p>-0.32</text:p>
          </table:table-cell>
          <table:table-cell table:formula="of:=SUM([.A68]+[.D68]+[.G68]+[.J68]+[.M68]+[.P68]+[.S68]+[.V68]+[.Y68]+[.AB68])/10" office:value-type="float" office:value="0.5457623" calcext:value-type="float">
            <text:p>0.5457623</text:p>
          </table:table-cell>
          <table:table-cell table:formula="of:=SUM([.B68]+[.E68]+[.H68]+[.K68]+[.N68]+[.Q68]+[.T68]+[.W68]+[.Z68]+[.AC68])/10" office:value-type="float" office:value="0.0071683" calcext:value-type="float">
            <text:p>0.0071683</text:p>
          </table:table-cell>
          <table:table-cell table:formula="of:=SUM([.C68]+[.F68]+[.I68]+[.L68]+[.O68]+[.R68]+[.U68]+[.X68]+[.AA68]+[.AD68])/10" office:value-type="float" office:value="0.9980746" calcext:value-type="float">
            <text:p>0.9980746</text:p>
          </table:table-cell>
          <table:table-cell table:formula="of:=1000 * [.AF68]" office:value-type="float" office:value="545.7623" calcext:value-type="float">
            <text:p>545.7623</text:p>
          </table:table-cell>
          <table:table-cell table:formula="of:=26000*[.AH68]" office:value-type="float" office:value="25949.9396" calcext:value-type="float">
            <text:p>25949.9396</text:p>
          </table:table-cell>
          <table:table-cell table:number-columns-repeated="988"/>
        </table:table-row>
        <table:table-row table:style-name="ro1">
          <table:table-cell office:value-type="float" office:value="0.619388" calcext:value-type="float">
            <text:p>0.619388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0.997498" calcext:value-type="float">
            <text:p>0.997498</text:p>
          </table:table-cell>
          <table:table-cell office:value-type="float" office:value="0.52511" calcext:value-type="float">
            <text:p>0.52511</text:p>
          </table:table-cell>
          <table:table-cell office:value-type="float" office:value="0.002256" calcext:value-type="float">
            <text:p>0.002256</text:p>
          </table:table-cell>
          <table:table-cell office:value-type="float" office:value="0.998029" calcext:value-type="float">
            <text:p>0.998029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002342" calcext:value-type="float">
            <text:p>0.002342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449505" calcext:value-type="float">
            <text:p>0.449505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452138" calcext:value-type="float">
            <text:p>0.452138</text:p>
          </table:table-cell>
          <table:table-cell office:value-type="float" office:value="0.014194" calcext:value-type="float">
            <text:p>0.014194</text:p>
          </table:table-cell>
          <table:table-cell office:value-type="float" office:value="0.996437" calcext:value-type="float">
            <text:p>0.996437</text:p>
          </table:table-cell>
          <table:table-cell office:value-type="float" office:value="0.491031" calcext:value-type="float">
            <text:p>0.491031</text:p>
          </table:table-cell>
          <table:table-cell office:value-type="float" office:value="0.007576" calcext:value-type="float">
            <text:p>0.007576</text:p>
          </table:table-cell>
          <table:table-cell office:value-type="float" office:value="0.99909" calcext:value-type="float">
            <text:p>0.99909</text:p>
          </table:table-cell>
          <table:table-cell office:value-type="float" office:value="0.56263" calcext:value-type="float">
            <text:p>0.56263</text:p>
          </table:table-cell>
          <table:table-cell office:value-type="float" office:value="0.001106" calcext:value-type="float">
            <text:p>0.001106</text:p>
          </table:table-cell>
          <table:table-cell office:value-type="float" office:value="0.997802" calcext:value-type="float">
            <text:p>0.997802</text:p>
          </table:table-cell>
          <table:table-cell office:value-type="float" office:value="0.508755" calcext:value-type="float">
            <text:p>0.508755</text:p>
          </table:table-cell>
          <table:table-cell office:value-type="float" office:value="0.009697" calcext:value-type="float">
            <text:p>0.009697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451745" calcext:value-type="float">
            <text:p>0.451745</text:p>
          </table:table-cell>
          <table:table-cell office:value-type="float" office:value="0.010304" calcext:value-type="float">
            <text:p>0.010304</text:p>
          </table:table-cell>
          <table:table-cell office:value-type="float" office:value="0.998067" calcext:value-type="float">
            <text:p>0.998067</text:p>
          </table:table-cell>
          <table:table-cell office:value-type="float" office:value="0.609514" calcext:value-type="float">
            <text:p>0.609514</text:p>
          </table:table-cell>
          <table:table-cell office:value-type="float" office:value="0.009009" calcext:value-type="float">
            <text:p>0.009009</text:p>
          </table:table-cell>
          <table:table-cell office:value-type="float" office:value="0.998939" calcext:value-type="float">
            <text:p>0.998939</text:p>
          </table:table-cell>
          <table:table-cell table:style-name="ce3" office:value-type="float" office:value="-0.340000000000001" calcext:value-type="float">
            <text:p>-0.34</text:p>
          </table:table-cell>
          <table:table-cell table:formula="of:=SUM([.A69]+[.D69]+[.G69]+[.J69]+[.M69]+[.P69]+[.S69]+[.V69]+[.Y69]+[.AB69])/10" office:value-type="float" office:value="0.5086483" calcext:value-type="float">
            <text:p>0.5086483</text:p>
          </table:table-cell>
          <table:table-cell table:formula="of:=SUM([.B69]+[.E69]+[.H69]+[.K69]+[.N69]+[.Q69]+[.T69]+[.W69]+[.Z69]+[.AC69])/10" office:value-type="float" office:value="0.0059151" calcext:value-type="float">
            <text:p>0.0059151</text:p>
          </table:table-cell>
          <table:table-cell table:formula="of:=SUM([.C69]+[.F69]+[.I69]+[.L69]+[.O69]+[.R69]+[.U69]+[.X69]+[.AA69]+[.AD69])/10" office:value-type="float" office:value="0.9984876" calcext:value-type="float">
            <text:p>0.9984876</text:p>
          </table:table-cell>
          <table:table-cell table:formula="of:=1000 * [.AF69]" office:value-type="float" office:value="508.6483" calcext:value-type="float">
            <text:p>508.6483</text:p>
          </table:table-cell>
          <table:table-cell table:formula="of:=26000*[.AH69]" office:value-type="float" office:value="25960.6776" calcext:value-type="float">
            <text:p>25960.6776</text:p>
          </table:table-cell>
          <table:table-cell table:number-columns-repeated="988"/>
        </table:table-row>
        <table:table-row table:style-name="ro1">
          <table:table-cell office:value-type="float" office:value="0.594898" calcext:value-type="float">
            <text:p>0.594898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99765" calcext:value-type="float">
            <text:p>0.99765</text:p>
          </table:table-cell>
          <table:table-cell office:value-type="float" office:value="0.485463" calcext:value-type="float">
            <text:p>0.485463</text:p>
          </table:table-cell>
          <table:table-cell office:value-type="float" office:value="0.001918" calcext:value-type="float">
            <text:p>0.001918</text:p>
          </table:table-cell>
          <table:table-cell office:value-type="float" office:value="0.998446" calcext:value-type="float">
            <text:p>0.998446</text:p>
          </table:table-cell>
          <table:table-cell office:value-type="float" office:value="0.376938" calcext:value-type="float">
            <text:p>0.376938</text:p>
          </table:table-cell>
          <table:table-cell office:value-type="float" office:value="0.001896" calcext:value-type="float">
            <text:p>0.001896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413861" calcext:value-type="float">
            <text:p>0.413861</text:p>
          </table:table-cell>
          <table:table-cell office:value-type="float" office:value="0.001335" calcext:value-type="float">
            <text:p>0.001335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41446" calcext:value-type="float">
            <text:p>0.41446</text:p>
          </table:table-cell>
          <table:table-cell office:value-type="float" office:value="0.011532" calcext:value-type="float">
            <text:p>0.011532</text:p>
          </table:table-cell>
          <table:table-cell office:value-type="float" office:value="0.996892" calcext:value-type="float">
            <text:p>0.996892</text:p>
          </table:table-cell>
          <table:table-cell office:value-type="float" office:value="0.457399" calcext:value-type="float">
            <text:p>0.457399</text:p>
          </table:table-cell>
          <table:table-cell office:value-type="float" office:value="0.006039" calcext:value-type="float">
            <text:p>0.006039</text:p>
          </table:table-cell>
          <table:table-cell office:value-type="float" office:value="0.999431" calcext:value-type="float">
            <text:p>0.999431</text:p>
          </table:table-cell>
          <table:table-cell office:value-type="float" office:value="0.515658" calcext:value-type="float">
            <text:p>0.515658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0.998105" calcext:value-type="float">
            <text:p>0.998105</text:p>
          </table:table-cell>
          <table:table-cell office:value-type="float" office:value="0.465953" calcext:value-type="float">
            <text:p>0.465953</text:p>
          </table:table-cell>
          <table:table-cell office:value-type="float" office:value="0.007691" calcext:value-type="float">
            <text:p>0.007691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411704" calcext:value-type="float">
            <text:p>0.411704</text:p>
          </table:table-cell>
          <table:table-cell office:value-type="float" office:value="0.007534" calcext:value-type="float">
            <text:p>0.007534</text:p>
          </table:table-cell>
          <table:table-cell office:value-type="float" office:value="0.998256" calcext:value-type="float">
            <text:p>0.998256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007674" calcext:value-type="float">
            <text:p>0.007674</text:p>
          </table:table-cell>
          <table:table-cell office:value-type="float" office:value="0.999356" calcext:value-type="float">
            <text:p>0.999356</text:p>
          </table:table-cell>
          <table:table-cell table:style-name="ce3" office:value-type="float" office:value="-0.360000000000001" calcext:value-type="float">
            <text:p>-0.36</text:p>
          </table:table-cell>
          <table:table-cell table:formula="of:=SUM([.A70]+[.D70]+[.G70]+[.J70]+[.M70]+[.P70]+[.S70]+[.V70]+[.Y70]+[.AB70])/10" office:value-type="float" office:value="0.4714134" calcext:value-type="float">
            <text:p>0.4714134</text:p>
          </table:table-cell>
          <table:table-cell table:formula="of:=SUM([.B70]+[.E70]+[.H70]+[.K70]+[.N70]+[.Q70]+[.T70]+[.W70]+[.Z70]+[.AC70])/10" office:value-type="float" office:value="0.0047169" calcext:value-type="float">
            <text:p>0.0047169</text:p>
          </table:table-cell>
          <table:table-cell table:formula="of:=SUM([.C70]+[.F70]+[.I70]+[.L70]+[.O70]+[.R70]+[.U70]+[.X70]+[.AA70]+[.AD70])/10" office:value-type="float" office:value="0.9987264" calcext:value-type="float">
            <text:p>0.9987264</text:p>
          </table:table-cell>
          <table:table-cell table:formula="of:=1000 * [.AF70]" office:value-type="float" office:value="471.4134" calcext:value-type="float">
            <text:p>471.4134</text:p>
          </table:table-cell>
          <table:table-cell table:formula="of:=26000*[.AH70]" office:value-type="float" office:value="25966.8864" calcext:value-type="float">
            <text:p>25966.8864</text:p>
          </table:table-cell>
          <table:table-cell table:number-columns-repeated="988"/>
        </table:table-row>
        <table:table-row table:style-name="ro1">
          <table:table-cell office:value-type="float" office:value="0.558163" calcext:value-type="float">
            <text:p>0.558163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998067" calcext:value-type="float">
            <text:p>0.998067</text:p>
          </table:table-cell>
          <table:table-cell office:value-type="float" office:value="0.435242" calcext:value-type="float">
            <text:p>0.435242</text:p>
          </table:table-cell>
          <table:table-cell office:value-type="float" office:value="0.001354" calcext:value-type="float">
            <text:p>0.001354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0.338178" calcext:value-type="float">
            <text:p>0.338178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376238" calcext:value-type="float">
            <text:p>0.376238</text:p>
          </table:table-cell>
          <table:table-cell office:value-type="float" office:value="0.001112" calcext:value-type="float">
            <text:p>0.001112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369654" calcext:value-type="float">
            <text:p>0.369654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997081" calcext:value-type="float">
            <text:p>0.997081</text:p>
          </table:table-cell>
          <table:table-cell office:value-type="float" office:value="0.42713" calcext:value-type="float">
            <text:p>0.42713</text:p>
          </table:table-cell>
          <table:table-cell office:value-type="float" office:value="0.004941" calcext:value-type="float">
            <text:p>0.004941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484342" calcext:value-type="float">
            <text:p>0.484342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998522" calcext:value-type="float">
            <text:p>0.998522</text:p>
          </table:table-cell>
          <table:table-cell office:value-type="float" office:value="0.428988" calcext:value-type="float">
            <text:p>0.428988</text:p>
          </table:table-cell>
          <table:table-cell office:value-type="float" office:value="0.006019" calcext:value-type="float">
            <text:p>0.006019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380903" calcext:value-type="float">
            <text:p>0.380903</text:p>
          </table:table-cell>
          <table:table-cell office:value-type="float" office:value="0.006315" calcext:value-type="float">
            <text:p>0.006315</text:p>
          </table:table-cell>
          <table:table-cell office:value-type="float" office:value="0.998939" calcext:value-type="float">
            <text:p>0.998939</text:p>
          </table:table-cell>
          <table:table-cell office:value-type="float" office:value="0.551041" calcext:value-type="float">
            <text:p>0.55104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999469" calcext:value-type="float">
            <text:p>0.999469</text:p>
          </table:table-cell>
          <table:table-cell table:style-name="ce3" office:value-type="float" office:value="-0.380000000000001" calcext:value-type="float">
            <text:p>-0.38</text:p>
          </table:table-cell>
          <table:table-cell table:formula="of:=SUM([.A71]+[.D71]+[.G71]+[.J71]+[.M71]+[.P71]+[.S71]+[.V71]+[.Y71]+[.AB71])/10" office:value-type="float" office:value="0.4349879" calcext:value-type="float">
            <text:p>0.4349879</text:p>
          </table:table-cell>
          <table:table-cell table:formula="of:=SUM([.B71]+[.E71]+[.H71]+[.K71]+[.N71]+[.Q71]+[.T71]+[.W71]+[.Z71]+[.AC71])/10" office:value-type="float" office:value="0.0037062" calcext:value-type="float">
            <text:p>0.0037062</text:p>
          </table:table-cell>
          <table:table-cell table:formula="of:=SUM([.C71]+[.F71]+[.I71]+[.L71]+[.O71]+[.R71]+[.U71]+[.X71]+[.AA71]+[.AD71])/10" office:value-type="float" office:value="0.9989728" calcext:value-type="float">
            <text:p>0.9989728</text:p>
          </table:table-cell>
          <table:table-cell table:formula="of:=1000 * [.AF71]" office:value-type="float" office:value="434.9879" calcext:value-type="float">
            <text:p>434.9879</text:p>
          </table:table-cell>
          <table:table-cell table:formula="of:=26000*[.AH71]" office:value-type="float" office:value="25973.2928" calcext:value-type="float">
            <text:p>25973.2928</text:p>
          </table:table-cell>
          <table:table-cell table:number-columns-repeated="988"/>
        </table:table-row>
        <table:table-row table:style-name="ro1">
          <table:table-cell office:value-type="float" office:value="0.528571" calcext:value-type="float">
            <text:p>0.528571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998256" calcext:value-type="float">
            <text:p>0.998256</text:p>
          </table:table-cell>
          <table:table-cell office:value-type="float" office:value="0.394714" calcext:value-type="float">
            <text:p>0.394714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0.999166" calcext:value-type="float">
            <text:p>0.999166</text:p>
          </table:table-cell>
          <table:table-cell office:value-type="float" office:value="0.301357" calcext:value-type="float">
            <text:p>0.301357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333663" calcext:value-type="float">
            <text:p>0.333663</text:p>
          </table:table-cell>
          <table:table-cell office:value-type="float" office:value="0.001001" calcext:value-type="float">
            <text:p>0.001001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321792" calcext:value-type="float">
            <text:p>0.321792</text:p>
          </table:table-cell>
          <table:table-cell office:value-type="float" office:value="0.006542" calcext:value-type="float">
            <text:p>0.006542</text:p>
          </table:table-cell>
          <table:table-cell office:value-type="float" office:value="0.99765" calcext:value-type="float">
            <text:p>0.99765</text:p>
          </table:table-cell>
          <table:table-cell office:value-type="float" office:value="0.384529" calcext:value-type="float">
            <text:p>0.384529</text:p>
          </table:table-cell>
          <table:table-cell office:value-type="float" office:value="0.003294" calcext:value-type="float">
            <text:p>0.003294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44572" calcext:value-type="float">
            <text:p>0.44572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389105" calcext:value-type="float">
            <text:p>0.389105</text:p>
          </table:table-cell>
          <table:table-cell office:value-type="float" office:value="0.005127" calcext:value-type="float">
            <text:p>0.005127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341889" calcext:value-type="float">
            <text:p>0.341889</text:p>
          </table:table-cell>
          <table:table-cell office:value-type="float" office:value="0.005207" calcext:value-type="float">
            <text:p>0.005207</text:p>
          </table:table-cell>
          <table:table-cell office:value-type="float" office:value="0.999128" calcext:value-type="float">
            <text:p>0.999128</text:p>
          </table:table-cell>
          <table:table-cell office:value-type="float" office:value="0.512389" calcext:value-type="float">
            <text:p>0.512389</text:p>
          </table:table-cell>
          <table:table-cell office:value-type="float" office:value="0.003893" calcext:value-type="float">
            <text:p>0.003893</text:p>
          </table:table-cell>
          <table:table-cell office:value-type="float" office:value="0.999507" calcext:value-type="float">
            <text:p>0.999507</text:p>
          </table:table-cell>
          <table:table-cell table:style-name="ce3" office:value-type="float" office:value="-0.400000000000001" calcext:value-type="float">
            <text:p>-0.40</text:p>
          </table:table-cell>
          <table:table-cell table:formula="of:=SUM([.A72]+[.D72]+[.G72]+[.J72]+[.M72]+[.P72]+[.S72]+[.V72]+[.Y72]+[.AB72])/10" office:value-type="float" office:value="0.3953729" calcext:value-type="float">
            <text:p>0.3953729</text:p>
          </table:table-cell>
          <table:table-cell table:formula="of:=SUM([.B72]+[.E72]+[.H72]+[.K72]+[.N72]+[.Q72]+[.T72]+[.W72]+[.Z72]+[.AC72])/10" office:value-type="float" office:value="0.0027632" calcext:value-type="float">
            <text:p>0.0027632</text:p>
          </table:table-cell>
          <table:table-cell table:formula="of:=SUM([.C72]+[.F72]+[.I72]+[.L72]+[.O72]+[.R72]+[.U72]+[.X72]+[.AA72]+[.AD72])/10" office:value-type="float" office:value="0.9991774" calcext:value-type="float">
            <text:p>0.9991774</text:p>
          </table:table-cell>
          <table:table-cell table:formula="of:=1000 * [.AF72]" office:value-type="float" office:value="395.3729" calcext:value-type="float">
            <text:p>395.3729</text:p>
          </table:table-cell>
          <table:table-cell table:formula="of:=26000*[.AH72]" office:value-type="float" office:value="25978.6124" calcext:value-type="float">
            <text:p>25978.6124</text:p>
          </table:table-cell>
          <table:table-cell table:number-columns-repeated="988"/>
        </table:table-row>
        <table:table-row table:style-name="ro1">
          <table:table-cell office:value-type="float" office:value="0.496939" calcext:value-type="float">
            <text:p>0.496939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998598" calcext:value-type="float">
            <text:p>0.998598</text:p>
          </table:table-cell>
          <table:table-cell office:value-type="float" office:value="0.350661" calcext:value-type="float">
            <text:p>0.350661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0.999431" calcext:value-type="float">
            <text:p>0.999431</text:p>
          </table:table-cell>
          <table:table-cell office:value-type="float" office:value="0.258721" calcext:value-type="float">
            <text:p>0.258721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3" calcext:value-type="float">
            <text:p>0.3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273931" calcext:value-type="float">
            <text:p>0.273931</text:p>
          </table:table-cell>
          <table:table-cell office:value-type="float" office:value="0.005212" calcext:value-type="float">
            <text:p>0.005212</text:p>
          </table:table-cell>
          <table:table-cell office:value-type="float" office:value="0.997991" calcext:value-type="float">
            <text:p>0.997991</text:p>
          </table:table-cell>
          <table:table-cell office:value-type="float" office:value="0.349776" calcext:value-type="float">
            <text:p>0.349776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402923" calcext:value-type="float">
            <text:p>0.402923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999356" calcext:value-type="float">
            <text:p>0.999356</text:p>
          </table:table-cell>
          <table:table-cell office:value-type="float" office:value="0.340467" calcext:value-type="float">
            <text:p>0.340467</text:p>
          </table:table-cell>
          <table:table-cell office:value-type="float" office:value="0.003678" calcext:value-type="float">
            <text:p>0.003678</text:p>
          </table:table-cell>
          <table:table-cell office:value-type="float" office:value="1" calcext:value-type="float">
            <text:p>1</text:p>
          </table:table-cell>
          <table:table-cell office:value-type="float" office:value="0.306982" calcext:value-type="float">
            <text:p>0.306982</text:p>
          </table:table-cell>
          <table:table-cell office:value-type="float" office:value="0.003878" calcext:value-type="float">
            <text:p>0.003878</text:p>
          </table:table-cell>
          <table:table-cell office:value-type="float" office:value="0.99928" calcext:value-type="float">
            <text:p>0.99928</text:p>
          </table:table-cell>
          <table:table-cell office:value-type="float" office:value="0.469772" calcext:value-type="float">
            <text:p>0.469772</text:p>
          </table:table-cell>
          <table:table-cell office:value-type="float" office:value="0.003225" calcext:value-type="float">
            <text:p>0.003225</text:p>
          </table:table-cell>
          <table:table-cell office:value-type="float" office:value="0.99981" calcext:value-type="float">
            <text:p>0.99981</text:p>
          </table:table-cell>
          <table:table-cell table:style-name="ce3" office:value-type="float" office:value="-0.420000000000001" calcext:value-type="float">
            <text:p>-0.42</text:p>
          </table:table-cell>
          <table:table-cell table:formula="of:=SUM([.A73]+[.D73]+[.G73]+[.J73]+[.M73]+[.P73]+[.S73]+[.V73]+[.Y73]+[.AB73])/10" office:value-type="float" office:value="0.3550172" calcext:value-type="float">
            <text:p>0.3550172</text:p>
          </table:table-cell>
          <table:table-cell table:formula="of:=SUM([.B73]+[.E73]+[.H73]+[.K73]+[.N73]+[.Q73]+[.T73]+[.W73]+[.Z73]+[.AC73])/10" office:value-type="float" office:value="0.0021644" calcext:value-type="float">
            <text:p>0.0021644</text:p>
          </table:table-cell>
          <table:table-cell table:formula="of:=SUM([.C73]+[.F73]+[.I73]+[.L73]+[.O73]+[.R73]+[.U73]+[.X73]+[.AA73]+[.AD73])/10" office:value-type="float" office:value="0.999386" calcext:value-type="float">
            <text:p>0.999386</text:p>
          </table:table-cell>
          <table:table-cell table:formula="of:=1000 * [.AF73]" office:value-type="float" office:value="355.0172" calcext:value-type="float">
            <text:p>355.0172</text:p>
          </table:table-cell>
          <table:table-cell table:formula="of:=26000*[.AH73]" office:value-type="float" office:value="25984.036" calcext:value-type="float">
            <text:p>25984.036</text:p>
          </table:table-cell>
          <table:table-cell table:number-columns-repeated="988"/>
        </table:table-row>
        <table:table-row table:style-name="ro1">
          <table:table-cell office:value-type="float" office:value="0.460204" calcext:value-type="float">
            <text:p>0.460204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998711" calcext:value-type="float">
            <text:p>0.998711</text:p>
          </table:table-cell>
          <table:table-cell office:value-type="float" office:value="0.314537" calcext:value-type="float">
            <text:p>0.314537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217054" calcext:value-type="float">
            <text:p>0.217054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261386" calcext:value-type="float">
            <text:p>0.261386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234216" calcext:value-type="float">
            <text:p>0.234216</text:p>
          </table:table-cell>
          <table:table-cell office:value-type="float" office:value="0.003992" calcext:value-type="float">
            <text:p>0.003992</text:p>
          </table:table-cell>
          <table:table-cell office:value-type="float" office:value="0.998332" calcext:value-type="float">
            <text:p>0.998332</text:p>
          </table:table-cell>
          <table:table-cell office:value-type="float" office:value="0.316143" calcext:value-type="float">
            <text:p>0.316143</text:p>
          </table:table-cell>
          <table:table-cell office:value-type="float" office:value="0.001318" calcext:value-type="float">
            <text:p>0.001318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370564" calcext:value-type="float">
            <text:p>0.370564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301556" calcext:value-type="float">
            <text:p>0.301556</text:p>
          </table:table-cell>
          <table:table-cell office:value-type="float" office:value="0.003121" calcext:value-type="float">
            <text:p>0.003121</text:p>
          </table:table-cell>
          <table:table-cell office:value-type="float" office:value="1" calcext:value-type="float">
            <text:p>1</text:p>
          </table:table-cell>
          <table:table-cell office:value-type="float" office:value="0.273101" calcext:value-type="float">
            <text:p>0.273101</text:p>
          </table:table-cell>
          <table:table-cell office:value-type="float" office:value="0.003545" calcext:value-type="float">
            <text:p>0.003545</text:p>
          </table:table-cell>
          <table:table-cell office:value-type="float" office:value="0.999394" calcext:value-type="float">
            <text:p>0.999394</text:p>
          </table:table-cell>
          <table:table-cell office:value-type="float" office:value="0.434093" calcext:value-type="float">
            <text:p>0.434093</text:p>
          </table:table-cell>
          <table:table-cell office:value-type="float" office:value="0.002892" calcext:value-type="float">
            <text:p>0.002892</text:p>
          </table:table-cell>
          <table:table-cell office:value-type="float" office:value="0.99981" calcext:value-type="float">
            <text:p>0.99981</text:p>
          </table:table-cell>
          <table:table-cell table:style-name="ce3" office:value-type="float" office:value="-0.440000000000001" calcext:value-type="float">
            <text:p>-0.44</text:p>
          </table:table-cell>
          <table:table-cell table:formula="of:=SUM([.A74]+[.D74]+[.G74]+[.J74]+[.M74]+[.P74]+[.S74]+[.V74]+[.Y74]+[.AB74])/10" office:value-type="float" office:value="0.3182854" calcext:value-type="float">
            <text:p>0.3182854</text:p>
          </table:table-cell>
          <table:table-cell table:formula="of:=SUM([.B74]+[.E74]+[.H74]+[.K74]+[.N74]+[.Q74]+[.T74]+[.W74]+[.Z74]+[.AC74])/10" office:value-type="float" office:value="0.0016988" calcext:value-type="float">
            <text:p>0.0016988</text:p>
          </table:table-cell>
          <table:table-cell table:formula="of:=SUM([.C74]+[.F74]+[.I74]+[.L74]+[.O74]+[.R74]+[.U74]+[.X74]+[.AA74]+[.AD74])/10" office:value-type="float" office:value="0.9994882" calcext:value-type="float">
            <text:p>0.9994882</text:p>
          </table:table-cell>
          <table:table-cell table:formula="of:=1000 * [.AF74]" office:value-type="float" office:value="318.2854" calcext:value-type="float">
            <text:p>318.2854</text:p>
          </table:table-cell>
          <table:table-cell table:formula="of:=26000*[.AH74]" office:value-type="float" office:value="25986.6932" calcext:value-type="float">
            <text:p>25986.6932</text:p>
          </table:table-cell>
          <table:table-cell table:number-columns-repeated="988"/>
        </table:table-row>
        <table:table-row table:style-name="ro1">
          <table:table-cell office:value-type="float" office:value="0.419388" calcext:value-type="float">
            <text:p>0.419388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998939" calcext:value-type="float">
            <text:p>0.998939</text:p>
          </table:table-cell>
          <table:table-cell office:value-type="float" office:value="0.275771" calcext:value-type="float">
            <text:p>0.275771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178295" calcext:value-type="float">
            <text:p>0.178295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233663" calcext:value-type="float">
            <text:p>0.233663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199593" calcext:value-type="float">
            <text:p>0.199593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0.99856" calcext:value-type="float">
            <text:p>0.99856</text:p>
          </table:table-cell>
          <table:table-cell office:value-type="float" office:value="0.273543" calcext:value-type="float">
            <text:p>0.273543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329854" calcext:value-type="float">
            <text:p>0.329854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269455" calcext:value-type="float">
            <text:p>0.269455</text:p>
          </table:table-cell>
          <table:table-cell office:value-type="float" office:value="0.002452" calcext:value-type="float">
            <text:p>0.002452</text:p>
          </table:table-cell>
          <table:table-cell office:value-type="float" office:value="1" calcext:value-type="float">
            <text:p>1</text:p>
          </table:table-cell>
          <table:table-cell office:value-type="float" office:value="0.23306" calcext:value-type="float">
            <text:p>0.23306</text:p>
          </table:table-cell>
          <table:table-cell office:value-type="float" office:value="0.002659" calcext:value-type="float">
            <text:p>0.002659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396432" calcext:value-type="float">
            <text:p>0.396432</text:p>
          </table:table-cell>
          <table:table-cell office:value-type="float" office:value="0.002336" calcext:value-type="float">
            <text:p>0.002336</text:p>
          </table:table-cell>
          <table:table-cell office:value-type="float" office:value="0.99981" calcext:value-type="float">
            <text:p>0.99981</text:p>
          </table:table-cell>
          <table:table-cell table:style-name="ce3" office:value-type="float" office:value="-0.460000000000002" calcext:value-type="float">
            <text:p>-0.46</text:p>
          </table:table-cell>
          <table:table-cell table:formula="of:=SUM([.A75]+[.D75]+[.G75]+[.J75]+[.M75]+[.P75]+[.S75]+[.V75]+[.Y75]+[.AB75])/10" office:value-type="float" office:value="0.2809054" calcext:value-type="float">
            <text:p>0.2809054</text:p>
          </table:table-cell>
          <table:table-cell table:formula="of:=SUM([.B75]+[.E75]+[.H75]+[.K75]+[.N75]+[.Q75]+[.T75]+[.W75]+[.Z75]+[.AC75])/10" office:value-type="float" office:value="0.0011884" calcext:value-type="float">
            <text:p>0.0011884</text:p>
          </table:table-cell>
          <table:table-cell table:formula="of:=SUM([.C75]+[.F75]+[.I75]+[.L75]+[.O75]+[.R75]+[.U75]+[.X75]+[.AA75]+[.AD75])/10" office:value-type="float" office:value="0.9995945" calcext:value-type="float">
            <text:p>0.9995945</text:p>
          </table:table-cell>
          <table:table-cell table:formula="of:=1000 * [.AF75]" office:value-type="float" office:value="280.9054" calcext:value-type="float">
            <text:p>280.9054</text:p>
          </table:table-cell>
          <table:table-cell table:formula="of:=26000*[.AH75]" office:value-type="float" office:value="25989.457" calcext:value-type="float">
            <text:p>25989.457</text:p>
          </table:table-cell>
          <table:table-cell table:number-columns-repeated="988"/>
        </table:table-row>
        <table:table-row table:style-name="ro1">
          <table:table-cell office:value-type="float" office:value="0.380612" calcext:value-type="float">
            <text:p>0.380612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999128" calcext:value-type="float">
            <text:p>0.999128</text:p>
          </table:table-cell>
          <table:table-cell office:value-type="float" office:value="0.229956" calcext:value-type="float">
            <text:p>0.229956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138566" calcext:value-type="float">
            <text:p>0.138566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20099" calcext:value-type="float">
            <text:p>0.20099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163951" calcext:value-type="float">
            <text:p>0.163951</text:p>
          </table:table-cell>
          <table:table-cell office:value-type="float" office:value="0.001442" calcext:value-type="float">
            <text:p>0.001442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0.248879" calcext:value-type="float">
            <text:p>0.248879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298539" calcext:value-type="float">
            <text:p>0.298539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234436" calcext:value-type="float">
            <text:p>0.234436</text:p>
          </table:table-cell>
          <table:table-cell office:value-type="float" office:value="0.002229" calcext:value-type="float">
            <text:p>0.002229</text:p>
          </table:table-cell>
          <table:table-cell office:value-type="float" office:value="1" calcext:value-type="float">
            <text:p>1</text:p>
          </table:table-cell>
          <table:table-cell office:value-type="float" office:value="0.201232" calcext:value-type="float">
            <text:p>0.201232</text:p>
          </table:table-cell>
          <table:table-cell office:value-type="float" office:value="0.001773" calcext:value-type="float">
            <text:p>0.001773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356789" calcext:value-type="float">
            <text:p>0.356789</text:p>
          </table:table-cell>
          <table:table-cell office:value-type="float" office:value="0.001335" calcext:value-type="float">
            <text:p>0.001335</text:p>
          </table:table-cell>
          <table:table-cell office:value-type="float" office:value="0.999886" calcext:value-type="float">
            <text:p>0.999886</text:p>
          </table:table-cell>
          <table:table-cell table:style-name="ce3" office:value-type="float" office:value="-0.480000000000002" calcext:value-type="float">
            <text:p>-0.48</text:p>
          </table:table-cell>
          <table:table-cell table:formula="of:=SUM([.A76]+[.D76]+[.G76]+[.J76]+[.M76]+[.P76]+[.S76]+[.V76]+[.Y76]+[.AB76])/10" office:value-type="float" office:value="0.245395" calcext:value-type="float">
            <text:p>0.245395</text:p>
          </table:table-cell>
          <table:table-cell table:formula="of:=SUM([.B76]+[.E76]+[.H76]+[.K76]+[.N76]+[.Q76]+[.T76]+[.W76]+[.Z76]+[.AC76])/10" office:value-type="float" office:value="0.0008448" calcext:value-type="float">
            <text:p>0.0008448</text:p>
          </table:table-cell>
          <table:table-cell table:formula="of:=SUM([.C76]+[.F76]+[.I76]+[.L76]+[.O76]+[.R76]+[.U76]+[.X76]+[.AA76]+[.AD76])/10" office:value-type="float" office:value="0.9996739" calcext:value-type="float">
            <text:p>0.9996739</text:p>
          </table:table-cell>
          <table:table-cell table:formula="of:=1000 * [.AF76]" office:value-type="float" office:value="245.395" calcext:value-type="float">
            <text:p>245.395</text:p>
          </table:table-cell>
          <table:table-cell table:formula="of:=26000*[.AH76]" office:value-type="float" office:value="25991.5214" calcext:value-type="float">
            <text:p>25991.5214</text:p>
          </table:table-cell>
          <table:table-cell table:number-columns-repeated="988"/>
        </table:table-row>
        <table:table-row table:style-name="ro1">
          <table:table-cell office:value-type="float" office:value="0.332653" calcext:value-type="float">
            <text:p>0.332653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999356" calcext:value-type="float">
            <text:p>0.999356</text:p>
          </table:table-cell>
          <table:table-cell office:value-type="float" office:value="0.186784" calcext:value-type="float">
            <text:p>0.186784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104651" calcext:value-type="float">
            <text:p>0.104651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170297" calcext:value-type="float">
            <text:p>0.170297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13442" calcext:value-type="float">
            <text:p>0.13442</text:p>
          </table:table-cell>
          <table:table-cell office:value-type="float" office:value="0.001109" calcext:value-type="float">
            <text:p>0.001109</text:p>
          </table:table-cell>
          <table:table-cell office:value-type="float" office:value="0.999052" calcext:value-type="float">
            <text:p>0.999052</text:p>
          </table:table-cell>
          <table:table-cell office:value-type="float" office:value="0.215247" calcext:value-type="float">
            <text:p>0.215247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265136" calcext:value-type="float">
            <text:p>0.265136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202335" calcext:value-type="float">
            <text:p>0.202335</text:p>
          </table:table-cell>
          <table:table-cell office:value-type="float" office:value="0.001449" calcext:value-type="float">
            <text:p>0.001449</text:p>
          </table:table-cell>
          <table:table-cell office:value-type="float" office:value="1" calcext:value-type="float">
            <text:p>1</text:p>
          </table:table-cell>
          <table:table-cell office:value-type="float" office:value="0.170431" calcext:value-type="float">
            <text:p>0.170431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323092" calcext:value-type="float">
            <text:p>0.323092</text:p>
          </table:table-cell>
          <table:table-cell office:value-type="float" office:value="0.001001" calcext:value-type="float">
            <text:p>0.001001</text:p>
          </table:table-cell>
          <table:table-cell office:value-type="float" office:value="0.999962" calcext:value-type="float">
            <text:p>0.999962</text:p>
          </table:table-cell>
          <table:table-cell table:style-name="ce3" office:value-type="float" office:value="-0.500000000000002" calcext:value-type="float">
            <text:p>-0.50</text:p>
          </table:table-cell>
          <table:table-cell table:formula="of:=SUM([.A77]+[.D77]+[.G77]+[.J77]+[.M77]+[.P77]+[.S77]+[.V77]+[.Y77]+[.AB77])/10" office:value-type="float" office:value="0.2105046" calcext:value-type="float">
            <text:p>0.2105046</text:p>
          </table:table-cell>
          <table:table-cell table:formula="of:=SUM([.B77]+[.E77]+[.H77]+[.K77]+[.N77]+[.Q77]+[.T77]+[.W77]+[.Z77]+[.AC77])/10" office:value-type="float" office:value="0.0006446" calcext:value-type="float">
            <text:p>0.0006446</text:p>
          </table:table-cell>
          <table:table-cell table:formula="of:=SUM([.C77]+[.F77]+[.I77]+[.L77]+[.O77]+[.R77]+[.U77]+[.X77]+[.AA77]+[.AD77])/10" office:value-type="float" office:value="0.9997612" calcext:value-type="float">
            <text:p>0.9997612</text:p>
          </table:table-cell>
          <table:table-cell table:formula="of:=1000 * [.AF77]" office:value-type="float" office:value="210.5046" calcext:value-type="float">
            <text:p>210.5046</text:p>
          </table:table-cell>
          <table:table-cell table:formula="of:=26000*[.AH77]" office:value-type="float" office:value="25993.7912" calcext:value-type="float">
            <text:p>25993.7912</text:p>
          </table:table-cell>
          <table:table-cell table:number-columns-repeated="988"/>
        </table:table-row>
        <table:table-row table:style-name="ro1">
          <table:table-cell office:value-type="float" office:value="0.290816" calcext:value-type="float">
            <text:p>0.29081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151542" calcext:value-type="float">
            <text:p>0.151542</text:p>
          </table:table-cell>
          <table:table-cell office:value-type="float" office:value="0" calcext:value-type="float">
            <text:p>0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141584" calcext:value-type="float">
            <text:p>0.141584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1" calcext:value-type="float">
            <text:p>1</text:p>
          </table:table-cell>
          <table:table-cell office:value-type="float" office:value="0.110998" calcext:value-type="float">
            <text:p>0.110998</text:p>
          </table:table-cell>
          <table:table-cell office:value-type="float" office:value="0.000998" calcext:value-type="float">
            <text:p>0.000998</text:p>
          </table:table-cell>
          <table:table-cell office:value-type="float" office:value="0.999242" calcext:value-type="float">
            <text:p>0.999242</text:p>
          </table:table-cell>
          <table:table-cell office:value-type="float" office:value="0.178251" calcext:value-type="float">
            <text:p>0.178251</text:p>
          </table:table-cell>
          <table:table-cell office:value-type="float" office:value="0" calcext:value-type="float">
            <text:p>0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212944" calcext:value-type="float">
            <text:p>0.212944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159533" calcext:value-type="float">
            <text:p>0.159533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1" calcext:value-type="float">
            <text:p>1</text:p>
          </table:table-cell>
          <table:table-cell office:value-type="float" office:value="0.138604" calcext:value-type="float">
            <text:p>0.138604</text:p>
          </table:table-cell>
          <table:table-cell office:value-type="float" office:value="0.000886" calcext:value-type="float">
            <text:p>0.000886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285431" calcext:value-type="float">
            <text:p>0.285431</text:p>
          </table:table-cell>
          <table:table-cell office:value-type="float" office:value="0.000779" calcext:value-type="float">
            <text:p>0.000779</text:p>
          </table:table-cell>
          <table:table-cell office:value-type="float" office:value="0.999962" calcext:value-type="float">
            <text:p>0.999962</text:p>
          </table:table-cell>
          <table:table-cell table:style-name="ce3" office:value-type="float" office:value="-0.520000000000002" calcext:value-type="float">
            <text:p>-0.52</text:p>
          </table:table-cell>
          <table:table-cell table:formula="of:=SUM([.A78]+[.D78]+[.G78]+[.J78]+[.M78]+[.P78]+[.S78]+[.V78]+[.Y78]+[.AB78])/10" office:value-type="float" office:value="0.1753036" calcext:value-type="float">
            <text:p>0.1753036</text:p>
          </table:table-cell>
          <table:table-cell table:formula="of:=SUM([.B78]+[.E78]+[.H78]+[.K78]+[.N78]+[.Q78]+[.T78]+[.W78]+[.Z78]+[.AC78])/10" office:value-type="float" office:value="0.0004" calcext:value-type="float">
            <text:p>0.0004</text:p>
          </table:table-cell>
          <table:table-cell table:formula="of:=SUM([.C78]+[.F78]+[.I78]+[.L78]+[.O78]+[.R78]+[.U78]+[.X78]+[.AA78]+[.AD78])/10" office:value-type="float" office:value="0.9998331" calcext:value-type="float">
            <text:p>0.9998331</text:p>
          </table:table-cell>
          <table:table-cell table:formula="of:=1000 * [.AF78]" office:value-type="float" office:value="175.3036" calcext:value-type="float">
            <text:p>175.3036</text:p>
          </table:table-cell>
          <table:table-cell table:formula="of:=26000*[.AH78]" office:value-type="float" office:value="25995.6606" calcext:value-type="float">
            <text:p>25995.6606</text:p>
          </table:table-cell>
          <table:table-cell table:number-columns-repeated="988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120705" calcext:value-type="float">
            <text:p>0.1207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9109" calcext:value-type="float">
            <text:p>0.059109</text:p>
          </table:table-cell>
          <table:table-cell office:value-type="float" office:value="0" calcext:value-type="float">
            <text:p>0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109901" calcext:value-type="float">
            <text:p>0.10990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1" calcext:value-type="float">
            <text:p>1</text:p>
          </table:table-cell>
          <table:table-cell office:value-type="float" office:value="0.088595" calcext:value-type="float">
            <text:p>0.088595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142377" calcext:value-type="float">
            <text:p>0.142377</text:p>
          </table:table-cell>
          <table:table-cell office:value-type="float" office:value="0" calcext:value-type="float">
            <text:p>0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187891" calcext:value-type="float">
            <text:p>0.18789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129377" calcext:value-type="float">
            <text:p>0.129377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1" calcext:value-type="float">
            <text:p>1</text:p>
          </table:table-cell>
          <table:table-cell office:value-type="float" office:value="0.11499" calcext:value-type="float">
            <text:p>0.11499</text:p>
          </table:table-cell>
          <table:table-cell office:value-type="float" office:value="0.000554" calcext:value-type="float">
            <text:p>0.000554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249752" calcext:value-type="float">
            <text:p>0.249752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0.540000000000002" calcext:value-type="float">
            <text:p>-0.54</text:p>
          </table:table-cell>
          <table:table-cell table:formula="of:=SUM([.A79]+[.D79]+[.G79]+[.J79]+[.M79]+[.P79]+[.S79]+[.V79]+[.Y79]+[.AB79])/10" office:value-type="float" office:value="0.1468003" calcext:value-type="float">
            <text:p>0.1468003</text:p>
          </table:table-cell>
          <table:table-cell table:formula="of:=SUM([.B79]+[.E79]+[.H79]+[.K79]+[.N79]+[.Q79]+[.T79]+[.W79]+[.Z79]+[.AC79])/10" office:value-type="float" office:value="0.0002332" calcext:value-type="float">
            <text:p>0.0002332</text:p>
          </table:table-cell>
          <table:table-cell table:formula="of:=SUM([.C79]+[.F79]+[.I79]+[.L79]+[.O79]+[.R79]+[.U79]+[.X79]+[.AA79]+[.AD79])/10" office:value-type="float" office:value="0.9998786" calcext:value-type="float">
            <text:p>0.9998786</text:p>
          </table:table-cell>
          <table:table-cell table:formula="of:=1000 * [.AF79]" office:value-type="float" office:value="146.8003" calcext:value-type="float">
            <text:p>146.8003</text:p>
          </table:table-cell>
          <table:table-cell table:formula="of:=26000*[.AH79]" office:value-type="float" office:value="25996.8436" calcext:value-type="float">
            <text:p>25996.8436</text:p>
          </table:table-cell>
          <table:table-cell table:number-columns-repeated="988"/>
        </table:table-row>
        <table:table-row table:style-name="ro1">
          <table:table-cell office:value-type="float" office:value="0.217347" calcext:value-type="float">
            <text:p>0.217347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097797" calcext:value-type="float">
            <text:p>0.0977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636" calcext:value-type="float">
            <text:p>0.042636</text:p>
          </table:table-cell>
          <table:table-cell office:value-type="float" office:value="0" calcext:value-type="float">
            <text:p>0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083168" calcext:value-type="float">
            <text:p>0.083168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1" calcext:value-type="float">
            <text:p>1</text:p>
          </table:table-cell>
          <table:table-cell office:value-type="float" office:value="0.066191" calcext:value-type="float">
            <text:p>0.066191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112108" calcext:value-type="float">
            <text:p>0.112108</text:p>
          </table:table-cell>
          <table:table-cell office:value-type="float" office:value="0" calcext:value-type="float">
            <text:p>0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148225" calcext:value-type="float">
            <text:p>0.148225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089494" calcext:value-type="float">
            <text:p>0.089494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1" calcext:value-type="float">
            <text:p>1</text:p>
          </table:table-cell>
          <table:table-cell office:value-type="float" office:value="0.096509" calcext:value-type="float">
            <text:p>0.096509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213082" calcext:value-type="float">
            <text:p>0.213082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0.560000000000002" calcext:value-type="float">
            <text:p>-0.56</text:p>
          </table:table-cell>
          <table:table-cell table:formula="of:=SUM([.A80]+[.D80]+[.G80]+[.J80]+[.M80]+[.P80]+[.S80]+[.V80]+[.Y80]+[.AB80])/10" office:value-type="float" office:value="0.1166557" calcext:value-type="float">
            <text:p>0.1166557</text:p>
          </table:table-cell>
          <table:table-cell table:formula="of:=SUM([.B80]+[.E80]+[.H80]+[.K80]+[.N80]+[.Q80]+[.T80]+[.W80]+[.Z80]+[.AC80])/10" office:value-type="float" office:value="0.0001777" calcext:value-type="float">
            <text:p>0.0001777</text:p>
          </table:table-cell>
          <table:table-cell table:formula="of:=SUM([.C80]+[.F80]+[.I80]+[.L80]+[.O80]+[.R80]+[.U80]+[.X80]+[.AA80]+[.AD80])/10" office:value-type="float" office:value="0.9999128" calcext:value-type="float">
            <text:p>0.9999128</text:p>
          </table:table-cell>
          <table:table-cell table:formula="of:=1000 * [.AF80]" office:value-type="float" office:value="116.6557" calcext:value-type="float">
            <text:p>116.6557</text:p>
          </table:table-cell>
          <table:table-cell table:formula="of:=26000*[.AH80]" office:value-type="float" office:value="25997.7328" calcext:value-type="float">
            <text:p>25997.7328</text:p>
          </table:table-cell>
          <table:table-cell table:number-columns-repeated="988"/>
        </table:table-row>
        <table:table-row table:style-name="ro1">
          <table:table-cell office:value-type="float" office:value="0.187755" calcext:value-type="float">
            <text:p>0.187755</text:p>
          </table:table-cell>
          <table:table-cell office:value-type="float" office:value="0" calcext:value-type="float">
            <text:p>0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074009" calcext:value-type="float">
            <text:p>0.074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07" calcext:value-type="float">
            <text:p>0.02907</text:p>
          </table:table-cell>
          <table:table-cell office:value-type="float" office:value="0" calcext:value-type="float">
            <text:p>0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060396" calcext:value-type="float">
            <text:p>0.06039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1" calcext:value-type="float">
            <text:p>1</text:p>
          </table:table-cell>
          <table:table-cell office:value-type="float" office:value="0.050916" calcext:value-type="float">
            <text:p>0.050916</text:p>
          </table:table-cell>
          <table:table-cell office:value-type="float" office:value="0" calcext:value-type="float">
            <text:p>0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093049" calcext:value-type="float">
            <text:p>0.0930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7954" calcext:value-type="float">
            <text:p>0.117954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1" calcext:value-type="float">
            <text:p>1</text:p>
          </table:table-cell>
          <table:table-cell office:value-type="float" office:value="0.053502" calcext:value-type="float">
            <text:p>0.053502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1" calcext:value-type="float">
            <text:p>1</text:p>
          </table:table-cell>
          <table:table-cell office:value-type="float" office:value="0.070842" calcext:value-type="float">
            <text:p>0.070842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17443" calcext:value-type="float">
            <text:p>0.17443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0.580000000000002" calcext:value-type="float">
            <text:p>-0.58</text:p>
          </table:table-cell>
          <table:table-cell table:formula="of:=SUM([.A81]+[.D81]+[.G81]+[.J81]+[.M81]+[.P81]+[.S81]+[.V81]+[.Y81]+[.AB81])/10" office:value-type="float" office:value="0.0911923" calcext:value-type="float">
            <text:p>0.0911923</text:p>
          </table:table-cell>
          <table:table-cell table:formula="of:=SUM([.B81]+[.E81]+[.H81]+[.K81]+[.N81]+[.Q81]+[.T81]+[.W81]+[.Z81]+[.AC81])/10" office:value-type="float" office:value="0.000111" calcext:value-type="float">
            <text:p>0.000111</text:p>
          </table:table-cell>
          <table:table-cell table:formula="of:=SUM([.C81]+[.F81]+[.I81]+[.L81]+[.O81]+[.R81]+[.U81]+[.X81]+[.AA81]+[.AD81])/10" office:value-type="float" office:value="0.9999393" calcext:value-type="float">
            <text:p>0.9999393</text:p>
          </table:table-cell>
          <table:table-cell table:formula="of:=1000 * [.AF81]" office:value-type="float" office:value="91.1923" calcext:value-type="float">
            <text:p>91.1923</text:p>
          </table:table-cell>
          <table:table-cell table:formula="of:=26000*[.AH81]" office:value-type="float" office:value="25998.4218" calcext:value-type="float">
            <text:p>25998.4218</text:p>
          </table:table-cell>
          <table:table-cell table:number-columns-repeated="988"/>
        </table:table-row>
        <table:table-row table:style-name="ro1">
          <table:table-cell office:value-type="float" office:value="0.153061" calcext:value-type="float">
            <text:p>0.153061</text:p>
          </table:table-cell>
          <table:table-cell office:value-type="float" office:value="0" calcext:value-type="float">
            <text:p>0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05815" calcext:value-type="float">
            <text:p>0.058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442" calcext:value-type="float">
            <text:p>0.017442</text:p>
          </table:table-cell>
          <table:table-cell office:value-type="float" office:value="0" calcext:value-type="float">
            <text:p>0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033663" calcext:value-type="float">
            <text:p>0.033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0733" calcext:value-type="float">
            <text:p>0.040733</text:p>
          </table:table-cell>
          <table:table-cell office:value-type="float" office:value="0" calcext:value-type="float">
            <text:p>0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066143" calcext:value-type="float">
            <text:p>0.066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142" calcext:value-type="float">
            <text:p>0.08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4047" calcext:value-type="float">
            <text:p>0.034047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1" calcext:value-type="float">
            <text:p>1</text:p>
          </table:table-cell>
          <table:table-cell office:value-type="float" office:value="0.051335" calcext:value-type="float">
            <text:p>0.0513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5689" calcext:value-type="float">
            <text:p>0.145689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0.600000000000002" calcext:value-type="float">
            <text:p>-0.60</text:p>
          </table:table-cell>
          <table:table-cell table:formula="of:=SUM([.A82]+[.D82]+[.G82]+[.J82]+[.M82]+[.P82]+[.S82]+[.V82]+[.Y82]+[.AB82])/10" office:value-type="float" office:value="0.0681683" calcext:value-type="float">
            <text:p>0.0681683</text:p>
          </table:table-cell>
          <table:table-cell table:formula="of:=SUM([.B82]+[.E82]+[.H82]+[.K82]+[.N82]+[.Q82]+[.T82]+[.W82]+[.Z82]+[.AC82])/10" office:value-type="float" office:value="0.0000334" calcext:value-type="float">
            <text:p>3.34E-05</text:p>
          </table:table-cell>
          <table:table-cell table:formula="of:=SUM([.C82]+[.F82]+[.I82]+[.L82]+[.O82]+[.R82]+[.U82]+[.X82]+[.AA82]+[.AD82])/10" office:value-type="float" office:value="0.9999545" calcext:value-type="float">
            <text:p>0.9999545</text:p>
          </table:table-cell>
          <table:table-cell table:formula="of:=1000 * [.AF82]" office:value-type="float" office:value="68.1683" calcext:value-type="float">
            <text:p>68.1683</text:p>
          </table:table-cell>
          <table:table-cell table:formula="of:=26000*[.AH82]" office:value-type="float" office:value="25998.817" calcext:value-type="float">
            <text:p>25998.817</text:p>
          </table:table-cell>
          <table:table-cell table:number-columns-repeated="988"/>
        </table:table-row>
        <table:table-row table:style-name="ro1">
          <table:table-cell office:value-type="float" office:value="0.116327" calcext:value-type="float">
            <text:p>0.116327</text:p>
          </table:table-cell>
          <table:table-cell office:value-type="float" office:value="0" calcext:value-type="float">
            <text:p>0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044053" calcext:value-type="float">
            <text:p>0.0440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783" calcext:value-type="float">
            <text:p>0.006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772" calcext:value-type="float">
            <text:p>0.0227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055" calcext:value-type="float">
            <text:p>0.03055</text:p>
          </table:table-cell>
          <table:table-cell office:value-type="float" office:value="0" calcext:value-type="float">
            <text:p>0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049327" calcext:value-type="float">
            <text:p>0.0493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4718" calcext:value-type="float">
            <text:p>0.0647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292" calcext:value-type="float">
            <text:p>0.025292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1" calcext:value-type="float">
            <text:p>1</text:p>
          </table:table-cell>
          <table:table-cell office:value-type="float" office:value="0.032854" calcext:value-type="float">
            <text:p>0.0328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7939" calcext:value-type="float">
            <text:p>0.1179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0.620000000000002" calcext:value-type="float">
            <text:p>-0.62</text:p>
          </table:table-cell>
          <table:table-cell table:formula="of:=SUM([.A83]+[.D83]+[.G83]+[.J83]+[.M83]+[.P83]+[.S83]+[.V83]+[.Y83]+[.AB83])/10" office:value-type="float" office:value="0.0510615" calcext:value-type="float">
            <text:p>0.0510615</text:p>
          </table:table-cell>
          <table:table-cell table:formula="of:=SUM([.B83]+[.E83]+[.H83]+[.K83]+[.N83]+[.Q83]+[.T83]+[.W83]+[.Z83]+[.AC83])/10" office:value-type="float" office:value="0.0000223" calcext:value-type="float">
            <text:p>2.23E-05</text:p>
          </table:table-cell>
          <table:table-cell table:formula="of:=SUM([.C83]+[.F83]+[.I83]+[.L83]+[.O83]+[.R83]+[.U83]+[.X83]+[.AA83]+[.AD83])/10" office:value-type="float" office:value="0.9999696" calcext:value-type="float">
            <text:p>0.9999696</text:p>
          </table:table-cell>
          <table:table-cell table:formula="of:=1000 * [.AF83]" office:value-type="float" office:value="51.0615" calcext:value-type="float">
            <text:p>51.0615</text:p>
          </table:table-cell>
          <table:table-cell table:formula="of:=26000*[.AH83]" office:value-type="float" office:value="25999.2096" calcext:value-type="float">
            <text:p>25999.2096</text:p>
          </table:table-cell>
          <table:table-cell table:number-columns-repeated="988"/>
        </table:table-row>
        <table:table-row table:style-name="ro1">
          <table:table-cell office:value-type="float" office:value="0.083673" calcext:value-type="float">
            <text:p>0.083673</text:p>
          </table:table-cell>
          <table:table-cell office:value-type="float" office:value="0" calcext:value-type="float">
            <text:p>0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032599" calcext:value-type="float">
            <text:p>0.0325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802" calcext:value-type="float">
            <text:p>0.0198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385" calcext:value-type="float">
            <text:p>0.021385</text:p>
          </table:table-cell>
          <table:table-cell office:value-type="float" office:value="0" calcext:value-type="float">
            <text:p>0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03139" calcext:value-type="float">
            <text:p>0.03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8017" calcext:value-type="float">
            <text:p>0.048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482" calcext:value-type="float">
            <text:p>0.01848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1" calcext:value-type="float">
            <text:p>1</text:p>
          </table:table-cell>
          <table:table-cell office:value-type="float" office:value="0.021561" calcext:value-type="float">
            <text:p>0.0215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7215" calcext:value-type="float">
            <text:p>0.0872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0.640000000000002" calcext:value-type="float">
            <text:p>-0.64</text:p>
          </table:table-cell>
          <table:table-cell table:formula="of:=SUM([.A84]+[.D84]+[.G84]+[.J84]+[.M84]+[.P84]+[.S84]+[.V84]+[.Y84]+[.AB84])/10" office:value-type="float" office:value="0.0368" calcext:value-type="float">
            <text:p>0.0368</text:p>
          </table:table-cell>
          <table:table-cell table:formula="of:=SUM([.B84]+[.E84]+[.H84]+[.K84]+[.N84]+[.Q84]+[.T84]+[.W84]+[.Z84]+[.AC84])/10" office:value-type="float" office:value="0.0000111" calcext:value-type="float">
            <text:p>1.11E-05</text:p>
          </table:table-cell>
          <table:table-cell table:formula="of:=SUM([.C84]+[.F84]+[.I84]+[.L84]+[.O84]+[.R84]+[.U84]+[.X84]+[.AA84]+[.AD84])/10" office:value-type="float" office:value="0.999981" calcext:value-type="float">
            <text:p>0.999981</text:p>
          </table:table-cell>
          <table:table-cell table:formula="of:=1000 * [.AF84]" office:value-type="float" office:value="36.8" calcext:value-type="float">
            <text:p>36.8</text:p>
          </table:table-cell>
          <table:table-cell table:formula="of:=26000*[.AH84]" office:value-type="float" office:value="25999.506" calcext:value-type="float">
            <text:p>25999.506</text:p>
          </table:table-cell>
          <table:table-cell table:number-columns-repeated="988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" calcext:value-type="float">
            <text:p>0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022907" calcext:value-type="float">
            <text:p>0.0229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881" calcext:value-type="float">
            <text:p>0.0118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238" calcext:value-type="float">
            <text:p>0.013238</text:p>
          </table:table-cell>
          <table:table-cell office:value-type="float" office:value="0" calcext:value-type="float">
            <text:p>0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0213" calcext:value-type="float">
            <text:p>0.02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3403" calcext:value-type="float">
            <text:p>0.0334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7" calcext:value-type="float">
            <text:p>0.0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294" calcext:value-type="float">
            <text:p>0.011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442" calcext:value-type="float">
            <text:p>0.064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0.660000000000002" calcext:value-type="float">
            <text:p>-0.66</text:p>
          </table:table-cell>
          <table:table-cell table:formula="of:=SUM([.A85]+[.D85]+[.G85]+[.J85]+[.M85]+[.P85]+[.S85]+[.V85]+[.Y85]+[.AB85])/10" office:value-type="float" office:value="0.0251336" calcext:value-type="float">
            <text:p>0.0251336</text:p>
          </table:table-cell>
          <table:table-cell table:formula="of:=SUM([.B85]+[.E85]+[.H85]+[.K85]+[.N85]+[.Q85]+[.T85]+[.W85]+[.Z85]+[.AC85])/10" office:value-type="float" office:value="0" calcext:value-type="float">
            <text:p>0</text:p>
          </table:table-cell>
          <table:table-cell table:formula="of:=SUM([.C85]+[.F85]+[.I85]+[.L85]+[.O85]+[.R85]+[.U85]+[.X85]+[.AA85]+[.AD85])/10" office:value-type="float" office:value="0.9999848" calcext:value-type="float">
            <text:p>0.9999848</text:p>
          </table:table-cell>
          <table:table-cell table:formula="of:=1000 * [.AF85]" office:value-type="float" office:value="25.1336" calcext:value-type="float">
            <text:p>25.1336</text:p>
          </table:table-cell>
          <table:table-cell table:formula="of:=26000*[.AH85]" office:value-type="float" office:value="25999.6048" calcext:value-type="float">
            <text:p>25999.6048</text:p>
          </table:table-cell>
          <table:table-cell table:number-columns-repeated="988"/>
        </table:table-row>
        <table:table-row table:style-name="ro1">
          <table:table-cell office:value-type="float" office:value="0.044898" calcext:value-type="float">
            <text:p>0.044898</text:p>
          </table:table-cell>
          <table:table-cell office:value-type="float" office:value="0" calcext:value-type="float">
            <text:p>0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01674" calcext:value-type="float">
            <text:p>0.016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41" calcext:value-type="float">
            <text:p>0.005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128" calcext:value-type="float">
            <text:p>0.007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211" calcext:value-type="float">
            <text:p>0.011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965" calcext:value-type="float">
            <text:p>0.0229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809" calcext:value-type="float">
            <text:p>0.0068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133" calcext:value-type="float">
            <text:p>0.005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616" calcext:value-type="float">
            <text:p>0.042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0.680000000000002" calcext:value-type="float">
            <text:p>-0.68</text:p>
          </table:table-cell>
          <table:table-cell table:formula="of:=SUM([.A86]+[.D86]+[.G86]+[.J86]+[.M86]+[.P86]+[.S86]+[.V86]+[.Y86]+[.AB86])/10" office:value-type="float" office:value="0.016441" calcext:value-type="float">
            <text:p>0.016441</text:p>
          </table:table-cell>
          <table:table-cell table:formula="of:=SUM([.B86]+[.E86]+[.H86]+[.K86]+[.N86]+[.Q86]+[.T86]+[.W86]+[.Z86]+[.AC86])/10" office:value-type="float" office:value="0" calcext:value-type="float">
            <text:p>0</text:p>
          </table:table-cell>
          <table:table-cell table:formula="of:=SUM([.C86]+[.F86]+[.I86]+[.L86]+[.O86]+[.R86]+[.U86]+[.X86]+[.AA86]+[.AD86])/10" office:value-type="float" office:value="0.9999886" calcext:value-type="float">
            <text:p>0.9999886</text:p>
          </table:table-cell>
          <table:table-cell table:formula="of:=1000 * [.AF86]" office:value-type="float" office:value="16.441" calcext:value-type="float">
            <text:p>16.441</text:p>
          </table:table-cell>
          <table:table-cell table:formula="of:=26000*[.AH86]" office:value-type="float" office:value="25999.7036" calcext:value-type="float">
            <text:p>25999.7036</text:p>
          </table:table-cell>
          <table:table-cell table:number-columns-repeated="988"/>
        </table:table-row>
        <table:table-row table:style-name="ro1">
          <table:table-cell office:value-type="float" office:value="0.029592" calcext:value-type="float">
            <text:p>0.029592</text:p>
          </table:table-cell>
          <table:table-cell office:value-type="float" office:value="0" calcext:value-type="float">
            <text:p>0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37" calcext:value-type="float">
            <text:p>0.002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726" calcext:value-type="float">
            <text:p>0.0067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526" calcext:value-type="float">
            <text:p>0.012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46" calcext:value-type="float">
            <text:p>0.0019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741" calcext:value-type="float">
            <text:p>0.0287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0.700000000000002" calcext:value-type="float">
            <text:p>-0.70</text:p>
          </table:table-cell>
          <table:table-cell table:formula="of:=SUM([.A87]+[.D87]+[.G87]+[.J87]+[.M87]+[.P87]+[.S87]+[.V87]+[.Y87]+[.AB87])/10" office:value-type="float" office:value="0.0092447" calcext:value-type="float">
            <text:p>0.0092447</text:p>
          </table:table-cell>
          <table:table-cell table:formula="of:=SUM([.B87]+[.E87]+[.H87]+[.K87]+[.N87]+[.Q87]+[.T87]+[.W87]+[.Z87]+[.AC87])/10" office:value-type="float" office:value="0" calcext:value-type="float">
            <text:p>0</text:p>
          </table:table-cell>
          <table:table-cell table:formula="of:=SUM([.C87]+[.F87]+[.I87]+[.L87]+[.O87]+[.R87]+[.U87]+[.X87]+[.AA87]+[.AD87])/10" office:value-type="float" office:value="0.9999886" calcext:value-type="float">
            <text:p>0.9999886</text:p>
          </table:table-cell>
          <table:table-cell table:formula="of:=1000 * [.AF87]" office:value-type="float" office:value="9.2447" calcext:value-type="float">
            <text:p>9.2447</text:p>
          </table:table-cell>
          <table:table-cell table:formula="of:=26000*[.AH87]" office:value-type="float" office:value="25999.7036" calcext:value-type="float">
            <text:p>25999.7036</text:p>
          </table:table-cell>
          <table:table-cell table:number-columns-repeated="988"/>
        </table:table-row>
        <table:table-row table:style-name="ro1">
          <table:table-cell office:value-type="float" office:value="0.017347" calcext:value-type="float">
            <text:p>0.0173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405" calcext:value-type="float">
            <text:p>0.0044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63" calcext:value-type="float">
            <text:p>0.0033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307" calcext:value-type="float">
            <text:p>0.0073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73" calcext:value-type="float">
            <text:p>0.0009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857" calcext:value-type="float">
            <text:p>0.015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0.720000000000002" calcext:value-type="float">
            <text:p>-0.72</text:p>
          </table:table-cell>
          <table:table-cell table:formula="of:=SUM([.A88]+[.D88]+[.G88]+[.J88]+[.M88]+[.P88]+[.S88]+[.V88]+[.Y88]+[.AB88])/10" office:value-type="float" office:value="0.0049252" calcext:value-type="float">
            <text:p>0.0049252</text:p>
          </table:table-cell>
          <table:table-cell table:formula="of:=SUM([.B88]+[.E88]+[.H88]+[.K88]+[.N88]+[.Q88]+[.T88]+[.W88]+[.Z88]+[.AC88])/10" office:value-type="float" office:value="0" calcext:value-type="float">
            <text:p>0</text:p>
          </table:table-cell>
          <table:table-cell table:formula="of:=SUM([.C88]+[.F88]+[.I88]+[.L88]+[.O88]+[.R88]+[.U88]+[.X88]+[.AA88]+[.AD88])/10" office:value-type="float" office:value="1" calcext:value-type="float">
            <text:p>1</text:p>
          </table:table-cell>
          <table:table-cell table:formula="of:=1000 * [.AF88]" office:value-type="float" office:value="4.9252" calcext:value-type="float">
            <text:p>4.9252</text:p>
          </table:table-cell>
          <table:table-cell table:formula="of:=26000*[.AH88]" office:value-type="float" office:value="26000" calcext:value-type="float">
            <text:p>26000</text:p>
          </table:table-cell>
          <table:table-cell table:number-columns-repeated="988"/>
        </table:table-row>
        <table:table-row table:style-name="ro1">
          <table:table-cell office:value-type="float" office:value="0.011224" calcext:value-type="float">
            <text:p>0.0112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762" calcext:value-type="float">
            <text:p>0.0017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32" calcext:value-type="float">
            <text:p>0.003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902" calcext:value-type="float">
            <text:p>0.010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0.740000000000002" calcext:value-type="float">
            <text:p>-0.74</text:p>
          </table:table-cell>
          <table:table-cell table:formula="of:=SUM([.A89]+[.D89]+[.G89]+[.J89]+[.M89]+[.P89]+[.S89]+[.V89]+[.Y89]+[.AB89])/10" office:value-type="float" office:value="0.0028141" calcext:value-type="float">
            <text:p>0.0028141</text:p>
          </table:table-cell>
          <table:table-cell table:formula="of:=SUM([.B89]+[.E89]+[.H89]+[.K89]+[.N89]+[.Q89]+[.T89]+[.W89]+[.Z89]+[.AC89])/10" office:value-type="float" office:value="0" calcext:value-type="float">
            <text:p>0</text:p>
          </table:table-cell>
          <table:table-cell table:formula="of:=SUM([.C89]+[.F89]+[.I89]+[.L89]+[.O89]+[.R89]+[.U89]+[.X89]+[.AA89]+[.AD89])/10" office:value-type="float" office:value="1" calcext:value-type="float">
            <text:p>1</text:p>
          </table:table-cell>
          <table:table-cell table:formula="of:=1000 * [.AF89]" office:value-type="float" office:value="2.8141" calcext:value-type="float">
            <text:p>2.8141</text:p>
          </table:table-cell>
          <table:table-cell table:formula="of:=26000*[.AH89]" office:value-type="float" office:value="26000" calcext:value-type="float">
            <text:p>26000</text:p>
          </table:table-cell>
          <table:table-cell table:number-columns-repeated="988"/>
        </table:table-row>
        <table:table-row table:style-name="ro1">
          <table:table-cell office:value-type="float" office:value="0.006122" calcext:value-type="float">
            <text:p>0.006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88" calcext:value-type="float">
            <text:p>0.0020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46" calcext:value-type="float">
            <text:p>0.0059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0.760000000000002" calcext:value-type="float">
            <text:p>-0.76</text:p>
          </table:table-cell>
          <table:table-cell table:formula="of:=SUM([.A90]+[.D90]+[.G90]+[.J90]+[.M90]+[.P90]+[.S90]+[.V90]+[.Y90]+[.AB90])/10" office:value-type="float" office:value="0.0014156" calcext:value-type="float">
            <text:p>0.0014156</text:p>
          </table:table-cell>
          <table:table-cell table:formula="of:=SUM([.B90]+[.E90]+[.H90]+[.K90]+[.N90]+[.Q90]+[.T90]+[.W90]+[.Z90]+[.AC90])/10" office:value-type="float" office:value="0" calcext:value-type="float">
            <text:p>0</text:p>
          </table:table-cell>
          <table:table-cell table:formula="of:=SUM([.C90]+[.F90]+[.I90]+[.L90]+[.O90]+[.R90]+[.U90]+[.X90]+[.AA90]+[.AD90])/10" office:value-type="float" office:value="1" calcext:value-type="float">
            <text:p>1</text:p>
          </table:table-cell>
          <table:table-cell table:formula="of:=1000 * [.AF90]" office:value-type="float" office:value="1.4156" calcext:value-type="float">
            <text:p>1.4156</text:p>
          </table:table-cell>
          <table:table-cell table:formula="of:=26000*[.AH90]" office:value-type="float" office:value="26000" calcext:value-type="float">
            <text:p>26000</text:p>
          </table:table-cell>
          <table:table-cell table:number-columns-repeated="988"/>
        </table:table-row>
        <table:table-row table:style-name="ro1">
          <table:table-cell office:value-type="float" office:value="0.003061" calcext:value-type="float">
            <text:p>0.0030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973" calcext:value-type="float">
            <text:p>0.0029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0.780000000000002" calcext:value-type="float">
            <text:p>-0.78</text:p>
          </table:table-cell>
          <table:table-cell table:formula="of:=SUM([.A91]+[.D91]+[.G91]+[.J91]+[.M91]+[.P91]+[.S91]+[.V91]+[.Y91]+[.AB91])/10" office:value-type="float" office:value="0.0006034" calcext:value-type="float">
            <text:p>0.0006034</text:p>
          </table:table-cell>
          <table:table-cell table:formula="of:=SUM([.B91]+[.E91]+[.H91]+[.K91]+[.N91]+[.Q91]+[.T91]+[.W91]+[.Z91]+[.AC91])/10" office:value-type="float" office:value="0" calcext:value-type="float">
            <text:p>0</text:p>
          </table:table-cell>
          <table:table-cell table:formula="of:=SUM([.C91]+[.F91]+[.I91]+[.L91]+[.O91]+[.R91]+[.U91]+[.X91]+[.AA91]+[.AD91])/10" office:value-type="float" office:value="1" calcext:value-type="float">
            <text:p>1</text:p>
          </table:table-cell>
          <table:table-cell table:formula="of:=1000 * [.AF91]" office:value-type="float" office:value="0.6034" calcext:value-type="float">
            <text:p>0.6034</text:p>
          </table:table-cell>
          <table:table-cell table:formula="of:=26000*[.AH91]" office:value-type="float" office:value="26000" calcext:value-type="float">
            <text:p>26000</text:p>
          </table:table-cell>
          <table:table-cell table:number-columns-repeated="98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0.800000000000002" calcext:value-type="float">
            <text:p>-0.80</text:p>
          </table:table-cell>
          <table:table-cell table:formula="of:=SUM([.A92]+[.D92]+[.G92]+[.J92]+[.M92]+[.P92]+[.S92]+[.V92]+[.Y92]+[.AB92])/10" office:value-type="float" office:value="0.0000991" calcext:value-type="float">
            <text:p>9.91E-05</text:p>
          </table:table-cell>
          <table:table-cell table:formula="of:=SUM([.B92]+[.E92]+[.H92]+[.K92]+[.N92]+[.Q92]+[.T92]+[.W92]+[.Z92]+[.AC92])/10" office:value-type="float" office:value="0" calcext:value-type="float">
            <text:p>0</text:p>
          </table:table-cell>
          <table:table-cell table:formula="of:=SUM([.C92]+[.F92]+[.I92]+[.L92]+[.O92]+[.R92]+[.U92]+[.X92]+[.AA92]+[.AD92])/10" office:value-type="float" office:value="1" calcext:value-type="float">
            <text:p>1</text:p>
          </table:table-cell>
          <table:table-cell table:formula="of:=1000 * [.AF92]" office:value-type="float" office:value="0.0991" calcext:value-type="float">
            <text:p>0.0991</text:p>
          </table:table-cell>
          <table:table-cell table:formula="of:=26000*[.AH92]" office:value-type="float" office:value="26000" calcext:value-type="float">
            <text:p>26000</text:p>
          </table:table-cell>
          <table:table-cell table:number-columns-repeated="98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0.820000000000002" calcext:value-type="float">
            <text:p>-0.82</text:p>
          </table:table-cell>
          <table:table-cell table:formula="of:=SUM([.A93]+[.D93]+[.G93]+[.J93]+[.M93]+[.P93]+[.S93]+[.V93]+[.Y93]+[.AB93])/10" office:value-type="float" office:value="0.0000991" calcext:value-type="float">
            <text:p>9.91E-05</text:p>
          </table:table-cell>
          <table:table-cell table:formula="of:=SUM([.B93]+[.E93]+[.H93]+[.K93]+[.N93]+[.Q93]+[.T93]+[.W93]+[.Z93]+[.AC93])/10" office:value-type="float" office:value="0" calcext:value-type="float">
            <text:p>0</text:p>
          </table:table-cell>
          <table:table-cell table:formula="of:=SUM([.C93]+[.F93]+[.I93]+[.L93]+[.O93]+[.R93]+[.U93]+[.X93]+[.AA93]+[.AD93])/10" office:value-type="float" office:value="1" calcext:value-type="float">
            <text:p>1</text:p>
          </table:table-cell>
          <table:table-cell table:formula="of:=1000 * [.AF93]" office:value-type="float" office:value="0.0991" calcext:value-type="float">
            <text:p>0.0991</text:p>
          </table:table-cell>
          <table:table-cell table:formula="of:=26000*[.AH93]" office:value-type="float" office:value="26000" calcext:value-type="float">
            <text:p>26000</text:p>
          </table:table-cell>
          <table:table-cell table:number-columns-repeated="98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0.840000000000002" calcext:value-type="float">
            <text:p>-0.84</text:p>
          </table:table-cell>
          <table:table-cell table:formula="of:=SUM([.A94]+[.D94]+[.G94]+[.J94]+[.M94]+[.P94]+[.S94]+[.V94]+[.Y94]+[.AB94])/10" office:value-type="float" office:value="0" calcext:value-type="float">
            <text:p>0</text:p>
          </table:table-cell>
          <table:table-cell table:formula="of:=SUM([.B94]+[.E94]+[.H94]+[.K94]+[.N94]+[.Q94]+[.T94]+[.W94]+[.Z94]+[.AC94])/10" office:value-type="float" office:value="0" calcext:value-type="float">
            <text:p>0</text:p>
          </table:table-cell>
          <table:table-cell table:formula="of:=SUM([.C94]+[.F94]+[.I94]+[.L94]+[.O94]+[.R94]+[.U94]+[.X94]+[.AA94]+[.AD94])/10" office:value-type="float" office:value="1" calcext:value-type="float">
            <text:p>1</text:p>
          </table:table-cell>
          <table:table-cell table:formula="of:=1000 * [.AF94]" office:value-type="float" office:value="0" calcext:value-type="float">
            <text:p>0</text:p>
          </table:table-cell>
          <table:table-cell table:formula="of:=26000*[.AH94]" office:value-type="float" office:value="26000" calcext:value-type="float">
            <text:p>26000</text:p>
          </table:table-cell>
          <table:table-cell table:number-columns-repeated="98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0.860000000000002" calcext:value-type="float">
            <text:p>-0.86</text:p>
          </table:table-cell>
          <table:table-cell table:formula="of:=SUM([.A95]+[.D95]+[.G95]+[.J95]+[.M95]+[.P95]+[.S95]+[.V95]+[.Y95]+[.AB95])/10" office:value-type="float" office:value="0" calcext:value-type="float">
            <text:p>0</text:p>
          </table:table-cell>
          <table:table-cell table:formula="of:=SUM([.B95]+[.E95]+[.H95]+[.K95]+[.N95]+[.Q95]+[.T95]+[.W95]+[.Z95]+[.AC95])/10" office:value-type="float" office:value="0" calcext:value-type="float">
            <text:p>0</text:p>
          </table:table-cell>
          <table:table-cell table:formula="of:=SUM([.C95]+[.F95]+[.I95]+[.L95]+[.O95]+[.R95]+[.U95]+[.X95]+[.AA95]+[.AD95])/10" office:value-type="float" office:value="1" calcext:value-type="float">
            <text:p>1</text:p>
          </table:table-cell>
          <table:table-cell table:formula="of:=1000 * [.AF95]" office:value-type="float" office:value="0" calcext:value-type="float">
            <text:p>0</text:p>
          </table:table-cell>
          <table:table-cell table:formula="of:=26000*[.AH95]" office:value-type="float" office:value="26000" calcext:value-type="float">
            <text:p>26000</text:p>
          </table:table-cell>
          <table:table-cell table:number-columns-repeated="98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0.880000000000002" calcext:value-type="float">
            <text:p>-0.88</text:p>
          </table:table-cell>
          <table:table-cell table:formula="of:=SUM([.A96]+[.D96]+[.G96]+[.J96]+[.M96]+[.P96]+[.S96]+[.V96]+[.Y96]+[.AB96])/10" office:value-type="float" office:value="0" calcext:value-type="float">
            <text:p>0</text:p>
          </table:table-cell>
          <table:table-cell table:formula="of:=SUM([.B96]+[.E96]+[.H96]+[.K96]+[.N96]+[.Q96]+[.T96]+[.W96]+[.Z96]+[.AC96])/10" office:value-type="float" office:value="0" calcext:value-type="float">
            <text:p>0</text:p>
          </table:table-cell>
          <table:table-cell table:formula="of:=SUM([.C96]+[.F96]+[.I96]+[.L96]+[.O96]+[.R96]+[.U96]+[.X96]+[.AA96]+[.AD96])/10" office:value-type="float" office:value="1" calcext:value-type="float">
            <text:p>1</text:p>
          </table:table-cell>
          <table:table-cell table:formula="of:=1000 * [.AF96]" office:value-type="float" office:value="0" calcext:value-type="float">
            <text:p>0</text:p>
          </table:table-cell>
          <table:table-cell table:formula="of:=26000*[.AH96]" office:value-type="float" office:value="26000" calcext:value-type="float">
            <text:p>26000</text:p>
          </table:table-cell>
          <table:table-cell table:number-columns-repeated="98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0.900000000000002" calcext:value-type="float">
            <text:p>-0.90</text:p>
          </table:table-cell>
          <table:table-cell table:formula="of:=SUM([.A97]+[.D97]+[.G97]+[.J97]+[.M97]+[.P97]+[.S97]+[.V97]+[.Y97]+[.AB97])/10" office:value-type="float" office:value="0" calcext:value-type="float">
            <text:p>0</text:p>
          </table:table-cell>
          <table:table-cell table:formula="of:=SUM([.B97]+[.E97]+[.H97]+[.K97]+[.N97]+[.Q97]+[.T97]+[.W97]+[.Z97]+[.AC97])/10" office:value-type="float" office:value="0" calcext:value-type="float">
            <text:p>0</text:p>
          </table:table-cell>
          <table:table-cell table:formula="of:=SUM([.C97]+[.F97]+[.I97]+[.L97]+[.O97]+[.R97]+[.U97]+[.X97]+[.AA97]+[.AD97])/10" office:value-type="float" office:value="1" calcext:value-type="float">
            <text:p>1</text:p>
          </table:table-cell>
          <table:table-cell table:formula="of:=1000 * [.AF97]" office:value-type="float" office:value="0" calcext:value-type="float">
            <text:p>0</text:p>
          </table:table-cell>
          <table:table-cell table:formula="of:=26000*[.AH97]" office:value-type="float" office:value="26000" calcext:value-type="float">
            <text:p>26000</text:p>
          </table:table-cell>
          <table:table-cell table:number-columns-repeated="98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0.920000000000002" calcext:value-type="float">
            <text:p>-0.92</text:p>
          </table:table-cell>
          <table:table-cell table:formula="of:=SUM([.A98]+[.D98]+[.G98]+[.J98]+[.M98]+[.P98]+[.S98]+[.V98]+[.Y98]+[.AB98])/10" office:value-type="float" office:value="0" calcext:value-type="float">
            <text:p>0</text:p>
          </table:table-cell>
          <table:table-cell table:formula="of:=SUM([.B98]+[.E98]+[.H98]+[.K98]+[.N98]+[.Q98]+[.T98]+[.W98]+[.Z98]+[.AC98])/10" office:value-type="float" office:value="0" calcext:value-type="float">
            <text:p>0</text:p>
          </table:table-cell>
          <table:table-cell table:formula="of:=SUM([.C98]+[.F98]+[.I98]+[.L98]+[.O98]+[.R98]+[.U98]+[.X98]+[.AA98]+[.AD98])/10" office:value-type="float" office:value="1" calcext:value-type="float">
            <text:p>1</text:p>
          </table:table-cell>
          <table:table-cell table:formula="of:=1000 * [.AF98]" office:value-type="float" office:value="0" calcext:value-type="float">
            <text:p>0</text:p>
          </table:table-cell>
          <table:table-cell table:formula="of:=26000*[.AH98]" office:value-type="float" office:value="26000" calcext:value-type="float">
            <text:p>26000</text:p>
          </table:table-cell>
          <table:table-cell table:number-columns-repeated="98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0.940000000000002" calcext:value-type="float">
            <text:p>-0.94</text:p>
          </table:table-cell>
          <table:table-cell table:formula="of:=SUM([.A99]+[.D99]+[.G99]+[.J99]+[.M99]+[.P99]+[.S99]+[.V99]+[.Y99]+[.AB99])/10" office:value-type="float" office:value="0" calcext:value-type="float">
            <text:p>0</text:p>
          </table:table-cell>
          <table:table-cell table:formula="of:=SUM([.B99]+[.E99]+[.H99]+[.K99]+[.N99]+[.Q99]+[.T99]+[.W99]+[.Z99]+[.AC99])/10" office:value-type="float" office:value="0" calcext:value-type="float">
            <text:p>0</text:p>
          </table:table-cell>
          <table:table-cell table:formula="of:=SUM([.C99]+[.F99]+[.I99]+[.L99]+[.O99]+[.R99]+[.U99]+[.X99]+[.AA99]+[.AD99])/10" office:value-type="float" office:value="1" calcext:value-type="float">
            <text:p>1</text:p>
          </table:table-cell>
          <table:table-cell table:formula="of:=1000 * [.AF99]" office:value-type="float" office:value="0" calcext:value-type="float">
            <text:p>0</text:p>
          </table:table-cell>
          <table:table-cell table:formula="of:=26000*[.AH99]" office:value-type="float" office:value="26000" calcext:value-type="float">
            <text:p>26000</text:p>
          </table:table-cell>
          <table:table-cell table:number-columns-repeated="98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0.960000000000002" calcext:value-type="float">
            <text:p>-0.96</text:p>
          </table:table-cell>
          <table:table-cell table:formula="of:=SUM([.A100]+[.D100]+[.G100]+[.J100]+[.M100]+[.P100]+[.S100]+[.V100]+[.Y100]+[.AB100])/10" office:value-type="float" office:value="0" calcext:value-type="float">
            <text:p>0</text:p>
          </table:table-cell>
          <table:table-cell table:formula="of:=SUM([.B100]+[.E100]+[.H100]+[.K100]+[.N100]+[.Q100]+[.T100]+[.W100]+[.Z100]+[.AC100])/10" office:value-type="float" office:value="0" calcext:value-type="float">
            <text:p>0</text:p>
          </table:table-cell>
          <table:table-cell table:formula="of:=SUM([.C100]+[.F100]+[.I100]+[.L100]+[.O100]+[.R100]+[.U100]+[.X100]+[.AA100]+[.AD100])/10" office:value-type="float" office:value="1" calcext:value-type="float">
            <text:p>1</text:p>
          </table:table-cell>
          <table:table-cell table:formula="of:=1000 * [.AF100]" office:value-type="float" office:value="0" calcext:value-type="float">
            <text:p>0</text:p>
          </table:table-cell>
          <table:table-cell table:formula="of:=26000*[.AH100]" office:value-type="float" office:value="26000" calcext:value-type="float">
            <text:p>26000</text:p>
          </table:table-cell>
          <table:table-cell table:number-columns-repeated="98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-0.980000000000002" calcext:value-type="float">
            <text:p>-0.98</text:p>
          </table:table-cell>
          <table:table-cell table:formula="of:=SUM([.A101]+[.D101]+[.G101]+[.J101]+[.M101]+[.P101]+[.S101]+[.V101]+[.Y101]+[.AB101])/10" office:value-type="float" office:value="0" calcext:value-type="float">
            <text:p>0</text:p>
          </table:table-cell>
          <table:table-cell table:formula="of:=SUM([.B101]+[.E101]+[.H101]+[.K101]+[.N101]+[.Q101]+[.T101]+[.W101]+[.Z101]+[.AC101])/10" office:value-type="float" office:value="0" calcext:value-type="float">
            <text:p>0</text:p>
          </table:table-cell>
          <table:table-cell table:formula="of:=SUM([.C101]+[.F101]+[.I101]+[.L101]+[.O101]+[.R101]+[.U101]+[.X101]+[.AA101]+[.AD101])/10" office:value-type="float" office:value="1" calcext:value-type="float">
            <text:p>1</text:p>
          </table:table-cell>
          <table:table-cell table:formula="of:=1000 * [.AF101]" office:value-type="float" office:value="0" calcext:value-type="float">
            <text:p>0</text:p>
          </table:table-cell>
          <table:table-cell table:formula="of:=26000*[.AH101]" office:value-type="float" office:value="26000" calcext:value-type="float">
            <text:p>26000</text:p>
          </table:table-cell>
          <table:table-cell table:number-columns-repeated="988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lispoid_removal" table:style-name="ta1">
        <table:shapes>
          <draw:frame draw:z-index="0" draw:style-name="gr1" draw:text-style-name="P1" svg:width="297.29mm" svg:height="167.22mm" svg:x="331.03mm" svg:y="472.73mm">
            <loext:p draw:notify-on-update-of-ranges="Ellispoid_removal.AE2:Ellispoid_removal.AE101 Ellispoid_removal.AF2:Ellispoid_removal.AF101 Ellispoid_removal.AG2:Ellispoid_removal.AG101 Ellispoid_removal.AH2:Ellispoid_removal.AH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33.73mm" svg:height="171.59mm" svg:x="637.32mm" svg:y="468.83mm">
            <loext:p draw:notify-on-update-of-ranges="Ellispoid_removal.AI2:Ellispoid_removal.AI101 Ellispoid_removal.AJ2:Ellispoid_removal.AJ1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1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1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style-name="ce1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1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1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1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1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style-name="ce1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average</text:p>
          </table:table-cell>
          <table:covered-table-cell table:number-columns-repeated="2"/>
          <table:table-cell office:value-type="string" calcext:value-type="string">
            <text:p>elements classified</text:p>
          </table:table-cell>
          <table:table-cell office:value-type="string" calcext:value-type="string">
            <text:p>elements rejected</text:p>
          </table:table-cell>
        </table:table-row>
        <table:table-row table:style-name="ro1">
          <table:table-cell office:value-type="float" office:value="0.996939" calcext:value-type="float">
            <text:p>0.996939</text:p>
          </table:table-cell>
          <table:table-cell office:value-type="float" office:value="0.845608" calcext:value-type="float">
            <text:p>0.845608</text:p>
          </table:table-cell>
          <table:table-cell office:value-type="float" office:value="0.954365" calcext:value-type="float">
            <text:p>0.954365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550409" calcext:value-type="float">
            <text:p>0.550409</text:p>
          </table:table-cell>
          <table:table-cell office:value-type="float" office:value="0.743699" calcext:value-type="float">
            <text:p>0.743699</text:p>
          </table:table-cell>
          <table:table-cell office:value-type="float" office:value="1" calcext:value-type="float">
            <text:p>1</text:p>
          </table:table-cell>
          <table:table-cell office:value-type="float" office:value="0.447034" calcext:value-type="float">
            <text:p>0.447034</text:p>
          </table:table-cell>
          <table:table-cell office:value-type="float" office:value="0.791608" calcext:value-type="float">
            <text:p>0.791608</text:p>
          </table:table-cell>
          <table:table-cell office:value-type="float" office:value="0.99802" calcext:value-type="float">
            <text:p>0.99802</text:p>
          </table:table-cell>
          <table:table-cell office:value-type="float" office:value="0.689677" calcext:value-type="float">
            <text:p>0.689677</text:p>
          </table:table-cell>
          <table:table-cell office:value-type="float" office:value="0.958344" calcext:value-type="float">
            <text:p>0.958344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806087" calcext:value-type="float">
            <text:p>0.806087</text:p>
          </table:table-cell>
          <table:table-cell office:value-type="float" office:value="1" calcext:value-type="float">
            <text:p>1</text:p>
          </table:table-cell>
          <table:table-cell office:value-type="float" office:value="0.413922" calcext:value-type="float">
            <text:p>0.413922</text:p>
          </table:table-cell>
          <table:table-cell office:value-type="float" office:value="0.766782" calcext:value-type="float">
            <text:p>0.766782</text:p>
          </table:table-cell>
          <table:table-cell office:value-type="float" office:value="0.998956" calcext:value-type="float">
            <text:p>0.998956</text:p>
          </table:table-cell>
          <table:table-cell office:value-type="float" office:value="0.787056" calcext:value-type="float">
            <text:p>0.787056</text:p>
          </table:table-cell>
          <table:table-cell office:value-type="float" office:value="0.830649" calcext:value-type="float">
            <text:p>0.830649</text:p>
          </table:table-cell>
          <table:table-cell office:value-type="float" office:value="0.999027" calcext:value-type="float">
            <text:p>0.999027</text:p>
          </table:table-cell>
          <table:table-cell office:value-type="float" office:value="0.609705" calcext:value-type="float">
            <text:p>0.609705</text:p>
          </table:table-cell>
          <table:table-cell office:value-type="float" office:value="0.913126" calcext:value-type="float">
            <text:p>0.913126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487894" calcext:value-type="float">
            <text:p>0.487894</text:p>
          </table:table-cell>
          <table:table-cell office:value-type="float" office:value="0.81579" calcext:value-type="float">
            <text:p>0.81579</text:p>
          </table:table-cell>
          <table:table-cell office:value-type="float" office:value="0.999009" calcext:value-type="float">
            <text:p>0.999009</text:p>
          </table:table-cell>
          <table:table-cell office:value-type="float" office:value="0.494949" calcext:value-type="float">
            <text:p>0.494949</text:p>
          </table:table-cell>
          <table:table-cell office:value-type="float" office:value="0.902361" calcext:value-type="float">
            <text:p>0.902361</text:p>
          </table:table-cell>
          <table:table-cell office:value-type="float" office:value="0" calcext:value-type="float">
            <text:p>0</text:p>
          </table:table-cell>
          <table:table-cell table:formula="of:=SUM([.A2]+[.D2]+[.G2]+[.J2]+[.M2]+[.P2]+[.S2]+[.V2]+[.Y2]+[.AB2])/10" office:value-type="float" office:value="0.998407" calcext:value-type="float">
            <text:p>0.998407</text:p>
          </table:table-cell>
          <table:table-cell table:formula="of:=-1 * SUM([.B2]+[.E2]+[.H2]+[.K2]+[.N2]+[.Q2]+[.T2]+[.W2]+[.Z2]+[.AC2])/10 + [.AF2]" office:value-type="float" office:value="0.4025516" calcext:value-type="float">
            <text:p>0.4025516</text:p>
          </table:table-cell>
          <table:table-cell table:formula="of:=SUM([.C2]+[.F2]+[.I2]+[.L2]+[.O2]+[.R2]+[.U2]+[.X2]+[.AA2]+[.AD2])/10" office:value-type="float" office:value="0.8482811" calcext:value-type="float">
            <text:p>0.8482811</text:p>
          </table:table-cell>
          <table:table-cell table:formula="of:=1000 * [.AF2]" office:value-type="float" office:value="998.407" calcext:value-type="float">
            <text:p>998.407</text:p>
          </table:table-cell>
          <table:table-cell table:formula="of:=26000*[.AH2]" office:value-type="float" office:value="22055.3086" calcext:value-type="float">
            <text:p>22055.3086</text:p>
          </table:table-cell>
        </table:table-row>
        <table:table-row table:style-name="ro1">
          <table:table-cell office:value-type="float" office:value="0.996939" calcext:value-type="float">
            <text:p>0.996939</text:p>
          </table:table-cell>
          <table:table-cell office:value-type="float" office:value="0.798602" calcext:value-type="float">
            <text:p>0.798602</text:p>
          </table:table-cell>
          <table:table-cell office:value-type="float" office:value="0.940037" calcext:value-type="float">
            <text:p>0.940037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520291" calcext:value-type="float">
            <text:p>0.520291</text:p>
          </table:table-cell>
          <table:table-cell office:value-type="float" office:value="0.717053" calcext:value-type="float">
            <text:p>0.717053</text:p>
          </table:table-cell>
          <table:table-cell office:value-type="float" office:value="1" calcext:value-type="float">
            <text:p>1</text:p>
          </table:table-cell>
          <table:table-cell office:value-type="float" office:value="0.414474" calcext:value-type="float">
            <text:p>0.414474</text:p>
          </table:table-cell>
          <table:table-cell office:value-type="float" office:value="0.772164" calcext:value-type="float">
            <text:p>0.772164</text:p>
          </table:table-cell>
          <table:table-cell office:value-type="float" office:value="0.99901" calcext:value-type="float">
            <text:p>0.99901</text:p>
          </table:table-cell>
          <table:table-cell office:value-type="float" office:value="0.644171" calcext:value-type="float">
            <text:p>0.644171</text:p>
          </table:table-cell>
          <table:table-cell office:value-type="float" office:value="0.939127" calcext:value-type="float">
            <text:p>0.939127</text:p>
          </table:table-cell>
          <table:table-cell office:value-type="float" office:value="0.996945" calcext:value-type="float">
            <text:p>0.996945</text:p>
          </table:table-cell>
          <table:table-cell office:value-type="float" office:value="0.598409" calcext:value-type="float">
            <text:p>0.598409</text:p>
          </table:table-cell>
          <table:table-cell office:value-type="float" office:value="0.788841" calcext:value-type="float">
            <text:p>0.788841</text:p>
          </table:table-cell>
          <table:table-cell office:value-type="float" office:value="1" calcext:value-type="float">
            <text:p>1</text:p>
          </table:table-cell>
          <table:table-cell office:value-type="float" office:value="0.399978" calcext:value-type="float">
            <text:p>0.399978</text:p>
          </table:table-cell>
          <table:table-cell office:value-type="float" office:value="0.76447" calcext:value-type="float">
            <text:p>0.76447</text:p>
          </table:table-cell>
          <table:table-cell office:value-type="float" office:value="0.998956" calcext:value-type="float">
            <text:p>0.998956</text:p>
          </table:table-cell>
          <table:table-cell office:value-type="float" office:value="0.770135" calcext:value-type="float">
            <text:p>0.770135</text:p>
          </table:table-cell>
          <table:table-cell office:value-type="float" office:value="0.806466" calcext:value-type="float">
            <text:p>0.806466</text:p>
          </table:table-cell>
          <table:table-cell office:value-type="float" office:value="1" calcext:value-type="float">
            <text:p>1</text:p>
          </table:table-cell>
          <table:table-cell office:value-type="float" office:value="0.583148" calcext:value-type="float">
            <text:p>0.583148</text:p>
          </table:table-cell>
          <table:table-cell office:value-type="float" office:value="0.900769" calcext:value-type="float">
            <text:p>0.900769</text:p>
          </table:table-cell>
          <table:table-cell office:value-type="float" office:value="1" calcext:value-type="float">
            <text:p>1</text:p>
          </table:table-cell>
          <table:table-cell office:value-type="float" office:value="0.461777" calcext:value-type="float">
            <text:p>0.461777</text:p>
          </table:table-cell>
          <table:table-cell office:value-type="float" office:value="0.79953" calcext:value-type="float">
            <text:p>0.79953</text:p>
          </table:table-cell>
          <table:table-cell office:value-type="float" office:value="0.999009" calcext:value-type="float">
            <text:p>0.999009</text:p>
          </table:table-cell>
          <table:table-cell office:value-type="float" office:value="0.459469" calcext:value-type="float">
            <text:p>0.459469</text:p>
          </table:table-cell>
          <table:table-cell office:value-type="float" office:value="0.883561" calcext:value-type="float">
            <text:p>0.883561</text:p>
          </table:table-cell>
          <table:table-cell office:value-type="float" office:value="5" calcext:value-type="float">
            <text:p>5</text:p>
          </table:table-cell>
          <table:table-cell table:formula="of:=SUM([.A3]+[.D3]+[.G3]+[.J3]+[.M3]+[.P3]+[.S3]+[.V3]+[.Y3]+[.AB3])/10" office:value-type="float" office:value="0.9989097" calcext:value-type="float">
            <text:p>0.9989097</text:p>
          </table:table-cell>
          <table:table-cell table:formula="of:=-1 * SUM([.B3]+[.E3]+[.H3]+[.K3]+[.N3]+[.Q3]+[.T3]+[.W3]+[.Z3]+[.AC3])/10 + [.AF3]" office:value-type="float" office:value="0.4338643" calcext:value-type="float">
            <text:p>0.4338643</text:p>
          </table:table-cell>
          <table:table-cell table:formula="of:=SUM([.C3]+[.F3]+[.I3]+[.L3]+[.O3]+[.R3]+[.U3]+[.X3]+[.AA3]+[.AD3])/10" office:value-type="float" office:value="0.8312018" calcext:value-type="float">
            <text:p>0.8312018</text:p>
          </table:table-cell>
          <table:table-cell table:formula="of:=1000 * [.AF3]" office:value-type="float" office:value="998.9097" calcext:value-type="float">
            <text:p>998.9097</text:p>
          </table:table-cell>
          <table:table-cell table:formula="of:=26000*[.AH3]" office:value-type="float" office:value="21611.2468" calcext:value-type="float">
            <text:p>21611.2468</text:p>
          </table:table-cell>
        </table:table-row>
        <table:table-row table:style-name="ro1">
          <table:table-cell office:value-type="float" office:value="0.99898" calcext:value-type="float">
            <text:p>0.99898</text:p>
          </table:table-cell>
          <table:table-cell office:value-type="float" office:value="0.81062" calcext:value-type="float">
            <text:p>0.81062</text:p>
          </table:table-cell>
          <table:table-cell office:value-type="float" office:value="0.942046" calcext:value-type="float">
            <text:p>0.942046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52548" calcext:value-type="float">
            <text:p>0.52548</text:p>
          </table:table-cell>
          <table:table-cell office:value-type="float" office:value="0.750938" calcext:value-type="float">
            <text:p>0.750938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432907" calcext:value-type="float">
            <text:p>0.432907</text:p>
          </table:table-cell>
          <table:table-cell office:value-type="float" office:value="0.774514" calcext:value-type="float">
            <text:p>0.774514</text:p>
          </table:table-cell>
          <table:table-cell office:value-type="float" office:value="0.99802" calcext:value-type="float">
            <text:p>0.99802</text:p>
          </table:table-cell>
          <table:table-cell office:value-type="float" office:value="0.661312" calcext:value-type="float">
            <text:p>0.661312</text:p>
          </table:table-cell>
          <table:table-cell office:value-type="float" office:value="0.939469" calcext:value-type="float">
            <text:p>0.939469</text:p>
          </table:table-cell>
          <table:table-cell office:value-type="float" office:value="0.996945" calcext:value-type="float">
            <text:p>0.996945</text:p>
          </table:table-cell>
          <table:table-cell office:value-type="float" office:value="0.64465" calcext:value-type="float">
            <text:p>0.64465</text:p>
          </table:table-cell>
          <table:table-cell office:value-type="float" office:value="0.81344" calcext:value-type="float">
            <text:p>0.81344</text:p>
          </table:table-cell>
          <table:table-cell office:value-type="float" office:value="1" calcext:value-type="float">
            <text:p>1</text:p>
          </table:table-cell>
          <table:table-cell office:value-type="float" office:value="0.466184" calcext:value-type="float">
            <text:p>0.466184</text:p>
          </table:table-cell>
          <table:table-cell office:value-type="float" office:value="0.794413" calcext:value-type="float">
            <text:p>0.794413</text:p>
          </table:table-cell>
          <table:table-cell office:value-type="float" office:value="0.996868" calcext:value-type="float">
            <text:p>0.996868</text:p>
          </table:table-cell>
          <table:table-cell office:value-type="float" office:value="0.781651" calcext:value-type="float">
            <text:p>0.781651</text:p>
          </table:table-cell>
          <table:table-cell office:value-type="float" office:value="0.812493" calcext:value-type="float">
            <text:p>0.812493</text:p>
          </table:table-cell>
          <table:table-cell office:value-type="float" office:value="1" calcext:value-type="float">
            <text:p>1</text:p>
          </table:table-cell>
          <table:table-cell office:value-type="float" office:value="0.599978" calcext:value-type="float">
            <text:p>0.599978</text:p>
          </table:table-cell>
          <table:table-cell office:value-type="float" office:value="0.912747" calcext:value-type="float">
            <text:p>0.912747</text:p>
          </table:table-cell>
          <table:table-cell office:value-type="float" office:value="1" calcext:value-type="float">
            <text:p>1</text:p>
          </table:table-cell>
          <table:table-cell office:value-type="float" office:value="0.472191" calcext:value-type="float">
            <text:p>0.472191</text:p>
          </table:table-cell>
          <table:table-cell office:value-type="float" office:value="0.807869" calcext:value-type="float">
            <text:p>0.807869</text:p>
          </table:table-cell>
          <table:table-cell office:value-type="float" office:value="0.996036" calcext:value-type="float">
            <text:p>0.996036</text:p>
          </table:table-cell>
          <table:table-cell office:value-type="float" office:value="0.528568" calcext:value-type="float">
            <text:p>0.528568</text:p>
          </table:table-cell>
          <table:table-cell office:value-type="float" office:value="0.909222" calcext:value-type="float">
            <text:p>0.909222</text:p>
          </table:table-cell>
          <table:table-cell office:value-type="float" office:value="10" calcext:value-type="float">
            <text:p>10</text:p>
          </table:table-cell>
          <table:table-cell table:formula="of:=SUM([.A4]+[.D4]+[.G4]+[.J4]+[.M4]+[.P4]+[.S4]+[.V4]+[.Y4]+[.AB4])/10" office:value-type="float" office:value="0.9984118" calcext:value-type="float">
            <text:p>0.9984118</text:p>
          </table:table-cell>
          <table:table-cell table:formula="of:=-1 * SUM([.B4]+[.E4]+[.H4]+[.K4]+[.N4]+[.Q4]+[.T4]+[.W4]+[.Z4]+[.AC4])/10 + [.AF4]" office:value-type="float" office:value="0.4060577" calcext:value-type="float">
            <text:p>0.4060577</text:p>
          </table:table-cell>
          <table:table-cell table:formula="of:=SUM([.C4]+[.F4]+[.I4]+[.L4]+[.O4]+[.R4]+[.U4]+[.X4]+[.AA4]+[.AD4])/10" office:value-type="float" office:value="0.8457151" calcext:value-type="float">
            <text:p>0.8457151</text:p>
          </table:table-cell>
          <table:table-cell table:formula="of:=1000 * [.AF4]" office:value-type="float" office:value="998.4118" calcext:value-type="float">
            <text:p>998.4118</text:p>
          </table:table-cell>
          <table:table-cell table:formula="of:=26000*[.AH4]" office:value-type="float" office:value="21988.5926" calcext:value-type="float">
            <text:p>21988.5926</text:p>
          </table:table-cell>
        </table:table-row>
        <table:table-row table:style-name="ro1">
          <table:table-cell office:value-type="float" office:value="0.996939" calcext:value-type="float">
            <text:p>0.996939</text:p>
          </table:table-cell>
          <table:table-cell office:value-type="float" office:value="0.820996" calcext:value-type="float">
            <text:p>0.820996</text:p>
          </table:table-cell>
          <table:table-cell office:value-type="float" office:value="0.945723" calcext:value-type="float">
            <text:p>0.945723</text:p>
          </table:table-cell>
          <table:table-cell office:value-type="float" office:value="0.996476" calcext:value-type="float">
            <text:p>0.996476</text:p>
          </table:table-cell>
          <table:table-cell office:value-type="float" office:value="0.573013" calcext:value-type="float">
            <text:p>0.573013</text:p>
          </table:table-cell>
          <table:table-cell office:value-type="float" office:value="0.787818" calcext:value-type="float">
            <text:p>0.787818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450525" calcext:value-type="float">
            <text:p>0.450525</text:p>
          </table:table-cell>
          <table:table-cell office:value-type="float" office:value="0.780124" calcext:value-type="float">
            <text:p>0.780124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695695" calcext:value-type="float">
            <text:p>0.695695</text:p>
          </table:table-cell>
          <table:table-cell office:value-type="float" office:value="0.94451" calcext:value-type="float">
            <text:p>0.94451</text:p>
          </table:table-cell>
          <table:table-cell office:value-type="float" office:value="0.995927" calcext:value-type="float">
            <text:p>0.995927</text:p>
          </table:table-cell>
          <table:table-cell office:value-type="float" office:value="0.669579" calcext:value-type="float">
            <text:p>0.669579</text:p>
          </table:table-cell>
          <table:table-cell office:value-type="float" office:value="0.81852" calcext:value-type="float">
            <text:p>0.81852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469015" calcext:value-type="float">
            <text:p>0.469015</text:p>
          </table:table-cell>
          <table:table-cell office:value-type="float" office:value="0.797749" calcext:value-type="float">
            <text:p>0.797749</text:p>
          </table:table-cell>
          <table:table-cell office:value-type="float" office:value="0.996868" calcext:value-type="float">
            <text:p>0.996868</text:p>
          </table:table-cell>
          <table:table-cell office:value-type="float" office:value="0.784305" calcext:value-type="float">
            <text:p>0.784305</text:p>
          </table:table-cell>
          <table:table-cell office:value-type="float" office:value="0.816283" calcext:value-type="float">
            <text:p>0.816283</text:p>
          </table:table-cell>
          <table:table-cell office:value-type="float" office:value="1" calcext:value-type="float">
            <text:p>1</text:p>
          </table:table-cell>
          <table:table-cell office:value-type="float" office:value="0.599978" calcext:value-type="float">
            <text:p>0.599978</text:p>
          </table:table-cell>
          <table:table-cell office:value-type="float" office:value="0.913657" calcext:value-type="float">
            <text:p>0.913657</text:p>
          </table:table-cell>
          <table:table-cell office:value-type="float" office:value="1" calcext:value-type="float">
            <text:p>1</text:p>
          </table:table-cell>
          <table:table-cell office:value-type="float" office:value="0.505983" calcext:value-type="float">
            <text:p>0.505983</text:p>
          </table:table-cell>
          <table:table-cell office:value-type="float" office:value="0.829019" calcext:value-type="float">
            <text:p>0.829019</text:p>
          </table:table-cell>
          <table:table-cell office:value-type="float" office:value="0.996036" calcext:value-type="float">
            <text:p>0.996036</text:p>
          </table:table-cell>
          <table:table-cell office:value-type="float" office:value="0.538356" calcext:value-type="float">
            <text:p>0.538356</text:p>
          </table:table-cell>
          <table:table-cell office:value-type="float" office:value="0.915173" calcext:value-type="float">
            <text:p>0.915173</text:p>
          </table:table-cell>
          <table:table-cell office:value-type="float" office:value="15" calcext:value-type="float">
            <text:p>15</text:p>
          </table:table-cell>
          <table:table-cell table:formula="of:=SUM([.A5]+[.D5]+[.G5]+[.J5]+[.M5]+[.P5]+[.S5]+[.V5]+[.Y5]+[.AB5])/10" office:value-type="float" office:value="0.9977186" calcext:value-type="float">
            <text:p>0.9977186</text:p>
          </table:table-cell>
          <table:table-cell table:formula="of:=-1 * SUM([.B5]+[.E5]+[.H5]+[.K5]+[.N5]+[.Q5]+[.T5]+[.W5]+[.Z5]+[.AC5])/10 + [.AF5]" office:value-type="float" office:value="0.3869741" calcext:value-type="float">
            <text:p>0.3869741</text:p>
          </table:table-cell>
          <table:table-cell table:formula="of:=SUM([.C5]+[.F5]+[.I5]+[.L5]+[.O5]+[.R5]+[.U5]+[.X5]+[.AA5]+[.AD5])/10" office:value-type="float" office:value="0.8548576" calcext:value-type="float">
            <text:p>0.8548576</text:p>
          </table:table-cell>
          <table:table-cell table:formula="of:=1000 * [.AF5]" office:value-type="float" office:value="997.7186" calcext:value-type="float">
            <text:p>997.7186</text:p>
          </table:table-cell>
          <table:table-cell table:formula="of:=26000*[.AH5]" office:value-type="float" office:value="22226.2976" calcext:value-type="float">
            <text:p>22226.2976</text:p>
          </table:table-cell>
        </table:table-row>
        <table:table-row table:style-name="ro1">
          <table:table-cell office:value-type="float" office:value="0.995918" calcext:value-type="float">
            <text:p>0.995918</text:p>
          </table:table-cell>
          <table:table-cell office:value-type="float" office:value="0.830397" calcext:value-type="float">
            <text:p>0.830397</text:p>
          </table:table-cell>
          <table:table-cell office:value-type="float" office:value="0.949058" calcext:value-type="float">
            <text:p>0.949058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594015" calcext:value-type="float">
            <text:p>0.594015</text:p>
          </table:table-cell>
          <table:table-cell office:value-type="float" office:value="0.793845" calcext:value-type="float">
            <text:p>0.793845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484758" calcext:value-type="float">
            <text:p>0.484758</text:p>
          </table:table-cell>
          <table:table-cell office:value-type="float" office:value="0.800288" calcext:value-type="float">
            <text:p>0.800288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720611" calcext:value-type="float">
            <text:p>0.720611</text:p>
          </table:table-cell>
          <table:table-cell office:value-type="float" office:value="0.949778" calcext:value-type="float">
            <text:p>0.949778</text:p>
          </table:table-cell>
          <table:table-cell office:value-type="float" office:value="0.995927" calcext:value-type="float">
            <text:p>0.995927</text:p>
          </table:table-cell>
          <table:table-cell office:value-type="float" office:value="0.675567" calcext:value-type="float">
            <text:p>0.675567</text:p>
          </table:table-cell>
          <table:table-cell office:value-type="float" office:value="0.819998" calcext:value-type="float">
            <text:p>0.819998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472089" calcext:value-type="float">
            <text:p>0.472089</text:p>
          </table:table-cell>
          <table:table-cell office:value-type="float" office:value="0.79934" calcext:value-type="float">
            <text:p>0.79934</text:p>
          </table:table-cell>
          <table:table-cell office:value-type="float" office:value="0.996868" calcext:value-type="float">
            <text:p>0.996868</text:p>
          </table:table-cell>
          <table:table-cell office:value-type="float" office:value="0.799899" calcext:value-type="float">
            <text:p>0.799899</text:p>
          </table:table-cell>
          <table:table-cell office:value-type="float" office:value="0.831331" calcext:value-type="float">
            <text:p>0.831331</text:p>
          </table:table-cell>
          <table:table-cell office:value-type="float" office:value="0.999027" calcext:value-type="float">
            <text:p>0.999027</text:p>
          </table:table-cell>
          <table:table-cell office:value-type="float" office:value="0.603575" calcext:value-type="float">
            <text:p>0.603575</text:p>
          </table:table-cell>
          <table:table-cell office:value-type="float" office:value="0.914604" calcext:value-type="float">
            <text:p>0.914604</text:p>
          </table:table-cell>
          <table:table-cell office:value-type="float" office:value="1" calcext:value-type="float">
            <text:p>1</text:p>
          </table:table-cell>
          <table:table-cell office:value-type="float" office:value="0.508531" calcext:value-type="float">
            <text:p>0.508531</text:p>
          </table:table-cell>
          <table:table-cell office:value-type="float" office:value="0.826441" calcext:value-type="float">
            <text:p>0.826441</text:p>
          </table:table-cell>
          <table:table-cell office:value-type="float" office:value="0.994054" calcext:value-type="float">
            <text:p>0.994054</text:p>
          </table:table-cell>
          <table:table-cell office:value-type="float" office:value="0.571297" calcext:value-type="float">
            <text:p>0.571297</text:p>
          </table:table-cell>
          <table:table-cell office:value-type="float" office:value="0.917826" calcext:value-type="float">
            <text:p>0.917826</text:p>
          </table:table-cell>
          <table:table-cell office:value-type="float" office:value="20" calcext:value-type="float">
            <text:p>20</text:p>
          </table:table-cell>
          <table:table-cell table:formula="of:=SUM([.A6]+[.D6]+[.G6]+[.J6]+[.M6]+[.P6]+[.S6]+[.V6]+[.Y6]+[.AB6])/10" office:value-type="float" office:value="0.9972329" calcext:value-type="float">
            <text:p>0.9972329</text:p>
          </table:table-cell>
          <table:table-cell table:formula="of:=-1 * SUM([.B6]+[.E6]+[.H6]+[.K6]+[.N6]+[.Q6]+[.T6]+[.W6]+[.Z6]+[.AC6])/10 + [.AF6]" office:value-type="float" office:value="0.371159" calcext:value-type="float">
            <text:p>0.371159</text:p>
          </table:table-cell>
          <table:table-cell table:formula="of:=SUM([.C6]+[.F6]+[.I6]+[.L6]+[.O6]+[.R6]+[.U6]+[.X6]+[.AA6]+[.AD6])/10" office:value-type="float" office:value="0.8602509" calcext:value-type="float">
            <text:p>0.8602509</text:p>
          </table:table-cell>
          <table:table-cell table:formula="of:=1000 * [.AF6]" office:value-type="float" office:value="997.2329" calcext:value-type="float">
            <text:p>997.2329</text:p>
          </table:table-cell>
          <table:table-cell table:formula="of:=26000*[.AH6]" office:value-type="float" office:value="22366.5234" calcext:value-type="float">
            <text:p>22366.5234</text:p>
          </table:table-cell>
        </table:table-row>
        <table:table-row table:style-name="ro1">
          <table:table-cell office:value-type="float" office:value="0.992857" calcext:value-type="float">
            <text:p>0.992857</text:p>
          </table:table-cell>
          <table:table-cell office:value-type="float" office:value="0.84585" calcext:value-type="float">
            <text:p>0.84585</text:p>
          </table:table-cell>
          <table:table-cell office:value-type="float" office:value="0.952356" calcext:value-type="float">
            <text:p>0.952356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60304" calcext:value-type="float">
            <text:p>0.60304</text:p>
          </table:table-cell>
          <table:table-cell office:value-type="float" office:value="0.802714" calcext:value-type="float">
            <text:p>0.802714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475057" calcext:value-type="float">
            <text:p>0.475057</text:p>
          </table:table-cell>
          <table:table-cell office:value-type="float" office:value="0.803282" calcext:value-type="float">
            <text:p>0.803282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0.721635" calcext:value-type="float">
            <text:p>0.721635</text:p>
          </table:table-cell>
          <table:table-cell office:value-type="float" office:value="0.955729" calcext:value-type="float">
            <text:p>0.955729</text:p>
          </table:table-cell>
          <table:table-cell office:value-type="float" office:value="0.995927" calcext:value-type="float">
            <text:p>0.995927</text:p>
          </table:table-cell>
          <table:table-cell office:value-type="float" office:value="0.678672" calcext:value-type="float">
            <text:p>0.678672</text:p>
          </table:table-cell>
          <table:table-cell office:value-type="float" office:value="0.829663" calcext:value-type="float">
            <text:p>0.829663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480653" calcext:value-type="float">
            <text:p>0.480653</text:p>
          </table:table-cell>
          <table:table-cell office:value-type="float" office:value="0.805367" calcext:value-type="float">
            <text:p>0.805367</text:p>
          </table:table-cell>
          <table:table-cell office:value-type="float" office:value="0.993737" calcext:value-type="float">
            <text:p>0.993737</text:p>
          </table:table-cell>
          <table:table-cell office:value-type="float" office:value="0.811587" calcext:value-type="float">
            <text:p>0.811587</text:p>
          </table:table-cell>
          <table:table-cell office:value-type="float" office:value="0.848804" calcext:value-type="float">
            <text:p>0.848804</text:p>
          </table:table-cell>
          <table:table-cell office:value-type="float" office:value="0.997082" calcext:value-type="float">
            <text:p>0.997082</text:p>
          </table:table-cell>
          <table:table-cell office:value-type="float" office:value="0.621246" calcext:value-type="float">
            <text:p>0.621246</text:p>
          </table:table-cell>
          <table:table-cell office:value-type="float" office:value="0.918394" calcext:value-type="float">
            <text:p>0.918394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832506" calcext:value-type="float">
            <text:p>0.832506</text:p>
          </table:table-cell>
          <table:table-cell office:value-type="float" office:value="0.994054" calcext:value-type="float">
            <text:p>0.994054</text:p>
          </table:table-cell>
          <table:table-cell office:value-type="float" office:value="0.584867" calcext:value-type="float">
            <text:p>0.584867</text:p>
          </table:table-cell>
          <table:table-cell office:value-type="float" office:value="0.920327" calcext:value-type="float">
            <text:p>0.920327</text:p>
          </table:table-cell>
          <table:table-cell office:value-type="float" office:value="25" calcext:value-type="float">
            <text:p>25</text:p>
          </table:table-cell>
          <table:table-cell table:formula="of:=SUM([.A7]+[.D7]+[.G7]+[.J7]+[.M7]+[.P7]+[.S7]+[.V7]+[.Y7]+[.AB7])/10" office:value-type="float" office:value="0.9961185" calcext:value-type="float">
            <text:p>0.9961185</text:p>
          </table:table-cell>
          <table:table-cell table:formula="of:=-1 * SUM([.B7]+[.E7]+[.H7]+[.K7]+[.N7]+[.Q7]+[.T7]+[.W7]+[.Z7]+[.AC7])/10 + [.AF7]" office:value-type="float" office:value="0.3635062" calcext:value-type="float">
            <text:p>0.3635062</text:p>
          </table:table-cell>
          <table:table-cell table:formula="of:=SUM([.C7]+[.F7]+[.I7]+[.L7]+[.O7]+[.R7]+[.U7]+[.X7]+[.AA7]+[.AD7])/10" office:value-type="float" office:value="0.8669142" calcext:value-type="float">
            <text:p>0.8669142</text:p>
          </table:table-cell>
          <table:table-cell table:formula="of:=1000 * [.AF7]" office:value-type="float" office:value="996.1185" calcext:value-type="float">
            <text:p>996.1185</text:p>
          </table:table-cell>
          <table:table-cell table:formula="of:=26000*[.AH7]" office:value-type="float" office:value="22539.7692" calcext:value-type="float">
            <text:p>22539.7692</text:p>
          </table:table-cell>
        </table:table-row>
        <table:table-row table:style-name="ro1">
          <table:table-cell office:value-type="float" office:value="0.991837" calcext:value-type="float">
            <text:p>0.991837</text:p>
          </table:table-cell>
          <table:table-cell office:value-type="float" office:value="0.846715" calcext:value-type="float">
            <text:p>0.846715</text:p>
          </table:table-cell>
          <table:table-cell office:value-type="float" office:value="0.953758" calcext:value-type="float">
            <text:p>0.953758</text:p>
          </table:table-cell>
          <table:table-cell office:value-type="float" office:value="0.99207" calcext:value-type="float">
            <text:p>0.99207</text:p>
          </table:table-cell>
          <table:table-cell office:value-type="float" office:value="0.606961" calcext:value-type="float">
            <text:p>0.606961</text:p>
          </table:table-cell>
          <table:table-cell office:value-type="float" office:value="0.822727" calcext:value-type="float">
            <text:p>0.822727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494459" calcext:value-type="float">
            <text:p>0.494459</text:p>
          </table:table-cell>
          <table:table-cell office:value-type="float" office:value="0.809309" calcext:value-type="float">
            <text:p>0.809309</text:p>
          </table:table-cell>
          <table:table-cell office:value-type="float" office:value="0.994059" calcext:value-type="float">
            <text:p>0.994059</text:p>
          </table:table-cell>
          <table:table-cell office:value-type="float" office:value="0.736551" calcext:value-type="float">
            <text:p>0.736551</text:p>
          </table:table-cell>
          <table:table-cell office:value-type="float" office:value="0.958648" calcext:value-type="float">
            <text:p>0.958648</text:p>
          </table:table-cell>
          <table:table-cell office:value-type="float" office:value="0.995927" calcext:value-type="float">
            <text:p>0.995927</text:p>
          </table:table-cell>
          <table:table-cell office:value-type="float" office:value="0.698078" calcext:value-type="float">
            <text:p>0.698078</text:p>
          </table:table-cell>
          <table:table-cell office:value-type="float" office:value="0.835728" calcext:value-type="float">
            <text:p>0.835728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473517" calcext:value-type="float">
            <text:p>0.473517</text:p>
          </table:table-cell>
          <table:table-cell office:value-type="float" office:value="0.803282" calcext:value-type="float">
            <text:p>0.803282</text:p>
          </table:table-cell>
          <table:table-cell office:value-type="float" office:value="0.993737" calcext:value-type="float">
            <text:p>0.993737</text:p>
          </table:table-cell>
          <table:table-cell office:value-type="float" office:value="0.823863" calcext:value-type="float">
            <text:p>0.823863</text:p>
          </table:table-cell>
          <table:table-cell office:value-type="float" office:value="0.875488" calcext:value-type="float">
            <text:p>0.875488</text:p>
          </table:table-cell>
          <table:table-cell office:value-type="float" office:value="0.996109" calcext:value-type="float">
            <text:p>0.996109</text:p>
          </table:table-cell>
          <table:table-cell office:value-type="float" office:value="0.617152" calcext:value-type="float">
            <text:p>0.617152</text:p>
          </table:table-cell>
          <table:table-cell office:value-type="float" office:value="0.917902" calcext:value-type="float">
            <text:p>0.917902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509388" calcext:value-type="float">
            <text:p>0.509388</text:p>
          </table:table-cell>
          <table:table-cell office:value-type="float" office:value="0.834818" calcext:value-type="float">
            <text:p>0.834818</text:p>
          </table:table-cell>
          <table:table-cell office:value-type="float" office:value="0.994054" calcext:value-type="float">
            <text:p>0.994054</text:p>
          </table:table-cell>
          <table:table-cell office:value-type="float" office:value="0.617343" calcext:value-type="float">
            <text:p>0.617343</text:p>
          </table:table-cell>
          <table:table-cell office:value-type="float" office:value="0.922033" calcext:value-type="float">
            <text:p>0.922033</text:p>
          </table:table-cell>
          <table:table-cell office:value-type="float" office:value="30" calcext:value-type="float">
            <text:p>30</text:p>
          </table:table-cell>
          <table:table-cell table:formula="of:=SUM([.A8]+[.D8]+[.G8]+[.J8]+[.M8]+[.P8]+[.S8]+[.V8]+[.Y8]+[.AB8])/10" office:value-type="float" office:value="0.9954676" calcext:value-type="float">
            <text:p>0.9954676</text:p>
          </table:table-cell>
          <table:table-cell table:formula="of:=-1 * SUM([.B8]+[.E8]+[.H8]+[.K8]+[.N8]+[.Q8]+[.T8]+[.W8]+[.Z8]+[.AC8])/10 + [.AF8]" office:value-type="float" office:value="0.3530649" calcext:value-type="float">
            <text:p>0.3530649</text:p>
          </table:table-cell>
          <table:table-cell table:formula="of:=SUM([.C8]+[.F8]+[.I8]+[.L8]+[.O8]+[.R8]+[.U8]+[.X8]+[.AA8]+[.AD8])/10" office:value-type="float" office:value="0.8733693" calcext:value-type="float">
            <text:p>0.8733693</text:p>
          </table:table-cell>
          <table:table-cell table:formula="of:=1000 * [.AF8]" office:value-type="float" office:value="995.4676" calcext:value-type="float">
            <text:p>995.4676</text:p>
          </table:table-cell>
          <table:table-cell table:formula="of:=26000*[.AH8]" office:value-type="float" office:value="22707.6018" calcext:value-type="float">
            <text:p>22707.6018</text:p>
          </table:table-cell>
        </table:table-row>
        <table:table-row table:style-name="ro1">
          <table:table-cell office:value-type="float" office:value="0.991837" calcext:value-type="float">
            <text:p>0.991837</text:p>
          </table:table-cell>
          <table:table-cell office:value-type="float" office:value="0.847934" calcext:value-type="float">
            <text:p>0.847934</text:p>
          </table:table-cell>
          <table:table-cell office:value-type="float" office:value="0.956184" calcext:value-type="float">
            <text:p>0.956184</text:p>
          </table:table-cell>
          <table:table-cell office:value-type="float" office:value="0.991189" calcext:value-type="float">
            <text:p>0.991189</text:p>
          </table:table-cell>
          <table:table-cell office:value-type="float" office:value="0.63225" calcext:value-type="float">
            <text:p>0.63225</text:p>
          </table:table-cell>
          <table:table-cell office:value-type="float" office:value="0.832999" calcext:value-type="float">
            <text:p>0.832999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507506" calcext:value-type="float">
            <text:p>0.507506</text:p>
          </table:table-cell>
          <table:table-cell office:value-type="float" office:value="0.815298" calcext:value-type="float">
            <text:p>0.815298</text:p>
          </table:table-cell>
          <table:table-cell office:value-type="float" office:value="0.993069" calcext:value-type="float">
            <text:p>0.993069</text:p>
          </table:table-cell>
          <table:table-cell office:value-type="float" office:value="0.756807" calcext:value-type="float">
            <text:p>0.756807</text:p>
          </table:table-cell>
          <table:table-cell office:value-type="float" office:value="0.963613" calcext:value-type="float">
            <text:p>0.963613</text:p>
          </table:table-cell>
          <table:table-cell office:value-type="float" office:value="0.99389" calcext:value-type="float">
            <text:p>0.99389</text:p>
          </table:table-cell>
          <table:table-cell office:value-type="float" office:value="0.718441" calcext:value-type="float">
            <text:p>0.718441</text:p>
          </table:table-cell>
          <table:table-cell office:value-type="float" office:value="0.849145" calcext:value-type="float">
            <text:p>0.849145</text:p>
          </table:table-cell>
          <table:table-cell office:value-type="float" office:value="0.997758" calcext:value-type="float">
            <text:p>0.997758</text:p>
          </table:table-cell>
          <table:table-cell office:value-type="float" office:value="0.500173" calcext:value-type="float">
            <text:p>0.500173</text:p>
          </table:table-cell>
          <table:table-cell office:value-type="float" office:value="0.814047" calcext:value-type="float">
            <text:p>0.814047</text:p>
          </table:table-cell>
          <table:table-cell office:value-type="float" office:value="0.990605" calcext:value-type="float">
            <text:p>0.990605</text:p>
          </table:table-cell>
          <table:table-cell office:value-type="float" office:value="0.826151" calcext:value-type="float">
            <text:p>0.826151</text:p>
          </table:table-cell>
          <table:table-cell office:value-type="float" office:value="0.883258" calcext:value-type="float">
            <text:p>0.883258</text:p>
          </table:table-cell>
          <table:table-cell office:value-type="float" office:value="0.995136" calcext:value-type="float">
            <text:p>0.995136</text:p>
          </table:table-cell>
          <table:table-cell office:value-type="float" office:value="0.639474" calcext:value-type="float">
            <text:p>0.639474</text:p>
          </table:table-cell>
          <table:table-cell office:value-type="float" office:value="0.925369" calcext:value-type="float">
            <text:p>0.925369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507283" calcext:value-type="float">
            <text:p>0.507283</text:p>
          </table:table-cell>
          <table:table-cell office:value-type="float" office:value="0.831634" calcext:value-type="float">
            <text:p>0.831634</text:p>
          </table:table-cell>
          <table:table-cell office:value-type="float" office:value="0.993062" calcext:value-type="float">
            <text:p>0.993062</text:p>
          </table:table-cell>
          <table:table-cell office:value-type="float" office:value="0.610569" calcext:value-type="float">
            <text:p>0.610569</text:p>
          </table:table-cell>
          <table:table-cell office:value-type="float" office:value="0.921578" calcext:value-type="float">
            <text:p>0.921578</text:p>
          </table:table-cell>
          <table:table-cell office:value-type="float" office:value="35" calcext:value-type="float">
            <text:p>35</text:p>
          </table:table-cell>
          <table:table-cell table:formula="of:=SUM([.A9]+[.D9]+[.G9]+[.J9]+[.M9]+[.P9]+[.S9]+[.V9]+[.Y9]+[.AB9])/10" office:value-type="float" office:value="0.994455" calcext:value-type="float">
            <text:p>0.994455</text:p>
          </table:table-cell>
          <table:table-cell table:formula="of:=-1 * SUM([.B9]+[.E9]+[.H9]+[.K9]+[.N9]+[.Q9]+[.T9]+[.W9]+[.Z9]+[.AC9])/10 + [.AF9]" office:value-type="float" office:value="0.3397962" calcext:value-type="float">
            <text:p>0.3397962</text:p>
          </table:table-cell>
          <table:table-cell table:formula="of:=SUM([.C9]+[.F9]+[.I9]+[.L9]+[.O9]+[.R9]+[.U9]+[.X9]+[.AA9]+[.AD9])/10" office:value-type="float" office:value="0.8793125" calcext:value-type="float">
            <text:p>0.8793125</text:p>
          </table:table-cell>
          <table:table-cell table:formula="of:=1000 * [.AF9]" office:value-type="float" office:value="994.455" calcext:value-type="float">
            <text:p>994.455</text:p>
          </table:table-cell>
          <table:table-cell table:formula="of:=26000*[.AH9]" office:value-type="float" office:value="22862.125" calcext:value-type="float">
            <text:p>22862.125</text:p>
          </table:table-cell>
        </table:table-row>
        <table:table-row table:style-name="ro1">
          <table:table-cell office:value-type="float" office:value="0.990816" calcext:value-type="float">
            <text:p>0.990816</text:p>
          </table:table-cell>
          <table:table-cell office:value-type="float" office:value="0.859442" calcext:value-type="float">
            <text:p>0.859442</text:p>
          </table:table-cell>
          <table:table-cell office:value-type="float" office:value="0.962855" calcext:value-type="float">
            <text:p>0.962855</text:p>
          </table:table-cell>
          <table:table-cell office:value-type="float" office:value="0.990308" calcext:value-type="float">
            <text:p>0.990308</text:p>
          </table:table-cell>
          <table:table-cell office:value-type="float" office:value="0.644679" calcext:value-type="float">
            <text:p>0.644679</text:p>
          </table:table-cell>
          <table:table-cell office:value-type="float" office:value="0.83459" calcext:value-type="float">
            <text:p>0.83459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510439" calcext:value-type="float">
            <text:p>0.510439</text:p>
          </table:table-cell>
          <table:table-cell office:value-type="float" office:value="0.81814" calcext:value-type="float">
            <text:p>0.81814</text:p>
          </table:table-cell>
          <table:table-cell office:value-type="float" office:value="0.992079" calcext:value-type="float">
            <text:p>0.992079</text:p>
          </table:table-cell>
          <table:table-cell office:value-type="float" office:value="0.784738" calcext:value-type="float">
            <text:p>0.784738</text:p>
          </table:table-cell>
          <table:table-cell office:value-type="float" office:value="0.965015" calcext:value-type="float">
            <text:p>0.965015</text:p>
          </table:table-cell>
          <table:table-cell office:value-type="float" office:value="0.992872" calcext:value-type="float">
            <text:p>0.992872</text:p>
          </table:table-cell>
          <table:table-cell office:value-type="float" office:value="0.717755" calcext:value-type="float">
            <text:p>0.717755</text:p>
          </table:table-cell>
          <table:table-cell office:value-type="float" office:value="0.851382" calcext:value-type="float">
            <text:p>0.851382</text:p>
          </table:table-cell>
          <table:table-cell office:value-type="float" office:value="0.997758" calcext:value-type="float">
            <text:p>0.997758</text:p>
          </table:table-cell>
          <table:table-cell office:value-type="float" office:value="0.502918" calcext:value-type="float">
            <text:p>0.502918</text:p>
          </table:table-cell>
          <table:table-cell office:value-type="float" office:value="0.82231" calcext:value-type="float">
            <text:p>0.82231</text:p>
          </table:table-cell>
          <table:table-cell office:value-type="float" office:value="0.989562" calcext:value-type="float">
            <text:p>0.989562</text:p>
          </table:table-cell>
          <table:table-cell office:value-type="float" office:value="0.831521" calcext:value-type="float">
            <text:p>0.831521</text:p>
          </table:table-cell>
          <table:table-cell office:value-type="float" office:value="0.88557" calcext:value-type="float">
            <text:p>0.88557</text:p>
          </table:table-cell>
          <table:table-cell office:value-type="float" office:value="0.995136" calcext:value-type="float">
            <text:p>0.995136</text:p>
          </table:table-cell>
          <table:table-cell office:value-type="float" office:value="0.64906" calcext:value-type="float">
            <text:p>0.64906</text:p>
          </table:table-cell>
          <table:table-cell office:value-type="float" office:value="0.931319" calcext:value-type="float">
            <text:p>0.931319</text:p>
          </table:table-cell>
          <table:table-cell office:value-type="float" office:value="0.997947" calcext:value-type="float">
            <text:p>0.997947</text:p>
          </table:table-cell>
          <table:table-cell office:value-type="float" office:value="0.525201" calcext:value-type="float">
            <text:p>0.525201</text:p>
          </table:table-cell>
          <table:table-cell office:value-type="float" office:value="0.836069" calcext:value-type="float">
            <text:p>0.836069</text:p>
          </table:table-cell>
          <table:table-cell office:value-type="float" office:value="0.993062" calcext:value-type="float">
            <text:p>0.993062</text:p>
          </table:table-cell>
          <table:table-cell office:value-type="float" office:value="0.619578" calcext:value-type="float">
            <text:p>0.619578</text:p>
          </table:table-cell>
          <table:table-cell office:value-type="float" office:value="0.924042" calcext:value-type="float">
            <text:p>0.924042</text:p>
          </table:table-cell>
          <table:table-cell office:value-type="float" office:value="40" calcext:value-type="float">
            <text:p>40</text:p>
          </table:table-cell>
          <table:table-cell table:formula="of:=SUM([.A10]+[.D10]+[.G10]+[.J10]+[.M10]+[.P10]+[.S10]+[.V10]+[.Y10]+[.AB10])/10" office:value-type="float" office:value="0.9937602" calcext:value-type="float">
            <text:p>0.9937602</text:p>
          </table:table-cell>
          <table:table-cell table:formula="of:=-1 * SUM([.B10]+[.E10]+[.H10]+[.K10]+[.N10]+[.Q10]+[.T10]+[.W10]+[.Z10]+[.AC10])/10 + [.AF10]" office:value-type="float" office:value="0.3292271" calcext:value-type="float">
            <text:p>0.3292271</text:p>
          </table:table-cell>
          <table:table-cell table:formula="of:=SUM([.C10]+[.F10]+[.I10]+[.L10]+[.O10]+[.R10]+[.U10]+[.X10]+[.AA10]+[.AD10])/10" office:value-type="float" office:value="0.8831292" calcext:value-type="float">
            <text:p>0.8831292</text:p>
          </table:table-cell>
          <table:table-cell table:formula="of:=1000 * [.AF10]" office:value-type="float" office:value="993.7602" calcext:value-type="float">
            <text:p>993.7602</text:p>
          </table:table-cell>
          <table:table-cell table:formula="of:=26000*[.AH10]" office:value-type="float" office:value="22961.3592" calcext:value-type="float">
            <text:p>22961.3592</text:p>
          </table:table-cell>
        </table:table-row>
        <table:table-row table:style-name="ro1">
          <table:table-cell office:value-type="float" office:value="0.986735" calcext:value-type="float">
            <text:p>0.986735</text:p>
          </table:table-cell>
          <table:table-cell office:value-type="float" office:value="0.859684" calcext:value-type="float">
            <text:p>0.859684</text:p>
          </table:table-cell>
          <table:table-cell office:value-type="float" office:value="0.966266" calcext:value-type="float">
            <text:p>0.966266</text:p>
          </table:table-cell>
          <table:table-cell office:value-type="float" office:value="0.990308" calcext:value-type="float">
            <text:p>0.990308</text:p>
          </table:table-cell>
          <table:table-cell office:value-type="float" office:value="0.66239" calcext:value-type="float">
            <text:p>0.66239</text:p>
          </table:table-cell>
          <table:table-cell office:value-type="float" office:value="0.84399" calcext:value-type="float">
            <text:p>0.84399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827086" calcext:value-type="float">
            <text:p>0.827086</text:p>
          </table:table-cell>
          <table:table-cell office:value-type="float" office:value="0.991089" calcext:value-type="float">
            <text:p>0.991089</text:p>
          </table:table-cell>
          <table:table-cell office:value-type="float" office:value="0.805772" calcext:value-type="float">
            <text:p>0.805772</text:p>
          </table:table-cell>
          <table:table-cell office:value-type="float" office:value="0.968844" calcext:value-type="float">
            <text:p>0.968844</text:p>
          </table:table-cell>
          <table:table-cell office:value-type="float" office:value="0.99389" calcext:value-type="float">
            <text:p>0.99389</text:p>
          </table:table-cell>
          <table:table-cell office:value-type="float" office:value="0.729863" calcext:value-type="float">
            <text:p>0.729863</text:p>
          </table:table-cell>
          <table:table-cell office:value-type="float" office:value="0.853807" calcext:value-type="float">
            <text:p>0.853807</text:p>
          </table:table-cell>
          <table:table-cell office:value-type="float" office:value="0.993274" calcext:value-type="float">
            <text:p>0.993274</text:p>
          </table:table-cell>
          <table:table-cell office:value-type="float" office:value="0.556734" calcext:value-type="float">
            <text:p>0.556734</text:p>
          </table:table-cell>
          <table:table-cell office:value-type="float" office:value="0.855854" calcext:value-type="float">
            <text:p>0.855854</text:p>
          </table:table-cell>
          <table:table-cell office:value-type="float" office:value="0.989562" calcext:value-type="float">
            <text:p>0.989562</text:p>
          </table:table-cell>
          <table:table-cell office:value-type="float" office:value="0.83307" calcext:value-type="float">
            <text:p>0.83307</text:p>
          </table:table-cell>
          <table:table-cell office:value-type="float" office:value="0.892165" calcext:value-type="float">
            <text:p>0.892165</text:p>
          </table:table-cell>
          <table:table-cell office:value-type="float" office:value="0.992218" calcext:value-type="float">
            <text:p>0.992218</text:p>
          </table:table-cell>
          <table:table-cell office:value-type="float" office:value="0.652829" calcext:value-type="float">
            <text:p>0.652829</text:p>
          </table:table-cell>
          <table:table-cell office:value-type="float" office:value="0.939658" calcext:value-type="float">
            <text:p>0.939658</text:p>
          </table:table-cell>
          <table:table-cell office:value-type="float" office:value="0.997947" calcext:value-type="float">
            <text:p>0.997947</text:p>
          </table:table-cell>
          <table:table-cell office:value-type="float" office:value="0.554118" calcext:value-type="float">
            <text:p>0.554118</text:p>
          </table:table-cell>
          <table:table-cell office:value-type="float" office:value="0.843536" calcext:value-type="float">
            <text:p>0.843536</text:p>
          </table:table-cell>
          <table:table-cell office:value-type="float" office:value="0.992071" calcext:value-type="float">
            <text:p>0.992071</text:p>
          </table:table-cell>
          <table:table-cell office:value-type="float" office:value="0.64895" calcext:value-type="float">
            <text:p>0.64895</text:p>
          </table:table-cell>
          <table:table-cell office:value-type="float" office:value="0.93185" calcext:value-type="float">
            <text:p>0.93185</text:p>
          </table:table-cell>
          <table:table-cell office:value-type="float" office:value="45" calcext:value-type="float">
            <text:p>45</text:p>
          </table:table-cell>
          <table:table-cell table:formula="of:=SUM([.A11]+[.D11]+[.G11]+[.J11]+[.M11]+[.P11]+[.S11]+[.V11]+[.Y11]+[.AB11])/10" office:value-type="float" office:value="0.9925156" calcext:value-type="float">
            <text:p>0.9925156</text:p>
          </table:table-cell>
          <table:table-cell table:formula="of:=-1 * SUM([.B11]+[.E11]+[.H11]+[.K11]+[.N11]+[.Q11]+[.T11]+[.W11]+[.Z11]+[.AC11])/10 + [.AF11]" office:value-type="float" office:value="0.3104505" calcext:value-type="float">
            <text:p>0.3104505</text:p>
          </table:table-cell>
          <table:table-cell table:formula="of:=SUM([.C11]+[.F11]+[.I11]+[.L11]+[.O11]+[.R11]+[.U11]+[.X11]+[.AA11]+[.AD11])/10" office:value-type="float" office:value="0.8923056" calcext:value-type="float">
            <text:p>0.8923056</text:p>
          </table:table-cell>
          <table:table-cell table:formula="of:=1000 * [.AF11]" office:value-type="float" office:value="992.5156" calcext:value-type="float">
            <text:p>992.5156</text:p>
          </table:table-cell>
          <table:table-cell table:formula="of:=26000*[.AH11]" office:value-type="float" office:value="23199.9456" calcext:value-type="float">
            <text:p>23199.9456</text:p>
          </table:table-cell>
        </table:table-row>
        <table:table-row table:style-name="ro1">
          <table:table-cell office:value-type="float" office:value="0.986735" calcext:value-type="float">
            <text:p>0.986735</text:p>
          </table:table-cell>
          <table:table-cell office:value-type="float" office:value="0.868553" calcext:value-type="float">
            <text:p>0.868553</text:p>
          </table:table-cell>
          <table:table-cell office:value-type="float" office:value="0.968844" calcext:value-type="float">
            <text:p>0.968844</text:p>
          </table:table-cell>
          <table:table-cell office:value-type="float" office:value="0.985903" calcext:value-type="float">
            <text:p>0.985903</text:p>
          </table:table-cell>
          <table:table-cell office:value-type="float" office:value="0.705023" calcext:value-type="float">
            <text:p>0.705023</text:p>
          </table:table-cell>
          <table:table-cell office:value-type="float" office:value="0.859682" calcext:value-type="float">
            <text:p>0.859682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532441" calcext:value-type="float">
            <text:p>0.532441</text:p>
          </table:table-cell>
          <table:table-cell office:value-type="float" office:value="0.833832" calcext:value-type="float">
            <text:p>0.833832</text:p>
          </table:table-cell>
          <table:table-cell office:value-type="float" office:value="0.991089" calcext:value-type="float">
            <text:p>0.991089</text:p>
          </table:table-cell>
          <table:table-cell office:value-type="float" office:value="0.814448" calcext:value-type="float">
            <text:p>0.814448</text:p>
          </table:table-cell>
          <table:table-cell office:value-type="float" office:value="0.971156" calcext:value-type="float">
            <text:p>0.971156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733764" calcext:value-type="float">
            <text:p>0.733764</text:p>
          </table:table-cell>
          <table:table-cell office:value-type="float" office:value="0.865103" calcext:value-type="float">
            <text:p>0.865103</text:p>
          </table:table-cell>
          <table:table-cell office:value-type="float" office:value="0.991031" calcext:value-type="float">
            <text:p>0.991031</text:p>
          </table:table-cell>
          <table:table-cell office:value-type="float" office:value="0.556359" calcext:value-type="float">
            <text:p>0.556359</text:p>
          </table:table-cell>
          <table:table-cell office:value-type="float" office:value="0.854944" calcext:value-type="float">
            <text:p>0.854944</text:p>
          </table:table-cell>
          <table:table-cell office:value-type="float" office:value="0.989562" calcext:value-type="float">
            <text:p>0.989562</text:p>
          </table:table-cell>
          <table:table-cell office:value-type="float" office:value="0.83506" calcext:value-type="float">
            <text:p>0.83506</text:p>
          </table:table-cell>
          <table:table-cell office:value-type="float" office:value="0.900618" calcext:value-type="float">
            <text:p>0.900618</text:p>
          </table:table-cell>
          <table:table-cell office:value-type="float" office:value="0.990272" calcext:value-type="float">
            <text:p>0.990272</text:p>
          </table:table-cell>
          <table:table-cell office:value-type="float" office:value="0.673509" calcext:value-type="float">
            <text:p>0.673509</text:p>
          </table:table-cell>
          <table:table-cell office:value-type="float" office:value="0.945419" calcext:value-type="float">
            <text:p>0.945419</text:p>
          </table:table-cell>
          <table:table-cell office:value-type="float" office:value="0.997947" calcext:value-type="float">
            <text:p>0.997947</text:p>
          </table:table-cell>
          <table:table-cell office:value-type="float" office:value="0.561541" calcext:value-type="float">
            <text:p>0.561541</text:p>
          </table:table-cell>
          <table:table-cell office:value-type="float" office:value="0.845279" calcext:value-type="float">
            <text:p>0.845279</text:p>
          </table:table-cell>
          <table:table-cell office:value-type="float" office:value="0.992071" calcext:value-type="float">
            <text:p>0.992071</text:p>
          </table:table-cell>
          <table:table-cell office:value-type="float" office:value="0.65896" calcext:value-type="float">
            <text:p>0.65896</text:p>
          </table:table-cell>
          <table:table-cell office:value-type="float" office:value="0.934011" calcext:value-type="float">
            <text:p>0.934011</text:p>
          </table:table-cell>
          <table:table-cell office:value-type="float" office:value="50" calcext:value-type="float">
            <text:p>50</text:p>
          </table:table-cell>
          <table:table-cell table:formula="of:=SUM([.A12]+[.D12]+[.G12]+[.J12]+[.M12]+[.P12]+[.S12]+[.V12]+[.Y12]+[.AB12])/10" office:value-type="float" office:value="0.9916611" calcext:value-type="float">
            <text:p>0.9916611</text:p>
          </table:table-cell>
          <table:table-cell table:formula="of:=-1 * SUM([.B12]+[.E12]+[.H12]+[.K12]+[.N12]+[.Q12]+[.T12]+[.W12]+[.Z12]+[.AC12])/10 + [.AF12]" office:value-type="float" office:value="0.2976953" calcext:value-type="float">
            <text:p>0.2976953</text:p>
          </table:table-cell>
          <table:table-cell table:formula="of:=SUM([.C12]+[.F12]+[.I12]+[.L12]+[.O12]+[.R12]+[.U12]+[.X12]+[.AA12]+[.AD12])/10" office:value-type="float" office:value="0.8978888" calcext:value-type="float">
            <text:p>0.8978888</text:p>
          </table:table-cell>
          <table:table-cell table:formula="of:=1000 * [.AF12]" office:value-type="float" office:value="991.6611" calcext:value-type="float">
            <text:p>991.6611</text:p>
          </table:table-cell>
          <table:table-cell table:formula="of:=26000*[.AH12]" office:value-type="float" office:value="23345.1088" calcext:value-type="float">
            <text:p>23345.1088</text:p>
          </table:table-cell>
        </table:table-row>
        <table:table-row table:style-name="ro1">
          <table:table-cell office:value-type="float" office:value="0.985714" calcext:value-type="float">
            <text:p>0.985714</text:p>
          </table:table-cell>
          <table:table-cell office:value-type="float" office:value="0.875736" calcext:value-type="float">
            <text:p>0.875736</text:p>
          </table:table-cell>
          <table:table-cell office:value-type="float" office:value="0.971838" calcext:value-type="float">
            <text:p>0.971838</text:p>
          </table:table-cell>
          <table:table-cell office:value-type="float" office:value="0.985903" calcext:value-type="float">
            <text:p>0.985903</text:p>
          </table:table-cell>
          <table:table-cell office:value-type="float" office:value="0.699045" calcext:value-type="float">
            <text:p>0.699045</text:p>
          </table:table-cell>
          <table:table-cell office:value-type="float" office:value="0.863586" calcext:value-type="float">
            <text:p>0.863586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540323" calcext:value-type="float">
            <text:p>0.540323</text:p>
          </table:table-cell>
          <table:table-cell office:value-type="float" office:value="0.839328" calcext:value-type="float">
            <text:p>0.839328</text:p>
          </table:table-cell>
          <table:table-cell office:value-type="float" office:value="0.988119" calcext:value-type="float">
            <text:p>0.988119</text:p>
          </table:table-cell>
          <table:table-cell office:value-type="float" office:value="0.810366" calcext:value-type="float">
            <text:p>0.810366</text:p>
          </table:table-cell>
          <table:table-cell office:value-type="float" office:value="0.972103" calcext:value-type="float">
            <text:p>0.972103</text:p>
          </table:table-cell>
          <table:table-cell office:value-type="float" office:value="0.992872" calcext:value-type="float">
            <text:p>0.992872</text:p>
          </table:table-cell>
          <table:table-cell office:value-type="float" office:value="0.728955" calcext:value-type="float">
            <text:p>0.728955</text:p>
          </table:table-cell>
          <table:table-cell office:value-type="float" office:value="0.867149" calcext:value-type="float">
            <text:p>0.867149</text:p>
          </table:table-cell>
          <table:table-cell office:value-type="float" office:value="0.988789" calcext:value-type="float">
            <text:p>0.988789</text:p>
          </table:table-cell>
          <table:table-cell office:value-type="float" office:value="0.625482" calcext:value-type="float">
            <text:p>0.625482</text:p>
          </table:table-cell>
          <table:table-cell office:value-type="float" office:value="0.879354" calcext:value-type="float">
            <text:p>0.879354</text:p>
          </table:table-cell>
          <table:table-cell office:value-type="float" office:value="0.98643" calcext:value-type="float">
            <text:p>0.98643</text:p>
          </table:table-cell>
          <table:table-cell office:value-type="float" office:value="0.846638" calcext:value-type="float">
            <text:p>0.846638</text:p>
          </table:table-cell>
          <table:table-cell office:value-type="float" office:value="0.910397" calcext:value-type="float">
            <text:p>0.910397</text:p>
          </table:table-cell>
          <table:table-cell office:value-type="float" office:value="0.986381" calcext:value-type="float">
            <text:p>0.986381</text:p>
          </table:table-cell>
          <table:table-cell office:value-type="float" office:value="0.703055" calcext:value-type="float">
            <text:p>0.703055</text:p>
          </table:table-cell>
          <table:table-cell office:value-type="float" office:value="0.95679" calcext:value-type="float">
            <text:p>0.95679</text:p>
          </table:table-cell>
          <table:table-cell office:value-type="float" office:value="0.997947" calcext:value-type="float">
            <text:p>0.997947</text:p>
          </table:table-cell>
          <table:table-cell office:value-type="float" office:value="0.560433" calcext:value-type="float">
            <text:p>0.560433</text:p>
          </table:table-cell>
          <table:table-cell office:value-type="float" office:value="0.845544" calcext:value-type="float">
            <text:p>0.845544</text:p>
          </table:table-cell>
          <table:table-cell office:value-type="float" office:value="0.992071" calcext:value-type="float">
            <text:p>0.992071</text:p>
          </table:table-cell>
          <table:table-cell office:value-type="float" office:value="0.656514" calcext:value-type="float">
            <text:p>0.656514</text:p>
          </table:table-cell>
          <table:table-cell office:value-type="float" office:value="0.935906" calcext:value-type="float">
            <text:p>0.935906</text:p>
          </table:table-cell>
          <table:table-cell office:value-type="float" office:value="55" calcext:value-type="float">
            <text:p>55</text:p>
          </table:table-cell>
          <table:table-cell table:formula="of:=SUM([.A13]+[.D13]+[.G13]+[.J13]+[.M13]+[.P13]+[.S13]+[.V13]+[.Y13]+[.AB13])/10" office:value-type="float" office:value="0.9902288" calcext:value-type="float">
            <text:p>0.9902288</text:p>
          </table:table-cell>
          <table:table-cell table:formula="of:=-1 * SUM([.B13]+[.E13]+[.H13]+[.K13]+[.N13]+[.Q13]+[.T13]+[.W13]+[.Z13]+[.AC13])/10 + [.AF13]" office:value-type="float" office:value="0.2855741" calcext:value-type="float">
            <text:p>0.2855741</text:p>
          </table:table-cell>
          <table:table-cell table:formula="of:=SUM([.C13]+[.F13]+[.I13]+[.L13]+[.O13]+[.R13]+[.U13]+[.X13]+[.AA13]+[.AD13])/10" office:value-type="float" office:value="0.9041995" calcext:value-type="float">
            <text:p>0.9041995</text:p>
          </table:table-cell>
          <table:table-cell table:formula="of:=1000 * [.AF13]" office:value-type="float" office:value="990.2288" calcext:value-type="float">
            <text:p>990.2288</text:p>
          </table:table-cell>
          <table:table-cell table:formula="of:=26000*[.AH13]" office:value-type="float" office:value="23509.187" calcext:value-type="float">
            <text:p>23509.187</text:p>
          </table:table-cell>
        </table:table-row>
        <table:table-row table:style-name="ro1">
          <table:table-cell office:value-type="float" office:value="0.984694" calcext:value-type="float">
            <text:p>0.984694</text:p>
          </table:table-cell>
          <table:table-cell office:value-type="float" office:value="0.879151" calcext:value-type="float">
            <text:p>0.879151</text:p>
          </table:table-cell>
          <table:table-cell office:value-type="float" office:value="0.973051" calcext:value-type="float">
            <text:p>0.973051</text:p>
          </table:table-cell>
          <table:table-cell office:value-type="float" office:value="0.98326" calcext:value-type="float">
            <text:p>0.98326</text:p>
          </table:table-cell>
          <table:table-cell office:value-type="float" office:value="0.763294" calcext:value-type="float">
            <text:p>0.763294</text:p>
          </table:table-cell>
          <table:table-cell office:value-type="float" office:value="0.897927" calcext:value-type="float">
            <text:p>0.897927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558276" calcext:value-type="float">
            <text:p>0.558276</text:p>
          </table:table-cell>
          <table:table-cell office:value-type="float" office:value="0.847061" calcext:value-type="float">
            <text:p>0.847061</text:p>
          </table:table-cell>
          <table:table-cell office:value-type="float" office:value="0.988119" calcext:value-type="float">
            <text:p>0.988119</text:p>
          </table:table-cell>
          <table:table-cell office:value-type="float" office:value="0.818263" calcext:value-type="float">
            <text:p>0.818263</text:p>
          </table:table-cell>
          <table:table-cell office:value-type="float" office:value="0.972748" calcext:value-type="float">
            <text:p>0.972748</text:p>
          </table:table-cell>
          <table:table-cell office:value-type="float" office:value="0.991853" calcext:value-type="float">
            <text:p>0.991853</text:p>
          </table:table-cell>
          <table:table-cell office:value-type="float" office:value="0.756324" calcext:value-type="float">
            <text:p>0.756324</text:p>
          </table:table-cell>
          <table:table-cell office:value-type="float" office:value="0.879392" calcext:value-type="float">
            <text:p>0.879392</text:p>
          </table:table-cell>
          <table:table-cell office:value-type="float" office:value="0.988789" calcext:value-type="float">
            <text:p>0.988789</text:p>
          </table:table-cell>
          <table:table-cell office:value-type="float" office:value="0.617906" calcext:value-type="float">
            <text:p>0.617906</text:p>
          </table:table-cell>
          <table:table-cell office:value-type="float" office:value="0.880567" calcext:value-type="float">
            <text:p>0.880567</text:p>
          </table:table-cell>
          <table:table-cell office:value-type="float" office:value="0.985386" calcext:value-type="float">
            <text:p>0.985386</text:p>
          </table:table-cell>
          <table:table-cell office:value-type="float" office:value="0.847142" calcext:value-type="float">
            <text:p>0.847142</text:p>
          </table:table-cell>
          <table:table-cell office:value-type="float" office:value="0.90926" calcext:value-type="float">
            <text:p>0.90926</text:p>
          </table:table-cell>
          <table:table-cell office:value-type="float" office:value="0.986381" calcext:value-type="float">
            <text:p>0.986381</text:p>
          </table:table-cell>
          <table:table-cell office:value-type="float" office:value="0.707625" calcext:value-type="float">
            <text:p>0.707625</text:p>
          </table:table-cell>
          <table:table-cell office:value-type="float" office:value="0.959178" calcext:value-type="float">
            <text:p>0.959178</text:p>
          </table:table-cell>
          <table:table-cell office:value-type="float" office:value="0.99692" calcext:value-type="float">
            <text:p>0.99692</text:p>
          </table:table-cell>
          <table:table-cell office:value-type="float" office:value="0.570596" calcext:value-type="float">
            <text:p>0.570596</text:p>
          </table:table-cell>
          <table:table-cell office:value-type="float" office:value="0.856195" calcext:value-type="float">
            <text:p>0.856195</text:p>
          </table:table-cell>
          <table:table-cell office:value-type="float" office:value="0.990089" calcext:value-type="float">
            <text:p>0.990089</text:p>
          </table:table-cell>
          <table:table-cell office:value-type="float" office:value="0.65987" calcext:value-type="float">
            <text:p>0.65987</text:p>
          </table:table-cell>
          <table:table-cell office:value-type="float" office:value="0.936474" calcext:value-type="float">
            <text:p>0.936474</text:p>
          </table:table-cell>
          <table:table-cell office:value-type="float" office:value="60" calcext:value-type="float">
            <text:p>60</text:p>
          </table:table-cell>
          <table:table-cell table:formula="of:=SUM([.A14]+[.D14]+[.G14]+[.J14]+[.M14]+[.P14]+[.S14]+[.V14]+[.Y14]+[.AB14])/10" office:value-type="float" office:value="0.9893553" calcext:value-type="float">
            <text:p>0.9893553</text:p>
          </table:table-cell>
          <table:table-cell table:formula="of:=-1 * SUM([.B14]+[.E14]+[.H14]+[.K14]+[.N14]+[.Q14]+[.T14]+[.W14]+[.Z14]+[.AC14])/10 + [.AF14]" office:value-type="float" office:value="0.2715106" calcext:value-type="float">
            <text:p>0.2715106</text:p>
          </table:table-cell>
          <table:table-cell table:formula="of:=SUM([.C14]+[.F14]+[.I14]+[.L14]+[.O14]+[.R14]+[.U14]+[.X14]+[.AA14]+[.AD14])/10" office:value-type="float" office:value="0.9111853" calcext:value-type="float">
            <text:p>0.9111853</text:p>
          </table:table-cell>
          <table:table-cell table:formula="of:=1000 * [.AF14]" office:value-type="float" office:value="989.3553" calcext:value-type="float">
            <text:p>989.3553</text:p>
          </table:table-cell>
          <table:table-cell table:formula="of:=26000*[.AH14]" office:value-type="float" office:value="23690.8178" calcext:value-type="float">
            <text:p>23690.8178</text:p>
          </table:table-cell>
        </table:table-row>
        <table:table-row table:style-name="ro1">
          <table:table-cell office:value-type="float" office:value="0.981633" calcext:value-type="float">
            <text:p>0.981633</text:p>
          </table:table-cell>
          <table:table-cell office:value-type="float" office:value="0.879415" calcext:value-type="float">
            <text:p>0.879415</text:p>
          </table:table-cell>
          <table:table-cell office:value-type="float" office:value="0.975401" calcext:value-type="float">
            <text:p>0.975401</text:p>
          </table:table-cell>
          <table:table-cell office:value-type="float" office:value="0.98326" calcext:value-type="float">
            <text:p>0.98326</text:p>
          </table:table-cell>
          <table:table-cell office:value-type="float" office:value="0.756413" calcext:value-type="float">
            <text:p>0.756413</text:p>
          </table:table-cell>
          <table:table-cell office:value-type="float" office:value="0.895349" calcext:value-type="float">
            <text:p>0.895349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576709" calcext:value-type="float">
            <text:p>0.576709</text:p>
          </table:table-cell>
          <table:table-cell office:value-type="float" office:value="0.857598" calcext:value-type="float">
            <text:p>0.857598</text:p>
          </table:table-cell>
          <table:table-cell office:value-type="float" office:value="0.987129" calcext:value-type="float">
            <text:p>0.987129</text:p>
          </table:table-cell>
          <table:table-cell office:value-type="float" office:value="0.832624" calcext:value-type="float">
            <text:p>0.832624</text:p>
          </table:table-cell>
          <table:table-cell office:value-type="float" office:value="0.974605" calcext:value-type="float">
            <text:p>0.974605</text:p>
          </table:table-cell>
          <table:table-cell office:value-type="float" office:value="0.989817" calcext:value-type="float">
            <text:p>0.989817</text:p>
          </table:table-cell>
          <table:table-cell office:value-type="float" office:value="0.742312" calcext:value-type="float">
            <text:p>0.742312</text:p>
          </table:table-cell>
          <table:table-cell office:value-type="float" office:value="0.876208" calcext:value-type="float">
            <text:p>0.876208</text:p>
          </table:table-cell>
          <table:table-cell office:value-type="float" office:value="0.986547" calcext:value-type="float">
            <text:p>0.986547</text:p>
          </table:table-cell>
          <table:table-cell office:value-type="float" office:value="0.651018" calcext:value-type="float">
            <text:p>0.651018</text:p>
          </table:table-cell>
          <table:table-cell office:value-type="float" office:value="0.899026" calcext:value-type="float">
            <text:p>0.899026</text:p>
          </table:table-cell>
          <table:table-cell office:value-type="float" office:value="0.984342" calcext:value-type="float">
            <text:p>0.984342</text:p>
          </table:table-cell>
          <table:table-cell office:value-type="float" office:value="0.858375" calcext:value-type="float">
            <text:p>0.858375</text:p>
          </table:table-cell>
          <table:table-cell office:value-type="float" office:value="0.91794" calcext:value-type="float">
            <text:p>0.91794</text:p>
          </table:table-cell>
          <table:table-cell office:value-type="float" office:value="0.984436" calcext:value-type="float">
            <text:p>0.984436</text:p>
          </table:table-cell>
          <table:table-cell office:value-type="float" office:value="0.727637" calcext:value-type="float">
            <text:p>0.727637</text:p>
          </table:table-cell>
          <table:table-cell office:value-type="float" office:value="0.96259" calcext:value-type="float">
            <text:p>0.96259</text:p>
          </table:table-cell>
          <table:table-cell office:value-type="float" office:value="0.99692" calcext:value-type="float">
            <text:p>0.99692</text:p>
          </table:table-cell>
          <table:table-cell office:value-type="float" office:value="0.574806" calcext:value-type="float">
            <text:p>0.574806</text:p>
          </table:table-cell>
          <table:table-cell office:value-type="float" office:value="0.859872" calcext:value-type="float">
            <text:p>0.859872</text:p>
          </table:table-cell>
          <table:table-cell office:value-type="float" office:value="0.990089" calcext:value-type="float">
            <text:p>0.990089</text:p>
          </table:table-cell>
          <table:table-cell office:value-type="float" office:value="0.668657" calcext:value-type="float">
            <text:p>0.668657</text:p>
          </table:table-cell>
          <table:table-cell office:value-type="float" office:value="0.938066" calcext:value-type="float">
            <text:p>0.938066</text:p>
          </table:table-cell>
          <table:table-cell office:value-type="float" office:value="65" calcext:value-type="float">
            <text:p>65</text:p>
          </table:table-cell>
          <table:table-cell table:formula="of:=SUM([.A15]+[.D15]+[.G15]+[.J15]+[.M15]+[.P15]+[.S15]+[.V15]+[.Y15]+[.AB15])/10" office:value-type="float" office:value="0.9881266" calcext:value-type="float">
            <text:p>0.9881266</text:p>
          </table:table-cell>
          <table:table-cell table:formula="of:=-1 * SUM([.B15]+[.E15]+[.H15]+[.K15]+[.N15]+[.Q15]+[.T15]+[.W15]+[.Z15]+[.AC15])/10 + [.AF15]" office:value-type="float" office:value="0.26133" calcext:value-type="float">
            <text:p>0.26133</text:p>
          </table:table-cell>
          <table:table-cell table:formula="of:=SUM([.C15]+[.F15]+[.I15]+[.L15]+[.O15]+[.R15]+[.U15]+[.X15]+[.AA15]+[.AD15])/10" office:value-type="float" office:value="0.9156655" calcext:value-type="float">
            <text:p>0.9156655</text:p>
          </table:table-cell>
          <table:table-cell table:formula="of:=1000 * [.AF15]" office:value-type="float" office:value="988.1266" calcext:value-type="float">
            <text:p>988.1266</text:p>
          </table:table-cell>
          <table:table-cell table:formula="of:=26000*[.AH15]" office:value-type="float" office:value="23807.303" calcext:value-type="float">
            <text:p>23807.303</text:p>
          </table:table-cell>
        </table:table-row>
        <table:table-row table:style-name="ro1">
          <table:table-cell office:value-type="float" office:value="0.978571" calcext:value-type="float">
            <text:p>0.978571</text:p>
          </table:table-cell>
          <table:table-cell office:value-type="float" office:value="0.880456" calcext:value-type="float">
            <text:p>0.880456</text:p>
          </table:table-cell>
          <table:table-cell office:value-type="float" office:value="0.977789" calcext:value-type="float">
            <text:p>0.977789</text:p>
          </table:table-cell>
          <table:table-cell office:value-type="float" office:value="0.978855" calcext:value-type="float">
            <text:p>0.978855</text:p>
          </table:table-cell>
          <table:table-cell office:value-type="float" office:value="0.753474" calcext:value-type="float">
            <text:p>0.753474</text:p>
          </table:table-cell>
          <table:table-cell office:value-type="float" office:value="0.905621" calcext:value-type="float">
            <text:p>0.905621</text:p>
          </table:table-cell>
          <table:table-cell office:value-type="float" office:value="0.995155" calcext:value-type="float">
            <text:p>0.995155</text:p>
          </table:table-cell>
          <table:table-cell office:value-type="float" office:value="0.625507" calcext:value-type="float">
            <text:p>0.625507</text:p>
          </table:table-cell>
          <table:table-cell office:value-type="float" office:value="0.867339" calcext:value-type="float">
            <text:p>0.867339</text:p>
          </table:table-cell>
          <table:table-cell office:value-type="float" office:value="0.986139" calcext:value-type="float">
            <text:p>0.986139</text:p>
          </table:table-cell>
          <table:table-cell office:value-type="float" office:value="0.832412" calcext:value-type="float">
            <text:p>0.832412</text:p>
          </table:table-cell>
          <table:table-cell office:value-type="float" office:value="0.979873" calcext:value-type="float">
            <text:p>0.979873</text:p>
          </table:table-cell>
          <table:table-cell office:value-type="float" office:value="0.98778" calcext:value-type="float">
            <text:p>0.98778</text:p>
          </table:table-cell>
          <table:table-cell office:value-type="float" office:value="0.741606" calcext:value-type="float">
            <text:p>0.741606</text:p>
          </table:table-cell>
          <table:table-cell office:value-type="float" office:value="0.883258" calcext:value-type="float">
            <text:p>0.883258</text:p>
          </table:table-cell>
          <table:table-cell office:value-type="float" office:value="0.985426" calcext:value-type="float">
            <text:p>0.985426</text:p>
          </table:table-cell>
          <table:table-cell office:value-type="float" office:value="0.66417" calcext:value-type="float">
            <text:p>0.66417</text:p>
          </table:table-cell>
          <table:table-cell office:value-type="float" office:value="0.90456" calcext:value-type="float">
            <text:p>0.90456</text:p>
          </table:table-cell>
          <table:table-cell office:value-type="float" office:value="0.980167" calcext:value-type="float">
            <text:p>0.980167</text:p>
          </table:table-cell>
          <table:table-cell office:value-type="float" office:value="0.90629" calcext:value-type="float">
            <text:p>0.90629</text:p>
          </table:table-cell>
          <table:table-cell office:value-type="float" office:value="0.935602" calcext:value-type="float">
            <text:p>0.935602</text:p>
          </table:table-cell>
          <table:table-cell office:value-type="float" office:value="0.98249" calcext:value-type="float">
            <text:p>0.98249</text:p>
          </table:table-cell>
          <table:table-cell office:value-type="float" office:value="0.737506" calcext:value-type="float">
            <text:p>0.737506</text:p>
          </table:table-cell>
          <table:table-cell office:value-type="float" office:value="0.967858" calcext:value-type="float">
            <text:p>0.967858</text:p>
          </table:table-cell>
          <table:table-cell office:value-type="float" office:value="0.99692" calcext:value-type="float">
            <text:p>0.99692</text:p>
          </table:table-cell>
          <table:table-cell office:value-type="float" office:value="0.59918" calcext:value-type="float">
            <text:p>0.59918</text:p>
          </table:table-cell>
          <table:table-cell office:value-type="float" office:value="0.86859" calcext:value-type="float">
            <text:p>0.86859</text:p>
          </table:table-cell>
          <table:table-cell office:value-type="float" office:value="0.989098" calcext:value-type="float">
            <text:p>0.989098</text:p>
          </table:table-cell>
          <table:table-cell office:value-type="float" office:value="0.683459" calcext:value-type="float">
            <text:p>0.683459</text:p>
          </table:table-cell>
          <table:table-cell office:value-type="float" office:value="0.942956" calcext:value-type="float">
            <text:p>0.942956</text:p>
          </table:table-cell>
          <table:table-cell office:value-type="float" office:value="70" calcext:value-type="float">
            <text:p>70</text:p>
          </table:table-cell>
          <table:table-cell table:formula="of:=SUM([.A16]+[.D16]+[.G16]+[.J16]+[.M16]+[.P16]+[.S16]+[.V16]+[.Y16]+[.AB16])/10" office:value-type="float" office:value="0.9860601" calcext:value-type="float">
            <text:p>0.9860601</text:p>
          </table:table-cell>
          <table:table-cell table:formula="of:=-1 * SUM([.B16]+[.E16]+[.H16]+[.K16]+[.N16]+[.Q16]+[.T16]+[.W16]+[.Z16]+[.AC16])/10 + [.AF16]" office:value-type="float" office:value="0.2436541" calcext:value-type="float">
            <text:p>0.2436541</text:p>
          </table:table-cell>
          <table:table-cell table:formula="of:=SUM([.C16]+[.F16]+[.I16]+[.L16]+[.O16]+[.R16]+[.U16]+[.X16]+[.AA16]+[.AD16])/10" office:value-type="float" office:value="0.9233446" calcext:value-type="float">
            <text:p>0.9233446</text:p>
          </table:table-cell>
          <table:table-cell table:formula="of:=1000 * [.AF16]" office:value-type="float" office:value="986.0601" calcext:value-type="float">
            <text:p>986.0601</text:p>
          </table:table-cell>
          <table:table-cell table:formula="of:=26000*[.AH16]" office:value-type="float" office:value="24006.9596" calcext:value-type="float">
            <text:p>24006.9596</text:p>
          </table:table-cell>
        </table:table-row>
        <table:table-row table:style-name="ro1">
          <table:table-cell office:value-type="float" office:value="0.97449" calcext:value-type="float">
            <text:p>0.97449</text:p>
          </table:table-cell>
          <table:table-cell office:value-type="float" office:value="0.881918" calcext:value-type="float">
            <text:p>0.881918</text:p>
          </table:table-cell>
          <table:table-cell office:value-type="float" office:value="0.979267" calcext:value-type="float">
            <text:p>0.979267</text:p>
          </table:table-cell>
          <table:table-cell office:value-type="float" office:value="0.977974" calcext:value-type="float">
            <text:p>0.977974</text:p>
          </table:table-cell>
          <table:table-cell office:value-type="float" office:value="0.779214" calcext:value-type="float">
            <text:p>0.779214</text:p>
          </table:table-cell>
          <table:table-cell office:value-type="float" office:value="0.912595" calcext:value-type="float">
            <text:p>0.912595</text:p>
          </table:table-cell>
          <table:table-cell office:value-type="float" office:value="0.995155" calcext:value-type="float">
            <text:p>0.995155</text:p>
          </table:table-cell>
          <table:table-cell office:value-type="float" office:value="0.624169" calcext:value-type="float">
            <text:p>0.624169</text:p>
          </table:table-cell>
          <table:table-cell office:value-type="float" office:value="0.869007" calcext:value-type="float">
            <text:p>0.869007</text:p>
          </table:table-cell>
          <table:table-cell office:value-type="float" office:value="0.985149" calcext:value-type="float">
            <text:p>0.985149</text:p>
          </table:table-cell>
          <table:table-cell office:value-type="float" office:value="0.831867" calcext:value-type="float">
            <text:p>0.831867</text:p>
          </table:table-cell>
          <table:table-cell office:value-type="float" office:value="0.980556" calcext:value-type="float">
            <text:p>0.980556</text:p>
          </table:table-cell>
          <table:table-cell office:value-type="float" office:value="0.985743" calcext:value-type="float">
            <text:p>0.985743</text:p>
          </table:table-cell>
          <table:table-cell office:value-type="float" office:value="0.767513" calcext:value-type="float">
            <text:p>0.767513</text:p>
          </table:table-cell>
          <table:table-cell office:value-type="float" office:value="0.892772" calcext:value-type="float">
            <text:p>0.892772</text:p>
          </table:table-cell>
          <table:table-cell office:value-type="float" office:value="0.983184" calcext:value-type="float">
            <text:p>0.983184</text:p>
          </table:table-cell>
          <table:table-cell office:value-type="float" office:value="0.665771" calcext:value-type="float">
            <text:p>0.665771</text:p>
          </table:table-cell>
          <table:table-cell office:value-type="float" office:value="0.907402" calcext:value-type="float">
            <text:p>0.907402</text:p>
          </table:table-cell>
          <table:table-cell office:value-type="float" office:value="0.980167" calcext:value-type="float">
            <text:p>0.980167</text:p>
          </table:table-cell>
          <table:table-cell office:value-type="float" office:value="0.917791" calcext:value-type="float">
            <text:p>0.917791</text:p>
          </table:table-cell>
          <table:table-cell office:value-type="float" office:value="0.936095" calcext:value-type="float">
            <text:p>0.936095</text:p>
          </table:table-cell>
          <table:table-cell office:value-type="float" office:value="0.981518" calcext:value-type="float">
            <text:p>0.981518</text:p>
          </table:table-cell>
          <table:table-cell office:value-type="float" office:value="0.744335" calcext:value-type="float">
            <text:p>0.744335</text:p>
          </table:table-cell>
          <table:table-cell office:value-type="float" office:value="0.969981" calcext:value-type="float">
            <text:p>0.969981</text:p>
          </table:table-cell>
          <table:table-cell office:value-type="float" office:value="0.992813" calcext:value-type="float">
            <text:p>0.992813</text:p>
          </table:table-cell>
          <table:table-cell office:value-type="float" office:value="0.603493" calcext:value-type="float">
            <text:p>0.603493</text:p>
          </table:table-cell>
          <table:table-cell office:value-type="float" office:value="0.873555" calcext:value-type="float">
            <text:p>0.873555</text:p>
          </table:table-cell>
          <table:table-cell office:value-type="float" office:value="0.985134" calcext:value-type="float">
            <text:p>0.985134</text:p>
          </table:table-cell>
          <table:table-cell office:value-type="float" office:value="0.686057" calcext:value-type="float">
            <text:p>0.686057</text:p>
          </table:table-cell>
          <table:table-cell office:value-type="float" office:value="0.953114" calcext:value-type="float">
            <text:p>0.953114</text:p>
          </table:table-cell>
          <table:table-cell office:value-type="float" office:value="75" calcext:value-type="float">
            <text:p>75</text:p>
          </table:table-cell>
          <table:table-cell table:formula="of:=SUM([.A17]+[.D17]+[.G17]+[.J17]+[.M17]+[.P17]+[.S17]+[.V17]+[.Y17]+[.AB17])/10" office:value-type="float" office:value="0.9841327" calcext:value-type="float">
            <text:p>0.9841327</text:p>
          </table:table-cell>
          <table:table-cell table:formula="of:=-1 * SUM([.B17]+[.E17]+[.H17]+[.K17]+[.N17]+[.Q17]+[.T17]+[.W17]+[.Z17]+[.AC17])/10 + [.AF17]" office:value-type="float" office:value="0.2339199" calcext:value-type="float">
            <text:p>0.2339199</text:p>
          </table:table-cell>
          <table:table-cell table:formula="of:=SUM([.C17]+[.F17]+[.I17]+[.L17]+[.O17]+[.R17]+[.U17]+[.X17]+[.AA17]+[.AD17])/10" office:value-type="float" office:value="0.9274344" calcext:value-type="float">
            <text:p>0.9274344</text:p>
          </table:table-cell>
          <table:table-cell table:formula="of:=1000 * [.AF17]" office:value-type="float" office:value="984.1327" calcext:value-type="float">
            <text:p>984.1327</text:p>
          </table:table-cell>
          <table:table-cell table:formula="of:=26000*[.AH17]" office:value-type="float" office:value="24113.2944" calcext:value-type="float">
            <text:p>24113.2944</text:p>
          </table:table-cell>
        </table:table-row>
        <table:table-row table:style-name="ro1">
          <table:table-cell office:value-type="float" office:value="0.97449" calcext:value-type="float">
            <text:p>0.97449</text:p>
          </table:table-cell>
          <table:table-cell office:value-type="float" office:value="0.890898" calcext:value-type="float">
            <text:p>0.890898</text:p>
          </table:table-cell>
          <table:table-cell office:value-type="float" office:value="0.98029" calcext:value-type="float">
            <text:p>0.98029</text:p>
          </table:table-cell>
          <table:table-cell office:value-type="float" office:value="0.97533" calcext:value-type="float">
            <text:p>0.97533</text:p>
          </table:table-cell>
          <table:table-cell office:value-type="float" office:value="0.804208" calcext:value-type="float">
            <text:p>0.804208</text:p>
          </table:table-cell>
          <table:table-cell office:value-type="float" office:value="0.927681" calcext:value-type="float">
            <text:p>0.927681</text:p>
          </table:table-cell>
          <table:table-cell office:value-type="float" office:value="0.995155" calcext:value-type="float">
            <text:p>0.995155</text:p>
          </table:table-cell>
          <table:table-cell office:value-type="float" office:value="0.630302" calcext:value-type="float">
            <text:p>0.630302</text:p>
          </table:table-cell>
          <table:table-cell office:value-type="float" office:value="0.869272" calcext:value-type="float">
            <text:p>0.869272</text:p>
          </table:table-cell>
          <table:table-cell office:value-type="float" office:value="0.983168" calcext:value-type="float">
            <text:p>0.983168</text:p>
          </table:table-cell>
          <table:table-cell office:value-type="float" office:value="0.827773" calcext:value-type="float">
            <text:p>0.827773</text:p>
          </table:table-cell>
          <table:table-cell office:value-type="float" office:value="0.980935" calcext:value-type="float">
            <text:p>0.980935</text:p>
          </table:table-cell>
          <table:table-cell office:value-type="float" office:value="0.983707" calcext:value-type="float">
            <text:p>0.983707</text:p>
          </table:table-cell>
          <table:table-cell office:value-type="float" office:value="0.764589" calcext:value-type="float">
            <text:p>0.764589</text:p>
          </table:table-cell>
          <table:table-cell office:value-type="float" office:value="0.896259" calcext:value-type="float">
            <text:p>0.896259</text:p>
          </table:table-cell>
          <table:table-cell office:value-type="float" office:value="0.984305" calcext:value-type="float">
            <text:p>0.984305</text:p>
          </table:table-cell>
          <table:table-cell office:value-type="float" office:value="0.665025" calcext:value-type="float">
            <text:p>0.665025</text:p>
          </table:table-cell>
          <table:table-cell office:value-type="float" office:value="0.906758" calcext:value-type="float">
            <text:p>0.906758</text:p>
          </table:table-cell>
          <table:table-cell office:value-type="float" office:value="0.977035" calcext:value-type="float">
            <text:p>0.977035</text:p>
          </table:table-cell>
          <table:table-cell office:value-type="float" office:value="0.921738" calcext:value-type="float">
            <text:p>0.921738</text:p>
          </table:table-cell>
          <table:table-cell office:value-type="float" office:value="0.939886" calcext:value-type="float">
            <text:p>0.939886</text:p>
          </table:table-cell>
          <table:table-cell office:value-type="float" office:value="0.981518" calcext:value-type="float">
            <text:p>0.981518</text:p>
          </table:table-cell>
          <table:table-cell office:value-type="float" office:value="0.749239" calcext:value-type="float">
            <text:p>0.749239</text:p>
          </table:table-cell>
          <table:table-cell office:value-type="float" office:value="0.970473" calcext:value-type="float">
            <text:p>0.970473</text:p>
          </table:table-cell>
          <table:table-cell office:value-type="float" office:value="0.99076" calcext:value-type="float">
            <text:p>0.99076</text:p>
          </table:table-cell>
          <table:table-cell office:value-type="float" office:value="0.609417" calcext:value-type="float">
            <text:p>0.609417</text:p>
          </table:table-cell>
          <table:table-cell office:value-type="float" office:value="0.880453" calcext:value-type="float">
            <text:p>0.880453</text:p>
          </table:table-cell>
          <table:table-cell office:value-type="float" office:value="0.983152" calcext:value-type="float">
            <text:p>0.983152</text:p>
          </table:table-cell>
          <table:table-cell office:value-type="float" office:value="0.703205" calcext:value-type="float">
            <text:p>0.703205</text:p>
          </table:table-cell>
          <table:table-cell office:value-type="float" office:value="0.952697" calcext:value-type="float">
            <text:p>0.952697</text:p>
          </table:table-cell>
          <table:table-cell office:value-type="float" office:value="80" calcext:value-type="float">
            <text:p>80</text:p>
          </table:table-cell>
          <table:table-cell table:formula="of:=SUM([.A18]+[.D18]+[.G18]+[.J18]+[.M18]+[.P18]+[.S18]+[.V18]+[.Y18]+[.AB18])/10" office:value-type="float" office:value="0.982862" calcext:value-type="float">
            <text:p>0.982862</text:p>
          </table:table-cell>
          <table:table-cell table:formula="of:=-1 * SUM([.B18]+[.E18]+[.H18]+[.K18]+[.N18]+[.Q18]+[.T18]+[.W18]+[.Z18]+[.AC18])/10 + [.AF18]" office:value-type="float" office:value="0.2262226" calcext:value-type="float">
            <text:p>0.2262226</text:p>
          </table:table-cell>
          <table:table-cell table:formula="of:=SUM([.C18]+[.F18]+[.I18]+[.L18]+[.O18]+[.R18]+[.U18]+[.X18]+[.AA18]+[.AD18])/10" office:value-type="float" office:value="0.9304704" calcext:value-type="float">
            <text:p>0.9304704</text:p>
          </table:table-cell>
          <table:table-cell table:formula="of:=1000 * [.AF18]" office:value-type="float" office:value="982.862" calcext:value-type="float">
            <text:p>982.862</text:p>
          </table:table-cell>
          <table:table-cell table:formula="of:=26000*[.AH18]" office:value-type="float" office:value="24192.2304" calcext:value-type="float">
            <text:p>24192.2304</text:p>
          </table:table-cell>
        </table:table-row>
        <table:table-row table:style-name="ro1">
          <table:table-cell office:value-type="float" office:value="0.97449" calcext:value-type="float">
            <text:p>0.97449</text:p>
          </table:table-cell>
          <table:table-cell office:value-type="float" office:value="0.894889" calcext:value-type="float">
            <text:p>0.894889</text:p>
          </table:table-cell>
          <table:table-cell office:value-type="float" office:value="0.980252" calcext:value-type="float">
            <text:p>0.980252</text:p>
          </table:table-cell>
          <table:table-cell office:value-type="float" office:value="0.974449" calcext:value-type="float">
            <text:p>0.974449</text:p>
          </table:table-cell>
          <table:table-cell office:value-type="float" office:value="0.803778" calcext:value-type="float">
            <text:p>0.803778</text:p>
          </table:table-cell>
          <table:table-cell office:value-type="float" office:value="0.931926" calcext:value-type="float">
            <text:p>0.931926</text:p>
          </table:table-cell>
          <table:table-cell office:value-type="float" office:value="0.995155" calcext:value-type="float">
            <text:p>0.995155</text:p>
          </table:table-cell>
          <table:table-cell office:value-type="float" office:value="0.634763" calcext:value-type="float">
            <text:p>0.634763</text:p>
          </table:table-cell>
          <table:table-cell office:value-type="float" office:value="0.870409" calcext:value-type="float">
            <text:p>0.870409</text:p>
          </table:table-cell>
          <table:table-cell office:value-type="float" office:value="0.982178" calcext:value-type="float">
            <text:p>0.982178</text:p>
          </table:table-cell>
          <table:table-cell office:value-type="float" office:value="0.842467" calcext:value-type="float">
            <text:p>0.842467</text:p>
          </table:table-cell>
          <table:table-cell office:value-type="float" office:value="0.982072" calcext:value-type="float">
            <text:p>0.982072</text:p>
          </table:table-cell>
          <table:table-cell office:value-type="float" office:value="0.985743" calcext:value-type="float">
            <text:p>0.985743</text:p>
          </table:table-cell>
          <table:table-cell office:value-type="float" office:value="0.766626" calcext:value-type="float">
            <text:p>0.766626</text:p>
          </table:table-cell>
          <table:table-cell office:value-type="float" office:value="0.904522" calcext:value-type="float">
            <text:p>0.904522</text:p>
          </table:table-cell>
          <table:table-cell office:value-type="float" office:value="0.984305" calcext:value-type="float">
            <text:p>0.984305</text:p>
          </table:table-cell>
          <table:table-cell office:value-type="float" office:value="0.658767" calcext:value-type="float">
            <text:p>0.658767</text:p>
          </table:table-cell>
          <table:table-cell office:value-type="float" office:value="0.911041" calcext:value-type="float">
            <text:p>0.911041</text:p>
          </table:table-cell>
          <table:table-cell office:value-type="float" office:value="0.975992" calcext:value-type="float">
            <text:p>0.975992</text:p>
          </table:table-cell>
          <table:table-cell office:value-type="float" office:value="0.920141" calcext:value-type="float">
            <text:p>0.920141</text:p>
          </table:table-cell>
          <table:table-cell office:value-type="float" office:value="0.940568" calcext:value-type="float">
            <text:p>0.940568</text:p>
          </table:table-cell>
          <table:table-cell office:value-type="float" office:value="0.981518" calcext:value-type="float">
            <text:p>0.981518</text:p>
          </table:table-cell>
          <table:table-cell office:value-type="float" office:value="0.751023" calcext:value-type="float">
            <text:p>0.751023</text:p>
          </table:table-cell>
          <table:table-cell office:value-type="float" office:value="0.97108" calcext:value-type="float">
            <text:p>0.97108</text:p>
          </table:table-cell>
          <table:table-cell office:value-type="float" office:value="0.988706" calcext:value-type="float">
            <text:p>0.988706</text:p>
          </table:table-cell>
          <table:table-cell office:value-type="float" office:value="0.624758" calcext:value-type="float">
            <text:p>0.624758</text:p>
          </table:table-cell>
          <table:table-cell office:value-type="float" office:value="0.883107" calcext:value-type="float">
            <text:p>0.883107</text:p>
          </table:table-cell>
          <table:table-cell office:value-type="float" office:value="0.981169" calcext:value-type="float">
            <text:p>0.981169</text:p>
          </table:table-cell>
          <table:table-cell office:value-type="float" office:value="0.719797" calcext:value-type="float">
            <text:p>0.719797</text:p>
          </table:table-cell>
          <table:table-cell office:value-type="float" office:value="0.955881" calcext:value-type="float">
            <text:p>0.955881</text:p>
          </table:table-cell>
          <table:table-cell office:value-type="float" office:value="85" calcext:value-type="float">
            <text:p>85</text:p>
          </table:table-cell>
          <table:table-cell table:formula="of:=SUM([.A19]+[.D19]+[.G19]+[.J19]+[.M19]+[.P19]+[.S19]+[.V19]+[.Y19]+[.AB19])/10" office:value-type="float" office:value="0.9823705" calcext:value-type="float">
            <text:p>0.9823705</text:p>
          </table:table-cell>
          <table:table-cell table:formula="of:=-1 * SUM([.B19]+[.E19]+[.H19]+[.K19]+[.N19]+[.Q19]+[.T19]+[.W19]+[.Z19]+[.AC19])/10 + [.AF19]" office:value-type="float" office:value="0.2206696" calcext:value-type="float">
            <text:p>0.2206696</text:p>
          </table:table-cell>
          <table:table-cell table:formula="of:=SUM([.C19]+[.F19]+[.I19]+[.L19]+[.O19]+[.R19]+[.U19]+[.X19]+[.AA19]+[.AD19])/10" office:value-type="float" office:value="0.9330858" calcext:value-type="float">
            <text:p>0.9330858</text:p>
          </table:table-cell>
          <table:table-cell table:formula="of:=1000 * [.AF19]" office:value-type="float" office:value="982.3705" calcext:value-type="float">
            <text:p>982.3705</text:p>
          </table:table-cell>
          <table:table-cell table:formula="of:=26000*[.AH19]" office:value-type="float" office:value="24260.2308" calcext:value-type="float">
            <text:p>24260.2308</text:p>
          </table:table-cell>
        </table:table-row>
        <table:table-row table:style-name="ro1">
          <table:table-cell office:value-type="float" office:value="0.97449" calcext:value-type="float">
            <text:p>0.97449</text:p>
          </table:table-cell>
          <table:table-cell office:value-type="float" office:value="0.894335" calcext:value-type="float">
            <text:p>0.894335</text:p>
          </table:table-cell>
          <table:table-cell office:value-type="float" office:value="0.980442" calcext:value-type="float">
            <text:p>0.980442</text:p>
          </table:table-cell>
          <table:table-cell office:value-type="float" office:value="0.973568" calcext:value-type="float">
            <text:p>0.973568</text:p>
          </table:table-cell>
          <table:table-cell office:value-type="float" office:value="0.80786" calcext:value-type="float">
            <text:p>0.80786</text:p>
          </table:table-cell>
          <table:table-cell office:value-type="float" office:value="0.935602" calcext:value-type="float">
            <text:p>0.935602</text:p>
          </table:table-cell>
          <table:table-cell office:value-type="float" office:value="0.995155" calcext:value-type="float">
            <text:p>0.995155</text:p>
          </table:table-cell>
          <table:table-cell office:value-type="float" office:value="0.639446" calcext:value-type="float">
            <text:p>0.639446</text:p>
          </table:table-cell>
          <table:table-cell office:value-type="float" office:value="0.877762" calcext:value-type="float">
            <text:p>0.877762</text:p>
          </table:table-cell>
          <table:table-cell office:value-type="float" office:value="0.983168" calcext:value-type="float">
            <text:p>0.983168</text:p>
          </table:table-cell>
          <table:table-cell office:value-type="float" office:value="0.850799" calcext:value-type="float">
            <text:p>0.850799</text:p>
          </table:table-cell>
          <table:table-cell office:value-type="float" office:value="0.982944" calcext:value-type="float">
            <text:p>0.982944</text:p>
          </table:table-cell>
          <table:table-cell office:value-type="float" office:value="0.978615" calcext:value-type="float">
            <text:p>0.978615</text:p>
          </table:table-cell>
          <table:table-cell office:value-type="float" office:value="0.781787" calcext:value-type="float">
            <text:p>0.781787</text:p>
          </table:table-cell>
          <table:table-cell office:value-type="float" office:value="0.918394" calcext:value-type="float">
            <text:p>0.918394</text:p>
          </table:table-cell>
          <table:table-cell office:value-type="float" office:value="0.984305" calcext:value-type="float">
            <text:p>0.984305</text:p>
          </table:table-cell>
          <table:table-cell office:value-type="float" office:value="0.664806" calcext:value-type="float">
            <text:p>0.664806</text:p>
          </table:table-cell>
          <table:table-cell office:value-type="float" office:value="0.908502" calcext:value-type="float">
            <text:p>0.908502</text:p>
          </table:table-cell>
          <table:table-cell office:value-type="float" office:value="0.975992" calcext:value-type="float">
            <text:p>0.975992</text:p>
          </table:table-cell>
          <table:table-cell office:value-type="float" office:value="0.921137" calcext:value-type="float">
            <text:p>0.921137</text:p>
          </table:table-cell>
          <table:table-cell office:value-type="float" office:value="0.942994" calcext:value-type="float">
            <text:p>0.942994</text:p>
          </table:table-cell>
          <table:table-cell office:value-type="float" office:value="0.980545" calcext:value-type="float">
            <text:p>0.980545</text:p>
          </table:table-cell>
          <table:table-cell office:value-type="float" office:value="0.748824" calcext:value-type="float">
            <text:p>0.748824</text:p>
          </table:table-cell>
          <table:table-cell office:value-type="float" office:value="0.970739" calcext:value-type="float">
            <text:p>0.970739</text:p>
          </table:table-cell>
          <table:table-cell office:value-type="float" office:value="0.988706" calcext:value-type="float">
            <text:p>0.988706</text:p>
          </table:table-cell>
          <table:table-cell office:value-type="float" office:value="0.631738" calcext:value-type="float">
            <text:p>0.631738</text:p>
          </table:table-cell>
          <table:table-cell office:value-type="float" office:value="0.889209" calcext:value-type="float">
            <text:p>0.889209</text:p>
          </table:table-cell>
          <table:table-cell office:value-type="float" office:value="0.979187" calcext:value-type="float">
            <text:p>0.979187</text:p>
          </table:table-cell>
          <table:table-cell office:value-type="float" office:value="0.731829" calcext:value-type="float">
            <text:p>0.731829</text:p>
          </table:table-cell>
          <table:table-cell office:value-type="float" office:value="0.959444" calcext:value-type="float">
            <text:p>0.959444</text:p>
          </table:table-cell>
          <table:table-cell office:value-type="float" office:value="90" calcext:value-type="float">
            <text:p>90</text:p>
          </table:table-cell>
          <table:table-cell table:formula="of:=SUM([.A20]+[.D20]+[.G20]+[.J20]+[.M20]+[.P20]+[.S20]+[.V20]+[.Y20]+[.AB20])/10" office:value-type="float" office:value="0.9813731" calcext:value-type="float">
            <text:p>0.9813731</text:p>
          </table:table-cell>
          <table:table-cell table:formula="of:=-1 * SUM([.B20]+[.E20]+[.H20]+[.K20]+[.N20]+[.Q20]+[.T20]+[.W20]+[.Z20]+[.AC20])/10 + [.AF20]" office:value-type="float" office:value="0.214117" calcext:value-type="float">
            <text:p>0.214117</text:p>
          </table:table-cell>
          <table:table-cell table:formula="of:=SUM([.C20]+[.F20]+[.I20]+[.L20]+[.O20]+[.R20]+[.U20]+[.X20]+[.AA20]+[.AD20])/10" office:value-type="float" office:value="0.9366032" calcext:value-type="float">
            <text:p>0.9366032</text:p>
          </table:table-cell>
          <table:table-cell table:formula="of:=1000 * [.AF20]" office:value-type="float" office:value="981.3731" calcext:value-type="float">
            <text:p>981.3731</text:p>
          </table:table-cell>
          <table:table-cell table:formula="of:=26000*[.AH20]" office:value-type="float" office:value="24351.6832" calcext:value-type="float">
            <text:p>24351.6832</text:p>
          </table:table-cell>
        </table:table-row>
        <table:table-row table:style-name="ro1">
          <table:table-cell office:value-type="float" office:value="0.973469" calcext:value-type="float">
            <text:p>0.973469</text:p>
          </table:table-cell>
          <table:table-cell office:value-type="float" office:value="0.896308" calcext:value-type="float">
            <text:p>0.896308</text:p>
          </table:table-cell>
          <table:table-cell office:value-type="float" office:value="0.980101" calcext:value-type="float">
            <text:p>0.980101</text:p>
          </table:table-cell>
          <table:table-cell office:value-type="float" office:value="0.972687" calcext:value-type="float">
            <text:p>0.972687</text:p>
          </table:table-cell>
          <table:table-cell office:value-type="float" office:value="0.814763" calcext:value-type="float">
            <text:p>0.814763</text:p>
          </table:table-cell>
          <table:table-cell office:value-type="float" office:value="0.940644" calcext:value-type="float">
            <text:p>0.940644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639403" calcext:value-type="float">
            <text:p>0.639403</text:p>
          </table:table-cell>
          <table:table-cell office:value-type="float" office:value="0.881553" calcext:value-type="float">
            <text:p>0.881553</text:p>
          </table:table-cell>
          <table:table-cell office:value-type="float" office:value="0.983168" calcext:value-type="float">
            <text:p>0.983168</text:p>
          </table:table-cell>
          <table:table-cell office:value-type="float" office:value="0.853802" calcext:value-type="float">
            <text:p>0.853802</text:p>
          </table:table-cell>
          <table:table-cell office:value-type="float" office:value="0.983853" calcext:value-type="float">
            <text:p>0.983853</text:p>
          </table:table-cell>
          <table:table-cell office:value-type="float" office:value="0.976578" calcext:value-type="float">
            <text:p>0.976578</text:p>
          </table:table-cell>
          <table:table-cell office:value-type="float" office:value="0.789619" calcext:value-type="float">
            <text:p>0.789619</text:p>
          </table:table-cell>
          <table:table-cell office:value-type="float" office:value="0.923322" calcext:value-type="float">
            <text:p>0.923322</text:p>
          </table:table-cell>
          <table:table-cell office:value-type="float" office:value="0.985426" calcext:value-type="float">
            <text:p>0.985426</text:p>
          </table:table-cell>
          <table:table-cell office:value-type="float" office:value="0.680529" calcext:value-type="float">
            <text:p>0.680529</text:p>
          </table:table-cell>
          <table:table-cell office:value-type="float" office:value="0.91559" calcext:value-type="float">
            <text:p>0.91559</text:p>
          </table:table-cell>
          <table:table-cell office:value-type="float" office:value="0.97286" calcext:value-type="float">
            <text:p>0.97286</text:p>
          </table:table-cell>
          <table:table-cell office:value-type="float" office:value="0.920991" calcext:value-type="float">
            <text:p>0.920991</text:p>
          </table:table-cell>
          <table:table-cell office:value-type="float" office:value="0.943865" calcext:value-type="float">
            <text:p>0.943865</text:p>
          </table:table-cell>
          <table:table-cell office:value-type="float" office:value="0.979572" calcext:value-type="float">
            <text:p>0.979572</text:p>
          </table:table-cell>
          <table:table-cell office:value-type="float" office:value="0.750415" calcext:value-type="float">
            <text:p>0.750415</text:p>
          </table:table-cell>
          <table:table-cell office:value-type="float" office:value="0.971914" calcext:value-type="float">
            <text:p>0.971914</text:p>
          </table:table-cell>
          <table:table-cell office:value-type="float" office:value="0.9846" calcext:value-type="float">
            <text:p>0.9846</text:p>
          </table:table-cell>
          <table:table-cell office:value-type="float" office:value="0.638156" calcext:value-type="float">
            <text:p>0.638156</text:p>
          </table:table-cell>
          <table:table-cell office:value-type="float" office:value="0.893871" calcext:value-type="float">
            <text:p>0.893871</text:p>
          </table:table-cell>
          <table:table-cell office:value-type="float" office:value="0.979187" calcext:value-type="float">
            <text:p>0.979187</text:p>
          </table:table-cell>
          <table:table-cell office:value-type="float" office:value="0.732163" calcext:value-type="float">
            <text:p>0.732163</text:p>
          </table:table-cell>
          <table:table-cell office:value-type="float" office:value="0.96005" calcext:value-type="float">
            <text:p>0.96005</text:p>
          </table:table-cell>
          <table:table-cell office:value-type="float" office:value="95" calcext:value-type="float">
            <text:p>95</text:p>
          </table:table-cell>
          <table:table-cell table:formula="of:=SUM([.A21]+[.D21]+[.G21]+[.J21]+[.M21]+[.P21]+[.S21]+[.V21]+[.Y21]+[.AB21])/10" office:value-type="float" office:value="0.9800764" calcext:value-type="float">
            <text:p>0.9800764</text:p>
          </table:table-cell>
          <table:table-cell table:formula="of:=-1 * SUM([.B21]+[.E21]+[.H21]+[.K21]+[.N21]+[.Q21]+[.T21]+[.W21]+[.Z21]+[.AC21])/10 + [.AF21]" office:value-type="float" office:value="0.2084615" calcext:value-type="float">
            <text:p>0.2084615</text:p>
          </table:table-cell>
          <table:table-cell table:formula="of:=SUM([.C21]+[.F21]+[.I21]+[.L21]+[.O21]+[.R21]+[.U21]+[.X21]+[.AA21]+[.AD21])/10" office:value-type="float" office:value="0.9394763" calcext:value-type="float">
            <text:p>0.9394763</text:p>
          </table:table-cell>
          <table:table-cell table:formula="of:=1000 * [.AF21]" office:value-type="float" office:value="980.0764" calcext:value-type="float">
            <text:p>980.0764</text:p>
          </table:table-cell>
          <table:table-cell table:formula="of:=26000*[.AH21]" office:value-type="float" office:value="24426.3838" calcext:value-type="float">
            <text:p>24426.3838</text:p>
          </table:table-cell>
        </table:table-row>
        <table:table-row table:style-name="ro1">
          <table:table-cell office:value-type="float" office:value="0.971429" calcext:value-type="float">
            <text:p>0.971429</text:p>
          </table:table-cell>
          <table:table-cell office:value-type="float" office:value="0.898923" calcext:value-type="float">
            <text:p>0.898923</text:p>
          </table:table-cell>
          <table:table-cell office:value-type="float" office:value="0.981352" calcext:value-type="float">
            <text:p>0.981352</text:p>
          </table:table-cell>
          <table:table-cell office:value-type="float" office:value="0.973568" calcext:value-type="float">
            <text:p>0.973568</text:p>
          </table:table-cell>
          <table:table-cell office:value-type="float" office:value="0.831662" calcext:value-type="float">
            <text:p>0.831662</text:p>
          </table:table-cell>
          <table:table-cell office:value-type="float" office:value="0.945116" calcext:value-type="float">
            <text:p>0.945116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653453" calcext:value-type="float">
            <text:p>0.653453</text:p>
          </table:table-cell>
          <table:table-cell office:value-type="float" office:value="0.886973" calcext:value-type="float">
            <text:p>0.886973</text:p>
          </table:table-cell>
          <table:table-cell office:value-type="float" office:value="0.982178" calcext:value-type="float">
            <text:p>0.982178</text:p>
          </table:table-cell>
          <table:table-cell office:value-type="float" office:value="0.854592" calcext:value-type="float">
            <text:p>0.854592</text:p>
          </table:table-cell>
          <table:table-cell office:value-type="float" office:value="0.984194" calcext:value-type="float">
            <text:p>0.984194</text:p>
          </table:table-cell>
          <table:table-cell office:value-type="float" office:value="0.978615" calcext:value-type="float">
            <text:p>0.978615</text:p>
          </table:table-cell>
          <table:table-cell office:value-type="float" office:value="0.81084" calcext:value-type="float">
            <text:p>0.81084</text:p>
          </table:table-cell>
          <table:table-cell office:value-type="float" office:value="0.931471" calcext:value-type="float">
            <text:p>0.931471</text:p>
          </table:table-cell>
          <table:table-cell office:value-type="float" office:value="0.985426" calcext:value-type="float">
            <text:p>0.985426</text:p>
          </table:table-cell>
          <table:table-cell office:value-type="float" office:value="0.68009" calcext:value-type="float">
            <text:p>0.68009</text:p>
          </table:table-cell>
          <table:table-cell office:value-type="float" office:value="0.915476" calcext:value-type="float">
            <text:p>0.915476</text:p>
          </table:table-cell>
          <table:table-cell office:value-type="float" office:value="0.971816" calcext:value-type="float">
            <text:p>0.971816</text:p>
          </table:table-cell>
          <table:table-cell office:value-type="float" office:value="0.930675" calcext:value-type="float">
            <text:p>0.930675</text:p>
          </table:table-cell>
          <table:table-cell office:value-type="float" office:value="0.944548" calcext:value-type="float">
            <text:p>0.944548</text:p>
          </table:table-cell>
          <table:table-cell office:value-type="float" office:value="0.977626" calcext:value-type="float">
            <text:p>0.977626</text:p>
          </table:table-cell>
          <table:table-cell office:value-type="float" office:value="0.75237" calcext:value-type="float">
            <text:p>0.75237</text:p>
          </table:table-cell>
          <table:table-cell office:value-type="float" office:value="0.972861" calcext:value-type="float">
            <text:p>0.972861</text:p>
          </table:table-cell>
          <table:table-cell office:value-type="float" office:value="0.983573" calcext:value-type="float">
            <text:p>0.983573</text:p>
          </table:table-cell>
          <table:table-cell office:value-type="float" office:value="0.660839" calcext:value-type="float">
            <text:p>0.660839</text:p>
          </table:table-cell>
          <table:table-cell office:value-type="float" office:value="0.896676" calcext:value-type="float">
            <text:p>0.896676</text:p>
          </table:table-cell>
          <table:table-cell office:value-type="float" office:value="0.978196" calcext:value-type="float">
            <text:p>0.978196</text:p>
          </table:table-cell>
          <table:table-cell office:value-type="float" office:value="0.736288" calcext:value-type="float">
            <text:p>0.736288</text:p>
          </table:table-cell>
          <table:table-cell office:value-type="float" office:value="0.961263" calcext:value-type="float">
            <text:p>0.961263</text:p>
          </table:table-cell>
          <table:table-cell office:value-type="float" office:value="100" calcext:value-type="float">
            <text:p>100</text:p>
          </table:table-cell>
          <table:table-cell table:formula="of:=SUM([.A22]+[.D22]+[.G22]+[.J22]+[.M22]+[.P22]+[.S22]+[.V22]+[.Y22]+[.AB22])/10" office:value-type="float" office:value="0.9795644" calcext:value-type="float">
            <text:p>0.9795644</text:p>
          </table:table-cell>
          <table:table-cell table:formula="of:=-1 * SUM([.B22]+[.E22]+[.H22]+[.K22]+[.N22]+[.Q22]+[.T22]+[.W22]+[.Z22]+[.AC22])/10 + [.AF22]" office:value-type="float" office:value="0.1985912" calcext:value-type="float">
            <text:p>0.1985912</text:p>
          </table:table-cell>
          <table:table-cell table:formula="of:=SUM([.C22]+[.F22]+[.I22]+[.L22]+[.O22]+[.R22]+[.U22]+[.X22]+[.AA22]+[.AD22])/10" office:value-type="float" office:value="0.941993" calcext:value-type="float">
            <text:p>0.941993</text:p>
          </table:table-cell>
          <table:table-cell table:formula="of:=1000 * [.AF22]" office:value-type="float" office:value="979.5644" calcext:value-type="float">
            <text:p>979.5644</text:p>
          </table:table-cell>
          <table:table-cell table:formula="of:=26000*[.AH22]" office:value-type="float" office:value="24491.818" calcext:value-type="float">
            <text:p>24491.818</text:p>
          </table:table-cell>
        </table:table-row>
        <table:table-row table:style-name="ro1">
          <table:table-cell office:value-type="float" office:value="0.973469" calcext:value-type="float">
            <text:p>0.973469</text:p>
          </table:table-cell>
          <table:table-cell office:value-type="float" office:value="0.901186" calcext:value-type="float">
            <text:p>0.901186</text:p>
          </table:table-cell>
          <table:table-cell office:value-type="float" office:value="0.982602" calcext:value-type="float">
            <text:p>0.982602</text:p>
          </table:table-cell>
          <table:table-cell office:value-type="float" office:value="0.973568" calcext:value-type="float">
            <text:p>0.973568</text:p>
          </table:table-cell>
          <table:table-cell office:value-type="float" office:value="0.830759" calcext:value-type="float">
            <text:p>0.830759</text:p>
          </table:table-cell>
          <table:table-cell office:value-type="float" office:value="0.947277" calcext:value-type="float">
            <text:p>0.947277</text:p>
          </table:table-cell>
          <table:table-cell office:value-type="float" office:value="0.994186" calcext:value-type="float">
            <text:p>0.994186</text:p>
          </table:table-cell>
          <table:table-cell office:value-type="float" office:value="0.660109" calcext:value-type="float">
            <text:p>0.660109</text:p>
          </table:table-cell>
          <table:table-cell office:value-type="float" office:value="0.892961" calcext:value-type="float">
            <text:p>0.892961</text:p>
          </table:table-cell>
          <table:table-cell office:value-type="float" office:value="0.980198" calcext:value-type="float">
            <text:p>0.980198</text:p>
          </table:table-cell>
          <table:table-cell office:value-type="float" office:value="0.862067" calcext:value-type="float">
            <text:p>0.862067</text:p>
          </table:table-cell>
          <table:table-cell office:value-type="float" office:value="0.985142" calcext:value-type="float">
            <text:p>0.985142</text:p>
          </table:table-cell>
          <table:table-cell office:value-type="float" office:value="0.977597" calcext:value-type="float">
            <text:p>0.977597</text:p>
          </table:table-cell>
          <table:table-cell office:value-type="float" office:value="0.812039" calcext:value-type="float">
            <text:p>0.812039</text:p>
          </table:table-cell>
          <table:table-cell office:value-type="float" office:value="0.933252" calcext:value-type="float">
            <text:p>0.933252</text:p>
          </table:table-cell>
          <table:table-cell office:value-type="float" office:value="0.982063" calcext:value-type="float">
            <text:p>0.982063</text:p>
          </table:table-cell>
          <table:table-cell office:value-type="float" office:value="0.696709" calcext:value-type="float">
            <text:p>0.696709</text:p>
          </table:table-cell>
          <table:table-cell office:value-type="float" office:value="0.926885" calcext:value-type="float">
            <text:p>0.926885</text:p>
          </table:table-cell>
          <table:table-cell office:value-type="float" office:value="0.970772" calcext:value-type="float">
            <text:p>0.970772</text:p>
          </table:table-cell>
          <table:table-cell office:value-type="float" office:value="0.930073" calcext:value-type="float">
            <text:p>0.930073</text:p>
          </table:table-cell>
          <table:table-cell office:value-type="float" office:value="0.94595" calcext:value-type="float">
            <text:p>0.94595</text:p>
          </table:table-cell>
          <table:table-cell office:value-type="float" office:value="0.977626" calcext:value-type="float">
            <text:p>0.977626</text:p>
          </table:table-cell>
          <table:table-cell office:value-type="float" office:value="0.770872" calcext:value-type="float">
            <text:p>0.770872</text:p>
          </table:table-cell>
          <table:table-cell office:value-type="float" office:value="0.973961" calcext:value-type="float">
            <text:p>0.973961</text:p>
          </table:table-cell>
          <table:table-cell office:value-type="float" office:value="0.982546" calcext:value-type="float">
            <text:p>0.982546</text:p>
          </table:table-cell>
          <table:table-cell office:value-type="float" office:value="0.688285" calcext:value-type="float">
            <text:p>0.688285</text:p>
          </table:table-cell>
          <table:table-cell office:value-type="float" office:value="0.907137" calcext:value-type="float">
            <text:p>0.907137</text:p>
          </table:table-cell>
          <table:table-cell office:value-type="float" office:value="0.978196" calcext:value-type="float">
            <text:p>0.978196</text:p>
          </table:table-cell>
          <table:table-cell office:value-type="float" office:value="0.749634" calcext:value-type="float">
            <text:p>0.749634</text:p>
          </table:table-cell>
          <table:table-cell office:value-type="float" office:value="0.966645" calcext:value-type="float">
            <text:p>0.966645</text:p>
          </table:table-cell>
          <table:table-cell office:value-type="float" office:value="105" calcext:value-type="float">
            <text:p>105</text:p>
          </table:table-cell>
          <table:table-cell table:formula="of:=SUM([.A23]+[.D23]+[.G23]+[.J23]+[.M23]+[.P23]+[.S23]+[.V23]+[.Y23]+[.AB23])/10" office:value-type="float" office:value="0.9790221" calcext:value-type="float">
            <text:p>0.9790221</text:p>
          </table:table-cell>
          <table:table-cell table:formula="of:=-1 * SUM([.B23]+[.E23]+[.H23]+[.K23]+[.N23]+[.Q23]+[.T23]+[.W23]+[.Z23]+[.AC23])/10 + [.AF23]" office:value-type="float" office:value="0.1888488" calcext:value-type="float">
            <text:p>0.1888488</text:p>
          </table:table-cell>
          <table:table-cell table:formula="of:=SUM([.C23]+[.F23]+[.I23]+[.L23]+[.O23]+[.R23]+[.U23]+[.X23]+[.AA23]+[.AD23])/10" office:value-type="float" office:value="0.9461812" calcext:value-type="float">
            <text:p>0.9461812</text:p>
          </table:table-cell>
          <table:table-cell table:formula="of:=1000 * [.AF23]" office:value-type="float" office:value="979.0221" calcext:value-type="float">
            <text:p>979.0221</text:p>
          </table:table-cell>
          <table:table-cell table:formula="of:=26000*[.AH23]" office:value-type="float" office:value="24600.7112" calcext:value-type="float">
            <text:p>24600.7112</text:p>
          </table:table-cell>
        </table:table-row>
        <table:table-row table:style-name="ro1">
          <table:table-cell office:value-type="float" office:value="0.966327" calcext:value-type="float">
            <text:p>0.966327</text:p>
          </table:table-cell>
          <table:table-cell office:value-type="float" office:value="0.899586" calcext:value-type="float">
            <text:p>0.899586</text:p>
          </table:table-cell>
          <table:table-cell office:value-type="float" office:value="0.98355" calcext:value-type="float">
            <text:p>0.98355</text:p>
          </table:table-cell>
          <table:table-cell office:value-type="float" office:value="0.970044" calcext:value-type="float">
            <text:p>0.970044</text:p>
          </table:table-cell>
          <table:table-cell office:value-type="float" office:value="0.852954" calcext:value-type="float">
            <text:p>0.852954</text:p>
          </table:table-cell>
          <table:table-cell office:value-type="float" office:value="0.953606" calcext:value-type="float">
            <text:p>0.953606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667503" calcext:value-type="float">
            <text:p>0.667503</text:p>
          </table:table-cell>
          <table:table-cell office:value-type="float" office:value="0.895918" calcext:value-type="float">
            <text:p>0.895918</text:p>
          </table:table-cell>
          <table:table-cell office:value-type="float" office:value="0.977228" calcext:value-type="float">
            <text:p>0.977228</text:p>
          </table:table-cell>
          <table:table-cell office:value-type="float" office:value="0.865548" calcext:value-type="float">
            <text:p>0.865548</text:p>
          </table:table-cell>
          <table:table-cell office:value-type="float" office:value="0.985786" calcext:value-type="float">
            <text:p>0.985786</text:p>
          </table:table-cell>
          <table:table-cell office:value-type="float" office:value="0.976578" calcext:value-type="float">
            <text:p>0.976578</text:p>
          </table:table-cell>
          <table:table-cell office:value-type="float" office:value="0.811353" calcext:value-type="float">
            <text:p>0.811353</text:p>
          </table:table-cell>
          <table:table-cell office:value-type="float" office:value="0.93511" calcext:value-type="float">
            <text:p>0.93511</text:p>
          </table:table-cell>
          <table:table-cell office:value-type="float" office:value="0.982063" calcext:value-type="float">
            <text:p>0.982063</text:p>
          </table:table-cell>
          <table:table-cell office:value-type="float" office:value="0.72306" calcext:value-type="float">
            <text:p>0.72306</text:p>
          </table:table-cell>
          <table:table-cell office:value-type="float" office:value="0.93094" calcext:value-type="float">
            <text:p>0.93094</text:p>
          </table:table-cell>
          <table:table-cell office:value-type="float" office:value="0.969729" calcext:value-type="float">
            <text:p>0.969729</text:p>
          </table:table-cell>
          <table:table-cell office:value-type="float" office:value="0.926375" calcext:value-type="float">
            <text:p>0.926375</text:p>
          </table:table-cell>
          <table:table-cell office:value-type="float" office:value="0.949058" calcext:value-type="float">
            <text:p>0.949058</text:p>
          </table:table-cell>
          <table:table-cell office:value-type="float" office:value="0.975681" calcext:value-type="float">
            <text:p>0.975681</text:p>
          </table:table-cell>
          <table:table-cell office:value-type="float" office:value="0.773942" calcext:value-type="float">
            <text:p>0.773942</text:p>
          </table:table-cell>
          <table:table-cell office:value-type="float" office:value="0.97324" calcext:value-type="float">
            <text:p>0.97324</text:p>
          </table:table-cell>
          <table:table-cell office:value-type="float" office:value="0.98152" calcext:value-type="float">
            <text:p>0.98152</text:p>
          </table:table-cell>
          <table:table-cell office:value-type="float" office:value="0.704874" calcext:value-type="float">
            <text:p>0.704874</text:p>
          </table:table-cell>
          <table:table-cell office:value-type="float" office:value="0.912974" calcext:value-type="float">
            <text:p>0.912974</text:p>
          </table:table-cell>
          <table:table-cell office:value-type="float" office:value="0.975223" calcext:value-type="float">
            <text:p>0.975223</text:p>
          </table:table-cell>
          <table:table-cell office:value-type="float" office:value="0.757783" calcext:value-type="float">
            <text:p>0.757783</text:p>
          </table:table-cell>
          <table:table-cell office:value-type="float" office:value="0.968237" calcext:value-type="float">
            <text:p>0.968237</text:p>
          </table:table-cell>
          <table:table-cell office:value-type="float" office:value="110" calcext:value-type="float">
            <text:p>110</text:p>
          </table:table-cell>
          <table:table-cell table:formula="of:=SUM([.A24]+[.D24]+[.G24]+[.J24]+[.M24]+[.P24]+[.S24]+[.V24]+[.Y24]+[.AB24])/10" office:value-type="float" office:value="0.976761" calcext:value-type="float">
            <text:p>0.976761</text:p>
          </table:table-cell>
          <table:table-cell table:formula="of:=-1 * SUM([.B24]+[.E24]+[.H24]+[.K24]+[.N24]+[.Q24]+[.T24]+[.W24]+[.Z24]+[.AC24])/10 + [.AF24]" office:value-type="float" office:value="0.1784632" calcext:value-type="float">
            <text:p>0.1784632</text:p>
          </table:table-cell>
          <table:table-cell table:formula="of:=SUM([.C24]+[.F24]+[.I24]+[.L24]+[.O24]+[.R24]+[.U24]+[.X24]+[.AA24]+[.AD24])/10" office:value-type="float" office:value="0.9488419" calcext:value-type="float">
            <text:p>0.9488419</text:p>
          </table:table-cell>
          <table:table-cell table:formula="of:=1000 * [.AF24]" office:value-type="float" office:value="976.761" calcext:value-type="float">
            <text:p>976.761</text:p>
          </table:table-cell>
          <table:table-cell table:formula="of:=26000*[.AH24]" office:value-type="float" office:value="24669.8894" calcext:value-type="float">
            <text:p>24669.8894</text:p>
          </table:table-cell>
        </table:table-row>
        <table:table-row table:style-name="ro1">
          <table:table-cell office:value-type="float" office:value="0.958163" calcext:value-type="float">
            <text:p>0.958163</text:p>
          </table:table-cell>
          <table:table-cell office:value-type="float" office:value="0.897853" calcext:value-type="float">
            <text:p>0.897853</text:p>
          </table:table-cell>
          <table:table-cell office:value-type="float" office:value="0.985028" calcext:value-type="float">
            <text:p>0.985028</text:p>
          </table:table-cell>
          <table:table-cell office:value-type="float" office:value="0.967401" calcext:value-type="float">
            <text:p>0.967401</text:p>
          </table:table-cell>
          <table:table-cell office:value-type="float" office:value="0.889454" calcext:value-type="float">
            <text:p>0.889454</text:p>
          </table:table-cell>
          <table:table-cell office:value-type="float" office:value="0.962211" calcext:value-type="float">
            <text:p>0.962211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671518" calcext:value-type="float">
            <text:p>0.671518</text:p>
          </table:table-cell>
          <table:table-cell office:value-type="float" office:value="0.896069" calcext:value-type="float">
            <text:p>0.896069</text:p>
          </table:table-cell>
          <table:table-cell office:value-type="float" office:value="0.977228" calcext:value-type="float">
            <text:p>0.977228</text:p>
          </table:table-cell>
          <table:table-cell office:value-type="float" office:value="0.868106" calcext:value-type="float">
            <text:p>0.868106</text:p>
          </table:table-cell>
          <table:table-cell office:value-type="float" office:value="0.986355" calcext:value-type="float">
            <text:p>0.986355</text:p>
          </table:table-cell>
          <table:table-cell office:value-type="float" office:value="0.97556" calcext:value-type="float">
            <text:p>0.97556</text:p>
          </table:table-cell>
          <table:table-cell office:value-type="float" office:value="0.811555" calcext:value-type="float">
            <text:p>0.811555</text:p>
          </table:table-cell>
          <table:table-cell office:value-type="float" office:value="0.937081" calcext:value-type="float">
            <text:p>0.937081</text:p>
          </table:table-cell>
          <table:table-cell office:value-type="float" office:value="0.982063" calcext:value-type="float">
            <text:p>0.982063</text:p>
          </table:table-cell>
          <table:table-cell office:value-type="float" office:value="0.717899" calcext:value-type="float">
            <text:p>0.717899</text:p>
          </table:table-cell>
          <table:table-cell office:value-type="float" office:value="0.933139" calcext:value-type="float">
            <text:p>0.933139</text:p>
          </table:table-cell>
          <table:table-cell office:value-type="float" office:value="0.967641" calcext:value-type="float">
            <text:p>0.967641</text:p>
          </table:table-cell>
          <table:table-cell office:value-type="float" office:value="0.927274" calcext:value-type="float">
            <text:p>0.927274</text:p>
          </table:table-cell>
          <table:table-cell office:value-type="float" office:value="0.94993" calcext:value-type="float">
            <text:p>0.94993</text:p>
          </table:table-cell>
          <table:table-cell office:value-type="float" office:value="0.969844" calcext:value-type="float">
            <text:p>0.969844</text:p>
          </table:table-cell>
          <table:table-cell office:value-type="float" office:value="0.779251" calcext:value-type="float">
            <text:p>0.779251</text:p>
          </table:table-cell>
          <table:table-cell office:value-type="float" office:value="0.97885" calcext:value-type="float">
            <text:p>0.97885</text:p>
          </table:table-cell>
          <table:table-cell office:value-type="float" office:value="0.980493" calcext:value-type="float">
            <text:p>0.980493</text:p>
          </table:table-cell>
          <table:table-cell office:value-type="float" office:value="0.702407" calcext:value-type="float">
            <text:p>0.702407</text:p>
          </table:table-cell>
          <table:table-cell office:value-type="float" office:value="0.909487" calcext:value-type="float">
            <text:p>0.909487</text:p>
          </table:table-cell>
          <table:table-cell office:value-type="float" office:value="0.976214" calcext:value-type="float">
            <text:p>0.976214</text:p>
          </table:table-cell>
          <table:table-cell office:value-type="float" office:value="0.765225" calcext:value-type="float">
            <text:p>0.765225</text:p>
          </table:table-cell>
          <table:table-cell office:value-type="float" office:value="0.96964" calcext:value-type="float">
            <text:p>0.96964</text:p>
          </table:table-cell>
          <table:table-cell office:value-type="float" office:value="115" calcext:value-type="float">
            <text:p>115</text:p>
          </table:table-cell>
          <table:table-cell table:formula="of:=SUM([.A25]+[.D25]+[.G25]+[.J25]+[.M25]+[.P25]+[.S25]+[.V25]+[.Y25]+[.AB25])/10" office:value-type="float" office:value="0.9747824" calcext:value-type="float">
            <text:p>0.9747824</text:p>
          </table:table-cell>
          <table:table-cell table:formula="of:=-1 * SUM([.B25]+[.E25]+[.H25]+[.K25]+[.N25]+[.Q25]+[.T25]+[.W25]+[.Z25]+[.AC25])/10 + [.AF25]" office:value-type="float" office:value="0.1717282" calcext:value-type="float">
            <text:p>0.1717282</text:p>
          </table:table-cell>
          <table:table-cell table:formula="of:=SUM([.C25]+[.F25]+[.I25]+[.L25]+[.O25]+[.R25]+[.U25]+[.X25]+[.AA25]+[.AD25])/10" office:value-type="float" office:value="0.950779" calcext:value-type="float">
            <text:p>0.950779</text:p>
          </table:table-cell>
          <table:table-cell table:formula="of:=1000 * [.AF25]" office:value-type="float" office:value="974.7824" calcext:value-type="float">
            <text:p>974.7824</text:p>
          </table:table-cell>
          <table:table-cell table:formula="of:=26000*[.AH25]" office:value-type="float" office:value="24720.254" calcext:value-type="float">
            <text:p>24720.254</text:p>
          </table:table-cell>
        </table:table-row>
        <table:table-row table:style-name="ro1">
          <table:table-cell office:value-type="float" office:value="0.958163" calcext:value-type="float">
            <text:p>0.958163</text:p>
          </table:table-cell>
          <table:table-cell office:value-type="float" office:value="0.909272" calcext:value-type="float">
            <text:p>0.909272</text:p>
          </table:table-cell>
          <table:table-cell office:value-type="float" office:value="0.98571" calcext:value-type="float">
            <text:p>0.98571</text:p>
          </table:table-cell>
          <table:table-cell office:value-type="float" office:value="0.967401" calcext:value-type="float">
            <text:p>0.967401</text:p>
          </table:table-cell>
          <table:table-cell office:value-type="float" office:value="0.895432" calcext:value-type="float">
            <text:p>0.895432</text:p>
          </table:table-cell>
          <table:table-cell office:value-type="float" office:value="0.96384" calcext:value-type="float">
            <text:p>0.96384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6665" calcext:value-type="float">
            <text:p>0.6665</text:p>
          </table:table-cell>
          <table:table-cell office:value-type="float" office:value="0.898003" calcext:value-type="float">
            <text:p>0.898003</text:p>
          </table:table-cell>
          <table:table-cell office:value-type="float" office:value="0.976238" calcext:value-type="float">
            <text:p>0.976238</text:p>
          </table:table-cell>
          <table:table-cell office:value-type="float" office:value="0.86656" calcext:value-type="float">
            <text:p>0.86656</text:p>
          </table:table-cell>
          <table:table-cell office:value-type="float" office:value="0.984952" calcext:value-type="float">
            <text:p>0.984952</text:p>
          </table:table-cell>
          <table:table-cell office:value-type="float" office:value="0.973523" calcext:value-type="float">
            <text:p>0.973523</text:p>
          </table:table-cell>
          <table:table-cell office:value-type="float" office:value="0.811736" calcext:value-type="float">
            <text:p>0.811736</text:p>
          </table:table-cell>
          <table:table-cell office:value-type="float" office:value="0.94216" calcext:value-type="float">
            <text:p>0.94216</text:p>
          </table:table-cell>
          <table:table-cell office:value-type="float" office:value="0.982063" calcext:value-type="float">
            <text:p>0.982063</text:p>
          </table:table-cell>
          <table:table-cell office:value-type="float" office:value="0.726134" calcext:value-type="float">
            <text:p>0.726134</text:p>
          </table:table-cell>
          <table:table-cell office:value-type="float" office:value="0.934769" calcext:value-type="float">
            <text:p>0.934769</text:p>
          </table:table-cell>
          <table:table-cell office:value-type="float" office:value="0.964509" calcext:value-type="float">
            <text:p>0.964509</text:p>
          </table:table-cell>
          <table:table-cell office:value-type="float" office:value="0.923257" calcext:value-type="float">
            <text:p>0.923257</text:p>
          </table:table-cell>
          <table:table-cell office:value-type="float" office:value="0.951219" calcext:value-type="float">
            <text:p>0.951219</text:p>
          </table:table-cell>
          <table:table-cell office:value-type="float" office:value="0.967899" calcext:value-type="float">
            <text:p>0.967899</text:p>
          </table:table-cell>
          <table:table-cell office:value-type="float" office:value="0.786111" calcext:value-type="float">
            <text:p>0.786111</text:p>
          </table:table-cell>
          <table:table-cell office:value-type="float" office:value="0.979456" calcext:value-type="float">
            <text:p>0.979456</text:p>
          </table:table-cell>
          <table:table-cell office:value-type="float" office:value="0.98152" calcext:value-type="float">
            <text:p>0.98152</text:p>
          </table:table-cell>
          <table:table-cell office:value-type="float" office:value="0.70709" calcext:value-type="float">
            <text:p>0.70709</text:p>
          </table:table-cell>
          <table:table-cell office:value-type="float" office:value="0.910776" calcext:value-type="float">
            <text:p>0.910776</text:p>
          </table:table-cell>
          <table:table-cell office:value-type="float" office:value="0.971259" calcext:value-type="float">
            <text:p>0.971259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970701" calcext:value-type="float">
            <text:p>0.970701</text:p>
          </table:table-cell>
          <table:table-cell office:value-type="float" office:value="120" calcext:value-type="float">
            <text:p>120</text:p>
          </table:table-cell>
          <table:table-cell table:formula="of:=SUM([.A26]+[.D26]+[.G26]+[.J26]+[.M26]+[.P26]+[.S26]+[.V26]+[.Y26]+[.AB26])/10" office:value-type="float" office:value="0.9735792" calcext:value-type="float">
            <text:p>0.9735792</text:p>
          </table:table-cell>
          <table:table-cell table:formula="of:=-1 * SUM([.B26]+[.E26]+[.H26]+[.K26]+[.N26]+[.Q26]+[.T26]+[.W26]+[.Z26]+[.AC26])/10 + [.AF26]" office:value-type="float" office:value="0.1660852" calcext:value-type="float">
            <text:p>0.1660852</text:p>
          </table:table-cell>
          <table:table-cell table:formula="of:=SUM([.C26]+[.F26]+[.I26]+[.L26]+[.O26]+[.R26]+[.U26]+[.X26]+[.AA26]+[.AD26])/10" office:value-type="float" office:value="0.9521586" calcext:value-type="float">
            <text:p>0.9521586</text:p>
          </table:table-cell>
          <table:table-cell table:formula="of:=1000 * [.AF26]" office:value-type="float" office:value="973.5792" calcext:value-type="float">
            <text:p>973.5792</text:p>
          </table:table-cell>
          <table:table-cell table:formula="of:=26000*[.AH26]" office:value-type="float" office:value="24756.1236" calcext:value-type="float">
            <text:p>24756.1236</text:p>
          </table:table-cell>
        </table:table-row>
        <table:table-row table:style-name="ro1">
          <table:table-cell office:value-type="float" office:value="0.956122" calcext:value-type="float">
            <text:p>0.956122</text:p>
          </table:table-cell>
          <table:table-cell office:value-type="float" office:value="0.911" calcext:value-type="float">
            <text:p>0.911</text:p>
          </table:table-cell>
          <table:table-cell office:value-type="float" office:value="0.986431" calcext:value-type="float">
            <text:p>0.986431</text:p>
          </table:table-cell>
          <table:table-cell office:value-type="float" office:value="0.962115" calcext:value-type="float">
            <text:p>0.962115</text:p>
          </table:table-cell>
          <table:table-cell office:value-type="float" office:value="0.900186" calcext:value-type="float">
            <text:p>0.900186</text:p>
          </table:table-cell>
          <table:table-cell office:value-type="float" office:value="0.966531" calcext:value-type="float">
            <text:p>0.966531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672187" calcext:value-type="float">
            <text:p>0.672187</text:p>
          </table:table-cell>
          <table:table-cell office:value-type="float" office:value="0.901679" calcext:value-type="float">
            <text:p>0.901679</text:p>
          </table:table-cell>
          <table:table-cell office:value-type="float" office:value="0.974257" calcext:value-type="float">
            <text:p>0.974257</text:p>
          </table:table-cell>
          <table:table-cell office:value-type="float" office:value="0.868696" calcext:value-type="float">
            <text:p>0.868696</text:p>
          </table:table-cell>
          <table:table-cell office:value-type="float" office:value="0.985142" calcext:value-type="float">
            <text:p>0.985142</text:p>
          </table:table-cell>
          <table:table-cell office:value-type="float" office:value="0.973523" calcext:value-type="float">
            <text:p>0.973523</text:p>
          </table:table-cell>
          <table:table-cell office:value-type="float" office:value="0.811071" calcext:value-type="float">
            <text:p>0.811071</text:p>
          </table:table-cell>
          <table:table-cell office:value-type="float" office:value="0.943638" calcext:value-type="float">
            <text:p>0.943638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725625" calcext:value-type="float">
            <text:p>0.725625</text:p>
          </table:table-cell>
          <table:table-cell office:value-type="float" office:value="0.939544" calcext:value-type="float">
            <text:p>0.939544</text:p>
          </table:table-cell>
          <table:table-cell office:value-type="float" office:value="0.968685" calcext:value-type="float">
            <text:p>0.968685</text:p>
          </table:table-cell>
          <table:table-cell office:value-type="float" office:value="0.927986" calcext:value-type="float">
            <text:p>0.927986</text:p>
          </table:table-cell>
          <table:table-cell office:value-type="float" office:value="0.951219" calcext:value-type="float">
            <text:p>0.951219</text:p>
          </table:table-cell>
          <table:table-cell office:value-type="float" office:value="0.963035" calcext:value-type="float">
            <text:p>0.963035</text:p>
          </table:table-cell>
          <table:table-cell office:value-type="float" office:value="0.789941" calcext:value-type="float">
            <text:p>0.789941</text:p>
          </table:table-cell>
          <table:table-cell office:value-type="float" office:value="0.982148" calcext:value-type="float">
            <text:p>0.982148</text:p>
          </table:table-cell>
          <table:table-cell office:value-type="float" office:value="0.980493" calcext:value-type="float">
            <text:p>0.980493</text:p>
          </table:table-cell>
          <table:table-cell office:value-type="float" office:value="0.7126" calcext:value-type="float">
            <text:p>0.7126</text:p>
          </table:table-cell>
          <table:table-cell office:value-type="float" office:value="0.913998" calcext:value-type="float">
            <text:p>0.913998</text:p>
          </table:table-cell>
          <table:table-cell office:value-type="float" office:value="0.973241" calcext:value-type="float">
            <text:p>0.973241</text:p>
          </table:table-cell>
          <table:table-cell office:value-type="float" office:value="0.79206" calcext:value-type="float">
            <text:p>0.79206</text:p>
          </table:table-cell>
          <table:table-cell office:value-type="float" office:value="0.974719" calcext:value-type="float">
            <text:p>0.974719</text:p>
          </table:table-cell>
          <table:table-cell office:value-type="float" office:value="125" calcext:value-type="float">
            <text:p>125</text:p>
          </table:table-cell>
          <table:table-cell table:formula="of:=SUM([.A27]+[.D27]+[.G27]+[.J27]+[.M27]+[.P27]+[.S27]+[.V27]+[.Y27]+[.AB27])/10" office:value-type="float" office:value="0.9723388" calcext:value-type="float">
            <text:p>0.9723388</text:p>
          </table:table-cell>
          <table:table-cell table:formula="of:=-1 * SUM([.B27]+[.E27]+[.H27]+[.K27]+[.N27]+[.Q27]+[.T27]+[.W27]+[.Z27]+[.AC27])/10 + [.AF27]" office:value-type="float" office:value="0.1612036" calcext:value-type="float">
            <text:p>0.1612036</text:p>
          </table:table-cell>
          <table:table-cell table:formula="of:=SUM([.C27]+[.F27]+[.I27]+[.L27]+[.O27]+[.R27]+[.U27]+[.X27]+[.AA27]+[.AD27])/10" office:value-type="float" office:value="0.9545049" calcext:value-type="float">
            <text:p>0.9545049</text:p>
          </table:table-cell>
          <table:table-cell table:formula="of:=1000 * [.AF27]" office:value-type="float" office:value="972.3388" calcext:value-type="float">
            <text:p>972.3388</text:p>
          </table:table-cell>
          <table:table-cell table:formula="of:=26000*[.AH27]" office:value-type="float" office:value="24817.1274" calcext:value-type="float">
            <text:p>24817.1274</text:p>
          </table:table-cell>
        </table:table-row>
        <table:table-row table:style-name="ro1">
          <table:table-cell office:value-type="float" office:value="0.954082" calcext:value-type="float">
            <text:p>0.954082</text:p>
          </table:table-cell>
          <table:table-cell office:value-type="float" office:value="0.90774" calcext:value-type="float">
            <text:p>0.90774</text:p>
          </table:table-cell>
          <table:table-cell office:value-type="float" office:value="0.986355" calcext:value-type="float">
            <text:p>0.986355</text:p>
          </table:table-cell>
          <table:table-cell office:value-type="float" office:value="0.957709" calcext:value-type="float">
            <text:p>0.957709</text:p>
          </table:table-cell>
          <table:table-cell office:value-type="float" office:value="0.894765" calcext:value-type="float">
            <text:p>0.894765</text:p>
          </table:table-cell>
          <table:table-cell office:value-type="float" office:value="0.967858" calcext:value-type="float">
            <text:p>0.967858</text:p>
          </table:table-cell>
          <table:table-cell office:value-type="float" office:value="0.994186" calcext:value-type="float">
            <text:p>0.994186</text:p>
          </table:table-cell>
          <table:table-cell office:value-type="float" office:value="0.6794" calcext:value-type="float">
            <text:p>0.6794</text:p>
          </table:table-cell>
          <table:table-cell office:value-type="float" office:value="0.903385" calcext:value-type="float">
            <text:p>0.903385</text:p>
          </table:table-cell>
          <table:table-cell office:value-type="float" office:value="0.974257" calcext:value-type="float">
            <text:p>0.974257</text:p>
          </table:table-cell>
          <table:table-cell office:value-type="float" office:value="0.878262" calcext:value-type="float">
            <text:p>0.878262</text:p>
          </table:table-cell>
          <table:table-cell office:value-type="float" office:value="0.985445" calcext:value-type="float">
            <text:p>0.985445</text:p>
          </table:table-cell>
          <table:table-cell office:value-type="float" office:value="0.971487" calcext:value-type="float">
            <text:p>0.971487</text:p>
          </table:table-cell>
          <table:table-cell office:value-type="float" office:value="0.811806" calcext:value-type="float">
            <text:p>0.811806</text:p>
          </table:table-cell>
          <table:table-cell office:value-type="float" office:value="0.945988" calcext:value-type="float">
            <text:p>0.945988</text:p>
          </table:table-cell>
          <table:table-cell office:value-type="float" office:value="0.976457" calcext:value-type="float">
            <text:p>0.976457</text:p>
          </table:table-cell>
          <table:table-cell office:value-type="float" office:value="0.736668" calcext:value-type="float">
            <text:p>0.736668</text:p>
          </table:table-cell>
          <table:table-cell office:value-type="float" office:value="0.941061" calcext:value-type="float">
            <text:p>0.941061</text:p>
          </table:table-cell>
          <table:table-cell office:value-type="float" office:value="0.963466" calcext:value-type="float">
            <text:p>0.963466</text:p>
          </table:table-cell>
          <table:table-cell office:value-type="float" office:value="0.926969" calcext:value-type="float">
            <text:p>0.926969</text:p>
          </table:table-cell>
          <table:table-cell office:value-type="float" office:value="0.955236" calcext:value-type="float">
            <text:p>0.955236</text:p>
          </table:table-cell>
          <table:table-cell office:value-type="float" office:value="0.960117" calcext:value-type="float">
            <text:p>0.960117</text:p>
          </table:table-cell>
          <table:table-cell office:value-type="float" office:value="0.795605" calcext:value-type="float">
            <text:p>0.795605</text:p>
          </table:table-cell>
          <table:table-cell office:value-type="float" office:value="0.986014" calcext:value-type="float">
            <text:p>0.986014</text:p>
          </table:table-cell>
          <table:table-cell office:value-type="float" office:value="0.978439" calcext:value-type="float">
            <text:p>0.978439</text:p>
          </table:table-cell>
          <table:table-cell office:value-type="float" office:value="0.717305" calcext:value-type="float">
            <text:p>0.717305</text:p>
          </table:table-cell>
          <table:table-cell office:value-type="float" office:value="0.915476" calcext:value-type="float">
            <text:p>0.915476</text:p>
          </table:table-cell>
          <table:table-cell office:value-type="float" office:value="0.973241" calcext:value-type="float">
            <text:p>0.973241</text:p>
          </table:table-cell>
          <table:table-cell office:value-type="float" office:value="0.798511" calcext:value-type="float">
            <text:p>0.798511</text:p>
          </table:table-cell>
          <table:table-cell office:value-type="float" office:value="0.974756" calcext:value-type="float">
            <text:p>0.974756</text:p>
          </table:table-cell>
          <table:table-cell office:value-type="float" office:value="130" calcext:value-type="float">
            <text:p>130</text:p>
          </table:table-cell>
          <table:table-cell table:formula="of:=SUM([.A28]+[.D28]+[.G28]+[.J28]+[.M28]+[.P28]+[.S28]+[.V28]+[.Y28]+[.AB28])/10" office:value-type="float" office:value="0.9703441" calcext:value-type="float">
            <text:p>0.9703441</text:p>
          </table:table-cell>
          <table:table-cell table:formula="of:=-1 * SUM([.B28]+[.E28]+[.H28]+[.K28]+[.N28]+[.Q28]+[.T28]+[.W28]+[.Z28]+[.AC28])/10 + [.AF28]" office:value-type="float" office:value="0.155641" calcext:value-type="float">
            <text:p>0.155641</text:p>
          </table:table-cell>
          <table:table-cell table:formula="of:=SUM([.C28]+[.F28]+[.I28]+[.L28]+[.O28]+[.R28]+[.U28]+[.X28]+[.AA28]+[.AD28])/10" office:value-type="float" office:value="0.9561574" calcext:value-type="float">
            <text:p>0.9561574</text:p>
          </table:table-cell>
          <table:table-cell table:formula="of:=1000 * [.AF28]" office:value-type="float" office:value="970.3441" calcext:value-type="float">
            <text:p>970.3441</text:p>
          </table:table-cell>
          <table:table-cell table:formula="of:=26000*[.AH28]" office:value-type="float" office:value="24860.0924" calcext:value-type="float">
            <text:p>24860.0924</text:p>
          </table:table-cell>
        </table:table-row>
        <table:table-row table:style-name="ro1">
          <table:table-cell office:value-type="float" office:value="0.953061" calcext:value-type="float">
            <text:p>0.953061</text:p>
          </table:table-cell>
          <table:table-cell office:value-type="float" office:value="0.909602" calcext:value-type="float">
            <text:p>0.909602</text:p>
          </table:table-cell>
          <table:table-cell office:value-type="float" office:value="0.987681" calcext:value-type="float">
            <text:p>0.987681</text:p>
          </table:table-cell>
          <table:table-cell office:value-type="float" office:value="0.94978" calcext:value-type="float">
            <text:p>0.94978</text:p>
          </table:table-cell>
          <table:table-cell office:value-type="float" office:value="0.88661" calcext:value-type="float">
            <text:p>0.88661</text:p>
          </table:table-cell>
          <table:table-cell office:value-type="float" office:value="0.972065" calcext:value-type="float">
            <text:p>0.972065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691812" calcext:value-type="float">
            <text:p>0.691812</text:p>
          </table:table-cell>
          <table:table-cell office:value-type="float" office:value="0.905848" calcext:value-type="float">
            <text:p>0.905848</text:p>
          </table:table-cell>
          <table:table-cell office:value-type="float" office:value="0.971287" calcext:value-type="float">
            <text:p>0.971287</text:p>
          </table:table-cell>
          <table:table-cell office:value-type="float" office:value="0.876849" calcext:value-type="float">
            <text:p>0.876849</text:p>
          </table:table-cell>
          <table:table-cell office:value-type="float" office:value="0.98734" calcext:value-type="float">
            <text:p>0.98734</text:p>
          </table:table-cell>
          <table:table-cell office:value-type="float" office:value="0.965377" calcext:value-type="float">
            <text:p>0.965377</text:p>
          </table:table-cell>
          <table:table-cell office:value-type="float" office:value="0.821664" calcext:value-type="float">
            <text:p>0.821664</text:p>
          </table:table-cell>
          <table:table-cell office:value-type="float" office:value="0.951522" calcext:value-type="float">
            <text:p>0.951522</text:p>
          </table:table-cell>
          <table:table-cell office:value-type="float" office:value="0.977578" calcext:value-type="float">
            <text:p>0.977578</text:p>
          </table:table-cell>
          <table:table-cell office:value-type="float" office:value="0.735044" calcext:value-type="float">
            <text:p>0.735044</text:p>
          </table:table-cell>
          <table:table-cell office:value-type="float" office:value="0.942387" calcext:value-type="float">
            <text:p>0.942387</text:p>
          </table:table-cell>
          <table:table-cell office:value-type="float" office:value="0.961378" calcext:value-type="float">
            <text:p>0.961378</text:p>
          </table:table-cell>
          <table:table-cell office:value-type="float" office:value="0.925103" calcext:value-type="float">
            <text:p>0.925103</text:p>
          </table:table-cell>
          <table:table-cell office:value-type="float" office:value="0.955729" calcext:value-type="float">
            <text:p>0.955729</text:p>
          </table:table-cell>
          <table:table-cell office:value-type="float" office:value="0.959144" calcext:value-type="float">
            <text:p>0.959144</text:p>
          </table:table-cell>
          <table:table-cell office:value-type="float" office:value="0.802211" calcext:value-type="float">
            <text:p>0.802211</text:p>
          </table:table-cell>
          <table:table-cell office:value-type="float" office:value="0.987757" calcext:value-type="float">
            <text:p>0.987757</text:p>
          </table:table-cell>
          <table:table-cell office:value-type="float" office:value="0.978439" calcext:value-type="float">
            <text:p>0.978439</text:p>
          </table:table-cell>
          <table:table-cell office:value-type="float" office:value="0.725503" calcext:value-type="float">
            <text:p>0.725503</text:p>
          </table:table-cell>
          <table:table-cell office:value-type="float" office:value="0.919645" calcext:value-type="float">
            <text:p>0.919645</text:p>
          </table:table-cell>
          <table:table-cell office:value-type="float" office:value="0.97225" calcext:value-type="float">
            <text:p>0.97225</text:p>
          </table:table-cell>
          <table:table-cell office:value-type="float" office:value="0.801301" calcext:value-type="float">
            <text:p>0.801301</text:p>
          </table:table-cell>
          <table:table-cell office:value-type="float" office:value="0.977106" calcext:value-type="float">
            <text:p>0.977106</text:p>
          </table:table-cell>
          <table:table-cell office:value-type="float" office:value="135" calcext:value-type="float">
            <text:p>135</text:p>
          </table:table-cell>
          <table:table-cell table:formula="of:=SUM([.A29]+[.D29]+[.G29]+[.J29]+[.M29]+[.P29]+[.S29]+[.V29]+[.Y29]+[.AB29])/10" office:value-type="float" office:value="0.9681511" calcext:value-type="float">
            <text:p>0.9681511</text:p>
          </table:table-cell>
          <table:table-cell table:formula="of:=-1 * SUM([.B29]+[.E29]+[.H29]+[.K29]+[.N29]+[.Q29]+[.T29]+[.W29]+[.Z29]+[.AC29])/10 + [.AF29]" office:value-type="float" office:value="0.1505812" calcext:value-type="float">
            <text:p>0.1505812</text:p>
          </table:table-cell>
          <table:table-cell table:formula="of:=SUM([.C29]+[.F29]+[.I29]+[.L29]+[.O29]+[.R29]+[.U29]+[.X29]+[.AA29]+[.AD29])/10" office:value-type="float" office:value="0.958708" calcext:value-type="float">
            <text:p>0.958708</text:p>
          </table:table-cell>
          <table:table-cell table:formula="of:=1000 * [.AF29]" office:value-type="float" office:value="968.1511" calcext:value-type="float">
            <text:p>968.1511</text:p>
          </table:table-cell>
          <table:table-cell table:formula="of:=26000*[.AH29]" office:value-type="float" office:value="24926.408" calcext:value-type="float">
            <text:p>24926.408</text:p>
          </table:table-cell>
        </table:table-row>
        <table:table-row table:style-name="ro1">
          <table:table-cell office:value-type="float" office:value="0.952041" calcext:value-type="float">
            <text:p>0.952041</text:p>
          </table:table-cell>
          <table:table-cell office:value-type="float" office:value="0.908914" calcext:value-type="float">
            <text:p>0.908914</text:p>
          </table:table-cell>
          <table:table-cell office:value-type="float" office:value="0.987795" calcext:value-type="float">
            <text:p>0.987795</text:p>
          </table:table-cell>
          <table:table-cell office:value-type="float" office:value="0.943612" calcext:value-type="float">
            <text:p>0.943612</text:p>
          </table:table-cell>
          <table:table-cell office:value-type="float" office:value="0.884842" calcext:value-type="float">
            <text:p>0.884842</text:p>
          </table:table-cell>
          <table:table-cell office:value-type="float" office:value="0.981162" calcext:value-type="float">
            <text:p>0.981162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696272" calcext:value-type="float">
            <text:p>0.696272</text:p>
          </table:table-cell>
          <table:table-cell office:value-type="float" office:value="0.905052" calcext:value-type="float">
            <text:p>0.905052</text:p>
          </table:table-cell>
          <table:table-cell office:value-type="float" office:value="0.971287" calcext:value-type="float">
            <text:p>0.971287</text:p>
          </table:table-cell>
          <table:table-cell office:value-type="float" office:value="0.875292" calcext:value-type="float">
            <text:p>0.875292</text:p>
          </table:table-cell>
          <table:table-cell office:value-type="float" office:value="0.988023" calcext:value-type="float">
            <text:p>0.988023</text:p>
          </table:table-cell>
          <table:table-cell office:value-type="float" office:value="0.96334" calcext:value-type="float">
            <text:p>0.96334</text:p>
          </table:table-cell>
          <table:table-cell office:value-type="float" office:value="0.821734" calcext:value-type="float">
            <text:p>0.821734</text:p>
          </table:table-cell>
          <table:table-cell office:value-type="float" office:value="0.953531" calcext:value-type="float">
            <text:p>0.953531</text:p>
          </table:table-cell>
          <table:table-cell office:value-type="float" office:value="0.974215" calcext:value-type="float">
            <text:p>0.974215</text:p>
          </table:table-cell>
          <table:table-cell office:value-type="float" office:value="0.746503" calcext:value-type="float">
            <text:p>0.746503</text:p>
          </table:table-cell>
          <table:table-cell office:value-type="float" office:value="0.947239" calcext:value-type="float">
            <text:p>0.947239</text:p>
          </table:table-cell>
          <table:table-cell office:value-type="float" office:value="0.957203" calcext:value-type="float">
            <text:p>0.957203</text:p>
          </table:table-cell>
          <table:table-cell office:value-type="float" office:value="0.926457" calcext:value-type="float">
            <text:p>0.926457</text:p>
          </table:table-cell>
          <table:table-cell office:value-type="float" office:value="0.959178" calcext:value-type="float">
            <text:p>0.959178</text:p>
          </table:table-cell>
          <table:table-cell office:value-type="float" office:value="0.959144" calcext:value-type="float">
            <text:p>0.959144</text:p>
          </table:table-cell>
          <table:table-cell office:value-type="float" office:value="0.815363" calcext:value-type="float">
            <text:p>0.815363</text:p>
          </table:table-cell>
          <table:table-cell office:value-type="float" office:value="0.988591" calcext:value-type="float">
            <text:p>0.988591</text:p>
          </table:table-cell>
          <table:table-cell office:value-type="float" office:value="0.979466" calcext:value-type="float">
            <text:p>0.979466</text:p>
          </table:table-cell>
          <table:table-cell office:value-type="float" office:value="0.729632" calcext:value-type="float">
            <text:p>0.729632</text:p>
          </table:table-cell>
          <table:table-cell office:value-type="float" office:value="0.92101" calcext:value-type="float">
            <text:p>0.92101</text:p>
          </table:table-cell>
          <table:table-cell office:value-type="float" office:value="0.971259" calcext:value-type="float">
            <text:p>0.971259</text:p>
          </table:table-cell>
          <table:table-cell office:value-type="float" office:value="0.809208" calcext:value-type="float">
            <text:p>0.809208</text:p>
          </table:table-cell>
          <table:table-cell office:value-type="float" office:value="0.977978" calcext:value-type="float">
            <text:p>0.977978</text:p>
          </table:table-cell>
          <table:table-cell office:value-type="float" office:value="140" calcext:value-type="float">
            <text:p>140</text:p>
          </table:table-cell>
          <table:table-cell table:formula="of:=SUM([.A30]+[.D30]+[.G30]+[.J30]+[.M30]+[.P30]+[.S30]+[.V30]+[.Y30]+[.AB30])/10" office:value-type="float" office:value="0.9664784" calcext:value-type="float">
            <text:p>0.9664784</text:p>
          </table:table-cell>
          <table:table-cell table:formula="of:=-1 * SUM([.B30]+[.E30]+[.H30]+[.K30]+[.N30]+[.Q30]+[.T30]+[.W30]+[.Z30]+[.AC30])/10 + [.AF30]" office:value-type="float" office:value="0.1450567" calcext:value-type="float">
            <text:p>0.1450567</text:p>
          </table:table-cell>
          <table:table-cell table:formula="of:=SUM([.C30]+[.F30]+[.I30]+[.L30]+[.O30]+[.R30]+[.U30]+[.X30]+[.AA30]+[.AD30])/10" office:value-type="float" office:value="0.9609559" calcext:value-type="float">
            <text:p>0.9609559</text:p>
          </table:table-cell>
          <table:table-cell table:formula="of:=1000 * [.AF30]" office:value-type="float" office:value="966.4784" calcext:value-type="float">
            <text:p>966.4784</text:p>
          </table:table-cell>
          <table:table-cell table:formula="of:=26000*[.AH30]" office:value-type="float" office:value="24984.8534" calcext:value-type="float">
            <text:p>24984.8534</text:p>
          </table:table-cell>
        </table:table-row>
        <table:table-row table:style-name="ro1">
          <table:table-cell office:value-type="float" office:value="0.945918" calcext:value-type="float">
            <text:p>0.945918</text:p>
          </table:table-cell>
          <table:table-cell office:value-type="float" office:value="0.905674" calcext:value-type="float">
            <text:p>0.905674</text:p>
          </table:table-cell>
          <table:table-cell office:value-type="float" office:value="0.988136" calcext:value-type="float">
            <text:p>0.988136</text:p>
          </table:table-cell>
          <table:table-cell office:value-type="float" office:value="0.943612" calcext:value-type="float">
            <text:p>0.943612</text:p>
          </table:table-cell>
          <table:table-cell office:value-type="float" office:value="0.884391" calcext:value-type="float">
            <text:p>0.884391</text:p>
          </table:table-cell>
          <table:table-cell office:value-type="float" office:value="0.981086" calcext:value-type="float">
            <text:p>0.981086</text:p>
          </table:table-cell>
          <table:table-cell office:value-type="float" office:value="0.991279" calcext:value-type="float">
            <text:p>0.991279</text:p>
          </table:table-cell>
          <table:table-cell office:value-type="float" office:value="0.710837" calcext:value-type="float">
            <text:p>0.710837</text:p>
          </table:table-cell>
          <table:table-cell office:value-type="float" office:value="0.909298" calcext:value-type="float">
            <text:p>0.909298</text:p>
          </table:table-cell>
          <table:table-cell office:value-type="float" office:value="0.970297" calcext:value-type="float">
            <text:p>0.970297</text:p>
          </table:table-cell>
          <table:table-cell office:value-type="float" office:value="0.877082" calcext:value-type="float">
            <text:p>0.877082</text:p>
          </table:table-cell>
          <table:table-cell office:value-type="float" office:value="0.988515" calcext:value-type="float">
            <text:p>0.988515</text:p>
          </table:table-cell>
          <table:table-cell office:value-type="float" office:value="0.962322" calcext:value-type="float">
            <text:p>0.962322</text:p>
          </table:table-cell>
          <table:table-cell office:value-type="float" office:value="0.820162" calcext:value-type="float">
            <text:p>0.820162</text:p>
          </table:table-cell>
          <table:table-cell office:value-type="float" office:value="0.953417" calcext:value-type="float">
            <text:p>0.953417</text:p>
          </table:table-cell>
          <table:table-cell office:value-type="float" office:value="0.973094" calcext:value-type="float">
            <text:p>0.973094</text:p>
          </table:table-cell>
          <table:table-cell office:value-type="float" office:value="0.751531" calcext:value-type="float">
            <text:p>0.751531</text:p>
          </table:table-cell>
          <table:table-cell office:value-type="float" office:value="0.948148" calcext:value-type="float">
            <text:p>0.948148</text:p>
          </table:table-cell>
          <table:table-cell office:value-type="float" office:value="0.957203" calcext:value-type="float">
            <text:p>0.957203</text:p>
          </table:table-cell>
          <table:table-cell office:value-type="float" office:value="0.92513" calcext:value-type="float">
            <text:p>0.92513</text:p>
          </table:table-cell>
          <table:table-cell office:value-type="float" office:value="0.961907" calcext:value-type="float">
            <text:p>0.961907</text:p>
          </table:table-cell>
          <table:table-cell office:value-type="float" office:value="0.957198" calcext:value-type="float">
            <text:p>0.957198</text:p>
          </table:table-cell>
          <table:table-cell office:value-type="float" office:value="0.818433" calcext:value-type="float">
            <text:p>0.818433</text:p>
          </table:table-cell>
          <table:table-cell office:value-type="float" office:value="0.989008" calcext:value-type="float">
            <text:p>0.989008</text:p>
          </table:table-cell>
          <table:table-cell office:value-type="float" office:value="0.976386" calcext:value-type="float">
            <text:p>0.976386</text:p>
          </table:table-cell>
          <table:table-cell office:value-type="float" office:value="0.733089" calcext:value-type="float">
            <text:p>0.733089</text:p>
          </table:table-cell>
          <table:table-cell office:value-type="float" office:value="0.923398" calcext:value-type="float">
            <text:p>0.923398</text:p>
          </table:table-cell>
          <table:table-cell office:value-type="float" office:value="0.96333" calcext:value-type="float">
            <text:p>0.96333</text:p>
          </table:table-cell>
          <table:table-cell office:value-type="float" office:value="0.843099" calcext:value-type="float">
            <text:p>0.843099</text:p>
          </table:table-cell>
          <table:table-cell office:value-type="float" office:value="0.982223" calcext:value-type="float">
            <text:p>0.982223</text:p>
          </table:table-cell>
          <table:table-cell office:value-type="float" office:value="145" calcext:value-type="float">
            <text:p>145</text:p>
          </table:table-cell>
          <table:table-cell table:formula="of:=SUM([.A31]+[.D31]+[.G31]+[.J31]+[.M31]+[.P31]+[.S31]+[.V31]+[.Y31]+[.AB31])/10" office:value-type="float" office:value="0.9640639" calcext:value-type="float">
            <text:p>0.9640639</text:p>
          </table:table-cell>
          <table:table-cell table:formula="of:=-1 * SUM([.B31]+[.E31]+[.H31]+[.K31]+[.N31]+[.Q31]+[.T31]+[.W31]+[.Z31]+[.AC31])/10 + [.AF31]" office:value-type="float" office:value="0.1371211" calcext:value-type="float">
            <text:p>0.1371211</text:p>
          </table:table-cell>
          <table:table-cell table:formula="of:=SUM([.C31]+[.F31]+[.I31]+[.L31]+[.O31]+[.R31]+[.U31]+[.X31]+[.AA31]+[.AD31])/10" office:value-type="float" office:value="0.9625136" calcext:value-type="float">
            <text:p>0.9625136</text:p>
          </table:table-cell>
          <table:table-cell table:formula="of:=1000 * [.AF31]" office:value-type="float" office:value="964.0639" calcext:value-type="float">
            <text:p>964.0639</text:p>
          </table:table-cell>
          <table:table-cell table:formula="of:=26000*[.AH31]" office:value-type="float" office:value="25025.3536" calcext:value-type="float">
            <text:p>25025.3536</text:p>
          </table:table-cell>
        </table:table-row>
        <table:table-row table:style-name="ro1">
          <table:table-cell office:value-type="float" office:value="0.942857" calcext:value-type="float">
            <text:p>0.942857</text:p>
          </table:table-cell>
          <table:table-cell office:value-type="float" office:value="0.902281" calcext:value-type="float">
            <text:p>0.902281</text:p>
          </table:table-cell>
          <table:table-cell office:value-type="float" office:value="0.988136" calcext:value-type="float">
            <text:p>0.988136</text:p>
          </table:table-cell>
          <table:table-cell office:value-type="float" office:value="0.943612" calcext:value-type="float">
            <text:p>0.943612</text:p>
          </table:table-cell>
          <table:table-cell office:value-type="float" office:value="0.882247" calcext:value-type="float">
            <text:p>0.882247</text:p>
          </table:table-cell>
          <table:table-cell office:value-type="float" office:value="0.981086" calcext:value-type="float">
            <text:p>0.981086</text:p>
          </table:table-cell>
          <table:table-cell office:value-type="float" office:value="0.991279" calcext:value-type="float">
            <text:p>0.991279</text:p>
          </table:table-cell>
          <table:table-cell office:value-type="float" office:value="0.725333" calcext:value-type="float">
            <text:p>0.725333</text:p>
          </table:table-cell>
          <table:table-cell office:value-type="float" office:value="0.913277" calcext:value-type="float">
            <text:p>0.913277</text:p>
          </table:table-cell>
          <table:table-cell office:value-type="float" office:value="0.965347" calcext:value-type="float">
            <text:p>0.965347</text:p>
          </table:table-cell>
          <table:table-cell office:value-type="float" office:value="0.898161" calcext:value-type="float">
            <text:p>0.898161</text:p>
          </table:table-cell>
          <table:table-cell office:value-type="float" office:value="0.989766" calcext:value-type="float">
            <text:p>0.989766</text:p>
          </table:table-cell>
          <table:table-cell office:value-type="float" office:value="0.962322" calcext:value-type="float">
            <text:p>0.962322</text:p>
          </table:table-cell>
          <table:table-cell office:value-type="float" office:value="0.822047" calcext:value-type="float">
            <text:p>0.822047</text:p>
          </table:table-cell>
          <table:table-cell office:value-type="float" office:value="0.954365" calcext:value-type="float">
            <text:p>0.954365</text:p>
          </table:table-cell>
          <table:table-cell office:value-type="float" office:value="0.973094" calcext:value-type="float">
            <text:p>0.973094</text:p>
          </table:table-cell>
          <table:table-cell office:value-type="float" office:value="0.76778" calcext:value-type="float">
            <text:p>0.76778</text:p>
          </table:table-cell>
          <table:table-cell office:value-type="float" office:value="0.955009" calcext:value-type="float">
            <text:p>0.955009</text:p>
          </table:table-cell>
          <table:table-cell office:value-type="float" office:value="0.954071" calcext:value-type="float">
            <text:p>0.954071</text:p>
          </table:table-cell>
          <table:table-cell office:value-type="float" office:value="0.92598" calcext:value-type="float">
            <text:p>0.92598</text:p>
          </table:table-cell>
          <table:table-cell office:value-type="float" office:value="0.963689" calcext:value-type="float">
            <text:p>0.963689</text:p>
          </table:table-cell>
          <table:table-cell office:value-type="float" office:value="0.957198" calcext:value-type="float">
            <text:p>0.957198</text:p>
          </table:table-cell>
          <table:table-cell office:value-type="float" office:value="0.82044" calcext:value-type="float">
            <text:p>0.82044</text:p>
          </table:table-cell>
          <table:table-cell office:value-type="float" office:value="0.989084" calcext:value-type="float">
            <text:p>0.989084</text:p>
          </table:table-cell>
          <table:table-cell office:value-type="float" office:value="0.977413" calcext:value-type="float">
            <text:p>0.977413</text:p>
          </table:table-cell>
          <table:table-cell office:value-type="float" office:value="0.749626" calcext:value-type="float">
            <text:p>0.749626</text:p>
          </table:table-cell>
          <table:table-cell office:value-type="float" office:value="0.926733" calcext:value-type="float">
            <text:p>0.926733</text:p>
          </table:table-cell>
          <table:table-cell office:value-type="float" office:value="0.957384" calcext:value-type="float">
            <text:p>0.957384</text:p>
          </table:table-cell>
          <table:table-cell office:value-type="float" office:value="0.851722" calcext:value-type="float">
            <text:p>0.851722</text:p>
          </table:table-cell>
          <table:table-cell office:value-type="float" office:value="0.984839" calcext:value-type="float">
            <text:p>0.984839</text:p>
          </table:table-cell>
          <table:table-cell office:value-type="float" office:value="150" calcext:value-type="float">
            <text:p>150</text:p>
          </table:table-cell>
          <table:table-cell table:formula="of:=SUM([.A32]+[.D32]+[.G32]+[.J32]+[.M32]+[.P32]+[.S32]+[.V32]+[.Y32]+[.AB32])/10" office:value-type="float" office:value="0.9624577" calcext:value-type="float">
            <text:p>0.9624577</text:p>
          </table:table-cell>
          <table:table-cell table:formula="of:=-1 * SUM([.B32]+[.E32]+[.H32]+[.K32]+[.N32]+[.Q32]+[.T32]+[.W32]+[.Z32]+[.AC32])/10 + [.AF32]" office:value-type="float" office:value="0.127896" calcext:value-type="float">
            <text:p>0.127896</text:p>
          </table:table-cell>
          <table:table-cell table:formula="of:=SUM([.C32]+[.F32]+[.I32]+[.L32]+[.O32]+[.R32]+[.U32]+[.X32]+[.AA32]+[.AD32])/10" office:value-type="float" office:value="0.9645984" calcext:value-type="float">
            <text:p>0.9645984</text:p>
          </table:table-cell>
          <table:table-cell table:formula="of:=1000 * [.AF32]" office:value-type="float" office:value="962.4577" calcext:value-type="float">
            <text:p>962.4577</text:p>
          </table:table-cell>
          <table:table-cell table:formula="of:=26000*[.AH32]" office:value-type="float" office:value="25079.5584" calcext:value-type="float">
            <text:p>25079.5584</text:p>
          </table:table-cell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89964" calcext:value-type="float">
            <text:p>0.89964</text:p>
          </table:table-cell>
          <table:table-cell office:value-type="float" office:value="0.988667" calcext:value-type="float">
            <text:p>0.988667</text:p>
          </table:table-cell>
          <table:table-cell office:value-type="float" office:value="0.943612" calcext:value-type="float">
            <text:p>0.943612</text:p>
          </table:table-cell>
          <table:table-cell office:value-type="float" office:value="0.88518" calcext:value-type="float">
            <text:p>0.88518</text:p>
          </table:table-cell>
          <table:table-cell office:value-type="float" office:value="0.981352" calcext:value-type="float">
            <text:p>0.981352</text:p>
          </table:table-cell>
          <table:table-cell office:value-type="float" office:value="0.991279" calcext:value-type="float">
            <text:p>0.991279</text:p>
          </table:table-cell>
          <table:table-cell office:value-type="float" office:value="0.723326" calcext:value-type="float">
            <text:p>0.723326</text:p>
          </table:table-cell>
          <table:table-cell office:value-type="float" office:value="0.91214" calcext:value-type="float">
            <text:p>0.91214</text:p>
          </table:table-cell>
          <table:table-cell office:value-type="float" office:value="0.967327" calcext:value-type="float">
            <text:p>0.967327</text:p>
          </table:table-cell>
          <table:table-cell office:value-type="float" office:value="0.905925" calcext:value-type="float">
            <text:p>0.905925</text:p>
          </table:table-cell>
          <table:table-cell office:value-type="float" office:value="0.990297" calcext:value-type="float">
            <text:p>0.990297</text:p>
          </table:table-cell>
          <table:table-cell office:value-type="float" office:value="0.961303" calcext:value-type="float">
            <text:p>0.961303</text:p>
          </table:table-cell>
          <table:table-cell office:value-type="float" office:value="0.825686" calcext:value-type="float">
            <text:p>0.825686</text:p>
          </table:table-cell>
          <table:table-cell office:value-type="float" office:value="0.956032" calcext:value-type="float">
            <text:p>0.956032</text:p>
          </table:table-cell>
          <table:table-cell office:value-type="float" office:value="0.973094" calcext:value-type="float">
            <text:p>0.973094</text:p>
          </table:table-cell>
          <table:table-cell office:value-type="float" office:value="0.772611" calcext:value-type="float">
            <text:p>0.772611</text:p>
          </table:table-cell>
          <table:table-cell office:value-type="float" office:value="0.953796" calcext:value-type="float">
            <text:p>0.953796</text:p>
          </table:table-cell>
          <table:table-cell office:value-type="float" office:value="0.956159" calcext:value-type="float">
            <text:p>0.956159</text:p>
          </table:table-cell>
          <table:table-cell office:value-type="float" office:value="0.929726" calcext:value-type="float">
            <text:p>0.929726</text:p>
          </table:table-cell>
          <table:table-cell office:value-type="float" office:value="0.967062" calcext:value-type="float">
            <text:p>0.967062</text:p>
          </table:table-cell>
          <table:table-cell office:value-type="float" office:value="0.959144" calcext:value-type="float">
            <text:p>0.959144</text:p>
          </table:table-cell>
          <table:table-cell office:value-type="float" office:value="0.822831" calcext:value-type="float">
            <text:p>0.822831</text:p>
          </table:table-cell>
          <table:table-cell office:value-type="float" office:value="0.989273" calcext:value-type="float">
            <text:p>0.989273</text:p>
          </table:table-cell>
          <table:table-cell office:value-type="float" office:value="0.976386" calcext:value-type="float">
            <text:p>0.976386</text:p>
          </table:table-cell>
          <table:table-cell office:value-type="float" office:value="0.754693" calcext:value-type="float">
            <text:p>0.754693</text:p>
          </table:table-cell>
          <table:table-cell office:value-type="float" office:value="0.929614" calcext:value-type="float">
            <text:p>0.929614</text:p>
          </table:table-cell>
          <table:table-cell office:value-type="float" office:value="0.957384" calcext:value-type="float">
            <text:p>0.957384</text:p>
          </table:table-cell>
          <table:table-cell office:value-type="float" office:value="0.854058" calcext:value-type="float">
            <text:p>0.854058</text:p>
          </table:table-cell>
          <table:table-cell office:value-type="float" office:value="0.985104" calcext:value-type="float">
            <text:p>0.985104</text:p>
          </table:table-cell>
          <table:table-cell office:value-type="float" office:value="155" calcext:value-type="float">
            <text:p>155</text:p>
          </table:table-cell>
          <table:table-cell table:formula="of:=SUM([.A33]+[.D33]+[.G33]+[.J33]+[.M33]+[.P33]+[.S33]+[.V33]+[.Y33]+[.AB33])/10" office:value-type="float" office:value="0.9624464" calcext:value-type="float">
            <text:p>0.9624464</text:p>
          </table:table-cell>
          <table:table-cell table:formula="of:=-1 * SUM([.B33]+[.E33]+[.H33]+[.K33]+[.N33]+[.Q33]+[.T33]+[.W33]+[.Z33]+[.AC33])/10 + [.AF33]" office:value-type="float" office:value="0.1250788" calcext:value-type="float">
            <text:p>0.1250788</text:p>
          </table:table-cell>
          <table:table-cell table:formula="of:=SUM([.C33]+[.F33]+[.I33]+[.L33]+[.O33]+[.R33]+[.U33]+[.X33]+[.AA33]+[.AD33])/10" office:value-type="float" office:value="0.9653337" calcext:value-type="float">
            <text:p>0.9653337</text:p>
          </table:table-cell>
          <table:table-cell table:formula="of:=1000 * [.AF33]" office:value-type="float" office:value="962.4464" calcext:value-type="float">
            <text:p>962.4464</text:p>
          </table:table-cell>
          <table:table-cell table:formula="of:=26000*[.AH33]" office:value-type="float" office:value="25098.6762" calcext:value-type="float">
            <text:p>25098.6762</text:p>
          </table:table-cell>
        </table:table-row>
        <table:table-row table:style-name="ro1">
          <table:table-cell office:value-type="float" office:value="0.939796" calcext:value-type="float">
            <text:p>0.939796</text:p>
          </table:table-cell>
          <table:table-cell office:value-type="float" office:value="0.902324" calcext:value-type="float">
            <text:p>0.902324</text:p>
          </table:table-cell>
          <table:table-cell office:value-type="float" office:value="0.989235" calcext:value-type="float">
            <text:p>0.989235</text:p>
          </table:table-cell>
          <table:table-cell office:value-type="float" office:value="0.942731" calcext:value-type="float">
            <text:p>0.942731</text:p>
          </table:table-cell>
          <table:table-cell office:value-type="float" office:value="0.883961" calcext:value-type="float">
            <text:p>0.883961</text:p>
          </table:table-cell>
          <table:table-cell office:value-type="float" office:value="0.981693" calcext:value-type="float">
            <text:p>0.981693</text:p>
          </table:table-cell>
          <table:table-cell office:value-type="float" office:value="0.991279" calcext:value-type="float">
            <text:p>0.991279</text:p>
          </table:table-cell>
          <table:table-cell office:value-type="float" office:value="0.727341" calcext:value-type="float">
            <text:p>0.727341</text:p>
          </table:table-cell>
          <table:table-cell office:value-type="float" office:value="0.911231" calcext:value-type="float">
            <text:p>0.911231</text:p>
          </table:table-cell>
          <table:table-cell office:value-type="float" office:value="0.966337" calcext:value-type="float">
            <text:p>0.966337</text:p>
          </table:table-cell>
          <table:table-cell office:value-type="float" office:value="0.906826" calcext:value-type="float">
            <text:p>0.906826</text:p>
          </table:table-cell>
          <table:table-cell office:value-type="float" office:value="0.990638" calcext:value-type="float">
            <text:p>0.990638</text:p>
          </table:table-cell>
          <table:table-cell office:value-type="float" office:value="0.960285" calcext:value-type="float">
            <text:p>0.960285</text:p>
          </table:table-cell>
          <table:table-cell office:value-type="float" office:value="0.825222" calcext:value-type="float">
            <text:p>0.825222</text:p>
          </table:table-cell>
          <table:table-cell office:value-type="float" office:value="0.95554" calcext:value-type="float">
            <text:p>0.95554</text:p>
          </table:table-cell>
          <table:table-cell office:value-type="float" office:value="0.971973" calcext:value-type="float">
            <text:p>0.971973</text:p>
          </table:table-cell>
          <table:table-cell office:value-type="float" office:value="0.773686" calcext:value-type="float">
            <text:p>0.773686</text:p>
          </table:table-cell>
          <table:table-cell office:value-type="float" office:value="0.955691" calcext:value-type="float">
            <text:p>0.955691</text:p>
          </table:table-cell>
          <table:table-cell office:value-type="float" office:value="0.949896" calcext:value-type="float">
            <text:p>0.949896</text:p>
          </table:table-cell>
          <table:table-cell office:value-type="float" office:value="0.928772" calcext:value-type="float">
            <text:p>0.928772</text:p>
          </table:table-cell>
          <table:table-cell office:value-type="float" office:value="0.971156" calcext:value-type="float">
            <text:p>0.971156</text:p>
          </table:table-cell>
          <table:table-cell office:value-type="float" office:value="0.953307" calcext:value-type="float">
            <text:p>0.953307</text:p>
          </table:table-cell>
          <table:table-cell office:value-type="float" office:value="0.821564" calcext:value-type="float">
            <text:p>0.821564</text:p>
          </table:table-cell>
          <table:table-cell office:value-type="float" office:value="0.990221" calcext:value-type="float">
            <text:p>0.990221</text:p>
          </table:table-cell>
          <table:table-cell office:value-type="float" office:value="0.972279" calcext:value-type="float">
            <text:p>0.972279</text:p>
          </table:table-cell>
          <table:table-cell office:value-type="float" office:value="0.762109" calcext:value-type="float">
            <text:p>0.762109</text:p>
          </table:table-cell>
          <table:table-cell office:value-type="float" office:value="0.932002" calcext:value-type="float">
            <text:p>0.932002</text:p>
          </table:table-cell>
          <table:table-cell office:value-type="float" office:value="0.95441" calcext:value-type="float">
            <text:p>0.95441</text:p>
          </table:table-cell>
          <table:table-cell office:value-type="float" office:value="0.857869" calcext:value-type="float">
            <text:p>0.857869</text:p>
          </table:table-cell>
          <table:table-cell office:value-type="float" office:value="0.986393" calcext:value-type="float">
            <text:p>0.986393</text:p>
          </table:table-cell>
          <table:table-cell office:value-type="float" office:value="160" calcext:value-type="float">
            <text:p>160</text:p>
          </table:table-cell>
          <table:table-cell table:formula="of:=SUM([.A34]+[.D34]+[.G34]+[.J34]+[.M34]+[.P34]+[.S34]+[.V34]+[.Y34]+[.AB34])/10" office:value-type="float" office:value="0.9602293" calcext:value-type="float">
            <text:p>0.9602293</text:p>
          </table:table-cell>
          <table:table-cell table:formula="of:=-1 * SUM([.B34]+[.E34]+[.H34]+[.K34]+[.N34]+[.Q34]+[.T34]+[.W34]+[.Z34]+[.AC34])/10 + [.AF34]" office:value-type="float" office:value="0.1212619" calcext:value-type="float">
            <text:p>0.1212619</text:p>
          </table:table-cell>
          <table:table-cell table:formula="of:=SUM([.C34]+[.F34]+[.I34]+[.L34]+[.O34]+[.R34]+[.U34]+[.X34]+[.AA34]+[.AD34])/10" office:value-type="float" office:value="0.96638" calcext:value-type="float">
            <text:p>0.96638</text:p>
          </table:table-cell>
          <table:table-cell table:formula="of:=1000 * [.AF34]" office:value-type="float" office:value="960.2293" calcext:value-type="float">
            <text:p>960.2293</text:p>
          </table:table-cell>
          <table:table-cell table:formula="of:=26000*[.AH34]" office:value-type="float" office:value="25125.88" calcext:value-type="float">
            <text:p>25125.88</text:p>
          </table:table-cell>
        </table:table-row>
        <table:table-row table:style-name="ro1">
          <table:table-cell office:value-type="float" office:value="0.939796" calcext:value-type="float">
            <text:p>0.939796</text:p>
          </table:table-cell>
          <table:table-cell office:value-type="float" office:value="0.901991" calcext:value-type="float">
            <text:p>0.901991</text:p>
          </table:table-cell>
          <table:table-cell office:value-type="float" office:value="0.989387" calcext:value-type="float">
            <text:p>0.989387</text:p>
          </table:table-cell>
          <table:table-cell office:value-type="float" office:value="0.942731" calcext:value-type="float">
            <text:p>0.942731</text:p>
          </table:table-cell>
          <table:table-cell office:value-type="float" office:value="0.887232" calcext:value-type="float">
            <text:p>0.887232</text:p>
          </table:table-cell>
          <table:table-cell office:value-type="float" office:value="0.983209" calcext:value-type="float">
            <text:p>0.983209</text:p>
          </table:table-cell>
          <table:table-cell office:value-type="float" office:value="0.989341" calcext:value-type="float">
            <text:p>0.989341</text:p>
          </table:table-cell>
          <table:table-cell office:value-type="float" office:value="0.729082" calcext:value-type="float">
            <text:p>0.729082</text:p>
          </table:table-cell>
          <table:table-cell office:value-type="float" office:value="0.912595" calcext:value-type="float">
            <text:p>0.912595</text:p>
          </table:table-cell>
          <table:table-cell office:value-type="float" office:value="0.966337" calcext:value-type="float">
            <text:p>0.966337</text:p>
          </table:table-cell>
          <table:table-cell office:value-type="float" office:value="0.909829" calcext:value-type="float">
            <text:p>0.909829</text:p>
          </table:table-cell>
          <table:table-cell office:value-type="float" office:value="0.990903" calcext:value-type="float">
            <text:p>0.990903</text:p>
          </table:table-cell>
          <table:table-cell office:value-type="float" office:value="0.959267" calcext:value-type="float">
            <text:p>0.959267</text:p>
          </table:table-cell>
          <table:table-cell office:value-type="float" office:value="0.82997" calcext:value-type="float">
            <text:p>0.82997</text:p>
          </table:table-cell>
          <table:table-cell office:value-type="float" office:value="0.96077" calcext:value-type="float">
            <text:p>0.96077</text:p>
          </table:table-cell>
          <table:table-cell office:value-type="float" office:value="0.970852" calcext:value-type="float">
            <text:p>0.970852</text:p>
          </table:table-cell>
          <table:table-cell office:value-type="float" office:value="0.775749" calcext:value-type="float">
            <text:p>0.775749</text:p>
          </table:table-cell>
          <table:table-cell office:value-type="float" office:value="0.957965" calcext:value-type="float">
            <text:p>0.957965</text:p>
          </table:table-cell>
          <table:table-cell office:value-type="float" office:value="0.949896" calcext:value-type="float">
            <text:p>0.949896</text:p>
          </table:table-cell>
          <table:table-cell office:value-type="float" office:value="0.929657" calcext:value-type="float">
            <text:p>0.929657</text:p>
          </table:table-cell>
          <table:table-cell office:value-type="float" office:value="0.972027" calcext:value-type="float">
            <text:p>0.972027</text:p>
          </table:table-cell>
          <table:table-cell office:value-type="float" office:value="0.95428" calcext:value-type="float">
            <text:p>0.95428</text:p>
          </table:table-cell>
          <table:table-cell office:value-type="float" office:value="0.824989" calcext:value-type="float">
            <text:p>0.824989</text:p>
          </table:table-cell>
          <table:table-cell office:value-type="float" office:value="0.990638" calcext:value-type="float">
            <text:p>0.990638</text:p>
          </table:table-cell>
          <table:table-cell office:value-type="float" office:value="0.971253" calcext:value-type="float">
            <text:p>0.971253</text:p>
          </table:table-cell>
          <table:table-cell office:value-type="float" office:value="0.764738" calcext:value-type="float">
            <text:p>0.764738</text:p>
          </table:table-cell>
          <table:table-cell office:value-type="float" office:value="0.934124" calcext:value-type="float">
            <text:p>0.934124</text:p>
          </table:table-cell>
          <table:table-cell office:value-type="float" office:value="0.956392" calcext:value-type="float">
            <text:p>0.956392</text:p>
          </table:table-cell>
          <table:table-cell office:value-type="float" office:value="0.862521" calcext:value-type="float">
            <text:p>0.862521</text:p>
          </table:table-cell>
          <table:table-cell office:value-type="float" office:value="0.986734" calcext:value-type="float">
            <text:p>0.986734</text:p>
          </table:table-cell>
          <table:table-cell office:value-type="float" office:value="165" calcext:value-type="float">
            <text:p>165</text:p>
          </table:table-cell>
          <table:table-cell table:formula="of:=SUM([.A35]+[.D35]+[.G35]+[.J35]+[.M35]+[.P35]+[.S35]+[.V35]+[.Y35]+[.AB35])/10" office:value-type="float" office:value="0.9600145" calcext:value-type="float">
            <text:p>0.9600145</text:p>
          </table:table-cell>
          <table:table-cell table:formula="of:=-1 * SUM([.B35]+[.E35]+[.H35]+[.K35]+[.N35]+[.Q35]+[.T35]+[.W35]+[.Z35]+[.AC35])/10 + [.AF35]" office:value-type="float" office:value="0.1184387" calcext:value-type="float">
            <text:p>0.1184387</text:p>
          </table:table-cell>
          <table:table-cell table:formula="of:=SUM([.C35]+[.F35]+[.I35]+[.L35]+[.O35]+[.R35]+[.U35]+[.X35]+[.AA35]+[.AD35])/10" office:value-type="float" office:value="0.9678352" calcext:value-type="float">
            <text:p>0.9678352</text:p>
          </table:table-cell>
          <table:table-cell table:formula="of:=1000 * [.AF35]" office:value-type="float" office:value="960.0145" calcext:value-type="float">
            <text:p>960.0145</text:p>
          </table:table-cell>
          <table:table-cell table:formula="of:=26000*[.AH35]" office:value-type="float" office:value="25163.7152" calcext:value-type="float">
            <text:p>25163.7152</text:p>
          </table:table-cell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902523" calcext:value-type="float">
            <text:p>0.902523</text:p>
          </table:table-cell>
          <table:table-cell office:value-type="float" office:value="0.989615" calcext:value-type="float">
            <text:p>0.989615</text:p>
          </table:table-cell>
          <table:table-cell office:value-type="float" office:value="0.942731" calcext:value-type="float">
            <text:p>0.942731</text:p>
          </table:table-cell>
          <table:table-cell office:value-type="float" office:value="0.891857" calcext:value-type="float">
            <text:p>0.891857</text:p>
          </table:table-cell>
          <table:table-cell office:value-type="float" office:value="0.984611" calcext:value-type="float">
            <text:p>0.984611</text:p>
          </table:table-cell>
          <table:table-cell office:value-type="float" office:value="0.988372" calcext:value-type="float">
            <text:p>0.988372</text:p>
          </table:table-cell>
          <table:table-cell office:value-type="float" office:value="0.738261" calcext:value-type="float">
            <text:p>0.738261</text:p>
          </table:table-cell>
          <table:table-cell office:value-type="float" office:value="0.913467" calcext:value-type="float">
            <text:p>0.913467</text:p>
          </table:table-cell>
          <table:table-cell office:value-type="float" office:value="0.963366" calcext:value-type="float">
            <text:p>0.963366</text:p>
          </table:table-cell>
          <table:table-cell office:value-type="float" office:value="0.907082" calcext:value-type="float">
            <text:p>0.907082</text:p>
          </table:table-cell>
          <table:table-cell office:value-type="float" office:value="0.991093" calcext:value-type="float">
            <text:p>0.991093</text:p>
          </table:table-cell>
          <table:table-cell office:value-type="float" office:value="0.958248" calcext:value-type="float">
            <text:p>0.958248</text:p>
          </table:table-cell>
          <table:table-cell office:value-type="float" office:value="0.830504" calcext:value-type="float">
            <text:p>0.830504</text:p>
          </table:table-cell>
          <table:table-cell office:value-type="float" office:value="0.96149" calcext:value-type="float">
            <text:p>0.96149</text:p>
          </table:table-cell>
          <table:table-cell office:value-type="float" office:value="0.96861" calcext:value-type="float">
            <text:p>0.96861</text:p>
          </table:table-cell>
          <table:table-cell office:value-type="float" office:value="0.770652" calcext:value-type="float">
            <text:p>0.770652</text:p>
          </table:table-cell>
          <table:table-cell office:value-type="float" office:value="0.959254" calcext:value-type="float">
            <text:p>0.959254</text:p>
          </table:table-cell>
          <table:table-cell office:value-type="float" office:value="0.94572" calcext:value-type="float">
            <text:p>0.94572</text:p>
          </table:table-cell>
          <table:table-cell office:value-type="float" office:value="0.92515" calcext:value-type="float">
            <text:p>0.92515</text:p>
          </table:table-cell>
          <table:table-cell office:value-type="float" office:value="0.974832" calcext:value-type="float">
            <text:p>0.974832</text:p>
          </table:table-cell>
          <table:table-cell office:value-type="float" office:value="0.945525" calcext:value-type="float">
            <text:p>0.945525</text:p>
          </table:table-cell>
          <table:table-cell office:value-type="float" office:value="0.82816" calcext:value-type="float">
            <text:p>0.82816</text:p>
          </table:table-cell>
          <table:table-cell office:value-type="float" office:value="0.992609" calcext:value-type="float">
            <text:p>0.992609</text:p>
          </table:table-cell>
          <table:table-cell office:value-type="float" office:value="0.971253" calcext:value-type="float">
            <text:p>0.971253</text:p>
          </table:table-cell>
          <table:table-cell office:value-type="float" office:value="0.770056" calcext:value-type="float">
            <text:p>0.770056</text:p>
          </table:table-cell>
          <table:table-cell office:value-type="float" office:value="0.935602" calcext:value-type="float">
            <text:p>0.935602</text:p>
          </table:table-cell>
          <table:table-cell office:value-type="float" office:value="0.953419" calcext:value-type="float">
            <text:p>0.953419</text:p>
          </table:table-cell>
          <table:table-cell office:value-type="float" office:value="0.866555" calcext:value-type="float">
            <text:p>0.866555</text:p>
          </table:table-cell>
          <table:table-cell office:value-type="float" office:value="0.987265" calcext:value-type="float">
            <text:p>0.987265</text:p>
          </table:table-cell>
          <table:table-cell office:value-type="float" office:value="170" calcext:value-type="float">
            <text:p>170</text:p>
          </table:table-cell>
          <table:table-cell table:formula="of:=SUM([.A36]+[.D36]+[.G36]+[.J36]+[.M36]+[.P36]+[.S36]+[.V36]+[.Y36]+[.AB36])/10" office:value-type="float" office:value="0.957602" calcext:value-type="float">
            <text:p>0.957602</text:p>
          </table:table-cell>
          <table:table-cell table:formula="of:=-1 * SUM([.B36]+[.E36]+[.H36]+[.K36]+[.N36]+[.Q36]+[.T36]+[.W36]+[.Z36]+[.AC36])/10 + [.AF36]" office:value-type="float" office:value="0.114522" calcext:value-type="float">
            <text:p>0.114522</text:p>
          </table:table-cell>
          <table:table-cell table:formula="of:=SUM([.C36]+[.F36]+[.I36]+[.L36]+[.O36]+[.R36]+[.U36]+[.X36]+[.AA36]+[.AD36])/10" office:value-type="float" office:value="0.9689838" calcext:value-type="float">
            <text:p>0.9689838</text:p>
          </table:table-cell>
          <table:table-cell table:formula="of:=1000 * [.AF36]" office:value-type="float" office:value="957.602" calcext:value-type="float">
            <text:p>957.602</text:p>
          </table:table-cell>
          <table:table-cell table:formula="of:=26000*[.AH36]" office:value-type="float" office:value="25193.5788" calcext:value-type="float">
            <text:p>25193.5788</text:p>
          </table:table-cell>
        </table:table-row>
        <table:table-row table:style-name="ro1">
          <table:table-cell office:value-type="float" office:value="0.935714" calcext:value-type="float">
            <text:p>0.935714</text:p>
          </table:table-cell>
          <table:table-cell office:value-type="float" office:value="0.902787" calcext:value-type="float">
            <text:p>0.902787</text:p>
          </table:table-cell>
          <table:table-cell office:value-type="float" office:value="0.990183" calcext:value-type="float">
            <text:p>0.990183</text:p>
          </table:table-cell>
          <table:table-cell office:value-type="float" office:value="0.940969" calcext:value-type="float">
            <text:p>0.940969</text:p>
          </table:table-cell>
          <table:table-cell office:value-type="float" office:value="0.892351" calcext:value-type="float">
            <text:p>0.892351</text:p>
          </table:table-cell>
          <table:table-cell office:value-type="float" office:value="0.985142" calcext:value-type="float">
            <text:p>0.985142</text:p>
          </table:table-cell>
          <table:table-cell office:value-type="float" office:value="0.987403" calcext:value-type="float">
            <text:p>0.987403</text:p>
          </table:table-cell>
          <table:table-cell office:value-type="float" office:value="0.741863" calcext:value-type="float">
            <text:p>0.741863</text:p>
          </table:table-cell>
          <table:table-cell office:value-type="float" office:value="0.912254" calcext:value-type="float">
            <text:p>0.912254</text:p>
          </table:table-cell>
          <table:table-cell office:value-type="float" office:value="0.962376" calcext:value-type="float">
            <text:p>0.962376</text:p>
          </table:table-cell>
          <table:table-cell office:value-type="float" office:value="0.909873" calcext:value-type="float">
            <text:p>0.909873</text:p>
          </table:table-cell>
          <table:table-cell office:value-type="float" office:value="0.991813" calcext:value-type="float">
            <text:p>0.991813</text:p>
          </table:table-cell>
          <table:table-cell office:value-type="float" office:value="0.955193" calcext:value-type="float">
            <text:p>0.955193</text:p>
          </table:table-cell>
          <table:table-cell office:value-type="float" office:value="0.829889" calcext:value-type="float">
            <text:p>0.829889</text:p>
          </table:table-cell>
          <table:table-cell office:value-type="float" office:value="0.96475" calcext:value-type="float">
            <text:p>0.96475</text:p>
          </table:table-cell>
          <table:table-cell office:value-type="float" office:value="0.965247" calcext:value-type="float">
            <text:p>0.965247</text:p>
          </table:table-cell>
          <table:table-cell office:value-type="float" office:value="0.770473" calcext:value-type="float">
            <text:p>0.770473</text:p>
          </table:table-cell>
          <table:table-cell office:value-type="float" office:value="0.961642" calcext:value-type="float">
            <text:p>0.961642</text:p>
          </table:table-cell>
          <table:table-cell office:value-type="float" office:value="0.941545" calcext:value-type="float">
            <text:p>0.941545</text:p>
          </table:table-cell>
          <table:table-cell office:value-type="float" office:value="0.922301" calcext:value-type="float">
            <text:p>0.922301</text:p>
          </table:table-cell>
          <table:table-cell office:value-type="float" office:value="0.973354" calcext:value-type="float">
            <text:p>0.973354</text:p>
          </table:table-cell>
          <table:table-cell office:value-type="float" office:value="0.942607" calcext:value-type="float">
            <text:p>0.942607</text:p>
          </table:table-cell>
          <table:table-cell office:value-type="float" office:value="0.830035" calcext:value-type="float">
            <text:p>0.830035</text:p>
          </table:table-cell>
          <table:table-cell office:value-type="float" office:value="0.992268" calcext:value-type="float">
            <text:p>0.992268</text:p>
          </table:table-cell>
          <table:table-cell office:value-type="float" office:value="0.970226" calcext:value-type="float">
            <text:p>0.970226</text:p>
          </table:table-cell>
          <table:table-cell office:value-type="float" office:value="0.772685" calcext:value-type="float">
            <text:p>0.772685</text:p>
          </table:table-cell>
          <table:table-cell office:value-type="float" office:value="0.938748" calcext:value-type="float">
            <text:p>0.938748</text:p>
          </table:table-cell>
          <table:table-cell office:value-type="float" office:value="0.953419" calcext:value-type="float">
            <text:p>0.953419</text:p>
          </table:table-cell>
          <table:table-cell office:value-type="float" office:value="0.874451" calcext:value-type="float">
            <text:p>0.874451</text:p>
          </table:table-cell>
          <table:table-cell office:value-type="float" office:value="0.988781" calcext:value-type="float">
            <text:p>0.988781</text:p>
          </table:table-cell>
          <table:table-cell office:value-type="float" office:value="175" calcext:value-type="float">
            <text:p>175</text:p>
          </table:table-cell>
          <table:table-cell table:formula="of:=SUM([.A37]+[.D37]+[.G37]+[.J37]+[.M37]+[.P37]+[.S37]+[.V37]+[.Y37]+[.AB37])/10" office:value-type="float" office:value="0.9554699" calcext:value-type="float">
            <text:p>0.9554699</text:p>
          </table:table-cell>
          <table:table-cell table:formula="of:=-1 * SUM([.B37]+[.E37]+[.H37]+[.K37]+[.N37]+[.Q37]+[.T37]+[.W37]+[.Z37]+[.AC37])/10 + [.AF37]" office:value-type="float" office:value="0.1107991" calcext:value-type="float">
            <text:p>0.1107991</text:p>
          </table:table-cell>
          <table:table-cell table:formula="of:=SUM([.C37]+[.F37]+[.I37]+[.L37]+[.O37]+[.R37]+[.U37]+[.X37]+[.AA37]+[.AD37])/10" office:value-type="float" office:value="0.9698935" calcext:value-type="float">
            <text:p>0.9698935</text:p>
          </table:table-cell>
          <table:table-cell table:formula="of:=1000 * [.AF37]" office:value-type="float" office:value="955.4699" calcext:value-type="float">
            <text:p>955.4699</text:p>
          </table:table-cell>
          <table:table-cell table:formula="of:=26000*[.AH37]" office:value-type="float" office:value="25217.231" calcext:value-type="float">
            <text:p>25217.231</text:p>
          </table:table-cell>
        </table:table-row>
        <table:table-row table:style-name="ro1">
          <table:table-cell office:value-type="float" office:value="0.934694" calcext:value-type="float">
            <text:p>0.934694</text:p>
          </table:table-cell>
          <table:table-cell office:value-type="float" office:value="0.903984" calcext:value-type="float">
            <text:p>0.903984</text:p>
          </table:table-cell>
          <table:table-cell office:value-type="float" office:value="0.990297" calcext:value-type="float">
            <text:p>0.990297</text:p>
          </table:table-cell>
          <table:table-cell office:value-type="float" office:value="0.94185" calcext:value-type="float">
            <text:p>0.94185</text:p>
          </table:table-cell>
          <table:table-cell office:value-type="float" office:value="0.89075" calcext:value-type="float">
            <text:p>0.89075</text:p>
          </table:table-cell>
          <table:table-cell office:value-type="float" office:value="0.986317" calcext:value-type="float">
            <text:p>0.986317</text:p>
          </table:table-cell>
          <table:table-cell office:value-type="float" office:value="0.985465" calcext:value-type="float">
            <text:p>0.985465</text:p>
          </table:table-cell>
          <table:table-cell office:value-type="float" office:value="0.741598" calcext:value-type="float">
            <text:p>0.741598</text:p>
          </table:table-cell>
          <table:table-cell office:value-type="float" office:value="0.915286" calcext:value-type="float">
            <text:p>0.915286</text:p>
          </table:table-cell>
          <table:table-cell office:value-type="float" office:value="0.961386" calcext:value-type="float">
            <text:p>0.961386</text:p>
          </table:table-cell>
          <table:table-cell office:value-type="float" office:value="0.910329" calcext:value-type="float">
            <text:p>0.910329</text:p>
          </table:table-cell>
          <table:table-cell office:value-type="float" office:value="0.992685" calcext:value-type="float">
            <text:p>0.992685</text:p>
          </table:table-cell>
          <table:table-cell office:value-type="float" office:value="0.955193" calcext:value-type="float">
            <text:p>0.955193</text:p>
          </table:table-cell>
          <table:table-cell office:value-type="float" office:value="0.829001" calcext:value-type="float">
            <text:p>0.829001</text:p>
          </table:table-cell>
          <table:table-cell office:value-type="float" office:value="0.964106" calcext:value-type="float">
            <text:p>0.964106</text:p>
          </table:table-cell>
          <table:table-cell office:value-type="float" office:value="0.965247" calcext:value-type="float">
            <text:p>0.965247</text:p>
          </table:table-cell>
          <table:table-cell office:value-type="float" office:value="0.774096" calcext:value-type="float">
            <text:p>0.774096</text:p>
          </table:table-cell>
          <table:table-cell office:value-type="float" office:value="0.960998" calcext:value-type="float">
            <text:p>0.960998</text:p>
          </table:table-cell>
          <table:table-cell office:value-type="float" office:value="0.940501" calcext:value-type="float">
            <text:p>0.940501</text:p>
          </table:table-cell>
          <table:table-cell office:value-type="float" office:value="0.923248" calcext:value-type="float">
            <text:p>0.923248</text:p>
          </table:table-cell>
          <table:table-cell office:value-type="float" office:value="0.974112" calcext:value-type="float">
            <text:p>0.974112</text:p>
          </table:table-cell>
          <table:table-cell office:value-type="float" office:value="0.939689" calcext:value-type="float">
            <text:p>0.939689</text:p>
          </table:table-cell>
          <table:table-cell office:value-type="float" office:value="0.831129" calcext:value-type="float">
            <text:p>0.831129</text:p>
          </table:table-cell>
          <table:table-cell office:value-type="float" office:value="0.992836" calcext:value-type="float">
            <text:p>0.992836</text:p>
          </table:table-cell>
          <table:table-cell office:value-type="float" office:value="0.968172" calcext:value-type="float">
            <text:p>0.968172</text:p>
          </table:table-cell>
          <table:table-cell office:value-type="float" office:value="0.781268" calcext:value-type="float">
            <text:p>0.781268</text:p>
          </table:table-cell>
          <table:table-cell office:value-type="float" office:value="0.942804" calcext:value-type="float">
            <text:p>0.942804</text:p>
          </table:table-cell>
          <table:table-cell office:value-type="float" office:value="0.953419" calcext:value-type="float">
            <text:p>0.953419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0.990335" calcext:value-type="float">
            <text:p>0.990335</text:p>
          </table:table-cell>
          <table:table-cell office:value-type="float" office:value="180" calcext:value-type="float">
            <text:p>180</text:p>
          </table:table-cell>
          <table:table-cell table:formula="of:=SUM([.A38]+[.D38]+[.G38]+[.J38]+[.M38]+[.P38]+[.S38]+[.V38]+[.Y38]+[.AB38])/10" office:value-type="float" office:value="0.9545616" calcext:value-type="float">
            <text:p>0.9545616</text:p>
          </table:table-cell>
          <table:table-cell table:formula="of:=-1 * SUM([.B38]+[.E38]+[.H38]+[.K38]+[.N38]+[.Q38]+[.T38]+[.W38]+[.Z38]+[.AC38])/10 + [.AF38]" office:value-type="float" office:value="0.1080979" calcext:value-type="float">
            <text:p>0.1080979</text:p>
          </table:table-cell>
          <table:table-cell table:formula="of:=SUM([.C38]+[.F38]+[.I38]+[.L38]+[.O38]+[.R38]+[.U38]+[.X38]+[.AA38]+[.AD38])/10" office:value-type="float" office:value="0.9709776" calcext:value-type="float">
            <text:p>0.9709776</text:p>
          </table:table-cell>
          <table:table-cell table:formula="of:=1000 * [.AF38]" office:value-type="float" office:value="954.5616" calcext:value-type="float">
            <text:p>954.5616</text:p>
          </table:table-cell>
          <table:table-cell table:formula="of:=26000*[.AH38]" office:value-type="float" office:value="25245.4176" calcext:value-type="float">
            <text:p>25245.4176</text:p>
          </table:table-cell>
        </table:table-row>
        <table:table-row table:style-name="ro1">
          <table:table-cell office:value-type="float" office:value="0.931633" calcext:value-type="float">
            <text:p>0.931633</text:p>
          </table:table-cell>
          <table:table-cell office:value-type="float" office:value="0.902808" calcext:value-type="float">
            <text:p>0.902808</text:p>
          </table:table-cell>
          <table:table-cell office:value-type="float" office:value="0.990259" calcext:value-type="float">
            <text:p>0.990259</text:p>
          </table:table-cell>
          <table:table-cell office:value-type="float" office:value="0.938326" calcext:value-type="float">
            <text:p>0.938326</text:p>
          </table:table-cell>
          <table:table-cell office:value-type="float" office:value="0.889933" calcext:value-type="float">
            <text:p>0.889933</text:p>
          </table:table-cell>
          <table:table-cell office:value-type="float" office:value="0.988174" calcext:value-type="float">
            <text:p>0.988174</text:p>
          </table:table-cell>
          <table:table-cell office:value-type="float" office:value="0.984496" calcext:value-type="float">
            <text:p>0.984496</text:p>
          </table:table-cell>
          <table:table-cell office:value-type="float" office:value="0.744643" calcext:value-type="float">
            <text:p>0.744643</text:p>
          </table:table-cell>
          <table:table-cell office:value-type="float" office:value="0.920782" calcext:value-type="float">
            <text:p>0.920782</text:p>
          </table:table-cell>
          <table:table-cell office:value-type="float" office:value="0.963366" calcext:value-type="float">
            <text:p>0.963366</text:p>
          </table:table-cell>
          <table:table-cell office:value-type="float" office:value="0.912532" calcext:value-type="float">
            <text:p>0.912532</text:p>
          </table:table-cell>
          <table:table-cell office:value-type="float" office:value="0.992647" calcext:value-type="float">
            <text:p>0.992647</text:p>
          </table:table-cell>
          <table:table-cell office:value-type="float" office:value="0.956212" calcext:value-type="float">
            <text:p>0.956212</text:p>
          </table:table-cell>
          <table:table-cell office:value-type="float" office:value="0.834234" calcext:value-type="float">
            <text:p>0.834234</text:p>
          </table:table-cell>
          <table:table-cell office:value-type="float" office:value="0.966721" calcext:value-type="float">
            <text:p>0.966721</text:p>
          </table:table-cell>
          <table:table-cell office:value-type="float" office:value="0.963004" calcext:value-type="float">
            <text:p>0.963004</text:p>
          </table:table-cell>
          <table:table-cell office:value-type="float" office:value="0.774818" calcext:value-type="float">
            <text:p>0.774818</text:p>
          </table:table-cell>
          <table:table-cell office:value-type="float" office:value="0.962324" calcext:value-type="float">
            <text:p>0.962324</text:p>
          </table:table-cell>
          <table:table-cell office:value-type="float" office:value="0.93737" calcext:value-type="float">
            <text:p>0.93737</text:p>
          </table:table-cell>
          <table:table-cell office:value-type="float" office:value="0.920227" calcext:value-type="float">
            <text:p>0.920227</text:p>
          </table:table-cell>
          <table:table-cell office:value-type="float" office:value="0.974036" calcext:value-type="float">
            <text:p>0.974036</text:p>
          </table:table-cell>
          <table:table-cell office:value-type="float" office:value="0.942607" calcext:value-type="float">
            <text:p>0.942607</text:p>
          </table:table-cell>
          <table:table-cell office:value-type="float" office:value="0.835385" calcext:value-type="float">
            <text:p>0.835385</text:p>
          </table:table-cell>
          <table:table-cell office:value-type="float" office:value="0.99314" calcext:value-type="float">
            <text:p>0.99314</text:p>
          </table:table-cell>
          <table:table-cell office:value-type="float" office:value="0.968172" calcext:value-type="float">
            <text:p>0.968172</text:p>
          </table:table-cell>
          <table:table-cell office:value-type="float" office:value="0.785256" calcext:value-type="float">
            <text:p>0.785256</text:p>
          </table:table-cell>
          <table:table-cell office:value-type="float" office:value="0.944586" calcext:value-type="float">
            <text:p>0.944586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872427" calcext:value-type="float">
            <text:p>0.872427</text:p>
          </table:table-cell>
          <table:table-cell office:value-type="float" office:value="0.990676" calcext:value-type="float">
            <text:p>0.990676</text:p>
          </table:table-cell>
          <table:table-cell office:value-type="float" office:value="185" calcext:value-type="float">
            <text:p>185</text:p>
          </table:table-cell>
          <table:table-cell table:formula="of:=SUM([.A39]+[.D39]+[.G39]+[.J39]+[.M39]+[.P39]+[.S39]+[.V39]+[.Y39]+[.AB39])/10" office:value-type="float" office:value="0.9529686" calcext:value-type="float">
            <text:p>0.9529686</text:p>
          </table:table-cell>
          <table:table-cell table:formula="of:=-1 * SUM([.B39]+[.E39]+[.H39]+[.K39]+[.N39]+[.Q39]+[.T39]+[.W39]+[.Z39]+[.AC39])/10 + [.AF39]" office:value-type="float" office:value="0.1057423" calcext:value-type="float">
            <text:p>0.1057423</text:p>
          </table:table-cell>
          <table:table-cell table:formula="of:=SUM([.C39]+[.F39]+[.I39]+[.L39]+[.O39]+[.R39]+[.U39]+[.X39]+[.AA39]+[.AD39])/10" office:value-type="float" office:value="0.9723345" calcext:value-type="float">
            <text:p>0.9723345</text:p>
          </table:table-cell>
          <table:table-cell table:formula="of:=1000 * [.AF39]" office:value-type="float" office:value="952.9686" calcext:value-type="float">
            <text:p>952.9686</text:p>
          </table:table-cell>
          <table:table-cell table:formula="of:=26000*[.AH39]" office:value-type="float" office:value="25280.697" calcext:value-type="float">
            <text:p>25280.697</text:p>
          </table:table-cell>
        </table:table-row>
        <table:table-row table:style-name="ro1">
          <table:table-cell office:value-type="float" office:value="0.931633" calcext:value-type="float">
            <text:p>0.931633</text:p>
          </table:table-cell>
          <table:table-cell office:value-type="float" office:value="0.902143" calcext:value-type="float">
            <text:p>0.902143</text:p>
          </table:table-cell>
          <table:table-cell office:value-type="float" office:value="0.990107" calcext:value-type="float">
            <text:p>0.990107</text:p>
          </table:table-cell>
          <table:table-cell office:value-type="float" office:value="0.937445" calcext:value-type="float">
            <text:p>0.937445</text:p>
          </table:table-cell>
          <table:table-cell office:value-type="float" office:value="0.891196" calcext:value-type="float">
            <text:p>0.891196</text:p>
          </table:table-cell>
          <table:table-cell office:value-type="float" office:value="0.990221" calcext:value-type="float">
            <text:p>0.990221</text:p>
          </table:table-cell>
          <table:table-cell office:value-type="float" office:value="0.983527" calcext:value-type="float">
            <text:p>0.983527</text:p>
          </table:table-cell>
          <table:table-cell office:value-type="float" office:value="0.739214" calcext:value-type="float">
            <text:p>0.739214</text:p>
          </table:table-cell>
          <table:table-cell office:value-type="float" office:value="0.923094" calcext:value-type="float">
            <text:p>0.923094</text:p>
          </table:table-cell>
          <table:table-cell office:value-type="float" office:value="0.960396" calcext:value-type="float">
            <text:p>0.960396</text:p>
          </table:table-cell>
          <table:table-cell office:value-type="float" office:value="0.909673" calcext:value-type="float">
            <text:p>0.909673</text:p>
          </table:table-cell>
          <table:table-cell office:value-type="float" office:value="0.992836" calcext:value-type="float">
            <text:p>0.992836</text:p>
          </table:table-cell>
          <table:table-cell office:value-type="float" office:value="0.955193" calcext:value-type="float">
            <text:p>0.955193</text:p>
          </table:table-cell>
          <table:table-cell office:value-type="float" office:value="0.830776" calcext:value-type="float">
            <text:p>0.830776</text:p>
          </table:table-cell>
          <table:table-cell office:value-type="float" office:value="0.967631" calcext:value-type="float">
            <text:p>0.967631</text:p>
          </table:table-cell>
          <table:table-cell office:value-type="float" office:value="0.964126" calcext:value-type="float">
            <text:p>0.964126</text:p>
          </table:table-cell>
          <table:table-cell office:value-type="float" office:value="0.780112" calcext:value-type="float">
            <text:p>0.780112</text:p>
          </table:table-cell>
          <table:table-cell office:value-type="float" office:value="0.963272" calcext:value-type="float">
            <text:p>0.963272</text:p>
          </table:table-cell>
          <table:table-cell office:value-type="float" office:value="0.938413" calcext:value-type="float">
            <text:p>0.938413</text:p>
          </table:table-cell>
          <table:table-cell office:value-type="float" office:value="0.921935" calcext:value-type="float">
            <text:p>0.921935</text:p>
          </table:table-cell>
          <table:table-cell office:value-type="float" office:value="0.975856" calcext:value-type="float">
            <text:p>0.975856</text:p>
          </table:table-cell>
          <table:table-cell office:value-type="float" office:value="0.942607" calcext:value-type="float">
            <text:p>0.942607</text:p>
          </table:table-cell>
          <table:table-cell office:value-type="float" office:value="0.835719" calcext:value-type="float">
            <text:p>0.835719</text:p>
          </table:table-cell>
          <table:table-cell office:value-type="float" office:value="0.993822" calcext:value-type="float">
            <text:p>0.993822</text:p>
          </table:table-cell>
          <table:table-cell office:value-type="float" office:value="0.963039" calcext:value-type="float">
            <text:p>0.963039</text:p>
          </table:table-cell>
          <table:table-cell office:value-type="float" office:value="0.772478" calcext:value-type="float">
            <text:p>0.772478</text:p>
          </table:table-cell>
          <table:table-cell office:value-type="float" office:value="0.941136" calcext:value-type="float">
            <text:p>0.941136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88088" calcext:value-type="float">
            <text:p>0.88088</text:p>
          </table:table-cell>
          <table:table-cell office:value-type="float" office:value="0.991472" calcext:value-type="float">
            <text:p>0.991472</text:p>
          </table:table-cell>
          <table:table-cell office:value-type="float" office:value="190" calcext:value-type="float">
            <text:p>190</text:p>
          </table:table-cell>
          <table:table-cell table:formula="of:=SUM([.A40]+[.D40]+[.G40]+[.J40]+[.M40]+[.P40]+[.S40]+[.V40]+[.Y40]+[.AB40])/10" office:value-type="float" office:value="0.9520879" calcext:value-type="float">
            <text:p>0.9520879</text:p>
          </table:table-cell>
          <table:table-cell table:formula="of:=-1 * SUM([.B40]+[.E40]+[.H40]+[.K40]+[.N40]+[.Q40]+[.T40]+[.W40]+[.Z40]+[.AC40])/10 + [.AF40]" office:value-type="float" office:value="0.1056753" calcext:value-type="float">
            <text:p>0.1056753</text:p>
          </table:table-cell>
          <table:table-cell table:formula="of:=SUM([.C40]+[.F40]+[.I40]+[.L40]+[.O40]+[.R40]+[.U40]+[.X40]+[.AA40]+[.AD40])/10" office:value-type="float" office:value="0.9729447" calcext:value-type="float">
            <text:p>0.9729447</text:p>
          </table:table-cell>
          <table:table-cell table:formula="of:=1000 * [.AF40]" office:value-type="float" office:value="952.0879" calcext:value-type="float">
            <text:p>952.0879</text:p>
          </table:table-cell>
          <table:table-cell table:formula="of:=26000*[.AH40]" office:value-type="float" office:value="25296.5622" calcext:value-type="float">
            <text:p>25296.5622</text:p>
          </table:table-cell>
        </table:table-row>
        <table:table-row table:style-name="ro1">
          <table:table-cell office:value-type="float" office:value="0.926531" calcext:value-type="float">
            <text:p>0.926531</text:p>
          </table:table-cell>
          <table:table-cell office:value-type="float" office:value="0.89948" calcext:value-type="float">
            <text:p>0.89948</text:p>
          </table:table-cell>
          <table:table-cell office:value-type="float" office:value="0.991282" calcext:value-type="float">
            <text:p>0.991282</text:p>
          </table:table-cell>
          <table:table-cell office:value-type="float" office:value="0.936564" calcext:value-type="float">
            <text:p>0.936564</text:p>
          </table:table-cell>
          <table:table-cell office:value-type="float" office:value="0.893586" calcext:value-type="float">
            <text:p>0.893586</text:p>
          </table:table-cell>
          <table:table-cell office:value-type="float" office:value="0.990448" calcext:value-type="float">
            <text:p>0.990448</text:p>
          </table:table-cell>
          <table:table-cell office:value-type="float" office:value="0.983527" calcext:value-type="float">
            <text:p>0.983527</text:p>
          </table:table-cell>
          <table:table-cell office:value-type="float" office:value="0.739437" calcext:value-type="float">
            <text:p>0.739437</text:p>
          </table:table-cell>
          <table:table-cell office:value-type="float" office:value="0.925748" calcext:value-type="float">
            <text:p>0.925748</text:p>
          </table:table-cell>
          <table:table-cell office:value-type="float" office:value="0.959406" calcext:value-type="float">
            <text:p>0.959406</text:p>
          </table:table-cell>
          <table:table-cell office:value-type="float" office:value="0.910574" calcext:value-type="float">
            <text:p>0.910574</text:p>
          </table:table-cell>
          <table:table-cell office:value-type="float" office:value="0.993822" calcext:value-type="float">
            <text:p>0.993822</text:p>
          </table:table-cell>
          <table:table-cell office:value-type="float" office:value="0.952138" calcext:value-type="float">
            <text:p>0.952138</text:p>
          </table:table-cell>
          <table:table-cell office:value-type="float" office:value="0.830049" calcext:value-type="float">
            <text:p>0.830049</text:p>
          </table:table-cell>
          <table:table-cell office:value-type="float" office:value="0.969374" calcext:value-type="float">
            <text:p>0.969374</text:p>
          </table:table-cell>
          <table:table-cell office:value-type="float" office:value="0.959641" calcext:value-type="float">
            <text:p>0.959641</text:p>
          </table:table-cell>
          <table:table-cell office:value-type="float" office:value="0.780458" calcext:value-type="float">
            <text:p>0.780458</text:p>
          </table:table-cell>
          <table:table-cell office:value-type="float" office:value="0.964295" calcext:value-type="float">
            <text:p>0.964295</text:p>
          </table:table-cell>
          <table:table-cell office:value-type="float" office:value="0.935282" calcext:value-type="float">
            <text:p>0.935282</text:p>
          </table:table-cell>
          <table:table-cell office:value-type="float" office:value="0.917365" calcext:value-type="float">
            <text:p>0.917365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940661" calcext:value-type="float">
            <text:p>0.940661</text:p>
          </table:table-cell>
          <table:table-cell office:value-type="float" office:value="0.836894" calcext:value-type="float">
            <text:p>0.836894</text:p>
          </table:table-cell>
          <table:table-cell office:value-type="float" office:value="0.99386" calcext:value-type="float">
            <text:p>0.99386</text:p>
          </table:table-cell>
          <table:table-cell office:value-type="float" office:value="0.963039" calcext:value-type="float">
            <text:p>0.963039</text:p>
          </table:table-cell>
          <table:table-cell office:value-type="float" office:value="0.778683" calcext:value-type="float">
            <text:p>0.778683</text:p>
          </table:table-cell>
          <table:table-cell office:value-type="float" office:value="0.946936" calcext:value-type="float">
            <text:p>0.946936</text:p>
          </table:table-cell>
          <table:table-cell office:value-type="float" office:value="0.943508" calcext:value-type="float">
            <text:p>0.943508</text:p>
          </table:table-cell>
          <table:table-cell office:value-type="float" office:value="0.882336" calcext:value-type="float">
            <text:p>0.882336</text:p>
          </table:table-cell>
          <table:table-cell office:value-type="float" office:value="0.991244" calcext:value-type="float">
            <text:p>0.991244</text:p>
          </table:table-cell>
          <table:table-cell office:value-type="float" office:value="195" calcext:value-type="float">
            <text:p>195</text:p>
          </table:table-cell>
          <table:table-cell table:formula="of:=SUM([.A41]+[.D41]+[.G41]+[.J41]+[.M41]+[.P41]+[.S41]+[.V41]+[.Y41]+[.AB41])/10" office:value-type="float" office:value="0.9500297" calcext:value-type="float">
            <text:p>0.9500297</text:p>
          </table:table-cell>
          <table:table-cell table:formula="of:=-1 * SUM([.B41]+[.E41]+[.H41]+[.K41]+[.N41]+[.Q41]+[.T41]+[.W41]+[.Z41]+[.AC41])/10 + [.AF41]" office:value-type="float" office:value="0.1031435" calcext:value-type="float">
            <text:p>0.1031435</text:p>
          </table:table-cell>
          <table:table-cell table:formula="of:=SUM([.C41]+[.F41]+[.I41]+[.L41]+[.O41]+[.R41]+[.U41]+[.X41]+[.AA41]+[.AD41])/10" office:value-type="float" office:value="0.9743509" calcext:value-type="float">
            <text:p>0.9743509</text:p>
          </table:table-cell>
          <table:table-cell table:formula="of:=1000 * [.AF41]" office:value-type="float" office:value="950.0297" calcext:value-type="float">
            <text:p>950.0297</text:p>
          </table:table-cell>
          <table:table-cell table:formula="of:=26000*[.AH41]" office:value-type="float" office:value="25333.1234" calcext:value-type="float">
            <text:p>25333.1234</text:p>
          </table:table-cell>
        </table:table-row>
        <table:table-row table:style-name="ro1">
          <table:table-cell office:value-type="float" office:value="0.923469" calcext:value-type="float">
            <text:p>0.923469</text:p>
          </table:table-cell>
          <table:table-cell office:value-type="float" office:value="0.898747" calcext:value-type="float">
            <text:p>0.898747</text:p>
          </table:table-cell>
          <table:table-cell office:value-type="float" office:value="0.991851" calcext:value-type="float">
            <text:p>0.991851</text:p>
          </table:table-cell>
          <table:table-cell office:value-type="float" office:value="0.936564" calcext:value-type="float">
            <text:p>0.936564</text:p>
          </table:table-cell>
          <table:table-cell office:value-type="float" office:value="0.894375" calcext:value-type="float">
            <text:p>0.894375</text:p>
          </table:table-cell>
          <table:table-cell office:value-type="float" office:value="0.990259" calcext:value-type="float">
            <text:p>0.990259</text:p>
          </table:table-cell>
          <table:table-cell office:value-type="float" office:value="0.983527" calcext:value-type="float">
            <text:p>0.983527</text:p>
          </table:table-cell>
          <table:table-cell office:value-type="float" office:value="0.752595" calcext:value-type="float">
            <text:p>0.752595</text:p>
          </table:table-cell>
          <table:table-cell office:value-type="float" office:value="0.932343" calcext:value-type="float">
            <text:p>0.932343</text:p>
          </table:table-cell>
          <table:table-cell office:value-type="float" office:value="0.957426" calcext:value-type="float">
            <text:p>0.957426</text:p>
          </table:table-cell>
          <table:table-cell office:value-type="float" office:value="0.910818" calcext:value-type="float">
            <text:p>0.910818</text:p>
          </table:table-cell>
          <table:table-cell office:value-type="float" office:value="0.994011" calcext:value-type="float">
            <text:p>0.994011</text:p>
          </table:table-cell>
          <table:table-cell office:value-type="float" office:value="0.952138" calcext:value-type="float">
            <text:p>0.952138</text:p>
          </table:table-cell>
          <table:table-cell office:value-type="float" office:value="0.835926" calcext:value-type="float">
            <text:p>0.835926</text:p>
          </table:table-cell>
          <table:table-cell office:value-type="float" office:value="0.970094" calcext:value-type="float">
            <text:p>0.970094</text:p>
          </table:table-cell>
          <table:table-cell office:value-type="float" office:value="0.959641" calcext:value-type="float">
            <text:p>0.959641</text:p>
          </table:table-cell>
          <table:table-cell office:value-type="float" office:value="0.783093" calcext:value-type="float">
            <text:p>0.783093</text:p>
          </table:table-cell>
          <table:table-cell office:value-type="float" office:value="0.966607" calcext:value-type="float">
            <text:p>0.966607</text:p>
          </table:table-cell>
          <table:table-cell office:value-type="float" office:value="0.93215" calcext:value-type="float">
            <text:p>0.93215</text:p>
          </table:table-cell>
          <table:table-cell office:value-type="float" office:value="0.913792" calcext:value-type="float">
            <text:p>0.913792</text:p>
          </table:table-cell>
          <table:table-cell office:value-type="float" office:value="0.976993" calcext:value-type="float">
            <text:p>0.976993</text:p>
          </table:table-cell>
          <table:table-cell office:value-type="float" office:value="0.94358" calcext:value-type="float">
            <text:p>0.94358</text:p>
          </table:table-cell>
          <table:table-cell office:value-type="float" office:value="0.840481" calcext:value-type="float">
            <text:p>0.840481</text:p>
          </table:table-cell>
          <table:table-cell office:value-type="float" office:value="0.99386" calcext:value-type="float">
            <text:p>0.99386</text:p>
          </table:table-cell>
          <table:table-cell office:value-type="float" office:value="0.960986" calcext:value-type="float">
            <text:p>0.960986</text:p>
          </table:table-cell>
          <table:table-cell office:value-type="float" office:value="0.782501" calcext:value-type="float">
            <text:p>0.782501</text:p>
          </table:table-cell>
          <table:table-cell office:value-type="float" office:value="0.949134" calcext:value-type="float">
            <text:p>0.949134</text:p>
          </table:table-cell>
          <table:table-cell office:value-type="float" office:value="0.941526" calcext:value-type="float">
            <text:p>0.941526</text:p>
          </table:table-cell>
          <table:table-cell office:value-type="float" office:value="0.885693" calcext:value-type="float">
            <text:p>0.885693</text:p>
          </table:table-cell>
          <table:table-cell office:value-type="float" office:value="0.991623" calcext:value-type="float">
            <text:p>0.991623</text:p>
          </table:table-cell>
          <table:table-cell office:value-type="float" office:value="200" calcext:value-type="float">
            <text:p>200</text:p>
          </table:table-cell>
          <table:table-cell table:formula="of:=SUM([.A42]+[.D42]+[.G42]+[.J42]+[.M42]+[.P42]+[.S42]+[.V42]+[.Y42]+[.AB42])/10" office:value-type="float" office:value="0.9491007" calcext:value-type="float">
            <text:p>0.9491007</text:p>
          </table:table-cell>
          <table:table-cell table:formula="of:=-1 * SUM([.B42]+[.E42]+[.H42]+[.K42]+[.N42]+[.Q42]+[.T42]+[.W42]+[.Z42]+[.AC42])/10 + [.AF42]" office:value-type="float" office:value="0.0992985999999998" calcext:value-type="float">
            <text:p>0.0992986</text:p>
          </table:table-cell>
          <table:table-cell table:formula="of:=SUM([.C42]+[.F42]+[.I42]+[.L42]+[.O42]+[.R42]+[.U42]+[.X42]+[.AA42]+[.AD42])/10" office:value-type="float" office:value="0.9756775" calcext:value-type="float">
            <text:p>0.9756775</text:p>
          </table:table-cell>
          <table:table-cell table:formula="of:=1000 * [.AF42]" office:value-type="float" office:value="949.1007" calcext:value-type="float">
            <text:p>949.1007</text:p>
          </table:table-cell>
          <table:table-cell table:formula="of:=26000*[.AH42]" office:value-type="float" office:value="25367.615" calcext:value-type="float">
            <text:p>25367.615</text:p>
          </table:table-cell>
        </table:table-row>
        <table:table-row table:style-name="ro1">
          <table:table-cell office:value-type="float" office:value="0.92449" calcext:value-type="float">
            <text:p>0.92449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991889" calcext:value-type="float">
            <text:p>0.991889</text:p>
          </table:table-cell>
          <table:table-cell office:value-type="float" office:value="0.936564" calcext:value-type="float">
            <text:p>0.936564</text:p>
          </table:table-cell>
          <table:table-cell office:value-type="float" office:value="0.894827" calcext:value-type="float">
            <text:p>0.894827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981589" calcext:value-type="float">
            <text:p>0.981589</text:p>
          </table:table-cell>
          <table:table-cell office:value-type="float" office:value="0.759243" calcext:value-type="float">
            <text:p>0.759243</text:p>
          </table:table-cell>
          <table:table-cell office:value-type="float" office:value="0.935982" calcext:value-type="float">
            <text:p>0.935982</text:p>
          </table:table-cell>
          <table:table-cell office:value-type="float" office:value="0.957426" calcext:value-type="float">
            <text:p>0.957426</text:p>
          </table:table-cell>
          <table:table-cell office:value-type="float" office:value="0.911375" calcext:value-type="float">
            <text:p>0.911375</text:p>
          </table:table-cell>
          <table:table-cell office:value-type="float" office:value="0.994163" calcext:value-type="float">
            <text:p>0.994163</text:p>
          </table:table-cell>
          <table:table-cell office:value-type="float" office:value="0.950102" calcext:value-type="float">
            <text:p>0.950102</text:p>
          </table:table-cell>
          <table:table-cell office:value-type="float" office:value="0.838547" calcext:value-type="float">
            <text:p>0.838547</text:p>
          </table:table-cell>
          <table:table-cell office:value-type="float" office:value="0.969564" calcext:value-type="float">
            <text:p>0.969564</text:p>
          </table:table-cell>
          <table:table-cell office:value-type="float" office:value="0.959641" calcext:value-type="float">
            <text:p>0.959641</text:p>
          </table:table-cell>
          <table:table-cell office:value-type="float" office:value="0.785728" calcext:value-type="float">
            <text:p>0.785728</text:p>
          </table:table-cell>
          <table:table-cell office:value-type="float" office:value="0.967744" calcext:value-type="float">
            <text:p>0.967744</text:p>
          </table:table-cell>
          <table:table-cell office:value-type="float" office:value="0.930063" calcext:value-type="float">
            <text:p>0.930063</text:p>
          </table:table-cell>
          <table:table-cell office:value-type="float" office:value="0.913695" calcext:value-type="float">
            <text:p>0.913695</text:p>
          </table:table-cell>
          <table:table-cell office:value-type="float" office:value="0.977751" calcext:value-type="float">
            <text:p>0.977751</text:p>
          </table:table-cell>
          <table:table-cell office:value-type="float" office:value="0.94358" calcext:value-type="float">
            <text:p>0.94358</text:p>
          </table:table-cell>
          <table:table-cell office:value-type="float" office:value="0.84193" calcext:value-type="float">
            <text:p>0.84193</text:p>
          </table:table-cell>
          <table:table-cell office:value-type="float" office:value="0.99386" calcext:value-type="float">
            <text:p>0.99386</text:p>
          </table:table-cell>
          <table:table-cell office:value-type="float" office:value="0.962012" calcext:value-type="float">
            <text:p>0.962012</text:p>
          </table:table-cell>
          <table:table-cell office:value-type="float" office:value="0.783306" calcext:value-type="float">
            <text:p>0.783306</text:p>
          </table:table-cell>
          <table:table-cell office:value-type="float" office:value="0.95156" calcext:value-type="float">
            <text:p>0.95156</text:p>
          </table:table-cell>
          <table:table-cell office:value-type="float" office:value="0.940535" calcext:value-type="float">
            <text:p>0.940535</text:p>
          </table:table-cell>
          <table:table-cell office:value-type="float" office:value="0.884479" calcext:value-type="float">
            <text:p>0.884479</text:p>
          </table:table-cell>
          <table:table-cell office:value-type="float" office:value="0.99223" calcext:value-type="float">
            <text:p>0.99223</text:p>
          </table:table-cell>
          <table:table-cell office:value-type="float" office:value="205" calcext:value-type="float">
            <text:p>205</text:p>
          </table:table-cell>
          <table:table-cell table:formula="of:=SUM([.A43]+[.D43]+[.G43]+[.J43]+[.M43]+[.P43]+[.S43]+[.V43]+[.Y43]+[.AB43])/10" office:value-type="float" office:value="0.9486002" calcext:value-type="float">
            <text:p>0.9486002</text:p>
          </table:table-cell>
          <table:table-cell table:formula="of:=-1 * SUM([.B43]+[.E43]+[.H43]+[.K43]+[.N43]+[.Q43]+[.T43]+[.W43]+[.Z43]+[.AC43])/10 + [.AF43]" office:value-type="float" office:value="0.0972771999999998" calcext:value-type="float">
            <text:p>0.0972772</text:p>
          </table:table-cell>
          <table:table-cell table:formula="of:=SUM([.C43]+[.F43]+[.I43]+[.L43]+[.O43]+[.R43]+[.U43]+[.X43]+[.AA43]+[.AD43])/10" office:value-type="float" office:value="0.9765343" calcext:value-type="float">
            <text:p>0.9765343</text:p>
          </table:table-cell>
          <table:table-cell table:formula="of:=1000 * [.AF43]" office:value-type="float" office:value="948.6002" calcext:value-type="float">
            <text:p>948.6002</text:p>
          </table:table-cell>
          <table:table-cell table:formula="of:=26000*[.AH43]" office:value-type="float" office:value="25389.8918" calcext:value-type="float">
            <text:p>25389.8918</text:p>
          </table:table-cell>
        </table:table-row>
        <table:table-row table:style-name="ro1">
          <table:table-cell office:value-type="float" office:value="0.922449" calcext:value-type="float">
            <text:p>0.922449</text:p>
          </table:table-cell>
          <table:table-cell office:value-type="float" office:value="0.897837" calcext:value-type="float">
            <text:p>0.897837</text:p>
          </table:table-cell>
          <table:table-cell office:value-type="float" office:value="0.991965" calcext:value-type="float">
            <text:p>0.991965</text:p>
          </table:table-cell>
          <table:table-cell office:value-type="float" office:value="0.937445" calcext:value-type="float">
            <text:p>0.937445</text:p>
          </table:table-cell>
          <table:table-cell office:value-type="float" office:value="0.908455" calcext:value-type="float">
            <text:p>0.908455</text:p>
          </table:table-cell>
          <table:table-cell office:value-type="float" office:value="0.992723" calcext:value-type="float">
            <text:p>0.992723</text:p>
          </table:table-cell>
          <table:table-cell office:value-type="float" office:value="0.981589" calcext:value-type="float">
            <text:p>0.981589</text:p>
          </table:table-cell>
          <table:table-cell office:value-type="float" office:value="0.771955" calcext:value-type="float">
            <text:p>0.771955</text:p>
          </table:table-cell>
          <table:table-cell office:value-type="float" office:value="0.938256" calcext:value-type="float">
            <text:p>0.938256</text:p>
          </table:table-cell>
          <table:table-cell office:value-type="float" office:value="0.958416" calcext:value-type="float">
            <text:p>0.958416</text:p>
          </table:table-cell>
          <table:table-cell office:value-type="float" office:value="0.912698" calcext:value-type="float">
            <text:p>0.912698</text:p>
          </table:table-cell>
          <table:table-cell office:value-type="float" office:value="0.994277" calcext:value-type="float">
            <text:p>0.994277</text:p>
          </table:table-cell>
          <table:table-cell office:value-type="float" office:value="0.950102" calcext:value-type="float">
            <text:p>0.950102</text:p>
          </table:table-cell>
          <table:table-cell office:value-type="float" office:value="0.837993" calcext:value-type="float">
            <text:p>0.837993</text:p>
          </table:table-cell>
          <table:table-cell office:value-type="float" office:value="0.971004" calcext:value-type="float">
            <text:p>0.971004</text:p>
          </table:table-cell>
          <table:table-cell office:value-type="float" office:value="0.961883" calcext:value-type="float">
            <text:p>0.961883</text:p>
          </table:table-cell>
          <table:table-cell office:value-type="float" office:value="0.788739" calcext:value-type="float">
            <text:p>0.788739</text:p>
          </table:table-cell>
          <table:table-cell office:value-type="float" office:value="0.967972" calcext:value-type="float">
            <text:p>0.967972</text:p>
          </table:table-cell>
          <table:table-cell office:value-type="float" office:value="0.930063" calcext:value-type="float">
            <text:p>0.930063</text:p>
          </table:table-cell>
          <table:table-cell office:value-type="float" office:value="0.913695" calcext:value-type="float">
            <text:p>0.913695</text:p>
          </table:table-cell>
          <table:table-cell office:value-type="float" office:value="0.977523" calcext:value-type="float">
            <text:p>0.977523</text:p>
          </table:table-cell>
          <table:table-cell office:value-type="float" office:value="0.940661" calcext:value-type="float">
            <text:p>0.940661</text:p>
          </table:table-cell>
          <table:table-cell office:value-type="float" office:value="0.842356" calcext:value-type="float">
            <text:p>0.842356</text:p>
          </table:table-cell>
          <table:table-cell office:value-type="float" office:value="0.993935" calcext:value-type="float">
            <text:p>0.993935</text:p>
          </table:table-cell>
          <table:table-cell office:value-type="float" office:value="0.963039" calcext:value-type="float">
            <text:p>0.963039</text:p>
          </table:table-cell>
          <table:table-cell office:value-type="float" office:value="0.788211" calcext:value-type="float">
            <text:p>0.788211</text:p>
          </table:table-cell>
          <table:table-cell office:value-type="float" office:value="0.952545" calcext:value-type="float">
            <text:p>0.952545</text:p>
          </table:table-cell>
          <table:table-cell office:value-type="float" office:value="0.937562" calcext:value-type="float">
            <text:p>0.937562</text:p>
          </table:table-cell>
          <table:table-cell office:value-type="float" office:value="0.882284" calcext:value-type="float">
            <text:p>0.882284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210" calcext:value-type="float">
            <text:p>210</text:p>
          </table:table-cell>
          <table:table-cell table:formula="of:=SUM([.A44]+[.D44]+[.G44]+[.J44]+[.M44]+[.P44]+[.S44]+[.V44]+[.Y44]+[.AB44])/10" office:value-type="float" office:value="0.9483209" calcext:value-type="float">
            <text:p>0.9483209</text:p>
          </table:table-cell>
          <table:table-cell table:formula="of:=-1 * SUM([.B44]+[.E44]+[.H44]+[.K44]+[.N44]+[.Q44]+[.T44]+[.W44]+[.Z44]+[.AC44])/10 + [.AF44]" office:value-type="float" office:value="0.0938986000000002" calcext:value-type="float">
            <text:p>0.0938986</text:p>
          </table:table-cell>
          <table:table-cell table:formula="of:=SUM([.C44]+[.F44]+[.I44]+[.L44]+[.O44]+[.R44]+[.U44]+[.X44]+[.AA44]+[.AD44])/10" office:value-type="float" office:value="0.9772619" calcext:value-type="float">
            <text:p>0.9772619</text:p>
          </table:table-cell>
          <table:table-cell table:formula="of:=1000 * [.AF44]" office:value-type="float" office:value="948.3209" calcext:value-type="float">
            <text:p>948.3209</text:p>
          </table:table-cell>
          <table:table-cell table:formula="of:=26000*[.AH44]" office:value-type="float" office:value="25408.8094" calcext:value-type="float">
            <text:p>25408.8094</text:p>
          </table:table-cell>
        </table:table-row>
        <table:table-row table:style-name="ro1">
          <table:table-cell office:value-type="float" office:value="0.916327" calcext:value-type="float">
            <text:p>0.916327</text:p>
          </table:table-cell>
          <table:table-cell office:value-type="float" office:value="0.894154" calcext:value-type="float">
            <text:p>0.894154</text:p>
          </table:table-cell>
          <table:table-cell office:value-type="float" office:value="0.991927" calcext:value-type="float">
            <text:p>0.991927</text:p>
          </table:table-cell>
          <table:table-cell office:value-type="float" office:value="0.935683" calcext:value-type="float">
            <text:p>0.935683</text:p>
          </table:table-cell>
          <table:table-cell office:value-type="float" office:value="0.90861" calcext:value-type="float">
            <text:p>0.90861</text:p>
          </table:table-cell>
          <table:table-cell office:value-type="float" office:value="0.993632" calcext:value-type="float">
            <text:p>0.993632</text:p>
          </table:table-cell>
          <table:table-cell office:value-type="float" office:value="0.98062" calcext:value-type="float">
            <text:p>0.98062</text:p>
          </table:table-cell>
          <table:table-cell office:value-type="float" office:value="0.780576" calcext:value-type="float">
            <text:p>0.780576</text:p>
          </table:table-cell>
          <table:table-cell office:value-type="float" office:value="0.939582" calcext:value-type="float">
            <text:p>0.939582</text:p>
          </table:table-cell>
          <table:table-cell office:value-type="float" office:value="0.957426" calcext:value-type="float">
            <text:p>0.957426</text:p>
          </table:table-cell>
          <table:table-cell office:value-type="float" office:value="0.915379" calcext:value-type="float">
            <text:p>0.915379</text:p>
          </table:table-cell>
          <table:table-cell office:value-type="float" office:value="0.994731" calcext:value-type="float">
            <text:p>0.994731</text:p>
          </table:table-cell>
          <table:table-cell office:value-type="float" office:value="0.949084" calcext:value-type="float">
            <text:p>0.949084</text:p>
          </table:table-cell>
          <table:table-cell office:value-type="float" office:value="0.839636" calcext:value-type="float">
            <text:p>0.839636</text:p>
          </table:table-cell>
          <table:table-cell office:value-type="float" office:value="0.971876" calcext:value-type="float">
            <text:p>0.971876</text:p>
          </table:table-cell>
          <table:table-cell office:value-type="float" office:value="0.961883" calcext:value-type="float">
            <text:p>0.961883</text:p>
          </table:table-cell>
          <table:table-cell office:value-type="float" office:value="0.785994" calcext:value-type="float">
            <text:p>0.785994</text:p>
          </table:table-cell>
          <table:table-cell office:value-type="float" office:value="0.966607" calcext:value-type="float">
            <text:p>0.966607</text:p>
          </table:table-cell>
          <table:table-cell office:value-type="float" office:value="0.927975" calcext:value-type="float">
            <text:p>0.927975</text:p>
          </table:table-cell>
          <table:table-cell office:value-type="float" office:value="0.911828" calcext:value-type="float">
            <text:p>0.911828</text:p>
          </table:table-cell>
          <table:table-cell office:value-type="float" office:value="0.978092" calcext:value-type="float">
            <text:p>0.978092</text:p>
          </table:table-cell>
          <table:table-cell office:value-type="float" office:value="0.939689" calcext:value-type="float">
            <text:p>0.939689</text:p>
          </table:table-cell>
          <table:table-cell office:value-type="float" office:value="0.844615" calcext:value-type="float">
            <text:p>0.844615</text:p>
          </table:table-cell>
          <table:table-cell office:value-type="float" office:value="0.994542" calcext:value-type="float">
            <text:p>0.994542</text:p>
          </table:table-cell>
          <table:table-cell office:value-type="float" office:value="0.963039" calcext:value-type="float">
            <text:p>0.963039</text:p>
          </table:table-cell>
          <table:table-cell office:value-type="float" office:value="0.795301" calcext:value-type="float">
            <text:p>0.795301</text:p>
          </table:table-cell>
          <table:table-cell office:value-type="float" office:value="0.956563" calcext:value-type="float">
            <text:p>0.956563</text:p>
          </table:table-cell>
          <table:table-cell office:value-type="float" office:value="0.93558" calcext:value-type="float">
            <text:p>0.93558</text:p>
          </table:table-cell>
          <table:table-cell office:value-type="float" office:value="0.888866" calcext:value-type="float">
            <text:p>0.888866</text:p>
          </table:table-cell>
          <table:table-cell office:value-type="float" office:value="0.992533" calcext:value-type="float">
            <text:p>0.992533</text:p>
          </table:table-cell>
          <table:table-cell office:value-type="float" office:value="215" calcext:value-type="float">
            <text:p>215</text:p>
          </table:table-cell>
          <table:table-cell table:formula="of:=SUM([.A45]+[.D45]+[.G45]+[.J45]+[.M45]+[.P45]+[.S45]+[.V45]+[.Y45]+[.AB45])/10" office:value-type="float" office:value="0.9467306" calcext:value-type="float">
            <text:p>0.9467306</text:p>
          </table:table-cell>
          <table:table-cell table:formula="of:=-1 * SUM([.B45]+[.E45]+[.H45]+[.K45]+[.N45]+[.Q45]+[.T45]+[.W45]+[.Z45]+[.AC45])/10 + [.AF45]" office:value-type="float" office:value="0.0902347000000002" calcext:value-type="float">
            <text:p>0.0902347</text:p>
          </table:table-cell>
          <table:table-cell table:formula="of:=SUM([.C45]+[.F45]+[.I45]+[.L45]+[.O45]+[.R45]+[.U45]+[.X45]+[.AA45]+[.AD45])/10" office:value-type="float" office:value="0.9780085" calcext:value-type="float">
            <text:p>0.9780085</text:p>
          </table:table-cell>
          <table:table-cell table:formula="of:=1000 * [.AF45]" office:value-type="float" office:value="946.7306" calcext:value-type="float">
            <text:p>946.7306</text:p>
          </table:table-cell>
          <table:table-cell table:formula="of:=26000*[.AH45]" office:value-type="float" office:value="25428.221" calcext:value-type="float">
            <text:p>25428.221</text:p>
          </table:table-cell>
        </table:table-row>
        <table:table-row table:style-name="ro1">
          <table:table-cell office:value-type="float" office:value="0.915306" calcext:value-type="float">
            <text:p>0.915306</text:p>
          </table:table-cell>
          <table:table-cell office:value-type="float" office:value="0.893133" calcext:value-type="float">
            <text:p>0.893133</text:p>
          </table:table-cell>
          <table:table-cell office:value-type="float" office:value="0.992116" calcext:value-type="float">
            <text:p>0.992116</text:p>
          </table:table-cell>
          <table:table-cell office:value-type="float" office:value="0.93304" calcext:value-type="float">
            <text:p>0.93304</text:p>
          </table:table-cell>
          <table:table-cell office:value-type="float" office:value="0.908449" calcext:value-type="float">
            <text:p>0.908449</text:p>
          </table:table-cell>
          <table:table-cell office:value-type="float" office:value="0.993746" calcext:value-type="float">
            <text:p>0.993746</text:p>
          </table:table-cell>
          <table:table-cell office:value-type="float" office:value="0.978682" calcext:value-type="float">
            <text:p>0.978682</text:p>
          </table:table-cell>
          <table:table-cell office:value-type="float" office:value="0.79436" calcext:value-type="float">
            <text:p>0.79436</text:p>
          </table:table-cell>
          <table:table-cell office:value-type="float" office:value="0.944358" calcext:value-type="float">
            <text:p>0.944358</text:p>
          </table:table-cell>
          <table:table-cell office:value-type="float" office:value="0.952475" calcext:value-type="float">
            <text:p>0.952475</text:p>
          </table:table-cell>
          <table:table-cell office:value-type="float" office:value="0.911541" calcext:value-type="float">
            <text:p>0.911541</text:p>
          </table:table-cell>
          <table:table-cell office:value-type="float" office:value="0.995073" calcext:value-type="float">
            <text:p>0.995073</text:p>
          </table:table-cell>
          <table:table-cell office:value-type="float" office:value="0.949084" calcext:value-type="float">
            <text:p>0.949084</text:p>
          </table:table-cell>
          <table:table-cell office:value-type="float" office:value="0.840301" calcext:value-type="float">
            <text:p>0.840301</text:p>
          </table:table-cell>
          <table:table-cell office:value-type="float" office:value="0.972027" calcext:value-type="float">
            <text:p>0.972027</text:p>
          </table:table-cell>
          <table:table-cell office:value-type="float" office:value="0.961883" calcext:value-type="float">
            <text:p>0.961883</text:p>
          </table:table-cell>
          <table:table-cell office:value-type="float" office:value="0.787531" calcext:value-type="float">
            <text:p>0.787531</text:p>
          </table:table-cell>
          <table:table-cell office:value-type="float" office:value="0.967706" calcext:value-type="float">
            <text:p>0.967706</text:p>
          </table:table-cell>
          <table:table-cell office:value-type="float" office:value="0.922756" calcext:value-type="float">
            <text:p>0.922756</text:p>
          </table:table-cell>
          <table:table-cell office:value-type="float" office:value="0.905614" calcext:value-type="float">
            <text:p>0.905614</text:p>
          </table:table-cell>
          <table:table-cell office:value-type="float" office:value="0.97885" calcext:value-type="float">
            <text:p>0.97885</text:p>
          </table:table-cell>
          <table:table-cell office:value-type="float" office:value="0.937743" calcext:value-type="float">
            <text:p>0.937743</text:p>
          </table:table-cell>
          <table:table-cell office:value-type="float" office:value="0.844007" calcext:value-type="float">
            <text:p>0.844007</text:p>
          </table:table-cell>
          <table:table-cell office:value-type="float" office:value="0.994997" calcext:value-type="float">
            <text:p>0.994997</text:p>
          </table:table-cell>
          <table:table-cell office:value-type="float" office:value="0.957906" calcext:value-type="float">
            <text:p>0.957906</text:p>
          </table:table-cell>
          <table:table-cell office:value-type="float" office:value="0.790722" calcext:value-type="float">
            <text:p>0.790722</text:p>
          </table:table-cell>
          <table:table-cell office:value-type="float" office:value="0.957548" calcext:value-type="float">
            <text:p>0.957548</text:p>
          </table:table-cell>
          <table:table-cell office:value-type="float" office:value="0.930624" calcext:value-type="float">
            <text:p>0.930624</text:p>
          </table:table-cell>
          <table:table-cell office:value-type="float" office:value="0.885246" calcext:value-type="float">
            <text:p>0.885246</text:p>
          </table:table-cell>
          <table:table-cell office:value-type="float" office:value="0.993102" calcext:value-type="float">
            <text:p>0.993102</text:p>
          </table:table-cell>
          <table:table-cell office:value-type="float" office:value="220" calcext:value-type="float">
            <text:p>220</text:p>
          </table:table-cell>
          <table:table-cell table:formula="of:=SUM([.A46]+[.D46]+[.G46]+[.J46]+[.M46]+[.P46]+[.S46]+[.V46]+[.Y46]+[.AB46])/10" office:value-type="float" office:value="0.9439499" calcext:value-type="float">
            <text:p>0.9439499</text:p>
          </table:table-cell>
          <table:table-cell table:formula="of:=-1 * SUM([.B46]+[.E46]+[.H46]+[.K46]+[.N46]+[.Q46]+[.T46]+[.W46]+[.Z46]+[.AC46])/10 + [.AF46]" office:value-type="float" office:value="0.0878595000000001" calcext:value-type="float">
            <text:p>0.0878595</text:p>
          </table:table-cell>
          <table:table-cell table:formula="of:=SUM([.C46]+[.F46]+[.I46]+[.L46]+[.O46]+[.R46]+[.U46]+[.X46]+[.AA46]+[.AD46])/10" office:value-type="float" office:value="0.9789523" calcext:value-type="float">
            <text:p>0.9789523</text:p>
          </table:table-cell>
          <table:table-cell table:formula="of:=1000 * [.AF46]" office:value-type="float" office:value="943.9499" calcext:value-type="float">
            <text:p>943.9499</text:p>
          </table:table-cell>
          <table:table-cell table:formula="of:=26000*[.AH46]" office:value-type="float" office:value="25452.7598" calcext:value-type="float">
            <text:p>25452.7598</text:p>
          </table:table-cell>
        </table:table-row>
        <table:table-row table:style-name="ro1">
          <table:table-cell office:value-type="float" office:value="0.912245" calcext:value-type="float">
            <text:p>0.912245</text:p>
          </table:table-cell>
          <table:table-cell office:value-type="float" office:value="0.891291" calcext:value-type="float">
            <text:p>0.891291</text:p>
          </table:table-cell>
          <table:table-cell office:value-type="float" office:value="0.991927" calcext:value-type="float">
            <text:p>0.991927</text:p>
          </table:table-cell>
          <table:table-cell office:value-type="float" office:value="0.93304" calcext:value-type="float">
            <text:p>0.93304</text:p>
          </table:table-cell>
          <table:table-cell office:value-type="float" office:value="0.906418" calcext:value-type="float">
            <text:p>0.906418</text:p>
          </table:table-cell>
          <table:table-cell office:value-type="float" office:value="0.993215" calcext:value-type="float">
            <text:p>0.993215</text:p>
          </table:table-cell>
          <table:table-cell office:value-type="float" office:value="0.978682" calcext:value-type="float">
            <text:p>0.978682</text:p>
          </table:table-cell>
          <table:table-cell office:value-type="float" office:value="0.796256" calcext:value-type="float">
            <text:p>0.796256</text:p>
          </table:table-cell>
          <table:table-cell office:value-type="float" office:value="0.944699" calcext:value-type="float">
            <text:p>0.944699</text:p>
          </table:table-cell>
          <table:table-cell office:value-type="float" office:value="0.952475" calcext:value-type="float">
            <text:p>0.952475</text:p>
          </table:table-cell>
          <table:table-cell office:value-type="float" office:value="0.912876" calcext:value-type="float">
            <text:p>0.912876</text:p>
          </table:table-cell>
          <table:table-cell office:value-type="float" office:value="0.995527" calcext:value-type="float">
            <text:p>0.995527</text:p>
          </table:table-cell>
          <table:table-cell office:value-type="float" office:value="0.946029" calcext:value-type="float">
            <text:p>0.946029</text:p>
          </table:table-cell>
          <table:table-cell office:value-type="float" office:value="0.842125" calcext:value-type="float">
            <text:p>0.842125</text:p>
          </table:table-cell>
          <table:table-cell office:value-type="float" office:value="0.976235" calcext:value-type="float">
            <text:p>0.976235</text:p>
          </table:table-cell>
          <table:table-cell office:value-type="float" office:value="0.960762" calcext:value-type="float">
            <text:p>0.960762</text:p>
          </table:table-cell>
          <table:table-cell office:value-type="float" office:value="0.788496" calcext:value-type="float">
            <text:p>0.788496</text:p>
          </table:table-cell>
          <table:table-cell office:value-type="float" office:value="0.968237" calcext:value-type="float">
            <text:p>0.968237</text:p>
          </table:table-cell>
          <table:table-cell office:value-type="float" office:value="0.916493" calcext:value-type="float">
            <text:p>0.916493</text:p>
          </table:table-cell>
          <table:table-cell office:value-type="float" office:value="0.901341" calcext:value-type="float">
            <text:p>0.901341</text:p>
          </table:table-cell>
          <table:table-cell office:value-type="float" office:value="0.981541" calcext:value-type="float">
            <text:p>0.981541</text:p>
          </table:table-cell>
          <table:table-cell office:value-type="float" office:value="0.928988" calcext:value-type="float">
            <text:p>0.928988</text:p>
          </table:table-cell>
          <table:table-cell office:value-type="float" office:value="0.840379" calcext:value-type="float">
            <text:p>0.840379</text:p>
          </table:table-cell>
          <table:table-cell office:value-type="float" office:value="0.99621" calcext:value-type="float">
            <text:p>0.99621</text:p>
          </table:table-cell>
          <table:table-cell office:value-type="float" office:value="0.952772" calcext:value-type="float">
            <text:p>0.952772</text:p>
          </table:table-cell>
          <table:table-cell office:value-type="float" office:value="0.788358" calcext:value-type="float">
            <text:p>0.788358</text:p>
          </table:table-cell>
          <table:table-cell office:value-type="float" office:value="0.958989" calcext:value-type="float">
            <text:p>0.958989</text:p>
          </table:table-cell>
          <table:table-cell office:value-type="float" office:value="0.92666" calcext:value-type="float">
            <text:p>0.92666</text:p>
          </table:table-cell>
          <table:table-cell office:value-type="float" office:value="0.884173" calcext:value-type="float">
            <text:p>0.884173</text:p>
          </table:table-cell>
          <table:table-cell office:value-type="float" office:value="0.993935" calcext:value-type="float">
            <text:p>0.993935</text:p>
          </table:table-cell>
          <table:table-cell office:value-type="float" office:value="225" calcext:value-type="float">
            <text:p>225</text:p>
          </table:table-cell>
          <table:table-cell table:formula="of:=SUM([.A47]+[.D47]+[.G47]+[.J47]+[.M47]+[.P47]+[.S47]+[.V47]+[.Y47]+[.AB47])/10" office:value-type="float" office:value="0.9408146" calcext:value-type="float">
            <text:p>0.9408146</text:p>
          </table:table-cell>
          <table:table-cell table:formula="of:=-1 * SUM([.B47]+[.E47]+[.H47]+[.K47]+[.N47]+[.Q47]+[.T47]+[.W47]+[.Z47]+[.AC47])/10 + [.AF47]" office:value-type="float" office:value="0.0856433000000001" calcext:value-type="float">
            <text:p>0.0856433</text:p>
          </table:table-cell>
          <table:table-cell table:formula="of:=SUM([.C47]+[.F47]+[.I47]+[.L47]+[.O47]+[.R47]+[.U47]+[.X47]+[.AA47]+[.AD47])/10" office:value-type="float" office:value="0.9800515" calcext:value-type="float">
            <text:p>0.9800515</text:p>
          </table:table-cell>
          <table:table-cell table:formula="of:=1000 * [.AF47]" office:value-type="float" office:value="940.8146" calcext:value-type="float">
            <text:p>940.8146</text:p>
          </table:table-cell>
          <table:table-cell table:formula="of:=26000*[.AH47]" office:value-type="float" office:value="25481.339" calcext:value-type="float">
            <text:p>25481.339</text:p>
          </table:table-cell>
        </table:table-row>
        <table:table-row table:style-name="ro1">
          <table:table-cell office:value-type="float" office:value="0.909184" calcext:value-type="float">
            <text:p>0.909184</text:p>
          </table:table-cell>
          <table:table-cell office:value-type="float" office:value="0.889006" calcext:value-type="float">
            <text:p>0.889006</text:p>
          </table:table-cell>
          <table:table-cell office:value-type="float" office:value="0.992078" calcext:value-type="float">
            <text:p>0.992078</text:p>
          </table:table-cell>
          <table:table-cell office:value-type="float" office:value="0.93304" calcext:value-type="float">
            <text:p>0.93304</text:p>
          </table:table-cell>
          <table:table-cell office:value-type="float" office:value="0.907659" calcext:value-type="float">
            <text:p>0.907659</text:p>
          </table:table-cell>
          <table:table-cell office:value-type="float" office:value="0.993481" calcext:value-type="float">
            <text:p>0.993481</text:p>
          </table:table-cell>
          <table:table-cell office:value-type="float" office:value="0.978682" calcext:value-type="float">
            <text:p>0.978682</text:p>
          </table:table-cell>
          <table:table-cell office:value-type="float" office:value="0.800939" calcext:value-type="float">
            <text:p>0.800939</text:p>
          </table:table-cell>
          <table:table-cell office:value-type="float" office:value="0.94379" calcext:value-type="float">
            <text:p>0.94379</text:p>
          </table:table-cell>
          <table:table-cell office:value-type="float" office:value="0.951485" calcext:value-type="float">
            <text:p>0.951485</text:p>
          </table:table-cell>
          <table:table-cell office:value-type="float" office:value="0.912553" calcext:value-type="float">
            <text:p>0.912553</text:p>
          </table:table-cell>
          <table:table-cell office:value-type="float" office:value="0.995641" calcext:value-type="float">
            <text:p>0.995641</text:p>
          </table:table-cell>
          <table:table-cell office:value-type="float" office:value="0.94501" calcext:value-type="float">
            <text:p>0.94501</text:p>
          </table:table-cell>
          <table:table-cell office:value-type="float" office:value="0.848426" calcext:value-type="float">
            <text:p>0.848426</text:p>
          </table:table-cell>
          <table:table-cell office:value-type="float" office:value="0.978585" calcext:value-type="float">
            <text:p>0.978585</text:p>
          </table:table-cell>
          <table:table-cell office:value-type="float" office:value="0.955157" calcext:value-type="float">
            <text:p>0.955157</text:p>
          </table:table-cell>
          <table:table-cell office:value-type="float" office:value="0.795078" calcext:value-type="float">
            <text:p>0.795078</text:p>
          </table:table-cell>
          <table:table-cell office:value-type="float" office:value="0.972179" calcext:value-type="float">
            <text:p>0.972179</text:p>
          </table:table-cell>
          <table:table-cell office:value-type="float" office:value="0.91023" calcext:value-type="float">
            <text:p>0.91023</text:p>
          </table:table-cell>
          <table:table-cell office:value-type="float" office:value="0.896073" calcext:value-type="float">
            <text:p>0.896073</text:p>
          </table:table-cell>
          <table:table-cell office:value-type="float" office:value="0.983815" calcext:value-type="float">
            <text:p>0.983815</text:p>
          </table:table-cell>
          <table:table-cell office:value-type="float" office:value="0.927043" calcext:value-type="float">
            <text:p>0.927043</text:p>
          </table:table-cell>
          <table:table-cell office:value-type="float" office:value="0.84044" calcext:value-type="float">
            <text:p>0.84044</text:p>
          </table:table-cell>
          <table:table-cell office:value-type="float" office:value="0.996248" calcext:value-type="float">
            <text:p>0.996248</text:p>
          </table:table-cell>
          <table:table-cell office:value-type="float" office:value="0.948665" calcext:value-type="float">
            <text:p>0.948665</text:p>
          </table:table-cell>
          <table:table-cell office:value-type="float" office:value="0.79245" calcext:value-type="float">
            <text:p>0.79245</text:p>
          </table:table-cell>
          <table:table-cell office:value-type="float" office:value="0.961604" calcext:value-type="float">
            <text:p>0.961604</text:p>
          </table:table-cell>
          <table:table-cell office:value-type="float" office:value="0.920714" calcext:value-type="float">
            <text:p>0.920714</text:p>
          </table:table-cell>
          <table:table-cell office:value-type="float" office:value="0.881007" calcext:value-type="float">
            <text:p>0.881007</text:p>
          </table:table-cell>
          <table:table-cell office:value-type="float" office:value="0.994315" calcext:value-type="float">
            <text:p>0.994315</text:p>
          </table:table-cell>
          <table:table-cell office:value-type="float" office:value="230" calcext:value-type="float">
            <text:p>230</text:p>
          </table:table-cell>
          <table:table-cell table:formula="of:=SUM([.A48]+[.D48]+[.G48]+[.J48]+[.M48]+[.P48]+[.S48]+[.V48]+[.Y48]+[.AB48])/10" office:value-type="float" office:value="0.937921" calcext:value-type="float">
            <text:p>0.937921</text:p>
          </table:table-cell>
          <table:table-cell table:formula="of:=-1 * SUM([.B48]+[.E48]+[.H48]+[.K48]+[.N48]+[.Q48]+[.T48]+[.W48]+[.Z48]+[.AC48])/10 + [.AF48]" office:value-type="float" office:value="0.0815579" calcext:value-type="float">
            <text:p>0.0815579</text:p>
          </table:table-cell>
          <table:table-cell table:formula="of:=SUM([.C48]+[.F48]+[.I48]+[.L48]+[.O48]+[.R48]+[.U48]+[.X48]+[.AA48]+[.AD48])/10" office:value-type="float" office:value="0.9811736" calcext:value-type="float">
            <text:p>0.9811736</text:p>
          </table:table-cell>
          <table:table-cell table:formula="of:=1000 * [.AF48]" office:value-type="float" office:value="937.921" calcext:value-type="float">
            <text:p>937.921</text:p>
          </table:table-cell>
          <table:table-cell table:formula="of:=26000*[.AH48]" office:value-type="float" office:value="25510.5136" calcext:value-type="float">
            <text:p>25510.5136</text:p>
          </table:table-cell>
        </table:table-row>
        <table:table-row table:style-name="ro1">
          <table:table-cell office:value-type="float" office:value="0.908163" calcext:value-type="float">
            <text:p>0.908163</text:p>
          </table:table-cell>
          <table:table-cell office:value-type="float" office:value="0.888318" calcext:value-type="float">
            <text:p>0.888318</text:p>
          </table:table-cell>
          <table:table-cell office:value-type="float" office:value="0.991775" calcext:value-type="float">
            <text:p>0.991775</text:p>
          </table:table-cell>
          <table:table-cell office:value-type="float" office:value="0.928634" calcext:value-type="float">
            <text:p>0.928634</text:p>
          </table:table-cell>
          <table:table-cell office:value-type="float" office:value="0.903479" calcext:value-type="float">
            <text:p>0.903479</text:p>
          </table:table-cell>
          <table:table-cell office:value-type="float" office:value="0.99386" calcext:value-type="float">
            <text:p>0.99386</text:p>
          </table:table-cell>
          <table:table-cell office:value-type="float" office:value="0.973837" calcext:value-type="float">
            <text:p>0.973837</text:p>
          </table:table-cell>
          <table:table-cell office:value-type="float" office:value="0.817504" calcext:value-type="float">
            <text:p>0.817504</text:p>
          </table:table-cell>
          <table:table-cell office:value-type="float" office:value="0.952962" calcext:value-type="float">
            <text:p>0.952962</text:p>
          </table:table-cell>
          <table:table-cell office:value-type="float" office:value="0.950495" calcext:value-type="float">
            <text:p>0.950495</text:p>
          </table:table-cell>
          <table:table-cell office:value-type="float" office:value="0.913343" calcext:value-type="float">
            <text:p>0.913343</text:p>
          </table:table-cell>
          <table:table-cell office:value-type="float" office:value="0.996096" calcext:value-type="float">
            <text:p>0.996096</text:p>
          </table:table-cell>
          <table:table-cell office:value-type="float" office:value="0.943992" calcext:value-type="float">
            <text:p>0.943992</text:p>
          </table:table-cell>
          <table:table-cell office:value-type="float" office:value="0.849958" calcext:value-type="float">
            <text:p>0.849958</text:p>
          </table:table-cell>
          <table:table-cell office:value-type="float" office:value="0.97976" calcext:value-type="float">
            <text:p>0.97976</text:p>
          </table:table-cell>
          <table:table-cell office:value-type="float" office:value="0.950673" calcext:value-type="float">
            <text:p>0.950673</text:p>
          </table:table-cell>
          <table:table-cell office:value-type="float" office:value="0.799377" calcext:value-type="float">
            <text:p>0.799377</text:p>
          </table:table-cell>
          <table:table-cell office:value-type="float" office:value="0.972672" calcext:value-type="float">
            <text:p>0.972672</text:p>
          </table:table-cell>
          <table:table-cell office:value-type="float" office:value="0.91023" calcext:value-type="float">
            <text:p>0.91023</text:p>
          </table:table-cell>
          <table:table-cell office:value-type="float" office:value="0.894415" calcext:value-type="float">
            <text:p>0.894415</text:p>
          </table:table-cell>
          <table:table-cell office:value-type="float" office:value="0.983891" calcext:value-type="float">
            <text:p>0.983891</text:p>
          </table:table-cell>
          <table:table-cell office:value-type="float" office:value="0.925097" calcext:value-type="float">
            <text:p>0.925097</text:p>
          </table:table-cell>
          <table:table-cell office:value-type="float" office:value="0.839721" calcext:value-type="float">
            <text:p>0.839721</text:p>
          </table:table-cell>
          <table:table-cell office:value-type="float" office:value="0.996361" calcext:value-type="float">
            <text:p>0.996361</text:p>
          </table:table-cell>
          <table:table-cell office:value-type="float" office:value="0.947639" calcext:value-type="float">
            <text:p>0.947639</text:p>
          </table:table-cell>
          <table:table-cell office:value-type="float" office:value="0.792199" calcext:value-type="float">
            <text:p>0.792199</text:p>
          </table:table-cell>
          <table:table-cell office:value-type="float" office:value="0.963006" calcext:value-type="float">
            <text:p>0.963006</text:p>
          </table:table-cell>
          <table:table-cell office:value-type="float" office:value="0.911794" calcext:value-type="float">
            <text:p>0.911794</text:p>
          </table:table-cell>
          <table:table-cell office:value-type="float" office:value="0.876203" calcext:value-type="float">
            <text:p>0.876203</text:p>
          </table:table-cell>
          <table:table-cell office:value-type="float" office:value="0.995262" calcext:value-type="float">
            <text:p>0.995262</text:p>
          </table:table-cell>
          <table:table-cell office:value-type="float" office:value="235" calcext:value-type="float">
            <text:p>235</text:p>
          </table:table-cell>
          <table:table-cell table:formula="of:=SUM([.A49]+[.D49]+[.G49]+[.J49]+[.M49]+[.P49]+[.S49]+[.V49]+[.Y49]+[.AB49])/10" office:value-type="float" office:value="0.9350554" calcext:value-type="float">
            <text:p>0.9350554</text:p>
          </table:table-cell>
          <table:table-cell table:formula="of:=-1 * SUM([.B49]+[.E49]+[.H49]+[.K49]+[.N49]+[.Q49]+[.T49]+[.W49]+[.Z49]+[.AC49])/10 + [.AF49]" office:value-type="float" office:value="0.0776037000000003" calcext:value-type="float">
            <text:p>0.0776037</text:p>
          </table:table-cell>
          <table:table-cell table:formula="of:=SUM([.C49]+[.F49]+[.I49]+[.L49]+[.O49]+[.R49]+[.U49]+[.X49]+[.AA49]+[.AD49])/10" office:value-type="float" office:value="0.9825645" calcext:value-type="float">
            <text:p>0.9825645</text:p>
          </table:table-cell>
          <table:table-cell table:formula="of:=1000 * [.AF49]" office:value-type="float" office:value="935.0554" calcext:value-type="float">
            <text:p>935.0554</text:p>
          </table:table-cell>
          <table:table-cell table:formula="of:=26000*[.AH49]" office:value-type="float" office:value="25546.677" calcext:value-type="float">
            <text:p>25546.677</text:p>
          </table:table-cell>
        </table:table-row>
        <table:table-row table:style-name="ro1">
          <table:table-cell office:value-type="float" office:value="0.904082" calcext:value-type="float">
            <text:p>0.904082</text:p>
          </table:table-cell>
          <table:table-cell office:value-type="float" office:value="0.884126" calcext:value-type="float">
            <text:p>0.884126</text:p>
          </table:table-cell>
          <table:table-cell office:value-type="float" office:value="0.991813" calcext:value-type="float">
            <text:p>0.991813</text:p>
          </table:table-cell>
          <table:table-cell office:value-type="float" office:value="0.931278" calcext:value-type="float">
            <text:p>0.931278</text:p>
          </table:table-cell>
          <table:table-cell office:value-type="float" office:value="0.908378" calcext:value-type="float">
            <text:p>0.908378</text:p>
          </table:table-cell>
          <table:table-cell office:value-type="float" office:value="0.993746" calcext:value-type="float">
            <text:p>0.993746</text:p>
          </table:table-cell>
          <table:table-cell office:value-type="float" office:value="0.97093" calcext:value-type="float">
            <text:p>0.97093</text:p>
          </table:table-cell>
          <table:table-cell office:value-type="float" office:value="0.817273" calcext:value-type="float">
            <text:p>0.817273</text:p>
          </table:table-cell>
          <table:table-cell office:value-type="float" office:value="0.953455" calcext:value-type="float">
            <text:p>0.953455</text:p>
          </table:table-cell>
          <table:table-cell office:value-type="float" office:value="0.945545" calcext:value-type="float">
            <text:p>0.945545</text:p>
          </table:table-cell>
          <table:table-cell office:value-type="float" office:value="0.908615" calcext:value-type="float">
            <text:p>0.908615</text:p>
          </table:table-cell>
          <table:table-cell office:value-type="float" office:value="0.996285" calcext:value-type="float">
            <text:p>0.996285</text:p>
          </table:table-cell>
          <table:table-cell office:value-type="float" office:value="0.943992" calcext:value-type="float">
            <text:p>0.943992</text:p>
          </table:table-cell>
          <table:table-cell office:value-type="float" office:value="0.851621" calcext:value-type="float">
            <text:p>0.851621</text:p>
          </table:table-cell>
          <table:table-cell office:value-type="float" office:value="0.979873" calcext:value-type="float">
            <text:p>0.979873</text:p>
          </table:table-cell>
          <table:table-cell office:value-type="float" office:value="0.94843" calcext:value-type="float">
            <text:p>0.94843</text:p>
          </table:table-cell>
          <table:table-cell office:value-type="float" office:value="0.826669" calcext:value-type="float">
            <text:p>0.826669</text:p>
          </table:table-cell>
          <table:table-cell office:value-type="float" office:value="0.97794" calcext:value-type="float">
            <text:p>0.97794</text:p>
          </table:table-cell>
          <table:table-cell office:value-type="float" office:value="0.908142" calcext:value-type="float">
            <text:p>0.908142</text:p>
          </table:table-cell>
          <table:table-cell office:value-type="float" office:value="0.891221" calcext:value-type="float">
            <text:p>0.891221</text:p>
          </table:table-cell>
          <table:table-cell office:value-type="float" office:value="0.983815" calcext:value-type="float">
            <text:p>0.983815</text:p>
          </table:table-cell>
          <table:table-cell office:value-type="float" office:value="0.924125" calcext:value-type="float">
            <text:p>0.924125</text:p>
          </table:table-cell>
          <table:table-cell office:value-type="float" office:value="0.839082" calcext:value-type="float">
            <text:p>0.839082</text:p>
          </table:table-cell>
          <table:table-cell office:value-type="float" office:value="0.996437" calcext:value-type="float">
            <text:p>0.996437</text:p>
          </table:table-cell>
          <table:table-cell office:value-type="float" office:value="0.946612" calcext:value-type="float">
            <text:p>0.946612</text:p>
          </table:table-cell>
          <table:table-cell office:value-type="float" office:value="0.79228" calcext:value-type="float">
            <text:p>0.79228</text:p>
          </table:table-cell>
          <table:table-cell office:value-type="float" office:value="0.963348" calcext:value-type="float">
            <text:p>0.963348</text:p>
          </table:table-cell>
          <table:table-cell office:value-type="float" office:value="0.90783" calcext:value-type="float">
            <text:p>0.90783</text:p>
          </table:table-cell>
          <table:table-cell office:value-type="float" office:value="0.873684" calcext:value-type="float">
            <text:p>0.873684</text:p>
          </table:table-cell>
          <table:table-cell office:value-type="float" office:value="0.995793" calcext:value-type="float">
            <text:p>0.995793</text:p>
          </table:table-cell>
          <table:table-cell office:value-type="float" office:value="240" calcext:value-type="float">
            <text:p>240</text:p>
          </table:table-cell>
          <table:table-cell table:formula="of:=SUM([.A50]+[.D50]+[.G50]+[.J50]+[.M50]+[.P50]+[.S50]+[.V50]+[.Y50]+[.AB50])/10" office:value-type="float" office:value="0.9330966" calcext:value-type="float">
            <text:p>0.9330966</text:p>
          </table:table-cell>
          <table:table-cell table:formula="of:=-1 * SUM([.B50]+[.E50]+[.H50]+[.K50]+[.N50]+[.Q50]+[.T50]+[.W50]+[.Z50]+[.AC50])/10 + [.AF50]" office:value-type="float" office:value="0.0738017000000002" calcext:value-type="float">
            <text:p>0.0738017</text:p>
          </table:table-cell>
          <table:table-cell table:formula="of:=SUM([.C50]+[.F50]+[.I50]+[.L50]+[.O50]+[.R50]+[.U50]+[.X50]+[.AA50]+[.AD50])/10" office:value-type="float" office:value="0.9832505" calcext:value-type="float">
            <text:p>0.9832505</text:p>
          </table:table-cell>
          <table:table-cell table:formula="of:=1000 * [.AF50]" office:value-type="float" office:value="933.0966" calcext:value-type="float">
            <text:p>933.0966</text:p>
          </table:table-cell>
          <table:table-cell table:formula="of:=26000*[.AH50]" office:value-type="float" office:value="25564.513" calcext:value-type="float">
            <text:p>25564.513</text:p>
          </table:table-cell>
        </table:table-row>
        <table:table-row table:style-name="ro1">
          <table:table-cell office:value-type="float" office:value="0.90102" calcext:value-type="float">
            <text:p>0.90102</text:p>
          </table:table-cell>
          <table:table-cell office:value-type="float" office:value="0.881176" calcext:value-type="float">
            <text:p>0.881176</text:p>
          </table:table-cell>
          <table:table-cell office:value-type="float" office:value="0.99204" calcext:value-type="float">
            <text:p>0.99204</text:p>
          </table:table-cell>
          <table:table-cell office:value-type="float" office:value="0.927753" calcext:value-type="float">
            <text:p>0.927753</text:p>
          </table:table-cell>
          <table:table-cell office:value-type="float" office:value="0.907336" calcext:value-type="float">
            <text:p>0.907336</text:p>
          </table:table-cell>
          <table:table-cell office:value-type="float" office:value="0.993973" calcext:value-type="float">
            <text:p>0.993973</text:p>
          </table:table-cell>
          <table:table-cell office:value-type="float" office:value="0.97093" calcext:value-type="float">
            <text:p>0.97093</text:p>
          </table:table-cell>
          <table:table-cell office:value-type="float" office:value="0.820841" calcext:value-type="float">
            <text:p>0.820841</text:p>
          </table:table-cell>
          <table:table-cell office:value-type="float" office:value="0.953606" calcext:value-type="float">
            <text:p>0.953606</text:p>
          </table:table-cell>
          <table:table-cell office:value-type="float" office:value="0.942574" calcext:value-type="float">
            <text:p>0.942574</text:p>
          </table:table-cell>
          <table:table-cell office:value-type="float" office:value="0.906979" calcext:value-type="float">
            <text:p>0.906979</text:p>
          </table:table-cell>
          <table:table-cell office:value-type="float" office:value="0.996513" calcext:value-type="float">
            <text:p>0.996513</text:p>
          </table:table-cell>
          <table:table-cell office:value-type="float" office:value="0.941955" calcext:value-type="float">
            <text:p>0.941955</text:p>
          </table:table-cell>
          <table:table-cell office:value-type="float" office:value="0.847477" calcext:value-type="float">
            <text:p>0.847477</text:p>
          </table:table-cell>
          <table:table-cell office:value-type="float" office:value="0.980252" calcext:value-type="float">
            <text:p>0.980252</text:p>
          </table:table-cell>
          <table:table-cell office:value-type="float" office:value="0.946188" calcext:value-type="float">
            <text:p>0.946188</text:p>
          </table:table-cell>
          <table:table-cell office:value-type="float" office:value="0.829039" calcext:value-type="float">
            <text:p>0.829039</text:p>
          </table:table-cell>
          <table:table-cell office:value-type="float" office:value="0.978168" calcext:value-type="float">
            <text:p>0.978168</text:p>
          </table:table-cell>
          <table:table-cell office:value-type="float" office:value="0.906054" calcext:value-type="float">
            <text:p>0.906054</text:p>
          </table:table-cell>
          <table:table-cell office:value-type="float" office:value="0.890792" calcext:value-type="float">
            <text:p>0.890792</text:p>
          </table:table-cell>
          <table:table-cell office:value-type="float" office:value="0.983815" calcext:value-type="float">
            <text:p>0.983815</text:p>
          </table:table-cell>
          <table:table-cell office:value-type="float" office:value="0.924125" calcext:value-type="float">
            <text:p>0.924125</text:p>
          </table:table-cell>
          <table:table-cell office:value-type="float" office:value="0.840865" calcext:value-type="float">
            <text:p>0.840865</text:p>
          </table:table-cell>
          <table:table-cell office:value-type="float" office:value="0.996702" calcext:value-type="float">
            <text:p>0.996702</text:p>
          </table:table-cell>
          <table:table-cell office:value-type="float" office:value="0.938398" calcext:value-type="float">
            <text:p>0.938398</text:p>
          </table:table-cell>
          <table:table-cell office:value-type="float" office:value="0.789384" calcext:value-type="float">
            <text:p>0.789384</text:p>
          </table:table-cell>
          <table:table-cell office:value-type="float" office:value="0.961983" calcext:value-type="float">
            <text:p>0.961983</text:p>
          </table:table-cell>
          <table:table-cell office:value-type="float" office:value="0.906838" calcext:value-type="float">
            <text:p>0.906838</text:p>
          </table:table-cell>
          <table:table-cell office:value-type="float" office:value="0.874139" calcext:value-type="float">
            <text:p>0.874139</text:p>
          </table:table-cell>
          <table:table-cell office:value-type="float" office:value="0.996361" calcext:value-type="float">
            <text:p>0.996361</text:p>
          </table:table-cell>
          <table:table-cell office:value-type="float" office:value="245" calcext:value-type="float">
            <text:p>245</text:p>
          </table:table-cell>
          <table:table-cell table:formula="of:=SUM([.A51]+[.D51]+[.G51]+[.J51]+[.M51]+[.P51]+[.S51]+[.V51]+[.Y51]+[.AB51])/10" office:value-type="float" office:value="0.9305835" calcext:value-type="float">
            <text:p>0.9305835</text:p>
          </table:table-cell>
          <table:table-cell table:formula="of:=-1 * SUM([.B51]+[.E51]+[.H51]+[.K51]+[.N51]+[.Q51]+[.T51]+[.W51]+[.Z51]+[.AC51])/10 + [.AF51]" office:value-type="float" office:value="0.0717807" calcext:value-type="float">
            <text:p>0.0717807</text:p>
          </table:table-cell>
          <table:table-cell table:formula="of:=SUM([.C51]+[.F51]+[.I51]+[.L51]+[.O51]+[.R51]+[.U51]+[.X51]+[.AA51]+[.AD51])/10" office:value-type="float" office:value="0.9833413" calcext:value-type="float">
            <text:p>0.9833413</text:p>
          </table:table-cell>
          <table:table-cell table:formula="of:=1000 * [.AF51]" office:value-type="float" office:value="930.5835" calcext:value-type="float">
            <text:p>930.5835</text:p>
          </table:table-cell>
          <table:table-cell table:formula="of:=26000*[.AH51]" office:value-type="float" office:value="25566.8738" calcext:value-type="float">
            <text:p>25566.8738</text:p>
          </table:table-cell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87889" calcext:value-type="float">
            <text:p>0.87889</text:p>
          </table:table-cell>
          <table:table-cell office:value-type="float" office:value="0.992116" calcext:value-type="float">
            <text:p>0.992116</text:p>
          </table:table-cell>
          <table:table-cell office:value-type="float" office:value="0.928634" calcext:value-type="float">
            <text:p>0.928634</text:p>
          </table:table-cell>
          <table:table-cell office:value-type="float" office:value="0.911488" calcext:value-type="float">
            <text:p>0.91148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97093" calcext:value-type="float">
            <text:p>0.97093</text:p>
          </table:table-cell>
          <table:table-cell office:value-type="float" office:value="0.827531" calcext:value-type="float">
            <text:p>0.827531</text:p>
          </table:table-cell>
          <table:table-cell office:value-type="float" office:value="0.957738" calcext:value-type="float">
            <text:p>0.957738</text:p>
          </table:table-cell>
          <table:table-cell office:value-type="float" office:value="0.940594" calcext:value-type="float">
            <text:p>0.940594</text:p>
          </table:table-cell>
          <table:table-cell office:value-type="float" office:value="0.906223" calcext:value-type="float">
            <text:p>0.906223</text:p>
          </table:table-cell>
          <table:table-cell office:value-type="float" office:value="0.996702" calcext:value-type="float">
            <text:p>0.996702</text:p>
          </table:table-cell>
          <table:table-cell office:value-type="float" office:value="0.941955" calcext:value-type="float">
            <text:p>0.941955</text:p>
          </table:table-cell>
          <table:table-cell office:value-type="float" office:value="0.84781" calcext:value-type="float">
            <text:p>0.84781</text:p>
          </table:table-cell>
          <table:table-cell office:value-type="float" office:value="0.980442" calcext:value-type="float">
            <text:p>0.980442</text:p>
          </table:table-cell>
          <table:table-cell office:value-type="float" office:value="0.945067" calcext:value-type="float">
            <text:p>0.945067</text:p>
          </table:table-cell>
          <table:table-cell office:value-type="float" office:value="0.845265" calcext:value-type="float">
            <text:p>0.845265</text:p>
          </table:table-cell>
          <table:table-cell office:value-type="float" office:value="0.984573" calcext:value-type="float">
            <text:p>0.984573</text:p>
          </table:table-cell>
          <table:table-cell office:value-type="float" office:value="0.903967" calcext:value-type="float">
            <text:p>0.903967</text:p>
          </table:table-cell>
          <table:table-cell office:value-type="float" office:value="0.888926" calcext:value-type="float">
            <text:p>0.888926</text:p>
          </table:table-cell>
          <table:table-cell office:value-type="float" office:value="0.984498" calcext:value-type="float">
            <text:p>0.984498</text:p>
          </table:table-cell>
          <table:table-cell office:value-type="float" office:value="0.918288" calcext:value-type="float">
            <text:p>0.918288</text:p>
          </table:table-cell>
          <table:table-cell office:value-type="float" office:value="0.836589" calcext:value-type="float">
            <text:p>0.836589</text:p>
          </table:table-cell>
          <table:table-cell office:value-type="float" office:value="0.996816" calcext:value-type="float">
            <text:p>0.996816</text:p>
          </table:table-cell>
          <table:table-cell office:value-type="float" office:value="0.937372" calcext:value-type="float">
            <text:p>0.937372</text:p>
          </table:table-cell>
          <table:table-cell office:value-type="float" office:value="0.791571" calcext:value-type="float">
            <text:p>0.791571</text:p>
          </table:table-cell>
          <table:table-cell office:value-type="float" office:value="0.963727" calcext:value-type="float">
            <text:p>0.963727</text:p>
          </table:table-cell>
          <table:table-cell office:value-type="float" office:value="0.899901" calcext:value-type="float">
            <text:p>0.899901</text:p>
          </table:table-cell>
          <table:table-cell office:value-type="float" office:value="0.870983" calcext:value-type="float">
            <text:p>0.870983</text:p>
          </table:table-cell>
          <table:table-cell office:value-type="float" office:value="0.996627" calcext:value-type="float">
            <text:p>0.996627</text:p>
          </table:table-cell>
          <table:table-cell office:value-type="float" office:value="250" calcext:value-type="float">
            <text:p>250</text:p>
          </table:table-cell>
          <table:table-cell table:formula="of:=SUM([.A52]+[.D52]+[.G52]+[.J52]+[.M52]+[.P52]+[.S52]+[.V52]+[.Y52]+[.AB52])/10" office:value-type="float" office:value="0.9284667" calcext:value-type="float">
            <text:p>0.9284667</text:p>
          </table:table-cell>
          <table:table-cell table:formula="of:=-1 * SUM([.B52]+[.E52]+[.H52]+[.K52]+[.N52]+[.Q52]+[.T52]+[.W52]+[.Z52]+[.AC52])/10 + [.AF52]" office:value-type="float" office:value="0.0679390999999999" calcext:value-type="float">
            <text:p>0.0679391</text:p>
          </table:table-cell>
          <table:table-cell table:formula="of:=SUM([.C52]+[.F52]+[.I52]+[.L52]+[.O52]+[.R52]+[.U52]+[.X52]+[.AA52]+[.AD52])/10" office:value-type="float" office:value="0.9847667" calcext:value-type="float">
            <text:p>0.9847667</text:p>
          </table:table-cell>
          <table:table-cell table:formula="of:=1000 * [.AF52]" office:value-type="float" office:value="928.4667" calcext:value-type="float">
            <text:p>928.4667</text:p>
          </table:table-cell>
          <table:table-cell table:formula="of:=26000*[.AH52]" office:value-type="float" office:value="25603.9342" calcext:value-type="float">
            <text:p>25603.9342</text:p>
          </table:table-cell>
        </table:table-row>
        <table:table-row table:style-name="ro1">
          <table:table-cell office:value-type="float" office:value="0.892857" calcext:value-type="float">
            <text:p>0.892857</text:p>
          </table:table-cell>
          <table:table-cell office:value-type="float" office:value="0.874897" calcext:value-type="float">
            <text:p>0.874897</text:p>
          </table:table-cell>
          <table:table-cell office:value-type="float" office:value="0.992798" calcext:value-type="float">
            <text:p>0.992798</text:p>
          </table:table-cell>
          <table:table-cell office:value-type="float" office:value="0.923348" calcext:value-type="float">
            <text:p>0.923348</text:p>
          </table:table-cell>
          <table:table-cell office:value-type="float" office:value="0.906428" calcext:value-type="float">
            <text:p>0.906428</text:p>
          </table:table-cell>
          <table:table-cell office:value-type="float" office:value="0.994087" calcext:value-type="float">
            <text:p>0.994087</text:p>
          </table:table-cell>
          <table:table-cell office:value-type="float" office:value="0.971899" calcext:value-type="float">
            <text:p>0.971899</text:p>
          </table:table-cell>
          <table:table-cell office:value-type="float" office:value="0.831065" calcext:value-type="float">
            <text:p>0.831065</text:p>
          </table:table-cell>
          <table:table-cell office:value-type="float" office:value="0.957397" calcext:value-type="float">
            <text:p>0.957397</text:p>
          </table:table-cell>
          <table:table-cell office:value-type="float" office:value="0.937624" calcext:value-type="float">
            <text:p>0.937624</text:p>
          </table:table-cell>
          <table:table-cell office:value-type="float" office:value="0.904921" calcext:value-type="float">
            <text:p>0.904921</text:p>
          </table:table-cell>
          <table:table-cell office:value-type="float" office:value="0.99674" calcext:value-type="float">
            <text:p>0.99674</text:p>
          </table:table-cell>
          <table:table-cell office:value-type="float" office:value="0.940937" calcext:value-type="float">
            <text:p>0.940937</text:p>
          </table:table-cell>
          <table:table-cell office:value-type="float" office:value="0.846237" calcext:value-type="float">
            <text:p>0.846237</text:p>
          </table:table-cell>
          <table:table-cell office:value-type="float" office:value="0.979873" calcext:value-type="float">
            <text:p>0.979873</text:p>
          </table:table-cell>
          <table:table-cell office:value-type="float" office:value="0.945067" calcext:value-type="float">
            <text:p>0.945067</text:p>
          </table:table-cell>
          <table:table-cell office:value-type="float" office:value="0.846582" calcext:value-type="float">
            <text:p>0.846582</text:p>
          </table:table-cell>
          <table:table-cell office:value-type="float" office:value="0.985331" calcext:value-type="float">
            <text:p>0.985331</text:p>
          </table:table-cell>
          <table:table-cell office:value-type="float" office:value="0.898747" calcext:value-type="float">
            <text:p>0.898747</text:p>
          </table:table-cell>
          <table:table-cell office:value-type="float" office:value="0.883485" calcext:value-type="float">
            <text:p>0.883485</text:p>
          </table:table-cell>
          <table:table-cell office:value-type="float" office:value="0.984308" calcext:value-type="float">
            <text:p>0.984308</text:p>
          </table:table-cell>
          <table:table-cell office:value-type="float" office:value="0.913424" calcext:value-type="float">
            <text:p>0.913424</text:p>
          </table:table-cell>
          <table:table-cell office:value-type="float" office:value="0.831391" calcext:value-type="float">
            <text:p>0.831391</text:p>
          </table:table-cell>
          <table:table-cell office:value-type="float" office:value="0.997044" calcext:value-type="float">
            <text:p>0.997044</text:p>
          </table:table-cell>
          <table:table-cell office:value-type="float" office:value="0.935318" calcext:value-type="float">
            <text:p>0.935318</text:p>
          </table:table-cell>
          <table:table-cell office:value-type="float" office:value="0.788853" calcext:value-type="float">
            <text:p>0.788853</text:p>
          </table:table-cell>
          <table:table-cell office:value-type="float" office:value="0.963461" calcext:value-type="float">
            <text:p>0.963461</text:p>
          </table:table-cell>
          <table:table-cell office:value-type="float" office:value="0.895937" calcext:value-type="float">
            <text:p>0.895937</text:p>
          </table:table-cell>
          <table:table-cell office:value-type="float" office:value="0.868687" calcext:value-type="float">
            <text:p>0.868687</text:p>
          </table:table-cell>
          <table:table-cell office:value-type="float" office:value="0.996665" calcext:value-type="float">
            <text:p>0.996665</text:p>
          </table:table-cell>
          <table:table-cell office:value-type="float" office:value="255" calcext:value-type="float">
            <text:p>255</text:p>
          </table:table-cell>
          <table:table-cell table:formula="of:=SUM([.A53]+[.D53]+[.G53]+[.J53]+[.M53]+[.P53]+[.S53]+[.V53]+[.Y53]+[.AB53])/10" office:value-type="float" office:value="0.9255158" calcext:value-type="float">
            <text:p>0.9255158</text:p>
          </table:table-cell>
          <table:table-cell table:formula="of:=-1 * SUM([.B53]+[.E53]+[.H53]+[.K53]+[.N53]+[.Q53]+[.T53]+[.W53]+[.Z53]+[.AC53])/10 + [.AF53]" office:value-type="float" office:value="0.0672612000000001" calcext:value-type="float">
            <text:p>0.0672612</text:p>
          </table:table-cell>
          <table:table-cell table:formula="of:=SUM([.C53]+[.F53]+[.I53]+[.L53]+[.O53]+[.R53]+[.U53]+[.X53]+[.AA53]+[.AD53])/10" office:value-type="float" office:value="0.9847704" calcext:value-type="float">
            <text:p>0.9847704</text:p>
          </table:table-cell>
          <table:table-cell table:formula="of:=1000 * [.AF53]" office:value-type="float" office:value="925.5158" calcext:value-type="float">
            <text:p>925.5158</text:p>
          </table:table-cell>
          <table:table-cell table:formula="of:=26000*[.AH53]" office:value-type="float" office:value="25604.0304" calcext:value-type="float">
            <text:p>25604.0304</text:p>
          </table:table-cell>
        </table:table-row>
        <table:table-row table:style-name="ro1">
          <table:table-cell office:value-type="float" office:value="0.894898" calcext:value-type="float">
            <text:p>0.894898</text:p>
          </table:table-cell>
          <table:table-cell office:value-type="float" office:value="0.876716" calcext:value-type="float">
            <text:p>0.876716</text:p>
          </table:table-cell>
          <table:table-cell office:value-type="float" office:value="0.993405" calcext:value-type="float">
            <text:p>0.993405</text:p>
          </table:table-cell>
          <table:table-cell office:value-type="float" office:value="0.922467" calcext:value-type="float">
            <text:p>0.922467</text:p>
          </table:table-cell>
          <table:table-cell office:value-type="float" office:value="0.904982" calcext:value-type="float">
            <text:p>0.904982</text:p>
          </table:table-cell>
          <table:table-cell office:value-type="float" office:value="0.994656" calcext:value-type="float">
            <text:p>0.994656</text:p>
          </table:table-cell>
          <table:table-cell office:value-type="float" office:value="0.97093" calcext:value-type="float">
            <text:p>0.97093</text:p>
          </table:table-cell>
          <table:table-cell office:value-type="float" office:value="0.829985" calcext:value-type="float">
            <text:p>0.829985</text:p>
          </table:table-cell>
          <table:table-cell office:value-type="float" office:value="0.958648" calcext:value-type="float">
            <text:p>0.958648</text:p>
          </table:table-cell>
          <table:table-cell office:value-type="float" office:value="0.938614" calcext:value-type="float">
            <text:p>0.938614</text:p>
          </table:table-cell>
          <table:table-cell office:value-type="float" office:value="0.906022" calcext:value-type="float">
            <text:p>0.906022</text:p>
          </table:table-cell>
          <table:table-cell office:value-type="float" office:value="0.996589" calcext:value-type="float">
            <text:p>0.996589</text:p>
          </table:table-cell>
          <table:table-cell office:value-type="float" office:value="0.939919" calcext:value-type="float">
            <text:p>0.939919</text:p>
          </table:table-cell>
          <table:table-cell office:value-type="float" office:value="0.846106" calcext:value-type="float">
            <text:p>0.846106</text:p>
          </table:table-cell>
          <table:table-cell office:value-type="float" office:value="0.981048" calcext:value-type="float">
            <text:p>0.981048</text:p>
          </table:table-cell>
          <table:table-cell office:value-type="float" office:value="0.945067" calcext:value-type="float">
            <text:p>0.945067</text:p>
          </table:table-cell>
          <table:table-cell office:value-type="float" office:value="0.848888" calcext:value-type="float">
            <text:p>0.848888</text:p>
          </table:table-cell>
          <table:table-cell office:value-type="float" office:value="0.986203" calcext:value-type="float">
            <text:p>0.986203</text:p>
          </table:table-cell>
          <table:table-cell office:value-type="float" office:value="0.892484" calcext:value-type="float">
            <text:p>0.892484</text:p>
          </table:table-cell>
          <table:table-cell office:value-type="float" office:value="0.878771" calcext:value-type="float">
            <text:p>0.878771</text:p>
          </table:table-cell>
          <table:table-cell office:value-type="float" office:value="0.985748" calcext:value-type="float">
            <text:p>0.985748</text:p>
          </table:table-cell>
          <table:table-cell office:value-type="float" office:value="0.904669" calcext:value-type="float">
            <text:p>0.904669</text:p>
          </table:table-cell>
          <table:table-cell office:value-type="float" office:value="0.825534" calcext:value-type="float">
            <text:p>0.825534</text:p>
          </table:table-cell>
          <table:table-cell office:value-type="float" office:value="0.997536" calcext:value-type="float">
            <text:p>0.997536</text:p>
          </table:table-cell>
          <table:table-cell office:value-type="float" office:value="0.935318" calcext:value-type="float">
            <text:p>0.935318</text:p>
          </table:table-cell>
          <table:table-cell office:value-type="float" office:value="0.790404" calcext:value-type="float">
            <text:p>0.790404</text:p>
          </table:table-cell>
          <table:table-cell office:value-type="float" office:value="0.965281" calcext:value-type="float">
            <text:p>0.965281</text:p>
          </table:table-cell>
          <table:table-cell office:value-type="float" office:value="0.892963" calcext:value-type="float">
            <text:p>0.892963</text:p>
          </table:table-cell>
          <table:table-cell office:value-type="float" office:value="0.865825" calcext:value-type="float">
            <text:p>0.865825</text:p>
          </table:table-cell>
          <table:table-cell office:value-type="float" office:value="0.99674" calcext:value-type="float">
            <text:p>0.99674</text:p>
          </table:table-cell>
          <table:table-cell office:value-type="float" office:value="260" calcext:value-type="float">
            <text:p>260</text:p>
          </table:table-cell>
          <table:table-cell table:formula="of:=SUM([.A54]+[.D54]+[.G54]+[.J54]+[.M54]+[.P54]+[.S54]+[.V54]+[.Y54]+[.AB54])/10" office:value-type="float" office:value="0.9237329" calcext:value-type="float">
            <text:p>0.9237329</text:p>
          </table:table-cell>
          <table:table-cell table:formula="of:=-1 * SUM([.B54]+[.E54]+[.H54]+[.K54]+[.N54]+[.Q54]+[.T54]+[.W54]+[.Z54]+[.AC54])/10 + [.AF54]" office:value-type="float" office:value="0.0664096000000001" calcext:value-type="float">
            <text:p>0.0664096</text:p>
          </table:table-cell>
          <table:table-cell table:formula="of:=SUM([.C54]+[.F54]+[.I54]+[.L54]+[.O54]+[.R54]+[.U54]+[.X54]+[.AA54]+[.AD54])/10" office:value-type="float" office:value="0.9855854" calcext:value-type="float">
            <text:p>0.9855854</text:p>
          </table:table-cell>
          <table:table-cell table:formula="of:=1000 * [.AF54]" office:value-type="float" office:value="923.7329" calcext:value-type="float">
            <text:p>923.7329</text:p>
          </table:table-cell>
          <table:table-cell table:formula="of:=26000*[.AH54]" office:value-type="float" office:value="25625.2204" calcext:value-type="float">
            <text:p>25625.2204</text:p>
          </table:table-cell>
        </table:table-row>
        <table:table-row table:style-name="ro1">
          <table:table-cell office:value-type="float" office:value="0.894898" calcext:value-type="float">
            <text:p>0.894898</text:p>
          </table:table-cell>
          <table:table-cell office:value-type="float" office:value="0.87727" calcext:value-type="float">
            <text:p>0.87727</text:p>
          </table:table-cell>
          <table:table-cell office:value-type="float" office:value="0.993443" calcext:value-type="float">
            <text:p>0.993443</text:p>
          </table:table-cell>
          <table:table-cell office:value-type="float" office:value="0.920705" calcext:value-type="float">
            <text:p>0.920705</text:p>
          </table:table-cell>
          <table:table-cell office:value-type="float" office:value="0.902995" calcext:value-type="float">
            <text:p>0.902995</text:p>
          </table:table-cell>
          <table:table-cell office:value-type="float" office:value="0.995262" calcext:value-type="float">
            <text:p>0.995262</text:p>
          </table:table-cell>
          <table:table-cell office:value-type="float" office:value="0.967054" calcext:value-type="float">
            <text:p>0.967054</text:p>
          </table:table-cell>
          <table:table-cell office:value-type="float" office:value="0.83068" calcext:value-type="float">
            <text:p>0.83068</text:p>
          </table:table-cell>
          <table:table-cell office:value-type="float" office:value="0.960808" calcext:value-type="float">
            <text:p>0.960808</text:p>
          </table:table-cell>
          <table:table-cell office:value-type="float" office:value="0.937624" calcext:value-type="float">
            <text:p>0.937624</text:p>
          </table:table-cell>
          <table:table-cell office:value-type="float" office:value="0.908147" calcext:value-type="float">
            <text:p>0.908147</text:p>
          </table:table-cell>
          <table:table-cell office:value-type="float" office:value="0.996702" calcext:value-type="float">
            <text:p>0.996702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844755" calcext:value-type="float">
            <text:p>0.844755</text:p>
          </table:table-cell>
          <table:table-cell office:value-type="float" office:value="0.981806" calcext:value-type="float">
            <text:p>0.981806</text:p>
          </table:table-cell>
          <table:table-cell office:value-type="float" office:value="0.940583" calcext:value-type="float">
            <text:p>0.940583</text:p>
          </table:table-cell>
          <table:table-cell office:value-type="float" office:value="0.844404" calcext:value-type="float">
            <text:p>0.844404</text:p>
          </table:table-cell>
          <table:table-cell office:value-type="float" office:value="0.986772" calcext:value-type="float">
            <text:p>0.986772</text:p>
          </table:table-cell>
          <table:table-cell office:value-type="float" office:value="0.893528" calcext:value-type="float">
            <text:p>0.893528</text:p>
          </table:table-cell>
          <table:table-cell office:value-type="float" office:value="0.88092" calcext:value-type="float">
            <text:p>0.88092</text:p>
          </table:table-cell>
          <table:table-cell office:value-type="float" office:value="0.985635" calcext:value-type="float">
            <text:p>0.985635</text:p>
          </table:table-cell>
          <table:table-cell office:value-type="float" office:value="0.89786" calcext:value-type="float">
            <text:p>0.89786</text:p>
          </table:table-cell>
          <table:table-cell office:value-type="float" office:value="0.818502" calcext:value-type="float">
            <text:p>0.818502</text:p>
          </table:table-cell>
          <table:table-cell office:value-type="float" office:value="0.997612" calcext:value-type="float">
            <text:p>0.997612</text:p>
          </table:table-cell>
          <table:table-cell office:value-type="float" office:value="0.935318" calcext:value-type="float">
            <text:p>0.935318</text:p>
          </table:table-cell>
          <table:table-cell office:value-type="float" office:value="0.790736" calcext:value-type="float">
            <text:p>0.790736</text:p>
          </table:table-cell>
          <table:table-cell office:value-type="float" office:value="0.966115" calcext:value-type="float">
            <text:p>0.966115</text:p>
          </table:table-cell>
          <table:table-cell office:value-type="float" office:value="0.890981" calcext:value-type="float">
            <text:p>0.890981</text:p>
          </table:table-cell>
          <table:table-cell office:value-type="float" office:value="0.863843" calcext:value-type="float">
            <text:p>0.863843</text:p>
          </table:table-cell>
          <table:table-cell office:value-type="float" office:value="0.996816" calcext:value-type="float">
            <text:p>0.996816</text:p>
          </table:table-cell>
          <table:table-cell office:value-type="float" office:value="265" calcext:value-type="float">
            <text:p>265</text:p>
          </table:table-cell>
          <table:table-cell table:formula="of:=SUM([.A55]+[.D55]+[.G55]+[.J55]+[.M55]+[.P55]+[.S55]+[.V55]+[.Y55]+[.AB55])/10" office:value-type="float" office:value="0.9217451" calcext:value-type="float">
            <text:p>0.9217451</text:p>
          </table:table-cell>
          <table:table-cell table:formula="of:=-1 * SUM([.B55]+[.E55]+[.H55]+[.K55]+[.N55]+[.Q55]+[.T55]+[.W55]+[.Z55]+[.AC55])/10 + [.AF55]" office:value-type="float" office:value="0.0655199000000002" calcext:value-type="float">
            <text:p>0.0655199</text:p>
          </table:table-cell>
          <table:table-cell table:formula="of:=SUM([.C55]+[.F55]+[.I55]+[.L55]+[.O55]+[.R55]+[.U55]+[.X55]+[.AA55]+[.AD55])/10" office:value-type="float" office:value="0.9860971" calcext:value-type="float">
            <text:p>0.9860971</text:p>
          </table:table-cell>
          <table:table-cell table:formula="of:=1000 * [.AF55]" office:value-type="float" office:value="921.7451" calcext:value-type="float">
            <text:p>921.7451</text:p>
          </table:table-cell>
          <table:table-cell table:formula="of:=26000*[.AH55]" office:value-type="float" office:value="25638.5246" calcext:value-type="float">
            <text:p>25638.5246</text:p>
          </table:table-cell>
        </table:table-row>
        <table:table-row table:style-name="ro1">
          <table:table-cell office:value-type="float" office:value="0.892857" calcext:value-type="float">
            <text:p>0.892857</text:p>
          </table:table-cell>
          <table:table-cell office:value-type="float" office:value="0.875119" calcext:value-type="float">
            <text:p>0.875119</text:p>
          </table:table-cell>
          <table:table-cell office:value-type="float" office:value="0.993519" calcext:value-type="float">
            <text:p>0.993519</text:p>
          </table:table-cell>
          <table:table-cell office:value-type="float" office:value="0.918943" calcext:value-type="float">
            <text:p>0.918943</text:p>
          </table:table-cell>
          <table:table-cell office:value-type="float" office:value="0.901909" calcext:value-type="float">
            <text:p>0.901909</text:p>
          </table:table-cell>
          <table:table-cell office:value-type="float" office:value="0.995641" calcext:value-type="float">
            <text:p>0.995641</text:p>
          </table:table-cell>
          <table:table-cell office:value-type="float" office:value="0.963178" calcext:value-type="float">
            <text:p>0.963178</text:p>
          </table:table-cell>
          <table:table-cell office:value-type="float" office:value="0.833495" calcext:value-type="float">
            <text:p>0.833495</text:p>
          </table:table-cell>
          <table:table-cell office:value-type="float" office:value="0.964977" calcext:value-type="float">
            <text:p>0.964977</text:p>
          </table:table-cell>
          <table:table-cell office:value-type="float" office:value="0.935644" calcext:value-type="float">
            <text:p>0.935644</text:p>
          </table:table-cell>
          <table:table-cell office:value-type="float" office:value="0.906278" calcext:value-type="float">
            <text:p>0.906278</text:p>
          </table:table-cell>
          <table:table-cell office:value-type="float" office:value="0.996589" calcext:value-type="float">
            <text:p>0.996589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845864" calcext:value-type="float">
            <text:p>0.845864</text:p>
          </table:table-cell>
          <table:table-cell office:value-type="float" office:value="0.981958" calcext:value-type="float">
            <text:p>0.981958</text:p>
          </table:table-cell>
          <table:table-cell office:value-type="float" office:value="0.934978" calcext:value-type="float">
            <text:p>0.934978</text:p>
          </table:table-cell>
          <table:table-cell office:value-type="float" office:value="0.846484" calcext:value-type="float">
            <text:p>0.846484</text:p>
          </table:table-cell>
          <table:table-cell office:value-type="float" office:value="0.986696" calcext:value-type="float">
            <text:p>0.986696</text:p>
          </table:table-cell>
          <table:table-cell office:value-type="float" office:value="0.886221" calcext:value-type="float">
            <text:p>0.886221</text:p>
          </table:table-cell>
          <table:table-cell office:value-type="float" office:value="0.874277" calcext:value-type="float">
            <text:p>0.874277</text:p>
          </table:table-cell>
          <table:table-cell office:value-type="float" office:value="0.986772" calcext:value-type="float">
            <text:p>0.986772</text:p>
          </table:table-cell>
          <table:table-cell office:value-type="float" office:value="0.892996" calcext:value-type="float">
            <text:p>0.892996</text:p>
          </table:table-cell>
          <table:table-cell office:value-type="float" office:value="0.818096" calcext:value-type="float">
            <text:p>0.818096</text:p>
          </table:table-cell>
          <table:table-cell office:value-type="float" office:value="0.997915" calcext:value-type="float">
            <text:p>0.997915</text:p>
          </table:table-cell>
          <table:table-cell office:value-type="float" office:value="0.929158" calcext:value-type="float">
            <text:p>0.929158</text:p>
          </table:table-cell>
          <table:table-cell office:value-type="float" office:value="0.788786" calcext:value-type="float">
            <text:p>0.788786</text:p>
          </table:table-cell>
          <table:table-cell office:value-type="float" office:value="0.966115" calcext:value-type="float">
            <text:p>0.966115</text:p>
          </table:table-cell>
          <table:table-cell office:value-type="float" office:value="0.88999" calcext:value-type="float">
            <text:p>0.88999</text:p>
          </table:table-cell>
          <table:table-cell office:value-type="float" office:value="0.861406" calcext:value-type="float">
            <text:p>0.861406</text:p>
          </table:table-cell>
          <table:table-cell office:value-type="float" office:value="0.996816" calcext:value-type="float">
            <text:p>0.996816</text:p>
          </table:table-cell>
          <table:table-cell office:value-type="float" office:value="270" calcext:value-type="float">
            <text:p>270</text:p>
          </table:table-cell>
          <table:table-cell table:formula="of:=SUM([.A56]+[.D56]+[.G56]+[.J56]+[.M56]+[.P56]+[.S56]+[.V56]+[.Y56]+[.AB56])/10" office:value-type="float" office:value="0.9182865" calcext:value-type="float">
            <text:p>0.9182865</text:p>
          </table:table-cell>
          <table:table-cell table:formula="of:=-1 * SUM([.B56]+[.E56]+[.H56]+[.K56]+[.N56]+[.Q56]+[.T56]+[.W56]+[.Z56]+[.AC56])/10 + [.AF56]" office:value-type="float" office:value="0.0631151" calcext:value-type="float">
            <text:p>0.0631151</text:p>
          </table:table-cell>
          <table:table-cell table:formula="of:=SUM([.C56]+[.F56]+[.I56]+[.L56]+[.O56]+[.R56]+[.U56]+[.X56]+[.AA56]+[.AD56])/10" office:value-type="float" office:value="0.9866998" calcext:value-type="float">
            <text:p>0.9866998</text:p>
          </table:table-cell>
          <table:table-cell table:formula="of:=1000 * [.AF56]" office:value-type="float" office:value="918.2865" calcext:value-type="float">
            <text:p>918.2865</text:p>
          </table:table-cell>
          <table:table-cell table:formula="of:=26000*[.AH56]" office:value-type="float" office:value="25654.1948" calcext:value-type="float">
            <text:p>25654.1948</text:p>
          </table:table-cell>
        </table:table-row>
        <table:table-row table:style-name="ro1">
          <table:table-cell office:value-type="float" office:value="0.890816" calcext:value-type="float">
            <text:p>0.890816</text:p>
          </table:table-cell>
          <table:table-cell office:value-type="float" office:value="0.875295" calcext:value-type="float">
            <text:p>0.875295</text:p>
          </table:table-cell>
          <table:table-cell office:value-type="float" office:value="0.993746" calcext:value-type="float">
            <text:p>0.993746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00169" calcext:value-type="float">
            <text:p>0.900169</text:p>
          </table:table-cell>
          <table:table-cell office:value-type="float" office:value="0.995565" calcext:value-type="float">
            <text:p>0.995565</text:p>
          </table:table-cell>
          <table:table-cell office:value-type="float" office:value="0.962209" calcext:value-type="float">
            <text:p>0.962209</text:p>
          </table:table-cell>
          <table:table-cell office:value-type="float" office:value="0.834087" calcext:value-type="float">
            <text:p>0.834087</text:p>
          </table:table-cell>
          <table:table-cell office:value-type="float" office:value="0.967365" calcext:value-type="float">
            <text:p>0.967365</text:p>
          </table:table-cell>
          <table:table-cell office:value-type="float" office:value="0.934653" calcext:value-type="float">
            <text:p>0.934653</text:p>
          </table:table-cell>
          <table:table-cell office:value-type="float" office:value="0.907067" calcext:value-type="float">
            <text:p>0.907067</text:p>
          </table:table-cell>
          <table:table-cell office:value-type="float" office:value="0.996551" calcext:value-type="float">
            <text:p>0.996551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845531" calcext:value-type="float">
            <text:p>0.845531</text:p>
          </table:table-cell>
          <table:table-cell office:value-type="float" office:value="0.982716" calcext:value-type="float">
            <text:p>0.982716</text:p>
          </table:table-cell>
          <table:table-cell office:value-type="float" office:value="0.932735" calcext:value-type="float">
            <text:p>0.932735</text:p>
          </table:table-cell>
          <table:table-cell office:value-type="float" office:value="0.851049" calcext:value-type="float">
            <text:p>0.851049</text:p>
          </table:table-cell>
          <table:table-cell office:value-type="float" office:value="0.987227" calcext:value-type="float">
            <text:p>0.987227</text:p>
          </table:table-cell>
          <table:table-cell office:value-type="float" office:value="0.879958" calcext:value-type="float">
            <text:p>0.879958</text:p>
          </table:table-cell>
          <table:table-cell office:value-type="float" office:value="0.868899" calcext:value-type="float">
            <text:p>0.868899</text:p>
          </table:table-cell>
          <table:table-cell office:value-type="float" office:value="0.987909" calcext:value-type="float">
            <text:p>0.987909</text:p>
          </table:table-cell>
          <table:table-cell office:value-type="float" office:value="0.892996" calcext:value-type="float">
            <text:p>0.892996</text:p>
          </table:table-cell>
          <table:table-cell office:value-type="float" office:value="0.821329" calcext:value-type="float">
            <text:p>0.821329</text:p>
          </table:table-cell>
          <table:table-cell office:value-type="float" office:value="0.997802" calcext:value-type="float">
            <text:p>0.997802</text:p>
          </table:table-cell>
          <table:table-cell office:value-type="float" office:value="0.929158" calcext:value-type="float">
            <text:p>0.929158</text:p>
          </table:table-cell>
          <table:table-cell office:value-type="float" office:value="0.790891" calcext:value-type="float">
            <text:p>0.790891</text:p>
          </table:table-cell>
          <table:table-cell office:value-type="float" office:value="0.966873" calcext:value-type="float">
            <text:p>0.966873</text:p>
          </table:table-cell>
          <table:table-cell office:value-type="float" office:value="0.888999" calcext:value-type="float">
            <text:p>0.888999</text:p>
          </table:table-cell>
          <table:table-cell office:value-type="float" office:value="0.862862" calcext:value-type="float">
            <text:p>0.862862</text:p>
          </table:table-cell>
          <table:table-cell office:value-type="float" office:value="0.99693" calcext:value-type="float">
            <text:p>0.99693</text:p>
          </table:table-cell>
          <table:table-cell office:value-type="float" office:value="275" calcext:value-type="float">
            <text:p>275</text:p>
          </table:table-cell>
          <table:table-cell table:formula="of:=SUM([.A57]+[.D57]+[.G57]+[.J57]+[.M57]+[.P57]+[.S57]+[.V57]+[.Y57]+[.AB57])/10" office:value-type="float" office:value="0.9166724" calcext:value-type="float">
            <text:p>0.9166724</text:p>
          </table:table-cell>
          <table:table-cell table:formula="of:=-1 * SUM([.B57]+[.E57]+[.H57]+[.K57]+[.N57]+[.Q57]+[.T57]+[.W57]+[.Z57]+[.AC57])/10 + [.AF57]" office:value-type="float" office:value="0.0609545000000001" calcext:value-type="float">
            <text:p>0.0609545</text:p>
          </table:table-cell>
          <table:table-cell table:formula="of:=SUM([.C57]+[.F57]+[.I57]+[.L57]+[.O57]+[.R57]+[.U57]+[.X57]+[.AA57]+[.AD57])/10" office:value-type="float" office:value="0.9872684" calcext:value-type="float">
            <text:p>0.9872684</text:p>
          </table:table-cell>
          <table:table-cell table:formula="of:=1000 * [.AF57]" office:value-type="float" office:value="916.6724" calcext:value-type="float">
            <text:p>916.6724</text:p>
          </table:table-cell>
          <table:table-cell table:formula="of:=26000*[.AH57]" office:value-type="float" office:value="25668.9784" calcext:value-type="float">
            <text:p>25668.9784</text:p>
          </table:table-cell>
        </table:table-row>
        <table:table-row table:style-name="ro1">
          <table:table-cell office:value-type="float" office:value="0.887755" calcext:value-type="float">
            <text:p>0.887755</text:p>
          </table:table-cell>
          <table:table-cell office:value-type="float" office:value="0.87434" calcext:value-type="float">
            <text:p>0.87434</text:p>
          </table:table-cell>
          <table:table-cell office:value-type="float" office:value="0.99367" calcext:value-type="float">
            <text:p>0.99367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01522" calcext:value-type="float">
            <text:p>0.901522</text:p>
          </table:table-cell>
          <table:table-cell office:value-type="float" office:value="0.995717" calcext:value-type="float">
            <text:p>0.995717</text:p>
          </table:table-cell>
          <table:table-cell office:value-type="float" office:value="0.962209" calcext:value-type="float">
            <text:p>0.962209</text:p>
          </table:table-cell>
          <table:table-cell office:value-type="float" office:value="0.839105" calcext:value-type="float">
            <text:p>0.839105</text:p>
          </table:table-cell>
          <table:table-cell office:value-type="float" office:value="0.968351" calcext:value-type="float">
            <text:p>0.968351</text:p>
          </table:table-cell>
          <table:table-cell office:value-type="float" office:value="0.930693" calcext:value-type="float">
            <text:p>0.930693</text:p>
          </table:table-cell>
          <table:table-cell office:value-type="float" office:value="0.903774" calcext:value-type="float">
            <text:p>0.903774</text:p>
          </table:table-cell>
          <table:table-cell office:value-type="float" office:value="0.996968" calcext:value-type="float">
            <text:p>0.996968</text:p>
          </table:table-cell>
          <table:table-cell office:value-type="float" office:value="0.936864" calcext:value-type="float">
            <text:p>0.936864</text:p>
          </table:table-cell>
          <table:table-cell office:value-type="float" office:value="0.844825" calcext:value-type="float">
            <text:p>0.844825</text:p>
          </table:table-cell>
          <table:table-cell office:value-type="float" office:value="0.982261" calcext:value-type="float">
            <text:p>0.982261</text:p>
          </table:table-cell>
          <table:table-cell office:value-type="float" office:value="0.930493" calcext:value-type="float">
            <text:p>0.930493</text:p>
          </table:table-cell>
          <table:table-cell office:value-type="float" office:value="0.86319" calcext:value-type="float">
            <text:p>0.86319</text:p>
          </table:table-cell>
          <table:table-cell office:value-type="float" office:value="0.988932" calcext:value-type="float">
            <text:p>0.988932</text:p>
          </table:table-cell>
          <table:table-cell office:value-type="float" office:value="0.879958" calcext:value-type="float">
            <text:p>0.879958</text:p>
          </table:table-cell>
          <table:table-cell office:value-type="float" office:value="0.870779" calcext:value-type="float">
            <text:p>0.870779</text:p>
          </table:table-cell>
          <table:table-cell office:value-type="float" office:value="0.988667" calcext:value-type="float">
            <text:p>0.988667</text:p>
          </table:table-cell>
          <table:table-cell office:value-type="float" office:value="0.890078" calcext:value-type="float">
            <text:p>0.890078</text:p>
          </table:table-cell>
          <table:table-cell office:value-type="float" office:value="0.818745" calcext:value-type="float">
            <text:p>0.818745</text:p>
          </table:table-cell>
          <table:table-cell office:value-type="float" office:value="0.998256" calcext:value-type="float">
            <text:p>0.998256</text:p>
          </table:table-cell>
          <table:table-cell office:value-type="float" office:value="0.925051" calcext:value-type="float">
            <text:p>0.925051</text:p>
          </table:table-cell>
          <table:table-cell office:value-type="float" office:value="0.789775" calcext:value-type="float">
            <text:p>0.789775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888999" calcext:value-type="float">
            <text:p>0.888999</text:p>
          </table:table-cell>
          <table:table-cell office:value-type="float" office:value="0.862862" calcext:value-type="float">
            <text:p>0.862862</text:p>
          </table:table-cell>
          <table:table-cell office:value-type="float" office:value="0.996475" calcext:value-type="float">
            <text:p>0.996475</text:p>
          </table:table-cell>
          <table:table-cell office:value-type="float" office:value="280" calcext:value-type="float">
            <text:p>280</text:p>
          </table:table-cell>
          <table:table-cell table:formula="of:=SUM([.A58]+[.D58]+[.G58]+[.J58]+[.M58]+[.P58]+[.S58]+[.V58]+[.Y58]+[.AB58])/10" office:value-type="float" office:value="0.91484" calcext:value-type="float">
            <text:p>0.91484</text:p>
          </table:table-cell>
          <table:table-cell table:formula="of:=-1 * SUM([.B58]+[.E58]+[.H58]+[.K58]+[.N58]+[.Q58]+[.T58]+[.W58]+[.Z58]+[.AC58])/10 + [.AF58]" office:value-type="float" office:value="0.0579483000000002" calcext:value-type="float">
            <text:p>0.0579483</text:p>
          </table:table-cell>
          <table:table-cell table:formula="of:=SUM([.C58]+[.F58]+[.I58]+[.L58]+[.O58]+[.R58]+[.U58]+[.X58]+[.AA58]+[.AD58])/10" office:value-type="float" office:value="0.9876397" calcext:value-type="float">
            <text:p>0.9876397</text:p>
          </table:table-cell>
          <table:table-cell table:formula="of:=1000 * [.AF58]" office:value-type="float" office:value="914.84" calcext:value-type="float">
            <text:p>914.84</text:p>
          </table:table-cell>
          <table:table-cell table:formula="of:=26000*[.AH58]" office:value-type="float" office:value="25678.6322" calcext:value-type="float">
            <text:p>25678.6322</text:p>
          </table:table-cell>
        </table:table-row>
        <table:table-row table:style-name="ro1">
          <table:table-cell office:value-type="float" office:value="0.886735" calcext:value-type="float">
            <text:p>0.886735</text:p>
          </table:table-cell>
          <table:table-cell office:value-type="float" office:value="0.872544" calcext:value-type="float">
            <text:p>0.872544</text:p>
          </table:table-cell>
          <table:table-cell office:value-type="float" office:value="0.993784" calcext:value-type="float">
            <text:p>0.993784</text:p>
          </table:table-cell>
          <table:table-cell office:value-type="float" office:value="0.913656" calcext:value-type="float">
            <text:p>0.913656</text:p>
          </table:table-cell>
          <table:table-cell office:value-type="float" office:value="0.898766" calcext:value-type="float">
            <text:p>0.898766</text:p>
          </table:table-cell>
          <table:table-cell office:value-type="float" office:value="0.995944" calcext:value-type="float">
            <text:p>0.995944</text:p>
          </table:table-cell>
          <table:table-cell office:value-type="float" office:value="0.959302" calcext:value-type="float">
            <text:p>0.959302</text:p>
          </table:table-cell>
          <table:table-cell office:value-type="float" office:value="0.837759" calcext:value-type="float">
            <text:p>0.837759</text:p>
          </table:table-cell>
          <table:table-cell office:value-type="float" office:value="0.968351" calcext:value-type="float">
            <text:p>0.968351</text:p>
          </table:table-cell>
          <table:table-cell office:value-type="float" office:value="0.927723" calcext:value-type="float">
            <text:p>0.927723</text:p>
          </table:table-cell>
          <table:table-cell office:value-type="float" office:value="0.900582" calcext:value-type="float">
            <text:p>0.900582</text:p>
          </table:table-cell>
          <table:table-cell office:value-type="float" office:value="0.997612" calcext:value-type="float">
            <text:p>0.997612</text:p>
          </table:table-cell>
          <table:table-cell office:value-type="float" office:value="0.929735" calcext:value-type="float">
            <text:p>0.929735</text:p>
          </table:table-cell>
          <table:table-cell office:value-type="float" office:value="0.841246" calcext:value-type="float">
            <text:p>0.841246</text:p>
          </table:table-cell>
          <table:table-cell office:value-type="float" office:value="0.983891" calcext:value-type="float">
            <text:p>0.983891</text:p>
          </table:table-cell>
          <table:table-cell office:value-type="float" office:value="0.931614" calcext:value-type="float">
            <text:p>0.931614</text:p>
          </table:table-cell>
          <table:table-cell office:value-type="float" office:value="0.871447" calcext:value-type="float">
            <text:p>0.871447</text:p>
          </table:table-cell>
          <table:table-cell office:value-type="float" office:value="0.988212" calcext:value-type="float">
            <text:p>0.988212</text:p>
          </table:table-cell>
          <table:table-cell office:value-type="float" office:value="0.872651" calcext:value-type="float">
            <text:p>0.872651</text:p>
          </table:table-cell>
          <table:table-cell office:value-type="float" office:value="0.863693" calcext:value-type="float">
            <text:p>0.863693</text:p>
          </table:table-cell>
          <table:table-cell office:value-type="float" office:value="0.988856" calcext:value-type="float">
            <text:p>0.988856</text:p>
          </table:table-cell>
          <table:table-cell office:value-type="float" office:value="0.876459" calcext:value-type="float">
            <text:p>0.876459</text:p>
          </table:table-cell>
          <table:table-cell office:value-type="float" office:value="0.808135" calcext:value-type="float">
            <text:p>0.808135</text:p>
          </table:table-cell>
          <table:table-cell office:value-type="float" office:value="0.998598" calcext:value-type="float">
            <text:p>0.998598</text:p>
          </table:table-cell>
          <table:table-cell office:value-type="float" office:value="0.922998" calcext:value-type="float">
            <text:p>0.922998</text:p>
          </table:table-cell>
          <table:table-cell office:value-type="float" office:value="0.788719" calcext:value-type="float">
            <text:p>0.788719</text:p>
          </table:table-cell>
          <table:table-cell office:value-type="float" office:value="0.967669" calcext:value-type="float">
            <text:p>0.967669</text:p>
          </table:table-cell>
          <table:table-cell office:value-type="float" office:value="0.880079" calcext:value-type="float">
            <text:p>0.880079</text:p>
          </table:table-cell>
          <table:table-cell office:value-type="float" office:value="0.855165" calcext:value-type="float">
            <text:p>0.855165</text:p>
          </table:table-cell>
          <table:table-cell office:value-type="float" office:value="0.997044" calcext:value-type="float">
            <text:p>0.997044</text:p>
          </table:table-cell>
          <table:table-cell office:value-type="float" office:value="285" calcext:value-type="float">
            <text:p>285</text:p>
          </table:table-cell>
          <table:table-cell table:formula="of:=SUM([.A59]+[.D59]+[.G59]+[.J59]+[.M59]+[.P59]+[.S59]+[.V59]+[.Y59]+[.AB59])/10" office:value-type="float" office:value="0.9100952" calcext:value-type="float">
            <text:p>0.9100952</text:p>
          </table:table-cell>
          <table:table-cell table:formula="of:=-1 * SUM([.B59]+[.E59]+[.H59]+[.K59]+[.N59]+[.Q59]+[.T59]+[.W59]+[.Z59]+[.AC59])/10 + [.AF59]" office:value-type="float" office:value="0.0562896" calcext:value-type="float">
            <text:p>0.0562896</text:p>
          </table:table-cell>
          <table:table-cell table:formula="of:=SUM([.C59]+[.F59]+[.I59]+[.L59]+[.O59]+[.R59]+[.U59]+[.X59]+[.AA59]+[.AD59])/10" office:value-type="float" office:value="0.9879961" calcext:value-type="float">
            <text:p>0.9879961</text:p>
          </table:table-cell>
          <table:table-cell table:formula="of:=1000 * [.AF59]" office:value-type="float" office:value="910.0952" calcext:value-type="float">
            <text:p>910.0952</text:p>
          </table:table-cell>
          <table:table-cell table:formula="of:=26000*[.AH59]" office:value-type="float" office:value="25687.8986" calcext:value-type="float">
            <text:p>25687.8986</text:p>
          </table:table-cell>
        </table:table-row>
        <table:table-row table:style-name="ro1">
          <table:table-cell office:value-type="float" office:value="0.889796" calcext:value-type="float">
            <text:p>0.889796</text:p>
          </table:table-cell>
          <table:table-cell office:value-type="float" office:value="0.876049" calcext:value-type="float">
            <text:p>0.876049</text:p>
          </table:table-cell>
          <table:table-cell office:value-type="float" office:value="0.993935" calcext:value-type="float">
            <text:p>0.993935</text:p>
          </table:table-cell>
          <table:table-cell office:value-type="float" office:value="0.910132" calcext:value-type="float">
            <text:p>0.910132</text:p>
          </table:table-cell>
          <table:table-cell office:value-type="float" office:value="0.897047" calcext:value-type="float">
            <text:p>0.897047</text:p>
          </table:table-cell>
          <table:table-cell office:value-type="float" office:value="0.996589" calcext:value-type="float">
            <text:p>0.996589</text:p>
          </table:table-cell>
          <table:table-cell office:value-type="float" office:value="0.957364" calcext:value-type="float">
            <text:p>0.957364</text:p>
          </table:table-cell>
          <table:table-cell office:value-type="float" office:value="0.844519" calcext:value-type="float">
            <text:p>0.844519</text:p>
          </table:table-cell>
          <table:table-cell office:value-type="float" office:value="0.973354" calcext:value-type="float">
            <text:p>0.973354</text:p>
          </table:table-cell>
          <table:table-cell office:value-type="float" office:value="0.929703" calcext:value-type="float">
            <text:p>0.929703</text:p>
          </table:table-cell>
          <table:table-cell office:value-type="float" office:value="0.903674" calcext:value-type="float">
            <text:p>0.903674</text:p>
          </table:table-cell>
          <table:table-cell office:value-type="float" office:value="0.997536" calcext:value-type="float">
            <text:p>0.997536</text:p>
          </table:table-cell>
          <table:table-cell office:value-type="float" office:value="0.927699" calcext:value-type="float">
            <text:p>0.927699</text:p>
          </table:table-cell>
          <table:table-cell office:value-type="float" office:value="0.838433" calcext:value-type="float">
            <text:p>0.838433</text:p>
          </table:table-cell>
          <table:table-cell office:value-type="float" office:value="0.983777" calcext:value-type="float">
            <text:p>0.983777</text:p>
          </table:table-cell>
          <table:table-cell office:value-type="float" office:value="0.923767" calcext:value-type="float">
            <text:p>0.923767</text:p>
          </table:table-cell>
          <table:table-cell office:value-type="float" office:value="0.864039" calcext:value-type="float">
            <text:p>0.864039</text:p>
          </table:table-cell>
          <table:table-cell office:value-type="float" office:value="0.98897" calcext:value-type="float">
            <text:p>0.98897</text:p>
          </table:table-cell>
          <table:table-cell office:value-type="float" office:value="0.862213" calcext:value-type="float">
            <text:p>0.862213</text:p>
          </table:table-cell>
          <table:table-cell office:value-type="float" office:value="0.854803" calcext:value-type="float">
            <text:p>0.854803</text:p>
          </table:table-cell>
          <table:table-cell office:value-type="float" office:value="0.989349" calcext:value-type="float">
            <text:p>0.989349</text:p>
          </table:table-cell>
          <table:table-cell office:value-type="float" office:value="0.867704" calcext:value-type="float">
            <text:p>0.867704</text:p>
          </table:table-cell>
          <table:table-cell office:value-type="float" office:value="0.806514" calcext:value-type="float">
            <text:p>0.806514</text:p>
          </table:table-cell>
          <table:table-cell office:value-type="float" office:value="0.999166" calcext:value-type="float">
            <text:p>0.999166</text:p>
          </table:table-cell>
          <table:table-cell office:value-type="float" office:value="0.918891" calcext:value-type="float">
            <text:p>0.918891</text:p>
          </table:table-cell>
          <table:table-cell office:value-type="float" office:value="0.793808" calcext:value-type="float">
            <text:p>0.793808</text:p>
          </table:table-cell>
          <table:table-cell office:value-type="float" office:value="0.970625" calcext:value-type="float">
            <text:p>0.970625</text:p>
          </table:table-cell>
          <table:table-cell office:value-type="float" office:value="0.879088" calcext:value-type="float">
            <text:p>0.879088</text:p>
          </table:table-cell>
          <table:table-cell office:value-type="float" office:value="0.855287" calcext:value-type="float">
            <text:p>0.855287</text:p>
          </table:table-cell>
          <table:table-cell office:value-type="float" office:value="0.997119" calcext:value-type="float">
            <text:p>0.997119</text:p>
          </table:table-cell>
          <table:table-cell office:value-type="float" office:value="290" calcext:value-type="float">
            <text:p>290</text:p>
          </table:table-cell>
          <table:table-cell table:formula="of:=SUM([.A60]+[.D60]+[.G60]+[.J60]+[.M60]+[.P60]+[.S60]+[.V60]+[.Y60]+[.AB60])/10" office:value-type="float" office:value="0.9066357" calcext:value-type="float">
            <text:p>0.9066357</text:p>
          </table:table-cell>
          <table:table-cell table:formula="of:=-1 * SUM([.B60]+[.E60]+[.H60]+[.K60]+[.N60]+[.Q60]+[.T60]+[.W60]+[.Z60]+[.AC60])/10 + [.AF60]" office:value-type="float" office:value="0.0532183999999998" calcext:value-type="float">
            <text:p>0.0532184</text:p>
          </table:table-cell>
          <table:table-cell table:formula="of:=SUM([.C60]+[.F60]+[.I60]+[.L60]+[.O60]+[.R60]+[.U60]+[.X60]+[.AA60]+[.AD60])/10" office:value-type="float" office:value="0.989042" calcext:value-type="float">
            <text:p>0.989042</text:p>
          </table:table-cell>
          <table:table-cell table:formula="of:=1000 * [.AF60]" office:value-type="float" office:value="906.6357" calcext:value-type="float">
            <text:p>906.6357</text:p>
          </table:table-cell>
          <table:table-cell table:formula="of:=26000*[.AH60]" office:value-type="float" office:value="25715.092" calcext:value-type="float">
            <text:p>25715.092</text:p>
          </table:table-cell>
        </table:table-row>
        <table:table-row table:style-name="ro1">
          <table:table-cell office:value-type="float" office:value="0.890816" calcext:value-type="float">
            <text:p>0.890816</text:p>
          </table:table-cell>
          <table:table-cell office:value-type="float" office:value="0.878289" calcext:value-type="float">
            <text:p>0.878289</text:p>
          </table:table-cell>
          <table:table-cell office:value-type="float" office:value="0.993898" calcext:value-type="float">
            <text:p>0.993898</text:p>
          </table:table-cell>
          <table:table-cell office:value-type="float" office:value="0.907489" calcext:value-type="float">
            <text:p>0.907489</text:p>
          </table:table-cell>
          <table:table-cell office:value-type="float" office:value="0.894517" calcext:value-type="float">
            <text:p>0.894517</text:p>
          </table:table-cell>
          <table:table-cell office:value-type="float" office:value="0.996475" calcext:value-type="float">
            <text:p>0.996475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845599" calcext:value-type="float">
            <text:p>0.845599</text:p>
          </table:table-cell>
          <table:table-cell office:value-type="float" office:value="0.974264" calcext:value-type="float">
            <text:p>0.974264</text:p>
          </table:table-cell>
          <table:table-cell office:value-type="float" office:value="0.927723" calcext:value-type="float">
            <text:p>0.927723</text:p>
          </table:table-cell>
          <table:table-cell office:value-type="float" office:value="0.902472" calcext:value-type="float">
            <text:p>0.902472</text:p>
          </table:table-cell>
          <table:table-cell office:value-type="float" office:value="0.997877" calcext:value-type="float">
            <text:p>0.997877</text:p>
          </table:table-cell>
          <table:table-cell office:value-type="float" office:value="0.925662" calcext:value-type="float">
            <text:p>0.925662</text:p>
          </table:table-cell>
          <table:table-cell office:value-type="float" office:value="0.838059" calcext:value-type="float">
            <text:p>0.838059</text:p>
          </table:table-cell>
          <table:table-cell office:value-type="float" office:value="0.984043" calcext:value-type="float">
            <text:p>0.984043</text:p>
          </table:table-cell>
          <table:table-cell office:value-type="float" office:value="0.913677" calcext:value-type="float">
            <text:p>0.913677</text:p>
          </table:table-cell>
          <table:table-cell office:value-type="float" office:value="0.859988" calcext:value-type="float">
            <text:p>0.859988</text:p>
          </table:table-cell>
          <table:table-cell office:value-type="float" office:value="0.991017" calcext:value-type="float">
            <text:p>0.991017</text:p>
          </table:table-cell>
          <table:table-cell office:value-type="float" office:value="0.861169" calcext:value-type="float">
            <text:p>0.861169</text:p>
          </table:table-cell>
          <table:table-cell office:value-type="float" office:value="0.853427" calcext:value-type="float">
            <text:p>0.853427</text:p>
          </table:table-cell>
          <table:table-cell office:value-type="float" office:value="0.989349" calcext:value-type="float">
            <text:p>0.989349</text:p>
          </table:table-cell>
          <table:table-cell office:value-type="float" office:value="0.872568" calcext:value-type="float">
            <text:p>0.872568</text:p>
          </table:table-cell>
          <table:table-cell office:value-type="float" office:value="0.808703" calcext:value-type="float">
            <text:p>0.808703</text:p>
          </table:table-cell>
          <table:table-cell office:value-type="float" office:value="0.999128" calcext:value-type="float">
            <text:p>0.999128</text:p>
          </table:table-cell>
          <table:table-cell office:value-type="float" office:value="0.907598" calcext:value-type="float">
            <text:p>0.907598</text:p>
          </table:table-cell>
          <table:table-cell office:value-type="float" office:value="0.787722" calcext:value-type="float">
            <text:p>0.787722</text:p>
          </table:table-cell>
          <table:table-cell office:value-type="float" office:value="0.973013" calcext:value-type="float">
            <text:p>0.973013</text:p>
          </table:table-cell>
          <table:table-cell office:value-type="float" office:value="0.878097" calcext:value-type="float">
            <text:p>0.878097</text:p>
          </table:table-cell>
          <table:table-cell office:value-type="float" office:value="0.854296" calcext:value-type="float">
            <text:p>0.854296</text:p>
          </table:table-cell>
          <table:table-cell office:value-type="float" office:value="0.997574" calcext:value-type="float">
            <text:p>0.997574</text:p>
          </table:table-cell>
          <table:table-cell office:value-type="float" office:value="295" calcext:value-type="float">
            <text:p>295</text:p>
          </table:table-cell>
          <table:table-cell table:formula="of:=SUM([.A61]+[.D61]+[.G61]+[.J61]+[.M61]+[.P61]+[.S61]+[.V61]+[.Y61]+[.AB61])/10" office:value-type="float" office:value="0.9043132" calcext:value-type="float">
            <text:p>0.9043132</text:p>
          </table:table-cell>
          <table:table-cell table:formula="of:=-1 * SUM([.B61]+[.E61]+[.H61]+[.K61]+[.N61]+[.Q61]+[.T61]+[.W61]+[.Z61]+[.AC61])/10 + [.AF61]" office:value-type="float" office:value="0.0520060000000001" calcext:value-type="float">
            <text:p>0.052006</text:p>
          </table:table-cell>
          <table:table-cell table:formula="of:=SUM([.C61]+[.F61]+[.I61]+[.L61]+[.O61]+[.R61]+[.U61]+[.X61]+[.AA61]+[.AD61])/10" office:value-type="float" office:value="0.9896638" calcext:value-type="float">
            <text:p>0.9896638</text:p>
          </table:table-cell>
          <table:table-cell table:formula="of:=1000 * [.AF61]" office:value-type="float" office:value="904.3132" calcext:value-type="float">
            <text:p>904.3132</text:p>
          </table:table-cell>
          <table:table-cell table:formula="of:=26000*[.AH61]" office:value-type="float" office:value="25731.2588" calcext:value-type="float">
            <text:p>25731.2588</text:p>
          </table:table-cell>
        </table:table-row>
        <table:table-row table:style-name="ro1">
          <table:table-cell office:value-type="float" office:value="0.889796" calcext:value-type="float">
            <text:p>0.889796</text:p>
          </table:table-cell>
          <table:table-cell office:value-type="float" office:value="0.878599" calcext:value-type="float">
            <text:p>0.878599</text:p>
          </table:table-cell>
          <table:table-cell office:value-type="float" office:value="0.994049" calcext:value-type="float">
            <text:p>0.994049</text:p>
          </table:table-cell>
          <table:table-cell office:value-type="float" office:value="0.907489" calcext:value-type="float">
            <text:p>0.907489</text:p>
          </table:table-cell>
          <table:table-cell office:value-type="float" office:value="0.894404" calcext:value-type="float">
            <text:p>0.894404</text:p>
          </table:table-cell>
          <table:table-cell office:value-type="float" office:value="0.996551" calcext:value-type="float">
            <text:p>0.996551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852067" calcext:value-type="float">
            <text:p>0.852067</text:p>
          </table:table-cell>
          <table:table-cell office:value-type="float" office:value="0.976576" calcext:value-type="float">
            <text:p>0.976576</text:p>
          </table:table-cell>
          <table:table-cell office:value-type="float" office:value="0.928713" calcext:value-type="float">
            <text:p>0.928713</text:p>
          </table:table-cell>
          <table:table-cell office:value-type="float" office:value="0.904352" calcext:value-type="float">
            <text:p>0.904352</text:p>
          </table:table-cell>
          <table:table-cell office:value-type="float" office:value="0.997991" calcext:value-type="float">
            <text:p>0.997991</text:p>
          </table:table-cell>
          <table:table-cell office:value-type="float" office:value="0.918534" calcext:value-type="float">
            <text:p>0.918534</text:p>
          </table:table-cell>
          <table:table-cell office:value-type="float" office:value="0.829822" calcext:value-type="float">
            <text:p>0.829822</text:p>
          </table:table-cell>
          <table:table-cell office:value-type="float" office:value="0.985331" calcext:value-type="float">
            <text:p>0.985331</text:p>
          </table:table-cell>
          <table:table-cell office:value-type="float" office:value="0.909193" calcext:value-type="float">
            <text:p>0.909193</text:p>
          </table:table-cell>
          <table:table-cell office:value-type="float" office:value="0.856053" calcext:value-type="float">
            <text:p>0.856053</text:p>
          </table:table-cell>
          <table:table-cell office:value-type="float" office:value="0.991737" calcext:value-type="float">
            <text:p>0.991737</text:p>
          </table:table-cell>
          <table:table-cell office:value-type="float" office:value="0.860125" calcext:value-type="float">
            <text:p>0.860125</text:p>
          </table:table-cell>
          <table:table-cell office:value-type="float" office:value="0.852715" calcext:value-type="float">
            <text:p>0.852715</text:p>
          </table:table-cell>
          <table:table-cell office:value-type="float" office:value="0.99041" calcext:value-type="float">
            <text:p>0.99041</text:p>
          </table:table-cell>
          <table:table-cell office:value-type="float" office:value="0.867704" calcext:value-type="float">
            <text:p>0.867704</text:p>
          </table:table-cell>
          <table:table-cell office:value-type="float" office:value="0.805511" calcext:value-type="float">
            <text:p>0.805511</text:p>
          </table:table-cell>
          <table:table-cell office:value-type="float" office:value="0.99928" calcext:value-type="float">
            <text:p>0.99928</text:p>
          </table:table-cell>
          <table:table-cell office:value-type="float" office:value="0.906571" calcext:value-type="float">
            <text:p>0.906571</text:p>
          </table:table-cell>
          <table:table-cell office:value-type="float" office:value="0.791127" calcext:value-type="float">
            <text:p>0.791127</text:p>
          </table:table-cell>
          <table:table-cell office:value-type="float" office:value="0.974112" calcext:value-type="float">
            <text:p>0.974112</text:p>
          </table:table-cell>
          <table:table-cell office:value-type="float" office:value="0.87116" calcext:value-type="float">
            <text:p>0.87116</text:p>
          </table:table-cell>
          <table:table-cell office:value-type="float" office:value="0.846802" calcext:value-type="float">
            <text:p>0.846802</text:p>
          </table:table-cell>
          <table:table-cell office:value-type="float" office:value="0.997271" calcext:value-type="float">
            <text:p>0.997271</text:p>
          </table:table-cell>
          <table:table-cell office:value-type="float" office:value="300" calcext:value-type="float">
            <text:p>300</text:p>
          </table:table-cell>
          <table:table-cell table:formula="of:=SUM([.A62]+[.D62]+[.G62]+[.J62]+[.M62]+[.P62]+[.S62]+[.V62]+[.Y62]+[.AB62])/10" office:value-type="float" office:value="0.9017618" calcext:value-type="float">
            <text:p>0.9017618</text:p>
          </table:table-cell>
          <table:table-cell table:formula="of:=-1 * SUM([.B62]+[.E62]+[.H62]+[.K62]+[.N62]+[.Q62]+[.T62]+[.W62]+[.Z62]+[.AC62])/10 + [.AF62]" office:value-type="float" office:value="0.0506166" calcext:value-type="float">
            <text:p>0.0506166</text:p>
          </table:table-cell>
          <table:table-cell table:formula="of:=SUM([.C62]+[.F62]+[.I62]+[.L62]+[.O62]+[.R62]+[.U62]+[.X62]+[.AA62]+[.AD62])/10" office:value-type="float" office:value="0.9903308" calcext:value-type="float">
            <text:p>0.9903308</text:p>
          </table:table-cell>
          <table:table-cell table:formula="of:=1000 * [.AF62]" office:value-type="float" office:value="901.7618" calcext:value-type="float">
            <text:p>901.7618</text:p>
          </table:table-cell>
          <table:table-cell table:formula="of:=26000*[.AH62]" office:value-type="float" office:value="25748.6008" calcext:value-type="float">
            <text:p>25748.6008</text:p>
          </table:table-cell>
        </table:table-row>
        <table:table-row table:style-name="ro1">
          <table:table-cell office:value-type="float" office:value="0.886735" calcext:value-type="float">
            <text:p>0.886735</text:p>
          </table:table-cell>
          <table:table-cell office:value-type="float" office:value="0.876979" calcext:value-type="float">
            <text:p>0.876979</text:p>
          </table:table-cell>
          <table:table-cell office:value-type="float" office:value="0.994163" calcext:value-type="float">
            <text:p>0.994163</text:p>
          </table:table-cell>
          <table:table-cell office:value-type="float" office:value="0.905727" calcext:value-type="float">
            <text:p>0.905727</text:p>
          </table:table-cell>
          <table:table-cell office:value-type="float" office:value="0.892078" calcext:value-type="float">
            <text:p>0.892078</text:p>
          </table:table-cell>
          <table:table-cell office:value-type="float" office:value="0.996854" calcext:value-type="float">
            <text:p>0.996854</text:p>
          </table:table-cell>
          <table:table-cell office:value-type="float" office:value="0.953488" calcext:value-type="float">
            <text:p>0.953488</text:p>
          </table:table-cell>
          <table:table-cell office:value-type="float" office:value="0.845661" calcext:value-type="float">
            <text:p>0.845661</text:p>
          </table:table-cell>
          <table:table-cell office:value-type="float" office:value="0.976576" calcext:value-type="float">
            <text:p>0.976576</text:p>
          </table:table-cell>
          <table:table-cell office:value-type="float" office:value="0.926733" calcext:value-type="float">
            <text:p>0.926733</text:p>
          </table:table-cell>
          <table:table-cell office:value-type="float" office:value="0.903262" calcext:value-type="float">
            <text:p>0.903262</text:p>
          </table:table-cell>
          <table:table-cell office:value-type="float" office:value="0.997991" calcext:value-type="float">
            <text:p>0.997991</text:p>
          </table:table-cell>
          <table:table-cell office:value-type="float" office:value="0.917515" calcext:value-type="float">
            <text:p>0.917515</text:p>
          </table:table-cell>
          <table:table-cell office:value-type="float" office:value="0.829802" calcext:value-type="float">
            <text:p>0.829802</text:p>
          </table:table-cell>
          <table:table-cell office:value-type="float" office:value="0.985521" calcext:value-type="float">
            <text:p>0.985521</text:p>
          </table:table-cell>
          <table:table-cell office:value-type="float" office:value="0.90583" calcext:value-type="float">
            <text:p>0.90583</text:p>
          </table:table-cell>
          <table:table-cell office:value-type="float" office:value="0.853787" calcext:value-type="float">
            <text:p>0.853787</text:p>
          </table:table-cell>
          <table:table-cell office:value-type="float" office:value="0.991737" calcext:value-type="float">
            <text:p>0.991737</text:p>
          </table:table-cell>
          <table:table-cell office:value-type="float" office:value="0.853862" calcext:value-type="float">
            <text:p>0.853862</text:p>
          </table:table-cell>
          <table:table-cell office:value-type="float" office:value="0.846121" calcext:value-type="float">
            <text:p>0.846121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868677" calcext:value-type="float">
            <text:p>0.868677</text:p>
          </table:table-cell>
          <table:table-cell office:value-type="float" office:value="0.805703" calcext:value-type="float">
            <text:p>0.805703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908624" calcext:value-type="float">
            <text:p>0.908624</text:p>
          </table:table-cell>
          <table:table-cell office:value-type="float" office:value="0.795174" calcext:value-type="float">
            <text:p>0.795174</text:p>
          </table:table-cell>
          <table:table-cell office:value-type="float" office:value="0.974946" calcext:value-type="float">
            <text:p>0.974946</text:p>
          </table:table-cell>
          <table:table-cell office:value-type="float" office:value="0.870168" calcext:value-type="float">
            <text:p>0.870168</text:p>
          </table:table-cell>
          <table:table-cell office:value-type="float" office:value="0.847145" calcext:value-type="float">
            <text:p>0.847145</text:p>
          </table:table-cell>
          <table:table-cell office:value-type="float" office:value="0.997498" calcext:value-type="float">
            <text:p>0.997498</text:p>
          </table:table-cell>
          <table:table-cell office:value-type="float" office:value="305" calcext:value-type="float">
            <text:p>305</text:p>
          </table:table-cell>
          <table:table-cell table:formula="of:=SUM([.A63]+[.D63]+[.G63]+[.J63]+[.M63]+[.P63]+[.S63]+[.V63]+[.Y63]+[.AB63])/10" office:value-type="float" office:value="0.8997359" calcext:value-type="float">
            <text:p>0.8997359</text:p>
          </table:table-cell>
          <table:table-cell table:formula="of:=-1 * SUM([.B63]+[.E63]+[.H63]+[.K63]+[.N63]+[.Q63]+[.T63]+[.W63]+[.Z63]+[.AC63])/10 + [.AF63]" office:value-type="float" office:value="0.0501646999999999" calcext:value-type="float">
            <text:p>0.0501647</text:p>
          </table:table-cell>
          <table:table-cell table:formula="of:=SUM([.C63]+[.F63]+[.I63]+[.L63]+[.O63]+[.R63]+[.U63]+[.X63]+[.AA63]+[.AD63])/10" office:value-type="float" office:value="0.9905393" calcext:value-type="float">
            <text:p>0.9905393</text:p>
          </table:table-cell>
          <table:table-cell table:formula="of:=1000 * [.AF63]" office:value-type="float" office:value="899.7359" calcext:value-type="float">
            <text:p>899.7359</text:p>
          </table:table-cell>
          <table:table-cell table:formula="of:=26000*[.AH63]" office:value-type="float" office:value="25754.0218" calcext:value-type="float">
            <text:p>25754.0218</text:p>
          </table:table-cell>
        </table:table-row>
        <table:table-row table:style-name="ro1">
          <table:table-cell office:value-type="float" office:value="0.882653" calcext:value-type="float">
            <text:p>0.882653</text:p>
          </table:table-cell>
          <table:table-cell office:value-type="float" office:value="0.872343" calcext:value-type="float">
            <text:p>0.872343</text:p>
          </table:table-cell>
          <table:table-cell office:value-type="float" office:value="0.994163" calcext:value-type="float">
            <text:p>0.994163</text:p>
          </table:table-cell>
          <table:table-cell office:value-type="float" office:value="0.902203" calcext:value-type="float">
            <text:p>0.902203</text:p>
          </table:table-cell>
          <table:table-cell office:value-type="float" office:value="0.889681" calcext:value-type="float">
            <text:p>0.889681</text:p>
          </table:table-cell>
          <table:table-cell office:value-type="float" office:value="0.997006" calcext:value-type="float">
            <text:p>0.997006</text:p>
          </table:table-cell>
          <table:table-cell office:value-type="float" office:value="0.954457" calcext:value-type="float">
            <text:p>0.954457</text:p>
          </table:table-cell>
          <table:table-cell office:value-type="float" office:value="0.847187" calcext:value-type="float">
            <text:p>0.847187</text:p>
          </table:table-cell>
          <table:table-cell office:value-type="float" office:value="0.976159" calcext:value-type="float">
            <text:p>0.976159</text:p>
          </table:table-cell>
          <table:table-cell office:value-type="float" office:value="0.923762" calcext:value-type="float">
            <text:p>0.923762</text:p>
          </table:table-cell>
          <table:table-cell office:value-type="float" office:value="0.903629" calcext:value-type="float">
            <text:p>0.903629</text:p>
          </table:table-cell>
          <table:table-cell office:value-type="float" office:value="0.998256" calcext:value-type="float">
            <text:p>0.998256</text:p>
          </table:table-cell>
          <table:table-cell office:value-type="float" office:value="0.917515" calcext:value-type="float">
            <text:p>0.917515</text:p>
          </table:table-cell>
          <table:table-cell office:value-type="float" office:value="0.828471" calcext:value-type="float">
            <text:p>0.828471</text:p>
          </table:table-cell>
          <table:table-cell office:value-type="float" office:value="0.985521" calcext:value-type="float">
            <text:p>0.985521</text:p>
          </table:table-cell>
          <table:table-cell office:value-type="float" office:value="0.906951" calcext:value-type="float">
            <text:p>0.906951</text:p>
          </table:table-cell>
          <table:table-cell office:value-type="float" office:value="0.855677" calcext:value-type="float">
            <text:p>0.855677</text:p>
          </table:table-cell>
          <table:table-cell office:value-type="float" office:value="0.991813" calcext:value-type="float">
            <text:p>0.991813</text:p>
          </table:table-cell>
          <table:table-cell office:value-type="float" office:value="0.850731" calcext:value-type="float">
            <text:p>0.850731</text:p>
          </table:table-cell>
          <table:table-cell office:value-type="float" office:value="0.843653" calcext:value-type="float">
            <text:p>0.843653</text:p>
          </table:table-cell>
          <table:table-cell office:value-type="float" office:value="0.991472" calcext:value-type="float">
            <text:p>0.991472</text:p>
          </table:table-cell>
          <table:table-cell office:value-type="float" office:value="0.865759" calcext:value-type="float">
            <text:p>0.865759</text:p>
          </table:table-cell>
          <table:table-cell office:value-type="float" office:value="0.803454" calcext:value-type="float">
            <text:p>0.803454</text:p>
          </table:table-cell>
          <table:table-cell office:value-type="float" office:value="0.999431" calcext:value-type="float">
            <text:p>0.999431</text:p>
          </table:table-cell>
          <table:table-cell office:value-type="float" office:value="0.906571" calcext:value-type="float">
            <text:p>0.906571</text:p>
          </table:table-cell>
          <table:table-cell office:value-type="float" office:value="0.797663" calcext:value-type="float">
            <text:p>0.797663</text:p>
          </table:table-cell>
          <table:table-cell office:value-type="float" office:value="0.975856" calcext:value-type="float">
            <text:p>0.975856</text:p>
          </table:table-cell>
          <table:table-cell office:value-type="float" office:value="0.868186" calcext:value-type="float">
            <text:p>0.868186</text:p>
          </table:table-cell>
          <table:table-cell office:value-type="float" office:value="0.844941" calcext:value-type="float">
            <text:p>0.844941</text:p>
          </table:table-cell>
          <table:table-cell office:value-type="float" office:value="0.997309" calcext:value-type="float">
            <text:p>0.997309</text:p>
          </table:table-cell>
          <table:table-cell office:value-type="float" office:value="310" calcext:value-type="float">
            <text:p>310</text:p>
          </table:table-cell>
          <table:table-cell table:formula="of:=SUM([.A64]+[.D64]+[.G64]+[.J64]+[.M64]+[.P64]+[.S64]+[.V64]+[.Y64]+[.AB64])/10" office:value-type="float" office:value="0.8978788" calcext:value-type="float">
            <text:p>0.8978788</text:p>
          </table:table-cell>
          <table:table-cell table:formula="of:=-1 * SUM([.B64]+[.E64]+[.H64]+[.K64]+[.N64]+[.Q64]+[.T64]+[.W64]+[.Z64]+[.AC64])/10 + [.AF64]" office:value-type="float" office:value="0.0492089" calcext:value-type="float">
            <text:p>0.0492089</text:p>
          </table:table-cell>
          <table:table-cell table:formula="of:=SUM([.C64]+[.F64]+[.I64]+[.L64]+[.O64]+[.R64]+[.U64]+[.X64]+[.AA64]+[.AD64])/10" office:value-type="float" office:value="0.9906986" calcext:value-type="float">
            <text:p>0.9906986</text:p>
          </table:table-cell>
          <table:table-cell table:formula="of:=1000 * [.AF64]" office:value-type="float" office:value="897.8788" calcext:value-type="float">
            <text:p>897.8788</text:p>
          </table:table-cell>
          <table:table-cell table:formula="of:=26000*[.AH64]" office:value-type="float" office:value="25758.1636" calcext:value-type="float">
            <text:p>25758.1636</text:p>
          </table:table-cell>
        </table:table-row>
        <table:table-row table:style-name="ro1">
          <table:table-cell office:value-type="float" office:value="0.871429" calcext:value-type="float">
            <text:p>0.871429</text:p>
          </table:table-cell>
          <table:table-cell office:value-type="float" office:value="0.862227" calcext:value-type="float">
            <text:p>0.862227</text:p>
          </table:table-cell>
          <table:table-cell office:value-type="float" office:value="0.994125" calcext:value-type="float">
            <text:p>0.994125</text:p>
          </table:table-cell>
          <table:table-cell office:value-type="float" office:value="0.903084" calcext:value-type="float">
            <text:p>0.903084</text:p>
          </table:table-cell>
          <table:table-cell office:value-type="float" office:value="0.890901" calcext:value-type="float">
            <text:p>0.890901</text:p>
          </table:table-cell>
          <table:table-cell office:value-type="float" office:value="0.997081" calcext:value-type="float">
            <text:p>0.997081</text:p>
          </table:table-cell>
          <table:table-cell office:value-type="float" office:value="0.955426" calcext:value-type="float">
            <text:p>0.955426</text:p>
          </table:table-cell>
          <table:table-cell office:value-type="float" office:value="0.849717" calcext:value-type="float">
            <text:p>0.849717</text:p>
          </table:table-cell>
          <table:table-cell office:value-type="float" office:value="0.976235" calcext:value-type="float">
            <text:p>0.976235</text:p>
          </table:table-cell>
          <table:table-cell office:value-type="float" office:value="0.924752" calcext:value-type="float">
            <text:p>0.924752</text:p>
          </table:table-cell>
          <table:table-cell office:value-type="float" office:value="0.906065" calcext:value-type="float">
            <text:p>0.906065</text:p>
          </table:table-cell>
          <table:table-cell office:value-type="float" office:value="0.998143" calcext:value-type="float">
            <text:p>0.998143</text:p>
          </table:table-cell>
          <table:table-cell office:value-type="float" office:value="0.915479" calcext:value-type="float">
            <text:p>0.915479</text:p>
          </table:table-cell>
          <table:table-cell office:value-type="float" office:value="0.826767" calcext:value-type="float">
            <text:p>0.826767</text:p>
          </table:table-cell>
          <table:table-cell office:value-type="float" office:value="0.985256" calcext:value-type="float">
            <text:p>0.985256</text:p>
          </table:table-cell>
          <table:table-cell office:value-type="float" office:value="0.900224" calcext:value-type="float">
            <text:p>0.900224</text:p>
          </table:table-cell>
          <table:table-cell office:value-type="float" office:value="0.850378" calcext:value-type="float">
            <text:p>0.850378</text:p>
          </table:table-cell>
          <table:table-cell office:value-type="float" office:value="0.991927" calcext:value-type="float">
            <text:p>0.991927</text:p>
          </table:table-cell>
          <table:table-cell office:value-type="float" office:value="0.847599" calcext:value-type="float">
            <text:p>0.847599</text:p>
          </table:table-cell>
          <table:table-cell office:value-type="float" office:value="0.839968" calcext:value-type="float">
            <text:p>0.839968</text:p>
          </table:table-cell>
          <table:table-cell office:value-type="float" office:value="0.991775" calcext:value-type="float">
            <text:p>0.991775</text:p>
          </table:table-cell>
          <table:table-cell office:value-type="float" office:value="0.861868" calcext:value-type="float">
            <text:p>0.861868</text:p>
          </table:table-cell>
          <table:table-cell office:value-type="float" office:value="0.798671" calcext:value-type="float">
            <text:p>0.798671</text:p>
          </table:table-cell>
          <table:table-cell office:value-type="float" office:value="0.99928" calcext:value-type="float">
            <text:p>0.99928</text:p>
          </table:table-cell>
          <table:table-cell office:value-type="float" office:value="0.904517" calcext:value-type="float">
            <text:p>0.904517</text:p>
          </table:table-cell>
          <table:table-cell office:value-type="float" office:value="0.795499" calcext:value-type="float">
            <text:p>0.795499</text:p>
          </table:table-cell>
          <table:table-cell office:value-type="float" office:value="0.97669" calcext:value-type="float">
            <text:p>0.97669</text:p>
          </table:table-cell>
          <table:table-cell office:value-type="float" office:value="0.859267" calcext:value-type="float">
            <text:p>0.859267</text:p>
          </table:table-cell>
          <table:table-cell office:value-type="float" office:value="0.836577" calcext:value-type="float">
            <text:p>0.836577</text:p>
          </table:table-cell>
          <table:table-cell office:value-type="float" office:value="0.997233" calcext:value-type="float">
            <text:p>0.997233</text:p>
          </table:table-cell>
          <table:table-cell office:value-type="float" office:value="315" calcext:value-type="float">
            <text:p>315</text:p>
          </table:table-cell>
          <table:table-cell table:formula="of:=SUM([.A65]+[.D65]+[.G65]+[.J65]+[.M65]+[.P65]+[.S65]+[.V65]+[.Y65]+[.AB65])/10" office:value-type="float" office:value="0.8943645" calcext:value-type="float">
            <text:p>0.8943645</text:p>
          </table:table-cell>
          <table:table-cell table:formula="of:=-1 * SUM([.B65]+[.E65]+[.H65]+[.K65]+[.N65]+[.Q65]+[.T65]+[.W65]+[.Z65]+[.AC65])/10 + [.AF65]" office:value-type="float" office:value="0.0486875000000001" calcext:value-type="float">
            <text:p>0.0486875</text:p>
          </table:table-cell>
          <table:table-cell table:formula="of:=SUM([.C65]+[.F65]+[.I65]+[.L65]+[.O65]+[.R65]+[.U65]+[.X65]+[.AA65]+[.AD65])/10" office:value-type="float" office:value="0.9907745" calcext:value-type="float">
            <text:p>0.9907745</text:p>
          </table:table-cell>
          <table:table-cell table:formula="of:=1000 * [.AF65]" office:value-type="float" office:value="894.3645" calcext:value-type="float">
            <text:p>894.3645</text:p>
          </table:table-cell>
          <table:table-cell table:formula="of:=26000*[.AH65]" office:value-type="float" office:value="25760.137" calcext:value-type="float">
            <text:p>25760.137</text:p>
          </table:table-cell>
        </table:table-row>
        <table:table-row table:style-name="ro1">
          <table:table-cell office:value-type="float" office:value="0.871429" calcext:value-type="float">
            <text:p>0.871429</text:p>
          </table:table-cell>
          <table:table-cell office:value-type="float" office:value="0.86267" calcext:value-type="float">
            <text:p>0.86267</text:p>
          </table:table-cell>
          <table:table-cell office:value-type="float" office:value="0.994239" calcext:value-type="float">
            <text:p>0.994239</text:p>
          </table:table-cell>
          <table:table-cell office:value-type="float" office:value="0.902203" calcext:value-type="float">
            <text:p>0.902203</text:p>
          </table:table-cell>
          <table:table-cell office:value-type="float" office:value="0.890922" calcext:value-type="float">
            <text:p>0.890922</text:p>
          </table:table-cell>
          <table:table-cell office:value-type="float" office:value="0.997195" calcext:value-type="float">
            <text:p>0.997195</text:p>
          </table:table-cell>
          <table:table-cell office:value-type="float" office:value="0.956395" calcext:value-type="float">
            <text:p>0.956395</text:p>
          </table:table-cell>
          <table:table-cell office:value-type="float" office:value="0.855481" calcext:value-type="float">
            <text:p>0.855481</text:p>
          </table:table-cell>
          <table:table-cell office:value-type="float" office:value="0.978206" calcext:value-type="float">
            <text:p>0.978206</text:p>
          </table:table-cell>
          <table:table-cell office:value-type="float" office:value="0.923762" calcext:value-type="float">
            <text:p>0.923762</text:p>
          </table:table-cell>
          <table:table-cell office:value-type="float" office:value="0.904519" calcext:value-type="float">
            <text:p>0.904519</text:p>
          </table:table-cell>
          <table:table-cell office:value-type="float" office:value="0.998067" calcext:value-type="float">
            <text:p>0.998067</text:p>
          </table:table-cell>
          <table:table-cell office:value-type="float" office:value="0.911405" calcext:value-type="float">
            <text:p>0.911405</text:p>
          </table:table-cell>
          <table:table-cell office:value-type="float" office:value="0.822139" calcext:value-type="float">
            <text:p>0.822139</text:p>
          </table:table-cell>
          <table:table-cell office:value-type="float" office:value="0.986127" calcext:value-type="float">
            <text:p>0.986127</text:p>
          </table:table-cell>
          <table:table-cell office:value-type="float" office:value="0.892377" calcext:value-type="float">
            <text:p>0.892377</text:p>
          </table:table-cell>
          <table:table-cell office:value-type="float" office:value="0.843848" calcext:value-type="float">
            <text:p>0.843848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849687" calcext:value-type="float">
            <text:p>0.849687</text:p>
          </table:table-cell>
          <table:table-cell office:value-type="float" office:value="0.84106" calcext:value-type="float">
            <text:p>0.84106</text:p>
          </table:table-cell>
          <table:table-cell office:value-type="float" office:value="0.99204" calcext:value-type="float">
            <text:p>0.99204</text:p>
          </table:table-cell>
          <table:table-cell office:value-type="float" office:value="0.858949" calcext:value-type="float">
            <text:p>0.858949</text:p>
          </table:table-cell>
          <table:table-cell office:value-type="float" office:value="0.797982" calcext:value-type="float">
            <text:p>0.797982</text:p>
          </table:table-cell>
          <table:table-cell office:value-type="float" office:value="0.999242" calcext:value-type="float">
            <text:p>0.999242</text:p>
          </table:table-cell>
          <table:table-cell office:value-type="float" office:value="0.899384" calcext:value-type="float">
            <text:p>0.899384</text:p>
          </table:table-cell>
          <table:table-cell office:value-type="float" office:value="0.794465" calcext:value-type="float">
            <text:p>0.794465</text:p>
          </table:table-cell>
          <table:table-cell office:value-type="float" office:value="0.978206" calcext:value-type="float">
            <text:p>0.978206</text:p>
          </table:table-cell>
          <table:table-cell office:value-type="float" office:value="0.859267" calcext:value-type="float">
            <text:p>0.859267</text:p>
          </table:table-cell>
          <table:table-cell office:value-type="float" office:value="0.837133" calcext:value-type="float">
            <text:p>0.837133</text:p>
          </table:table-cell>
          <table:table-cell office:value-type="float" office:value="0.997044" calcext:value-type="float">
            <text:p>0.997044</text:p>
          </table:table-cell>
          <table:table-cell office:value-type="float" office:value="320" calcext:value-type="float">
            <text:p>320</text:p>
          </table:table-cell>
          <table:table-cell table:formula="of:=SUM([.A66]+[.D66]+[.G66]+[.J66]+[.M66]+[.P66]+[.S66]+[.V66]+[.Y66]+[.AB66])/10" office:value-type="float" office:value="0.8924858" calcext:value-type="float">
            <text:p>0.8924858</text:p>
          </table:table-cell>
          <table:table-cell table:formula="of:=-1 * SUM([.B66]+[.E66]+[.H66]+[.K66]+[.N66]+[.Q66]+[.T66]+[.W66]+[.Z66]+[.AC66])/10 + [.AF66]" office:value-type="float" office:value="0.0474638999999999" calcext:value-type="float">
            <text:p>0.0474639</text:p>
          </table:table-cell>
          <table:table-cell table:formula="of:=SUM([.C66]+[.F66]+[.I66]+[.L66]+[.O66]+[.R66]+[.U66]+[.X66]+[.AA66]+[.AD66])/10" office:value-type="float" office:value="0.9912785" calcext:value-type="float">
            <text:p>0.9912785</text:p>
          </table:table-cell>
          <table:table-cell table:formula="of:=1000 * [.AF66]" office:value-type="float" office:value="892.4858" calcext:value-type="float">
            <text:p>892.4858</text:p>
          </table:table-cell>
          <table:table-cell table:formula="of:=26000*[.AH66]" office:value-type="float" office:value="25773.241" calcext:value-type="float">
            <text:p>25773.241</text:p>
          </table:table-cell>
        </table:table-row>
        <table:table-row table:style-name="ro1">
          <table:table-cell office:value-type="float" office:value="0.872449" calcext:value-type="float">
            <text:p>0.872449</text:p>
          </table:table-cell>
          <table:table-cell office:value-type="float" office:value="0.863136" calcext:value-type="float">
            <text:p>0.863136</text:p>
          </table:table-cell>
          <table:table-cell office:value-type="float" office:value="0.994352" calcext:value-type="float">
            <text:p>0.994352</text:p>
          </table:table-cell>
          <table:table-cell office:value-type="float" office:value="0.901322" calcext:value-type="float">
            <text:p>0.901322</text:p>
          </table:table-cell>
          <table:table-cell office:value-type="float" office:value="0.889026" calcext:value-type="float">
            <text:p>0.889026</text:p>
          </table:table-cell>
          <table:table-cell office:value-type="float" office:value="0.997081" calcext:value-type="float">
            <text:p>0.997081</text:p>
          </table:table-cell>
          <table:table-cell office:value-type="float" office:value="0.955426" calcext:value-type="float">
            <text:p>0.955426</text:p>
          </table:table-cell>
          <table:table-cell office:value-type="float" office:value="0.85585" calcext:value-type="float">
            <text:p>0.85585</text:p>
          </table:table-cell>
          <table:table-cell office:value-type="float" office:value="0.97794" calcext:value-type="float">
            <text:p>0.97794</text:p>
          </table:table-cell>
          <table:table-cell office:value-type="float" office:value="0.918812" calcext:value-type="float">
            <text:p>0.918812</text:p>
          </table:table-cell>
          <table:table-cell office:value-type="float" office:value="0.902127" calcext:value-type="float">
            <text:p>0.902127</text:p>
          </table:table-cell>
          <table:table-cell office:value-type="float" office:value="0.99837" calcext:value-type="float">
            <text:p>0.99837</text:p>
          </table:table-cell>
          <table:table-cell office:value-type="float" office:value="0.909369" calcext:value-type="float">
            <text:p>0.909369</text:p>
          </table:table-cell>
          <table:table-cell office:value-type="float" office:value="0.823984" calcext:value-type="float">
            <text:p>0.823984</text:p>
          </table:table-cell>
          <table:table-cell office:value-type="float" office:value="0.986734" calcext:value-type="float">
            <text:p>0.986734</text:p>
          </table:table-cell>
          <table:table-cell office:value-type="float" office:value="0.894619" calcext:value-type="float">
            <text:p>0.894619</text:p>
          </table:table-cell>
          <table:table-cell office:value-type="float" office:value="0.843455" calcext:value-type="float">
            <text:p>0.843455</text:p>
          </table:table-cell>
          <table:table-cell office:value-type="float" office:value="0.99204" calcext:value-type="float">
            <text:p>0.99204</text:p>
          </table:table-cell>
          <table:table-cell office:value-type="float" office:value="0.841336" calcext:value-type="float">
            <text:p>0.841336</text:p>
          </table:table-cell>
          <table:table-cell office:value-type="float" office:value="0.833041" calcext:value-type="float">
            <text:p>0.833041</text:p>
          </table:table-cell>
          <table:table-cell office:value-type="float" office:value="0.992647" calcext:value-type="float">
            <text:p>0.992647</text:p>
          </table:table-cell>
          <table:table-cell office:value-type="float" office:value="0.858949" calcext:value-type="float">
            <text:p>0.858949</text:p>
          </table:table-cell>
          <table:table-cell office:value-type="float" office:value="0.796087" calcext:value-type="float">
            <text:p>0.796087</text:p>
          </table:table-cell>
          <table:table-cell office:value-type="float" office:value="0.999204" calcext:value-type="float">
            <text:p>0.999204</text:p>
          </table:table-cell>
          <table:table-cell office:value-type="float" office:value="0.898357" calcext:value-type="float">
            <text:p>0.898357</text:p>
          </table:table-cell>
          <table:table-cell office:value-type="float" office:value="0.798313" calcext:value-type="float">
            <text:p>0.798313</text:p>
          </table:table-cell>
          <table:table-cell office:value-type="float" office:value="0.979684" calcext:value-type="float">
            <text:p>0.979684</text:p>
          </table:table-cell>
          <table:table-cell office:value-type="float" office:value="0.856293" calcext:value-type="float">
            <text:p>0.856293</text:p>
          </table:table-cell>
          <table:table-cell office:value-type="float" office:value="0.835606" calcext:value-type="float">
            <text:p>0.835606</text:p>
          </table:table-cell>
          <table:table-cell office:value-type="float" office:value="0.997574" calcext:value-type="float">
            <text:p>0.997574</text:p>
          </table:table-cell>
          <table:table-cell office:value-type="float" office:value="325" calcext:value-type="float">
            <text:p>325</text:p>
          </table:table-cell>
          <table:table-cell table:formula="of:=SUM([.A67]+[.D67]+[.G67]+[.J67]+[.M67]+[.P67]+[.S67]+[.V67]+[.Y67]+[.AB67])/10" office:value-type="float" office:value="0.8906932" calcext:value-type="float">
            <text:p>0.8906932</text:p>
          </table:table-cell>
          <table:table-cell table:formula="of:=-1 * SUM([.B67]+[.E67]+[.H67]+[.K67]+[.N67]+[.Q67]+[.T67]+[.W67]+[.Z67]+[.AC67])/10 + [.AF67]" office:value-type="float" office:value="0.0466307000000001" calcext:value-type="float">
            <text:p>0.0466307</text:p>
          </table:table-cell>
          <table:table-cell table:formula="of:=SUM([.C67]+[.F67]+[.I67]+[.L67]+[.O67]+[.R67]+[.U67]+[.X67]+[.AA67]+[.AD67])/10" office:value-type="float" office:value="0.9915626" calcext:value-type="float">
            <text:p>0.9915626</text:p>
          </table:table-cell>
          <table:table-cell table:formula="of:=1000 * [.AF67]" office:value-type="float" office:value="890.6932" calcext:value-type="float">
            <text:p>890.6932</text:p>
          </table:table-cell>
          <table:table-cell table:formula="of:=26000*[.AH67]" office:value-type="float" office:value="25780.6276" calcext:value-type="float">
            <text:p>25780.6276</text:p>
          </table:table-cell>
        </table:table-row>
        <table:table-row table:style-name="ro1">
          <table:table-cell office:value-type="float" office:value="0.871429" calcext:value-type="float">
            <text:p>0.871429</text:p>
          </table:table-cell>
          <table:table-cell office:value-type="float" office:value="0.862781" calcext:value-type="float">
            <text:p>0.862781</text:p>
          </table:table-cell>
          <table:table-cell office:value-type="float" office:value="0.994087" calcext:value-type="float">
            <text:p>0.994087</text:p>
          </table:table-cell>
          <table:table-cell office:value-type="float" office:value="0.885463" calcext:value-type="float">
            <text:p>0.885463</text:p>
          </table:table-cell>
          <table:table-cell office:value-type="float" office:value="0.874408" calcext:value-type="float">
            <text:p>0.874408</text:p>
          </table:table-cell>
          <table:table-cell office:value-type="float" office:value="0.997347" calcext:value-type="float">
            <text:p>0.997347</text:p>
          </table:table-cell>
          <table:table-cell office:value-type="float" office:value="0.95155" calcext:value-type="float">
            <text:p>0.95155</text:p>
          </table:table-cell>
          <table:table-cell office:value-type="float" office:value="0.856769" calcext:value-type="float">
            <text:p>0.856769</text:p>
          </table:table-cell>
          <table:table-cell office:value-type="float" office:value="0.978661" calcext:value-type="float">
            <text:p>0.978661</text:p>
          </table:table-cell>
          <table:table-cell office:value-type="float" office:value="0.921782" calcext:value-type="float">
            <text:p>0.921782</text:p>
          </table:table-cell>
          <table:table-cell office:value-type="float" office:value="0.905208" calcext:value-type="float">
            <text:p>0.905208</text:p>
          </table:table-cell>
          <table:table-cell office:value-type="float" office:value="0.998484" calcext:value-type="float">
            <text:p>0.998484</text:p>
          </table:table-cell>
          <table:table-cell office:value-type="float" office:value="0.90835" calcext:value-type="float">
            <text:p>0.90835</text:p>
          </table:table-cell>
          <table:table-cell office:value-type="float" office:value="0.821746" calcext:value-type="float">
            <text:p>0.821746</text:p>
          </table:table-cell>
          <table:table-cell office:value-type="float" office:value="0.986431" calcext:value-type="float">
            <text:p>0.986431</text:p>
          </table:table-cell>
          <table:table-cell office:value-type="float" office:value="0.889013" calcext:value-type="float">
            <text:p>0.889013</text:p>
          </table:table-cell>
          <table:table-cell office:value-type="float" office:value="0.839057" calcext:value-type="float">
            <text:p>0.839057</text:p>
          </table:table-cell>
          <table:table-cell office:value-type="float" office:value="0.991965" calcext:value-type="float">
            <text:p>0.991965</text:p>
          </table:table-cell>
          <table:table-cell office:value-type="float" office:value="0.838205" calcext:value-type="float">
            <text:p>0.838205</text:p>
          </table:table-cell>
          <table:table-cell office:value-type="float" office:value="0.829689" calcext:value-type="float">
            <text:p>0.829689</text:p>
          </table:table-cell>
          <table:table-cell office:value-type="float" office:value="0.992798" calcext:value-type="float">
            <text:p>0.992798</text:p>
          </table:table-cell>
          <table:table-cell office:value-type="float" office:value="0.854086" calcext:value-type="float">
            <text:p>0.854086</text:p>
          </table:table-cell>
          <table:table-cell office:value-type="float" office:value="0.793564" calcext:value-type="float">
            <text:p>0.793564</text:p>
          </table:table-cell>
          <table:table-cell office:value-type="float" office:value="0.999356" calcext:value-type="float">
            <text:p>0.999356</text:p>
          </table:table-cell>
          <table:table-cell office:value-type="float" office:value="0.895277" calcext:value-type="float">
            <text:p>0.895277</text:p>
          </table:table-cell>
          <table:table-cell office:value-type="float" office:value="0.79756" calcext:value-type="float">
            <text:p>0.79756</text:p>
          </table:table-cell>
          <table:table-cell office:value-type="float" office:value="0.980859" calcext:value-type="float">
            <text:p>0.980859</text:p>
          </table:table-cell>
          <table:table-cell office:value-type="float" office:value="0.857284" calcext:value-type="float">
            <text:p>0.857284</text:p>
          </table:table-cell>
          <table:table-cell office:value-type="float" office:value="0.837598" calcext:value-type="float">
            <text:p>0.837598</text:p>
          </table:table-cell>
          <table:table-cell office:value-type="float" office:value="0.997726" calcext:value-type="float">
            <text:p>0.997726</text:p>
          </table:table-cell>
          <table:table-cell office:value-type="float" office:value="330" calcext:value-type="float">
            <text:p>330</text:p>
          </table:table-cell>
          <table:table-cell table:formula="of:=SUM([.A68]+[.D68]+[.G68]+[.J68]+[.M68]+[.P68]+[.S68]+[.V68]+[.Y68]+[.AB68])/10" office:value-type="float" office:value="0.8872439" calcext:value-type="float">
            <text:p>0.8872439</text:p>
          </table:table-cell>
          <table:table-cell table:formula="of:=-1 * SUM([.B68]+[.E68]+[.H68]+[.K68]+[.N68]+[.Q68]+[.T68]+[.W68]+[.Z68]+[.AC68])/10 + [.AF68]" office:value-type="float" office:value="0.0454058999999999" calcext:value-type="float">
            <text:p>0.0454059</text:p>
          </table:table-cell>
          <table:table-cell table:formula="of:=SUM([.C68]+[.F68]+[.I68]+[.L68]+[.O68]+[.R68]+[.U68]+[.X68]+[.AA68]+[.AD68])/10" office:value-type="float" office:value="0.9917714" calcext:value-type="float">
            <text:p>0.9917714</text:p>
          </table:table-cell>
          <table:table-cell table:formula="of:=1000 * [.AF68]" office:value-type="float" office:value="887.2439" calcext:value-type="float">
            <text:p>887.2439</text:p>
          </table:table-cell>
          <table:table-cell table:formula="of:=26000*[.AH68]" office:value-type="float" office:value="25786.0564" calcext:value-type="float">
            <text:p>25786.0564</text:p>
          </table:table-cell>
        </table:table-row>
        <table:table-row table:style-name="ro1">
          <table:table-cell office:value-type="float" office:value="0.868367" calcext:value-type="float">
            <text:p>0.868367</text:p>
          </table:table-cell>
          <table:table-cell office:value-type="float" office:value="0.860274" calcext:value-type="float">
            <text:p>0.860274</text:p>
          </table:table-cell>
          <table:table-cell office:value-type="float" office:value="0.994352" calcext:value-type="float">
            <text:p>0.994352</text:p>
          </table:table-cell>
          <table:table-cell office:value-type="float" office:value="0.886344" calcext:value-type="float">
            <text:p>0.886344</text:p>
          </table:table-cell>
          <table:table-cell office:value-type="float" office:value="0.877996" calcext:value-type="float">
            <text:p>0.877996</text:p>
          </table:table-cell>
          <table:table-cell office:value-type="float" office:value="0.998181" calcext:value-type="float">
            <text:p>0.998181</text:p>
          </table:table-cell>
          <table:table-cell office:value-type="float" office:value="0.947674" calcext:value-type="float">
            <text:p>0.947674</text:p>
          </table:table-cell>
          <table:table-cell office:value-type="float" office:value="0.853562" calcext:value-type="float">
            <text:p>0.853562</text:p>
          </table:table-cell>
          <table:table-cell office:value-type="float" office:value="0.978888" calcext:value-type="float">
            <text:p>0.978888</text:p>
          </table:table-cell>
          <table:table-cell office:value-type="float" office:value="0.915842" calcext:value-type="float">
            <text:p>0.915842</text:p>
          </table:table-cell>
          <table:table-cell office:value-type="float" office:value="0.899824" calcext:value-type="float">
            <text:p>0.899824</text:p>
          </table:table-cell>
          <table:table-cell office:value-type="float" office:value="0.998863" calcext:value-type="float">
            <text:p>0.998863</text:p>
          </table:table-cell>
          <table:table-cell office:value-type="float" office:value="0.904277" calcext:value-type="float">
            <text:p>0.904277</text:p>
          </table:table-cell>
          <table:table-cell office:value-type="float" office:value="0.819225" calcext:value-type="float">
            <text:p>0.819225</text:p>
          </table:table-cell>
          <table:table-cell office:value-type="float" office:value="0.986885" calcext:value-type="float">
            <text:p>0.986885</text:p>
          </table:table-cell>
          <table:table-cell office:value-type="float" office:value="0.890135" calcext:value-type="float">
            <text:p>0.890135</text:p>
          </table:table-cell>
          <table:table-cell office:value-type="float" office:value="0.841167" calcext:value-type="float">
            <text:p>0.841167</text:p>
          </table:table-cell>
          <table:table-cell office:value-type="float" office:value="0.992268" calcext:value-type="float">
            <text:p>0.992268</text:p>
          </table:table-cell>
          <table:table-cell office:value-type="float" office:value="0.835073" calcext:value-type="float">
            <text:p>0.835073</text:p>
          </table:table-cell>
          <table:table-cell office:value-type="float" office:value="0.826557" calcext:value-type="float">
            <text:p>0.826557</text:p>
          </table:table-cell>
          <table:table-cell office:value-type="float" office:value="0.992836" calcext:value-type="float">
            <text:p>0.992836</text:p>
          </table:table-cell>
          <table:table-cell office:value-type="float" office:value="0.857977" calcext:value-type="float">
            <text:p>0.857977</text:p>
          </table:table-cell>
          <table:table-cell office:value-type="float" office:value="0.797009" calcext:value-type="float">
            <text:p>0.797009</text:p>
          </table:table-cell>
          <table:table-cell office:value-type="float" office:value="0.999356" calcext:value-type="float">
            <text:p>0.999356</text:p>
          </table:table-cell>
          <table:table-cell office:value-type="float" office:value="0.893224" calcext:value-type="float">
            <text:p>0.893224</text:p>
          </table:table-cell>
          <table:table-cell office:value-type="float" office:value="0.794398" calcext:value-type="float">
            <text:p>0.794398</text:p>
          </table:table-cell>
          <table:table-cell office:value-type="float" office:value="0.980935" calcext:value-type="float">
            <text:p>0.980935</text:p>
          </table:table-cell>
          <table:table-cell office:value-type="float" office:value="0.85332" calcext:value-type="float">
            <text:p>0.85332</text:p>
          </table:table-cell>
          <table:table-cell office:value-type="float" office:value="0.834524" calcext:value-type="float">
            <text:p>0.834524</text:p>
          </table:table-cell>
          <table:table-cell office:value-type="float" office:value="0.997802" calcext:value-type="float">
            <text:p>0.997802</text:p>
          </table:table-cell>
          <table:table-cell office:value-type="float" office:value="335" calcext:value-type="float">
            <text:p>335</text:p>
          </table:table-cell>
          <table:table-cell table:formula="of:=SUM([.A69]+[.D69]+[.G69]+[.J69]+[.M69]+[.P69]+[.S69]+[.V69]+[.Y69]+[.AB69])/10" office:value-type="float" office:value="0.8852233" calcext:value-type="float">
            <text:p>0.8852233</text:p>
          </table:table-cell>
          <table:table-cell table:formula="of:=-1 * SUM([.B69]+[.E69]+[.H69]+[.K69]+[.N69]+[.Q69]+[.T69]+[.W69]+[.Z69]+[.AC69])/10 + [.AF69]" office:value-type="float" office:value="0.0447697" calcext:value-type="float">
            <text:p>0.0447697</text:p>
          </table:table-cell>
          <table:table-cell table:formula="of:=SUM([.C69]+[.F69]+[.I69]+[.L69]+[.O69]+[.R69]+[.U69]+[.X69]+[.AA69]+[.AD69])/10" office:value-type="float" office:value="0.9920366" calcext:value-type="float">
            <text:p>0.9920366</text:p>
          </table:table-cell>
          <table:table-cell table:formula="of:=1000 * [.AF69]" office:value-type="float" office:value="885.2233" calcext:value-type="float">
            <text:p>885.2233</text:p>
          </table:table-cell>
          <table:table-cell table:formula="of:=26000*[.AH69]" office:value-type="float" office:value="25792.9516" calcext:value-type="float">
            <text:p>25792.9516</text:p>
          </table:table-cell>
        </table:table-row>
        <table:table-row table:style-name="ro1">
          <table:table-cell office:value-type="float" office:value="0.868367" calcext:value-type="float">
            <text:p>0.868367</text:p>
          </table:table-cell>
          <table:table-cell office:value-type="float" office:value="0.860274" calcext:value-type="float">
            <text:p>0.860274</text:p>
          </table:table-cell>
          <table:table-cell office:value-type="float" office:value="0.994504" calcext:value-type="float">
            <text:p>0.994504</text:p>
          </table:table-cell>
          <table:table-cell office:value-type="float" office:value="0.885463" calcext:value-type="float">
            <text:p>0.885463</text:p>
          </table:table-cell>
          <table:table-cell office:value-type="float" office:value="0.877566" calcext:value-type="float">
            <text:p>0.877566</text:p>
          </table:table-cell>
          <table:table-cell office:value-type="float" office:value="0.998029" calcext:value-type="float">
            <text:p>0.998029</text:p>
          </table:table-cell>
          <table:table-cell office:value-type="float" office:value="0.945736" calcext:value-type="float">
            <text:p>0.945736</text:p>
          </table:table-cell>
          <table:table-cell office:value-type="float" office:value="0.851959" calcext:value-type="float">
            <text:p>0.851959</text:p>
          </table:table-cell>
          <table:table-cell office:value-type="float" office:value="0.97976" calcext:value-type="float">
            <text:p>0.97976</text:p>
          </table:table-cell>
          <table:table-cell office:value-type="float" office:value="0.914851" calcext:value-type="float">
            <text:p>0.914851</text:p>
          </table:table-cell>
          <table:table-cell office:value-type="float" office:value="0.899167" calcext:value-type="float">
            <text:p>0.899167</text:p>
          </table:table-cell>
          <table:table-cell office:value-type="float" office:value="0.998863" calcext:value-type="float">
            <text:p>0.998863</text:p>
          </table:table-cell>
          <table:table-cell office:value-type="float" office:value="0.89613" calcext:value-type="float">
            <text:p>0.89613</text:p>
          </table:table-cell>
          <table:table-cell office:value-type="float" office:value="0.81374" calcext:value-type="float">
            <text:p>0.81374</text:p>
          </table:table-cell>
          <table:table-cell office:value-type="float" office:value="0.987681" calcext:value-type="float">
            <text:p>0.987681</text:p>
          </table:table-cell>
          <table:table-cell office:value-type="float" office:value="0.889013" calcext:value-type="float">
            <text:p>0.889013</text:p>
          </table:table-cell>
          <table:table-cell office:value-type="float" office:value="0.843888" calcext:value-type="float">
            <text:p>0.843888</text:p>
          </table:table-cell>
          <table:table-cell office:value-type="float" office:value="0.992268" calcext:value-type="float">
            <text:p>0.992268</text:p>
          </table:table-cell>
          <table:table-cell office:value-type="float" office:value="0.832985" calcext:value-type="float">
            <text:p>0.832985</text:p>
          </table:table-cell>
          <table:table-cell office:value-type="float" office:value="0.825797" calcext:value-type="float">
            <text:p>0.825797</text:p>
          </table:table-cell>
          <table:table-cell office:value-type="float" office:value="0.993215" calcext:value-type="float">
            <text:p>0.993215</text:p>
          </table:table-cell>
          <table:table-cell office:value-type="float" office:value="0.854086" calcext:value-type="float">
            <text:p>0.854086</text:p>
          </table:table-cell>
          <table:table-cell office:value-type="float" office:value="0.795347" calcext:value-type="float">
            <text:p>0.795347</text:p>
          </table:table-cell>
          <table:table-cell office:value-type="float" office:value="0.999356" calcext:value-type="float">
            <text:p>0.999356</text:p>
          </table:table-cell>
          <table:table-cell office:value-type="float" office:value="0.892197" calcext:value-type="float">
            <text:p>0.892197</text:p>
          </table:table-cell>
          <table:table-cell office:value-type="float" office:value="0.798911" calcext:value-type="float">
            <text:p>0.798911</text:p>
          </table:table-cell>
          <table:table-cell office:value-type="float" office:value="0.982185" calcext:value-type="float">
            <text:p>0.982185</text:p>
          </table:table-cell>
          <table:table-cell office:value-type="float" office:value="0.852329" calcext:value-type="float">
            <text:p>0.852329</text:p>
          </table:table-cell>
          <table:table-cell office:value-type="float" office:value="0.832976" calcext:value-type="float">
            <text:p>0.832976</text:p>
          </table:table-cell>
          <table:table-cell office:value-type="float" office:value="0.998219" calcext:value-type="float">
            <text:p>0.998219</text:p>
          </table:table-cell>
          <table:table-cell office:value-type="float" office:value="340" calcext:value-type="float">
            <text:p>340</text:p>
          </table:table-cell>
          <table:table-cell table:formula="of:=SUM([.A70]+[.D70]+[.G70]+[.J70]+[.M70]+[.P70]+[.S70]+[.V70]+[.Y70]+[.AB70])/10" office:value-type="float" office:value="0.8831157" calcext:value-type="float">
            <text:p>0.8831157</text:p>
          </table:table-cell>
          <table:table-cell table:formula="of:=-1 * SUM([.B70]+[.E70]+[.H70]+[.K70]+[.N70]+[.Q70]+[.T70]+[.W70]+[.Z70]+[.AC70])/10 + [.AF70]" office:value-type="float" office:value="0.0431532000000001" calcext:value-type="float">
            <text:p>0.0431532</text:p>
          </table:table-cell>
          <table:table-cell table:formula="of:=SUM([.C70]+[.F70]+[.I70]+[.L70]+[.O70]+[.R70]+[.U70]+[.X70]+[.AA70]+[.AD70])/10" office:value-type="float" office:value="0.992408" calcext:value-type="float">
            <text:p>0.992408</text:p>
          </table:table-cell>
          <table:table-cell table:formula="of:=1000 * [.AF70]" office:value-type="float" office:value="883.1157" calcext:value-type="float">
            <text:p>883.1157</text:p>
          </table:table-cell>
          <table:table-cell table:formula="of:=26000*[.AH70]" office:value-type="float" office:value="25802.608" calcext:value-type="float">
            <text:p>25802.608</text:p>
          </table:table-cell>
        </table:table-row>
        <table:table-row table:style-name="ro1">
          <table:table-cell office:value-type="float" office:value="0.865306" calcext:value-type="float">
            <text:p>0.865306</text:p>
          </table:table-cell>
          <table:table-cell office:value-type="float" office:value="0.857767" calcext:value-type="float">
            <text:p>0.857767</text:p>
          </table:table-cell>
          <table:table-cell office:value-type="float" office:value="0.994694" calcext:value-type="float">
            <text:p>0.994694</text:p>
          </table:table-cell>
          <table:table-cell office:value-type="float" office:value="0.882819" calcext:value-type="float">
            <text:p>0.882819</text:p>
          </table:table-cell>
          <table:table-cell office:value-type="float" office:value="0.874698" calcext:value-type="float">
            <text:p>0.874698</text:p>
          </table:table-cell>
          <table:table-cell office:value-type="float" office:value="0.998143" calcext:value-type="float">
            <text:p>0.998143</text:p>
          </table:table-cell>
          <table:table-cell office:value-type="float" office:value="0.944767" calcext:value-type="float">
            <text:p>0.944767</text:p>
          </table:table-cell>
          <table:table-cell office:value-type="float" office:value="0.852216" calcext:value-type="float">
            <text:p>0.852216</text:p>
          </table:table-cell>
          <table:table-cell office:value-type="float" office:value="0.980935" calcext:value-type="float">
            <text:p>0.980935</text:p>
          </table:table-cell>
          <table:table-cell office:value-type="float" office:value="0.913861" calcext:value-type="float">
            <text:p>0.913861</text:p>
          </table:table-cell>
          <table:table-cell office:value-type="float" office:value="0.898956" calcext:value-type="float">
            <text:p>0.898956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895112" calcext:value-type="float">
            <text:p>0.895112</text:p>
          </table:table-cell>
          <table:table-cell office:value-type="float" office:value="0.812278" calcext:value-type="float">
            <text:p>0.812278</text:p>
          </table:table-cell>
          <table:table-cell office:value-type="float" office:value="0.987189" calcext:value-type="float">
            <text:p>0.987189</text:p>
          </table:table-cell>
          <table:table-cell office:value-type="float" office:value="0.886771" calcext:value-type="float">
            <text:p>0.886771</text:p>
          </table:table-cell>
          <table:table-cell office:value-type="float" office:value="0.841427" calcext:value-type="float">
            <text:p>0.841427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825678" calcext:value-type="float">
            <text:p>0.825678</text:p>
          </table:table-cell>
          <table:table-cell office:value-type="float" office:value="0.81849" calcext:value-type="float">
            <text:p>0.81849</text:p>
          </table:table-cell>
          <table:table-cell office:value-type="float" office:value="0.993177" calcext:value-type="float">
            <text:p>0.993177</text:p>
          </table:table-cell>
          <table:table-cell office:value-type="float" office:value="0.85214" calcext:value-type="float">
            <text:p>0.85214</text:p>
          </table:table-cell>
          <table:table-cell office:value-type="float" office:value="0.793625" calcext:value-type="float">
            <text:p>0.793625</text:p>
          </table:table-cell>
          <table:table-cell office:value-type="float" office:value="0.999356" calcext:value-type="float">
            <text:p>0.999356</text:p>
          </table:table-cell>
          <table:table-cell office:value-type="float" office:value="0.88809" calcext:value-type="float">
            <text:p>0.88809</text:p>
          </table:table-cell>
          <table:table-cell office:value-type="float" office:value="0.793696" calcext:value-type="float">
            <text:p>0.793696</text:p>
          </table:table-cell>
          <table:table-cell office:value-type="float" office:value="0.98211" calcext:value-type="float">
            <text:p>0.98211</text:p>
          </table:table-cell>
          <table:table-cell office:value-type="float" office:value="0.849356" calcext:value-type="float">
            <text:p>0.849356</text:p>
          </table:table-cell>
          <table:table-cell office:value-type="float" office:value="0.831227" calcext:value-type="float">
            <text:p>0.831227</text:p>
          </table:table-cell>
          <table:table-cell office:value-type="float" office:value="0.998294" calcext:value-type="float">
            <text:p>0.998294</text:p>
          </table:table-cell>
          <table:table-cell office:value-type="float" office:value="345" calcext:value-type="float">
            <text:p>345</text:p>
          </table:table-cell>
          <table:table-cell table:formula="of:=SUM([.A71]+[.D71]+[.G71]+[.J71]+[.M71]+[.P71]+[.S71]+[.V71]+[.Y71]+[.AB71])/10" office:value-type="float" office:value="0.88039" calcext:value-type="float">
            <text:p>0.88039</text:p>
          </table:table-cell>
          <table:table-cell table:formula="of:=-1 * SUM([.B71]+[.E71]+[.H71]+[.K71]+[.N71]+[.Q71]+[.T71]+[.W71]+[.Z71]+[.AC71])/10 + [.AF71]" office:value-type="float" office:value="0.0429520000000001" calcext:value-type="float">
            <text:p>0.042952</text:p>
          </table:table-cell>
          <table:table-cell table:formula="of:=SUM([.C71]+[.F71]+[.I71]+[.L71]+[.O71]+[.R71]+[.U71]+[.X71]+[.AA71]+[.AD71])/10" office:value-type="float" office:value="0.9925142" calcext:value-type="float">
            <text:p>0.9925142</text:p>
          </table:table-cell>
          <table:table-cell table:formula="of:=1000 * [.AF71]" office:value-type="float" office:value="880.39" calcext:value-type="float">
            <text:p>880.39</text:p>
          </table:table-cell>
          <table:table-cell table:formula="of:=26000*[.AH71]" office:value-type="float" office:value="25805.3692" calcext:value-type="float">
            <text:p>25805.3692</text:p>
          </table:table-cell>
        </table:table-row>
        <table:table-row table:style-name="ro1">
          <table:table-cell office:value-type="float" office:value="0.864286" calcext:value-type="float">
            <text:p>0.864286</text:p>
          </table:table-cell>
          <table:table-cell office:value-type="float" office:value="0.85708" calcext:value-type="float">
            <text:p>0.85708</text:p>
          </table:table-cell>
          <table:table-cell office:value-type="float" office:value="0.994807" calcext:value-type="float">
            <text:p>0.994807</text:p>
          </table:table-cell>
          <table:table-cell office:value-type="float" office:value="0.881938" calcext:value-type="float">
            <text:p>0.881938</text:p>
          </table:table-cell>
          <table:table-cell office:value-type="float" office:value="0.873027" calcext:value-type="float">
            <text:p>0.873027</text:p>
          </table:table-cell>
          <table:table-cell office:value-type="float" office:value="0.998067" calcext:value-type="float">
            <text:p>0.998067</text:p>
          </table:table-cell>
          <table:table-cell office:value-type="float" office:value="0.947674" calcext:value-type="float">
            <text:p>0.947674</text:p>
          </table:table-cell>
          <table:table-cell office:value-type="float" office:value="0.857911" calcext:value-type="float">
            <text:p>0.857911</text:p>
          </table:table-cell>
          <table:table-cell office:value-type="float" office:value="0.981086" calcext:value-type="float">
            <text:p>0.981086</text:p>
          </table:table-cell>
          <table:table-cell office:value-type="float" office:value="0.913861" calcext:value-type="float">
            <text:p>0.913861</text:p>
          </table:table-cell>
          <table:table-cell office:value-type="float" office:value="0.898622" calcext:value-type="float">
            <text:p>0.898622</text:p>
          </table:table-cell>
          <table:table-cell office:value-type="float" office:value="0.999015" calcext:value-type="float">
            <text:p>0.999015</text:p>
          </table:table-cell>
          <table:table-cell office:value-type="float" office:value="0.89002" calcext:value-type="float">
            <text:p>0.89002</text:p>
          </table:table-cell>
          <table:table-cell office:value-type="float" office:value="0.809293" calcext:value-type="float">
            <text:p>0.809293</text:p>
          </table:table-cell>
          <table:table-cell office:value-type="float" office:value="0.987757" calcext:value-type="float">
            <text:p>0.987757</text:p>
          </table:table-cell>
          <table:table-cell office:value-type="float" office:value="0.881166" calcext:value-type="float">
            <text:p>0.881166</text:p>
          </table:table-cell>
          <table:table-cell office:value-type="float" office:value="0.838456" calcext:value-type="float">
            <text:p>0.838456</text:p>
          </table:table-cell>
          <table:table-cell office:value-type="float" office:value="0.993064" calcext:value-type="float">
            <text:p>0.993064</text:p>
          </table:table-cell>
          <table:table-cell office:value-type="float" office:value="0.829854" calcext:value-type="float">
            <text:p>0.829854</text:p>
          </table:table-cell>
          <table:table-cell office:value-type="float" office:value="0.822886" calcext:value-type="float">
            <text:p>0.822886</text:p>
          </table:table-cell>
          <table:table-cell office:value-type="float" office:value="0.993443" calcext:value-type="float">
            <text:p>0.993443</text:p>
          </table:table-cell>
          <table:table-cell office:value-type="float" office:value="0.850195" calcext:value-type="float">
            <text:p>0.850195</text:p>
          </table:table-cell>
          <table:table-cell office:value-type="float" office:value="0.793574" calcext:value-type="float">
            <text:p>0.793574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87064" calcext:value-type="float">
            <text:p>0.887064</text:p>
          </table:table-cell>
          <table:table-cell office:value-type="float" office:value="0.791119" calcext:value-type="float">
            <text:p>0.791119</text:p>
          </table:table-cell>
          <table:table-cell office:value-type="float" office:value="0.983019" calcext:value-type="float">
            <text:p>0.983019</text:p>
          </table:table-cell>
          <table:table-cell office:value-type="float" office:value="0.848365" calcext:value-type="float">
            <text:p>0.848365</text:p>
          </table:table-cell>
          <table:table-cell office:value-type="float" office:value="0.830903" calcext:value-type="float">
            <text:p>0.830903</text:p>
          </table:table-cell>
          <table:table-cell office:value-type="float" office:value="0.998294" calcext:value-type="float">
            <text:p>0.998294</text:p>
          </table:table-cell>
          <table:table-cell office:value-type="float" office:value="350" calcext:value-type="float">
            <text:p>350</text:p>
          </table:table-cell>
          <table:table-cell table:formula="of:=SUM([.A72]+[.D72]+[.G72]+[.J72]+[.M72]+[.P72]+[.S72]+[.V72]+[.Y72]+[.AB72])/10" office:value-type="float" office:value="0.8794423" calcext:value-type="float">
            <text:p>0.8794423</text:p>
          </table:table-cell>
          <table:table-cell table:formula="of:=-1 * SUM([.B72]+[.E72]+[.H72]+[.K72]+[.N72]+[.Q72]+[.T72]+[.W72]+[.Z72]+[.AC72])/10 + [.AF72]" office:value-type="float" office:value="0.0421552000000002" calcext:value-type="float">
            <text:p>0.0421552</text:p>
          </table:table-cell>
          <table:table-cell table:formula="of:=SUM([.C72]+[.F72]+[.I72]+[.L72]+[.O72]+[.R72]+[.U72]+[.X72]+[.AA72]+[.AD72])/10" office:value-type="float" office:value="0.9928135" calcext:value-type="float">
            <text:p>0.9928135</text:p>
          </table:table-cell>
          <table:table-cell table:formula="of:=1000 * [.AF72]" office:value-type="float" office:value="879.4423" calcext:value-type="float">
            <text:p>879.4423</text:p>
          </table:table-cell>
          <table:table-cell table:formula="of:=26000*[.AH72]" office:value-type="float" office:value="25813.151" calcext:value-type="float">
            <text:p>25813.151</text:p>
          </table:table-cell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85038" calcext:value-type="float">
            <text:p>0.85038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.881938" calcext:value-type="float">
            <text:p>0.881938</text:p>
          </table:table-cell>
          <table:table-cell office:value-type="float" office:value="0.873591" calcext:value-type="float">
            <text:p>0.873591</text:p>
          </table:table-cell>
          <table:table-cell office:value-type="float" office:value="0.998219" calcext:value-type="float">
            <text:p>0.998219</text:p>
          </table:table-cell>
          <table:table-cell office:value-type="float" office:value="0.942829" calcext:value-type="float">
            <text:p>0.942829</text:p>
          </table:table-cell>
          <table:table-cell office:value-type="float" office:value="0.854627" calcext:value-type="float">
            <text:p>0.854627</text:p>
          </table:table-cell>
          <table:table-cell office:value-type="float" office:value="0.981048" calcext:value-type="float">
            <text:p>0.981048</text:p>
          </table:table-cell>
          <table:table-cell office:value-type="float" office:value="0.909901" calcext:value-type="float">
            <text:p>0.909901</text:p>
          </table:table-cell>
          <table:table-cell office:value-type="float" office:value="0.895997" calcext:value-type="float">
            <text:p>0.895997</text:p>
          </table:table-cell>
          <table:table-cell office:value-type="float" office:value="0.99909" calcext:value-type="float">
            <text:p>0.99909</text:p>
          </table:table-cell>
          <table:table-cell office:value-type="float" office:value="0.884929" calcext:value-type="float">
            <text:p>0.884929</text:p>
          </table:table-cell>
          <table:table-cell office:value-type="float" office:value="0.809968" calcext:value-type="float">
            <text:p>0.809968</text:p>
          </table:table-cell>
          <table:table-cell office:value-type="float" office:value="0.989046" calcext:value-type="float">
            <text:p>0.989046</text:p>
          </table:table-cell>
          <table:table-cell office:value-type="float" office:value="0.881166" calcext:value-type="float">
            <text:p>0.881166</text:p>
          </table:table-cell>
          <table:table-cell office:value-type="float" office:value="0.842299" calcext:value-type="float">
            <text:p>0.842299</text:p>
          </table:table-cell>
          <table:table-cell office:value-type="float" office:value="0.993405" calcext:value-type="float">
            <text:p>0.993405</text:p>
          </table:table-cell>
          <table:table-cell office:value-type="float" office:value="0.822547" calcext:value-type="float">
            <text:p>0.822547</text:p>
          </table:table-cell>
          <table:table-cell office:value-type="float" office:value="0.815801" calcext:value-type="float">
            <text:p>0.815801</text:p>
          </table:table-cell>
          <table:table-cell office:value-type="float" office:value="0.993784" calcext:value-type="float">
            <text:p>0.993784</text:p>
          </table:table-cell>
          <table:table-cell office:value-type="float" office:value="0.848249" calcext:value-type="float">
            <text:p>0.848249</text:p>
          </table:table-cell>
          <table:table-cell office:value-type="float" office:value="0.795752" calcext:value-type="float">
            <text:p>0.795752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883984" calcext:value-type="float">
            <text:p>0.883984</text:p>
          </table:table-cell>
          <table:table-cell office:value-type="float" office:value="0.791251" calcext:value-type="float">
            <text:p>0.791251</text:p>
          </table:table-cell>
          <table:table-cell office:value-type="float" office:value="0.983474" calcext:value-type="float">
            <text:p>0.983474</text:p>
          </table:table-cell>
          <table:table-cell office:value-type="float" office:value="0.845391" calcext:value-type="float">
            <text:p>0.845391</text:p>
          </table:table-cell>
          <table:table-cell office:value-type="float" office:value="0.828931" calcext:value-type="float">
            <text:p>0.828931</text:p>
          </table:table-cell>
          <table:table-cell office:value-type="float" office:value="0.998294" calcext:value-type="float">
            <text:p>0.998294</text:p>
          </table:table-cell>
          <table:table-cell office:value-type="float" office:value="355" calcext:value-type="float">
            <text:p>355</text:p>
          </table:table-cell>
          <table:table-cell table:formula="of:=SUM([.A73]+[.D73]+[.G73]+[.J73]+[.M73]+[.P73]+[.S73]+[.V73]+[.Y73]+[.AB73])/10" office:value-type="float" office:value="0.8758077" calcext:value-type="float">
            <text:p>0.8758077</text:p>
          </table:table-cell>
          <table:table-cell table:formula="of:=-1 * SUM([.B73]+[.E73]+[.H73]+[.K73]+[.N73]+[.Q73]+[.T73]+[.W73]+[.Z73]+[.AC73])/10 + [.AF73]" office:value-type="float" office:value="0.039948" calcext:value-type="float">
            <text:p>0.039948</text:p>
          </table:table-cell>
          <table:table-cell table:formula="of:=SUM([.C73]+[.F73]+[.I73]+[.L73]+[.O73]+[.R73]+[.U73]+[.X73]+[.AA73]+[.AD73])/10" office:value-type="float" office:value="0.9930826" calcext:value-type="float">
            <text:p>0.9930826</text:p>
          </table:table-cell>
          <table:table-cell table:formula="of:=1000 * [.AF73]" office:value-type="float" office:value="875.8077" calcext:value-type="float">
            <text:p>875.8077</text:p>
          </table:table-cell>
          <table:table-cell table:formula="of:=26000*[.AH73]" office:value-type="float" office:value="25820.1476" calcext:value-type="float">
            <text:p>25820.1476</text:p>
          </table:table-cell>
        </table:table-row>
        <table:table-row table:style-name="ro1">
          <table:table-cell office:value-type="float" office:value="0.860204" calcext:value-type="float">
            <text:p>0.860204</text:p>
          </table:table-cell>
          <table:table-cell office:value-type="float" office:value="0.85333" calcext:value-type="float">
            <text:p>0.85333</text:p>
          </table:table-cell>
          <table:table-cell office:value-type="float" office:value="0.994997" calcext:value-type="float">
            <text:p>0.994997</text:p>
          </table:table-cell>
          <table:table-cell office:value-type="float" office:value="0.871366" calcext:value-type="float">
            <text:p>0.871366</text:p>
          </table:table-cell>
          <table:table-cell office:value-type="float" office:value="0.864033" calcext:value-type="float">
            <text:p>0.864033</text:p>
          </table:table-cell>
          <table:table-cell office:value-type="float" office:value="0.998635" calcext:value-type="float">
            <text:p>0.998635</text:p>
          </table:table-cell>
          <table:table-cell office:value-type="float" office:value="0.942829" calcext:value-type="float">
            <text:p>0.942829</text:p>
          </table:table-cell>
          <table:table-cell office:value-type="float" office:value="0.85485" calcext:value-type="float">
            <text:p>0.85485</text:p>
          </table:table-cell>
          <table:table-cell office:value-type="float" office:value="0.981465" calcext:value-type="float">
            <text:p>0.981465</text:p>
          </table:table-cell>
          <table:table-cell office:value-type="float" office:value="0.90099" calcext:value-type="float">
            <text:p>0.90099</text:p>
          </table:table-cell>
          <table:table-cell office:value-type="float" office:value="0.887642" calcext:value-type="float">
            <text:p>0.887642</text:p>
          </table:table-cell>
          <table:table-cell office:value-type="float" office:value="0.999166" calcext:value-type="float">
            <text:p>0.999166</text:p>
          </table:table-cell>
          <table:table-cell office:value-type="float" office:value="0.882892" calcext:value-type="float">
            <text:p>0.882892</text:p>
          </table:table-cell>
          <table:table-cell office:value-type="float" office:value="0.809483" calcext:value-type="float">
            <text:p>0.809483</text:p>
          </table:table-cell>
          <table:table-cell office:value-type="float" office:value="0.989084" calcext:value-type="float">
            <text:p>0.989084</text:p>
          </table:table-cell>
          <table:table-cell office:value-type="float" office:value="0.876682" calcext:value-type="float">
            <text:p>0.876682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993594" calcext:value-type="float">
            <text:p>0.993594</text:p>
          </table:table-cell>
          <table:table-cell office:value-type="float" office:value="0.820459" calcext:value-type="float">
            <text:p>0.820459</text:p>
          </table:table-cell>
          <table:table-cell office:value-type="float" office:value="0.814487" calcext:value-type="float">
            <text:p>0.814487</text:p>
          </table:table-cell>
          <table:table-cell office:value-type="float" office:value="0.994315" calcext:value-type="float">
            <text:p>0.994315</text:p>
          </table:table-cell>
          <table:table-cell office:value-type="float" office:value="0.847276" calcext:value-type="float">
            <text:p>0.847276</text:p>
          </table:table-cell>
          <table:table-cell office:value-type="float" office:value="0.794445" calcext:value-type="float">
            <text:p>0.794445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83984" calcext:value-type="float">
            <text:p>0.883984</text:p>
          </table:table-cell>
          <table:table-cell office:value-type="float" office:value="0.793467" calcext:value-type="float">
            <text:p>0.793467</text:p>
          </table:table-cell>
          <table:table-cell office:value-type="float" office:value="0.984005" calcext:value-type="float">
            <text:p>0.984005</text:p>
          </table:table-cell>
          <table:table-cell office:value-type="float" office:value="0.847374" calcext:value-type="float">
            <text:p>0.847374</text:p>
          </table:table-cell>
          <table:table-cell office:value-type="float" office:value="0.830579" calcext:value-type="float">
            <text:p>0.830579</text:p>
          </table:table-cell>
          <table:table-cell office:value-type="float" office:value="0.997877" calcext:value-type="float">
            <text:p>0.997877</text:p>
          </table:table-cell>
          <table:table-cell office:value-type="float" office:value="360" calcext:value-type="float">
            <text:p>360</text:p>
          </table:table-cell>
          <table:table-cell table:formula="of:=SUM([.A74]+[.D74]+[.G74]+[.J74]+[.M74]+[.P74]+[.S74]+[.V74]+[.Y74]+[.AB74])/10" office:value-type="float" office:value="0.8734056" calcext:value-type="float">
            <text:p>0.8734056</text:p>
          </table:table-cell>
          <table:table-cell table:formula="of:=-1 * SUM([.B74]+[.E74]+[.H74]+[.K74]+[.N74]+[.Q74]+[.T74]+[.W74]+[.Z74]+[.AC74])/10 + [.AF74]" office:value-type="float" office:value="0.0393047" calcext:value-type="float">
            <text:p>0.0393047</text:p>
          </table:table-cell>
          <table:table-cell table:formula="of:=SUM([.C74]+[.F74]+[.I74]+[.L74]+[.O74]+[.R74]+[.U74]+[.X74]+[.AA74]+[.AD74])/10" office:value-type="float" office:value="0.9932721" calcext:value-type="float">
            <text:p>0.9932721</text:p>
          </table:table-cell>
          <table:table-cell table:formula="of:=1000 * [.AF74]" office:value-type="float" office:value="873.4056" calcext:value-type="float">
            <text:p>873.4056</text:p>
          </table:table-cell>
          <table:table-cell table:formula="of:=26000*[.AH74]" office:value-type="float" office:value="25825.0746" calcext:value-type="float">
            <text:p>25825.0746</text:p>
          </table:table-cell>
        </table:table-row>
        <table:table-row table:style-name="ro1">
          <table:table-cell office:value-type="float" office:value="0.858163" calcext:value-type="float">
            <text:p>0.858163</text:p>
          </table:table-cell>
          <table:table-cell office:value-type="float" office:value="0.851511" calcext:value-type="float">
            <text:p>0.851511</text:p>
          </table:table-cell>
          <table:table-cell office:value-type="float" office:value="0.995035" calcext:value-type="float">
            <text:p>0.995035</text:p>
          </table:table-cell>
          <table:table-cell office:value-type="float" office:value="0.871366" calcext:value-type="float">
            <text:p>0.871366</text:p>
          </table:table-cell>
          <table:table-cell office:value-type="float" office:value="0.864033" calcext:value-type="float">
            <text:p>0.864033</text:p>
          </table:table-cell>
          <table:table-cell office:value-type="float" office:value="0.998635" calcext:value-type="float">
            <text:p>0.998635</text:p>
          </table:table-cell>
          <table:table-cell office:value-type="float" office:value="0.938953" calcext:value-type="float">
            <text:p>0.938953</text:p>
          </table:table-cell>
          <table:table-cell office:value-type="float" office:value="0.851309" calcext:value-type="float">
            <text:p>0.851309</text:p>
          </table:table-cell>
          <table:table-cell office:value-type="float" office:value="0.981731" calcext:value-type="float">
            <text:p>0.981731</text:p>
          </table:table-cell>
          <table:table-cell office:value-type="float" office:value="0.89901" calcext:value-type="float">
            <text:p>0.89901</text:p>
          </table:table-cell>
          <table:table-cell office:value-type="float" office:value="0.885439" calcext:value-type="float">
            <text:p>0.885439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81874" calcext:value-type="float">
            <text:p>0.881874</text:p>
          </table:table-cell>
          <table:table-cell office:value-type="float" office:value="0.807911" calcext:value-type="float">
            <text:p>0.807911</text:p>
          </table:table-cell>
          <table:table-cell office:value-type="float" office:value="0.989122" calcext:value-type="float">
            <text:p>0.989122</text:p>
          </table:table-cell>
          <table:table-cell office:value-type="float" office:value="0.877803" calcext:value-type="float">
            <text:p>0.877803</text:p>
          </table:table-cell>
          <table:table-cell office:value-type="float" office:value="0.840802" calcext:value-type="float">
            <text:p>0.840802</text:p>
          </table:table-cell>
          <table:table-cell office:value-type="float" office:value="0.99367" calcext:value-type="float">
            <text:p>0.99367</text:p>
          </table:table-cell>
          <table:table-cell office:value-type="float" office:value="0.821503" calcext:value-type="float">
            <text:p>0.821503</text:p>
          </table:table-cell>
          <table:table-cell office:value-type="float" office:value="0.81542" calcext:value-type="float">
            <text:p>0.81542</text:p>
          </table:table-cell>
          <table:table-cell office:value-type="float" office:value="0.994049" calcext:value-type="float">
            <text:p>0.994049</text:p>
          </table:table-cell>
          <table:table-cell office:value-type="float" office:value="0.847276" calcext:value-type="float">
            <text:p>0.847276</text:p>
          </table:table-cell>
          <table:table-cell office:value-type="float" office:value="0.795671" calcext:value-type="float">
            <text:p>0.795671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882957" calcext:value-type="float">
            <text:p>0.882957</text:p>
          </table:table-cell>
          <table:table-cell office:value-type="float" office:value="0.791111" calcext:value-type="float">
            <text:p>0.791111</text:p>
          </table:table-cell>
          <table:table-cell office:value-type="float" office:value="0.983853" calcext:value-type="float">
            <text:p>0.983853</text:p>
          </table:table-cell>
          <table:table-cell office:value-type="float" office:value="0.837463" calcext:value-type="float">
            <text:p>0.837463</text:p>
          </table:table-cell>
          <table:table-cell office:value-type="float" office:value="0.824895" calcext:value-type="float">
            <text:p>0.824895</text:p>
          </table:table-cell>
          <table:table-cell office:value-type="float" office:value="0.997953" calcext:value-type="float">
            <text:p>0.997953</text:p>
          </table:table-cell>
          <table:table-cell office:value-type="float" office:value="365" calcext:value-type="float">
            <text:p>365</text:p>
          </table:table-cell>
          <table:table-cell table:formula="of:=SUM([.A75]+[.D75]+[.G75]+[.J75]+[.M75]+[.P75]+[.S75]+[.V75]+[.Y75]+[.AB75])/10" office:value-type="float" office:value="0.8716368" calcext:value-type="float">
            <text:p>0.8716368</text:p>
          </table:table-cell>
          <table:table-cell table:formula="of:=-1 * SUM([.B75]+[.E75]+[.H75]+[.K75]+[.N75]+[.Q75]+[.T75]+[.W75]+[.Z75]+[.AC75])/10 + [.AF75]" office:value-type="float" office:value="0.0388265999999999" calcext:value-type="float">
            <text:p>0.0388266</text:p>
          </table:table-cell>
          <table:table-cell table:formula="of:=SUM([.C75]+[.F75]+[.I75]+[.L75]+[.O75]+[.R75]+[.U75]+[.X75]+[.AA75]+[.AD75])/10" office:value-type="float" office:value="0.9933062" calcext:value-type="float">
            <text:p>0.9933062</text:p>
          </table:table-cell>
          <table:table-cell table:formula="of:=1000 * [.AF75]" office:value-type="float" office:value="871.6368" calcext:value-type="float">
            <text:p>871.6368</text:p>
          </table:table-cell>
          <table:table-cell table:formula="of:=26000*[.AH75]" office:value-type="float" office:value="25825.9612" calcext:value-type="float">
            <text:p>25825.9612</text:p>
          </table:table-cell>
        </table:table-row>
        <table:table-row table:style-name="ro1">
          <table:table-cell office:value-type="float" office:value="0.852041" calcext:value-type="float">
            <text:p>0.852041</text:p>
          </table:table-cell>
          <table:table-cell office:value-type="float" office:value="0.845943" calcext:value-type="float">
            <text:p>0.845943</text:p>
          </table:table-cell>
          <table:table-cell office:value-type="float" office:value="0.995073" calcext:value-type="float">
            <text:p>0.995073</text:p>
          </table:table-cell>
          <table:table-cell office:value-type="float" office:value="0.861674" calcext:value-type="float">
            <text:p>0.861674</text:p>
          </table:table-cell>
          <table:table-cell office:value-type="float" office:value="0.854229" calcext:value-type="float">
            <text:p>0.854229</text:p>
          </table:table-cell>
          <table:table-cell office:value-type="float" office:value="0.998446" calcext:value-type="float">
            <text:p>0.998446</text:p>
          </table:table-cell>
          <table:table-cell office:value-type="float" office:value="0.934109" calcext:value-type="float">
            <text:p>0.934109</text:p>
          </table:table-cell>
          <table:table-cell office:value-type="float" office:value="0.849809" calcext:value-type="float">
            <text:p>0.849809</text:p>
          </table:table-cell>
          <table:table-cell office:value-type="float" office:value="0.98211" calcext:value-type="float">
            <text:p>0.98211</text:p>
          </table:table-cell>
          <table:table-cell office:value-type="float" office:value="0.90099" calcext:value-type="float">
            <text:p>0.90099</text:p>
          </table:table-cell>
          <table:table-cell office:value-type="float" office:value="0.887419" calcext:value-type="float">
            <text:p>0.887419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0417" calcext:value-type="float">
            <text:p>0.80417</text:p>
          </table:table-cell>
          <table:table-cell office:value-type="float" office:value="0.989463" calcext:value-type="float">
            <text:p>0.989463</text:p>
          </table:table-cell>
          <table:table-cell office:value-type="float" office:value="0.874439" calcext:value-type="float">
            <text:p>0.874439</text:p>
          </table:table-cell>
          <table:table-cell office:value-type="float" office:value="0.840843" calcext:value-type="float">
            <text:p>0.840843</text:p>
          </table:table-cell>
          <table:table-cell office:value-type="float" office:value="0.993935" calcext:value-type="float">
            <text:p>0.993935</text:p>
          </table:table-cell>
          <table:table-cell office:value-type="float" office:value="0.816284" calcext:value-type="float">
            <text:p>0.816284</text:p>
          </table:table-cell>
          <table:table-cell office:value-type="float" office:value="0.810201" calcext:value-type="float">
            <text:p>0.810201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46304" calcext:value-type="float">
            <text:p>0.846304</text:p>
          </table:table-cell>
          <table:table-cell office:value-type="float" office:value="0.795256" calcext:value-type="float">
            <text:p>0.795256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877823" calcext:value-type="float">
            <text:p>0.877823</text:p>
          </table:table-cell>
          <table:table-cell office:value-type="float" office:value="0.789301" calcext:value-type="float">
            <text:p>0.789301</text:p>
          </table:table-cell>
          <table:table-cell office:value-type="float" office:value="0.984308" calcext:value-type="float">
            <text:p>0.984308</text:p>
          </table:table-cell>
          <table:table-cell office:value-type="float" office:value="0.831516" calcext:value-type="float">
            <text:p>0.831516</text:p>
          </table:table-cell>
          <table:table-cell office:value-type="float" office:value="0.819616" calcext:value-type="float">
            <text:p>0.819616</text:p>
          </table:table-cell>
          <table:table-cell office:value-type="float" office:value="0.998105" calcext:value-type="float">
            <text:p>0.998105</text:p>
          </table:table-cell>
          <table:table-cell office:value-type="float" office:value="370" calcext:value-type="float">
            <text:p>370</text:p>
          </table:table-cell>
          <table:table-cell table:formula="of:=SUM([.A76]+[.D76]+[.G76]+[.J76]+[.M76]+[.P76]+[.S76]+[.V76]+[.Y76]+[.AB76])/10" office:value-type="float" office:value="0.867298" calcext:value-type="float">
            <text:p>0.867298</text:p>
          </table:table-cell>
          <table:table-cell table:formula="of:=-1 * SUM([.B76]+[.E76]+[.H76]+[.K76]+[.N76]+[.Q76]+[.T76]+[.W76]+[.Z76]+[.AC76])/10 + [.AF76]" office:value-type="float" office:value="0.0376192999999999" calcext:value-type="float">
            <text:p>0.0376193</text:p>
          </table:table-cell>
          <table:table-cell table:formula="of:=SUM([.C76]+[.F76]+[.I76]+[.L76]+[.O76]+[.R76]+[.U76]+[.X76]+[.AA76]+[.AD76])/10" office:value-type="float" office:value="0.9935034" calcext:value-type="float">
            <text:p>0.9935034</text:p>
          </table:table-cell>
          <table:table-cell table:formula="of:=1000 * [.AF76]" office:value-type="float" office:value="867.298" calcext:value-type="float">
            <text:p>867.298</text:p>
          </table:table-cell>
          <table:table-cell table:formula="of:=26000*[.AH76]" office:value-type="float" office:value="25831.0884" calcext:value-type="float">
            <text:p>25831.0884</text:p>
          </table:table-cell>
        </table:table-row>
        <table:table-row table:style-name="ro1">
          <table:table-cell office:value-type="float" office:value="0.844898" calcext:value-type="float">
            <text:p>0.844898</text:p>
          </table:table-cell>
          <table:table-cell office:value-type="float" office:value="0.838911" calcext:value-type="float">
            <text:p>0.838911</text:p>
          </table:table-cell>
          <table:table-cell office:value-type="float" office:value="0.995376" calcext:value-type="float">
            <text:p>0.995376</text:p>
          </table:table-cell>
          <table:table-cell office:value-type="float" office:value="0.855507" calcext:value-type="float">
            <text:p>0.855507</text:p>
          </table:table-cell>
          <table:table-cell office:value-type="float" office:value="0.848738" calcext:value-type="float">
            <text:p>0.848738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932171" calcext:value-type="float">
            <text:p>0.932171</text:p>
          </table:table-cell>
          <table:table-cell office:value-type="float" office:value="0.850882" calcext:value-type="float">
            <text:p>0.850882</text:p>
          </table:table-cell>
          <table:table-cell office:value-type="float" office:value="0.98192" calcext:value-type="float">
            <text:p>0.98192</text:p>
          </table:table-cell>
          <table:table-cell office:value-type="float" office:value="0.9" calcext:value-type="float">
            <text:p>0.9</text:p>
          </table:table-cell>
          <table:table-cell office:value-type="float" office:value="0.886874" calcext:value-type="float">
            <text:p>0.886874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06277" calcext:value-type="float">
            <text:p>0.806277</text:p>
          </table:table-cell>
          <table:table-cell office:value-type="float" office:value="0.989615" calcext:value-type="float">
            <text:p>0.989615</text:p>
          </table:table-cell>
          <table:table-cell office:value-type="float" office:value="0.868834" calcext:value-type="float">
            <text:p>0.868834</text:p>
          </table:table-cell>
          <table:table-cell office:value-type="float" office:value="0.836994" calcext:value-type="float">
            <text:p>0.836994</text:p>
          </table:table-cell>
          <table:table-cell office:value-type="float" office:value="0.99439" calcext:value-type="float">
            <text:p>0.99439</text:p>
          </table:table-cell>
          <table:table-cell office:value-type="float" office:value="0.813152" calcext:value-type="float">
            <text:p>0.813152</text:p>
          </table:table-cell>
          <table:table-cell office:value-type="float" office:value="0.807401" calcext:value-type="float">
            <text:p>0.807401</text:p>
          </table:table-cell>
          <table:table-cell office:value-type="float" office:value="0.99439" calcext:value-type="float">
            <text:p>0.99439</text:p>
          </table:table-cell>
          <table:table-cell office:value-type="float" office:value="0.843385" calcext:value-type="float">
            <text:p>0.843385</text:p>
          </table:table-cell>
          <table:table-cell office:value-type="float" office:value="0.79178" calcext:value-type="float">
            <text:p>0.79178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74743" calcext:value-type="float">
            <text:p>0.874743</text:p>
          </table:table-cell>
          <table:table-cell office:value-type="float" office:value="0.787329" calcext:value-type="float">
            <text:p>0.787329</text:p>
          </table:table-cell>
          <table:table-cell office:value-type="float" office:value="0.98499" calcext:value-type="float">
            <text:p>0.98499</text:p>
          </table:table-cell>
          <table:table-cell office:value-type="float" office:value="0.833499" calcext:value-type="float">
            <text:p>0.833499</text:p>
          </table:table-cell>
          <table:table-cell office:value-type="float" office:value="0.822154" calcext:value-type="float">
            <text:p>0.822154</text:p>
          </table:table-cell>
          <table:table-cell office:value-type="float" office:value="0.997915" calcext:value-type="float">
            <text:p>0.997915</text:p>
          </table:table-cell>
          <table:table-cell office:value-type="float" office:value="375" calcext:value-type="float">
            <text:p>375</text:p>
          </table:table-cell>
          <table:table-cell table:formula="of:=SUM([.A77]+[.D77]+[.G77]+[.J77]+[.M77]+[.P77]+[.S77]+[.V77]+[.Y77]+[.AB77])/10" office:value-type="float" office:value="0.8643989" calcext:value-type="float">
            <text:p>0.8643989</text:p>
          </table:table-cell>
          <table:table-cell table:formula="of:=-1 * SUM([.B77]+[.E77]+[.H77]+[.K77]+[.N77]+[.Q77]+[.T77]+[.W77]+[.Z77]+[.AC77])/10 + [.AF77]" office:value-type="float" office:value="0.0366648999999999" calcext:value-type="float">
            <text:p>0.0366649</text:p>
          </table:table-cell>
          <table:table-cell table:formula="of:=SUM([.C77]+[.F77]+[.I77]+[.L77]+[.O77]+[.R77]+[.U77]+[.X77]+[.AA77]+[.AD77])/10" office:value-type="float" office:value="0.9936587" calcext:value-type="float">
            <text:p>0.9936587</text:p>
          </table:table-cell>
          <table:table-cell table:formula="of:=1000 * [.AF77]" office:value-type="float" office:value="864.3989" calcext:value-type="float">
            <text:p>864.3989</text:p>
          </table:table-cell>
          <table:table-cell table:formula="of:=26000*[.AH77]" office:value-type="float" office:value="25835.1262" calcext:value-type="float">
            <text:p>25835.1262</text:p>
          </table:table-cell>
        </table:table-row>
        <table:table-row table:style-name="ro1">
          <table:table-cell office:value-type="float" office:value="0.841837" calcext:value-type="float">
            <text:p>0.841837</text:p>
          </table:table-cell>
          <table:table-cell office:value-type="float" office:value="0.836515" calcext:value-type="float">
            <text:p>0.836515</text:p>
          </table:table-cell>
          <table:table-cell office:value-type="float" office:value="0.995414" calcext:value-type="float">
            <text:p>0.995414</text:p>
          </table:table-cell>
          <table:table-cell office:value-type="float" office:value="0.852863" calcext:value-type="float">
            <text:p>0.852863</text:p>
          </table:table-cell>
          <table:table-cell office:value-type="float" office:value="0.846434" calcext:value-type="float">
            <text:p>0.846434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931202" calcext:value-type="float">
            <text:p>0.931202</text:p>
          </table:table-cell>
          <table:table-cell office:value-type="float" office:value="0.853258" calcext:value-type="float">
            <text:p>0.853258</text:p>
          </table:table-cell>
          <table:table-cell office:value-type="float" office:value="0.982375" calcext:value-type="float">
            <text:p>0.982375</text:p>
          </table:table-cell>
          <table:table-cell office:value-type="float" office:value="0.89901" calcext:value-type="float">
            <text:p>0.89901</text:p>
          </table:table-cell>
          <table:table-cell office:value-type="float" office:value="0.886329" calcext:value-type="float">
            <text:p>0.886329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876782" calcext:value-type="float">
            <text:p>0.876782</text:p>
          </table:table-cell>
          <table:table-cell office:value-type="float" office:value="0.804704" calcext:value-type="float">
            <text:p>0.804704</text:p>
          </table:table-cell>
          <table:table-cell office:value-type="float" office:value="0.989842" calcext:value-type="float">
            <text:p>0.989842</text:p>
          </table:table-cell>
          <table:table-cell office:value-type="float" office:value="0.865471" calcext:value-type="float">
            <text:p>0.865471</text:p>
          </table:table-cell>
          <table:table-cell office:value-type="float" office:value="0.83385" calcext:value-type="float">
            <text:p>0.83385</text:p>
          </table:table-cell>
          <table:table-cell office:value-type="float" office:value="0.99458" calcext:value-type="float">
            <text:p>0.99458</text:p>
          </table:table-cell>
          <table:table-cell office:value-type="float" office:value="0.811065" calcext:value-type="float">
            <text:p>0.811065</text:p>
          </table:table-cell>
          <table:table-cell office:value-type="float" office:value="0.804982" calcext:value-type="float">
            <text:p>0.804982</text:p>
          </table:table-cell>
          <table:table-cell office:value-type="float" office:value="0.994352" calcext:value-type="float">
            <text:p>0.994352</text:p>
          </table:table-cell>
          <table:table-cell office:value-type="float" office:value="0.84144" calcext:value-type="float">
            <text:p>0.84144</text:p>
          </table:table-cell>
          <table:table-cell office:value-type="float" office:value="0.789723" calcext:value-type="float">
            <text:p>0.789723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70637" calcext:value-type="float">
            <text:p>0.870637</text:p>
          </table:table-cell>
          <table:table-cell office:value-type="float" office:value="0.783222" calcext:value-type="float">
            <text:p>0.783222</text:p>
          </table:table-cell>
          <table:table-cell office:value-type="float" office:value="0.985142" calcext:value-type="float">
            <text:p>0.985142</text:p>
          </table:table-cell>
          <table:table-cell office:value-type="float" office:value="0.823588" calcext:value-type="float">
            <text:p>0.823588</text:p>
          </table:table-cell>
          <table:table-cell office:value-type="float" office:value="0.81291" calcext:value-type="float">
            <text:p>0.81291</text:p>
          </table:table-cell>
          <table:table-cell office:value-type="float" office:value="0.998332" calcext:value-type="float">
            <text:p>0.998332</text:p>
          </table:table-cell>
          <table:table-cell office:value-type="float" office:value="380" calcext:value-type="float">
            <text:p>380</text:p>
          </table:table-cell>
          <table:table-cell table:formula="of:=SUM([.A78]+[.D78]+[.G78]+[.J78]+[.M78]+[.P78]+[.S78]+[.V78]+[.Y78]+[.AB78])/10" office:value-type="float" office:value="0.8613895" calcext:value-type="float">
            <text:p>0.8613895</text:p>
          </table:table-cell>
          <table:table-cell table:formula="of:=-1 * SUM([.B78]+[.E78]+[.H78]+[.K78]+[.N78]+[.Q78]+[.T78]+[.W78]+[.Z78]+[.AC78])/10 + [.AF78]" office:value-type="float" office:value="0.0361968000000001" calcext:value-type="float">
            <text:p>0.0361968</text:p>
          </table:table-cell>
          <table:table-cell table:formula="of:=SUM([.C78]+[.F78]+[.I78]+[.L78]+[.O78]+[.R78]+[.U78]+[.X78]+[.AA78]+[.AD78])/10" office:value-type="float" office:value="0.9938066" calcext:value-type="float">
            <text:p>0.9938066</text:p>
          </table:table-cell>
          <table:table-cell table:formula="of:=1000 * [.AF78]" office:value-type="float" office:value="861.3895" calcext:value-type="float">
            <text:p>861.3895</text:p>
          </table:table-cell>
          <table:table-cell table:formula="of:=26000*[.AH78]" office:value-type="float" office:value="25838.9716" calcext:value-type="float">
            <text:p>25838.9716</text:p>
          </table:table-cell>
        </table:table-row>
        <table:table-row table:style-name="ro1">
          <table:table-cell office:value-type="float" office:value="0.841837" calcext:value-type="float">
            <text:p>0.841837</text:p>
          </table:table-cell>
          <table:table-cell office:value-type="float" office:value="0.836293" calcext:value-type="float">
            <text:p>0.836293</text:p>
          </table:table-cell>
          <table:table-cell office:value-type="float" office:value="0.995452" calcext:value-type="float">
            <text:p>0.995452</text:p>
          </table:table-cell>
          <table:table-cell office:value-type="float" office:value="0.85022" calcext:value-type="float">
            <text:p>0.85022</text:p>
          </table:table-cell>
          <table:table-cell office:value-type="float" office:value="0.843678" calcext:value-type="float">
            <text:p>0.843678</text:p>
          </table:table-cell>
          <table:table-cell office:value-type="float" office:value="0.998863" calcext:value-type="float">
            <text:p>0.998863</text:p>
          </table:table-cell>
          <table:table-cell office:value-type="float" office:value="0.926357" calcext:value-type="float">
            <text:p>0.926357</text:p>
          </table:table-cell>
          <table:table-cell office:value-type="float" office:value="0.84897" calcext:value-type="float">
            <text:p>0.84897</text:p>
          </table:table-cell>
          <table:table-cell office:value-type="float" office:value="0.983209" calcext:value-type="float">
            <text:p>0.983209</text:p>
          </table:table-cell>
          <table:table-cell office:value-type="float" office:value="0.89802" calcext:value-type="float">
            <text:p>0.89802</text:p>
          </table:table-cell>
          <table:table-cell office:value-type="float" office:value="0.885784" calcext:value-type="float">
            <text:p>0.885784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873727" calcext:value-type="float">
            <text:p>0.873727</text:p>
          </table:table-cell>
          <table:table-cell office:value-type="float" office:value="0.808413" calcext:value-type="float">
            <text:p>0.808413</text:p>
          </table:table-cell>
          <table:table-cell office:value-type="float" office:value="0.991017" calcext:value-type="float">
            <text:p>0.991017</text:p>
          </table:table-cell>
          <table:table-cell office:value-type="float" office:value="0.863229" calcext:value-type="float">
            <text:p>0.863229</text:p>
          </table:table-cell>
          <table:table-cell office:value-type="float" office:value="0.832267" calcext:value-type="float">
            <text:p>0.832267</text:p>
          </table:table-cell>
          <table:table-cell office:value-type="float" office:value="0.994769" calcext:value-type="float">
            <text:p>0.994769</text:p>
          </table:table-cell>
          <table:table-cell office:value-type="float" office:value="0.808977" calcext:value-type="float">
            <text:p>0.808977</text:p>
          </table:table-cell>
          <table:table-cell office:value-type="float" office:value="0.803447" calcext:value-type="float">
            <text:p>0.803447</text:p>
          </table:table-cell>
          <table:table-cell office:value-type="float" office:value="0.994845" calcext:value-type="float">
            <text:p>0.994845</text:p>
          </table:table-cell>
          <table:table-cell office:value-type="float" office:value="0.840467" calcext:value-type="float">
            <text:p>0.840467</text:p>
          </table:table-cell>
          <table:table-cell office:value-type="float" office:value="0.787302" calcext:value-type="float">
            <text:p>0.787302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868583" calcext:value-type="float">
            <text:p>0.868583</text:p>
          </table:table-cell>
          <table:table-cell office:value-type="float" office:value="0.781501" calcext:value-type="float">
            <text:p>0.781501</text:p>
          </table:table-cell>
          <table:table-cell office:value-type="float" office:value="0.984877" calcext:value-type="float">
            <text:p>0.984877</text:p>
          </table:table-cell>
          <table:table-cell office:value-type="float" office:value="0.823588" calcext:value-type="float">
            <text:p>0.823588</text:p>
          </table:table-cell>
          <table:table-cell office:value-type="float" office:value="0.812243" calcext:value-type="float">
            <text:p>0.812243</text:p>
          </table:table-cell>
          <table:table-cell office:value-type="float" office:value="0.998332" calcext:value-type="float">
            <text:p>0.998332</text:p>
          </table:table-cell>
          <table:table-cell office:value-type="float" office:value="385" calcext:value-type="float">
            <text:p>385</text:p>
          </table:table-cell>
          <table:table-cell table:formula="of:=SUM([.A79]+[.D79]+[.G79]+[.J79]+[.M79]+[.P79]+[.S79]+[.V79]+[.Y79]+[.AB79])/10" office:value-type="float" office:value="0.8595005" calcext:value-type="float">
            <text:p>0.8595005</text:p>
          </table:table-cell>
          <table:table-cell table:formula="of:=-1 * SUM([.B79]+[.E79]+[.H79]+[.K79]+[.N79]+[.Q79]+[.T79]+[.W79]+[.Z79]+[.AC79])/10 + [.AF79]" office:value-type="float" office:value="0.0355107" calcext:value-type="float">
            <text:p>0.0355107</text:p>
          </table:table-cell>
          <table:table-cell table:formula="of:=SUM([.C79]+[.F79]+[.I79]+[.L79]+[.O79]+[.R79]+[.U79]+[.X79]+[.AA79]+[.AD79])/10" office:value-type="float" office:value="0.994053" calcext:value-type="float">
            <text:p>0.994053</text:p>
          </table:table-cell>
          <table:table-cell table:formula="of:=1000 * [.AF79]" office:value-type="float" office:value="859.5005" calcext:value-type="float">
            <text:p>859.5005</text:p>
          </table:table-cell>
          <table:table-cell table:formula="of:=26000*[.AH79]" office:value-type="float" office:value="25845.378" calcext:value-type="float">
            <text:p>25845.378</text:p>
          </table:table-cell>
        </table:table-row>
        <table:table-row table:style-name="ro1">
          <table:table-cell office:value-type="float" office:value="0.837755" calcext:value-type="float">
            <text:p>0.837755</text:p>
          </table:table-cell>
          <table:table-cell office:value-type="float" office:value="0.831879" calcext:value-type="float">
            <text:p>0.831879</text:p>
          </table:table-cell>
          <table:table-cell office:value-type="float" office:value="0.995376" calcext:value-type="float">
            <text:p>0.995376</text:p>
          </table:table-cell>
          <table:table-cell office:value-type="float" office:value="0.849339" calcext:value-type="float">
            <text:p>0.849339</text:p>
          </table:table-cell>
          <table:table-cell office:value-type="float" office:value="0.842571" calcext:value-type="float">
            <text:p>0.842571</text:p>
          </table:table-cell>
          <table:table-cell office:value-type="float" office:value="0.998711" calcext:value-type="float">
            <text:p>0.998711</text:p>
          </table:table-cell>
          <table:table-cell office:value-type="float" office:value="0.927326" calcext:value-type="float">
            <text:p>0.927326</text:p>
          </table:table-cell>
          <table:table-cell office:value-type="float" office:value="0.852058" calcext:value-type="float">
            <text:p>0.852058</text:p>
          </table:table-cell>
          <table:table-cell office:value-type="float" office:value="0.983967" calcext:value-type="float">
            <text:p>0.983967</text:p>
          </table:table-cell>
          <table:table-cell office:value-type="float" office:value="0.89703" calcext:value-type="float">
            <text:p>0.89703</text:p>
          </table:table-cell>
          <table:table-cell office:value-type="float" office:value="0.885239" calcext:value-type="float">
            <text:p>0.885239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67617" calcext:value-type="float">
            <text:p>0.867617</text:p>
          </table:table-cell>
          <table:table-cell office:value-type="float" office:value="0.80685" calcext:value-type="float">
            <text:p>0.80685</text:p>
          </table:table-cell>
          <table:table-cell office:value-type="float" office:value="0.991585" calcext:value-type="float">
            <text:p>0.991585</text:p>
          </table:table-cell>
          <table:table-cell office:value-type="float" office:value="0.859865" calcext:value-type="float">
            <text:p>0.859865</text:p>
          </table:table-cell>
          <table:table-cell office:value-type="float" office:value="0.829013" calcext:value-type="float">
            <text:p>0.829013</text:p>
          </table:table-cell>
          <table:table-cell office:value-type="float" office:value="0.994807" calcext:value-type="float">
            <text:p>0.994807</text:p>
          </table:table-cell>
          <table:table-cell office:value-type="float" office:value="0.807933" calcext:value-type="float">
            <text:p>0.807933</text:p>
          </table:table-cell>
          <table:table-cell office:value-type="float" office:value="0.802293" calcext:value-type="float">
            <text:p>0.802293</text:p>
          </table:table-cell>
          <table:table-cell office:value-type="float" office:value="0.994731" calcext:value-type="float">
            <text:p>0.994731</text:p>
          </table:table-cell>
          <table:table-cell office:value-type="float" office:value="0.842412" calcext:value-type="float">
            <text:p>0.842412</text:p>
          </table:table-cell>
          <table:table-cell office:value-type="float" office:value="0.788467" calcext:value-type="float">
            <text:p>0.788467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870637" calcext:value-type="float">
            <text:p>0.870637</text:p>
          </table:table-cell>
          <table:table-cell office:value-type="float" office:value="0.784995" calcext:value-type="float">
            <text:p>0.784995</text:p>
          </table:table-cell>
          <table:table-cell office:value-type="float" office:value="0.985294" calcext:value-type="float">
            <text:p>0.985294</text:p>
          </table:table-cell>
          <table:table-cell office:value-type="float" office:value="0.820614" calcext:value-type="float">
            <text:p>0.820614</text:p>
          </table:table-cell>
          <table:table-cell office:value-type="float" office:value="0.808714" calcext:value-type="float">
            <text:p>0.808714</text:p>
          </table:table-cell>
          <table:table-cell office:value-type="float" office:value="0.998332" calcext:value-type="float">
            <text:p>0.998332</text:p>
          </table:table-cell>
          <table:table-cell office:value-type="float" office:value="390" calcext:value-type="float">
            <text:p>390</text:p>
          </table:table-cell>
          <table:table-cell table:formula="of:=SUM([.A80]+[.D80]+[.G80]+[.J80]+[.M80]+[.P80]+[.S80]+[.V80]+[.Y80]+[.AB80])/10" office:value-type="float" office:value="0.8580528" calcext:value-type="float">
            <text:p>0.8580528</text:p>
          </table:table-cell>
          <table:table-cell table:formula="of:=-1 * SUM([.B80]+[.E80]+[.H80]+[.K80]+[.N80]+[.Q80]+[.T80]+[.W80]+[.Z80]+[.AC80])/10 + [.AF80]" office:value-type="float" office:value="0.0348449000000002" calcext:value-type="float">
            <text:p>0.0348449</text:p>
          </table:table-cell>
          <table:table-cell table:formula="of:=SUM([.C80]+[.F80]+[.I80]+[.L80]+[.O80]+[.R80]+[.U80]+[.X80]+[.AA80]+[.AD80])/10" office:value-type="float" office:value="0.9942007" calcext:value-type="float">
            <text:p>0.9942007</text:p>
          </table:table-cell>
          <table:table-cell table:formula="of:=1000 * [.AF80]" office:value-type="float" office:value="858.0528" calcext:value-type="float">
            <text:p>858.0528</text:p>
          </table:table-cell>
          <table:table-cell table:formula="of:=26000*[.AH80]" office:value-type="float" office:value="25849.2182" calcext:value-type="float">
            <text:p>25849.2182</text:p>
          </table:table-cell>
        </table:table-row>
        <table:table-row table:style-name="ro1">
          <table:table-cell office:value-type="float" office:value="0.834694" calcext:value-type="float">
            <text:p>0.834694</text:p>
          </table:table-cell>
          <table:table-cell office:value-type="float" office:value="0.828596" calcext:value-type="float">
            <text:p>0.828596</text:p>
          </table:table-cell>
          <table:table-cell office:value-type="float" office:value="0.99549" calcext:value-type="float">
            <text:p>0.99549</text:p>
          </table:table-cell>
          <table:table-cell office:value-type="float" office:value="0.844053" calcext:value-type="float">
            <text:p>0.844053</text:p>
          </table:table-cell>
          <table:table-cell office:value-type="float" office:value="0.8383" calcext:value-type="float">
            <text:p>0.8383</text:p>
          </table:table-cell>
          <table:table-cell office:value-type="float" office:value="0.998939" calcext:value-type="float">
            <text:p>0.998939</text:p>
          </table:table-cell>
          <table:table-cell office:value-type="float" office:value="0.927326" calcext:value-type="float">
            <text:p>0.927326</text:p>
          </table:table-cell>
          <table:table-cell office:value-type="float" office:value="0.855626" calcext:value-type="float">
            <text:p>0.855626</text:p>
          </table:table-cell>
          <table:table-cell office:value-type="float" office:value="0.984915" calcext:value-type="float">
            <text:p>0.984915</text:p>
          </table:table-cell>
          <table:table-cell office:value-type="float" office:value="0.89703" calcext:value-type="float">
            <text:p>0.89703</text:p>
          </table:table-cell>
          <table:table-cell office:value-type="float" office:value="0.885239" calcext:value-type="float">
            <text:p>0.885239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86558" calcext:value-type="float">
            <text:p>0.86558</text:p>
          </table:table-cell>
          <table:table-cell office:value-type="float" office:value="0.807031" calcext:value-type="float">
            <text:p>0.807031</text:p>
          </table:table-cell>
          <table:table-cell office:value-type="float" office:value="0.992381" calcext:value-type="float">
            <text:p>0.992381</text:p>
          </table:table-cell>
          <table:table-cell office:value-type="float" office:value="0.856502" calcext:value-type="float">
            <text:p>0.856502</text:p>
          </table:table-cell>
          <table:table-cell office:value-type="float" office:value="0.830152" calcext:value-type="float">
            <text:p>0.830152</text:p>
          </table:table-cell>
          <table:table-cell office:value-type="float" office:value="0.994769" calcext:value-type="float">
            <text:p>0.994769</text:p>
          </table:table-cell>
          <table:table-cell office:value-type="float" office:value="0.804802" calcext:value-type="float">
            <text:p>0.804802</text:p>
          </table:table-cell>
          <table:table-cell office:value-type="float" office:value="0.799604" calcext:value-type="float">
            <text:p>0.799604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.835603" calcext:value-type="float">
            <text:p>0.835603</text:p>
          </table:table-cell>
          <table:table-cell office:value-type="float" office:value="0.781546" calcext:value-type="float">
            <text:p>0.781546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865503" calcext:value-type="float">
            <text:p>0.865503</text:p>
          </table:table-cell>
          <table:table-cell office:value-type="float" office:value="0.779751" calcext:value-type="float">
            <text:p>0.779751</text:p>
          </table:table-cell>
          <table:table-cell office:value-type="float" office:value="0.984952" calcext:value-type="float">
            <text:p>0.984952</text:p>
          </table:table-cell>
          <table:table-cell office:value-type="float" office:value="0.817641" calcext:value-type="float">
            <text:p>0.817641</text:p>
          </table:table-cell>
          <table:table-cell office:value-type="float" office:value="0.805963" calcext:value-type="float">
            <text:p>0.805963</text:p>
          </table:table-cell>
          <table:table-cell office:value-type="float" office:value="0.998484" calcext:value-type="float">
            <text:p>0.998484</text:p>
          </table:table-cell>
          <table:table-cell office:value-type="float" office:value="395" calcext:value-type="float">
            <text:p>395</text:p>
          </table:table-cell>
          <table:table-cell table:formula="of:=SUM([.A81]+[.D81]+[.G81]+[.J81]+[.M81]+[.P81]+[.S81]+[.V81]+[.Y81]+[.AB81])/10" office:value-type="float" office:value="0.8548734" calcext:value-type="float">
            <text:p>0.8548734</text:p>
          </table:table-cell>
          <table:table-cell table:formula="of:=-1 * SUM([.B81]+[.E81]+[.H81]+[.K81]+[.N81]+[.Q81]+[.T81]+[.W81]+[.Z81]+[.AC81])/10 + [.AF81]" office:value-type="float" office:value="0.0336926000000001" calcext:value-type="float">
            <text:p>0.0336926</text:p>
          </table:table-cell>
          <table:table-cell table:formula="of:=SUM([.C81]+[.F81]+[.I81]+[.L81]+[.O81]+[.R81]+[.U81]+[.X81]+[.AA81]+[.AD81])/10" office:value-type="float" office:value="0.9944207" calcext:value-type="float">
            <text:p>0.9944207</text:p>
          </table:table-cell>
          <table:table-cell table:formula="of:=1000 * [.AF81]" office:value-type="float" office:value="854.8734" calcext:value-type="float">
            <text:p>854.8734</text:p>
          </table:table-cell>
          <table:table-cell table:formula="of:=26000*[.AH81]" office:value-type="float" office:value="25854.9382" calcext:value-type="float">
            <text:p>25854.9382</text:p>
          </table:table-cell>
        </table:table-row>
        <table:table-row table:style-name="ro1">
          <table:table-cell office:value-type="float" office:value="0.82449" calcext:value-type="float">
            <text:p>0.82449</text:p>
          </table:table-cell>
          <table:table-cell office:value-type="float" office:value="0.818614" calcext:value-type="float">
            <text:p>0.818614</text:p>
          </table:table-cell>
          <table:table-cell office:value-type="float" office:value="0.995527" calcext:value-type="float">
            <text:p>0.995527</text:p>
          </table:table-cell>
          <table:table-cell office:value-type="float" office:value="0.840529" calcext:value-type="float">
            <text:p>0.840529</text:p>
          </table:table-cell>
          <table:table-cell office:value-type="float" office:value="0.835001" calcext:value-type="float">
            <text:p>0.835001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0.926357" calcext:value-type="float">
            <text:p>0.926357</text:p>
          </table:table-cell>
          <table:table-cell office:value-type="float" office:value="0.854992" calcext:value-type="float">
            <text:p>0.854992</text:p>
          </table:table-cell>
          <table:table-cell office:value-type="float" office:value="0.984877" calcext:value-type="float">
            <text:p>0.984877</text:p>
          </table:table-cell>
          <table:table-cell office:value-type="float" office:value="0.890099" calcext:value-type="float">
            <text:p>0.890099</text:p>
          </table:table-cell>
          <table:table-cell office:value-type="float" office:value="0.879643" calcext:value-type="float">
            <text:p>0.879643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62525" calcext:value-type="float">
            <text:p>0.862525</text:p>
          </table:table-cell>
          <table:table-cell office:value-type="float" office:value="0.802867" calcext:value-type="float">
            <text:p>0.802867</text:p>
          </table:table-cell>
          <table:table-cell office:value-type="float" office:value="0.993026" calcext:value-type="float">
            <text:p>0.993026</text:p>
          </table:table-cell>
          <table:table-cell office:value-type="float" office:value="0.853139" calcext:value-type="float">
            <text:p>0.853139</text:p>
          </table:table-cell>
          <table:table-cell office:value-type="float" office:value="0.827118" calcext:value-type="float">
            <text:p>0.827118</text:p>
          </table:table-cell>
          <table:table-cell office:value-type="float" office:value="0.994769" calcext:value-type="float">
            <text:p>0.994769</text:p>
          </table:table-cell>
          <table:table-cell office:value-type="float" office:value="0.804802" calcext:value-type="float">
            <text:p>0.804802</text:p>
          </table:table-cell>
          <table:table-cell office:value-type="float" office:value="0.799604" calcext:value-type="float">
            <text:p>0.799604</text:p>
          </table:table-cell>
          <table:table-cell office:value-type="float" office:value="0.994731" calcext:value-type="float">
            <text:p>0.994731</text:p>
          </table:table-cell>
          <table:table-cell office:value-type="float" office:value="0.83463" calcext:value-type="float">
            <text:p>0.83463</text:p>
          </table:table-cell>
          <table:table-cell office:value-type="float" office:value="0.781911" calcext:value-type="float">
            <text:p>0.781911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864476" calcext:value-type="float">
            <text:p>0.864476</text:p>
          </table:table-cell>
          <table:table-cell office:value-type="float" office:value="0.782491" calcext:value-type="float">
            <text:p>0.782491</text:p>
          </table:table-cell>
          <table:table-cell office:value-type="float" office:value="0.985559" calcext:value-type="float">
            <text:p>0.985559</text:p>
          </table:table-cell>
          <table:table-cell office:value-type="float" office:value="0.813677" calcext:value-type="float">
            <text:p>0.813677</text:p>
          </table:table-cell>
          <table:table-cell office:value-type="float" office:value="0.802332" calcext:value-type="float">
            <text:p>0.802332</text:p>
          </table:table-cell>
          <table:table-cell office:value-type="float" office:value="0.998635" calcext:value-type="float">
            <text:p>0.998635</text:p>
          </table:table-cell>
          <table:table-cell office:value-type="float" office:value="400" calcext:value-type="float">
            <text:p>400</text:p>
          </table:table-cell>
          <table:table-cell table:formula="of:=SUM([.A82]+[.D82]+[.G82]+[.J82]+[.M82]+[.P82]+[.S82]+[.V82]+[.Y82]+[.AB82])/10" office:value-type="float" office:value="0.8514724" calcext:value-type="float">
            <text:p>0.8514724</text:p>
          </table:table-cell>
          <table:table-cell table:formula="of:=-1 * SUM([.B82]+[.E82]+[.H82]+[.K82]+[.N82]+[.Q82]+[.T82]+[.W82]+[.Z82]+[.AC82])/10 + [.AF82]" office:value-type="float" office:value="0.0330150999999997" calcext:value-type="float">
            <text:p>0.0330151</text:p>
          </table:table-cell>
          <table:table-cell table:formula="of:=SUM([.C82]+[.F82]+[.I82]+[.L82]+[.O82]+[.R82]+[.U82]+[.X82]+[.AA82]+[.AD82])/10" office:value-type="float" office:value="0.9945115" calcext:value-type="float">
            <text:p>0.9945115</text:p>
          </table:table-cell>
          <table:table-cell table:formula="of:=1000 * [.AF82]" office:value-type="float" office:value="851.4724" calcext:value-type="float">
            <text:p>851.4724</text:p>
          </table:table-cell>
          <table:table-cell table:formula="of:=26000*[.AH82]" office:value-type="float" office:value="25857.299" calcext:value-type="float">
            <text:p>25857.299</text:p>
          </table:table-cell>
        </table:table-row>
        <table:table-row table:style-name="ro1">
          <table:table-cell office:value-type="float" office:value="0.817347" calcext:value-type="float">
            <text:p>0.817347</text:p>
          </table:table-cell>
          <table:table-cell office:value-type="float" office:value="0.811693" calcext:value-type="float">
            <text:p>0.811693</text:p>
          </table:table-cell>
          <table:table-cell office:value-type="float" office:value="0.995565" calcext:value-type="float">
            <text:p>0.995565</text:p>
          </table:table-cell>
          <table:table-cell office:value-type="float" office:value="0.838767" calcext:value-type="float">
            <text:p>0.838767</text:p>
          </table:table-cell>
          <table:table-cell office:value-type="float" office:value="0.833803" calcext:value-type="float">
            <text:p>0.833803</text:p>
          </table:table-cell>
          <table:table-cell office:value-type="float" office:value="0.998863" calcext:value-type="float">
            <text:p>0.998863</text:p>
          </table:table-cell>
          <table:table-cell office:value-type="float" office:value="0.921512" calcext:value-type="float">
            <text:p>0.921512</text:p>
          </table:table-cell>
          <table:table-cell office:value-type="float" office:value="0.853046" calcext:value-type="float">
            <text:p>0.853046</text:p>
          </table:table-cell>
          <table:table-cell office:value-type="float" office:value="0.98499" calcext:value-type="float">
            <text:p>0.98499</text:p>
          </table:table-cell>
          <table:table-cell office:value-type="float" office:value="0.890099" calcext:value-type="float">
            <text:p>0.890099</text:p>
          </table:table-cell>
          <table:table-cell office:value-type="float" office:value="0.88031" calcext:value-type="float">
            <text:p>0.88031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58452" calcext:value-type="float">
            <text:p>0.858452</text:p>
          </table:table-cell>
          <table:table-cell office:value-type="float" office:value="0.801011" calcext:value-type="float">
            <text:p>0.801011</text:p>
          </table:table-cell>
          <table:table-cell office:value-type="float" office:value="0.993405" calcext:value-type="float">
            <text:p>0.993405</text:p>
          </table:table-cell>
          <table:table-cell office:value-type="float" office:value="0.852018" calcext:value-type="float">
            <text:p>0.852018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994997" calcext:value-type="float">
            <text:p>0.994997</text:p>
          </table:table-cell>
          <table:table-cell office:value-type="float" office:value="0.802714" calcext:value-type="float">
            <text:p>0.802714</text:p>
          </table:table-cell>
          <table:table-cell office:value-type="float" office:value="0.797627" calcext:value-type="float">
            <text:p>0.797627</text:p>
          </table:table-cell>
          <table:table-cell office:value-type="float" office:value="0.994883" calcext:value-type="float">
            <text:p>0.994883</text:p>
          </table:table-cell>
          <table:table-cell office:value-type="float" office:value="0.831712" calcext:value-type="float">
            <text:p>0.831712</text:p>
          </table:table-cell>
          <table:table-cell office:value-type="float" office:value="0.781222" calcext:value-type="float">
            <text:p>0.781222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776885" calcext:value-type="float">
            <text:p>0.776885</text:p>
          </table:table-cell>
          <table:table-cell office:value-type="float" office:value="0.986355" calcext:value-type="float">
            <text:p>0.986355</text:p>
          </table:table-cell>
          <table:table-cell office:value-type="float" office:value="0.810704" calcext:value-type="float">
            <text:p>0.810704</text:p>
          </table:table-cell>
          <table:table-cell office:value-type="float" office:value="0.79947" calcext:value-type="float">
            <text:p>0.79947</text:p>
          </table:table-cell>
          <table:table-cell office:value-type="float" office:value="0.998711" calcext:value-type="float">
            <text:p>0.998711</text:p>
          </table:table-cell>
          <table:table-cell office:value-type="float" office:value="405" calcext:value-type="float">
            <text:p>405</text:p>
          </table:table-cell>
          <table:table-cell table:formula="of:=SUM([.A83]+[.D83]+[.G83]+[.J83]+[.M83]+[.P83]+[.S83]+[.V83]+[.Y83]+[.AB83])/10" office:value-type="float" office:value="0.8481641" calcext:value-type="float">
            <text:p>0.8481641</text:p>
          </table:table-cell>
          <table:table-cell table:formula="of:=-1 * SUM([.B83]+[.E83]+[.H83]+[.K83]+[.N83]+[.Q83]+[.T83]+[.W83]+[.Z83]+[.AC83])/10 + [.AF83]" office:value-type="float" office:value="0.0317174" calcext:value-type="float">
            <text:p>0.0317174</text:p>
          </table:table-cell>
          <table:table-cell table:formula="of:=SUM([.C83]+[.F83]+[.I83]+[.L83]+[.O83]+[.R83]+[.U83]+[.X83]+[.AA83]+[.AD83])/10" office:value-type="float" office:value="0.9947125" calcext:value-type="float">
            <text:p>0.9947125</text:p>
          </table:table-cell>
          <table:table-cell table:formula="of:=1000 * [.AF83]" office:value-type="float" office:value="848.1641" calcext:value-type="float">
            <text:p>848.1641</text:p>
          </table:table-cell>
          <table:table-cell table:formula="of:=26000*[.AH83]" office:value-type="float" office:value="25862.525" calcext:value-type="float">
            <text:p>25862.525</text:p>
          </table:table-cell>
        </table:table-row>
        <table:table-row table:style-name="ro1">
          <table:table-cell office:value-type="float" office:value="0.810204" calcext:value-type="float">
            <text:p>0.810204</text:p>
          </table:table-cell>
          <table:table-cell office:value-type="float" office:value="0.805104" calcext:value-type="float">
            <text:p>0.805104</text:p>
          </table:table-cell>
          <table:table-cell office:value-type="float" office:value="0.995944" calcext:value-type="float">
            <text:p>0.995944</text:p>
          </table:table-cell>
          <table:table-cell office:value-type="float" office:value="0.834361" calcext:value-type="float">
            <text:p>0.834361</text:p>
          </table:table-cell>
          <table:table-cell office:value-type="float" office:value="0.829172" calcext:value-type="float">
            <text:p>0.829172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911822" calcext:value-type="float">
            <text:p>0.911822</text:p>
          </table:table-cell>
          <table:table-cell office:value-type="float" office:value="0.847928" calcext:value-type="float">
            <text:p>0.847928</text:p>
          </table:table-cell>
          <table:table-cell office:value-type="float" office:value="0.987113" calcext:value-type="float">
            <text:p>0.987113</text:p>
          </table:table-cell>
          <table:table-cell office:value-type="float" office:value="0.885149" calcext:value-type="float">
            <text:p>0.885149</text:p>
          </table:table-cell>
          <table:table-cell office:value-type="float" office:value="0.875026" calcext:value-type="float">
            <text:p>0.875026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5947" calcext:value-type="float">
            <text:p>0.85947</text:p>
          </table:table-cell>
          <table:table-cell office:value-type="float" office:value="0.808018" calcext:value-type="float">
            <text:p>0.808018</text:p>
          </table:table-cell>
          <table:table-cell office:value-type="float" office:value="0.993973" calcext:value-type="float">
            <text:p>0.993973</text:p>
          </table:table-cell>
          <table:table-cell office:value-type="float" office:value="0.846413" calcext:value-type="float">
            <text:p>0.846413</text:p>
          </table:table-cell>
          <table:table-cell office:value-type="float" office:value="0.825771" calcext:value-type="float">
            <text:p>0.825771</text:p>
          </table:table-cell>
          <table:table-cell office:value-type="float" office:value="0.995035" calcext:value-type="float">
            <text:p>0.995035</text:p>
          </table:table-cell>
          <table:table-cell office:value-type="float" office:value="0.802714" calcext:value-type="float">
            <text:p>0.802714</text:p>
          </table:table-cell>
          <table:table-cell office:value-type="float" office:value="0.797958" calcext:value-type="float">
            <text:p>0.797958</text:p>
          </table:table-cell>
          <table:table-cell office:value-type="float" office:value="0.994921" calcext:value-type="float">
            <text:p>0.994921</text:p>
          </table:table-cell>
          <table:table-cell office:value-type="float" office:value="0.831712" calcext:value-type="float">
            <text:p>0.831712</text:p>
          </table:table-cell>
          <table:table-cell office:value-type="float" office:value="0.780887" calcext:value-type="float">
            <text:p>0.780887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859343" calcext:value-type="float">
            <text:p>0.859343</text:p>
          </table:table-cell>
          <table:table-cell office:value-type="float" office:value="0.775474" calcext:value-type="float">
            <text:p>0.775474</text:p>
          </table:table-cell>
          <table:table-cell office:value-type="float" office:value="0.986355" calcext:value-type="float">
            <text:p>0.986355</text:p>
          </table:table-cell>
          <table:table-cell office:value-type="float" office:value="0.80773" calcext:value-type="float">
            <text:p>0.80773</text:p>
          </table:table-cell>
          <table:table-cell office:value-type="float" office:value="0.796831" calcext:value-type="float">
            <text:p>0.796831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410" calcext:value-type="float">
            <text:p>410</text:p>
          </table:table-cell>
          <table:table-cell table:formula="of:=SUM([.A84]+[.D84]+[.G84]+[.J84]+[.M84]+[.P84]+[.S84]+[.V84]+[.Y84]+[.AB84])/10" office:value-type="float" office:value="0.8448918" calcext:value-type="float">
            <text:p>0.8448918</text:p>
          </table:table-cell>
          <table:table-cell table:formula="of:=-1 * SUM([.B84]+[.E84]+[.H84]+[.K84]+[.N84]+[.Q84]+[.T84]+[.W84]+[.Z84]+[.AC84])/10 + [.AF84]" office:value-type="float" office:value="0.0306749000000002" calcext:value-type="float">
            <text:p>0.0306749</text:p>
          </table:table-cell>
          <table:table-cell table:formula="of:=SUM([.C84]+[.F84]+[.I84]+[.L84]+[.O84]+[.R84]+[.U84]+[.X84]+[.AA84]+[.AD84])/10" office:value-type="float" office:value="0.9950384" calcext:value-type="float">
            <text:p>0.9950384</text:p>
          </table:table-cell>
          <table:table-cell table:formula="of:=1000 * [.AF84]" office:value-type="float" office:value="844.8918" calcext:value-type="float">
            <text:p>844.8918</text:p>
          </table:table-cell>
          <table:table-cell table:formula="of:=26000*[.AH84]" office:value-type="float" office:value="25870.9984" calcext:value-type="float">
            <text:p>25870.9984</text:p>
          </table:table-cell>
        </table:table-row>
        <table:table-row table:style-name="ro1">
          <table:table-cell office:value-type="float" office:value="0.805102" calcext:value-type="float">
            <text:p>0.805102</text:p>
          </table:table-cell>
          <table:table-cell office:value-type="float" office:value="0.799891" calcext:value-type="float">
            <text:p>0.799891</text:p>
          </table:table-cell>
          <table:table-cell office:value-type="float" office:value="0.996096" calcext:value-type="float">
            <text:p>0.996096</text:p>
          </table:table-cell>
          <table:table-cell office:value-type="float" office:value="0.825551" calcext:value-type="float">
            <text:p>0.825551</text:p>
          </table:table-cell>
          <table:table-cell office:value-type="float" office:value="0.819798" calcext:value-type="float">
            <text:p>0.819798</text:p>
          </table:table-cell>
          <table:table-cell office:value-type="float" office:value="0.998787" calcext:value-type="float">
            <text:p>0.998787</text:p>
          </table:table-cell>
          <table:table-cell office:value-type="float" office:value="0.911822" calcext:value-type="float">
            <text:p>0.911822</text:p>
          </table:table-cell>
          <table:table-cell office:value-type="float" office:value="0.848374" calcext:value-type="float">
            <text:p>0.848374</text:p>
          </table:table-cell>
          <table:table-cell office:value-type="float" office:value="0.987113" calcext:value-type="float">
            <text:p>0.987113</text:p>
          </table:table-cell>
          <table:table-cell office:value-type="float" office:value="0.886139" calcext:value-type="float">
            <text:p>0.886139</text:p>
          </table:table-cell>
          <table:table-cell office:value-type="float" office:value="0.876127" calcext:value-type="float">
            <text:p>0.876127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855397" calcext:value-type="float">
            <text:p>0.855397</text:p>
          </table:table-cell>
          <table:table-cell office:value-type="float" office:value="0.802059" calcext:value-type="float">
            <text:p>0.802059</text:p>
          </table:table-cell>
          <table:table-cell office:value-type="float" office:value="0.994125" calcext:value-type="float">
            <text:p>0.994125</text:p>
          </table:table-cell>
          <table:table-cell office:value-type="float" office:value="0.827354" calcext:value-type="float">
            <text:p>0.827354</text:p>
          </table:table-cell>
          <table:table-cell office:value-type="float" office:value="0.810446" calcext:value-type="float">
            <text:p>0.810446</text:p>
          </table:table-cell>
          <table:table-cell office:value-type="float" office:value="0.995414" calcext:value-type="float">
            <text:p>0.995414</text:p>
          </table:table-cell>
          <table:table-cell office:value-type="float" office:value="0.796451" calcext:value-type="float">
            <text:p>0.796451</text:p>
          </table:table-cell>
          <table:table-cell office:value-type="float" office:value="0.792359" calcext:value-type="float">
            <text:p>0.792359</text:p>
          </table:table-cell>
          <table:table-cell office:value-type="float" office:value="0.994807" calcext:value-type="float">
            <text:p>0.994807</text:p>
          </table:table-cell>
          <table:table-cell office:value-type="float" office:value="0.829767" calcext:value-type="float">
            <text:p>0.829767</text:p>
          </table:table-cell>
          <table:table-cell office:value-type="float" office:value="0.781617" calcext:value-type="float">
            <text:p>0.781617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855236" calcext:value-type="float">
            <text:p>0.855236</text:p>
          </table:table-cell>
          <table:table-cell office:value-type="float" office:value="0.772254" calcext:value-type="float">
            <text:p>0.772254</text:p>
          </table:table-cell>
          <table:table-cell office:value-type="float" office:value="0.986923" calcext:value-type="float">
            <text:p>0.986923</text:p>
          </table:table-cell>
          <table:table-cell office:value-type="float" office:value="0.798811" calcext:value-type="float">
            <text:p>0.798811</text:p>
          </table:table-cell>
          <table:table-cell office:value-type="float" office:value="0.788578" calcext:value-type="float">
            <text:p>0.788578</text:p>
          </table:table-cell>
          <table:table-cell office:value-type="float" office:value="0.998598" calcext:value-type="float">
            <text:p>0.998598</text:p>
          </table:table-cell>
          <table:table-cell office:value-type="float" office:value="415" calcext:value-type="float">
            <text:p>415</text:p>
          </table:table-cell>
          <table:table-cell table:formula="of:=SUM([.A85]+[.D85]+[.G85]+[.J85]+[.M85]+[.P85]+[.S85]+[.V85]+[.Y85]+[.AB85])/10" office:value-type="float" office:value="0.839163" calcext:value-type="float">
            <text:p>0.839163</text:p>
          </table:table-cell>
          <table:table-cell table:formula="of:=-1 * SUM([.B85]+[.E85]+[.H85]+[.K85]+[.N85]+[.Q85]+[.T85]+[.W85]+[.Z85]+[.AC85])/10 + [.AF85]" office:value-type="float" office:value="0.0300126999999999" calcext:value-type="float">
            <text:p>0.0300127</text:p>
          </table:table-cell>
          <table:table-cell table:formula="of:=SUM([.C85]+[.F85]+[.I85]+[.L85]+[.O85]+[.R85]+[.U85]+[.X85]+[.AA85]+[.AD85])/10" office:value-type="float" office:value="0.9951446" calcext:value-type="float">
            <text:p>0.9951446</text:p>
          </table:table-cell>
          <table:table-cell table:formula="of:=1000 * [.AF85]" office:value-type="float" office:value="839.163" calcext:value-type="float">
            <text:p>839.163</text:p>
          </table:table-cell>
          <table:table-cell table:formula="of:=26000*[.AH85]" office:value-type="float" office:value="25873.7596" calcext:value-type="float">
            <text:p>25873.7596</text:p>
          </table:table-cell>
        </table:table-row>
        <table:table-row table:style-name="ro1">
          <table:table-cell office:value-type="float" office:value="0.80102" calcext:value-type="float">
            <text:p>0.80102</text:p>
          </table:table-cell>
          <table:table-cell office:value-type="float" office:value="0.796364" calcext:value-type="float">
            <text:p>0.796364</text:p>
          </table:table-cell>
          <table:table-cell office:value-type="float" office:value="0.996096" calcext:value-type="float">
            <text:p>0.996096</text:p>
          </table:table-cell>
          <table:table-cell office:value-type="float" office:value="0.817621" calcext:value-type="float">
            <text:p>0.817621</text:p>
          </table:table-cell>
          <table:table-cell office:value-type="float" office:value="0.812207" calcext:value-type="float">
            <text:p>0.812207</text:p>
          </table:table-cell>
          <table:table-cell office:value-type="float" office:value="0.998977" calcext:value-type="float">
            <text:p>0.998977</text:p>
          </table:table-cell>
          <table:table-cell office:value-type="float" office:value="0.901163" calcext:value-type="float">
            <text:p>0.901163</text:p>
          </table:table-cell>
          <table:table-cell office:value-type="float" office:value="0.849646" calcext:value-type="float">
            <text:p>0.849646</text:p>
          </table:table-cell>
          <table:table-cell office:value-type="float" office:value="0.989198" calcext:value-type="float">
            <text:p>0.989198</text:p>
          </table:table-cell>
          <table:table-cell office:value-type="float" office:value="0.881188" calcext:value-type="float">
            <text:p>0.881188</text:p>
          </table:table-cell>
          <table:table-cell office:value-type="float" office:value="0.871733" calcext:value-type="float">
            <text:p>0.871733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85336" calcext:value-type="float">
            <text:p>0.85336</text:p>
          </table:table-cell>
          <table:table-cell office:value-type="float" office:value="0.797916" calcext:value-type="float">
            <text:p>0.797916</text:p>
          </table:table-cell>
          <table:table-cell office:value-type="float" office:value="0.994049" calcext:value-type="float">
            <text:p>0.994049</text:p>
          </table:table-cell>
          <table:table-cell office:value-type="float" office:value="0.82287" calcext:value-type="float">
            <text:p>0.82287</text:p>
          </table:table-cell>
          <table:table-cell office:value-type="float" office:value="0.805852" calcext:value-type="float">
            <text:p>0.805852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.796451" calcext:value-type="float">
            <text:p>0.796451</text:p>
          </table:table-cell>
          <table:table-cell office:value-type="float" office:value="0.792138" calcext:value-type="float">
            <text:p>0.792138</text:p>
          </table:table-cell>
          <table:table-cell office:value-type="float" office:value="0.994656" calcext:value-type="float">
            <text:p>0.994656</text:p>
          </table:table-cell>
          <table:table-cell office:value-type="float" office:value="0.828794" calcext:value-type="float">
            <text:p>0.828794</text:p>
          </table:table-cell>
          <table:table-cell office:value-type="float" office:value="0.783096" calcext:value-type="float">
            <text:p>0.783096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85729" calcext:value-type="float">
            <text:p>0.85729</text:p>
          </table:table-cell>
          <table:table-cell office:value-type="float" office:value="0.773642" calcext:value-type="float">
            <text:p>0.773642</text:p>
          </table:table-cell>
          <table:table-cell office:value-type="float" office:value="0.987227" calcext:value-type="float">
            <text:p>0.987227</text:p>
          </table:table-cell>
          <table:table-cell office:value-type="float" office:value="0.795837" calcext:value-type="float">
            <text:p>0.795837</text:p>
          </table:table-cell>
          <table:table-cell office:value-type="float" office:value="0.786384" calcext:value-type="float">
            <text:p>0.786384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420" calcext:value-type="float">
            <text:p>420</text:p>
          </table:table-cell>
          <table:table-cell table:formula="of:=SUM([.A86]+[.D86]+[.G86]+[.J86]+[.M86]+[.P86]+[.S86]+[.V86]+[.Y86]+[.AB86])/10" office:value-type="float" office:value="0.8355594" calcext:value-type="float">
            <text:p>0.8355594</text:p>
          </table:table-cell>
          <table:table-cell table:formula="of:=-1 * SUM([.B86]+[.E86]+[.H86]+[.K86]+[.N86]+[.Q86]+[.T86]+[.W86]+[.Z86]+[.AC86])/10 + [.AF86]" office:value-type="float" office:value="0.0286615999999998" calcext:value-type="float">
            <text:p>0.0286616</text:p>
          </table:table-cell>
          <table:table-cell table:formula="of:=SUM([.C86]+[.F86]+[.I86]+[.L86]+[.O86]+[.R86]+[.U86]+[.X86]+[.AA86]+[.AD86])/10" office:value-type="float" office:value="0.9953381" calcext:value-type="float">
            <text:p>0.9953381</text:p>
          </table:table-cell>
          <table:table-cell table:formula="of:=1000 * [.AF86]" office:value-type="float" office:value="835.5594" calcext:value-type="float">
            <text:p>835.5594</text:p>
          </table:table-cell>
          <table:table-cell table:formula="of:=26000*[.AH86]" office:value-type="float" office:value="25878.7906" calcext:value-type="float">
            <text:p>25878.7906</text:p>
          </table:table-cell>
        </table:table-row>
        <table:table-row table:style-name="ro1">
          <table:table-cell office:value-type="float" office:value="0.79898" calcext:value-type="float">
            <text:p>0.79898</text:p>
          </table:table-cell>
          <table:table-cell office:value-type="float" office:value="0.793991" calcext:value-type="float">
            <text:p>0.793991</text:p>
          </table:table-cell>
          <table:table-cell office:value-type="float" office:value="0.996172" calcext:value-type="float">
            <text:p>0.996172</text:p>
          </table:table-cell>
          <table:table-cell office:value-type="float" office:value="0.81674" calcext:value-type="float">
            <text:p>0.81674</text:p>
          </table:table-cell>
          <table:table-cell office:value-type="float" office:value="0.812002" calcext:value-type="float">
            <text:p>0.812002</text:p>
          </table:table-cell>
          <table:table-cell office:value-type="float" office:value="0.998977" calcext:value-type="float">
            <text:p>0.998977</text:p>
          </table:table-cell>
          <table:table-cell office:value-type="float" office:value="0.899225" calcext:value-type="float">
            <text:p>0.899225</text:p>
          </table:table-cell>
          <table:table-cell office:value-type="float" office:value="0.848935" calcext:value-type="float">
            <text:p>0.848935</text:p>
          </table:table-cell>
          <table:table-cell office:value-type="float" office:value="0.988667" calcext:value-type="float">
            <text:p>0.988667</text:p>
          </table:table-cell>
          <table:table-cell office:value-type="float" office:value="0.869307" calcext:value-type="float">
            <text:p>0.869307</text:p>
          </table:table-cell>
          <table:table-cell office:value-type="float" office:value="0.860074" calcext:value-type="float">
            <text:p>0.860074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852342" calcext:value-type="float">
            <text:p>0.852342</text:p>
          </table:table-cell>
          <table:table-cell office:value-type="float" office:value="0.799559" calcext:value-type="float">
            <text:p>0.799559</text:p>
          </table:table-cell>
          <table:table-cell office:value-type="float" office:value="0.994352" calcext:value-type="float">
            <text:p>0.994352</text:p>
          </table:table-cell>
          <table:table-cell office:value-type="float" office:value="0.821749" calcext:value-type="float">
            <text:p>0.821749</text:p>
          </table:table-cell>
          <table:table-cell office:value-type="float" office:value="0.806597" calcext:value-type="float">
            <text:p>0.806597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782881" calcext:value-type="float">
            <text:p>0.782881</text:p>
          </table:table-cell>
          <table:table-cell office:value-type="float" office:value="0.778789" calcext:value-type="float">
            <text:p>0.778789</text:p>
          </table:table-cell>
          <table:table-cell office:value-type="float" office:value="0.994997" calcext:value-type="float">
            <text:p>0.994997</text:p>
          </table:table-cell>
          <table:table-cell office:value-type="float" office:value="0.825875" calcext:value-type="float">
            <text:p>0.825875</text:p>
          </table:table-cell>
          <table:table-cell office:value-type="float" office:value="0.780958" calcext:value-type="float">
            <text:p>0.780958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55236" calcext:value-type="float">
            <text:p>0.855236</text:p>
          </table:table-cell>
          <table:table-cell office:value-type="float" office:value="0.7717" calcext:value-type="float">
            <text:p>0.7717</text:p>
          </table:table-cell>
          <table:table-cell office:value-type="float" office:value="0.98662" calcext:value-type="float">
            <text:p>0.98662</text:p>
          </table:table-cell>
          <table:table-cell office:value-type="float" office:value="0.79782" calcext:value-type="float">
            <text:p>0.79782</text:p>
          </table:table-cell>
          <table:table-cell office:value-type="float" office:value="0.788811" calcext:value-type="float">
            <text:p>0.788811</text:p>
          </table:table-cell>
          <table:table-cell office:value-type="float" office:value="0.998598" calcext:value-type="float">
            <text:p>0.998598</text:p>
          </table:table-cell>
          <table:table-cell office:value-type="float" office:value="425" calcext:value-type="float">
            <text:p>425</text:p>
          </table:table-cell>
          <table:table-cell table:formula="of:=SUM([.A87]+[.D87]+[.G87]+[.J87]+[.M87]+[.P87]+[.S87]+[.V87]+[.Y87]+[.AB87])/10" office:value-type="float" office:value="0.8320155" calcext:value-type="float">
            <text:p>0.8320155</text:p>
          </table:table-cell>
          <table:table-cell table:formula="of:=-1 * SUM([.B87]+[.E87]+[.H87]+[.K87]+[.N87]+[.Q87]+[.T87]+[.W87]+[.Z87]+[.AC87])/10 + [.AF87]" office:value-type="float" office:value="0.0278739" calcext:value-type="float">
            <text:p>0.0278739</text:p>
          </table:table-cell>
          <table:table-cell table:formula="of:=SUM([.C87]+[.F87]+[.I87]+[.L87]+[.O87]+[.R87]+[.U87]+[.X87]+[.AA87]+[.AD87])/10" office:value-type="float" office:value="0.9953304" calcext:value-type="float">
            <text:p>0.9953304</text:p>
          </table:table-cell>
          <table:table-cell table:formula="of:=1000 * [.AF87]" office:value-type="float" office:value="832.0155" calcext:value-type="float">
            <text:p>832.0155</text:p>
          </table:table-cell>
          <table:table-cell table:formula="of:=26000*[.AH87]" office:value-type="float" office:value="25878.5904" calcext:value-type="float">
            <text:p>25878.5904</text:p>
          </table:table-cell>
        </table:table-row>
        <table:table-row table:style-name="ro1">
          <table:table-cell office:value-type="float" office:value="0.797959" calcext:value-type="float">
            <text:p>0.797959</text:p>
          </table:table-cell>
          <table:table-cell office:value-type="float" office:value="0.793081" calcext:value-type="float">
            <text:p>0.793081</text:p>
          </table:table-cell>
          <table:table-cell office:value-type="float" office:value="0.99621" calcext:value-type="float">
            <text:p>0.99621</text:p>
          </table:table-cell>
          <table:table-cell office:value-type="float" office:value="0.814097" calcext:value-type="float">
            <text:p>0.814097</text:p>
          </table:table-cell>
          <table:table-cell office:value-type="float" office:value="0.809021" calcext:value-type="float">
            <text:p>0.809021</text:p>
          </table:table-cell>
          <table:table-cell office:value-type="float" office:value="0.999015" calcext:value-type="float">
            <text:p>0.999015</text:p>
          </table:table-cell>
          <table:table-cell office:value-type="float" office:value="0.901163" calcext:value-type="float">
            <text:p>0.901163</text:p>
          </table:table-cell>
          <table:table-cell office:value-type="float" office:value="0.853438" calcext:value-type="float">
            <text:p>0.853438</text:p>
          </table:table-cell>
          <table:table-cell office:value-type="float" office:value="0.989084" calcext:value-type="float">
            <text:p>0.989084</text:p>
          </table:table-cell>
          <table:table-cell office:value-type="float" office:value="0.869307" calcext:value-type="float">
            <text:p>0.869307</text:p>
          </table:table-cell>
          <table:table-cell office:value-type="float" office:value="0.860297" calcext:value-type="float">
            <text:p>0.860297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846232" calcext:value-type="float">
            <text:p>0.846232</text:p>
          </table:table-cell>
          <table:table-cell office:value-type="float" office:value="0.792894" calcext:value-type="float">
            <text:p>0.792894</text:p>
          </table:table-cell>
          <table:table-cell office:value-type="float" office:value="0.994769" calcext:value-type="float">
            <text:p>0.994769</text:p>
          </table:table-cell>
          <table:table-cell office:value-type="float" office:value="0.820628" calcext:value-type="float">
            <text:p>0.820628</text:p>
          </table:table-cell>
          <table:table-cell office:value-type="float" office:value="0.805257" calcext:value-type="float">
            <text:p>0.805257</text:p>
          </table:table-cell>
          <table:table-cell office:value-type="float" office:value="0.995565" calcext:value-type="float">
            <text:p>0.995565</text:p>
          </table:table-cell>
          <table:table-cell office:value-type="float" office:value="0.783925" calcext:value-type="float">
            <text:p>0.783925</text:p>
          </table:table-cell>
          <table:table-cell office:value-type="float" office:value="0.779501" calcext:value-type="float">
            <text:p>0.779501</text:p>
          </table:table-cell>
          <table:table-cell office:value-type="float" office:value="0.994997" calcext:value-type="float">
            <text:p>0.994997</text:p>
          </table:table-cell>
          <table:table-cell office:value-type="float" office:value="0.816148" calcext:value-type="float">
            <text:p>0.816148</text:p>
          </table:table-cell>
          <table:table-cell office:value-type="float" office:value="0.772791" calcext:value-type="float">
            <text:p>0.772791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851129" calcext:value-type="float">
            <text:p>0.851129</text:p>
          </table:table-cell>
          <table:table-cell office:value-type="float" office:value="0.769809" calcext:value-type="float">
            <text:p>0.769809</text:p>
          </table:table-cell>
          <table:table-cell office:value-type="float" office:value="0.986923" calcext:value-type="float">
            <text:p>0.986923</text:p>
          </table:table-cell>
          <table:table-cell office:value-type="float" office:value="0.794846" calcext:value-type="float">
            <text:p>0.794846</text:p>
          </table:table-cell>
          <table:table-cell office:value-type="float" office:value="0.785949" calcext:value-type="float">
            <text:p>0.785949</text:p>
          </table:table-cell>
          <table:table-cell office:value-type="float" office:value="0.998635" calcext:value-type="float">
            <text:p>0.998635</text:p>
          </table:table-cell>
          <table:table-cell office:value-type="float" office:value="430" calcext:value-type="float">
            <text:p>430</text:p>
          </table:table-cell>
          <table:table-cell table:formula="of:=SUM([.A88]+[.D88]+[.G88]+[.J88]+[.M88]+[.P88]+[.S88]+[.V88]+[.Y88]+[.AB88])/10" office:value-type="float" office:value="0.8295434" calcext:value-type="float">
            <text:p>0.8295434</text:p>
          </table:table-cell>
          <table:table-cell table:formula="of:=-1 * SUM([.B88]+[.E88]+[.H88]+[.K88]+[.N88]+[.Q88]+[.T88]+[.W88]+[.Z88]+[.AC88])/10 + [.AF88]" office:value-type="float" office:value="0.0273396" calcext:value-type="float">
            <text:p>0.0273396</text:p>
          </table:table-cell>
          <table:table-cell table:formula="of:=SUM([.C88]+[.F88]+[.I88]+[.L88]+[.O88]+[.R88]+[.U88]+[.X88]+[.AA88]+[.AD88])/10" office:value-type="float" office:value="0.9954819" calcext:value-type="float">
            <text:p>0.9954819</text:p>
          </table:table-cell>
          <table:table-cell table:formula="of:=1000 * [.AF88]" office:value-type="float" office:value="829.5434" calcext:value-type="float">
            <text:p>829.5434</text:p>
          </table:table-cell>
          <table:table-cell table:formula="of:=26000*[.AH88]" office:value-type="float" office:value="25882.5294" calcext:value-type="float">
            <text:p>25882.5294</text:p>
          </table:table-cell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791595" calcext:value-type="float">
            <text:p>0.791595</text:p>
          </table:table-cell>
          <table:table-cell office:value-type="float" office:value="0.996285" calcext:value-type="float">
            <text:p>0.996285</text:p>
          </table:table-cell>
          <table:table-cell office:value-type="float" office:value="0.811454" calcext:value-type="float">
            <text:p>0.811454</text:p>
          </table:table-cell>
          <table:table-cell office:value-type="float" office:value="0.80649" calcext:value-type="float">
            <text:p>0.80649</text:p>
          </table:table-cell>
          <table:table-cell office:value-type="float" office:value="0.999128" calcext:value-type="float">
            <text:p>0.999128</text:p>
          </table:table-cell>
          <table:table-cell office:value-type="float" office:value="0.899225" calcext:value-type="float">
            <text:p>0.899225</text:p>
          </table:table-cell>
          <table:table-cell office:value-type="float" office:value="0.851834" calcext:value-type="float">
            <text:p>0.851834</text:p>
          </table:table-cell>
          <table:table-cell office:value-type="float" office:value="0.988894" calcext:value-type="float">
            <text:p>0.988894</text:p>
          </table:table-cell>
          <table:table-cell office:value-type="float" office:value="0.869307" calcext:value-type="float">
            <text:p>0.869307</text:p>
          </table:table-cell>
          <table:table-cell office:value-type="float" office:value="0.860297" calcext:value-type="float">
            <text:p>0.860297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847251" calcext:value-type="float">
            <text:p>0.847251</text:p>
          </table:table-cell>
          <table:table-cell office:value-type="float" office:value="0.791917" calcext:value-type="float">
            <text:p>0.791917</text:p>
          </table:table-cell>
          <table:table-cell office:value-type="float" office:value="0.994769" calcext:value-type="float">
            <text:p>0.994769</text:p>
          </table:table-cell>
          <table:table-cell office:value-type="float" office:value="0.818386" calcext:value-type="float">
            <text:p>0.818386</text:p>
          </table:table-cell>
          <table:table-cell office:value-type="float" office:value="0.803124" calcext:value-type="float">
            <text:p>0.803124</text:p>
          </table:table-cell>
          <table:table-cell office:value-type="float" office:value="0.995869" calcext:value-type="float">
            <text:p>0.995869</text:p>
          </table:table-cell>
          <table:table-cell office:value-type="float" office:value="0.781837" calcext:value-type="float">
            <text:p>0.781837</text:p>
          </table:table-cell>
          <table:table-cell office:value-type="float" office:value="0.777413" calcext:value-type="float">
            <text:p>0.777413</text:p>
          </table:table-cell>
          <table:table-cell office:value-type="float" office:value="0.99511" calcext:value-type="float">
            <text:p>0.99511</text:p>
          </table:table-cell>
          <table:table-cell office:value-type="float" office:value="0.805447" calcext:value-type="float">
            <text:p>0.805447</text:p>
          </table:table-cell>
          <table:table-cell office:value-type="float" office:value="0.761979" calcext:value-type="float">
            <text:p>0.761979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849076" calcext:value-type="float">
            <text:p>0.849076</text:p>
          </table:table-cell>
          <table:table-cell office:value-type="float" office:value="0.767423" calcext:value-type="float">
            <text:p>0.767423</text:p>
          </table:table-cell>
          <table:table-cell office:value-type="float" office:value="0.986923" calcext:value-type="float">
            <text:p>0.986923</text:p>
          </table:table-cell>
          <table:table-cell office:value-type="float" office:value="0.794846" calcext:value-type="float">
            <text:p>0.794846</text:p>
          </table:table-cell>
          <table:table-cell office:value-type="float" office:value="0.785837" calcext:value-type="float">
            <text:p>0.785837</text:p>
          </table:table-cell>
          <table:table-cell office:value-type="float" office:value="0.998598" calcext:value-type="float">
            <text:p>0.998598</text:p>
          </table:table-cell>
          <table:table-cell office:value-type="float" office:value="435" calcext:value-type="float">
            <text:p>435</text:p>
          </table:table-cell>
          <table:table-cell table:formula="of:=SUM([.A89]+[.D89]+[.G89]+[.J89]+[.M89]+[.P89]+[.S89]+[.V89]+[.Y89]+[.AB89])/10" office:value-type="float" office:value="0.8272747" calcext:value-type="float">
            <text:p>0.8272747</text:p>
          </table:table-cell>
          <table:table-cell table:formula="of:=-1 * SUM([.B89]+[.E89]+[.H89]+[.K89]+[.N89]+[.Q89]+[.T89]+[.W89]+[.Z89]+[.AC89])/10 + [.AF89]" office:value-type="float" office:value="0.0274837999999999" calcext:value-type="float">
            <text:p>0.0274838</text:p>
          </table:table-cell>
          <table:table-cell table:formula="of:=SUM([.C89]+[.F89]+[.I89]+[.L89]+[.O89]+[.R89]+[.U89]+[.X89]+[.AA89]+[.AD89])/10" office:value-type="float" office:value="0.9955046" calcext:value-type="float">
            <text:p>0.9955046</text:p>
          </table:table-cell>
          <table:table-cell table:formula="of:=1000 * [.AF89]" office:value-type="float" office:value="827.2747" calcext:value-type="float">
            <text:p>827.2747</text:p>
          </table:table-cell>
          <table:table-cell table:formula="of:=26000*[.AH89]" office:value-type="float" office:value="25883.1196" calcext:value-type="float">
            <text:p>25883.1196</text:p>
          </table:table-cell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791595" calcext:value-type="float">
            <text:p>0.791595</text:p>
          </table:table-cell>
          <table:table-cell office:value-type="float" office:value="0.996361" calcext:value-type="float">
            <text:p>0.996361</text:p>
          </table:table-cell>
          <table:table-cell office:value-type="float" office:value="0.801762" calcext:value-type="float">
            <text:p>0.801762</text:p>
          </table:table-cell>
          <table:table-cell office:value-type="float" office:value="0.79725" calcext:value-type="float">
            <text:p>0.79725</text:p>
          </table:table-cell>
          <table:table-cell office:value-type="float" office:value="0.999318" calcext:value-type="float">
            <text:p>0.999318</text:p>
          </table:table-cell>
          <table:table-cell office:value-type="float" office:value="0.892442" calcext:value-type="float">
            <text:p>0.892442</text:p>
          </table:table-cell>
          <table:table-cell office:value-type="float" office:value="0.849511" calcext:value-type="float">
            <text:p>0.849511</text:p>
          </table:table-cell>
          <table:table-cell office:value-type="float" office:value="0.989615" calcext:value-type="float">
            <text:p>0.989615</text:p>
          </table:table-cell>
          <table:table-cell office:value-type="float" office:value="0.871287" calcext:value-type="float">
            <text:p>0.871287</text:p>
          </table:table-cell>
          <table:table-cell office:value-type="float" office:value="0.862833" calcext:value-type="float">
            <text:p>0.862833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38086" calcext:value-type="float">
            <text:p>0.838086</text:p>
          </table:table-cell>
          <table:table-cell office:value-type="float" office:value="0.785524" calcext:value-type="float">
            <text:p>0.785524</text:p>
          </table:table-cell>
          <table:table-cell office:value-type="float" office:value="0.994694" calcext:value-type="float">
            <text:p>0.994694</text:p>
          </table:table-cell>
          <table:table-cell office:value-type="float" office:value="0.818386" calcext:value-type="float">
            <text:p>0.818386</text:p>
          </table:table-cell>
          <table:table-cell office:value-type="float" office:value="0.803344" calcext:value-type="float">
            <text:p>0.803344</text:p>
          </table:table-cell>
          <table:table-cell office:value-type="float" office:value="0.995414" calcext:value-type="float">
            <text:p>0.995414</text:p>
          </table:table-cell>
          <table:table-cell office:value-type="float" office:value="0.77453" calcext:value-type="float">
            <text:p>0.77453</text:p>
          </table:table-cell>
          <table:table-cell office:value-type="float" office:value="0.769332" calcext:value-type="float">
            <text:p>0.769332</text:p>
          </table:table-cell>
          <table:table-cell office:value-type="float" office:value="0.995641" calcext:value-type="float">
            <text:p>0.995641</text:p>
          </table:table-cell>
          <table:table-cell office:value-type="float" office:value="0.803502" calcext:value-type="float">
            <text:p>0.803502</text:p>
          </table:table-cell>
          <table:table-cell office:value-type="float" office:value="0.759699" calcext:value-type="float">
            <text:p>0.759699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843943" calcext:value-type="float">
            <text:p>0.843943</text:p>
          </table:table-cell>
          <table:table-cell office:value-type="float" office:value="0.763619" calcext:value-type="float">
            <text:p>0.763619</text:p>
          </table:table-cell>
          <table:table-cell office:value-type="float" office:value="0.986961" calcext:value-type="float">
            <text:p>0.986961</text:p>
          </table:table-cell>
          <table:table-cell office:value-type="float" office:value="0.786918" calcext:value-type="float">
            <text:p>0.786918</text:p>
          </table:table-cell>
          <table:table-cell office:value-type="float" office:value="0.779355" calcext:value-type="float">
            <text:p>0.779355</text:p>
          </table:table-cell>
          <table:table-cell office:value-type="float" office:value="0.998635" calcext:value-type="float">
            <text:p>0.998635</text:p>
          </table:table-cell>
          <table:table-cell office:value-type="float" office:value="440" calcext:value-type="float">
            <text:p>440</text:p>
          </table:table-cell>
          <table:table-cell table:formula="of:=SUM([.A90]+[.D90]+[.G90]+[.J90]+[.M90]+[.P90]+[.S90]+[.V90]+[.Y90]+[.AB90])/10" office:value-type="float" office:value="0.8226774" calcext:value-type="float">
            <text:p>0.8226774</text:p>
          </table:table-cell>
          <table:table-cell table:formula="of:=-1 * SUM([.B90]+[.E90]+[.H90]+[.K90]+[.N90]+[.Q90]+[.T90]+[.W90]+[.Z90]+[.AC90])/10 + [.AF90]" office:value-type="float" office:value="0.0264712" calcext:value-type="float">
            <text:p>0.0264712</text:p>
          </table:table-cell>
          <table:table-cell table:formula="of:=SUM([.C90]+[.F90]+[.I90]+[.L90]+[.O90]+[.R90]+[.U90]+[.X90]+[.AA90]+[.AD90])/10" office:value-type="float" office:value="0.9956184" calcext:value-type="float">
            <text:p>0.9956184</text:p>
          </table:table-cell>
          <table:table-cell table:formula="of:=1000 * [.AF90]" office:value-type="float" office:value="822.6774" calcext:value-type="float">
            <text:p>822.6774</text:p>
          </table:table-cell>
          <table:table-cell table:formula="of:=26000*[.AH90]" office:value-type="float" office:value="25886.0784" calcext:value-type="float">
            <text:p>25886.0784</text:p>
          </table:table-cell>
        </table:table-row>
        <table:table-row table:style-name="ro1">
          <table:table-cell office:value-type="float" office:value="0.789796" calcext:value-type="float">
            <text:p>0.789796</text:p>
          </table:table-cell>
          <table:table-cell office:value-type="float" office:value="0.785805" calcext:value-type="float">
            <text:p>0.785805</text:p>
          </table:table-cell>
          <table:table-cell office:value-type="float" office:value="0.996399" calcext:value-type="float">
            <text:p>0.996399</text:p>
          </table:table-cell>
          <table:table-cell office:value-type="float" office:value="0.798238" calcext:value-type="float">
            <text:p>0.798238</text:p>
          </table:table-cell>
          <table:table-cell office:value-type="float" office:value="0.793275" calcext:value-type="float">
            <text:p>0.7932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92442" calcext:value-type="float">
            <text:p>0.892442</text:p>
          </table:table-cell>
          <table:table-cell office:value-type="float" office:value="0.852745" calcext:value-type="float">
            <text:p>0.852745</text:p>
          </table:table-cell>
          <table:table-cell office:value-type="float" office:value="0.990373" calcext:value-type="float">
            <text:p>0.990373</text:p>
          </table:table-cell>
          <table:table-cell office:value-type="float" office:value="0.866337" calcext:value-type="float">
            <text:p>0.866337</text:p>
          </table:table-cell>
          <table:table-cell office:value-type="float" office:value="0.858439" calcext:value-type="float">
            <text:p>0.858439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835031" calcext:value-type="float">
            <text:p>0.835031</text:p>
          </table:table-cell>
          <table:table-cell office:value-type="float" office:value="0.782136" calcext:value-type="float">
            <text:p>0.782136</text:p>
          </table:table-cell>
          <table:table-cell office:value-type="float" office:value="0.994997" calcext:value-type="float">
            <text:p>0.994997</text:p>
          </table:table-cell>
          <table:table-cell office:value-type="float" office:value="0.821749" calcext:value-type="float">
            <text:p>0.821749</text:p>
          </table:table-cell>
          <table:table-cell office:value-type="float" office:value="0.809562" calcext:value-type="float">
            <text:p>0.809562</text:p>
          </table:table-cell>
          <table:table-cell office:value-type="float" office:value="0.995603" calcext:value-type="float">
            <text:p>0.995603</text:p>
          </table:table-cell>
          <table:table-cell office:value-type="float" office:value="0.76618" calcext:value-type="float">
            <text:p>0.76618</text:p>
          </table:table-cell>
          <table:table-cell office:value-type="float" office:value="0.761092" calcext:value-type="float">
            <text:p>0.761092</text:p>
          </table:table-cell>
          <table:table-cell office:value-type="float" office:value="0.995755" calcext:value-type="float">
            <text:p>0.995755</text:p>
          </table:table-cell>
          <table:table-cell office:value-type="float" office:value="0.793774" calcext:value-type="float">
            <text:p>0.793774</text:p>
          </table:table-cell>
          <table:table-cell office:value-type="float" office:value="0.753204" calcext:value-type="float">
            <text:p>0.753204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41889" calcext:value-type="float">
            <text:p>0.841889</text:p>
          </table:table-cell>
          <table:table-cell office:value-type="float" office:value="0.763117" calcext:value-type="float">
            <text:p>0.763117</text:p>
          </table:table-cell>
          <table:table-cell office:value-type="float" office:value="0.98753" calcext:value-type="float">
            <text:p>0.9875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774066" calcext:value-type="float">
            <text:p>0.774066</text:p>
          </table:table-cell>
          <table:table-cell office:value-type="float" office:value="0.998635" calcext:value-type="float">
            <text:p>0.998635</text:p>
          </table:table-cell>
          <table:table-cell office:value-type="float" office:value="445" calcext:value-type="float">
            <text:p>445</text:p>
          </table:table-cell>
          <table:table-cell table:formula="of:=SUM([.A91]+[.D91]+[.G91]+[.J91]+[.M91]+[.P91]+[.S91]+[.V91]+[.Y91]+[.AB91])/10" office:value-type="float" office:value="0.8187398" calcext:value-type="float">
            <text:p>0.8187398</text:p>
          </table:table-cell>
          <table:table-cell table:formula="of:=-1 * SUM([.B91]+[.E91]+[.H91]+[.K91]+[.N91]+[.Q91]+[.T91]+[.W91]+[.Z91]+[.AC91])/10 + [.AF91]" office:value-type="float" office:value="0.0253957" calcext:value-type="float">
            <text:p>0.0253957</text:p>
          </table:table-cell>
          <table:table-cell table:formula="of:=SUM([.C91]+[.F91]+[.I91]+[.L91]+[.O91]+[.R91]+[.U91]+[.X91]+[.AA91]+[.AD91])/10" office:value-type="float" office:value="0.9958458" calcext:value-type="float">
            <text:p>0.9958458</text:p>
          </table:table-cell>
          <table:table-cell table:formula="of:=1000 * [.AF91]" office:value-type="float" office:value="818.7398" calcext:value-type="float">
            <text:p>818.7398</text:p>
          </table:table-cell>
          <table:table-cell table:formula="of:=26000*[.AH91]" office:value-type="float" office:value="25891.9908" calcext:value-type="float">
            <text:p>25891.9908</text:p>
          </table:table-cell>
        </table:table-row>
        <table:table-row table:style-name="ro1">
          <table:table-cell office:value-type="float" office:value="0.784694" calcext:value-type="float">
            <text:p>0.784694</text:p>
          </table:table-cell>
          <table:table-cell office:value-type="float" office:value="0.780924" calcext:value-type="float">
            <text:p>0.780924</text:p>
          </table:table-cell>
          <table:table-cell office:value-type="float" office:value="0.996475" calcext:value-type="float">
            <text:p>0.996475</text:p>
          </table:table-cell>
          <table:table-cell office:value-type="float" office:value="0.798238" calcext:value-type="float">
            <text:p>0.798238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892442" calcext:value-type="float">
            <text:p>0.892442</text:p>
          </table:table-cell>
          <table:table-cell office:value-type="float" office:value="0.854864" calcext:value-type="float">
            <text:p>0.854864</text:p>
          </table:table-cell>
          <table:table-cell office:value-type="float" office:value="0.990145" calcext:value-type="float">
            <text:p>0.990145</text:p>
          </table:table-cell>
          <table:table-cell office:value-type="float" office:value="0.867327" calcext:value-type="float">
            <text:p>0.867327</text:p>
          </table:table-cell>
          <table:table-cell office:value-type="float" office:value="0.859429" calcext:value-type="float">
            <text:p>0.859429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830957" calcext:value-type="float">
            <text:p>0.830957</text:p>
          </table:table-cell>
          <table:table-cell office:value-type="float" office:value="0.779505" calcext:value-type="float">
            <text:p>0.779505</text:p>
          </table:table-cell>
          <table:table-cell office:value-type="float" office:value="0.995035" calcext:value-type="float">
            <text:p>0.995035</text:p>
          </table:table-cell>
          <table:table-cell office:value-type="float" office:value="0.817265" calcext:value-type="float">
            <text:p>0.817265</text:p>
          </table:table-cell>
          <table:table-cell office:value-type="float" office:value="0.804089" calcext:value-type="float">
            <text:p>0.804089</text:p>
          </table:table-cell>
          <table:table-cell office:value-type="float" office:value="0.995755" calcext:value-type="float">
            <text:p>0.995755</text:p>
          </table:table-cell>
          <table:table-cell office:value-type="float" office:value="0.763048" calcext:value-type="float">
            <text:p>0.763048</text:p>
          </table:table-cell>
          <table:table-cell office:value-type="float" office:value="0.758403" calcext:value-type="float">
            <text:p>0.758403</text:p>
          </table:table-cell>
          <table:table-cell office:value-type="float" office:value="0.995831" calcext:value-type="float">
            <text:p>0.995831</text:p>
          </table:table-cell>
          <table:table-cell office:value-type="float" office:value="0.789883" calcext:value-type="float">
            <text:p>0.789883</text:p>
          </table:table-cell>
          <table:table-cell office:value-type="float" office:value="0.747975" calcext:value-type="float">
            <text:p>0.747975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39836" calcext:value-type="float">
            <text:p>0.839836</text:p>
          </table:table-cell>
          <table:table-cell office:value-type="float" office:value="0.762282" calcext:value-type="float">
            <text:p>0.762282</text:p>
          </table:table-cell>
          <table:table-cell office:value-type="float" office:value="0.987416" calcext:value-type="float">
            <text:p>0.987416</text:p>
          </table:table-cell>
          <table:table-cell office:value-type="float" office:value="0.777007" calcext:value-type="float">
            <text:p>0.777007</text:p>
          </table:table-cell>
          <table:table-cell office:value-type="float" office:value="0.769221" calcext:value-type="float">
            <text:p>0.769221</text:p>
          </table:table-cell>
          <table:table-cell office:value-type="float" office:value="0.998635" calcext:value-type="float">
            <text:p>0.998635</text:p>
          </table:table-cell>
          <table:table-cell office:value-type="float" office:value="450" calcext:value-type="float">
            <text:p>450</text:p>
          </table:table-cell>
          <table:table-cell table:formula="of:=SUM([.A92]+[.D92]+[.G92]+[.J92]+[.M92]+[.P92]+[.S92]+[.V92]+[.Y92]+[.AB92])/10" office:value-type="float" office:value="0.8160697" calcext:value-type="float">
            <text:p>0.8160697</text:p>
          </table:table-cell>
          <table:table-cell table:formula="of:=-1 * SUM([.B92]+[.E92]+[.H92]+[.K92]+[.N92]+[.Q92]+[.T92]+[.W92]+[.Z92]+[.AC92])/10 + [.AF92]" office:value-type="float" office:value="0.0250504999999998" calcext:value-type="float">
            <text:p>0.0250505</text:p>
          </table:table-cell>
          <table:table-cell table:formula="of:=SUM([.C92]+[.F92]+[.I92]+[.L92]+[.O92]+[.R92]+[.U92]+[.X92]+[.AA92]+[.AD92])/10" office:value-type="float" office:value="0.9958458" calcext:value-type="float">
            <text:p>0.9958458</text:p>
          </table:table-cell>
          <table:table-cell table:formula="of:=1000 * [.AF92]" office:value-type="float" office:value="816.0697" calcext:value-type="float">
            <text:p>816.0697</text:p>
          </table:table-cell>
          <table:table-cell table:formula="of:=26000*[.AH92]" office:value-type="float" office:value="25891.9908" calcext:value-type="float">
            <text:p>25891.9908</text:p>
          </table:table-cell>
        </table:table-row>
        <table:table-row table:style-name="ro1">
          <table:table-cell office:value-type="float" office:value="0.780612" calcext:value-type="float">
            <text:p>0.780612</text:p>
          </table:table-cell>
          <table:table-cell office:value-type="float" office:value="0.776732" calcext:value-type="float">
            <text:p>0.776732</text:p>
          </table:table-cell>
          <table:table-cell office:value-type="float" office:value="0.996513" calcext:value-type="float">
            <text:p>0.996513</text:p>
          </table:table-cell>
          <table:table-cell office:value-type="float" office:value="0.791189" calcext:value-type="float">
            <text:p>0.791189</text:p>
          </table:table-cell>
          <table:table-cell office:value-type="float" office:value="0.786339" calcext:value-type="float">
            <text:p>0.786339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892442" calcext:value-type="float">
            <text:p>0.892442</text:p>
          </table:table-cell>
          <table:table-cell office:value-type="float" office:value="0.856871" calcext:value-type="float">
            <text:p>0.856871</text:p>
          </table:table-cell>
          <table:table-cell office:value-type="float" office:value="0.990562" calcext:value-type="float">
            <text:p>0.990562</text:p>
          </table:table-cell>
          <table:table-cell office:value-type="float" office:value="0.863366" calcext:value-type="float">
            <text:p>0.863366</text:p>
          </table:table-cell>
          <table:table-cell office:value-type="float" office:value="0.855802" calcext:value-type="float">
            <text:p>0.855802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823829" calcext:value-type="float">
            <text:p>0.823829</text:p>
          </table:table-cell>
          <table:table-cell office:value-type="float" office:value="0.772044" calcext:value-type="float">
            <text:p>0.772044</text:p>
          </table:table-cell>
          <table:table-cell office:value-type="float" office:value="0.995186" calcext:value-type="float">
            <text:p>0.995186</text:p>
          </table:table-cell>
          <table:table-cell office:value-type="float" office:value="0.818386" calcext:value-type="float">
            <text:p>0.818386</text:p>
          </table:table-cell>
          <table:table-cell office:value-type="float" office:value="0.805101" calcext:value-type="float">
            <text:p>0.805101</text:p>
          </table:table-cell>
          <table:table-cell office:value-type="float" office:value="0.995793" calcext:value-type="float">
            <text:p>0.995793</text:p>
          </table:table-cell>
          <table:table-cell office:value-type="float" office:value="0.754697" calcext:value-type="float">
            <text:p>0.754697</text:p>
          </table:table-cell>
          <table:table-cell office:value-type="float" office:value="0.751379" calcext:value-type="float">
            <text:p>0.751379</text:p>
          </table:table-cell>
          <table:table-cell office:value-type="float" office:value="0.996361" calcext:value-type="float">
            <text:p>0.996361</text:p>
          </table:table-cell>
          <table:table-cell office:value-type="float" office:value="0.786965" calcext:value-type="float">
            <text:p>0.786965</text:p>
          </table:table-cell>
          <table:table-cell office:value-type="float" office:value="0.745726" calcext:value-type="float">
            <text:p>0.745726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34702" calcext:value-type="float">
            <text:p>0.834702</text:p>
          </table:table-cell>
          <table:table-cell office:value-type="float" office:value="0.757592" calcext:value-type="float">
            <text:p>0.757592</text:p>
          </table:table-cell>
          <table:table-cell office:value-type="float" office:value="0.98734" calcext:value-type="float">
            <text:p>0.98734</text:p>
          </table:table-cell>
          <table:table-cell office:value-type="float" office:value="0.776016" calcext:value-type="float">
            <text:p>0.776016</text:p>
          </table:table-cell>
          <table:table-cell office:value-type="float" office:value="0.767452" calcext:value-type="float">
            <text:p>0.767452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455" calcext:value-type="float">
            <text:p>455</text:p>
          </table:table-cell>
          <table:table-cell table:formula="of:=SUM([.A93]+[.D93]+[.G93]+[.J93]+[.M93]+[.P93]+[.S93]+[.V93]+[.Y93]+[.AB93])/10" office:value-type="float" office:value="0.8122204" calcext:value-type="float">
            <text:p>0.8122204</text:p>
          </table:table-cell>
          <table:table-cell table:formula="of:=-1 * SUM([.B93]+[.E93]+[.H93]+[.K93]+[.N93]+[.Q93]+[.T93]+[.W93]+[.Z93]+[.AC93])/10 + [.AF93]" office:value-type="float" office:value="0.0247166000000001" calcext:value-type="float">
            <text:p>0.0247166</text:p>
          </table:table-cell>
          <table:table-cell table:formula="of:=SUM([.C93]+[.F93]+[.I93]+[.L93]+[.O93]+[.R93]+[.U93]+[.X93]+[.AA93]+[.AD93])/10" office:value-type="float" office:value="0.9959708" calcext:value-type="float">
            <text:p>0.9959708</text:p>
          </table:table-cell>
          <table:table-cell table:formula="of:=1000 * [.AF93]" office:value-type="float" office:value="812.2204" calcext:value-type="float">
            <text:p>812.2204</text:p>
          </table:table-cell>
          <table:table-cell table:formula="of:=26000*[.AH93]" office:value-type="float" office:value="25895.2408" calcext:value-type="float">
            <text:p>25895.2408</text:p>
          </table:table-cell>
        </table:table-row>
        <table:table-row table:style-name="ro1">
          <table:table-cell office:value-type="float" office:value="0.773469" calcext:value-type="float">
            <text:p>0.773469</text:p>
          </table:table-cell>
          <table:table-cell office:value-type="float" office:value="0.769811" calcext:value-type="float">
            <text:p>0.769811</text:p>
          </table:table-cell>
          <table:table-cell office:value-type="float" office:value="0.996665" calcext:value-type="float">
            <text:p>0.996665</text:p>
          </table:table-cell>
          <table:table-cell office:value-type="float" office:value="0.78326" calcext:value-type="float">
            <text:p>0.78326</text:p>
          </table:table-cell>
          <table:table-cell office:value-type="float" office:value="0.778297" calcext:value-type="float">
            <text:p>0.778297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892442" calcext:value-type="float">
            <text:p>0.892442</text:p>
          </table:table-cell>
          <table:table-cell office:value-type="float" office:value="0.857317" calcext:value-type="float">
            <text:p>0.857317</text:p>
          </table:table-cell>
          <table:table-cell office:value-type="float" office:value="0.991093" calcext:value-type="float">
            <text:p>0.991093</text:p>
          </table:table-cell>
          <table:table-cell office:value-type="float" office:value="0.862376" calcext:value-type="float">
            <text:p>0.862376</text:p>
          </table:table-cell>
          <table:table-cell office:value-type="float" office:value="0.855146" calcext:value-type="float">
            <text:p>0.855146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826884" calcext:value-type="float">
            <text:p>0.826884</text:p>
          </table:table-cell>
          <table:table-cell office:value-type="float" office:value="0.775099" calcext:value-type="float">
            <text:p>0.775099</text:p>
          </table:table-cell>
          <table:table-cell office:value-type="float" office:value="0.995414" calcext:value-type="float">
            <text:p>0.995414</text:p>
          </table:table-cell>
          <table:table-cell office:value-type="float" office:value="0.809417" calcext:value-type="float">
            <text:p>0.809417</text:p>
          </table:table-cell>
          <table:table-cell office:value-type="float" office:value="0.796901" calcext:value-type="float">
            <text:p>0.796901</text:p>
          </table:table-cell>
          <table:table-cell office:value-type="float" office:value="0.995831" calcext:value-type="float">
            <text:p>0.995831</text:p>
          </table:table-cell>
          <table:table-cell office:value-type="float" office:value="0.748434" calcext:value-type="float">
            <text:p>0.748434</text:p>
          </table:table-cell>
          <table:table-cell office:value-type="float" office:value="0.745338" calcext:value-type="float">
            <text:p>0.745338</text:p>
          </table:table-cell>
          <table:table-cell office:value-type="float" office:value="0.996323" calcext:value-type="float">
            <text:p>0.996323</text:p>
          </table:table-cell>
          <table:table-cell office:value-type="float" office:value="0.785992" calcext:value-type="float">
            <text:p>0.785992</text:p>
          </table:table-cell>
          <table:table-cell office:value-type="float" office:value="0.74453" calcext:value-type="float">
            <text:p>0.74453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32649" calcext:value-type="float">
            <text:p>0.832649</text:p>
          </table:table-cell>
          <table:table-cell office:value-type="float" office:value="0.759638" calcext:value-type="float">
            <text:p>0.759638</text:p>
          </table:table-cell>
          <table:table-cell office:value-type="float" office:value="0.987795" calcext:value-type="float">
            <text:p>0.987795</text:p>
          </table:table-cell>
          <table:table-cell office:value-type="float" office:value="0.774034" calcext:value-type="float">
            <text:p>0.774034</text:p>
          </table:table-cell>
          <table:table-cell office:value-type="float" office:value="0.766026" calcext:value-type="float">
            <text:p>0.766026</text:p>
          </table:table-cell>
          <table:table-cell office:value-type="float" office:value="0.998787" calcext:value-type="float">
            <text:p>0.998787</text:p>
          </table:table-cell>
          <table:table-cell office:value-type="float" office:value="460" calcext:value-type="float">
            <text:p>460</text:p>
          </table:table-cell>
          <table:table-cell table:formula="of:=SUM([.A94]+[.D94]+[.G94]+[.J94]+[.M94]+[.P94]+[.S94]+[.V94]+[.Y94]+[.AB94])/10" office:value-type="float" office:value="0.8088957" calcext:value-type="float">
            <text:p>0.8088957</text:p>
          </table:table-cell>
          <table:table-cell table:formula="of:=-1 * SUM([.B94]+[.E94]+[.H94]+[.K94]+[.N94]+[.Q94]+[.T94]+[.W94]+[.Z94]+[.AC94])/10 + [.AF94]" office:value-type="float" office:value="0.0240853999999999" calcext:value-type="float">
            <text:p>0.0240854</text:p>
          </table:table-cell>
          <table:table-cell table:formula="of:=SUM([.C94]+[.F94]+[.I94]+[.L94]+[.O94]+[.R94]+[.U94]+[.X94]+[.AA94]+[.AD94])/10" office:value-type="float" office:value="0.9961036" calcext:value-type="float">
            <text:p>0.9961036</text:p>
          </table:table-cell>
          <table:table-cell table:formula="of:=1000 * [.AF94]" office:value-type="float" office:value="808.8957" calcext:value-type="float">
            <text:p>808.8957</text:p>
          </table:table-cell>
          <table:table-cell table:formula="of:=26000*[.AH94]" office:value-type="float" office:value="25898.6936" calcext:value-type="float">
            <text:p>25898.6936</text:p>
          </table:table-cell>
        </table:table-row>
        <table:table-row table:style-name="ro1">
          <table:table-cell office:value-type="float" office:value="0.767347" calcext:value-type="float">
            <text:p>0.767347</text:p>
          </table:table-cell>
          <table:table-cell office:value-type="float" office:value="0.763799" calcext:value-type="float">
            <text:p>0.763799</text:p>
          </table:table-cell>
          <table:table-cell office:value-type="float" office:value="0.996778" calcext:value-type="float">
            <text:p>0.996778</text:p>
          </table:table-cell>
          <table:table-cell office:value-type="float" office:value="0.782379" calcext:value-type="float">
            <text:p>0.782379</text:p>
          </table:table-cell>
          <table:table-cell office:value-type="float" office:value="0.77719" calcext:value-type="float">
            <text:p>0.77719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882752" calcext:value-type="float">
            <text:p>0.882752</text:p>
          </table:table-cell>
          <table:table-cell office:value-type="float" office:value="0.84707" calcext:value-type="float">
            <text:p>0.84707</text:p>
          </table:table-cell>
          <table:table-cell office:value-type="float" office:value="0.991585" calcext:value-type="float">
            <text:p>0.991585</text:p>
          </table:table-cell>
          <table:table-cell office:value-type="float" office:value="0.856436" calcext:value-type="float">
            <text:p>0.856436</text:p>
          </table:table-cell>
          <table:table-cell office:value-type="float" office:value="0.849762" calcext:value-type="float">
            <text:p>0.849762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825866" calcext:value-type="float">
            <text:p>0.825866</text:p>
          </table:table-cell>
          <table:table-cell office:value-type="float" office:value="0.78273" calcext:value-type="float">
            <text:p>0.78273</text:p>
          </table:table-cell>
          <table:table-cell office:value-type="float" office:value="0.995793" calcext:value-type="float">
            <text:p>0.995793</text:p>
          </table:table-cell>
          <table:table-cell office:value-type="float" office:value="0.804933" calcext:value-type="float">
            <text:p>0.804933</text:p>
          </table:table-cell>
          <table:table-cell office:value-type="float" office:value="0.792526" calcext:value-type="float">
            <text:p>0.792526</text:p>
          </table:table-cell>
          <table:table-cell office:value-type="float" office:value="0.995869" calcext:value-type="float">
            <text:p>0.995869</text:p>
          </table:table-cell>
          <table:table-cell office:value-type="float" office:value="0.737996" calcext:value-type="float">
            <text:p>0.737996</text:p>
          </table:table-cell>
          <table:table-cell office:value-type="float" office:value="0.735563" calcext:value-type="float">
            <text:p>0.735563</text:p>
          </table:table-cell>
          <table:table-cell office:value-type="float" office:value="0.996551" calcext:value-type="float">
            <text:p>0.996551</text:p>
          </table:table-cell>
          <table:table-cell office:value-type="float" office:value="0.783074" calcext:value-type="float">
            <text:p>0.783074</text:p>
          </table:table-cell>
          <table:table-cell office:value-type="float" office:value="0.741389" calcext:value-type="float">
            <text:p>0.741389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25462" calcext:value-type="float">
            <text:p>0.825462</text:p>
          </table:table-cell>
          <table:table-cell office:value-type="float" office:value="0.75378" calcext:value-type="float">
            <text:p>0.75378</text:p>
          </table:table-cell>
          <table:table-cell office:value-type="float" office:value="0.987833" calcext:value-type="float">
            <text:p>0.987833</text:p>
          </table:table-cell>
          <table:table-cell office:value-type="float" office:value="0.773043" calcext:value-type="float">
            <text:p>0.773043</text:p>
          </table:table-cell>
          <table:table-cell office:value-type="float" office:value="0.76648" calcext:value-type="float">
            <text:p>0.76648</text:p>
          </table:table-cell>
          <table:table-cell office:value-type="float" office:value="0.998977" calcext:value-type="float">
            <text:p>0.998977</text:p>
          </table:table-cell>
          <table:table-cell office:value-type="float" office:value="465" calcext:value-type="float">
            <text:p>465</text:p>
          </table:table-cell>
          <table:table-cell table:formula="of:=SUM([.A95]+[.D95]+[.G95]+[.J95]+[.M95]+[.P95]+[.S95]+[.V95]+[.Y95]+[.AB95])/10" office:value-type="float" office:value="0.8039288" calcext:value-type="float">
            <text:p>0.8039288</text:p>
          </table:table-cell>
          <table:table-cell table:formula="of:=-1 * SUM([.B95]+[.E95]+[.H95]+[.K95]+[.N95]+[.Q95]+[.T95]+[.W95]+[.Z95]+[.AC95])/10 + [.AF95]" office:value-type="float" office:value="0.0228999" calcext:value-type="float">
            <text:p>0.0228999</text:p>
          </table:table-cell>
          <table:table-cell table:formula="of:=SUM([.C95]+[.F95]+[.I95]+[.L95]+[.O95]+[.R95]+[.U95]+[.X95]+[.AA95]+[.AD95])/10" office:value-type="float" office:value="0.9962552" calcext:value-type="float">
            <text:p>0.9962552</text:p>
          </table:table-cell>
          <table:table-cell table:formula="of:=1000 * [.AF95]" office:value-type="float" office:value="803.9288" calcext:value-type="float">
            <text:p>803.9288</text:p>
          </table:table-cell>
          <table:table-cell table:formula="of:=26000*[.AH95]" office:value-type="float" office:value="25902.6352" calcext:value-type="float">
            <text:p>25902.6352</text:p>
          </table:table-cell>
        </table:table-row>
        <table:table-row table:style-name="ro1">
          <table:table-cell office:value-type="float" office:value="0.768367" calcext:value-type="float">
            <text:p>0.768367</text:p>
          </table:table-cell>
          <table:table-cell office:value-type="float" office:value="0.765152" calcext:value-type="float">
            <text:p>0.765152</text:p>
          </table:table-cell>
          <table:table-cell office:value-type="float" office:value="0.99674" calcext:value-type="float">
            <text:p>0.99674</text:p>
          </table:table-cell>
          <table:table-cell office:value-type="float" office:value="0.78326" calcext:value-type="float">
            <text:p>0.78326</text:p>
          </table:table-cell>
          <table:table-cell office:value-type="float" office:value="0.778184" calcext:value-type="float">
            <text:p>0.778184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80814" calcext:value-type="float">
            <text:p>0.880814</text:p>
          </table:table-cell>
          <table:table-cell office:value-type="float" office:value="0.846581" calcext:value-type="float">
            <text:p>0.846581</text:p>
          </table:table-cell>
          <table:table-cell office:value-type="float" office:value="0.991851" calcext:value-type="float">
            <text:p>0.991851</text:p>
          </table:table-cell>
          <table:table-cell office:value-type="float" office:value="0.853465" calcext:value-type="float">
            <text:p>0.853465</text:p>
          </table:table-cell>
          <table:table-cell office:value-type="float" office:value="0.846791" calcext:value-type="float">
            <text:p>0.846791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811609" calcext:value-type="float">
            <text:p>0.811609</text:p>
          </table:table-cell>
          <table:table-cell office:value-type="float" office:value="0.768251" calcext:value-type="float">
            <text:p>0.768251</text:p>
          </table:table-cell>
          <table:table-cell office:value-type="float" office:value="0.995831" calcext:value-type="float">
            <text:p>0.995831</text:p>
          </table:table-cell>
          <table:table-cell office:value-type="float" office:value="0.788117" calcext:value-type="float">
            <text:p>0.788117</text:p>
          </table:table-cell>
          <table:table-cell office:value-type="float" office:value="0.777357" calcext:value-type="float">
            <text:p>0.777357</text:p>
          </table:table-cell>
          <table:table-cell office:value-type="float" office:value="0.996437" calcext:value-type="float">
            <text:p>0.996437</text:p>
          </table:table-cell>
          <table:table-cell office:value-type="float" office:value="0.735908" calcext:value-type="float">
            <text:p>0.735908</text:p>
          </table:table-cell>
          <table:table-cell office:value-type="float" office:value="0.733807" calcext:value-type="float">
            <text:p>0.733807</text:p>
          </table:table-cell>
          <table:table-cell office:value-type="float" office:value="0.996968" calcext:value-type="float">
            <text:p>0.996968</text:p>
          </table:table-cell>
          <table:table-cell office:value-type="float" office:value="0.781128" calcext:value-type="float">
            <text:p>0.781128</text:p>
          </table:table-cell>
          <table:table-cell office:value-type="float" office:value="0.741449" calcext:value-type="float">
            <text:p>0.741449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26489" calcext:value-type="float">
            <text:p>0.826489</text:p>
          </table:table-cell>
          <table:table-cell office:value-type="float" office:value="0.754475" calcext:value-type="float">
            <text:p>0.754475</text:p>
          </table:table-cell>
          <table:table-cell office:value-type="float" office:value="0.988477" calcext:value-type="float">
            <text:p>0.988477</text:p>
          </table:table-cell>
          <table:table-cell office:value-type="float" office:value="0.774034" calcext:value-type="float">
            <text:p>0.774034</text:p>
          </table:table-cell>
          <table:table-cell office:value-type="float" office:value="0.76736" calcext:value-type="float">
            <text:p>0.76736</text:p>
          </table:table-cell>
          <table:table-cell office:value-type="float" office:value="0.998901" calcext:value-type="float">
            <text:p>0.998901</text:p>
          </table:table-cell>
          <table:table-cell office:value-type="float" office:value="470" calcext:value-type="float">
            <text:p>470</text:p>
          </table:table-cell>
          <table:table-cell table:formula="of:=SUM([.A96]+[.D96]+[.G96]+[.J96]+[.M96]+[.P96]+[.S96]+[.V96]+[.Y96]+[.AB96])/10" office:value-type="float" office:value="0.8003191" calcext:value-type="float">
            <text:p>0.8003191</text:p>
          </table:table-cell>
          <table:table-cell table:formula="of:=-1 * SUM([.B96]+[.E96]+[.H96]+[.K96]+[.N96]+[.Q96]+[.T96]+[.W96]+[.Z96]+[.AC96])/10 + [.AF96]" office:value-type="float" office:value="0.0223783999999999" calcext:value-type="float">
            <text:p>0.0223784</text:p>
          </table:table-cell>
          <table:table-cell table:formula="of:=SUM([.C96]+[.F96]+[.I96]+[.L96]+[.O96]+[.R96]+[.U96]+[.X96]+[.AA96]+[.AD96])/10" office:value-type="float" office:value="0.9964485" calcext:value-type="float">
            <text:p>0.9964485</text:p>
          </table:table-cell>
          <table:table-cell table:formula="of:=1000 * [.AF96]" office:value-type="float" office:value="800.3191" calcext:value-type="float">
            <text:p>800.3191</text:p>
          </table:table-cell>
          <table:table-cell table:formula="of:=26000*[.AH96]" office:value-type="float" office:value="25907.661" calcext:value-type="float">
            <text:p>25907.661</text:p>
          </table:table-cell>
        </table:table-row>
        <table:table-row table:style-name="ro1">
          <table:table-cell office:value-type="float" office:value="0.757143" calcext:value-type="float">
            <text:p>0.757143</text:p>
          </table:table-cell>
          <table:table-cell office:value-type="float" office:value="0.753706" calcext:value-type="float">
            <text:p>0.753706</text:p>
          </table:table-cell>
          <table:table-cell office:value-type="float" office:value="0.996778" calcext:value-type="float">
            <text:p>0.996778</text:p>
          </table:table-cell>
          <table:table-cell office:value-type="float" office:value="0.774449" calcext:value-type="float">
            <text:p>0.774449</text:p>
          </table:table-cell>
          <table:table-cell office:value-type="float" office:value="0.77084" calcext:value-type="float">
            <text:p>0.77084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873062" calcext:value-type="float">
            <text:p>0.873062</text:p>
          </table:table-cell>
          <table:table-cell office:value-type="float" office:value="0.83738" calcext:value-type="float">
            <text:p>0.83738</text:p>
          </table:table-cell>
          <table:table-cell office:value-type="float" office:value="0.991927" calcext:value-type="float">
            <text:p>0.991927</text:p>
          </table:table-cell>
          <table:table-cell office:value-type="float" office:value="0.826733" calcext:value-type="float">
            <text:p>0.826733</text:p>
          </table:table-cell>
          <table:table-cell office:value-type="float" office:value="0.820392" calcext:value-type="float">
            <text:p>0.820392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806517" calcext:value-type="float">
            <text:p>0.806517</text:p>
          </table:table-cell>
          <table:table-cell office:value-type="float" office:value="0.76194" calcext:value-type="float">
            <text:p>0.76194</text:p>
          </table:table-cell>
          <table:table-cell office:value-type="float" office:value="0.99602" calcext:value-type="float">
            <text:p>0.99602</text:p>
          </table:table-cell>
          <table:table-cell office:value-type="float" office:value="0.780269" calcext:value-type="float">
            <text:p>0.780269</text:p>
          </table:table-cell>
          <table:table-cell office:value-type="float" office:value="0.770278" calcext:value-type="float">
            <text:p>0.770278</text:p>
          </table:table-cell>
          <table:table-cell office:value-type="float" office:value="0.996702" calcext:value-type="float">
            <text:p>0.996702</text:p>
          </table:table-cell>
          <table:table-cell office:value-type="float" office:value="0.727557" calcext:value-type="float">
            <text:p>0.727557</text:p>
          </table:table-cell>
          <table:table-cell office:value-type="float" office:value="0.725346" calcext:value-type="float">
            <text:p>0.725346</text:p>
          </table:table-cell>
          <table:table-cell office:value-type="float" office:value="0.996816" calcext:value-type="float">
            <text:p>0.996816</text:p>
          </table:table-cell>
          <table:table-cell office:value-type="float" office:value="0.775292" calcext:value-type="float">
            <text:p>0.775292</text:p>
          </table:table-cell>
          <table:table-cell office:value-type="float" office:value="0.741409" calcext:value-type="float">
            <text:p>0.741409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24435" calcext:value-type="float">
            <text:p>0.824435</text:p>
          </table:table-cell>
          <table:table-cell office:value-type="float" office:value="0.750981" calcext:value-type="float">
            <text:p>0.750981</text:p>
          </table:table-cell>
          <table:table-cell office:value-type="float" office:value="0.988667" calcext:value-type="float">
            <text:p>0.988667</text:p>
          </table:table-cell>
          <table:table-cell office:value-type="float" office:value="0.775025" calcext:value-type="float">
            <text:p>0.775025</text:p>
          </table:table-cell>
          <table:table-cell office:value-type="float" office:value="0.768351" calcext:value-type="float">
            <text:p>0.768351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475" calcext:value-type="float">
            <text:p>475</text:p>
          </table:table-cell>
          <table:table-cell table:formula="of:=SUM([.A97]+[.D97]+[.G97]+[.J97]+[.M97]+[.P97]+[.S97]+[.V97]+[.Y97]+[.AB97])/10" office:value-type="float" office:value="0.7920482" calcext:value-type="float">
            <text:p>0.7920482</text:p>
          </table:table-cell>
          <table:table-cell table:formula="of:=-1 * SUM([.B97]+[.E97]+[.H97]+[.K97]+[.N97]+[.Q97]+[.T97]+[.W97]+[.Z97]+[.AC97])/10 + [.AF97]" office:value-type="float" office:value="0.0219859" calcext:value-type="float">
            <text:p>0.0219859</text:p>
          </table:table-cell>
          <table:table-cell table:formula="of:=SUM([.C97]+[.F97]+[.I97]+[.L97]+[.O97]+[.R97]+[.U97]+[.X97]+[.AA97]+[.AD97])/10" office:value-type="float" office:value="0.9964976" calcext:value-type="float">
            <text:p>0.9964976</text:p>
          </table:table-cell>
          <table:table-cell table:formula="of:=1000 * [.AF97]" office:value-type="float" office:value="792.0482" calcext:value-type="float">
            <text:p>792.0482</text:p>
          </table:table-cell>
          <table:table-cell table:formula="of:=26000*[.AH97]" office:value-type="float" office:value="25908.9376" calcext:value-type="float">
            <text:p>25908.9376</text:p>
          </table:table-cell>
        </table:table-row>
        <table:table-row table:style-name="ro1">
          <table:table-cell office:value-type="float" office:value="0.746939" calcext:value-type="float">
            <text:p>0.746939</text:p>
          </table:table-cell>
          <table:table-cell office:value-type="float" office:value="0.744943" calcext:value-type="float">
            <text:p>0.744943</text:p>
          </table:table-cell>
          <table:table-cell office:value-type="float" office:value="0.99693" calcext:value-type="float">
            <text:p>0.99693</text:p>
          </table:table-cell>
          <table:table-cell office:value-type="float" office:value="0.769163" calcext:value-type="float">
            <text:p>0.769163</text:p>
          </table:table-cell>
          <table:table-cell office:value-type="float" office:value="0.766117" calcext:value-type="float">
            <text:p>0.766117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870155" calcext:value-type="float">
            <text:p>0.870155</text:p>
          </table:table-cell>
          <table:table-cell office:value-type="float" office:value="0.835811" calcext:value-type="float">
            <text:p>0.835811</text:p>
          </table:table-cell>
          <table:table-cell office:value-type="float" office:value="0.992495" calcext:value-type="float">
            <text:p>0.992495</text:p>
          </table:table-cell>
          <table:table-cell office:value-type="float" office:value="0.822772" calcext:value-type="float">
            <text:p>0.822772</text:p>
          </table:table-cell>
          <table:table-cell office:value-type="float" office:value="0.817211" calcext:value-type="float">
            <text:p>0.817211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796334" calcext:value-type="float">
            <text:p>0.796334</text:p>
          </table:table-cell>
          <table:table-cell office:value-type="float" office:value="0.755638" calcext:value-type="float">
            <text:p>0.755638</text:p>
          </table:table-cell>
          <table:table-cell office:value-type="float" office:value="0.99621" calcext:value-type="float">
            <text:p>0.99621</text:p>
          </table:table-cell>
          <table:table-cell office:value-type="float" office:value="0.784753" calcext:value-type="float">
            <text:p>0.784753</text:p>
          </table:table-cell>
          <table:table-cell office:value-type="float" office:value="0.774543" calcext:value-type="float">
            <text:p>0.774543</text:p>
          </table:table-cell>
          <table:table-cell office:value-type="float" office:value="0.996854" calcext:value-type="float">
            <text:p>0.996854</text:p>
          </table:table-cell>
          <table:table-cell office:value-type="float" office:value="0.723382" calcext:value-type="float">
            <text:p>0.723382</text:p>
          </table:table-cell>
          <table:table-cell office:value-type="float" office:value="0.721281" calcext:value-type="float">
            <text:p>0.721281</text:p>
          </table:table-cell>
          <table:table-cell office:value-type="float" office:value="0.996437" calcext:value-type="float">
            <text:p>0.996437</text:p>
          </table:table-cell>
          <table:table-cell office:value-type="float" office:value="0.775292" calcext:value-type="float">
            <text:p>0.775292</text:p>
          </table:table-cell>
          <table:table-cell office:value-type="float" office:value="0.744752" calcext:value-type="float">
            <text:p>0.744752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22382" calcext:value-type="float">
            <text:p>0.822382</text:p>
          </table:table-cell>
          <table:table-cell office:value-type="float" office:value="0.750811" calcext:value-type="float">
            <text:p>0.750811</text:p>
          </table:table-cell>
          <table:table-cell office:value-type="float" office:value="0.98916" calcext:value-type="float">
            <text:p>0.98916</text:p>
          </table:table-cell>
          <table:table-cell office:value-type="float" office:value="0.775025" calcext:value-type="float">
            <text:p>0.775025</text:p>
          </table:table-cell>
          <table:table-cell office:value-type="float" office:value="0.768463" calcext:value-type="float">
            <text:p>0.768463</text:p>
          </table:table-cell>
          <table:table-cell office:value-type="float" office:value="0.999015" calcext:value-type="float">
            <text:p>0.999015</text:p>
          </table:table-cell>
          <table:table-cell office:value-type="float" office:value="480" calcext:value-type="float">
            <text:p>480</text:p>
          </table:table-cell>
          <table:table-cell table:formula="of:=SUM([.A98]+[.D98]+[.G98]+[.J98]+[.M98]+[.P98]+[.S98]+[.V98]+[.Y98]+[.AB98])/10" office:value-type="float" office:value="0.7886197" calcext:value-type="float">
            <text:p>0.7886197</text:p>
          </table:table-cell>
          <table:table-cell table:formula="of:=-1 * SUM([.B98]+[.E98]+[.H98]+[.K98]+[.N98]+[.Q98]+[.T98]+[.W98]+[.Z98]+[.AC98])/10 + [.AF98]" office:value-type="float" office:value="0.0206627000000003" calcext:value-type="float">
            <text:p>0.0206627</text:p>
          </table:table-cell>
          <table:table-cell table:formula="of:=SUM([.C98]+[.F98]+[.I98]+[.L98]+[.O98]+[.R98]+[.U98]+[.X98]+[.AA98]+[.AD98])/10" office:value-type="float" office:value="0.9966494" calcext:value-type="float">
            <text:p>0.9966494</text:p>
          </table:table-cell>
          <table:table-cell table:formula="of:=1000 * [.AF98]" office:value-type="float" office:value="788.6197" calcext:value-type="float">
            <text:p>788.6197</text:p>
          </table:table-cell>
          <table:table-cell table:formula="of:=26000*[.AH98]" office:value-type="float" office:value="25912.8844" calcext:value-type="float">
            <text:p>25912.8844</text:p>
          </table:table-cell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732698" calcext:value-type="float">
            <text:p>0.732698</text:p>
          </table:table-cell>
          <table:table-cell office:value-type="float" office:value="0.996968" calcext:value-type="float">
            <text:p>0.996968</text:p>
          </table:table-cell>
          <table:table-cell office:value-type="float" office:value="0.769163" calcext:value-type="float">
            <text:p>0.769163</text:p>
          </table:table-cell>
          <table:table-cell office:value-type="float" office:value="0.766117" calcext:value-type="float">
            <text:p>0.766117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68217" calcext:value-type="float">
            <text:p>0.868217</text:p>
          </table:table-cell>
          <table:table-cell office:value-type="float" office:value="0.837664" calcext:value-type="float">
            <text:p>0.837664</text:p>
          </table:table-cell>
          <table:table-cell office:value-type="float" office:value="0.993405" calcext:value-type="float">
            <text:p>0.993405</text:p>
          </table:table-cell>
          <table:table-cell office:value-type="float" office:value="0.822772" calcext:value-type="float">
            <text:p>0.822772</text:p>
          </table:table-cell>
          <table:table-cell office:value-type="float" office:value="0.816766" calcext:value-type="float">
            <text:p>0.816766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791242" calcext:value-type="float">
            <text:p>0.791242</text:p>
          </table:table-cell>
          <table:table-cell office:value-type="float" office:value="0.749992" calcext:value-type="float">
            <text:p>0.749992</text:p>
          </table:table-cell>
          <table:table-cell office:value-type="float" office:value="0.996437" calcext:value-type="float">
            <text:p>0.996437</text:p>
          </table:table-cell>
          <table:table-cell office:value-type="float" office:value="0.779148" calcext:value-type="float">
            <text:p>0.779148</text:p>
          </table:table-cell>
          <table:table-cell office:value-type="float" office:value="0.768608" calcext:value-type="float">
            <text:p>0.768608</text:p>
          </table:table-cell>
          <table:table-cell office:value-type="float" office:value="0.996778" calcext:value-type="float">
            <text:p>0.996778</text:p>
          </table:table-cell>
          <table:table-cell office:value-type="float" office:value="0.723382" calcext:value-type="float">
            <text:p>0.723382</text:p>
          </table:table-cell>
          <table:table-cell office:value-type="float" office:value="0.721502" calcext:value-type="float">
            <text:p>0.721502</text:p>
          </table:table-cell>
          <table:table-cell office:value-type="float" office:value="0.996399" calcext:value-type="float">
            <text:p>0.996399</text:p>
          </table:table-cell>
          <table:table-cell office:value-type="float" office:value="0.772374" calcext:value-type="float">
            <text:p>0.772374</text:p>
          </table:table-cell>
          <table:table-cell office:value-type="float" office:value="0.74228" calcext:value-type="float">
            <text:p>0.74228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815195" calcext:value-type="float">
            <text:p>0.815195</text:p>
          </table:table-cell>
          <table:table-cell office:value-type="float" office:value="0.74451" calcext:value-type="float">
            <text:p>0.74451</text:p>
          </table:table-cell>
          <table:table-cell office:value-type="float" office:value="0.989235" calcext:value-type="float">
            <text:p>0.989235</text:p>
          </table:table-cell>
          <table:table-cell office:value-type="float" office:value="0.77106" calcext:value-type="float">
            <text:p>0.77106</text:p>
          </table:table-cell>
          <table:table-cell office:value-type="float" office:value="0.764498" calcext:value-type="float">
            <text:p>0.764498</text:p>
          </table:table-cell>
          <table:table-cell office:value-type="float" office:value="0.999015" calcext:value-type="float">
            <text:p>0.999015</text:p>
          </table:table-cell>
          <table:table-cell office:value-type="float" office:value="485" calcext:value-type="float">
            <text:p>485</text:p>
          </table:table-cell>
          <table:table-cell table:formula="of:=SUM([.A99]+[.D99]+[.G99]+[.J99]+[.M99]+[.P99]+[.S99]+[.V99]+[.Y99]+[.AB99])/10" office:value-type="float" office:value="0.7847247" calcext:value-type="float">
            <text:p>0.7847247</text:p>
          </table:table-cell>
          <table:table-cell table:formula="of:=-1 * SUM([.B99]+[.E99]+[.H99]+[.K99]+[.N99]+[.Q99]+[.T99]+[.W99]+[.Z99]+[.AC99])/10 + [.AF99]" office:value-type="float" office:value="0.0202612000000001" calcext:value-type="float">
            <text:p>0.0202612</text:p>
          </table:table-cell>
          <table:table-cell table:formula="of:=SUM([.C99]+[.F99]+[.I99]+[.L99]+[.O99]+[.R99]+[.U99]+[.X99]+[.AA99]+[.AD99])/10" office:value-type="float" office:value="0.996763" calcext:value-type="float">
            <text:p>0.996763</text:p>
          </table:table-cell>
          <table:table-cell table:formula="of:=1000 * [.AF99]" office:value-type="float" office:value="784.7247" calcext:value-type="float">
            <text:p>784.7247</text:p>
          </table:table-cell>
          <table:table-cell table:formula="of:=26000*[.AH99]" office:value-type="float" office:value="25915.838" calcext:value-type="float">
            <text:p>25915.838</text:p>
          </table:table-cell>
        </table:table-row>
        <table:table-row table:style-name="ro1">
          <table:table-cell office:value-type="float" office:value="0.731633" calcext:value-type="float">
            <text:p>0.731633</text:p>
          </table:table-cell>
          <table:table-cell office:value-type="float" office:value="0.729526" calcext:value-type="float">
            <text:p>0.729526</text:p>
          </table:table-cell>
          <table:table-cell office:value-type="float" office:value="0.997044" calcext:value-type="float">
            <text:p>0.997044</text:p>
          </table:table-cell>
          <table:table-cell office:value-type="float" office:value="0.762115" calcext:value-type="float">
            <text:p>0.762115</text:p>
          </table:table-cell>
          <table:table-cell office:value-type="float" office:value="0.75952" calcext:value-type="float">
            <text:p>0.75952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63372" calcext:value-type="float">
            <text:p>0.863372</text:p>
          </table:table-cell>
          <table:table-cell office:value-type="float" office:value="0.833934" calcext:value-type="float">
            <text:p>0.833934</text:p>
          </table:table-cell>
          <table:table-cell office:value-type="float" office:value="0.993367" calcext:value-type="float">
            <text:p>0.993367</text:p>
          </table:table-cell>
          <table:table-cell office:value-type="float" office:value="0.824752" calcext:value-type="float">
            <text:p>0.824752</text:p>
          </table:table-cell>
          <table:table-cell office:value-type="float" office:value="0.819191" calcext:value-type="float">
            <text:p>0.819191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786151" calcext:value-type="float">
            <text:p>0.786151</text:p>
          </table:table-cell>
          <table:table-cell office:value-type="float" office:value="0.745898" calcext:value-type="float">
            <text:p>0.745898</text:p>
          </table:table-cell>
          <table:table-cell office:value-type="float" office:value="0.996513" calcext:value-type="float">
            <text:p>0.996513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761199" calcext:value-type="float">
            <text:p>0.761199</text:p>
          </table:table-cell>
          <table:table-cell office:value-type="float" office:value="0.997006" calcext:value-type="float">
            <text:p>0.997006</text:p>
          </table:table-cell>
          <table:table-cell office:value-type="float" office:value="0.728601" calcext:value-type="float">
            <text:p>0.728601</text:p>
          </table:table-cell>
          <table:table-cell office:value-type="float" office:value="0.726279" calcext:value-type="float">
            <text:p>0.726279</text:p>
          </table:table-cell>
          <table:table-cell office:value-type="float" office:value="0.99621" calcext:value-type="float">
            <text:p>0.99621</text:p>
          </table:table-cell>
          <table:table-cell office:value-type="float" office:value="0.771401" calcext:value-type="float">
            <text:p>0.771401</text:p>
          </table:table-cell>
          <table:table-cell office:value-type="float" office:value="0.741307" calcext:value-type="float">
            <text:p>0.741307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805955" calcext:value-type="float">
            <text:p>0.805955</text:p>
          </table:table-cell>
          <table:table-cell office:value-type="float" office:value="0.736156" calcext:value-type="float">
            <text:p>0.736156</text:p>
          </table:table-cell>
          <table:table-cell office:value-type="float" office:value="0.989349" calcext:value-type="float">
            <text:p>0.989349</text:p>
          </table:table-cell>
          <table:table-cell office:value-type="float" office:value="0.765114" calcext:value-type="float">
            <text:p>0.765114</text:p>
          </table:table-cell>
          <table:table-cell office:value-type="float" office:value="0.758774" calcext:value-type="float">
            <text:p>0.758774</text:p>
          </table:table-cell>
          <table:table-cell office:value-type="float" office:value="0.999052" calcext:value-type="float">
            <text:p>0.999052</text:p>
          </table:table-cell>
          <table:table-cell office:value-type="float" office:value="490" calcext:value-type="float">
            <text:p>490</text:p>
          </table:table-cell>
          <table:table-cell table:formula="of:=SUM([.A100]+[.D100]+[.G100]+[.J100]+[.M100]+[.P100]+[.S100]+[.V100]+[.Y100]+[.AB100])/10" office:value-type="float" office:value="0.7810394" calcext:value-type="float">
            <text:p>0.7810394</text:p>
          </table:table-cell>
          <table:table-cell table:formula="of:=-1 * SUM([.B100]+[.E100]+[.H100]+[.K100]+[.N100]+[.Q100]+[.T100]+[.W100]+[.Z100]+[.AC100])/10 + [.AF100]" office:value-type="float" office:value="0.0198609999999999" calcext:value-type="float">
            <text:p>0.019861</text:p>
          </table:table-cell>
          <table:table-cell table:formula="of:=SUM([.C100]+[.F100]+[.I100]+[.L100]+[.O100]+[.R100]+[.U100]+[.X100]+[.AA100]+[.AD100])/10" office:value-type="float" office:value="0.9968123" calcext:value-type="float">
            <text:p>0.9968123</text:p>
          </table:table-cell>
          <table:table-cell table:formula="of:=1000 * [.AF100]" office:value-type="float" office:value="781.0394" calcext:value-type="float">
            <text:p>781.0394</text:p>
          </table:table-cell>
          <table:table-cell table:formula="of:=26000*[.AH100]" office:value-type="float" office:value="25917.1198" calcext:value-type="float">
            <text:p>25917.1198</text:p>
          </table:table-cell>
        </table:table-row>
        <table:table-row table:style-name="ro1">
          <table:table-cell office:value-type="float" office:value="0.726531" calcext:value-type="float">
            <text:p>0.726531</text:p>
          </table:table-cell>
          <table:table-cell office:value-type="float" office:value="0.724535" calcext:value-type="float">
            <text:p>0.724535</text:p>
          </table:table-cell>
          <table:table-cell office:value-type="float" office:value="0.997044" calcext:value-type="float">
            <text:p>0.997044</text:p>
          </table:table-cell>
          <table:table-cell office:value-type="float" office:value="0.75859" calcext:value-type="float">
            <text:p>0.75859</text:p>
          </table:table-cell>
          <table:table-cell office:value-type="float" office:value="0.756109" calcext:value-type="float">
            <text:p>0.756109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59496" calcext:value-type="float">
            <text:p>0.859496</text:p>
          </table:table-cell>
          <table:table-cell office:value-type="float" office:value="0.828832" calcext:value-type="float">
            <text:p>0.828832</text:p>
          </table:table-cell>
          <table:table-cell office:value-type="float" office:value="0.99314" calcext:value-type="float">
            <text:p>0.99314</text:p>
          </table:table-cell>
          <table:table-cell office:value-type="float" office:value="0.817822" calcext:value-type="float">
            <text:p>0.817822</text:p>
          </table:table-cell>
          <table:table-cell office:value-type="float" office:value="0.812594" calcext:value-type="float">
            <text:p>0.812594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771894" calcext:value-type="float">
            <text:p>0.771894</text:p>
          </table:table-cell>
          <table:table-cell office:value-type="float" office:value="0.742619" calcext:value-type="float">
            <text:p>0.742619</text:p>
          </table:table-cell>
          <table:table-cell office:value-type="float" office:value="0.996854" calcext:value-type="float">
            <text:p>0.996854</text:p>
          </table:table-cell>
          <table:table-cell office:value-type="float" office:value="0.773543" calcext:value-type="float">
            <text:p>0.773543</text:p>
          </table:table-cell>
          <table:table-cell office:value-type="float" office:value="0.763551" calcext:value-type="float">
            <text:p>0.763551</text:p>
          </table:table-cell>
          <table:table-cell office:value-type="float" office:value="0.997006" calcext:value-type="float">
            <text:p>0.997006</text:p>
          </table:table-cell>
          <table:table-cell office:value-type="float" office:value="0.722338" calcext:value-type="float">
            <text:p>0.722338</text:p>
          </table:table-cell>
          <table:table-cell office:value-type="float" office:value="0.720126" calcext:value-type="float">
            <text:p>0.720126</text:p>
          </table:table-cell>
          <table:table-cell office:value-type="float" office:value="0.996361" calcext:value-type="float">
            <text:p>0.996361</text:p>
          </table:table-cell>
          <table:table-cell office:value-type="float" office:value="0.773346" calcext:value-type="float">
            <text:p>0.773346</text:p>
          </table:table-cell>
          <table:table-cell office:value-type="float" office:value="0.742918" calcext:value-type="float">
            <text:p>0.742918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00821" calcext:value-type="float">
            <text:p>0.800821</text:p>
          </table:table-cell>
          <table:table-cell office:value-type="float" office:value="0.730247" calcext:value-type="float">
            <text:p>0.730247</text:p>
          </table:table-cell>
          <table:table-cell office:value-type="float" office:value="0.989387" calcext:value-type="float">
            <text:p>0.989387</text:p>
          </table:table-cell>
          <table:table-cell office:value-type="float" office:value="0.763132" calcext:value-type="float">
            <text:p>0.763132</text:p>
          </table:table-cell>
          <table:table-cell office:value-type="float" office:value="0.756458" calcext:value-type="float">
            <text:p>0.756458</text:p>
          </table:table-cell>
          <table:table-cell office:value-type="float" office:value="0.999052" calcext:value-type="float">
            <text:p>0.999052</text:p>
          </table:table-cell>
          <table:table-cell office:value-type="float" office:value="495" calcext:value-type="float">
            <text:p>495</text:p>
          </table:table-cell>
          <table:table-cell table:formula="of:=SUM([.A101]+[.D101]+[.G101]+[.J101]+[.M101]+[.P101]+[.S101]+[.V101]+[.Y101]+[.AB101])/10" office:value-type="float" office:value="0.7767513" calcext:value-type="float">
            <text:p>0.7767513</text:p>
          </table:table-cell>
          <table:table-cell table:formula="of:=-1 * SUM([.B101]+[.E101]+[.H101]+[.K101]+[.N101]+[.Q101]+[.T101]+[.W101]+[.Z101]+[.AC101])/10 + [.AF101]" office:value-type="float" office:value="0.0189523999999999" calcext:value-type="float">
            <text:p>0.0189524</text:p>
          </table:table-cell>
          <table:table-cell table:formula="of:=SUM([.C101]+[.F101]+[.I101]+[.L101]+[.O101]+[.R101]+[.U101]+[.X101]+[.AA101]+[.AD101])/10" office:value-type="float" office:value="0.9968312" calcext:value-type="float">
            <text:p>0.9968312</text:p>
          </table:table-cell>
          <table:table-cell table:formula="of:=1000 * [.AF101]" office:value-type="float" office:value="776.7513" calcext:value-type="float">
            <text:p>776.7513</text:p>
          </table:table-cell>
          <table:table-cell table:formula="of:=26000*[.AH101]" office:value-type="float" office:value="25917.6112" calcext:value-type="float">
            <text:p>25917.6112</text:p>
          </table:table-cell>
        </table:table-row>
      </table:table>
      <table:table table:name="Rectangle_tolerance" table:style-name="ta1">
        <table:shapes>
          <draw:frame draw:z-index="0" draw:style-name="gr1" draw:text-style-name="P1" svg:width="297.29mm" svg:height="167.22mm" svg:x="331.03mm" svg:y="472.73mm">
            <loext:p draw:notify-on-update-of-ranges="Rectangle_tolerance.AE2:Rectangle_tolerance.AE101 Rectangle_tolerance.AF2:Rectangle_tolerance.AF101 Rectangle_tolerance.AG2:Rectangle_tolerance.AG101 Rectangle_tolerance.AH2:Rectangle_tolerance.AH10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269.31mm" svg:height="151.48mm" svg:x="641.88mm" svg:y="471.14mm">
            <loext:p draw:notify-on-update-of-ranges="Rectangle_tolerance.AI2:Rectangle_tolerance.AI101 Rectangle_tolerance.AJ2:Rectangle_tolerance.AJ10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0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table:style-name="ce1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1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1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style-name="ce1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1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1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1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1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style-name="ce1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table:style-name="Default"/>
          <table:table-cell table:style-name="ce1" office:value-type="string" calcext:value-type="string" table:number-columns-spanned="3" table:number-rows-spanned="1">
            <text:p>average</text:p>
          </table:table-cell>
          <table:covered-table-cell table:number-columns-repeated="2"/>
          <table:table-cell office:value-type="string" calcext:value-type="string">
            <text:p>elements classified</text:p>
          </table:table-cell>
          <table:table-cell office:value-type="string" calcext:value-type="string">
            <text:p>elements rejec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1596" calcext:value-type="float">
            <text:p>0.931596</text:p>
          </table:table-cell>
          <table:table-cell office:value-type="float" office:value="0.234469" calcext:value-type="float">
            <text:p>0.234469</text:p>
          </table:table-cell>
          <table:table-cell office:value-type="float" office:value="1" calcext:value-type="float">
            <text:p>1</text:p>
          </table:table-cell>
          <table:table-cell office:value-type="float" office:value="0.907389" calcext:value-type="float">
            <text:p>0.907389</text:p>
          </table:table-cell>
          <table:table-cell office:value-type="float" office:value="0.316264" calcext:value-type="float">
            <text:p>0.316264</text:p>
          </table:table-cell>
          <table:table-cell office:value-type="float" office:value="1" calcext:value-type="float">
            <text:p>1</text:p>
          </table:table-cell>
          <table:table-cell office:value-type="float" office:value="0.946476" calcext:value-type="float">
            <text:p>0.946476</text:p>
          </table:table-cell>
          <table:table-cell office:value-type="float" office:value="0.133722" calcext:value-type="float">
            <text:p>0.133722</text:p>
          </table:table-cell>
          <table:table-cell office:value-type="float" office:value="1" calcext:value-type="float">
            <text:p>1</text:p>
          </table:table-cell>
          <table:table-cell office:value-type="float" office:value="0.962959" calcext:value-type="float">
            <text:p>0.962959</text:p>
          </table:table-cell>
          <table:table-cell office:value-type="float" office:value="0.250275" calcext:value-type="float">
            <text:p>0.250275</text:p>
          </table:table-cell>
          <table:table-cell office:value-type="float" office:value="1" calcext:value-type="float">
            <text:p>1</text:p>
          </table:table-cell>
          <table:table-cell office:value-type="float" office:value="0.735751" calcext:value-type="float">
            <text:p>0.735751</text:p>
          </table:table-cell>
          <table:table-cell office:value-type="float" office:value="0.322632" calcext:value-type="float">
            <text:p>0.322632</text:p>
          </table:table-cell>
          <table:table-cell office:value-type="float" office:value="1" calcext:value-type="float">
            <text:p>1</text:p>
          </table:table-cell>
          <table:table-cell office:value-type="float" office:value="0.94664" calcext:value-type="float">
            <text:p>0.94664</text:p>
          </table:table-cell>
          <table:table-cell office:value-type="float" office:value="0.208809" calcext:value-type="float">
            <text:p>0.208809</text:p>
          </table:table-cell>
          <table:table-cell office:value-type="float" office:value="1" calcext:value-type="float">
            <text:p>1</text:p>
          </table:table-cell>
          <table:table-cell office:value-type="float" office:value="0.823601" calcext:value-type="float">
            <text:p>0.823601</text:p>
          </table:table-cell>
          <table:table-cell office:value-type="float" office:value="0.079976" calcext:value-type="float">
            <text:p>0.079976</text:p>
          </table:table-cell>
          <table:table-cell office:value-type="float" office:value="1" calcext:value-type="float">
            <text:p>1</text:p>
          </table:table-cell>
          <table:table-cell office:value-type="float" office:value="0.970687" calcext:value-type="float">
            <text:p>0.970687</text:p>
          </table:table-cell>
          <table:table-cell office:value-type="float" office:value="0.116552" calcext:value-type="float">
            <text:p>0.116552</text:p>
          </table:table-cell>
          <table:table-cell office:value-type="float" office:value="1" calcext:value-type="float">
            <text:p>1</text:p>
          </table:table-cell>
          <table:table-cell office:value-type="float" office:value="0.942943" calcext:value-type="float">
            <text:p>0.942943</text:p>
          </table:table-cell>
          <table:table-cell office:value-type="float" office:value="0.236743" calcext:value-type="float">
            <text:p>0.236743</text:p>
          </table:table-cell>
          <table:table-cell office:value-type="float" office:value="1" calcext:value-type="float">
            <text:p>1</text:p>
          </table:table-cell>
          <table:table-cell office:value-type="float" office:value="0.954733" calcext:value-type="float">
            <text:p>0.954733</text:p>
          </table:table-cell>
          <table:table-cell office:value-type="float" office:value="0.215897" calcext:value-type="float">
            <text:p>0.215897</text:p>
          </table:table-cell>
          <table:table-cell office:value-type="float" office:value="1" calcext:value-type="float">
            <text:p>1.00</text:p>
          </table:table-cell>
          <table:table-cell table:formula="of:=SUM([.A2]+[.D2]+[.G2]+[.J2]+[.M2]+[.P2]+[.S2]+[.V2]+[.Y2]+[.AB2])/10" office:value-type="float" office:value="1" calcext:value-type="float">
            <text:p>1</text:p>
          </table:table-cell>
          <table:table-cell table:formula="of:=SUM([.B2]+[.E2]+[.H2]+[.K2]+[.N2]+[.Q2]+[.T2]+[.W2]+[.Z2]+[.AC2])/10" office:value-type="float" office:value="0.9122775" calcext:value-type="float">
            <text:p>0.9122775</text:p>
          </table:table-cell>
          <table:table-cell table:formula="of:=SUM([.C2]+[.F2]+[.I2]+[.L2]+[.O2]+[.R2]+[.U2]+[.X2]+[.AA2]+[.AD2])/10" office:value-type="float" office:value="0.2115339" calcext:value-type="float">
            <text:p>0.2115339</text:p>
          </table:table-cell>
          <table:table-cell table:formula="of:=1000 * [.AF2]" office:value-type="float" office:value="1000" calcext:value-type="float">
            <text:p>1000</text:p>
          </table:table-cell>
          <table:table-cell table:formula="of:=26000*[.AH2]" office:value-type="float" office:value="5499.8814" calcext:value-type="float">
            <text:p>5499.88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9379" calcext:value-type="float">
            <text:p>0.929379</text:p>
          </table:table-cell>
          <table:table-cell office:value-type="float" office:value="0.239624" calcext:value-type="float">
            <text:p>0.239624</text:p>
          </table:table-cell>
          <table:table-cell office:value-type="float" office:value="0.999119" calcext:value-type="float">
            <text:p>0.999119</text:p>
          </table:table-cell>
          <table:table-cell office:value-type="float" office:value="0.906486" calcext:value-type="float">
            <text:p>0.906486</text:p>
          </table:table-cell>
          <table:table-cell office:value-type="float" office:value="0.413107" calcext:value-type="float">
            <text:p>0.413107</text:p>
          </table:table-cell>
          <table:table-cell office:value-type="float" office:value="1" calcext:value-type="float">
            <text:p>1</text:p>
          </table:table-cell>
          <table:table-cell office:value-type="float" office:value="0.94603" calcext:value-type="float">
            <text:p>0.94603</text:p>
          </table:table-cell>
          <table:table-cell office:value-type="float" office:value="0.21131" calcext:value-type="float">
            <text:p>0.21131</text:p>
          </table:table-cell>
          <table:table-cell office:value-type="float" office:value="1" calcext:value-type="float">
            <text:p>1</text:p>
          </table:table-cell>
          <table:table-cell office:value-type="float" office:value="0.962736" calcext:value-type="float">
            <text:p>0.962736</text:p>
          </table:table-cell>
          <table:table-cell office:value-type="float" office:value="0.253762" calcext:value-type="float">
            <text:p>0.253762</text:p>
          </table:table-cell>
          <table:table-cell office:value-type="float" office:value="1" calcext:value-type="float">
            <text:p>1</text:p>
          </table:table-cell>
          <table:table-cell office:value-type="float" office:value="0.728876" calcext:value-type="float">
            <text:p>0.728876</text:p>
          </table:table-cell>
          <table:table-cell office:value-type="float" office:value="0.325247" calcext:value-type="float">
            <text:p>0.325247</text:p>
          </table:table-cell>
          <table:table-cell office:value-type="float" office:value="1" calcext:value-type="float">
            <text:p>1</text:p>
          </table:table-cell>
          <table:table-cell office:value-type="float" office:value="0.94664" calcext:value-type="float">
            <text:p>0.94664</text:p>
          </table:table-cell>
          <table:table-cell office:value-type="float" office:value="0.20987" calcext:value-type="float">
            <text:p>0.20987</text:p>
          </table:table-cell>
          <table:table-cell office:value-type="float" office:value="1" calcext:value-type="float">
            <text:p>1</text:p>
          </table:table-cell>
          <table:table-cell office:value-type="float" office:value="0.817961" calcext:value-type="float">
            <text:p>0.817961</text:p>
          </table:table-cell>
          <table:table-cell office:value-type="float" office:value="0.087177" calcext:value-type="float">
            <text:p>0.087177</text:p>
          </table:table-cell>
          <table:table-cell office:value-type="float" office:value="1" calcext:value-type="float">
            <text:p>1</text:p>
          </table:table-cell>
          <table:table-cell office:value-type="float" office:value="0.968792" calcext:value-type="float">
            <text:p>0.968792</text:p>
          </table:table-cell>
          <table:table-cell office:value-type="float" office:value="0.164614" calcext:value-type="float">
            <text:p>0.164614</text:p>
          </table:table-cell>
          <table:table-cell office:value-type="float" office:value="1" calcext:value-type="float">
            <text:p>1</text:p>
          </table:table-cell>
          <table:table-cell office:value-type="float" office:value="0.942278" calcext:value-type="float">
            <text:p>0.942278</text:p>
          </table:table-cell>
          <table:table-cell office:value-type="float" office:value="0.248114" calcext:value-type="float">
            <text:p>0.248114</text:p>
          </table:table-cell>
          <table:table-cell office:value-type="float" office:value="1" calcext:value-type="float">
            <text:p>1</text:p>
          </table:table-cell>
          <table:table-cell office:value-type="float" office:value="0.951173" calcext:value-type="float">
            <text:p>0.951173</text:p>
          </table:table-cell>
          <table:table-cell office:value-type="float" office:value="0.230793" calcext:value-type="float">
            <text:p>0.230793</text:p>
          </table:table-cell>
          <table:table-cell office:value-type="float" office:value="0.98" calcext:value-type="float">
            <text:p>0.98</text:p>
          </table:table-cell>
          <table:table-cell table:formula="of:=SUM([.A3]+[.D3]+[.G3]+[.J3]+[.M3]+[.P3]+[.S3]+[.V3]+[.Y3]+[.AB3])/10" office:value-type="float" office:value="0.9999119" calcext:value-type="float">
            <text:p>0.9999119</text:p>
          </table:table-cell>
          <table:table-cell table:formula="of:=SUM([.B3]+[.E3]+[.H3]+[.K3]+[.N3]+[.Q3]+[.T3]+[.W3]+[.Z3]+[.AC3])/10" office:value-type="float" office:value="0.9100351" calcext:value-type="float">
            <text:p>0.9100351</text:p>
          </table:table-cell>
          <table:table-cell table:formula="of:=SUM([.C3]+[.F3]+[.I3]+[.L3]+[.O3]+[.R3]+[.U3]+[.X3]+[.AA3]+[.AD3])/10" office:value-type="float" office:value="0.2383618" calcext:value-type="float">
            <text:p>0.2383618</text:p>
          </table:table-cell>
          <table:table-cell table:formula="of:=1000 * [.AF3]" office:value-type="float" office:value="999.9119" calcext:value-type="float">
            <text:p>999.9119</text:p>
          </table:table-cell>
          <table:table-cell table:formula="of:=26000*[.AH3]" office:value-type="float" office:value="6197.4068" calcext:value-type="float">
            <text:p>6197.4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8714" calcext:value-type="float">
            <text:p>0.928714</text:p>
          </table:table-cell>
          <table:table-cell office:value-type="float" office:value="0.24421" calcext:value-type="float">
            <text:p>0.24421</text:p>
          </table:table-cell>
          <table:table-cell office:value-type="float" office:value="0.999119" calcext:value-type="float">
            <text:p>0.999119</text:p>
          </table:table-cell>
          <table:table-cell office:value-type="float" office:value="0.906486" calcext:value-type="float">
            <text:p>0.906486</text:p>
          </table:table-cell>
          <table:table-cell office:value-type="float" office:value="0.4136" calcext:value-type="float">
            <text:p>0.4136</text:p>
          </table:table-cell>
          <table:table-cell office:value-type="float" office:value="1" calcext:value-type="float">
            <text:p>1</text:p>
          </table:table-cell>
          <table:table-cell office:value-type="float" office:value="0.94603" calcext:value-type="float">
            <text:p>0.94603</text:p>
          </table:table-cell>
          <table:table-cell office:value-type="float" office:value="0.212258" calcext:value-type="float">
            <text:p>0.212258</text:p>
          </table:table-cell>
          <table:table-cell office:value-type="float" office:value="1" calcext:value-type="float">
            <text:p>1</text:p>
          </table:table-cell>
          <table:table-cell office:value-type="float" office:value="0.96218" calcext:value-type="float">
            <text:p>0.96218</text:p>
          </table:table-cell>
          <table:table-cell office:value-type="float" office:value="0.256832" calcext:value-type="float">
            <text:p>0.256832</text:p>
          </table:table-cell>
          <table:table-cell office:value-type="float" office:value="1" calcext:value-type="float">
            <text:p>1</text:p>
          </table:table-cell>
          <table:table-cell office:value-type="float" office:value="0.72189" calcext:value-type="float">
            <text:p>0.72189</text:p>
          </table:table-cell>
          <table:table-cell office:value-type="float" office:value="0.328128" calcext:value-type="float">
            <text:p>0.328128</text:p>
          </table:table-cell>
          <table:table-cell office:value-type="float" office:value="1" calcext:value-type="float">
            <text:p>1</text:p>
          </table:table-cell>
          <table:table-cell office:value-type="float" office:value="0.946421" calcext:value-type="float">
            <text:p>0.946421</text:p>
          </table:table-cell>
          <table:table-cell office:value-type="float" office:value="0.211879" calcext:value-type="float">
            <text:p>0.211879</text:p>
          </table:table-cell>
          <table:table-cell office:value-type="float" office:value="1" calcext:value-type="float">
            <text:p>1</text:p>
          </table:table-cell>
          <table:table-cell office:value-type="float" office:value="0.802809" calcext:value-type="float">
            <text:p>0.802809</text:p>
          </table:table-cell>
          <table:table-cell office:value-type="float" office:value="0.089982" calcext:value-type="float">
            <text:p>0.089982</text:p>
          </table:table-cell>
          <table:table-cell office:value-type="float" office:value="1" calcext:value-type="float">
            <text:p>1</text:p>
          </table:table-cell>
          <table:table-cell office:value-type="float" office:value="0.968012" calcext:value-type="float">
            <text:p>0.968012</text:p>
          </table:table-cell>
          <table:table-cell office:value-type="float" office:value="0.167039" calcext:value-type="float">
            <text:p>0.167039</text:p>
          </table:table-cell>
          <table:table-cell office:value-type="float" office:value="1" calcext:value-type="float">
            <text:p>1</text:p>
          </table:table-cell>
          <table:table-cell office:value-type="float" office:value="0.941502" calcext:value-type="float">
            <text:p>0.941502</text:p>
          </table:table-cell>
          <table:table-cell office:value-type="float" office:value="0.251753" calcext:value-type="float">
            <text:p>0.251753</text:p>
          </table:table-cell>
          <table:table-cell office:value-type="float" office:value="1" calcext:value-type="float">
            <text:p>1</text:p>
          </table:table-cell>
          <table:table-cell office:value-type="float" office:value="0.948727" calcext:value-type="float">
            <text:p>0.948727</text:p>
          </table:table-cell>
          <table:table-cell office:value-type="float" office:value="0.236592" calcext:value-type="float">
            <text:p>0.236592</text:p>
          </table:table-cell>
          <table:table-cell office:value-type="float" office:value="0.96" calcext:value-type="float">
            <text:p>0.96</text:p>
          </table:table-cell>
          <table:table-cell table:formula="of:=SUM([.A4]+[.D4]+[.G4]+[.J4]+[.M4]+[.P4]+[.S4]+[.V4]+[.Y4]+[.AB4])/10" office:value-type="float" office:value="0.9999119" calcext:value-type="float">
            <text:p>0.9999119</text:p>
          </table:table-cell>
          <table:table-cell table:formula="of:=SUM([.B4]+[.E4]+[.H4]+[.K4]+[.N4]+[.Q4]+[.T4]+[.W4]+[.Z4]+[.AC4])/10" office:value-type="float" office:value="0.9072771" calcext:value-type="float">
            <text:p>0.9072771</text:p>
          </table:table-cell>
          <table:table-cell table:formula="of:=SUM([.C4]+[.F4]+[.I4]+[.L4]+[.O4]+[.R4]+[.U4]+[.X4]+[.AA4]+[.AD4])/10" office:value-type="float" office:value="0.2412273" calcext:value-type="float">
            <text:p>0.2412273</text:p>
          </table:table-cell>
          <table:table-cell table:formula="of:=1000 * [.AF4]" office:value-type="float" office:value="999.9119" calcext:value-type="float">
            <text:p>999.9119</text:p>
          </table:table-cell>
          <table:table-cell table:formula="of:=26000*[.AH4]" office:value-type="float" office:value="6271.9098" calcext:value-type="float">
            <text:p>6271.90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7827" calcext:value-type="float">
            <text:p>0.927827</text:p>
          </table:table-cell>
          <table:table-cell office:value-type="float" office:value="0.270818" calcext:value-type="float">
            <text:p>0.270818</text:p>
          </table:table-cell>
          <table:table-cell office:value-type="float" office:value="0.999119" calcext:value-type="float">
            <text:p>0.999119</text:p>
          </table:table-cell>
          <table:table-cell office:value-type="float" office:value="0.905471" calcext:value-type="float">
            <text:p>0.905471</text:p>
          </table:table-cell>
          <table:table-cell office:value-type="float" office:value="0.420688" calcext:value-type="float">
            <text:p>0.420688</text:p>
          </table:table-cell>
          <table:table-cell office:value-type="float" office:value="1" calcext:value-type="float">
            <text:p>1</text:p>
          </table:table-cell>
          <table:table-cell office:value-type="float" office:value="0.945696" calcext:value-type="float">
            <text:p>0.945696</text:p>
          </table:table-cell>
          <table:table-cell office:value-type="float" office:value="0.213622" calcext:value-type="float">
            <text:p>0.213622</text:p>
          </table:table-cell>
          <table:table-cell office:value-type="float" office:value="1" calcext:value-type="float">
            <text:p>1</text:p>
          </table:table-cell>
          <table:table-cell office:value-type="float" office:value="0.961624" calcext:value-type="float">
            <text:p>0.961624</text:p>
          </table:table-cell>
          <table:table-cell office:value-type="float" office:value="0.26953" calcext:value-type="float">
            <text:p>0.26953</text:p>
          </table:table-cell>
          <table:table-cell office:value-type="float" office:value="1" calcext:value-type="float">
            <text:p>1</text:p>
          </table:table-cell>
          <table:table-cell office:value-type="float" office:value="0.712797" calcext:value-type="float">
            <text:p>0.712797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1" calcext:value-type="float">
            <text:p>1</text:p>
          </table:table-cell>
          <table:table-cell office:value-type="float" office:value="0.946421" calcext:value-type="float">
            <text:p>0.946421</text:p>
          </table:table-cell>
          <table:table-cell office:value-type="float" office:value="0.21294" calcext:value-type="float">
            <text:p>0.21294</text:p>
          </table:table-cell>
          <table:table-cell office:value-type="float" office:value="1" calcext:value-type="float">
            <text:p>1</text:p>
          </table:table-cell>
          <table:table-cell office:value-type="float" office:value="0.796173" calcext:value-type="float">
            <text:p>0.796173</text:p>
          </table:table-cell>
          <table:table-cell office:value-type="float" office:value="0.098397" calcext:value-type="float">
            <text:p>0.098397</text:p>
          </table:table-cell>
          <table:table-cell office:value-type="float" office:value="1" calcext:value-type="float">
            <text:p>1</text:p>
          </table:table-cell>
          <table:table-cell office:value-type="float" office:value="0.967008" calcext:value-type="float">
            <text:p>0.967008</text:p>
          </table:table-cell>
          <table:table-cell office:value-type="float" office:value="0.170375" calcext:value-type="float">
            <text:p>0.170375</text:p>
          </table:table-cell>
          <table:table-cell office:value-type="float" office:value="1" calcext:value-type="float">
            <text:p>1</text:p>
          </table:table-cell>
          <table:table-cell office:value-type="float" office:value="0.939951" calcext:value-type="float">
            <text:p>0.939951</text:p>
          </table:table-cell>
          <table:table-cell office:value-type="float" office:value="0.258879" calcext:value-type="float">
            <text:p>0.258879</text:p>
          </table:table-cell>
          <table:table-cell office:value-type="float" office:value="1" calcext:value-type="float">
            <text:p>1</text:p>
          </table:table-cell>
          <table:table-cell office:value-type="float" office:value="0.946613" calcext:value-type="float">
            <text:p>0.946613</text:p>
          </table:table-cell>
          <table:table-cell office:value-type="float" office:value="0.242315" calcext:value-type="float">
            <text:p>0.242315</text:p>
          </table:table-cell>
          <table:table-cell office:value-type="float" office:value="0.94" calcext:value-type="float">
            <text:p>0.94</text:p>
          </table:table-cell>
          <table:table-cell table:formula="of:=SUM([.A5]+[.D5]+[.G5]+[.J5]+[.M5]+[.P5]+[.S5]+[.V5]+[.Y5]+[.AB5])/10" office:value-type="float" office:value="0.9999119" calcext:value-type="float">
            <text:p>0.9999119</text:p>
          </table:table-cell>
          <table:table-cell table:formula="of:=SUM([.B5]+[.E5]+[.H5]+[.K5]+[.N5]+[.Q5]+[.T5]+[.W5]+[.Z5]+[.AC5])/10" office:value-type="float" office:value="0.9049581" calcext:value-type="float">
            <text:p>0.9049581</text:p>
          </table:table-cell>
          <table:table-cell table:formula="of:=SUM([.C5]+[.F5]+[.I5]+[.L5]+[.O5]+[.R5]+[.U5]+[.X5]+[.AA5]+[.AD5])/10" office:value-type="float" office:value="0.2489027" calcext:value-type="float">
            <text:p>0.2489027</text:p>
          </table:table-cell>
          <table:table-cell table:formula="of:=1000 * [.AF5]" office:value-type="float" office:value="999.9119" calcext:value-type="float">
            <text:p>999.9119</text:p>
          </table:table-cell>
          <table:table-cell table:formula="of:=26000*[.AH5]" office:value-type="float" office:value="6471.4702" calcext:value-type="float">
            <text:p>6471.4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6718" calcext:value-type="float">
            <text:p>0.926718</text:p>
          </table:table-cell>
          <table:table-cell office:value-type="float" office:value="0.274533" calcext:value-type="float">
            <text:p>0.274533</text:p>
          </table:table-cell>
          <table:table-cell office:value-type="float" office:value="0.999119" calcext:value-type="float">
            <text:p>0.999119</text:p>
          </table:table-cell>
          <table:table-cell office:value-type="float" office:value="0.90502" calcext:value-type="float">
            <text:p>0.90502</text:p>
          </table:table-cell>
          <table:table-cell office:value-type="float" office:value="0.421635" calcext:value-type="float">
            <text:p>0.421635</text:p>
          </table:table-cell>
          <table:table-cell office:value-type="float" office:value="1" calcext:value-type="float">
            <text:p>1</text:p>
          </table:table-cell>
          <table:table-cell office:value-type="float" office:value="0.94525" calcext:value-type="float">
            <text:p>0.94525</text:p>
          </table:table-cell>
          <table:table-cell office:value-type="float" office:value="0.214343" calcext:value-type="float">
            <text:p>0.214343</text:p>
          </table:table-cell>
          <table:table-cell office:value-type="float" office:value="1" calcext:value-type="float">
            <text:p>1</text:p>
          </table:table-cell>
          <table:table-cell office:value-type="float" office:value="0.940156" calcext:value-type="float">
            <text:p>0.940156</text:p>
          </table:table-cell>
          <table:table-cell office:value-type="float" office:value="0.272638" calcext:value-type="float">
            <text:p>0.272638</text:p>
          </table:table-cell>
          <table:table-cell office:value-type="float" office:value="1" calcext:value-type="float">
            <text:p>1</text:p>
          </table:table-cell>
          <table:table-cell office:value-type="float" office:value="0.683522" calcext:value-type="float">
            <text:p>0.683522</text:p>
          </table:table-cell>
          <table:table-cell office:value-type="float" office:value="0.334344" calcext:value-type="float">
            <text:p>0.334344</text:p>
          </table:table-cell>
          <table:table-cell office:value-type="float" office:value="1" calcext:value-type="float">
            <text:p>1</text:p>
          </table:table-cell>
          <table:table-cell office:value-type="float" office:value="0.946311" calcext:value-type="float">
            <text:p>0.946311</text:p>
          </table:table-cell>
          <table:table-cell office:value-type="float" office:value="0.213471" calcext:value-type="float">
            <text:p>0.213471</text:p>
          </table:table-cell>
          <table:table-cell office:value-type="float" office:value="1" calcext:value-type="float">
            <text:p>1</text:p>
          </table:table-cell>
          <table:table-cell office:value-type="float" office:value="0.78998" calcext:value-type="float">
            <text:p>0.78998</text:p>
          </table:table-cell>
          <table:table-cell office:value-type="float" office:value="0.102301" calcext:value-type="float">
            <text:p>0.102301</text:p>
          </table:table-cell>
          <table:table-cell office:value-type="float" office:value="1" calcext:value-type="float">
            <text:p>1</text:p>
          </table:table-cell>
          <table:table-cell office:value-type="float" office:value="0.966228" calcext:value-type="float">
            <text:p>0.966228</text:p>
          </table:table-cell>
          <table:table-cell office:value-type="float" office:value="0.175075" calcext:value-type="float">
            <text:p>0.175075</text:p>
          </table:table-cell>
          <table:table-cell office:value-type="float" office:value="1" calcext:value-type="float">
            <text:p>1</text:p>
          </table:table-cell>
          <table:table-cell office:value-type="float" office:value="0.938733" calcext:value-type="float">
            <text:p>0.938733</text:p>
          </table:table-cell>
          <table:table-cell office:value-type="float" office:value="0.264185" calcext:value-type="float">
            <text:p>0.264185</text:p>
          </table:table-cell>
          <table:table-cell office:value-type="float" office:value="1" calcext:value-type="float">
            <text:p>1</text:p>
          </table:table-cell>
          <table:table-cell office:value-type="float" office:value="0.943277" calcext:value-type="float">
            <text:p>0.943277</text:p>
          </table:table-cell>
          <table:table-cell office:value-type="float" office:value="0.248418" calcext:value-type="float">
            <text:p>0.248418</text:p>
          </table:table-cell>
          <table:table-cell office:value-type="float" office:value="0.92" calcext:value-type="float">
            <text:p>0.92</text:p>
          </table:table-cell>
          <table:table-cell table:formula="of:=SUM([.A6]+[.D6]+[.G6]+[.J6]+[.M6]+[.P6]+[.S6]+[.V6]+[.Y6]+[.AB6])/10" office:value-type="float" office:value="0.9999119" calcext:value-type="float">
            <text:p>0.9999119</text:p>
          </table:table-cell>
          <table:table-cell table:formula="of:=SUM([.B6]+[.E6]+[.H6]+[.K6]+[.N6]+[.Q6]+[.T6]+[.W6]+[.Z6]+[.AC6])/10" office:value-type="float" office:value="0.8985195" calcext:value-type="float">
            <text:p>0.8985195</text:p>
          </table:table-cell>
          <table:table-cell table:formula="of:=SUM([.C6]+[.F6]+[.I6]+[.L6]+[.O6]+[.R6]+[.U6]+[.X6]+[.AA6]+[.AD6])/10" office:value-type="float" office:value="0.2520943" calcext:value-type="float">
            <text:p>0.2520943</text:p>
          </table:table-cell>
          <table:table-cell table:formula="of:=1000 * [.AF6]" office:value-type="float" office:value="999.9119" calcext:value-type="float">
            <text:p>999.9119</text:p>
          </table:table-cell>
          <table:table-cell table:formula="of:=26000*[.AH6]" office:value-type="float" office:value="6554.4518" calcext:value-type="float">
            <text:p>6554.45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439" calcext:value-type="float">
            <text:p>0.92439</text:p>
          </table:table-cell>
          <table:table-cell office:value-type="float" office:value="0.280787" calcext:value-type="float">
            <text:p>0.280787</text:p>
          </table:table-cell>
          <table:table-cell office:value-type="float" office:value="0.999119" calcext:value-type="float">
            <text:p>0.999119</text:p>
          </table:table-cell>
          <table:table-cell office:value-type="float" office:value="0.904794" calcext:value-type="float">
            <text:p>0.904794</text:p>
          </table:table-cell>
          <table:table-cell office:value-type="float" office:value="0.423" calcext:value-type="float">
            <text:p>0.423</text:p>
          </table:table-cell>
          <table:table-cell office:value-type="float" office:value="1" calcext:value-type="float">
            <text:p>1</text:p>
          </table:table-cell>
          <table:table-cell office:value-type="float" office:value="0.945027" calcext:value-type="float">
            <text:p>0.945027</text:p>
          </table:table-cell>
          <table:table-cell office:value-type="float" office:value="0.216655" calcext:value-type="float">
            <text:p>0.216655</text:p>
          </table:table-cell>
          <table:table-cell office:value-type="float" office:value="1" calcext:value-type="float">
            <text:p>1</text:p>
          </table:table-cell>
          <table:table-cell office:value-type="float" office:value="0.939822" calcext:value-type="float">
            <text:p>0.939822</text:p>
          </table:table-cell>
          <table:table-cell office:value-type="float" office:value="0.27658" calcext:value-type="float">
            <text:p>0.27658</text:p>
          </table:table-cell>
          <table:table-cell office:value-type="float" office:value="1" calcext:value-type="float">
            <text:p>1</text:p>
          </table:table-cell>
          <table:table-cell office:value-type="float" office:value="0.676425" calcext:value-type="float">
            <text:p>0.676425</text:p>
          </table:table-cell>
          <table:table-cell office:value-type="float" office:value="0.336808" calcext:value-type="float">
            <text:p>0.336808</text:p>
          </table:table-cell>
          <table:table-cell office:value-type="float" office:value="1" calcext:value-type="float">
            <text:p>1</text:p>
          </table:table-cell>
          <table:table-cell office:value-type="float" office:value="0.946201" calcext:value-type="float">
            <text:p>0.946201</text:p>
          </table:table-cell>
          <table:table-cell office:value-type="float" office:value="0.216579" calcext:value-type="float">
            <text:p>0.216579</text:p>
          </table:table-cell>
          <table:table-cell office:value-type="float" office:value="1" calcext:value-type="float">
            <text:p>1</text:p>
          </table:table-cell>
          <table:table-cell office:value-type="float" office:value="0.785225" calcext:value-type="float">
            <text:p>0.785225</text:p>
          </table:table-cell>
          <table:table-cell office:value-type="float" office:value="0.106167" calcext:value-type="float">
            <text:p>0.106167</text:p>
          </table:table-cell>
          <table:table-cell office:value-type="float" office:value="1" calcext:value-type="float">
            <text:p>1</text:p>
          </table:table-cell>
          <table:table-cell office:value-type="float" office:value="0.964556" calcext:value-type="float">
            <text:p>0.964556</text:p>
          </table:table-cell>
          <table:table-cell office:value-type="float" office:value="0.179131" calcext:value-type="float">
            <text:p>0.179131</text:p>
          </table:table-cell>
          <table:table-cell office:value-type="float" office:value="1" calcext:value-type="float">
            <text:p>1</text:p>
          </table:table-cell>
          <table:table-cell office:value-type="float" office:value="0.937735" calcext:value-type="float">
            <text:p>0.937735</text:p>
          </table:table-cell>
          <table:table-cell office:value-type="float" office:value="0.269871" calcext:value-type="float">
            <text:p>0.269871</text:p>
          </table:table-cell>
          <table:table-cell office:value-type="float" office:value="1" calcext:value-type="float">
            <text:p>1</text:p>
          </table:table-cell>
          <table:table-cell office:value-type="float" office:value="0.940385" calcext:value-type="float">
            <text:p>0.940385</text:p>
          </table:table-cell>
          <table:table-cell office:value-type="float" office:value="0.255013" calcext:value-type="float">
            <text:p>0.255013</text:p>
          </table:table-cell>
          <table:table-cell office:value-type="float" office:value="0.9" calcext:value-type="float">
            <text:p>0.90</text:p>
          </table:table-cell>
          <table:table-cell table:formula="of:=SUM([.A7]+[.D7]+[.G7]+[.J7]+[.M7]+[.P7]+[.S7]+[.V7]+[.Y7]+[.AB7])/10" office:value-type="float" office:value="0.9999119" calcext:value-type="float">
            <text:p>0.9999119</text:p>
          </table:table-cell>
          <table:table-cell table:formula="of:=SUM([.B7]+[.E7]+[.H7]+[.K7]+[.N7]+[.Q7]+[.T7]+[.W7]+[.Z7]+[.AC7])/10" office:value-type="float" office:value="0.896456" calcext:value-type="float">
            <text:p>0.896456</text:p>
          </table:table-cell>
          <table:table-cell table:formula="of:=SUM([.C7]+[.F7]+[.I7]+[.L7]+[.O7]+[.R7]+[.U7]+[.X7]+[.AA7]+[.AD7])/10" office:value-type="float" office:value="0.2560591" calcext:value-type="float">
            <text:p>0.2560591</text:p>
          </table:table-cell>
          <table:table-cell table:formula="of:=1000 * [.AF7]" office:value-type="float" office:value="999.9119" calcext:value-type="float">
            <text:p>999.9119</text:p>
          </table:table-cell>
          <table:table-cell table:formula="of:=26000*[.AH7]" office:value-type="float" office:value="6657.5366" calcext:value-type="float">
            <text:p>6657.5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2838" calcext:value-type="float">
            <text:p>0.922838</text:p>
          </table:table-cell>
          <table:table-cell office:value-type="float" office:value="0.286776" calcext:value-type="float">
            <text:p>0.286776</text:p>
          </table:table-cell>
          <table:table-cell office:value-type="float" office:value="0.999119" calcext:value-type="float">
            <text:p>0.999119</text:p>
          </table:table-cell>
          <table:table-cell office:value-type="float" office:value="0.90423" calcext:value-type="float">
            <text:p>0.90423</text:p>
          </table:table-cell>
          <table:table-cell office:value-type="float" office:value="0.423871" calcext:value-type="float">
            <text:p>0.423871</text:p>
          </table:table-cell>
          <table:table-cell office:value-type="float" office:value="1" calcext:value-type="float">
            <text:p>1</text:p>
          </table:table-cell>
          <table:table-cell office:value-type="float" office:value="0.943912" calcext:value-type="float">
            <text:p>0.943912</text:p>
          </table:table-cell>
          <table:table-cell office:value-type="float" office:value="0.223212" calcext:value-type="float">
            <text:p>0.223212</text:p>
          </table:table-cell>
          <table:table-cell office:value-type="float" office:value="1" calcext:value-type="float">
            <text:p>1</text:p>
          </table:table-cell>
          <table:table-cell office:value-type="float" office:value="0.939488" calcext:value-type="float">
            <text:p>0.939488</text:p>
          </table:table-cell>
          <table:table-cell office:value-type="float" office:value="0.28109" calcext:value-type="float">
            <text:p>0.28109</text:p>
          </table:table-cell>
          <table:table-cell office:value-type="float" office:value="1" calcext:value-type="float">
            <text:p>1</text:p>
          </table:table-cell>
          <table:table-cell office:value-type="float" office:value="0.669439" calcext:value-type="float">
            <text:p>0.669439</text:p>
          </table:table-cell>
          <table:table-cell office:value-type="float" office:value="0.34075" calcext:value-type="float">
            <text:p>0.34075</text:p>
          </table:table-cell>
          <table:table-cell office:value-type="float" office:value="1" calcext:value-type="float">
            <text:p>1</text:p>
          </table:table-cell>
          <table:table-cell office:value-type="float" office:value="0.945982" calcext:value-type="float">
            <text:p>0.945982</text:p>
          </table:table-cell>
          <table:table-cell office:value-type="float" office:value="0.21764" calcext:value-type="float">
            <text:p>0.21764</text:p>
          </table:table-cell>
          <table:table-cell office:value-type="float" office:value="1" calcext:value-type="float">
            <text:p>1</text:p>
          </table:table-cell>
          <table:table-cell office:value-type="float" office:value="0.777262" calcext:value-type="float">
            <text:p>0.777262</text:p>
          </table:table-cell>
          <table:table-cell office:value-type="float" office:value="0.119433" calcext:value-type="float">
            <text:p>0.119433</text:p>
          </table:table-cell>
          <table:table-cell office:value-type="float" office:value="1" calcext:value-type="float">
            <text:p>1</text:p>
          </table:table-cell>
          <table:table-cell office:value-type="float" office:value="0.962996" calcext:value-type="float">
            <text:p>0.962996</text:p>
          </table:table-cell>
          <table:table-cell office:value-type="float" office:value="0.182504" calcext:value-type="float">
            <text:p>0.182504</text:p>
          </table:table-cell>
          <table:table-cell office:value-type="float" office:value="1" calcext:value-type="float">
            <text:p>1</text:p>
          </table:table-cell>
          <table:table-cell office:value-type="float" office:value="0.936074" calcext:value-type="float">
            <text:p>0.936074</text:p>
          </table:table-cell>
          <table:table-cell office:value-type="float" office:value="0.280976" calcext:value-type="float">
            <text:p>0.280976</text:p>
          </table:table-cell>
          <table:table-cell office:value-type="float" office:value="1" calcext:value-type="float">
            <text:p>1</text:p>
          </table:table-cell>
          <table:table-cell office:value-type="float" office:value="0.938272" calcext:value-type="float">
            <text:p>0.938272</text:p>
          </table:table-cell>
          <table:table-cell office:value-type="float" office:value="0.262555" calcext:value-type="float">
            <text:p>0.262555</text:p>
          </table:table-cell>
          <table:table-cell office:value-type="float" office:value="0.88" calcext:value-type="float">
            <text:p>0.88</text:p>
          </table:table-cell>
          <table:table-cell table:formula="of:=SUM([.A8]+[.D8]+[.G8]+[.J8]+[.M8]+[.P8]+[.S8]+[.V8]+[.Y8]+[.AB8])/10" office:value-type="float" office:value="0.9999119" calcext:value-type="float">
            <text:p>0.9999119</text:p>
          </table:table-cell>
          <table:table-cell table:formula="of:=SUM([.B8]+[.E8]+[.H8]+[.K8]+[.N8]+[.Q8]+[.T8]+[.W8]+[.Z8]+[.AC8])/10" office:value-type="float" office:value="0.8940493" calcext:value-type="float">
            <text:p>0.8940493</text:p>
          </table:table-cell>
          <table:table-cell table:formula="of:=SUM([.C8]+[.F8]+[.I8]+[.L8]+[.O8]+[.R8]+[.U8]+[.X8]+[.AA8]+[.AD8])/10" office:value-type="float" office:value="0.2618807" calcext:value-type="float">
            <text:p>0.2618807</text:p>
          </table:table-cell>
          <table:table-cell table:formula="of:=1000 * [.AF8]" office:value-type="float" office:value="999.9119" calcext:value-type="float">
            <text:p>999.9119</text:p>
          </table:table-cell>
          <table:table-cell table:formula="of:=26000*[.AH8]" office:value-type="float" office:value="6808.8982" calcext:value-type="float">
            <text:p>6808.89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2173" calcext:value-type="float">
            <text:p>0.922173</text:p>
          </table:table-cell>
          <table:table-cell office:value-type="float" office:value="0.293257" calcext:value-type="float">
            <text:p>0.293257</text:p>
          </table:table-cell>
          <table:table-cell office:value-type="float" office:value="0.999119" calcext:value-type="float">
            <text:p>0.999119</text:p>
          </table:table-cell>
          <table:table-cell office:value-type="float" office:value="0.904117" calcext:value-type="float">
            <text:p>0.904117</text:p>
          </table:table-cell>
          <table:table-cell office:value-type="float" office:value="0.425312" calcext:value-type="float">
            <text:p>0.425312</text:p>
          </table:table-cell>
          <table:table-cell office:value-type="float" office:value="1" calcext:value-type="float">
            <text:p>1</text:p>
          </table:table-cell>
          <table:table-cell office:value-type="float" office:value="0.943577" calcext:value-type="float">
            <text:p>0.943577</text:p>
          </table:table-cell>
          <table:table-cell office:value-type="float" office:value="0.224576" calcext:value-type="float">
            <text:p>0.224576</text:p>
          </table:table-cell>
          <table:table-cell office:value-type="float" office:value="1" calcext:value-type="float">
            <text:p>1</text:p>
          </table:table-cell>
          <table:table-cell office:value-type="float" office:value="0.938487" calcext:value-type="float">
            <text:p>0.938487</text:p>
          </table:table-cell>
          <table:table-cell office:value-type="float" office:value="0.286321" calcext:value-type="float">
            <text:p>0.286321</text:p>
          </table:table-cell>
          <table:table-cell office:value-type="float" office:value="1" calcext:value-type="float">
            <text:p>1</text:p>
          </table:table-cell>
          <table:table-cell office:value-type="float" office:value="0.662009" calcext:value-type="float">
            <text:p>0.662009</text:p>
          </table:table-cell>
          <table:table-cell office:value-type="float" office:value="0.344085" calcext:value-type="float">
            <text:p>0.344085</text:p>
          </table:table-cell>
          <table:table-cell office:value-type="float" office:value="1" calcext:value-type="float">
            <text:p>1</text:p>
          </table:table-cell>
          <table:table-cell office:value-type="float" office:value="0.945762" calcext:value-type="float">
            <text:p>0.945762</text:p>
          </table:table-cell>
          <table:table-cell office:value-type="float" office:value="0.218436" calcext:value-type="float">
            <text:p>0.218436</text:p>
          </table:table-cell>
          <table:table-cell office:value-type="float" office:value="1" calcext:value-type="float">
            <text:p>1</text:p>
          </table:table-cell>
          <table:table-cell office:value-type="float" office:value="0.770184" calcext:value-type="float">
            <text:p>0.770184</text:p>
          </table:table-cell>
          <table:table-cell office:value-type="float" office:value="0.124891" calcext:value-type="float">
            <text:p>0.124891</text:p>
          </table:table-cell>
          <table:table-cell office:value-type="float" office:value="1" calcext:value-type="float">
            <text:p>1</text:p>
          </table:table-cell>
          <table:table-cell office:value-type="float" office:value="0.960878" calcext:value-type="float">
            <text:p>0.960878</text:p>
          </table:table-cell>
          <table:table-cell office:value-type="float" office:value="0.18853" calcext:value-type="float">
            <text:p>0.18853</text:p>
          </table:table-cell>
          <table:table-cell office:value-type="float" office:value="1" calcext:value-type="float">
            <text:p>1</text:p>
          </table:table-cell>
          <table:table-cell office:value-type="float" office:value="0.93419" calcext:value-type="float">
            <text:p>0.93419</text:p>
          </table:table-cell>
          <table:table-cell office:value-type="float" office:value="0.286776" calcext:value-type="float">
            <text:p>0.286776</text:p>
          </table:table-cell>
          <table:table-cell office:value-type="float" office:value="1" calcext:value-type="float">
            <text:p>1</text:p>
          </table:table-cell>
          <table:table-cell office:value-type="float" office:value="0.934156" calcext:value-type="float">
            <text:p>0.934156</text:p>
          </table:table-cell>
          <table:table-cell office:value-type="float" office:value="0.278664" calcext:value-type="float">
            <text:p>0.278664</text:p>
          </table:table-cell>
          <table:table-cell office:value-type="float" office:value="0.86" calcext:value-type="float">
            <text:p>0.86</text:p>
          </table:table-cell>
          <table:table-cell table:formula="of:=SUM([.A9]+[.D9]+[.G9]+[.J9]+[.M9]+[.P9]+[.S9]+[.V9]+[.Y9]+[.AB9])/10" office:value-type="float" office:value="0.9999119" calcext:value-type="float">
            <text:p>0.9999119</text:p>
          </table:table-cell>
          <table:table-cell table:formula="of:=SUM([.B9]+[.E9]+[.H9]+[.K9]+[.N9]+[.Q9]+[.T9]+[.W9]+[.Z9]+[.AC9])/10" office:value-type="float" office:value="0.8915533" calcext:value-type="float">
            <text:p>0.8915533</text:p>
          </table:table-cell>
          <table:table-cell table:formula="of:=SUM([.C9]+[.F9]+[.I9]+[.L9]+[.O9]+[.R9]+[.U9]+[.X9]+[.AA9]+[.AD9])/10" office:value-type="float" office:value="0.2670848" calcext:value-type="float">
            <text:p>0.2670848</text:p>
          </table:table-cell>
          <table:table-cell table:formula="of:=1000 * [.AF9]" office:value-type="float" office:value="999.9119" calcext:value-type="float">
            <text:p>999.9119</text:p>
          </table:table-cell>
          <table:table-cell table:formula="of:=26000*[.AH9]" office:value-type="float" office:value="6944.2048" calcext:value-type="float">
            <text:p>6944.20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318917" calcext:value-type="float">
            <text:p>0.318917</text:p>
          </table:table-cell>
          <table:table-cell office:value-type="float" office:value="0.999119" calcext:value-type="float">
            <text:p>0.999119</text:p>
          </table:table-cell>
          <table:table-cell office:value-type="float" office:value="0.90062" calcext:value-type="float">
            <text:p>0.90062</text:p>
          </table:table-cell>
          <table:table-cell office:value-type="float" office:value="0.434333" calcext:value-type="float">
            <text:p>0.434333</text:p>
          </table:table-cell>
          <table:table-cell office:value-type="float" office:value="1" calcext:value-type="float">
            <text:p>1</text:p>
          </table:table-cell>
          <table:table-cell office:value-type="float" office:value="0.943466" calcext:value-type="float">
            <text:p>0.943466</text:p>
          </table:table-cell>
          <table:table-cell office:value-type="float" office:value="0.226093" calcext:value-type="float">
            <text:p>0.226093</text:p>
          </table:table-cell>
          <table:table-cell office:value-type="float" office:value="1" calcext:value-type="float">
            <text:p>1</text:p>
          </table:table-cell>
          <table:table-cell office:value-type="float" office:value="0.937931" calcext:value-type="float">
            <text:p>0.937931</text:p>
          </table:table-cell>
          <table:table-cell office:value-type="float" office:value="0.291817" calcext:value-type="float">
            <text:p>0.291817</text:p>
          </table:table-cell>
          <table:table-cell office:value-type="float" office:value="1" calcext:value-type="float">
            <text:p>1</text:p>
          </table:table-cell>
          <table:table-cell office:value-type="float" office:value="0.652916" calcext:value-type="float">
            <text:p>0.652916</text:p>
          </table:table-cell>
          <table:table-cell office:value-type="float" office:value="0.348368" calcext:value-type="float">
            <text:p>0.348368</text:p>
          </table:table-cell>
          <table:table-cell office:value-type="float" office:value="1" calcext:value-type="float">
            <text:p>1</text:p>
          </table:table-cell>
          <table:table-cell office:value-type="float" office:value="0.945542" calcext:value-type="float">
            <text:p>0.945542</text:p>
          </table:table-cell>
          <table:table-cell office:value-type="float" office:value="0.220521" calcext:value-type="float">
            <text:p>0.220521</text:p>
          </table:table-cell>
          <table:table-cell office:value-type="float" office:value="1" calcext:value-type="float">
            <text:p>1</text:p>
          </table:table-cell>
          <table:table-cell office:value-type="float" office:value="0.763658" calcext:value-type="float">
            <text:p>0.763658</text:p>
          </table:table-cell>
          <table:table-cell office:value-type="float" office:value="0.136148" calcext:value-type="float">
            <text:p>0.136148</text:p>
          </table:table-cell>
          <table:table-cell office:value-type="float" office:value="1" calcext:value-type="float">
            <text:p>1</text:p>
          </table:table-cell>
          <table:table-cell office:value-type="float" office:value="0.959318" calcext:value-type="float">
            <text:p>0.959318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1" calcext:value-type="float">
            <text:p>1</text:p>
          </table:table-cell>
          <table:table-cell office:value-type="float" office:value="0.931199" calcext:value-type="float">
            <text:p>0.931199</text:p>
          </table:table-cell>
          <table:table-cell office:value-type="float" office:value="0.29375" calcext:value-type="float">
            <text:p>0.29375</text:p>
          </table:table-cell>
          <table:table-cell office:value-type="float" office:value="1" calcext:value-type="float">
            <text:p>1</text:p>
          </table:table-cell>
          <table:table-cell office:value-type="float" office:value="0.931376" calcext:value-type="float">
            <text:p>0.931376</text:p>
          </table:table-cell>
          <table:table-cell office:value-type="float" office:value="0.285373" calcext:value-type="float">
            <text:p>0.285373</text:p>
          </table:table-cell>
          <table:table-cell office:value-type="float" office:value="0.84" calcext:value-type="float">
            <text:p>0.84</text:p>
          </table:table-cell>
          <table:table-cell table:formula="of:=SUM([.A10]+[.D10]+[.G10]+[.J10]+[.M10]+[.P10]+[.S10]+[.V10]+[.Y10]+[.AB10])/10" office:value-type="float" office:value="0.9999119" calcext:value-type="float">
            <text:p>0.9999119</text:p>
          </table:table-cell>
          <table:table-cell table:formula="of:=SUM([.B10]+[.E10]+[.H10]+[.K10]+[.N10]+[.Q10]+[.T10]+[.W10]+[.Z10]+[.AC10])/10" office:value-type="float" office:value="0.8884208" calcext:value-type="float">
            <text:p>0.8884208</text:p>
          </table:table-cell>
          <table:table-cell table:formula="of:=SUM([.C10]+[.F10]+[.I10]+[.L10]+[.O10]+[.R10]+[.U10]+[.X10]+[.AA10]+[.AD10])/10" office:value-type="float" office:value="0.2749195" calcext:value-type="float">
            <text:p>0.2749195</text:p>
          </table:table-cell>
          <table:table-cell table:formula="of:=1000 * [.AF10]" office:value-type="float" office:value="999.9119" calcext:value-type="float">
            <text:p>999.9119</text:p>
          </table:table-cell>
          <table:table-cell table:formula="of:=26000*[.AH10]" office:value-type="float" office:value="7147.907" calcext:value-type="float">
            <text:p>7147.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5632" calcext:value-type="float">
            <text:p>0.915632</text:p>
          </table:table-cell>
          <table:table-cell office:value-type="float" office:value="0.341811" calcext:value-type="float">
            <text:p>0.341811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900169" calcext:value-type="float">
            <text:p>0.900169</text:p>
          </table:table-cell>
          <table:table-cell office:value-type="float" office:value="0.435129" calcext:value-type="float">
            <text:p>0.435129</text:p>
          </table:table-cell>
          <table:table-cell office:value-type="float" office:value="1" calcext:value-type="float">
            <text:p>1</text:p>
          </table:table-cell>
          <table:table-cell office:value-type="float" office:value="0.943466" calcext:value-type="float">
            <text:p>0.943466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1" calcext:value-type="float">
            <text:p>1</text:p>
          </table:table-cell>
          <table:table-cell office:value-type="float" office:value="0.93693" calcext:value-type="float">
            <text:p>0.93693</text:p>
          </table:table-cell>
          <table:table-cell office:value-type="float" office:value="0.312284" calcext:value-type="float">
            <text:p>0.312284</text:p>
          </table:table-cell>
          <table:table-cell office:value-type="float" office:value="1" calcext:value-type="float">
            <text:p>1</text:p>
          </table:table-cell>
          <table:table-cell office:value-type="float" office:value="0.644821" calcext:value-type="float">
            <text:p>0.644821</text:p>
          </table:table-cell>
          <table:table-cell office:value-type="float" office:value="0.352765" calcext:value-type="float">
            <text:p>0.352765</text:p>
          </table:table-cell>
          <table:table-cell office:value-type="float" office:value="1" calcext:value-type="float">
            <text:p>1</text:p>
          </table:table-cell>
          <table:table-cell office:value-type="float" office:value="0.945213" calcext:value-type="float">
            <text:p>0.945213</text:p>
          </table:table-cell>
          <table:table-cell office:value-type="float" office:value="0.223515" calcext:value-type="float">
            <text:p>0.223515</text:p>
          </table:table-cell>
          <table:table-cell office:value-type="float" office:value="1" calcext:value-type="float">
            <text:p>1</text:p>
          </table:table-cell>
          <table:table-cell office:value-type="float" office:value="0.757797" calcext:value-type="float">
            <text:p>0.757797</text:p>
          </table:table-cell>
          <table:table-cell office:value-type="float" office:value="0.151158" calcext:value-type="float">
            <text:p>0.151158</text:p>
          </table:table-cell>
          <table:table-cell office:value-type="float" office:value="1" calcext:value-type="float">
            <text:p>1</text:p>
          </table:table-cell>
          <table:table-cell office:value-type="float" office:value="0.958426" calcext:value-type="float">
            <text:p>0.958426</text:p>
          </table:table-cell>
          <table:table-cell office:value-type="float" office:value="0.199105" calcext:value-type="float">
            <text:p>0.199105</text:p>
          </table:table-cell>
          <table:table-cell office:value-type="float" office:value="1" calcext:value-type="float">
            <text:p>1</text:p>
          </table:table-cell>
          <table:table-cell office:value-type="float" office:value="0.927986" calcext:value-type="float">
            <text:p>0.927986</text:p>
          </table:table-cell>
          <table:table-cell office:value-type="float" office:value="0.30459" calcext:value-type="float">
            <text:p>0.30459</text:p>
          </table:table-cell>
          <table:table-cell office:value-type="float" office:value="1" calcext:value-type="float">
            <text:p>1</text:p>
          </table:table-cell>
          <table:table-cell office:value-type="float" office:value="0.927928" calcext:value-type="float">
            <text:p>0.927928</text:p>
          </table:table-cell>
          <table:table-cell office:value-type="float" office:value="0.294356" calcext:value-type="float">
            <text:p>0.294356</text:p>
          </table:table-cell>
          <table:table-cell office:value-type="float" office:value="0.82" calcext:value-type="float">
            <text:p>0.82</text:p>
          </table:table-cell>
          <table:table-cell table:formula="of:=SUM([.A11]+[.D11]+[.G11]+[.J11]+[.M11]+[.P11]+[.S11]+[.V11]+[.Y11]+[.AB11])/10" office:value-type="float" office:value="0.9998238" calcext:value-type="float">
            <text:p>0.9998238</text:p>
          </table:table-cell>
          <table:table-cell table:formula="of:=SUM([.B11]+[.E11]+[.H11]+[.K11]+[.N11]+[.Q11]+[.T11]+[.W11]+[.Z11]+[.AC11])/10" office:value-type="float" office:value="0.8858368" calcext:value-type="float">
            <text:p>0.8858368</text:p>
          </table:table-cell>
          <table:table-cell table:formula="of:=SUM([.C11]+[.F11]+[.I11]+[.L11]+[.O11]+[.R11]+[.U11]+[.X11]+[.AA11]+[.AD11])/10" office:value-type="float" office:value="0.2843876" calcext:value-type="float">
            <text:p>0.2843876</text:p>
          </table:table-cell>
          <table:table-cell table:formula="of:=1000 * [.AF11]" office:value-type="float" office:value="999.8238" calcext:value-type="float">
            <text:p>999.8238</text:p>
          </table:table-cell>
          <table:table-cell table:formula="of:=26000*[.AH11]" office:value-type="float" office:value="7394.0776" calcext:value-type="float">
            <text:p>7394.07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2971" calcext:value-type="float">
            <text:p>0.912971</text:p>
          </table:table-cell>
          <table:table-cell office:value-type="float" office:value="0.353182" calcext:value-type="float">
            <text:p>0.353182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899605" calcext:value-type="float">
            <text:p>0.899605</text:p>
          </table:table-cell>
          <table:table-cell office:value-type="float" office:value="0.436531" calcext:value-type="float">
            <text:p>0.436531</text:p>
          </table:table-cell>
          <table:table-cell office:value-type="float" office:value="1" calcext:value-type="float">
            <text:p>1</text:p>
          </table:table-cell>
          <table:table-cell office:value-type="float" office:value="0.943354" calcext:value-type="float">
            <text:p>0.943354</text:p>
          </table:table-cell>
          <table:table-cell office:value-type="float" office:value="0.230414" calcext:value-type="float">
            <text:p>0.230414</text:p>
          </table:table-cell>
          <table:table-cell office:value-type="float" office:value="1" calcext:value-type="float">
            <text:p>1</text:p>
          </table:table-cell>
          <table:table-cell office:value-type="float" office:value="0.936151" calcext:value-type="float">
            <text:p>0.936151</text:p>
          </table:table-cell>
          <table:table-cell office:value-type="float" office:value="0.317553" calcext:value-type="float">
            <text:p>0.317553</text:p>
          </table:table-cell>
          <table:table-cell office:value-type="float" office:value="1" calcext:value-type="float">
            <text:p>1</text:p>
          </table:table-cell>
          <table:table-cell office:value-type="float" office:value="0.63462" calcext:value-type="float">
            <text:p>0.63462</text:p>
          </table:table-cell>
          <table:table-cell office:value-type="float" office:value="0.356593" calcext:value-type="float">
            <text:p>0.356593</text:p>
          </table:table-cell>
          <table:table-cell office:value-type="float" office:value="1" calcext:value-type="float">
            <text:p>1</text:p>
          </table:table-cell>
          <table:table-cell office:value-type="float" office:value="0.945103" calcext:value-type="float">
            <text:p>0.945103</text:p>
          </table:table-cell>
          <table:table-cell office:value-type="float" office:value="0.22469" calcext:value-type="float">
            <text:p>0.22469</text:p>
          </table:table-cell>
          <table:table-cell office:value-type="float" office:value="1" calcext:value-type="float">
            <text:p>1</text:p>
          </table:table-cell>
          <table:table-cell office:value-type="float" office:value="0.752378" calcext:value-type="float">
            <text:p>0.752378</text:p>
          </table:table-cell>
          <table:table-cell office:value-type="float" office:value="0.156199" calcext:value-type="float">
            <text:p>0.156199</text:p>
          </table:table-cell>
          <table:table-cell office:value-type="float" office:value="1" calcext:value-type="float">
            <text:p>1</text:p>
          </table:table-cell>
          <table:table-cell office:value-type="float" office:value="0.955863" calcext:value-type="float">
            <text:p>0.955863</text:p>
          </table:table-cell>
          <table:table-cell office:value-type="float" office:value="0.20445" calcext:value-type="float">
            <text:p>0.20445</text:p>
          </table:table-cell>
          <table:table-cell office:value-type="float" office:value="1" calcext:value-type="float">
            <text:p>1</text:p>
          </table:table-cell>
          <table:table-cell office:value-type="float" office:value="0.926213" calcext:value-type="float">
            <text:p>0.926213</text:p>
          </table:table-cell>
          <table:table-cell office:value-type="float" office:value="0.314217" calcext:value-type="float">
            <text:p>0.314217</text:p>
          </table:table-cell>
          <table:table-cell office:value-type="float" office:value="1" calcext:value-type="float">
            <text:p>1</text:p>
          </table:table-cell>
          <table:table-cell office:value-type="float" office:value="0.923701" calcext:value-type="float">
            <text:p>0.923701</text:p>
          </table:table-cell>
          <table:table-cell office:value-type="float" office:value="0.302733" calcext:value-type="float">
            <text:p>0.302733</text:p>
          </table:table-cell>
          <table:table-cell office:value-type="float" office:value="0.8" calcext:value-type="float">
            <text:p>0.80</text:p>
          </table:table-cell>
          <table:table-cell table:formula="of:=SUM([.A12]+[.D12]+[.G12]+[.J12]+[.M12]+[.P12]+[.S12]+[.V12]+[.Y12]+[.AB12])/10" office:value-type="float" office:value="0.9998238" calcext:value-type="float">
            <text:p>0.9998238</text:p>
          </table:table-cell>
          <table:table-cell table:formula="of:=SUM([.B12]+[.E12]+[.H12]+[.K12]+[.N12]+[.Q12]+[.T12]+[.W12]+[.Z12]+[.AC12])/10" office:value-type="float" office:value="0.8829959" calcext:value-type="float">
            <text:p>0.8829959</text:p>
          </table:table-cell>
          <table:table-cell table:formula="of:=SUM([.C12]+[.F12]+[.I12]+[.L12]+[.O12]+[.R12]+[.U12]+[.X12]+[.AA12]+[.AD12])/10" office:value-type="float" office:value="0.2896562" calcext:value-type="float">
            <text:p>0.2896562</text:p>
          </table:table-cell>
          <table:table-cell table:formula="of:=1000 * [.AF12]" office:value-type="float" office:value="999.8238" calcext:value-type="float">
            <text:p>999.8238</text:p>
          </table:table-cell>
          <table:table-cell table:formula="of:=26000*[.AH12]" office:value-type="float" office:value="7531.0612" calcext:value-type="float">
            <text:p>7531.06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031" calcext:value-type="float">
            <text:p>0.91031</text:p>
          </table:table-cell>
          <table:table-cell office:value-type="float" office:value="0.360459" calcext:value-type="float">
            <text:p>0.360459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899154" calcext:value-type="float">
            <text:p>0.899154</text:p>
          </table:table-cell>
          <table:table-cell office:value-type="float" office:value="0.438009" calcext:value-type="float">
            <text:p>0.438009</text:p>
          </table:table-cell>
          <table:table-cell office:value-type="float" office:value="1" calcext:value-type="float">
            <text:p>1</text:p>
          </table:table-cell>
          <table:table-cell office:value-type="float" office:value="0.94302" calcext:value-type="float">
            <text:p>0.94302</text:p>
          </table:table-cell>
          <table:table-cell office:value-type="float" office:value="0.232536" calcext:value-type="float">
            <text:p>0.232536</text:p>
          </table:table-cell>
          <table:table-cell office:value-type="float" office:value="1" calcext:value-type="float">
            <text:p>1</text:p>
          </table:table-cell>
          <table:table-cell office:value-type="float" office:value="0.935261" calcext:value-type="float">
            <text:p>0.935261</text:p>
          </table:table-cell>
          <table:table-cell office:value-type="float" office:value="0.322556" calcext:value-type="float">
            <text:p>0.322556</text:p>
          </table:table-cell>
          <table:table-cell office:value-type="float" office:value="1" calcext:value-type="float">
            <text:p>1</text:p>
          </table:table-cell>
          <table:table-cell office:value-type="float" office:value="0.625749" calcext:value-type="float">
            <text:p>0.625749</text:p>
          </table:table-cell>
          <table:table-cell office:value-type="float" office:value="0.396013" calcext:value-type="float">
            <text:p>0.396013</text:p>
          </table:table-cell>
          <table:table-cell office:value-type="float" office:value="1" calcext:value-type="float">
            <text:p>1</text:p>
          </table:table-cell>
          <table:table-cell office:value-type="float" office:value="0.944554" calcext:value-type="float">
            <text:p>0.944554</text:p>
          </table:table-cell>
          <table:table-cell office:value-type="float" office:value="0.226737" calcext:value-type="float">
            <text:p>0.226737</text:p>
          </table:table-cell>
          <table:table-cell office:value-type="float" office:value="1" calcext:value-type="float">
            <text:p>1</text:p>
          </table:table-cell>
          <table:table-cell office:value-type="float" office:value="0.745521" calcext:value-type="float">
            <text:p>0.745521</text:p>
          </table:table-cell>
          <table:table-cell office:value-type="float" office:value="0.161657" calcext:value-type="float">
            <text:p>0.161657</text:p>
          </table:table-cell>
          <table:table-cell office:value-type="float" office:value="1" calcext:value-type="float">
            <text:p>1</text:p>
          </table:table-cell>
          <table:table-cell office:value-type="float" office:value="0.953634" calcext:value-type="float">
            <text:p>0.953634</text:p>
          </table:table-cell>
          <table:table-cell office:value-type="float" office:value="0.210704" calcext:value-type="float">
            <text:p>0.210704</text:p>
          </table:table-cell>
          <table:table-cell office:value-type="float" office:value="1" calcext:value-type="float">
            <text:p>1</text:p>
          </table:table-cell>
          <table:table-cell office:value-type="float" office:value="0.915356" calcext:value-type="float">
            <text:p>0.915356</text:p>
          </table:table-cell>
          <table:table-cell office:value-type="float" office:value="0.36262" calcext:value-type="float">
            <text:p>0.36262</text:p>
          </table:table-cell>
          <table:table-cell office:value-type="float" office:value="1" calcext:value-type="float">
            <text:p>1</text:p>
          </table:table-cell>
          <table:table-cell office:value-type="float" office:value="0.920142" calcext:value-type="float">
            <text:p>0.920142</text:p>
          </table:table-cell>
          <table:table-cell office:value-type="float" office:value="0.333245" calcext:value-type="float">
            <text:p>0.333245</text:p>
          </table:table-cell>
          <table:table-cell office:value-type="float" office:value="0.78" calcext:value-type="float">
            <text:p>0.78</text:p>
          </table:table-cell>
          <table:table-cell table:formula="of:=SUM([.A13]+[.D13]+[.G13]+[.J13]+[.M13]+[.P13]+[.S13]+[.V13]+[.Y13]+[.AB13])/10" office:value-type="float" office:value="0.9998238" calcext:value-type="float">
            <text:p>0.9998238</text:p>
          </table:table-cell>
          <table:table-cell table:formula="of:=SUM([.B13]+[.E13]+[.H13]+[.K13]+[.N13]+[.Q13]+[.T13]+[.W13]+[.Z13]+[.AC13])/10" office:value-type="float" office:value="0.8792701" calcext:value-type="float">
            <text:p>0.8792701</text:p>
          </table:table-cell>
          <table:table-cell table:formula="of:=SUM([.C13]+[.F13]+[.I13]+[.L13]+[.O13]+[.R13]+[.U13]+[.X13]+[.AA13]+[.AD13])/10" office:value-type="float" office:value="0.3044536" calcext:value-type="float">
            <text:p>0.3044536</text:p>
          </table:table-cell>
          <table:table-cell table:formula="of:=1000 * [.AF13]" office:value-type="float" office:value="999.8238" calcext:value-type="float">
            <text:p>999.8238</text:p>
          </table:table-cell>
          <table:table-cell table:formula="of:=26000*[.AH13]" office:value-type="float" office:value="7915.7936" calcext:value-type="float">
            <text:p>7915.79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8426" calcext:value-type="float">
            <text:p>0.908426</text:p>
          </table:table-cell>
          <table:table-cell office:value-type="float" office:value="0.373688" calcext:value-type="float">
            <text:p>0.373688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898139" calcext:value-type="float">
            <text:p>0.898139</text:p>
          </table:table-cell>
          <table:table-cell office:value-type="float" office:value="0.43945" calcext:value-type="float">
            <text:p>0.43945</text:p>
          </table:table-cell>
          <table:table-cell office:value-type="float" office:value="1" calcext:value-type="float">
            <text:p>1</text:p>
          </table:table-cell>
          <table:table-cell office:value-type="float" office:value="0.942908" calcext:value-type="float">
            <text:p>0.942908</text:p>
          </table:table-cell>
          <table:table-cell office:value-type="float" office:value="0.244817" calcext:value-type="float">
            <text:p>0.244817</text:p>
          </table:table-cell>
          <table:table-cell office:value-type="float" office:value="1" calcext:value-type="float">
            <text:p>1</text:p>
          </table:table-cell>
          <table:table-cell office:value-type="float" office:value="0.934594" calcext:value-type="float">
            <text:p>0.934594</text:p>
          </table:table-cell>
          <table:table-cell office:value-type="float" office:value="0.32953" calcext:value-type="float">
            <text:p>0.32953</text:p>
          </table:table-cell>
          <table:table-cell office:value-type="float" office:value="1" calcext:value-type="float">
            <text:p>1</text:p>
          </table:table-cell>
          <table:table-cell office:value-type="float" office:value="0.614992" calcext:value-type="float">
            <text:p>0.614992</text:p>
          </table:table-cell>
          <table:table-cell office:value-type="float" office:value="0.401888" calcext:value-type="float">
            <text:p>0.401888</text:p>
          </table:table-cell>
          <table:table-cell office:value-type="float" office:value="1" calcext:value-type="float">
            <text:p>1</text:p>
          </table:table-cell>
          <table:table-cell office:value-type="float" office:value="0.944225" calcext:value-type="float">
            <text:p>0.944225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1" calcext:value-type="float">
            <text:p>1</text:p>
          </table:table-cell>
          <table:table-cell office:value-type="float" office:value="0.739217" calcext:value-type="float">
            <text:p>0.739217</text:p>
          </table:table-cell>
          <table:table-cell office:value-type="float" office:value="0.177539" calcext:value-type="float">
            <text:p>0.177539</text:p>
          </table:table-cell>
          <table:table-cell office:value-type="float" office:value="1" calcext:value-type="float">
            <text:p>1</text:p>
          </table:table-cell>
          <table:table-cell office:value-type="float" office:value="0.951739" calcext:value-type="float">
            <text:p>0.951739</text:p>
          </table:table-cell>
          <table:table-cell office:value-type="float" office:value="0.216579" calcext:value-type="float">
            <text:p>0.216579</text:p>
          </table:table-cell>
          <table:table-cell office:value-type="float" office:value="1" calcext:value-type="float">
            <text:p>1</text:p>
          </table:table-cell>
          <table:table-cell office:value-type="float" office:value="0.912586" calcext:value-type="float">
            <text:p>0.912586</text:p>
          </table:table-cell>
          <table:table-cell office:value-type="float" office:value="0.372778" calcext:value-type="float">
            <text:p>0.372778</text:p>
          </table:table-cell>
          <table:table-cell office:value-type="float" office:value="1" calcext:value-type="float">
            <text:p>1</text:p>
          </table:table-cell>
          <table:table-cell office:value-type="float" office:value="0.916806" calcext:value-type="float">
            <text:p>0.916806</text:p>
          </table:table-cell>
          <table:table-cell office:value-type="float" office:value="0.342645" calcext:value-type="float">
            <text:p>0.342645</text:p>
          </table:table-cell>
          <table:table-cell office:value-type="float" office:value="0.76" calcext:value-type="float">
            <text:p>0.76</text:p>
          </table:table-cell>
          <table:table-cell table:formula="of:=SUM([.A14]+[.D14]+[.G14]+[.J14]+[.M14]+[.P14]+[.S14]+[.V14]+[.Y14]+[.AB14])/10" office:value-type="float" office:value="0.9998238" calcext:value-type="float">
            <text:p>0.9998238</text:p>
          </table:table-cell>
          <table:table-cell table:formula="of:=SUM([.B14]+[.E14]+[.H14]+[.K14]+[.N14]+[.Q14]+[.T14]+[.W14]+[.Z14]+[.AC14])/10" office:value-type="float" office:value="0.8763632" calcext:value-type="float">
            <text:p>0.8763632</text:p>
          </table:table-cell>
          <table:table-cell table:formula="of:=SUM([.C14]+[.F14]+[.I14]+[.L14]+[.O14]+[.R14]+[.U14]+[.X14]+[.AA14]+[.AD14])/10" office:value-type="float" office:value="0.3128077" calcext:value-type="float">
            <text:p>0.3128077</text:p>
          </table:table-cell>
          <table:table-cell table:formula="of:=1000 * [.AF14]" office:value-type="float" office:value="999.8238" calcext:value-type="float">
            <text:p>999.8238</text:p>
          </table:table-cell>
          <table:table-cell table:formula="of:=26000*[.AH14]" office:value-type="float" office:value="8133.0002" calcext:value-type="float">
            <text:p>8133.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7472" calcext:value-type="float">
            <text:p>0.887472</text:p>
          </table:table-cell>
          <table:table-cell office:value-type="float" office:value="0.381609" calcext:value-type="float">
            <text:p>0.381609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897236" calcext:value-type="float">
            <text:p>0.897236</text:p>
          </table:table-cell>
          <table:table-cell office:value-type="float" office:value="0.441269" calcext:value-type="float">
            <text:p>0.441269</text:p>
          </table:table-cell>
          <table:table-cell office:value-type="float" office:value="1" calcext:value-type="float">
            <text:p>1</text:p>
          </table:table-cell>
          <table:table-cell office:value-type="float" office:value="0.942462" calcext:value-type="float">
            <text:p>0.942462</text:p>
          </table:table-cell>
          <table:table-cell office:value-type="float" office:value="0.246674" calcext:value-type="float">
            <text:p>0.246674</text:p>
          </table:table-cell>
          <table:table-cell office:value-type="float" office:value="1" calcext:value-type="float">
            <text:p>1</text:p>
          </table:table-cell>
          <table:table-cell office:value-type="float" office:value="0.933704" calcext:value-type="float">
            <text:p>0.933704</text:p>
          </table:table-cell>
          <table:table-cell office:value-type="float" office:value="0.335254" calcext:value-type="float">
            <text:p>0.335254</text:p>
          </table:table-cell>
          <table:table-cell office:value-type="float" office:value="1" calcext:value-type="float">
            <text:p>1</text:p>
          </table:table-cell>
          <table:table-cell office:value-type="float" office:value="0.605899" calcext:value-type="float">
            <text:p>0.605899</text:p>
          </table:table-cell>
          <table:table-cell office:value-type="float" office:value="0.405261" calcext:value-type="float">
            <text:p>0.405261</text:p>
          </table:table-cell>
          <table:table-cell office:value-type="float" office:value="1" calcext:value-type="float">
            <text:p>1</text:p>
          </table:table-cell>
          <table:table-cell office:value-type="float" office:value="0.944225" calcext:value-type="float">
            <text:p>0.944225</text:p>
          </table:table-cell>
          <table:table-cell office:value-type="float" office:value="0.230717" calcext:value-type="float">
            <text:p>0.230717</text:p>
          </table:table-cell>
          <table:table-cell office:value-type="float" office:value="1" calcext:value-type="float">
            <text:p>1</text:p>
          </table:table-cell>
          <table:table-cell office:value-type="float" office:value="0.731918" calcext:value-type="float">
            <text:p>0.731918</text:p>
          </table:table-cell>
          <table:table-cell office:value-type="float" office:value="0.184172" calcext:value-type="float">
            <text:p>0.184172</text:p>
          </table:table-cell>
          <table:table-cell office:value-type="float" office:value="1" calcext:value-type="float">
            <text:p>1</text:p>
          </table:table-cell>
          <table:table-cell office:value-type="float" office:value="0.949175" calcext:value-type="float">
            <text:p>0.949175</text:p>
          </table:table-cell>
          <table:table-cell office:value-type="float" office:value="0.224008" calcext:value-type="float">
            <text:p>0.224008</text:p>
          </table:table-cell>
          <table:table-cell office:value-type="float" office:value="1" calcext:value-type="float">
            <text:p>1</text:p>
          </table:table-cell>
          <table:table-cell office:value-type="float" office:value="0.909262" calcext:value-type="float">
            <text:p>0.909262</text:p>
          </table:table-cell>
          <table:table-cell office:value-type="float" office:value="0.38142" calcext:value-type="float">
            <text:p>0.38142</text:p>
          </table:table-cell>
          <table:table-cell office:value-type="float" office:value="1" calcext:value-type="float">
            <text:p>1</text:p>
          </table:table-cell>
          <table:table-cell office:value-type="float" office:value="0.911356" calcext:value-type="float">
            <text:p>0.911356</text:p>
          </table:table-cell>
          <table:table-cell office:value-type="float" office:value="0.364705" calcext:value-type="float">
            <text:p>0.364705</text:p>
          </table:table-cell>
          <table:table-cell office:value-type="float" office:value="0.74" calcext:value-type="float">
            <text:p>0.74</text:p>
          </table:table-cell>
          <table:table-cell table:formula="of:=SUM([.A15]+[.D15]+[.G15]+[.J15]+[.M15]+[.P15]+[.S15]+[.V15]+[.Y15]+[.AB15])/10" office:value-type="float" office:value="0.9998238" calcext:value-type="float">
            <text:p>0.9998238</text:p>
          </table:table-cell>
          <table:table-cell table:formula="of:=SUM([.B15]+[.E15]+[.H15]+[.K15]+[.N15]+[.Q15]+[.T15]+[.W15]+[.Z15]+[.AC15])/10" office:value-type="float" office:value="0.8712709" calcext:value-type="float">
            <text:p>0.8712709</text:p>
          </table:table-cell>
          <table:table-cell table:formula="of:=SUM([.C15]+[.F15]+[.I15]+[.L15]+[.O15]+[.R15]+[.U15]+[.X15]+[.AA15]+[.AD15])/10" office:value-type="float" office:value="0.3195089" calcext:value-type="float">
            <text:p>0.3195089</text:p>
          </table:table-cell>
          <table:table-cell table:formula="of:=1000 * [.AF15]" office:value-type="float" office:value="999.8238" calcext:value-type="float">
            <text:p>999.8238</text:p>
          </table:table-cell>
          <table:table-cell table:formula="of:=26000*[.AH15]" office:value-type="float" office:value="8307.2314" calcext:value-type="float">
            <text:p>8307.23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204" calcext:value-type="float">
            <text:p>0.88204</text:p>
          </table:table-cell>
          <table:table-cell office:value-type="float" office:value="0.401546" calcext:value-type="float">
            <text:p>0.401546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88855" calcext:value-type="float">
            <text:p>0.88855</text:p>
          </table:table-cell>
          <table:table-cell office:value-type="float" office:value="0.450025" calcext:value-type="float">
            <text:p>0.450025</text:p>
          </table:table-cell>
          <table:table-cell office:value-type="float" office:value="1" calcext:value-type="float">
            <text:p>1</text:p>
          </table:table-cell>
          <table:table-cell office:value-type="float" office:value="0.933876" calcext:value-type="float">
            <text:p>0.933876</text:p>
          </table:table-cell>
          <table:table-cell office:value-type="float" office:value="0.248872" calcext:value-type="float">
            <text:p>0.248872</text:p>
          </table:table-cell>
          <table:table-cell office:value-type="float" office:value="1" calcext:value-type="float">
            <text:p>1</text:p>
          </table:table-cell>
          <table:table-cell office:value-type="float" office:value="0.931924" calcext:value-type="float">
            <text:p>0.931924</text:p>
          </table:table-cell>
          <table:table-cell office:value-type="float" office:value="0.34238" calcext:value-type="float">
            <text:p>0.34238</text:p>
          </table:table-cell>
          <table:table-cell office:value-type="float" office:value="1" calcext:value-type="float">
            <text:p>1</text:p>
          </table:table-cell>
          <table:table-cell office:value-type="float" office:value="0.596806" calcext:value-type="float">
            <text:p>0.596806</text:p>
          </table:table-cell>
          <table:table-cell office:value-type="float" office:value="0.408066" calcext:value-type="float">
            <text:p>0.408066</text:p>
          </table:table-cell>
          <table:table-cell office:value-type="float" office:value="1" calcext:value-type="float">
            <text:p>1</text:p>
          </table:table-cell>
          <table:table-cell office:value-type="float" office:value="0.935441" calcext:value-type="float">
            <text:p>0.935441</text:p>
          </table:table-cell>
          <table:table-cell office:value-type="float" office:value="0.238487" calcext:value-type="float">
            <text:p>0.238487</text:p>
          </table:table-cell>
          <table:table-cell office:value-type="float" office:value="1" calcext:value-type="float">
            <text:p>1</text:p>
          </table:table-cell>
          <table:table-cell office:value-type="float" office:value="0.725614" calcext:value-type="float">
            <text:p>0.725614</text:p>
          </table:table-cell>
          <table:table-cell office:value-type="float" office:value="0.191752" calcext:value-type="float">
            <text:p>0.191752</text:p>
          </table:table-cell>
          <table:table-cell office:value-type="float" office:value="1" calcext:value-type="float">
            <text:p>1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230565" calcext:value-type="float">
            <text:p>0.230565</text:p>
          </table:table-cell>
          <table:table-cell office:value-type="float" office:value="1" calcext:value-type="float">
            <text:p>1</text:p>
          </table:table-cell>
          <table:table-cell office:value-type="float" office:value="0.905938" calcext:value-type="float">
            <text:p>0.905938</text:p>
          </table:table-cell>
          <table:table-cell office:value-type="float" office:value="0.388356" calcext:value-type="float">
            <text:p>0.388356</text:p>
          </table:table-cell>
          <table:table-cell office:value-type="float" office:value="1" calcext:value-type="float">
            <text:p>1</text:p>
          </table:table-cell>
          <table:table-cell office:value-type="float" office:value="0.907463" calcext:value-type="float">
            <text:p>0.907463</text:p>
          </table:table-cell>
          <table:table-cell office:value-type="float" office:value="0.374218" calcext:value-type="float">
            <text:p>0.374218</text:p>
          </table:table-cell>
          <table:table-cell office:value-type="float" office:value="0.72" calcext:value-type="float">
            <text:p>0.72</text:p>
          </table:table-cell>
          <table:table-cell table:formula="of:=SUM([.A16]+[.D16]+[.G16]+[.J16]+[.M16]+[.P16]+[.S16]+[.V16]+[.Y16]+[.AB16])/10" office:value-type="float" office:value="0.9998238" calcext:value-type="float">
            <text:p>0.9998238</text:p>
          </table:table-cell>
          <table:table-cell table:formula="of:=SUM([.B16]+[.E16]+[.H16]+[.K16]+[.N16]+[.Q16]+[.T16]+[.W16]+[.Z16]+[.AC16])/10" office:value-type="float" office:value="0.8654152" calcext:value-type="float">
            <text:p>0.8654152</text:p>
          </table:table-cell>
          <table:table-cell table:formula="of:=SUM([.C16]+[.F16]+[.I16]+[.L16]+[.O16]+[.R16]+[.U16]+[.X16]+[.AA16]+[.AD16])/10" office:value-type="float" office:value="0.3274267" calcext:value-type="float">
            <text:p>0.3274267</text:p>
          </table:table-cell>
          <table:table-cell table:formula="of:=1000 * [.AF16]" office:value-type="float" office:value="999.8238" calcext:value-type="float">
            <text:p>999.8238</text:p>
          </table:table-cell>
          <table:table-cell table:formula="of:=26000*[.AH16]" office:value-type="float" office:value="8513.0942" calcext:value-type="float">
            <text:p>8513.09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4058" calcext:value-type="float">
            <text:p>0.874058</text:p>
          </table:table-cell>
          <table:table-cell office:value-type="float" office:value="0.428875" calcext:value-type="float">
            <text:p>0.428875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886633" calcext:value-type="float">
            <text:p>0.886633</text:p>
          </table:table-cell>
          <table:table-cell office:value-type="float" office:value="0.452337" calcext:value-type="float">
            <text:p>0.452337</text:p>
          </table:table-cell>
          <table:table-cell office:value-type="float" office:value="1" calcext:value-type="float">
            <text:p>1</text:p>
          </table:table-cell>
          <table:table-cell office:value-type="float" office:value="0.933318" calcext:value-type="float">
            <text:p>0.933318</text:p>
          </table:table-cell>
          <table:table-cell office:value-type="float" office:value="0.25126" calcext:value-type="float">
            <text:p>0.25126</text:p>
          </table:table-cell>
          <table:table-cell office:value-type="float" office:value="1" calcext:value-type="float">
            <text:p>1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371034" calcext:value-type="float">
            <text:p>0.371034</text:p>
          </table:table-cell>
          <table:table-cell office:value-type="float" office:value="1" calcext:value-type="float">
            <text:p>1</text:p>
          </table:table-cell>
          <table:table-cell office:value-type="float" office:value="0.588268" calcext:value-type="float">
            <text:p>0.588268</text:p>
          </table:table-cell>
          <table:table-cell office:value-type="float" office:value="0.412084" calcext:value-type="float">
            <text:p>0.412084</text:p>
          </table:table-cell>
          <table:table-cell office:value-type="float" office:value="1" calcext:value-type="float">
            <text:p>1</text:p>
          </table:table-cell>
          <table:table-cell office:value-type="float" office:value="0.935222" calcext:value-type="float">
            <text:p>0.935222</text:p>
          </table:table-cell>
          <table:table-cell office:value-type="float" office:value="0.241254" calcext:value-type="float">
            <text:p>0.241254</text:p>
          </table:table-cell>
          <table:table-cell office:value-type="float" office:value="1" calcext:value-type="float">
            <text:p>1</text:p>
          </table:table-cell>
          <table:table-cell office:value-type="float" office:value="0.718093" calcext:value-type="float">
            <text:p>0.718093</text:p>
          </table:table-cell>
          <table:table-cell office:value-type="float" office:value="0.211083" calcext:value-type="float">
            <text:p>0.211083</text:p>
          </table:table-cell>
          <table:table-cell office:value-type="float" office:value="1" calcext:value-type="float">
            <text:p>1</text:p>
          </table:table-cell>
          <table:table-cell office:value-type="float" office:value="0.943045" calcext:value-type="float">
            <text:p>0.943045</text:p>
          </table:table-cell>
          <table:table-cell office:value-type="float" office:value="0.238373" calcext:value-type="float">
            <text:p>0.238373</text:p>
          </table:table-cell>
          <table:table-cell office:value-type="float" office:value="1" calcext:value-type="float">
            <text:p>1</text:p>
          </table:table-cell>
          <table:table-cell office:value-type="float" office:value="0.900399" calcext:value-type="float">
            <text:p>0.900399</text:p>
          </table:table-cell>
          <table:table-cell office:value-type="float" office:value="0.403442" calcext:value-type="float">
            <text:p>0.403442</text:p>
          </table:table-cell>
          <table:table-cell office:value-type="float" office:value="1" calcext:value-type="float">
            <text:p>1</text:p>
          </table:table-cell>
          <table:table-cell office:value-type="float" office:value="0.90268" calcext:value-type="float">
            <text:p>0.90268</text:p>
          </table:table-cell>
          <table:table-cell office:value-type="float" office:value="0.385248" calcext:value-type="float">
            <text:p>0.385248</text:p>
          </table:table-cell>
          <table:table-cell office:value-type="float" office:value="0.7" calcext:value-type="float">
            <text:p>0.70</text:p>
          </table:table-cell>
          <table:table-cell table:formula="of:=SUM([.A17]+[.D17]+[.G17]+[.J17]+[.M17]+[.P17]+[.S17]+[.V17]+[.Y17]+[.AB17])/10" office:value-type="float" office:value="0.9998238" calcext:value-type="float">
            <text:p>0.9998238</text:p>
          </table:table-cell>
          <table:table-cell table:formula="of:=SUM([.B17]+[.E17]+[.H17]+[.K17]+[.N17]+[.Q17]+[.T17]+[.W17]+[.Z17]+[.AC17])/10" office:value-type="float" office:value="0.8611416" calcext:value-type="float">
            <text:p>0.8611416</text:p>
          </table:table-cell>
          <table:table-cell table:formula="of:=SUM([.C17]+[.F17]+[.I17]+[.L17]+[.O17]+[.R17]+[.U17]+[.X17]+[.AA17]+[.AD17])/10" office:value-type="float" office:value="0.339499" calcext:value-type="float">
            <text:p>0.339499</text:p>
          </table:table-cell>
          <table:table-cell table:formula="of:=1000 * [.AF17]" office:value-type="float" office:value="999.8238" calcext:value-type="float">
            <text:p>999.8238</text:p>
          </table:table-cell>
          <table:table-cell table:formula="of:=26000*[.AH17]" office:value-type="float" office:value="8826.974" calcext:value-type="float">
            <text:p>8826.9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1064" calcext:value-type="float">
            <text:p>0.871064</text:p>
          </table:table-cell>
          <table:table-cell office:value-type="float" office:value="0.436379" calcext:value-type="float">
            <text:p>0.436379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885505" calcext:value-type="float">
            <text:p>0.885505</text:p>
          </table:table-cell>
          <table:table-cell office:value-type="float" office:value="0.45408" calcext:value-type="float">
            <text:p>0.45408</text:p>
          </table:table-cell>
          <table:table-cell office:value-type="float" office:value="1" calcext:value-type="float">
            <text:p>1</text:p>
          </table:table-cell>
          <table:table-cell office:value-type="float" office:value="0.932426" calcext:value-type="float">
            <text:p>0.932426</text:p>
          </table:table-cell>
          <table:table-cell office:value-type="float" office:value="0.253762" calcext:value-type="float">
            <text:p>0.253762</text:p>
          </table:table-cell>
          <table:table-cell office:value-type="float" office:value="1" calcext:value-type="float">
            <text:p>1</text:p>
          </table:table-cell>
          <table:table-cell office:value-type="float" office:value="0.927809" calcext:value-type="float">
            <text:p>0.927809</text:p>
          </table:table-cell>
          <table:table-cell office:value-type="float" office:value="0.378009" calcext:value-type="float">
            <text:p>0.378009</text:p>
          </table:table-cell>
          <table:table-cell office:value-type="float" office:value="1" calcext:value-type="float">
            <text:p>1</text:p>
          </table:table-cell>
          <table:table-cell office:value-type="float" office:value="0.580173" calcext:value-type="float">
            <text:p>0.580173</text:p>
          </table:table-cell>
          <table:table-cell office:value-type="float" office:value="0.42353" calcext:value-type="float">
            <text:p>0.42353</text:p>
          </table:table-cell>
          <table:table-cell office:value-type="float" office:value="1" calcext:value-type="float">
            <text:p>1</text:p>
          </table:table-cell>
          <table:table-cell office:value-type="float" office:value="0.934892" calcext:value-type="float">
            <text:p>0.934892</text:p>
          </table:table-cell>
          <table:table-cell office:value-type="float" office:value="0.243793" calcext:value-type="float">
            <text:p>0.243793</text:p>
          </table:table-cell>
          <table:table-cell office:value-type="float" office:value="1" calcext:value-type="float">
            <text:p>1</text:p>
          </table:table-cell>
          <table:table-cell office:value-type="float" office:value="0.709356" calcext:value-type="float">
            <text:p>0.709356</text:p>
          </table:table-cell>
          <table:table-cell office:value-type="float" office:value="0.219914" calcext:value-type="float">
            <text:p>0.219914</text:p>
          </table:table-cell>
          <table:table-cell office:value-type="float" office:value="1" calcext:value-type="float">
            <text:p>1</text:p>
          </table:table-cell>
          <table:table-cell office:value-type="float" office:value="0.939701" calcext:value-type="float">
            <text:p>0.939701</text:p>
          </table:table-cell>
          <table:table-cell office:value-type="float" office:value="0.245309" calcext:value-type="float">
            <text:p>0.245309</text:p>
          </table:table-cell>
          <table:table-cell office:value-type="float" office:value="1" calcext:value-type="float">
            <text:p>1</text:p>
          </table:table-cell>
          <table:table-cell office:value-type="float" office:value="0.896521" calcext:value-type="float">
            <text:p>0.896521</text:p>
          </table:table-cell>
          <table:table-cell office:value-type="float" office:value="0.41269" calcext:value-type="float">
            <text:p>0.41269</text:p>
          </table:table-cell>
          <table:table-cell office:value-type="float" office:value="1" calcext:value-type="float">
            <text:p>1</text:p>
          </table:table-cell>
          <table:table-cell office:value-type="float" office:value="0.898232" calcext:value-type="float">
            <text:p>0.898232</text:p>
          </table:table-cell>
          <table:table-cell office:value-type="float" office:value="0.395899" calcext:value-type="float">
            <text:p>0.395899</text:p>
          </table:table-cell>
          <table:table-cell office:value-type="float" office:value="0.68" calcext:value-type="float">
            <text:p>0.68</text:p>
          </table:table-cell>
          <table:table-cell table:formula="of:=SUM([.A18]+[.D18]+[.G18]+[.J18]+[.M18]+[.P18]+[.S18]+[.V18]+[.Y18]+[.AB18])/10" office:value-type="float" office:value="0.9998238" calcext:value-type="float">
            <text:p>0.9998238</text:p>
          </table:table-cell>
          <table:table-cell table:formula="of:=SUM([.B18]+[.E18]+[.H18]+[.K18]+[.N18]+[.Q18]+[.T18]+[.W18]+[.Z18]+[.AC18])/10" office:value-type="float" office:value="0.8575679" calcext:value-type="float">
            <text:p>0.8575679</text:p>
          </table:table-cell>
          <table:table-cell table:formula="of:=SUM([.C18]+[.F18]+[.I18]+[.L18]+[.O18]+[.R18]+[.U18]+[.X18]+[.AA18]+[.AD18])/10" office:value-type="float" office:value="0.3463365" calcext:value-type="float">
            <text:p>0.3463365</text:p>
          </table:table-cell>
          <table:table-cell table:formula="of:=1000 * [.AF18]" office:value-type="float" office:value="999.8238" calcext:value-type="float">
            <text:p>999.8238</text:p>
          </table:table-cell>
          <table:table-cell table:formula="of:=26000*[.AH18]" office:value-type="float" office:value="9004.749" calcext:value-type="float">
            <text:p>9004.7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7849" calcext:value-type="float">
            <text:p>0.867849</text:p>
          </table:table-cell>
          <table:table-cell office:value-type="float" office:value="0.473942" calcext:value-type="float">
            <text:p>0.473942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884264" calcext:value-type="float">
            <text:p>0.884264</text:p>
          </table:table-cell>
          <table:table-cell office:value-type="float" office:value="0.478869" calcext:value-type="float">
            <text:p>0.478869</text:p>
          </table:table-cell>
          <table:table-cell office:value-type="float" office:value="1" calcext:value-type="float">
            <text:p>1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271463" calcext:value-type="float">
            <text:p>0.271463</text:p>
          </table:table-cell>
          <table:table-cell office:value-type="float" office:value="0.99802" calcext:value-type="float">
            <text:p>0.99802</text:p>
          </table:table-cell>
          <table:table-cell office:value-type="float" office:value="0.914572" calcext:value-type="float">
            <text:p>0.914572</text:p>
          </table:table-cell>
          <table:table-cell office:value-type="float" office:value="0.465754" calcext:value-type="float">
            <text:p>0.465754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566977" calcext:value-type="float">
            <text:p>0.566977</text:p>
          </table:table-cell>
          <table:table-cell office:value-type="float" office:value="0.512375" calcext:value-type="float">
            <text:p>0.512375</text:p>
          </table:table-cell>
          <table:table-cell office:value-type="float" office:value="1" calcext:value-type="float">
            <text:p>1</text:p>
          </table:table-cell>
          <table:table-cell office:value-type="float" office:value="0.923803" calcext:value-type="float">
            <text:p>0.923803</text:p>
          </table:table-cell>
          <table:table-cell office:value-type="float" office:value="0.363795" calcext:value-type="float">
            <text:p>0.363795</text:p>
          </table:table-cell>
          <table:table-cell office:value-type="float" office:value="1" calcext:value-type="float">
            <text:p>1</text:p>
          </table:table-cell>
          <table:table-cell office:value-type="float" office:value="0.700841" calcext:value-type="float">
            <text:p>0.700841</text:p>
          </table:table-cell>
          <table:table-cell office:value-type="float" office:value="0.241671" calcext:value-type="float">
            <text:p>0.241671</text:p>
          </table:table-cell>
          <table:table-cell office:value-type="float" office:value="1" calcext:value-type="float">
            <text:p>1</text:p>
          </table:table-cell>
          <table:table-cell office:value-type="float" office:value="0.936915" calcext:value-type="float">
            <text:p>0.936915</text:p>
          </table:table-cell>
          <table:table-cell office:value-type="float" office:value="0.251791" calcext:value-type="float">
            <text:p>0.251791</text:p>
          </table:table-cell>
          <table:table-cell office:value-type="float" office:value="1" calcext:value-type="float">
            <text:p>1</text:p>
          </table:table-cell>
          <table:table-cell office:value-type="float" office:value="0.892311" calcext:value-type="float">
            <text:p>0.892311</text:p>
          </table:table-cell>
          <table:table-cell office:value-type="float" office:value="0.424402" calcext:value-type="float">
            <text:p>0.424402</text:p>
          </table:table-cell>
          <table:table-cell office:value-type="float" office:value="1" calcext:value-type="float">
            <text:p>1</text:p>
          </table:table-cell>
          <table:table-cell office:value-type="float" office:value="0.892448" calcext:value-type="float">
            <text:p>0.892448</text:p>
          </table:table-cell>
          <table:table-cell office:value-type="float" office:value="0.408786" calcext:value-type="float">
            <text:p>0.408786</text:p>
          </table:table-cell>
          <table:table-cell office:value-type="float" office:value="0.66" calcext:value-type="float">
            <text:p>0.66</text:p>
          </table:table-cell>
          <table:table-cell table:formula="of:=SUM([.A19]+[.D19]+[.G19]+[.J19]+[.M19]+[.P19]+[.S19]+[.V19]+[.Y19]+[.AB19])/10" office:value-type="float" office:value="0.9994221" calcext:value-type="float">
            <text:p>0.9994221</text:p>
          </table:table-cell>
          <table:table-cell table:formula="of:=SUM([.B19]+[.E19]+[.H19]+[.K19]+[.N19]+[.Q19]+[.T19]+[.W19]+[.Z19]+[.AC19])/10" office:value-type="float" office:value="0.851118" calcext:value-type="float">
            <text:p>0.851118</text:p>
          </table:table-cell>
          <table:table-cell table:formula="of:=SUM([.C19]+[.F19]+[.I19]+[.L19]+[.O19]+[.R19]+[.U19]+[.X19]+[.AA19]+[.AD19])/10" office:value-type="float" office:value="0.3892848" calcext:value-type="float">
            <text:p>0.3892848</text:p>
          </table:table-cell>
          <table:table-cell table:formula="of:=1000 * [.AF19]" office:value-type="float" office:value="999.4221" calcext:value-type="float">
            <text:p>999.4221</text:p>
          </table:table-cell>
          <table:table-cell table:formula="of:=26000*[.AH19]" office:value-type="float" office:value="10121.4048" calcext:value-type="float">
            <text:p>10121.40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1197" calcext:value-type="float">
            <text:p>0.861197</text:p>
          </table:table-cell>
          <table:table-cell office:value-type="float" office:value="0.481219" calcext:value-type="float">
            <text:p>0.481219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880767" calcext:value-type="float">
            <text:p>0.880767</text:p>
          </table:table-cell>
          <table:table-cell office:value-type="float" office:value="0.480233" calcext:value-type="float">
            <text:p>0.480233</text:p>
          </table:table-cell>
          <table:table-cell office:value-type="float" office:value="1" calcext:value-type="float">
            <text:p>1</text:p>
          </table:table-cell>
          <table:table-cell office:value-type="float" office:value="0.930754" calcext:value-type="float">
            <text:p>0.930754</text:p>
          </table:table-cell>
          <table:table-cell office:value-type="float" office:value="0.275518" calcext:value-type="float">
            <text:p>0.275518</text:p>
          </table:table-cell>
          <table:table-cell office:value-type="float" office:value="0.99802" calcext:value-type="float">
            <text:p>0.99802</text:p>
          </table:table-cell>
          <table:table-cell office:value-type="float" office:value="0.912236" calcext:value-type="float">
            <text:p>0.912236</text:p>
          </table:table-cell>
          <table:table-cell office:value-type="float" office:value="0.471402" calcext:value-type="float">
            <text:p>0.471402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554447" calcext:value-type="float">
            <text:p>0.554447</text:p>
          </table:table-cell>
          <table:table-cell office:value-type="float" office:value="0.515673" calcext:value-type="float">
            <text:p>0.515673</text:p>
          </table:table-cell>
          <table:table-cell office:value-type="float" office:value="1" calcext:value-type="float">
            <text:p>1</text:p>
          </table:table-cell>
          <table:table-cell office:value-type="float" office:value="0.923364" calcext:value-type="float">
            <text:p>0.923364</text:p>
          </table:table-cell>
          <table:table-cell office:value-type="float" office:value="0.366789" calcext:value-type="float">
            <text:p>0.366789</text:p>
          </table:table-cell>
          <table:table-cell office:value-type="float" office:value="1" calcext:value-type="float">
            <text:p>1</text:p>
          </table:table-cell>
          <table:table-cell office:value-type="float" office:value="0.694537" calcext:value-type="float">
            <text:p>0.694537</text:p>
          </table:table-cell>
          <table:table-cell office:value-type="float" office:value="0.251488" calcext:value-type="float">
            <text:p>0.251488</text:p>
          </table:table-cell>
          <table:table-cell office:value-type="float" office:value="1" calcext:value-type="float">
            <text:p>1</text:p>
          </table:table-cell>
          <table:table-cell office:value-type="float" office:value="0.932791" calcext:value-type="float">
            <text:p>0.932791</text:p>
          </table:table-cell>
          <table:table-cell office:value-type="float" office:value="0.258538" calcext:value-type="float">
            <text:p>0.258538</text:p>
          </table:table-cell>
          <table:table-cell office:value-type="float" office:value="1" calcext:value-type="float">
            <text:p>1</text:p>
          </table:table-cell>
          <table:table-cell office:value-type="float" office:value="0.887215" calcext:value-type="float">
            <text:p>0.887215</text:p>
          </table:table-cell>
          <table:table-cell office:value-type="float" office:value="0.432817" calcext:value-type="float">
            <text:p>0.432817</text:p>
          </table:table-cell>
          <table:table-cell office:value-type="float" office:value="1" calcext:value-type="float">
            <text:p>1</text:p>
          </table:table-cell>
          <table:table-cell office:value-type="float" office:value="0.887999" calcext:value-type="float">
            <text:p>0.887999</text:p>
          </table:table-cell>
          <table:table-cell office:value-type="float" office:value="0.421294" calcext:value-type="float">
            <text:p>0.421294</text:p>
          </table:table-cell>
          <table:table-cell office:value-type="float" office:value="0.64" calcext:value-type="float">
            <text:p>0.64</text:p>
          </table:table-cell>
          <table:table-cell table:formula="of:=SUM([.A20]+[.D20]+[.G20]+[.J20]+[.M20]+[.P20]+[.S20]+[.V20]+[.Y20]+[.AB20])/10" office:value-type="float" office:value="0.9994221" calcext:value-type="float">
            <text:p>0.9994221</text:p>
          </table:table-cell>
          <table:table-cell table:formula="of:=SUM([.B20]+[.E20]+[.H20]+[.K20]+[.N20]+[.Q20]+[.T20]+[.W20]+[.Z20]+[.AC20])/10" office:value-type="float" office:value="0.8465307" calcext:value-type="float">
            <text:p>0.8465307</text:p>
          </table:table-cell>
          <table:table-cell table:formula="of:=SUM([.C20]+[.F20]+[.I20]+[.L20]+[.O20]+[.R20]+[.U20]+[.X20]+[.AA20]+[.AD20])/10" office:value-type="float" office:value="0.3954971" calcext:value-type="float">
            <text:p>0.3954971</text:p>
          </table:table-cell>
          <table:table-cell table:formula="of:=1000 * [.AF20]" office:value-type="float" office:value="999.4221" calcext:value-type="float">
            <text:p>999.4221</text:p>
          </table:table-cell>
          <table:table-cell table:formula="of:=26000*[.AH20]" office:value-type="float" office:value="10282.9246" calcext:value-type="float">
            <text:p>10282.92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0554" calcext:value-type="float">
            <text:p>0.850554</text:p>
          </table:table-cell>
          <table:table-cell office:value-type="float" office:value="0.508168" calcext:value-type="float">
            <text:p>0.508168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863734" calcext:value-type="float">
            <text:p>0.863734</text:p>
          </table:table-cell>
          <table:table-cell office:value-type="float" office:value="0.489482" calcext:value-type="float">
            <text:p>0.489482</text:p>
          </table:table-cell>
          <table:table-cell office:value-type="float" office:value="1" calcext:value-type="float">
            <text:p>1</text:p>
          </table:table-cell>
          <table:table-cell office:value-type="float" office:value="0.92975" calcext:value-type="float">
            <text:p>0.92975</text:p>
          </table:table-cell>
          <table:table-cell office:value-type="float" office:value="0.278399" calcext:value-type="float">
            <text:p>0.278399</text:p>
          </table:table-cell>
          <table:table-cell office:value-type="float" office:value="0.99802" calcext:value-type="float">
            <text:p>0.99802</text:p>
          </table:table-cell>
          <table:table-cell office:value-type="float" office:value="0.909566" calcext:value-type="float">
            <text:p>0.909566</text:p>
          </table:table-cell>
          <table:table-cell office:value-type="float" office:value="0.478376" calcext:value-type="float">
            <text:p>0.478376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544799" calcext:value-type="float">
            <text:p>0.544799</text:p>
          </table:table-cell>
          <table:table-cell office:value-type="float" office:value="0.519008" calcext:value-type="float">
            <text:p>0.519008</text:p>
          </table:table-cell>
          <table:table-cell office:value-type="float" office:value="1" calcext:value-type="float">
            <text:p>1</text:p>
          </table:table-cell>
          <table:table-cell office:value-type="float" office:value="0.922925" calcext:value-type="float">
            <text:p>0.922925</text:p>
          </table:table-cell>
          <table:table-cell office:value-type="float" office:value="0.374218" calcext:value-type="float">
            <text:p>0.374218</text:p>
          </table:table-cell>
          <table:table-cell office:value-type="float" office:value="1" calcext:value-type="float">
            <text:p>1</text:p>
          </table:table-cell>
          <table:table-cell office:value-type="float" office:value="0.6858" calcext:value-type="float">
            <text:p>0.6858</text:p>
          </table:table-cell>
          <table:table-cell office:value-type="float" office:value="0.260926" calcext:value-type="float">
            <text:p>0.260926</text:p>
          </table:table-cell>
          <table:table-cell office:value-type="float" office:value="1" calcext:value-type="float">
            <text:p>1</text:p>
          </table:table-cell>
          <table:table-cell office:value-type="float" office:value="0.92889" calcext:value-type="float">
            <text:p>0.92889</text:p>
          </table:table-cell>
          <table:table-cell office:value-type="float" office:value="0.265436" calcext:value-type="float">
            <text:p>0.265436</text:p>
          </table:table-cell>
          <table:table-cell office:value-type="float" office:value="1" calcext:value-type="float">
            <text:p>1</text:p>
          </table:table-cell>
          <table:table-cell office:value-type="float" office:value="0.881675" calcext:value-type="float">
            <text:p>0.881675</text:p>
          </table:table-cell>
          <table:table-cell office:value-type="float" office:value="0.441838" calcext:value-type="float">
            <text:p>0.441838</text:p>
          </table:table-cell>
          <table:table-cell office:value-type="float" office:value="1" calcext:value-type="float">
            <text:p>1</text:p>
          </table:table-cell>
          <table:table-cell office:value-type="float" office:value="0.880992" calcext:value-type="float">
            <text:p>0.880992</text:p>
          </table:table-cell>
          <table:table-cell office:value-type="float" office:value="0.447826" calcext:value-type="float">
            <text:p>0.447826</text:p>
          </table:table-cell>
          <table:table-cell office:value-type="float" office:value="0.62" calcext:value-type="float">
            <text:p>0.62</text:p>
          </table:table-cell>
          <table:table-cell table:formula="of:=SUM([.A21]+[.D21]+[.G21]+[.J21]+[.M21]+[.P21]+[.S21]+[.V21]+[.Y21]+[.AB21])/10" office:value-type="float" office:value="0.9994221" calcext:value-type="float">
            <text:p>0.9994221</text:p>
          </table:table-cell>
          <table:table-cell table:formula="of:=SUM([.B21]+[.E21]+[.H21]+[.K21]+[.N21]+[.Q21]+[.T21]+[.W21]+[.Z21]+[.AC21])/10" office:value-type="float" office:value="0.8398685" calcext:value-type="float">
            <text:p>0.8398685</text:p>
          </table:table-cell>
          <table:table-cell table:formula="of:=SUM([.C21]+[.F21]+[.I21]+[.L21]+[.O21]+[.R21]+[.U21]+[.X21]+[.AA21]+[.AD21])/10" office:value-type="float" office:value="0.4063677" calcext:value-type="float">
            <text:p>0.4063677</text:p>
          </table:table-cell>
          <table:table-cell table:formula="of:=1000 * [.AF21]" office:value-type="float" office:value="999.4221" calcext:value-type="float">
            <text:p>999.4221</text:p>
          </table:table-cell>
          <table:table-cell table:formula="of:=26000*[.AH21]" office:value-type="float" office:value="10565.5602" calcext:value-type="float">
            <text:p>10565.5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5455" calcext:value-type="float">
            <text:p>0.845455</text:p>
          </table:table-cell>
          <table:table-cell office:value-type="float" office:value="0.514422" calcext:value-type="float">
            <text:p>0.514422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861703" calcext:value-type="float">
            <text:p>0.861703</text:p>
          </table:table-cell>
          <table:table-cell office:value-type="float" office:value="0.492021" calcext:value-type="float">
            <text:p>0.492021</text:p>
          </table:table-cell>
          <table:table-cell office:value-type="float" office:value="1" calcext:value-type="float">
            <text:p>1</text:p>
          </table:table-cell>
          <table:table-cell office:value-type="float" office:value="0.927855" calcext:value-type="float">
            <text:p>0.927855</text:p>
          </table:table-cell>
          <table:table-cell office:value-type="float" office:value="0.281128" calcext:value-type="float">
            <text:p>0.281128</text:p>
          </table:table-cell>
          <table:table-cell office:value-type="float" office:value="0.99802" calcext:value-type="float">
            <text:p>0.99802</text:p>
          </table:table-cell>
          <table:table-cell office:value-type="float" office:value="0.905784" calcext:value-type="float">
            <text:p>0.905784</text:p>
          </table:table-cell>
          <table:table-cell office:value-type="float" office:value="0.487625" calcext:value-type="float">
            <text:p>0.487625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535041" calcext:value-type="float">
            <text:p>0.535041</text:p>
          </table:table-cell>
          <table:table-cell office:value-type="float" office:value="0.529773" calcext:value-type="float">
            <text:p>0.529773</text:p>
          </table:table-cell>
          <table:table-cell office:value-type="float" office:value="1" calcext:value-type="float">
            <text:p>1</text:p>
          </table:table-cell>
          <table:table-cell office:value-type="float" office:value="0.921388" calcext:value-type="float">
            <text:p>0.921388</text:p>
          </table:table-cell>
          <table:table-cell office:value-type="float" office:value="0.376644" calcext:value-type="float">
            <text:p>0.376644</text:p>
          </table:table-cell>
          <table:table-cell office:value-type="float" office:value="1" calcext:value-type="float">
            <text:p>1</text:p>
          </table:table-cell>
          <table:table-cell office:value-type="float" office:value="0.67662" calcext:value-type="float">
            <text:p>0.67662</text:p>
          </table:table-cell>
          <table:table-cell office:value-type="float" office:value="0.270477" calcext:value-type="float">
            <text:p>0.270477</text:p>
          </table:table-cell>
          <table:table-cell office:value-type="float" office:value="1" calcext:value-type="float">
            <text:p>1</text:p>
          </table:table-cell>
          <table:table-cell office:value-type="float" office:value="0.922314" calcext:value-type="float">
            <text:p>0.922314</text:p>
          </table:table-cell>
          <table:table-cell office:value-type="float" office:value="0.275026" calcext:value-type="float">
            <text:p>0.275026</text:p>
          </table:table-cell>
          <table:table-cell office:value-type="float" office:value="1" calcext:value-type="float">
            <text:p>1</text:p>
          </table:table-cell>
          <table:table-cell office:value-type="float" office:value="0.874695" calcext:value-type="float">
            <text:p>0.874695</text:p>
          </table:table-cell>
          <table:table-cell office:value-type="float" office:value="0.455407" calcext:value-type="float">
            <text:p>0.455407</text:p>
          </table:table-cell>
          <table:table-cell office:value-type="float" office:value="1" calcext:value-type="float">
            <text:p>1</text:p>
          </table:table-cell>
          <table:table-cell office:value-type="float" office:value="0.877655" calcext:value-type="float">
            <text:p>0.877655</text:p>
          </table:table-cell>
          <table:table-cell office:value-type="float" office:value="0.462154" calcext:value-type="float">
            <text:p>0.462154</text:p>
          </table:table-cell>
          <table:table-cell office:value-type="float" office:value="0.6" calcext:value-type="float">
            <text:p>0.60</text:p>
          </table:table-cell>
          <table:table-cell table:formula="of:=SUM([.A22]+[.D22]+[.G22]+[.J22]+[.M22]+[.P22]+[.S22]+[.V22]+[.Y22]+[.AB22])/10" office:value-type="float" office:value="0.9994221" calcext:value-type="float">
            <text:p>0.9994221</text:p>
          </table:table-cell>
          <table:table-cell table:formula="of:=SUM([.B22]+[.E22]+[.H22]+[.K22]+[.N22]+[.Q22]+[.T22]+[.W22]+[.Z22]+[.AC22])/10" office:value-type="float" office:value="0.834851" calcext:value-type="float">
            <text:p>0.834851</text:p>
          </table:table-cell>
          <table:table-cell table:formula="of:=SUM([.C22]+[.F22]+[.I22]+[.L22]+[.O22]+[.R22]+[.U22]+[.X22]+[.AA22]+[.AD22])/10" office:value-type="float" office:value="0.4144677" calcext:value-type="float">
            <text:p>0.4144677</text:p>
          </table:table-cell>
          <table:table-cell table:formula="of:=1000 * [.AF22]" office:value-type="float" office:value="999.4221" calcext:value-type="float">
            <text:p>999.4221</text:p>
          </table:table-cell>
          <table:table-cell table:formula="of:=26000*[.AH22]" office:value-type="float" office:value="10776.1602" calcext:value-type="float">
            <text:p>10776.1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459" calcext:value-type="float">
            <text:p>0.83459</text:p>
          </table:table-cell>
          <table:table-cell office:value-type="float" office:value="0.544062" calcext:value-type="float">
            <text:p>0.544062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859786" calcext:value-type="float">
            <text:p>0.859786</text:p>
          </table:table-cell>
          <table:table-cell office:value-type="float" office:value="0.497631" calcext:value-type="float">
            <text:p>0.497631</text:p>
          </table:table-cell>
          <table:table-cell office:value-type="float" office:value="1" calcext:value-type="float">
            <text:p>1</text:p>
          </table:table-cell>
          <table:table-cell office:value-type="float" office:value="0.926517" calcext:value-type="float">
            <text:p>0.926517</text:p>
          </table:table-cell>
          <table:table-cell office:value-type="float" office:value="0.28886" calcext:value-type="float">
            <text:p>0.28886</text:p>
          </table:table-cell>
          <table:table-cell office:value-type="float" office:value="0.99802" calcext:value-type="float">
            <text:p>0.99802</text:p>
          </table:table-cell>
          <table:table-cell office:value-type="float" office:value="0.898888" calcext:value-type="float">
            <text:p>0.898888</text:p>
          </table:table-cell>
          <table:table-cell office:value-type="float" office:value="0.517265" calcext:value-type="float">
            <text:p>0.517265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526724" calcext:value-type="float">
            <text:p>0.526724</text:p>
          </table:table-cell>
          <table:table-cell office:value-type="float" office:value="0.532502" calcext:value-type="float">
            <text:p>0.532502</text:p>
          </table:table-cell>
          <table:table-cell office:value-type="float" office:value="1" calcext:value-type="float">
            <text:p>1</text:p>
          </table:table-cell>
          <table:table-cell office:value-type="float" office:value="0.919851" calcext:value-type="float">
            <text:p>0.919851</text:p>
          </table:table-cell>
          <table:table-cell office:value-type="float" office:value="0.379297" calcext:value-type="float">
            <text:p>0.379297</text:p>
          </table:table-cell>
          <table:table-cell office:value-type="float" office:value="1" calcext:value-type="float">
            <text:p>1</text:p>
          </table:table-cell>
          <table:table-cell office:value-type="float" office:value="0.66534" calcext:value-type="float">
            <text:p>0.66534</text:p>
          </table:table-cell>
          <table:table-cell office:value-type="float" office:value="0.295076" calcext:value-type="float">
            <text:p>0.295076</text:p>
          </table:table-cell>
          <table:table-cell office:value-type="float" office:value="1" calcext:value-type="float">
            <text:p>1</text:p>
          </table:table-cell>
          <table:table-cell office:value-type="float" office:value="0.916964" calcext:value-type="float">
            <text:p>0.916964</text:p>
          </table:table-cell>
          <table:table-cell office:value-type="float" office:value="0.282682" calcext:value-type="float">
            <text:p>0.282682</text:p>
          </table:table-cell>
          <table:table-cell office:value-type="float" office:value="1" calcext:value-type="float">
            <text:p>1</text:p>
          </table:table-cell>
          <table:table-cell office:value-type="float" office:value="0.866497" calcext:value-type="float">
            <text:p>0.866497</text:p>
          </table:table-cell>
          <table:table-cell office:value-type="float" office:value="0.470075" calcext:value-type="float">
            <text:p>0.470075</text:p>
          </table:table-cell>
          <table:table-cell office:value-type="float" office:value="1" calcext:value-type="float">
            <text:p>1</text:p>
          </table:table-cell>
          <table:table-cell office:value-type="float" office:value="0.872539" calcext:value-type="float">
            <text:p>0.872539</text:p>
          </table:table-cell>
          <table:table-cell office:value-type="float" office:value="0.474055" calcext:value-type="float">
            <text:p>0.474055</text:p>
          </table:table-cell>
          <table:table-cell office:value-type="float" office:value="0.58" calcext:value-type="float">
            <text:p>0.58</text:p>
          </table:table-cell>
          <table:table-cell table:formula="of:=SUM([.A23]+[.D23]+[.G23]+[.J23]+[.M23]+[.P23]+[.S23]+[.V23]+[.Y23]+[.AB23])/10" office:value-type="float" office:value="0.9994221" calcext:value-type="float">
            <text:p>0.9994221</text:p>
          </table:table-cell>
          <table:table-cell table:formula="of:=SUM([.B23]+[.E23]+[.H23]+[.K23]+[.N23]+[.Q23]+[.T23]+[.W23]+[.Z23]+[.AC23])/10" office:value-type="float" office:value="0.8287696" calcext:value-type="float">
            <text:p>0.8287696</text:p>
          </table:table-cell>
          <table:table-cell table:formula="of:=SUM([.C23]+[.F23]+[.I23]+[.L23]+[.O23]+[.R23]+[.U23]+[.X23]+[.AA23]+[.AD23])/10" office:value-type="float" office:value="0.4281505" calcext:value-type="float">
            <text:p>0.4281505</text:p>
          </table:table-cell>
          <table:table-cell table:formula="of:=1000 * [.AF23]" office:value-type="float" office:value="999.4221" calcext:value-type="float">
            <text:p>999.4221</text:p>
          </table:table-cell>
          <table:table-cell table:formula="of:=26000*[.AH23]" office:value-type="float" office:value="11131.913" calcext:value-type="float">
            <text:p>11131.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1064" calcext:value-type="float">
            <text:p>0.821064</text:p>
          </table:table-cell>
          <table:table-cell office:value-type="float" office:value="0.55513" calcext:value-type="float">
            <text:p>0.55513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856514" calcext:value-type="float">
            <text:p>0.856514</text:p>
          </table:table-cell>
          <table:table-cell office:value-type="float" office:value="0.49964" calcext:value-type="float">
            <text:p>0.49964</text:p>
          </table:table-cell>
          <table:table-cell office:value-type="float" office:value="1" calcext:value-type="float">
            <text:p>1</text:p>
          </table:table-cell>
          <table:table-cell office:value-type="float" office:value="0.925736" calcext:value-type="float">
            <text:p>0.925736</text:p>
          </table:table-cell>
          <table:table-cell office:value-type="float" office:value="0.292272" calcext:value-type="float">
            <text:p>0.292272</text:p>
          </table:table-cell>
          <table:table-cell office:value-type="float" office:value="0.99802" calcext:value-type="float">
            <text:p>0.99802</text:p>
          </table:table-cell>
          <table:table-cell office:value-type="float" office:value="0.895217" calcext:value-type="float">
            <text:p>0.895217</text:p>
          </table:table-cell>
          <table:table-cell office:value-type="float" office:value="0.52549" calcext:value-type="float">
            <text:p>0.52549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516633" calcext:value-type="float">
            <text:p>0.516633</text:p>
          </table:table-cell>
          <table:table-cell office:value-type="float" office:value="0.542584" calcext:value-type="float">
            <text:p>0.542584</text:p>
          </table:table-cell>
          <table:table-cell office:value-type="float" office:value="1" calcext:value-type="float">
            <text:p>1</text:p>
          </table:table-cell>
          <table:table-cell office:value-type="float" office:value="0.918314" calcext:value-type="float">
            <text:p>0.918314</text:p>
          </table:table-cell>
          <table:table-cell office:value-type="float" office:value="0.38195" calcext:value-type="float">
            <text:p>0.38195</text:p>
          </table:table-cell>
          <table:table-cell office:value-type="float" office:value="1" calcext:value-type="float">
            <text:p>1</text:p>
          </table:table-cell>
          <table:table-cell office:value-type="float" office:value="0.65605" calcext:value-type="float">
            <text:p>0.65605</text:p>
          </table:table-cell>
          <table:table-cell office:value-type="float" office:value="0.314293" calcext:value-type="float">
            <text:p>0.314293</text:p>
          </table:table-cell>
          <table:table-cell office:value-type="float" office:value="1" calcext:value-type="float">
            <text:p>1</text:p>
          </table:table-cell>
          <table:table-cell office:value-type="float" office:value="0.909608" calcext:value-type="float">
            <text:p>0.909608</text:p>
          </table:table-cell>
          <table:table-cell office:value-type="float" office:value="0.292878" calcext:value-type="float">
            <text:p>0.292878</text:p>
          </table:table-cell>
          <table:table-cell office:value-type="float" office:value="1" calcext:value-type="float">
            <text:p>1</text:p>
          </table:table-cell>
          <table:table-cell office:value-type="float" office:value="0.857855" calcext:value-type="float">
            <text:p>0.857855</text:p>
          </table:table-cell>
          <table:table-cell office:value-type="float" office:value="0.48065" calcext:value-type="float">
            <text:p>0.48065</text:p>
          </table:table-cell>
          <table:table-cell office:value-type="float" office:value="1" calcext:value-type="float">
            <text:p>1</text:p>
          </table:table-cell>
          <table:table-cell office:value-type="float" office:value="0.867645" calcext:value-type="float">
            <text:p>0.867645</text:p>
          </table:table-cell>
          <table:table-cell office:value-type="float" office:value="0.48554" calcext:value-type="float">
            <text:p>0.48554</text:p>
          </table:table-cell>
          <table:table-cell office:value-type="float" office:value="0.56" calcext:value-type="float">
            <text:p>0.56</text:p>
          </table:table-cell>
          <table:table-cell table:formula="of:=SUM([.A24]+[.D24]+[.G24]+[.J24]+[.M24]+[.P24]+[.S24]+[.V24]+[.Y24]+[.AB24])/10" office:value-type="float" office:value="0.9994221" calcext:value-type="float">
            <text:p>0.9994221</text:p>
          </table:table-cell>
          <table:table-cell table:formula="of:=SUM([.B24]+[.E24]+[.H24]+[.K24]+[.N24]+[.Q24]+[.T24]+[.W24]+[.Z24]+[.AC24])/10" office:value-type="float" office:value="0.8224636" calcext:value-type="float">
            <text:p>0.8224636</text:p>
          </table:table-cell>
          <table:table-cell table:formula="of:=SUM([.C24]+[.F24]+[.I24]+[.L24]+[.O24]+[.R24]+[.U24]+[.X24]+[.AA24]+[.AD24])/10" office:value-type="float" office:value="0.4370427" calcext:value-type="float">
            <text:p>0.4370427</text:p>
          </table:table-cell>
          <table:table-cell table:formula="of:=1000 * [.AF24]" office:value-type="float" office:value="999.4221" calcext:value-type="float">
            <text:p>999.4221</text:p>
          </table:table-cell>
          <table:table-cell table:formula="of:=26000*[.AH24]" office:value-type="float" office:value="11363.1102" calcext:value-type="float">
            <text:p>11363.11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0865" calcext:value-type="float">
            <text:p>0.810865</text:p>
          </table:table-cell>
          <table:table-cell office:value-type="float" office:value="0.589546" calcext:value-type="float">
            <text:p>0.589546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85313" calcext:value-type="float">
            <text:p>0.85313</text:p>
          </table:table-cell>
          <table:table-cell office:value-type="float" office:value="0.501649" calcext:value-type="float">
            <text:p>0.501649</text:p>
          </table:table-cell>
          <table:table-cell office:value-type="float" office:value="1" calcext:value-type="float">
            <text:p>1</text:p>
          </table:table-cell>
          <table:table-cell office:value-type="float" office:value="0.923617" calcext:value-type="float">
            <text:p>0.923617</text:p>
          </table:table-cell>
          <table:table-cell office:value-type="float" office:value="0.316757" calcext:value-type="float">
            <text:p>0.316757</text:p>
          </table:table-cell>
          <table:table-cell office:value-type="float" office:value="0.99802" calcext:value-type="float">
            <text:p>0.99802</text:p>
          </table:table-cell>
          <table:table-cell office:value-type="float" office:value="0.889099" calcext:value-type="float">
            <text:p>0.889099</text:p>
          </table:table-cell>
          <table:table-cell office:value-type="float" office:value="0.533829" calcext:value-type="float">
            <text:p>0.533829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506986" calcext:value-type="float">
            <text:p>0.506986</text:p>
          </table:table-cell>
          <table:table-cell office:value-type="float" office:value="0.549293" calcext:value-type="float">
            <text:p>0.549293</text:p>
          </table:table-cell>
          <table:table-cell office:value-type="float" office:value="1" calcext:value-type="float">
            <text:p>1</text:p>
          </table:table-cell>
          <table:table-cell office:value-type="float" office:value="0.915898" calcext:value-type="float">
            <text:p>0.915898</text:p>
          </table:table-cell>
          <table:table-cell office:value-type="float" office:value="0.385021" calcext:value-type="float">
            <text:p>0.385021</text:p>
          </table:table-cell>
          <table:table-cell office:value-type="float" office:value="1" calcext:value-type="float">
            <text:p>1</text:p>
          </table:table-cell>
          <table:table-cell office:value-type="float" office:value="0.645875" calcext:value-type="float">
            <text:p>0.645875</text:p>
          </table:table-cell>
          <table:table-cell office:value-type="float" office:value="0.342455" calcext:value-type="float">
            <text:p>0.342455</text:p>
          </table:table-cell>
          <table:table-cell office:value-type="float" office:value="1" calcext:value-type="float">
            <text:p>1</text:p>
          </table:table-cell>
          <table:table-cell office:value-type="float" office:value="0.904146" calcext:value-type="float">
            <text:p>0.904146</text:p>
          </table:table-cell>
          <table:table-cell office:value-type="float" office:value="0.30152" calcext:value-type="float">
            <text:p>0.30152</text:p>
          </table:table-cell>
          <table:table-cell office:value-type="float" office:value="1" calcext:value-type="float">
            <text:p>1</text:p>
          </table:table-cell>
          <table:table-cell office:value-type="float" office:value="0.850875" calcext:value-type="float">
            <text:p>0.850875</text:p>
          </table:table-cell>
          <table:table-cell office:value-type="float" office:value="0.494333" calcext:value-type="float">
            <text:p>0.494333</text:p>
          </table:table-cell>
          <table:table-cell office:value-type="float" office:value="1" calcext:value-type="float">
            <text:p>1</text:p>
          </table:table-cell>
          <table:table-cell office:value-type="float" office:value="0.861973" calcext:value-type="float">
            <text:p>0.861973</text:p>
          </table:table-cell>
          <table:table-cell office:value-type="float" office:value="0.496797" calcext:value-type="float">
            <text:p>0.496797</text:p>
          </table:table-cell>
          <table:table-cell office:value-type="float" office:value="0.54" calcext:value-type="float">
            <text:p>0.54</text:p>
          </table:table-cell>
          <table:table-cell table:formula="of:=SUM([.A25]+[.D25]+[.G25]+[.J25]+[.M25]+[.P25]+[.S25]+[.V25]+[.Y25]+[.AB25])/10" office:value-type="float" office:value="0.9994221" calcext:value-type="float">
            <text:p>0.9994221</text:p>
          </table:table-cell>
          <table:table-cell table:formula="of:=SUM([.B25]+[.E25]+[.H25]+[.K25]+[.N25]+[.Q25]+[.T25]+[.W25]+[.Z25]+[.AC25])/10" office:value-type="float" office:value="0.8162464" calcext:value-type="float">
            <text:p>0.8162464</text:p>
          </table:table-cell>
          <table:table-cell table:formula="of:=SUM([.C25]+[.F25]+[.I25]+[.L25]+[.O25]+[.R25]+[.U25]+[.X25]+[.AA25]+[.AD25])/10" office:value-type="float" office:value="0.45112" calcext:value-type="float">
            <text:p>0.45112</text:p>
          </table:table-cell>
          <table:table-cell table:formula="of:=1000 * [.AF25]" office:value-type="float" office:value="999.4221" calcext:value-type="float">
            <text:p>999.4221</text:p>
          </table:table-cell>
          <table:table-cell table:formula="of:=26000*[.AH25]" office:value-type="float" office:value="11729.12" calcext:value-type="float">
            <text:p>11729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4213" calcext:value-type="float">
            <text:p>0.804213</text:p>
          </table:table-cell>
          <table:table-cell office:value-type="float" office:value="0.598795" calcext:value-type="float">
            <text:p>0.598795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833954" calcext:value-type="float">
            <text:p>0.833954</text:p>
          </table:table-cell>
          <table:table-cell office:value-type="float" office:value="0.51355" calcext:value-type="float">
            <text:p>0.51355</text:p>
          </table:table-cell>
          <table:table-cell office:value-type="float" office:value="1" calcext:value-type="float">
            <text:p>1</text:p>
          </table:table-cell>
          <table:table-cell office:value-type="float" office:value="0.921722" calcext:value-type="float">
            <text:p>0.921722</text:p>
          </table:table-cell>
          <table:table-cell office:value-type="float" office:value="0.322253" calcext:value-type="float">
            <text:p>0.322253</text:p>
          </table:table-cell>
          <table:table-cell office:value-type="float" office:value="0.99802" calcext:value-type="float">
            <text:p>0.99802</text:p>
          </table:table-cell>
          <table:table-cell office:value-type="float" office:value="0.883537" calcext:value-type="float">
            <text:p>0.883537</text:p>
          </table:table-cell>
          <table:table-cell office:value-type="float" office:value="0.542622" calcext:value-type="float">
            <text:p>0.542622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497339" calcext:value-type="float">
            <text:p>0.497339</text:p>
          </table:table-cell>
          <table:table-cell office:value-type="float" office:value="0.556684" calcext:value-type="float">
            <text:p>0.556684</text:p>
          </table:table-cell>
          <table:table-cell office:value-type="float" office:value="1" calcext:value-type="float">
            <text:p>1</text:p>
          </table:table-cell>
          <table:table-cell office:value-type="float" office:value="0.884168" calcext:value-type="float">
            <text:p>0.884168</text:p>
          </table:table-cell>
          <table:table-cell office:value-type="float" office:value="0.395937" calcext:value-type="float">
            <text:p>0.395937</text:p>
          </table:table-cell>
          <table:table-cell office:value-type="float" office:value="1" calcext:value-type="float">
            <text:p>1</text:p>
          </table:table-cell>
          <table:table-cell office:value-type="float" office:value="0.636032" calcext:value-type="float">
            <text:p>0.636032</text:p>
          </table:table-cell>
          <table:table-cell office:value-type="float" office:value="0.351704" calcext:value-type="float">
            <text:p>0.351704</text:p>
          </table:table-cell>
          <table:table-cell office:value-type="float" office:value="1" calcext:value-type="float">
            <text:p>1</text:p>
          </table:table-cell>
          <table:table-cell office:value-type="float" office:value="0.896567" calcext:value-type="float">
            <text:p>0.896567</text:p>
          </table:table-cell>
          <table:table-cell office:value-type="float" office:value="0.31327" calcext:value-type="float">
            <text:p>0.31327</text:p>
          </table:table-cell>
          <table:table-cell office:value-type="float" office:value="1" calcext:value-type="float">
            <text:p>1</text:p>
          </table:table-cell>
          <table:table-cell office:value-type="float" office:value="0.844339" calcext:value-type="float">
            <text:p>0.844339</text:p>
          </table:table-cell>
          <table:table-cell office:value-type="float" office:value="0.50525" calcext:value-type="float">
            <text:p>0.50525</text:p>
          </table:table-cell>
          <table:table-cell office:value-type="float" office:value="1" calcext:value-type="float">
            <text:p>1</text:p>
          </table:table-cell>
          <table:table-cell office:value-type="float" office:value="0.857302" calcext:value-type="float">
            <text:p>0.857302</text:p>
          </table:table-cell>
          <table:table-cell office:value-type="float" office:value="0.510935" calcext:value-type="float">
            <text:p>0.510935</text:p>
          </table:table-cell>
          <table:table-cell office:value-type="float" office:value="0.519999999999999" calcext:value-type="float">
            <text:p>0.52</text:p>
          </table:table-cell>
          <table:table-cell table:formula="of:=SUM([.A26]+[.D26]+[.G26]+[.J26]+[.M26]+[.P26]+[.S26]+[.V26]+[.Y26]+[.AB26])/10" office:value-type="float" office:value="0.999334" calcext:value-type="float">
            <text:p>0.999334</text:p>
          </table:table-cell>
          <table:table-cell table:formula="of:=SUM([.B26]+[.E26]+[.H26]+[.K26]+[.N26]+[.Q26]+[.T26]+[.W26]+[.Z26]+[.AC26])/10" office:value-type="float" office:value="0.8059173" calcext:value-type="float">
            <text:p>0.8059173</text:p>
          </table:table-cell>
          <table:table-cell table:formula="of:=SUM([.C26]+[.F26]+[.I26]+[.L26]+[.O26]+[.R26]+[.U26]+[.X26]+[.AA26]+[.AD26])/10" office:value-type="float" office:value="0.4611" calcext:value-type="float">
            <text:p>0.4611</text:p>
          </table:table-cell>
          <table:table-cell table:formula="of:=1000 * [.AF26]" office:value-type="float" office:value="999.334" calcext:value-type="float">
            <text:p>999.334</text:p>
          </table:table-cell>
          <table:table-cell table:formula="of:=26000*[.AH26]" office:value-type="float" office:value="11988.6" calcext:value-type="float">
            <text:p>11988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6231" calcext:value-type="float">
            <text:p>0.796231</text:p>
          </table:table-cell>
          <table:table-cell office:value-type="float" office:value="0.607285" calcext:value-type="float">
            <text:p>0.607285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830006" calcext:value-type="float">
            <text:p>0.830006</text:p>
          </table:table-cell>
          <table:table-cell office:value-type="float" office:value="0.522761" calcext:value-type="float">
            <text:p>0.522761</text:p>
          </table:table-cell>
          <table:table-cell office:value-type="float" office:value="1" calcext:value-type="float">
            <text:p>1</text:p>
          </table:table-cell>
          <table:table-cell office:value-type="float" office:value="0.91793" calcext:value-type="float">
            <text:p>0.91793</text:p>
          </table:table-cell>
          <table:table-cell office:value-type="float" office:value="0.409203" calcext:value-type="float">
            <text:p>0.409203</text:p>
          </table:table-cell>
          <table:table-cell office:value-type="float" office:value="0.99802" calcext:value-type="float">
            <text:p>0.99802</text:p>
          </table:table-cell>
          <table:table-cell office:value-type="float" office:value="0.876863" calcext:value-type="float">
            <text:p>0.876863</text:p>
          </table:table-cell>
          <table:table-cell office:value-type="float" office:value="0.562976" calcext:value-type="float">
            <text:p>0.562976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488246" calcext:value-type="float">
            <text:p>0.488246</text:p>
          </table:table-cell>
          <table:table-cell office:value-type="float" office:value="0.560399" calcext:value-type="float">
            <text:p>0.560399</text:p>
          </table:table-cell>
          <table:table-cell office:value-type="float" office:value="1" calcext:value-type="float">
            <text:p>1</text:p>
          </table:table-cell>
          <table:table-cell office:value-type="float" office:value="0.880984" calcext:value-type="float">
            <text:p>0.880984</text:p>
          </table:table-cell>
          <table:table-cell office:value-type="float" office:value="0.400144" calcext:value-type="float">
            <text:p>0.400144</text:p>
          </table:table-cell>
          <table:table-cell office:value-type="float" office:value="1" calcext:value-type="float">
            <text:p>1</text:p>
          </table:table-cell>
          <table:table-cell office:value-type="float" office:value="0.623203" calcext:value-type="float">
            <text:p>0.623203</text:p>
          </table:table-cell>
          <table:table-cell office:value-type="float" office:value="0.363075" calcext:value-type="float">
            <text:p>0.363075</text:p>
          </table:table-cell>
          <table:table-cell office:value-type="float" office:value="1" calcext:value-type="float">
            <text:p>1</text:p>
          </table:table-cell>
          <table:table-cell office:value-type="float" office:value="0.882189" calcext:value-type="float">
            <text:p>0.882189</text:p>
          </table:table-cell>
          <table:table-cell office:value-type="float" office:value="0.339575" calcext:value-type="float">
            <text:p>0.339575</text:p>
          </table:table-cell>
          <table:table-cell office:value-type="float" office:value="1" calcext:value-type="float">
            <text:p>1</text:p>
          </table:table-cell>
          <table:table-cell office:value-type="float" office:value="0.828828" calcext:value-type="float">
            <text:p>0.828828</text:p>
          </table:table-cell>
          <table:table-cell office:value-type="float" office:value="0.524808" calcext:value-type="float">
            <text:p>0.524808</text:p>
          </table:table-cell>
          <table:table-cell office:value-type="float" office:value="1" calcext:value-type="float">
            <text:p>1</text:p>
          </table:table-cell>
          <table:table-cell office:value-type="float" office:value="0.847625" calcext:value-type="float">
            <text:p>0.847625</text:p>
          </table:table-cell>
          <table:table-cell office:value-type="float" office:value="0.538225" calcext:value-type="float">
            <text:p>0.538225</text:p>
          </table:table-cell>
          <table:table-cell office:value-type="float" office:value="0.5" calcext:value-type="float">
            <text:p>0.50</text:p>
          </table:table-cell>
          <table:table-cell table:formula="of:=SUM([.A27]+[.D27]+[.G27]+[.J27]+[.M27]+[.P27]+[.S27]+[.V27]+[.Y27]+[.AB27])/10" office:value-type="float" office:value="0.999334" calcext:value-type="float">
            <text:p>0.999334</text:p>
          </table:table-cell>
          <table:table-cell table:formula="of:=SUM([.B27]+[.E27]+[.H27]+[.K27]+[.N27]+[.Q27]+[.T27]+[.W27]+[.Z27]+[.AC27])/10" office:value-type="float" office:value="0.7972105" calcext:value-type="float">
            <text:p>0.7972105</text:p>
          </table:table-cell>
          <table:table-cell table:formula="of:=SUM([.C27]+[.F27]+[.I27]+[.L27]+[.O27]+[.R27]+[.U27]+[.X27]+[.AA27]+[.AD27])/10" office:value-type="float" office:value="0.4828451" calcext:value-type="float">
            <text:p>0.4828451</text:p>
          </table:table-cell>
          <table:table-cell table:formula="of:=1000 * [.AF27]" office:value-type="float" office:value="999.334" calcext:value-type="float">
            <text:p>999.334</text:p>
          </table:table-cell>
          <table:table-cell table:formula="of:=26000*[.AH27]" office:value-type="float" office:value="12553.9726" calcext:value-type="float">
            <text:p>12553.97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0355" calcext:value-type="float">
            <text:p>0.790355</text:p>
          </table:table-cell>
          <table:table-cell office:value-type="float" office:value="0.617026" calcext:value-type="float">
            <text:p>0.617026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825945" calcext:value-type="float">
            <text:p>0.825945</text:p>
          </table:table-cell>
          <table:table-cell office:value-type="float" office:value="0.524846" calcext:value-type="float">
            <text:p>0.524846</text:p>
          </table:table-cell>
          <table:table-cell office:value-type="float" office:value="1" calcext:value-type="float">
            <text:p>1</text:p>
          </table:table-cell>
          <table:table-cell office:value-type="float" office:value="0.9157" calcext:value-type="float">
            <text:p>0.9157</text:p>
          </table:table-cell>
          <table:table-cell office:value-type="float" office:value="0.411591" calcext:value-type="float">
            <text:p>0.411591</text:p>
          </table:table-cell>
          <table:table-cell office:value-type="float" office:value="0.99802" calcext:value-type="float">
            <text:p>0.99802</text:p>
          </table:table-cell>
          <table:table-cell office:value-type="float" office:value="0.870412" calcext:value-type="float">
            <text:p>0.870412</text:p>
          </table:table-cell>
          <table:table-cell office:value-type="float" office:value="0.572717" calcext:value-type="float">
            <text:p>0.572717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477268" calcext:value-type="float">
            <text:p>0.477268</text:p>
          </table:table-cell>
          <table:table-cell office:value-type="float" office:value="0.566236" calcext:value-type="float">
            <text:p>0.566236</text:p>
          </table:table-cell>
          <table:table-cell office:value-type="float" office:value="1" calcext:value-type="float">
            <text:p>1</text:p>
          </table:table-cell>
          <table:table-cell office:value-type="float" office:value="0.878568" calcext:value-type="float">
            <text:p>0.878568</text:p>
          </table:table-cell>
          <table:table-cell office:value-type="float" office:value="0.404048" calcext:value-type="float">
            <text:p>0.404048</text:p>
          </table:table-cell>
          <table:table-cell office:value-type="float" office:value="1" calcext:value-type="float">
            <text:p>1</text:p>
          </table:table-cell>
          <table:table-cell office:value-type="float" office:value="0.61148" calcext:value-type="float">
            <text:p>0.61148</text:p>
          </table:table-cell>
          <table:table-cell office:value-type="float" office:value="0.375545" calcext:value-type="float">
            <text:p>0.375545</text:p>
          </table:table-cell>
          <table:table-cell office:value-type="float" office:value="1" calcext:value-type="float">
            <text:p>1</text:p>
          </table:table-cell>
          <table:table-cell office:value-type="float" office:value="0.872158" calcext:value-type="float">
            <text:p>0.872158</text:p>
          </table:table-cell>
          <table:table-cell office:value-type="float" office:value="0.396164" calcext:value-type="float">
            <text:p>0.396164</text:p>
          </table:table-cell>
          <table:table-cell office:value-type="float" office:value="1" calcext:value-type="float">
            <text:p>1</text:p>
          </table:table-cell>
          <table:table-cell office:value-type="float" office:value="0.821183" calcext:value-type="float">
            <text:p>0.821183</text:p>
          </table:table-cell>
          <table:table-cell office:value-type="float" office:value="0.538036" calcext:value-type="float">
            <text:p>0.538036</text:p>
          </table:table-cell>
          <table:table-cell office:value-type="float" office:value="1" calcext:value-type="float">
            <text:p>1</text:p>
          </table:table-cell>
          <table:table-cell office:value-type="float" office:value="0.842398" calcext:value-type="float">
            <text:p>0.842398</text:p>
          </table:table-cell>
          <table:table-cell office:value-type="float" office:value="0.552742" calcext:value-type="float">
            <text:p>0.552742</text:p>
          </table:table-cell>
          <table:table-cell office:value-type="float" office:value="0.479999999999999" calcext:value-type="float">
            <text:p>0.48</text:p>
          </table:table-cell>
          <table:table-cell table:formula="of:=SUM([.A28]+[.D28]+[.G28]+[.J28]+[.M28]+[.P28]+[.S28]+[.V28]+[.Y28]+[.AB28])/10" office:value-type="float" office:value="0.999334" calcext:value-type="float">
            <text:p>0.999334</text:p>
          </table:table-cell>
          <table:table-cell table:formula="of:=SUM([.B28]+[.E28]+[.H28]+[.K28]+[.N28]+[.Q28]+[.T28]+[.W28]+[.Z28]+[.AC28])/10" office:value-type="float" office:value="0.7905467" calcext:value-type="float">
            <text:p>0.7905467</text:p>
          </table:table-cell>
          <table:table-cell table:formula="of:=SUM([.C28]+[.F28]+[.I28]+[.L28]+[.O28]+[.R28]+[.U28]+[.X28]+[.AA28]+[.AD28])/10" office:value-type="float" office:value="0.4958951" calcext:value-type="float">
            <text:p>0.4958951</text:p>
          </table:table-cell>
          <table:table-cell table:formula="of:=1000 * [.AF28]" office:value-type="float" office:value="999.334" calcext:value-type="float">
            <text:p>999.334</text:p>
          </table:table-cell>
          <table:table-cell table:formula="of:=26000*[.AH28]" office:value-type="float" office:value="12893.2726" calcext:value-type="float">
            <text:p>12893.27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0067" calcext:value-type="float">
            <text:p>0.770067</text:p>
          </table:table-cell>
          <table:table-cell office:value-type="float" office:value="0.644695" calcext:value-type="float">
            <text:p>0.644695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820305" calcext:value-type="float">
            <text:p>0.820305</text:p>
          </table:table-cell>
          <table:table-cell office:value-type="float" office:value="0.527423" calcext:value-type="float">
            <text:p>0.527423</text:p>
          </table:table-cell>
          <table:table-cell office:value-type="float" office:value="1" calcext:value-type="float">
            <text:p>1</text:p>
          </table:table-cell>
          <table:table-cell office:value-type="float" office:value="0.914028" calcext:value-type="float">
            <text:p>0.914028</text:p>
          </table:table-cell>
          <table:table-cell office:value-type="float" office:value="0.415381" calcext:value-type="float">
            <text:p>0.415381</text:p>
          </table:table-cell>
          <table:table-cell office:value-type="float" office:value="0.99802" calcext:value-type="float">
            <text:p>0.99802</text:p>
          </table:table-cell>
          <table:table-cell office:value-type="float" office:value="0.859066" calcext:value-type="float">
            <text:p>0.859066</text:p>
          </table:table-cell>
          <table:table-cell office:value-type="float" office:value="0.597961" calcext:value-type="float">
            <text:p>0.597961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466955" calcext:value-type="float">
            <text:p>0.466955</text:p>
          </table:table-cell>
          <table:table-cell office:value-type="float" office:value="0.56995" calcext:value-type="float">
            <text:p>0.56995</text:p>
          </table:table-cell>
          <table:table-cell office:value-type="float" office:value="1" calcext:value-type="float">
            <text:p>1</text:p>
          </table:table-cell>
          <table:table-cell office:value-type="float" office:value="0.876153" calcext:value-type="float">
            <text:p>0.876153</text:p>
          </table:table-cell>
          <table:table-cell office:value-type="float" office:value="0.408293" calcext:value-type="float">
            <text:p>0.408293</text:p>
          </table:table-cell>
          <table:table-cell office:value-type="float" office:value="1" calcext:value-type="float">
            <text:p>1</text:p>
          </table:table-cell>
          <table:table-cell office:value-type="float" office:value="0.595554" calcext:value-type="float">
            <text:p>0.595554</text:p>
          </table:table-cell>
          <table:table-cell office:value-type="float" office:value="0.401357" calcext:value-type="float">
            <text:p>0.401357</text:p>
          </table:table-cell>
          <table:table-cell office:value-type="float" office:value="1" calcext:value-type="float">
            <text:p>1</text:p>
          </table:table-cell>
          <table:table-cell office:value-type="float" office:value="0.864133" calcext:value-type="float">
            <text:p>0.864133</text:p>
          </table:table-cell>
          <table:table-cell office:value-type="float" office:value="0.408975" calcext:value-type="float">
            <text:p>0.408975</text:p>
          </table:table-cell>
          <table:table-cell office:value-type="float" office:value="1" calcext:value-type="float">
            <text:p>1</text:p>
          </table:table-cell>
          <table:table-cell office:value-type="float" office:value="0.808885" calcext:value-type="float">
            <text:p>0.808885</text:p>
          </table:table-cell>
          <table:table-cell office:value-type="float" office:value="0.556874" calcext:value-type="float">
            <text:p>0.556874</text:p>
          </table:table-cell>
          <table:table-cell office:value-type="float" office:value="1" calcext:value-type="float">
            <text:p>1</text:p>
          </table:table-cell>
          <table:table-cell office:value-type="float" office:value="0.819152" calcext:value-type="float">
            <text:p>0.819152</text:p>
          </table:table-cell>
          <table:table-cell office:value-type="float" office:value="0.563772" calcext:value-type="float">
            <text:p>0.563772</text:p>
          </table:table-cell>
          <table:table-cell office:value-type="float" office:value="0.459999999999999" calcext:value-type="float">
            <text:p>0.46</text:p>
          </table:table-cell>
          <table:table-cell table:formula="of:=SUM([.A29]+[.D29]+[.G29]+[.J29]+[.M29]+[.P29]+[.S29]+[.V29]+[.Y29]+[.AB29])/10" office:value-type="float" office:value="0.999334" calcext:value-type="float">
            <text:p>0.999334</text:p>
          </table:table-cell>
          <table:table-cell table:formula="of:=SUM([.B29]+[.E29]+[.H29]+[.K29]+[.N29]+[.Q29]+[.T29]+[.W29]+[.Z29]+[.AC29])/10" office:value-type="float" office:value="0.7794298" calcext:value-type="float">
            <text:p>0.7794298</text:p>
          </table:table-cell>
          <table:table-cell table:formula="of:=SUM([.C29]+[.F29]+[.I29]+[.L29]+[.O29]+[.R29]+[.U29]+[.X29]+[.AA29]+[.AD29])/10" office:value-type="float" office:value="0.5094681" calcext:value-type="float">
            <text:p>0.5094681</text:p>
          </table:table-cell>
          <table:table-cell table:formula="of:=1000 * [.AF29]" office:value-type="float" office:value="999.334" calcext:value-type="float">
            <text:p>999.334</text:p>
          </table:table-cell>
          <table:table-cell table:formula="of:=26000*[.AH29]" office:value-type="float" office:value="13246.1706" calcext:value-type="float">
            <text:p>13246.17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2905" calcext:value-type="float">
            <text:p>0.742905</text:p>
          </table:table-cell>
          <table:table-cell office:value-type="float" office:value="0.68059" calcext:value-type="float">
            <text:p>0.68059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813311" calcext:value-type="float">
            <text:p>0.813311</text:p>
          </table:table-cell>
          <table:table-cell office:value-type="float" office:value="0.529811" calcext:value-type="float">
            <text:p>0.529811</text:p>
          </table:table-cell>
          <table:table-cell office:value-type="float" office:value="1" calcext:value-type="float">
            <text:p>1</text:p>
          </table:table-cell>
          <table:table-cell office:value-type="float" office:value="0.909121" calcext:value-type="float">
            <text:p>0.909121</text:p>
          </table:table-cell>
          <table:table-cell office:value-type="float" office:value="0.436683" calcext:value-type="float">
            <text:p>0.436683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851279" calcext:value-type="float">
            <text:p>0.851279</text:p>
          </table:table-cell>
          <table:table-cell office:value-type="float" office:value="0.608157" calcext:value-type="float">
            <text:p>0.608157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455312" calcext:value-type="float">
            <text:p>0.455312</text:p>
          </table:table-cell>
          <table:table-cell office:value-type="float" office:value="0.581473" calcext:value-type="float">
            <text:p>0.581473</text:p>
          </table:table-cell>
          <table:table-cell office:value-type="float" office:value="1" calcext:value-type="float">
            <text:p>1</text:p>
          </table:table-cell>
          <table:table-cell office:value-type="float" office:value="0.873628" calcext:value-type="float">
            <text:p>0.873628</text:p>
          </table:table-cell>
          <table:table-cell office:value-type="float" office:value="0.41269" calcext:value-type="float">
            <text:p>0.41269</text:p>
          </table:table-cell>
          <table:table-cell office:value-type="float" office:value="1" calcext:value-type="float">
            <text:p>1</text:p>
          </table:table-cell>
          <table:table-cell office:value-type="float" office:value="0.583278" calcext:value-type="float">
            <text:p>0.583278</text:p>
          </table:table-cell>
          <table:table-cell office:value-type="float" office:value="0.428761" calcext:value-type="float">
            <text:p>0.428761</text:p>
          </table:table-cell>
          <table:table-cell office:value-type="float" office:value="1" calcext:value-type="float">
            <text:p>1</text:p>
          </table:table-cell>
          <table:table-cell office:value-type="float" office:value="0.85778" calcext:value-type="float">
            <text:p>0.85778</text:p>
          </table:table-cell>
          <table:table-cell office:value-type="float" office:value="0.419285" calcext:value-type="float">
            <text:p>0.419285</text:p>
          </table:table-cell>
          <table:table-cell office:value-type="float" office:value="1" calcext:value-type="float">
            <text:p>1</text:p>
          </table:table-cell>
          <table:table-cell office:value-type="float" office:value="0.797252" calcext:value-type="float">
            <text:p>0.797252</text:p>
          </table:table-cell>
          <table:table-cell office:value-type="float" office:value="0.57412" calcext:value-type="float">
            <text:p>0.57412</text:p>
          </table:table-cell>
          <table:table-cell office:value-type="float" office:value="1" calcext:value-type="float">
            <text:p>1</text:p>
          </table:table-cell>
          <table:table-cell office:value-type="float" office:value="0.812368" calcext:value-type="float">
            <text:p>0.812368</text:p>
          </table:table-cell>
          <table:table-cell office:value-type="float" office:value="0.575484" calcext:value-type="float">
            <text:p>0.575484</text:p>
          </table:table-cell>
          <table:table-cell office:value-type="float" office:value="0.439999999999999" calcext:value-type="float">
            <text:p>0.44</text:p>
          </table:table-cell>
          <table:table-cell table:formula="of:=SUM([.A30]+[.D30]+[.G30]+[.J30]+[.M30]+[.P30]+[.S30]+[.V30]+[.Y30]+[.AB30])/10" office:value-type="float" office:value="0.999235" calcext:value-type="float">
            <text:p>0.999235</text:p>
          </table:table-cell>
          <table:table-cell table:formula="of:=SUM([.B30]+[.E30]+[.H30]+[.K30]+[.N30]+[.Q30]+[.T30]+[.W30]+[.Z30]+[.AC30])/10" office:value-type="float" office:value="0.7696234" calcext:value-type="float">
            <text:p>0.7696234</text:p>
          </table:table-cell>
          <table:table-cell table:formula="of:=SUM([.C30]+[.F30]+[.I30]+[.L30]+[.O30]+[.R30]+[.U30]+[.X30]+[.AA30]+[.AD30])/10" office:value-type="float" office:value="0.5247054" calcext:value-type="float">
            <text:p>0.5247054</text:p>
          </table:table-cell>
          <table:table-cell table:formula="of:=1000 * [.AF30]" office:value-type="float" office:value="999.235" calcext:value-type="float">
            <text:p>999.235</text:p>
          </table:table-cell>
          <table:table-cell table:formula="of:=26000*[.AH30]" office:value-type="float" office:value="13642.3404" calcext:value-type="float">
            <text:p>13642.3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694" calcext:value-type="float">
            <text:p>0.72694</text:p>
          </table:table-cell>
          <table:table-cell office:value-type="float" office:value="0.691733" calcext:value-type="float">
            <text:p>0.691733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78714" calcext:value-type="float">
            <text:p>0.78714</text:p>
          </table:table-cell>
          <table:table-cell office:value-type="float" office:value="0.544934" calcext:value-type="float">
            <text:p>0.544934</text:p>
          </table:table-cell>
          <table:table-cell office:value-type="float" office:value="1" calcext:value-type="float">
            <text:p>1</text:p>
          </table:table-cell>
          <table:table-cell office:value-type="float" office:value="0.90533" calcext:value-type="float">
            <text:p>0.90533</text:p>
          </table:table-cell>
          <table:table-cell office:value-type="float" office:value="0.445628" calcext:value-type="float">
            <text:p>0.445628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840044" calcext:value-type="float">
            <text:p>0.840044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443779" calcext:value-type="float">
            <text:p>0.443779</text:p>
          </table:table-cell>
          <table:table-cell office:value-type="float" office:value="0.589167" calcext:value-type="float">
            <text:p>0.589167</text:p>
          </table:table-cell>
          <table:table-cell office:value-type="float" office:value="1" calcext:value-type="float">
            <text:p>1</text:p>
          </table:table-cell>
          <table:table-cell office:value-type="float" office:value="0.852108" calcext:value-type="float">
            <text:p>0.852108</text:p>
          </table:table-cell>
          <table:table-cell office:value-type="float" office:value="0.435925" calcext:value-type="float">
            <text:p>0.435925</text:p>
          </table:table-cell>
          <table:table-cell office:value-type="float" office:value="0.998956" calcext:value-type="float">
            <text:p>0.998956</text:p>
          </table:table-cell>
          <table:table-cell office:value-type="float" office:value="0.573546" calcext:value-type="float">
            <text:p>0.573546</text:p>
          </table:table-cell>
          <table:table-cell office:value-type="float" office:value="0.439033" calcext:value-type="float">
            <text:p>0.439033</text:p>
          </table:table-cell>
          <table:table-cell office:value-type="float" office:value="1" calcext:value-type="float">
            <text:p>1</text:p>
          </table:table-cell>
          <table:table-cell office:value-type="float" office:value="0.847191" calcext:value-type="float">
            <text:p>0.847191</text:p>
          </table:table-cell>
          <table:table-cell office:value-type="float" office:value="0.433537" calcext:value-type="float">
            <text:p>0.433537</text:p>
          </table:table-cell>
          <table:table-cell office:value-type="float" office:value="1" calcext:value-type="float">
            <text:p>1</text:p>
          </table:table-cell>
          <table:table-cell office:value-type="float" office:value="0.787281" calcext:value-type="float">
            <text:p>0.787281</text:p>
          </table:table-cell>
          <table:table-cell office:value-type="float" office:value="0.586893" calcext:value-type="float">
            <text:p>0.586893</text:p>
          </table:table-cell>
          <table:table-cell office:value-type="float" office:value="1" calcext:value-type="float">
            <text:p>1</text:p>
          </table:table-cell>
          <table:table-cell office:value-type="float" office:value="0.80525" calcext:value-type="float">
            <text:p>0.80525</text:p>
          </table:table-cell>
          <table:table-cell office:value-type="float" office:value="0.593488" calcext:value-type="float">
            <text:p>0.593488</text:p>
          </table:table-cell>
          <table:table-cell office:value-type="float" office:value="0.419999999999999" calcext:value-type="float">
            <text:p>0.42</text:p>
          </table:table-cell>
          <table:table-cell table:formula="of:=SUM([.A31]+[.D31]+[.G31]+[.J31]+[.M31]+[.P31]+[.S31]+[.V31]+[.Y31]+[.AB31])/10" office:value-type="float" office:value="0.9991306" calcext:value-type="float">
            <text:p>0.9991306</text:p>
          </table:table-cell>
          <table:table-cell table:formula="of:=SUM([.B31]+[.E31]+[.H31]+[.K31]+[.N31]+[.Q31]+[.T31]+[.W31]+[.Z31]+[.AC31])/10" office:value-type="float" office:value="0.7568609" calcext:value-type="float">
            <text:p>0.7568609</text:p>
          </table:table-cell>
          <table:table-cell table:formula="of:=SUM([.C31]+[.F31]+[.I31]+[.L31]+[.O31]+[.R31]+[.U31]+[.X31]+[.AA31]+[.AD31])/10" office:value-type="float" office:value="0.5379638" calcext:value-type="float">
            <text:p>0.5379638</text:p>
          </table:table-cell>
          <table:table-cell table:formula="of:=1000 * [.AF31]" office:value-type="float" office:value="999.1306" calcext:value-type="float">
            <text:p>999.1306</text:p>
          </table:table-cell>
          <table:table-cell table:formula="of:=26000*[.AH31]" office:value-type="float" office:value="13987.0588" calcext:value-type="float">
            <text:p>13987.05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8071" calcext:value-type="float">
            <text:p>0.718071</text:p>
          </table:table-cell>
          <table:table-cell office:value-type="float" office:value="0.701437" calcext:value-type="float">
            <text:p>0.701437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552932" calcext:value-type="float">
            <text:p>0.552932</text:p>
          </table:table-cell>
          <table:table-cell office:value-type="float" office:value="1" calcext:value-type="float">
            <text:p>1</text:p>
          </table:table-cell>
          <table:table-cell office:value-type="float" office:value="0.901316" calcext:value-type="float">
            <text:p>0.901316</text:p>
          </table:table-cell>
          <table:table-cell office:value-type="float" office:value="0.451692" calcext:value-type="float">
            <text:p>0.451692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803115" calcext:value-type="float">
            <text:p>0.803115</text:p>
          </table:table-cell>
          <table:table-cell office:value-type="float" office:value="0.640829" calcext:value-type="float">
            <text:p>0.640829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432468" calcext:value-type="float">
            <text:p>0.432468</text:p>
          </table:table-cell>
          <table:table-cell office:value-type="float" office:value="0.59743" calcext:value-type="float">
            <text:p>0.59743</text:p>
          </table:table-cell>
          <table:table-cell office:value-type="float" office:value="1" calcext:value-type="float">
            <text:p>1</text:p>
          </table:table-cell>
          <table:table-cell office:value-type="float" office:value="0.848485" calcext:value-type="float">
            <text:p>0.848485</text:p>
          </table:table-cell>
          <table:table-cell office:value-type="float" office:value="0.442671" calcext:value-type="float">
            <text:p>0.442671</text:p>
          </table:table-cell>
          <table:table-cell office:value-type="float" office:value="0.998956" calcext:value-type="float">
            <text:p>0.998956</text:p>
          </table:table-cell>
          <table:table-cell office:value-type="float" office:value="0.546339" calcext:value-type="float">
            <text:p>0.546339</text:p>
          </table:table-cell>
          <table:table-cell office:value-type="float" office:value="0.450366" calcext:value-type="float">
            <text:p>0.450366</text:p>
          </table:table-cell>
          <table:table-cell office:value-type="float" office:value="1" calcext:value-type="float">
            <text:p>1</text:p>
          </table:table-cell>
          <table:table-cell office:value-type="float" office:value="0.838275" calcext:value-type="float">
            <text:p>0.838275</text:p>
          </table:table-cell>
          <table:table-cell office:value-type="float" office:value="0.44559" calcext:value-type="float">
            <text:p>0.44559</text:p>
          </table:table-cell>
          <table:table-cell office:value-type="float" office:value="1" calcext:value-type="float">
            <text:p>1</text:p>
          </table:table-cell>
          <table:table-cell office:value-type="float" office:value="0.768779" calcext:value-type="float">
            <text:p>0.768779</text:p>
          </table:table-cell>
          <table:table-cell office:value-type="float" office:value="0.62635" calcext:value-type="float">
            <text:p>0.62635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796908" calcext:value-type="float">
            <text:p>0.796908</text:p>
          </table:table-cell>
          <table:table-cell office:value-type="float" office:value="0.626919" calcext:value-type="float">
            <text:p>0.626919</text:p>
          </table:table-cell>
          <table:table-cell office:value-type="float" office:value="0.399999999999999" calcext:value-type="float">
            <text:p>0.40</text:p>
          </table:table-cell>
          <table:table-cell table:formula="of:=SUM([.A32]+[.D32]+[.G32]+[.J32]+[.M32]+[.P32]+[.S32]+[.V32]+[.Y32]+[.AB32])/10" office:value-type="float" office:value="0.9989324" calcext:value-type="float">
            <text:p>0.9989324</text:p>
          </table:table-cell>
          <table:table-cell table:formula="of:=SUM([.B32]+[.E32]+[.H32]+[.K32]+[.N32]+[.Q32]+[.T32]+[.W32]+[.Z32]+[.AC32])/10" office:value-type="float" office:value="0.7432887" calcext:value-type="float">
            <text:p>0.7432887</text:p>
          </table:table-cell>
          <table:table-cell table:formula="of:=SUM([.C32]+[.F32]+[.I32]+[.L32]+[.O32]+[.R32]+[.U32]+[.X32]+[.AA32]+[.AD32])/10" office:value-type="float" office:value="0.5536216" calcext:value-type="float">
            <text:p>0.5536216</text:p>
          </table:table-cell>
          <table:table-cell table:formula="of:=1000 * [.AF32]" office:value-type="float" office:value="998.9324" calcext:value-type="float">
            <text:p>998.9324</text:p>
          </table:table-cell>
          <table:table-cell table:formula="of:=26000*[.AH32]" office:value-type="float" office:value="14394.1616" calcext:value-type="float">
            <text:p>14394.1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5432" calcext:value-type="float">
            <text:p>0.705432</text:p>
          </table:table-cell>
          <table:table-cell office:value-type="float" office:value="0.713073" calcext:value-type="float">
            <text:p>0.713073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771799" calcext:value-type="float">
            <text:p>0.771799</text:p>
          </table:table-cell>
          <table:table-cell office:value-type="float" office:value="0.556191" calcext:value-type="float">
            <text:p>0.556191</text:p>
          </table:table-cell>
          <table:table-cell office:value-type="float" office:value="1" calcext:value-type="float">
            <text:p>1</text:p>
          </table:table-cell>
          <table:table-cell office:value-type="float" office:value="0.897748" calcext:value-type="float">
            <text:p>0.897748</text:p>
          </table:table-cell>
          <table:table-cell office:value-type="float" office:value="0.457757" calcext:value-type="float">
            <text:p>0.457757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78743" calcext:value-type="float">
            <text:p>0.78743</text:p>
          </table:table-cell>
          <table:table-cell office:value-type="float" office:value="0.650267" calcext:value-type="float">
            <text:p>0.650267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419605" calcext:value-type="float">
            <text:p>0.419605</text:p>
          </table:table-cell>
          <table:table-cell office:value-type="float" office:value="0.602585" calcext:value-type="float">
            <text:p>0.602585</text:p>
          </table:table-cell>
          <table:table-cell office:value-type="float" office:value="1" calcext:value-type="float">
            <text:p>1</text:p>
          </table:table-cell>
          <table:table-cell office:value-type="float" office:value="0.843874" calcext:value-type="float">
            <text:p>0.843874</text:p>
          </table:table-cell>
          <table:table-cell office:value-type="float" office:value="0.449646" calcext:value-type="float">
            <text:p>0.449646</text:p>
          </table:table-cell>
          <table:table-cell office:value-type="float" office:value="0.997912" calcext:value-type="float">
            <text:p>0.997912</text:p>
          </table:table-cell>
          <table:table-cell office:value-type="float" office:value="0.532626" calcext:value-type="float">
            <text:p>0.532626</text:p>
          </table:table-cell>
          <table:table-cell office:value-type="float" office:value="0.468483" calcext:value-type="float">
            <text:p>0.468483</text:p>
          </table:table-cell>
          <table:table-cell office:value-type="float" office:value="1" calcext:value-type="float">
            <text:p>1</text:p>
          </table:table-cell>
          <table:table-cell office:value-type="float" office:value="0.828355" calcext:value-type="float">
            <text:p>0.828355</text:p>
          </table:table-cell>
          <table:table-cell office:value-type="float" office:value="0.462381" calcext:value-type="float">
            <text:p>0.462381</text:p>
          </table:table-cell>
          <table:table-cell office:value-type="float" office:value="1" calcext:value-type="float">
            <text:p>1</text:p>
          </table:table-cell>
          <table:table-cell office:value-type="float" office:value="0.755817" calcext:value-type="float">
            <text:p>0.755817</text:p>
          </table:table-cell>
          <table:table-cell office:value-type="float" office:value="0.637645" calcext:value-type="float">
            <text:p>0.637645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790902" calcext:value-type="float">
            <text:p>0.790902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79999999999999" calcext:value-type="float">
            <text:p>0.38</text:p>
          </table:table-cell>
          <table:table-cell table:formula="of:=SUM([.A33]+[.D33]+[.G33]+[.J33]+[.M33]+[.P33]+[.S33]+[.V33]+[.Y33]+[.AB33])/10" office:value-type="float" office:value="0.998828" calcext:value-type="float">
            <text:p>0.998828</text:p>
          </table:table-cell>
          <table:table-cell table:formula="of:=SUM([.B33]+[.E33]+[.H33]+[.K33]+[.N33]+[.Q33]+[.T33]+[.W33]+[.Z33]+[.AC33])/10" office:value-type="float" office:value="0.7333588" calcext:value-type="float">
            <text:p>0.7333588</text:p>
          </table:table-cell>
          <table:table-cell table:formula="of:=SUM([.C33]+[.F33]+[.I33]+[.L33]+[.O33]+[.R33]+[.U33]+[.X33]+[.AA33]+[.AD33])/10" office:value-type="float" office:value="0.5637303" calcext:value-type="float">
            <text:p>0.5637303</text:p>
          </table:table-cell>
          <table:table-cell table:formula="of:=1000 * [.AF33]" office:value-type="float" office:value="998.828" calcext:value-type="float">
            <text:p>998.828</text:p>
          </table:table-cell>
          <table:table-cell table:formula="of:=26000*[.AH33]" office:value-type="float" office:value="14656.9878" calcext:value-type="float">
            <text:p>14656.98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7472" calcext:value-type="float">
            <text:p>0.687472</text:p>
          </table:table-cell>
          <table:table-cell office:value-type="float" office:value="0.742031" calcext:value-type="float">
            <text:p>0.742031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76458" calcext:value-type="float">
            <text:p>0.76458</text:p>
          </table:table-cell>
          <table:table-cell office:value-type="float" office:value="0.559337" calcext:value-type="float">
            <text:p>0.559337</text:p>
          </table:table-cell>
          <table:table-cell office:value-type="float" office:value="1" calcext:value-type="float">
            <text:p>1</text:p>
          </table:table-cell>
          <table:table-cell office:value-type="float" office:value="0.893064" calcext:value-type="float">
            <text:p>0.893064</text:p>
          </table:table-cell>
          <table:table-cell office:value-type="float" office:value="0.463177" calcext:value-type="float">
            <text:p>0.463177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777753" calcext:value-type="float">
            <text:p>0.777753</text:p>
          </table:table-cell>
          <table:table-cell office:value-type="float" office:value="0.658947" calcext:value-type="float">
            <text:p>0.658947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407186" calcext:value-type="float">
            <text:p>0.407186</text:p>
          </table:table-cell>
          <table:table-cell office:value-type="float" office:value="0.608384" calcext:value-type="float">
            <text:p>0.608384</text:p>
          </table:table-cell>
          <table:table-cell office:value-type="float" office:value="1" calcext:value-type="float">
            <text:p>1</text:p>
          </table:table-cell>
          <table:table-cell office:value-type="float" office:value="0.838384" calcext:value-type="float">
            <text:p>0.838384</text:p>
          </table:table-cell>
          <table:table-cell office:value-type="float" office:value="0.461092" calcext:value-type="float">
            <text:p>0.461092</text:p>
          </table:table-cell>
          <table:table-cell office:value-type="float" office:value="0.997912" calcext:value-type="float">
            <text:p>0.997912</text:p>
          </table:table-cell>
          <table:table-cell office:value-type="float" office:value="0.518801" calcext:value-type="float">
            <text:p>0.518801</text:p>
          </table:table-cell>
          <table:table-cell office:value-type="float" office:value="0.48535" calcext:value-type="float">
            <text:p>0.48535</text:p>
          </table:table-cell>
          <table:table-cell office:value-type="float" office:value="1" calcext:value-type="float">
            <text:p>1</text:p>
          </table:table-cell>
          <table:table-cell office:value-type="float" office:value="0.820218" calcext:value-type="float">
            <text:p>0.820218</text:p>
          </table:table-cell>
          <table:table-cell office:value-type="float" office:value="0.476633" calcext:value-type="float">
            <text:p>0.476633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745845" calcext:value-type="float">
            <text:p>0.745845</text:p>
          </table:table-cell>
          <table:table-cell office:value-type="float" office:value="0.650191" calcext:value-type="float">
            <text:p>0.650191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780002" calcext:value-type="float">
            <text:p>0.780002</text:p>
          </table:table-cell>
          <table:table-cell office:value-type="float" office:value="0.660766" calcext:value-type="float">
            <text:p>0.660766</text:p>
          </table:table-cell>
          <table:table-cell office:value-type="float" office:value="0.359999999999999" calcext:value-type="float">
            <text:p>0.36</text:p>
          </table:table-cell>
          <table:table-cell table:formula="of:=SUM([.A34]+[.D34]+[.G34]+[.J34]+[.M34]+[.P34]+[.S34]+[.V34]+[.Y34]+[.AB34])/10" office:value-type="float" office:value="0.9987253" calcext:value-type="float">
            <text:p>0.9987253</text:p>
          </table:table-cell>
          <table:table-cell table:formula="of:=SUM([.B34]+[.E34]+[.H34]+[.K34]+[.N34]+[.Q34]+[.T34]+[.W34]+[.Z34]+[.AC34])/10" office:value-type="float" office:value="0.7233305" calcext:value-type="float">
            <text:p>0.7233305</text:p>
          </table:table-cell>
          <table:table-cell table:formula="of:=SUM([.C34]+[.F34]+[.I34]+[.L34]+[.O34]+[.R34]+[.U34]+[.X34]+[.AA34]+[.AD34])/10" office:value-type="float" office:value="0.5765908" calcext:value-type="float">
            <text:p>0.5765908</text:p>
          </table:table-cell>
          <table:table-cell table:formula="of:=1000 * [.AF34]" office:value-type="float" office:value="998.7253" calcext:value-type="float">
            <text:p>998.7253</text:p>
          </table:table-cell>
          <table:table-cell table:formula="of:=26000*[.AH34]" office:value-type="float" office:value="14991.3608" calcext:value-type="float">
            <text:p>14991.36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3747" calcext:value-type="float">
            <text:p>0.663747</text:p>
          </table:table-cell>
          <table:table-cell office:value-type="float" office:value="0.767426" calcext:value-type="float">
            <text:p>0.767426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75612" calcext:value-type="float">
            <text:p>0.75612</text:p>
          </table:table-cell>
          <table:table-cell office:value-type="float" office:value="0.562825" calcext:value-type="float">
            <text:p>0.562825</text:p>
          </table:table-cell>
          <table:table-cell office:value-type="float" office:value="1" calcext:value-type="float">
            <text:p>1</text:p>
          </table:table-cell>
          <table:table-cell office:value-type="float" office:value="0.888269" calcext:value-type="float">
            <text:p>0.888269</text:p>
          </table:table-cell>
          <table:table-cell office:value-type="float" office:value="0.469393" calcext:value-type="float">
            <text:p>0.469393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761958" calcext:value-type="float">
            <text:p>0.761958</text:p>
          </table:table-cell>
          <table:table-cell office:value-type="float" office:value="0.683887" calcext:value-type="float">
            <text:p>0.683887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397206" calcext:value-type="float">
            <text:p>0.397206</text:p>
          </table:table-cell>
          <table:table-cell office:value-type="float" office:value="0.617519" calcext:value-type="float">
            <text:p>0.617519</text:p>
          </table:table-cell>
          <table:table-cell office:value-type="float" office:value="1" calcext:value-type="float">
            <text:p>1</text:p>
          </table:table-cell>
          <table:table-cell office:value-type="float" office:value="0.832126" calcext:value-type="float">
            <text:p>0.832126</text:p>
          </table:table-cell>
          <table:table-cell office:value-type="float" office:value="0.467157" calcext:value-type="float">
            <text:p>0.467157</text:p>
          </table:table-cell>
          <table:table-cell office:value-type="float" office:value="0.997912" calcext:value-type="float">
            <text:p>0.997912</text:p>
          </table:table-cell>
          <table:table-cell office:value-type="float" office:value="0.5" calcext:value-type="float">
            <text:p>0.5</text:p>
          </table:table-cell>
          <table:table-cell office:value-type="float" office:value="0.512944" calcext:value-type="float">
            <text:p>0.512944</text:p>
          </table:table-cell>
          <table:table-cell office:value-type="float" office:value="1" calcext:value-type="float">
            <text:p>1</text:p>
          </table:table-cell>
          <table:table-cell office:value-type="float" office:value="0.810076" calcext:value-type="float">
            <text:p>0.810076</text:p>
          </table:table-cell>
          <table:table-cell office:value-type="float" office:value="0.49115" calcext:value-type="float">
            <text:p>0.49115</text:p>
          </table:table-cell>
          <table:table-cell office:value-type="float" office:value="0.99692" calcext:value-type="float">
            <text:p>0.99692</text:p>
          </table:table-cell>
          <table:table-cell office:value-type="float" office:value="0.714935" calcext:value-type="float">
            <text:p>0.714935</text:p>
          </table:table-cell>
          <table:table-cell office:value-type="float" office:value="0.666869" calcext:value-type="float">
            <text:p>0.666869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770103" calcext:value-type="float">
            <text:p>0.770103</text:p>
          </table:table-cell>
          <table:table-cell office:value-type="float" office:value="0.674677" calcext:value-type="float">
            <text:p>0.674677</text:p>
          </table:table-cell>
          <table:table-cell office:value-type="float" office:value="0.339999999999999" calcext:value-type="float">
            <text:p>0.34</text:p>
          </table:table-cell>
          <table:table-cell table:formula="of:=SUM([.A35]+[.D35]+[.G35]+[.J35]+[.M35]+[.P35]+[.S35]+[.V35]+[.Y35]+[.AB35])/10" office:value-type="float" office:value="0.99852" calcext:value-type="float">
            <text:p>0.99852</text:p>
          </table:table-cell>
          <table:table-cell table:formula="of:=SUM([.B35]+[.E35]+[.H35]+[.K35]+[.N35]+[.Q35]+[.T35]+[.W35]+[.Z35]+[.AC35])/10" office:value-type="float" office:value="0.709454" calcext:value-type="float">
            <text:p>0.709454</text:p>
          </table:table-cell>
          <table:table-cell table:formula="of:=SUM([.C35]+[.F35]+[.I35]+[.L35]+[.O35]+[.R35]+[.U35]+[.X35]+[.AA35]+[.AD35])/10" office:value-type="float" office:value="0.5913847" calcext:value-type="float">
            <text:p>0.5913847</text:p>
          </table:table-cell>
          <table:table-cell table:formula="of:=1000 * [.AF35]" office:value-type="float" office:value="998.52" calcext:value-type="float">
            <text:p>998.52</text:p>
          </table:table-cell>
          <table:table-cell table:formula="of:=26000*[.AH35]" office:value-type="float" office:value="15376.0022" calcext:value-type="float">
            <text:p>15376.0022</text:p>
          </table:table-cell>
        </table:table-row>
        <table:table-row table:style-name="ro1">
          <table:table-cell office:value-type="float" office:value="0.996939" calcext:value-type="float">
            <text:p>0.996939</text:p>
          </table:table-cell>
          <table:table-cell office:value-type="float" office:value="0.644346" calcext:value-type="float">
            <text:p>0.644346</text:p>
          </table:table-cell>
          <table:table-cell office:value-type="float" office:value="0.796725" calcext:value-type="float">
            <text:p>0.796725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745516" calcext:value-type="float">
            <text:p>0.745516</text:p>
          </table:table-cell>
          <table:table-cell office:value-type="float" office:value="0.571808" calcext:value-type="float">
            <text:p>0.571808</text:p>
          </table:table-cell>
          <table:table-cell office:value-type="float" office:value="1" calcext:value-type="float">
            <text:p>1</text:p>
          </table:table-cell>
          <table:table-cell office:value-type="float" office:value="0.861285" calcext:value-type="float">
            <text:p>0.861285</text:p>
          </table:table-cell>
          <table:table-cell office:value-type="float" office:value="0.496987" calcext:value-type="float">
            <text:p>0.496987</text:p>
          </table:table-cell>
          <table:table-cell office:value-type="float" office:value="0.99604" calcext:value-type="float">
            <text:p>0.99604</text:p>
          </table:table-cell>
          <table:table-cell office:value-type="float" office:value="0.74861" calcext:value-type="float">
            <text:p>0.74861</text:p>
          </table:table-cell>
          <table:table-cell office:value-type="float" office:value="0.703445" calcext:value-type="float">
            <text:p>0.703445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387336" calcext:value-type="float">
            <text:p>0.387336</text:p>
          </table:table-cell>
          <table:table-cell office:value-type="float" office:value="0.634613" calcext:value-type="float">
            <text:p>0.634613</text:p>
          </table:table-cell>
          <table:table-cell office:value-type="float" office:value="1" calcext:value-type="float">
            <text:p>1</text:p>
          </table:table-cell>
          <table:table-cell office:value-type="float" office:value="0.815547" calcext:value-type="float">
            <text:p>0.815547</text:p>
          </table:table-cell>
          <table:table-cell office:value-type="float" office:value="0.477088" calcext:value-type="float">
            <text:p>0.477088</text:p>
          </table:table-cell>
          <table:table-cell office:value-type="float" office:value="0.997912" calcext:value-type="float">
            <text:p>0.997912</text:p>
          </table:table-cell>
          <table:table-cell office:value-type="float" office:value="0.483632" calcext:value-type="float">
            <text:p>0.483632</text:p>
          </table:table-cell>
          <table:table-cell office:value-type="float" office:value="0.538491" calcext:value-type="float">
            <text:p>0.538491</text:p>
          </table:table-cell>
          <table:table-cell office:value-type="float" office:value="1" calcext:value-type="float">
            <text:p>1</text:p>
          </table:table-cell>
          <table:table-cell office:value-type="float" office:value="0.79971" calcext:value-type="float">
            <text:p>0.79971</text:p>
          </table:table-cell>
          <table:table-cell office:value-type="float" office:value="0.504112" calcext:value-type="float">
            <text:p>0.504112</text:p>
          </table:table-cell>
          <table:table-cell office:value-type="float" office:value="0.995893" calcext:value-type="float">
            <text:p>0.995893</text:p>
          </table:table-cell>
          <table:table-cell office:value-type="float" office:value="0.698981" calcext:value-type="float">
            <text:p>0.698981</text:p>
          </table:table-cell>
          <table:table-cell office:value-type="float" office:value="0.682409" calcext:value-type="float">
            <text:p>0.682409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76065" calcext:value-type="float">
            <text:p>0.76065</text:p>
          </table:table-cell>
          <table:table-cell office:value-type="float" office:value="0.695334" calcext:value-type="float">
            <text:p>0.695334</text:p>
          </table:table-cell>
          <table:table-cell office:value-type="float" office:value="0.319999999999999" calcext:value-type="float">
            <text:p>0.32</text:p>
          </table:table-cell>
          <table:table-cell table:formula="of:=SUM([.A36]+[.D36]+[.G36]+[.J36]+[.M36]+[.P36]+[.S36]+[.V36]+[.Y36]+[.AB36])/10" office:value-type="float" office:value="0.9980122" calcext:value-type="float">
            <text:p>0.9980122</text:p>
          </table:table-cell>
          <table:table-cell table:formula="of:=SUM([.B36]+[.E36]+[.H36]+[.K36]+[.N36]+[.Q36]+[.T36]+[.W36]+[.Z36]+[.AC36])/10" office:value-type="float" office:value="0.6945613" calcext:value-type="float">
            <text:p>0.6945613</text:p>
          </table:table-cell>
          <table:table-cell table:formula="of:=SUM([.C36]+[.F36]+[.I36]+[.L36]+[.O36]+[.R36]+[.U36]+[.X36]+[.AA36]+[.AD36])/10" office:value-type="float" office:value="0.6101012" calcext:value-type="float">
            <text:p>0.6101012</text:p>
          </table:table-cell>
          <table:table-cell table:formula="of:=1000 * [.AF36]" office:value-type="float" office:value="998.0122" calcext:value-type="float">
            <text:p>998.0122</text:p>
          </table:table-cell>
          <table:table-cell table:formula="of:=26000*[.AH36]" office:value-type="float" office:value="15862.6312" calcext:value-type="float">
            <text:p>15862.6312</text:p>
          </table:table-cell>
        </table:table-row>
        <table:table-row table:style-name="ro1">
          <table:table-cell office:value-type="float" office:value="0.996939" calcext:value-type="float">
            <text:p>0.996939</text:p>
          </table:table-cell>
          <table:table-cell office:value-type="float" office:value="0.630488" calcext:value-type="float">
            <text:p>0.630488</text:p>
          </table:table-cell>
          <table:table-cell office:value-type="float" office:value="0.804609" calcext:value-type="float">
            <text:p>0.804609</text:p>
          </table:table-cell>
          <table:table-cell office:value-type="float" office:value="0.996476" calcext:value-type="float">
            <text:p>0.996476</text:p>
          </table:table-cell>
          <table:table-cell office:value-type="float" office:value="0.712803" calcext:value-type="float">
            <text:p>0.712803</text:p>
          </table:table-cell>
          <table:table-cell office:value-type="float" office:value="0.584354" calcext:value-type="float">
            <text:p>0.584354</text:p>
          </table:table-cell>
          <table:table-cell office:value-type="float" office:value="1" calcext:value-type="float">
            <text:p>1</text:p>
          </table:table-cell>
          <table:table-cell office:value-type="float" office:value="0.85426" calcext:value-type="float">
            <text:p>0.85426</text:p>
          </table:table-cell>
          <table:table-cell office:value-type="float" office:value="0.504871" calcext:value-type="float">
            <text:p>0.504871</text:p>
          </table:table-cell>
          <table:table-cell office:value-type="float" office:value="0.99604" calcext:value-type="float">
            <text:p>0.99604</text:p>
          </table:table-cell>
          <table:table-cell office:value-type="float" office:value="0.720801" calcext:value-type="float">
            <text:p>0.720801</text:p>
          </table:table-cell>
          <table:table-cell office:value-type="float" office:value="0.713869" calcext:value-type="float">
            <text:p>0.713869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378022" calcext:value-type="float">
            <text:p>0.378022</text:p>
          </table:table-cell>
          <table:table-cell office:value-type="float" office:value="0.641095" calcext:value-type="float">
            <text:p>0.641095</text:p>
          </table:table-cell>
          <table:table-cell office:value-type="float" office:value="1" calcext:value-type="float">
            <text:p>1</text:p>
          </table:table-cell>
          <table:table-cell office:value-type="float" office:value="0.78711" calcext:value-type="float">
            <text:p>0.78711</text:p>
          </table:table-cell>
          <table:table-cell office:value-type="float" office:value="0.504908" calcext:value-type="float">
            <text:p>0.504908</text:p>
          </table:table-cell>
          <table:table-cell office:value-type="float" office:value="0.997912" calcext:value-type="float">
            <text:p>0.997912</text:p>
          </table:table-cell>
          <table:table-cell office:value-type="float" office:value="0.469255" calcext:value-type="float">
            <text:p>0.469255</text:p>
          </table:table-cell>
          <table:table-cell office:value-type="float" office:value="0.557329" calcext:value-type="float">
            <text:p>0.557329</text:p>
          </table:table-cell>
          <table:table-cell office:value-type="float" office:value="1" calcext:value-type="float">
            <text:p>1</text:p>
          </table:table-cell>
          <table:table-cell office:value-type="float" office:value="0.789233" calcext:value-type="float">
            <text:p>0.789233</text:p>
          </table:table-cell>
          <table:table-cell office:value-type="float" office:value="0.5159" calcext:value-type="float">
            <text:p>0.5159</text:p>
          </table:table-cell>
          <table:table-cell office:value-type="float" office:value="0.995893" calcext:value-type="float">
            <text:p>0.995893</text:p>
          </table:table-cell>
          <table:table-cell office:value-type="float" office:value="0.677155" calcext:value-type="float">
            <text:p>0.677155</text:p>
          </table:table-cell>
          <table:table-cell office:value-type="float" office:value="0.697002" calcext:value-type="float">
            <text:p>0.697002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753198" calcext:value-type="float">
            <text:p>0.753198</text:p>
          </table:table-cell>
          <table:table-cell office:value-type="float" office:value="0.705871" calcext:value-type="float">
            <text:p>0.705871</text:p>
          </table:table-cell>
          <table:table-cell office:value-type="float" office:value="0.299999999999999" calcext:value-type="float">
            <text:p>0.30</text:p>
          </table:table-cell>
          <table:table-cell table:formula="of:=SUM([.A37]+[.D37]+[.G37]+[.J37]+[.M37]+[.P37]+[.S37]+[.V37]+[.Y37]+[.AB37])/10" office:value-type="float" office:value="0.9979241" calcext:value-type="float">
            <text:p>0.9979241</text:p>
          </table:table-cell>
          <table:table-cell table:formula="of:=SUM([.B37]+[.E37]+[.H37]+[.K37]+[.N37]+[.Q37]+[.T37]+[.W37]+[.Z37]+[.AC37])/10" office:value-type="float" office:value="0.6772325" calcext:value-type="float">
            <text:p>0.6772325</text:p>
          </table:table-cell>
          <table:table-cell table:formula="of:=SUM([.C37]+[.F37]+[.I37]+[.L37]+[.O37]+[.R37]+[.U37]+[.X37]+[.AA37]+[.AD37])/10" office:value-type="float" office:value="0.6229808" calcext:value-type="float">
            <text:p>0.6229808</text:p>
          </table:table-cell>
          <table:table-cell table:formula="of:=1000 * [.AF37]" office:value-type="float" office:value="997.9241" calcext:value-type="float">
            <text:p>997.9241</text:p>
          </table:table-cell>
          <table:table-cell table:formula="of:=26000*[.AH37]" office:value-type="float" office:value="16197.5008" calcext:value-type="float">
            <text:p>16197.5008</text:p>
          </table:table-cell>
        </table:table-row>
        <table:table-row table:style-name="ro1">
          <table:table-cell office:value-type="float" office:value="0.996939" calcext:value-type="float">
            <text:p>0.996939</text:p>
          </table:table-cell>
          <table:table-cell office:value-type="float" office:value="0.606208" calcext:value-type="float">
            <text:p>0.606208</text:p>
          </table:table-cell>
          <table:table-cell office:value-type="float" office:value="0.816283" calcext:value-type="float">
            <text:p>0.816283</text:p>
          </table:table-cell>
          <table:table-cell office:value-type="float" office:value="0.996476" calcext:value-type="float">
            <text:p>0.996476</text:p>
          </table:table-cell>
          <table:table-cell office:value-type="float" office:value="0.701636" calcext:value-type="float">
            <text:p>0.701636</text:p>
          </table:table-cell>
          <table:table-cell office:value-type="float" office:value="0.589584" calcext:value-type="float">
            <text:p>0.589584</text:p>
          </table:table-cell>
          <table:table-cell office:value-type="float" office:value="1" calcext:value-type="float">
            <text:p>1</text:p>
          </table:table-cell>
          <table:table-cell office:value-type="float" office:value="0.847792" calcext:value-type="float">
            <text:p>0.847792</text:p>
          </table:table-cell>
          <table:table-cell office:value-type="float" office:value="0.519274" calcext:value-type="float">
            <text:p>0.519274</text:p>
          </table:table-cell>
          <table:table-cell office:value-type="float" office:value="0.99604" calcext:value-type="float">
            <text:p>0.99604</text:p>
          </table:table-cell>
          <table:table-cell office:value-type="float" office:value="0.708343" calcext:value-type="float">
            <text:p>0.708343</text:p>
          </table:table-cell>
          <table:table-cell office:value-type="float" office:value="0.724709" calcext:value-type="float">
            <text:p>0.724709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367265" calcext:value-type="float">
            <text:p>0.367265</text:p>
          </table:table-cell>
          <table:table-cell office:value-type="float" office:value="0.646401" calcext:value-type="float">
            <text:p>0.646401</text:p>
          </table:table-cell>
          <table:table-cell office:value-type="float" office:value="1" calcext:value-type="float">
            <text:p>1</text:p>
          </table:table-cell>
          <table:table-cell office:value-type="float" office:value="0.780742" calcext:value-type="float">
            <text:p>0.780742</text:p>
          </table:table-cell>
          <table:table-cell office:value-type="float" office:value="0.520904" calcext:value-type="float">
            <text:p>0.520904</text:p>
          </table:table-cell>
          <table:table-cell office:value-type="float" office:value="0.995825" calcext:value-type="float">
            <text:p>0.995825</text:p>
          </table:table-cell>
          <table:table-cell office:value-type="float" office:value="0.449237" calcext:value-type="float">
            <text:p>0.449237</text:p>
          </table:table-cell>
          <table:table-cell office:value-type="float" office:value="0.587196" calcext:value-type="float">
            <text:p>0.587196</text:p>
          </table:table-cell>
          <table:table-cell office:value-type="float" office:value="1" calcext:value-type="float">
            <text:p>1</text:p>
          </table:table-cell>
          <table:table-cell office:value-type="float" office:value="0.779202" calcext:value-type="float">
            <text:p>0.779202</text:p>
          </table:table-cell>
          <table:table-cell office:value-type="float" office:value="0.535307" calcext:value-type="float">
            <text:p>0.535307</text:p>
          </table:table-cell>
          <table:table-cell office:value-type="float" office:value="0.995893" calcext:value-type="float">
            <text:p>0.995893</text:p>
          </table:table-cell>
          <table:table-cell office:value-type="float" office:value="0.66386" calcext:value-type="float">
            <text:p>0.66386</text:p>
          </table:table-cell>
          <table:table-cell office:value-type="float" office:value="0.708752" calcext:value-type="float">
            <text:p>0.708752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743521" calcext:value-type="float">
            <text:p>0.743521</text:p>
          </table:table-cell>
          <table:table-cell office:value-type="float" office:value="0.715423" calcext:value-type="float">
            <text:p>0.715423</text:p>
          </table:table-cell>
          <table:table-cell office:value-type="float" office:value="0.279999999999999" calcext:value-type="float">
            <text:p>0.28</text:p>
          </table:table-cell>
          <table:table-cell table:formula="of:=SUM([.A38]+[.D38]+[.G38]+[.J38]+[.M38]+[.P38]+[.S38]+[.V38]+[.Y38]+[.AB38])/10" office:value-type="float" office:value="0.9977154" calcext:value-type="float">
            <text:p>0.9977154</text:p>
          </table:table-cell>
          <table:table-cell table:formula="of:=SUM([.B38]+[.E38]+[.H38]+[.K38]+[.N38]+[.Q38]+[.T38]+[.W38]+[.Z38]+[.AC38])/10" office:value-type="float" office:value="0.6647806" calcext:value-type="float">
            <text:p>0.6647806</text:p>
          </table:table-cell>
          <table:table-cell table:formula="of:=SUM([.C38]+[.F38]+[.I38]+[.L38]+[.O38]+[.R38]+[.U38]+[.X38]+[.AA38]+[.AD38])/10" office:value-type="float" office:value="0.6363833" calcext:value-type="float">
            <text:p>0.6363833</text:p>
          </table:table-cell>
          <table:table-cell table:formula="of:=1000 * [.AF38]" office:value-type="float" office:value="997.7154" calcext:value-type="float">
            <text:p>997.7154</text:p>
          </table:table-cell>
          <table:table-cell table:formula="of:=26000*[.AH38]" office:value-type="float" office:value="16545.9658" calcext:value-type="float">
            <text:p>16545.9658</text:p>
          </table:table-cell>
        </table:table-row>
        <table:table-row table:style-name="ro1">
          <table:table-cell office:value-type="float" office:value="0.995918" calcext:value-type="float">
            <text:p>0.995918</text:p>
          </table:table-cell>
          <table:table-cell office:value-type="float" office:value="0.571175" calcext:value-type="float">
            <text:p>0.571175</text:p>
          </table:table-cell>
          <table:table-cell office:value-type="float" office:value="0.837054" calcext:value-type="float">
            <text:p>0.837054</text:p>
          </table:table-cell>
          <table:table-cell office:value-type="float" office:value="0.996476" calcext:value-type="float">
            <text:p>0.996476</text:p>
          </table:table-cell>
          <table:table-cell office:value-type="float" office:value="0.690919" calcext:value-type="float">
            <text:p>0.690919</text:p>
          </table:table-cell>
          <table:table-cell office:value-type="float" office:value="0.593564" calcext:value-type="float">
            <text:p>0.593564</text:p>
          </table:table-cell>
          <table:table-cell office:value-type="float" office:value="1" calcext:value-type="float">
            <text:p>1</text:p>
          </table:table-cell>
          <table:table-cell office:value-type="float" office:value="0.840767" calcext:value-type="float">
            <text:p>0.840767</text:p>
          </table:table-cell>
          <table:table-cell office:value-type="float" office:value="0.526627" calcext:value-type="float">
            <text:p>0.526627</text:p>
          </table:table-cell>
          <table:table-cell office:value-type="float" office:value="0.99604" calcext:value-type="float">
            <text:p>0.99604</text:p>
          </table:table-cell>
          <table:table-cell office:value-type="float" office:value="0.691769" calcext:value-type="float">
            <text:p>0.691769</text:p>
          </table:table-cell>
          <table:table-cell office:value-type="float" office:value="0.736762" calcext:value-type="float">
            <text:p>0.736762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358616" calcext:value-type="float">
            <text:p>0.358616</text:p>
          </table:table-cell>
          <table:table-cell office:value-type="float" office:value="0.656445" calcext:value-type="float">
            <text:p>0.656445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773166" calcext:value-type="float">
            <text:p>0.773166</text:p>
          </table:table-cell>
          <table:table-cell office:value-type="float" office:value="0.532995" calcext:value-type="float">
            <text:p>0.532995</text:p>
          </table:table-cell>
          <table:table-cell office:value-type="float" office:value="0.994781" calcext:value-type="float">
            <text:p>0.994781</text:p>
          </table:table-cell>
          <table:table-cell office:value-type="float" office:value="0.433422" calcext:value-type="float">
            <text:p>0.433422</text:p>
          </table:table-cell>
          <table:table-cell office:value-type="float" office:value="0.600197" calcext:value-type="float">
            <text:p>0.600197</text:p>
          </table:table-cell>
          <table:table-cell office:value-type="float" office:value="1" calcext:value-type="float">
            <text:p>1</text:p>
          </table:table-cell>
          <table:table-cell office:value-type="float" office:value="0.765604" calcext:value-type="float">
            <text:p>0.765604</text:p>
          </table:table-cell>
          <table:table-cell office:value-type="float" office:value="0.549786" calcext:value-type="float">
            <text:p>0.549786</text:p>
          </table:table-cell>
          <table:table-cell office:value-type="float" office:value="0.995893" calcext:value-type="float">
            <text:p>0.995893</text:p>
          </table:table-cell>
          <table:table-cell office:value-type="float" office:value="0.652227" calcext:value-type="float">
            <text:p>0.652227</text:p>
          </table:table-cell>
          <table:table-cell office:value-type="float" office:value="0.720199" calcext:value-type="float">
            <text:p>0.720199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729285" calcext:value-type="float">
            <text:p>0.729285</text:p>
          </table:table-cell>
          <table:table-cell office:value-type="float" office:value="0.733048" calcext:value-type="float">
            <text:p>0.733048</text:p>
          </table:table-cell>
          <table:table-cell office:value-type="float" office:value="0.259999999999999" calcext:value-type="float">
            <text:p>0.26</text:p>
          </table:table-cell>
          <table:table-cell table:formula="of:=SUM([.A39]+[.D39]+[.G39]+[.J39]+[.M39]+[.P39]+[.S39]+[.V39]+[.Y39]+[.AB39])/10" office:value-type="float" office:value="0.9973968" calcext:value-type="float">
            <text:p>0.9973968</text:p>
          </table:table-cell>
          <table:table-cell table:formula="of:=SUM([.B39]+[.E39]+[.H39]+[.K39]+[.N39]+[.Q39]+[.T39]+[.W39]+[.Z39]+[.AC39])/10" office:value-type="float" office:value="0.650695" calcext:value-type="float">
            <text:p>0.650695</text:p>
          </table:table-cell>
          <table:table-cell table:formula="of:=SUM([.C39]+[.F39]+[.I39]+[.L39]+[.O39]+[.R39]+[.U39]+[.X39]+[.AA39]+[.AD39])/10" office:value-type="float" office:value="0.6486677" calcext:value-type="float">
            <text:p>0.6486677</text:p>
          </table:table-cell>
          <table:table-cell table:formula="of:=1000 * [.AF39]" office:value-type="float" office:value="997.3968" calcext:value-type="float">
            <text:p>997.3968</text:p>
          </table:table-cell>
          <table:table-cell table:formula="of:=26000*[.AH39]" office:value-type="float" office:value="16865.3602" calcext:value-type="float">
            <text:p>16865.3602</text:p>
          </table:table-cell>
        </table:table-row>
        <table:table-row table:style-name="ro1">
          <table:table-cell office:value-type="float" office:value="0.995918" calcext:value-type="float">
            <text:p>0.995918</text:p>
          </table:table-cell>
          <table:table-cell office:value-type="float" office:value="0.556319" calcext:value-type="float">
            <text:p>0.556319</text:p>
          </table:table-cell>
          <table:table-cell office:value-type="float" office:value="0.847288" calcext:value-type="float">
            <text:p>0.847288</text:p>
          </table:table-cell>
          <table:table-cell office:value-type="float" office:value="0.996476" calcext:value-type="float">
            <text:p>0.996476</text:p>
          </table:table-cell>
          <table:table-cell office:value-type="float" office:value="0.678285" calcext:value-type="float">
            <text:p>0.678285</text:p>
          </table:table-cell>
          <table:table-cell office:value-type="float" office:value="0.604556" calcext:value-type="float">
            <text:p>0.604556</text:p>
          </table:table-cell>
          <table:table-cell office:value-type="float" office:value="1" calcext:value-type="float">
            <text:p>1</text:p>
          </table:table-cell>
          <table:table-cell office:value-type="float" office:value="0.830843" calcext:value-type="float">
            <text:p>0.830843</text:p>
          </table:table-cell>
          <table:table-cell office:value-type="float" office:value="0.53235" calcext:value-type="float">
            <text:p>0.53235</text:p>
          </table:table-cell>
          <table:table-cell office:value-type="float" office:value="0.994059" calcext:value-type="float">
            <text:p>0.994059</text:p>
          </table:table-cell>
          <table:table-cell office:value-type="float" office:value="0.67119" calcext:value-type="float">
            <text:p>0.67119</text:p>
          </table:table-cell>
          <table:table-cell office:value-type="float" office:value="0.755638" calcext:value-type="float">
            <text:p>0.755638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347416" calcext:value-type="float">
            <text:p>0.347416</text:p>
          </table:table-cell>
          <table:table-cell office:value-type="float" office:value="0.665315" calcext:value-type="float">
            <text:p>0.665315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766798" calcext:value-type="float">
            <text:p>0.766798</text:p>
          </table:table-cell>
          <table:table-cell office:value-type="float" office:value="0.541409" calcext:value-type="float">
            <text:p>0.541409</text:p>
          </table:table-cell>
          <table:table-cell office:value-type="float" office:value="0.994781" calcext:value-type="float">
            <text:p>0.994781</text:p>
          </table:table-cell>
          <table:table-cell office:value-type="float" office:value="0.419487" calcext:value-type="float">
            <text:p>0.419487</text:p>
          </table:table-cell>
          <table:table-cell office:value-type="float" office:value="0.61316" calcext:value-type="float">
            <text:p>0.61316</text:p>
          </table:table-cell>
          <table:table-cell office:value-type="float" office:value="1" calcext:value-type="float">
            <text:p>1</text:p>
          </table:table-cell>
          <table:table-cell office:value-type="float" office:value="0.732947" calcext:value-type="float">
            <text:p>0.732947</text:p>
          </table:table-cell>
          <table:table-cell office:value-type="float" office:value="0.570633" calcext:value-type="float">
            <text:p>0.570633</text:p>
          </table:table-cell>
          <table:table-cell office:value-type="float" office:value="0.995893" calcext:value-type="float">
            <text:p>0.995893</text:p>
          </table:table-cell>
          <table:table-cell office:value-type="float" office:value="0.637935" calcext:value-type="float">
            <text:p>0.637935</text:p>
          </table:table-cell>
          <table:table-cell office:value-type="float" office:value="0.734905" calcext:value-type="float">
            <text:p>0.734905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70248" calcext:value-type="float">
            <text:p>0.70248</text:p>
          </table:table-cell>
          <table:table-cell office:value-type="float" office:value="0.758405" calcext:value-type="float">
            <text:p>0.758405</text:p>
          </table:table-cell>
          <table:table-cell office:value-type="float" office:value="0.239999999999999" calcext:value-type="float">
            <text:p>0.24</text:p>
          </table:table-cell>
          <table:table-cell table:formula="of:=SUM([.A40]+[.D40]+[.G40]+[.J40]+[.M40]+[.P40]+[.S40]+[.V40]+[.Y40]+[.AB40])/10" office:value-type="float" office:value="0.9971987" calcext:value-type="float">
            <text:p>0.9971987</text:p>
          </table:table-cell>
          <table:table-cell table:formula="of:=SUM([.B40]+[.E40]+[.H40]+[.K40]+[.N40]+[.Q40]+[.T40]+[.W40]+[.Z40]+[.AC40])/10" office:value-type="float" office:value="0.63437" calcext:value-type="float">
            <text:p>0.63437</text:p>
          </table:table-cell>
          <table:table-cell table:formula="of:=SUM([.C40]+[.F40]+[.I40]+[.L40]+[.O40]+[.R40]+[.U40]+[.X40]+[.AA40]+[.AD40])/10" office:value-type="float" office:value="0.6623659" calcext:value-type="float">
            <text:p>0.6623659</text:p>
          </table:table-cell>
          <table:table-cell table:formula="of:=1000 * [.AF40]" office:value-type="float" office:value="997.1987" calcext:value-type="float">
            <text:p>997.1987</text:p>
          </table:table-cell>
          <table:table-cell table:formula="of:=26000*[.AH40]" office:value-type="float" office:value="17221.5134" calcext:value-type="float">
            <text:p>17221.5134</text:p>
          </table:table-cell>
        </table:table-row>
        <table:table-row table:style-name="ro1">
          <table:table-cell office:value-type="float" office:value="0.995918" calcext:value-type="float">
            <text:p>0.995918</text:p>
          </table:table-cell>
          <table:table-cell office:value-type="float" office:value="0.498891" calcext:value-type="float">
            <text:p>0.498891</text:p>
          </table:table-cell>
          <table:table-cell office:value-type="float" office:value="0.86696" calcext:value-type="float">
            <text:p>0.86696</text:p>
          </table:table-cell>
          <table:table-cell office:value-type="float" office:value="0.996476" calcext:value-type="float">
            <text:p>0.996476</text:p>
          </table:table-cell>
          <table:table-cell office:value-type="float" office:value="0.665877" calcext:value-type="float">
            <text:p>0.665877</text:p>
          </table:table-cell>
          <table:table-cell office:value-type="float" office:value="0.60865" calcext:value-type="float">
            <text:p>0.60865</text:p>
          </table:table-cell>
          <table:table-cell office:value-type="float" office:value="1" calcext:value-type="float">
            <text:p>1</text:p>
          </table:table-cell>
          <table:table-cell office:value-type="float" office:value="0.819469" calcext:value-type="float">
            <text:p>0.819469</text:p>
          </table:table-cell>
          <table:table-cell office:value-type="float" office:value="0.557215" calcext:value-type="float">
            <text:p>0.557215</text:p>
          </table:table-cell>
          <table:table-cell office:value-type="float" office:value="0.994059" calcext:value-type="float">
            <text:p>0.994059</text:p>
          </table:table-cell>
          <table:table-cell office:value-type="float" office:value="0.654505" calcext:value-type="float">
            <text:p>0.654505</text:p>
          </table:table-cell>
          <table:table-cell office:value-type="float" office:value="0.78145" calcext:value-type="float">
            <text:p>0.78145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33411" calcext:value-type="float">
            <text:p>0.33411</text:p>
          </table:table-cell>
          <table:table-cell office:value-type="float" office:value="0.681499" calcext:value-type="float">
            <text:p>0.681499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757466" calcext:value-type="float">
            <text:p>0.757466</text:p>
          </table:table-cell>
          <table:table-cell office:value-type="float" office:value="0.564454" calcext:value-type="float">
            <text:p>0.564454</text:p>
          </table:table-cell>
          <table:table-cell office:value-type="float" office:value="0.992693" calcext:value-type="float">
            <text:p>0.992693</text:p>
          </table:table-cell>
          <table:table-cell office:value-type="float" office:value="0.398806" calcext:value-type="float">
            <text:p>0.398806</text:p>
          </table:table-cell>
          <table:table-cell office:value-type="float" office:value="0.659402" calcext:value-type="float">
            <text:p>0.659402</text:p>
          </table:table-cell>
          <table:table-cell office:value-type="float" office:value="1" calcext:value-type="float">
            <text:p>1</text:p>
          </table:table-cell>
          <table:table-cell office:value-type="float" office:value="0.721021" calcext:value-type="float">
            <text:p>0.721021</text:p>
          </table:table-cell>
          <table:table-cell office:value-type="float" office:value="0.637645" calcext:value-type="float">
            <text:p>0.637645</text:p>
          </table:table-cell>
          <table:table-cell office:value-type="float" office:value="0.995893" calcext:value-type="float">
            <text:p>0.995893</text:p>
          </table:table-cell>
          <table:table-cell office:value-type="float" office:value="0.61622" calcext:value-type="float">
            <text:p>0.61622</text:p>
          </table:table-cell>
          <table:table-cell office:value-type="float" office:value="0.760149" calcext:value-type="float">
            <text:p>0.760149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692248" calcext:value-type="float">
            <text:p>0.692248</text:p>
          </table:table-cell>
          <table:table-cell office:value-type="float" office:value="0.768487" calcext:value-type="float">
            <text:p>0.768487</text:p>
          </table:table-cell>
          <table:table-cell office:value-type="float" office:value="0.219999999999999" calcext:value-type="float">
            <text:p>0.22</text:p>
          </table:table-cell>
          <table:table-cell table:formula="of:=SUM([.A41]+[.D41]+[.G41]+[.J41]+[.M41]+[.P41]+[.S41]+[.V41]+[.Y41]+[.AB41])/10" office:value-type="float" office:value="0.9969899" calcext:value-type="float">
            <text:p>0.9969899</text:p>
          </table:table-cell>
          <table:table-cell table:formula="of:=SUM([.B41]+[.E41]+[.H41]+[.K41]+[.N41]+[.Q41]+[.T41]+[.W41]+[.Z41]+[.AC41])/10" office:value-type="float" office:value="0.6158613" calcext:value-type="float">
            <text:p>0.6158613</text:p>
          </table:table-cell>
          <table:table-cell table:formula="of:=SUM([.C41]+[.F41]+[.I41]+[.L41]+[.O41]+[.R41]+[.U41]+[.X41]+[.AA41]+[.AD41])/10" office:value-type="float" office:value="0.6885911" calcext:value-type="float">
            <text:p>0.6885911</text:p>
          </table:table-cell>
          <table:table-cell table:formula="of:=1000 * [.AF41]" office:value-type="float" office:value="996.9899" calcext:value-type="float">
            <text:p>996.9899</text:p>
          </table:table-cell>
          <table:table-cell table:formula="of:=26000*[.AH41]" office:value-type="float" office:value="17903.3686" calcext:value-type="float">
            <text:p>17903.3686</text:p>
          </table:table-cell>
        </table:table-row>
        <table:table-row table:style-name="ro1">
          <table:table-cell office:value-type="float" office:value="0.995918" calcext:value-type="float">
            <text:p>0.995918</text:p>
          </table:table-cell>
          <table:table-cell office:value-type="float" office:value="0.484701" calcext:value-type="float">
            <text:p>0.484701</text:p>
          </table:table-cell>
          <table:table-cell office:value-type="float" office:value="0.873365" calcext:value-type="float">
            <text:p>0.873365</text:p>
          </table:table-cell>
          <table:table-cell office:value-type="float" office:value="0.996476" calcext:value-type="float">
            <text:p>0.996476</text:p>
          </table:table-cell>
          <table:table-cell office:value-type="float" office:value="0.631134" calcext:value-type="float">
            <text:p>0.631134</text:p>
          </table:table-cell>
          <table:table-cell office:value-type="float" office:value="0.622598" calcext:value-type="float">
            <text:p>0.622598</text:p>
          </table:table-cell>
          <table:table-cell office:value-type="float" office:value="1" calcext:value-type="float">
            <text:p>1</text:p>
          </table:table-cell>
          <table:table-cell office:value-type="float" office:value="0.80988" calcext:value-type="float">
            <text:p>0.80988</text:p>
          </table:table-cell>
          <table:table-cell office:value-type="float" office:value="0.573248" calcext:value-type="float">
            <text:p>0.573248</text:p>
          </table:table-cell>
          <table:table-cell office:value-type="float" office:value="0.993069" calcext:value-type="float">
            <text:p>0.993069</text:p>
          </table:table-cell>
          <table:table-cell office:value-type="float" office:value="0.619355" calcext:value-type="float">
            <text:p>0.619355</text:p>
          </table:table-cell>
          <table:table-cell office:value-type="float" office:value="0.79229" calcext:value-type="float">
            <text:p>0.79229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326015" calcext:value-type="float">
            <text:p>0.326015</text:p>
          </table:table-cell>
          <table:table-cell office:value-type="float" office:value="0.687337" calcext:value-type="float">
            <text:p>0.687337</text:p>
          </table:table-cell>
          <table:table-cell office:value-type="float" office:value="0.997758" calcext:value-type="float">
            <text:p>0.997758</text:p>
          </table:table-cell>
          <table:table-cell office:value-type="float" office:value="0.719807" calcext:value-type="float">
            <text:p>0.719807</text:p>
          </table:table-cell>
          <table:table-cell office:value-type="float" office:value="0.600311" calcext:value-type="float">
            <text:p>0.600311</text:p>
          </table:table-cell>
          <table:table-cell office:value-type="float" office:value="0.992693" calcext:value-type="float">
            <text:p>0.992693</text:p>
          </table:table-cell>
          <table:table-cell office:value-type="float" office:value="0.379894" calcext:value-type="float">
            <text:p>0.379894</text:p>
          </table:table-cell>
          <table:table-cell office:value-type="float" office:value="0.669863" calcext:value-type="float">
            <text:p>0.669863</text:p>
          </table:table-cell>
          <table:table-cell office:value-type="float" office:value="0.999027" calcext:value-type="float">
            <text:p>0.999027</text:p>
          </table:table-cell>
          <table:table-cell office:value-type="float" office:value="0.706977" calcext:value-type="float">
            <text:p>0.706977</text:p>
          </table:table-cell>
          <table:table-cell office:value-type="float" office:value="0.658151" calcext:value-type="float">
            <text:p>0.658151</text:p>
          </table:table-cell>
          <table:table-cell office:value-type="float" office:value="0.995893" calcext:value-type="float">
            <text:p>0.995893</text:p>
          </table:table-cell>
          <table:table-cell office:value-type="float" office:value="0.593618" calcext:value-type="float">
            <text:p>0.593618</text:p>
          </table:table-cell>
          <table:table-cell office:value-type="float" office:value="0.771216" calcext:value-type="float">
            <text:p>0.771216</text:p>
          </table:table-cell>
          <table:table-cell office:value-type="float" office:value="0.997027" calcext:value-type="float">
            <text:p>0.997027</text:p>
          </table:table-cell>
          <table:table-cell office:value-type="float" office:value="0.681126" calcext:value-type="float">
            <text:p>0.681126</text:p>
          </table:table-cell>
          <table:table-cell office:value-type="float" office:value="0.781678" calcext:value-type="float">
            <text:p>0.781678</text:p>
          </table:table-cell>
          <table:table-cell office:value-type="float" office:value="0.199999999999999" calcext:value-type="float">
            <text:p>0.20</text:p>
          </table:table-cell>
          <table:table-cell table:formula="of:=SUM([.A42]+[.D42]+[.G42]+[.J42]+[.M42]+[.P42]+[.S42]+[.V42]+[.Y42]+[.AB42])/10" office:value-type="float" office:value="0.9965824" calcext:value-type="float">
            <text:p>0.9965824</text:p>
          </table:table-cell>
          <table:table-cell table:formula="of:=SUM([.B42]+[.E42]+[.H42]+[.K42]+[.N42]+[.Q42]+[.T42]+[.W42]+[.Z42]+[.AC42])/10" office:value-type="float" office:value="0.5952507" calcext:value-type="float">
            <text:p>0.5952507</text:p>
          </table:table-cell>
          <table:table-cell table:formula="of:=SUM([.C42]+[.F42]+[.I42]+[.L42]+[.O42]+[.R42]+[.U42]+[.X42]+[.AA42]+[.AD42])/10" office:value-type="float" office:value="0.7030057" calcext:value-type="float">
            <text:p>0.7030057</text:p>
          </table:table-cell>
          <table:table-cell table:formula="of:=1000 * [.AF42]" office:value-type="float" office:value="996.5824" calcext:value-type="float">
            <text:p>996.5824</text:p>
          </table:table-cell>
          <table:table-cell table:formula="of:=26000*[.AH42]" office:value-type="float" office:value="18278.1482" calcext:value-type="float">
            <text:p>18278.1482</text:p>
          </table:table-cell>
        </table:table-row>
        <table:table-row table:style-name="ro1">
          <table:table-cell office:value-type="float" office:value="0.994898" calcext:value-type="float">
            <text:p>0.994898</text:p>
          </table:table-cell>
          <table:table-cell office:value-type="float" office:value="0.443902" calcext:value-type="float">
            <text:p>0.443902</text:p>
          </table:table-cell>
          <table:table-cell office:value-type="float" office:value="0.890915" calcext:value-type="float">
            <text:p>0.890915</text:p>
          </table:table-cell>
          <table:table-cell office:value-type="float" office:value="0.996476" calcext:value-type="float">
            <text:p>0.996476</text:p>
          </table:table-cell>
          <table:table-cell office:value-type="float" office:value="0.620192" calcext:value-type="float">
            <text:p>0.620192</text:p>
          </table:table-cell>
          <table:table-cell office:value-type="float" office:value="0.628132" calcext:value-type="float">
            <text:p>0.628132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802074" calcext:value-type="float">
            <text:p>0.802074</text:p>
          </table:table-cell>
          <table:table-cell office:value-type="float" office:value="0.578289" calcext:value-type="float">
            <text:p>0.578289</text:p>
          </table:table-cell>
          <table:table-cell office:value-type="float" office:value="0.993069" calcext:value-type="float">
            <text:p>0.993069</text:p>
          </table:table-cell>
          <table:table-cell office:value-type="float" office:value="0.604116" calcext:value-type="float">
            <text:p>0.604116</text:p>
          </table:table-cell>
          <table:table-cell office:value-type="float" office:value="0.801956" calcext:value-type="float">
            <text:p>0.801956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317365" calcext:value-type="float">
            <text:p>0.317365</text:p>
          </table:table-cell>
          <table:table-cell office:value-type="float" office:value="0.695448" calcext:value-type="float">
            <text:p>0.695448</text:p>
          </table:table-cell>
          <table:table-cell office:value-type="float" office:value="0.997758" calcext:value-type="float">
            <text:p>0.997758</text:p>
          </table:table-cell>
          <table:table-cell office:value-type="float" office:value="0.710474" calcext:value-type="float">
            <text:p>0.710474</text:p>
          </table:table-cell>
          <table:table-cell office:value-type="float" office:value="0.608422" calcext:value-type="float">
            <text:p>0.608422</text:p>
          </table:table-cell>
          <table:table-cell office:value-type="float" office:value="0.992693" calcext:value-type="float">
            <text:p>0.992693</text:p>
          </table:table-cell>
          <table:table-cell office:value-type="float" office:value="0.36253" calcext:value-type="float">
            <text:p>0.36253</text:p>
          </table:table-cell>
          <table:table-cell office:value-type="float" office:value="0.687943" calcext:value-type="float">
            <text:p>0.687943</text:p>
          </table:table-cell>
          <table:table-cell office:value-type="float" office:value="0.997082" calcext:value-type="float">
            <text:p>0.997082</text:p>
          </table:table-cell>
          <table:table-cell office:value-type="float" office:value="0.69416" calcext:value-type="float">
            <text:p>0.69416</text:p>
          </table:table-cell>
          <table:table-cell office:value-type="float" office:value="0.676686" calcext:value-type="float">
            <text:p>0.676686</text:p>
          </table:table-cell>
          <table:table-cell office:value-type="float" office:value="0.995893" calcext:value-type="float">
            <text:p>0.995893</text:p>
          </table:table-cell>
          <table:table-cell office:value-type="float" office:value="0.580988" calcext:value-type="float">
            <text:p>0.580988</text:p>
          </table:table-cell>
          <table:table-cell office:value-type="float" office:value="0.783345" calcext:value-type="float">
            <text:p>0.783345</text:p>
          </table:table-cell>
          <table:table-cell office:value-type="float" office:value="0.997027" calcext:value-type="float">
            <text:p>0.997027</text:p>
          </table:table-cell>
          <table:table-cell office:value-type="float" office:value="0.665999" calcext:value-type="float">
            <text:p>0.665999</text:p>
          </table:table-cell>
          <table:table-cell office:value-type="float" office:value="0.793807" calcext:value-type="float">
            <text:p>0.793807</text:p>
          </table:table-cell>
          <table:table-cell office:value-type="float" office:value="0.179999999999999" calcext:value-type="float">
            <text:p>0.18</text:p>
          </table:table-cell>
          <table:table-cell table:formula="of:=SUM([.A43]+[.D43]+[.G43]+[.J43]+[.M43]+[.P43]+[.S43]+[.V43]+[.Y43]+[.AB43])/10" office:value-type="float" office:value="0.996189" calcext:value-type="float">
            <text:p>0.996189</text:p>
          </table:table-cell>
          <table:table-cell table:formula="of:=SUM([.B43]+[.E43]+[.H43]+[.K43]+[.N43]+[.Q43]+[.T43]+[.W43]+[.Z43]+[.AC43])/10" office:value-type="float" office:value="0.58018" calcext:value-type="float">
            <text:p>0.58018</text:p>
          </table:table-cell>
          <table:table-cell table:formula="of:=SUM([.C43]+[.F43]+[.I43]+[.L43]+[.O43]+[.R43]+[.U43]+[.X43]+[.AA43]+[.AD43])/10" office:value-type="float" office:value="0.7144943" calcext:value-type="float">
            <text:p>0.7144943</text:p>
          </table:table-cell>
          <table:table-cell table:formula="of:=1000 * [.AF43]" office:value-type="float" office:value="996.189" calcext:value-type="float">
            <text:p>996.189</text:p>
          </table:table-cell>
          <table:table-cell table:formula="of:=26000*[.AH43]" office:value-type="float" office:value="18576.8518" calcext:value-type="float">
            <text:p>18576.8518</text:p>
          </table:table-cell>
        </table:table-row>
        <table:table-row table:style-name="ro1">
          <table:table-cell office:value-type="float" office:value="0.994898" calcext:value-type="float">
            <text:p>0.994898</text:p>
          </table:table-cell>
          <table:table-cell office:value-type="float" office:value="0.428271" calcext:value-type="float">
            <text:p>0.428271</text:p>
          </table:table-cell>
          <table:table-cell office:value-type="float" office:value="0.899367" calcext:value-type="float">
            <text:p>0.899367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606655" calcext:value-type="float">
            <text:p>0.606655</text:p>
          </table:table-cell>
          <table:table-cell office:value-type="float" office:value="0.643483" calcext:value-type="float">
            <text:p>0.643483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790589" calcext:value-type="float">
            <text:p>0.790589</text:p>
          </table:table-cell>
          <table:table-cell office:value-type="float" office:value="0.591972" calcext:value-type="float">
            <text:p>0.591972</text:p>
          </table:table-cell>
          <table:table-cell office:value-type="float" office:value="0.993069" calcext:value-type="float">
            <text:p>0.993069</text:p>
          </table:table-cell>
          <table:table-cell office:value-type="float" office:value="0.579867" calcext:value-type="float">
            <text:p>0.579867</text:p>
          </table:table-cell>
          <table:table-cell office:value-type="float" office:value="0.818899" calcext:value-type="float">
            <text:p>0.818899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306387" calcext:value-type="float">
            <text:p>0.306387</text:p>
          </table:table-cell>
          <table:table-cell office:value-type="float" office:value="0.728841" calcext:value-type="float">
            <text:p>0.728841</text:p>
          </table:table-cell>
          <table:table-cell office:value-type="float" office:value="0.996637" calcext:value-type="float">
            <text:p>0.996637</text:p>
          </table:table-cell>
          <table:table-cell office:value-type="float" office:value="0.699275" calcext:value-type="float">
            <text:p>0.699275</text:p>
          </table:table-cell>
          <table:table-cell office:value-type="float" office:value="0.620513" calcext:value-type="float">
            <text:p>0.620513</text:p>
          </table:table-cell>
          <table:table-cell office:value-type="float" office:value="0.992693" calcext:value-type="float">
            <text:p>0.992693</text:p>
          </table:table-cell>
          <table:table-cell office:value-type="float" office:value="0.345388" calcext:value-type="float">
            <text:p>0.345388</text:p>
          </table:table-cell>
          <table:table-cell office:value-type="float" office:value="0.700413" calcext:value-type="float">
            <text:p>0.700413</text:p>
          </table:table-cell>
          <table:table-cell office:value-type="float" office:value="0.997082" calcext:value-type="float">
            <text:p>0.997082</text:p>
          </table:table-cell>
          <table:table-cell office:value-type="float" office:value="0.627396" calcext:value-type="float">
            <text:p>0.627396</text:p>
          </table:table-cell>
          <table:table-cell office:value-type="float" office:value="0.717166" calcext:value-type="float">
            <text:p>0.717166</text:p>
          </table:table-cell>
          <table:table-cell office:value-type="float" office:value="0.99384" calcext:value-type="float">
            <text:p>0.99384</text:p>
          </table:table-cell>
          <table:table-cell office:value-type="float" office:value="0.547086" calcext:value-type="float">
            <text:p>0.547086</text:p>
          </table:table-cell>
          <table:table-cell office:value-type="float" office:value="0.797104" calcext:value-type="float">
            <text:p>0.797104</text:p>
          </table:table-cell>
          <table:table-cell office:value-type="float" office:value="0.997027" calcext:value-type="float">
            <text:p>0.997027</text:p>
          </table:table-cell>
          <table:table-cell office:value-type="float" office:value="0.625848" calcext:value-type="float">
            <text:p>0.625848</text:p>
          </table:table-cell>
          <table:table-cell office:value-type="float" office:value="0.809802" calcext:value-type="float">
            <text:p>0.809802</text:p>
          </table:table-cell>
          <table:table-cell office:value-type="float" office:value="0.159999999999999" calcext:value-type="float">
            <text:p>0.16</text:p>
          </table:table-cell>
          <table:table-cell table:formula="of:=SUM([.A44]+[.D44]+[.G44]+[.J44]+[.M44]+[.P44]+[.S44]+[.V44]+[.Y44]+[.AB44])/10" office:value-type="float" office:value="0.9957835" calcext:value-type="float">
            <text:p>0.9957835</text:p>
          </table:table-cell>
          <table:table-cell table:formula="of:=SUM([.B44]+[.E44]+[.H44]+[.K44]+[.N44]+[.Q44]+[.T44]+[.W44]+[.Z44]+[.AC44])/10" office:value-type="float" office:value="0.5556762" calcext:value-type="float">
            <text:p>0.5556762</text:p>
          </table:table-cell>
          <table:table-cell table:formula="of:=SUM([.C44]+[.F44]+[.I44]+[.L44]+[.O44]+[.R44]+[.U44]+[.X44]+[.AA44]+[.AD44])/10" office:value-type="float" office:value="0.732756" calcext:value-type="float">
            <text:p>0.732756</text:p>
          </table:table-cell>
          <table:table-cell table:formula="of:=1000 * [.AF44]" office:value-type="float" office:value="995.7835" calcext:value-type="float">
            <text:p>995.7835</text:p>
          </table:table-cell>
          <table:table-cell table:formula="of:=26000*[.AH44]" office:value-type="float" office:value="19051.656" calcext:value-type="float">
            <text:p>19051.656</text:p>
          </table:table-cell>
        </table:table-row>
        <table:table-row table:style-name="ro1">
          <table:table-cell office:value-type="float" office:value="0.992857" calcext:value-type="float">
            <text:p>0.992857</text:p>
          </table:table-cell>
          <table:table-cell office:value-type="float" office:value="0.404767" calcext:value-type="float">
            <text:p>0.404767</text:p>
          </table:table-cell>
          <table:table-cell office:value-type="float" office:value="0.907251" calcext:value-type="float">
            <text:p>0.907251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591314" calcext:value-type="float">
            <text:p>0.591314</text:p>
          </table:table-cell>
          <table:table-cell office:value-type="float" office:value="0.648713" calcext:value-type="float">
            <text:p>0.648713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770852" calcext:value-type="float">
            <text:p>0.770852</text:p>
          </table:table-cell>
          <table:table-cell office:value-type="float" office:value="0.608877" calcext:value-type="float">
            <text:p>0.608877</text:p>
          </table:table-cell>
          <table:table-cell office:value-type="float" office:value="0.992079" calcext:value-type="float">
            <text:p>0.992079</text:p>
          </table:table-cell>
          <table:table-cell office:value-type="float" office:value="0.556841" calcext:value-type="float">
            <text:p>0.556841</text:p>
          </table:table-cell>
          <table:table-cell office:value-type="float" office:value="0.834211" calcext:value-type="float">
            <text:p>0.834211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298403" calcext:value-type="float">
            <text:p>0.298403</text:p>
          </table:table-cell>
          <table:table-cell office:value-type="float" office:value="0.736042" calcext:value-type="float">
            <text:p>0.736042</text:p>
          </table:table-cell>
          <table:table-cell office:value-type="float" office:value="0.993274" calcext:value-type="float">
            <text:p>0.993274</text:p>
          </table:table-cell>
          <table:table-cell office:value-type="float" office:value="0.68083" calcext:value-type="float">
            <text:p>0.68083</text:p>
          </table:table-cell>
          <table:table-cell office:value-type="float" office:value="0.646249" calcext:value-type="float">
            <text:p>0.646249</text:p>
          </table:table-cell>
          <table:table-cell office:value-type="float" office:value="0.991649" calcext:value-type="float">
            <text:p>0.991649</text:p>
          </table:table-cell>
          <table:table-cell office:value-type="float" office:value="0.321831" calcext:value-type="float">
            <text:p>0.321831</text:p>
          </table:table-cell>
          <table:table-cell office:value-type="float" office:value="0.728765" calcext:value-type="float">
            <text:p>0.728765</text:p>
          </table:table-cell>
          <table:table-cell office:value-type="float" office:value="0.996109" calcext:value-type="float">
            <text:p>0.996109</text:p>
          </table:table-cell>
          <table:table-cell office:value-type="float" office:value="0.555729" calcext:value-type="float">
            <text:p>0.555729</text:p>
          </table:table-cell>
          <table:table-cell office:value-type="float" office:value="0.771936" calcext:value-type="float">
            <text:p>0.771936</text:p>
          </table:table-cell>
          <table:table-cell office:value-type="float" office:value="0.99384" calcext:value-type="float">
            <text:p>0.99384</text:p>
          </table:table-cell>
          <table:table-cell office:value-type="float" office:value="0.52803" calcext:value-type="float">
            <text:p>0.52803</text:p>
          </table:table-cell>
          <table:table-cell office:value-type="float" office:value="0.813365" calcext:value-type="float">
            <text:p>0.813365</text:p>
          </table:table-cell>
          <table:table-cell office:value-type="float" office:value="0.997027" calcext:value-type="float">
            <text:p>0.997027</text:p>
          </table:table-cell>
          <table:table-cell office:value-type="float" office:value="0.613169" calcext:value-type="float">
            <text:p>0.613169</text:p>
          </table:table-cell>
          <table:table-cell office:value-type="float" office:value="0.818368" calcext:value-type="float">
            <text:p>0.818368</text:p>
          </table:table-cell>
          <table:table-cell office:value-type="float" office:value="0.139999999999999" calcext:value-type="float">
            <text:p>0.14</text:p>
          </table:table-cell>
          <table:table-cell table:formula="of:=SUM([.A45]+[.D45]+[.G45]+[.J45]+[.M45]+[.P45]+[.S45]+[.V45]+[.Y45]+[.AB45])/10" office:value-type="float" office:value="0.9948455" calcext:value-type="float">
            <text:p>0.9948455</text:p>
          </table:table-cell>
          <table:table-cell table:formula="of:=SUM([.B45]+[.E45]+[.H45]+[.K45]+[.N45]+[.Q45]+[.T45]+[.W45]+[.Z45]+[.AC45])/10" office:value-type="float" office:value="0.5321766" calcext:value-type="float">
            <text:p>0.5321766</text:p>
          </table:table-cell>
          <table:table-cell table:formula="of:=SUM([.C45]+[.F45]+[.I45]+[.L45]+[.O45]+[.R45]+[.U45]+[.X45]+[.AA45]+[.AD45])/10" office:value-type="float" office:value="0.7513777" calcext:value-type="float">
            <text:p>0.7513777</text:p>
          </table:table-cell>
          <table:table-cell table:formula="of:=1000 * [.AF45]" office:value-type="float" office:value="994.8455" calcext:value-type="float">
            <text:p>994.8455</text:p>
          </table:table-cell>
          <table:table-cell table:formula="of:=26000*[.AH45]" office:value-type="float" office:value="19535.8202" calcext:value-type="float">
            <text:p>19535.8202</text:p>
          </table:table-cell>
        </table:table-row>
        <table:table-row table:style-name="ro1">
          <table:table-cell office:value-type="float" office:value="0.992857" calcext:value-type="float">
            <text:p>0.992857</text:p>
          </table:table-cell>
          <table:table-cell office:value-type="float" office:value="0.387029" calcext:value-type="float">
            <text:p>0.387029</text:p>
          </table:table-cell>
          <table:table-cell office:value-type="float" office:value="0.912898" calcext:value-type="float">
            <text:p>0.912898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658454" calcext:value-type="float">
            <text:p>0.658454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758698" calcext:value-type="float">
            <text:p>0.758698</text:p>
          </table:table-cell>
          <table:table-cell office:value-type="float" office:value="0.616382" calcext:value-type="float">
            <text:p>0.616382</text:p>
          </table:table-cell>
          <table:table-cell office:value-type="float" office:value="0.992079" calcext:value-type="float">
            <text:p>0.992079</text:p>
          </table:table-cell>
          <table:table-cell office:value-type="float" office:value="0.536263" calcext:value-type="float">
            <text:p>0.536263</text:p>
          </table:table-cell>
          <table:table-cell office:value-type="float" office:value="0.843877" calcext:value-type="float">
            <text:p>0.843877</text:p>
          </table:table-cell>
          <table:table-cell office:value-type="float" office:value="0.996945" calcext:value-type="float">
            <text:p>0.996945</text:p>
          </table:table-cell>
          <table:table-cell office:value-type="float" office:value="0.290641" calcext:value-type="float">
            <text:p>0.290641</text:p>
          </table:table-cell>
          <table:table-cell office:value-type="float" office:value="0.744532" calcext:value-type="float">
            <text:p>0.744532</text:p>
          </table:table-cell>
          <table:table-cell office:value-type="float" office:value="0.992152" calcext:value-type="float">
            <text:p>0.992152</text:p>
          </table:table-cell>
          <table:table-cell office:value-type="float" office:value="0.665898" calcext:value-type="float">
            <text:p>0.665898</text:p>
          </table:table-cell>
          <table:table-cell office:value-type="float" office:value="0.658871" calcext:value-type="float">
            <text:p>0.658871</text:p>
          </table:table-cell>
          <table:table-cell office:value-type="float" office:value="0.991649" calcext:value-type="float">
            <text:p>0.991649</text:p>
          </table:table-cell>
          <table:table-cell office:value-type="float" office:value="0.304026" calcext:value-type="float">
            <text:p>0.304026</text:p>
          </table:table-cell>
          <table:table-cell office:value-type="float" office:value="0.743206" calcext:value-type="float">
            <text:p>0.743206</text:p>
          </table:table-cell>
          <table:table-cell office:value-type="float" office:value="0.996109" calcext:value-type="float">
            <text:p>0.996109</text:p>
          </table:table-cell>
          <table:table-cell office:value-type="float" office:value="0.542688" calcext:value-type="float">
            <text:p>0.542688</text:p>
          </table:table-cell>
          <table:table-cell office:value-type="float" office:value="0.780882" calcext:value-type="float">
            <text:p>0.780882</text:p>
          </table:table-cell>
          <table:table-cell office:value-type="float" office:value="0.992813" calcext:value-type="float">
            <text:p>0.992813</text:p>
          </table:table-cell>
          <table:table-cell office:value-type="float" office:value="0.513849" calcext:value-type="float">
            <text:p>0.513849</text:p>
          </table:table-cell>
          <table:table-cell office:value-type="float" office:value="0.822499" calcext:value-type="float">
            <text:p>0.822499</text:p>
          </table:table-cell>
          <table:table-cell office:value-type="float" office:value="0.997027" calcext:value-type="float">
            <text:p>0.997027</text:p>
          </table:table-cell>
          <table:table-cell office:value-type="float" office:value="0.596374" calcext:value-type="float">
            <text:p>0.596374</text:p>
          </table:table-cell>
          <table:table-cell office:value-type="float" office:value="0.835121" calcext:value-type="float">
            <text:p>0.835121</text:p>
          </table:table-cell>
          <table:table-cell office:value-type="float" office:value="0.119999999999999" calcext:value-type="float">
            <text:p>0.12</text:p>
          </table:table-cell>
          <table:table-cell table:formula="of:=SUM([.A46]+[.D46]+[.G46]+[.J46]+[.M46]+[.P46]+[.S46]+[.V46]+[.Y46]+[.AB46])/10" office:value-type="float" office:value="0.9945288" calcext:value-type="float">
            <text:p>0.9945288</text:p>
          </table:table-cell>
          <table:table-cell table:formula="of:=SUM([.B46]+[.E46]+[.H46]+[.K46]+[.N46]+[.Q46]+[.T46]+[.W46]+[.Z46]+[.AC46])/10" office:value-type="float" office:value="0.5173244" calcext:value-type="float">
            <text:p>0.5173244</text:p>
          </table:table-cell>
          <table:table-cell table:formula="of:=SUM([.C46]+[.F46]+[.I46]+[.L46]+[.O46]+[.R46]+[.U46]+[.X46]+[.AA46]+[.AD46])/10" office:value-type="float" office:value="0.7616722" calcext:value-type="float">
            <text:p>0.7616722</text:p>
          </table:table-cell>
          <table:table-cell table:formula="of:=1000 * [.AF46]" office:value-type="float" office:value="994.5288" calcext:value-type="float">
            <text:p>994.5288</text:p>
          </table:table-cell>
          <table:table-cell table:formula="of:=26000*[.AH46]" office:value-type="float" office:value="19803.4772" calcext:value-type="float">
            <text:p>19803.4772</text:p>
          </table:table-cell>
        </table:table-row>
        <table:table-row table:style-name="ro1">
          <table:table-cell office:value-type="float" office:value="0.990816" calcext:value-type="float">
            <text:p>0.990816</text:p>
          </table:table-cell>
          <table:table-cell office:value-type="float" office:value="0.347118" calcext:value-type="float">
            <text:p>0.347118</text:p>
          </table:table-cell>
          <table:table-cell office:value-type="float" office:value="0.927264" calcext:value-type="float">
            <text:p>0.927264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54247" calcext:value-type="float">
            <text:p>0.54247</text:p>
          </table:table-cell>
          <table:table-cell office:value-type="float" office:value="0.673388" calcext:value-type="float">
            <text:p>0.673388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735281" calcext:value-type="float">
            <text:p>0.735281</text:p>
          </table:table-cell>
          <table:table-cell office:value-type="float" office:value="0.64462" calcext:value-type="float">
            <text:p>0.64462</text:p>
          </table:table-cell>
          <table:table-cell office:value-type="float" office:value="0.992079" calcext:value-type="float">
            <text:p>0.992079</text:p>
          </table:table-cell>
          <table:table-cell office:value-type="float" office:value="0.490656" calcext:value-type="float">
            <text:p>0.490656</text:p>
          </table:table-cell>
          <table:table-cell office:value-type="float" office:value="0.863169" calcext:value-type="float">
            <text:p>0.863169</text:p>
          </table:table-cell>
          <table:table-cell office:value-type="float" office:value="0.996945" calcext:value-type="float">
            <text:p>0.996945</text:p>
          </table:table-cell>
          <table:table-cell office:value-type="float" office:value="0.280328" calcext:value-type="float">
            <text:p>0.280328</text:p>
          </table:table-cell>
          <table:table-cell office:value-type="float" office:value="0.760982" calcext:value-type="float">
            <text:p>0.760982</text:p>
          </table:table-cell>
          <table:table-cell office:value-type="float" office:value="0.991031" calcext:value-type="float">
            <text:p>0.991031</text:p>
          </table:table-cell>
          <table:table-cell office:value-type="float" office:value="0.625714" calcext:value-type="float">
            <text:p>0.625714</text:p>
          </table:table-cell>
          <table:table-cell office:value-type="float" office:value="0.70553" calcext:value-type="float">
            <text:p>0.70553</text:p>
          </table:table-cell>
          <table:table-cell office:value-type="float" office:value="0.991649" calcext:value-type="float">
            <text:p>0.991649</text:p>
          </table:table-cell>
          <table:table-cell office:value-type="float" office:value="0.279584" calcext:value-type="float">
            <text:p>0.279584</text:p>
          </table:table-cell>
          <table:table-cell office:value-type="float" office:value="0.773528" calcext:value-type="float">
            <text:p>0.773528</text:p>
          </table:table-cell>
          <table:table-cell office:value-type="float" office:value="0.996109" calcext:value-type="float">
            <text:p>0.996109</text:p>
          </table:table-cell>
          <table:table-cell office:value-type="float" office:value="0.531097" calcext:value-type="float">
            <text:p>0.531097</text:p>
          </table:table-cell>
          <table:table-cell office:value-type="float" office:value="0.788045" calcext:value-type="float">
            <text:p>0.788045</text:p>
          </table:table-cell>
          <table:table-cell office:value-type="float" office:value="0.991786" calcext:value-type="float">
            <text:p>0.991786</text:p>
          </table:table-cell>
          <table:table-cell office:value-type="float" office:value="0.479947" calcext:value-type="float">
            <text:p>0.479947</text:p>
          </table:table-cell>
          <table:table-cell office:value-type="float" office:value="0.837888" calcext:value-type="float">
            <text:p>0.837888</text:p>
          </table:table-cell>
          <table:table-cell office:value-type="float" office:value="0.997027" calcext:value-type="float">
            <text:p>0.997027</text:p>
          </table:table-cell>
          <table:table-cell office:value-type="float" office:value="0.578579" calcext:value-type="float">
            <text:p>0.578579</text:p>
          </table:table-cell>
          <table:table-cell office:value-type="float" office:value="0.846454" calcext:value-type="float">
            <text:p>0.846454</text:p>
          </table:table-cell>
          <table:table-cell office:value-type="float" office:value="0.0999999999999991" calcext:value-type="float">
            <text:p>0.10</text:p>
          </table:table-cell>
          <table:table-cell table:formula="of:=SUM([.A47]+[.D47]+[.G47]+[.J47]+[.M47]+[.P47]+[.S47]+[.V47]+[.Y47]+[.AB47])/10" office:value-type="float" office:value="0.994013" calcext:value-type="float">
            <text:p>0.994013</text:p>
          </table:table-cell>
          <table:table-cell table:formula="of:=SUM([.B47]+[.E47]+[.H47]+[.K47]+[.N47]+[.Q47]+[.T47]+[.W47]+[.Z47]+[.AC47])/10" office:value-type="float" office:value="0.4890774" calcext:value-type="float">
            <text:p>0.4890774</text:p>
          </table:table-cell>
          <table:table-cell table:formula="of:=SUM([.C47]+[.F47]+[.I47]+[.L47]+[.O47]+[.R47]+[.U47]+[.X47]+[.AA47]+[.AD47])/10" office:value-type="float" office:value="0.7820868" calcext:value-type="float">
            <text:p>0.7820868</text:p>
          </table:table-cell>
          <table:table-cell table:formula="of:=1000 * [.AF47]" office:value-type="float" office:value="994.013" calcext:value-type="float">
            <text:p>994.013</text:p>
          </table:table-cell>
          <table:table-cell table:formula="of:=26000*[.AH47]" office:value-type="float" office:value="20334.2568" calcext:value-type="float">
            <text:p>20334.2568</text:p>
          </table:table-cell>
        </table:table-row>
        <table:table-row table:style-name="ro1">
          <table:table-cell office:value-type="float" office:value="0.989796" calcext:value-type="float">
            <text:p>0.989796</text:p>
          </table:table-cell>
          <table:table-cell office:value-type="float" office:value="0.318625" calcext:value-type="float">
            <text:p>0.318625</text:p>
          </table:table-cell>
          <table:table-cell office:value-type="float" office:value="0.940378" calcext:value-type="float">
            <text:p>0.940378</text:p>
          </table:table-cell>
          <table:table-cell office:value-type="float" office:value="0.994714" calcext:value-type="float">
            <text:p>0.994714</text:p>
          </table:table-cell>
          <table:table-cell office:value-type="float" office:value="0.526227" calcext:value-type="float">
            <text:p>0.526227</text:p>
          </table:table-cell>
          <table:table-cell office:value-type="float" office:value="0.695258" calcext:value-type="float">
            <text:p>0.695258</text:p>
          </table:table-cell>
          <table:table-cell office:value-type="float" office:value="0.996124" calcext:value-type="float">
            <text:p>0.996124</text:p>
          </table:table-cell>
          <table:table-cell office:value-type="float" office:value="0.712979" calcext:value-type="float">
            <text:p>0.712979</text:p>
          </table:table-cell>
          <table:table-cell office:value-type="float" office:value="0.659743" calcext:value-type="float">
            <text:p>0.659743</text:p>
          </table:table-cell>
          <table:table-cell office:value-type="float" office:value="0.992079" calcext:value-type="float">
            <text:p>0.992079</text:p>
          </table:table-cell>
          <table:table-cell office:value-type="float" office:value="0.458843" calcext:value-type="float">
            <text:p>0.458843</text:p>
          </table:table-cell>
          <table:table-cell office:value-type="float" office:value="0.876436" calcext:value-type="float">
            <text:p>0.876436</text:p>
          </table:table-cell>
          <table:table-cell office:value-type="float" office:value="0.99389" calcext:value-type="float">
            <text:p>0.99389</text:p>
          </table:table-cell>
          <table:table-cell office:value-type="float" office:value="0.270459" calcext:value-type="float">
            <text:p>0.270459</text:p>
          </table:table-cell>
          <table:table-cell office:value-type="float" office:value="0.7791" calcext:value-type="float">
            <text:p>0.7791</text:p>
          </table:table-cell>
          <table:table-cell office:value-type="float" office:value="0.988789" calcext:value-type="float">
            <text:p>0.988789</text:p>
          </table:table-cell>
          <table:table-cell office:value-type="float" office:value="0.610892" calcext:value-type="float">
            <text:p>0.610892</text:p>
          </table:table-cell>
          <table:table-cell office:value-type="float" office:value="0.717811" calcext:value-type="float">
            <text:p>0.717811</text:p>
          </table:table-cell>
          <table:table-cell office:value-type="float" office:value="0.990605" calcext:value-type="float">
            <text:p>0.990605</text:p>
          </table:table-cell>
          <table:table-cell office:value-type="float" office:value="0.257244" calcext:value-type="float">
            <text:p>0.257244</text:p>
          </table:table-cell>
          <table:table-cell office:value-type="float" office:value="0.791381" calcext:value-type="float">
            <text:p>0.791381</text:p>
          </table:table-cell>
          <table:table-cell office:value-type="float" office:value="0.994163" calcext:value-type="float">
            <text:p>0.994163</text:p>
          </table:table-cell>
          <table:table-cell office:value-type="float" office:value="0.469126" calcext:value-type="float">
            <text:p>0.469126</text:p>
          </table:table-cell>
          <table:table-cell office:value-type="float" office:value="0.826934" calcext:value-type="float">
            <text:p>0.826934</text:p>
          </table:table-cell>
          <table:table-cell office:value-type="float" office:value="0.991786" calcext:value-type="float">
            <text:p>0.991786</text:p>
          </table:table-cell>
          <table:table-cell office:value-type="float" office:value="0.456681" calcext:value-type="float">
            <text:p>0.456681</text:p>
          </table:table-cell>
          <table:table-cell office:value-type="float" office:value="0.85809" calcext:value-type="float">
            <text:p>0.85809</text:p>
          </table:table-cell>
          <table:table-cell office:value-type="float" office:value="0.996036" calcext:value-type="float">
            <text:p>0.996036</text:p>
          </table:table-cell>
          <table:table-cell office:value-type="float" office:value="0.501613" calcext:value-type="float">
            <text:p>0.501613</text:p>
          </table:table-cell>
          <table:table-cell office:value-type="float" office:value="0.869461" calcext:value-type="float">
            <text:p>0.869461</text:p>
          </table:table-cell>
          <table:table-cell office:value-type="float" office:value="0.0799999999999991" calcext:value-type="float">
            <text:p>0.08</text:p>
          </table:table-cell>
          <table:table-cell table:formula="of:=SUM([.A48]+[.D48]+[.G48]+[.J48]+[.M48]+[.P48]+[.S48]+[.V48]+[.Y48]+[.AB48])/10" office:value-type="float" office:value="0.9927982" calcext:value-type="float">
            <text:p>0.9927982</text:p>
          </table:table-cell>
          <table:table-cell table:formula="of:=SUM([.B48]+[.E48]+[.H48]+[.K48]+[.N48]+[.Q48]+[.T48]+[.W48]+[.Z48]+[.AC48])/10" office:value-type="float" office:value="0.4582689" calcext:value-type="float">
            <text:p>0.4582689</text:p>
          </table:table-cell>
          <table:table-cell table:formula="of:=SUM([.C48]+[.F48]+[.I48]+[.L48]+[.O48]+[.R48]+[.U48]+[.X48]+[.AA48]+[.AD48])/10" office:value-type="float" office:value="0.8014592" calcext:value-type="float">
            <text:p>0.8014592</text:p>
          </table:table-cell>
          <table:table-cell table:formula="of:=1000 * [.AF48]" office:value-type="float" office:value="992.7982" calcext:value-type="float">
            <text:p>992.7982</text:p>
          </table:table-cell>
          <table:table-cell table:formula="of:=26000*[.AH48]" office:value-type="float" office:value="20837.9392" calcext:value-type="float">
            <text:p>20837.9392</text:p>
          </table:table-cell>
        </table:table-row>
        <table:table-row table:style-name="ro1">
          <table:table-cell office:value-type="float" office:value="0.989796" calcext:value-type="float">
            <text:p>0.989796</text:p>
          </table:table-cell>
          <table:table-cell office:value-type="float" office:value="0.301663" calcext:value-type="float">
            <text:p>0.301663</text:p>
          </table:table-cell>
          <table:table-cell office:value-type="float" office:value="0.958231" calcext:value-type="float">
            <text:p>0.958231</text:p>
          </table:table-cell>
          <table:table-cell office:value-type="float" office:value="0.993833" calcext:value-type="float">
            <text:p>0.993833</text:p>
          </table:table-cell>
          <table:table-cell office:value-type="float" office:value="0.500959" calcext:value-type="float">
            <text:p>0.500959</text:p>
          </table:table-cell>
          <table:table-cell office:value-type="float" office:value="0.780578" calcext:value-type="float">
            <text:p>0.780578</text:p>
          </table:table-cell>
          <table:table-cell office:value-type="float" office:value="0.994186" calcext:value-type="float">
            <text:p>0.994186</text:p>
          </table:table-cell>
          <table:table-cell office:value-type="float" office:value="0.679416" calcext:value-type="float">
            <text:p>0.679416</text:p>
          </table:table-cell>
          <table:table-cell office:value-type="float" office:value="0.750142" calcext:value-type="float">
            <text:p>0.750142</text:p>
          </table:table-cell>
          <table:table-cell office:value-type="float" office:value="0.992079" calcext:value-type="float">
            <text:p>0.992079</text:p>
          </table:table-cell>
          <table:table-cell office:value-type="float" office:value="0.399778" calcext:value-type="float">
            <text:p>0.399778</text:p>
          </table:table-cell>
          <table:table-cell office:value-type="float" office:value="0.919569" calcext:value-type="float">
            <text:p>0.919569</text:p>
          </table:table-cell>
          <table:table-cell office:value-type="float" office:value="0.99389" calcext:value-type="float">
            <text:p>0.99389</text:p>
          </table:table-cell>
          <table:table-cell office:value-type="float" office:value="0.261921" calcext:value-type="float">
            <text:p>0.261921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988789" calcext:value-type="float">
            <text:p>0.988789</text:p>
          </table:table-cell>
          <table:table-cell office:value-type="float" office:value="0.578063" calcext:value-type="float">
            <text:p>0.578063</text:p>
          </table:table-cell>
          <table:table-cell office:value-type="float" office:value="0.802903" calcext:value-type="float">
            <text:p>0.802903</text:p>
          </table:table-cell>
          <table:table-cell office:value-type="float" office:value="0.989562" calcext:value-type="float">
            <text:p>0.989562</text:p>
          </table:table-cell>
          <table:table-cell office:value-type="float" office:value="0.231365" calcext:value-type="float">
            <text:p>0.231365</text:p>
          </table:table-cell>
          <table:table-cell office:value-type="float" office:value="0.867036" calcext:value-type="float">
            <text:p>0.867036</text:p>
          </table:table-cell>
          <table:table-cell office:value-type="float" office:value="0.993191" calcext:value-type="float">
            <text:p>0.993191</text:p>
          </table:table-cell>
          <table:table-cell office:value-type="float" office:value="0.443491" calcext:value-type="float">
            <text:p>0.443491</text:p>
          </table:table-cell>
          <table:table-cell office:value-type="float" office:value="0.852443" calcext:value-type="float">
            <text:p>0.852443</text:p>
          </table:table-cell>
          <table:table-cell office:value-type="float" office:value="0.991786" calcext:value-type="float">
            <text:p>0.991786</text:p>
          </table:table-cell>
          <table:table-cell office:value-type="float" office:value="0.440727" calcext:value-type="float">
            <text:p>0.440727</text:p>
          </table:table-cell>
          <table:table-cell office:value-type="float" office:value="0.896373" calcext:value-type="float">
            <text:p>0.896373</text:p>
          </table:table-cell>
          <table:table-cell office:value-type="float" office:value="0.995045" calcext:value-type="float">
            <text:p>0.995045</text:p>
          </table:table-cell>
          <table:table-cell office:value-type="float" office:value="0.485374" calcext:value-type="float">
            <text:p>0.485374</text:p>
          </table:table-cell>
          <table:table-cell office:value-type="float" office:value="0.897207" calcext:value-type="float">
            <text:p>0.897207</text:p>
          </table:table-cell>
          <table:table-cell office:value-type="float" office:value="0.0599999999999991" calcext:value-type="float">
            <text:p>0.06</text:p>
          </table:table-cell>
          <table:table-cell table:formula="of:=SUM([.A49]+[.D49]+[.G49]+[.J49]+[.M49]+[.P49]+[.S49]+[.V49]+[.Y49]+[.AB49])/10" office:value-type="float" office:value="0.9922157" calcext:value-type="float">
            <text:p>0.9922157</text:p>
          </table:table-cell>
          <table:table-cell table:formula="of:=SUM([.B49]+[.E49]+[.H49]+[.K49]+[.N49]+[.Q49]+[.T49]+[.W49]+[.Z49]+[.AC49])/10" office:value-type="float" office:value="0.4322757" calcext:value-type="float">
            <text:p>0.4322757</text:p>
          </table:table-cell>
          <table:table-cell table:formula="of:=SUM([.C49]+[.F49]+[.I49]+[.L49]+[.O49]+[.R49]+[.U49]+[.X49]+[.AA49]+[.AD49])/10" office:value-type="float" office:value="0.8550582" calcext:value-type="float">
            <text:p>0.8550582</text:p>
          </table:table-cell>
          <table:table-cell table:formula="of:=1000 * [.AF49]" office:value-type="float" office:value="992.2157" calcext:value-type="float">
            <text:p>992.2157</text:p>
          </table:table-cell>
          <table:table-cell table:formula="of:=26000*[.AH49]" office:value-type="float" office:value="22231.5132" calcext:value-type="float">
            <text:p>22231.5132</text:p>
          </table:table-cell>
        </table:table-row>
        <table:table-row table:style-name="ro1">
          <table:table-cell office:value-type="float" office:value="0.988776" calcext:value-type="float">
            <text:p>0.988776</text:p>
          </table:table-cell>
          <table:table-cell office:value-type="float" office:value="0.284257" calcext:value-type="float">
            <text:p>0.284257</text:p>
          </table:table-cell>
          <table:table-cell office:value-type="float" office:value="0.961073" calcext:value-type="float">
            <text:p>0.961073</text:p>
          </table:table-cell>
          <table:table-cell office:value-type="float" office:value="0.993833" calcext:value-type="float">
            <text:p>0.993833</text:p>
          </table:table-cell>
          <table:table-cell office:value-type="float" office:value="0.472758" calcext:value-type="float">
            <text:p>0.472758</text:p>
          </table:table-cell>
          <table:table-cell office:value-type="float" office:value="0.796043" calcext:value-type="float">
            <text:p>0.796043</text:p>
          </table:table-cell>
          <table:table-cell office:value-type="float" office:value="0.994186" calcext:value-type="float">
            <text:p>0.994186</text:p>
          </table:table-cell>
          <table:table-cell office:value-type="float" office:value="0.664362" calcext:value-type="float">
            <text:p>0.664362</text:p>
          </table:table-cell>
          <table:table-cell office:value-type="float" office:value="0.755486" calcext:value-type="float">
            <text:p>0.755486</text:p>
          </table:table-cell>
          <table:table-cell office:value-type="float" office:value="0.991089" calcext:value-type="float">
            <text:p>0.991089</text:p>
          </table:table-cell>
          <table:table-cell office:value-type="float" office:value="0.383315" calcext:value-type="float">
            <text:p>0.383315</text:p>
          </table:table-cell>
          <table:table-cell office:value-type="float" office:value="0.92317" calcext:value-type="float">
            <text:p>0.92317</text:p>
          </table:table-cell>
          <table:table-cell office:value-type="float" office:value="0.992872" calcext:value-type="float">
            <text:p>0.992872</text:p>
          </table:table-cell>
          <table:table-cell office:value-type="float" office:value="0.253382" calcext:value-type="float">
            <text:p>0.253382</text:p>
          </table:table-cell>
          <table:table-cell office:value-type="float" office:value="0.832923" calcext:value-type="float">
            <text:p>0.832923</text:p>
          </table:table-cell>
          <table:table-cell office:value-type="float" office:value="0.986547" calcext:value-type="float">
            <text:p>0.986547</text:p>
          </table:table-cell>
          <table:table-cell office:value-type="float" office:value="0.565217" calcext:value-type="float">
            <text:p>0.565217</text:p>
          </table:table-cell>
          <table:table-cell office:value-type="float" office:value="0.809915" calcext:value-type="float">
            <text:p>0.809915</text:p>
          </table:table-cell>
          <table:table-cell office:value-type="float" office:value="0.987474" calcext:value-type="float">
            <text:p>0.987474</text:p>
          </table:table-cell>
          <table:table-cell office:value-type="float" office:value="0.214444" calcext:value-type="float">
            <text:p>0.214444</text:p>
          </table:table-cell>
          <table:table-cell office:value-type="float" office:value="0.874275" calcext:value-type="float">
            <text:p>0.874275</text:p>
          </table:table-cell>
          <table:table-cell office:value-type="float" office:value="0.993191" calcext:value-type="float">
            <text:p>0.993191</text:p>
          </table:table-cell>
          <table:table-cell office:value-type="float" office:value="0.430785" calcext:value-type="float">
            <text:p>0.430785</text:p>
          </table:table-cell>
          <table:table-cell office:value-type="float" office:value="0.859038" calcext:value-type="float">
            <text:p>0.859038</text:p>
          </table:table-cell>
          <table:table-cell office:value-type="float" office:value="0.991786" calcext:value-type="float">
            <text:p>0.991786</text:p>
          </table:table-cell>
          <table:table-cell office:value-type="float" office:value="0.424108" calcext:value-type="float">
            <text:p>0.424108</text:p>
          </table:table-cell>
          <table:table-cell office:value-type="float" office:value="0.904029" calcext:value-type="float">
            <text:p>0.904029</text:p>
          </table:table-cell>
          <table:table-cell office:value-type="float" office:value="0.994054" calcext:value-type="float">
            <text:p>0.994054</text:p>
          </table:table-cell>
          <table:table-cell office:value-type="float" office:value="0.47047" calcext:value-type="float">
            <text:p>0.47047</text:p>
          </table:table-cell>
          <table:table-cell office:value-type="float" office:value="0.903612" calcext:value-type="float">
            <text:p>0.903612</text:p>
          </table:table-cell>
          <table:table-cell office:value-type="float" office:value="0.0399999999999989" calcext:value-type="float">
            <text:p>0.04</text:p>
          </table:table-cell>
          <table:table-cell table:formula="of:=SUM([.A50]+[.D50]+[.G50]+[.J50]+[.M50]+[.P50]+[.S50]+[.V50]+[.Y50]+[.AB50])/10" office:value-type="float" office:value="0.9913808" calcext:value-type="float">
            <text:p>0.9913808</text:p>
          </table:table-cell>
          <table:table-cell table:formula="of:=SUM([.B50]+[.E50]+[.H50]+[.K50]+[.N50]+[.Q50]+[.T50]+[.W50]+[.Z50]+[.AC50])/10" office:value-type="float" office:value="0.4163098" calcext:value-type="float">
            <text:p>0.4163098</text:p>
          </table:table-cell>
          <table:table-cell table:formula="of:=SUM([.C50]+[.F50]+[.I50]+[.L50]+[.O50]+[.R50]+[.U50]+[.X50]+[.AA50]+[.AD50])/10" office:value-type="float" office:value="0.8619564" calcext:value-type="float">
            <text:p>0.8619564</text:p>
          </table:table-cell>
          <table:table-cell table:formula="of:=1000 * [.AF50]" office:value-type="float" office:value="991.3808" calcext:value-type="float">
            <text:p>991.3808</text:p>
          </table:table-cell>
          <table:table-cell table:formula="of:=26000*[.AH50]" office:value-type="float" office:value="22410.8664" calcext:value-type="float">
            <text:p>22410.8664</text:p>
          </table:table-cell>
        </table:table-row>
        <table:table-row table:style-name="ro1">
          <table:table-cell office:value-type="float" office:value="0.988776" calcext:value-type="float">
            <text:p>0.988776</text:p>
          </table:table-cell>
          <table:table-cell office:value-type="float" office:value="0.266519" calcext:value-type="float">
            <text:p>0.266519</text:p>
          </table:table-cell>
          <table:table-cell office:value-type="float" office:value="0.964523" calcext:value-type="float">
            <text:p>0.964523</text:p>
          </table:table-cell>
          <table:table-cell office:value-type="float" office:value="0.992952" calcext:value-type="float">
            <text:p>0.992952</text:p>
          </table:table-cell>
          <table:table-cell office:value-type="float" office:value="0.429103" calcext:value-type="float">
            <text:p>0.429103</text:p>
          </table:table-cell>
          <table:table-cell office:value-type="float" office:value="0.815184" calcext:value-type="float">
            <text:p>0.815184</text:p>
          </table:table-cell>
          <table:table-cell office:value-type="float" office:value="0.994186" calcext:value-type="float">
            <text:p>0.994186</text:p>
          </table:table-cell>
          <table:table-cell office:value-type="float" office:value="0.647413" calcext:value-type="float">
            <text:p>0.647413</text:p>
          </table:table-cell>
          <table:table-cell office:value-type="float" office:value="0.76049" calcext:value-type="float">
            <text:p>0.76049</text:p>
          </table:table-cell>
          <table:table-cell office:value-type="float" office:value="0.991089" calcext:value-type="float">
            <text:p>0.991089</text:p>
          </table:table-cell>
          <table:table-cell office:value-type="float" office:value="0.366518" calcext:value-type="float">
            <text:p>0.366518</text:p>
          </table:table-cell>
          <table:table-cell office:value-type="float" office:value="0.929121" calcext:value-type="float">
            <text:p>0.929121</text:p>
          </table:table-cell>
          <table:table-cell office:value-type="float" office:value="0.992872" calcext:value-type="float">
            <text:p>0.992872</text:p>
          </table:table-cell>
          <table:table-cell office:value-type="float" office:value="0.245176" calcext:value-type="float">
            <text:p>0.245176</text:p>
          </table:table-cell>
          <table:table-cell office:value-type="float" office:value="0.842891" calcext:value-type="float">
            <text:p>0.842891</text:p>
          </table:table-cell>
          <table:table-cell office:value-type="float" office:value="0.985426" calcext:value-type="float">
            <text:p>0.985426</text:p>
          </table:table-cell>
          <table:table-cell office:value-type="float" office:value="0.546992" calcext:value-type="float">
            <text:p>0.546992</text:p>
          </table:table-cell>
          <table:table-cell office:value-type="float" office:value="0.81924" calcext:value-type="float">
            <text:p>0.81924</text:p>
          </table:table-cell>
          <table:table-cell office:value-type="float" office:value="0.987474" calcext:value-type="float">
            <text:p>0.987474</text:p>
          </table:table-cell>
          <table:table-cell office:value-type="float" office:value="0.199956" calcext:value-type="float">
            <text:p>0.199956</text:p>
          </table:table-cell>
          <table:table-cell office:value-type="float" office:value="0.881704" calcext:value-type="float">
            <text:p>0.881704</text:p>
          </table:table-cell>
          <table:table-cell office:value-type="float" office:value="0.993191" calcext:value-type="float">
            <text:p>0.993191</text:p>
          </table:table-cell>
          <table:table-cell office:value-type="float" office:value="0.417633" calcext:value-type="float">
            <text:p>0.417633</text:p>
          </table:table-cell>
          <table:table-cell office:value-type="float" office:value="0.865216" calcext:value-type="float">
            <text:p>0.865216</text:p>
          </table:table-cell>
          <table:table-cell office:value-type="float" office:value="0.99076" calcext:value-type="float">
            <text:p>0.99076</text:p>
          </table:table-cell>
          <table:table-cell office:value-type="float" office:value="0.405717" calcext:value-type="float">
            <text:p>0.405717</text:p>
          </table:table-cell>
          <table:table-cell office:value-type="float" office:value="0.910169" calcext:value-type="float">
            <text:p>0.910169</text:p>
          </table:table-cell>
          <table:table-cell office:value-type="float" office:value="0.993062" calcext:value-type="float">
            <text:p>0.993062</text:p>
          </table:table-cell>
          <table:table-cell office:value-type="float" office:value="0.455122" calcext:value-type="float">
            <text:p>0.455122</text:p>
          </table:table-cell>
          <table:table-cell office:value-type="float" office:value="0.909525" calcext:value-type="float">
            <text:p>0.909525</text:p>
          </table:table-cell>
          <table:table-cell office:value-type="float" office:value="0.0199999999999989" calcext:value-type="float">
            <text:p>0.02</text:p>
          </table:table-cell>
          <table:table-cell table:formula="of:=SUM([.A51]+[.D51]+[.G51]+[.J51]+[.M51]+[.P51]+[.S51]+[.V51]+[.Y51]+[.AB51])/10" office:value-type="float" office:value="0.9909788" calcext:value-type="float">
            <text:p>0.9909788</text:p>
          </table:table-cell>
          <table:table-cell table:formula="of:=SUM([.B51]+[.E51]+[.H51]+[.K51]+[.N51]+[.Q51]+[.T51]+[.W51]+[.Z51]+[.AC51])/10" office:value-type="float" office:value="0.3980149" calcext:value-type="float">
            <text:p>0.3980149</text:p>
          </table:table-cell>
          <table:table-cell table:formula="of:=SUM([.C51]+[.F51]+[.I51]+[.L51]+[.O51]+[.R51]+[.U51]+[.X51]+[.AA51]+[.AD51])/10" office:value-type="float" office:value="0.8698063" calcext:value-type="float">
            <text:p>0.8698063</text:p>
          </table:table-cell>
          <table:table-cell table:formula="of:=1000 * [.AF51]" office:value-type="float" office:value="990.9788" calcext:value-type="float">
            <text:p>990.9788</text:p>
          </table:table-cell>
          <table:table-cell table:formula="of:=26000*[.AH51]" office:value-type="float" office:value="22614.9638" calcext:value-type="float">
            <text:p>22614.9638</text:p>
          </table:table-cell>
        </table:table-row>
        <table:table-row table:style-name="ro1">
          <table:table-cell office:value-type="float" office:value="0.241837" calcext:value-type="float">
            <text:p>0.241837</text:p>
          </table:table-cell>
          <table:table-cell office:value-type="float" office:value="0.058426" calcext:value-type="float">
            <text:p>0.058426</text:p>
          </table:table-cell>
          <table:table-cell office:value-type="float" office:value="0.993291" calcext:value-type="float">
            <text:p>0.993291</text:p>
          </table:table-cell>
          <table:table-cell office:value-type="float" office:value="0.031718" calcext:value-type="float">
            <text:p>0.031718</text:p>
          </table:table-cell>
          <table:table-cell office:value-type="float" office:value="0.052679" calcext:value-type="float">
            <text:p>0.052679</text:p>
          </table:table-cell>
          <table:table-cell office:value-type="float" office:value="0.973695" calcext:value-type="float">
            <text:p>0.973695</text:p>
          </table:table-cell>
          <table:table-cell office:value-type="float" office:value="0.371124" calcext:value-type="float">
            <text:p>0.371124</text:p>
          </table:table-cell>
          <table:table-cell office:value-type="float" office:value="0.186998" calcext:value-type="float">
            <text:p>0.186998</text:p>
          </table:table-cell>
          <table:table-cell office:value-type="float" office:value="0.950726" calcext:value-type="float">
            <text:p>0.950726</text:p>
          </table:table-cell>
          <table:table-cell office:value-type="float" office:value="0.594059" calcext:value-type="float">
            <text:p>0.594059</text:p>
          </table:table-cell>
          <table:table-cell office:value-type="float" office:value="0.068187" calcext:value-type="float">
            <text:p>0.068187</text:p>
          </table:table-cell>
          <table:table-cell office:value-type="float" office:value="0.989008" calcext:value-type="float">
            <text:p>0.989008</text:p>
          </table:table-cell>
          <table:table-cell office:value-type="float" office:value="0.286151" calcext:value-type="float">
            <text:p>0.286151</text:p>
          </table:table-cell>
          <table:table-cell office:value-type="float" office:value="0.068086" calcext:value-type="float">
            <text:p>0.068086</text:p>
          </table:table-cell>
          <table:table-cell office:value-type="float" office:value="0.964295" calcext:value-type="float">
            <text:p>0.964295</text:p>
          </table:table-cell>
          <table:table-cell office:value-type="float" office:value="0.327354" calcext:value-type="float">
            <text:p>0.327354</text:p>
          </table:table-cell>
          <table:table-cell office:value-type="float" office:value="0.134717" calcext:value-type="float">
            <text:p>0.134717</text:p>
          </table:table-cell>
          <table:table-cell office:value-type="float" office:value="0.973354" calcext:value-type="float">
            <text:p>0.973354</text:p>
          </table:table-cell>
          <table:table-cell office:value-type="float" office:value="0.236952" calcext:value-type="float">
            <text:p>0.236952</text:p>
          </table:table-cell>
          <table:table-cell office:value-type="float" office:value="0.062154" calcext:value-type="float">
            <text:p>0.062154</text:p>
          </table:table-cell>
          <table:table-cell office:value-type="float" office:value="0.973923" calcext:value-type="float">
            <text:p>0.973923</text:p>
          </table:table-cell>
          <table:table-cell office:value-type="float" office:value="0.198444" calcext:value-type="float">
            <text:p>0.198444</text:p>
          </table:table-cell>
          <table:table-cell office:value-type="float" office:value="0.156598" calcext:value-type="float">
            <text:p>0.156598</text:p>
          </table:table-cell>
          <table:table-cell office:value-type="float" office:value="0.958155" calcext:value-type="float">
            <text:p>0.958155</text:p>
          </table:table-cell>
          <table:table-cell office:value-type="float" office:value="0.205339" calcext:value-type="float">
            <text:p>0.205339</text:p>
          </table:table-cell>
          <table:table-cell office:value-type="float" office:value="0.103146" calcext:value-type="float">
            <text:p>0.103146</text:p>
          </table:table-cell>
          <table:table-cell office:value-type="float" office:value="0.980252" calcext:value-type="float">
            <text:p>0.980252</text:p>
          </table:table-cell>
          <table:table-cell office:value-type="float" office:value="0.316155" calcext:value-type="float">
            <text:p>0.316155</text:p>
          </table:table-cell>
          <table:table-cell office:value-type="float" office:value="0.13102" calcext:value-type="float">
            <text:p>0.13102</text:p>
          </table:table-cell>
          <table:table-cell office:value-type="float" office:value="0.977789" calcext:value-type="float">
            <text:p>0.977789</text:p>
          </table:table-cell>
          <table:table-cell office:value-type="float" office:value="-1.11022302462516E-015" calcext:value-type="float">
            <text:p>0.00</text:p>
          </table:table-cell>
          <table:table-cell table:formula="of:=SUM([.A52]+[.D52]+[.G52]+[.J52]+[.M52]+[.P52]+[.S52]+[.V52]+[.Y52]+[.AB52])/10" office:value-type="float" office:value="0.2809133" calcext:value-type="float">
            <text:p>0.2809133</text:p>
          </table:table-cell>
          <table:table-cell table:formula="of:=SUM([.B52]+[.E52]+[.H52]+[.K52]+[.N52]+[.Q52]+[.T52]+[.W52]+[.Z52]+[.AC52])/10" office:value-type="float" office:value="0.1022011" calcext:value-type="float">
            <text:p>0.1022011</text:p>
          </table:table-cell>
          <table:table-cell table:formula="of:=SUM([.C52]+[.F52]+[.I52]+[.L52]+[.O52]+[.R52]+[.U52]+[.X52]+[.AA52]+[.AD52])/10" office:value-type="float" office:value="0.9734488" calcext:value-type="float">
            <text:p>0.9734488</text:p>
          </table:table-cell>
          <table:table-cell table:formula="of:=1000 * [.AF52]" office:value-type="float" office:value="280.9133" calcext:value-type="float">
            <text:p>280.9133</text:p>
          </table:table-cell>
          <table:table-cell table:formula="of:=26000*[.AH52]" office:value-type="float" office:value="25309.6688" calcext:value-type="float">
            <text:p>25309.6688</text:p>
          </table:table-cell>
        </table:table-row>
        <table:table-row table:style-name="ro1">
          <table:table-cell office:value-type="float" office:value="0.241837" calcext:value-type="float">
            <text:p>0.241837</text:p>
          </table:table-cell>
          <table:table-cell office:value-type="float" office:value="0.054878" calcext:value-type="float">
            <text:p>0.054878</text:p>
          </table:table-cell>
          <table:table-cell office:value-type="float" office:value="0.994087" calcext:value-type="float">
            <text:p>0.994087</text:p>
          </table:table-cell>
          <table:table-cell office:value-type="float" office:value="0.031718" calcext:value-type="float">
            <text:p>0.031718</text:p>
          </table:table-cell>
          <table:table-cell office:value-type="float" office:value="0.048844" calcext:value-type="float">
            <text:p>0.048844</text:p>
          </table:table-cell>
          <table:table-cell office:value-type="float" office:value="0.975704" calcext:value-type="float">
            <text:p>0.975704</text:p>
          </table:table-cell>
          <table:table-cell office:value-type="float" office:value="0.368217" calcext:value-type="float">
            <text:p>0.368217</text:p>
          </table:table-cell>
          <table:table-cell office:value-type="float" office:value="0.181423" calcext:value-type="float">
            <text:p>0.181423</text:p>
          </table:table-cell>
          <table:table-cell office:value-type="float" office:value="0.951863" calcext:value-type="float">
            <text:p>0.951863</text:p>
          </table:table-cell>
          <table:table-cell office:value-type="float" office:value="0.591089" calcext:value-type="float">
            <text:p>0.591089</text:p>
          </table:table-cell>
          <table:table-cell office:value-type="float" office:value="0.064961" calcext:value-type="float">
            <text:p>0.064961</text:p>
          </table:table-cell>
          <table:table-cell office:value-type="float" office:value="0.989463" calcext:value-type="float">
            <text:p>0.989463</text:p>
          </table:table-cell>
          <table:table-cell office:value-type="float" office:value="0.285132" calcext:value-type="float">
            <text:p>0.285132</text:p>
          </table:table-cell>
          <table:table-cell office:value-type="float" office:value="0.065425" calcext:value-type="float">
            <text:p>0.065425</text:p>
          </table:table-cell>
          <table:table-cell office:value-type="float" office:value="0.96619" calcext:value-type="float">
            <text:p>0.96619</text:p>
          </table:table-cell>
          <table:table-cell office:value-type="float" office:value="0.327354" calcext:value-type="float">
            <text:p>0.327354</text:p>
          </table:table-cell>
          <table:table-cell office:value-type="float" office:value="0.130325" calcext:value-type="float">
            <text:p>0.130325</text:p>
          </table:table-cell>
          <table:table-cell office:value-type="float" office:value="0.974188" calcext:value-type="float">
            <text:p>0.974188</text:p>
          </table:table-cell>
          <table:table-cell office:value-type="float" office:value="0.235908" calcext:value-type="float">
            <text:p>0.235908</text:p>
          </table:table-cell>
          <table:table-cell office:value-type="float" office:value="0.057067" calcext:value-type="float">
            <text:p>0.057067</text:p>
          </table:table-cell>
          <table:table-cell office:value-type="float" office:value="0.976159" calcext:value-type="float">
            <text:p>0.976159</text:p>
          </table:table-cell>
          <table:table-cell office:value-type="float" office:value="0.198444" calcext:value-type="float">
            <text:p>0.198444</text:p>
          </table:table-cell>
          <table:table-cell office:value-type="float" office:value="0.151583" calcext:value-type="float">
            <text:p>0.151583</text:p>
          </table:table-cell>
          <table:table-cell office:value-type="float" office:value="0.959974" calcext:value-type="float">
            <text:p>0.959974</text:p>
          </table:table-cell>
          <table:table-cell office:value-type="float" office:value="0.205339" calcext:value-type="float">
            <text:p>0.205339</text:p>
          </table:table-cell>
          <table:table-cell office:value-type="float" office:value="0.09949" calcext:value-type="float">
            <text:p>0.09949</text:p>
          </table:table-cell>
          <table:table-cell office:value-type="float" office:value="0.982072" calcext:value-type="float">
            <text:p>0.982072</text:p>
          </table:table-cell>
          <table:table-cell office:value-type="float" office:value="0.316155" calcext:value-type="float">
            <text:p>0.316155</text:p>
          </table:table-cell>
          <table:table-cell office:value-type="float" office:value="0.126349" calcext:value-type="float">
            <text:p>0.126349</text:p>
          </table:table-cell>
          <table:table-cell office:value-type="float" office:value="0.979532" calcext:value-type="float">
            <text:p>0.979532</text:p>
          </table:table-cell>
          <table:table-cell office:value-type="float" office:value="-0.0200000000000011" calcext:value-type="float">
            <text:p>-0.02</text:p>
          </table:table-cell>
          <table:table-cell table:formula="of:=SUM([.A53]+[.D53]+[.G53]+[.J53]+[.M53]+[.P53]+[.S53]+[.V53]+[.Y53]+[.AB53])/10" office:value-type="float" office:value="0.2801193" calcext:value-type="float">
            <text:p>0.2801193</text:p>
          </table:table-cell>
          <table:table-cell table:formula="of:=SUM([.B53]+[.E53]+[.H53]+[.K53]+[.N53]+[.Q53]+[.T53]+[.W53]+[.Z53]+[.AC53])/10" office:value-type="float" office:value="0.0980345" calcext:value-type="float">
            <text:p>0.0980345</text:p>
          </table:table-cell>
          <table:table-cell table:formula="of:=SUM([.C53]+[.F53]+[.I53]+[.L53]+[.O53]+[.R53]+[.U53]+[.X53]+[.AA53]+[.AD53])/10" office:value-type="float" office:value="0.9749232" calcext:value-type="float">
            <text:p>0.9749232</text:p>
          </table:table-cell>
          <table:table-cell table:formula="of:=1000 * [.AF53]" office:value-type="float" office:value="280.1193" calcext:value-type="float">
            <text:p>280.1193</text:p>
          </table:table-cell>
          <table:table-cell table:formula="of:=26000*[.AH53]" office:value-type="float" office:value="25348.0032" calcext:value-type="float">
            <text:p>25348.0032</text:p>
          </table:table-cell>
        </table:table-row>
        <table:table-row table:style-name="ro1">
          <table:table-cell office:value-type="float" office:value="0.241837" calcext:value-type="float">
            <text:p>0.241837</text:p>
          </table:table-cell>
          <table:table-cell office:value-type="float" office:value="0.050998" calcext:value-type="float">
            <text:p>0.050998</text:p>
          </table:table-cell>
          <table:table-cell office:value-type="float" office:value="0.994997" calcext:value-type="float">
            <text:p>0.994997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037112" calcext:value-type="float">
            <text:p>0.037112</text:p>
          </table:table-cell>
          <table:table-cell office:value-type="float" office:value="0.978471" calcext:value-type="float">
            <text:p>0.978471</text:p>
          </table:table-cell>
          <table:table-cell office:value-type="float" office:value="0.367248" calcext:value-type="float">
            <text:p>0.367248</text:p>
          </table:table-cell>
          <table:table-cell office:value-type="float" office:value="0.17607" calcext:value-type="float">
            <text:p>0.17607</text:p>
          </table:table-cell>
          <table:table-cell office:value-type="float" office:value="0.953682" calcext:value-type="float">
            <text:p>0.953682</text:p>
          </table:table-cell>
          <table:table-cell office:value-type="float" office:value="0.591089" calcext:value-type="float">
            <text:p>0.591089</text:p>
          </table:table-cell>
          <table:table-cell office:value-type="float" office:value="0.062736" calcext:value-type="float">
            <text:p>0.062736</text:p>
          </table:table-cell>
          <table:table-cell office:value-type="float" office:value="0.99041" calcext:value-type="float">
            <text:p>0.99041</text:p>
          </table:table-cell>
          <table:table-cell office:value-type="float" office:value="0.285132" calcext:value-type="float">
            <text:p>0.285132</text:p>
          </table:table-cell>
          <table:table-cell office:value-type="float" office:value="0.062874" calcext:value-type="float">
            <text:p>0.062874</text:p>
          </table:table-cell>
          <table:table-cell office:value-type="float" office:value="0.968123" calcext:value-type="float">
            <text:p>0.968123</text:p>
          </table:table-cell>
          <table:table-cell office:value-type="float" office:value="0.325112" calcext:value-type="float">
            <text:p>0.325112</text:p>
          </table:table-cell>
          <table:table-cell office:value-type="float" office:value="0.126812" calcext:value-type="float">
            <text:p>0.126812</text:p>
          </table:table-cell>
          <table:table-cell office:value-type="float" office:value="0.975022" calcext:value-type="float">
            <text:p>0.975022</text:p>
          </table:table-cell>
          <table:table-cell office:value-type="float" office:value="0.234864" calcext:value-type="float">
            <text:p>0.234864</text:p>
          </table:table-cell>
          <table:table-cell office:value-type="float" office:value="0.052864" calcext:value-type="float">
            <text:p>0.052864</text:p>
          </table:table-cell>
          <table:table-cell office:value-type="float" office:value="0.977675" calcext:value-type="float">
            <text:p>0.977675</text:p>
          </table:table-cell>
          <table:table-cell office:value-type="float" office:value="0.19358" calcext:value-type="float">
            <text:p>0.19358</text:p>
          </table:table-cell>
          <table:table-cell office:value-type="float" office:value="0.145453" calcext:value-type="float">
            <text:p>0.145453</text:p>
          </table:table-cell>
          <table:table-cell office:value-type="float" office:value="0.961945" calcext:value-type="float">
            <text:p>0.961945</text:p>
          </table:table-cell>
          <table:table-cell office:value-type="float" office:value="0.204312" calcext:value-type="float">
            <text:p>0.204312</text:p>
          </table:table-cell>
          <table:table-cell office:value-type="float" office:value="0.095502" calcext:value-type="float">
            <text:p>0.095502</text:p>
          </table:table-cell>
          <table:table-cell office:value-type="float" office:value="0.984081" calcext:value-type="float">
            <text:p>0.984081</text:p>
          </table:table-cell>
          <table:table-cell office:value-type="float" office:value="0.316155" calcext:value-type="float">
            <text:p>0.316155</text:p>
          </table:table-cell>
          <table:table-cell office:value-type="float" office:value="0.120231" calcext:value-type="float">
            <text:p>0.120231</text:p>
          </table:table-cell>
          <table:table-cell office:value-type="float" office:value="0.980707" calcext:value-type="float">
            <text:p>0.980707</text:p>
          </table:table-cell>
          <table:table-cell office:value-type="float" office:value="-0.0400000000000011" calcext:value-type="float">
            <text:p>-0.04</text:p>
          </table:table-cell>
          <table:table-cell table:formula="of:=SUM([.A54]+[.D54]+[.G54]+[.J54]+[.M54]+[.P54]+[.S54]+[.V54]+[.Y54]+[.AB54])/10" office:value-type="float" office:value="0.2790166" calcext:value-type="float">
            <text:p>0.2790166</text:p>
          </table:table-cell>
          <table:table-cell table:formula="of:=SUM([.B54]+[.E54]+[.H54]+[.K54]+[.N54]+[.Q54]+[.T54]+[.W54]+[.Z54]+[.AC54])/10" office:value-type="float" office:value="0.0930652" calcext:value-type="float">
            <text:p>0.0930652</text:p>
          </table:table-cell>
          <table:table-cell table:formula="of:=SUM([.C54]+[.F54]+[.I54]+[.L54]+[.O54]+[.R54]+[.U54]+[.X54]+[.AA54]+[.AD54])/10" office:value-type="float" office:value="0.9765113" calcext:value-type="float">
            <text:p>0.9765113</text:p>
          </table:table-cell>
          <table:table-cell table:formula="of:=1000 * [.AF54]" office:value-type="float" office:value="279.0166" calcext:value-type="float">
            <text:p>279.0166</text:p>
          </table:table-cell>
          <table:table-cell table:formula="of:=26000*[.AH54]" office:value-type="float" office:value="25389.2938" calcext:value-type="float">
            <text:p>25389.2938</text:p>
          </table:table-cell>
        </table:table-row>
        <table:table-row table:style-name="ro1">
          <table:table-cell office:value-type="float" office:value="0.241837" calcext:value-type="float">
            <text:p>0.241837</text:p>
          </table:table-cell>
          <table:table-cell office:value-type="float" office:value="0.046452" calcext:value-type="float">
            <text:p>0.046452</text:p>
          </table:table-cell>
          <table:table-cell office:value-type="float" office:value="0.995527" calcext:value-type="float">
            <text:p>0.995527</text:p>
          </table:table-cell>
          <table:table-cell office:value-type="float" office:value="0.028194" calcext:value-type="float">
            <text:p>0.028194</text:p>
          </table:table-cell>
          <table:table-cell office:value-type="float" office:value="0.026058" calcext:value-type="float">
            <text:p>0.026058</text:p>
          </table:table-cell>
          <table:table-cell office:value-type="float" office:value="0.981465" calcext:value-type="float">
            <text:p>0.981465</text:p>
          </table:table-cell>
          <table:table-cell office:value-type="float" office:value="0.361434" calcext:value-type="float">
            <text:p>0.361434</text:p>
          </table:table-cell>
          <table:table-cell office:value-type="float" office:value="0.170607" calcext:value-type="float">
            <text:p>0.170607</text:p>
          </table:table-cell>
          <table:table-cell office:value-type="float" office:value="0.95535" calcext:value-type="float">
            <text:p>0.95535</text:p>
          </table:table-cell>
          <table:table-cell office:value-type="float" office:value="0.588119" calcext:value-type="float">
            <text:p>0.588119</text:p>
          </table:table-cell>
          <table:table-cell office:value-type="float" office:value="0.058176" calcext:value-type="float">
            <text:p>0.058176</text:p>
          </table:table-cell>
          <table:table-cell office:value-type="float" office:value="0.991093" calcext:value-type="float">
            <text:p>0.991093</text:p>
          </table:table-cell>
          <table:table-cell office:value-type="float" office:value="0.283096" calcext:value-type="float">
            <text:p>0.283096</text:p>
          </table:table-cell>
          <table:table-cell office:value-type="float" office:value="0.059991" calcext:value-type="float">
            <text:p>0.059991</text:p>
          </table:table-cell>
          <table:table-cell office:value-type="float" office:value="0.969753" calcext:value-type="float">
            <text:p>0.969753</text:p>
          </table:table-cell>
          <table:table-cell office:value-type="float" office:value="0.325112" calcext:value-type="float">
            <text:p>0.325112</text:p>
          </table:table-cell>
          <table:table-cell office:value-type="float" office:value="0.12209" calcext:value-type="float">
            <text:p>0.12209</text:p>
          </table:table-cell>
          <table:table-cell office:value-type="float" office:value="0.975666" calcext:value-type="float">
            <text:p>0.975666</text:p>
          </table:table-cell>
          <table:table-cell office:value-type="float" office:value="0.234864" calcext:value-type="float">
            <text:p>0.234864</text:p>
          </table:table-cell>
          <table:table-cell office:value-type="float" office:value="0.048219" calcext:value-type="float">
            <text:p>0.048219</text:p>
          </table:table-cell>
          <table:table-cell office:value-type="float" office:value="0.979532" calcext:value-type="float">
            <text:p>0.979532</text:p>
          </table:table-cell>
          <table:table-cell office:value-type="float" office:value="0.192607" calcext:value-type="float">
            <text:p>0.192607</text:p>
          </table:table-cell>
          <table:table-cell office:value-type="float" office:value="0.138877" calcext:value-type="float">
            <text:p>0.138877</text:p>
          </table:table-cell>
          <table:table-cell office:value-type="float" office:value="0.964181" calcext:value-type="float">
            <text:p>0.964181</text:p>
          </table:table-cell>
          <table:table-cell office:value-type="float" office:value="0.203285" calcext:value-type="float">
            <text:p>0.203285</text:p>
          </table:table-cell>
          <table:table-cell office:value-type="float" office:value="0.091292" calcext:value-type="float">
            <text:p>0.091292</text:p>
          </table:table-cell>
          <table:table-cell office:value-type="float" office:value="0.985862" calcext:value-type="float">
            <text:p>0.985862</text:p>
          </table:table-cell>
          <table:table-cell office:value-type="float" office:value="0.313181" calcext:value-type="float">
            <text:p>0.313181</text:p>
          </table:table-cell>
          <table:table-cell office:value-type="float" office:value="0.114225" calcext:value-type="float">
            <text:p>0.114225</text:p>
          </table:table-cell>
          <table:table-cell office:value-type="float" office:value="0.98192" calcext:value-type="float">
            <text:p>0.98192</text:p>
          </table:table-cell>
          <table:table-cell office:value-type="float" office:value="-0.0600000000000012" calcext:value-type="float">
            <text:p>-0.06</text:p>
          </table:table-cell>
          <table:table-cell table:formula="of:=SUM([.A55]+[.D55]+[.G55]+[.J55]+[.M55]+[.P55]+[.S55]+[.V55]+[.Y55]+[.AB55])/10" office:value-type="float" office:value="0.2771729" calcext:value-type="float">
            <text:p>0.2771729</text:p>
          </table:table-cell>
          <table:table-cell table:formula="of:=SUM([.B55]+[.E55]+[.H55]+[.K55]+[.N55]+[.Q55]+[.T55]+[.W55]+[.Z55]+[.AC55])/10" office:value-type="float" office:value="0.0875987" calcext:value-type="float">
            <text:p>0.0875987</text:p>
          </table:table-cell>
          <table:table-cell table:formula="of:=SUM([.C55]+[.F55]+[.I55]+[.L55]+[.O55]+[.R55]+[.U55]+[.X55]+[.AA55]+[.AD55])/10" office:value-type="float" office:value="0.9780349" calcext:value-type="float">
            <text:p>0.9780349</text:p>
          </table:table-cell>
          <table:table-cell table:formula="of:=1000 * [.AF55]" office:value-type="float" office:value="277.1729" calcext:value-type="float">
            <text:p>277.1729</text:p>
          </table:table-cell>
          <table:table-cell table:formula="of:=26000*[.AH55]" office:value-type="float" office:value="25428.9074" calcext:value-type="float">
            <text:p>25428.9074</text:p>
          </table:table-cell>
        </table:table-row>
        <table:table-row table:style-name="ro1">
          <table:table-cell office:value-type="float" office:value="0.035714" calcext:value-type="float">
            <text:p>0.035714</text:p>
          </table:table-cell>
          <table:table-cell office:value-type="float" office:value="0.016408" calcext:value-type="float">
            <text:p>0.016408</text:p>
          </table:table-cell>
          <table:table-cell office:value-type="float" office:value="0.997991" calcext:value-type="float">
            <text:p>0.997991</text:p>
          </table:table-cell>
          <table:table-cell office:value-type="float" office:value="0.006167" calcext:value-type="float">
            <text:p>0.006167</text:p>
          </table:table-cell>
          <table:table-cell office:value-type="float" office:value="0.008573" calcext:value-type="float">
            <text:p>0.008573</text:p>
          </table:table-cell>
          <table:table-cell office:value-type="float" office:value="0.992647" calcext:value-type="float">
            <text:p>0.992647</text:p>
          </table:table-cell>
          <table:table-cell office:value-type="float" office:value="0.175388" calcext:value-type="float">
            <text:p>0.175388</text:p>
          </table:table-cell>
          <table:table-cell office:value-type="float" office:value="0.059657" calcext:value-type="float">
            <text:p>0.059657</text:p>
          </table:table-cell>
          <table:table-cell office:value-type="float" office:value="0.983057" calcext:value-type="float">
            <text:p>0.983057</text:p>
          </table:table-cell>
          <table:table-cell office:value-type="float" office:value="0.271287" calcext:value-type="float">
            <text:p>0.271287</text:p>
          </table:table-cell>
          <table:table-cell office:value-type="float" office:value="0.02069" calcext:value-type="float">
            <text:p>0.02069</text:p>
          </table:table-cell>
          <table:table-cell office:value-type="float" office:value="0.996285" calcext:value-type="float">
            <text:p>0.996285</text:p>
          </table:table-cell>
          <table:table-cell office:value-type="float" office:value="0.160896" calcext:value-type="float">
            <text:p>0.160896</text:p>
          </table:table-cell>
          <table:table-cell office:value-type="float" office:value="0.022511" calcext:value-type="float">
            <text:p>0.022511</text:p>
          </table:table-cell>
          <table:table-cell office:value-type="float" office:value="0.988819" calcext:value-type="float">
            <text:p>0.988819</text:p>
          </table:table-cell>
          <table:table-cell office:value-type="float" office:value="0.125561" calcext:value-type="float">
            <text:p>0.125561</text:p>
          </table:table-cell>
          <table:table-cell office:value-type="float" office:value="0.023606" calcext:value-type="float">
            <text:p>0.023606</text:p>
          </table:table-cell>
          <table:table-cell office:value-type="float" office:value="0.99079" calcext:value-type="float">
            <text:p>0.99079</text:p>
          </table:table-cell>
          <table:table-cell office:value-type="float" office:value="0.021921" calcext:value-type="float">
            <text:p>0.021921</text:p>
          </table:table-cell>
          <table:table-cell office:value-type="float" office:value="0.011834" calcext:value-type="float">
            <text:p>0.011834</text:p>
          </table:table-cell>
          <table:table-cell office:value-type="float" office:value="0.992192" calcext:value-type="float">
            <text:p>0.992192</text:p>
          </table:table-cell>
          <table:table-cell office:value-type="float" office:value="0.051556" calcext:value-type="float">
            <text:p>0.051556</text:p>
          </table:table-cell>
          <table:table-cell office:value-type="float" office:value="0.062416" calcext:value-type="float">
            <text:p>0.062416</text:p>
          </table:table-cell>
          <table:table-cell office:value-type="float" office:value="0.985331" calcext:value-type="float">
            <text:p>0.985331</text:p>
          </table:table-cell>
          <table:table-cell office:value-type="float" office:value="0.065708" calcext:value-type="float">
            <text:p>0.065708</text:p>
          </table:table-cell>
          <table:table-cell office:value-type="float" office:value="0.033791" calcext:value-type="float">
            <text:p>0.033791</text:p>
          </table:table-cell>
          <table:table-cell office:value-type="float" office:value="0.99314" calcext:value-type="float">
            <text:p>0.99314</text:p>
          </table:table-cell>
          <table:table-cell office:value-type="float" office:value="0.094153" calcext:value-type="float">
            <text:p>0.094153</text:p>
          </table:table-cell>
          <table:table-cell office:value-type="float" office:value="0.041931" calcext:value-type="float">
            <text:p>0.041931</text:p>
          </table:table-cell>
          <table:table-cell office:value-type="float" office:value="0.992912" calcext:value-type="float">
            <text:p>0.992912</text:p>
          </table:table-cell>
          <table:table-cell office:value-type="float" office:value="-0.0800000000000012" calcext:value-type="float">
            <text:p>-0.08</text:p>
          </table:table-cell>
          <table:table-cell table:formula="of:=SUM([.A56]+[.D56]+[.G56]+[.J56]+[.M56]+[.P56]+[.S56]+[.V56]+[.Y56]+[.AB56])/10" office:value-type="float" office:value="0.1008351" calcext:value-type="float">
            <text:p>0.1008351</text:p>
          </table:table-cell>
          <table:table-cell table:formula="of:=SUM([.B56]+[.E56]+[.H56]+[.K56]+[.N56]+[.Q56]+[.T56]+[.W56]+[.Z56]+[.AC56])/10" office:value-type="float" office:value="0.0301417" calcext:value-type="float">
            <text:p>0.0301417</text:p>
          </table:table-cell>
          <table:table-cell table:formula="of:=SUM([.C56]+[.F56]+[.I56]+[.L56]+[.O56]+[.R56]+[.U56]+[.X56]+[.AA56]+[.AD56])/10" office:value-type="float" office:value="0.9913164" calcext:value-type="float">
            <text:p>0.9913164</text:p>
          </table:table-cell>
          <table:table-cell table:formula="of:=1000 * [.AF56]" office:value-type="float" office:value="100.8351" calcext:value-type="float">
            <text:p>100.8351</text:p>
          </table:table-cell>
          <table:table-cell table:formula="of:=26000*[.AH56]" office:value-type="float" office:value="25774.2264" calcext:value-type="float">
            <text:p>25774.2264</text:p>
          </table:table-cell>
        </table:table-row>
        <table:table-row table:style-name="ro1">
          <table:table-cell office:value-type="float" office:value="0.009184" calcext:value-type="float">
            <text:p>0.009184</text:p>
          </table:table-cell>
          <table:table-cell office:value-type="float" office:value="0.005543" calcext:value-type="float">
            <text:p>0.005543</text:p>
          </table:table-cell>
          <table:table-cell office:value-type="float" office:value="0.999204" calcext:value-type="float">
            <text:p>0.999204</text:p>
          </table:table-cell>
          <table:table-cell office:value-type="float" office:value="0.006167" calcext:value-type="float">
            <text:p>0.006167</text:p>
          </table:table-cell>
          <table:table-cell office:value-type="float" office:value="0.004399" calcext:value-type="float">
            <text:p>0.004399</text:p>
          </table:table-cell>
          <table:table-cell office:value-type="float" office:value="0.994883" calcext:value-type="float">
            <text:p>0.994883</text:p>
          </table:table-cell>
          <table:table-cell office:value-type="float" office:value="0.164729" calcext:value-type="float">
            <text:p>0.164729</text:p>
          </table:table-cell>
          <table:table-cell office:value-type="float" office:value="0.044045" calcext:value-type="float">
            <text:p>0.044045</text:p>
          </table:table-cell>
          <table:table-cell office:value-type="float" office:value="0.987871" calcext:value-type="float">
            <text:p>0.987871</text:p>
          </table:table-cell>
          <table:table-cell office:value-type="float" office:value="0.257426" calcext:value-type="float">
            <text:p>0.257426</text:p>
          </table:table-cell>
          <table:table-cell office:value-type="float" office:value="0.017909" calcext:value-type="float">
            <text:p>0.017909</text:p>
          </table:table-cell>
          <table:table-cell office:value-type="float" office:value="0.997385" calcext:value-type="float">
            <text:p>0.997385</text:p>
          </table:table-cell>
          <table:table-cell office:value-type="float" office:value="0.132383" calcext:value-type="float">
            <text:p>0.132383</text:p>
          </table:table-cell>
          <table:table-cell office:value-type="float" office:value="0.019406" calcext:value-type="float">
            <text:p>0.019406</text:p>
          </table:table-cell>
          <table:table-cell office:value-type="float" office:value="0.991358" calcext:value-type="float">
            <text:p>0.991358</text:p>
          </table:table-cell>
          <table:table-cell office:value-type="float" office:value="0.11435" calcext:value-type="float">
            <text:p>0.11435</text:p>
          </table:table-cell>
          <table:table-cell office:value-type="float" office:value="0.018336" calcext:value-type="float">
            <text:p>0.018336</text:p>
          </table:table-cell>
          <table:table-cell office:value-type="float" office:value="0.99386" calcext:value-type="float">
            <text:p>0.99386</text:p>
          </table:table-cell>
          <table:table-cell office:value-type="float" office:value="0.021921" calcext:value-type="float">
            <text:p>0.021921</text:p>
          </table:table-cell>
          <table:table-cell office:value-type="float" office:value="0.010838" calcext:value-type="float">
            <text:p>0.010838</text:p>
          </table:table-cell>
          <table:table-cell office:value-type="float" office:value="0.993443" calcext:value-type="float">
            <text:p>0.993443</text:p>
          </table:table-cell>
          <table:table-cell office:value-type="float" office:value="0.035019" calcext:value-type="float">
            <text:p>0.035019</text:p>
          </table:table-cell>
          <table:table-cell office:value-type="float" office:value="0.051382" calcext:value-type="float">
            <text:p>0.051382</text:p>
          </table:table-cell>
          <table:table-cell office:value-type="float" office:value="0.989235" calcext:value-type="float">
            <text:p>0.989235</text:p>
          </table:table-cell>
          <table:table-cell office:value-type="float" office:value="0.032854" calcext:value-type="float">
            <text:p>0.032854</text:p>
          </table:table-cell>
          <table:table-cell office:value-type="float" office:value="0.013627" calcext:value-type="float">
            <text:p>0.013627</text:p>
          </table:table-cell>
          <table:table-cell office:value-type="float" office:value="0.997423" calcext:value-type="float">
            <text:p>0.997423</text:p>
          </table:table-cell>
          <table:table-cell office:value-type="float" office:value="0.086224" calcext:value-type="float">
            <text:p>0.086224</text:p>
          </table:table-cell>
          <table:table-cell office:value-type="float" office:value="0.034145" calcext:value-type="float">
            <text:p>0.034145</text:p>
          </table:table-cell>
          <table:table-cell office:value-type="float" office:value="0.99511" calcext:value-type="float">
            <text:p>0.99511</text:p>
          </table:table-cell>
          <table:table-cell office:value-type="float" office:value="-0.100000000000001" calcext:value-type="float">
            <text:p>-0.10</text:p>
          </table:table-cell>
          <table:table-cell table:formula="of:=SUM([.A57]+[.D57]+[.G57]+[.J57]+[.M57]+[.P57]+[.S57]+[.V57]+[.Y57]+[.AB57])/10" office:value-type="float" office:value="0.0860257" calcext:value-type="float">
            <text:p>0.0860257</text:p>
          </table:table-cell>
          <table:table-cell table:formula="of:=SUM([.B57]+[.E57]+[.H57]+[.K57]+[.N57]+[.Q57]+[.T57]+[.W57]+[.Z57]+[.AC57])/10" office:value-type="float" office:value="0.021963" calcext:value-type="float">
            <text:p>0.021963</text:p>
          </table:table-cell>
          <table:table-cell table:formula="of:=SUM([.C57]+[.F57]+[.I57]+[.L57]+[.O57]+[.R57]+[.U57]+[.X57]+[.AA57]+[.AD57])/10" office:value-type="float" office:value="0.9939772" calcext:value-type="float">
            <text:p>0.9939772</text:p>
          </table:table-cell>
          <table:table-cell table:formula="of:=1000 * [.AF57]" office:value-type="float" office:value="86.0257" calcext:value-type="float">
            <text:p>86.0257</text:p>
          </table:table-cell>
          <table:table-cell table:formula="of:=26000*[.AH57]" office:value-type="float" office:value="25843.4072" calcext:value-type="float">
            <text:p>25843.4072</text:p>
          </table:table-cell>
        </table:table-row>
        <table:table-row table:style-name="ro1">
          <table:table-cell office:value-type="float" office:value="0.009184" calcext:value-type="float">
            <text:p>0.009184</text:p>
          </table:table-cell>
          <table:table-cell office:value-type="float" office:value="0.003548" calcext:value-type="float">
            <text:p>0.003548</text:p>
          </table:table-cell>
          <table:table-cell office:value-type="float" office:value="0.999394" calcext:value-type="float">
            <text:p>0.999394</text:p>
          </table:table-cell>
          <table:table-cell office:value-type="float" office:value="0.006167" calcext:value-type="float">
            <text:p>0.006167</text:p>
          </table:table-cell>
          <table:table-cell office:value-type="float" office:value="0.002256" calcext:value-type="float">
            <text:p>0.002256</text:p>
          </table:table-cell>
          <table:table-cell office:value-type="float" office:value="0.99693" calcext:value-type="float">
            <text:p>0.99693</text:p>
          </table:table-cell>
          <table:table-cell office:value-type="float" office:value="0.132752" calcext:value-type="float">
            <text:p>0.132752</text:p>
          </table:table-cell>
          <table:table-cell office:value-type="float" office:value="0.039028" calcext:value-type="float">
            <text:p>0.039028</text:p>
          </table:table-cell>
          <table:table-cell office:value-type="float" office:value="0.989084" calcext:value-type="float">
            <text:p>0.989084</text:p>
          </table:table-cell>
          <table:table-cell office:value-type="float" office:value="0.231683" calcext:value-type="float">
            <text:p>0.231683</text:p>
          </table:table-cell>
          <table:table-cell office:value-type="float" office:value="0.013904" calcext:value-type="float">
            <text:p>0.013904</text:p>
          </table:table-cell>
          <table:table-cell office:value-type="float" office:value="0.998181" calcext:value-type="float">
            <text:p>0.998181</text:p>
          </table:table-cell>
          <table:table-cell office:value-type="float" office:value="0.094705" calcext:value-type="float">
            <text:p>0.094705</text:p>
          </table:table-cell>
          <table:table-cell office:value-type="float" office:value="0.015635" calcext:value-type="float">
            <text:p>0.015635</text:p>
          </table:table-cell>
          <table:table-cell office:value-type="float" office:value="0.992457" calcext:value-type="float">
            <text:p>0.992457</text:p>
          </table:table-cell>
          <table:table-cell office:value-type="float" office:value="0.112108" calcext:value-type="float">
            <text:p>0.112108</text:p>
          </table:table-cell>
          <table:table-cell office:value-type="float" office:value="0.017128" calcext:value-type="float">
            <text:p>0.017128</text:p>
          </table:table-cell>
          <table:table-cell office:value-type="float" office:value="0.994466" calcext:value-type="float">
            <text:p>0.994466</text:p>
          </table:table-cell>
          <table:table-cell office:value-type="float" office:value="0.016701" calcext:value-type="float">
            <text:p>0.016701</text:p>
          </table:table-cell>
          <table:table-cell office:value-type="float" office:value="0.007742" calcext:value-type="float">
            <text:p>0.007742</text:p>
          </table:table-cell>
          <table:table-cell office:value-type="float" office:value="0.994352" calcext:value-type="float">
            <text:p>0.994352</text:p>
          </table:table-cell>
          <table:table-cell office:value-type="float" office:value="0.035019" calcext:value-type="float">
            <text:p>0.035019</text:p>
          </table:table-cell>
          <table:table-cell office:value-type="float" office:value="0.048373" calcext:value-type="float">
            <text:p>0.048373</text:p>
          </table:table-cell>
          <table:table-cell office:value-type="float" office:value="0.99041" calcext:value-type="float">
            <text:p>0.99041</text:p>
          </table:table-cell>
          <table:table-cell office:value-type="float" office:value="0.030801" calcext:value-type="float">
            <text:p>0.030801</text:p>
          </table:table-cell>
          <table:table-cell office:value-type="float" office:value="0.010636" calcext:value-type="float">
            <text:p>0.010636</text:p>
          </table:table-cell>
          <table:table-cell office:value-type="float" office:value="0.997953" calcext:value-type="float">
            <text:p>0.997953</text:p>
          </table:table-cell>
          <table:table-cell office:value-type="float" office:value="0.078295" calcext:value-type="float">
            <text:p>0.078295</text:p>
          </table:table-cell>
          <table:table-cell office:value-type="float" office:value="0.031476" calcext:value-type="float">
            <text:p>0.031476</text:p>
          </table:table-cell>
          <table:table-cell office:value-type="float" office:value="0.995831" calcext:value-type="float">
            <text:p>0.995831</text:p>
          </table:table-cell>
          <table:table-cell office:value-type="float" office:value="-0.120000000000001" calcext:value-type="float">
            <text:p>-0.12</text:p>
          </table:table-cell>
          <table:table-cell table:formula="of:=SUM([.A58]+[.D58]+[.G58]+[.J58]+[.M58]+[.P58]+[.S58]+[.V58]+[.Y58]+[.AB58])/10" office:value-type="float" office:value="0.0747415" calcext:value-type="float">
            <text:p>0.0747415</text:p>
          </table:table-cell>
          <table:table-cell table:formula="of:=SUM([.B58]+[.E58]+[.H58]+[.K58]+[.N58]+[.Q58]+[.T58]+[.W58]+[.Z58]+[.AC58])/10" office:value-type="float" office:value="0.0189726" calcext:value-type="float">
            <text:p>0.0189726</text:p>
          </table:table-cell>
          <table:table-cell table:formula="of:=SUM([.C58]+[.F58]+[.I58]+[.L58]+[.O58]+[.R58]+[.U58]+[.X58]+[.AA58]+[.AD58])/10" office:value-type="float" office:value="0.9949058" calcext:value-type="float">
            <text:p>0.9949058</text:p>
          </table:table-cell>
          <table:table-cell table:formula="of:=1000 * [.AF58]" office:value-type="float" office:value="74.7415" calcext:value-type="float">
            <text:p>74.7415</text:p>
          </table:table-cell>
          <table:table-cell table:formula="of:=26000*[.AH58]" office:value-type="float" office:value="25867.5508" calcext:value-type="float">
            <text:p>25867.5508</text:p>
          </table:table-cell>
        </table:table-row>
        <table:table-row table:style-name="ro1">
          <table:table-cell office:value-type="float" office:value="0.004082" calcext:value-type="float">
            <text:p>0.004082</text:p>
          </table:table-cell>
          <table:table-cell office:value-type="float" office:value="0.001996" calcext:value-type="float">
            <text:p>0.001996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001762" calcext:value-type="float">
            <text:p>0.001762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99909" calcext:value-type="float">
            <text:p>0.99909</text:p>
          </table:table-cell>
          <table:table-cell office:value-type="float" office:value="0.063953" calcext:value-type="float">
            <text:p>0.063953</text:p>
          </table:table-cell>
          <table:table-cell office:value-type="float" office:value="0.026762" calcext:value-type="float">
            <text:p>0.026762</text:p>
          </table:table-cell>
          <table:table-cell office:value-type="float" office:value="0.993253" calcext:value-type="float">
            <text:p>0.993253</text:p>
          </table:table-cell>
          <table:table-cell office:value-type="float" office:value="0.09604" calcext:value-type="float">
            <text:p>0.09604</text:p>
          </table:table-cell>
          <table:table-cell office:value-type="float" office:value="0.006674" calcext:value-type="float">
            <text:p>0.006674</text:p>
          </table:table-cell>
          <table:table-cell office:value-type="float" office:value="0.999318" calcext:value-type="float">
            <text:p>0.999318</text:p>
          </table:table-cell>
          <table:table-cell office:value-type="float" office:value="0.058045" calcext:value-type="float">
            <text:p>0.058045</text:p>
          </table:table-cell>
          <table:table-cell office:value-type="float" office:value="0.004546" calcext:value-type="float">
            <text:p>0.004546</text:p>
          </table:table-cell>
          <table:table-cell office:value-type="float" office:value="0.996361" calcext:value-type="float">
            <text:p>0.996361</text:p>
          </table:table-cell>
          <table:table-cell office:value-type="float" office:value="0.069507" calcext:value-type="float">
            <text:p>0.069507</text:p>
          </table:table-cell>
          <table:table-cell office:value-type="float" office:value="0.004611" calcext:value-type="float">
            <text:p>0.004611</text:p>
          </table:table-cell>
          <table:table-cell office:value-type="float" office:value="0.997233" calcext:value-type="float">
            <text:p>0.997233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0.003981" calcext:value-type="float">
            <text:p>0.003981</text:p>
          </table:table-cell>
          <table:table-cell office:value-type="float" office:value="0.997574" calcext:value-type="float">
            <text:p>0.997574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25524" calcext:value-type="float">
            <text:p>0.025524</text:p>
          </table:table-cell>
          <table:table-cell office:value-type="float" office:value="0.99439" calcext:value-type="float">
            <text:p>0.99439</text:p>
          </table:table-cell>
          <table:table-cell office:value-type="float" office:value="0.025667" calcext:value-type="float">
            <text:p>0.025667</text:p>
          </table:table-cell>
          <table:table-cell office:value-type="float" office:value="0.007423" calcext:value-type="float">
            <text:p>0.007423</text:p>
          </table:table-cell>
          <table:table-cell office:value-type="float" office:value="0.998484" calcext:value-type="float">
            <text:p>0.998484</text:p>
          </table:table-cell>
          <table:table-cell office:value-type="float" office:value="0.005946" calcext:value-type="float">
            <text:p>0.005946</text:p>
          </table:table-cell>
          <table:table-cell office:value-type="float" office:value="0.017017" calcext:value-type="float">
            <text:p>0.017017</text:p>
          </table:table-cell>
          <table:table-cell office:value-type="float" office:value="0.998408" calcext:value-type="float">
            <text:p>0.998408</text:p>
          </table:table-cell>
          <table:table-cell office:value-type="float" office:value="-0.140000000000001" calcext:value-type="float">
            <text:p>-0.14</text:p>
          </table:table-cell>
          <table:table-cell table:formula="of:=SUM([.A59]+[.D59]+[.G59]+[.J59]+[.M59]+[.P59]+[.S59]+[.V59]+[.Y59]+[.AB59])/10" office:value-type="float" office:value="0.0343556" calcext:value-type="float">
            <text:p>0.0343556</text:p>
          </table:table-cell>
          <table:table-cell table:formula="of:=SUM([.B59]+[.E59]+[.H59]+[.K59]+[.N59]+[.Q59]+[.T59]+[.W59]+[.Z59]+[.AC59])/10" office:value-type="float" office:value="0.0099549" calcext:value-type="float">
            <text:p>0.0099549</text:p>
          </table:table-cell>
          <table:table-cell table:formula="of:=SUM([.C59]+[.F59]+[.I59]+[.L59]+[.O59]+[.R59]+[.U59]+[.X59]+[.AA59]+[.AD59])/10" office:value-type="float" office:value="0.997377" calcext:value-type="float">
            <text:p>0.997377</text:p>
          </table:table-cell>
          <table:table-cell table:formula="of:=1000 * [.AF59]" office:value-type="float" office:value="34.3556" calcext:value-type="float">
            <text:p>34.3556</text:p>
          </table:table-cell>
          <table:table-cell table:formula="of:=26000*[.AH59]" office:value-type="float" office:value="25931.802" calcext:value-type="float">
            <text:p>25931.802</text:p>
          </table:table-cell>
        </table:table-row>
        <table:table-row table:style-name="ro1">
          <table:table-cell office:value-type="float" office:value="0.003061" calcext:value-type="float">
            <text:p>0.003061</text:p>
          </table:table-cell>
          <table:table-cell office:value-type="float" office:value="0.000776" calcext:value-type="float">
            <text:p>0.000776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001762" calcext:value-type="float">
            <text:p>0.001762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999204" calcext:value-type="float">
            <text:p>0.999204</text:p>
          </table:table-cell>
          <table:table-cell office:value-type="float" office:value="0.039729" calcext:value-type="float">
            <text:p>0.039729</text:p>
          </table:table-cell>
          <table:table-cell office:value-type="float" office:value="0.013046" calcext:value-type="float">
            <text:p>0.013046</text:p>
          </table:table-cell>
          <table:table-cell office:value-type="float" office:value="0.995262" calcext:value-type="float">
            <text:p>0.995262</text:p>
          </table:table-cell>
          <table:table-cell office:value-type="float" office:value="0.09505" calcext:value-type="float">
            <text:p>0.09505</text:p>
          </table:table-cell>
          <table:table-cell office:value-type="float" office:value="0.005562" calcext:value-type="float">
            <text:p>0.005562</text:p>
          </table:table-cell>
          <table:table-cell office:value-type="float" office:value="0.999431" calcext:value-type="float">
            <text:p>0.999431</text:p>
          </table:table-cell>
          <table:table-cell office:value-type="float" office:value="0.023422" calcext:value-type="float">
            <text:p>0.023422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0.997877" calcext:value-type="float">
            <text:p>0.997877</text:p>
          </table:table-cell>
          <table:table-cell office:value-type="float" office:value="0.057175" calcext:value-type="float">
            <text:p>0.057175</text:p>
          </table:table-cell>
          <table:table-cell office:value-type="float" office:value="0.003733" calcext:value-type="float">
            <text:p>0.003733</text:p>
          </table:table-cell>
          <table:table-cell office:value-type="float" office:value="0.998181" calcext:value-type="float">
            <text:p>0.998181</text:p>
          </table:table-cell>
          <table:table-cell office:value-type="float" office:value="0" calcext:value-type="float">
            <text:p>0</text:p>
          </table:table-cell>
          <table:table-cell office:value-type="float" office:value="0.001991" calcext:value-type="float">
            <text:p>0.001991</text:p>
          </table:table-cell>
          <table:table-cell office:value-type="float" office:value="0.999015" calcext:value-type="float">
            <text:p>0.999015</text:p>
          </table:table-cell>
          <table:table-cell office:value-type="float" office:value="0.009728" calcext:value-type="float">
            <text:p>0.009728</text:p>
          </table:table-cell>
          <table:table-cell office:value-type="float" office:value="0.014712" calcext:value-type="float">
            <text:p>0.014712</text:p>
          </table:table-cell>
          <table:table-cell office:value-type="float" office:value="0.997347" calcext:value-type="float">
            <text:p>0.997347</text:p>
          </table:table-cell>
          <table:table-cell office:value-type="float" office:value="0.013347" calcext:value-type="float">
            <text:p>0.013347</text:p>
          </table:table-cell>
          <table:table-cell office:value-type="float" office:value="0.004542" calcext:value-type="float">
            <text:p>0.004542</text:p>
          </table:table-cell>
          <table:table-cell office:value-type="float" office:value="0.999431" calcext:value-type="float">
            <text:p>0.999431</text:p>
          </table:table-cell>
          <table:table-cell office:value-type="float" office:value="0.005946" calcext:value-type="float">
            <text:p>0.005946</text:p>
          </table:table-cell>
          <table:table-cell office:value-type="float" office:value="0.012012" calcext:value-type="float">
            <text:p>0.012012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-0.160000000000001" calcext:value-type="float">
            <text:p>-0.16</text:p>
          </table:table-cell>
          <table:table-cell table:formula="of:=SUM([.A60]+[.D60]+[.G60]+[.J60]+[.M60]+[.P60]+[.S60]+[.V60]+[.Y60]+[.AB60])/10" office:value-type="float" office:value="0.024922" calcext:value-type="float">
            <text:p>0.024922</text:p>
          </table:table-cell>
          <table:table-cell table:formula="of:=SUM([.B60]+[.E60]+[.H60]+[.K60]+[.N60]+[.Q60]+[.T60]+[.W60]+[.Z60]+[.AC60])/10" office:value-type="float" office:value="0.005893" calcext:value-type="float">
            <text:p>0.005893</text:p>
          </table:table-cell>
          <table:table-cell table:formula="of:=SUM([.C60]+[.F60]+[.I60]+[.L60]+[.O60]+[.R60]+[.U60]+[.X60]+[.AA60]+[.AD60])/10" office:value-type="float" office:value="0.9984156" calcext:value-type="float">
            <text:p>0.9984156</text:p>
          </table:table-cell>
          <table:table-cell table:formula="of:=1000 * [.AF60]" office:value-type="float" office:value="24.922" calcext:value-type="float">
            <text:p>24.922</text:p>
          </table:table-cell>
          <table:table-cell table:formula="of:=26000*[.AH60]" office:value-type="float" office:value="25958.8056" calcext:value-type="float">
            <text:p>25958.8056</text:p>
          </table:table-cell>
        </table:table-row>
        <table:table-row table:style-name="ro1">
          <table:table-cell office:value-type="float" office:value="0.003061" calcext:value-type="float">
            <text:p>0.003061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000881" calcext:value-type="float">
            <text:p>0.000881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03876" calcext:value-type="float">
            <text:p>0.03876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996816" calcext:value-type="float">
            <text:p>0.996816</text:p>
          </table:table-cell>
          <table:table-cell office:value-type="float" office:value="0.068317" calcext:value-type="float">
            <text:p>0.068317</text:p>
          </table:table-cell>
          <table:table-cell office:value-type="float" office:value="0.005117" calcext:value-type="float">
            <text:p>0.005117</text:p>
          </table:table-cell>
          <table:table-cell office:value-type="float" office:value="0.999431" calcext:value-type="float">
            <text:p>0.999431</text:p>
          </table:table-cell>
          <table:table-cell office:value-type="float" office:value="0.01833" calcext:value-type="float">
            <text:p>0.01833</text:p>
          </table:table-cell>
          <table:table-cell office:value-type="float" office:value="0.002107" calcext:value-type="float">
            <text:p>0.002107</text:p>
          </table:table-cell>
          <table:table-cell office:value-type="float" office:value="0.99856" calcext:value-type="float">
            <text:p>0.99856</text:p>
          </table:table-cell>
          <table:table-cell office:value-type="float" office:value="0.057175" calcext:value-type="float">
            <text:p>0.057175</text:p>
          </table:table-cell>
          <table:table-cell office:value-type="float" office:value="0.003513" calcext:value-type="float">
            <text:p>0.003513</text:p>
          </table:table-cell>
          <table:table-cell office:value-type="float" office:value="0.998446" calcext:value-type="float">
            <text:p>0.998446</text:p>
          </table:table-cell>
          <table:table-cell office:value-type="float" office:value="0" calcext:value-type="float">
            <text:p>0</text:p>
          </table:table-cell>
          <table:table-cell office:value-type="float" office:value="0.001548" calcext:value-type="float">
            <text:p>0.001548</text:p>
          </table:table-cell>
          <table:table-cell office:value-type="float" office:value="0.999166" calcext:value-type="float">
            <text:p>0.999166</text:p>
          </table:table-cell>
          <table:table-cell office:value-type="float" office:value="0.008755" calcext:value-type="float">
            <text:p>0.008755</text:p>
          </table:table-cell>
          <table:table-cell office:value-type="float" office:value="0.013375" calcext:value-type="float">
            <text:p>0.013375</text:p>
          </table:table-cell>
          <table:table-cell office:value-type="float" office:value="0.998105" calcext:value-type="float">
            <text:p>0.998105</text:p>
          </table:table-cell>
          <table:table-cell office:value-type="float" office:value="0.00308" calcext:value-type="float">
            <text:p>0.00308</text:p>
          </table:table-cell>
          <table:table-cell office:value-type="float" office:value="0.001994" calcext:value-type="float">
            <text:p>0.001994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004955" calcext:value-type="float">
            <text:p>0.004955</text:p>
          </table:table-cell>
          <table:table-cell office:value-type="float" office:value="0.010232" calcext:value-type="float">
            <text:p>0.010232</text:p>
          </table:table-cell>
          <table:table-cell office:value-type="float" office:value="0.99909" calcext:value-type="float">
            <text:p>0.99909</text:p>
          </table:table-cell>
          <table:table-cell office:value-type="float" office:value="-0.180000000000001" calcext:value-type="float">
            <text:p>-0.18</text:p>
          </table:table-cell>
          <table:table-cell table:formula="of:=SUM([.A61]+[.D61]+[.G61]+[.J61]+[.M61]+[.P61]+[.S61]+[.V61]+[.Y61]+[.AB61])/10" office:value-type="float" office:value="0.0203314" calcext:value-type="float">
            <text:p>0.0203314</text:p>
          </table:table-cell>
          <table:table-cell table:formula="of:=SUM([.B61]+[.E61]+[.H61]+[.K61]+[.N61]+[.Q61]+[.T61]+[.W61]+[.Z61]+[.AC61])/10" office:value-type="float" office:value="0.0049037" calcext:value-type="float">
            <text:p>0.0049037</text:p>
          </table:table-cell>
          <table:table-cell table:formula="of:=SUM([.C61]+[.F61]+[.I61]+[.L61]+[.O61]+[.R61]+[.U61]+[.X61]+[.AA61]+[.AD61])/10" office:value-type="float" office:value="0.9989046" calcext:value-type="float">
            <text:p>0.9989046</text:p>
          </table:table-cell>
          <table:table-cell table:formula="of:=1000 * [.AF61]" office:value-type="float" office:value="20.3314" calcext:value-type="float">
            <text:p>20.3314</text:p>
          </table:table-cell>
          <table:table-cell table:formula="of:=26000*[.AH61]" office:value-type="float" office:value="25971.5196" calcext:value-type="float">
            <text:p>25971.5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033915" calcext:value-type="float">
            <text:p>0.033915</text:p>
          </table:table-cell>
          <table:table-cell office:value-type="float" office:value="0.009813" calcext:value-type="float">
            <text:p>0.009813</text:p>
          </table:table-cell>
          <table:table-cell office:value-type="float" office:value="0.997195" calcext:value-type="float">
            <text:p>0.997195</text:p>
          </table:table-cell>
          <table:table-cell office:value-type="float" office:value="0.019802" calcext:value-type="float">
            <text:p>0.019802</text:p>
          </table:table-cell>
          <table:table-cell office:value-type="float" office:value="0.004227" calcext:value-type="float">
            <text:p>0.004227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016293" calcext:value-type="float">
            <text:p>0.016293</text:p>
          </table:table-cell>
          <table:table-cell office:value-type="float" office:value="0.001552" calcext:value-type="float">
            <text:p>0.001552</text:p>
          </table:table-cell>
          <table:table-cell office:value-type="float" office:value="0.999128" calcext:value-type="float">
            <text:p>0.999128</text:p>
          </table:table-cell>
          <table:table-cell office:value-type="float" office:value="0.036996" calcext:value-type="float">
            <text:p>0.036996</text:p>
          </table:table-cell>
          <table:table-cell office:value-type="float" office:value="0.001098" calcext:value-type="float">
            <text:p>0.001098</text:p>
          </table:table-cell>
          <table:table-cell office:value-type="float" office:value="0.999394" calcext:value-type="float">
            <text:p>0.999394</text:p>
          </table:table-cell>
          <table:table-cell office:value-type="float" office:value="0" calcext:value-type="float">
            <text:p>0</text:p>
          </table:table-cell>
          <table:table-cell office:value-type="float" office:value="0.000995" calcext:value-type="float">
            <text:p>0.000995</text:p>
          </table:table-cell>
          <table:table-cell office:value-type="float" office:value="0.999431" calcext:value-type="float">
            <text:p>0.999431</text:p>
          </table:table-cell>
          <table:table-cell office:value-type="float" office:value="0.005837" calcext:value-type="float">
            <text:p>0.005837</text:p>
          </table:table-cell>
          <table:table-cell office:value-type="float" office:value="0.006687" calcext:value-type="float">
            <text:p>0.006687</text:p>
          </table:table-cell>
          <table:table-cell office:value-type="float" office:value="0.999128" calcext:value-type="float">
            <text:p>0.999128</text:p>
          </table:table-cell>
          <table:table-cell office:value-type="float" office:value="0.002053" calcext:value-type="float">
            <text:p>0.002053</text:p>
          </table:table-cell>
          <table:table-cell office:value-type="float" office:value="0.000997" calcext:value-type="float">
            <text:p>0.000997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001982" calcext:value-type="float">
            <text:p>0.001982</text:p>
          </table:table-cell>
          <table:table-cell office:value-type="float" office:value="0.007563" calcext:value-type="float">
            <text:p>0.007563</text:p>
          </table:table-cell>
          <table:table-cell office:value-type="float" office:value="0.999431" calcext:value-type="float">
            <text:p>0.999431</text:p>
          </table:table-cell>
          <table:table-cell office:value-type="float" office:value="-0.200000000000001" calcext:value-type="float">
            <text:p>-0.20</text:p>
          </table:table-cell>
          <table:table-cell table:formula="of:=SUM([.A62]+[.D62]+[.G62]+[.J62]+[.M62]+[.P62]+[.S62]+[.V62]+[.Y62]+[.AB62])/10" office:value-type="float" office:value="0.0116878" calcext:value-type="float">
            <text:p>0.0116878</text:p>
          </table:table-cell>
          <table:table-cell table:formula="of:=SUM([.B62]+[.E62]+[.H62]+[.K62]+[.N62]+[.Q62]+[.T62]+[.W62]+[.Z62]+[.AC62])/10" office:value-type="float" office:value="0.0033267" calcext:value-type="float">
            <text:p>0.0033267</text:p>
          </table:table-cell>
          <table:table-cell table:formula="of:=SUM([.C62]+[.F62]+[.I62]+[.L62]+[.O62]+[.R62]+[.U62]+[.X62]+[.AA62]+[.AD62])/10" office:value-type="float" office:value="0.9993365" calcext:value-type="float">
            <text:p>0.9993365</text:p>
          </table:table-cell>
          <table:table-cell table:formula="of:=1000 * [.AF62]" office:value-type="float" office:value="11.6878" calcext:value-type="float">
            <text:p>11.6878</text:p>
          </table:table-cell>
          <table:table-cell table:formula="of:=26000*[.AH62]" office:value-type="float" office:value="25982.749" calcext:value-type="float">
            <text:p>25982.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015504" calcext:value-type="float">
            <text:p>0.015504</text:p>
          </table:table-cell>
          <table:table-cell office:value-type="float" office:value="0.003122" calcext:value-type="float">
            <text:p>0.003122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0.010891" calcext:value-type="float">
            <text:p>0.010891</text:p>
          </table:table-cell>
          <table:table-cell office:value-type="float" office:value="0.003226" calcext:value-type="float">
            <text:p>0.003226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013238" calcext:value-type="float">
            <text:p>0.013238</text:p>
          </table:table-cell>
          <table:table-cell office:value-type="float" office:value="0.001331" calcext:value-type="float">
            <text:p>0.001331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022422" calcext:value-type="float">
            <text:p>0.022422</text:p>
          </table:table-cell>
          <table:table-cell office:value-type="float" office:value="0.000769" calcext:value-type="float">
            <text:p>0.000769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" calcext:value-type="float">
            <text:p>0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004864" calcext:value-type="float">
            <text:p>0.004864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0.000886" calcext:value-type="float">
            <text:p>0.000886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0.003225" calcext:value-type="float">
            <text:p>0.003225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-0.220000000000001" calcext:value-type="float">
            <text:p>-0.22</text:p>
          </table:table-cell>
          <table:table-cell table:formula="of:=SUM([.A63]+[.D63]+[.G63]+[.J63]+[.M63]+[.P63]+[.S63]+[.V63]+[.Y63]+[.AB63])/10" office:value-type="float" office:value="0.0068937" calcext:value-type="float">
            <text:p>0.0068937</text:p>
          </table:table-cell>
          <table:table-cell table:formula="of:=SUM([.B63]+[.E63]+[.H63]+[.K63]+[.N63]+[.Q63]+[.T63]+[.W63]+[.Z63]+[.AC63])/10" office:value-type="float" office:value="0.0016571" calcext:value-type="float">
            <text:p>0.0016571</text:p>
          </table:table-cell>
          <table:table-cell table:formula="of:=SUM([.C63]+[.F63]+[.I63]+[.L63]+[.O63]+[.R63]+[.U63]+[.X63]+[.AA63]+[.AD63])/10" office:value-type="float" office:value="0.9996549" calcext:value-type="float">
            <text:p>0.9996549</text:p>
          </table:table-cell>
          <table:table-cell table:formula="of:=1000 * [.AF63]" office:value-type="float" office:value="6.8937" calcext:value-type="float">
            <text:p>6.8937</text:p>
          </table:table-cell>
          <table:table-cell table:formula="of:=26000*[.AH63]" office:value-type="float" office:value="25991.0274" calcext:value-type="float">
            <text:p>25991.027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535" calcext:value-type="float">
            <text:p>0.014535</text:p>
          </table:table-cell>
          <table:table-cell office:value-type="float" office:value="0.001896" calcext:value-type="float">
            <text:p>0.001896</text:p>
          </table:table-cell>
          <table:table-cell office:value-type="float" office:value="0.999166" calcext:value-type="float">
            <text:p>0.999166</text:p>
          </table:table-cell>
          <table:table-cell office:value-type="float" office:value="0.008911" calcext:value-type="float">
            <text:p>0.008911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00611" calcext:value-type="float">
            <text:p>0.00611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" calcext:value-type="float">
            <text:p>0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004864" calcext:value-type="float">
            <text:p>0.004864</text:p>
          </table:table-cell>
          <table:table-cell office:value-type="float" office:value="0.002675" calcext:value-type="float">
            <text:p>0.002675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" calcext:value-type="float">
            <text:p>0</text:p>
          </table:table-cell>
          <table:table-cell office:value-type="float" office:value="0.000332" calcext:value-type="float">
            <text:p>0.000332</text:p>
          </table:table-cell>
          <table:table-cell office:value-type="float" office:value="1" calcext:value-type="float">
            <text:p>1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0.002447" calcext:value-type="float">
            <text:p>0.002447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-0.240000000000001" calcext:value-type="float">
            <text:p>-0.24</text:p>
          </table:table-cell>
          <table:table-cell table:formula="of:=SUM([.A64]+[.D64]+[.G64]+[.J64]+[.M64]+[.P64]+[.S64]+[.V64]+[.Y64]+[.AB64])/10" office:value-type="float" office:value="0.0056711" calcext:value-type="float">
            <text:p>0.0056711</text:p>
          </table:table-cell>
          <table:table-cell table:formula="of:=SUM([.B64]+[.E64]+[.H64]+[.K64]+[.N64]+[.Q64]+[.T64]+[.W64]+[.Z64]+[.AC64])/10" office:value-type="float" office:value="0.0010233" calcext:value-type="float">
            <text:p>0.0010233</text:p>
          </table:table-cell>
          <table:table-cell table:formula="of:=SUM([.C64]+[.F64]+[.I64]+[.L64]+[.O64]+[.R64]+[.U64]+[.X64]+[.AA64]+[.AD64])/10" office:value-type="float" office:value="0.9998066" calcext:value-type="float">
            <text:p>0.9998066</text:p>
          </table:table-cell>
          <table:table-cell table:formula="of:=1000 * [.AF64]" office:value-type="float" office:value="5.6711" calcext:value-type="float">
            <text:p>5.6711</text:p>
          </table:table-cell>
          <table:table-cell table:formula="of:=26000*[.AH64]" office:value-type="float" office:value="25994.9716" calcext:value-type="float">
            <text:p>25994.97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659" calcext:value-type="float">
            <text:p>0.010659</text:p>
          </table:table-cell>
          <table:table-cell office:value-type="float" office:value="0.001338" calcext:value-type="float">
            <text:p>0.001338</text:p>
          </table:table-cell>
          <table:table-cell office:value-type="float" office:value="0.99928" calcext:value-type="float">
            <text:p>0.99928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0.001112" calcext:value-type="float">
            <text:p>0.001112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005092" calcext:value-type="float">
            <text:p>0.005092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999962" calcext:value-type="float">
            <text:p>0.999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1672" calcext:value-type="float">
            <text:p>0.001672</text:p>
          </table:table-cell>
          <table:table-cell office:value-type="float" office:value="0.999924" calcext:value-type="float">
            <text:p>0.999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-0.260000000000001" calcext:value-type="float">
            <text:p>-0.26</text:p>
          </table:table-cell>
          <table:table-cell table:formula="of:=SUM([.A65]+[.D65]+[.G65]+[.J65]+[.M65]+[.P65]+[.S65]+[.V65]+[.Y65]+[.AB65])/10" office:value-type="float" office:value="0.0044902" calcext:value-type="float">
            <text:p>0.0044902</text:p>
          </table:table-cell>
          <table:table-cell table:formula="of:=SUM([.B65]+[.E65]+[.H65]+[.K65]+[.N65]+[.Q65]+[.T65]+[.W65]+[.Z65]+[.AC65])/10" office:value-type="float" office:value="0.0006674" calcext:value-type="float">
            <text:p>0.0006674</text:p>
          </table:table-cell>
          <table:table-cell table:formula="of:=SUM([.C65]+[.F65]+[.I65]+[.L65]+[.O65]+[.R65]+[.U65]+[.X65]+[.AA65]+[.AD65])/10" office:value-type="float" office:value="0.9998711" calcext:value-type="float">
            <text:p>0.9998711</text:p>
          </table:table-cell>
          <table:table-cell table:formula="of:=1000 * [.AF65]" office:value-type="float" office:value="4.4902" calcext:value-type="float">
            <text:p>4.4902</text:p>
          </table:table-cell>
          <table:table-cell table:formula="of:=26000*[.AH65]" office:value-type="float" office:value="25996.6486" calcext:value-type="float">
            <text:p>25996.648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752" calcext:value-type="float">
            <text:p>0.007752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1112" calcext:value-type="float">
            <text:p>0.001112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002037" calcext:value-type="float">
            <text:p>0.002037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015695" calcext:value-type="float">
            <text:p>0.015695</text:p>
          </table:table-cell>
          <table:table-cell office:value-type="float" office:value="0" calcext:value-type="float">
            <text:p>0</text:p>
          </table:table-cell>
          <table:table-cell office:value-type="float" office:value="0.999962" calcext:value-type="float">
            <text:p>0.999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002918" calcext:value-type="float">
            <text:p>0.002918</text:p>
          </table:table-cell>
          <table:table-cell office:value-type="float" office:value="0.001337" calcext:value-type="float">
            <text:p>0.001337</text:p>
          </table:table-cell>
          <table:table-cell office:value-type="float" office:value="0.999924" calcext:value-type="float">
            <text:p>0.999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-0.280000000000001" calcext:value-type="float">
            <text:p>-0.28</text:p>
          </table:table-cell>
          <table:table-cell table:formula="of:=SUM([.A66]+[.D66]+[.G66]+[.J66]+[.M66]+[.P66]+[.S66]+[.V66]+[.Y66]+[.AB66])/10" office:value-type="float" office:value="0.0031372" calcext:value-type="float">
            <text:p>0.0031372</text:p>
          </table:table-cell>
          <table:table-cell table:formula="of:=SUM([.B66]+[.E66]+[.H66]+[.K66]+[.N66]+[.Q66]+[.T66]+[.W66]+[.Z66]+[.AC66])/10" office:value-type="float" office:value="0.0004119" calcext:value-type="float">
            <text:p>0.0004119</text:p>
          </table:table-cell>
          <table:table-cell table:formula="of:=SUM([.C66]+[.F66]+[.I66]+[.L66]+[.O66]+[.R66]+[.U66]+[.X66]+[.AA66]+[.AD66])/10" office:value-type="float" office:value="0.9999203" calcext:value-type="float">
            <text:p>0.9999203</text:p>
          </table:table-cell>
          <table:table-cell table:formula="of:=1000 * [.AF66]" office:value-type="float" office:value="3.1372" calcext:value-type="float">
            <text:p>3.1372</text:p>
          </table:table-cell>
          <table:table-cell table:formula="of:=26000*[.AH66]" office:value-type="float" office:value="25997.9278" calcext:value-type="float">
            <text:p>25997.927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783" calcext:value-type="float">
            <text:p>0.006783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1" calcext:value-type="float">
            <text:p>1</text:p>
          </table:table-cell>
          <table:table-cell office:value-type="float" office:value="0.002037" calcext:value-type="float">
            <text:p>0.002037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011211" calcext:value-type="float">
            <text:p>0.011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001946" calcext:value-type="float">
            <text:p>0.001946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-0.300000000000001" calcext:value-type="float">
            <text:p>-0.30</text:p>
          </table:table-cell>
          <table:table-cell table:formula="of:=SUM([.A67]+[.D67]+[.G67]+[.J67]+[.M67]+[.P67]+[.S67]+[.V67]+[.Y67]+[.AB67])/10" office:value-type="float" office:value="0.0024947" calcext:value-type="float">
            <text:p>0.0024947</text:p>
          </table:table-cell>
          <table:table-cell table:formula="of:=SUM([.B67]+[.E67]+[.H67]+[.K67]+[.N67]+[.Q67]+[.T67]+[.W67]+[.Z67]+[.AC67])/10" office:value-type="float" office:value="0.0002561" calcext:value-type="float">
            <text:p>0.0002561</text:p>
          </table:table-cell>
          <table:table-cell table:formula="of:=SUM([.C67]+[.F67]+[.I67]+[.L67]+[.O67]+[.R67]+[.U67]+[.X67]+[.AA67]+[.AD67])/10" office:value-type="float" office:value="0.9999772" calcext:value-type="float">
            <text:p>0.9999772</text:p>
          </table:table-cell>
          <table:table-cell table:formula="of:=1000 * [.AF67]" office:value-type="float" office:value="2.4947" calcext:value-type="float">
            <text:p>2.4947</text:p>
          </table:table-cell>
          <table:table-cell table:formula="of:=26000*[.AH67]" office:value-type="float" office:value="25999.4072" calcext:value-type="float">
            <text:p>25999.407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14" calcext:value-type="float">
            <text:p>0.005814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1" calcext:value-type="float">
            <text:p>1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01009" calcext:value-type="float">
            <text:p>0.01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73" calcext:value-type="float">
            <text:p>0.000973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1" calcext:value-type="float">
            <text:p>1</text:p>
          </table:table-cell>
          <table:table-cell office:value-type="float" office:value="-0.320000000000001" calcext:value-type="float">
            <text:p>-0.32</text:p>
          </table:table-cell>
          <table:table-cell table:formula="of:=SUM([.A68]+[.D68]+[.G68]+[.J68]+[.M68]+[.P68]+[.S68]+[.V68]+[.Y68]+[.AB68])/10" office:value-type="float" office:value="0.0020865" calcext:value-type="float">
            <text:p>0.0020865</text:p>
          </table:table-cell>
          <table:table-cell table:formula="of:=SUM([.B68]+[.E68]+[.H68]+[.K68]+[.N68]+[.Q68]+[.T68]+[.W68]+[.Z68]+[.AC68])/10" office:value-type="float" office:value="0.0001892" calcext:value-type="float">
            <text:p>0.0001892</text:p>
          </table:table-cell>
          <table:table-cell table:formula="of:=SUM([.C68]+[.F68]+[.I68]+[.L68]+[.O68]+[.R68]+[.U68]+[.X68]+[.AA68]+[.AD68])/10" office:value-type="float" office:value="0.9999886" calcext:value-type="float">
            <text:p>0.9999886</text:p>
          </table:table-cell>
          <table:table-cell table:formula="of:=1000 * [.AF68]" office:value-type="float" office:value="2.0865" calcext:value-type="float">
            <text:p>2.0865</text:p>
          </table:table-cell>
          <table:table-cell table:formula="of:=26000*[.AH68]" office:value-type="float" office:value="25999.7036" calcext:value-type="float">
            <text:p>25999.703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907" calcext:value-type="float">
            <text:p>0.002907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1" calcext:value-type="float">
            <text:p>1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1" calcext:value-type="float">
            <text:p>1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007848" calcext:value-type="float">
            <text:p>0.0078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73" calcext:value-type="float">
            <text:p>0.000973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1" calcext:value-type="float">
            <text:p>1</text:p>
          </table:table-cell>
          <table:table-cell office:value-type="float" office:value="-0.340000000000001" calcext:value-type="float">
            <text:p>-0.34</text:p>
          </table:table-cell>
          <table:table-cell table:formula="of:=SUM([.A69]+[.D69]+[.G69]+[.J69]+[.M69]+[.P69]+[.S69]+[.V69]+[.Y69]+[.AB69])/10" office:value-type="float" office:value="0.0013736" calcext:value-type="float">
            <text:p>0.0013736</text:p>
          </table:table-cell>
          <table:table-cell table:formula="of:=SUM([.B69]+[.E69]+[.H69]+[.K69]+[.N69]+[.Q69]+[.T69]+[.W69]+[.Z69]+[.AC69])/10" office:value-type="float" office:value="0.0001559" calcext:value-type="float">
            <text:p>0.0001559</text:p>
          </table:table-cell>
          <table:table-cell table:formula="of:=SUM([.C69]+[.F69]+[.I69]+[.L69]+[.O69]+[.R69]+[.U69]+[.X69]+[.AA69]+[.AD69])/10" office:value-type="float" office:value="0.9999962" calcext:value-type="float">
            <text:p>0.9999962</text:p>
          </table:table-cell>
          <table:table-cell table:formula="of:=1000 * [.AF69]" office:value-type="float" office:value="1.3736" calcext:value-type="float">
            <text:p>1.3736</text:p>
          </table:table-cell>
          <table:table-cell table:formula="of:=26000*[.AH69]" office:value-type="float" office:value="25999.9012" calcext:value-type="float">
            <text:p>25999.90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" calcext:value-type="float">
            <text:p>0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004484" calcext:value-type="float">
            <text:p>0.004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73" calcext:value-type="float">
            <text:p>0.000973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1" calcext:value-type="float">
            <text:p>1</text:p>
          </table:table-cell>
          <table:table-cell office:value-type="float" office:value="-0.360000000000001" calcext:value-type="float">
            <text:p>-0.36</text:p>
          </table:table-cell>
          <table:table-cell table:formula="of:=SUM([.A70]+[.D70]+[.G70]+[.J70]+[.M70]+[.P70]+[.S70]+[.V70]+[.Y70]+[.AB70])/10" office:value-type="float" office:value="0.0007444" calcext:value-type="float">
            <text:p>0.0007444</text:p>
          </table:table-cell>
          <table:table-cell table:formula="of:=SUM([.B70]+[.E70]+[.H70]+[.K70]+[.N70]+[.Q70]+[.T70]+[.W70]+[.Z70]+[.AC70])/10" office:value-type="float" office:value="0.0000222" calcext:value-type="float">
            <text:p>2.22E-05</text:p>
          </table:table-cell>
          <table:table-cell table:formula="of:=SUM([.C70]+[.F70]+[.I70]+[.L70]+[.O70]+[.R70]+[.U70]+[.X70]+[.AA70]+[.AD70])/10" office:value-type="float" office:value="0.9999962" calcext:value-type="float">
            <text:p>0.9999962</text:p>
          </table:table-cell>
          <table:table-cell table:formula="of:=1000 * [.AF70]" office:value-type="float" office:value="0.7444" calcext:value-type="float">
            <text:p>0.7444</text:p>
          </table:table-cell>
          <table:table-cell table:formula="of:=26000*[.AH70]" office:value-type="float" office:value="25999.9012" calcext:value-type="float">
            <text:p>25999.90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" calcext:value-type="float">
            <text:p>0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004484" calcext:value-type="float">
            <text:p>0.004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73" calcext:value-type="float">
            <text:p>0.0009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380000000000001" calcext:value-type="float">
            <text:p>-0.38</text:p>
          </table:table-cell>
          <table:table-cell table:formula="of:=SUM([.A71]+[.D71]+[.G71]+[.J71]+[.M71]+[.P71]+[.S71]+[.V71]+[.Y71]+[.AB71])/10" office:value-type="float" office:value="0.0007444" calcext:value-type="float">
            <text:p>0.0007444</text:p>
          </table:table-cell>
          <table:table-cell table:formula="of:=SUM([.B71]+[.E71]+[.H71]+[.K71]+[.N71]+[.Q71]+[.T71]+[.W71]+[.Z71]+[.AC71])/10" office:value-type="float" office:value="0" calcext:value-type="float">
            <text:p>0</text:p>
          </table:table-cell>
          <table:table-cell table:formula="of:=SUM([.C71]+[.F71]+[.I71]+[.L71]+[.O71]+[.R71]+[.U71]+[.X71]+[.AA71]+[.AD71])/10" office:value-type="float" office:value="0.9999962" calcext:value-type="float">
            <text:p>0.9999962</text:p>
          </table:table-cell>
          <table:table-cell table:formula="of:=1000 * [.AF71]" office:value-type="float" office:value="0.7444" calcext:value-type="float">
            <text:p>0.7444</text:p>
          </table:table-cell>
          <table:table-cell table:formula="of:=26000*[.AH71]" office:value-type="float" office:value="25999.9012" calcext:value-type="float">
            <text:p>25999.90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73" calcext:value-type="float">
            <text:p>0.0009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00000000000001" calcext:value-type="float">
            <text:p>-0.40</text:p>
          </table:table-cell>
          <table:table-cell table:formula="of:=SUM([.A72]+[.D72]+[.G72]+[.J72]+[.M72]+[.P72]+[.S72]+[.V72]+[.Y72]+[.AB72])/10" office:value-type="float" office:value="0.0002094" calcext:value-type="float">
            <text:p>0.0002094</text:p>
          </table:table-cell>
          <table:table-cell table:formula="of:=SUM([.B72]+[.E72]+[.H72]+[.K72]+[.N72]+[.Q72]+[.T72]+[.W72]+[.Z72]+[.AC72])/10" office:value-type="float" office:value="0" calcext:value-type="float">
            <text:p>0</text:p>
          </table:table-cell>
          <table:table-cell table:formula="of:=SUM([.C72]+[.F72]+[.I72]+[.L72]+[.O72]+[.R72]+[.U72]+[.X72]+[.AA72]+[.AD72])/10" office:value-type="float" office:value="1" calcext:value-type="float">
            <text:p>1</text:p>
          </table:table-cell>
          <table:table-cell table:formula="of:=1000 * [.AF72]" office:value-type="float" office:value="0.2094" calcext:value-type="float">
            <text:p>0.2094</text:p>
          </table:table-cell>
          <table:table-cell table:formula="of:=26000*[.AH72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73" calcext:value-type="float">
            <text:p>0.0009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20000000000001" calcext:value-type="float">
            <text:p>-0.42</text:p>
          </table:table-cell>
          <table:table-cell table:formula="of:=SUM([.A73]+[.D73]+[.G73]+[.J73]+[.M73]+[.P73]+[.S73]+[.V73]+[.Y73]+[.AB73])/10" office:value-type="float" office:value="0.0002094" calcext:value-type="float">
            <text:p>0.0002094</text:p>
          </table:table-cell>
          <table:table-cell table:formula="of:=SUM([.B73]+[.E73]+[.H73]+[.K73]+[.N73]+[.Q73]+[.T73]+[.W73]+[.Z73]+[.AC73])/10" office:value-type="float" office:value="0" calcext:value-type="float">
            <text:p>0</text:p>
          </table:table-cell>
          <table:table-cell table:formula="of:=SUM([.C73]+[.F73]+[.I73]+[.L73]+[.O73]+[.R73]+[.U73]+[.X73]+[.AA73]+[.AD73])/10" office:value-type="float" office:value="1" calcext:value-type="float">
            <text:p>1</text:p>
          </table:table-cell>
          <table:table-cell table:formula="of:=1000 * [.AF73]" office:value-type="float" office:value="0.2094" calcext:value-type="float">
            <text:p>0.2094</text:p>
          </table:table-cell>
          <table:table-cell table:formula="of:=26000*[.AH73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40000000000001" calcext:value-type="float">
            <text:p>-0.44</text:p>
          </table:table-cell>
          <table:table-cell table:formula="of:=SUM([.A74]+[.D74]+[.G74]+[.J74]+[.M74]+[.P74]+[.S74]+[.V74]+[.Y74]+[.AB74])/10" office:value-type="float" office:value="0" calcext:value-type="float">
            <text:p>0</text:p>
          </table:table-cell>
          <table:table-cell table:formula="of:=SUM([.B74]+[.E74]+[.H74]+[.K74]+[.N74]+[.Q74]+[.T74]+[.W74]+[.Z74]+[.AC74])/10" office:value-type="float" office:value="0" calcext:value-type="float">
            <text:p>0</text:p>
          </table:table-cell>
          <table:table-cell table:formula="of:=SUM([.C74]+[.F74]+[.I74]+[.L74]+[.O74]+[.R74]+[.U74]+[.X74]+[.AA74]+[.AD74])/10" office:value-type="float" office:value="1" calcext:value-type="float">
            <text:p>1</text:p>
          </table:table-cell>
          <table:table-cell table:formula="of:=1000 * [.AF74]" office:value-type="float" office:value="0" calcext:value-type="float">
            <text:p>0</text:p>
          </table:table-cell>
          <table:table-cell table:formula="of:=26000*[.AH74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60000000000002" calcext:value-type="float">
            <text:p>-0.46</text:p>
          </table:table-cell>
          <table:table-cell table:formula="of:=SUM([.A75]+[.D75]+[.G75]+[.J75]+[.M75]+[.P75]+[.S75]+[.V75]+[.Y75]+[.AB75])/10" office:value-type="float" office:value="0" calcext:value-type="float">
            <text:p>0</text:p>
          </table:table-cell>
          <table:table-cell table:formula="of:=SUM([.B75]+[.E75]+[.H75]+[.K75]+[.N75]+[.Q75]+[.T75]+[.W75]+[.Z75]+[.AC75])/10" office:value-type="float" office:value="0" calcext:value-type="float">
            <text:p>0</text:p>
          </table:table-cell>
          <table:table-cell table:formula="of:=SUM([.C75]+[.F75]+[.I75]+[.L75]+[.O75]+[.R75]+[.U75]+[.X75]+[.AA75]+[.AD75])/10" office:value-type="float" office:value="1" calcext:value-type="float">
            <text:p>1</text:p>
          </table:table-cell>
          <table:table-cell table:formula="of:=1000 * [.AF75]" office:value-type="float" office:value="0" calcext:value-type="float">
            <text:p>0</text:p>
          </table:table-cell>
          <table:table-cell table:formula="of:=26000*[.AH75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80000000000002" calcext:value-type="float">
            <text:p>-0.48</text:p>
          </table:table-cell>
          <table:table-cell table:formula="of:=SUM([.A76]+[.D76]+[.G76]+[.J76]+[.M76]+[.P76]+[.S76]+[.V76]+[.Y76]+[.AB76])/10" office:value-type="float" office:value="0" calcext:value-type="float">
            <text:p>0</text:p>
          </table:table-cell>
          <table:table-cell table:formula="of:=SUM([.B76]+[.E76]+[.H76]+[.K76]+[.N76]+[.Q76]+[.T76]+[.W76]+[.Z76]+[.AC76])/10" office:value-type="float" office:value="0" calcext:value-type="float">
            <text:p>0</text:p>
          </table:table-cell>
          <table:table-cell table:formula="of:=SUM([.C76]+[.F76]+[.I76]+[.L76]+[.O76]+[.R76]+[.U76]+[.X76]+[.AA76]+[.AD76])/10" office:value-type="float" office:value="1" calcext:value-type="float">
            <text:p>1</text:p>
          </table:table-cell>
          <table:table-cell table:formula="of:=1000 * [.AF76]" office:value-type="float" office:value="0" calcext:value-type="float">
            <text:p>0</text:p>
          </table:table-cell>
          <table:table-cell table:formula="of:=26000*[.AH76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00000000000002" calcext:value-type="float">
            <text:p>-0.50</text:p>
          </table:table-cell>
          <table:table-cell table:formula="of:=SUM([.A77]+[.D77]+[.G77]+[.J77]+[.M77]+[.P77]+[.S77]+[.V77]+[.Y77]+[.AB77])/10" office:value-type="float" office:value="0" calcext:value-type="float">
            <text:p>0</text:p>
          </table:table-cell>
          <table:table-cell table:formula="of:=SUM([.B77]+[.E77]+[.H77]+[.K77]+[.N77]+[.Q77]+[.T77]+[.W77]+[.Z77]+[.AC77])/10" office:value-type="float" office:value="0" calcext:value-type="float">
            <text:p>0</text:p>
          </table:table-cell>
          <table:table-cell table:formula="of:=SUM([.C77]+[.F77]+[.I77]+[.L77]+[.O77]+[.R77]+[.U77]+[.X77]+[.AA77]+[.AD77])/10" office:value-type="float" office:value="1" calcext:value-type="float">
            <text:p>1</text:p>
          </table:table-cell>
          <table:table-cell table:formula="of:=1000 * [.AF77]" office:value-type="float" office:value="0" calcext:value-type="float">
            <text:p>0</text:p>
          </table:table-cell>
          <table:table-cell table:formula="of:=26000*[.AH77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20000000000002" calcext:value-type="float">
            <text:p>-0.52</text:p>
          </table:table-cell>
          <table:table-cell table:formula="of:=SUM([.A78]+[.D78]+[.G78]+[.J78]+[.M78]+[.P78]+[.S78]+[.V78]+[.Y78]+[.AB78])/10" office:value-type="float" office:value="0" calcext:value-type="float">
            <text:p>0</text:p>
          </table:table-cell>
          <table:table-cell table:formula="of:=SUM([.B78]+[.E78]+[.H78]+[.K78]+[.N78]+[.Q78]+[.T78]+[.W78]+[.Z78]+[.AC78])/10" office:value-type="float" office:value="0" calcext:value-type="float">
            <text:p>0</text:p>
          </table:table-cell>
          <table:table-cell table:formula="of:=SUM([.C78]+[.F78]+[.I78]+[.L78]+[.O78]+[.R78]+[.U78]+[.X78]+[.AA78]+[.AD78])/10" office:value-type="float" office:value="1" calcext:value-type="float">
            <text:p>1</text:p>
          </table:table-cell>
          <table:table-cell table:formula="of:=1000 * [.AF78]" office:value-type="float" office:value="0" calcext:value-type="float">
            <text:p>0</text:p>
          </table:table-cell>
          <table:table-cell table:formula="of:=26000*[.AH78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40000000000002" calcext:value-type="float">
            <text:p>-0.54</text:p>
          </table:table-cell>
          <table:table-cell table:formula="of:=SUM([.A79]+[.D79]+[.G79]+[.J79]+[.M79]+[.P79]+[.S79]+[.V79]+[.Y79]+[.AB79])/10" office:value-type="float" office:value="0" calcext:value-type="float">
            <text:p>0</text:p>
          </table:table-cell>
          <table:table-cell table:formula="of:=SUM([.B79]+[.E79]+[.H79]+[.K79]+[.N79]+[.Q79]+[.T79]+[.W79]+[.Z79]+[.AC79])/10" office:value-type="float" office:value="0" calcext:value-type="float">
            <text:p>0</text:p>
          </table:table-cell>
          <table:table-cell table:formula="of:=SUM([.C79]+[.F79]+[.I79]+[.L79]+[.O79]+[.R79]+[.U79]+[.X79]+[.AA79]+[.AD79])/10" office:value-type="float" office:value="1" calcext:value-type="float">
            <text:p>1</text:p>
          </table:table-cell>
          <table:table-cell table:formula="of:=1000 * [.AF79]" office:value-type="float" office:value="0" calcext:value-type="float">
            <text:p>0</text:p>
          </table:table-cell>
          <table:table-cell table:formula="of:=26000*[.AH79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60000000000002" calcext:value-type="float">
            <text:p>-0.56</text:p>
          </table:table-cell>
          <table:table-cell table:formula="of:=SUM([.A80]+[.D80]+[.G80]+[.J80]+[.M80]+[.P80]+[.S80]+[.V80]+[.Y80]+[.AB80])/10" office:value-type="float" office:value="0" calcext:value-type="float">
            <text:p>0</text:p>
          </table:table-cell>
          <table:table-cell table:formula="of:=SUM([.B80]+[.E80]+[.H80]+[.K80]+[.N80]+[.Q80]+[.T80]+[.W80]+[.Z80]+[.AC80])/10" office:value-type="float" office:value="0" calcext:value-type="float">
            <text:p>0</text:p>
          </table:table-cell>
          <table:table-cell table:formula="of:=SUM([.C80]+[.F80]+[.I80]+[.L80]+[.O80]+[.R80]+[.U80]+[.X80]+[.AA80]+[.AD80])/10" office:value-type="float" office:value="1" calcext:value-type="float">
            <text:p>1</text:p>
          </table:table-cell>
          <table:table-cell table:formula="of:=1000 * [.AF80]" office:value-type="float" office:value="0" calcext:value-type="float">
            <text:p>0</text:p>
          </table:table-cell>
          <table:table-cell table:formula="of:=26000*[.AH80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80000000000002" calcext:value-type="float">
            <text:p>-0.58</text:p>
          </table:table-cell>
          <table:table-cell table:formula="of:=SUM([.A81]+[.D81]+[.G81]+[.J81]+[.M81]+[.P81]+[.S81]+[.V81]+[.Y81]+[.AB81])/10" office:value-type="float" office:value="0" calcext:value-type="float">
            <text:p>0</text:p>
          </table:table-cell>
          <table:table-cell table:formula="of:=SUM([.B81]+[.E81]+[.H81]+[.K81]+[.N81]+[.Q81]+[.T81]+[.W81]+[.Z81]+[.AC81])/10" office:value-type="float" office:value="0" calcext:value-type="float">
            <text:p>0</text:p>
          </table:table-cell>
          <table:table-cell table:formula="of:=SUM([.C81]+[.F81]+[.I81]+[.L81]+[.O81]+[.R81]+[.U81]+[.X81]+[.AA81]+[.AD81])/10" office:value-type="float" office:value="1" calcext:value-type="float">
            <text:p>1</text:p>
          </table:table-cell>
          <table:table-cell table:formula="of:=1000 * [.AF81]" office:value-type="float" office:value="0" calcext:value-type="float">
            <text:p>0</text:p>
          </table:table-cell>
          <table:table-cell table:formula="of:=26000*[.AH81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600000000000002" calcext:value-type="float">
            <text:p>-0.60</text:p>
          </table:table-cell>
          <table:table-cell table:formula="of:=SUM([.A82]+[.D82]+[.G82]+[.J82]+[.M82]+[.P82]+[.S82]+[.V82]+[.Y82]+[.AB82])/10" office:value-type="float" office:value="0" calcext:value-type="float">
            <text:p>0</text:p>
          </table:table-cell>
          <table:table-cell table:formula="of:=SUM([.B82]+[.E82]+[.H82]+[.K82]+[.N82]+[.Q82]+[.T82]+[.W82]+[.Z82]+[.AC82])/10" office:value-type="float" office:value="0" calcext:value-type="float">
            <text:p>0</text:p>
          </table:table-cell>
          <table:table-cell table:formula="of:=SUM([.C82]+[.F82]+[.I82]+[.L82]+[.O82]+[.R82]+[.U82]+[.X82]+[.AA82]+[.AD82])/10" office:value-type="float" office:value="1" calcext:value-type="float">
            <text:p>1</text:p>
          </table:table-cell>
          <table:table-cell table:formula="of:=1000 * [.AF82]" office:value-type="float" office:value="0" calcext:value-type="float">
            <text:p>0</text:p>
          </table:table-cell>
          <table:table-cell table:formula="of:=26000*[.AH82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620000000000002" calcext:value-type="float">
            <text:p>-0.62</text:p>
          </table:table-cell>
          <table:table-cell table:formula="of:=SUM([.A83]+[.D83]+[.G83]+[.J83]+[.M83]+[.P83]+[.S83]+[.V83]+[.Y83]+[.AB83])/10" office:value-type="float" office:value="0" calcext:value-type="float">
            <text:p>0</text:p>
          </table:table-cell>
          <table:table-cell table:formula="of:=SUM([.B83]+[.E83]+[.H83]+[.K83]+[.N83]+[.Q83]+[.T83]+[.W83]+[.Z83]+[.AC83])/10" office:value-type="float" office:value="0" calcext:value-type="float">
            <text:p>0</text:p>
          </table:table-cell>
          <table:table-cell table:formula="of:=SUM([.C83]+[.F83]+[.I83]+[.L83]+[.O83]+[.R83]+[.U83]+[.X83]+[.AA83]+[.AD83])/10" office:value-type="float" office:value="1" calcext:value-type="float">
            <text:p>1</text:p>
          </table:table-cell>
          <table:table-cell table:formula="of:=1000 * [.AF83]" office:value-type="float" office:value="0" calcext:value-type="float">
            <text:p>0</text:p>
          </table:table-cell>
          <table:table-cell table:formula="of:=26000*[.AH83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640000000000002" calcext:value-type="float">
            <text:p>-0.64</text:p>
          </table:table-cell>
          <table:table-cell table:formula="of:=SUM([.A84]+[.D84]+[.G84]+[.J84]+[.M84]+[.P84]+[.S84]+[.V84]+[.Y84]+[.AB84])/10" office:value-type="float" office:value="0" calcext:value-type="float">
            <text:p>0</text:p>
          </table:table-cell>
          <table:table-cell table:formula="of:=SUM([.B84]+[.E84]+[.H84]+[.K84]+[.N84]+[.Q84]+[.T84]+[.W84]+[.Z84]+[.AC84])/10" office:value-type="float" office:value="0" calcext:value-type="float">
            <text:p>0</text:p>
          </table:table-cell>
          <table:table-cell table:formula="of:=SUM([.C84]+[.F84]+[.I84]+[.L84]+[.O84]+[.R84]+[.U84]+[.X84]+[.AA84]+[.AD84])/10" office:value-type="float" office:value="1" calcext:value-type="float">
            <text:p>1</text:p>
          </table:table-cell>
          <table:table-cell table:formula="of:=1000 * [.AF84]" office:value-type="float" office:value="0" calcext:value-type="float">
            <text:p>0</text:p>
          </table:table-cell>
          <table:table-cell table:formula="of:=26000*[.AH84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660000000000002" calcext:value-type="float">
            <text:p>-0.66</text:p>
          </table:table-cell>
          <table:table-cell table:formula="of:=SUM([.A85]+[.D85]+[.G85]+[.J85]+[.M85]+[.P85]+[.S85]+[.V85]+[.Y85]+[.AB85])/10" office:value-type="float" office:value="0" calcext:value-type="float">
            <text:p>0</text:p>
          </table:table-cell>
          <table:table-cell table:formula="of:=SUM([.B85]+[.E85]+[.H85]+[.K85]+[.N85]+[.Q85]+[.T85]+[.W85]+[.Z85]+[.AC85])/10" office:value-type="float" office:value="0" calcext:value-type="float">
            <text:p>0</text:p>
          </table:table-cell>
          <table:table-cell table:formula="of:=SUM([.C85]+[.F85]+[.I85]+[.L85]+[.O85]+[.R85]+[.U85]+[.X85]+[.AA85]+[.AD85])/10" office:value-type="float" office:value="1" calcext:value-type="float">
            <text:p>1</text:p>
          </table:table-cell>
          <table:table-cell table:formula="of:=1000 * [.AF85]" office:value-type="float" office:value="0" calcext:value-type="float">
            <text:p>0</text:p>
          </table:table-cell>
          <table:table-cell table:formula="of:=26000*[.AH85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680000000000002" calcext:value-type="float">
            <text:p>-0.68</text:p>
          </table:table-cell>
          <table:table-cell table:formula="of:=SUM([.A86]+[.D86]+[.G86]+[.J86]+[.M86]+[.P86]+[.S86]+[.V86]+[.Y86]+[.AB86])/10" office:value-type="float" office:value="0" calcext:value-type="float">
            <text:p>0</text:p>
          </table:table-cell>
          <table:table-cell table:formula="of:=SUM([.B86]+[.E86]+[.H86]+[.K86]+[.N86]+[.Q86]+[.T86]+[.W86]+[.Z86]+[.AC86])/10" office:value-type="float" office:value="0" calcext:value-type="float">
            <text:p>0</text:p>
          </table:table-cell>
          <table:table-cell table:formula="of:=SUM([.C86]+[.F86]+[.I86]+[.L86]+[.O86]+[.R86]+[.U86]+[.X86]+[.AA86]+[.AD86])/10" office:value-type="float" office:value="1" calcext:value-type="float">
            <text:p>1</text:p>
          </table:table-cell>
          <table:table-cell table:formula="of:=1000 * [.AF86]" office:value-type="float" office:value="0" calcext:value-type="float">
            <text:p>0</text:p>
          </table:table-cell>
          <table:table-cell table:formula="of:=26000*[.AH86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00000000000002" calcext:value-type="float">
            <text:p>-0.70</text:p>
          </table:table-cell>
          <table:table-cell table:formula="of:=SUM([.A87]+[.D87]+[.G87]+[.J87]+[.M87]+[.P87]+[.S87]+[.V87]+[.Y87]+[.AB87])/10" office:value-type="float" office:value="0" calcext:value-type="float">
            <text:p>0</text:p>
          </table:table-cell>
          <table:table-cell table:formula="of:=SUM([.B87]+[.E87]+[.H87]+[.K87]+[.N87]+[.Q87]+[.T87]+[.W87]+[.Z87]+[.AC87])/10" office:value-type="float" office:value="0" calcext:value-type="float">
            <text:p>0</text:p>
          </table:table-cell>
          <table:table-cell table:formula="of:=SUM([.C87]+[.F87]+[.I87]+[.L87]+[.O87]+[.R87]+[.U87]+[.X87]+[.AA87]+[.AD87])/10" office:value-type="float" office:value="1" calcext:value-type="float">
            <text:p>1</text:p>
          </table:table-cell>
          <table:table-cell table:formula="of:=1000 * [.AF87]" office:value-type="float" office:value="0" calcext:value-type="float">
            <text:p>0</text:p>
          </table:table-cell>
          <table:table-cell table:formula="of:=26000*[.AH87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20000000000002" calcext:value-type="float">
            <text:p>-0.72</text:p>
          </table:table-cell>
          <table:table-cell table:formula="of:=SUM([.A88]+[.D88]+[.G88]+[.J88]+[.M88]+[.P88]+[.S88]+[.V88]+[.Y88]+[.AB88])/10" office:value-type="float" office:value="0" calcext:value-type="float">
            <text:p>0</text:p>
          </table:table-cell>
          <table:table-cell table:formula="of:=SUM([.B88]+[.E88]+[.H88]+[.K88]+[.N88]+[.Q88]+[.T88]+[.W88]+[.Z88]+[.AC88])/10" office:value-type="float" office:value="0" calcext:value-type="float">
            <text:p>0</text:p>
          </table:table-cell>
          <table:table-cell table:formula="of:=SUM([.C88]+[.F88]+[.I88]+[.L88]+[.O88]+[.R88]+[.U88]+[.X88]+[.AA88]+[.AD88])/10" office:value-type="float" office:value="1" calcext:value-type="float">
            <text:p>1</text:p>
          </table:table-cell>
          <table:table-cell table:formula="of:=1000 * [.AF88]" office:value-type="float" office:value="0" calcext:value-type="float">
            <text:p>0</text:p>
          </table:table-cell>
          <table:table-cell table:formula="of:=26000*[.AH88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40000000000002" calcext:value-type="float">
            <text:p>-0.74</text:p>
          </table:table-cell>
          <table:table-cell table:formula="of:=SUM([.A89]+[.D89]+[.G89]+[.J89]+[.M89]+[.P89]+[.S89]+[.V89]+[.Y89]+[.AB89])/10" office:value-type="float" office:value="0" calcext:value-type="float">
            <text:p>0</text:p>
          </table:table-cell>
          <table:table-cell table:formula="of:=SUM([.B89]+[.E89]+[.H89]+[.K89]+[.N89]+[.Q89]+[.T89]+[.W89]+[.Z89]+[.AC89])/10" office:value-type="float" office:value="0" calcext:value-type="float">
            <text:p>0</text:p>
          </table:table-cell>
          <table:table-cell table:formula="of:=SUM([.C89]+[.F89]+[.I89]+[.L89]+[.O89]+[.R89]+[.U89]+[.X89]+[.AA89]+[.AD89])/10" office:value-type="float" office:value="1" calcext:value-type="float">
            <text:p>1</text:p>
          </table:table-cell>
          <table:table-cell table:formula="of:=1000 * [.AF89]" office:value-type="float" office:value="0" calcext:value-type="float">
            <text:p>0</text:p>
          </table:table-cell>
          <table:table-cell table:formula="of:=26000*[.AH89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60000000000002" calcext:value-type="float">
            <text:p>-0.76</text:p>
          </table:table-cell>
          <table:table-cell table:formula="of:=SUM([.A90]+[.D90]+[.G90]+[.J90]+[.M90]+[.P90]+[.S90]+[.V90]+[.Y90]+[.AB90])/10" office:value-type="float" office:value="0" calcext:value-type="float">
            <text:p>0</text:p>
          </table:table-cell>
          <table:table-cell table:formula="of:=SUM([.B90]+[.E90]+[.H90]+[.K90]+[.N90]+[.Q90]+[.T90]+[.W90]+[.Z90]+[.AC90])/10" office:value-type="float" office:value="0" calcext:value-type="float">
            <text:p>0</text:p>
          </table:table-cell>
          <table:table-cell table:formula="of:=SUM([.C90]+[.F90]+[.I90]+[.L90]+[.O90]+[.R90]+[.U90]+[.X90]+[.AA90]+[.AD90])/10" office:value-type="float" office:value="1" calcext:value-type="float">
            <text:p>1</text:p>
          </table:table-cell>
          <table:table-cell table:formula="of:=1000 * [.AF90]" office:value-type="float" office:value="0" calcext:value-type="float">
            <text:p>0</text:p>
          </table:table-cell>
          <table:table-cell table:formula="of:=26000*[.AH90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80000000000002" calcext:value-type="float">
            <text:p>-0.78</text:p>
          </table:table-cell>
          <table:table-cell table:formula="of:=SUM([.A91]+[.D91]+[.G91]+[.J91]+[.M91]+[.P91]+[.S91]+[.V91]+[.Y91]+[.AB91])/10" office:value-type="float" office:value="0" calcext:value-type="float">
            <text:p>0</text:p>
          </table:table-cell>
          <table:table-cell table:formula="of:=SUM([.B91]+[.E91]+[.H91]+[.K91]+[.N91]+[.Q91]+[.T91]+[.W91]+[.Z91]+[.AC91])/10" office:value-type="float" office:value="0" calcext:value-type="float">
            <text:p>0</text:p>
          </table:table-cell>
          <table:table-cell table:formula="of:=SUM([.C91]+[.F91]+[.I91]+[.L91]+[.O91]+[.R91]+[.U91]+[.X91]+[.AA91]+[.AD91])/10" office:value-type="float" office:value="1" calcext:value-type="float">
            <text:p>1</text:p>
          </table:table-cell>
          <table:table-cell table:formula="of:=1000 * [.AF91]" office:value-type="float" office:value="0" calcext:value-type="float">
            <text:p>0</text:p>
          </table:table-cell>
          <table:table-cell table:formula="of:=26000*[.AH91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00000000000002" calcext:value-type="float">
            <text:p>-0.80</text:p>
          </table:table-cell>
          <table:table-cell table:formula="of:=SUM([.A92]+[.D92]+[.G92]+[.J92]+[.M92]+[.P92]+[.S92]+[.V92]+[.Y92]+[.AB92])/10" office:value-type="float" office:value="0" calcext:value-type="float">
            <text:p>0</text:p>
          </table:table-cell>
          <table:table-cell table:formula="of:=SUM([.B92]+[.E92]+[.H92]+[.K92]+[.N92]+[.Q92]+[.T92]+[.W92]+[.Z92]+[.AC92])/10" office:value-type="float" office:value="0" calcext:value-type="float">
            <text:p>0</text:p>
          </table:table-cell>
          <table:table-cell table:formula="of:=SUM([.C92]+[.F92]+[.I92]+[.L92]+[.O92]+[.R92]+[.U92]+[.X92]+[.AA92]+[.AD92])/10" office:value-type="float" office:value="1" calcext:value-type="float">
            <text:p>1</text:p>
          </table:table-cell>
          <table:table-cell table:formula="of:=1000 * [.AF92]" office:value-type="float" office:value="0" calcext:value-type="float">
            <text:p>0</text:p>
          </table:table-cell>
          <table:table-cell table:formula="of:=26000*[.AH92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20000000000002" calcext:value-type="float">
            <text:p>-0.82</text:p>
          </table:table-cell>
          <table:table-cell table:formula="of:=SUM([.A93]+[.D93]+[.G93]+[.J93]+[.M93]+[.P93]+[.S93]+[.V93]+[.Y93]+[.AB93])/10" office:value-type="float" office:value="0" calcext:value-type="float">
            <text:p>0</text:p>
          </table:table-cell>
          <table:table-cell table:formula="of:=SUM([.B93]+[.E93]+[.H93]+[.K93]+[.N93]+[.Q93]+[.T93]+[.W93]+[.Z93]+[.AC93])/10" office:value-type="float" office:value="0" calcext:value-type="float">
            <text:p>0</text:p>
          </table:table-cell>
          <table:table-cell table:formula="of:=SUM([.C93]+[.F93]+[.I93]+[.L93]+[.O93]+[.R93]+[.U93]+[.X93]+[.AA93]+[.AD93])/10" office:value-type="float" office:value="1" calcext:value-type="float">
            <text:p>1</text:p>
          </table:table-cell>
          <table:table-cell table:formula="of:=1000 * [.AF93]" office:value-type="float" office:value="0" calcext:value-type="float">
            <text:p>0</text:p>
          </table:table-cell>
          <table:table-cell table:formula="of:=26000*[.AH93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40000000000002" calcext:value-type="float">
            <text:p>-0.84</text:p>
          </table:table-cell>
          <table:table-cell table:formula="of:=SUM([.A94]+[.D94]+[.G94]+[.J94]+[.M94]+[.P94]+[.S94]+[.V94]+[.Y94]+[.AB94])/10" office:value-type="float" office:value="0" calcext:value-type="float">
            <text:p>0</text:p>
          </table:table-cell>
          <table:table-cell table:formula="of:=SUM([.B94]+[.E94]+[.H94]+[.K94]+[.N94]+[.Q94]+[.T94]+[.W94]+[.Z94]+[.AC94])/10" office:value-type="float" office:value="0" calcext:value-type="float">
            <text:p>0</text:p>
          </table:table-cell>
          <table:table-cell table:formula="of:=SUM([.C94]+[.F94]+[.I94]+[.L94]+[.O94]+[.R94]+[.U94]+[.X94]+[.AA94]+[.AD94])/10" office:value-type="float" office:value="1" calcext:value-type="float">
            <text:p>1</text:p>
          </table:table-cell>
          <table:table-cell table:formula="of:=1000 * [.AF94]" office:value-type="float" office:value="0" calcext:value-type="float">
            <text:p>0</text:p>
          </table:table-cell>
          <table:table-cell table:formula="of:=26000*[.AH94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60000000000002" calcext:value-type="float">
            <text:p>-0.86</text:p>
          </table:table-cell>
          <table:table-cell table:formula="of:=SUM([.A95]+[.D95]+[.G95]+[.J95]+[.M95]+[.P95]+[.S95]+[.V95]+[.Y95]+[.AB95])/10" office:value-type="float" office:value="0" calcext:value-type="float">
            <text:p>0</text:p>
          </table:table-cell>
          <table:table-cell table:formula="of:=SUM([.B95]+[.E95]+[.H95]+[.K95]+[.N95]+[.Q95]+[.T95]+[.W95]+[.Z95]+[.AC95])/10" office:value-type="float" office:value="0" calcext:value-type="float">
            <text:p>0</text:p>
          </table:table-cell>
          <table:table-cell table:formula="of:=SUM([.C95]+[.F95]+[.I95]+[.L95]+[.O95]+[.R95]+[.U95]+[.X95]+[.AA95]+[.AD95])/10" office:value-type="float" office:value="1" calcext:value-type="float">
            <text:p>1</text:p>
          </table:table-cell>
          <table:table-cell table:formula="of:=1000 * [.AF95]" office:value-type="float" office:value="0" calcext:value-type="float">
            <text:p>0</text:p>
          </table:table-cell>
          <table:table-cell table:formula="of:=26000*[.AH95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80000000000002" calcext:value-type="float">
            <text:p>-0.88</text:p>
          </table:table-cell>
          <table:table-cell table:formula="of:=SUM([.A96]+[.D96]+[.G96]+[.J96]+[.M96]+[.P96]+[.S96]+[.V96]+[.Y96]+[.AB96])/10" office:value-type="float" office:value="0" calcext:value-type="float">
            <text:p>0</text:p>
          </table:table-cell>
          <table:table-cell table:formula="of:=SUM([.B96]+[.E96]+[.H96]+[.K96]+[.N96]+[.Q96]+[.T96]+[.W96]+[.Z96]+[.AC96])/10" office:value-type="float" office:value="0" calcext:value-type="float">
            <text:p>0</text:p>
          </table:table-cell>
          <table:table-cell table:formula="of:=SUM([.C96]+[.F96]+[.I96]+[.L96]+[.O96]+[.R96]+[.U96]+[.X96]+[.AA96]+[.AD96])/10" office:value-type="float" office:value="1" calcext:value-type="float">
            <text:p>1</text:p>
          </table:table-cell>
          <table:table-cell table:formula="of:=1000 * [.AF96]" office:value-type="float" office:value="0" calcext:value-type="float">
            <text:p>0</text:p>
          </table:table-cell>
          <table:table-cell table:formula="of:=26000*[.AH96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900000000000002" calcext:value-type="float">
            <text:p>-0.90</text:p>
          </table:table-cell>
          <table:table-cell table:formula="of:=SUM([.A97]+[.D97]+[.G97]+[.J97]+[.M97]+[.P97]+[.S97]+[.V97]+[.Y97]+[.AB97])/10" office:value-type="float" office:value="0" calcext:value-type="float">
            <text:p>0</text:p>
          </table:table-cell>
          <table:table-cell table:formula="of:=SUM([.B97]+[.E97]+[.H97]+[.K97]+[.N97]+[.Q97]+[.T97]+[.W97]+[.Z97]+[.AC97])/10" office:value-type="float" office:value="0" calcext:value-type="float">
            <text:p>0</text:p>
          </table:table-cell>
          <table:table-cell table:formula="of:=SUM([.C97]+[.F97]+[.I97]+[.L97]+[.O97]+[.R97]+[.U97]+[.X97]+[.AA97]+[.AD97])/10" office:value-type="float" office:value="1" calcext:value-type="float">
            <text:p>1</text:p>
          </table:table-cell>
          <table:table-cell table:formula="of:=1000 * [.AF97]" office:value-type="float" office:value="0" calcext:value-type="float">
            <text:p>0</text:p>
          </table:table-cell>
          <table:table-cell table:formula="of:=26000*[.AH97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920000000000002" calcext:value-type="float">
            <text:p>-0.92</text:p>
          </table:table-cell>
          <table:table-cell table:formula="of:=SUM([.A98]+[.D98]+[.G98]+[.J98]+[.M98]+[.P98]+[.S98]+[.V98]+[.Y98]+[.AB98])/10" office:value-type="float" office:value="0" calcext:value-type="float">
            <text:p>0</text:p>
          </table:table-cell>
          <table:table-cell table:formula="of:=SUM([.B98]+[.E98]+[.H98]+[.K98]+[.N98]+[.Q98]+[.T98]+[.W98]+[.Z98]+[.AC98])/10" office:value-type="float" office:value="0" calcext:value-type="float">
            <text:p>0</text:p>
          </table:table-cell>
          <table:table-cell table:formula="of:=SUM([.C98]+[.F98]+[.I98]+[.L98]+[.O98]+[.R98]+[.U98]+[.X98]+[.AA98]+[.AD98])/10" office:value-type="float" office:value="1" calcext:value-type="float">
            <text:p>1</text:p>
          </table:table-cell>
          <table:table-cell table:formula="of:=1000 * [.AF98]" office:value-type="float" office:value="0" calcext:value-type="float">
            <text:p>0</text:p>
          </table:table-cell>
          <table:table-cell table:formula="of:=26000*[.AH98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940000000000002" calcext:value-type="float">
            <text:p>-0.94</text:p>
          </table:table-cell>
          <table:table-cell table:formula="of:=SUM([.A99]+[.D99]+[.G99]+[.J99]+[.M99]+[.P99]+[.S99]+[.V99]+[.Y99]+[.AB99])/10" office:value-type="float" office:value="0" calcext:value-type="float">
            <text:p>0</text:p>
          </table:table-cell>
          <table:table-cell table:formula="of:=SUM([.B99]+[.E99]+[.H99]+[.K99]+[.N99]+[.Q99]+[.T99]+[.W99]+[.Z99]+[.AC99])/10" office:value-type="float" office:value="0" calcext:value-type="float">
            <text:p>0</text:p>
          </table:table-cell>
          <table:table-cell table:formula="of:=SUM([.C99]+[.F99]+[.I99]+[.L99]+[.O99]+[.R99]+[.U99]+[.X99]+[.AA99]+[.AD99])/10" office:value-type="float" office:value="1" calcext:value-type="float">
            <text:p>1</text:p>
          </table:table-cell>
          <table:table-cell table:formula="of:=1000 * [.AF99]" office:value-type="float" office:value="0" calcext:value-type="float">
            <text:p>0</text:p>
          </table:table-cell>
          <table:table-cell table:formula="of:=26000*[.AH99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960000000000002" calcext:value-type="float">
            <text:p>-0.96</text:p>
          </table:table-cell>
          <table:table-cell table:formula="of:=SUM([.A100]+[.D100]+[.G100]+[.J100]+[.M100]+[.P100]+[.S100]+[.V100]+[.Y100]+[.AB100])/10" office:value-type="float" office:value="0" calcext:value-type="float">
            <text:p>0</text:p>
          </table:table-cell>
          <table:table-cell table:formula="of:=SUM([.B100]+[.E100]+[.H100]+[.K100]+[.N100]+[.Q100]+[.T100]+[.W100]+[.Z100]+[.AC100])/10" office:value-type="float" office:value="0" calcext:value-type="float">
            <text:p>0</text:p>
          </table:table-cell>
          <table:table-cell table:formula="of:=SUM([.C100]+[.F100]+[.I100]+[.L100]+[.O100]+[.R100]+[.U100]+[.X100]+[.AA100]+[.AD100])/10" office:value-type="float" office:value="1" calcext:value-type="float">
            <text:p>1</text:p>
          </table:table-cell>
          <table:table-cell table:formula="of:=1000 * [.AF100]" office:value-type="float" office:value="0" calcext:value-type="float">
            <text:p>0</text:p>
          </table:table-cell>
          <table:table-cell table:formula="of:=26000*[.AH100]" office:value-type="float" office:value="26000" calcext:value-type="float">
            <text:p>26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980000000000002" calcext:value-type="float">
            <text:p>-0.98</text:p>
          </table:table-cell>
          <table:table-cell table:formula="of:=SUM([.A101]+[.D101]+[.G101]+[.J101]+[.M101]+[.P101]+[.S101]+[.V101]+[.Y101]+[.AB101])/10" office:value-type="float" office:value="0" calcext:value-type="float">
            <text:p>0</text:p>
          </table:table-cell>
          <table:table-cell table:formula="of:=SUM([.B101]+[.E101]+[.H101]+[.K101]+[.N101]+[.Q101]+[.T101]+[.W101]+[.Z101]+[.AC101])/10" office:value-type="float" office:value="0" calcext:value-type="float">
            <text:p>0</text:p>
          </table:table-cell>
          <table:table-cell table:formula="of:=SUM([.C101]+[.F101]+[.I101]+[.L101]+[.O101]+[.R101]+[.U101]+[.X101]+[.AA101]+[.AD101])/10" office:value-type="float" office:value="1" calcext:value-type="float">
            <text:p>1</text:p>
          </table:table-cell>
          <table:table-cell table:formula="of:=1000 * [.AF101]" office:value-type="float" office:value="0" calcext:value-type="float">
            <text:p>0</text:p>
          </table:table-cell>
          <table:table-cell table:formula="of:=26000*[.AH101]" office:value-type="float" office:value="26000" calcext:value-type="float">
            <text:p>26000</text:p>
          </table:table-cell>
        </table:table-row>
      </table:table>
      <table:table table:name="Rectangle_removal" table:style-name="ta1">
        <table:shapes>
          <draw:frame draw:z-index="0" draw:style-name="gr1" draw:text-style-name="P1" svg:width="297.29mm" svg:height="167.22mm" svg:x="331.03mm" svg:y="472.73mm">
            <loext:p draw:notify-on-update-of-ranges="Rectangle_removal.AE2:Rectangle_removal.AE101 Rectangle_removal.AF2:Rectangle_removal.AF101 Rectangle_removal.AG2:Rectangle_removal.AG101 Rectangle_removal.AH2:Rectangle_removal.AH10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233.73mm" svg:height="171.59mm" svg:x="637.32mm" svg:y="468.83mm">
            <loext:p draw:notify-on-update-of-ranges="Rectangle_removal.AI2:Rectangle_removal.AI101 Rectangle_removal.AJ2:Rectangle_removal.AJ10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3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1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1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style-name="ce1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1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1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1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1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style-name="ce1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average</text:p>
          </table:table-cell>
          <table:covered-table-cell table:number-columns-repeated="2"/>
          <table:table-cell office:value-type="string" calcext:value-type="string">
            <text:p>elements classified</text:p>
          </table:table-cell>
          <table:table-cell office:value-type="string" calcext:value-type="string">
            <text:p>elements rejec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1596" calcext:value-type="float">
            <text:p>0.931596</text:p>
          </table:table-cell>
          <table:table-cell office:value-type="float" office:value="0.234469" calcext:value-type="float">
            <text:p>0.234469</text:p>
          </table:table-cell>
          <table:table-cell office:value-type="float" office:value="1" calcext:value-type="float">
            <text:p>1</text:p>
          </table:table-cell>
          <table:table-cell office:value-type="float" office:value="0.907389" calcext:value-type="float">
            <text:p>0.907389</text:p>
          </table:table-cell>
          <table:table-cell office:value-type="float" office:value="0.316264" calcext:value-type="float">
            <text:p>0.316264</text:p>
          </table:table-cell>
          <table:table-cell office:value-type="float" office:value="1" calcext:value-type="float">
            <text:p>1</text:p>
          </table:table-cell>
          <table:table-cell office:value-type="float" office:value="0.946476" calcext:value-type="float">
            <text:p>0.946476</text:p>
          </table:table-cell>
          <table:table-cell office:value-type="float" office:value="0.133722" calcext:value-type="float">
            <text:p>0.133722</text:p>
          </table:table-cell>
          <table:table-cell office:value-type="float" office:value="1" calcext:value-type="float">
            <text:p>1</text:p>
          </table:table-cell>
          <table:table-cell office:value-type="float" office:value="0.962959" calcext:value-type="float">
            <text:p>0.962959</text:p>
          </table:table-cell>
          <table:table-cell office:value-type="float" office:value="0.250275" calcext:value-type="float">
            <text:p>0.250275</text:p>
          </table:table-cell>
          <table:table-cell office:value-type="float" office:value="1" calcext:value-type="float">
            <text:p>1</text:p>
          </table:table-cell>
          <table:table-cell office:value-type="float" office:value="0.735751" calcext:value-type="float">
            <text:p>0.735751</text:p>
          </table:table-cell>
          <table:table-cell office:value-type="float" office:value="0.322632" calcext:value-type="float">
            <text:p>0.322632</text:p>
          </table:table-cell>
          <table:table-cell office:value-type="float" office:value="1" calcext:value-type="float">
            <text:p>1</text:p>
          </table:table-cell>
          <table:table-cell office:value-type="float" office:value="0.94664" calcext:value-type="float">
            <text:p>0.94664</text:p>
          </table:table-cell>
          <table:table-cell office:value-type="float" office:value="0.208809" calcext:value-type="float">
            <text:p>0.208809</text:p>
          </table:table-cell>
          <table:table-cell office:value-type="float" office:value="1" calcext:value-type="float">
            <text:p>1</text:p>
          </table:table-cell>
          <table:table-cell office:value-type="float" office:value="0.823601" calcext:value-type="float">
            <text:p>0.823601</text:p>
          </table:table-cell>
          <table:table-cell office:value-type="float" office:value="0.079976" calcext:value-type="float">
            <text:p>0.079976</text:p>
          </table:table-cell>
          <table:table-cell office:value-type="float" office:value="1" calcext:value-type="float">
            <text:p>1</text:p>
          </table:table-cell>
          <table:table-cell office:value-type="float" office:value="0.970687" calcext:value-type="float">
            <text:p>0.970687</text:p>
          </table:table-cell>
          <table:table-cell office:value-type="float" office:value="0.116552" calcext:value-type="float">
            <text:p>0.116552</text:p>
          </table:table-cell>
          <table:table-cell office:value-type="float" office:value="1" calcext:value-type="float">
            <text:p>1</text:p>
          </table:table-cell>
          <table:table-cell office:value-type="float" office:value="0.942943" calcext:value-type="float">
            <text:p>0.942943</text:p>
          </table:table-cell>
          <table:table-cell office:value-type="float" office:value="0.236743" calcext:value-type="float">
            <text:p>0.236743</text:p>
          </table:table-cell>
          <table:table-cell office:value-type="float" office:value="1" calcext:value-type="float">
            <text:p>1</text:p>
          </table:table-cell>
          <table:table-cell office:value-type="float" office:value="0.954733" calcext:value-type="float">
            <text:p>0.954733</text:p>
          </table:table-cell>
          <table:table-cell office:value-type="float" office:value="0.215897" calcext:value-type="float">
            <text:p>0.215897</text:p>
          </table:table-cell>
          <table:table-cell office:value-type="float" office:value="0" calcext:value-type="float">
            <text:p>0</text:p>
          </table:table-cell>
          <table:table-cell table:formula="of:=SUM([.A2]+[.D2]+[.G2]+[.J2]+[.M2]+[.P2]+[.S2]+[.V2]+[.Y2]+[.AB2])/10" office:value-type="float" office:value="1" calcext:value-type="float">
            <text:p>1</text:p>
          </table:table-cell>
          <table:table-cell table:formula="of:=SUM([.B2]+[.E2]+[.H2]+[.K2]+[.N2]+[.Q2]+[.T2]+[.W2]+[.Z2]+[.AC2])/10" office:value-type="float" office:value="0.9122775" calcext:value-type="float">
            <text:p>0.9122775</text:p>
          </table:table-cell>
          <table:table-cell table:formula="of:=SUM([.C2]+[.F2]+[.I2]+[.L2]+[.O2]+[.R2]+[.U2]+[.X2]+[.AA2]+[.AD2])/10" office:value-type="float" office:value="0.2115339" calcext:value-type="float">
            <text:p>0.2115339</text:p>
          </table:table-cell>
          <table:table-cell table:formula="of:=1000 * [.AF2]" office:value-type="float" office:value="1000" calcext:value-type="float">
            <text:p>1000</text:p>
          </table:table-cell>
          <table:table-cell table:formula="of:=26000*[.AH2]" office:value-type="float" office:value="5499.8814" calcext:value-type="float">
            <text:p>5499.8814</text:p>
          </table:table-cell>
        </table:table-row>
        <table:table-row table:style-name="ro1">
          <table:table-cell office:value-type="float" office:value="0.99898" calcext:value-type="float">
            <text:p>0.99898</text:p>
          </table:table-cell>
          <table:table-cell office:value-type="float" office:value="0.204656" calcext:value-type="float">
            <text:p>0.204656</text:p>
          </table:table-cell>
          <table:table-cell office:value-type="float" office:value="0.938559" calcext:value-type="float">
            <text:p>0.938559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491709" calcext:value-type="float">
            <text:p>0.491709</text:p>
          </table:table-cell>
          <table:table-cell office:value-type="float" office:value="0.714513" calcext:value-type="float">
            <text:p>0.714513</text:p>
          </table:table-cell>
          <table:table-cell office:value-type="float" office:value="1" calcext:value-type="float">
            <text:p>1</text:p>
          </table:table-cell>
          <table:table-cell office:value-type="float" office:value="0.617864" calcext:value-type="float">
            <text:p>0.617864</text:p>
          </table:table-cell>
          <table:table-cell office:value-type="float" office:value="0.752985" calcext:value-type="float">
            <text:p>0.752985</text:p>
          </table:table-cell>
          <table:table-cell office:value-type="float" office:value="0.99802" calcext:value-type="float">
            <text:p>0.99802</text:p>
          </table:table-cell>
          <table:table-cell office:value-type="float" office:value="0.376752" calcext:value-type="float">
            <text:p>0.376752</text:p>
          </table:table-cell>
          <table:table-cell office:value-type="float" office:value="0.929614" calcext:value-type="float">
            <text:p>0.929614</text:p>
          </table:table-cell>
          <table:table-cell office:value-type="float" office:value="1" calcext:value-type="float">
            <text:p>1</text:p>
          </table:table-cell>
          <table:table-cell office:value-type="float" office:value="0.456531" calcext:value-type="float">
            <text:p>0.456531</text:p>
          </table:table-cell>
          <table:table-cell office:value-type="float" office:value="0.761324" calcext:value-type="float">
            <text:p>0.761324</text:p>
          </table:table-cell>
          <table:table-cell office:value-type="float" office:value="1" calcext:value-type="float">
            <text:p>1</text:p>
          </table:table-cell>
          <table:table-cell office:value-type="float" office:value="0.635815" calcext:value-type="float">
            <text:p>0.635815</text:p>
          </table:table-cell>
          <table:table-cell office:value-type="float" office:value="0.750938" calcext:value-type="float">
            <text:p>0.750938</text:p>
          </table:table-cell>
          <table:table-cell office:value-type="float" office:value="1" calcext:value-type="float">
            <text:p>1</text:p>
          </table:table-cell>
          <table:table-cell office:value-type="float" office:value="0.228489" calcext:value-type="float">
            <text:p>0.228489</text:p>
          </table:table-cell>
          <table:table-cell office:value-type="float" office:value="0.784824" calcext:value-type="float">
            <text:p>0.784824</text:p>
          </table:table-cell>
          <table:table-cell office:value-type="float" office:value="1" calcext:value-type="float">
            <text:p>1</text:p>
          </table:table-cell>
          <table:table-cell office:value-type="float" office:value="0.418636" calcext:value-type="float">
            <text:p>0.418636</text:p>
          </table:table-cell>
          <table:table-cell office:value-type="float" office:value="0.895653" calcext:value-type="float">
            <text:p>0.895653</text:p>
          </table:table-cell>
          <table:table-cell office:value-type="float" office:value="1" calcext:value-type="float">
            <text:p>1</text:p>
          </table:table-cell>
          <table:table-cell office:value-type="float" office:value="0.542655" calcext:value-type="float">
            <text:p>0.542655</text:p>
          </table:table-cell>
          <table:table-cell office:value-type="float" office:value="0.786415" calcext:value-type="float">
            <text:p>0.786415</text:p>
          </table:table-cell>
          <table:table-cell office:value-type="float" office:value="0.999009" calcext:value-type="float">
            <text:p>0.999009</text:p>
          </table:table-cell>
          <table:table-cell office:value-type="float" office:value="0.554221" calcext:value-type="float">
            <text:p>0.554221</text:p>
          </table:table-cell>
          <table:table-cell office:value-type="float" office:value="0.882083" calcext:value-type="float">
            <text:p>0.882083</text:p>
          </table:table-cell>
          <table:table-cell office:value-type="float" office:value="5" calcext:value-type="float">
            <text:p>5</text:p>
          </table:table-cell>
          <table:table-cell table:formula="of:=SUM([.A3]+[.D3]+[.G3]+[.J3]+[.M3]+[.P3]+[.S3]+[.V3]+[.Y3]+[.AB3])/10" office:value-type="float" office:value="0.9994247" calcext:value-type="float">
            <text:p>0.9994247</text:p>
          </table:table-cell>
          <table:table-cell table:formula="of:=SUM([.B3]+[.E3]+[.H3]+[.K3]+[.N3]+[.Q3]+[.T3]+[.W3]+[.Z3]+[.AC3])/10" office:value-type="float" office:value="0.4527328" calcext:value-type="float">
            <text:p>0.4527328</text:p>
          </table:table-cell>
          <table:table-cell table:formula="of:=SUM([.C3]+[.F3]+[.I3]+[.L3]+[.O3]+[.R3]+[.U3]+[.X3]+[.AA3]+[.AD3])/10" office:value-type="float" office:value="0.8196908" calcext:value-type="float">
            <text:p>0.8196908</text:p>
          </table:table-cell>
          <table:table-cell table:formula="of:=1000 * [.AF3]" office:value-type="float" office:value="999.4247" calcext:value-type="float">
            <text:p>999.4247</text:p>
          </table:table-cell>
          <table:table-cell table:formula="of:=26000*[.AH3]" office:value-type="float" office:value="21311.9608" calcext:value-type="float">
            <text:p>21311.9608</text:p>
          </table:table-cell>
        </table:table-row>
        <table:table-row table:style-name="ro1">
          <table:table-cell office:value-type="float" office:value="0.996939" calcext:value-type="float">
            <text:p>0.996939</text:p>
          </table:table-cell>
          <table:table-cell office:value-type="float" office:value="0.177494" calcext:value-type="float">
            <text:p>0.177494</text:p>
          </table:table-cell>
          <table:table-cell office:value-type="float" office:value="0.947201" calcext:value-type="float">
            <text:p>0.947201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468584" calcext:value-type="float">
            <text:p>0.468584</text:p>
          </table:table-cell>
          <table:table-cell office:value-type="float" office:value="0.740591" calcext:value-type="float">
            <text:p>0.740591</text:p>
          </table:table-cell>
          <table:table-cell office:value-type="float" office:value="1" calcext:value-type="float">
            <text:p>1</text:p>
          </table:table-cell>
          <table:table-cell office:value-type="float" office:value="0.598796" calcext:value-type="float">
            <text:p>0.598796</text:p>
          </table:table-cell>
          <table:table-cell office:value-type="float" office:value="0.765341" calcext:value-type="float">
            <text:p>0.765341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0.342937" calcext:value-type="float">
            <text:p>0.342937</text:p>
          </table:table-cell>
          <table:table-cell office:value-type="float" office:value="0.947163" calcext:value-type="float">
            <text:p>0.947163</text:p>
          </table:table-cell>
          <table:table-cell office:value-type="float" office:value="1" calcext:value-type="float">
            <text:p>1</text:p>
          </table:table-cell>
          <table:table-cell office:value-type="float" office:value="0.437126" calcext:value-type="float">
            <text:p>0.437126</text:p>
          </table:table-cell>
          <table:table-cell office:value-type="float" office:value="0.78543" calcext:value-type="float">
            <text:p>0.78543</text:p>
          </table:table-cell>
          <table:table-cell office:value-type="float" office:value="1" calcext:value-type="float">
            <text:p>1</text:p>
          </table:table-cell>
          <table:table-cell office:value-type="float" office:value="0.576197" calcext:value-type="float">
            <text:p>0.576197</text:p>
          </table:table-cell>
          <table:table-cell office:value-type="float" office:value="0.775045" calcext:value-type="float">
            <text:p>0.775045</text:p>
          </table:table-cell>
          <table:table-cell office:value-type="float" office:value="0.998956" calcext:value-type="float">
            <text:p>0.998956</text:p>
          </table:table-cell>
          <table:table-cell office:value-type="float" office:value="0.226388" calcext:value-type="float">
            <text:p>0.226388</text:p>
          </table:table-cell>
          <table:table-cell office:value-type="float" office:value="0.796005" calcext:value-type="float">
            <text:p>0.796005</text:p>
          </table:table-cell>
          <table:table-cell office:value-type="float" office:value="1" calcext:value-type="float">
            <text:p>1</text:p>
          </table:table-cell>
          <table:table-cell office:value-type="float" office:value="0.397347" calcext:value-type="float">
            <text:p>0.397347</text:p>
          </table:table-cell>
          <table:table-cell office:value-type="float" office:value="0.901717" calcext:value-type="float">
            <text:p>0.901717</text:p>
          </table:table-cell>
          <table:table-cell office:value-type="float" office:value="1" calcext:value-type="float">
            <text:p>1</text:p>
          </table:table-cell>
          <table:table-cell office:value-type="float" office:value="0.542765" calcext:value-type="float">
            <text:p>0.542765</text:p>
          </table:table-cell>
          <table:table-cell office:value-type="float" office:value="0.790357" calcext:value-type="float">
            <text:p>0.790357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536537" calcext:value-type="float">
            <text:p>0.536537</text:p>
          </table:table-cell>
          <table:table-cell office:value-type="float" office:value="0.889247" calcext:value-type="float">
            <text:p>0.889247</text:p>
          </table:table-cell>
          <table:table-cell office:value-type="float" office:value="10" calcext:value-type="float">
            <text:p>10</text:p>
          </table:table-cell>
          <table:table-cell table:formula="of:=SUM([.A4]+[.D4]+[.G4]+[.J4]+[.M4]+[.P4]+[.S4]+[.V4]+[.Y4]+[.AB4])/10" office:value-type="float" office:value="0.998632" calcext:value-type="float">
            <text:p>0.998632</text:p>
          </table:table-cell>
          <table:table-cell table:formula="of:=SUM([.B4]+[.E4]+[.H4]+[.K4]+[.N4]+[.Q4]+[.T4]+[.W4]+[.Z4]+[.AC4])/10" office:value-type="float" office:value="0.4304171" calcext:value-type="float">
            <text:p>0.4304171</text:p>
          </table:table-cell>
          <table:table-cell table:formula="of:=SUM([.C4]+[.F4]+[.I4]+[.L4]+[.O4]+[.R4]+[.U4]+[.X4]+[.AA4]+[.AD4])/10" office:value-type="float" office:value="0.8338097" calcext:value-type="float">
            <text:p>0.8338097</text:p>
          </table:table-cell>
          <table:table-cell table:formula="of:=1000 * [.AF4]" office:value-type="float" office:value="998.632" calcext:value-type="float">
            <text:p>998.632</text:p>
          </table:table-cell>
          <table:table-cell table:formula="of:=26000*[.AH4]" office:value-type="float" office:value="21679.0522" calcext:value-type="float">
            <text:p>21679.0522</text:p>
          </table:table-cell>
        </table:table-row>
        <table:table-row table:style-name="ro1">
          <table:table-cell office:value-type="float" office:value="0.994898" calcext:value-type="float">
            <text:p>0.994898</text:p>
          </table:table-cell>
          <table:table-cell office:value-type="float" office:value="0.162084" calcext:value-type="float">
            <text:p>0.162084</text:p>
          </table:table-cell>
          <table:table-cell office:value-type="float" office:value="0.954478" calcext:value-type="float">
            <text:p>0.954478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461139" calcext:value-type="float">
            <text:p>0.461139</text:p>
          </table:table-cell>
          <table:table-cell office:value-type="float" office:value="0.760869" calcext:value-type="float">
            <text:p>0.760869</text:p>
          </table:table-cell>
          <table:table-cell office:value-type="float" office:value="1" calcext:value-type="float">
            <text:p>1</text:p>
          </table:table-cell>
          <table:table-cell office:value-type="float" office:value="0.553635" calcext:value-type="float">
            <text:p>0.553635</text:p>
          </table:table-cell>
          <table:table-cell office:value-type="float" office:value="0.783876" calcext:value-type="float">
            <text:p>0.783876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0.333704" calcext:value-type="float">
            <text:p>0.333704</text:p>
          </table:table-cell>
          <table:table-cell office:value-type="float" office:value="0.948755" calcext:value-type="float">
            <text:p>0.948755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373475" calcext:value-type="float">
            <text:p>0.373475</text:p>
          </table:table-cell>
          <table:table-cell office:value-type="float" office:value="0.79699" calcext:value-type="float">
            <text:p>0.79699</text:p>
          </table:table-cell>
          <table:table-cell office:value-type="float" office:value="1" calcext:value-type="float">
            <text:p>1</text:p>
          </table:table-cell>
          <table:table-cell office:value-type="float" office:value="0.551932" calcext:value-type="float">
            <text:p>0.551932</text:p>
          </table:table-cell>
          <table:table-cell office:value-type="float" office:value="0.781715" calcext:value-type="float">
            <text:p>0.781715</text:p>
          </table:table-cell>
          <table:table-cell office:value-type="float" office:value="0.994781" calcext:value-type="float">
            <text:p>0.994781</text:p>
          </table:table-cell>
          <table:table-cell office:value-type="float" office:value="0.21002" calcext:value-type="float">
            <text:p>0.21002</text:p>
          </table:table-cell>
          <table:table-cell office:value-type="float" office:value="0.83171" calcext:value-type="float">
            <text:p>0.83171</text:p>
          </table:table-cell>
          <table:table-cell office:value-type="float" office:value="1" calcext:value-type="float">
            <text:p>1</text:p>
          </table:table-cell>
          <table:table-cell office:value-type="float" office:value="0.397013" calcext:value-type="float">
            <text:p>0.397013</text:p>
          </table:table-cell>
          <table:table-cell office:value-type="float" office:value="0.902437" calcext:value-type="float">
            <text:p>0.902437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518281" calcext:value-type="float">
            <text:p>0.518281</text:p>
          </table:table-cell>
          <table:table-cell office:value-type="float" office:value="0.802865" calcext:value-type="float">
            <text:p>0.802865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487043" calcext:value-type="float">
            <text:p>0.487043</text:p>
          </table:table-cell>
          <table:table-cell office:value-type="float" office:value="0.895273" calcext:value-type="float">
            <text:p>0.895273</text:p>
          </table:table-cell>
          <table:table-cell office:value-type="float" office:value="15" calcext:value-type="float">
            <text:p>15</text:p>
          </table:table-cell>
          <table:table-cell table:formula="of:=SUM([.A5]+[.D5]+[.G5]+[.J5]+[.M5]+[.P5]+[.S5]+[.V5]+[.Y5]+[.AB5])/10" office:value-type="float" office:value="0.9975278" calcext:value-type="float">
            <text:p>0.9975278</text:p>
          </table:table-cell>
          <table:table-cell table:formula="of:=SUM([.B5]+[.E5]+[.H5]+[.K5]+[.N5]+[.Q5]+[.T5]+[.W5]+[.Z5]+[.AC5])/10" office:value-type="float" office:value="0.4048326" calcext:value-type="float">
            <text:p>0.4048326</text:p>
          </table:table-cell>
          <table:table-cell table:formula="of:=SUM([.C5]+[.F5]+[.I5]+[.L5]+[.O5]+[.R5]+[.U5]+[.X5]+[.AA5]+[.AD5])/10" office:value-type="float" office:value="0.8458968" calcext:value-type="float">
            <text:p>0.8458968</text:p>
          </table:table-cell>
          <table:table-cell table:formula="of:=1000 * [.AF5]" office:value-type="float" office:value="997.5278" calcext:value-type="float">
            <text:p>997.5278</text:p>
          </table:table-cell>
          <table:table-cell table:formula="of:=26000*[.AH5]" office:value-type="float" office:value="21993.3168" calcext:value-type="float">
            <text:p>21993.3168</text:p>
          </table:table-cell>
        </table:table-row>
        <table:table-row table:style-name="ro1">
          <table:table-cell office:value-type="float" office:value="0.995918" calcext:value-type="float">
            <text:p>0.995918</text:p>
          </table:table-cell>
          <table:table-cell office:value-type="float" office:value="0.153104" calcext:value-type="float">
            <text:p>0.153104</text:p>
          </table:table-cell>
          <table:table-cell office:value-type="float" office:value="0.959785" calcext:value-type="float">
            <text:p>0.959785</text:p>
          </table:table-cell>
          <table:table-cell office:value-type="float" office:value="0.996476" calcext:value-type="float">
            <text:p>0.996476</text:p>
          </table:table-cell>
          <table:table-cell office:value-type="float" office:value="0.452905" calcext:value-type="float">
            <text:p>0.452905</text:p>
          </table:table-cell>
          <table:table-cell office:value-type="float" office:value="0.764318" calcext:value-type="float">
            <text:p>0.764318</text:p>
          </table:table-cell>
          <table:table-cell office:value-type="float" office:value="1" calcext:value-type="float">
            <text:p>1</text:p>
          </table:table-cell>
          <table:table-cell office:value-type="float" office:value="0.547056" calcext:value-type="float">
            <text:p>0.547056</text:p>
          </table:table-cell>
          <table:table-cell office:value-type="float" office:value="0.793617" calcext:value-type="float">
            <text:p>0.793617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0.320133" calcext:value-type="float">
            <text:p>0.320133</text:p>
          </table:table-cell>
          <table:table-cell office:value-type="float" office:value="0.955009" calcext:value-type="float">
            <text:p>0.955009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370259" calcext:value-type="float">
            <text:p>0.370259</text:p>
          </table:table-cell>
          <table:table-cell office:value-type="float" office:value="0.798355" calcext:value-type="float">
            <text:p>0.798355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527119" calcext:value-type="float">
            <text:p>0.527119</text:p>
          </table:table-cell>
          <table:table-cell office:value-type="float" office:value="0.796839" calcext:value-type="float">
            <text:p>0.796839</text:p>
          </table:table-cell>
          <table:table-cell office:value-type="float" office:value="0.992693" calcext:value-type="float">
            <text:p>0.992693</text:p>
          </table:table-cell>
          <table:table-cell office:value-type="float" office:value="0.203052" calcext:value-type="float">
            <text:p>0.203052</text:p>
          </table:table-cell>
          <table:table-cell office:value-type="float" office:value="0.837319" calcext:value-type="float">
            <text:p>0.837319</text:p>
          </table:table-cell>
          <table:table-cell office:value-type="float" office:value="1" calcext:value-type="float">
            <text:p>1</text:p>
          </table:table-cell>
          <table:table-cell office:value-type="float" office:value="0.366585" calcext:value-type="float">
            <text:p>0.366585</text:p>
          </table:table-cell>
          <table:table-cell office:value-type="float" office:value="0.912444" calcext:value-type="float">
            <text:p>0.912444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520718" calcext:value-type="float">
            <text:p>0.520718</text:p>
          </table:table-cell>
          <table:table-cell office:value-type="float" office:value="0.809347" calcext:value-type="float">
            <text:p>0.809347</text:p>
          </table:table-cell>
          <table:table-cell office:value-type="float" office:value="0.997027" calcext:value-type="float">
            <text:p>0.997027</text:p>
          </table:table-cell>
          <table:table-cell office:value-type="float" office:value="0.476254" calcext:value-type="float">
            <text:p>0.476254</text:p>
          </table:table-cell>
          <table:table-cell office:value-type="float" office:value="0.906076" calcext:value-type="float">
            <text:p>0.906076</text:p>
          </table:table-cell>
          <table:table-cell office:value-type="float" office:value="20" calcext:value-type="float">
            <text:p>20</text:p>
          </table:table-cell>
          <table:table-cell table:formula="of:=SUM([.A6]+[.D6]+[.G6]+[.J6]+[.M6]+[.P6]+[.S6]+[.V6]+[.Y6]+[.AB6])/10" office:value-type="float" office:value="0.9972979" calcext:value-type="float">
            <text:p>0.9972979</text:p>
          </table:table-cell>
          <table:table-cell table:formula="of:=SUM([.B6]+[.E6]+[.H6]+[.K6]+[.N6]+[.Q6]+[.T6]+[.W6]+[.Z6]+[.AC6])/10" office:value-type="float" office:value="0.3937185" calcext:value-type="float">
            <text:p>0.3937185</text:p>
          </table:table-cell>
          <table:table-cell table:formula="of:=SUM([.C6]+[.F6]+[.I6]+[.L6]+[.O6]+[.R6]+[.U6]+[.X6]+[.AA6]+[.AD6])/10" office:value-type="float" office:value="0.8533109" calcext:value-type="float">
            <text:p>0.8533109</text:p>
          </table:table-cell>
          <table:table-cell table:formula="of:=1000 * [.AF6]" office:value-type="float" office:value="997.2979" calcext:value-type="float">
            <text:p>997.2979</text:p>
          </table:table-cell>
          <table:table-cell table:formula="of:=26000*[.AH6]" office:value-type="float" office:value="22186.0834" calcext:value-type="float">
            <text:p>22186.0834</text:p>
          </table:table-cell>
        </table:table-row>
        <table:table-row table:style-name="ro1">
          <table:table-cell office:value-type="float" office:value="0.994898" calcext:value-type="float">
            <text:p>0.994898</text:p>
          </table:table-cell>
          <table:table-cell office:value-type="float" office:value="0.151109" calcext:value-type="float">
            <text:p>0.151109</text:p>
          </table:table-cell>
          <table:table-cell office:value-type="float" office:value="0.964219" calcext:value-type="float">
            <text:p>0.964219</text:p>
          </table:table-cell>
          <table:table-cell office:value-type="float" office:value="0.992952" calcext:value-type="float">
            <text:p>0.992952</text:p>
          </table:table-cell>
          <table:table-cell office:value-type="float" office:value="0.413085" calcext:value-type="float">
            <text:p>0.413085</text:p>
          </table:table-cell>
          <table:table-cell office:value-type="float" office:value="0.798582" calcext:value-type="float">
            <text:p>0.798582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534902" calcext:value-type="float">
            <text:p>0.534902</text:p>
          </table:table-cell>
          <table:table-cell office:value-type="float" office:value="0.801198" calcext:value-type="float">
            <text:p>0.801198</text:p>
          </table:table-cell>
          <table:table-cell office:value-type="float" office:value="0.993069" calcext:value-type="float">
            <text:p>0.993069</text:p>
          </table:table-cell>
          <table:table-cell office:value-type="float" office:value="0.288877" calcext:value-type="float">
            <text:p>0.288877</text:p>
          </table:table-cell>
          <table:table-cell office:value-type="float" office:value="0.960164" calcext:value-type="float">
            <text:p>0.960164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360279" calcext:value-type="float">
            <text:p>0.360279</text:p>
          </table:table-cell>
          <table:table-cell office:value-type="float" office:value="0.803737" calcext:value-type="float">
            <text:p>0.803737</text:p>
          </table:table-cell>
          <table:table-cell office:value-type="float" office:value="0.997758" calcext:value-type="float">
            <text:p>0.997758</text:p>
          </table:table-cell>
          <table:table-cell office:value-type="float" office:value="0.522178" calcext:value-type="float">
            <text:p>0.522178</text:p>
          </table:table-cell>
          <table:table-cell office:value-type="float" office:value="0.79862" calcext:value-type="float">
            <text:p>0.79862</text:p>
          </table:table-cell>
          <table:table-cell office:value-type="float" office:value="0.991649" calcext:value-type="float">
            <text:p>0.991649</text:p>
          </table:table-cell>
          <table:table-cell office:value-type="float" office:value="0.204601" calcext:value-type="float">
            <text:p>0.204601</text:p>
          </table:table-cell>
          <table:table-cell office:value-type="float" office:value="0.850813" calcext:value-type="float">
            <text:p>0.850813</text:p>
          </table:table-cell>
          <table:table-cell office:value-type="float" office:value="1" calcext:value-type="float">
            <text:p>1</text:p>
          </table:table-cell>
          <table:table-cell office:value-type="float" office:value="0.360232" calcext:value-type="float">
            <text:p>0.360232</text:p>
          </table:table-cell>
          <table:table-cell office:value-type="float" office:value="0.915476" calcext:value-type="float">
            <text:p>0.915476</text:p>
          </table:table-cell>
          <table:table-cell office:value-type="float" office:value="0.99692" calcext:value-type="float">
            <text:p>0.99692</text:p>
          </table:table-cell>
          <table:table-cell office:value-type="float" office:value="0.50565" calcext:value-type="float">
            <text:p>0.50565</text:p>
          </table:table-cell>
          <table:table-cell office:value-type="float" office:value="0.810181" calcext:value-type="float">
            <text:p>0.810181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470582" calcext:value-type="float">
            <text:p>0.470582</text:p>
          </table:table-cell>
          <table:table-cell office:value-type="float" office:value="0.911117" calcext:value-type="float">
            <text:p>0.911117</text:p>
          </table:table-cell>
          <table:table-cell office:value-type="float" office:value="25" calcext:value-type="float">
            <text:p>25</text:p>
          </table:table-cell>
          <table:table-cell table:formula="of:=SUM([.A7]+[.D7]+[.G7]+[.J7]+[.M7]+[.P7]+[.S7]+[.V7]+[.Y7]+[.AB7])/10" office:value-type="float" office:value="0.9962258" calcext:value-type="float">
            <text:p>0.9962258</text:p>
          </table:table-cell>
          <table:table-cell table:formula="of:=SUM([.B7]+[.E7]+[.H7]+[.K7]+[.N7]+[.Q7]+[.T7]+[.W7]+[.Z7]+[.AC7])/10" office:value-type="float" office:value="0.3811495" calcext:value-type="float">
            <text:p>0.3811495</text:p>
          </table:table-cell>
          <table:table-cell table:formula="of:=SUM([.C7]+[.F7]+[.I7]+[.L7]+[.O7]+[.R7]+[.U7]+[.X7]+[.AA7]+[.AD7])/10" office:value-type="float" office:value="0.8614107" calcext:value-type="float">
            <text:p>0.8614107</text:p>
          </table:table-cell>
          <table:table-cell table:formula="of:=1000 * [.AF7]" office:value-type="float" office:value="996.2258" calcext:value-type="float">
            <text:p>996.2258</text:p>
          </table:table-cell>
          <table:table-cell table:formula="of:=26000*[.AH7]" office:value-type="float" office:value="22396.6782" calcext:value-type="float">
            <text:p>22396.6782</text:p>
          </table:table-cell>
        </table:table-row>
        <table:table-row table:style-name="ro1">
          <table:table-cell office:value-type="float" office:value="0.993878" calcext:value-type="float">
            <text:p>0.993878</text:p>
          </table:table-cell>
          <table:table-cell office:value-type="float" office:value="0.139579" calcext:value-type="float">
            <text:p>0.139579</text:p>
          </table:table-cell>
          <table:table-cell office:value-type="float" office:value="0.970322" calcext:value-type="float">
            <text:p>0.970322</text:p>
          </table:table-cell>
          <table:table-cell office:value-type="float" office:value="0.992952" calcext:value-type="float">
            <text:p>0.992952</text:p>
          </table:table-cell>
          <table:table-cell office:value-type="float" office:value="0.399098" calcext:value-type="float">
            <text:p>0.399098</text:p>
          </table:table-cell>
          <table:table-cell office:value-type="float" office:value="0.810446" calcext:value-type="float">
            <text:p>0.810446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52219" calcext:value-type="float">
            <text:p>0.52219</text:p>
          </table:table-cell>
          <table:table-cell office:value-type="float" office:value="0.806997" calcext:value-type="float">
            <text:p>0.806997</text:p>
          </table:table-cell>
          <table:table-cell office:value-type="float" office:value="0.991089" calcext:value-type="float">
            <text:p>0.991089</text:p>
          </table:table-cell>
          <table:table-cell office:value-type="float" office:value="0.266185" calcext:value-type="float">
            <text:p>0.266185</text:p>
          </table:table-cell>
          <table:table-cell office:value-type="float" office:value="0.967896" calcext:value-type="float">
            <text:p>0.967896</text:p>
          </table:table-cell>
          <table:table-cell office:value-type="float" office:value="0.996945" calcext:value-type="float">
            <text:p>0.996945</text:p>
          </table:table-cell>
          <table:table-cell office:value-type="float" office:value="0.341539" calcext:value-type="float">
            <text:p>0.341539</text:p>
          </table:table-cell>
          <table:table-cell office:value-type="float" office:value="0.820225" calcext:value-type="float">
            <text:p>0.820225</text:p>
          </table:table-cell>
          <table:table-cell office:value-type="float" office:value="0.997758" calcext:value-type="float">
            <text:p>0.997758</text:p>
          </table:table-cell>
          <table:table-cell office:value-type="float" office:value="0.487044" calcext:value-type="float">
            <text:p>0.487044</text:p>
          </table:table-cell>
          <table:table-cell office:value-type="float" office:value="0.816511" calcext:value-type="float">
            <text:p>0.816511</text:p>
          </table:table-cell>
          <table:table-cell office:value-type="float" office:value="0.990605" calcext:value-type="float">
            <text:p>0.990605</text:p>
          </table:table-cell>
          <table:table-cell office:value-type="float" office:value="0.183035" calcext:value-type="float">
            <text:p>0.183035</text:p>
          </table:table-cell>
          <table:table-cell office:value-type="float" office:value="0.873328" calcext:value-type="float">
            <text:p>0.873328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335042" calcext:value-type="float">
            <text:p>0.335042</text:p>
          </table:table-cell>
          <table:table-cell office:value-type="float" office:value="0.925937" calcext:value-type="float">
            <text:p>0.925937</text:p>
          </table:table-cell>
          <table:table-cell office:value-type="float" office:value="0.99692" calcext:value-type="float">
            <text:p>0.99692</text:p>
          </table:table-cell>
          <table:table-cell office:value-type="float" office:value="0.479614" calcext:value-type="float">
            <text:p>0.479614</text:p>
          </table:table-cell>
          <table:table-cell office:value-type="float" office:value="0.818974" calcext:value-type="float">
            <text:p>0.818974</text:p>
          </table:table-cell>
          <table:table-cell office:value-type="float" office:value="0.997027" calcext:value-type="float">
            <text:p>0.997027</text:p>
          </table:table-cell>
          <table:table-cell office:value-type="float" office:value="0.465354" calcext:value-type="float">
            <text:p>0.465354</text:p>
          </table:table-cell>
          <table:table-cell office:value-type="float" office:value="0.913581" calcext:value-type="float">
            <text:p>0.913581</text:p>
          </table:table-cell>
          <table:table-cell office:value-type="float" office:value="30" calcext:value-type="float">
            <text:p>30</text:p>
          </table:table-cell>
          <table:table-cell table:formula="of:=SUM([.A8]+[.D8]+[.G8]+[.J8]+[.M8]+[.P8]+[.S8]+[.V8]+[.Y8]+[.AB8])/10" office:value-type="float" office:value="0.9954259" calcext:value-type="float">
            <text:p>0.9954259</text:p>
          </table:table-cell>
          <table:table-cell table:formula="of:=SUM([.B8]+[.E8]+[.H8]+[.K8]+[.N8]+[.Q8]+[.T8]+[.W8]+[.Z8]+[.AC8])/10" office:value-type="float" office:value="0.361868" calcext:value-type="float">
            <text:p>0.361868</text:p>
          </table:table-cell>
          <table:table-cell table:formula="of:=SUM([.C8]+[.F8]+[.I8]+[.L8]+[.O8]+[.R8]+[.U8]+[.X8]+[.AA8]+[.AD8])/10" office:value-type="float" office:value="0.8724217" calcext:value-type="float">
            <text:p>0.8724217</text:p>
          </table:table-cell>
          <table:table-cell table:formula="of:=1000 * [.AF8]" office:value-type="float" office:value="995.4259" calcext:value-type="float">
            <text:p>995.4259</text:p>
          </table:table-cell>
          <table:table-cell table:formula="of:=26000*[.AH8]" office:value-type="float" office:value="22682.9642" calcext:value-type="float">
            <text:p>22682.9642</text:p>
          </table:table-cell>
        </table:table-row>
        <table:table-row table:style-name="ro1">
          <table:table-cell office:value-type="float" office:value="0.992857" calcext:value-type="float">
            <text:p>0.992857</text:p>
          </table:table-cell>
          <table:table-cell office:value-type="float" office:value="0.12816" calcext:value-type="float">
            <text:p>0.12816</text:p>
          </table:table-cell>
          <table:table-cell office:value-type="float" office:value="0.971156" calcext:value-type="float">
            <text:p>0.971156</text:p>
          </table:table-cell>
          <table:table-cell office:value-type="float" office:value="0.991189" calcext:value-type="float">
            <text:p>0.991189</text:p>
          </table:table-cell>
          <table:table-cell office:value-type="float" office:value="0.396729" calcext:value-type="float">
            <text:p>0.396729</text:p>
          </table:table-cell>
          <table:table-cell office:value-type="float" office:value="0.823864" calcext:value-type="float">
            <text:p>0.823864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529996" calcext:value-type="float">
            <text:p>0.529996</text:p>
          </table:table-cell>
          <table:table-cell office:value-type="float" office:value="0.80332" calcext:value-type="float">
            <text:p>0.80332</text:p>
          </table:table-cell>
          <table:table-cell office:value-type="float" office:value="0.991089" calcext:value-type="float">
            <text:p>0.991089</text:p>
          </table:table-cell>
          <table:table-cell office:value-type="float" office:value="0.266518" calcext:value-type="float">
            <text:p>0.266518</text:p>
          </table:table-cell>
          <table:table-cell office:value-type="float" office:value="0.968616" calcext:value-type="float">
            <text:p>0.968616</text:p>
          </table:table-cell>
          <table:table-cell office:value-type="float" office:value="0.995927" calcext:value-type="float">
            <text:p>0.995927</text:p>
          </table:table-cell>
          <table:table-cell office:value-type="float" office:value="0.335218" calcext:value-type="float">
            <text:p>0.335218</text:p>
          </table:table-cell>
          <table:table-cell office:value-type="float" office:value="0.838419" calcext:value-type="float">
            <text:p>0.838419</text:p>
          </table:table-cell>
          <table:table-cell office:value-type="float" office:value="0.997758" calcext:value-type="float">
            <text:p>0.997758</text:p>
          </table:table-cell>
          <table:table-cell office:value-type="float" office:value="0.474967" calcext:value-type="float">
            <text:p>0.474967</text:p>
          </table:table-cell>
          <table:table-cell office:value-type="float" office:value="0.824698" calcext:value-type="float">
            <text:p>0.824698</text:p>
          </table:table-cell>
          <table:table-cell office:value-type="float" office:value="0.989562" calcext:value-type="float">
            <text:p>0.989562</text:p>
          </table:table-cell>
          <table:table-cell office:value-type="float" office:value="0.180159" calcext:value-type="float">
            <text:p>0.180159</text:p>
          </table:table-cell>
          <table:table-cell office:value-type="float" office:value="0.874351" calcext:value-type="float">
            <text:p>0.874351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335265" calcext:value-type="float">
            <text:p>0.335265</text:p>
          </table:table-cell>
          <table:table-cell office:value-type="float" office:value="0.928552" calcext:value-type="float">
            <text:p>0.928552</text:p>
          </table:table-cell>
          <table:table-cell office:value-type="float" office:value="0.994867" calcext:value-type="float">
            <text:p>0.994867</text:p>
          </table:table-cell>
          <table:table-cell office:value-type="float" office:value="0.461223" calcext:value-type="float">
            <text:p>0.461223</text:p>
          </table:table-cell>
          <table:table-cell office:value-type="float" office:value="0.823712" calcext:value-type="float">
            <text:p>0.823712</text:p>
          </table:table-cell>
          <table:table-cell office:value-type="float" office:value="0.995045" calcext:value-type="float">
            <text:p>0.995045</text:p>
          </table:table-cell>
          <table:table-cell office:value-type="float" office:value="0.44589" calcext:value-type="float">
            <text:p>0.44589</text:p>
          </table:table-cell>
          <table:table-cell office:value-type="float" office:value="0.924573" calcext:value-type="float">
            <text:p>0.924573</text:p>
          </table:table-cell>
          <table:table-cell office:value-type="float" office:value="35" calcext:value-type="float">
            <text:p>35</text:p>
          </table:table-cell>
          <table:table-cell table:formula="of:=SUM([.A9]+[.D9]+[.G9]+[.J9]+[.M9]+[.P9]+[.S9]+[.V9]+[.Y9]+[.AB9])/10" office:value-type="float" office:value="0.9945379" calcext:value-type="float">
            <text:p>0.9945379</text:p>
          </table:table-cell>
          <table:table-cell table:formula="of:=SUM([.B9]+[.E9]+[.H9]+[.K9]+[.N9]+[.Q9]+[.T9]+[.W9]+[.Z9]+[.AC9])/10" office:value-type="float" office:value="0.3554125" calcext:value-type="float">
            <text:p>0.3554125</text:p>
          </table:table-cell>
          <table:table-cell table:formula="of:=SUM([.C9]+[.F9]+[.I9]+[.L9]+[.O9]+[.R9]+[.U9]+[.X9]+[.AA9]+[.AD9])/10" office:value-type="float" office:value="0.8781261" calcext:value-type="float">
            <text:p>0.8781261</text:p>
          </table:table-cell>
          <table:table-cell table:formula="of:=1000 * [.AF9]" office:value-type="float" office:value="994.5379" calcext:value-type="float">
            <text:p>994.5379</text:p>
          </table:table-cell>
          <table:table-cell table:formula="of:=26000*[.AH9]" office:value-type="float" office:value="22831.2786" calcext:value-type="float">
            <text:p>22831.2786</text:p>
          </table:table-cell>
        </table:table-row>
        <table:table-row table:style-name="ro1">
          <table:table-cell office:value-type="float" office:value="0.992857" calcext:value-type="float">
            <text:p>0.992857</text:p>
          </table:table-cell>
          <table:table-cell office:value-type="float" office:value="0.125166" calcext:value-type="float">
            <text:p>0.125166</text:p>
          </table:table-cell>
          <table:table-cell office:value-type="float" office:value="0.972369" calcext:value-type="float">
            <text:p>0.972369</text:p>
          </table:table-cell>
          <table:table-cell office:value-type="float" office:value="0.99207" calcext:value-type="float">
            <text:p>0.99207</text:p>
          </table:table-cell>
          <table:table-cell office:value-type="float" office:value="0.389397" calcext:value-type="float">
            <text:p>0.389397</text:p>
          </table:table-cell>
          <table:table-cell office:value-type="float" office:value="0.826328" calcext:value-type="float">
            <text:p>0.826328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524866" calcext:value-type="float">
            <text:p>0.524866</text:p>
          </table:table-cell>
          <table:table-cell office:value-type="float" office:value="0.807376" calcext:value-type="float">
            <text:p>0.807376</text:p>
          </table:table-cell>
          <table:table-cell office:value-type="float" office:value="0.991089" calcext:value-type="float">
            <text:p>0.991089</text:p>
          </table:table-cell>
          <table:table-cell office:value-type="float" office:value="0.25317" calcext:value-type="float">
            <text:p>0.25317</text:p>
          </table:table-cell>
          <table:table-cell office:value-type="float" office:value="0.969147" calcext:value-type="float">
            <text:p>0.969147</text:p>
          </table:table-cell>
          <table:table-cell office:value-type="float" office:value="0.995927" calcext:value-type="float">
            <text:p>0.995927</text:p>
          </table:table-cell>
          <table:table-cell office:value-type="float" office:value="0.333444" calcext:value-type="float">
            <text:p>0.333444</text:p>
          </table:table-cell>
          <table:table-cell office:value-type="float" office:value="0.842399" calcext:value-type="float">
            <text:p>0.842399</text:p>
          </table:table-cell>
          <table:table-cell office:value-type="float" office:value="0.996637" calcext:value-type="float">
            <text:p>0.996637</text:p>
          </table:table-cell>
          <table:table-cell office:value-type="float" office:value="0.462341" calcext:value-type="float">
            <text:p>0.462341</text:p>
          </table:table-cell>
          <table:table-cell office:value-type="float" office:value="0.843157" calcext:value-type="float">
            <text:p>0.843157</text:p>
          </table:table-cell>
          <table:table-cell office:value-type="float" office:value="0.98643" calcext:value-type="float">
            <text:p>0.98643</text:p>
          </table:table-cell>
          <table:table-cell office:value-type="float" office:value="0.15992" calcext:value-type="float">
            <text:p>0.15992</text:p>
          </table:table-cell>
          <table:table-cell office:value-type="float" office:value="0.885457" calcext:value-type="float">
            <text:p>0.885457</text:p>
          </table:table-cell>
          <table:table-cell office:value-type="float" office:value="0.996109" calcext:value-type="float">
            <text:p>0.996109</text:p>
          </table:table-cell>
          <table:table-cell office:value-type="float" office:value="0.324788" calcext:value-type="float">
            <text:p>0.324788</text:p>
          </table:table-cell>
          <table:table-cell office:value-type="float" office:value="0.931206" calcext:value-type="float">
            <text:p>0.931206</text:p>
          </table:table-cell>
          <table:table-cell office:value-type="float" office:value="0.994867" calcext:value-type="float">
            <text:p>0.994867</text:p>
          </table:table-cell>
          <table:table-cell office:value-type="float" office:value="0.451141" calcext:value-type="float">
            <text:p>0.451141</text:p>
          </table:table-cell>
          <table:table-cell office:value-type="float" office:value="0.833036" calcext:value-type="float">
            <text:p>0.833036</text:p>
          </table:table-cell>
          <table:table-cell office:value-type="float" office:value="0.993062" calcext:value-type="float">
            <text:p>0.993062</text:p>
          </table:table-cell>
          <table:table-cell office:value-type="float" office:value="0.401958" calcext:value-type="float">
            <text:p>0.401958</text:p>
          </table:table-cell>
          <table:table-cell office:value-type="float" office:value="0.933556" calcext:value-type="float">
            <text:p>0.933556</text:p>
          </table:table-cell>
          <table:table-cell office:value-type="float" office:value="40" calcext:value-type="float">
            <text:p>40</text:p>
          </table:table-cell>
          <table:table-cell table:formula="of:=SUM([.A10]+[.D10]+[.G10]+[.J10]+[.M10]+[.P10]+[.S10]+[.V10]+[.Y10]+[.AB10])/10" office:value-type="float" office:value="0.9938079" calcext:value-type="float">
            <text:p>0.9938079</text:p>
          </table:table-cell>
          <table:table-cell table:formula="of:=SUM([.B10]+[.E10]+[.H10]+[.K10]+[.N10]+[.Q10]+[.T10]+[.W10]+[.Z10]+[.AC10])/10" office:value-type="float" office:value="0.3426191" calcext:value-type="float">
            <text:p>0.3426191</text:p>
          </table:table-cell>
          <table:table-cell table:formula="of:=SUM([.C10]+[.F10]+[.I10]+[.L10]+[.O10]+[.R10]+[.U10]+[.X10]+[.AA10]+[.AD10])/10" office:value-type="float" office:value="0.8844031" calcext:value-type="float">
            <text:p>0.8844031</text:p>
          </table:table-cell>
          <table:table-cell table:formula="of:=1000 * [.AF10]" office:value-type="float" office:value="993.8079" calcext:value-type="float">
            <text:p>993.8079</text:p>
          </table:table-cell>
          <table:table-cell table:formula="of:=26000*[.AH10]" office:value-type="float" office:value="22994.4806" calcext:value-type="float">
            <text:p>22994.4806</text:p>
          </table:table-cell>
        </table:table-row>
        <table:table-row table:style-name="ro1">
          <table:table-cell office:value-type="float" office:value="0.991837" calcext:value-type="float">
            <text:p>0.991837</text:p>
          </table:table-cell>
          <table:table-cell office:value-type="float" office:value="0.118847" calcext:value-type="float">
            <text:p>0.118847</text:p>
          </table:table-cell>
          <table:table-cell office:value-type="float" office:value="0.977675" calcext:value-type="float">
            <text:p>0.977675</text:p>
          </table:table-cell>
          <table:table-cell office:value-type="float" office:value="0.988546" calcext:value-type="float">
            <text:p>0.988546</text:p>
          </table:table-cell>
          <table:table-cell office:value-type="float" office:value="0.346531" calcext:value-type="float">
            <text:p>0.346531</text:p>
          </table:table-cell>
          <table:table-cell office:value-type="float" office:value="0.850017" calcext:value-type="float">
            <text:p>0.850017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526204" calcext:value-type="float">
            <text:p>0.526204</text:p>
          </table:table-cell>
          <table:table-cell office:value-type="float" office:value="0.813516" calcext:value-type="float">
            <text:p>0.813516</text:p>
          </table:table-cell>
          <table:table-cell office:value-type="float" office:value="0.991089" calcext:value-type="float">
            <text:p>0.991089</text:p>
          </table:table-cell>
          <table:table-cell office:value-type="float" office:value="0.229477" calcext:value-type="float">
            <text:p>0.229477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99389" calcext:value-type="float">
            <text:p>0.99389</text:p>
          </table:table-cell>
          <table:table-cell office:value-type="float" office:value="0.308272" calcext:value-type="float">
            <text:p>0.308272</text:p>
          </table:table-cell>
          <table:table-cell office:value-type="float" office:value="0.856423" calcext:value-type="float">
            <text:p>0.856423</text:p>
          </table:table-cell>
          <table:table-cell office:value-type="float" office:value="0.996637" calcext:value-type="float">
            <text:p>0.996637</text:p>
          </table:table-cell>
          <table:table-cell office:value-type="float" office:value="0.456741" calcext:value-type="float">
            <text:p>0.456741</text:p>
          </table:table-cell>
          <table:table-cell office:value-type="float" office:value="0.858204" calcext:value-type="float">
            <text:p>0.858204</text:p>
          </table:table-cell>
          <table:table-cell office:value-type="float" office:value="0.985386" calcext:value-type="float">
            <text:p>0.985386</text:p>
          </table:table-cell>
          <table:table-cell office:value-type="float" office:value="0.154059" calcext:value-type="float">
            <text:p>0.154059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992218" calcext:value-type="float">
            <text:p>0.992218</text:p>
          </table:table-cell>
          <table:table-cell office:value-type="float" office:value="0.301828" calcext:value-type="float">
            <text:p>0.301828</text:p>
          </table:table-cell>
          <table:table-cell office:value-type="float" office:value="0.942501" calcext:value-type="float">
            <text:p>0.942501</text:p>
          </table:table-cell>
          <table:table-cell office:value-type="float" office:value="0.99384" calcext:value-type="float">
            <text:p>0.99384</text:p>
          </table:table-cell>
          <table:table-cell office:value-type="float" office:value="0.437846" calcext:value-type="float">
            <text:p>0.437846</text:p>
          </table:table-cell>
          <table:table-cell office:value-type="float" office:value="0.83804" calcext:value-type="float">
            <text:p>0.83804</text:p>
          </table:table-cell>
          <table:table-cell office:value-type="float" office:value="0.992071" calcext:value-type="float">
            <text:p>0.992071</text:p>
          </table:table-cell>
          <table:table-cell office:value-type="float" office:value="0.377933" calcext:value-type="float">
            <text:p>0.377933</text:p>
          </table:table-cell>
          <table:table-cell office:value-type="float" office:value="0.93727" calcext:value-type="float">
            <text:p>0.93727</text:p>
          </table:table-cell>
          <table:table-cell office:value-type="float" office:value="45" calcext:value-type="float">
            <text:p>45</text:p>
          </table:table-cell>
          <table:table-cell table:formula="of:=SUM([.A11]+[.D11]+[.G11]+[.J11]+[.M11]+[.P11]+[.S11]+[.V11]+[.Y11]+[.AB11])/10" office:value-type="float" office:value="0.9924545" calcext:value-type="float">
            <text:p>0.9924545</text:p>
          </table:table-cell>
          <table:table-cell table:formula="of:=SUM([.B11]+[.E11]+[.H11]+[.K11]+[.N11]+[.Q11]+[.T11]+[.W11]+[.Z11]+[.AC11])/10" office:value-type="float" office:value="0.3257738" calcext:value-type="float">
            <text:p>0.3257738</text:p>
          </table:table-cell>
          <table:table-cell table:formula="of:=SUM([.C11]+[.F11]+[.I11]+[.L11]+[.O11]+[.R11]+[.U11]+[.X11]+[.AA11]+[.AD11])/10" office:value-type="float" office:value="0.8932191" calcext:value-type="float">
            <text:p>0.8932191</text:p>
          </table:table-cell>
          <table:table-cell table:formula="of:=1000 * [.AF11]" office:value-type="float" office:value="992.4545" calcext:value-type="float">
            <text:p>992.4545</text:p>
          </table:table-cell>
          <table:table-cell table:formula="of:=26000*[.AH11]" office:value-type="float" office:value="23223.6966" calcext:value-type="float">
            <text:p>23223.6966</text:p>
          </table:table-cell>
        </table:table-row>
        <table:table-row table:style-name="ro1">
          <table:table-cell office:value-type="float" office:value="0.991837" calcext:value-type="float">
            <text:p>0.991837</text:p>
          </table:table-cell>
          <table:table-cell office:value-type="float" office:value="0.117073" calcext:value-type="float">
            <text:p>0.117073</text:p>
          </table:table-cell>
          <table:table-cell office:value-type="float" office:value="0.977789" calcext:value-type="float">
            <text:p>0.977789</text:p>
          </table:table-cell>
          <table:table-cell office:value-type="float" office:value="0.986784" calcext:value-type="float">
            <text:p>0.986784</text:p>
          </table:table-cell>
          <table:table-cell office:value-type="float" office:value="0.289002" calcext:value-type="float">
            <text:p>0.289002</text:p>
          </table:table-cell>
          <table:table-cell office:value-type="float" office:value="0.869727" calcext:value-type="float">
            <text:p>0.869727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506244" calcext:value-type="float">
            <text:p>0.506244</text:p>
          </table:table-cell>
          <table:table-cell office:value-type="float" office:value="0.829587" calcext:value-type="float">
            <text:p>0.829587</text:p>
          </table:table-cell>
          <table:table-cell office:value-type="float" office:value="0.991089" calcext:value-type="float">
            <text:p>0.991089</text:p>
          </table:table-cell>
          <table:table-cell office:value-type="float" office:value="0.222803" calcext:value-type="float">
            <text:p>0.222803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991853" calcext:value-type="float">
            <text:p>0.991853</text:p>
          </table:table-cell>
          <table:table-cell office:value-type="float" office:value="0.30672" calcext:value-type="float">
            <text:p>0.30672</text:p>
          </table:table-cell>
          <table:table-cell office:value-type="float" office:value="0.856082" calcext:value-type="float">
            <text:p>0.856082</text:p>
          </table:table-cell>
          <table:table-cell office:value-type="float" office:value="0.994395" calcext:value-type="float">
            <text:p>0.994395</text:p>
          </table:table-cell>
          <table:table-cell office:value-type="float" office:value="0.442468" calcext:value-type="float">
            <text:p>0.442468</text:p>
          </table:table-cell>
          <table:table-cell office:value-type="float" office:value="0.87238" calcext:value-type="float">
            <text:p>0.87238</text:p>
          </table:table-cell>
          <table:table-cell office:value-type="float" office:value="0.982255" calcext:value-type="float">
            <text:p>0.982255</text:p>
          </table:table-cell>
          <table:table-cell office:value-type="float" office:value="0.134815" calcext:value-type="float">
            <text:p>0.134815</text:p>
          </table:table-cell>
          <table:table-cell office:value-type="float" office:value="0.893947" calcext:value-type="float">
            <text:p>0.893947</text:p>
          </table:table-cell>
          <table:table-cell office:value-type="float" office:value="0.992218" calcext:value-type="float">
            <text:p>0.992218</text:p>
          </table:table-cell>
          <table:table-cell office:value-type="float" office:value="0.284663" calcext:value-type="float">
            <text:p>0.284663</text:p>
          </table:table-cell>
          <table:table-cell office:value-type="float" office:value="0.94504" calcext:value-type="float">
            <text:p>0.94504</text:p>
          </table:table-cell>
          <table:table-cell office:value-type="float" office:value="0.99384" calcext:value-type="float">
            <text:p>0.99384</text:p>
          </table:table-cell>
          <table:table-cell office:value-type="float" office:value="0.415688" calcext:value-type="float">
            <text:p>0.415688</text:p>
          </table:table-cell>
          <table:table-cell office:value-type="float" office:value="0.847667" calcext:value-type="float">
            <text:p>0.847667</text:p>
          </table:table-cell>
          <table:table-cell office:value-type="float" office:value="0.992071" calcext:value-type="float">
            <text:p>0.992071</text:p>
          </table:table-cell>
          <table:table-cell office:value-type="float" office:value="0.364253" calcext:value-type="float">
            <text:p>0.364253</text:p>
          </table:table-cell>
          <table:table-cell office:value-type="float" office:value="0.942273" calcext:value-type="float">
            <text:p>0.942273</text:p>
          </table:table-cell>
          <table:table-cell office:value-type="float" office:value="50" calcext:value-type="float">
            <text:p>50</text:p>
          </table:table-cell>
          <table:table-cell table:formula="of:=SUM([.A12]+[.D12]+[.G12]+[.J12]+[.M12]+[.P12]+[.S12]+[.V12]+[.Y12]+[.AB12])/10" office:value-type="float" office:value="0.9914404" calcext:value-type="float">
            <text:p>0.9914404</text:p>
          </table:table-cell>
          <table:table-cell table:formula="of:=SUM([.B12]+[.E12]+[.H12]+[.K12]+[.N12]+[.Q12]+[.T12]+[.W12]+[.Z12]+[.AC12])/10" office:value-type="float" office:value="0.3083729" calcext:value-type="float">
            <text:p>0.3083729</text:p>
          </table:table-cell>
          <table:table-cell table:formula="of:=SUM([.C12]+[.F12]+[.I12]+[.L12]+[.O12]+[.R12]+[.U12]+[.X12]+[.AA12]+[.AD12])/10" office:value-type="float" office:value="0.9005875" calcext:value-type="float">
            <text:p>0.9005875</text:p>
          </table:table-cell>
          <table:table-cell table:formula="of:=1000 * [.AF12]" office:value-type="float" office:value="991.4404" calcext:value-type="float">
            <text:p>991.4404</text:p>
          </table:table-cell>
          <table:table-cell table:formula="of:=26000*[.AH12]" office:value-type="float" office:value="23415.275" calcext:value-type="float">
            <text:p>23415.275</text:p>
          </table:table-cell>
        </table:table-row>
        <table:table-row table:style-name="ro1">
          <table:table-cell office:value-type="float" office:value="0.987755" calcext:value-type="float">
            <text:p>0.987755</text:p>
          </table:table-cell>
          <table:table-cell office:value-type="float" office:value="0.108758" calcext:value-type="float">
            <text:p>0.108758</text:p>
          </table:table-cell>
          <table:table-cell office:value-type="float" office:value="0.97957" calcext:value-type="float">
            <text:p>0.97957</text:p>
          </table:table-cell>
          <table:table-cell office:value-type="float" office:value="0.985022" calcext:value-type="float">
            <text:p>0.985022</text:p>
          </table:table-cell>
          <table:table-cell office:value-type="float" office:value="0.170333" calcext:value-type="float">
            <text:p>0.170333</text:p>
          </table:table-cell>
          <table:table-cell office:value-type="float" office:value="0.901755" calcext:value-type="float">
            <text:p>0.901755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501784" calcext:value-type="float">
            <text:p>0.501784</text:p>
          </table:table-cell>
          <table:table-cell office:value-type="float" office:value="0.831824" calcext:value-type="float">
            <text:p>0.831824</text:p>
          </table:table-cell>
          <table:table-cell office:value-type="float" office:value="0.990099" calcext:value-type="float">
            <text:p>0.990099</text:p>
          </table:table-cell>
          <table:table-cell office:value-type="float" office:value="0.208231" calcext:value-type="float">
            <text:p>0.208231</text:p>
          </table:table-cell>
          <table:table-cell office:value-type="float" office:value="0.974529" calcext:value-type="float">
            <text:p>0.974529</text:p>
          </table:table-cell>
          <table:table-cell office:value-type="float" office:value="0.989817" calcext:value-type="float">
            <text:p>0.989817</text:p>
          </table:table-cell>
          <table:table-cell office:value-type="float" office:value="0.269128" calcext:value-type="float">
            <text:p>0.269128</text:p>
          </table:table-cell>
          <table:table-cell office:value-type="float" office:value="0.881173" calcext:value-type="float">
            <text:p>0.881173</text:p>
          </table:table-cell>
          <table:table-cell office:value-type="float" office:value="0.993274" calcext:value-type="float">
            <text:p>0.993274</text:p>
          </table:table-cell>
          <table:table-cell office:value-type="float" office:value="0.439065" calcext:value-type="float">
            <text:p>0.439065</text:p>
          </table:table-cell>
          <table:table-cell office:value-type="float" office:value="0.876284" calcext:value-type="float">
            <text:p>0.876284</text:p>
          </table:table-cell>
          <table:table-cell office:value-type="float" office:value="0.981211" calcext:value-type="float">
            <text:p>0.981211</text:p>
          </table:table-cell>
          <table:table-cell office:value-type="float" office:value="0.126852" calcext:value-type="float">
            <text:p>0.126852</text:p>
          </table:table-cell>
          <table:table-cell office:value-type="float" office:value="0.894212" calcext:value-type="float">
            <text:p>0.894212</text:p>
          </table:table-cell>
          <table:table-cell office:value-type="float" office:value="0.991245" calcext:value-type="float">
            <text:p>0.991245</text:p>
          </table:table-cell>
          <table:table-cell office:value-type="float" office:value="0.283995" calcext:value-type="float">
            <text:p>0.283995</text:p>
          </table:table-cell>
          <table:table-cell office:value-type="float" office:value="0.945344" calcext:value-type="float">
            <text:p>0.945344</text:p>
          </table:table-cell>
          <table:table-cell office:value-type="float" office:value="0.99384" calcext:value-type="float">
            <text:p>0.99384</text:p>
          </table:table-cell>
          <table:table-cell office:value-type="float" office:value="0.408819" calcext:value-type="float">
            <text:p>0.408819</text:p>
          </table:table-cell>
          <table:table-cell office:value-type="float" office:value="0.851874" calcext:value-type="float">
            <text:p>0.851874</text:p>
          </table:table-cell>
          <table:table-cell office:value-type="float" office:value="0.99108" calcext:value-type="float">
            <text:p>0.99108</text:p>
          </table:table-cell>
          <table:table-cell office:value-type="float" office:value="0.358692" calcext:value-type="float">
            <text:p>0.358692</text:p>
          </table:table-cell>
          <table:table-cell office:value-type="float" office:value="0.943297" calcext:value-type="float">
            <text:p>0.943297</text:p>
          </table:table-cell>
          <table:table-cell office:value-type="float" office:value="55" calcext:value-type="float">
            <text:p>55</text:p>
          </table:table-cell>
          <table:table-cell table:formula="of:=SUM([.A13]+[.D13]+[.G13]+[.J13]+[.M13]+[.P13]+[.S13]+[.V13]+[.Y13]+[.AB13])/10" office:value-type="float" office:value="0.9901405" calcext:value-type="float">
            <text:p>0.9901405</text:p>
          </table:table-cell>
          <table:table-cell table:formula="of:=SUM([.B13]+[.E13]+[.H13]+[.K13]+[.N13]+[.Q13]+[.T13]+[.W13]+[.Z13]+[.AC13])/10" office:value-type="float" office:value="0.2875657" calcext:value-type="float">
            <text:p>0.2875657</text:p>
          </table:table-cell>
          <table:table-cell table:formula="of:=SUM([.C13]+[.F13]+[.I13]+[.L13]+[.O13]+[.R13]+[.U13]+[.X13]+[.AA13]+[.AD13])/10" office:value-type="float" office:value="0.9079862" calcext:value-type="float">
            <text:p>0.9079862</text:p>
          </table:table-cell>
          <table:table-cell table:formula="of:=1000 * [.AF13]" office:value-type="float" office:value="990.1405" calcext:value-type="float">
            <text:p>990.1405</text:p>
          </table:table-cell>
          <table:table-cell table:formula="of:=26000*[.AH13]" office:value-type="float" office:value="23607.6412" calcext:value-type="float">
            <text:p>23607.6412</text:p>
          </table:table-cell>
        </table:table-row>
        <table:table-row table:style-name="ro1">
          <table:table-cell office:value-type="float" office:value="0.989796" calcext:value-type="float">
            <text:p>0.989796</text:p>
          </table:table-cell>
          <table:table-cell office:value-type="float" office:value="0.106874" calcext:value-type="float">
            <text:p>0.106874</text:p>
          </table:table-cell>
          <table:table-cell office:value-type="float" office:value="0.979419" calcext:value-type="float">
            <text:p>0.979419</text:p>
          </table:table-cell>
          <table:table-cell office:value-type="float" office:value="0.984141" calcext:value-type="float">
            <text:p>0.984141</text:p>
          </table:table-cell>
          <table:table-cell office:value-type="float" office:value="0.174281" calcext:value-type="float">
            <text:p>0.174281</text:p>
          </table:table-cell>
          <table:table-cell office:value-type="float" office:value="0.905394" calcext:value-type="float">
            <text:p>0.905394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489407" calcext:value-type="float">
            <text:p>0.489407</text:p>
          </table:table-cell>
          <table:table-cell office:value-type="float" office:value="0.839859" calcext:value-type="float">
            <text:p>0.839859</text:p>
          </table:table-cell>
          <table:table-cell office:value-type="float" office:value="0.990099" calcext:value-type="float">
            <text:p>0.990099</text:p>
          </table:table-cell>
          <table:table-cell office:value-type="float" office:value="0.204783" calcext:value-type="float">
            <text:p>0.204783</text:p>
          </table:table-cell>
          <table:table-cell office:value-type="float" office:value="0.975287" calcext:value-type="float">
            <text:p>0.975287</text:p>
          </table:table-cell>
          <table:table-cell office:value-type="float" office:value="0.986762" calcext:value-type="float">
            <text:p>0.986762</text:p>
          </table:table-cell>
          <table:table-cell office:value-type="float" office:value="0.239965" calcext:value-type="float">
            <text:p>0.239965</text:p>
          </table:table-cell>
          <table:table-cell office:value-type="float" office:value="0.897851" calcext:value-type="float">
            <text:p>0.897851</text:p>
          </table:table-cell>
          <table:table-cell office:value-type="float" office:value="0.992152" calcext:value-type="float">
            <text:p>0.992152</text:p>
          </table:table-cell>
          <table:table-cell office:value-type="float" office:value="0.403491" calcext:value-type="float">
            <text:p>0.403491</text:p>
          </table:table-cell>
          <table:table-cell office:value-type="float" office:value="0.88739" calcext:value-type="float">
            <text:p>0.88739</text:p>
          </table:table-cell>
          <table:table-cell office:value-type="float" office:value="0.981211" calcext:value-type="float">
            <text:p>0.981211</text:p>
          </table:table-cell>
          <table:table-cell office:value-type="float" office:value="0.121655" calcext:value-type="float">
            <text:p>0.121655</text:p>
          </table:table-cell>
          <table:table-cell office:value-type="float" office:value="0.898419" calcext:value-type="float">
            <text:p>0.898419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27597" calcext:value-type="float">
            <text:p>0.27597</text:p>
          </table:table-cell>
          <table:table-cell office:value-type="float" office:value="0.946519" calcext:value-type="float">
            <text:p>0.946519</text:p>
          </table:table-cell>
          <table:table-cell office:value-type="float" office:value="0.99076" calcext:value-type="float">
            <text:p>0.99076</text:p>
          </table:table-cell>
          <table:table-cell office:value-type="float" office:value="0.394527" calcext:value-type="float">
            <text:p>0.394527</text:p>
          </table:table-cell>
          <table:table-cell office:value-type="float" office:value="0.854035" calcext:value-type="float">
            <text:p>0.854035</text:p>
          </table:table-cell>
          <table:table-cell office:value-type="float" office:value="0.99108" calcext:value-type="float">
            <text:p>0.99108</text:p>
          </table:table-cell>
          <table:table-cell office:value-type="float" office:value="0.328106" calcext:value-type="float">
            <text:p>0.328106</text:p>
          </table:table-cell>
          <table:table-cell office:value-type="float" office:value="0.948035" calcext:value-type="float">
            <text:p>0.948035</text:p>
          </table:table-cell>
          <table:table-cell office:value-type="float" office:value="60" calcext:value-type="float">
            <text:p>60</text:p>
          </table:table-cell>
          <table:table-cell table:formula="of:=SUM([.A14]+[.D14]+[.G14]+[.J14]+[.M14]+[.P14]+[.S14]+[.V14]+[.Y14]+[.AB14])/10" office:value-type="float" office:value="0.9893363" calcext:value-type="float">
            <text:p>0.9893363</text:p>
          </table:table-cell>
          <table:table-cell table:formula="of:=SUM([.B14]+[.E14]+[.H14]+[.K14]+[.N14]+[.Q14]+[.T14]+[.W14]+[.Z14]+[.AC14])/10" office:value-type="float" office:value="0.2739059" calcext:value-type="float">
            <text:p>0.2739059</text:p>
          </table:table-cell>
          <table:table-cell table:formula="of:=SUM([.C14]+[.F14]+[.I14]+[.L14]+[.O14]+[.R14]+[.U14]+[.X14]+[.AA14]+[.AD14])/10" office:value-type="float" office:value="0.9132208" calcext:value-type="float">
            <text:p>0.9132208</text:p>
          </table:table-cell>
          <table:table-cell table:formula="of:=1000 * [.AF14]" office:value-type="float" office:value="989.3363" calcext:value-type="float">
            <text:p>989.3363</text:p>
          </table:table-cell>
          <table:table-cell table:formula="of:=26000*[.AH14]" office:value-type="float" office:value="23743.7408" calcext:value-type="float">
            <text:p>23743.7408</text:p>
          </table:table-cell>
        </table:table-row>
        <table:table-row table:style-name="ro1">
          <table:table-cell office:value-type="float" office:value="0.985714" calcext:value-type="float">
            <text:p>0.985714</text:p>
          </table:table-cell>
          <table:table-cell office:value-type="float" office:value="0.096231" calcext:value-type="float">
            <text:p>0.096231</text:p>
          </table:table-cell>
          <table:table-cell office:value-type="float" office:value="0.97957" calcext:value-type="float">
            <text:p>0.97957</text:p>
          </table:table-cell>
          <table:table-cell office:value-type="float" office:value="0.98326" calcext:value-type="float">
            <text:p>0.98326</text:p>
          </table:table-cell>
          <table:table-cell office:value-type="float" office:value="0.17383" calcext:value-type="float">
            <text:p>0.17383</text:p>
          </table:table-cell>
          <table:table-cell office:value-type="float" office:value="0.908615" calcext:value-type="float">
            <text:p>0.908615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445361" calcext:value-type="float">
            <text:p>0.445361</text:p>
          </table:table-cell>
          <table:table-cell office:value-type="float" office:value="0.851609" calcext:value-type="float">
            <text:p>0.851609</text:p>
          </table:table-cell>
          <table:table-cell office:value-type="float" office:value="0.990099" calcext:value-type="float">
            <text:p>0.990099</text:p>
          </table:table-cell>
          <table:table-cell office:value-type="float" office:value="0.200222" calcext:value-type="float">
            <text:p>0.200222</text:p>
          </table:table-cell>
          <table:table-cell office:value-type="float" office:value="0.976614" calcext:value-type="float">
            <text:p>0.976614</text:p>
          </table:table-cell>
          <table:table-cell office:value-type="float" office:value="0.98778" calcext:value-type="float">
            <text:p>0.98778</text:p>
          </table:table-cell>
          <table:table-cell office:value-type="float" office:value="0.231648" calcext:value-type="float">
            <text:p>0.231648</text:p>
          </table:table-cell>
          <table:table-cell office:value-type="float" office:value="0.903271" calcext:value-type="float">
            <text:p>0.903271</text:p>
          </table:table-cell>
          <table:table-cell office:value-type="float" office:value="0.992152" calcext:value-type="float">
            <text:p>0.992152</text:p>
          </table:table-cell>
          <table:table-cell office:value-type="float" office:value="0.387681" calcext:value-type="float">
            <text:p>0.387681</text:p>
          </table:table-cell>
          <table:table-cell office:value-type="float" office:value="0.897775" calcext:value-type="float">
            <text:p>0.897775</text:p>
          </table:table-cell>
          <table:table-cell office:value-type="float" office:value="0.981211" calcext:value-type="float">
            <text:p>0.981211</text:p>
          </table:table-cell>
          <table:table-cell office:value-type="float" office:value="0.130944" calcext:value-type="float">
            <text:p>0.130944</text:p>
          </table:table-cell>
          <table:table-cell office:value-type="float" office:value="0.90437" calcext:value-type="float">
            <text:p>0.90437</text:p>
          </table:table-cell>
          <table:table-cell office:value-type="float" office:value="0.990272" calcext:value-type="float">
            <text:p>0.990272</text:p>
          </table:table-cell>
          <table:table-cell office:value-type="float" office:value="0.265716" calcext:value-type="float">
            <text:p>0.265716</text:p>
          </table:table-cell>
          <table:table-cell office:value-type="float" office:value="0.949134" calcext:value-type="float">
            <text:p>0.949134</text:p>
          </table:table-cell>
          <table:table-cell office:value-type="float" office:value="0.99076" calcext:value-type="float">
            <text:p>0.99076</text:p>
          </table:table-cell>
          <table:table-cell office:value-type="float" office:value="0.393308" calcext:value-type="float">
            <text:p>0.393308</text:p>
          </table:table-cell>
          <table:table-cell office:value-type="float" office:value="0.856157" calcext:value-type="float">
            <text:p>0.856157</text:p>
          </table:table-cell>
          <table:table-cell office:value-type="float" office:value="0.988107" calcext:value-type="float">
            <text:p>0.988107</text:p>
          </table:table-cell>
          <table:table-cell office:value-type="float" office:value="0.322545" calcext:value-type="float">
            <text:p>0.322545</text:p>
          </table:table-cell>
          <table:table-cell office:value-type="float" office:value="0.951711" calcext:value-type="float">
            <text:p>0.951711</text:p>
          </table:table-cell>
          <table:table-cell office:value-type="float" office:value="65" calcext:value-type="float">
            <text:p>65</text:p>
          </table:table-cell>
          <table:table-cell table:formula="of:=SUM([.A15]+[.D15]+[.G15]+[.J15]+[.M15]+[.P15]+[.S15]+[.V15]+[.Y15]+[.AB15])/10" office:value-type="float" office:value="0.9888386" calcext:value-type="float">
            <text:p>0.9888386</text:p>
          </table:table-cell>
          <table:table-cell table:formula="of:=SUM([.B15]+[.E15]+[.H15]+[.K15]+[.N15]+[.Q15]+[.T15]+[.W15]+[.Z15]+[.AC15])/10" office:value-type="float" office:value="0.2647486" calcext:value-type="float">
            <text:p>0.2647486</text:p>
          </table:table-cell>
          <table:table-cell table:formula="of:=SUM([.C15]+[.F15]+[.I15]+[.L15]+[.O15]+[.R15]+[.U15]+[.X15]+[.AA15]+[.AD15])/10" office:value-type="float" office:value="0.9178826" calcext:value-type="float">
            <text:p>0.9178826</text:p>
          </table:table-cell>
          <table:table-cell table:formula="of:=1000 * [.AF15]" office:value-type="float" office:value="988.8386" calcext:value-type="float">
            <text:p>988.8386</text:p>
          </table:table-cell>
          <table:table-cell table:formula="of:=26000*[.AH15]" office:value-type="float" office:value="23864.9476" calcext:value-type="float">
            <text:p>23864.9476</text:p>
          </table:table-cell>
        </table:table-row>
        <table:table-row table:style-name="ro1">
          <table:table-cell office:value-type="float" office:value="0.983673" calcext:value-type="float">
            <text:p>0.983673</text:p>
          </table:table-cell>
          <table:table-cell office:value-type="float" office:value="0.087251" calcext:value-type="float">
            <text:p>0.087251</text:p>
          </table:table-cell>
          <table:table-cell office:value-type="float" office:value="0.981086" calcext:value-type="float">
            <text:p>0.981086</text:p>
          </table:table-cell>
          <table:table-cell office:value-type="float" office:value="0.98326" calcext:value-type="float">
            <text:p>0.98326</text:p>
          </table:table-cell>
          <table:table-cell office:value-type="float" office:value="0.175973" calcext:value-type="float">
            <text:p>0.175973</text:p>
          </table:table-cell>
          <table:table-cell office:value-type="float" office:value="0.908274" calcext:value-type="float">
            <text:p>0.908274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436775" calcext:value-type="float">
            <text:p>0.436775</text:p>
          </table:table-cell>
          <table:table-cell office:value-type="float" office:value="0.855324" calcext:value-type="float">
            <text:p>0.855324</text:p>
          </table:table-cell>
          <table:table-cell office:value-type="float" office:value="0.987129" calcext:value-type="float">
            <text:p>0.987129</text:p>
          </table:table-cell>
          <table:table-cell office:value-type="float" office:value="0.194994" calcext:value-type="float">
            <text:p>0.194994</text:p>
          </table:table-cell>
          <table:table-cell office:value-type="float" office:value="0.977182" calcext:value-type="float">
            <text:p>0.977182</text:p>
          </table:table-cell>
          <table:table-cell office:value-type="float" office:value="0.984725" calcext:value-type="float">
            <text:p>0.984725</text:p>
          </table:table-cell>
          <table:table-cell office:value-type="float" office:value="0.226436" calcext:value-type="float">
            <text:p>0.226436</text:p>
          </table:table-cell>
          <table:table-cell office:value-type="float" office:value="0.908653" calcext:value-type="float">
            <text:p>0.908653</text:p>
          </table:table-cell>
          <table:table-cell office:value-type="float" office:value="0.988789" calcext:value-type="float">
            <text:p>0.988789</text:p>
          </table:table-cell>
          <table:table-cell office:value-type="float" office:value="0.371322" calcext:value-type="float">
            <text:p>0.371322</text:p>
          </table:table-cell>
          <table:table-cell office:value-type="float" office:value="0.912633" calcext:value-type="float">
            <text:p>0.912633</text:p>
          </table:table-cell>
          <table:table-cell office:value-type="float" office:value="0.979123" calcext:value-type="float">
            <text:p>0.979123</text:p>
          </table:table-cell>
          <table:table-cell office:value-type="float" office:value="0.119885" calcext:value-type="float">
            <text:p>0.119885</text:p>
          </table:table-cell>
          <table:table-cell office:value-type="float" office:value="0.908843" calcext:value-type="float">
            <text:p>0.908843</text:p>
          </table:table-cell>
          <table:table-cell office:value-type="float" office:value="0.987354" calcext:value-type="float">
            <text:p>0.987354</text:p>
          </table:table-cell>
          <table:table-cell office:value-type="float" office:value="0.268613" calcext:value-type="float">
            <text:p>0.268613</text:p>
          </table:table-cell>
          <table:table-cell office:value-type="float" office:value="0.948869" calcext:value-type="float">
            <text:p>0.948869</text:p>
          </table:table-cell>
          <table:table-cell office:value-type="float" office:value="0.988706" calcext:value-type="float">
            <text:p>0.988706</text:p>
          </table:table-cell>
          <table:table-cell office:value-type="float" office:value="0.382451" calcext:value-type="float">
            <text:p>0.382451</text:p>
          </table:table-cell>
          <table:table-cell office:value-type="float" office:value="0.85919" calcext:value-type="float">
            <text:p>0.85919</text:p>
          </table:table-cell>
          <table:table-cell office:value-type="float" office:value="0.985134" calcext:value-type="float">
            <text:p>0.985134</text:p>
          </table:table-cell>
          <table:table-cell office:value-type="float" office:value="0.310533" calcext:value-type="float">
            <text:p>0.310533</text:p>
          </table:table-cell>
          <table:table-cell office:value-type="float" office:value="0.954365" calcext:value-type="float">
            <text:p>0.954365</text:p>
          </table:table-cell>
          <table:table-cell office:value-type="float" office:value="70" calcext:value-type="float">
            <text:p>70</text:p>
          </table:table-cell>
          <table:table-cell table:formula="of:=SUM([.A16]+[.D16]+[.G16]+[.J16]+[.M16]+[.P16]+[.S16]+[.V16]+[.Y16]+[.AB16])/10" office:value-type="float" office:value="0.9865955" calcext:value-type="float">
            <text:p>0.9865955</text:p>
          </table:table-cell>
          <table:table-cell table:formula="of:=SUM([.B16]+[.E16]+[.H16]+[.K16]+[.N16]+[.Q16]+[.T16]+[.W16]+[.Z16]+[.AC16])/10" office:value-type="float" office:value="0.2574233" calcext:value-type="float">
            <text:p>0.2574233</text:p>
          </table:table-cell>
          <table:table-cell table:formula="of:=SUM([.C16]+[.F16]+[.I16]+[.L16]+[.O16]+[.R16]+[.U16]+[.X16]+[.AA16]+[.AD16])/10" office:value-type="float" office:value="0.9214419" calcext:value-type="float">
            <text:p>0.9214419</text:p>
          </table:table-cell>
          <table:table-cell table:formula="of:=1000 * [.AF16]" office:value-type="float" office:value="986.5955" calcext:value-type="float">
            <text:p>986.5955</text:p>
          </table:table-cell>
          <table:table-cell table:formula="of:=26000*[.AH16]" office:value-type="float" office:value="23957.4894" calcext:value-type="float">
            <text:p>23957.4894</text:p>
          </table:table-cell>
        </table:table-row>
        <table:table-row table:style-name="ro1">
          <table:table-cell office:value-type="float" office:value="0.982653" calcext:value-type="float">
            <text:p>0.982653</text:p>
          </table:table-cell>
          <table:table-cell office:value-type="float" office:value="0.08847" calcext:value-type="float">
            <text:p>0.08847</text:p>
          </table:table-cell>
          <table:table-cell office:value-type="float" office:value="0.981769" calcext:value-type="float">
            <text:p>0.981769</text:p>
          </table:table-cell>
          <table:table-cell office:value-type="float" office:value="0.982379" calcext:value-type="float">
            <text:p>0.982379</text:p>
          </table:table-cell>
          <table:table-cell office:value-type="float" office:value="0.150141" calcext:value-type="float">
            <text:p>0.150141</text:p>
          </table:table-cell>
          <table:table-cell office:value-type="float" office:value="0.920972" calcext:value-type="float">
            <text:p>0.920972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428635" calcext:value-type="float">
            <text:p>0.428635</text:p>
          </table:table-cell>
          <table:table-cell office:value-type="float" office:value="0.86207" calcext:value-type="float">
            <text:p>0.86207</text:p>
          </table:table-cell>
          <table:table-cell office:value-type="float" office:value="0.987129" calcext:value-type="float">
            <text:p>0.987129</text:p>
          </table:table-cell>
          <table:table-cell office:value-type="float" office:value="0.181535" calcext:value-type="float">
            <text:p>0.181535</text:p>
          </table:table-cell>
          <table:table-cell office:value-type="float" office:value="0.97957" calcext:value-type="float">
            <text:p>0.97957</text:p>
          </table:table-cell>
          <table:table-cell office:value-type="float" office:value="0.984725" calcext:value-type="float">
            <text:p>0.984725</text:p>
          </table:table-cell>
          <table:table-cell office:value-type="float" office:value="0.225771" calcext:value-type="float">
            <text:p>0.225771</text:p>
          </table:table-cell>
          <table:table-cell office:value-type="float" office:value="0.910435" calcext:value-type="float">
            <text:p>0.910435</text:p>
          </table:table-cell>
          <table:table-cell office:value-type="float" office:value="0.987668" calcext:value-type="float">
            <text:p>0.987668</text:p>
          </table:table-cell>
          <table:table-cell office:value-type="float" office:value="0.367589" calcext:value-type="float">
            <text:p>0.367589</text:p>
          </table:table-cell>
          <table:table-cell office:value-type="float" office:value="0.915969" calcext:value-type="float">
            <text:p>0.915969</text:p>
          </table:table-cell>
          <table:table-cell office:value-type="float" office:value="0.978079" calcext:value-type="float">
            <text:p>0.978079</text:p>
          </table:table-cell>
          <table:table-cell office:value-type="float" office:value="0.107277" calcext:value-type="float">
            <text:p>0.107277</text:p>
          </table:table-cell>
          <table:table-cell office:value-type="float" office:value="0.925065" calcext:value-type="float">
            <text:p>0.925065</text:p>
          </table:table-cell>
          <table:table-cell office:value-type="float" office:value="0.986381" calcext:value-type="float">
            <text:p>0.986381</text:p>
          </table:table-cell>
          <table:table-cell office:value-type="float" office:value="0.257356" calcext:value-type="float">
            <text:p>0.257356</text:p>
          </table:table-cell>
          <table:table-cell office:value-type="float" office:value="0.953379" calcext:value-type="float">
            <text:p>0.953379</text:p>
          </table:table-cell>
          <table:table-cell office:value-type="float" office:value="0.988706" calcext:value-type="float">
            <text:p>0.988706</text:p>
          </table:table-cell>
          <table:table-cell office:value-type="float" office:value="0.381232" calcext:value-type="float">
            <text:p>0.381232</text:p>
          </table:table-cell>
          <table:table-cell office:value-type="float" office:value="0.865406" calcext:value-type="float">
            <text:p>0.865406</text:p>
          </table:table-cell>
          <table:table-cell office:value-type="float" office:value="0.985134" calcext:value-type="float">
            <text:p>0.985134</text:p>
          </table:table-cell>
          <table:table-cell office:value-type="float" office:value="0.305194" calcext:value-type="float">
            <text:p>0.305194</text:p>
          </table:table-cell>
          <table:table-cell office:value-type="float" office:value="0.955843" calcext:value-type="float">
            <text:p>0.955843</text:p>
          </table:table-cell>
          <table:table-cell office:value-type="float" office:value="75" calcext:value-type="float">
            <text:p>75</text:p>
          </table:table-cell>
          <table:table-cell table:formula="of:=SUM([.A17]+[.D17]+[.G17]+[.J17]+[.M17]+[.P17]+[.S17]+[.V17]+[.Y17]+[.AB17])/10" office:value-type="float" office:value="0.9860916" calcext:value-type="float">
            <text:p>0.9860916</text:p>
          </table:table-cell>
          <table:table-cell table:formula="of:=SUM([.B17]+[.E17]+[.H17]+[.K17]+[.N17]+[.Q17]+[.T17]+[.W17]+[.Z17]+[.AC17])/10" office:value-type="float" office:value="0.24932" calcext:value-type="float">
            <text:p>0.24932</text:p>
          </table:table-cell>
          <table:table-cell table:formula="of:=SUM([.C17]+[.F17]+[.I17]+[.L17]+[.O17]+[.R17]+[.U17]+[.X17]+[.AA17]+[.AD17])/10" office:value-type="float" office:value="0.9270478" calcext:value-type="float">
            <text:p>0.9270478</text:p>
          </table:table-cell>
          <table:table-cell table:formula="of:=1000 * [.AF17]" office:value-type="float" office:value="986.0916" calcext:value-type="float">
            <text:p>986.0916</text:p>
          </table:table-cell>
          <table:table-cell table:formula="of:=26000*[.AH17]" office:value-type="float" office:value="24103.2428" calcext:value-type="float">
            <text:p>24103.2428</text:p>
          </table:table-cell>
        </table:table-row>
        <table:table-row table:style-name="ro1">
          <table:table-cell office:value-type="float" office:value="0.983673" calcext:value-type="float">
            <text:p>0.983673</text:p>
          </table:table-cell>
          <table:table-cell office:value-type="float" office:value="0.078714" calcext:value-type="float">
            <text:p>0.078714</text:p>
          </table:table-cell>
          <table:table-cell office:value-type="float" office:value="0.98192" calcext:value-type="float">
            <text:p>0.98192</text:p>
          </table:table-cell>
          <table:table-cell office:value-type="float" office:value="0.981498" calcext:value-type="float">
            <text:p>0.981498</text:p>
          </table:table-cell>
          <table:table-cell office:value-type="float" office:value="0.138522" calcext:value-type="float">
            <text:p>0.138522</text:p>
          </table:table-cell>
          <table:table-cell office:value-type="float" office:value="0.927112" calcext:value-type="float">
            <text:p>0.927112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433207" calcext:value-type="float">
            <text:p>0.433207</text:p>
          </table:table-cell>
          <table:table-cell office:value-type="float" office:value="0.866619" calcext:value-type="float">
            <text:p>0.866619</text:p>
          </table:table-cell>
          <table:table-cell office:value-type="float" office:value="0.986139" calcext:value-type="float">
            <text:p>0.986139</text:p>
          </table:table-cell>
          <table:table-cell office:value-type="float" office:value="0.181313" calcext:value-type="float">
            <text:p>0.181313</text:p>
          </table:table-cell>
          <table:table-cell office:value-type="float" office:value="0.979191" calcext:value-type="float">
            <text:p>0.979191</text:p>
          </table:table-cell>
          <table:table-cell office:value-type="float" office:value="0.984725" calcext:value-type="float">
            <text:p>0.984725</text:p>
          </table:table-cell>
          <table:table-cell office:value-type="float" office:value="0.218452" calcext:value-type="float">
            <text:p>0.218452</text:p>
          </table:table-cell>
          <table:table-cell office:value-type="float" office:value="0.912519" calcext:value-type="float">
            <text:p>0.912519</text:p>
          </table:table-cell>
          <table:table-cell office:value-type="float" office:value="0.987668" calcext:value-type="float">
            <text:p>0.987668</text:p>
          </table:table-cell>
          <table:table-cell office:value-type="float" office:value="0.359794" calcext:value-type="float">
            <text:p>0.359794</text:p>
          </table:table-cell>
          <table:table-cell office:value-type="float" office:value="0.913694" calcext:value-type="float">
            <text:p>0.913694</text:p>
          </table:table-cell>
          <table:table-cell office:value-type="float" office:value="0.978079" calcext:value-type="float">
            <text:p>0.978079</text:p>
          </table:table-cell>
          <table:table-cell office:value-type="float" office:value="0.10219" calcext:value-type="float">
            <text:p>0.10219</text:p>
          </table:table-cell>
          <table:table-cell office:value-type="float" office:value="0.92643" calcext:value-type="float">
            <text:p>0.92643</text:p>
          </table:table-cell>
          <table:table-cell office:value-type="float" office:value="0.986381" calcext:value-type="float">
            <text:p>0.986381</text:p>
          </table:table-cell>
          <table:table-cell office:value-type="float" office:value="0.254681" calcext:value-type="float">
            <text:p>0.254681</text:p>
          </table:table-cell>
          <table:table-cell office:value-type="float" office:value="0.955085" calcext:value-type="float">
            <text:p>0.955085</text:p>
          </table:table-cell>
          <table:table-cell office:value-type="float" office:value="0.98768" calcext:value-type="float">
            <text:p>0.98768</text:p>
          </table:table-cell>
          <table:table-cell office:value-type="float" office:value="0.380235" calcext:value-type="float">
            <text:p>0.380235</text:p>
          </table:table-cell>
          <table:table-cell office:value-type="float" office:value="0.87166" calcext:value-type="float">
            <text:p>0.87166</text:p>
          </table:table-cell>
          <table:table-cell office:value-type="float" office:value="0.983152" calcext:value-type="float">
            <text:p>0.983152</text:p>
          </table:table-cell>
          <table:table-cell office:value-type="float" office:value="0.294406" calcext:value-type="float">
            <text:p>0.294406</text:p>
          </table:table-cell>
          <table:table-cell office:value-type="float" office:value="0.959027" calcext:value-type="float">
            <text:p>0.959027</text:p>
          </table:table-cell>
          <table:table-cell office:value-type="float" office:value="80" calcext:value-type="float">
            <text:p>80</text:p>
          </table:table-cell>
          <table:table-cell table:formula="of:=SUM([.A18]+[.D18]+[.G18]+[.J18]+[.M18]+[.P18]+[.S18]+[.V18]+[.Y18]+[.AB18])/10" office:value-type="float" office:value="0.9857057" calcext:value-type="float">
            <text:p>0.9857057</text:p>
          </table:table-cell>
          <table:table-cell table:formula="of:=SUM([.B18]+[.E18]+[.H18]+[.K18]+[.N18]+[.Q18]+[.T18]+[.W18]+[.Z18]+[.AC18])/10" office:value-type="float" office:value="0.2441514" calcext:value-type="float">
            <text:p>0.2441514</text:p>
          </table:table-cell>
          <table:table-cell table:formula="of:=SUM([.C18]+[.F18]+[.I18]+[.L18]+[.O18]+[.R18]+[.U18]+[.X18]+[.AA18]+[.AD18])/10" office:value-type="float" office:value="0.9293257" calcext:value-type="float">
            <text:p>0.9293257</text:p>
          </table:table-cell>
          <table:table-cell table:formula="of:=1000 * [.AF18]" office:value-type="float" office:value="985.7057" calcext:value-type="float">
            <text:p>985.7057</text:p>
          </table:table-cell>
          <table:table-cell table:formula="of:=26000*[.AH18]" office:value-type="float" office:value="24162.4682" calcext:value-type="float">
            <text:p>24162.4682</text:p>
          </table:table-cell>
        </table:table-row>
        <table:table-row table:style-name="ro1">
          <table:table-cell office:value-type="float" office:value="0.980612" calcext:value-type="float">
            <text:p>0.980612</text:p>
          </table:table-cell>
          <table:table-cell office:value-type="float" office:value="0.074169" calcext:value-type="float">
            <text:p>0.074169</text:p>
          </table:table-cell>
          <table:table-cell office:value-type="float" office:value="0.98283" calcext:value-type="float">
            <text:p>0.98283</text:p>
          </table:table-cell>
          <table:table-cell office:value-type="float" office:value="0.978855" calcext:value-type="float">
            <text:p>0.978855</text:p>
          </table:table-cell>
          <table:table-cell office:value-type="float" office:value="0.132769" calcext:value-type="float">
            <text:p>0.132769</text:p>
          </table:table-cell>
          <table:table-cell office:value-type="float" office:value="0.930296" calcext:value-type="float">
            <text:p>0.930296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401762" calcext:value-type="float">
            <text:p>0.401762</text:p>
          </table:table-cell>
          <table:table-cell office:value-type="float" office:value="0.877194" calcext:value-type="float">
            <text:p>0.877194</text:p>
          </table:table-cell>
          <table:table-cell office:value-type="float" office:value="0.986139" calcext:value-type="float">
            <text:p>0.986139</text:p>
          </table:table-cell>
          <table:table-cell office:value-type="float" office:value="0.176641" calcext:value-type="float">
            <text:p>0.176641</text:p>
          </table:table-cell>
          <table:table-cell office:value-type="float" office:value="0.979419" calcext:value-type="float">
            <text:p>0.979419</text:p>
          </table:table-cell>
          <table:table-cell office:value-type="float" office:value="0.983707" calcext:value-type="float">
            <text:p>0.983707</text:p>
          </table:table-cell>
          <table:table-cell office:value-type="float" office:value="0.228543" calcext:value-type="float">
            <text:p>0.228543</text:p>
          </table:table-cell>
          <table:table-cell office:value-type="float" office:value="0.910435" calcext:value-type="float">
            <text:p>0.910435</text:p>
          </table:table-cell>
          <table:table-cell office:value-type="float" office:value="0.984305" calcext:value-type="float">
            <text:p>0.984305</text:p>
          </table:table-cell>
          <table:table-cell office:value-type="float" office:value="0.31895" calcext:value-type="float">
            <text:p>0.31895</text:p>
          </table:table-cell>
          <table:table-cell office:value-type="float" office:value="0.913277" calcext:value-type="float">
            <text:p>0.913277</text:p>
          </table:table-cell>
          <table:table-cell office:value-type="float" office:value="0.974948" calcext:value-type="float">
            <text:p>0.974948</text:p>
          </table:table-cell>
          <table:table-cell office:value-type="float" office:value="0.076974" calcext:value-type="float">
            <text:p>0.076974</text:p>
          </table:table-cell>
          <table:table-cell office:value-type="float" office:value="0.943259" calcext:value-type="float">
            <text:p>0.943259</text:p>
          </table:table-cell>
          <table:table-cell office:value-type="float" office:value="0.986381" calcext:value-type="float">
            <text:p>0.986381</text:p>
          </table:table-cell>
          <table:table-cell office:value-type="float" office:value="0.251003" calcext:value-type="float">
            <text:p>0.251003</text:p>
          </table:table-cell>
          <table:table-cell office:value-type="float" office:value="0.960012" calcext:value-type="float">
            <text:p>0.960012</text:p>
          </table:table-cell>
          <table:table-cell office:value-type="float" office:value="0.98768" calcext:value-type="float">
            <text:p>0.98768</text:p>
          </table:table-cell>
          <table:table-cell office:value-type="float" office:value="0.364835" calcext:value-type="float">
            <text:p>0.364835</text:p>
          </table:table-cell>
          <table:table-cell office:value-type="float" office:value="0.881894" calcext:value-type="float">
            <text:p>0.881894</text:p>
          </table:table-cell>
          <table:table-cell office:value-type="float" office:value="0.980178" calcext:value-type="float">
            <text:p>0.980178</text:p>
          </table:table-cell>
          <table:table-cell office:value-type="float" office:value="0.266822" calcext:value-type="float">
            <text:p>0.266822</text:p>
          </table:table-cell>
          <table:table-cell office:value-type="float" office:value="0.959974" calcext:value-type="float">
            <text:p>0.959974</text:p>
          </table:table-cell>
          <table:table-cell office:value-type="float" office:value="85" calcext:value-type="float">
            <text:p>85</text:p>
          </table:table-cell>
          <table:table-cell table:formula="of:=SUM([.A19]+[.D19]+[.G19]+[.J19]+[.M19]+[.P19]+[.S19]+[.V19]+[.Y19]+[.AB19])/10" office:value-type="float" office:value="0.9840867" calcext:value-type="float">
            <text:p>0.9840867</text:p>
          </table:table-cell>
          <table:table-cell table:formula="of:=SUM([.B19]+[.E19]+[.H19]+[.K19]+[.N19]+[.Q19]+[.T19]+[.W19]+[.Z19]+[.AC19])/10" office:value-type="float" office:value="0.2292468" calcext:value-type="float">
            <text:p>0.2292468</text:p>
          </table:table-cell>
          <table:table-cell table:formula="of:=SUM([.C19]+[.F19]+[.I19]+[.L19]+[.O19]+[.R19]+[.U19]+[.X19]+[.AA19]+[.AD19])/10" office:value-type="float" office:value="0.933859" calcext:value-type="float">
            <text:p>0.933859</text:p>
          </table:table-cell>
          <table:table-cell table:formula="of:=1000 * [.AF19]" office:value-type="float" office:value="984.0867" calcext:value-type="float">
            <text:p>984.0867</text:p>
          </table:table-cell>
          <table:table-cell table:formula="of:=26000*[.AH19]" office:value-type="float" office:value="24280.334" calcext:value-type="float">
            <text:p>24280.334</text:p>
          </table:table-cell>
        </table:table-row>
        <table:table-row table:style-name="ro1">
          <table:table-cell office:value-type="float" office:value="0.978571" calcext:value-type="float">
            <text:p>0.978571</text:p>
          </table:table-cell>
          <table:table-cell office:value-type="float" office:value="0.064302" calcext:value-type="float">
            <text:p>0.064302</text:p>
          </table:table-cell>
          <table:table-cell office:value-type="float" office:value="0.983323" calcext:value-type="float">
            <text:p>0.983323</text:p>
          </table:table-cell>
          <table:table-cell office:value-type="float" office:value="0.976211" calcext:value-type="float">
            <text:p>0.976211</text:p>
          </table:table-cell>
          <table:table-cell office:value-type="float" office:value="0.116977" calcext:value-type="float">
            <text:p>0.116977</text:p>
          </table:table-cell>
          <table:table-cell office:value-type="float" office:value="0.937801" calcext:value-type="float">
            <text:p>0.937801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395852" calcext:value-type="float">
            <text:p>0.395852</text:p>
          </table:table-cell>
          <table:table-cell office:value-type="float" office:value="0.886518" calcext:value-type="float">
            <text:p>0.886518</text:p>
          </table:table-cell>
          <table:table-cell office:value-type="float" office:value="0.986139" calcext:value-type="float">
            <text:p>0.986139</text:p>
          </table:table-cell>
          <table:table-cell office:value-type="float" office:value="0.172525" calcext:value-type="float">
            <text:p>0.172525</text:p>
          </table:table-cell>
          <table:table-cell office:value-type="float" office:value="0.980139" calcext:value-type="float">
            <text:p>0.980139</text:p>
          </table:table-cell>
          <table:table-cell office:value-type="float" office:value="0.979633" calcext:value-type="float">
            <text:p>0.979633</text:p>
          </table:table-cell>
          <table:table-cell office:value-type="float" office:value="0.209914" calcext:value-type="float">
            <text:p>0.209914</text:p>
          </table:table-cell>
          <table:table-cell office:value-type="float" office:value="0.919039" calcext:value-type="float">
            <text:p>0.919039</text:p>
          </table:table-cell>
          <table:table-cell office:value-type="float" office:value="0.984305" calcext:value-type="float">
            <text:p>0.984305</text:p>
          </table:table-cell>
          <table:table-cell office:value-type="float" office:value="0.318731" calcext:value-type="float">
            <text:p>0.318731</text:p>
          </table:table-cell>
          <table:table-cell office:value-type="float" office:value="0.917106" calcext:value-type="float">
            <text:p>0.917106</text:p>
          </table:table-cell>
          <table:table-cell office:value-type="float" office:value="0.971816" calcext:value-type="float">
            <text:p>0.971816</text:p>
          </table:table-cell>
          <table:table-cell office:value-type="float" office:value="0.078633" calcext:value-type="float">
            <text:p>0.078633</text:p>
          </table:table-cell>
          <table:table-cell office:value-type="float" office:value="0.944548" calcext:value-type="float">
            <text:p>0.944548</text:p>
          </table:table-cell>
          <table:table-cell office:value-type="float" office:value="0.984436" calcext:value-type="float">
            <text:p>0.984436</text:p>
          </table:table-cell>
          <table:table-cell office:value-type="float" office:value="0.247771" calcext:value-type="float">
            <text:p>0.247771</text:p>
          </table:table-cell>
          <table:table-cell office:value-type="float" office:value="0.961073" calcext:value-type="float">
            <text:p>0.961073</text:p>
          </table:table-cell>
          <table:table-cell office:value-type="float" office:value="0.985626" calcext:value-type="float">
            <text:p>0.985626</text:p>
          </table:table-cell>
          <table:table-cell office:value-type="float" office:value="0.372701" calcext:value-type="float">
            <text:p>0.372701</text:p>
          </table:table-cell>
          <table:table-cell office:value-type="float" office:value="0.886404" calcext:value-type="float">
            <text:p>0.886404</text:p>
          </table:table-cell>
          <table:table-cell office:value-type="float" office:value="0.973241" calcext:value-type="float">
            <text:p>0.973241</text:p>
          </table:table-cell>
          <table:table-cell office:value-type="float" office:value="0.204983" calcext:value-type="float">
            <text:p>0.204983</text:p>
          </table:table-cell>
          <table:table-cell office:value-type="float" office:value="0.96619" calcext:value-type="float">
            <text:p>0.96619</text:p>
          </table:table-cell>
          <table:table-cell office:value-type="float" office:value="90" calcext:value-type="float">
            <text:p>90</text:p>
          </table:table-cell>
          <table:table-cell table:formula="of:=SUM([.A20]+[.D20]+[.G20]+[.J20]+[.M20]+[.P20]+[.S20]+[.V20]+[.Y20]+[.AB20])/10" office:value-type="float" office:value="0.981804" calcext:value-type="float">
            <text:p>0.981804</text:p>
          </table:table-cell>
          <table:table-cell table:formula="of:=SUM([.B20]+[.E20]+[.H20]+[.K20]+[.N20]+[.Q20]+[.T20]+[.W20]+[.Z20]+[.AC20])/10" office:value-type="float" office:value="0.2182389" calcext:value-type="float">
            <text:p>0.2182389</text:p>
          </table:table-cell>
          <table:table-cell table:formula="of:=SUM([.C20]+[.F20]+[.I20]+[.L20]+[.O20]+[.R20]+[.U20]+[.X20]+[.AA20]+[.AD20])/10" office:value-type="float" office:value="0.9382141" calcext:value-type="float">
            <text:p>0.9382141</text:p>
          </table:table-cell>
          <table:table-cell table:formula="of:=1000 * [.AF20]" office:value-type="float" office:value="981.804" calcext:value-type="float">
            <text:p>981.804</text:p>
          </table:table-cell>
          <table:table-cell table:formula="of:=26000*[.AH20]" office:value-type="float" office:value="24393.5666" calcext:value-type="float">
            <text:p>24393.5666</text:p>
          </table:table-cell>
        </table:table-row>
        <table:table-row table:style-name="ro1">
          <table:table-cell office:value-type="float" office:value="0.97449" calcext:value-type="float">
            <text:p>0.97449</text:p>
          </table:table-cell>
          <table:table-cell office:value-type="float" office:value="0.05898" calcext:value-type="float">
            <text:p>0.05898</text:p>
          </table:table-cell>
          <table:table-cell office:value-type="float" office:value="0.984763" calcext:value-type="float">
            <text:p>0.984763</text:p>
          </table:table-cell>
          <table:table-cell office:value-type="float" office:value="0.974449" calcext:value-type="float">
            <text:p>0.974449</text:p>
          </table:table-cell>
          <table:table-cell office:value-type="float" office:value="0.104569" calcext:value-type="float">
            <text:p>0.104569</text:p>
          </table:table-cell>
          <table:table-cell office:value-type="float" office:value="0.940681" calcext:value-type="float">
            <text:p>0.940681</text:p>
          </table:table-cell>
          <table:table-cell office:value-type="float" office:value="0.996124" calcext:value-type="float">
            <text:p>0.996124</text:p>
          </table:table-cell>
          <table:table-cell office:value-type="float" office:value="0.315232" calcext:value-type="float">
            <text:p>0.315232</text:p>
          </table:table-cell>
          <table:table-cell office:value-type="float" office:value="0.905697" calcext:value-type="float">
            <text:p>0.905697</text:p>
          </table:table-cell>
          <table:table-cell office:value-type="float" office:value="0.984158" calcext:value-type="float">
            <text:p>0.984158</text:p>
          </table:table-cell>
          <table:table-cell office:value-type="float" office:value="0.171413" calcext:value-type="float">
            <text:p>0.171413</text:p>
          </table:table-cell>
          <table:table-cell office:value-type="float" office:value="0.981352" calcext:value-type="float">
            <text:p>0.981352</text:p>
          </table:table-cell>
          <table:table-cell office:value-type="float" office:value="0.978615" calcext:value-type="float">
            <text:p>0.978615</text:p>
          </table:table-cell>
          <table:table-cell office:value-type="float" office:value="0.196385" calcext:value-type="float">
            <text:p>0.196385</text:p>
          </table:table-cell>
          <table:table-cell office:value-type="float" office:value="0.923549" calcext:value-type="float">
            <text:p>0.923549</text:p>
          </table:table-cell>
          <table:table-cell office:value-type="float" office:value="0.982063" calcext:value-type="float">
            <text:p>0.982063</text:p>
          </table:table-cell>
          <table:table-cell office:value-type="float" office:value="0.273825" calcext:value-type="float">
            <text:p>0.273825</text:p>
          </table:table-cell>
          <table:table-cell office:value-type="float" office:value="0.924724" calcext:value-type="float">
            <text:p>0.924724</text:p>
          </table:table-cell>
          <table:table-cell office:value-type="float" office:value="0.971816" calcext:value-type="float">
            <text:p>0.971816</text:p>
          </table:table-cell>
          <table:table-cell office:value-type="float" office:value="0.069343" calcext:value-type="float">
            <text:p>0.069343</text:p>
          </table:table-cell>
          <table:table-cell office:value-type="float" office:value="0.948073" calcext:value-type="float">
            <text:p>0.948073</text:p>
          </table:table-cell>
          <table:table-cell office:value-type="float" office:value="0.980545" calcext:value-type="float">
            <text:p>0.980545</text:p>
          </table:table-cell>
          <table:table-cell office:value-type="float" office:value="0.236068" calcext:value-type="float">
            <text:p>0.236068</text:p>
          </table:table-cell>
          <table:table-cell office:value-type="float" office:value="0.963992" calcext:value-type="float">
            <text:p>0.963992</text:p>
          </table:table-cell>
          <table:table-cell office:value-type="float" office:value="0.9846" calcext:value-type="float">
            <text:p>0.9846</text:p>
          </table:table-cell>
          <table:table-cell office:value-type="float" office:value="0.351097" calcext:value-type="float">
            <text:p>0.351097</text:p>
          </table:table-cell>
          <table:table-cell office:value-type="float" office:value="0.894591" calcext:value-type="float">
            <text:p>0.894591</text:p>
          </table:table-cell>
          <table:table-cell office:value-type="float" office:value="0.973241" calcext:value-type="float">
            <text:p>0.973241</text:p>
          </table:table-cell>
          <table:table-cell office:value-type="float" office:value="0.203648" calcext:value-type="float">
            <text:p>0.203648</text:p>
          </table:table-cell>
          <table:table-cell office:value-type="float" office:value="0.966342" calcext:value-type="float">
            <text:p>0.966342</text:p>
          </table:table-cell>
          <table:table-cell office:value-type="float" office:value="95" calcext:value-type="float">
            <text:p>95</text:p>
          </table:table-cell>
          <table:table-cell table:formula="of:=SUM([.A21]+[.D21]+[.G21]+[.J21]+[.M21]+[.P21]+[.S21]+[.V21]+[.Y21]+[.AB21])/10" office:value-type="float" office:value="0.9800101" calcext:value-type="float">
            <text:p>0.9800101</text:p>
          </table:table-cell>
          <table:table-cell table:formula="of:=SUM([.B21]+[.E21]+[.H21]+[.K21]+[.N21]+[.Q21]+[.T21]+[.W21]+[.Z21]+[.AC21])/10" office:value-type="float" office:value="0.198056" calcext:value-type="float">
            <text:p>0.198056</text:p>
          </table:table-cell>
          <table:table-cell table:formula="of:=SUM([.C21]+[.F21]+[.I21]+[.L21]+[.O21]+[.R21]+[.U21]+[.X21]+[.AA21]+[.AD21])/10" office:value-type="float" office:value="0.9433764" calcext:value-type="float">
            <text:p>0.9433764</text:p>
          </table:table-cell>
          <table:table-cell table:formula="of:=1000 * [.AF21]" office:value-type="float" office:value="980.0101" calcext:value-type="float">
            <text:p>980.0101</text:p>
          </table:table-cell>
          <table:table-cell table:formula="of:=26000*[.AH21]" office:value-type="float" office:value="24527.7864" calcext:value-type="float">
            <text:p>24527.7864</text:p>
          </table:table-cell>
        </table:table-row>
        <table:table-row table:style-name="ro1">
          <table:table-cell office:value-type="float" office:value="0.973469" calcext:value-type="float">
            <text:p>0.973469</text:p>
          </table:table-cell>
          <table:table-cell office:value-type="float" office:value="0.054989" calcext:value-type="float">
            <text:p>0.054989</text:p>
          </table:table-cell>
          <table:table-cell office:value-type="float" office:value="0.985028" calcext:value-type="float">
            <text:p>0.985028</text:p>
          </table:table-cell>
          <table:table-cell office:value-type="float" office:value="0.973568" calcext:value-type="float">
            <text:p>0.973568</text:p>
          </table:table-cell>
          <table:table-cell office:value-type="float" office:value="0.105133" calcext:value-type="float">
            <text:p>0.105133</text:p>
          </table:table-cell>
          <table:table-cell office:value-type="float" office:value="0.946102" calcext:value-type="float">
            <text:p>0.946102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30174" calcext:value-type="float">
            <text:p>0.30174</text:p>
          </table:table-cell>
          <table:table-cell office:value-type="float" office:value="0.907402" calcext:value-type="float">
            <text:p>0.907402</text:p>
          </table:table-cell>
          <table:table-cell office:value-type="float" office:value="0.983168" calcext:value-type="float">
            <text:p>0.983168</text:p>
          </table:table-cell>
          <table:table-cell office:value-type="float" office:value="0.161179" calcext:value-type="float">
            <text:p>0.161179</text:p>
          </table:table-cell>
          <table:table-cell office:value-type="float" office:value="0.983285" calcext:value-type="float">
            <text:p>0.983285</text:p>
          </table:table-cell>
          <table:table-cell office:value-type="float" office:value="0.977597" calcext:value-type="float">
            <text:p>0.977597</text:p>
          </table:table-cell>
          <table:table-cell office:value-type="float" office:value="0.189621" calcext:value-type="float">
            <text:p>0.189621</text:p>
          </table:table-cell>
          <table:table-cell office:value-type="float" office:value="0.927415" calcext:value-type="float">
            <text:p>0.927415</text:p>
          </table:table-cell>
          <table:table-cell office:value-type="float" office:value="0.980942" calcext:value-type="float">
            <text:p>0.980942</text:p>
          </table:table-cell>
          <table:table-cell office:value-type="float" office:value="0.28184" calcext:value-type="float">
            <text:p>0.28184</text:p>
          </table:table-cell>
          <table:table-cell office:value-type="float" office:value="0.925786" calcext:value-type="float">
            <text:p>0.925786</text:p>
          </table:table-cell>
          <table:table-cell office:value-type="float" office:value="0.970772" calcext:value-type="float">
            <text:p>0.970772</text:p>
          </table:table-cell>
          <table:table-cell office:value-type="float" office:value="0.062818" calcext:value-type="float">
            <text:p>0.062818</text:p>
          </table:table-cell>
          <table:table-cell office:value-type="float" office:value="0.948603" calcext:value-type="float">
            <text:p>0.948603</text:p>
          </table:table-cell>
          <table:table-cell office:value-type="float" office:value="0.980545" calcext:value-type="float">
            <text:p>0.980545</text:p>
          </table:table-cell>
          <table:table-cell office:value-type="float" office:value="0.211101" calcext:value-type="float">
            <text:p>0.211101</text:p>
          </table:table-cell>
          <table:table-cell office:value-type="float" office:value="0.973695" calcext:value-type="float">
            <text:p>0.973695</text:p>
          </table:table-cell>
          <table:table-cell office:value-type="float" office:value="0.979466" calcext:value-type="float">
            <text:p>0.979466</text:p>
          </table:table-cell>
          <table:table-cell office:value-type="float" office:value="0.338799" calcext:value-type="float">
            <text:p>0.338799</text:p>
          </table:table-cell>
          <table:table-cell office:value-type="float" office:value="0.899746" calcext:value-type="float">
            <text:p>0.899746</text:p>
          </table:table-cell>
          <table:table-cell office:value-type="float" office:value="0.973241" calcext:value-type="float">
            <text:p>0.973241</text:p>
          </table:table-cell>
          <table:table-cell office:value-type="float" office:value="0.191859" calcext:value-type="float">
            <text:p>0.191859</text:p>
          </table:table-cell>
          <table:table-cell office:value-type="float" office:value="0.967214" calcext:value-type="float">
            <text:p>0.967214</text:p>
          </table:table-cell>
          <table:table-cell office:value-type="float" office:value="100" calcext:value-type="float">
            <text:p>100</text:p>
          </table:table-cell>
          <table:table-cell table:formula="of:=SUM([.A22]+[.D22]+[.G22]+[.J22]+[.M22]+[.P22]+[.S22]+[.V22]+[.Y22]+[.AB22])/10" office:value-type="float" office:value="0.9785985" calcext:value-type="float">
            <text:p>0.9785985</text:p>
          </table:table-cell>
          <table:table-cell table:formula="of:=SUM([.B22]+[.E22]+[.H22]+[.K22]+[.N22]+[.Q22]+[.T22]+[.W22]+[.Z22]+[.AC22])/10" office:value-type="float" office:value="0.1899079" calcext:value-type="float">
            <text:p>0.1899079</text:p>
          </table:table-cell>
          <table:table-cell table:formula="of:=SUM([.C22]+[.F22]+[.I22]+[.L22]+[.O22]+[.R22]+[.U22]+[.X22]+[.AA22]+[.AD22])/10" office:value-type="float" office:value="0.9464276" calcext:value-type="float">
            <text:p>0.9464276</text:p>
          </table:table-cell>
          <table:table-cell table:formula="of:=1000 * [.AF22]" office:value-type="float" office:value="978.5985" calcext:value-type="float">
            <text:p>978.5985</text:p>
          </table:table-cell>
          <table:table-cell table:formula="of:=26000*[.AH22]" office:value-type="float" office:value="24607.1176" calcext:value-type="float">
            <text:p>24607.1176</text:p>
          </table:table-cell>
        </table:table-row>
        <table:table-row table:style-name="ro1">
          <table:table-cell office:value-type="float" office:value="0.971429" calcext:value-type="float">
            <text:p>0.971429</text:p>
          </table:table-cell>
          <table:table-cell office:value-type="float" office:value="0.051109" calcext:value-type="float">
            <text:p>0.051109</text:p>
          </table:table-cell>
          <table:table-cell office:value-type="float" office:value="0.985938" calcext:value-type="float">
            <text:p>0.985938</text:p>
          </table:table-cell>
          <table:table-cell office:value-type="float" office:value="0.974449" calcext:value-type="float">
            <text:p>0.974449</text:p>
          </table:table-cell>
          <table:table-cell office:value-type="float" office:value="0.096108" calcext:value-type="float">
            <text:p>0.096108</text:p>
          </table:table-cell>
          <table:table-cell office:value-type="float" office:value="0.947807" calcext:value-type="float">
            <text:p>0.947807</text:p>
          </table:table-cell>
          <table:table-cell office:value-type="float" office:value="0.992248" calcext:value-type="float">
            <text:p>0.992248</text:p>
          </table:table-cell>
          <table:table-cell office:value-type="float" office:value="0.302186" calcext:value-type="float">
            <text:p>0.302186</text:p>
          </table:table-cell>
          <table:table-cell office:value-type="float" office:value="0.909715" calcext:value-type="float">
            <text:p>0.909715</text:p>
          </table:table-cell>
          <table:table-cell office:value-type="float" office:value="0.982178" calcext:value-type="float">
            <text:p>0.982178</text:p>
          </table:table-cell>
          <table:table-cell office:value-type="float" office:value="0.159511" calcext:value-type="float">
            <text:p>0.159511</text:p>
          </table:table-cell>
          <table:table-cell office:value-type="float" office:value="0.982944" calcext:value-type="float">
            <text:p>0.982944</text:p>
          </table:table-cell>
          <table:table-cell office:value-type="float" office:value="0.978615" calcext:value-type="float">
            <text:p>0.978615</text:p>
          </table:table-cell>
          <table:table-cell office:value-type="float" office:value="0.170659" calcext:value-type="float">
            <text:p>0.170659</text:p>
          </table:table-cell>
          <table:table-cell office:value-type="float" office:value="0.930523" calcext:value-type="float">
            <text:p>0.930523</text:p>
          </table:table-cell>
          <table:table-cell office:value-type="float" office:value="0.982063" calcext:value-type="float">
            <text:p>0.982063</text:p>
          </table:table-cell>
          <table:table-cell office:value-type="float" office:value="0.266469" calcext:value-type="float">
            <text:p>0.266469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70772" calcext:value-type="float">
            <text:p>0.970772</text:p>
          </table:table-cell>
          <table:table-cell office:value-type="float" office:value="0.062929" calcext:value-type="float">
            <text:p>0.062929</text:p>
          </table:table-cell>
          <table:table-cell office:value-type="float" office:value="0.948035" calcext:value-type="float">
            <text:p>0.948035</text:p>
          </table:table-cell>
          <table:table-cell office:value-type="float" office:value="0.980545" calcext:value-type="float">
            <text:p>0.980545</text:p>
          </table:table-cell>
          <table:table-cell office:value-type="float" office:value="0.202185" calcext:value-type="float">
            <text:p>0.202185</text:p>
          </table:table-cell>
          <table:table-cell office:value-type="float" office:value="0.974946" calcext:value-type="float">
            <text:p>0.974946</text:p>
          </table:table-cell>
          <table:table-cell office:value-type="float" office:value="0.98152" calcext:value-type="float">
            <text:p>0.98152</text:p>
          </table:table-cell>
          <table:table-cell office:value-type="float" office:value="0.30955" calcext:value-type="float">
            <text:p>0.30955</text:p>
          </table:table-cell>
          <table:table-cell office:value-type="float" office:value="0.916537" calcext:value-type="float">
            <text:p>0.916537</text:p>
          </table:table-cell>
          <table:table-cell office:value-type="float" office:value="0.970268" calcext:value-type="float">
            <text:p>0.970268</text:p>
          </table:table-cell>
          <table:table-cell office:value-type="float" office:value="0.178512" calcext:value-type="float">
            <text:p>0.178512</text:p>
          </table:table-cell>
          <table:table-cell office:value-type="float" office:value="0.972786" calcext:value-type="float">
            <text:p>0.972786</text:p>
          </table:table-cell>
          <table:table-cell office:value-type="float" office:value="105" calcext:value-type="float">
            <text:p>105</text:p>
          </table:table-cell>
          <table:table-cell table:formula="of:=SUM([.A23]+[.D23]+[.G23]+[.J23]+[.M23]+[.P23]+[.S23]+[.V23]+[.Y23]+[.AB23])/10" office:value-type="float" office:value="0.9784087" calcext:value-type="float">
            <text:p>0.9784087</text:p>
          </table:table-cell>
          <table:table-cell table:formula="of:=SUM([.B23]+[.E23]+[.H23]+[.K23]+[.N23]+[.Q23]+[.T23]+[.W23]+[.Z23]+[.AC23])/10" office:value-type="float" office:value="0.1799218" calcext:value-type="float">
            <text:p>0.1799218</text:p>
          </table:table-cell>
          <table:table-cell table:formula="of:=SUM([.C23]+[.F23]+[.I23]+[.L23]+[.O23]+[.R23]+[.U23]+[.X23]+[.AA23]+[.AD23])/10" office:value-type="float" office:value="0.9498731" calcext:value-type="float">
            <text:p>0.9498731</text:p>
          </table:table-cell>
          <table:table-cell table:formula="of:=1000 * [.AF23]" office:value-type="float" office:value="978.4087" calcext:value-type="float">
            <text:p>978.4087</text:p>
          </table:table-cell>
          <table:table-cell table:formula="of:=26000*[.AH23]" office:value-type="float" office:value="24696.7006" calcext:value-type="float">
            <text:p>24696.7006</text:p>
          </table:table-cell>
        </table:table-row>
        <table:table-row table:style-name="ro1">
          <table:table-cell office:value-type="float" office:value="0.970408" calcext:value-type="float">
            <text:p>0.970408</text:p>
          </table:table-cell>
          <table:table-cell office:value-type="float" office:value="0.050333" calcext:value-type="float">
            <text:p>0.050333</text:p>
          </table:table-cell>
          <table:table-cell office:value-type="float" office:value="0.985748" calcext:value-type="float">
            <text:p>0.985748</text:p>
          </table:table-cell>
          <table:table-cell office:value-type="float" office:value="0.970925" calcext:value-type="float">
            <text:p>0.970925</text:p>
          </table:table-cell>
          <table:table-cell office:value-type="float" office:value="0.087535" calcext:value-type="float">
            <text:p>0.087535</text:p>
          </table:table-cell>
          <table:table-cell office:value-type="float" office:value="0.955009" calcext:value-type="float">
            <text:p>0.955009</text:p>
          </table:table-cell>
          <table:table-cell office:value-type="float" office:value="0.991279" calcext:value-type="float">
            <text:p>0.991279</text:p>
          </table:table-cell>
          <table:table-cell office:value-type="float" office:value="0.291369" calcext:value-type="float">
            <text:p>0.291369</text:p>
          </table:table-cell>
          <table:table-cell office:value-type="float" office:value="0.912406" calcext:value-type="float">
            <text:p>0.912406</text:p>
          </table:table-cell>
          <table:table-cell office:value-type="float" office:value="0.981188" calcext:value-type="float">
            <text:p>0.981188</text:p>
          </table:table-cell>
          <table:table-cell office:value-type="float" office:value="0.154505" calcext:value-type="float">
            <text:p>0.154505</text:p>
          </table:table-cell>
          <table:table-cell office:value-type="float" office:value="0.984763" calcext:value-type="float">
            <text:p>0.984763</text:p>
          </table:table-cell>
          <table:table-cell office:value-type="float" office:value="0.977597" calcext:value-type="float">
            <text:p>0.977597</text:p>
          </table:table-cell>
          <table:table-cell office:value-type="float" office:value="0.170326" calcext:value-type="float">
            <text:p>0.170326</text:p>
          </table:table-cell>
          <table:table-cell office:value-type="float" office:value="0.931623" calcext:value-type="float">
            <text:p>0.931623</text:p>
          </table:table-cell>
          <table:table-cell office:value-type="float" office:value="0.977578" calcext:value-type="float">
            <text:p>0.977578</text:p>
          </table:table-cell>
          <table:table-cell office:value-type="float" office:value="0.254172" calcext:value-type="float">
            <text:p>0.254172</text:p>
          </table:table-cell>
          <table:table-cell office:value-type="float" office:value="0.93746" calcext:value-type="float">
            <text:p>0.93746</text:p>
          </table:table-cell>
          <table:table-cell office:value-type="float" office:value="0.968685" calcext:value-type="float">
            <text:p>0.968685</text:p>
          </table:table-cell>
          <table:table-cell office:value-type="float" office:value="0.061933" calcext:value-type="float">
            <text:p>0.061933</text:p>
          </table:table-cell>
          <table:table-cell office:value-type="float" office:value="0.950726" calcext:value-type="float">
            <text:p>0.950726</text:p>
          </table:table-cell>
          <table:table-cell office:value-type="float" office:value="0.980545" calcext:value-type="float">
            <text:p>0.980545</text:p>
          </table:table-cell>
          <table:table-cell office:value-type="float" office:value="0.201293" calcext:value-type="float">
            <text:p>0.201293</text:p>
          </table:table-cell>
          <table:table-cell office:value-type="float" office:value="0.977486" calcext:value-type="float">
            <text:p>0.977486</text:p>
          </table:table-cell>
          <table:table-cell office:value-type="float" office:value="0.979466" calcext:value-type="float">
            <text:p>0.979466</text:p>
          </table:table-cell>
          <table:table-cell office:value-type="float" office:value="0.302016" calcext:value-type="float">
            <text:p>0.302016</text:p>
          </table:table-cell>
          <table:table-cell office:value-type="float" office:value="0.91919" calcext:value-type="float">
            <text:p>0.91919</text:p>
          </table:table-cell>
          <table:table-cell office:value-type="float" office:value="0.968285" calcext:value-type="float">
            <text:p>0.968285</text:p>
          </table:table-cell>
          <table:table-cell office:value-type="float" office:value="0.17284" calcext:value-type="float">
            <text:p>0.17284</text:p>
          </table:table-cell>
          <table:table-cell office:value-type="float" office:value="0.973506" calcext:value-type="float">
            <text:p>0.973506</text:p>
          </table:table-cell>
          <table:table-cell office:value-type="float" office:value="110" calcext:value-type="float">
            <text:p>110</text:p>
          </table:table-cell>
          <table:table-cell table:formula="of:=SUM([.A24]+[.D24]+[.G24]+[.J24]+[.M24]+[.P24]+[.S24]+[.V24]+[.Y24]+[.AB24])/10" office:value-type="float" office:value="0.9765956" calcext:value-type="float">
            <text:p>0.9765956</text:p>
          </table:table-cell>
          <table:table-cell table:formula="of:=SUM([.B24]+[.E24]+[.H24]+[.K24]+[.N24]+[.Q24]+[.T24]+[.W24]+[.Z24]+[.AC24])/10" office:value-type="float" office:value="0.1746322" calcext:value-type="float">
            <text:p>0.1746322</text:p>
          </table:table-cell>
          <table:table-cell table:formula="of:=SUM([.C24]+[.F24]+[.I24]+[.L24]+[.O24]+[.R24]+[.U24]+[.X24]+[.AA24]+[.AD24])/10" office:value-type="float" office:value="0.9527917" calcext:value-type="float">
            <text:p>0.9527917</text:p>
          </table:table-cell>
          <table:table-cell table:formula="of:=1000 * [.AF24]" office:value-type="float" office:value="976.5956" calcext:value-type="float">
            <text:p>976.5956</text:p>
          </table:table-cell>
          <table:table-cell table:formula="of:=26000*[.AH24]" office:value-type="float" office:value="24772.5842" calcext:value-type="float">
            <text:p>24772.5842</text:p>
          </table:table-cell>
        </table:table-row>
        <table:table-row table:style-name="ro1">
          <table:table-cell office:value-type="float" office:value="0.969388" calcext:value-type="float">
            <text:p>0.969388</text:p>
          </table:table-cell>
          <table:table-cell office:value-type="float" office:value="0.052661" calcext:value-type="float">
            <text:p>0.052661</text:p>
          </table:table-cell>
          <table:table-cell office:value-type="float" office:value="0.985862" calcext:value-type="float">
            <text:p>0.985862</text:p>
          </table:table-cell>
          <table:table-cell office:value-type="float" office:value="0.968282" calcext:value-type="float">
            <text:p>0.968282</text:p>
          </table:table-cell>
          <table:table-cell office:value-type="float" office:value="0.062606" calcext:value-type="float">
            <text:p>0.062606</text:p>
          </table:table-cell>
          <table:table-cell office:value-type="float" office:value="0.963234" calcext:value-type="float">
            <text:p>0.963234</text:p>
          </table:table-cell>
          <table:table-cell office:value-type="float" office:value="0.991279" calcext:value-type="float">
            <text:p>0.991279</text:p>
          </table:table-cell>
          <table:table-cell office:value-type="float" office:value="0.291258" calcext:value-type="float">
            <text:p>0.291258</text:p>
          </table:table-cell>
          <table:table-cell office:value-type="float" office:value="0.915514" calcext:value-type="float">
            <text:p>0.915514</text:p>
          </table:table-cell>
          <table:table-cell office:value-type="float" office:value="0.979208" calcext:value-type="float">
            <text:p>0.979208</text:p>
          </table:table-cell>
          <table:table-cell office:value-type="float" office:value="0.140823" calcext:value-type="float">
            <text:p>0.140823</text:p>
          </table:table-cell>
          <table:table-cell office:value-type="float" office:value="0.984801" calcext:value-type="float">
            <text:p>0.984801</text:p>
          </table:table-cell>
          <table:table-cell office:value-type="float" office:value="0.974542" calcext:value-type="float">
            <text:p>0.974542</text:p>
          </table:table-cell>
          <table:table-cell office:value-type="float" office:value="0.167776" calcext:value-type="float">
            <text:p>0.167776</text:p>
          </table:table-cell>
          <table:table-cell office:value-type="float" office:value="0.933101" calcext:value-type="float">
            <text:p>0.933101</text:p>
          </table:table-cell>
          <table:table-cell office:value-type="float" office:value="0.976457" calcext:value-type="float">
            <text:p>0.976457</text:p>
          </table:table-cell>
          <table:table-cell office:value-type="float" office:value="0.248134" calcext:value-type="float">
            <text:p>0.248134</text:p>
          </table:table-cell>
          <table:table-cell office:value-type="float" office:value="0.937763" calcext:value-type="float">
            <text:p>0.937763</text:p>
          </table:table-cell>
          <table:table-cell office:value-type="float" office:value="0.963466" calcext:value-type="float">
            <text:p>0.963466</text:p>
          </table:table-cell>
          <table:table-cell office:value-type="float" office:value="0.054634" calcext:value-type="float">
            <text:p>0.054634</text:p>
          </table:table-cell>
          <table:table-cell office:value-type="float" office:value="0.953379" calcext:value-type="float">
            <text:p>0.953379</text:p>
          </table:table-cell>
          <table:table-cell office:value-type="float" office:value="0.978599" calcext:value-type="float">
            <text:p>0.978599</text:p>
          </table:table-cell>
          <table:table-cell office:value-type="float" office:value="0.194048" calcext:value-type="float">
            <text:p>0.194048</text:p>
          </table:table-cell>
          <table:table-cell office:value-type="float" office:value="0.978736" calcext:value-type="float">
            <text:p>0.978736</text:p>
          </table:table-cell>
          <table:table-cell office:value-type="float" office:value="0.976386" calcext:value-type="float">
            <text:p>0.976386</text:p>
          </table:table-cell>
          <table:table-cell office:value-type="float" office:value="0.311212" calcext:value-type="float">
            <text:p>0.311212</text:p>
          </table:table-cell>
          <table:table-cell office:value-type="float" office:value="0.918925" calcext:value-type="float">
            <text:p>0.918925</text:p>
          </table:table-cell>
          <table:table-cell office:value-type="float" office:value="0.968285" calcext:value-type="float">
            <text:p>0.968285</text:p>
          </table:table-cell>
          <table:table-cell office:value-type="float" office:value="0.16383" calcext:value-type="float">
            <text:p>0.16383</text:p>
          </table:table-cell>
          <table:table-cell office:value-type="float" office:value="0.975552" calcext:value-type="float">
            <text:p>0.975552</text:p>
          </table:table-cell>
          <table:table-cell office:value-type="float" office:value="115" calcext:value-type="float">
            <text:p>115</text:p>
          </table:table-cell>
          <table:table-cell table:formula="of:=SUM([.A25]+[.D25]+[.G25]+[.J25]+[.M25]+[.P25]+[.S25]+[.V25]+[.Y25]+[.AB25])/10" office:value-type="float" office:value="0.9745892" calcext:value-type="float">
            <text:p>0.9745892</text:p>
          </table:table-cell>
          <table:table-cell table:formula="of:=SUM([.B25]+[.E25]+[.H25]+[.K25]+[.N25]+[.Q25]+[.T25]+[.W25]+[.Z25]+[.AC25])/10" office:value-type="float" office:value="0.1686982" calcext:value-type="float">
            <text:p>0.1686982</text:p>
          </table:table-cell>
          <table:table-cell table:formula="of:=SUM([.C25]+[.F25]+[.I25]+[.L25]+[.O25]+[.R25]+[.U25]+[.X25]+[.AA25]+[.AD25])/10" office:value-type="float" office:value="0.9546867" calcext:value-type="float">
            <text:p>0.9546867</text:p>
          </table:table-cell>
          <table:table-cell table:formula="of:=1000 * [.AF25]" office:value-type="float" office:value="974.5892" calcext:value-type="float">
            <text:p>974.5892</text:p>
          </table:table-cell>
          <table:table-cell table:formula="of:=26000*[.AH25]" office:value-type="float" office:value="24821.8542" calcext:value-type="float">
            <text:p>24821.8542</text:p>
          </table:table-cell>
        </table:table-row>
        <table:table-row table:style-name="ro1">
          <table:table-cell office:value-type="float" office:value="0.966327" calcext:value-type="float">
            <text:p>0.966327</text:p>
          </table:table-cell>
          <table:table-cell office:value-type="float" office:value="0.050443" calcext:value-type="float">
            <text:p>0.050443</text:p>
          </table:table-cell>
          <table:table-cell office:value-type="float" office:value="0.986582" calcext:value-type="float">
            <text:p>0.986582</text:p>
          </table:table-cell>
          <table:table-cell office:value-type="float" office:value="0.965639" calcext:value-type="float">
            <text:p>0.965639</text:p>
          </table:table-cell>
          <table:table-cell office:value-type="float" office:value="0.067343" calcext:value-type="float">
            <text:p>0.067343</text:p>
          </table:table-cell>
          <table:table-cell office:value-type="float" office:value="0.965546" calcext:value-type="float">
            <text:p>0.965546</text:p>
          </table:table-cell>
          <table:table-cell office:value-type="float" office:value="0.99031" calcext:value-type="float">
            <text:p>0.99031</text:p>
          </table:table-cell>
          <table:table-cell office:value-type="float" office:value="0.288247" calcext:value-type="float">
            <text:p>0.288247</text:p>
          </table:table-cell>
          <table:table-cell office:value-type="float" office:value="0.918129" calcext:value-type="float">
            <text:p>0.918129</text:p>
          </table:table-cell>
          <table:table-cell office:value-type="float" office:value="0.977228" calcext:value-type="float">
            <text:p>0.977228</text:p>
          </table:table-cell>
          <table:table-cell office:value-type="float" office:value="0.142047" calcext:value-type="float">
            <text:p>0.142047</text:p>
          </table:table-cell>
          <table:table-cell office:value-type="float" office:value="0.985407" calcext:value-type="float">
            <text:p>0.985407</text:p>
          </table:table-cell>
          <table:table-cell office:value-type="float" office:value="0.974542" calcext:value-type="float">
            <text:p>0.974542</text:p>
          </table:table-cell>
          <table:table-cell office:value-type="float" office:value="0.153138" calcext:value-type="float">
            <text:p>0.153138</text:p>
          </table:table-cell>
          <table:table-cell office:value-type="float" office:value="0.938407" calcext:value-type="float">
            <text:p>0.938407</text:p>
          </table:table-cell>
          <table:table-cell office:value-type="float" office:value="0.976457" calcext:value-type="float">
            <text:p>0.976457</text:p>
          </table:table-cell>
          <table:table-cell office:value-type="float" office:value="0.246706" calcext:value-type="float">
            <text:p>0.246706</text:p>
          </table:table-cell>
          <table:table-cell office:value-type="float" office:value="0.938673" calcext:value-type="float">
            <text:p>0.938673</text:p>
          </table:table-cell>
          <table:table-cell office:value-type="float" office:value="0.963466" calcext:value-type="float">
            <text:p>0.963466</text:p>
          </table:table-cell>
          <table:table-cell office:value-type="float" office:value="0.042358" calcext:value-type="float">
            <text:p>0.042358</text:p>
          </table:table-cell>
          <table:table-cell office:value-type="float" office:value="0.955805" calcext:value-type="float">
            <text:p>0.955805</text:p>
          </table:table-cell>
          <table:table-cell office:value-type="float" office:value="0.976654" calcext:value-type="float">
            <text:p>0.976654</text:p>
          </table:table-cell>
          <table:table-cell office:value-type="float" office:value="0.187138" calcext:value-type="float">
            <text:p>0.187138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976386" calcext:value-type="float">
            <text:p>0.976386</text:p>
          </table:table-cell>
          <table:table-cell office:value-type="float" office:value="0.276645" calcext:value-type="float">
            <text:p>0.276645</text:p>
          </table:table-cell>
          <table:table-cell office:value-type="float" office:value="0.923208" calcext:value-type="float">
            <text:p>0.923208</text:p>
          </table:table-cell>
          <table:table-cell office:value-type="float" office:value="0.969277" calcext:value-type="float">
            <text:p>0.969277</text:p>
          </table:table-cell>
          <table:table-cell office:value-type="float" office:value="0.153932" calcext:value-type="float">
            <text:p>0.153932</text:p>
          </table:table-cell>
          <table:table-cell office:value-type="float" office:value="0.977069" calcext:value-type="float">
            <text:p>0.977069</text:p>
          </table:table-cell>
          <table:table-cell office:value-type="float" office:value="120" calcext:value-type="float">
            <text:p>120</text:p>
          </table:table-cell>
          <table:table-cell table:formula="of:=SUM([.A26]+[.D26]+[.G26]+[.J26]+[.M26]+[.P26]+[.S26]+[.V26]+[.Y26]+[.AB26])/10" office:value-type="float" office:value="0.9736286" calcext:value-type="float">
            <text:p>0.9736286</text:p>
          </table:table-cell>
          <table:table-cell table:formula="of:=SUM([.B26]+[.E26]+[.H26]+[.K26]+[.N26]+[.Q26]+[.T26]+[.W26]+[.Z26]+[.AC26])/10" office:value-type="float" office:value="0.1607997" calcext:value-type="float">
            <text:p>0.1607997</text:p>
          </table:table-cell>
          <table:table-cell table:formula="of:=SUM([.C26]+[.F26]+[.I26]+[.L26]+[.O26]+[.R26]+[.U26]+[.X26]+[.AA26]+[.AD26])/10" office:value-type="float" office:value="0.9569041" calcext:value-type="float">
            <text:p>0.9569041</text:p>
          </table:table-cell>
          <table:table-cell table:formula="of:=1000 * [.AF26]" office:value-type="float" office:value="973.6286" calcext:value-type="float">
            <text:p>973.6286</text:p>
          </table:table-cell>
          <table:table-cell table:formula="of:=26000*[.AH26]" office:value-type="float" office:value="24879.5066" calcext:value-type="float">
            <text:p>24879.5066</text:p>
          </table:table-cell>
        </table:table-row>
        <table:table-row table:style-name="ro1">
          <table:table-cell office:value-type="float" office:value="0.961224" calcext:value-type="float">
            <text:p>0.961224</text:p>
          </table:table-cell>
          <table:table-cell office:value-type="float" office:value="0.042129" calcext:value-type="float">
            <text:p>0.042129</text:p>
          </table:table-cell>
          <table:table-cell office:value-type="float" office:value="0.988856" calcext:value-type="float">
            <text:p>0.988856</text:p>
          </table:table-cell>
          <table:table-cell office:value-type="float" office:value="0.959471" calcext:value-type="float">
            <text:p>0.959471</text:p>
          </table:table-cell>
          <table:table-cell office:value-type="float" office:value="0.07163" calcext:value-type="float">
            <text:p>0.07163</text:p>
          </table:table-cell>
          <table:table-cell office:value-type="float" office:value="0.963727" calcext:value-type="float">
            <text:p>0.963727</text:p>
          </table:table-cell>
          <table:table-cell office:value-type="float" office:value="0.989341" calcext:value-type="float">
            <text:p>0.989341</text:p>
          </table:table-cell>
          <table:table-cell office:value-type="float" office:value="0.292484" calcext:value-type="float">
            <text:p>0.292484</text:p>
          </table:table-cell>
          <table:table-cell office:value-type="float" office:value="0.917788" calcext:value-type="float">
            <text:p>0.917788</text:p>
          </table:table-cell>
          <table:table-cell office:value-type="float" office:value="0.977228" calcext:value-type="float">
            <text:p>0.977228</text:p>
          </table:table-cell>
          <table:table-cell office:value-type="float" office:value="0.136263" calcext:value-type="float">
            <text:p>0.136263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968432" calcext:value-type="float">
            <text:p>0.968432</text:p>
          </table:table-cell>
          <table:table-cell office:value-type="float" office:value="0.132069" calcext:value-type="float">
            <text:p>0.132069</text:p>
          </table:table-cell>
          <table:table-cell office:value-type="float" office:value="0.948376" calcext:value-type="float">
            <text:p>0.948376</text:p>
          </table:table-cell>
          <table:table-cell office:value-type="float" office:value="0.974215" calcext:value-type="float">
            <text:p>0.974215</text:p>
          </table:table-cell>
          <table:table-cell office:value-type="float" office:value="0.234629" calcext:value-type="float">
            <text:p>0.234629</text:p>
          </table:table-cell>
          <table:table-cell office:value-type="float" office:value="0.941023" calcext:value-type="float">
            <text:p>0.941023</text:p>
          </table:table-cell>
          <table:table-cell office:value-type="float" office:value="0.963466" calcext:value-type="float">
            <text:p>0.963466</text:p>
          </table:table-cell>
          <table:table-cell office:value-type="float" office:value="0.035722" calcext:value-type="float">
            <text:p>0.035722</text:p>
          </table:table-cell>
          <table:table-cell office:value-type="float" office:value="0.955956" calcext:value-type="float">
            <text:p>0.955956</text:p>
          </table:table-cell>
          <table:table-cell office:value-type="float" office:value="0.973735" calcext:value-type="float">
            <text:p>0.973735</text:p>
          </table:table-cell>
          <table:table-cell office:value-type="float" office:value="0.183237" calcext:value-type="float">
            <text:p>0.183237</text:p>
          </table:table-cell>
          <table:table-cell office:value-type="float" office:value="0.98048" calcext:value-type="float">
            <text:p>0.98048</text:p>
          </table:table-cell>
          <table:table-cell office:value-type="float" office:value="0.978439" calcext:value-type="float">
            <text:p>0.978439</text:p>
          </table:table-cell>
          <table:table-cell office:value-type="float" office:value="0.283293" calcext:value-type="float">
            <text:p>0.283293</text:p>
          </table:table-cell>
          <table:table-cell office:value-type="float" office:value="0.925861" calcext:value-type="float">
            <text:p>0.925861</text:p>
          </table:table-cell>
          <table:table-cell office:value-type="float" office:value="0.968285" calcext:value-type="float">
            <text:p>0.968285</text:p>
          </table:table-cell>
          <table:table-cell office:value-type="float" office:value="0.139362" calcext:value-type="float">
            <text:p>0.139362</text:p>
          </table:table-cell>
          <table:table-cell office:value-type="float" office:value="0.977523" calcext:value-type="float">
            <text:p>0.977523</text:p>
          </table:table-cell>
          <table:table-cell office:value-type="float" office:value="125" calcext:value-type="float">
            <text:p>125</text:p>
          </table:table-cell>
          <table:table-cell table:formula="of:=SUM([.A27]+[.D27]+[.G27]+[.J27]+[.M27]+[.P27]+[.S27]+[.V27]+[.Y27]+[.AB27])/10" office:value-type="float" office:value="0.9713836" calcext:value-type="float">
            <text:p>0.9713836</text:p>
          </table:table-cell>
          <table:table-cell table:formula="of:=SUM([.B27]+[.E27]+[.H27]+[.K27]+[.N27]+[.Q27]+[.T27]+[.W27]+[.Z27]+[.AC27])/10" office:value-type="float" office:value="0.1550818" calcext:value-type="float">
            <text:p>0.1550818</text:p>
          </table:table-cell>
          <table:table-cell table:formula="of:=SUM([.C27]+[.F27]+[.I27]+[.L27]+[.O27]+[.R27]+[.U27]+[.X27]+[.AA27]+[.AD27])/10" office:value-type="float" office:value="0.958549" calcext:value-type="float">
            <text:p>0.958549</text:p>
          </table:table-cell>
          <table:table-cell table:formula="of:=1000 * [.AF27]" office:value-type="float" office:value="971.3836" calcext:value-type="float">
            <text:p>971.3836</text:p>
          </table:table-cell>
          <table:table-cell table:formula="of:=26000*[.AH27]" office:value-type="float" office:value="24922.274" calcext:value-type="float">
            <text:p>24922.274</text:p>
          </table:table-cell>
        </table:table-row>
        <table:table-row table:style-name="ro1">
          <table:table-cell office:value-type="float" office:value="0.956122" calcext:value-type="float">
            <text:p>0.956122</text:p>
          </table:table-cell>
          <table:table-cell office:value-type="float" office:value="0.037694" calcext:value-type="float">
            <text:p>0.037694</text:p>
          </table:table-cell>
          <table:table-cell office:value-type="float" office:value="0.989046" calcext:value-type="float">
            <text:p>0.989046</text:p>
          </table:table-cell>
          <table:table-cell office:value-type="float" office:value="0.951542" calcext:value-type="float">
            <text:p>0.951542</text:p>
          </table:table-cell>
          <table:table-cell office:value-type="float" office:value="0.062155" calcext:value-type="float">
            <text:p>0.062155</text:p>
          </table:table-cell>
          <table:table-cell office:value-type="float" office:value="0.970132" calcext:value-type="float">
            <text:p>0.970132</text:p>
          </table:table-cell>
          <table:table-cell office:value-type="float" office:value="0.99031" calcext:value-type="float">
            <text:p>0.99031</text:p>
          </table:table-cell>
          <table:table-cell office:value-type="float" office:value="0.284679" calcext:value-type="float">
            <text:p>0.284679</text:p>
          </table:table-cell>
          <table:table-cell office:value-type="float" office:value="0.923587" calcext:value-type="float">
            <text:p>0.923587</text:p>
          </table:table-cell>
          <table:table-cell office:value-type="float" office:value="0.975248" calcext:value-type="float">
            <text:p>0.975248</text:p>
          </table:table-cell>
          <table:table-cell office:value-type="float" office:value="0.127586" calcext:value-type="float">
            <text:p>0.127586</text:p>
          </table:table-cell>
          <table:table-cell office:value-type="float" office:value="0.986241" calcext:value-type="float">
            <text:p>0.986241</text:p>
          </table:table-cell>
          <table:table-cell office:value-type="float" office:value="0.966395" calcext:value-type="float">
            <text:p>0.966395</text:p>
          </table:table-cell>
          <table:table-cell office:value-type="float" office:value="0.130849" calcext:value-type="float">
            <text:p>0.130849</text:p>
          </table:table-cell>
          <table:table-cell office:value-type="float" office:value="0.950006" calcext:value-type="float">
            <text:p>0.950006</text:p>
          </table:table-cell>
          <table:table-cell office:value-type="float" office:value="0.970852" calcext:value-type="float">
            <text:p>0.970852</text:p>
          </table:table-cell>
          <table:table-cell office:value-type="float" office:value="0.188845" calcext:value-type="float">
            <text:p>0.188845</text:p>
          </table:table-cell>
          <table:table-cell office:value-type="float" office:value="0.950498" calcext:value-type="float">
            <text:p>0.950498</text:p>
          </table:table-cell>
          <table:table-cell office:value-type="float" office:value="0.963466" calcext:value-type="float">
            <text:p>0.963466</text:p>
          </table:table-cell>
          <table:table-cell office:value-type="float" office:value="0.035059" calcext:value-type="float">
            <text:p>0.035059</text:p>
          </table:table-cell>
          <table:table-cell office:value-type="float" office:value="0.955994" calcext:value-type="float">
            <text:p>0.955994</text:p>
          </table:table-cell>
          <table:table-cell office:value-type="float" office:value="0.970817" calcext:value-type="float">
            <text:p>0.970817</text:p>
          </table:table-cell>
          <table:table-cell office:value-type="float" office:value="0.182791" calcext:value-type="float">
            <text:p>0.182791</text:p>
          </table:table-cell>
          <table:table-cell office:value-type="float" office:value="0.981238" calcext:value-type="float">
            <text:p>0.981238</text:p>
          </table:table-cell>
          <table:table-cell office:value-type="float" office:value="0.973306" calcext:value-type="float">
            <text:p>0.973306</text:p>
          </table:table-cell>
          <table:table-cell office:value-type="float" office:value="0.288832" calcext:value-type="float">
            <text:p>0.288832</text:p>
          </table:table-cell>
          <table:table-cell office:value-type="float" office:value="0.926582" calcext:value-type="float">
            <text:p>0.926582</text:p>
          </table:table-cell>
          <table:table-cell office:value-type="float" office:value="0.967294" calcext:value-type="float">
            <text:p>0.967294</text:p>
          </table:table-cell>
          <table:table-cell office:value-type="float" office:value="0.134579" calcext:value-type="float">
            <text:p>0.134579</text:p>
          </table:table-cell>
          <table:table-cell office:value-type="float" office:value="0.978964" calcext:value-type="float">
            <text:p>0.978964</text:p>
          </table:table-cell>
          <table:table-cell office:value-type="float" office:value="130" calcext:value-type="float">
            <text:p>130</text:p>
          </table:table-cell>
          <table:table-cell table:formula="of:=SUM([.A28]+[.D28]+[.G28]+[.J28]+[.M28]+[.P28]+[.S28]+[.V28]+[.Y28]+[.AB28])/10" office:value-type="float" office:value="0.9685352" calcext:value-type="float">
            <text:p>0.9685352</text:p>
          </table:table-cell>
          <table:table-cell table:formula="of:=SUM([.B28]+[.E28]+[.H28]+[.K28]+[.N28]+[.Q28]+[.T28]+[.W28]+[.Z28]+[.AC28])/10" office:value-type="float" office:value="0.1473069" calcext:value-type="float">
            <text:p>0.1473069</text:p>
          </table:table-cell>
          <table:table-cell table:formula="of:=SUM([.C28]+[.F28]+[.I28]+[.L28]+[.O28]+[.R28]+[.U28]+[.X28]+[.AA28]+[.AD28])/10" office:value-type="float" office:value="0.9612288" calcext:value-type="float">
            <text:p>0.9612288</text:p>
          </table:table-cell>
          <table:table-cell table:formula="of:=1000 * [.AF28]" office:value-type="float" office:value="968.5352" calcext:value-type="float">
            <text:p>968.5352</text:p>
          </table:table-cell>
          <table:table-cell table:formula="of:=26000*[.AH28]" office:value-type="float" office:value="24991.9488" calcext:value-type="float">
            <text:p>24991.9488</text:p>
          </table:table-cell>
        </table:table-row>
        <table:table-row table:style-name="ro1">
          <table:table-cell office:value-type="float" office:value="0.956122" calcext:value-type="float">
            <text:p>0.956122</text:p>
          </table:table-cell>
          <table:table-cell office:value-type="float" office:value="0.037029" calcext:value-type="float">
            <text:p>0.037029</text:p>
          </table:table-cell>
          <table:table-cell office:value-type="float" office:value="0.989766" calcext:value-type="float">
            <text:p>0.989766</text:p>
          </table:table-cell>
          <table:table-cell office:value-type="float" office:value="0.94978" calcext:value-type="float">
            <text:p>0.94978</text:p>
          </table:table-cell>
          <table:table-cell office:value-type="float" office:value="0.047716" calcext:value-type="float">
            <text:p>0.047716</text:p>
          </table:table-cell>
          <table:table-cell office:value-type="float" office:value="0.975325" calcext:value-type="float">
            <text:p>0.975325</text:p>
          </table:table-cell>
          <table:table-cell office:value-type="float" office:value="0.991279" calcext:value-type="float">
            <text:p>0.991279</text:p>
          </table:table-cell>
          <table:table-cell office:value-type="float" office:value="0.277988" calcext:value-type="float">
            <text:p>0.277988</text:p>
          </table:table-cell>
          <table:table-cell office:value-type="float" office:value="0.929348" calcext:value-type="float">
            <text:p>0.929348</text:p>
          </table:table-cell>
          <table:table-cell office:value-type="float" office:value="0.975248" calcext:value-type="float">
            <text:p>0.975248</text:p>
          </table:table-cell>
          <table:table-cell office:value-type="float" office:value="0.127697" calcext:value-type="float">
            <text:p>0.127697</text:p>
          </table:table-cell>
          <table:table-cell office:value-type="float" office:value="0.985748" calcext:value-type="float">
            <text:p>0.985748</text:p>
          </table:table-cell>
          <table:table-cell office:value-type="float" office:value="0.965377" calcext:value-type="float">
            <text:p>0.965377</text:p>
          </table:table-cell>
          <table:table-cell office:value-type="float" office:value="0.128632" calcext:value-type="float">
            <text:p>0.128632</text:p>
          </table:table-cell>
          <table:table-cell office:value-type="float" office:value="0.952697" calcext:value-type="float">
            <text:p>0.952697</text:p>
          </table:table-cell>
          <table:table-cell office:value-type="float" office:value="0.969731" calcext:value-type="float">
            <text:p>0.969731</text:p>
          </table:table-cell>
          <table:table-cell office:value-type="float" office:value="0.182916" calcext:value-type="float">
            <text:p>0.182916</text:p>
          </table:table-cell>
          <table:table-cell office:value-type="float" office:value="0.952394" calcext:value-type="float">
            <text:p>0.952394</text:p>
          </table:table-cell>
          <table:table-cell office:value-type="float" office:value="0.962422" calcext:value-type="float">
            <text:p>0.962422</text:p>
          </table:table-cell>
          <table:table-cell office:value-type="float" office:value="0.031298" calcext:value-type="float">
            <text:p>0.031298</text:p>
          </table:table-cell>
          <table:table-cell office:value-type="float" office:value="0.957056" calcext:value-type="float">
            <text:p>0.957056</text:p>
          </table:table-cell>
          <table:table-cell office:value-type="float" office:value="0.97179" calcext:value-type="float">
            <text:p>0.97179</text:p>
          </table:table-cell>
          <table:table-cell office:value-type="float" office:value="0.17811" calcext:value-type="float">
            <text:p>0.17811</text:p>
          </table:table-cell>
          <table:table-cell office:value-type="float" office:value="0.981352" calcext:value-type="float">
            <text:p>0.981352</text:p>
          </table:table-cell>
          <table:table-cell office:value-type="float" office:value="0.977413" calcext:value-type="float">
            <text:p>0.977413</text:p>
          </table:table-cell>
          <table:table-cell office:value-type="float" office:value="0.287614" calcext:value-type="float">
            <text:p>0.287614</text:p>
          </table:table-cell>
          <table:table-cell office:value-type="float" office:value="0.933518" calcext:value-type="float">
            <text:p>0.933518</text:p>
          </table:table-cell>
          <table:table-cell office:value-type="float" office:value="0.962339" calcext:value-type="float">
            <text:p>0.962339</text:p>
          </table:table-cell>
          <table:table-cell office:value-type="float" office:value="0.127794" calcext:value-type="float">
            <text:p>0.127794</text:p>
          </table:table-cell>
          <table:table-cell office:value-type="float" office:value="0.980063" calcext:value-type="float">
            <text:p>0.980063</text:p>
          </table:table-cell>
          <table:table-cell office:value-type="float" office:value="135" calcext:value-type="float">
            <text:p>135</text:p>
          </table:table-cell>
          <table:table-cell table:formula="of:=SUM([.A29]+[.D29]+[.G29]+[.J29]+[.M29]+[.P29]+[.S29]+[.V29]+[.Y29]+[.AB29])/10" office:value-type="float" office:value="0.9681501" calcext:value-type="float">
            <text:p>0.9681501</text:p>
          </table:table-cell>
          <table:table-cell table:formula="of:=SUM([.B29]+[.E29]+[.H29]+[.K29]+[.N29]+[.Q29]+[.T29]+[.W29]+[.Z29]+[.AC29])/10" office:value-type="float" office:value="0.1426794" calcext:value-type="float">
            <text:p>0.1426794</text:p>
          </table:table-cell>
          <table:table-cell table:formula="of:=SUM([.C29]+[.F29]+[.I29]+[.L29]+[.O29]+[.R29]+[.U29]+[.X29]+[.AA29]+[.AD29])/10" office:value-type="float" office:value="0.9637267" calcext:value-type="float">
            <text:p>0.9637267</text:p>
          </table:table-cell>
          <table:table-cell table:formula="of:=1000 * [.AF29]" office:value-type="float" office:value="968.1501" calcext:value-type="float">
            <text:p>968.1501</text:p>
          </table:table-cell>
          <table:table-cell table:formula="of:=26000*[.AH29]" office:value-type="float" office:value="25056.8942" calcext:value-type="float">
            <text:p>25056.8942</text:p>
          </table:table-cell>
        </table:table-row>
        <table:table-row table:style-name="ro1">
          <table:table-cell office:value-type="float" office:value="0.956122" calcext:value-type="float">
            <text:p>0.956122</text:p>
          </table:table-cell>
          <table:table-cell office:value-type="float" office:value="0.034812" calcext:value-type="float">
            <text:p>0.034812</text:p>
          </table:table-cell>
          <table:table-cell office:value-type="float" office:value="0.990031" calcext:value-type="float">
            <text:p>0.990031</text:p>
          </table:table-cell>
          <table:table-cell office:value-type="float" office:value="0.948899" calcext:value-type="float">
            <text:p>0.948899</text:p>
          </table:table-cell>
          <table:table-cell office:value-type="float" office:value="0.041737" calcext:value-type="float">
            <text:p>0.041737</text:p>
          </table:table-cell>
          <table:table-cell office:value-type="float" office:value="0.976197" calcext:value-type="float">
            <text:p>0.976197</text:p>
          </table:table-cell>
          <table:table-cell office:value-type="float" office:value="0.988372" calcext:value-type="float">
            <text:p>0.988372</text:p>
          </table:table-cell>
          <table:table-cell office:value-type="float" office:value="0.263046" calcext:value-type="float">
            <text:p>0.263046</text:p>
          </table:table-cell>
          <table:table-cell office:value-type="float" office:value="0.931736" calcext:value-type="float">
            <text:p>0.931736</text:p>
          </table:table-cell>
          <table:table-cell office:value-type="float" office:value="0.973267" calcext:value-type="float">
            <text:p>0.973267</text:p>
          </table:table-cell>
          <table:table-cell office:value-type="float" office:value="0.112347" calcext:value-type="float">
            <text:p>0.112347</text:p>
          </table:table-cell>
          <table:table-cell office:value-type="float" office:value="0.988212" calcext:value-type="float">
            <text:p>0.988212</text:p>
          </table:table-cell>
          <table:table-cell office:value-type="float" office:value="0.965377" calcext:value-type="float">
            <text:p>0.965377</text:p>
          </table:table-cell>
          <table:table-cell office:value-type="float" office:value="0.128632" calcext:value-type="float">
            <text:p>0.128632</text:p>
          </table:table-cell>
          <table:table-cell office:value-type="float" office:value="0.952886" calcext:value-type="float">
            <text:p>0.952886</text:p>
          </table:table-cell>
          <table:table-cell office:value-type="float" office:value="0.969731" calcext:value-type="float">
            <text:p>0.969731</text:p>
          </table:table-cell>
          <table:table-cell office:value-type="float" office:value="0.184673" calcext:value-type="float">
            <text:p>0.184673</text:p>
          </table:table-cell>
          <table:table-cell office:value-type="float" office:value="0.952015" calcext:value-type="float">
            <text:p>0.952015</text:p>
          </table:table-cell>
          <table:table-cell office:value-type="float" office:value="0.961378" calcext:value-type="float">
            <text:p>0.961378</text:p>
          </table:table-cell>
          <table:table-cell office:value-type="float" office:value="0.028976" calcext:value-type="float">
            <text:p>0.028976</text:p>
          </table:table-cell>
          <table:table-cell office:value-type="float" office:value="0.959292" calcext:value-type="float">
            <text:p>0.959292</text:p>
          </table:table-cell>
          <table:table-cell office:value-type="float" office:value="0.967899" calcext:value-type="float">
            <text:p>0.967899</text:p>
          </table:table-cell>
          <table:table-cell office:value-type="float" office:value="0.174989" calcext:value-type="float">
            <text:p>0.174989</text:p>
          </table:table-cell>
          <table:table-cell office:value-type="float" office:value="0.982261" calcext:value-type="float">
            <text:p>0.982261</text:p>
          </table:table-cell>
          <table:table-cell office:value-type="float" office:value="0.975359" calcext:value-type="float">
            <text:p>0.975359</text:p>
          </table:table-cell>
          <table:table-cell office:value-type="float" office:value="0.280966" calcext:value-type="float">
            <text:p>0.280966</text:p>
          </table:table-cell>
          <table:table-cell office:value-type="float" office:value="0.933594" calcext:value-type="float">
            <text:p>0.933594</text:p>
          </table:table-cell>
          <table:table-cell office:value-type="float" office:value="0.959366" calcext:value-type="float">
            <text:p>0.959366</text:p>
          </table:table-cell>
          <table:table-cell office:value-type="float" office:value="0.116895" calcext:value-type="float">
            <text:p>0.116895</text:p>
          </table:table-cell>
          <table:table-cell office:value-type="float" office:value="0.982261" calcext:value-type="float">
            <text:p>0.982261</text:p>
          </table:table-cell>
          <table:table-cell office:value-type="float" office:value="140" calcext:value-type="float">
            <text:p>140</text:p>
          </table:table-cell>
          <table:table-cell table:formula="of:=SUM([.A30]+[.D30]+[.G30]+[.J30]+[.M30]+[.P30]+[.S30]+[.V30]+[.Y30]+[.AB30])/10" office:value-type="float" office:value="0.966577" calcext:value-type="float">
            <text:p>0.966577</text:p>
          </table:table-cell>
          <table:table-cell table:formula="of:=SUM([.B30]+[.E30]+[.H30]+[.K30]+[.N30]+[.Q30]+[.T30]+[.W30]+[.Z30]+[.AC30])/10" office:value-type="float" office:value="0.1367073" calcext:value-type="float">
            <text:p>0.1367073</text:p>
          </table:table-cell>
          <table:table-cell table:formula="of:=SUM([.C30]+[.F30]+[.I30]+[.L30]+[.O30]+[.R30]+[.U30]+[.X30]+[.AA30]+[.AD30])/10" office:value-type="float" office:value="0.9648485" calcext:value-type="float">
            <text:p>0.9648485</text:p>
          </table:table-cell>
          <table:table-cell table:formula="of:=1000 * [.AF30]" office:value-type="float" office:value="966.577" calcext:value-type="float">
            <text:p>966.577</text:p>
          </table:table-cell>
          <table:table-cell table:formula="of:=26000*[.AH30]" office:value-type="float" office:value="25086.061" calcext:value-type="float">
            <text:p>25086.061</text:p>
          </table:table-cell>
        </table:table-row>
        <table:table-row table:style-name="ro1">
          <table:table-cell office:value-type="float" office:value="0.94898" calcext:value-type="float">
            <text:p>0.94898</text:p>
          </table:table-cell>
          <table:table-cell office:value-type="float" office:value="0.035588" calcext:value-type="float">
            <text:p>0.035588</text:p>
          </table:table-cell>
          <table:table-cell office:value-type="float" office:value="0.990031" calcext:value-type="float">
            <text:p>0.990031</text:p>
          </table:table-cell>
          <table:table-cell office:value-type="float" office:value="0.947137" calcext:value-type="float">
            <text:p>0.947137</text:p>
          </table:table-cell>
          <table:table-cell office:value-type="float" office:value="0.041173" calcext:value-type="float">
            <text:p>0.041173</text:p>
          </table:table-cell>
          <table:table-cell office:value-type="float" office:value="0.977789" calcext:value-type="float">
            <text:p>0.977789</text:p>
          </table:table-cell>
          <table:table-cell office:value-type="float" office:value="0.985465" calcext:value-type="float">
            <text:p>0.985465</text:p>
          </table:table-cell>
          <table:table-cell office:value-type="float" office:value="0.239741" calcext:value-type="float">
            <text:p>0.239741</text:p>
          </table:table-cell>
          <table:table-cell office:value-type="float" office:value="0.934541" calcext:value-type="float">
            <text:p>0.934541</text:p>
          </table:table-cell>
          <table:table-cell office:value-type="float" office:value="0.973267" calcext:value-type="float">
            <text:p>0.973267</text:p>
          </table:table-cell>
          <table:table-cell office:value-type="float" office:value="0.102558" calcext:value-type="float">
            <text:p>0.102558</text:p>
          </table:table-cell>
          <table:table-cell office:value-type="float" office:value="0.989539" calcext:value-type="float">
            <text:p>0.989539</text:p>
          </table:table-cell>
          <table:table-cell office:value-type="float" office:value="0.966395" calcext:value-type="float">
            <text:p>0.966395</text:p>
          </table:table-cell>
          <table:table-cell office:value-type="float" office:value="0.127079" calcext:value-type="float">
            <text:p>0.127079</text:p>
          </table:table-cell>
          <table:table-cell office:value-type="float" office:value="0.954402" calcext:value-type="float">
            <text:p>0.954402</text:p>
          </table:table-cell>
          <table:table-cell office:value-type="float" office:value="0.969731" calcext:value-type="float">
            <text:p>0.969731</text:p>
          </table:table-cell>
          <table:table-cell office:value-type="float" office:value="0.184892" calcext:value-type="float">
            <text:p>0.184892</text:p>
          </table:table-cell>
          <table:table-cell office:value-type="float" office:value="0.950877" calcext:value-type="float">
            <text:p>0.950877</text:p>
          </table:table-cell>
          <table:table-cell office:value-type="float" office:value="0.960334" calcext:value-type="float">
            <text:p>0.960334</text:p>
          </table:table-cell>
          <table:table-cell office:value-type="float" office:value="0.029861" calcext:value-type="float">
            <text:p>0.029861</text:p>
          </table:table-cell>
          <table:table-cell office:value-type="float" office:value="0.959519" calcext:value-type="float">
            <text:p>0.959519</text:p>
          </table:table-cell>
          <table:table-cell office:value-type="float" office:value="0.964981" calcext:value-type="float">
            <text:p>0.964981</text:p>
          </table:table-cell>
          <table:table-cell office:value-type="float" office:value="0.16819" calcext:value-type="float">
            <text:p>0.16819</text:p>
          </table:table-cell>
          <table:table-cell office:value-type="float" office:value="0.983057" calcext:value-type="float">
            <text:p>0.983057</text:p>
          </table:table-cell>
          <table:table-cell office:value-type="float" office:value="0.972279" calcext:value-type="float">
            <text:p>0.972279</text:p>
          </table:table-cell>
          <table:table-cell office:value-type="float" office:value="0.260137" calcext:value-type="float">
            <text:p>0.260137</text:p>
          </table:table-cell>
          <table:table-cell office:value-type="float" office:value="0.936361" calcext:value-type="float">
            <text:p>0.936361</text:p>
          </table:table-cell>
          <table:table-cell office:value-type="float" office:value="0.959366" calcext:value-type="float">
            <text:p>0.959366</text:p>
          </table:table-cell>
          <table:table-cell office:value-type="float" office:value="0.118785" calcext:value-type="float">
            <text:p>0.118785</text:p>
          </table:table-cell>
          <table:table-cell office:value-type="float" office:value="0.982565" calcext:value-type="float">
            <text:p>0.982565</text:p>
          </table:table-cell>
          <table:table-cell office:value-type="float" office:value="145" calcext:value-type="float">
            <text:p>145</text:p>
          </table:table-cell>
          <table:table-cell table:formula="of:=SUM([.A31]+[.D31]+[.G31]+[.J31]+[.M31]+[.P31]+[.S31]+[.V31]+[.Y31]+[.AB31])/10" office:value-type="float" office:value="0.9647935" calcext:value-type="float">
            <text:p>0.9647935</text:p>
          </table:table-cell>
          <table:table-cell table:formula="of:=SUM([.B31]+[.E31]+[.H31]+[.K31]+[.N31]+[.Q31]+[.T31]+[.W31]+[.Z31]+[.AC31])/10" office:value-type="float" office:value="0.1308004" calcext:value-type="float">
            <text:p>0.1308004</text:p>
          </table:table-cell>
          <table:table-cell table:formula="of:=SUM([.C31]+[.F31]+[.I31]+[.L31]+[.O31]+[.R31]+[.U31]+[.X31]+[.AA31]+[.AD31])/10" office:value-type="float" office:value="0.9658681" calcext:value-type="float">
            <text:p>0.9658681</text:p>
          </table:table-cell>
          <table:table-cell table:formula="of:=1000 * [.AF31]" office:value-type="float" office:value="964.7935" calcext:value-type="float">
            <text:p>964.7935</text:p>
          </table:table-cell>
          <table:table-cell table:formula="of:=26000*[.AH31]" office:value-type="float" office:value="25112.5706" calcext:value-type="float">
            <text:p>25112.5706</text:p>
          </table:table-cell>
        </table:table-row>
        <table:table-row table:style-name="ro1">
          <table:table-cell office:value-type="float" office:value="0.947959" calcext:value-type="float">
            <text:p>0.947959</text:p>
          </table:table-cell>
          <table:table-cell office:value-type="float" office:value="0.035255" calcext:value-type="float">
            <text:p>0.035255</text:p>
          </table:table-cell>
          <table:table-cell office:value-type="float" office:value="0.990031" calcext:value-type="float">
            <text:p>0.990031</text:p>
          </table:table-cell>
          <table:table-cell office:value-type="float" office:value="0.94978" calcext:value-type="float">
            <text:p>0.94978</text:p>
          </table:table-cell>
          <table:table-cell office:value-type="float" office:value="0.041399" calcext:value-type="float">
            <text:p>0.041399</text:p>
          </table:table-cell>
          <table:table-cell office:value-type="float" office:value="0.977902" calcext:value-type="float">
            <text:p>0.977902</text:p>
          </table:table-cell>
          <table:table-cell office:value-type="float" office:value="0.984496" calcext:value-type="float">
            <text:p>0.984496</text:p>
          </table:table-cell>
          <table:table-cell office:value-type="float" office:value="0.225245" calcext:value-type="float">
            <text:p>0.225245</text:p>
          </table:table-cell>
          <table:table-cell office:value-type="float" office:value="0.936323" calcext:value-type="float">
            <text:p>0.936323</text:p>
          </table:table-cell>
          <table:table-cell office:value-type="float" office:value="0.969307" calcext:value-type="float">
            <text:p>0.969307</text:p>
          </table:table-cell>
          <table:table-cell office:value-type="float" office:value="0.078643" calcext:value-type="float">
            <text:p>0.078643</text:p>
          </table:table-cell>
          <table:table-cell office:value-type="float" office:value="0.990638" calcext:value-type="float">
            <text:p>0.990638</text:p>
          </table:table-cell>
          <table:table-cell office:value-type="float" office:value="0.965377" calcext:value-type="float">
            <text:p>0.965377</text:p>
          </table:table-cell>
          <table:table-cell office:value-type="float" office:value="0.125638" calcext:value-type="float">
            <text:p>0.125638</text:p>
          </table:table-cell>
          <table:table-cell office:value-type="float" office:value="0.954099" calcext:value-type="float">
            <text:p>0.954099</text:p>
          </table:table-cell>
          <table:table-cell office:value-type="float" office:value="0.969731" calcext:value-type="float">
            <text:p>0.969731</text:p>
          </table:table-cell>
          <table:table-cell office:value-type="float" office:value="0.174572" calcext:value-type="float">
            <text:p>0.174572</text:p>
          </table:table-cell>
          <table:table-cell office:value-type="float" office:value="0.95228" calcext:value-type="float">
            <text:p>0.95228</text:p>
          </table:table-cell>
          <table:table-cell office:value-type="float" office:value="0.958246" calcext:value-type="float">
            <text:p>0.958246</text:p>
          </table:table-cell>
          <table:table-cell office:value-type="float" office:value="0.027538" calcext:value-type="float">
            <text:p>0.027538</text:p>
          </table:table-cell>
          <table:table-cell office:value-type="float" office:value="0.963234" calcext:value-type="float">
            <text:p>0.963234</text:p>
          </table:table-cell>
          <table:table-cell office:value-type="float" office:value="0.961089" calcext:value-type="float">
            <text:p>0.961089</text:p>
          </table:table-cell>
          <table:table-cell office:value-type="float" office:value="0.146233" calcext:value-type="float">
            <text:p>0.146233</text:p>
          </table:table-cell>
          <table:table-cell office:value-type="float" office:value="0.987719" calcext:value-type="float">
            <text:p>0.987719</text:p>
          </table:table-cell>
          <table:table-cell office:value-type="float" office:value="0.973306" calcext:value-type="float">
            <text:p>0.973306</text:p>
          </table:table-cell>
          <table:table-cell office:value-type="float" office:value="0.251606" calcext:value-type="float">
            <text:p>0.251606</text:p>
          </table:table-cell>
          <table:table-cell office:value-type="float" office:value="0.936323" calcext:value-type="float">
            <text:p>0.936323</text:p>
          </table:table-cell>
          <table:table-cell office:value-type="float" office:value="0.958375" calcext:value-type="float">
            <text:p>0.958375</text:p>
          </table:table-cell>
          <table:table-cell office:value-type="float" office:value="0.108998" calcext:value-type="float">
            <text:p>0.108998</text:p>
          </table:table-cell>
          <table:table-cell office:value-type="float" office:value="0.983815" calcext:value-type="float">
            <text:p>0.983815</text:p>
          </table:table-cell>
          <table:table-cell office:value-type="float" office:value="150" calcext:value-type="float">
            <text:p>150</text:p>
          </table:table-cell>
          <table:table-cell table:formula="of:=SUM([.A32]+[.D32]+[.G32]+[.J32]+[.M32]+[.P32]+[.S32]+[.V32]+[.Y32]+[.AB32])/10" office:value-type="float" office:value="0.9637666" calcext:value-type="float">
            <text:p>0.9637666</text:p>
          </table:table-cell>
          <table:table-cell table:formula="of:=SUM([.B32]+[.E32]+[.H32]+[.K32]+[.N32]+[.Q32]+[.T32]+[.W32]+[.Z32]+[.AC32])/10" office:value-type="float" office:value="0.1215127" calcext:value-type="float">
            <text:p>0.1215127</text:p>
          </table:table-cell>
          <table:table-cell table:formula="of:=SUM([.C32]+[.F32]+[.I32]+[.L32]+[.O32]+[.R32]+[.U32]+[.X32]+[.AA32]+[.AD32])/10" office:value-type="float" office:value="0.9672364" calcext:value-type="float">
            <text:p>0.9672364</text:p>
          </table:table-cell>
          <table:table-cell table:formula="of:=1000 * [.AF32]" office:value-type="float" office:value="963.7666" calcext:value-type="float">
            <text:p>963.7666</text:p>
          </table:table-cell>
          <table:table-cell table:formula="of:=26000*[.AH32]" office:value-type="float" office:value="25148.1464" calcext:value-type="float">
            <text:p>25148.1464</text:p>
          </table:table-cell>
        </table:table-row>
        <table:table-row table:style-name="ro1">
          <table:table-cell office:value-type="float" office:value="0.947959" calcext:value-type="float">
            <text:p>0.947959</text:p>
          </table:table-cell>
          <table:table-cell office:value-type="float" office:value="0.034922" calcext:value-type="float">
            <text:p>0.034922</text:p>
          </table:table-cell>
          <table:table-cell office:value-type="float" office:value="0.990031" calcext:value-type="float">
            <text:p>0.990031</text:p>
          </table:table-cell>
          <table:table-cell office:value-type="float" office:value="0.946256" calcext:value-type="float">
            <text:p>0.946256</text:p>
          </table:table-cell>
          <table:table-cell office:value-type="float" office:value="0.040158" calcext:value-type="float">
            <text:p>0.040158</text:p>
          </table:table-cell>
          <table:table-cell office:value-type="float" office:value="0.979494" calcext:value-type="float">
            <text:p>0.979494</text:p>
          </table:table-cell>
          <table:table-cell office:value-type="float" office:value="0.985465" calcext:value-type="float">
            <text:p>0.985465</text:p>
          </table:table-cell>
          <table:table-cell office:value-type="float" office:value="0.226249" calcext:value-type="float">
            <text:p>0.226249</text:p>
          </table:table-cell>
          <table:table-cell office:value-type="float" office:value="0.942463" calcext:value-type="float">
            <text:p>0.942463</text:p>
          </table:table-cell>
          <table:table-cell office:value-type="float" office:value="0.968317" calcext:value-type="float">
            <text:p>0.968317</text:p>
          </table:table-cell>
          <table:table-cell office:value-type="float" office:value="0.076085" calcext:value-type="float">
            <text:p>0.076085</text:p>
          </table:table-cell>
          <table:table-cell office:value-type="float" office:value="0.991169" calcext:value-type="float">
            <text:p>0.991169</text:p>
          </table:table-cell>
          <table:table-cell office:value-type="float" office:value="0.96334" calcext:value-type="float">
            <text:p>0.96334</text:p>
          </table:table-cell>
          <table:table-cell office:value-type="float" office:value="0.122533" calcext:value-type="float">
            <text:p>0.122533</text:p>
          </table:table-cell>
          <table:table-cell office:value-type="float" office:value="0.958117" calcext:value-type="float">
            <text:p>0.958117</text:p>
          </table:table-cell>
          <table:table-cell office:value-type="float" office:value="0.966368" calcext:value-type="float">
            <text:p>0.966368</text:p>
          </table:table-cell>
          <table:table-cell office:value-type="float" office:value="0.164032" calcext:value-type="float">
            <text:p>0.164032</text:p>
          </table:table-cell>
          <table:table-cell office:value-type="float" office:value="0.955236" calcext:value-type="float">
            <text:p>0.955236</text:p>
          </table:table-cell>
          <table:table-cell office:value-type="float" office:value="0.951983" calcext:value-type="float">
            <text:p>0.951983</text:p>
          </table:table-cell>
          <table:table-cell office:value-type="float" office:value="0.023667" calcext:value-type="float">
            <text:p>0.023667</text:p>
          </table:table-cell>
          <table:table-cell office:value-type="float" office:value="0.965356" calcext:value-type="float">
            <text:p>0.965356</text:p>
          </table:table-cell>
          <table:table-cell office:value-type="float" office:value="0.955253" calcext:value-type="float">
            <text:p>0.955253</text:p>
          </table:table-cell>
          <table:table-cell office:value-type="float" office:value="0.140103" calcext:value-type="float">
            <text:p>0.140103</text:p>
          </table:table-cell>
          <table:table-cell office:value-type="float" office:value="0.989008" calcext:value-type="float">
            <text:p>0.989008</text:p>
          </table:table-cell>
          <table:table-cell office:value-type="float" office:value="0.970226" calcext:value-type="float">
            <text:p>0.970226</text:p>
          </table:table-cell>
          <table:table-cell office:value-type="float" office:value="0.252271" calcext:value-type="float">
            <text:p>0.252271</text:p>
          </table:table-cell>
          <table:table-cell office:value-type="float" office:value="0.937877" calcext:value-type="float">
            <text:p>0.937877</text:p>
          </table:table-cell>
          <table:table-cell office:value-type="float" office:value="0.956392" calcext:value-type="float">
            <text:p>0.956392</text:p>
          </table:table-cell>
          <table:table-cell office:value-type="float" office:value="0.106551" calcext:value-type="float">
            <text:p>0.106551</text:p>
          </table:table-cell>
          <table:table-cell office:value-type="float" office:value="0.984687" calcext:value-type="float">
            <text:p>0.984687</text:p>
          </table:table-cell>
          <table:table-cell office:value-type="float" office:value="155" calcext:value-type="float">
            <text:p>155</text:p>
          </table:table-cell>
          <table:table-cell table:formula="of:=SUM([.A33]+[.D33]+[.G33]+[.J33]+[.M33]+[.P33]+[.S33]+[.V33]+[.Y33]+[.AB33])/10" office:value-type="float" office:value="0.9611559" calcext:value-type="float">
            <text:p>0.9611559</text:p>
          </table:table-cell>
          <table:table-cell table:formula="of:=SUM([.B33]+[.E33]+[.H33]+[.K33]+[.N33]+[.Q33]+[.T33]+[.W33]+[.Z33]+[.AC33])/10" office:value-type="float" office:value="0.1186571" calcext:value-type="float">
            <text:p>0.1186571</text:p>
          </table:table-cell>
          <table:table-cell table:formula="of:=SUM([.C33]+[.F33]+[.I33]+[.L33]+[.O33]+[.R33]+[.U33]+[.X33]+[.AA33]+[.AD33])/10" office:value-type="float" office:value="0.9693438" calcext:value-type="float">
            <text:p>0.9693438</text:p>
          </table:table-cell>
          <table:table-cell table:formula="of:=1000 * [.AF33]" office:value-type="float" office:value="961.1559" calcext:value-type="float">
            <text:p>961.1559</text:p>
          </table:table-cell>
          <table:table-cell table:formula="of:=26000*[.AH33]" office:value-type="float" office:value="25202.9388" calcext:value-type="float">
            <text:p>25202.9388</text:p>
          </table:table-cell>
        </table:table-row>
        <table:table-row table:style-name="ro1">
          <table:table-cell office:value-type="float" office:value="0.945918" calcext:value-type="float">
            <text:p>0.945918</text:p>
          </table:table-cell>
          <table:table-cell office:value-type="float" office:value="0.035698" calcext:value-type="float">
            <text:p>0.035698</text:p>
          </table:table-cell>
          <table:table-cell office:value-type="float" office:value="0.990714" calcext:value-type="float">
            <text:p>0.990714</text:p>
          </table:table-cell>
          <table:table-cell office:value-type="float" office:value="0.945374" calcext:value-type="float">
            <text:p>0.945374</text:p>
          </table:table-cell>
          <table:table-cell office:value-type="float" office:value="0.038015" calcext:value-type="float">
            <text:p>0.038015</text:p>
          </table:table-cell>
          <table:table-cell office:value-type="float" office:value="0.979987" calcext:value-type="float">
            <text:p>0.979987</text:p>
          </table:table-cell>
          <table:table-cell office:value-type="float" office:value="0.983527" calcext:value-type="float">
            <text:p>0.983527</text:p>
          </table:table-cell>
          <table:table-cell office:value-type="float" office:value="0.218555" calcext:value-type="float">
            <text:p>0.218555</text:p>
          </table:table-cell>
          <table:table-cell office:value-type="float" office:value="0.94451" calcext:value-type="float">
            <text:p>0.94451</text:p>
          </table:table-cell>
          <table:table-cell office:value-type="float" office:value="0.969307" calcext:value-type="float">
            <text:p>0.969307</text:p>
          </table:table-cell>
          <table:table-cell office:value-type="float" office:value="0.073081" calcext:value-type="float">
            <text:p>0.073081</text:p>
          </table:table-cell>
          <table:table-cell office:value-type="float" office:value="0.991396" calcext:value-type="float">
            <text:p>0.991396</text:p>
          </table:table-cell>
          <table:table-cell office:value-type="float" office:value="0.964358" calcext:value-type="float">
            <text:p>0.964358</text:p>
          </table:table-cell>
          <table:table-cell office:value-type="float" office:value="0.118652" calcext:value-type="float">
            <text:p>0.118652</text:p>
          </table:table-cell>
          <table:table-cell office:value-type="float" office:value="0.960353" calcext:value-type="float">
            <text:p>0.960353</text:p>
          </table:table-cell>
          <table:table-cell office:value-type="float" office:value="0.965247" calcext:value-type="float">
            <text:p>0.965247</text:p>
          </table:table-cell>
          <table:table-cell office:value-type="float" office:value="0.162824" calcext:value-type="float">
            <text:p>0.162824</text:p>
          </table:table-cell>
          <table:table-cell office:value-type="float" office:value="0.956032" calcext:value-type="float">
            <text:p>0.956032</text:p>
          </table:table-cell>
          <table:table-cell office:value-type="float" office:value="0.947808" calcext:value-type="float">
            <text:p>0.947808</text:p>
          </table:table-cell>
          <table:table-cell office:value-type="float" office:value="0.02046" calcext:value-type="float">
            <text:p>0.02046</text:p>
          </table:table-cell>
          <table:table-cell office:value-type="float" office:value="0.967896" calcext:value-type="float">
            <text:p>0.967896</text:p>
          </table:table-cell>
          <table:table-cell office:value-type="float" office:value="0.956226" calcext:value-type="float">
            <text:p>0.956226</text:p>
          </table:table-cell>
          <table:table-cell office:value-type="float" office:value="0.13988" calcext:value-type="float">
            <text:p>0.13988</text:p>
          </table:table-cell>
          <table:table-cell office:value-type="float" office:value="0.989235" calcext:value-type="float">
            <text:p>0.989235</text:p>
          </table:table-cell>
          <table:table-cell office:value-type="float" office:value="0.967146" calcext:value-type="float">
            <text:p>0.967146</text:p>
          </table:table-cell>
          <table:table-cell office:value-type="float" office:value="0.237425" calcext:value-type="float">
            <text:p>0.237425</text:p>
          </table:table-cell>
          <table:table-cell office:value-type="float" office:value="0.94144" calcext:value-type="float">
            <text:p>0.94144</text:p>
          </table:table-cell>
          <table:table-cell office:value-type="float" office:value="0.957384" calcext:value-type="float">
            <text:p>0.957384</text:p>
          </table:table-cell>
          <table:table-cell office:value-type="float" office:value="0.103326" calcext:value-type="float">
            <text:p>0.103326</text:p>
          </table:table-cell>
          <table:table-cell office:value-type="float" office:value="0.985786" calcext:value-type="float">
            <text:p>0.985786</text:p>
          </table:table-cell>
          <table:table-cell office:value-type="float" office:value="160" calcext:value-type="float">
            <text:p>160</text:p>
          </table:table-cell>
          <table:table-cell table:formula="of:=SUM([.A34]+[.D34]+[.G34]+[.J34]+[.M34]+[.P34]+[.S34]+[.V34]+[.Y34]+[.AB34])/10" office:value-type="float" office:value="0.9602295" calcext:value-type="float">
            <text:p>0.9602295</text:p>
          </table:table-cell>
          <table:table-cell table:formula="of:=SUM([.B34]+[.E34]+[.H34]+[.K34]+[.N34]+[.Q34]+[.T34]+[.W34]+[.Z34]+[.AC34])/10" office:value-type="float" office:value="0.1147916" calcext:value-type="float">
            <text:p>0.1147916</text:p>
          </table:table-cell>
          <table:table-cell table:formula="of:=SUM([.C34]+[.F34]+[.I34]+[.L34]+[.O34]+[.R34]+[.U34]+[.X34]+[.AA34]+[.AD34])/10" office:value-type="float" office:value="0.9707349" calcext:value-type="float">
            <text:p>0.9707349</text:p>
          </table:table-cell>
          <table:table-cell table:formula="of:=1000 * [.AF34]" office:value-type="float" office:value="960.2295" calcext:value-type="float">
            <text:p>960.2295</text:p>
          </table:table-cell>
          <table:table-cell table:formula="of:=26000*[.AH34]" office:value-type="float" office:value="25239.1074" calcext:value-type="float">
            <text:p>25239.1074</text:p>
          </table:table-cell>
        </table:table-row>
        <table:table-row table:style-name="ro1">
          <table:table-cell office:value-type="float" office:value="0.943878" calcext:value-type="float">
            <text:p>0.943878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990638" calcext:value-type="float">
            <text:p>0.990638</text:p>
          </table:table-cell>
          <table:table-cell office:value-type="float" office:value="0.946256" calcext:value-type="float">
            <text:p>0.946256</text:p>
          </table:table-cell>
          <table:table-cell office:value-type="float" office:value="0.038917" calcext:value-type="float">
            <text:p>0.038917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982558" calcext:value-type="float">
            <text:p>0.982558</text:p>
          </table:table-cell>
          <table:table-cell office:value-type="float" office:value="0.210415" calcext:value-type="float">
            <text:p>0.210415</text:p>
          </table:table-cell>
          <table:table-cell office:value-type="float" office:value="0.942804" calcext:value-type="float">
            <text:p>0.942804</text:p>
          </table:table-cell>
          <table:table-cell office:value-type="float" office:value="0.967327" calcext:value-type="float">
            <text:p>0.967327</text:p>
          </table:table-cell>
          <table:table-cell office:value-type="float" office:value="0.07119" calcext:value-type="float">
            <text:p>0.07119</text:p>
          </table:table-cell>
          <table:table-cell office:value-type="float" office:value="0.992002" calcext:value-type="float">
            <text:p>0.992002</text:p>
          </table:table-cell>
          <table:table-cell office:value-type="float" office:value="0.96334" calcext:value-type="float">
            <text:p>0.96334</text:p>
          </table:table-cell>
          <table:table-cell office:value-type="float" office:value="0.11477" calcext:value-type="float">
            <text:p>0.11477</text:p>
          </table:table-cell>
          <table:table-cell office:value-type="float" office:value="0.962021" calcext:value-type="float">
            <text:p>0.962021</text:p>
          </table:table-cell>
          <table:table-cell office:value-type="float" office:value="0.966368" calcext:value-type="float">
            <text:p>0.966368</text:p>
          </table:table-cell>
          <table:table-cell office:value-type="float" office:value="0.164032" calcext:value-type="float">
            <text:p>0.164032</text:p>
          </table:table-cell>
          <table:table-cell office:value-type="float" office:value="0.960315" calcext:value-type="float">
            <text:p>0.960315</text:p>
          </table:table-cell>
          <table:table-cell office:value-type="float" office:value="0.94572" calcext:value-type="float">
            <text:p>0.94572</text:p>
          </table:table-cell>
          <table:table-cell office:value-type="float" office:value="0.017363" calcext:value-type="float">
            <text:p>0.017363</text:p>
          </table:table-cell>
          <table:table-cell office:value-type="float" office:value="0.970966" calcext:value-type="float">
            <text:p>0.970966</text:p>
          </table:table-cell>
          <table:table-cell office:value-type="float" office:value="0.955253" calcext:value-type="float">
            <text:p>0.955253</text:p>
          </table:table-cell>
          <table:table-cell office:value-type="float" office:value="0.128511" calcext:value-type="float">
            <text:p>0.128511</text:p>
          </table:table-cell>
          <table:table-cell office:value-type="float" office:value="0.989956" calcext:value-type="float">
            <text:p>0.989956</text:p>
          </table:table-cell>
          <table:table-cell office:value-type="float" office:value="0.966119" calcext:value-type="float">
            <text:p>0.966119</text:p>
          </table:table-cell>
          <table:table-cell office:value-type="float" office:value="0.225017" calcext:value-type="float">
            <text:p>0.225017</text:p>
          </table:table-cell>
          <table:table-cell office:value-type="float" office:value="0.944244" calcext:value-type="float">
            <text:p>0.944244</text:p>
          </table:table-cell>
          <table:table-cell office:value-type="float" office:value="0.949455" calcext:value-type="float">
            <text:p>0.949455</text:p>
          </table:table-cell>
          <table:table-cell office:value-type="float" office:value="0.092537" calcext:value-type="float">
            <text:p>0.092537</text:p>
          </table:table-cell>
          <table:table-cell office:value-type="float" office:value="0.986506" calcext:value-type="float">
            <text:p>0.986506</text:p>
          </table:table-cell>
          <table:table-cell office:value-type="float" office:value="165" calcext:value-type="float">
            <text:p>165</text:p>
          </table:table-cell>
          <table:table-cell table:formula="of:=SUM([.A35]+[.D35]+[.G35]+[.J35]+[.M35]+[.P35]+[.S35]+[.V35]+[.Y35]+[.AB35])/10" office:value-type="float" office:value="0.9586274" calcext:value-type="float">
            <text:p>0.9586274</text:p>
          </table:table-cell>
          <table:table-cell table:formula="of:=SUM([.B35]+[.E35]+[.H35]+[.K35]+[.N35]+[.Q35]+[.T35]+[.W35]+[.Z35]+[.AC35])/10" office:value-type="float" office:value="0.1099116" calcext:value-type="float">
            <text:p>0.1099116</text:p>
          </table:table-cell>
          <table:table-cell table:formula="of:=SUM([.C35]+[.F35]+[.I35]+[.L35]+[.O35]+[.R35]+[.U35]+[.X35]+[.AA35]+[.AD35])/10" office:value-type="float" office:value="0.9720652" calcext:value-type="float">
            <text:p>0.9720652</text:p>
          </table:table-cell>
          <table:table-cell table:formula="of:=1000 * [.AF35]" office:value-type="float" office:value="958.6274" calcext:value-type="float">
            <text:p>958.6274</text:p>
          </table:table-cell>
          <table:table-cell table:formula="of:=26000*[.AH35]" office:value-type="float" office:value="25273.6952" calcext:value-type="float">
            <text:p>25273.6952</text:p>
          </table:table-cell>
        </table:table-row>
        <table:table-row table:style-name="ro1">
          <table:table-cell office:value-type="float" office:value="0.942857" calcext:value-type="float">
            <text:p>0.942857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990486" calcext:value-type="float">
            <text:p>0.990486</text:p>
          </table:table-cell>
          <table:table-cell office:value-type="float" office:value="0.940969" calcext:value-type="float">
            <text:p>0.940969</text:p>
          </table:table-cell>
          <table:table-cell office:value-type="float" office:value="0.033277" calcext:value-type="float">
            <text:p>0.033277</text:p>
          </table:table-cell>
          <table:table-cell office:value-type="float" office:value="0.984687" calcext:value-type="float">
            <text:p>0.984687</text:p>
          </table:table-cell>
          <table:table-cell office:value-type="float" office:value="0.981589" calcext:value-type="float">
            <text:p>0.981589</text:p>
          </table:table-cell>
          <table:table-cell office:value-type="float" office:value="0.199599" calcext:value-type="float">
            <text:p>0.199599</text:p>
          </table:table-cell>
          <table:table-cell office:value-type="float" office:value="0.946519" calcext:value-type="float">
            <text:p>0.946519</text:p>
          </table:table-cell>
          <table:table-cell office:value-type="float" office:value="0.964356" calcext:value-type="float">
            <text:p>0.964356</text:p>
          </table:table-cell>
          <table:table-cell office:value-type="float" office:value="0.067186" calcext:value-type="float">
            <text:p>0.067186</text:p>
          </table:table-cell>
          <table:table-cell office:value-type="float" office:value="0.992306" calcext:value-type="float">
            <text:p>0.992306</text:p>
          </table:table-cell>
          <table:table-cell office:value-type="float" office:value="0.965377" calcext:value-type="float">
            <text:p>0.965377</text:p>
          </table:table-cell>
          <table:table-cell office:value-type="float" office:value="0.112664" calcext:value-type="float">
            <text:p>0.112664</text:p>
          </table:table-cell>
          <table:table-cell office:value-type="float" office:value="0.963765" calcext:value-type="float">
            <text:p>0.963765</text:p>
          </table:table-cell>
          <table:table-cell office:value-type="float" office:value="0.964126" calcext:value-type="float">
            <text:p>0.964126</text:p>
          </table:table-cell>
          <table:table-cell office:value-type="float" office:value="0.163043" calcext:value-type="float">
            <text:p>0.163043</text:p>
          </table:table-cell>
          <table:table-cell office:value-type="float" office:value="0.960315" calcext:value-type="float">
            <text:p>0.960315</text:p>
          </table:table-cell>
          <table:table-cell office:value-type="float" office:value="0.943633" calcext:value-type="float">
            <text:p>0.943633</text:p>
          </table:table-cell>
          <table:table-cell office:value-type="float" office:value="0.015926" calcext:value-type="float">
            <text:p>0.015926</text:p>
          </table:table-cell>
          <table:table-cell office:value-type="float" office:value="0.970701" calcext:value-type="float">
            <text:p>0.970701</text:p>
          </table:table-cell>
          <table:table-cell office:value-type="float" office:value="0.951362" calcext:value-type="float">
            <text:p>0.951362</text:p>
          </table:table-cell>
          <table:table-cell office:value-type="float" office:value="0.124944" calcext:value-type="float">
            <text:p>0.124944</text:p>
          </table:table-cell>
          <table:table-cell office:value-type="float" office:value="0.990941" calcext:value-type="float">
            <text:p>0.990941</text:p>
          </table:table-cell>
          <table:table-cell office:value-type="float" office:value="0.955852" calcext:value-type="float">
            <text:p>0.955852</text:p>
          </table:table-cell>
          <table:table-cell office:value-type="float" office:value="0.223687" calcext:value-type="float">
            <text:p>0.223687</text:p>
          </table:table-cell>
          <table:table-cell office:value-type="float" office:value="0.94379" calcext:value-type="float">
            <text:p>0.94379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082749" calcext:value-type="float">
            <text:p>0.082749</text:p>
          </table:table-cell>
          <table:table-cell office:value-type="float" office:value="0.986772" calcext:value-type="float">
            <text:p>0.986772</text:p>
          </table:table-cell>
          <table:table-cell office:value-type="float" office:value="170" calcext:value-type="float">
            <text:p>170</text:p>
          </table:table-cell>
          <table:table-cell table:formula="of:=SUM([.A36]+[.D36]+[.G36]+[.J36]+[.M36]+[.P36]+[.S36]+[.V36]+[.Y36]+[.AB36])/10" office:value-type="float" office:value="0.9554621" calcext:value-type="float">
            <text:p>0.9554621</text:p>
          </table:table-cell>
          <table:table-cell table:formula="of:=SUM([.B36]+[.E36]+[.H36]+[.K36]+[.N36]+[.Q36]+[.T36]+[.W36]+[.Z36]+[.AC36])/10" office:value-type="float" office:value="0.1059439" calcext:value-type="float">
            <text:p>0.1059439</text:p>
          </table:table-cell>
          <table:table-cell table:formula="of:=SUM([.C36]+[.F36]+[.I36]+[.L36]+[.O36]+[.R36]+[.U36]+[.X36]+[.AA36]+[.AD36])/10" office:value-type="float" office:value="0.9730282" calcext:value-type="float">
            <text:p>0.9730282</text:p>
          </table:table-cell>
          <table:table-cell table:formula="of:=1000 * [.AF36]" office:value-type="float" office:value="955.4621" calcext:value-type="float">
            <text:p>955.4621</text:p>
          </table:table-cell>
          <table:table-cell table:formula="of:=26000*[.AH36]" office:value-type="float" office:value="25298.7332" calcext:value-type="float">
            <text:p>25298.7332</text:p>
          </table:table-cell>
        </table:table-row>
        <table:table-row table:style-name="ro1">
          <table:table-cell office:value-type="float" office:value="0.940816" calcext:value-type="float">
            <text:p>0.940816</text:p>
          </table:table-cell>
          <table:table-cell office:value-type="float" office:value="0.033814" calcext:value-type="float">
            <text:p>0.033814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942731" calcext:value-type="float">
            <text:p>0.942731</text:p>
          </table:table-cell>
          <table:table-cell office:value-type="float" office:value="0.033728" calcext:value-type="float">
            <text:p>0.033728</text:p>
          </table:table-cell>
          <table:table-cell office:value-type="float" office:value="0.984308" calcext:value-type="float">
            <text:p>0.984308</text:p>
          </table:table-cell>
          <table:table-cell office:value-type="float" office:value="0.983527" calcext:value-type="float">
            <text:p>0.983527</text:p>
          </table:table-cell>
          <table:table-cell office:value-type="float" office:value="0.197034" calcext:value-type="float">
            <text:p>0.197034</text:p>
          </table:table-cell>
          <table:table-cell office:value-type="float" office:value="0.946215" calcext:value-type="float">
            <text:p>0.946215</text:p>
          </table:table-cell>
          <table:table-cell office:value-type="float" office:value="0.964356" calcext:value-type="float">
            <text:p>0.964356</text:p>
          </table:table-cell>
          <table:table-cell office:value-type="float" office:value="0.068632" calcext:value-type="float">
            <text:p>0.068632</text:p>
          </table:table-cell>
          <table:table-cell office:value-type="float" office:value="0.992344" calcext:value-type="float">
            <text:p>0.992344</text:p>
          </table:table-cell>
          <table:table-cell office:value-type="float" office:value="0.965377" calcext:value-type="float">
            <text:p>0.965377</text:p>
          </table:table-cell>
          <table:table-cell office:value-type="float" office:value="0.112996" calcext:value-type="float">
            <text:p>0.112996</text:p>
          </table:table-cell>
          <table:table-cell office:value-type="float" office:value="0.964523" calcext:value-type="float">
            <text:p>0.964523</text:p>
          </table:table-cell>
          <table:table-cell office:value-type="float" office:value="0.965247" calcext:value-type="float">
            <text:p>0.965247</text:p>
          </table:table-cell>
          <table:table-cell office:value-type="float" office:value="0.162824" calcext:value-type="float">
            <text:p>0.162824</text:p>
          </table:table-cell>
          <table:table-cell office:value-type="float" office:value="0.961831" calcext:value-type="float">
            <text:p>0.961831</text:p>
          </table:table-cell>
          <table:table-cell office:value-type="float" office:value="0.942589" calcext:value-type="float">
            <text:p>0.942589</text:p>
          </table:table-cell>
          <table:table-cell office:value-type="float" office:value="0.013603" calcext:value-type="float">
            <text:p>0.013603</text:p>
          </table:table-cell>
          <table:table-cell office:value-type="float" office:value="0.973354" calcext:value-type="float">
            <text:p>0.973354</text:p>
          </table:table-cell>
          <table:table-cell office:value-type="float" office:value="0.951362" calcext:value-type="float">
            <text:p>0.951362</text:p>
          </table:table-cell>
          <table:table-cell office:value-type="float" office:value="0.124276" calcext:value-type="float">
            <text:p>0.124276</text:p>
          </table:table-cell>
          <table:table-cell office:value-type="float" office:value="0.990373" calcext:value-type="float">
            <text:p>0.990373</text:p>
          </table:table-cell>
          <table:table-cell office:value-type="float" office:value="0.957906" calcext:value-type="float">
            <text:p>0.957906</text:p>
          </table:table-cell>
          <table:table-cell office:value-type="float" office:value="0.20862" calcext:value-type="float">
            <text:p>0.20862</text:p>
          </table:table-cell>
          <table:table-cell office:value-type="float" office:value="0.943979" calcext:value-type="float">
            <text:p>0.943979</text:p>
          </table:table-cell>
          <table:table-cell office:value-type="float" office:value="0.946482" calcext:value-type="float">
            <text:p>0.946482</text:p>
          </table:table-cell>
          <table:table-cell office:value-type="float" office:value="0.078634" calcext:value-type="float">
            <text:p>0.078634</text:p>
          </table:table-cell>
          <table:table-cell office:value-type="float" office:value="0.987151" calcext:value-type="float">
            <text:p>0.987151</text:p>
          </table:table-cell>
          <table:table-cell office:value-type="float" office:value="175" calcext:value-type="float">
            <text:p>175</text:p>
          </table:table-cell>
          <table:table-cell table:formula="of:=SUM([.A37]+[.D37]+[.G37]+[.J37]+[.M37]+[.P37]+[.S37]+[.V37]+[.Y37]+[.AB37])/10" office:value-type="float" office:value="0.9560393" calcext:value-type="float">
            <text:p>0.9560393</text:p>
          </table:table-cell>
          <table:table-cell table:formula="of:=SUM([.B37]+[.E37]+[.H37]+[.K37]+[.N37]+[.Q37]+[.T37]+[.W37]+[.Z37]+[.AC37])/10" office:value-type="float" office:value="0.1034161" calcext:value-type="float">
            <text:p>0.1034161</text:p>
          </table:table-cell>
          <table:table-cell table:formula="of:=SUM([.C37]+[.F37]+[.I37]+[.L37]+[.O37]+[.R37]+[.U37]+[.X37]+[.AA37]+[.AD37])/10" office:value-type="float" office:value="0.9734678" calcext:value-type="float">
            <text:p>0.9734678</text:p>
          </table:table-cell>
          <table:table-cell table:formula="of:=1000 * [.AF37]" office:value-type="float" office:value="956.0393" calcext:value-type="float">
            <text:p>956.0393</text:p>
          </table:table-cell>
          <table:table-cell table:formula="of:=26000*[.AH37]" office:value-type="float" office:value="25310.1628" calcext:value-type="float">
            <text:p>25310.1628</text:p>
          </table:table-cell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032594" calcext:value-type="float">
            <text:p>0.032594</text:p>
          </table:table-cell>
          <table:table-cell office:value-type="float" office:value="0.991169" calcext:value-type="float">
            <text:p>0.991169</text:p>
          </table:table-cell>
          <table:table-cell office:value-type="float" office:value="0.943612" calcext:value-type="float">
            <text:p>0.943612</text:p>
          </table:table-cell>
          <table:table-cell office:value-type="float" office:value="0.03542" calcext:value-type="float">
            <text:p>0.03542</text:p>
          </table:table-cell>
          <table:table-cell office:value-type="float" office:value="0.985218" calcext:value-type="float">
            <text:p>0.985218</text:p>
          </table:table-cell>
          <table:table-cell office:value-type="float" office:value="0.981589" calcext:value-type="float">
            <text:p>0.981589</text:p>
          </table:table-cell>
          <table:table-cell office:value-type="float" office:value="0.186664" calcext:value-type="float">
            <text:p>0.186664</text:p>
          </table:table-cell>
          <table:table-cell office:value-type="float" office:value="0.945761" calcext:value-type="float">
            <text:p>0.945761</text:p>
          </table:table-cell>
          <table:table-cell office:value-type="float" office:value="0.963366" calcext:value-type="float">
            <text:p>0.963366</text:p>
          </table:table-cell>
          <table:table-cell office:value-type="float" office:value="0.065184" calcext:value-type="float">
            <text:p>0.065184</text:p>
          </table:table-cell>
          <table:table-cell office:value-type="float" office:value="0.993708" calcext:value-type="float">
            <text:p>0.993708</text:p>
          </table:table-cell>
          <table:table-cell office:value-type="float" office:value="0.960285" calcext:value-type="float">
            <text:p>0.960285</text:p>
          </table:table-cell>
          <table:table-cell office:value-type="float" office:value="0.111666" calcext:value-type="float">
            <text:p>0.111666</text:p>
          </table:table-cell>
          <table:table-cell office:value-type="float" office:value="0.966683" calcext:value-type="float">
            <text:p>0.966683</text:p>
          </table:table-cell>
          <table:table-cell office:value-type="float" office:value="0.964126" calcext:value-type="float">
            <text:p>0.964126</text:p>
          </table:table-cell>
          <table:table-cell office:value-type="float" office:value="0.160848" calcext:value-type="float">
            <text:p>0.160848</text:p>
          </table:table-cell>
          <table:table-cell office:value-type="float" office:value="0.961945" calcext:value-type="float">
            <text:p>0.961945</text:p>
          </table:table-cell>
          <table:table-cell office:value-type="float" office:value="0.934238" calcext:value-type="float">
            <text:p>0.934238</text:p>
          </table:table-cell>
          <table:table-cell office:value-type="float" office:value="0.013714" calcext:value-type="float">
            <text:p>0.013714</text:p>
          </table:table-cell>
          <table:table-cell office:value-type="float" office:value="0.974605" calcext:value-type="float">
            <text:p>0.974605</text:p>
          </table:table-cell>
          <table:table-cell office:value-type="float" office:value="0.940661" calcext:value-type="float">
            <text:p>0.940661</text:p>
          </table:table-cell>
          <table:table-cell office:value-type="float" office:value="0.114579" calcext:value-type="float">
            <text:p>0.114579</text:p>
          </table:table-cell>
          <table:table-cell office:value-type="float" office:value="0.99132" calcext:value-type="float">
            <text:p>0.99132</text:p>
          </table:table-cell>
          <table:table-cell office:value-type="float" office:value="0.953799" calcext:value-type="float">
            <text:p>0.953799</text:p>
          </table:table-cell>
          <table:table-cell office:value-type="float" office:value="0.200421" calcext:value-type="float">
            <text:p>0.200421</text:p>
          </table:table-cell>
          <table:table-cell office:value-type="float" office:value="0.948982" calcext:value-type="float">
            <text:p>0.948982</text:p>
          </table:table-cell>
          <table:table-cell office:value-type="float" office:value="0.943508" calcext:value-type="float">
            <text:p>0.943508</text:p>
          </table:table-cell>
          <table:table-cell office:value-type="float" office:value="0.078301" calcext:value-type="float">
            <text:p>0.078301</text:p>
          </table:table-cell>
          <table:table-cell office:value-type="float" office:value="0.988402" calcext:value-type="float">
            <text:p>0.988402</text:p>
          </table:table-cell>
          <table:table-cell office:value-type="float" office:value="180" calcext:value-type="float">
            <text:p>180</text:p>
          </table:table-cell>
          <table:table-cell table:formula="of:=SUM([.A38]+[.D38]+[.G38]+[.J38]+[.M38]+[.P38]+[.S38]+[.V38]+[.Y38]+[.AB38])/10" office:value-type="float" office:value="0.952396" calcext:value-type="float">
            <text:p>0.952396</text:p>
          </table:table-cell>
          <table:table-cell table:formula="of:=SUM([.B38]+[.E38]+[.H38]+[.K38]+[.N38]+[.Q38]+[.T38]+[.W38]+[.Z38]+[.AC38])/10" office:value-type="float" office:value="0.0999391" calcext:value-type="float">
            <text:p>0.0999391</text:p>
          </table:table-cell>
          <table:table-cell table:formula="of:=SUM([.C38]+[.F38]+[.I38]+[.L38]+[.O38]+[.R38]+[.U38]+[.X38]+[.AA38]+[.AD38])/10" office:value-type="float" office:value="0.9747793" calcext:value-type="float">
            <text:p>0.9747793</text:p>
          </table:table-cell>
          <table:table-cell table:formula="of:=1000 * [.AF38]" office:value-type="float" office:value="952.396" calcext:value-type="float">
            <text:p>952.396</text:p>
          </table:table-cell>
          <table:table-cell table:formula="of:=26000*[.AH38]" office:value-type="float" office:value="25344.2618" calcext:value-type="float">
            <text:p>25344.2618</text:p>
          </table:table-cell>
        </table:table-row>
        <table:table-row table:style-name="ro1">
          <table:table-cell office:value-type="float" office:value="0.940816" calcext:value-type="float">
            <text:p>0.940816</text:p>
          </table:table-cell>
          <table:table-cell office:value-type="float" office:value="0.032927" calcext:value-type="float">
            <text:p>0.032927</text:p>
          </table:table-cell>
          <table:table-cell office:value-type="float" office:value="0.991055" calcext:value-type="float">
            <text:p>0.991055</text:p>
          </table:table-cell>
          <table:table-cell office:value-type="float" office:value="0.942731" calcext:value-type="float">
            <text:p>0.942731</text:p>
          </table:table-cell>
          <table:table-cell office:value-type="float" office:value="0.029893" calcext:value-type="float">
            <text:p>0.029893</text:p>
          </table:table-cell>
          <table:table-cell office:value-type="float" office:value="0.98681" calcext:value-type="float">
            <text:p>0.98681</text:p>
          </table:table-cell>
          <table:table-cell office:value-type="float" office:value="0.981589" calcext:value-type="float">
            <text:p>0.981589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952659" calcext:value-type="float">
            <text:p>0.952659</text:p>
          </table:table-cell>
          <table:table-cell office:value-type="float" office:value="0.963366" calcext:value-type="float">
            <text:p>0.963366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994504" calcext:value-type="float">
            <text:p>0.994504</text:p>
          </table:table-cell>
          <table:table-cell office:value-type="float" office:value="0.952138" calcext:value-type="float">
            <text:p>0.952138</text:p>
          </table:table-cell>
          <table:table-cell office:value-type="float" office:value="0.108228" calcext:value-type="float">
            <text:p>0.108228</text:p>
          </table:table-cell>
          <table:table-cell office:value-type="float" office:value="0.968957" calcext:value-type="float">
            <text:p>0.968957</text:p>
          </table:table-cell>
          <table:table-cell office:value-type="float" office:value="0.963004" calcext:value-type="float">
            <text:p>0.963004</text:p>
          </table:table-cell>
          <table:table-cell office:value-type="float" office:value="0.161836" calcext:value-type="float">
            <text:p>0.161836</text:p>
          </table:table-cell>
          <table:table-cell office:value-type="float" office:value="0.964295" calcext:value-type="float">
            <text:p>0.964295</text:p>
          </table:table-cell>
          <table:table-cell office:value-type="float" office:value="0.93215" calcext:value-type="float">
            <text:p>0.93215</text:p>
          </table:table-cell>
          <table:table-cell office:value-type="float" office:value="0.013161" calcext:value-type="float">
            <text:p>0.013161</text:p>
          </table:table-cell>
          <table:table-cell office:value-type="float" office:value="0.974226" calcext:value-type="float">
            <text:p>0.974226</text:p>
          </table:table-cell>
          <table:table-cell office:value-type="float" office:value="0.940661" calcext:value-type="float">
            <text:p>0.940661</text:p>
          </table:table-cell>
          <table:table-cell office:value-type="float" office:value="0.112795" calcext:value-type="float">
            <text:p>0.112795</text:p>
          </table:table-cell>
          <table:table-cell office:value-type="float" office:value="0.991699" calcext:value-type="float">
            <text:p>0.991699</text:p>
          </table:table-cell>
          <table:table-cell office:value-type="float" office:value="0.951745" calcext:value-type="float">
            <text:p>0.951745</text:p>
          </table:table-cell>
          <table:table-cell office:value-type="float" office:value="0.193995" calcext:value-type="float">
            <text:p>0.193995</text:p>
          </table:table-cell>
          <table:table-cell office:value-type="float" office:value="0.948073" calcext:value-type="float">
            <text:p>0.948073</text:p>
          </table:table-cell>
          <table:table-cell office:value-type="float" office:value="0.941526" calcext:value-type="float">
            <text:p>0.941526</text:p>
          </table:table-cell>
          <table:table-cell office:value-type="float" office:value="0.072517" calcext:value-type="float">
            <text:p>0.072517</text:p>
          </table:table-cell>
          <table:table-cell office:value-type="float" office:value="0.988553" calcext:value-type="float">
            <text:p>0.988553</text:p>
          </table:table-cell>
          <table:table-cell office:value-type="float" office:value="185" calcext:value-type="float">
            <text:p>185</text:p>
          </table:table-cell>
          <table:table-cell table:formula="of:=SUM([.A39]+[.D39]+[.G39]+[.J39]+[.M39]+[.P39]+[.S39]+[.V39]+[.Y39]+[.AB39])/10" office:value-type="float" office:value="0.9509726" calcext:value-type="float">
            <text:p>0.9509726</text:p>
          </table:table-cell>
          <table:table-cell table:formula="of:=SUM([.B39]+[.E39]+[.H39]+[.K39]+[.N39]+[.Q39]+[.T39]+[.W39]+[.Z39]+[.AC39])/10" office:value-type="float" office:value="0.0966952" calcext:value-type="float">
            <text:p>0.0966952</text:p>
          </table:table-cell>
          <table:table-cell table:formula="of:=SUM([.C39]+[.F39]+[.I39]+[.L39]+[.O39]+[.R39]+[.U39]+[.X39]+[.AA39]+[.AD39])/10" office:value-type="float" office:value="0.9760831" calcext:value-type="float">
            <text:p>0.9760831</text:p>
          </table:table-cell>
          <table:table-cell table:formula="of:=1000 * [.AF39]" office:value-type="float" office:value="950.9726" calcext:value-type="float">
            <text:p>950.9726</text:p>
          </table:table-cell>
          <table:table-cell table:formula="of:=26000*[.AH39]" office:value-type="float" office:value="25378.1606" calcext:value-type="float">
            <text:p>25378.1606</text:p>
          </table:table-cell>
        </table:table-row>
        <table:table-row table:style-name="ro1">
          <table:table-cell office:value-type="float" office:value="0.936735" calcext:value-type="float">
            <text:p>0.936735</text:p>
          </table:table-cell>
          <table:table-cell office:value-type="float" office:value="0.034035" calcext:value-type="float">
            <text:p>0.034035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940088" calcext:value-type="float">
            <text:p>0.940088</text:p>
          </table:table-cell>
          <table:table-cell office:value-type="float" office:value="0.027298" calcext:value-type="float">
            <text:p>0.027298</text:p>
          </table:table-cell>
          <table:table-cell office:value-type="float" office:value="0.987719" calcext:value-type="float">
            <text:p>0.987719</text:p>
          </table:table-cell>
          <table:table-cell office:value-type="float" office:value="0.979651" calcext:value-type="float">
            <text:p>0.979651</text:p>
          </table:table-cell>
          <table:table-cell office:value-type="float" office:value="0.163805" calcext:value-type="float">
            <text:p>0.163805</text:p>
          </table:table-cell>
          <table:table-cell office:value-type="float" office:value="0.951787" calcext:value-type="float">
            <text:p>0.951787</text:p>
          </table:table-cell>
          <table:table-cell office:value-type="float" office:value="0.961386" calcext:value-type="float">
            <text:p>0.961386</text:p>
          </table:table-cell>
          <table:table-cell office:value-type="float" office:value="0.054727" calcext:value-type="float">
            <text:p>0.054727</text:p>
          </table:table-cell>
          <table:table-cell office:value-type="float" office:value="0.994997" calcext:value-type="float">
            <text:p>0.994997</text:p>
          </table:table-cell>
          <table:table-cell office:value-type="float" office:value="0.950102" calcext:value-type="float">
            <text:p>0.950102</text:p>
          </table:table-cell>
          <table:table-cell office:value-type="float" office:value="0.104458" calcext:value-type="float">
            <text:p>0.104458</text:p>
          </table:table-cell>
          <table:table-cell office:value-type="float" office:value="0.970587" calcext:value-type="float">
            <text:p>0.970587</text:p>
          </table:table-cell>
          <table:table-cell office:value-type="float" office:value="0.961883" calcext:value-type="float">
            <text:p>0.961883</text:p>
          </table:table-cell>
          <table:table-cell office:value-type="float" office:value="0.161506" calcext:value-type="float">
            <text:p>0.161506</text:p>
          </table:table-cell>
          <table:table-cell office:value-type="float" office:value="0.966077" calcext:value-type="float">
            <text:p>0.966077</text:p>
          </table:table-cell>
          <table:table-cell office:value-type="float" office:value="0.929019" calcext:value-type="float">
            <text:p>0.929019</text:p>
          </table:table-cell>
          <table:table-cell office:value-type="float" office:value="0.013603" calcext:value-type="float">
            <text:p>0.013603</text:p>
          </table:table-cell>
          <table:table-cell office:value-type="float" office:value="0.977978" calcext:value-type="float">
            <text:p>0.977978</text:p>
          </table:table-cell>
          <table:table-cell office:value-type="float" office:value="0.940661" calcext:value-type="float">
            <text:p>0.940661</text:p>
          </table:table-cell>
          <table:table-cell office:value-type="float" office:value="0.11235" calcext:value-type="float">
            <text:p>0.11235</text:p>
          </table:table-cell>
          <table:table-cell office:value-type="float" office:value="0.991358" calcext:value-type="float">
            <text:p>0.991358</text:p>
          </table:table-cell>
          <table:table-cell office:value-type="float" office:value="0.951745" calcext:value-type="float">
            <text:p>0.951745</text:p>
          </table:table-cell>
          <table:table-cell office:value-type="float" office:value="0.196433" calcext:value-type="float">
            <text:p>0.196433</text:p>
          </table:table-cell>
          <table:table-cell office:value-type="float" office:value="0.950195" calcext:value-type="float">
            <text:p>0.950195</text:p>
          </table:table-cell>
          <table:table-cell office:value-type="float" office:value="0.937562" calcext:value-type="float">
            <text:p>0.937562</text:p>
          </table:table-cell>
          <table:table-cell office:value-type="float" office:value="0.065844" calcext:value-type="float">
            <text:p>0.065844</text:p>
          </table:table-cell>
          <table:table-cell office:value-type="float" office:value="0.989387" calcext:value-type="float">
            <text:p>0.989387</text:p>
          </table:table-cell>
          <table:table-cell office:value-type="float" office:value="190" calcext:value-type="float">
            <text:p>190</text:p>
          </table:table-cell>
          <table:table-cell table:formula="of:=SUM([.A40]+[.D40]+[.G40]+[.J40]+[.M40]+[.P40]+[.S40]+[.V40]+[.Y40]+[.AB40])/10" office:value-type="float" office:value="0.9488832" calcext:value-type="float">
            <text:p>0.9488832</text:p>
          </table:table-cell>
          <table:table-cell table:formula="of:=SUM([.B40]+[.E40]+[.H40]+[.K40]+[.N40]+[.Q40]+[.T40]+[.W40]+[.Z40]+[.AC40])/10" office:value-type="float" office:value="0.0934059" calcext:value-type="float">
            <text:p>0.0934059</text:p>
          </table:table-cell>
          <table:table-cell table:formula="of:=SUM([.C40]+[.F40]+[.I40]+[.L40]+[.O40]+[.R40]+[.U40]+[.X40]+[.AA40]+[.AD40])/10" office:value-type="float" office:value="0.9770685" calcext:value-type="float">
            <text:p>0.9770685</text:p>
          </table:table-cell>
          <table:table-cell table:formula="of:=1000 * [.AF40]" office:value-type="float" office:value="948.8832" calcext:value-type="float">
            <text:p>948.8832</text:p>
          </table:table-cell>
          <table:table-cell table:formula="of:=26000*[.AH40]" office:value-type="float" office:value="25403.781" calcext:value-type="float">
            <text:p>25403.781</text:p>
          </table:table-cell>
        </table:table-row>
        <table:table-row table:style-name="ro1">
          <table:table-cell office:value-type="float" office:value="0.934694" calcext:value-type="float">
            <text:p>0.934694</text:p>
          </table:table-cell>
          <table:table-cell office:value-type="float" office:value="0.029712" calcext:value-type="float">
            <text:p>0.029712</text:p>
          </table:table-cell>
          <table:table-cell office:value-type="float" office:value="0.990827" calcext:value-type="float">
            <text:p>0.990827</text:p>
          </table:table-cell>
          <table:table-cell office:value-type="float" office:value="0.938326" calcext:value-type="float">
            <text:p>0.938326</text:p>
          </table:table-cell>
          <table:table-cell office:value-type="float" office:value="0.026847" calcext:value-type="float">
            <text:p>0.026847</text:p>
          </table:table-cell>
          <table:table-cell office:value-type="float" office:value="0.988326" calcext:value-type="float">
            <text:p>0.988326</text:p>
          </table:table-cell>
          <table:table-cell office:value-type="float" office:value="0.977713" calcext:value-type="float">
            <text:p>0.977713</text:p>
          </table:table-cell>
          <table:table-cell office:value-type="float" office:value="0.15979" calcext:value-type="float">
            <text:p>0.15979</text:p>
          </table:table-cell>
          <table:table-cell office:value-type="float" office:value="0.954175" calcext:value-type="float">
            <text:p>0.954175</text:p>
          </table:table-cell>
          <table:table-cell office:value-type="float" office:value="0.958416" calcext:value-type="float">
            <text:p>0.958416</text:p>
          </table:table-cell>
          <table:table-cell office:value-type="float" office:value="0.054283" calcext:value-type="float">
            <text:p>0.054283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4501" calcext:value-type="float">
            <text:p>0.94501</text:p>
          </table:table-cell>
          <table:table-cell office:value-type="float" office:value="0.103349" calcext:value-type="float">
            <text:p>0.103349</text:p>
          </table:table-cell>
          <table:table-cell office:value-type="float" office:value="0.972672" calcext:value-type="float">
            <text:p>0.972672</text:p>
          </table:table-cell>
          <table:table-cell office:value-type="float" office:value="0.963004" calcext:value-type="float">
            <text:p>0.963004</text:p>
          </table:table-cell>
          <table:table-cell office:value-type="float" office:value="0.157224" calcext:value-type="float">
            <text:p>0.157224</text:p>
          </table:table-cell>
          <table:table-cell office:value-type="float" office:value="0.969791" calcext:value-type="float">
            <text:p>0.969791</text:p>
          </table:table-cell>
          <table:table-cell office:value-type="float" office:value="0.9238" calcext:value-type="float">
            <text:p>0.9238</text:p>
          </table:table-cell>
          <table:table-cell office:value-type="float" office:value="0.013935" calcext:value-type="float">
            <text:p>0.013935</text:p>
          </table:table-cell>
          <table:table-cell office:value-type="float" office:value="0.978395" calcext:value-type="float">
            <text:p>0.978395</text:p>
          </table:table-cell>
          <table:table-cell office:value-type="float" office:value="0.939689" calcext:value-type="float">
            <text:p>0.939689</text:p>
          </table:table-cell>
          <table:table-cell office:value-type="float" office:value="0.105774" calcext:value-type="float">
            <text:p>0.105774</text:p>
          </table:table-cell>
          <table:table-cell office:value-type="float" office:value="0.993746" calcext:value-type="float">
            <text:p>0.993746</text:p>
          </table:table-cell>
          <table:table-cell office:value-type="float" office:value="0.948665" calcext:value-type="float">
            <text:p>0.948665</text:p>
          </table:table-cell>
          <table:table-cell office:value-type="float" office:value="0.194217" calcext:value-type="float">
            <text:p>0.194217</text:p>
          </table:table-cell>
          <table:table-cell office:value-type="float" office:value="0.94974" calcext:value-type="float">
            <text:p>0.94974</text:p>
          </table:table-cell>
          <table:table-cell office:value-type="float" office:value="0.93558" calcext:value-type="float">
            <text:p>0.93558</text:p>
          </table:table-cell>
          <table:table-cell office:value-type="float" office:value="0.062841" calcext:value-type="float">
            <text:p>0.062841</text:p>
          </table:table-cell>
          <table:table-cell office:value-type="float" office:value="0.989273" calcext:value-type="float">
            <text:p>0.989273</text:p>
          </table:table-cell>
          <table:table-cell office:value-type="float" office:value="195" calcext:value-type="float">
            <text:p>195</text:p>
          </table:table-cell>
          <table:table-cell table:formula="of:=SUM([.A41]+[.D41]+[.G41]+[.J41]+[.M41]+[.P41]+[.S41]+[.V41]+[.Y41]+[.AB41])/10" office:value-type="float" office:value="0.9464897" calcext:value-type="float">
            <text:p>0.9464897</text:p>
          </table:table-cell>
          <table:table-cell table:formula="of:=SUM([.B41]+[.E41]+[.H41]+[.K41]+[.N41]+[.Q41]+[.T41]+[.W41]+[.Z41]+[.AC41])/10" office:value-type="float" office:value="0.0907972" calcext:value-type="float">
            <text:p>0.0907972</text:p>
          </table:table-cell>
          <table:table-cell table:formula="of:=SUM([.C41]+[.F41]+[.I41]+[.L41]+[.O41]+[.R41]+[.U41]+[.X41]+[.AA41]+[.AD41])/10" office:value-type="float" office:value="0.9782245" calcext:value-type="float">
            <text:p>0.9782245</text:p>
          </table:table-cell>
          <table:table-cell table:formula="of:=1000 * [.AF41]" office:value-type="float" office:value="946.4897" calcext:value-type="float">
            <text:p>946.4897</text:p>
          </table:table-cell>
          <table:table-cell table:formula="of:=26000*[.AH41]" office:value-type="float" office:value="25433.837" calcext:value-type="float">
            <text:p>25433.837</text:p>
          </table:table-cell>
        </table:table-row>
        <table:table-row table:style-name="ro1">
          <table:table-cell office:value-type="float" office:value="0.932653" calcext:value-type="float">
            <text:p>0.932653</text:p>
          </table:table-cell>
          <table:table-cell office:value-type="float" office:value="0.028271" calcext:value-type="float">
            <text:p>0.028271</text:p>
          </table:table-cell>
          <table:table-cell office:value-type="float" office:value="0.990676" calcext:value-type="float">
            <text:p>0.990676</text:p>
          </table:table-cell>
          <table:table-cell office:value-type="float" office:value="0.936564" calcext:value-type="float">
            <text:p>0.936564</text:p>
          </table:table-cell>
          <table:table-cell office:value-type="float" office:value="0.026058" calcext:value-type="float">
            <text:p>0.026058</text:p>
          </table:table-cell>
          <table:table-cell office:value-type="float" office:value="0.989008" calcext:value-type="float">
            <text:p>0.989008</text:p>
          </table:table-cell>
          <table:table-cell office:value-type="float" office:value="0.976744" calcext:value-type="float">
            <text:p>0.976744</text:p>
          </table:table-cell>
          <table:table-cell office:value-type="float" office:value="0.153992" calcext:value-type="float">
            <text:p>0.153992</text:p>
          </table:table-cell>
          <table:table-cell office:value-type="float" office:value="0.958496" calcext:value-type="float">
            <text:p>0.958496</text:p>
          </table:table-cell>
          <table:table-cell office:value-type="float" office:value="0.960396" calcext:value-type="float">
            <text:p>0.960396</text:p>
          </table:table-cell>
          <table:table-cell office:value-type="float" office:value="0.05139" calcext:value-type="float">
            <text:p>0.05139</text:p>
          </table:table-cell>
          <table:table-cell office:value-type="float" office:value="0.995148" calcext:value-type="float">
            <text:p>0.995148</text:p>
          </table:table-cell>
          <table:table-cell office:value-type="float" office:value="0.94501" calcext:value-type="float">
            <text:p>0.94501</text:p>
          </table:table-cell>
          <table:table-cell office:value-type="float" office:value="0.10601" calcext:value-type="float">
            <text:p>0.10601</text:p>
          </table:table-cell>
          <table:table-cell office:value-type="float" office:value="0.973392" calcext:value-type="float">
            <text:p>0.973392</text:p>
          </table:table-cell>
          <table:table-cell office:value-type="float" office:value="0.960762" calcext:value-type="float">
            <text:p>0.960762</text:p>
          </table:table-cell>
          <table:table-cell office:value-type="float" office:value="0.146135" calcext:value-type="float">
            <text:p>0.146135</text:p>
          </table:table-cell>
          <table:table-cell office:value-type="float" office:value="0.97324" calcext:value-type="float">
            <text:p>0.97324</text:p>
          </table:table-cell>
          <table:table-cell office:value-type="float" office:value="0.927975" calcext:value-type="float">
            <text:p>0.927975</text:p>
          </table:table-cell>
          <table:table-cell office:value-type="float" office:value="0.014488" calcext:value-type="float">
            <text:p>0.014488</text:p>
          </table:table-cell>
          <table:table-cell office:value-type="float" office:value="0.979267" calcext:value-type="float">
            <text:p>0.979267</text:p>
          </table:table-cell>
          <table:table-cell office:value-type="float" office:value="0.938716" calcext:value-type="float">
            <text:p>0.938716</text:p>
          </table:table-cell>
          <table:table-cell office:value-type="float" office:value="0.105216" calcext:value-type="float">
            <text:p>0.105216</text:p>
          </table:table-cell>
          <table:table-cell office:value-type="float" office:value="0.993822" calcext:value-type="float">
            <text:p>0.993822</text:p>
          </table:table-cell>
          <table:table-cell office:value-type="float" office:value="0.948665" calcext:value-type="float">
            <text:p>0.948665</text:p>
          </table:table-cell>
          <table:table-cell office:value-type="float" office:value="0.186018" calcext:value-type="float">
            <text:p>0.186018</text:p>
          </table:table-cell>
          <table:table-cell office:value-type="float" office:value="0.950764" calcext:value-type="float">
            <text:p>0.950764</text:p>
          </table:table-cell>
          <table:table-cell office:value-type="float" office:value="0.934589" calcext:value-type="float">
            <text:p>0.934589</text:p>
          </table:table-cell>
          <table:table-cell office:value-type="float" office:value="0.060839" calcext:value-type="float">
            <text:p>0.060839</text:p>
          </table:table-cell>
          <table:table-cell office:value-type="float" office:value="0.989577" calcext:value-type="float">
            <text:p>0.989577</text:p>
          </table:table-cell>
          <table:table-cell office:value-type="float" office:value="200" calcext:value-type="float">
            <text:p>200</text:p>
          </table:table-cell>
          <table:table-cell table:formula="of:=SUM([.A42]+[.D42]+[.G42]+[.J42]+[.M42]+[.P42]+[.S42]+[.V42]+[.Y42]+[.AB42])/10" office:value-type="float" office:value="0.9462074" calcext:value-type="float">
            <text:p>0.9462074</text:p>
          </table:table-cell>
          <table:table-cell table:formula="of:=SUM([.B42]+[.E42]+[.H42]+[.K42]+[.N42]+[.Q42]+[.T42]+[.W42]+[.Z42]+[.AC42])/10" office:value-type="float" office:value="0.0878417" calcext:value-type="float">
            <text:p>0.0878417</text:p>
          </table:table-cell>
          <table:table-cell table:formula="of:=SUM([.C42]+[.F42]+[.I42]+[.L42]+[.O42]+[.R42]+[.U42]+[.X42]+[.AA42]+[.AD42])/10" office:value-type="float" office:value="0.979339" calcext:value-type="float">
            <text:p>0.979339</text:p>
          </table:table-cell>
          <table:table-cell table:formula="of:=1000 * [.AF42]" office:value-type="float" office:value="946.2074" calcext:value-type="float">
            <text:p>946.2074</text:p>
          </table:table-cell>
          <table:table-cell table:formula="of:=26000*[.AH42]" office:value-type="float" office:value="25462.814" calcext:value-type="float">
            <text:p>25462.814</text:p>
          </table:table-cell>
        </table:table-row>
        <table:table-row table:style-name="ro1">
          <table:table-cell office:value-type="float" office:value="0.931633" calcext:value-type="float">
            <text:p>0.931633</text:p>
          </table:table-cell>
          <table:table-cell office:value-type="float" office:value="0.02816" calcext:value-type="float">
            <text:p>0.02816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934802" calcext:value-type="float">
            <text:p>0.934802</text:p>
          </table:table-cell>
          <table:table-cell office:value-type="float" office:value="0.027411" calcext:value-type="float">
            <text:p>0.027411</text:p>
          </table:table-cell>
          <table:table-cell office:value-type="float" office:value="0.989956" calcext:value-type="float">
            <text:p>0.989956</text:p>
          </table:table-cell>
          <table:table-cell office:value-type="float" office:value="0.976744" calcext:value-type="float">
            <text:p>0.976744</text:p>
          </table:table-cell>
          <table:table-cell office:value-type="float" office:value="0.144737" calcext:value-type="float">
            <text:p>0.144737</text:p>
          </table:table-cell>
          <table:table-cell office:value-type="float" office:value="0.957927" calcext:value-type="float">
            <text:p>0.957927</text:p>
          </table:table-cell>
          <table:table-cell office:value-type="float" office:value="0.961386" calcext:value-type="float">
            <text:p>0.961386</text:p>
          </table:table-cell>
          <table:table-cell office:value-type="float" office:value="0.050945" calcext:value-type="float">
            <text:p>0.050945</text:p>
          </table:table-cell>
          <table:table-cell office:value-type="float" office:value="0.995148" calcext:value-type="float">
            <text:p>0.995148</text:p>
          </table:table-cell>
          <table:table-cell office:value-type="float" office:value="0.946029" calcext:value-type="float">
            <text:p>0.946029</text:p>
          </table:table-cell>
          <table:table-cell office:value-type="float" office:value="0.105899" calcext:value-type="float">
            <text:p>0.105899</text:p>
          </table:table-cell>
          <table:table-cell office:value-type="float" office:value="0.973506" calcext:value-type="float">
            <text:p>0.973506</text:p>
          </table:table-cell>
          <table:table-cell office:value-type="float" office:value="0.95852" calcext:value-type="float">
            <text:p>0.95852</text:p>
          </table:table-cell>
          <table:table-cell office:value-type="float" office:value="0.145037" calcext:value-type="float">
            <text:p>0.145037</text:p>
          </table:table-cell>
          <table:table-cell office:value-type="float" office:value="0.975401" calcext:value-type="float">
            <text:p>0.975401</text:p>
          </table:table-cell>
          <table:table-cell office:value-type="float" office:value="0.927975" calcext:value-type="float">
            <text:p>0.927975</text:p>
          </table:table-cell>
          <table:table-cell office:value-type="float" office:value="0.014267" calcext:value-type="float">
            <text:p>0.014267</text:p>
          </table:table-cell>
          <table:table-cell office:value-type="float" office:value="0.978774" calcext:value-type="float">
            <text:p>0.978774</text:p>
          </table:table-cell>
          <table:table-cell office:value-type="float" office:value="0.934825" calcext:value-type="float">
            <text:p>0.934825</text:p>
          </table:table-cell>
          <table:table-cell office:value-type="float" office:value="0.097414" calcext:value-type="float">
            <text:p>0.097414</text:p>
          </table:table-cell>
          <table:table-cell office:value-type="float" office:value="0.994883" calcext:value-type="float">
            <text:p>0.994883</text:p>
          </table:table-cell>
          <table:table-cell office:value-type="float" office:value="0.946612" calcext:value-type="float">
            <text:p>0.946612</text:p>
          </table:table-cell>
          <table:table-cell office:value-type="float" office:value="0.187348" calcext:value-type="float">
            <text:p>0.187348</text:p>
          </table:table-cell>
          <table:table-cell office:value-type="float" office:value="0.951219" calcext:value-type="float">
            <text:p>0.951219</text:p>
          </table:table-cell>
          <table:table-cell office:value-type="float" office:value="0.931615" calcext:value-type="float">
            <text:p>0.931615</text:p>
          </table:table-cell>
          <table:table-cell office:value-type="float" office:value="0.057502" calcext:value-type="float">
            <text:p>0.057502</text:p>
          </table:table-cell>
          <table:table-cell office:value-type="float" office:value="0.990069" calcext:value-type="float">
            <text:p>0.990069</text:p>
          </table:table-cell>
          <table:table-cell office:value-type="float" office:value="205" calcext:value-type="float">
            <text:p>205</text:p>
          </table:table-cell>
          <table:table-cell table:formula="of:=SUM([.A43]+[.D43]+[.G43]+[.J43]+[.M43]+[.P43]+[.S43]+[.V43]+[.Y43]+[.AB43])/10" office:value-type="float" office:value="0.9450141" calcext:value-type="float">
            <text:p>0.9450141</text:p>
          </table:table-cell>
          <table:table-cell table:formula="of:=SUM([.B43]+[.E43]+[.H43]+[.K43]+[.N43]+[.Q43]+[.T43]+[.W43]+[.Z43]+[.AC43])/10" office:value-type="float" office:value="0.085872" calcext:value-type="float">
            <text:p>0.085872</text:p>
          </table:table-cell>
          <table:table-cell table:formula="of:=SUM([.C43]+[.F43]+[.I43]+[.L43]+[.O43]+[.R43]+[.U43]+[.X43]+[.AA43]+[.AD43])/10" office:value-type="float" office:value="0.9797483" calcext:value-type="float">
            <text:p>0.9797483</text:p>
          </table:table-cell>
          <table:table-cell table:formula="of:=1000 * [.AF43]" office:value-type="float" office:value="945.0141" calcext:value-type="float">
            <text:p>945.0141</text:p>
          </table:table-cell>
          <table:table-cell table:formula="of:=26000*[.AH43]" office:value-type="float" office:value="25473.4558" calcext:value-type="float">
            <text:p>25473.4558</text:p>
          </table:table-cell>
        </table:table-row>
        <table:table-row table:style-name="ro1">
          <table:table-cell office:value-type="float" office:value="0.928571" calcext:value-type="float">
            <text:p>0.928571</text:p>
          </table:table-cell>
          <table:table-cell office:value-type="float" office:value="0.02949" calcext:value-type="float">
            <text:p>0.02949</text:p>
          </table:table-cell>
          <table:table-cell office:value-type="float" office:value="0.991055" calcext:value-type="float">
            <text:p>0.991055</text:p>
          </table:table-cell>
          <table:table-cell office:value-type="float" office:value="0.931278" calcext:value-type="float">
            <text:p>0.931278</text:p>
          </table:table-cell>
          <table:table-cell office:value-type="float" office:value="0.028765" calcext:value-type="float">
            <text:p>0.028765</text:p>
          </table:table-cell>
          <table:table-cell office:value-type="float" office:value="0.990827" calcext:value-type="float">
            <text:p>0.990827</text:p>
          </table:table-cell>
          <table:table-cell office:value-type="float" office:value="0.976744" calcext:value-type="float">
            <text:p>0.976744</text:p>
          </table:table-cell>
          <table:table-cell office:value-type="float" office:value="0.140277" calcext:value-type="float">
            <text:p>0.140277</text:p>
          </table:table-cell>
          <table:table-cell office:value-type="float" office:value="0.958306" calcext:value-type="float">
            <text:p>0.958306</text:p>
          </table:table-cell>
          <table:table-cell office:value-type="float" office:value="0.954455" calcext:value-type="float">
            <text:p>0.954455</text:p>
          </table:table-cell>
          <table:table-cell office:value-type="float" office:value="0.049499" calcext:value-type="float">
            <text:p>0.049499</text:p>
          </table:table-cell>
          <table:table-cell office:value-type="float" office:value="0.995603" calcext:value-type="float">
            <text:p>0.995603</text:p>
          </table:table-cell>
          <table:table-cell office:value-type="float" office:value="0.943992" calcext:value-type="float">
            <text:p>0.943992</text:p>
          </table:table-cell>
          <table:table-cell office:value-type="float" office:value="0.102684" calcext:value-type="float">
            <text:p>0.102684</text:p>
          </table:table-cell>
          <table:table-cell office:value-type="float" office:value="0.974377" calcext:value-type="float">
            <text:p>0.974377</text:p>
          </table:table-cell>
          <table:table-cell office:value-type="float" office:value="0.960762" calcext:value-type="float">
            <text:p>0.960762</text:p>
          </table:table-cell>
          <table:table-cell office:value-type="float" office:value="0.139328" calcext:value-type="float">
            <text:p>0.139328</text:p>
          </table:table-cell>
          <table:table-cell office:value-type="float" office:value="0.97559" calcext:value-type="float">
            <text:p>0.97559</text:p>
          </table:table-cell>
          <table:table-cell office:value-type="float" office:value="0.924843" calcext:value-type="float">
            <text:p>0.924843</text:p>
          </table:table-cell>
          <table:table-cell office:value-type="float" office:value="0.012497" calcext:value-type="float">
            <text:p>0.012497</text:p>
          </table:table-cell>
          <table:table-cell office:value-type="float" office:value="0.979153" calcext:value-type="float">
            <text:p>0.979153</text:p>
          </table:table-cell>
          <table:table-cell office:value-type="float" office:value="0.93677" calcext:value-type="float">
            <text:p>0.93677</text:p>
          </table:table-cell>
          <table:table-cell office:value-type="float" office:value="0.101092" calcext:value-type="float">
            <text:p>0.101092</text:p>
          </table:table-cell>
          <table:table-cell office:value-type="float" office:value="0.994618" calcext:value-type="float">
            <text:p>0.994618</text:p>
          </table:table-cell>
          <table:table-cell office:value-type="float" office:value="0.943532" calcext:value-type="float">
            <text:p>0.943532</text:p>
          </table:table-cell>
          <table:table-cell office:value-type="float" office:value="0.18214" calcext:value-type="float">
            <text:p>0.18214</text:p>
          </table:table-cell>
          <table:table-cell office:value-type="float" office:value="0.953" calcext:value-type="float">
            <text:p>0.953</text:p>
          </table:table-cell>
          <table:table-cell office:value-type="float" office:value="0.931615" calcext:value-type="float">
            <text:p>0.931615</text:p>
          </table:table-cell>
          <table:table-cell office:value-type="float" office:value="0.055611" calcext:value-type="float">
            <text:p>0.055611</text:p>
          </table:table-cell>
          <table:table-cell office:value-type="float" office:value="0.990069" calcext:value-type="float">
            <text:p>0.990069</text:p>
          </table:table-cell>
          <table:table-cell office:value-type="float" office:value="210" calcext:value-type="float">
            <text:p>210</text:p>
          </table:table-cell>
          <table:table-cell table:formula="of:=SUM([.A44]+[.D44]+[.G44]+[.J44]+[.M44]+[.P44]+[.S44]+[.V44]+[.Y44]+[.AB44])/10" office:value-type="float" office:value="0.9432562" calcext:value-type="float">
            <text:p>0.9432562</text:p>
          </table:table-cell>
          <table:table-cell table:formula="of:=SUM([.B44]+[.E44]+[.H44]+[.K44]+[.N44]+[.Q44]+[.T44]+[.W44]+[.Z44]+[.AC44])/10" office:value-type="float" office:value="0.0841383" calcext:value-type="float">
            <text:p>0.0841383</text:p>
          </table:table-cell>
          <table:table-cell table:formula="of:=SUM([.C44]+[.F44]+[.I44]+[.L44]+[.O44]+[.R44]+[.U44]+[.X44]+[.AA44]+[.AD44])/10" office:value-type="float" office:value="0.9802598" calcext:value-type="float">
            <text:p>0.9802598</text:p>
          </table:table-cell>
          <table:table-cell table:formula="of:=1000 * [.AF44]" office:value-type="float" office:value="943.2562" calcext:value-type="float">
            <text:p>943.2562</text:p>
          </table:table-cell>
          <table:table-cell table:formula="of:=26000*[.AH44]" office:value-type="float" office:value="25486.7548" calcext:value-type="float">
            <text:p>25486.7548</text:p>
          </table:table-cell>
        </table:table-row>
        <table:table-row table:style-name="ro1">
          <table:table-cell office:value-type="float" office:value="0.923469" calcext:value-type="float">
            <text:p>0.923469</text:p>
          </table:table-cell>
          <table:table-cell office:value-type="float" office:value="0.029823" calcext:value-type="float">
            <text:p>0.029823</text:p>
          </table:table-cell>
          <table:table-cell office:value-type="float" office:value="0.991206" calcext:value-type="float">
            <text:p>0.991206</text:p>
          </table:table-cell>
          <table:table-cell office:value-type="float" office:value="0.93304" calcext:value-type="float">
            <text:p>0.93304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.990979" calcext:value-type="float">
            <text:p>0.990979</text:p>
          </table:table-cell>
          <table:table-cell office:value-type="float" office:value="0.975775" calcext:value-type="float">
            <text:p>0.975775</text:p>
          </table:table-cell>
          <table:table-cell office:value-type="float" office:value="0.142284" calcext:value-type="float">
            <text:p>0.142284</text:p>
          </table:table-cell>
          <table:table-cell office:value-type="float" office:value="0.959519" calcext:value-type="float">
            <text:p>0.959519</text:p>
          </table:table-cell>
          <table:table-cell office:value-type="float" office:value="0.953465" calcext:value-type="float">
            <text:p>0.953465</text:p>
          </table:table-cell>
          <table:table-cell office:value-type="float" office:value="0.049277" calcext:value-type="float">
            <text:p>0.049277</text:p>
          </table:table-cell>
          <table:table-cell office:value-type="float" office:value="0.995527" calcext:value-type="float">
            <text:p>0.995527</text:p>
          </table:table-cell>
          <table:table-cell office:value-type="float" office:value="0.941955" calcext:value-type="float">
            <text:p>0.941955</text:p>
          </table:table-cell>
          <table:table-cell office:value-type="float" office:value="0.103571" calcext:value-type="float">
            <text:p>0.103571</text:p>
          </table:table-cell>
          <table:table-cell office:value-type="float" office:value="0.977523" calcext:value-type="float">
            <text:p>0.977523</text:p>
          </table:table-cell>
          <table:table-cell office:value-type="float" office:value="0.95852" calcext:value-type="float">
            <text:p>0.95852</text:p>
          </table:table-cell>
          <table:table-cell office:value-type="float" office:value="0.13834" calcext:value-type="float">
            <text:p>0.13834</text:p>
          </table:table-cell>
          <table:table-cell office:value-type="float" office:value="0.97434" calcext:value-type="float">
            <text:p>0.97434</text:p>
          </table:table-cell>
          <table:table-cell office:value-type="float" office:value="0.921712" calcext:value-type="float">
            <text:p>0.921712</text:p>
          </table:table-cell>
          <table:table-cell office:value-type="float" office:value="0.013271" calcext:value-type="float">
            <text:p>0.013271</text:p>
          </table:table-cell>
          <table:table-cell office:value-type="float" office:value="0.979494" calcext:value-type="float">
            <text:p>0.979494</text:p>
          </table:table-cell>
          <table:table-cell office:value-type="float" office:value="0.930934" calcext:value-type="float">
            <text:p>0.930934</text:p>
          </table:table-cell>
          <table:table-cell office:value-type="float" office:value="0.097637" calcext:value-type="float">
            <text:p>0.097637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.940452" calcext:value-type="float">
            <text:p>0.940452</text:p>
          </table:table-cell>
          <table:table-cell office:value-type="float" office:value="0.173942" calcext:value-type="float">
            <text:p>0.173942</text:p>
          </table:table-cell>
          <table:table-cell office:value-type="float" office:value="0.953455" calcext:value-type="float">
            <text:p>0.953455</text:p>
          </table:table-cell>
          <table:table-cell office:value-type="float" office:value="0.930624" calcext:value-type="float">
            <text:p>0.930624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989918" calcext:value-type="float">
            <text:p>0.989918</text:p>
          </table:table-cell>
          <table:table-cell office:value-type="float" office:value="215" calcext:value-type="float">
            <text:p>215</text:p>
          </table:table-cell>
          <table:table-cell table:formula="of:=SUM([.A45]+[.D45]+[.G45]+[.J45]+[.M45]+[.P45]+[.S45]+[.V45]+[.Y45]+[.AB45])/10" office:value-type="float" office:value="0.9409946" calcext:value-type="float">
            <text:p>0.9409946</text:p>
          </table:table-cell>
          <table:table-cell table:formula="of:=SUM([.B45]+[.E45]+[.H45]+[.K45]+[.N45]+[.Q45]+[.T45]+[.W45]+[.Z45]+[.AC45])/10" office:value-type="float" office:value="0.0832635" calcext:value-type="float">
            <text:p>0.0832635</text:p>
          </table:table-cell>
          <table:table-cell table:formula="of:=SUM([.C45]+[.F45]+[.I45]+[.L45]+[.O45]+[.R45]+[.U45]+[.X45]+[.AA45]+[.AD45])/10" office:value-type="float" office:value="0.980692" calcext:value-type="float">
            <text:p>0.980692</text:p>
          </table:table-cell>
          <table:table-cell table:formula="of:=1000 * [.AF45]" office:value-type="float" office:value="940.9946" calcext:value-type="float">
            <text:p>940.9946</text:p>
          </table:table-cell>
          <table:table-cell table:formula="of:=26000*[.AH45]" office:value-type="float" office:value="25497.992" calcext:value-type="float">
            <text:p>25497.992</text:p>
          </table:table-cell>
        </table:table-row>
        <table:table-row table:style-name="ro1">
          <table:table-cell office:value-type="float" office:value="0.92551" calcext:value-type="float">
            <text:p>0.92551</text:p>
          </table:table-cell>
          <table:table-cell office:value-type="float" office:value="0.029379" calcext:value-type="float">
            <text:p>0.029379</text:p>
          </table:table-cell>
          <table:table-cell office:value-type="float" office:value="0.991282" calcext:value-type="float">
            <text:p>0.991282</text:p>
          </table:table-cell>
          <table:table-cell office:value-type="float" office:value="0.931278" calcext:value-type="float">
            <text:p>0.931278</text:p>
          </table:table-cell>
          <table:table-cell office:value-type="float" office:value="0.028088" calcext:value-type="float">
            <text:p>0.028088</text:p>
          </table:table-cell>
          <table:table-cell office:value-type="float" office:value="0.991055" calcext:value-type="float">
            <text:p>0.991055</text:p>
          </table:table-cell>
          <table:table-cell office:value-type="float" office:value="0.976744" calcext:value-type="float">
            <text:p>0.976744</text:p>
          </table:table-cell>
          <table:table-cell office:value-type="float" office:value="0.145294" calcext:value-type="float">
            <text:p>0.145294</text:p>
          </table:table-cell>
          <table:table-cell office:value-type="float" office:value="0.960732" calcext:value-type="float">
            <text:p>0.960732</text:p>
          </table:table-cell>
          <table:table-cell office:value-type="float" office:value="0.955446" calcext:value-type="float">
            <text:p>0.955446</text:p>
          </table:table-cell>
          <table:table-cell office:value-type="float" office:value="0.045829" calcext:value-type="float">
            <text:p>0.045829</text:p>
          </table:table-cell>
          <table:table-cell office:value-type="float" office:value="0.994921" calcext:value-type="float">
            <text:p>0.994921</text:p>
          </table:table-cell>
          <table:table-cell office:value-type="float" office:value="0.939919" calcext:value-type="float">
            <text:p>0.939919</text:p>
          </table:table-cell>
          <table:table-cell office:value-type="float" office:value="0.10102" calcext:value-type="float">
            <text:p>0.10102</text:p>
          </table:table-cell>
          <table:table-cell office:value-type="float" office:value="0.978964" calcext:value-type="float">
            <text:p>0.978964</text:p>
          </table:table-cell>
          <table:table-cell office:value-type="float" office:value="0.957399" calcext:value-type="float">
            <text:p>0.957399</text:p>
          </table:table-cell>
          <table:table-cell office:value-type="float" office:value="0.12769" calcext:value-type="float">
            <text:p>0.12769</text:p>
          </table:table-cell>
          <table:table-cell office:value-type="float" office:value="0.976121" calcext:value-type="float">
            <text:p>0.976121</text:p>
          </table:table-cell>
          <table:table-cell office:value-type="float" office:value="0.915449" calcext:value-type="float">
            <text:p>0.915449</text:p>
          </table:table-cell>
          <table:table-cell office:value-type="float" office:value="0.012387" calcext:value-type="float">
            <text:p>0.012387</text:p>
          </table:table-cell>
          <table:table-cell office:value-type="float" office:value="0.980821" calcext:value-type="float">
            <text:p>0.980821</text:p>
          </table:table-cell>
          <table:table-cell office:value-type="float" office:value="0.931907" calcext:value-type="float">
            <text:p>0.931907</text:p>
          </table:table-cell>
          <table:table-cell office:value-type="float" office:value="0.095854" calcext:value-type="float">
            <text:p>0.095854</text:p>
          </table:table-cell>
          <table:table-cell office:value-type="float" office:value="0.995148" calcext:value-type="float">
            <text:p>0.995148</text:p>
          </table:table-cell>
          <table:table-cell office:value-type="float" office:value="0.938398" calcext:value-type="float">
            <text:p>0.938398</text:p>
          </table:table-cell>
          <table:table-cell office:value-type="float" office:value="0.171394" calcext:value-type="float">
            <text:p>0.171394</text:p>
          </table:table-cell>
          <table:table-cell office:value-type="float" office:value="0.953834" calcext:value-type="float">
            <text:p>0.953834</text:p>
          </table:table-cell>
          <table:table-cell office:value-type="float" office:value="0.929633" calcext:value-type="float">
            <text:p>0.929633</text:p>
          </table:table-cell>
          <table:table-cell office:value-type="float" office:value="0.052831" calcext:value-type="float">
            <text:p>0.052831</text:p>
          </table:table-cell>
          <table:table-cell office:value-type="float" office:value="0.990069" calcext:value-type="float">
            <text:p>0.990069</text:p>
          </table:table-cell>
          <table:table-cell office:value-type="float" office:value="220" calcext:value-type="float">
            <text:p>220</text:p>
          </table:table-cell>
          <table:table-cell table:formula="of:=SUM([.A46]+[.D46]+[.G46]+[.J46]+[.M46]+[.P46]+[.S46]+[.V46]+[.Y46]+[.AB46])/10" office:value-type="float" office:value="0.9401683" calcext:value-type="float">
            <text:p>0.9401683</text:p>
          </table:table-cell>
          <table:table-cell table:formula="of:=SUM([.B46]+[.E46]+[.H46]+[.K46]+[.N46]+[.Q46]+[.T46]+[.W46]+[.Z46]+[.AC46])/10" office:value-type="float" office:value="0.0809766" calcext:value-type="float">
            <text:p>0.0809766</text:p>
          </table:table-cell>
          <table:table-cell table:formula="of:=SUM([.C46]+[.F46]+[.I46]+[.L46]+[.O46]+[.R46]+[.U46]+[.X46]+[.AA46]+[.AD46])/10" office:value-type="float" office:value="0.9812947" calcext:value-type="float">
            <text:p>0.9812947</text:p>
          </table:table-cell>
          <table:table-cell table:formula="of:=1000 * [.AF46]" office:value-type="float" office:value="940.1683" calcext:value-type="float">
            <text:p>940.1683</text:p>
          </table:table-cell>
          <table:table-cell table:formula="of:=26000*[.AH46]" office:value-type="float" office:value="25513.6622" calcext:value-type="float">
            <text:p>25513.6622</text:p>
          </table:table-cell>
        </table:table-row>
        <table:table-row table:style-name="ro1">
          <table:table-cell office:value-type="float" office:value="0.919388" calcext:value-type="float">
            <text:p>0.919388</text:p>
          </table:table-cell>
          <table:table-cell office:value-type="float" office:value="0.027605" calcext:value-type="float">
            <text:p>0.027605</text:p>
          </table:table-cell>
          <table:table-cell office:value-type="float" office:value="0.991623" calcext:value-type="float">
            <text:p>0.991623</text:p>
          </table:table-cell>
          <table:table-cell office:value-type="float" office:value="0.930396" calcext:value-type="float">
            <text:p>0.930396</text:p>
          </table:table-cell>
          <table:table-cell office:value-type="float" office:value="0.025042" calcext:value-type="float">
            <text:p>0.025042</text:p>
          </table:table-cell>
          <table:table-cell office:value-type="float" office:value="0.990979" calcext:value-type="float">
            <text:p>0.990979</text:p>
          </table:table-cell>
          <table:table-cell office:value-type="float" office:value="0.974806" calcext:value-type="float">
            <text:p>0.974806</text:p>
          </table:table-cell>
          <table:table-cell office:value-type="float" office:value="0.139161" calcext:value-type="float">
            <text:p>0.139161</text:p>
          </table:table-cell>
          <table:table-cell office:value-type="float" office:value="0.96077" calcext:value-type="float">
            <text:p>0.96077</text:p>
          </table:table-cell>
          <table:table-cell office:value-type="float" office:value="0.953465" calcext:value-type="float">
            <text:p>0.953465</text:p>
          </table:table-cell>
          <table:table-cell office:value-type="float" office:value="0.043938" calcext:value-type="float">
            <text:p>0.043938</text:p>
          </table:table-cell>
          <table:table-cell office:value-type="float" office:value="0.995186" calcext:value-type="float">
            <text:p>0.995186</text:p>
          </table:table-cell>
          <table:table-cell office:value-type="float" office:value="0.937882" calcext:value-type="float">
            <text:p>0.937882</text:p>
          </table:table-cell>
          <table:table-cell office:value-type="float" office:value="0.100909" calcext:value-type="float">
            <text:p>0.100909</text:p>
          </table:table-cell>
          <table:table-cell office:value-type="float" office:value="0.98101" calcext:value-type="float">
            <text:p>0.98101</text:p>
          </table:table-cell>
          <table:table-cell office:value-type="float" office:value="0.956278" calcext:value-type="float">
            <text:p>0.956278</text:p>
          </table:table-cell>
          <table:table-cell office:value-type="float" office:value="0.125823" calcext:value-type="float">
            <text:p>0.125823</text:p>
          </table:table-cell>
          <table:table-cell office:value-type="float" office:value="0.978319" calcext:value-type="float">
            <text:p>0.978319</text:p>
          </table:table-cell>
          <table:table-cell office:value-type="float" office:value="0.914405" calcext:value-type="float">
            <text:p>0.914405</text:p>
          </table:table-cell>
          <table:table-cell office:value-type="float" office:value="0.012718" calcext:value-type="float">
            <text:p>0.012718</text:p>
          </table:table-cell>
          <table:table-cell office:value-type="float" office:value="0.981276" calcext:value-type="float">
            <text:p>0.981276</text:p>
          </table:table-cell>
          <table:table-cell office:value-type="float" office:value="0.931907" calcext:value-type="float">
            <text:p>0.931907</text:p>
          </table:table-cell>
          <table:table-cell office:value-type="float" office:value="0.094182" calcext:value-type="float">
            <text:p>0.094182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36345" calcext:value-type="float">
            <text:p>0.936345</text:p>
          </table:table-cell>
          <table:table-cell office:value-type="float" office:value="0.163749" calcext:value-type="float">
            <text:p>0.163749</text:p>
          </table:table-cell>
          <table:table-cell office:value-type="float" office:value="0.957662" calcext:value-type="float">
            <text:p>0.957662</text:p>
          </table:table-cell>
          <table:table-cell office:value-type="float" office:value="0.92666" calcext:value-type="float">
            <text:p>0.92666</text:p>
          </table:table-cell>
          <table:table-cell office:value-type="float" office:value="0.046268" calcext:value-type="float">
            <text:p>0.046268</text:p>
          </table:table-cell>
          <table:table-cell office:value-type="float" office:value="0.991169" calcext:value-type="float">
            <text:p>0.991169</text:p>
          </table:table-cell>
          <table:table-cell office:value-type="float" office:value="225" calcext:value-type="float">
            <text:p>225</text:p>
          </table:table-cell>
          <table:table-cell table:formula="of:=SUM([.A47]+[.D47]+[.G47]+[.J47]+[.M47]+[.P47]+[.S47]+[.V47]+[.Y47]+[.AB47])/10" office:value-type="float" office:value="0.9381532" calcext:value-type="float">
            <text:p>0.9381532</text:p>
          </table:table-cell>
          <table:table-cell table:formula="of:=SUM([.B47]+[.E47]+[.H47]+[.K47]+[.N47]+[.Q47]+[.T47]+[.W47]+[.Z47]+[.AC47])/10" office:value-type="float" office:value="0.0779395" calcext:value-type="float">
            <text:p>0.0779395</text:p>
          </table:table-cell>
          <table:table-cell table:formula="of:=SUM([.C47]+[.F47]+[.I47]+[.L47]+[.O47]+[.R47]+[.U47]+[.X47]+[.AA47]+[.AD47])/10" office:value-type="float" office:value="0.9823294" calcext:value-type="float">
            <text:p>0.9823294</text:p>
          </table:table-cell>
          <table:table-cell table:formula="of:=1000 * [.AF47]" office:value-type="float" office:value="938.1532" calcext:value-type="float">
            <text:p>938.1532</text:p>
          </table:table-cell>
          <table:table-cell table:formula="of:=26000*[.AH47]" office:value-type="float" office:value="25540.5644" calcext:value-type="float">
            <text:p>25540.5644</text:p>
          </table:table-cell>
        </table:table-row>
        <table:table-row table:style-name="ro1">
          <table:table-cell office:value-type="float" office:value="0.922449" calcext:value-type="float">
            <text:p>0.922449</text:p>
          </table:table-cell>
          <table:table-cell office:value-type="float" office:value="0.025942" calcext:value-type="float">
            <text:p>0.025942</text:p>
          </table:table-cell>
          <table:table-cell office:value-type="float" office:value="0.992078" calcext:value-type="float">
            <text:p>0.992078</text:p>
          </table:table-cell>
          <table:table-cell office:value-type="float" office:value="0.931278" calcext:value-type="float">
            <text:p>0.931278</text:p>
          </table:table-cell>
          <table:table-cell office:value-type="float" office:value="0.025042" calcext:value-type="float">
            <text:p>0.025042</text:p>
          </table:table-cell>
          <table:table-cell office:value-type="float" office:value="0.992078" calcext:value-type="float">
            <text:p>0.992078</text:p>
          </table:table-cell>
          <table:table-cell office:value-type="float" office:value="0.974806" calcext:value-type="float">
            <text:p>0.974806</text:p>
          </table:table-cell>
          <table:table-cell office:value-type="float" office:value="0.13537" calcext:value-type="float">
            <text:p>0.13537</text:p>
          </table:table-cell>
          <table:table-cell office:value-type="float" office:value="0.958723" calcext:value-type="float">
            <text:p>0.958723</text:p>
          </table:table-cell>
          <table:table-cell office:value-type="float" office:value="0.951485" calcext:value-type="float">
            <text:p>0.951485</text:p>
          </table:table-cell>
          <table:table-cell office:value-type="float" office:value="0.043493" calcext:value-type="float">
            <text:p>0.043493</text:p>
          </table:table-cell>
          <table:table-cell office:value-type="float" office:value="0.995679" calcext:value-type="float">
            <text:p>0.995679</text:p>
          </table:table-cell>
          <table:table-cell office:value-type="float" office:value="0.936864" calcext:value-type="float">
            <text:p>0.936864</text:p>
          </table:table-cell>
          <table:table-cell office:value-type="float" office:value="0.10102" calcext:value-type="float">
            <text:p>0.10102</text:p>
          </table:table-cell>
          <table:table-cell office:value-type="float" office:value="0.981541" calcext:value-type="float">
            <text:p>0.981541</text:p>
          </table:table-cell>
          <table:table-cell office:value-type="float" office:value="0.956278" calcext:value-type="float">
            <text:p>0.956278</text:p>
          </table:table-cell>
          <table:table-cell office:value-type="float" office:value="0.123957" calcext:value-type="float">
            <text:p>0.123957</text:p>
          </table:table-cell>
          <table:table-cell office:value-type="float" office:value="0.97904" calcext:value-type="float">
            <text:p>0.97904</text:p>
          </table:table-cell>
          <table:table-cell office:value-type="float" office:value="0.913361" calcext:value-type="float">
            <text:p>0.913361</text:p>
          </table:table-cell>
          <table:table-cell office:value-type="float" office:value="0.011723" calcext:value-type="float">
            <text:p>0.011723</text:p>
          </table:table-cell>
          <table:table-cell office:value-type="float" office:value="0.983133" calcext:value-type="float">
            <text:p>0.983133</text:p>
          </table:table-cell>
          <table:table-cell office:value-type="float" office:value="0.932879" calcext:value-type="float">
            <text:p>0.932879</text:p>
          </table:table-cell>
          <table:table-cell office:value-type="float" office:value="0.094405" calcext:value-type="float">
            <text:p>0.094405</text:p>
          </table:table-cell>
          <table:table-cell office:value-type="float" office:value="0.995452" calcext:value-type="float">
            <text:p>0.995452</text:p>
          </table:table-cell>
          <table:table-cell office:value-type="float" office:value="0.935318" calcext:value-type="float">
            <text:p>0.935318</text:p>
          </table:table-cell>
          <table:table-cell office:value-type="float" office:value="0.162087" calcext:value-type="float">
            <text:p>0.162087</text:p>
          </table:table-cell>
          <table:table-cell office:value-type="float" office:value="0.957548" calcext:value-type="float">
            <text:p>0.957548</text:p>
          </table:table-cell>
          <table:table-cell office:value-type="float" office:value="0.925669" calcext:value-type="float">
            <text:p>0.925669</text:p>
          </table:table-cell>
          <table:table-cell office:value-type="float" office:value="0.044934" calcext:value-type="float">
            <text:p>0.044934</text:p>
          </table:table-cell>
          <table:table-cell office:value-type="float" office:value="0.99132" calcext:value-type="float">
            <text:p>0.99132</text:p>
          </table:table-cell>
          <table:table-cell office:value-type="float" office:value="230" calcext:value-type="float">
            <text:p>230</text:p>
          </table:table-cell>
          <table:table-cell table:formula="of:=SUM([.A48]+[.D48]+[.G48]+[.J48]+[.M48]+[.P48]+[.S48]+[.V48]+[.Y48]+[.AB48])/10" office:value-type="float" office:value="0.9380387" calcext:value-type="float">
            <text:p>0.9380387</text:p>
          </table:table-cell>
          <table:table-cell table:formula="of:=SUM([.B48]+[.E48]+[.H48]+[.K48]+[.N48]+[.Q48]+[.T48]+[.W48]+[.Z48]+[.AC48])/10" office:value-type="float" office:value="0.0767973" calcext:value-type="float">
            <text:p>0.0767973</text:p>
          </table:table-cell>
          <table:table-cell table:formula="of:=SUM([.C48]+[.F48]+[.I48]+[.L48]+[.O48]+[.R48]+[.U48]+[.X48]+[.AA48]+[.AD48])/10" office:value-type="float" office:value="0.9826592" calcext:value-type="float">
            <text:p>0.9826592</text:p>
          </table:table-cell>
          <table:table-cell table:formula="of:=1000 * [.AF48]" office:value-type="float" office:value="938.0387" calcext:value-type="float">
            <text:p>938.0387</text:p>
          </table:table-cell>
          <table:table-cell table:formula="of:=26000*[.AH48]" office:value-type="float" office:value="25549.1392" calcext:value-type="float">
            <text:p>25549.1392</text:p>
          </table:table-cell>
        </table:table-row>
        <table:table-row table:style-name="ro1">
          <table:table-cell office:value-type="float" office:value="0.921429" calcext:value-type="float">
            <text:p>0.921429</text:p>
          </table:table-cell>
          <table:table-cell office:value-type="float" office:value="0.025277" calcext:value-type="float">
            <text:p>0.025277</text:p>
          </table:table-cell>
          <table:table-cell office:value-type="float" office:value="0.992078" calcext:value-type="float">
            <text:p>0.992078</text:p>
          </table:table-cell>
          <table:table-cell office:value-type="float" office:value="0.925991" calcext:value-type="float">
            <text:p>0.925991</text:p>
          </table:table-cell>
          <table:table-cell office:value-type="float" office:value="0.027298" calcext:value-type="float">
            <text:p>0.027298</text:p>
          </table:table-cell>
          <table:table-cell office:value-type="float" office:value="0.991282" calcext:value-type="float">
            <text:p>0.991282</text:p>
          </table:table-cell>
          <table:table-cell office:value-type="float" office:value="0.972868" calcext:value-type="float">
            <text:p>0.972868</text:p>
          </table:table-cell>
          <table:table-cell office:value-type="float" office:value="0.131133" calcext:value-type="float">
            <text:p>0.131133</text:p>
          </table:table-cell>
          <table:table-cell office:value-type="float" office:value="0.963423" calcext:value-type="float">
            <text:p>0.963423</text:p>
          </table:table-cell>
          <table:table-cell office:value-type="float" office:value="0.945545" calcext:value-type="float">
            <text:p>0.945545</text:p>
          </table:table-cell>
          <table:table-cell office:value-type="float" office:value="0.034594" calcext:value-type="float">
            <text:p>0.034594</text:p>
          </table:table-cell>
          <table:table-cell office:value-type="float" office:value="0.99674" calcext:value-type="float">
            <text:p>0.99674</text:p>
          </table:table-cell>
          <table:table-cell office:value-type="float" office:value="0.934827" calcext:value-type="float">
            <text:p>0.934827</text:p>
          </table:table-cell>
          <table:table-cell office:value-type="float" office:value="0.099357" calcext:value-type="float">
            <text:p>0.099357</text:p>
          </table:table-cell>
          <table:table-cell office:value-type="float" office:value="0.981541" calcext:value-type="float">
            <text:p>0.981541</text:p>
          </table:table-cell>
          <table:table-cell office:value-type="float" office:value="0.955157" calcext:value-type="float">
            <text:p>0.955157</text:p>
          </table:table-cell>
          <table:table-cell office:value-type="float" office:value="0.123628" calcext:value-type="float">
            <text:p>0.123628</text:p>
          </table:table-cell>
          <table:table-cell office:value-type="float" office:value="0.981352" calcext:value-type="float">
            <text:p>0.981352</text:p>
          </table:table-cell>
          <table:table-cell office:value-type="float" office:value="0.908142" calcext:value-type="float">
            <text:p>0.908142</text:p>
          </table:table-cell>
          <table:table-cell office:value-type="float" office:value="0.011391" calcext:value-type="float">
            <text:p>0.011391</text:p>
          </table:table-cell>
          <table:table-cell office:value-type="float" office:value="0.984043" calcext:value-type="float">
            <text:p>0.984043</text:p>
          </table:table-cell>
          <table:table-cell office:value-type="float" office:value="0.932879" calcext:value-type="float">
            <text:p>0.932879</text:p>
          </table:table-cell>
          <table:table-cell office:value-type="float" office:value="0.092621" calcext:value-type="float">
            <text:p>0.092621</text:p>
          </table:table-cell>
          <table:table-cell office:value-type="float" office:value="0.99549" calcext:value-type="float">
            <text:p>0.99549</text:p>
          </table:table-cell>
          <table:table-cell office:value-type="float" office:value="0.935318" calcext:value-type="float">
            <text:p>0.935318</text:p>
          </table:table-cell>
          <table:table-cell office:value-type="float" office:value="0.160758" calcext:value-type="float">
            <text:p>0.160758</text:p>
          </table:table-cell>
          <table:table-cell office:value-type="float" office:value="0.958989" calcext:value-type="float">
            <text:p>0.958989</text:p>
          </table:table-cell>
          <table:table-cell office:value-type="float" office:value="0.923687" calcext:value-type="float">
            <text:p>0.923687</text:p>
          </table:table-cell>
          <table:table-cell office:value-type="float" office:value="0.043377" calcext:value-type="float">
            <text:p>0.043377</text:p>
          </table:table-cell>
          <table:table-cell office:value-type="float" office:value="0.991927" calcext:value-type="float">
            <text:p>0.991927</text:p>
          </table:table-cell>
          <table:table-cell office:value-type="float" office:value="235" calcext:value-type="float">
            <text:p>235</text:p>
          </table:table-cell>
          <table:table-cell table:formula="of:=SUM([.A49]+[.D49]+[.G49]+[.J49]+[.M49]+[.P49]+[.S49]+[.V49]+[.Y49]+[.AB49])/10" office:value-type="float" office:value="0.9355843" calcext:value-type="float">
            <text:p>0.9355843</text:p>
          </table:table-cell>
          <table:table-cell table:formula="of:=SUM([.B49]+[.E49]+[.H49]+[.K49]+[.N49]+[.Q49]+[.T49]+[.W49]+[.Z49]+[.AC49])/10" office:value-type="float" office:value="0.0749434" calcext:value-type="float">
            <text:p>0.0749434</text:p>
          </table:table-cell>
          <table:table-cell table:formula="of:=SUM([.C49]+[.F49]+[.I49]+[.L49]+[.O49]+[.R49]+[.U49]+[.X49]+[.AA49]+[.AD49])/10" office:value-type="float" office:value="0.9836865" calcext:value-type="float">
            <text:p>0.9836865</text:p>
          </table:table-cell>
          <table:table-cell table:formula="of:=1000 * [.AF49]" office:value-type="float" office:value="935.5843" calcext:value-type="float">
            <text:p>935.5843</text:p>
          </table:table-cell>
          <table:table-cell table:formula="of:=26000*[.AH49]" office:value-type="float" office:value="25575.849" calcext:value-type="float">
            <text:p>25575.849</text:p>
          </table:table-cell>
        </table:table-row>
        <table:table-row table:style-name="ro1">
          <table:table-cell office:value-type="float" office:value="0.921429" calcext:value-type="float">
            <text:p>0.921429</text:p>
          </table:table-cell>
          <table:table-cell office:value-type="float" office:value="0.021175" calcext:value-type="float">
            <text:p>0.021175</text:p>
          </table:table-cell>
          <table:table-cell office:value-type="float" office:value="0.991889" calcext:value-type="float">
            <text:p>0.991889</text:p>
          </table:table-cell>
          <table:table-cell office:value-type="float" office:value="0.925991" calcext:value-type="float">
            <text:p>0.925991</text:p>
          </table:table-cell>
          <table:table-cell office:value-type="float" office:value="0.02696" calcext:value-type="float">
            <text:p>0.02696</text:p>
          </table:table-cell>
          <table:table-cell office:value-type="float" office:value="0.991169" calcext:value-type="float">
            <text:p>0.991169</text:p>
          </table:table-cell>
          <table:table-cell office:value-type="float" office:value="0.971899" calcext:value-type="float">
            <text:p>0.971899</text:p>
          </table:table-cell>
          <table:table-cell office:value-type="float" office:value="0.133698" calcext:value-type="float">
            <text:p>0.133698</text:p>
          </table:table-cell>
          <table:table-cell office:value-type="float" office:value="0.963234" calcext:value-type="float">
            <text:p>0.963234</text:p>
          </table:table-cell>
          <table:table-cell office:value-type="float" office:value="0.946535" calcext:value-type="float">
            <text:p>0.946535</text:p>
          </table:table-cell>
          <table:table-cell office:value-type="float" office:value="0.032814" calcext:value-type="float">
            <text:p>0.032814</text:p>
          </table:table-cell>
          <table:table-cell office:value-type="float" office:value="0.997119" calcext:value-type="float">
            <text:p>0.997119</text:p>
          </table:table-cell>
          <table:table-cell office:value-type="float" office:value="0.933809" calcext:value-type="float">
            <text:p>0.933809</text:p>
          </table:table-cell>
          <table:table-cell office:value-type="float" office:value="0.096252" calcext:value-type="float">
            <text:p>0.096252</text:p>
          </table:table-cell>
          <table:table-cell office:value-type="float" office:value="0.982299" calcext:value-type="float">
            <text:p>0.982299</text:p>
          </table:table-cell>
          <table:table-cell office:value-type="float" office:value="0.952915" calcext:value-type="float">
            <text:p>0.952915</text:p>
          </table:table-cell>
          <table:table-cell office:value-type="float" office:value="0.123847" calcext:value-type="float">
            <text:p>0.123847</text:p>
          </table:table-cell>
          <table:table-cell office:value-type="float" office:value="0.982754" calcext:value-type="float">
            <text:p>0.982754</text:p>
          </table:table-cell>
          <table:table-cell office:value-type="float" office:value="0.90501" calcext:value-type="float">
            <text:p>0.90501</text:p>
          </table:table-cell>
          <table:table-cell office:value-type="float" office:value="0.011281" calcext:value-type="float">
            <text:p>0.011281</text:p>
          </table:table-cell>
          <table:table-cell office:value-type="float" office:value="0.983967" calcext:value-type="float">
            <text:p>0.983967</text:p>
          </table:table-cell>
          <table:table-cell office:value-type="float" office:value="0.931907" calcext:value-type="float">
            <text:p>0.931907</text:p>
          </table:table-cell>
          <table:table-cell office:value-type="float" office:value="0.080807" calcext:value-type="float">
            <text:p>0.080807</text:p>
          </table:table-cell>
          <table:table-cell office:value-type="float" office:value="0.997006" calcext:value-type="float">
            <text:p>0.997006</text:p>
          </table:table-cell>
          <table:table-cell office:value-type="float" office:value="0.930185" calcext:value-type="float">
            <text:p>0.930185</text:p>
          </table:table-cell>
          <table:table-cell office:value-type="float" office:value="0.149789" calcext:value-type="float">
            <text:p>0.149789</text:p>
          </table:table-cell>
          <table:table-cell office:value-type="float" office:value="0.962059" calcext:value-type="float">
            <text:p>0.962059</text:p>
          </table:table-cell>
          <table:table-cell office:value-type="float" office:value="0.922696" calcext:value-type="float">
            <text:p>0.922696</text:p>
          </table:table-cell>
          <table:table-cell office:value-type="float" office:value="0.041486" calcext:value-type="float">
            <text:p>0.041486</text:p>
          </table:table-cell>
          <table:table-cell office:value-type="float" office:value="0.99223" calcext:value-type="float">
            <text:p>0.99223</text:p>
          </table:table-cell>
          <table:table-cell office:value-type="float" office:value="240" calcext:value-type="float">
            <text:p>240</text:p>
          </table:table-cell>
          <table:table-cell table:formula="of:=SUM([.A50]+[.D50]+[.G50]+[.J50]+[.M50]+[.P50]+[.S50]+[.V50]+[.Y50]+[.AB50])/10" office:value-type="float" office:value="0.9342376" calcext:value-type="float">
            <text:p>0.9342376</text:p>
          </table:table-cell>
          <table:table-cell table:formula="of:=SUM([.B50]+[.E50]+[.H50]+[.K50]+[.N50]+[.Q50]+[.T50]+[.W50]+[.Z50]+[.AC50])/10" office:value-type="float" office:value="0.0718109" calcext:value-type="float">
            <text:p>0.0718109</text:p>
          </table:table-cell>
          <table:table-cell table:formula="of:=SUM([.C50]+[.F50]+[.I50]+[.L50]+[.O50]+[.R50]+[.U50]+[.X50]+[.AA50]+[.AD50])/10" office:value-type="float" office:value="0.9843726" calcext:value-type="float">
            <text:p>0.9843726</text:p>
          </table:table-cell>
          <table:table-cell table:formula="of:=1000 * [.AF50]" office:value-type="float" office:value="934.2376" calcext:value-type="float">
            <text:p>934.2376</text:p>
          </table:table-cell>
          <table:table-cell table:formula="of:=26000*[.AH50]" office:value-type="float" office:value="25593.6876" calcext:value-type="float">
            <text:p>25593.6876</text:p>
          </table:table-cell>
        </table:table-row>
        <table:table-row table:style-name="ro1">
          <table:table-cell office:value-type="float" office:value="0.920408" calcext:value-type="float">
            <text:p>0.920408</text:p>
          </table:table-cell>
          <table:table-cell office:value-type="float" office:value="0.01918" calcext:value-type="float">
            <text:p>0.01918</text:p>
          </table:table-cell>
          <table:table-cell office:value-type="float" office:value="0.992192" calcext:value-type="float">
            <text:p>0.992192</text:p>
          </table:table-cell>
          <table:table-cell office:value-type="float" office:value="0.921586" calcext:value-type="float">
            <text:p>0.921586</text:p>
          </table:table-cell>
          <table:table-cell office:value-type="float" office:value="0.026509" calcext:value-type="float">
            <text:p>0.026509</text:p>
          </table:table-cell>
          <table:table-cell office:value-type="float" office:value="0.992685" calcext:value-type="float">
            <text:p>0.992685</text:p>
          </table:table-cell>
          <table:table-cell office:value-type="float" office:value="0.971899" calcext:value-type="float">
            <text:p>0.971899</text:p>
          </table:table-cell>
          <table:table-cell office:value-type="float" office:value="0.12946" calcext:value-type="float">
            <text:p>0.12946</text:p>
          </table:table-cell>
          <table:table-cell office:value-type="float" office:value="0.963272" calcext:value-type="float">
            <text:p>0.963272</text:p>
          </table:table-cell>
          <table:table-cell office:value-type="float" office:value="0.944554" calcext:value-type="float">
            <text:p>0.944554</text:p>
          </table:table-cell>
          <table:table-cell office:value-type="float" office:value="0.032369" calcext:value-type="float">
            <text:p>0.032369</text:p>
          </table:table-cell>
          <table:table-cell office:value-type="float" office:value="0.99693" calcext:value-type="float">
            <text:p>0.99693</text:p>
          </table:table-cell>
          <table:table-cell office:value-type="float" office:value="0.930754" calcext:value-type="float">
            <text:p>0.930754</text:p>
          </table:table-cell>
          <table:table-cell office:value-type="float" office:value="0.092371" calcext:value-type="float">
            <text:p>0.092371</text:p>
          </table:table-cell>
          <table:table-cell office:value-type="float" office:value="0.982678" calcext:value-type="float">
            <text:p>0.982678</text:p>
          </table:table-cell>
          <table:table-cell office:value-type="float" office:value="0.950673" calcext:value-type="float">
            <text:p>0.950673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983247" calcext:value-type="float">
            <text:p>0.983247</text:p>
          </table:table-cell>
          <table:table-cell office:value-type="float" office:value="0.906054" calcext:value-type="float">
            <text:p>0.906054</text:p>
          </table:table-cell>
          <table:table-cell office:value-type="float" office:value="0.011612" calcext:value-type="float">
            <text:p>0.011612</text:p>
          </table:table-cell>
          <table:table-cell office:value-type="float" office:value="0.984346" calcext:value-type="float">
            <text:p>0.984346</text:p>
          </table:table-cell>
          <table:table-cell office:value-type="float" office:value="0.928016" calcext:value-type="float">
            <text:p>0.928016</text:p>
          </table:table-cell>
          <table:table-cell office:value-type="float" office:value="0.079804" calcext:value-type="float">
            <text:p>0.079804</text:p>
          </table:table-cell>
          <table:table-cell office:value-type="float" office:value="0.997347" calcext:value-type="float">
            <text:p>0.997347</text:p>
          </table:table-cell>
          <table:table-cell office:value-type="float" office:value="0.930185" calcext:value-type="float">
            <text:p>0.930185</text:p>
          </table:table-cell>
          <table:table-cell office:value-type="float" office:value="0.141702" calcext:value-type="float">
            <text:p>0.141702</text:p>
          </table:table-cell>
          <table:table-cell office:value-type="float" office:value="0.965129" calcext:value-type="float">
            <text:p>0.965129</text:p>
          </table:table-cell>
          <table:table-cell office:value-type="float" office:value="0.922696" calcext:value-type="float">
            <text:p>0.922696</text:p>
          </table:table-cell>
          <table:table-cell office:value-type="float" office:value="0.040707" calcext:value-type="float">
            <text:p>0.040707</text:p>
          </table:table-cell>
          <table:table-cell office:value-type="float" office:value="0.992685" calcext:value-type="float">
            <text:p>0.992685</text:p>
          </table:table-cell>
          <table:table-cell office:value-type="float" office:value="245" calcext:value-type="float">
            <text:p>245</text:p>
          </table:table-cell>
          <table:table-cell table:formula="of:=SUM([.A51]+[.D51]+[.G51]+[.J51]+[.M51]+[.P51]+[.S51]+[.V51]+[.Y51]+[.AB51])/10" office:value-type="float" office:value="0.9326825" calcext:value-type="float">
            <text:p>0.9326825</text:p>
          </table:table-cell>
          <table:table-cell table:formula="of:=SUM([.B51]+[.E51]+[.H51]+[.K51]+[.N51]+[.Q51]+[.T51]+[.W51]+[.Z51]+[.AC51])/10" office:value-type="float" office:value="0.0695914" calcext:value-type="float">
            <text:p>0.0695914</text:p>
          </table:table-cell>
          <table:table-cell table:formula="of:=SUM([.C51]+[.F51]+[.I51]+[.L51]+[.O51]+[.R51]+[.U51]+[.X51]+[.AA51]+[.AD51])/10" office:value-type="float" office:value="0.9850511" calcext:value-type="float">
            <text:p>0.9850511</text:p>
          </table:table-cell>
          <table:table-cell table:formula="of:=1000 * [.AF51]" office:value-type="float" office:value="932.6825" calcext:value-type="float">
            <text:p>932.6825</text:p>
          </table:table-cell>
          <table:table-cell table:formula="of:=26000*[.AH51]" office:value-type="float" office:value="25611.3286" calcext:value-type="float">
            <text:p>25611.3286</text:p>
          </table:table-cell>
        </table:table-row>
        <table:table-row table:style-name="ro1">
          <table:table-cell office:value-type="float" office:value="0.916327" calcext:value-type="float">
            <text:p>0.916327</text:p>
          </table:table-cell>
          <table:table-cell office:value-type="float" office:value="0.017849" calcext:value-type="float">
            <text:p>0.017849</text:p>
          </table:table-cell>
          <table:table-cell office:value-type="float" office:value="0.992647" calcext:value-type="float">
            <text:p>0.992647</text:p>
          </table:table-cell>
          <table:table-cell office:value-type="float" office:value="0.920705" calcext:value-type="float">
            <text:p>0.920705</text:p>
          </table:table-cell>
          <table:table-cell office:value-type="float" office:value="0.029216" calcext:value-type="float">
            <text:p>0.029216</text:p>
          </table:table-cell>
          <table:table-cell office:value-type="float" office:value="0.992344" calcext:value-type="float">
            <text:p>0.992344</text:p>
          </table:table-cell>
          <table:table-cell office:value-type="float" office:value="0.972868" calcext:value-type="float">
            <text:p>0.972868</text:p>
          </table:table-cell>
          <table:table-cell office:value-type="float" office:value="0.125558" calcext:value-type="float">
            <text:p>0.125558</text:p>
          </table:table-cell>
          <table:table-cell office:value-type="float" office:value="0.964523" calcext:value-type="float">
            <text:p>0.964523</text:p>
          </table:table-cell>
          <table:table-cell office:value-type="float" office:value="0.943564" calcext:value-type="float">
            <text:p>0.943564</text:p>
          </table:table-cell>
          <table:table-cell office:value-type="float" office:value="0.03059" calcext:value-type="float">
            <text:p>0.03059</text:p>
          </table:table-cell>
          <table:table-cell office:value-type="float" office:value="0.997044" calcext:value-type="float">
            <text:p>0.997044</text:p>
          </table:table-cell>
          <table:table-cell office:value-type="float" office:value="0.92668" calcext:value-type="float">
            <text:p>0.92668</text:p>
          </table:table-cell>
          <table:table-cell office:value-type="float" office:value="0.089377" calcext:value-type="float">
            <text:p>0.089377</text:p>
          </table:table-cell>
          <table:table-cell office:value-type="float" office:value="0.984194" calcext:value-type="float">
            <text:p>0.984194</text:p>
          </table:table-cell>
          <table:table-cell office:value-type="float" office:value="0.950673" calcext:value-type="float">
            <text:p>0.950673</text:p>
          </table:table-cell>
          <table:table-cell office:value-type="float" office:value="0.104743" calcext:value-type="float">
            <text:p>0.104743</text:p>
          </table:table-cell>
          <table:table-cell office:value-type="float" office:value="0.983777" calcext:value-type="float">
            <text:p>0.983777</text:p>
          </table:table-cell>
          <table:table-cell office:value-type="float" office:value="0.898747" calcext:value-type="float">
            <text:p>0.898747</text:p>
          </table:table-cell>
          <table:table-cell office:value-type="float" office:value="0.011944" calcext:value-type="float">
            <text:p>0.011944</text:p>
          </table:table-cell>
          <table:table-cell office:value-type="float" office:value="0.984725" calcext:value-type="float">
            <text:p>0.984725</text:p>
          </table:table-cell>
          <table:table-cell office:value-type="float" office:value="0.925097" calcext:value-type="float">
            <text:p>0.925097</text:p>
          </table:table-cell>
          <table:table-cell office:value-type="float" office:value="0.079469" calcext:value-type="float">
            <text:p>0.079469</text:p>
          </table:table-cell>
          <table:table-cell office:value-type="float" office:value="0.99746" calcext:value-type="float">
            <text:p>0.99746</text:p>
          </table:table-cell>
          <table:table-cell office:value-type="float" office:value="0.928131" calcext:value-type="float">
            <text:p>0.928131</text:p>
          </table:table-cell>
          <table:table-cell office:value-type="float" office:value="0.137602" calcext:value-type="float">
            <text:p>0.137602</text:p>
          </table:table-cell>
          <table:table-cell office:value-type="float" office:value="0.965129" calcext:value-type="float">
            <text:p>0.965129</text:p>
          </table:table-cell>
          <table:table-cell office:value-type="float" office:value="0.919722" calcext:value-type="float">
            <text:p>0.919722</text:p>
          </table:table-cell>
          <table:table-cell office:value-type="float" office:value="0.037704" calcext:value-type="float">
            <text:p>0.037704</text:p>
          </table:table-cell>
          <table:table-cell office:value-type="float" office:value="0.992912" calcext:value-type="float">
            <text:p>0.992912</text:p>
          </table:table-cell>
          <table:table-cell office:value-type="float" office:value="250" calcext:value-type="float">
            <text:p>250</text:p>
          </table:table-cell>
          <table:table-cell table:formula="of:=SUM([.A52]+[.D52]+[.G52]+[.J52]+[.M52]+[.P52]+[.S52]+[.V52]+[.Y52]+[.AB52])/10" office:value-type="float" office:value="0.9302514" calcext:value-type="float">
            <text:p>0.9302514</text:p>
          </table:table-cell>
          <table:table-cell table:formula="of:=SUM([.B52]+[.E52]+[.H52]+[.K52]+[.N52]+[.Q52]+[.T52]+[.W52]+[.Z52]+[.AC52])/10" office:value-type="float" office:value="0.0664052" calcext:value-type="float">
            <text:p>0.0664052</text:p>
          </table:table-cell>
          <table:table-cell table:formula="of:=SUM([.C52]+[.F52]+[.I52]+[.L52]+[.O52]+[.R52]+[.U52]+[.X52]+[.AA52]+[.AD52])/10" office:value-type="float" office:value="0.9854755" calcext:value-type="float">
            <text:p>0.9854755</text:p>
          </table:table-cell>
          <table:table-cell table:formula="of:=1000 * [.AF52]" office:value-type="float" office:value="930.2514" calcext:value-type="float">
            <text:p>930.2514</text:p>
          </table:table-cell>
          <table:table-cell table:formula="of:=26000*[.AH52]" office:value-type="float" office:value="25622.363" calcext:value-type="float">
            <text:p>25622.363</text:p>
          </table:table-cell>
        </table:table-row>
        <table:table-row table:style-name="ro1">
          <table:table-cell office:value-type="float" office:value="0.916327" calcext:value-type="float">
            <text:p>0.916327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993215" calcext:value-type="float">
            <text:p>0.993215</text:p>
          </table:table-cell>
          <table:table-cell office:value-type="float" office:value="0.918943" calcext:value-type="float">
            <text:p>0.918943</text:p>
          </table:table-cell>
          <table:table-cell office:value-type="float" office:value="0.03057" calcext:value-type="float">
            <text:p>0.03057</text:p>
          </table:table-cell>
          <table:table-cell office:value-type="float" office:value="0.991889" calcext:value-type="float">
            <text:p>0.991889</text:p>
          </table:table-cell>
          <table:table-cell office:value-type="float" office:value="0.968992" calcext:value-type="float">
            <text:p>0.968992</text:p>
          </table:table-cell>
          <table:table-cell office:value-type="float" office:value="0.124888" calcext:value-type="float">
            <text:p>0.124888</text:p>
          </table:table-cell>
          <table:table-cell office:value-type="float" office:value="0.966531" calcext:value-type="float">
            <text:p>0.966531</text:p>
          </table:table-cell>
          <table:table-cell office:value-type="float" office:value="0.943564" calcext:value-type="float">
            <text:p>0.943564</text:p>
          </table:table-cell>
          <table:table-cell office:value-type="float" office:value="0.031702" calcext:value-type="float">
            <text:p>0.031702</text:p>
          </table:table-cell>
          <table:table-cell office:value-type="float" office:value="0.997233" calcext:value-type="float">
            <text:p>0.997233</text:p>
          </table:table-cell>
          <table:table-cell office:value-type="float" office:value="0.925662" calcext:value-type="float">
            <text:p>0.925662</text:p>
          </table:table-cell>
          <table:table-cell office:value-type="float" office:value="0.088157" calcext:value-type="float">
            <text:p>0.088157</text:p>
          </table:table-cell>
          <table:table-cell office:value-type="float" office:value="0.984952" calcext:value-type="float">
            <text:p>0.984952</text:p>
          </table:table-cell>
          <table:table-cell office:value-type="float" office:value="0.943946" calcext:value-type="float">
            <text:p>0.943946</text:p>
          </table:table-cell>
          <table:table-cell office:value-type="float" office:value="0.103645" calcext:value-type="float">
            <text:p>0.103645</text:p>
          </table:table-cell>
          <table:table-cell office:value-type="float" office:value="0.983474" calcext:value-type="float">
            <text:p>0.983474</text:p>
          </table:table-cell>
          <table:table-cell office:value-type="float" office:value="0.901879" calcext:value-type="float">
            <text:p>0.901879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0.985218" calcext:value-type="float">
            <text:p>0.985218</text:p>
          </table:table-cell>
          <table:table-cell office:value-type="float" office:value="0.921206" calcext:value-type="float">
            <text:p>0.921206</text:p>
          </table:table-cell>
          <table:table-cell office:value-type="float" office:value="0.078132" calcext:value-type="float">
            <text:p>0.078132</text:p>
          </table:table-cell>
          <table:table-cell office:value-type="float" office:value="0.99784" calcext:value-type="float">
            <text:p>0.99784</text:p>
          </table:table-cell>
          <table:table-cell office:value-type="float" office:value="0.924025" calcext:value-type="float">
            <text:p>0.924025</text:p>
          </table:table-cell>
          <table:table-cell office:value-type="float" office:value="0.13871" calcext:value-type="float">
            <text:p>0.13871</text:p>
          </table:table-cell>
          <table:table-cell office:value-type="float" office:value="0.964485" calcext:value-type="float">
            <text:p>0.964485</text:p>
          </table:table-cell>
          <table:table-cell office:value-type="float" office:value="0.916749" calcext:value-type="float">
            <text:p>0.916749</text:p>
          </table:table-cell>
          <table:table-cell office:value-type="float" office:value="0.037816" calcext:value-type="float">
            <text:p>0.037816</text:p>
          </table:table-cell>
          <table:table-cell office:value-type="float" office:value="0.993253" calcext:value-type="float">
            <text:p>0.993253</text:p>
          </table:table-cell>
          <table:table-cell office:value-type="float" office:value="255" calcext:value-type="float">
            <text:p>255</text:p>
          </table:table-cell>
          <table:table-cell table:formula="of:=SUM([.A53]+[.D53]+[.G53]+[.J53]+[.M53]+[.P53]+[.S53]+[.V53]+[.Y53]+[.AB53])/10" office:value-type="float" office:value="0.9281293" calcext:value-type="float">
            <text:p>0.9281293</text:p>
          </table:table-cell>
          <table:table-cell table:formula="of:=SUM([.B53]+[.E53]+[.H53]+[.K53]+[.N53]+[.Q53]+[.T53]+[.W53]+[.Z53]+[.AC53])/10" office:value-type="float" office:value="0.066208" calcext:value-type="float">
            <text:p>0.066208</text:p>
          </table:table-cell>
          <table:table-cell table:formula="of:=SUM([.C53]+[.F53]+[.I53]+[.L53]+[.O53]+[.R53]+[.U53]+[.X53]+[.AA53]+[.AD53])/10" office:value-type="float" office:value="0.985809" calcext:value-type="float">
            <text:p>0.985809</text:p>
          </table:table-cell>
          <table:table-cell table:formula="of:=1000 * [.AF53]" office:value-type="float" office:value="928.1293" calcext:value-type="float">
            <text:p>928.1293</text:p>
          </table:table-cell>
          <table:table-cell table:formula="of:=26000*[.AH53]" office:value-type="float" office:value="25631.034" calcext:value-type="float">
            <text:p>25631.034</text:p>
          </table:table-cell>
        </table:table-row>
        <table:table-row table:style-name="ro1">
          <table:table-cell office:value-type="float" office:value="0.915306" calcext:value-type="float">
            <text:p>0.915306</text:p>
          </table:table-cell>
          <table:table-cell office:value-type="float" office:value="0.015078" calcext:value-type="float">
            <text:p>0.015078</text:p>
          </table:table-cell>
          <table:table-cell office:value-type="float" office:value="0.993215" calcext:value-type="float">
            <text:p>0.993215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031698" calcext:value-type="float">
            <text:p>0.031698</text:p>
          </table:table-cell>
          <table:table-cell office:value-type="float" office:value="0.991775" calcext:value-type="float">
            <text:p>0.991775</text:p>
          </table:table-cell>
          <table:table-cell office:value-type="float" office:value="0.968992" calcext:value-type="float">
            <text:p>0.968992</text:p>
          </table:table-cell>
          <table:table-cell office:value-type="float" office:value="0.119313" calcext:value-type="float">
            <text:p>0.119313</text:p>
          </table:table-cell>
          <table:table-cell office:value-type="float" office:value="0.96729" calcext:value-type="float">
            <text:p>0.96729</text:p>
          </table:table-cell>
          <table:table-cell office:value-type="float" office:value="0.942574" calcext:value-type="float">
            <text:p>0.942574</text:p>
          </table:table-cell>
          <table:table-cell office:value-type="float" office:value="0.031368" calcext:value-type="float">
            <text:p>0.031368</text:p>
          </table:table-cell>
          <table:table-cell office:value-type="float" office:value="0.997271" calcext:value-type="float">
            <text:p>0.997271</text:p>
          </table:table-cell>
          <table:table-cell office:value-type="float" office:value="0.925662" calcext:value-type="float">
            <text:p>0.925662</text:p>
          </table:table-cell>
          <table:table-cell office:value-type="float" office:value="0.08982" calcext:value-type="float">
            <text:p>0.08982</text:p>
          </table:table-cell>
          <table:table-cell office:value-type="float" office:value="0.98446" calcext:value-type="float">
            <text:p>0.98446</text:p>
          </table:table-cell>
          <table:table-cell office:value-type="float" office:value="0.942825" calcext:value-type="float">
            <text:p>0.942825</text:p>
          </table:table-cell>
          <table:table-cell office:value-type="float" office:value="0.090141" calcext:value-type="float">
            <text:p>0.090141</text:p>
          </table:table-cell>
          <table:table-cell office:value-type="float" office:value="0.983057" calcext:value-type="float">
            <text:p>0.983057</text:p>
          </table:table-cell>
          <table:table-cell office:value-type="float" office:value="0.895616" calcext:value-type="float">
            <text:p>0.895616</text:p>
          </table:table-cell>
          <table:table-cell office:value-type="float" office:value="0.013382" calcext:value-type="float">
            <text:p>0.013382</text:p>
          </table:table-cell>
          <table:table-cell office:value-type="float" office:value="0.985673" calcext:value-type="float">
            <text:p>0.985673</text:p>
          </table:table-cell>
          <table:table-cell office:value-type="float" office:value="0.918288" calcext:value-type="float">
            <text:p>0.918288</text:p>
          </table:table-cell>
          <table:table-cell office:value-type="float" office:value="0.073339" calcext:value-type="float">
            <text:p>0.073339</text:p>
          </table:table-cell>
          <table:table-cell office:value-type="float" office:value="0.998143" calcext:value-type="float">
            <text:p>0.998143</text:p>
          </table:table-cell>
          <table:table-cell office:value-type="float" office:value="0.920945" calcext:value-type="float">
            <text:p>0.920945</text:p>
          </table:table-cell>
          <table:table-cell office:value-type="float" office:value="0.133503" calcext:value-type="float">
            <text:p>0.133503</text:p>
          </table:table-cell>
          <table:table-cell office:value-type="float" office:value="0.968616" calcext:value-type="float">
            <text:p>0.968616</text:p>
          </table:table-cell>
          <table:table-cell office:value-type="float" office:value="0.900892" calcext:value-type="float">
            <text:p>0.900892</text:p>
          </table:table-cell>
          <table:table-cell office:value-type="float" office:value="0.033478" calcext:value-type="float">
            <text:p>0.033478</text:p>
          </table:table-cell>
          <table:table-cell office:value-type="float" office:value="0.993784" calcext:value-type="float">
            <text:p>0.993784</text:p>
          </table:table-cell>
          <table:table-cell office:value-type="float" office:value="260" calcext:value-type="float">
            <text:p>260</text:p>
          </table:table-cell>
          <table:table-cell table:formula="of:=SUM([.A54]+[.D54]+[.G54]+[.J54]+[.M54]+[.P54]+[.S54]+[.V54]+[.Y54]+[.AB54])/10" office:value-type="float" office:value="0.92474" calcext:value-type="float">
            <text:p>0.92474</text:p>
          </table:table-cell>
          <table:table-cell table:formula="of:=SUM([.B54]+[.E54]+[.H54]+[.K54]+[.N54]+[.Q54]+[.T54]+[.W54]+[.Z54]+[.AC54])/10" office:value-type="float" office:value="0.063112" calcext:value-type="float">
            <text:p>0.063112</text:p>
          </table:table-cell>
          <table:table-cell table:formula="of:=SUM([.C54]+[.F54]+[.I54]+[.L54]+[.O54]+[.R54]+[.U54]+[.X54]+[.AA54]+[.AD54])/10" office:value-type="float" office:value="0.9863284" calcext:value-type="float">
            <text:p>0.9863284</text:p>
          </table:table-cell>
          <table:table-cell table:formula="of:=1000 * [.AF54]" office:value-type="float" office:value="924.74" calcext:value-type="float">
            <text:p>924.74</text:p>
          </table:table-cell>
          <table:table-cell table:formula="of:=26000*[.AH54]" office:value-type="float" office:value="25644.5384" calcext:value-type="float">
            <text:p>25644.5384</text:p>
          </table:table-cell>
        </table:table-row>
        <table:table-row table:style-name="ro1">
          <table:table-cell office:value-type="float" office:value="0.912245" calcext:value-type="float">
            <text:p>0.912245</text:p>
          </table:table-cell>
          <table:table-cell office:value-type="float" office:value="0.015299" calcext:value-type="float">
            <text:p>0.015299</text:p>
          </table:table-cell>
          <table:table-cell office:value-type="float" office:value="0.993215" calcext:value-type="float">
            <text:p>0.993215</text:p>
          </table:table-cell>
          <table:table-cell office:value-type="float" office:value="0.915419" calcext:value-type="float">
            <text:p>0.915419</text:p>
          </table:table-cell>
          <table:table-cell office:value-type="float" office:value="0.031472" calcext:value-type="float">
            <text:p>0.031472</text:p>
          </table:table-cell>
          <table:table-cell office:value-type="float" office:value="0.991927" calcext:value-type="float">
            <text:p>0.991927</text:p>
          </table:table-cell>
          <table:table-cell office:value-type="float" office:value="0.968992" calcext:value-type="float">
            <text:p>0.968992</text:p>
          </table:table-cell>
          <table:table-cell office:value-type="float" office:value="0.11463" calcext:value-type="float">
            <text:p>0.11463</text:p>
          </table:table-cell>
          <table:table-cell office:value-type="float" office:value="0.969033" calcext:value-type="float">
            <text:p>0.969033</text:p>
          </table:table-cell>
          <table:table-cell office:value-type="float" office:value="0.943564" calcext:value-type="float">
            <text:p>0.943564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99746" calcext:value-type="float">
            <text:p>0.99746</text:p>
          </table:table-cell>
          <table:table-cell office:value-type="float" office:value="0.927699" calcext:value-type="float">
            <text:p>0.927699</text:p>
          </table:table-cell>
          <table:table-cell office:value-type="float" office:value="0.090375" calcext:value-type="float">
            <text:p>0.090375</text:p>
          </table:table-cell>
          <table:table-cell office:value-type="float" office:value="0.984649" calcext:value-type="float">
            <text:p>0.984649</text:p>
          </table:table-cell>
          <table:table-cell office:value-type="float" office:value="0.942825" calcext:value-type="float">
            <text:p>0.942825</text:p>
          </table:table-cell>
          <table:table-cell office:value-type="float" office:value="0.086847" calcext:value-type="float">
            <text:p>0.086847</text:p>
          </table:table-cell>
          <table:table-cell office:value-type="float" office:value="0.983929" calcext:value-type="float">
            <text:p>0.983929</text:p>
          </table:table-cell>
          <table:table-cell office:value-type="float" office:value="0.887265" calcext:value-type="float">
            <text:p>0.887265</text:p>
          </table:table-cell>
          <table:table-cell office:value-type="float" office:value="0.010949" calcext:value-type="float">
            <text:p>0.010949</text:p>
          </table:table-cell>
          <table:table-cell office:value-type="float" office:value="0.987302" calcext:value-type="float">
            <text:p>0.987302</text:p>
          </table:table-cell>
          <table:table-cell office:value-type="float" office:value="0.91537" calcext:value-type="float">
            <text:p>0.91537</text:p>
          </table:table-cell>
          <table:table-cell office:value-type="float" office:value="0.074008" calcext:value-type="float">
            <text:p>0.074008</text:p>
          </table:table-cell>
          <table:table-cell office:value-type="float" office:value="0.998143" calcext:value-type="float">
            <text:p>0.998143</text:p>
          </table:table-cell>
          <table:table-cell office:value-type="float" office:value="0.917864" calcext:value-type="float">
            <text:p>0.917864</text:p>
          </table:table-cell>
          <table:table-cell office:value-type="float" office:value="0.131952" calcext:value-type="float">
            <text:p>0.131952</text:p>
          </table:table-cell>
          <table:table-cell office:value-type="float" office:value="0.968881" calcext:value-type="float">
            <text:p>0.968881</text:p>
          </table:table-cell>
          <table:table-cell office:value-type="float" office:value="0.896928" calcext:value-type="float">
            <text:p>0.896928</text:p>
          </table:table-cell>
          <table:table-cell office:value-type="float" office:value="0.032811" calcext:value-type="float">
            <text:p>0.032811</text:p>
          </table:table-cell>
          <table:table-cell office:value-type="float" office:value="0.994504" calcext:value-type="float">
            <text:p>0.994504</text:p>
          </table:table-cell>
          <table:table-cell office:value-type="float" office:value="265" calcext:value-type="float">
            <text:p>265</text:p>
          </table:table-cell>
          <table:table-cell table:formula="of:=SUM([.A55]+[.D55]+[.G55]+[.J55]+[.M55]+[.P55]+[.S55]+[.V55]+[.Y55]+[.AB55])/10" office:value-type="float" office:value="0.9228171" calcext:value-type="float">
            <text:p>0.9228171</text:p>
          </table:table-cell>
          <table:table-cell table:formula="of:=SUM([.B55]+[.E55]+[.H55]+[.K55]+[.N55]+[.Q55]+[.T55]+[.W55]+[.Z55]+[.AC55])/10" office:value-type="float" office:value="0.0620379" calcext:value-type="float">
            <text:p>0.0620379</text:p>
          </table:table-cell>
          <table:table-cell table:formula="of:=SUM([.C55]+[.F55]+[.I55]+[.L55]+[.O55]+[.R55]+[.U55]+[.X55]+[.AA55]+[.AD55])/10" office:value-type="float" office:value="0.9869043" calcext:value-type="float">
            <text:p>0.9869043</text:p>
          </table:table-cell>
          <table:table-cell table:formula="of:=1000 * [.AF55]" office:value-type="float" office:value="922.8171" calcext:value-type="float">
            <text:p>922.8171</text:p>
          </table:table-cell>
          <table:table-cell table:formula="of:=26000*[.AH55]" office:value-type="float" office:value="25659.5118" calcext:value-type="float">
            <text:p>25659.5118</text:p>
          </table:table-cell>
        </table:table-row>
        <table:table-row table:style-name="ro1">
          <table:table-cell office:value-type="float" office:value="0.911224" calcext:value-type="float">
            <text:p>0.911224</text:p>
          </table:table-cell>
          <table:table-cell office:value-type="float" office:value="0.015078" calcext:value-type="float">
            <text:p>0.015078</text:p>
          </table:table-cell>
          <table:table-cell office:value-type="float" office:value="0.993215" calcext:value-type="float">
            <text:p>0.993215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031359" calcext:value-type="float">
            <text:p>0.031359</text:p>
          </table:table-cell>
          <table:table-cell office:value-type="float" office:value="0.992154" calcext:value-type="float">
            <text:p>0.992154</text:p>
          </table:table-cell>
          <table:table-cell office:value-type="float" office:value="0.967054" calcext:value-type="float">
            <text:p>0.967054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970246" calcext:value-type="float">
            <text:p>0.970246</text:p>
          </table:table-cell>
          <table:table-cell office:value-type="float" office:value="0.939604" calcext:value-type="float">
            <text:p>0.939604</text:p>
          </table:table-cell>
          <table:table-cell office:value-type="float" office:value="0.029922" calcext:value-type="float">
            <text:p>0.029922</text:p>
          </table:table-cell>
          <table:table-cell office:value-type="float" office:value="0.99765" calcext:value-type="float">
            <text:p>0.99765</text:p>
          </table:table-cell>
          <table:table-cell office:value-type="float" office:value="0.924644" calcext:value-type="float">
            <text:p>0.924644</text:p>
          </table:table-cell>
          <table:table-cell office:value-type="float" office:value="0.090264" calcext:value-type="float">
            <text:p>0.090264</text:p>
          </table:table-cell>
          <table:table-cell office:value-type="float" office:value="0.985521" calcext:value-type="float">
            <text:p>0.985521</text:p>
          </table:table-cell>
          <table:table-cell office:value-type="float" office:value="0.940583" calcext:value-type="float">
            <text:p>0.940583</text:p>
          </table:table-cell>
          <table:table-cell office:value-type="float" office:value="0.084102" calcext:value-type="float">
            <text:p>0.084102</text:p>
          </table:table-cell>
          <table:table-cell office:value-type="float" office:value="0.98374" calcext:value-type="float">
            <text:p>0.98374</text:p>
          </table:table-cell>
          <table:table-cell office:value-type="float" office:value="0.885177" calcext:value-type="float">
            <text:p>0.885177</text:p>
          </table:table-cell>
          <table:table-cell office:value-type="float" office:value="0.010728" calcext:value-type="float">
            <text:p>0.010728</text:p>
          </table:table-cell>
          <table:table-cell office:value-type="float" office:value="0.987795" calcext:value-type="float">
            <text:p>0.987795</text:p>
          </table:table-cell>
          <table:table-cell office:value-type="float" office:value="0.90856" calcext:value-type="float">
            <text:p>0.90856</text:p>
          </table:table-cell>
          <table:table-cell office:value-type="float" office:value="0.068212" calcext:value-type="float">
            <text:p>0.068212</text:p>
          </table:table-cell>
          <table:table-cell office:value-type="float" office:value="0.998067" calcext:value-type="float">
            <text:p>0.998067</text:p>
          </table:table-cell>
          <table:table-cell office:value-type="float" office:value="0.915811" calcext:value-type="float">
            <text:p>0.915811</text:p>
          </table:table-cell>
          <table:table-cell office:value-type="float" office:value="0.12885" calcext:value-type="float">
            <text:p>0.12885</text:p>
          </table:table-cell>
          <table:table-cell office:value-type="float" office:value="0.968692" calcext:value-type="float">
            <text:p>0.968692</text:p>
          </table:table-cell>
          <table:table-cell office:value-type="float" office:value="0.897919" calcext:value-type="float">
            <text:p>0.897919</text:p>
          </table:table-cell>
          <table:table-cell office:value-type="float" office:value="0.031031" calcext:value-type="float">
            <text:p>0.031031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270" calcext:value-type="float">
            <text:p>270</text:p>
          </table:table-cell>
          <table:table-cell table:formula="of:=SUM([.A56]+[.D56]+[.G56]+[.J56]+[.M56]+[.P56]+[.S56]+[.V56]+[.Y56]+[.AB56])/10" office:value-type="float" office:value="0.9206876" calcext:value-type="float">
            <text:p>0.9206876</text:p>
          </table:table-cell>
          <table:table-cell table:formula="of:=SUM([.B56]+[.E56]+[.H56]+[.K56]+[.N56]+[.Q56]+[.T56]+[.W56]+[.Z56]+[.AC56])/10" office:value-type="float" office:value="0.0601946" calcext:value-type="float">
            <text:p>0.0601946</text:p>
          </table:table-cell>
          <table:table-cell table:formula="of:=SUM([.C56]+[.F56]+[.I56]+[.L56]+[.O56]+[.R56]+[.U56]+[.X56]+[.AA56]+[.AD56])/10" office:value-type="float" office:value="0.9871508" calcext:value-type="float">
            <text:p>0.9871508</text:p>
          </table:table-cell>
          <table:table-cell table:formula="of:=1000 * [.AF56]" office:value-type="float" office:value="920.6876" calcext:value-type="float">
            <text:p>920.6876</text:p>
          </table:table-cell>
          <table:table-cell table:formula="of:=26000*[.AH56]" office:value-type="float" office:value="25665.9208" calcext:value-type="float">
            <text:p>25665.9208</text:p>
          </table:table-cell>
        </table:table-row>
        <table:table-row table:style-name="ro1">
          <table:table-cell office:value-type="float" office:value="0.909184" calcext:value-type="float">
            <text:p>0.909184</text:p>
          </table:table-cell>
          <table:table-cell office:value-type="float" office:value="0.014523" calcext:value-type="float">
            <text:p>0.014523</text:p>
          </table:table-cell>
          <table:table-cell office:value-type="float" office:value="0.993443" calcext:value-type="float">
            <text:p>0.993443</text:p>
          </table:table-cell>
          <table:table-cell office:value-type="float" office:value="0.913656" calcext:value-type="float">
            <text:p>0.913656</text:p>
          </table:table-cell>
          <table:table-cell office:value-type="float" office:value="0.029329" calcext:value-type="float">
            <text:p>0.029329</text:p>
          </table:table-cell>
          <table:table-cell office:value-type="float" office:value="0.992078" calcext:value-type="float">
            <text:p>0.992078</text:p>
          </table:table-cell>
          <table:table-cell office:value-type="float" office:value="0.967054" calcext:value-type="float">
            <text:p>0.967054</text:p>
          </table:table-cell>
          <table:table-cell office:value-type="float" office:value="0.108497" calcext:value-type="float">
            <text:p>0.108497</text:p>
          </table:table-cell>
          <table:table-cell office:value-type="float" office:value="0.971118" calcext:value-type="float">
            <text:p>0.971118</text:p>
          </table:table-cell>
          <table:table-cell office:value-type="float" office:value="0.937624" calcext:value-type="float">
            <text:p>0.937624</text:p>
          </table:table-cell>
          <table:table-cell office:value-type="float" office:value="0.030033" calcext:value-type="float">
            <text:p>0.030033</text:p>
          </table:table-cell>
          <table:table-cell office:value-type="float" office:value="0.997953" calcext:value-type="float">
            <text:p>0.997953</text:p>
          </table:table-cell>
          <table:table-cell office:value-type="float" office:value="0.924644" calcext:value-type="float">
            <text:p>0.924644</text:p>
          </table:table-cell>
          <table:table-cell office:value-type="float" office:value="0.088157" calcext:value-type="float">
            <text:p>0.088157</text:p>
          </table:table-cell>
          <table:table-cell office:value-type="float" office:value="0.985218" calcext:value-type="float">
            <text:p>0.985218</text:p>
          </table:table-cell>
          <table:table-cell office:value-type="float" office:value="0.941704" calcext:value-type="float">
            <text:p>0.941704</text:p>
          </table:table-cell>
          <table:table-cell office:value-type="float" office:value="0.071915" calcext:value-type="float">
            <text:p>0.071915</text:p>
          </table:table-cell>
          <table:table-cell office:value-type="float" office:value="0.985066" calcext:value-type="float">
            <text:p>0.985066</text:p>
          </table:table-cell>
          <table:table-cell office:value-type="float" office:value="0.877871" calcext:value-type="float">
            <text:p>0.877871</text:p>
          </table:table-cell>
          <table:table-cell office:value-type="float" office:value="0.010064" calcext:value-type="float">
            <text:p>0.010064</text:p>
          </table:table-cell>
          <table:table-cell office:value-type="float" office:value="0.988705" calcext:value-type="float">
            <text:p>0.988705</text:p>
          </table:table-cell>
          <table:table-cell office:value-type="float" office:value="0.909533" calcext:value-type="float">
            <text:p>0.909533</text:p>
          </table:table-cell>
          <table:table-cell office:value-type="float" office:value="0.069327" calcext:value-type="float">
            <text:p>0.069327</text:p>
          </table:table-cell>
          <table:table-cell office:value-type="float" office:value="0.998105" calcext:value-type="float">
            <text:p>0.998105</text:p>
          </table:table-cell>
          <table:table-cell office:value-type="float" office:value="0.917864" calcext:value-type="float">
            <text:p>0.917864</text:p>
          </table:table-cell>
          <table:table-cell office:value-type="float" office:value="0.12885" calcext:value-type="float">
            <text:p>0.12885</text:p>
          </table:table-cell>
          <table:table-cell office:value-type="float" office:value="0.968502" calcext:value-type="float">
            <text:p>0.968502</text:p>
          </table:table-cell>
          <table:table-cell office:value-type="float" office:value="0.894945" calcext:value-type="float">
            <text:p>0.894945</text:p>
          </table:table-cell>
          <table:table-cell office:value-type="float" office:value="0.031365" calcext:value-type="float">
            <text:p>0.031365</text:p>
          </table:table-cell>
          <table:table-cell office:value-type="float" office:value="0.994542" calcext:value-type="float">
            <text:p>0.994542</text:p>
          </table:table-cell>
          <table:table-cell office:value-type="float" office:value="275" calcext:value-type="float">
            <text:p>275</text:p>
          </table:table-cell>
          <table:table-cell table:formula="of:=SUM([.A57]+[.D57]+[.G57]+[.J57]+[.M57]+[.P57]+[.S57]+[.V57]+[.Y57]+[.AB57])/10" office:value-type="float" office:value="0.9194079" calcext:value-type="float">
            <text:p>0.9194079</text:p>
          </table:table-cell>
          <table:table-cell table:formula="of:=SUM([.B57]+[.E57]+[.H57]+[.K57]+[.N57]+[.Q57]+[.T57]+[.W57]+[.Z57]+[.AC57])/10" office:value-type="float" office:value="0.058206" calcext:value-type="float">
            <text:p>0.058206</text:p>
          </table:table-cell>
          <table:table-cell table:formula="of:=SUM([.C57]+[.F57]+[.I57]+[.L57]+[.O57]+[.R57]+[.U57]+[.X57]+[.AA57]+[.AD57])/10" office:value-type="float" office:value="0.987473" calcext:value-type="float">
            <text:p>0.987473</text:p>
          </table:table-cell>
          <table:table-cell table:formula="of:=1000 * [.AF57]" office:value-type="float" office:value="919.4079" calcext:value-type="float">
            <text:p>919.4079</text:p>
          </table:table-cell>
          <table:table-cell table:formula="of:=26000*[.AH57]" office:value-type="float" office:value="25674.298" calcext:value-type="float">
            <text:p>25674.298</text:p>
          </table:table-cell>
        </table:table-row>
        <table:table-row table:style-name="ro1">
          <table:table-cell office:value-type="float" office:value="0.902041" calcext:value-type="float">
            <text:p>0.902041</text:p>
          </table:table-cell>
          <table:table-cell office:value-type="float" office:value="0.014856" calcext:value-type="float">
            <text:p>0.014856</text:p>
          </table:table-cell>
          <table:table-cell office:value-type="float" office:value="0.993253" calcext:value-type="float">
            <text:p>0.993253</text:p>
          </table:table-cell>
          <table:table-cell office:value-type="float" office:value="0.912775" calcext:value-type="float">
            <text:p>0.912775</text:p>
          </table:table-cell>
          <table:table-cell office:value-type="float" office:value="0.028539" calcext:value-type="float">
            <text:p>0.028539</text:p>
          </table:table-cell>
          <table:table-cell office:value-type="float" office:value="0.992533" calcext:value-type="float">
            <text:p>0.992533</text:p>
          </table:table-cell>
          <table:table-cell office:value-type="float" office:value="0.966085" calcext:value-type="float">
            <text:p>0.966085</text:p>
          </table:table-cell>
          <table:table-cell office:value-type="float" office:value="0.114184" calcext:value-type="float">
            <text:p>0.114184</text:p>
          </table:table-cell>
          <table:table-cell office:value-type="float" office:value="0.971156" calcext:value-type="float">
            <text:p>0.971156</text:p>
          </table:table-cell>
          <table:table-cell office:value-type="float" office:value="0.936634" calcext:value-type="float">
            <text:p>0.936634</text:p>
          </table:table-cell>
          <table:table-cell office:value-type="float" office:value="0.029588" calcext:value-type="float">
            <text:p>0.029588</text:p>
          </table:table-cell>
          <table:table-cell office:value-type="float" office:value="0.997953" calcext:value-type="float">
            <text:p>0.997953</text:p>
          </table:table-cell>
          <table:table-cell office:value-type="float" office:value="0.922607" calcext:value-type="float">
            <text:p>0.922607</text:p>
          </table:table-cell>
          <table:table-cell office:value-type="float" office:value="0.085385" calcext:value-type="float">
            <text:p>0.085385</text:p>
          </table:table-cell>
          <table:table-cell office:value-type="float" office:value="0.98609" calcext:value-type="float">
            <text:p>0.98609</text:p>
          </table:table-cell>
          <table:table-cell office:value-type="float" office:value="0.939462" calcext:value-type="float">
            <text:p>0.939462</text:p>
          </table:table-cell>
          <table:table-cell office:value-type="float" office:value="0.064888" calcext:value-type="float">
            <text:p>0.064888</text:p>
          </table:table-cell>
          <table:table-cell office:value-type="float" office:value="0.985786" calcext:value-type="float">
            <text:p>0.985786</text:p>
          </table:table-cell>
          <table:table-cell office:value-type="float" office:value="0.874739" calcext:value-type="float">
            <text:p>0.874739</text:p>
          </table:table-cell>
          <table:table-cell office:value-type="float" office:value="0.008737" calcext:value-type="float">
            <text:p>0.008737</text:p>
          </table:table-cell>
          <table:table-cell office:value-type="float" office:value="0.989122" calcext:value-type="float">
            <text:p>0.989122</text:p>
          </table:table-cell>
          <table:table-cell office:value-type="float" office:value="0.909533" calcext:value-type="float">
            <text:p>0.909533</text:p>
          </table:table-cell>
          <table:table-cell office:value-type="float" office:value="0.069661" calcext:value-type="float">
            <text:p>0.069661</text:p>
          </table:table-cell>
          <table:table-cell office:value-type="float" office:value="0.998219" calcext:value-type="float">
            <text:p>0.998219</text:p>
          </table:table-cell>
          <table:table-cell office:value-type="float" office:value="0.915811" calcext:value-type="float">
            <text:p>0.915811</text:p>
          </table:table-cell>
          <table:table-cell office:value-type="float" office:value="0.126523" calcext:value-type="float">
            <text:p>0.126523</text:p>
          </table:table-cell>
          <table:table-cell office:value-type="float" office:value="0.969867" calcext:value-type="float">
            <text:p>0.969867</text:p>
          </table:table-cell>
          <table:table-cell office:value-type="float" office:value="0.892963" calcext:value-type="float">
            <text:p>0.892963</text:p>
          </table:table-cell>
          <table:table-cell office:value-type="float" office:value="0.032032" calcext:value-type="float">
            <text:p>0.032032</text:p>
          </table:table-cell>
          <table:table-cell office:value-type="float" office:value="0.994694" calcext:value-type="float">
            <text:p>0.994694</text:p>
          </table:table-cell>
          <table:table-cell office:value-type="float" office:value="280" calcext:value-type="float">
            <text:p>280</text:p>
          </table:table-cell>
          <table:table-cell table:formula="of:=SUM([.A58]+[.D58]+[.G58]+[.J58]+[.M58]+[.P58]+[.S58]+[.V58]+[.Y58]+[.AB58])/10" office:value-type="float" office:value="0.917265" calcext:value-type="float">
            <text:p>0.917265</text:p>
          </table:table-cell>
          <table:table-cell table:formula="of:=SUM([.B58]+[.E58]+[.H58]+[.K58]+[.N58]+[.Q58]+[.T58]+[.W58]+[.Z58]+[.AC58])/10" office:value-type="float" office:value="0.0574393" calcext:value-type="float">
            <text:p>0.0574393</text:p>
          </table:table-cell>
          <table:table-cell table:formula="of:=SUM([.C58]+[.F58]+[.I58]+[.L58]+[.O58]+[.R58]+[.U58]+[.X58]+[.AA58]+[.AD58])/10" office:value-type="float" office:value="0.9878673" calcext:value-type="float">
            <text:p>0.9878673</text:p>
          </table:table-cell>
          <table:table-cell table:formula="of:=1000 * [.AF58]" office:value-type="float" office:value="917.265" calcext:value-type="float">
            <text:p>917.265</text:p>
          </table:table-cell>
          <table:table-cell table:formula="of:=26000*[.AH58]" office:value-type="float" office:value="25684.5498" calcext:value-type="float">
            <text:p>25684.5498</text:p>
          </table:table-cell>
        </table:table-row>
        <table:table-row table:style-name="ro1">
          <table:table-cell office:value-type="float" office:value="0.894898" calcext:value-type="float">
            <text:p>0.894898</text:p>
          </table:table-cell>
          <table:table-cell office:value-type="float" office:value="0.012749" calcext:value-type="float">
            <text:p>0.012749</text:p>
          </table:table-cell>
          <table:table-cell office:value-type="float" office:value="0.993822" calcext:value-type="float">
            <text:p>0.993822</text:p>
          </table:table-cell>
          <table:table-cell office:value-type="float" office:value="0.911013" calcext:value-type="float">
            <text:p>0.911013</text:p>
          </table:table-cell>
          <table:table-cell office:value-type="float" office:value="0.023576" calcext:value-type="float">
            <text:p>0.023576</text:p>
          </table:table-cell>
          <table:table-cell office:value-type="float" office:value="0.993935" calcext:value-type="float">
            <text:p>0.993935</text:p>
          </table:table-cell>
          <table:table-cell office:value-type="float" office:value="0.964147" calcext:value-type="float">
            <text:p>0.964147</text:p>
          </table:table-cell>
          <table:table-cell office:value-type="float" office:value="0.097904" calcext:value-type="float">
            <text:p>0.097904</text:p>
          </table:table-cell>
          <table:table-cell office:value-type="float" office:value="0.974453" calcext:value-type="float">
            <text:p>0.974453</text:p>
          </table:table-cell>
          <table:table-cell office:value-type="float" office:value="0.938614" calcext:value-type="float">
            <text:p>0.938614</text:p>
          </table:table-cell>
          <table:table-cell office:value-type="float" office:value="0.028476" calcext:value-type="float">
            <text:p>0.028476</text:p>
          </table:table-cell>
          <table:table-cell office:value-type="float" office:value="0.997915" calcext:value-type="float">
            <text:p>0.997915</text:p>
          </table:table-cell>
          <table:table-cell office:value-type="float" office:value="0.919552" calcext:value-type="float">
            <text:p>0.919552</text:p>
          </table:table-cell>
          <table:table-cell office:value-type="float" office:value="0.084054" calcext:value-type="float">
            <text:p>0.084054</text:p>
          </table:table-cell>
          <table:table-cell office:value-type="float" office:value="0.986658" calcext:value-type="float">
            <text:p>0.986658</text:p>
          </table:table-cell>
          <table:table-cell office:value-type="float" office:value="0.930493" calcext:value-type="float">
            <text:p>0.930493</text:p>
          </table:table-cell>
          <table:table-cell office:value-type="float" office:value="0.064449" calcext:value-type="float">
            <text:p>0.064449</text:p>
          </table:table-cell>
          <table:table-cell office:value-type="float" office:value="0.985635" calcext:value-type="float">
            <text:p>0.985635</text:p>
          </table:table-cell>
          <table:table-cell office:value-type="float" office:value="0.86952" calcext:value-type="float">
            <text:p>0.86952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989349" calcext:value-type="float">
            <text:p>0.989349</text:p>
          </table:table-cell>
          <table:table-cell office:value-type="float" office:value="0.896887" calcext:value-type="float">
            <text:p>0.896887</text:p>
          </table:table-cell>
          <table:table-cell office:value-type="float" office:value="0.066763" calcext:value-type="float">
            <text:p>0.066763</text:p>
          </table:table-cell>
          <table:table-cell office:value-type="float" office:value="0.998446" calcext:value-type="float">
            <text:p>0.998446</text:p>
          </table:table-cell>
          <table:table-cell office:value-type="float" office:value="0.913758" calcext:value-type="float">
            <text:p>0.913758</text:p>
          </table:table-cell>
          <table:table-cell office:value-type="float" office:value="0.123421" calcext:value-type="float">
            <text:p>0.123421</text:p>
          </table:table-cell>
          <table:table-cell office:value-type="float" office:value="0.972482" calcext:value-type="float">
            <text:p>0.972482</text:p>
          </table:table-cell>
          <table:table-cell office:value-type="float" office:value="0.891972" calcext:value-type="float">
            <text:p>0.891972</text:p>
          </table:table-cell>
          <table:table-cell office:value-type="float" office:value="0.028695" calcext:value-type="float">
            <text:p>0.028695</text:p>
          </table:table-cell>
          <table:table-cell office:value-type="float" office:value="0.9953" calcext:value-type="float">
            <text:p>0.9953</text:p>
          </table:table-cell>
          <table:table-cell office:value-type="float" office:value="285" calcext:value-type="float">
            <text:p>285</text:p>
          </table:table-cell>
          <table:table-cell table:formula="of:=SUM([.A59]+[.D59]+[.G59]+[.J59]+[.M59]+[.P59]+[.S59]+[.V59]+[.Y59]+[.AB59])/10" office:value-type="float" office:value="0.9130854" calcext:value-type="float">
            <text:p>0.9130854</text:p>
          </table:table-cell>
          <table:table-cell table:formula="of:=SUM([.B59]+[.E59]+[.H59]+[.K59]+[.N59]+[.Q59]+[.T59]+[.W59]+[.Z59]+[.AC59])/10" office:value-type="float" office:value="0.0538603" calcext:value-type="float">
            <text:p>0.0538603</text:p>
          </table:table-cell>
          <table:table-cell table:formula="of:=SUM([.C59]+[.F59]+[.I59]+[.L59]+[.O59]+[.R59]+[.U59]+[.X59]+[.AA59]+[.AD59])/10" office:value-type="float" office:value="0.9887995" calcext:value-type="float">
            <text:p>0.9887995</text:p>
          </table:table-cell>
          <table:table-cell table:formula="of:=1000 * [.AF59]" office:value-type="float" office:value="913.0854" calcext:value-type="float">
            <text:p>913.0854</text:p>
          </table:table-cell>
          <table:table-cell table:formula="of:=26000*[.AH59]" office:value-type="float" office:value="25708.787" calcext:value-type="float">
            <text:p>25708.787</text:p>
          </table:table-cell>
        </table:table-row>
        <table:table-row table:style-name="ro1">
          <table:table-cell office:value-type="float" office:value="0.894898" calcext:value-type="float">
            <text:p>0.894898</text:p>
          </table:table-cell>
          <table:table-cell office:value-type="float" office:value="0.011308" calcext:value-type="float">
            <text:p>0.011308</text:p>
          </table:table-cell>
          <table:table-cell office:value-type="float" office:value="0.993973" calcext:value-type="float">
            <text:p>0.993973</text:p>
          </table:table-cell>
          <table:table-cell office:value-type="float" office:value="0.905727" calcext:value-type="float">
            <text:p>0.905727</text:p>
          </table:table-cell>
          <table:table-cell office:value-type="float" office:value="0.022673" calcext:value-type="float">
            <text:p>0.022673</text:p>
          </table:table-cell>
          <table:table-cell office:value-type="float" office:value="0.994011" calcext:value-type="float">
            <text:p>0.994011</text:p>
          </table:table-cell>
          <table:table-cell office:value-type="float" office:value="0.96124" calcext:value-type="float">
            <text:p>0.96124</text:p>
          </table:table-cell>
          <table:table-cell office:value-type="float" office:value="0.093332" calcext:value-type="float">
            <text:p>0.093332</text:p>
          </table:table-cell>
          <table:table-cell office:value-type="float" office:value="0.97434" calcext:value-type="float">
            <text:p>0.97434</text:p>
          </table:table-cell>
          <table:table-cell office:value-type="float" office:value="0.937624" calcext:value-type="float">
            <text:p>0.937624</text:p>
          </table:table-cell>
          <table:table-cell office:value-type="float" office:value="0.027253" calcext:value-type="float">
            <text:p>0.027253</text:p>
          </table:table-cell>
          <table:table-cell office:value-type="float" office:value="0.997877" calcext:value-type="float">
            <text:p>0.997877</text:p>
          </table:table-cell>
          <table:table-cell office:value-type="float" office:value="0.917515" calcext:value-type="float">
            <text:p>0.917515</text:p>
          </table:table-cell>
          <table:table-cell office:value-type="float" office:value="0.082834" calcext:value-type="float">
            <text:p>0.082834</text:p>
          </table:table-cell>
          <table:table-cell office:value-type="float" office:value="0.986696" calcext:value-type="float">
            <text:p>0.986696</text:p>
          </table:table-cell>
          <table:table-cell office:value-type="float" office:value="0.923767" calcext:value-type="float">
            <text:p>0.923767</text:p>
          </table:table-cell>
          <table:table-cell office:value-type="float" office:value="0.054567" calcext:value-type="float">
            <text:p>0.054567</text:p>
          </table:table-cell>
          <table:table-cell office:value-type="float" office:value="0.987378" calcext:value-type="float">
            <text:p>0.987378</text:p>
          </table:table-cell>
          <table:table-cell office:value-type="float" office:value="0.860125" calcext:value-type="float">
            <text:p>0.860125</text:p>
          </table:table-cell>
          <table:table-cell office:value-type="float" office:value="0.007631" calcext:value-type="float">
            <text:p>0.007631</text:p>
          </table:table-cell>
          <table:table-cell office:value-type="float" office:value="0.991206" calcext:value-type="float">
            <text:p>0.991206</text:p>
          </table:table-cell>
          <table:table-cell office:value-type="float" office:value="0.896887" calcext:value-type="float">
            <text:p>0.896887</text:p>
          </table:table-cell>
          <table:table-cell office:value-type="float" office:value="0.063085" calcext:value-type="float">
            <text:p>0.063085</text:p>
          </table:table-cell>
          <table:table-cell office:value-type="float" office:value="0.998446" calcext:value-type="float">
            <text:p>0.998446</text:p>
          </table:table-cell>
          <table:table-cell office:value-type="float" office:value="0.912731" calcext:value-type="float">
            <text:p>0.912731</text:p>
          </table:table-cell>
          <table:table-cell office:value-type="float" office:value="0.123421" calcext:value-type="float">
            <text:p>0.123421</text:p>
          </table:table-cell>
          <table:table-cell office:value-type="float" office:value="0.974074" calcext:value-type="float">
            <text:p>0.974074</text:p>
          </table:table-cell>
          <table:table-cell office:value-type="float" office:value="0.886026" calcext:value-type="float">
            <text:p>0.886026</text:p>
          </table:table-cell>
          <table:table-cell office:value-type="float" office:value="0.025692" calcext:value-type="float">
            <text:p>0.025692</text:p>
          </table:table-cell>
          <table:table-cell office:value-type="float" office:value="0.995338" calcext:value-type="float">
            <text:p>0.995338</text:p>
          </table:table-cell>
          <table:table-cell office:value-type="float" office:value="290" calcext:value-type="float">
            <text:p>290</text:p>
          </table:table-cell>
          <table:table-cell table:formula="of:=SUM([.A60]+[.D60]+[.G60]+[.J60]+[.M60]+[.P60]+[.S60]+[.V60]+[.Y60]+[.AB60])/10" office:value-type="float" office:value="0.909654" calcext:value-type="float">
            <text:p>0.909654</text:p>
          </table:table-cell>
          <table:table-cell table:formula="of:=SUM([.B60]+[.E60]+[.H60]+[.K60]+[.N60]+[.Q60]+[.T60]+[.W60]+[.Z60]+[.AC60])/10" office:value-type="float" office:value="0.0511796" calcext:value-type="float">
            <text:p>0.0511796</text:p>
          </table:table-cell>
          <table:table-cell table:formula="of:=SUM([.C60]+[.F60]+[.I60]+[.L60]+[.O60]+[.R60]+[.U60]+[.X60]+[.AA60]+[.AD60])/10" office:value-type="float" office:value="0.9893339" calcext:value-type="float">
            <text:p>0.9893339</text:p>
          </table:table-cell>
          <table:table-cell table:formula="of:=1000 * [.AF60]" office:value-type="float" office:value="909.654" calcext:value-type="float">
            <text:p>909.654</text:p>
          </table:table-cell>
          <table:table-cell table:formula="of:=26000*[.AH60]" office:value-type="float" office:value="25722.6814" calcext:value-type="float">
            <text:p>25722.6814</text:p>
          </table:table-cell>
        </table:table-row>
        <table:table-row table:style-name="ro1">
          <table:table-cell office:value-type="float" office:value="0.882653" calcext:value-type="float">
            <text:p>0.882653</text:p>
          </table:table-cell>
          <table:table-cell office:value-type="float" office:value="0.009756" calcext:value-type="float">
            <text:p>0.009756</text:p>
          </table:table-cell>
          <table:table-cell office:value-type="float" office:value="0.994087" calcext:value-type="float">
            <text:p>0.994087</text:p>
          </table:table-cell>
          <table:table-cell office:value-type="float" office:value="0.903084" calcext:value-type="float">
            <text:p>0.903084</text:p>
          </table:table-cell>
          <table:table-cell office:value-type="float" office:value="0.023125" calcext:value-type="float">
            <text:p>0.023125</text:p>
          </table:table-cell>
          <table:table-cell office:value-type="float" office:value="0.994049" calcext:value-type="float">
            <text:p>0.994049</text:p>
          </table:table-cell>
          <table:table-cell office:value-type="float" office:value="0.959302" calcext:value-type="float">
            <text:p>0.959302</text:p>
          </table:table-cell>
          <table:table-cell office:value-type="float" office:value="0.091994" calcext:value-type="float">
            <text:p>0.091994</text:p>
          </table:table-cell>
          <table:table-cell office:value-type="float" office:value="0.975173" calcext:value-type="float">
            <text:p>0.975173</text:p>
          </table:table-cell>
          <table:table-cell office:value-type="float" office:value="0.936634" calcext:value-type="float">
            <text:p>0.936634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998294" calcext:value-type="float">
            <text:p>0.998294</text:p>
          </table:table-cell>
          <table:table-cell office:value-type="float" office:value="0.917515" calcext:value-type="float">
            <text:p>0.917515</text:p>
          </table:table-cell>
          <table:table-cell office:value-type="float" office:value="0.082613" calcext:value-type="float">
            <text:p>0.082613</text:p>
          </table:table-cell>
          <table:table-cell office:value-type="float" office:value="0.986923" calcext:value-type="float">
            <text:p>0.986923</text:p>
          </table:table-cell>
          <table:table-cell office:value-type="float" office:value="0.919283" calcext:value-type="float">
            <text:p>0.919283</text:p>
          </table:table-cell>
          <table:table-cell office:value-type="float" office:value="0.050725" calcext:value-type="float">
            <text:p>0.050725</text:p>
          </table:table-cell>
          <table:table-cell office:value-type="float" office:value="0.989084" calcext:value-type="float">
            <text:p>0.989084</text:p>
          </table:table-cell>
          <table:table-cell office:value-type="float" office:value="0.858038" calcext:value-type="float">
            <text:p>0.858038</text:p>
          </table:table-cell>
          <table:table-cell office:value-type="float" office:value="0.00741" calcext:value-type="float">
            <text:p>0.00741</text:p>
          </table:table-cell>
          <table:table-cell office:value-type="float" office:value="0.991358" calcext:value-type="float">
            <text:p>0.991358</text:p>
          </table:table-cell>
          <table:table-cell office:value-type="float" office:value="0.888132" calcext:value-type="float">
            <text:p>0.888132</text:p>
          </table:table-cell>
          <table:table-cell office:value-type="float" office:value="0.060299" calcext:value-type="float">
            <text:p>0.060299</text:p>
          </table:table-cell>
          <table:table-cell office:value-type="float" office:value="0.998939" calcext:value-type="float">
            <text:p>0.998939</text:p>
          </table:table-cell>
          <table:table-cell office:value-type="float" office:value="0.907598" calcext:value-type="float">
            <text:p>0.907598</text:p>
          </table:table-cell>
          <table:table-cell office:value-type="float" office:value="0.121759" calcext:value-type="float">
            <text:p>0.121759</text:p>
          </table:table-cell>
          <table:table-cell office:value-type="float" office:value="0.973998" calcext:value-type="float">
            <text:p>0.973998</text:p>
          </table:table-cell>
          <table:table-cell office:value-type="float" office:value="0.884044" calcext:value-type="float">
            <text:p>0.884044</text:p>
          </table:table-cell>
          <table:table-cell office:value-type="float" office:value="0.025581" calcext:value-type="float">
            <text:p>0.025581</text:p>
          </table:table-cell>
          <table:table-cell office:value-type="float" office:value="0.995338" calcext:value-type="float">
            <text:p>0.995338</text:p>
          </table:table-cell>
          <table:table-cell office:value-type="float" office:value="295" calcext:value-type="float">
            <text:p>295</text:p>
          </table:table-cell>
          <table:table-cell table:formula="of:=SUM([.A61]+[.D61]+[.G61]+[.J61]+[.M61]+[.P61]+[.S61]+[.V61]+[.Y61]+[.AB61])/10" office:value-type="float" office:value="0.9056283" calcext:value-type="float">
            <text:p>0.9056283</text:p>
          </table:table-cell>
          <table:table-cell table:formula="of:=SUM([.B61]+[.E61]+[.H61]+[.K61]+[.N61]+[.Q61]+[.T61]+[.W61]+[.Z61]+[.AC61])/10" office:value-type="float" office:value="0.0496621" calcext:value-type="float">
            <text:p>0.0496621</text:p>
          </table:table-cell>
          <table:table-cell table:formula="of:=SUM([.C61]+[.F61]+[.I61]+[.L61]+[.O61]+[.R61]+[.U61]+[.X61]+[.AA61]+[.AD61])/10" office:value-type="float" office:value="0.9897243" calcext:value-type="float">
            <text:p>0.9897243</text:p>
          </table:table-cell>
          <table:table-cell table:formula="of:=1000 * [.AF61]" office:value-type="float" office:value="905.6283" calcext:value-type="float">
            <text:p>905.6283</text:p>
          </table:table-cell>
          <table:table-cell table:formula="of:=26000*[.AH61]" office:value-type="float" office:value="25732.8318" calcext:value-type="float">
            <text:p>25732.8318</text:p>
          </table:table-cell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009534" calcext:value-type="float">
            <text:p>0.009534</text:p>
          </table:table-cell>
          <table:table-cell office:value-type="float" office:value="0.994163" calcext:value-type="float">
            <text:p>0.994163</text:p>
          </table:table-cell>
          <table:table-cell office:value-type="float" office:value="0.902203" calcext:value-type="float">
            <text:p>0.902203</text:p>
          </table:table-cell>
          <table:table-cell office:value-type="float" office:value="0.022561" calcext:value-type="float">
            <text:p>0.022561</text:p>
          </table:table-cell>
          <table:table-cell office:value-type="float" office:value="0.993935" calcext:value-type="float">
            <text:p>0.993935</text:p>
          </table:table-cell>
          <table:table-cell office:value-type="float" office:value="0.959302" calcext:value-type="float">
            <text:p>0.959302</text:p>
          </table:table-cell>
          <table:table-cell office:value-type="float" office:value="0.092774" calcext:value-type="float">
            <text:p>0.092774</text:p>
          </table:table-cell>
          <table:table-cell office:value-type="float" office:value="0.976917" calcext:value-type="float">
            <text:p>0.976917</text:p>
          </table:table-cell>
          <table:table-cell office:value-type="float" office:value="0.933663" calcext:value-type="float">
            <text:p>0.933663</text:p>
          </table:table-cell>
          <table:table-cell office:value-type="float" office:value="0.021913" calcext:value-type="float">
            <text:p>0.021913</text:p>
          </table:table-cell>
          <table:table-cell office:value-type="float" office:value="0.998408" calcext:value-type="float">
            <text:p>0.998408</text:p>
          </table:table-cell>
          <table:table-cell office:value-type="float" office:value="0.915479" calcext:value-type="float">
            <text:p>0.915479</text:p>
          </table:table-cell>
          <table:table-cell office:value-type="float" office:value="0.082945" calcext:value-type="float">
            <text:p>0.082945</text:p>
          </table:table-cell>
          <table:table-cell office:value-type="float" office:value="0.986696" calcext:value-type="float">
            <text:p>0.986696</text:p>
          </table:table-cell>
          <table:table-cell office:value-type="float" office:value="0.915919" calcext:value-type="float">
            <text:p>0.915919</text:p>
          </table:table-cell>
          <table:table-cell office:value-type="float" office:value="0.04765" calcext:value-type="float">
            <text:p>0.04765</text:p>
          </table:table-cell>
          <table:table-cell office:value-type="float" office:value="0.989994" calcext:value-type="float">
            <text:p>0.989994</text:p>
          </table:table-cell>
          <table:table-cell office:value-type="float" office:value="0.849687" calcext:value-type="float">
            <text:p>0.849687</text:p>
          </table:table-cell>
          <table:table-cell office:value-type="float" office:value="0.007742" calcext:value-type="float">
            <text:p>0.007742</text:p>
          </table:table-cell>
          <table:table-cell office:value-type="float" office:value="0.991548" calcext:value-type="float">
            <text:p>0.991548</text:p>
          </table:table-cell>
          <table:table-cell office:value-type="float" office:value="0.881323" calcext:value-type="float">
            <text:p>0.881323</text:p>
          </table:table-cell>
          <table:table-cell office:value-type="float" office:value="0.061413" calcext:value-type="float">
            <text:p>0.061413</text:p>
          </table:table-cell>
          <table:table-cell office:value-type="float" office:value="0.998939" calcext:value-type="float">
            <text:p>0.998939</text:p>
          </table:table-cell>
          <table:table-cell office:value-type="float" office:value="0.909651" calcext:value-type="float">
            <text:p>0.909651</text:p>
          </table:table-cell>
          <table:table-cell office:value-type="float" office:value="0.121316" calcext:value-type="float">
            <text:p>0.121316</text:p>
          </table:table-cell>
          <table:table-cell office:value-type="float" office:value="0.97434" calcext:value-type="float">
            <text:p>0.97434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023245" calcext:value-type="float">
            <text:p>0.023245</text:p>
          </table:table-cell>
          <table:table-cell office:value-type="float" office:value="0.995527" calcext:value-type="float">
            <text:p>0.995527</text:p>
          </table:table-cell>
          <table:table-cell office:value-type="float" office:value="300" calcext:value-type="float">
            <text:p>300</text:p>
          </table:table-cell>
          <table:table-cell table:formula="of:=SUM([.A62]+[.D62]+[.G62]+[.J62]+[.M62]+[.P62]+[.S62]+[.V62]+[.Y62]+[.AB62])/10" office:value-type="float" office:value="0.9025848" calcext:value-type="float">
            <text:p>0.9025848</text:p>
          </table:table-cell>
          <table:table-cell table:formula="of:=SUM([.B62]+[.E62]+[.H62]+[.K62]+[.N62]+[.Q62]+[.T62]+[.W62]+[.Z62]+[.AC62])/10" office:value-type="float" office:value="0.0491093" calcext:value-type="float">
            <text:p>0.0491093</text:p>
          </table:table-cell>
          <table:table-cell table:formula="of:=SUM([.C62]+[.F62]+[.I62]+[.L62]+[.O62]+[.R62]+[.U62]+[.X62]+[.AA62]+[.AD62])/10" office:value-type="float" office:value="0.9900467" calcext:value-type="float">
            <text:p>0.9900467</text:p>
          </table:table-cell>
          <table:table-cell table:formula="of:=1000 * [.AF62]" office:value-type="float" office:value="902.5848" calcext:value-type="float">
            <text:p>902.5848</text:p>
          </table:table-cell>
          <table:table-cell table:formula="of:=26000*[.AH62]" office:value-type="float" office:value="25741.2142" calcext:value-type="float">
            <text:p>25741.2142</text:p>
          </table:table-cell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009756" calcext:value-type="float">
            <text:p>0.009756</text:p>
          </table:table-cell>
          <table:table-cell office:value-type="float" office:value="0.994504" calcext:value-type="float">
            <text:p>0.994504</text:p>
          </table:table-cell>
          <table:table-cell office:value-type="float" office:value="0.901322" calcext:value-type="float">
            <text:p>0.901322</text:p>
          </table:table-cell>
          <table:table-cell office:value-type="float" office:value="0.023576" calcext:value-type="float">
            <text:p>0.023576</text:p>
          </table:table-cell>
          <table:table-cell office:value-type="float" office:value="0.994239" calcext:value-type="float">
            <text:p>0.994239</text:p>
          </table:table-cell>
          <table:table-cell office:value-type="float" office:value="0.953488" calcext:value-type="float">
            <text:p>0.953488</text:p>
          </table:table-cell>
          <table:table-cell office:value-type="float" office:value="0.086084" calcext:value-type="float">
            <text:p>0.086084</text:p>
          </table:table-cell>
          <table:table-cell office:value-type="float" office:value="0.977713" calcext:value-type="float">
            <text:p>0.977713</text:p>
          </table:table-cell>
          <table:table-cell office:value-type="float" office:value="0.929703" calcext:value-type="float">
            <text:p>0.929703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998635" calcext:value-type="float">
            <text:p>0.998635</text:p>
          </table:table-cell>
          <table:table-cell office:value-type="float" office:value="0.911405" calcext:value-type="float">
            <text:p>0.911405</text:p>
          </table:table-cell>
          <table:table-cell office:value-type="float" office:value="0.082169" calcext:value-type="float">
            <text:p>0.082169</text:p>
          </table:table-cell>
          <table:table-cell office:value-type="float" office:value="0.986885" calcext:value-type="float">
            <text:p>0.986885</text:p>
          </table:table-cell>
          <table:table-cell office:value-type="float" office:value="0.915919" calcext:value-type="float">
            <text:p>0.915919</text:p>
          </table:table-cell>
          <table:table-cell office:value-type="float" office:value="0.04787" calcext:value-type="float">
            <text:p>0.04787</text:p>
          </table:table-cell>
          <table:table-cell office:value-type="float" office:value="0.990031" calcext:value-type="float">
            <text:p>0.990031</text:p>
          </table:table-cell>
          <table:table-cell office:value-type="float" office:value="0.851775" calcext:value-type="float">
            <text:p>0.851775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991548" calcext:value-type="float">
            <text:p>0.991548</text:p>
          </table:table-cell>
          <table:table-cell office:value-type="float" office:value="0.875486" calcext:value-type="float">
            <text:p>0.875486</text:p>
          </table:table-cell>
          <table:table-cell office:value-type="float" office:value="0.059296" calcext:value-type="float">
            <text:p>0.059296</text:p>
          </table:table-cell>
          <table:table-cell office:value-type="float" office:value="0.998901" calcext:value-type="float">
            <text:p>0.998901</text:p>
          </table:table-cell>
          <table:table-cell office:value-type="float" office:value="0.908624" calcext:value-type="float">
            <text:p>0.908624</text:p>
          </table:table-cell>
          <table:table-cell office:value-type="float" office:value="0.119987" calcext:value-type="float">
            <text:p>0.119987</text:p>
          </table:table-cell>
          <table:table-cell office:value-type="float" office:value="0.974226" calcext:value-type="float">
            <text:p>0.974226</text:p>
          </table:table-cell>
          <table:table-cell office:value-type="float" office:value="0.879088" calcext:value-type="float">
            <text:p>0.879088</text:p>
          </table:table-cell>
          <table:table-cell office:value-type="float" office:value="0.02458" calcext:value-type="float">
            <text:p>0.02458</text:p>
          </table:table-cell>
          <table:table-cell office:value-type="float" office:value="0.995755" calcext:value-type="float">
            <text:p>0.995755</text:p>
          </table:table-cell>
          <table:table-cell office:value-type="float" office:value="305" calcext:value-type="float">
            <text:p>305</text:p>
          </table:table-cell>
          <table:table-cell table:formula="of:=SUM([.A63]+[.D63]+[.G63]+[.J63]+[.M63]+[.P63]+[.S63]+[.V63]+[.Y63]+[.AB63])/10" office:value-type="float" office:value="0.9004361" calcext:value-type="float">
            <text:p>0.9004361</text:p>
          </table:table-cell>
          <table:table-cell table:formula="of:=SUM([.B63]+[.E63]+[.H63]+[.K63]+[.N63]+[.Q63]+[.T63]+[.W63]+[.Z63]+[.AC63])/10" office:value-type="float" office:value="0.0480638" calcext:value-type="float">
            <text:p>0.0480638</text:p>
          </table:table-cell>
          <table:table-cell table:formula="of:=SUM([.C63]+[.F63]+[.I63]+[.L63]+[.O63]+[.R63]+[.U63]+[.X63]+[.AA63]+[.AD63])/10" office:value-type="float" office:value="0.9902437" calcext:value-type="float">
            <text:p>0.9902437</text:p>
          </table:table-cell>
          <table:table-cell table:formula="of:=1000 * [.AF63]" office:value-type="float" office:value="900.4361" calcext:value-type="float">
            <text:p>900.4361</text:p>
          </table:table-cell>
          <table:table-cell table:formula="of:=26000*[.AH63]" office:value-type="float" office:value="25746.3362" calcext:value-type="float">
            <text:p>25746.3362</text:p>
          </table:table-cell>
        </table:table-row>
        <table:table-row table:style-name="ro1">
          <table:table-cell office:value-type="float" office:value="0.873469" calcext:value-type="float">
            <text:p>0.873469</text:p>
          </table:table-cell>
          <table:table-cell office:value-type="float" office:value="0.009534" calcext:value-type="float">
            <text:p>0.009534</text:p>
          </table:table-cell>
          <table:table-cell office:value-type="float" office:value="0.994466" calcext:value-type="float">
            <text:p>0.994466</text:p>
          </table:table-cell>
          <table:table-cell office:value-type="float" office:value="0.901322" calcext:value-type="float">
            <text:p>0.901322</text:p>
          </table:table-cell>
          <table:table-cell office:value-type="float" office:value="0.024027" calcext:value-type="float">
            <text:p>0.024027</text:p>
          </table:table-cell>
          <table:table-cell office:value-type="float" office:value="0.994049" calcext:value-type="float">
            <text:p>0.994049</text:p>
          </table:table-cell>
          <table:table-cell office:value-type="float" office:value="0.948643" calcext:value-type="float">
            <text:p>0.948643</text:p>
          </table:table-cell>
          <table:table-cell office:value-type="float" office:value="0.085526" calcext:value-type="float">
            <text:p>0.085526</text:p>
          </table:table-cell>
          <table:table-cell office:value-type="float" office:value="0.977865" calcext:value-type="float">
            <text:p>0.977865</text:p>
          </table:table-cell>
          <table:table-cell office:value-type="float" office:value="0.926733" calcext:value-type="float">
            <text:p>0.926733</text:p>
          </table:table-cell>
          <table:table-cell office:value-type="float" office:value="0.020022" calcext:value-type="float">
            <text:p>0.020022</text:p>
          </table:table-cell>
          <table:table-cell office:value-type="float" office:value="0.99856" calcext:value-type="float">
            <text:p>0.99856</text:p>
          </table:table-cell>
          <table:table-cell office:value-type="float" office:value="0.90835" calcext:value-type="float">
            <text:p>0.90835</text:p>
          </table:table-cell>
          <table:table-cell office:value-type="float" office:value="0.081836" calcext:value-type="float">
            <text:p>0.081836</text:p>
          </table:table-cell>
          <table:table-cell office:value-type="float" office:value="0.987454" calcext:value-type="float">
            <text:p>0.987454</text:p>
          </table:table-cell>
          <table:table-cell office:value-type="float" office:value="0.919283" calcext:value-type="float">
            <text:p>0.919283</text:p>
          </table:table-cell>
          <table:table-cell office:value-type="float" office:value="0.044466" calcext:value-type="float">
            <text:p>0.044466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848643" calcext:value-type="float">
            <text:p>0.848643</text:p>
          </table:table-cell>
          <table:table-cell office:value-type="float" office:value="0.009069" calcext:value-type="float">
            <text:p>0.009069</text:p>
          </table:table-cell>
          <table:table-cell office:value-type="float" office:value="0.991169" calcext:value-type="float">
            <text:p>0.991169</text:p>
          </table:table-cell>
          <table:table-cell office:value-type="float" office:value="0.876459" calcext:value-type="float">
            <text:p>0.876459</text:p>
          </table:table-cell>
          <table:table-cell office:value-type="float" office:value="0.060745" calcext:value-type="float">
            <text:p>0.060745</text:p>
          </table:table-cell>
          <table:table-cell office:value-type="float" office:value="0.998977" calcext:value-type="float">
            <text:p>0.998977</text:p>
          </table:table-cell>
          <table:table-cell office:value-type="float" office:value="0.906571" calcext:value-type="float">
            <text:p>0.906571</text:p>
          </table:table-cell>
          <table:table-cell office:value-type="float" office:value="0.120873" calcext:value-type="float">
            <text:p>0.120873</text:p>
          </table:table-cell>
          <table:table-cell office:value-type="float" office:value="0.97487" calcext:value-type="float">
            <text:p>0.97487</text:p>
          </table:table-cell>
          <table:table-cell office:value-type="float" office:value="0.872151" calcext:value-type="float">
            <text:p>0.872151</text:p>
          </table:table-cell>
          <table:table-cell office:value-type="float" office:value="0.022133" calcext:value-type="float">
            <text:p>0.022133</text:p>
          </table:table-cell>
          <table:table-cell office:value-type="float" office:value="0.995944" calcext:value-type="float">
            <text:p>0.995944</text:p>
          </table:table-cell>
          <table:table-cell office:value-type="float" office:value="310" calcext:value-type="float">
            <text:p>310</text:p>
          </table:table-cell>
          <table:table-cell table:formula="of:=SUM([.A64]+[.D64]+[.G64]+[.J64]+[.M64]+[.P64]+[.S64]+[.V64]+[.Y64]+[.AB64])/10" office:value-type="float" office:value="0.8981624" calcext:value-type="float">
            <text:p>0.8981624</text:p>
          </table:table-cell>
          <table:table-cell table:formula="of:=SUM([.B64]+[.E64]+[.H64]+[.K64]+[.N64]+[.Q64]+[.T64]+[.W64]+[.Z64]+[.AC64])/10" office:value-type="float" office:value="0.0478231" calcext:value-type="float">
            <text:p>0.0478231</text:p>
          </table:table-cell>
          <table:table-cell table:formula="of:=SUM([.C64]+[.F64]+[.I64]+[.L64]+[.O64]+[.R64]+[.U64]+[.X64]+[.AA64]+[.AD64])/10" office:value-type="float" office:value="0.9903954" calcext:value-type="float">
            <text:p>0.9903954</text:p>
          </table:table-cell>
          <table:table-cell table:formula="of:=1000 * [.AF64]" office:value-type="float" office:value="898.1624" calcext:value-type="float">
            <text:p>898.1624</text:p>
          </table:table-cell>
          <table:table-cell table:formula="of:=26000*[.AH64]" office:value-type="float" office:value="25750.2804" calcext:value-type="float">
            <text:p>25750.2804</text:p>
          </table:table-cell>
        </table:table-row>
        <table:table-row table:style-name="ro1">
          <table:table-cell office:value-type="float" office:value="0.873469" calcext:value-type="float">
            <text:p>0.873469</text:p>
          </table:table-cell>
          <table:table-cell office:value-type="float" office:value="0.009645" calcext:value-type="float">
            <text:p>0.009645</text:p>
          </table:table-cell>
          <table:table-cell office:value-type="float" office:value="0.99458" calcext:value-type="float">
            <text:p>0.99458</text:p>
          </table:table-cell>
          <table:table-cell office:value-type="float" office:value="0.898678" calcext:value-type="float">
            <text:p>0.898678</text:p>
          </table:table-cell>
          <table:table-cell office:value-type="float" office:value="0.021094" calcext:value-type="float">
            <text:p>0.021094</text:p>
          </table:table-cell>
          <table:table-cell office:value-type="float" office:value="0.994239" calcext:value-type="float">
            <text:p>0.994239</text:p>
          </table:table-cell>
          <table:table-cell office:value-type="float" office:value="0.946705" calcext:value-type="float">
            <text:p>0.946705</text:p>
          </table:table-cell>
          <table:table-cell office:value-type="float" office:value="0.081735" calcext:value-type="float">
            <text:p>0.081735</text:p>
          </table:table-cell>
          <table:table-cell office:value-type="float" office:value="0.978092" calcext:value-type="float">
            <text:p>0.978092</text:p>
          </table:table-cell>
          <table:table-cell office:value-type="float" office:value="0.926733" calcext:value-type="float">
            <text:p>0.926733</text:p>
          </table:table-cell>
          <table:table-cell office:value-type="float" office:value="0.017353" calcext:value-type="float">
            <text:p>0.017353</text:p>
          </table:table-cell>
          <table:table-cell office:value-type="float" office:value="0.998901" calcext:value-type="float">
            <text:p>0.998901</text:p>
          </table:table-cell>
          <table:table-cell office:value-type="float" office:value="0.909369" calcext:value-type="float">
            <text:p>0.909369</text:p>
          </table:table-cell>
          <table:table-cell office:value-type="float" office:value="0.083943" calcext:value-type="float">
            <text:p>0.083943</text:p>
          </table:table-cell>
          <table:table-cell office:value-type="float" office:value="0.988098" calcext:value-type="float">
            <text:p>0.988098</text:p>
          </table:table-cell>
          <table:table-cell office:value-type="float" office:value="0.913677" calcext:value-type="float">
            <text:p>0.913677</text:p>
          </table:table-cell>
          <table:table-cell office:value-type="float" office:value="0.041831" calcext:value-type="float">
            <text:p>0.041831</text:p>
          </table:table-cell>
          <table:table-cell office:value-type="float" office:value="0.990865" calcext:value-type="float">
            <text:p>0.990865</text:p>
          </table:table-cell>
          <table:table-cell office:value-type="float" office:value="0.847599" calcext:value-type="float">
            <text:p>0.847599</text:p>
          </table:table-cell>
          <table:table-cell office:value-type="float" office:value="0.008184" calcext:value-type="float">
            <text:p>0.008184</text:p>
          </table:table-cell>
          <table:table-cell office:value-type="float" office:value="0.991775" calcext:value-type="float">
            <text:p>0.991775</text:p>
          </table:table-cell>
          <table:table-cell office:value-type="float" office:value="0.871595" calcext:value-type="float">
            <text:p>0.871595</text:p>
          </table:table-cell>
          <table:table-cell office:value-type="float" office:value="0.060745" calcext:value-type="float">
            <text:p>0.060745</text:p>
          </table:table-cell>
          <table:table-cell office:value-type="float" office:value="0.999128" calcext:value-type="float">
            <text:p>0.999128</text:p>
          </table:table-cell>
          <table:table-cell office:value-type="float" office:value="0.905544" calcext:value-type="float">
            <text:p>0.905544</text:p>
          </table:table-cell>
          <table:table-cell office:value-type="float" office:value="0.119765" calcext:value-type="float">
            <text:p>0.119765</text:p>
          </table:table-cell>
          <table:table-cell office:value-type="float" office:value="0.974529" calcext:value-type="float">
            <text:p>0.974529</text:p>
          </table:table-cell>
          <table:table-cell office:value-type="float" office:value="0.864222" calcext:value-type="float">
            <text:p>0.864222</text:p>
          </table:table-cell>
          <table:table-cell office:value-type="float" office:value="0.022356" calcext:value-type="float">
            <text:p>0.022356</text:p>
          </table:table-cell>
          <table:table-cell office:value-type="float" office:value="0.995944" calcext:value-type="float">
            <text:p>0.995944</text:p>
          </table:table-cell>
          <table:table-cell office:value-type="float" office:value="315" calcext:value-type="float">
            <text:p>315</text:p>
          </table:table-cell>
          <table:table-cell table:formula="of:=SUM([.A65]+[.D65]+[.G65]+[.J65]+[.M65]+[.P65]+[.S65]+[.V65]+[.Y65]+[.AB65])/10" office:value-type="float" office:value="0.8957591" calcext:value-type="float">
            <text:p>0.8957591</text:p>
          </table:table-cell>
          <table:table-cell table:formula="of:=SUM([.B65]+[.E65]+[.H65]+[.K65]+[.N65]+[.Q65]+[.T65]+[.W65]+[.Z65]+[.AC65])/10" office:value-type="float" office:value="0.0466651" calcext:value-type="float">
            <text:p>0.0466651</text:p>
          </table:table-cell>
          <table:table-cell table:formula="of:=SUM([.C65]+[.F65]+[.I65]+[.L65]+[.O65]+[.R65]+[.U65]+[.X65]+[.AA65]+[.AD65])/10" office:value-type="float" office:value="0.9906151" calcext:value-type="float">
            <text:p>0.9906151</text:p>
          </table:table-cell>
          <table:table-cell table:formula="of:=1000 * [.AF65]" office:value-type="float" office:value="895.7591" calcext:value-type="float">
            <text:p>895.7591</text:p>
          </table:table-cell>
          <table:table-cell table:formula="of:=26000*[.AH65]" office:value-type="float" office:value="25755.9926" calcext:value-type="float">
            <text:p>25755.9926</text:p>
          </table:table-cell>
        </table:table-row>
        <table:table-row table:style-name="ro1">
          <table:table-cell office:value-type="float" office:value="0.870408" calcext:value-type="float">
            <text:p>0.870408</text:p>
          </table:table-cell>
          <table:table-cell office:value-type="float" office:value="0.008647" calcext:value-type="float">
            <text:p>0.008647</text:p>
          </table:table-cell>
          <table:table-cell office:value-type="float" office:value="0.994883" calcext:value-type="float">
            <text:p>0.994883</text:p>
          </table:table-cell>
          <table:table-cell office:value-type="float" office:value="0.895154" calcext:value-type="float">
            <text:p>0.895154</text:p>
          </table:table-cell>
          <table:table-cell office:value-type="float" office:value="0.02132" calcext:value-type="float">
            <text:p>0.02132</text:p>
          </table:table-cell>
          <table:table-cell office:value-type="float" office:value="0.993708" calcext:value-type="float">
            <text:p>0.993708</text:p>
          </table:table-cell>
          <table:table-cell office:value-type="float" office:value="0.947674" calcext:value-type="float">
            <text:p>0.947674</text:p>
          </table:table-cell>
          <table:table-cell office:value-type="float" office:value="0.078836" calcext:value-type="float">
            <text:p>0.078836</text:p>
          </table:table-cell>
          <table:table-cell office:value-type="float" office:value="0.978964" calcext:value-type="float">
            <text:p>0.978964</text:p>
          </table:table-cell>
          <table:table-cell office:value-type="float" office:value="0.927723" calcext:value-type="float">
            <text:p>0.927723</text:p>
          </table:table-cell>
          <table:table-cell office:value-type="float" office:value="0.016908" calcext:value-type="float">
            <text:p>0.016908</text:p>
          </table:table-cell>
          <table:table-cell office:value-type="float" office:value="0.998863" calcext:value-type="float">
            <text:p>0.998863</text:p>
          </table:table-cell>
          <table:table-cell office:value-type="float" office:value="0.903259" calcext:value-type="float">
            <text:p>0.903259</text:p>
          </table:table-cell>
          <table:table-cell office:value-type="float" office:value="0.085607" calcext:value-type="float">
            <text:p>0.085607</text:p>
          </table:table-cell>
          <table:table-cell office:value-type="float" office:value="0.987719" calcext:value-type="float">
            <text:p>0.987719</text:p>
          </table:table-cell>
          <table:table-cell office:value-type="float" office:value="0.906951" calcext:value-type="float">
            <text:p>0.906951</text:p>
          </table:table-cell>
          <table:table-cell office:value-type="float" office:value="0.040733" calcext:value-type="float">
            <text:p>0.040733</text:p>
          </table:table-cell>
          <table:table-cell office:value-type="float" office:value="0.991017" calcext:value-type="float">
            <text:p>0.991017</text:p>
          </table:table-cell>
          <table:table-cell office:value-type="float" office:value="0.84238" calcext:value-type="float">
            <text:p>0.84238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991661" calcext:value-type="float">
            <text:p>0.991661</text:p>
          </table:table-cell>
          <table:table-cell office:value-type="float" office:value="0.873541" calcext:value-type="float">
            <text:p>0.873541</text:p>
          </table:table-cell>
          <table:table-cell office:value-type="float" office:value="0.060187" calcext:value-type="float">
            <text:p>0.060187</text:p>
          </table:table-cell>
          <table:table-cell office:value-type="float" office:value="0.999166" calcext:value-type="float">
            <text:p>0.999166</text:p>
          </table:table-cell>
          <table:table-cell office:value-type="float" office:value="0.904517" calcext:value-type="float">
            <text:p>0.904517</text:p>
          </table:table-cell>
          <table:table-cell office:value-type="float" office:value="0.115666" calcext:value-type="float">
            <text:p>0.115666</text:p>
          </table:table-cell>
          <table:table-cell office:value-type="float" office:value="0.974908" calcext:value-type="float">
            <text:p>0.974908</text:p>
          </table:table-cell>
          <table:table-cell office:value-type="float" office:value="0.863231" calcext:value-type="float">
            <text:p>0.863231</text:p>
          </table:table-cell>
          <table:table-cell office:value-type="float" office:value="0.020465" calcext:value-type="float">
            <text:p>0.020465</text:p>
          </table:table-cell>
          <table:table-cell office:value-type="float" office:value="0.996172" calcext:value-type="float">
            <text:p>0.996172</text:p>
          </table:table-cell>
          <table:table-cell office:value-type="float" office:value="320" calcext:value-type="float">
            <text:p>320</text:p>
          </table:table-cell>
          <table:table-cell table:formula="of:=SUM([.A66]+[.D66]+[.G66]+[.J66]+[.M66]+[.P66]+[.S66]+[.V66]+[.Y66]+[.AB66])/10" office:value-type="float" office:value="0.8934838" calcext:value-type="float">
            <text:p>0.8934838</text:p>
          </table:table-cell>
          <table:table-cell table:formula="of:=SUM([.B66]+[.E66]+[.H66]+[.K66]+[.N66]+[.Q66]+[.T66]+[.W66]+[.Z66]+[.AC66])/10" office:value-type="float" office:value="0.0455889" calcext:value-type="float">
            <text:p>0.0455889</text:p>
          </table:table-cell>
          <table:table-cell table:formula="of:=SUM([.C66]+[.F66]+[.I66]+[.L66]+[.O66]+[.R66]+[.U66]+[.X66]+[.AA66]+[.AD66])/10" office:value-type="float" office:value="0.9907061" calcext:value-type="float">
            <text:p>0.9907061</text:p>
          </table:table-cell>
          <table:table-cell table:formula="of:=1000 * [.AF66]" office:value-type="float" office:value="893.4838" calcext:value-type="float">
            <text:p>893.4838</text:p>
          </table:table-cell>
          <table:table-cell table:formula="of:=26000*[.AH66]" office:value-type="float" office:value="25758.3586" calcext:value-type="float">
            <text:p>25758.3586</text:p>
          </table:table-cell>
        </table:table-row>
        <table:table-row table:style-name="ro1">
          <table:table-cell office:value-type="float" office:value="0.869388" calcext:value-type="float">
            <text:p>0.869388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0.994845" calcext:value-type="float">
            <text:p>0.994845</text:p>
          </table:table-cell>
          <table:table-cell office:value-type="float" office:value="0.892511" calcext:value-type="float">
            <text:p>0.892511</text:p>
          </table:table-cell>
          <table:table-cell office:value-type="float" office:value="0.023125" calcext:value-type="float">
            <text:p>0.023125</text:p>
          </table:table-cell>
          <table:table-cell office:value-type="float" office:value="0.994087" calcext:value-type="float">
            <text:p>0.994087</text:p>
          </table:table-cell>
          <table:table-cell office:value-type="float" office:value="0.946705" calcext:value-type="float">
            <text:p>0.946705</text:p>
          </table:table-cell>
          <table:table-cell office:value-type="float" office:value="0.078613" calcext:value-type="float">
            <text:p>0.078613</text:p>
          </table:table-cell>
          <table:table-cell office:value-type="float" office:value="0.979343" calcext:value-type="float">
            <text:p>0.979343</text:p>
          </table:table-cell>
          <table:table-cell office:value-type="float" office:value="0.924752" calcext:value-type="float">
            <text:p>0.924752</text:p>
          </table:table-cell>
          <table:table-cell office:value-type="float" office:value="0.017241" calcext:value-type="float">
            <text:p>0.017241</text:p>
          </table:table-cell>
          <table:table-cell office:value-type="float" office:value="0.998863" calcext:value-type="float">
            <text:p>0.998863</text:p>
          </table:table-cell>
          <table:table-cell office:value-type="float" office:value="0.900204" calcext:value-type="float">
            <text:p>0.900204</text:p>
          </table:table-cell>
          <table:table-cell office:value-type="float" office:value="0.083056" calcext:value-type="float">
            <text:p>0.083056</text:p>
          </table:table-cell>
          <table:table-cell office:value-type="float" office:value="0.987909" calcext:value-type="float">
            <text:p>0.987909</text:p>
          </table:table-cell>
          <table:table-cell office:value-type="float" office:value="0.90583" calcext:value-type="float">
            <text:p>0.90583</text:p>
          </table:table-cell>
          <table:table-cell office:value-type="float" office:value="0.040514" calcext:value-type="float">
            <text:p>0.040514</text:p>
          </table:table-cell>
          <table:table-cell office:value-type="float" office:value="0.99132" calcext:value-type="float">
            <text:p>0.99132</text:p>
          </table:table-cell>
          <table:table-cell office:value-type="float" office:value="0.84238" calcext:value-type="float">
            <text:p>0.84238</text:p>
          </table:table-cell>
          <table:table-cell office:value-type="float" office:value="0.007742" calcext:value-type="float">
            <text:p>0.007742</text:p>
          </table:table-cell>
          <table:table-cell office:value-type="float" office:value="0.991699" calcext:value-type="float">
            <text:p>0.991699</text:p>
          </table:table-cell>
          <table:table-cell office:value-type="float" office:value="0.86965" calcext:value-type="float">
            <text:p>0.86965</text:p>
          </table:table-cell>
          <table:table-cell office:value-type="float" office:value="0.058181" calcext:value-type="float">
            <text:p>0.058181</text:p>
          </table:table-cell>
          <table:table-cell office:value-type="float" office:value="0.999394" calcext:value-type="float">
            <text:p>0.999394</text:p>
          </table:table-cell>
          <table:table-cell office:value-type="float" office:value="0.902464" calcext:value-type="float">
            <text:p>0.902464</text:p>
          </table:table-cell>
          <table:table-cell office:value-type="float" office:value="0.115112" calcext:value-type="float">
            <text:p>0.115112</text:p>
          </table:table-cell>
          <table:table-cell office:value-type="float" office:value="0.975818" calcext:value-type="float">
            <text:p>0.975818</text:p>
          </table:table-cell>
          <table:table-cell office:value-type="float" office:value="0.85332" calcext:value-type="float">
            <text:p>0.85332</text:p>
          </table:table-cell>
          <table:table-cell office:value-type="float" office:value="0.017684" calcext:value-type="float">
            <text:p>0.017684</text:p>
          </table:table-cell>
          <table:table-cell office:value-type="float" office:value="0.997498" calcext:value-type="float">
            <text:p>0.997498</text:p>
          </table:table-cell>
          <table:table-cell office:value-type="float" office:value="325" calcext:value-type="float">
            <text:p>325</text:p>
          </table:table-cell>
          <table:table-cell table:formula="of:=SUM([.A67]+[.D67]+[.G67]+[.J67]+[.M67]+[.P67]+[.S67]+[.V67]+[.Y67]+[.AB67])/10" office:value-type="float" office:value="0.8907204" calcext:value-type="float">
            <text:p>0.8907204</text:p>
          </table:table-cell>
          <table:table-cell table:formula="of:=SUM([.B67]+[.E67]+[.H67]+[.K67]+[.N67]+[.Q67]+[.T67]+[.W67]+[.Z67]+[.AC67])/10" office:value-type="float" office:value="0.0450248" calcext:value-type="float">
            <text:p>0.0450248</text:p>
          </table:table-cell>
          <table:table-cell table:formula="of:=SUM([.C67]+[.F67]+[.I67]+[.L67]+[.O67]+[.R67]+[.U67]+[.X67]+[.AA67]+[.AD67])/10" office:value-type="float" office:value="0.9910776" calcext:value-type="float">
            <text:p>0.9910776</text:p>
          </table:table-cell>
          <table:table-cell table:formula="of:=1000 * [.AF67]" office:value-type="float" office:value="890.7204" calcext:value-type="float">
            <text:p>890.7204</text:p>
          </table:table-cell>
          <table:table-cell table:formula="of:=26000*[.AH67]" office:value-type="float" office:value="25768.0176" calcext:value-type="float">
            <text:p>25768.0176</text:p>
          </table:table-cell>
        </table:table-row>
        <table:table-row table:style-name="ro1">
          <table:table-cell office:value-type="float" office:value="0.866327" calcext:value-type="float">
            <text:p>0.866327</text:p>
          </table:table-cell>
          <table:table-cell office:value-type="float" office:value="0.009424" calcext:value-type="float">
            <text:p>0.009424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.892511" calcext:value-type="float">
            <text:p>0.892511</text:p>
          </table:table-cell>
          <table:table-cell office:value-type="float" office:value="0.025381" calcext:value-type="float">
            <text:p>0.025381</text:p>
          </table:table-cell>
          <table:table-cell office:value-type="float" office:value="0.993481" calcext:value-type="float">
            <text:p>0.993481</text:p>
          </table:table-cell>
          <table:table-cell office:value-type="float" office:value="0.940891" calcext:value-type="float">
            <text:p>0.940891</text:p>
          </table:table-cell>
          <table:table-cell office:value-type="float" office:value="0.077163" calcext:value-type="float">
            <text:p>0.077163</text:p>
          </table:table-cell>
          <table:table-cell office:value-type="float" office:value="0.978054" calcext:value-type="float">
            <text:p>0.978054</text:p>
          </table:table-cell>
          <table:table-cell office:value-type="float" office:value="0.921782" calcext:value-type="float">
            <text:p>0.921782</text:p>
          </table:table-cell>
          <table:table-cell office:value-type="float" office:value="0.015795" calcext:value-type="float">
            <text:p>0.015795</text:p>
          </table:table-cell>
          <table:table-cell office:value-type="float" office:value="0.998787" calcext:value-type="float">
            <text:p>0.998787</text:p>
          </table:table-cell>
          <table:table-cell office:value-type="float" office:value="0.899185" calcext:value-type="float">
            <text:p>0.899185</text:p>
          </table:table-cell>
          <table:table-cell office:value-type="float" office:value="0.081725" calcext:value-type="float">
            <text:p>0.081725</text:p>
          </table:table-cell>
          <table:table-cell office:value-type="float" office:value="0.988023" calcext:value-type="float">
            <text:p>0.988023</text:p>
          </table:table-cell>
          <table:table-cell office:value-type="float" office:value="0.902466" calcext:value-type="float">
            <text:p>0.902466</text:p>
          </table:table-cell>
          <table:table-cell office:value-type="float" office:value="0.037769" calcext:value-type="float">
            <text:p>0.037769</text:p>
          </table:table-cell>
          <table:table-cell office:value-type="float" office:value="0.990941" calcext:value-type="float">
            <text:p>0.990941</text:p>
          </table:table-cell>
          <table:table-cell office:value-type="float" office:value="0.838205" calcext:value-type="float">
            <text:p>0.838205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992002" calcext:value-type="float">
            <text:p>0.992002</text:p>
          </table:table-cell>
          <table:table-cell office:value-type="float" office:value="0.866732" calcext:value-type="float">
            <text:p>0.866732</text:p>
          </table:table-cell>
          <table:table-cell office:value-type="float" office:value="0.056509" calcext:value-type="float">
            <text:p>0.056509</text:p>
          </table:table-cell>
          <table:table-cell office:value-type="float" office:value="0.999394" calcext:value-type="float">
            <text:p>0.999394</text:p>
          </table:table-cell>
          <table:table-cell office:value-type="float" office:value="0.900411" calcext:value-type="float">
            <text:p>0.900411</text:p>
          </table:table-cell>
          <table:table-cell office:value-type="float" office:value="0.112674" calcext:value-type="float">
            <text:p>0.112674</text:p>
          </table:table-cell>
          <table:table-cell office:value-type="float" office:value="0.975818" calcext:value-type="float">
            <text:p>0.975818</text:p>
          </table:table-cell>
          <table:table-cell office:value-type="float" office:value="0.851338" calcext:value-type="float">
            <text:p>0.851338</text:p>
          </table:table-cell>
          <table:table-cell office:value-type="float" office:value="0.017239" calcext:value-type="float">
            <text:p>0.017239</text:p>
          </table:table-cell>
          <table:table-cell office:value-type="float" office:value="0.997612" calcext:value-type="float">
            <text:p>0.997612</text:p>
          </table:table-cell>
          <table:table-cell office:value-type="float" office:value="330" calcext:value-type="float">
            <text:p>330</text:p>
          </table:table-cell>
          <table:table-cell table:formula="of:=SUM([.A68]+[.D68]+[.G68]+[.J68]+[.M68]+[.P68]+[.S68]+[.V68]+[.Y68]+[.AB68])/10" office:value-type="float" office:value="0.8879848" calcext:value-type="float">
            <text:p>0.8879848</text:p>
          </table:table-cell>
          <table:table-cell table:formula="of:=SUM([.B68]+[.E68]+[.H68]+[.K68]+[.N68]+[.Q68]+[.T68]+[.W68]+[.Z68]+[.AC68])/10" office:value-type="float" office:value="0.0440978" calcext:value-type="float">
            <text:p>0.0440978</text:p>
          </table:table-cell>
          <table:table-cell table:formula="of:=SUM([.C68]+[.F68]+[.I68]+[.L68]+[.O68]+[.R68]+[.U68]+[.X68]+[.AA68]+[.AD68])/10" office:value-type="float" office:value="0.9909071" calcext:value-type="float">
            <text:p>0.9909071</text:p>
          </table:table-cell>
          <table:table-cell table:formula="of:=1000 * [.AF68]" office:value-type="float" office:value="887.9848" calcext:value-type="float">
            <text:p>887.9848</text:p>
          </table:table-cell>
          <table:table-cell table:formula="of:=26000*[.AH68]" office:value-type="float" office:value="25763.5846" calcext:value-type="float">
            <text:p>25763.5846</text:p>
          </table:table-cell>
        </table:table-row>
        <table:table-row table:style-name="ro1">
          <table:table-cell office:value-type="float" office:value="0.863265" calcext:value-type="float">
            <text:p>0.863265</text:p>
          </table:table-cell>
          <table:table-cell office:value-type="float" office:value="0.008758" calcext:value-type="float">
            <text:p>0.008758</text:p>
          </table:table-cell>
          <table:table-cell office:value-type="float" office:value="0.995035" calcext:value-type="float">
            <text:p>0.995035</text:p>
          </table:table-cell>
          <table:table-cell office:value-type="float" office:value="0.890749" calcext:value-type="float">
            <text:p>0.890749</text:p>
          </table:table-cell>
          <table:table-cell office:value-type="float" office:value="0.023125" calcext:value-type="float">
            <text:p>0.023125</text:p>
          </table:table-cell>
          <table:table-cell office:value-type="float" office:value="0.993822" calcext:value-type="float">
            <text:p>0.993822</text:p>
          </table:table-cell>
          <table:table-cell office:value-type="float" office:value="0.939922" calcext:value-type="float">
            <text:p>0.939922</text:p>
          </table:table-cell>
          <table:table-cell office:value-type="float" office:value="0.07393" calcext:value-type="float">
            <text:p>0.07393</text:p>
          </table:table-cell>
          <table:table-cell office:value-type="float" office:value="0.980252" calcext:value-type="float">
            <text:p>0.980252</text:p>
          </table:table-cell>
          <table:table-cell office:value-type="float" office:value="0.921782" calcext:value-type="float">
            <text:p>0.921782</text:p>
          </table:table-cell>
          <table:table-cell office:value-type="float" office:value="0.015573" calcext:value-type="float">
            <text:p>0.015573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897149" calcext:value-type="float">
            <text:p>0.897149</text:p>
          </table:table-cell>
          <table:table-cell office:value-type="float" office:value="0.083056" calcext:value-type="float">
            <text:p>0.083056</text:p>
          </table:table-cell>
          <table:table-cell office:value-type="float" office:value="0.988136" calcext:value-type="float">
            <text:p>0.988136</text:p>
          </table:table-cell>
          <table:table-cell office:value-type="float" office:value="0.887892" calcext:value-type="float">
            <text:p>0.887892</text:p>
          </table:table-cell>
          <table:table-cell office:value-type="float" office:value="0.035793" calcext:value-type="float">
            <text:p>0.035793</text:p>
          </table:table-cell>
          <table:table-cell office:value-type="float" office:value="0.991093" calcext:value-type="float">
            <text:p>0.991093</text:p>
          </table:table-cell>
          <table:table-cell office:value-type="float" office:value="0.836117" calcext:value-type="float">
            <text:p>0.836117</text:p>
          </table:table-cell>
          <table:table-cell office:value-type="float" office:value="0.00741" calcext:value-type="float">
            <text:p>0.00741</text:p>
          </table:table-cell>
          <table:table-cell office:value-type="float" office:value="0.992533" calcext:value-type="float">
            <text:p>0.992533</text:p>
          </table:table-cell>
          <table:table-cell office:value-type="float" office:value="0.866732" calcext:value-type="float">
            <text:p>0.866732</text:p>
          </table:table-cell>
          <table:table-cell office:value-type="float" office:value="0.056732" calcext:value-type="float">
            <text:p>0.056732</text:p>
          </table:table-cell>
          <table:table-cell office:value-type="float" office:value="0.999356" calcext:value-type="float">
            <text:p>0.999356</text:p>
          </table:table-cell>
          <table:table-cell office:value-type="float" office:value="0.898357" calcext:value-type="float">
            <text:p>0.898357</text:p>
          </table:table-cell>
          <table:table-cell office:value-type="float" office:value="0.11345" calcext:value-type="float">
            <text:p>0.11345</text:p>
          </table:table-cell>
          <table:table-cell office:value-type="float" office:value="0.974756" calcext:value-type="float">
            <text:p>0.974756</text:p>
          </table:table-cell>
          <table:table-cell office:value-type="float" office:value="0.85332" calcext:value-type="float">
            <text:p>0.85332</text:p>
          </table:table-cell>
          <table:table-cell office:value-type="float" office:value="0.016906" calcext:value-type="float">
            <text:p>0.016906</text:p>
          </table:table-cell>
          <table:table-cell office:value-type="float" office:value="0.997612" calcext:value-type="float">
            <text:p>0.997612</text:p>
          </table:table-cell>
          <table:table-cell office:value-type="float" office:value="335" calcext:value-type="float">
            <text:p>335</text:p>
          </table:table-cell>
          <table:table-cell table:formula="of:=SUM([.A69]+[.D69]+[.G69]+[.J69]+[.M69]+[.P69]+[.S69]+[.V69]+[.Y69]+[.AB69])/10" office:value-type="float" office:value="0.8855285" calcext:value-type="float">
            <text:p>0.8855285</text:p>
          </table:table-cell>
          <table:table-cell table:formula="of:=SUM([.B69]+[.E69]+[.H69]+[.K69]+[.N69]+[.Q69]+[.T69]+[.W69]+[.Z69]+[.AC69])/10" office:value-type="float" office:value="0.0434733" calcext:value-type="float">
            <text:p>0.0434733</text:p>
          </table:table-cell>
          <table:table-cell table:formula="of:=SUM([.C69]+[.F69]+[.I69]+[.L69]+[.O69]+[.R69]+[.U69]+[.X69]+[.AA69]+[.AD69])/10" office:value-type="float" office:value="0.991142" calcext:value-type="float">
            <text:p>0.991142</text:p>
          </table:table-cell>
          <table:table-cell table:formula="of:=1000 * [.AF69]" office:value-type="float" office:value="885.5285" calcext:value-type="float">
            <text:p>885.5285</text:p>
          </table:table-cell>
          <table:table-cell table:formula="of:=26000*[.AH69]" office:value-type="float" office:value="25769.692" calcext:value-type="float">
            <text:p>25769.692</text:p>
          </table:table-cell>
        </table:table-row>
        <table:table-row table:style-name="ro1">
          <table:table-cell office:value-type="float" office:value="0.861224" calcext:value-type="float">
            <text:p>0.861224</text:p>
          </table:table-cell>
          <table:table-cell office:value-type="float" office:value="0.008537" calcext:value-type="float">
            <text:p>0.008537</text:p>
          </table:table-cell>
          <table:table-cell office:value-type="float" office:value="0.995073" calcext:value-type="float">
            <text:p>0.995073</text:p>
          </table:table-cell>
          <table:table-cell office:value-type="float" office:value="0.889868" calcext:value-type="float">
            <text:p>0.889868</text:p>
          </table:table-cell>
          <table:table-cell office:value-type="float" office:value="0.022335" calcext:value-type="float">
            <text:p>0.022335</text:p>
          </table:table-cell>
          <table:table-cell office:value-type="float" office:value="0.994315" calcext:value-type="float">
            <text:p>0.994315</text:p>
          </table:table-cell>
          <table:table-cell office:value-type="float" office:value="0.939922" calcext:value-type="float">
            <text:p>0.939922</text:p>
          </table:table-cell>
          <table:table-cell office:value-type="float" office:value="0.075602" calcext:value-type="float">
            <text:p>0.075602</text:p>
          </table:table-cell>
          <table:table-cell office:value-type="float" office:value="0.981541" calcext:value-type="float">
            <text:p>0.981541</text:p>
          </table:table-cell>
          <table:table-cell office:value-type="float" office:value="0.920792" calcext:value-type="float">
            <text:p>0.920792</text:p>
          </table:table-cell>
          <table:table-cell office:value-type="float" office:value="0.015573" calcext:value-type="float">
            <text:p>0.015573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89613" calcext:value-type="float">
            <text:p>0.89613</text:p>
          </table:table-cell>
          <table:table-cell office:value-type="float" office:value="0.081725" calcext:value-type="float">
            <text:p>0.081725</text:p>
          </table:table-cell>
          <table:table-cell office:value-type="float" office:value="0.988212" calcext:value-type="float">
            <text:p>0.988212</text:p>
          </table:table-cell>
          <table:table-cell office:value-type="float" office:value="0.883408" calcext:value-type="float">
            <text:p>0.883408</text:p>
          </table:table-cell>
          <table:table-cell office:value-type="float" office:value="0.034256" calcext:value-type="float">
            <text:p>0.034256</text:p>
          </table:table-cell>
          <table:table-cell office:value-type="float" office:value="0.992344" calcext:value-type="float">
            <text:p>0.992344</text:p>
          </table:table-cell>
          <table:table-cell office:value-type="float" office:value="0.836117" calcext:value-type="float">
            <text:p>0.836117</text:p>
          </table:table-cell>
          <table:table-cell office:value-type="float" office:value="0.006857" calcext:value-type="float">
            <text:p>0.006857</text:p>
          </table:table-cell>
          <table:table-cell office:value-type="float" office:value="0.992723" calcext:value-type="float">
            <text:p>0.992723</text:p>
          </table:table-cell>
          <table:table-cell office:value-type="float" office:value="0.867704" calcext:value-type="float">
            <text:p>0.867704</text:p>
          </table:table-cell>
          <table:table-cell office:value-type="float" office:value="0.055617" calcext:value-type="float">
            <text:p>0.055617</text:p>
          </table:table-cell>
          <table:table-cell office:value-type="float" office:value="0.999431" calcext:value-type="float">
            <text:p>0.999431</text:p>
          </table:table-cell>
          <table:table-cell office:value-type="float" office:value="0.895277" calcext:value-type="float">
            <text:p>0.895277</text:p>
          </table:table-cell>
          <table:table-cell office:value-type="float" office:value="0.112121" calcext:value-type="float">
            <text:p>0.112121</text:p>
          </table:table-cell>
          <table:table-cell office:value-type="float" office:value="0.976576" calcext:value-type="float">
            <text:p>0.976576</text:p>
          </table:table-cell>
          <table:table-cell office:value-type="float" office:value="0.851338" calcext:value-type="float">
            <text:p>0.851338</text:p>
          </table:table-cell>
          <table:table-cell office:value-type="float" office:value="0.015571" calcext:value-type="float">
            <text:p>0.015571</text:p>
          </table:table-cell>
          <table:table-cell office:value-type="float" office:value="0.997688" calcext:value-type="float">
            <text:p>0.997688</text:p>
          </table:table-cell>
          <table:table-cell office:value-type="float" office:value="340" calcext:value-type="float">
            <text:p>340</text:p>
          </table:table-cell>
          <table:table-cell table:formula="of:=SUM([.A70]+[.D70]+[.G70]+[.J70]+[.M70]+[.P70]+[.S70]+[.V70]+[.Y70]+[.AB70])/10" office:value-type="float" office:value="0.884178" calcext:value-type="float">
            <text:p>0.884178</text:p>
          </table:table-cell>
          <table:table-cell table:formula="of:=SUM([.B70]+[.E70]+[.H70]+[.K70]+[.N70]+[.Q70]+[.T70]+[.W70]+[.Z70]+[.AC70])/10" office:value-type="float" office:value="0.0428194" calcext:value-type="float">
            <text:p>0.0428194</text:p>
          </table:table-cell>
          <table:table-cell table:formula="of:=SUM([.C70]+[.F70]+[.I70]+[.L70]+[.O70]+[.R70]+[.U70]+[.X70]+[.AA70]+[.AD70])/10" office:value-type="float" office:value="0.9916728" calcext:value-type="float">
            <text:p>0.9916728</text:p>
          </table:table-cell>
          <table:table-cell table:formula="of:=1000 * [.AF70]" office:value-type="float" office:value="884.178" calcext:value-type="float">
            <text:p>884.178</text:p>
          </table:table-cell>
          <table:table-cell table:formula="of:=26000*[.AH70]" office:value-type="float" office:value="25783.4928" calcext:value-type="float">
            <text:p>25783.4928</text:p>
          </table:table-cell>
        </table:table-row>
        <table:table-row table:style-name="ro1">
          <table:table-cell office:value-type="float" office:value="0.853061" calcext:value-type="float">
            <text:p>0.853061</text:p>
          </table:table-cell>
          <table:table-cell office:value-type="float" office:value="0.008093" calcext:value-type="float">
            <text:p>0.008093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.888106" calcext:value-type="float">
            <text:p>0.888106</text:p>
          </table:table-cell>
          <table:table-cell office:value-type="float" office:value="0.017372" calcext:value-type="float">
            <text:p>0.017372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.936047" calcext:value-type="float">
            <text:p>0.936047</text:p>
          </table:table-cell>
          <table:table-cell office:value-type="float" office:value="0.073707" calcext:value-type="float">
            <text:p>0.073707</text:p>
          </table:table-cell>
          <table:table-cell office:value-type="float" office:value="0.983474" calcext:value-type="float">
            <text:p>0.983474</text:p>
          </table:table-cell>
          <table:table-cell office:value-type="float" office:value="0.917822" calcext:value-type="float">
            <text:p>0.917822</text:p>
          </table:table-cell>
          <table:table-cell office:value-type="float" office:value="0.014461" calcext:value-type="float">
            <text:p>0.014461</text:p>
          </table:table-cell>
          <table:table-cell office:value-type="float" office:value="0.998901" calcext:value-type="float">
            <text:p>0.998901</text:p>
          </table:table-cell>
          <table:table-cell office:value-type="float" office:value="0.89613" calcext:value-type="float">
            <text:p>0.89613</text:p>
          </table:table-cell>
          <table:table-cell office:value-type="float" office:value="0.081615" calcext:value-type="float">
            <text:p>0.081615</text:p>
          </table:table-cell>
          <table:table-cell office:value-type="float" office:value="0.988932" calcext:value-type="float">
            <text:p>0.988932</text:p>
          </table:table-cell>
          <table:table-cell office:value-type="float" office:value="0.871076" calcext:value-type="float">
            <text:p>0.871076</text:p>
          </table:table-cell>
          <table:table-cell office:value-type="float" office:value="0.03173" calcext:value-type="float">
            <text:p>0.03173</text:p>
          </table:table-cell>
          <table:table-cell office:value-type="float" office:value="0.992798" calcext:value-type="float">
            <text:p>0.992798</text:p>
          </table:table-cell>
          <table:table-cell office:value-type="float" office:value="0.837161" calcext:value-type="float">
            <text:p>0.837161</text:p>
          </table:table-cell>
          <table:table-cell office:value-type="float" office:value="0.006746" calcext:value-type="float">
            <text:p>0.006746</text:p>
          </table:table-cell>
          <table:table-cell office:value-type="float" office:value="0.992647" calcext:value-type="float">
            <text:p>0.992647</text:p>
          </table:table-cell>
          <table:table-cell office:value-type="float" office:value="0.865759" calcext:value-type="float">
            <text:p>0.865759</text:p>
          </table:table-cell>
          <table:table-cell office:value-type="float" office:value="0.055617" calcext:value-type="float">
            <text:p>0.055617</text:p>
          </table:table-cell>
          <table:table-cell office:value-type="float" office:value="0.999318" calcext:value-type="float">
            <text:p>0.999318</text:p>
          </table:table-cell>
          <table:table-cell office:value-type="float" office:value="0.894251" calcext:value-type="float">
            <text:p>0.894251</text:p>
          </table:table-cell>
          <table:table-cell office:value-type="float" office:value="0.110126" calcext:value-type="float">
            <text:p>0.110126</text:p>
          </table:table-cell>
          <table:table-cell office:value-type="float" office:value="0.978357" calcext:value-type="float">
            <text:p>0.978357</text:p>
          </table:table-cell>
          <table:table-cell office:value-type="float" office:value="0.849356" calcext:value-type="float">
            <text:p>0.849356</text:p>
          </table:table-cell>
          <table:table-cell office:value-type="float" office:value="0.015571" calcext:value-type="float">
            <text:p>0.015571</text:p>
          </table:table-cell>
          <table:table-cell office:value-type="float" office:value="0.997612" calcext:value-type="float">
            <text:p>0.997612</text:p>
          </table:table-cell>
          <table:table-cell office:value-type="float" office:value="345" calcext:value-type="float">
            <text:p>345</text:p>
          </table:table-cell>
          <table:table-cell table:formula="of:=SUM([.A71]+[.D71]+[.G71]+[.J71]+[.M71]+[.P71]+[.S71]+[.V71]+[.Y71]+[.AB71])/10" office:value-type="float" office:value="0.8808769" calcext:value-type="float">
            <text:p>0.8808769</text:p>
          </table:table-cell>
          <table:table-cell table:formula="of:=SUM([.B71]+[.E71]+[.H71]+[.K71]+[.N71]+[.Q71]+[.T71]+[.W71]+[.Z71]+[.AC71])/10" office:value-type="float" office:value="0.0415038" calcext:value-type="float">
            <text:p>0.0415038</text:p>
          </table:table-cell>
          <table:table-cell table:formula="of:=SUM([.C71]+[.F71]+[.I71]+[.L71]+[.O71]+[.R71]+[.U71]+[.X71]+[.AA71]+[.AD71])/10" office:value-type="float" office:value="0.9921957" calcext:value-type="float">
            <text:p>0.9921957</text:p>
          </table:table-cell>
          <table:table-cell table:formula="of:=1000 * [.AF71]" office:value-type="float" office:value="880.8769" calcext:value-type="float">
            <text:p>880.8769</text:p>
          </table:table-cell>
          <table:table-cell table:formula="of:=26000*[.AH71]" office:value-type="float" office:value="25797.0882" calcext:value-type="float">
            <text:p>25797.088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995073" calcext:value-type="float">
            <text:p>0.995073</text:p>
          </table:table-cell>
          <table:table-cell office:value-type="float" office:value="0.881057" calcext:value-type="float">
            <text:p>0.881057</text:p>
          </table:table-cell>
          <table:table-cell office:value-type="float" office:value="0.016356" calcext:value-type="float">
            <text:p>0.016356</text:p>
          </table:table-cell>
          <table:table-cell office:value-type="float" office:value="0.995338" calcext:value-type="float">
            <text:p>0.995338</text:p>
          </table:table-cell>
          <table:table-cell office:value-type="float" office:value="0.936047" calcext:value-type="float">
            <text:p>0.936047</text:p>
          </table:table-cell>
          <table:table-cell office:value-type="float" office:value="0.070919" calcext:value-type="float">
            <text:p>0.070919</text:p>
          </table:table-cell>
          <table:table-cell office:value-type="float" office:value="0.984308" calcext:value-type="float">
            <text:p>0.984308</text:p>
          </table:table-cell>
          <table:table-cell office:value-type="float" office:value="0.913861" calcext:value-type="float">
            <text:p>0.913861</text:p>
          </table:table-cell>
          <table:table-cell office:value-type="float" office:value="0.014238" calcext:value-type="float">
            <text:p>0.014238</text:p>
          </table:table-cell>
          <table:table-cell office:value-type="float" office:value="0.998939" calcext:value-type="float">
            <text:p>0.998939</text:p>
          </table:table-cell>
          <table:table-cell office:value-type="float" office:value="0.892057" calcext:value-type="float">
            <text:p>0.892057</text:p>
          </table:table-cell>
          <table:table-cell office:value-type="float" office:value="0.081725" calcext:value-type="float">
            <text:p>0.081725</text:p>
          </table:table-cell>
          <table:table-cell office:value-type="float" office:value="0.989008" calcext:value-type="float">
            <text:p>0.989008</text:p>
          </table:table-cell>
          <table:table-cell office:value-type="float" office:value="0.872197" calcext:value-type="float">
            <text:p>0.872197</text:p>
          </table:table-cell>
          <table:table-cell office:value-type="float" office:value="0.03206" calcext:value-type="float">
            <text:p>0.03206</text:p>
          </table:table-cell>
          <table:table-cell office:value-type="float" office:value="0.993102" calcext:value-type="float">
            <text:p>0.993102</text:p>
          </table:table-cell>
          <table:table-cell office:value-type="float" office:value="0.832985" calcext:value-type="float">
            <text:p>0.832985</text:p>
          </table:table-cell>
          <table:table-cell office:value-type="float" office:value="0.005862" calcext:value-type="float">
            <text:p>0.005862</text:p>
          </table:table-cell>
          <table:table-cell office:value-type="float" office:value="0.992874" calcext:value-type="float">
            <text:p>0.992874</text:p>
          </table:table-cell>
          <table:table-cell office:value-type="float" office:value="0.857977" calcext:value-type="float">
            <text:p>0.857977</text:p>
          </table:table-cell>
          <table:table-cell office:value-type="float" office:value="0.056732" calcext:value-type="float">
            <text:p>0.056732</text:p>
          </table:table-cell>
          <table:table-cell office:value-type="float" office:value="0.999431" calcext:value-type="float">
            <text:p>0.999431</text:p>
          </table:table-cell>
          <table:table-cell office:value-type="float" office:value="0.893224" calcext:value-type="float">
            <text:p>0.893224</text:p>
          </table:table-cell>
          <table:table-cell office:value-type="float" office:value="0.106913" calcext:value-type="float">
            <text:p>0.106913</text:p>
          </table:table-cell>
          <table:table-cell office:value-type="float" office:value="0.979229" calcext:value-type="float">
            <text:p>0.979229</text:p>
          </table:table-cell>
          <table:table-cell office:value-type="float" office:value="0.841427" calcext:value-type="float">
            <text:p>0.841427</text:p>
          </table:table-cell>
          <table:table-cell office:value-type="float" office:value="0.014904" calcext:value-type="float">
            <text:p>0.014904</text:p>
          </table:table-cell>
          <table:table-cell office:value-type="float" office:value="0.997726" calcext:value-type="float">
            <text:p>0.997726</text:p>
          </table:table-cell>
          <table:table-cell office:value-type="float" office:value="350" calcext:value-type="float">
            <text:p>350</text:p>
          </table:table-cell>
          <table:table-cell table:formula="of:=SUM([.A72]+[.D72]+[.G72]+[.J72]+[.M72]+[.P72]+[.S72]+[.V72]+[.Y72]+[.AB72])/10" office:value-type="float" office:value="0.8770832" calcext:value-type="float">
            <text:p>0.8770832</text:p>
          </table:table-cell>
          <table:table-cell table:formula="of:=SUM([.B72]+[.E72]+[.H72]+[.K72]+[.N72]+[.Q72]+[.T72]+[.W72]+[.Z72]+[.AC72])/10" office:value-type="float" office:value="0.0407359" calcext:value-type="float">
            <text:p>0.0407359</text:p>
          </table:table-cell>
          <table:table-cell table:formula="of:=SUM([.C72]+[.F72]+[.I72]+[.L72]+[.O72]+[.R72]+[.U72]+[.X72]+[.AA72]+[.AD72])/10" office:value-type="float" office:value="0.9925028" calcext:value-type="float">
            <text:p>0.9925028</text:p>
          </table:table-cell>
          <table:table-cell table:formula="of:=1000 * [.AF72]" office:value-type="float" office:value="877.0832" calcext:value-type="float">
            <text:p>877.0832</text:p>
          </table:table-cell>
          <table:table-cell table:formula="of:=26000*[.AH72]" office:value-type="float" office:value="25805.0728" calcext:value-type="float">
            <text:p>25805.0728</text:p>
          </table:table-cell>
        </table:table-row>
        <table:table-row table:style-name="ro1">
          <table:table-cell office:value-type="float" office:value="0.85102" calcext:value-type="float">
            <text:p>0.85102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.880176" calcext:value-type="float">
            <text:p>0.880176</text:p>
          </table:table-cell>
          <table:table-cell office:value-type="float" office:value="0.012634" calcext:value-type="float">
            <text:p>0.012634</text:p>
          </table:table-cell>
          <table:table-cell office:value-type="float" office:value="0.995717" calcext:value-type="float">
            <text:p>0.995717</text:p>
          </table:table-cell>
          <table:table-cell office:value-type="float" office:value="0.936047" calcext:value-type="float">
            <text:p>0.936047</text:p>
          </table:table-cell>
          <table:table-cell office:value-type="float" office:value="0.069692" calcext:value-type="float">
            <text:p>0.069692</text:p>
          </table:table-cell>
          <table:table-cell office:value-type="float" office:value="0.984346" calcext:value-type="float">
            <text:p>0.984346</text:p>
          </table:table-cell>
          <table:table-cell office:value-type="float" office:value="0.913861" calcext:value-type="float">
            <text:p>0.913861</text:p>
          </table:table-cell>
          <table:table-cell office:value-type="float" office:value="0.014349" calcext:value-type="float">
            <text:p>0.014349</text:p>
          </table:table-cell>
          <table:table-cell office:value-type="float" office:value="0.998863" calcext:value-type="float">
            <text:p>0.998863</text:p>
          </table:table-cell>
          <table:table-cell office:value-type="float" office:value="0.893075" calcext:value-type="float">
            <text:p>0.893075</text:p>
          </table:table-cell>
          <table:table-cell office:value-type="float" office:value="0.079508" calcext:value-type="float">
            <text:p>0.079508</text:p>
          </table:table-cell>
          <table:table-cell office:value-type="float" office:value="0.989425" calcext:value-type="float">
            <text:p>0.989425</text:p>
          </table:table-cell>
          <table:table-cell office:value-type="float" office:value="0.869955" calcext:value-type="float">
            <text:p>0.869955</text:p>
          </table:table-cell>
          <table:table-cell office:value-type="float" office:value="0.031072" calcext:value-type="float">
            <text:p>0.031072</text:p>
          </table:table-cell>
          <table:table-cell office:value-type="float" office:value="0.993367" calcext:value-type="float">
            <text:p>0.993367</text:p>
          </table:table-cell>
          <table:table-cell office:value-type="float" office:value="0.830898" calcext:value-type="float">
            <text:p>0.830898</text:p>
          </table:table-cell>
          <table:table-cell office:value-type="float" office:value="0.006193" calcext:value-type="float">
            <text:p>0.006193</text:p>
          </table:table-cell>
          <table:table-cell office:value-type="float" office:value="0.99314" calcext:value-type="float">
            <text:p>0.99314</text:p>
          </table:table-cell>
          <table:table-cell office:value-type="float" office:value="0.85214" calcext:value-type="float">
            <text:p>0.85214</text:p>
          </table:table-cell>
          <table:table-cell office:value-type="float" office:value="0.057401" calcext:value-type="float">
            <text:p>0.057401</text:p>
          </table:table-cell>
          <table:table-cell office:value-type="float" office:value="0.999394" calcext:value-type="float">
            <text:p>0.999394</text:p>
          </table:table-cell>
          <table:table-cell office:value-type="float" office:value="0.890144" calcext:value-type="float">
            <text:p>0.890144</text:p>
          </table:table-cell>
          <table:table-cell office:value-type="float" office:value="0.106581" calcext:value-type="float">
            <text:p>0.106581</text:p>
          </table:table-cell>
          <table:table-cell office:value-type="float" office:value="0.979911" calcext:value-type="float">
            <text:p>0.979911</text:p>
          </table:table-cell>
          <table:table-cell office:value-type="float" office:value="0.837463" calcext:value-type="float">
            <text:p>0.837463</text:p>
          </table:table-cell>
          <table:table-cell office:value-type="float" office:value="0.013458" calcext:value-type="float">
            <text:p>0.013458</text:p>
          </table:table-cell>
          <table:table-cell office:value-type="float" office:value="0.997764" calcext:value-type="float">
            <text:p>0.997764</text:p>
          </table:table-cell>
          <table:table-cell office:value-type="float" office:value="355" calcext:value-type="float">
            <text:p>355</text:p>
          </table:table-cell>
          <table:table-cell table:formula="of:=SUM([.A73]+[.D73]+[.G73]+[.J73]+[.M73]+[.P73]+[.S73]+[.V73]+[.Y73]+[.AB73])/10" office:value-type="float" office:value="0.8754779" calcext:value-type="float">
            <text:p>0.8754779</text:p>
          </table:table-cell>
          <table:table-cell table:formula="of:=SUM([.B73]+[.E73]+[.H73]+[.K73]+[.N73]+[.Q73]+[.T73]+[.W73]+[.Z73]+[.AC73])/10" office:value-type="float" office:value="0.0398538" calcext:value-type="float">
            <text:p>0.0398538</text:p>
          </table:table-cell>
          <table:table-cell table:formula="of:=SUM([.C73]+[.F73]+[.I73]+[.L73]+[.O73]+[.R73]+[.U73]+[.X73]+[.AA73]+[.AD73])/10" office:value-type="float" office:value="0.9926886" calcext:value-type="float">
            <text:p>0.9926886</text:p>
          </table:table-cell>
          <table:table-cell table:formula="of:=1000 * [.AF73]" office:value-type="float" office:value="875.4779" calcext:value-type="float">
            <text:p>875.4779</text:p>
          </table:table-cell>
          <table:table-cell table:formula="of:=26000*[.AH73]" office:value-type="float" office:value="25809.9036" calcext:value-type="float">
            <text:p>25809.903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7317" calcext:value-type="float">
            <text:p>0.007317</text:p>
          </table:table-cell>
          <table:table-cell office:value-type="float" office:value="0.995073" calcext:value-type="float">
            <text:p>0.995073</text:p>
          </table:table-cell>
          <table:table-cell office:value-type="float" office:value="0.878414" calcext:value-type="float">
            <text:p>0.878414</text:p>
          </table:table-cell>
          <table:table-cell office:value-type="float" office:value="0.013085" calcext:value-type="float">
            <text:p>0.013085</text:p>
          </table:table-cell>
          <table:table-cell office:value-type="float" office:value="0.995869" calcext:value-type="float">
            <text:p>0.995869</text:p>
          </table:table-cell>
          <table:table-cell office:value-type="float" office:value="0.93314" calcext:value-type="float">
            <text:p>0.93314</text:p>
          </table:table-cell>
          <table:table-cell office:value-type="float" office:value="0.070584" calcext:value-type="float">
            <text:p>0.070584</text:p>
          </table:table-cell>
          <table:table-cell office:value-type="float" office:value="0.985256" calcext:value-type="float">
            <text:p>0.985256</text:p>
          </table:table-cell>
          <table:table-cell office:value-type="float" office:value="0.913861" calcext:value-type="float">
            <text:p>0.913861</text:p>
          </table:table-cell>
          <table:table-cell office:value-type="float" office:value="0.013571" calcext:value-type="float">
            <text:p>0.013571</text:p>
          </table:table-cell>
          <table:table-cell office:value-type="float" office:value="0.998939" calcext:value-type="float">
            <text:p>0.998939</text:p>
          </table:table-cell>
          <table:table-cell office:value-type="float" office:value="0.892057" calcext:value-type="float">
            <text:p>0.892057</text:p>
          </table:table-cell>
          <table:table-cell office:value-type="float" office:value="0.079175" calcext:value-type="float">
            <text:p>0.079175</text:p>
          </table:table-cell>
          <table:table-cell office:value-type="float" office:value="0.989652" calcext:value-type="float">
            <text:p>0.989652</text:p>
          </table:table-cell>
          <table:table-cell office:value-type="float" office:value="0.867713" calcext:value-type="float">
            <text:p>0.867713</text:p>
          </table:table-cell>
          <table:table-cell office:value-type="float" office:value="0.030413" calcext:value-type="float">
            <text:p>0.030413</text:p>
          </table:table-cell>
          <table:table-cell office:value-type="float" office:value="0.993556" calcext:value-type="float">
            <text:p>0.993556</text:p>
          </table:table-cell>
          <table:table-cell office:value-type="float" office:value="0.827766" calcext:value-type="float">
            <text:p>0.827766</text:p>
          </table:table-cell>
          <table:table-cell office:value-type="float" office:value="0.006304" calcext:value-type="float">
            <text:p>0.006304</text:p>
          </table:table-cell>
          <table:table-cell office:value-type="float" office:value="0.994163" calcext:value-type="float">
            <text:p>0.994163</text:p>
          </table:table-cell>
          <table:table-cell office:value-type="float" office:value="0.850195" calcext:value-type="float">
            <text:p>0.850195</text:p>
          </table:table-cell>
          <table:table-cell office:value-type="float" office:value="0.059073" calcext:value-type="float">
            <text:p>0.059073</text:p>
          </table:table-cell>
          <table:table-cell office:value-type="float" office:value="0.999394" calcext:value-type="float">
            <text:p>0.999394</text:p>
          </table:table-cell>
          <table:table-cell office:value-type="float" office:value="0.883984" calcext:value-type="float">
            <text:p>0.883984</text:p>
          </table:table-cell>
          <table:table-cell office:value-type="float" office:value="0.106249" calcext:value-type="float">
            <text:p>0.106249</text:p>
          </table:table-cell>
          <table:table-cell office:value-type="float" office:value="0.97976" calcext:value-type="float">
            <text:p>0.97976</text:p>
          </table:table-cell>
          <table:table-cell office:value-type="float" office:value="0.829534" calcext:value-type="float">
            <text:p>0.829534</text:p>
          </table:table-cell>
          <table:table-cell office:value-type="float" office:value="0.01179" calcext:value-type="float">
            <text:p>0.01179</text:p>
          </table:table-cell>
          <table:table-cell office:value-type="float" office:value="0.998029" calcext:value-type="float">
            <text:p>0.998029</text:p>
          </table:table-cell>
          <table:table-cell office:value-type="float" office:value="360" calcext:value-type="float">
            <text:p>360</text:p>
          </table:table-cell>
          <table:table-cell table:formula="of:=SUM([.A74]+[.D74]+[.G74]+[.J74]+[.M74]+[.P74]+[.S74]+[.V74]+[.Y74]+[.AB74])/10" office:value-type="float" office:value="0.8726664" calcext:value-type="float">
            <text:p>0.8726664</text:p>
          </table:table-cell>
          <table:table-cell table:formula="of:=SUM([.B74]+[.E74]+[.H74]+[.K74]+[.N74]+[.Q74]+[.T74]+[.W74]+[.Z74]+[.AC74])/10" office:value-type="float" office:value="0.0397561" calcext:value-type="float">
            <text:p>0.0397561</text:p>
          </table:table-cell>
          <table:table-cell table:formula="of:=SUM([.C74]+[.F74]+[.I74]+[.L74]+[.O74]+[.R74]+[.U74]+[.X74]+[.AA74]+[.AD74])/10" office:value-type="float" office:value="0.9929691" calcext:value-type="float">
            <text:p>0.9929691</text:p>
          </table:table-cell>
          <table:table-cell table:formula="of:=1000 * [.AF74]" office:value-type="float" office:value="872.6664" calcext:value-type="float">
            <text:p>872.6664</text:p>
          </table:table-cell>
          <table:table-cell table:formula="of:=26000*[.AH74]" office:value-type="float" office:value="25817.1966" calcext:value-type="float">
            <text:p>25817.1966</text:p>
          </table:table-cell>
        </table:table-row>
        <table:table-row table:style-name="ro1">
          <table:table-cell office:value-type="float" office:value="0.837755" calcext:value-type="float">
            <text:p>0.837755</text:p>
          </table:table-cell>
          <table:table-cell office:value-type="float" office:value="0.007539" calcext:value-type="float">
            <text:p>0.007539</text:p>
          </table:table-cell>
          <table:table-cell office:value-type="float" office:value="0.995148" calcext:value-type="float">
            <text:p>0.995148</text:p>
          </table:table-cell>
          <table:table-cell office:value-type="float" office:value="0.872247" calcext:value-type="float">
            <text:p>0.872247</text:p>
          </table:table-cell>
          <table:table-cell office:value-type="float" office:value="0.011506" calcext:value-type="float">
            <text:p>0.011506</text:p>
          </table:table-cell>
          <table:table-cell office:value-type="float" office:value="0.996551" calcext:value-type="float">
            <text:p>0.996551</text:p>
          </table:table-cell>
          <table:table-cell office:value-type="float" office:value="0.930233" calcext:value-type="float">
            <text:p>0.930233</text:p>
          </table:table-cell>
          <table:table-cell office:value-type="float" office:value="0.070807" calcext:value-type="float">
            <text:p>0.070807</text:p>
          </table:table-cell>
          <table:table-cell office:value-type="float" office:value="0.985369" calcext:value-type="float">
            <text:p>0.985369</text:p>
          </table:table-cell>
          <table:table-cell office:value-type="float" office:value="0.912871" calcext:value-type="float">
            <text:p>0.912871</text:p>
          </table:table-cell>
          <table:table-cell office:value-type="float" office:value="0.012681" calcext:value-type="float">
            <text:p>0.012681</text:p>
          </table:table-cell>
          <table:table-cell office:value-type="float" office:value="0.998901" calcext:value-type="float">
            <text:p>0.998901</text:p>
          </table:table-cell>
          <table:table-cell office:value-type="float" office:value="0.88391" calcext:value-type="float">
            <text:p>0.88391</text:p>
          </table:table-cell>
          <table:table-cell office:value-type="float" office:value="0.076403" calcext:value-type="float">
            <text:p>0.076403</text:p>
          </table:table-cell>
          <table:table-cell office:value-type="float" office:value="0.990297" calcext:value-type="float">
            <text:p>0.990297</text:p>
          </table:table-cell>
          <table:table-cell office:value-type="float" office:value="0.866592" calcext:value-type="float">
            <text:p>0.866592</text:p>
          </table:table-cell>
          <table:table-cell office:value-type="float" office:value="0.030303" calcext:value-type="float">
            <text:p>0.030303</text:p>
          </table:table-cell>
          <table:table-cell office:value-type="float" office:value="0.993746" calcext:value-type="float">
            <text:p>0.993746</text:p>
          </table:table-cell>
          <table:table-cell office:value-type="float" office:value="0.819415" calcext:value-type="float">
            <text:p>0.819415</text:p>
          </table:table-cell>
          <table:table-cell office:value-type="float" office:value="0.006193" calcext:value-type="float">
            <text:p>0.006193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1167" calcext:value-type="float">
            <text:p>0.851167</text:p>
          </table:table-cell>
          <table:table-cell office:value-type="float" office:value="0.059741" calcext:value-type="float">
            <text:p>0.059741</text:p>
          </table:table-cell>
          <table:table-cell office:value-type="float" office:value="0.999394" calcext:value-type="float">
            <text:p>0.999394</text:p>
          </table:table-cell>
          <table:table-cell office:value-type="float" office:value="0.882957" calcext:value-type="float">
            <text:p>0.882957</text:p>
          </table:table-cell>
          <table:table-cell office:value-type="float" office:value="0.104919" calcext:value-type="float">
            <text:p>0.104919</text:p>
          </table:table-cell>
          <table:table-cell office:value-type="float" office:value="0.979949" calcext:value-type="float">
            <text:p>0.979949</text:p>
          </table:table-cell>
          <table:table-cell office:value-type="float" office:value="0.824579" calcext:value-type="float">
            <text:p>0.824579</text:p>
          </table:table-cell>
          <table:table-cell office:value-type="float" office:value="0.010344" calcext:value-type="float">
            <text:p>0.010344</text:p>
          </table:table-cell>
          <table:table-cell office:value-type="float" office:value="0.998105" calcext:value-type="float">
            <text:p>0.998105</text:p>
          </table:table-cell>
          <table:table-cell office:value-type="float" office:value="365" calcext:value-type="float">
            <text:p>365</text:p>
          </table:table-cell>
          <table:table-cell table:formula="of:=SUM([.A75]+[.D75]+[.G75]+[.J75]+[.M75]+[.P75]+[.S75]+[.V75]+[.Y75]+[.AB75])/10" office:value-type="float" office:value="0.8681726" calcext:value-type="float">
            <text:p>0.8681726</text:p>
          </table:table-cell>
          <table:table-cell table:formula="of:=SUM([.B75]+[.E75]+[.H75]+[.K75]+[.N75]+[.Q75]+[.T75]+[.W75]+[.Z75]+[.AC75])/10" office:value-type="float" office:value="0.0390436" calcext:value-type="float">
            <text:p>0.0390436</text:p>
          </table:table-cell>
          <table:table-cell table:formula="of:=SUM([.C75]+[.F75]+[.I75]+[.L75]+[.O75]+[.R75]+[.U75]+[.X75]+[.AA75]+[.AD75])/10" office:value-type="float" office:value="0.9931888" calcext:value-type="float">
            <text:p>0.9931888</text:p>
          </table:table-cell>
          <table:table-cell table:formula="of:=1000 * [.AF75]" office:value-type="float" office:value="868.1726" calcext:value-type="float">
            <text:p>868.1726</text:p>
          </table:table-cell>
          <table:table-cell table:formula="of:=26000*[.AH75]" office:value-type="float" office:value="25822.9088" calcext:value-type="float">
            <text:p>25822.9088</text:p>
          </table:table-cell>
        </table:table-row>
        <table:table-row table:style-name="ro1">
          <table:table-cell office:value-type="float" office:value="0.838776" calcext:value-type="float">
            <text:p>0.838776</text:p>
          </table:table-cell>
          <table:table-cell office:value-type="float" office:value="0.007761" calcext:value-type="float">
            <text:p>0.007761</text:p>
          </table:table-cell>
          <table:table-cell office:value-type="float" office:value="0.995073" calcext:value-type="float">
            <text:p>0.995073</text:p>
          </table:table-cell>
          <table:table-cell office:value-type="float" office:value="0.871366" calcext:value-type="float">
            <text:p>0.871366</text:p>
          </table:table-cell>
          <table:table-cell office:value-type="float" office:value="0.010829" calcext:value-type="float">
            <text:p>0.010829</text:p>
          </table:table-cell>
          <table:table-cell office:value-type="float" office:value="0.996437" calcext:value-type="float">
            <text:p>0.996437</text:p>
          </table:table-cell>
          <table:table-cell office:value-type="float" office:value="0.931202" calcext:value-type="float">
            <text:p>0.931202</text:p>
          </table:table-cell>
          <table:table-cell office:value-type="float" office:value="0.070696" calcext:value-type="float">
            <text:p>0.070696</text:p>
          </table:table-cell>
          <table:table-cell office:value-type="float" office:value="0.985483" calcext:value-type="float">
            <text:p>0.985483</text:p>
          </table:table-cell>
          <table:table-cell office:value-type="float" office:value="0.905941" calcext:value-type="float">
            <text:p>0.905941</text:p>
          </table:table-cell>
          <table:table-cell office:value-type="float" office:value="0.013126" calcext:value-type="float">
            <text:p>0.013126</text:p>
          </table:table-cell>
          <table:table-cell office:value-type="float" office:value="0.998901" calcext:value-type="float">
            <text:p>0.998901</text:p>
          </table:table-cell>
          <table:table-cell office:value-type="float" office:value="0.882892" calcext:value-type="float">
            <text:p>0.882892</text:p>
          </table:table-cell>
          <table:table-cell office:value-type="float" office:value="0.073298" calcext:value-type="float">
            <text:p>0.073298</text:p>
          </table:table-cell>
          <table:table-cell office:value-type="float" office:value="0.99079" calcext:value-type="float">
            <text:p>0.99079</text:p>
          </table:table-cell>
          <table:table-cell office:value-type="float" office:value="0.862108" calcext:value-type="float">
            <text:p>0.862108</text:p>
          </table:table-cell>
          <table:table-cell office:value-type="float" office:value="0.027339" calcext:value-type="float">
            <text:p>0.027339</text:p>
          </table:table-cell>
          <table:table-cell office:value-type="float" office:value="0.993973" calcext:value-type="float">
            <text:p>0.993973</text:p>
          </table:table-cell>
          <table:table-cell office:value-type="float" office:value="0.820459" calcext:value-type="float">
            <text:p>0.820459</text:p>
          </table:table-cell>
          <table:table-cell office:value-type="float" office:value="0.004977" calcext:value-type="float">
            <text:p>0.004977</text:p>
          </table:table-cell>
          <table:table-cell office:value-type="float" office:value="0.995073" calcext:value-type="float">
            <text:p>0.995073</text:p>
          </table:table-cell>
          <table:table-cell office:value-type="float" office:value="0.844358" calcext:value-type="float">
            <text:p>0.844358</text:p>
          </table:table-cell>
          <table:table-cell office:value-type="float" office:value="0.057178" calcext:value-type="float">
            <text:p>0.057178</text:p>
          </table:table-cell>
          <table:table-cell office:value-type="float" office:value="0.999394" calcext:value-type="float">
            <text:p>0.999394</text:p>
          </table:table-cell>
          <table:table-cell office:value-type="float" office:value="0.88193" calcext:value-type="float">
            <text:p>0.88193</text:p>
          </table:table-cell>
          <table:table-cell office:value-type="float" office:value="0.101595" calcext:value-type="float">
            <text:p>0.101595</text:p>
          </table:table-cell>
          <table:table-cell office:value-type="float" office:value="0.981276" calcext:value-type="float">
            <text:p>0.981276</text:p>
          </table:table-cell>
          <table:table-cell office:value-type="float" office:value="0.824579" calcext:value-type="float">
            <text:p>0.824579</text:p>
          </table:table-cell>
          <table:table-cell office:value-type="float" office:value="0.011233" calcext:value-type="float">
            <text:p>0.011233</text:p>
          </table:table-cell>
          <table:table-cell office:value-type="float" office:value="0.997953" calcext:value-type="float">
            <text:p>0.997953</text:p>
          </table:table-cell>
          <table:table-cell office:value-type="float" office:value="370" calcext:value-type="float">
            <text:p>370</text:p>
          </table:table-cell>
          <table:table-cell table:formula="of:=SUM([.A76]+[.D76]+[.G76]+[.J76]+[.M76]+[.P76]+[.S76]+[.V76]+[.Y76]+[.AB76])/10" office:value-type="float" office:value="0.8663611" calcext:value-type="float">
            <text:p>0.8663611</text:p>
          </table:table-cell>
          <table:table-cell table:formula="of:=SUM([.B76]+[.E76]+[.H76]+[.K76]+[.N76]+[.Q76]+[.T76]+[.W76]+[.Z76]+[.AC76])/10" office:value-type="float" office:value="0.0378032" calcext:value-type="float">
            <text:p>0.0378032</text:p>
          </table:table-cell>
          <table:table-cell table:formula="of:=SUM([.C76]+[.F76]+[.I76]+[.L76]+[.O76]+[.R76]+[.U76]+[.X76]+[.AA76]+[.AD76])/10" office:value-type="float" office:value="0.9934353" calcext:value-type="float">
            <text:p>0.9934353</text:p>
          </table:table-cell>
          <table:table-cell table:formula="of:=1000 * [.AF76]" office:value-type="float" office:value="866.3611" calcext:value-type="float">
            <text:p>866.3611</text:p>
          </table:table-cell>
          <table:table-cell table:formula="of:=26000*[.AH76]" office:value-type="float" office:value="25829.3178" calcext:value-type="float">
            <text:p>25829.3178</text:p>
          </table:table-cell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007539" calcext:value-type="float">
            <text:p>0.007539</text:p>
          </table:table-cell>
          <table:table-cell office:value-type="float" office:value="0.995148" calcext:value-type="float">
            <text:p>0.995148</text:p>
          </table:table-cell>
          <table:table-cell office:value-type="float" office:value="0.870485" calcext:value-type="float">
            <text:p>0.870485</text:p>
          </table:table-cell>
          <table:table-cell office:value-type="float" office:value="0.011168" calcext:value-type="float">
            <text:p>0.011168</text:p>
          </table:table-cell>
          <table:table-cell office:value-type="float" office:value="0.996816" calcext:value-type="float">
            <text:p>0.996816</text:p>
          </table:table-cell>
          <table:table-cell office:value-type="float" office:value="0.929264" calcext:value-type="float">
            <text:p>0.929264</text:p>
          </table:table-cell>
          <table:table-cell office:value-type="float" office:value="0.068354" calcext:value-type="float">
            <text:p>0.068354</text:p>
          </table:table-cell>
          <table:table-cell office:value-type="float" office:value="0.986355" calcext:value-type="float">
            <text:p>0.986355</text:p>
          </table:table-cell>
          <table:table-cell office:value-type="float" office:value="0.90495" calcext:value-type="float">
            <text:p>0.90495</text:p>
          </table:table-cell>
          <table:table-cell office:value-type="float" office:value="0.013237" calcext:value-type="float">
            <text:p>0.013237</text:p>
          </table:table-cell>
          <table:table-cell office:value-type="float" office:value="0.999015" calcext:value-type="float">
            <text:p>0.999015</text:p>
          </table:table-cell>
          <table:table-cell office:value-type="float" office:value="0.879837" calcext:value-type="float">
            <text:p>0.879837</text:p>
          </table:table-cell>
          <table:table-cell office:value-type="float" office:value="0.072854" calcext:value-type="float">
            <text:p>0.072854</text:p>
          </table:table-cell>
          <table:table-cell office:value-type="float" office:value="0.991055" calcext:value-type="float">
            <text:p>0.991055</text:p>
          </table:table-cell>
          <table:table-cell office:value-type="float" office:value="0.862108" calcext:value-type="float">
            <text:p>0.862108</text:p>
          </table:table-cell>
          <table:table-cell office:value-type="float" office:value="0.027229" calcext:value-type="float">
            <text:p>0.027229</text:p>
          </table:table-cell>
          <table:table-cell office:value-type="float" office:value="0.994125" calcext:value-type="float">
            <text:p>0.994125</text:p>
          </table:table-cell>
          <table:table-cell office:value-type="float" office:value="0.816284" calcext:value-type="float">
            <text:p>0.816284</text:p>
          </table:table-cell>
          <table:table-cell office:value-type="float" office:value="0.005087" calcext:value-type="float">
            <text:p>0.005087</text:p>
          </table:table-cell>
          <table:table-cell office:value-type="float" office:value="0.994807" calcext:value-type="float">
            <text:p>0.994807</text:p>
          </table:table-cell>
          <table:table-cell office:value-type="float" office:value="0.840467" calcext:value-type="float">
            <text:p>0.840467</text:p>
          </table:table-cell>
          <table:table-cell office:value-type="float" office:value="0.056621" calcext:value-type="float">
            <text:p>0.056621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877823" calcext:value-type="float">
            <text:p>0.877823</text:p>
          </table:table-cell>
          <table:table-cell office:value-type="float" office:value="0.099601" calcext:value-type="float">
            <text:p>0.099601</text:p>
          </table:table-cell>
          <table:table-cell office:value-type="float" office:value="0.980973" calcext:value-type="float">
            <text:p>0.980973</text:p>
          </table:table-cell>
          <table:table-cell office:value-type="float" office:value="0.823588" calcext:value-type="float">
            <text:p>0.823588</text:p>
          </table:table-cell>
          <table:table-cell office:value-type="float" office:value="0.009231" calcext:value-type="float">
            <text:p>0.009231</text:p>
          </table:table-cell>
          <table:table-cell office:value-type="float" office:value="0.998294" calcext:value-type="float">
            <text:p>0.998294</text:p>
          </table:table-cell>
          <table:table-cell office:value-type="float" office:value="375" calcext:value-type="float">
            <text:p>375</text:p>
          </table:table-cell>
          <table:table-cell table:formula="of:=SUM([.A77]+[.D77]+[.G77]+[.J77]+[.M77]+[.P77]+[.S77]+[.V77]+[.Y77]+[.AB77])/10" office:value-type="float" office:value="0.8641541" calcext:value-type="float">
            <text:p>0.8641541</text:p>
          </table:table-cell>
          <table:table-cell table:formula="of:=SUM([.B77]+[.E77]+[.H77]+[.K77]+[.N77]+[.Q77]+[.T77]+[.W77]+[.Z77]+[.AC77])/10" office:value-type="float" office:value="0.0370921" calcext:value-type="float">
            <text:p>0.0370921</text:p>
          </table:table-cell>
          <table:table-cell table:formula="of:=SUM([.C77]+[.F77]+[.I77]+[.L77]+[.O77]+[.R77]+[.U77]+[.X77]+[.AA77]+[.AD77])/10" office:value-type="float" office:value="0.9936133" calcext:value-type="float">
            <text:p>0.9936133</text:p>
          </table:table-cell>
          <table:table-cell table:formula="of:=1000 * [.AF77]" office:value-type="float" office:value="864.1541" calcext:value-type="float">
            <text:p>864.1541</text:p>
          </table:table-cell>
          <table:table-cell table:formula="of:=26000*[.AH77]" office:value-type="float" office:value="25833.9458" calcext:value-type="float">
            <text:p>25833.9458</text:p>
          </table:table-cell>
        </table:table-row>
        <table:table-row table:style-name="ro1">
          <table:table-cell office:value-type="float" office:value="0.834694" calcext:value-type="float">
            <text:p>0.834694</text:p>
          </table:table-cell>
          <table:table-cell office:value-type="float" office:value="0.007539" calcext:value-type="float">
            <text:p>0.007539</text:p>
          </table:table-cell>
          <table:table-cell office:value-type="float" office:value="0.995376" calcext:value-type="float">
            <text:p>0.995376</text:p>
          </table:table-cell>
          <table:table-cell office:value-type="float" office:value="0.864317" calcext:value-type="float">
            <text:p>0.864317</text:p>
          </table:table-cell>
          <table:table-cell office:value-type="float" office:value="0.011732" calcext:value-type="float">
            <text:p>0.011732</text:p>
          </table:table-cell>
          <table:table-cell office:value-type="float" office:value="0.996778" calcext:value-type="float">
            <text:p>0.996778</text:p>
          </table:table-cell>
          <table:table-cell office:value-type="float" office:value="0.928295" calcext:value-type="float">
            <text:p>0.928295</text:p>
          </table:table-cell>
          <table:table-cell office:value-type="float" office:value="0.067239" calcext:value-type="float">
            <text:p>0.067239</text:p>
          </table:table-cell>
          <table:table-cell office:value-type="float" office:value="0.985976" calcext:value-type="float">
            <text:p>0.985976</text:p>
          </table:table-cell>
          <table:table-cell office:value-type="float" office:value="0.90396" calcext:value-type="float">
            <text:p>0.90396</text:p>
          </table:table-cell>
          <table:table-cell office:value-type="float" office:value="0.013237" calcext:value-type="float">
            <text:p>0.013237</text:p>
          </table:table-cell>
          <table:table-cell office:value-type="float" office:value="0.999015" calcext:value-type="float">
            <text:p>0.999015</text:p>
          </table:table-cell>
          <table:table-cell office:value-type="float" office:value="0.880855" calcext:value-type="float">
            <text:p>0.880855</text:p>
          </table:table-cell>
          <table:table-cell office:value-type="float" office:value="0.073852" calcext:value-type="float">
            <text:p>0.073852</text:p>
          </table:table-cell>
          <table:table-cell office:value-type="float" office:value="0.991699" calcext:value-type="float">
            <text:p>0.991699</text:p>
          </table:table-cell>
          <table:table-cell office:value-type="float" office:value="0.859865" calcext:value-type="float">
            <text:p>0.859865</text:p>
          </table:table-cell>
          <table:table-cell office:value-type="float" office:value="0.027229" calcext:value-type="float">
            <text:p>0.027229</text:p>
          </table:table-cell>
          <table:table-cell office:value-type="float" office:value="0.994163" calcext:value-type="float">
            <text:p>0.994163</text:p>
          </table:table-cell>
          <table:table-cell office:value-type="float" office:value="0.813152" calcext:value-type="float">
            <text:p>0.813152</text:p>
          </table:table-cell>
          <table:table-cell office:value-type="float" office:value="0.004645" calcext:value-type="float">
            <text:p>0.004645</text:p>
          </table:table-cell>
          <table:table-cell office:value-type="float" office:value="0.99549" calcext:value-type="float">
            <text:p>0.99549</text:p>
          </table:table-cell>
          <table:table-cell office:value-type="float" office:value="0.833658" calcext:value-type="float">
            <text:p>0.833658</text:p>
          </table:table-cell>
          <table:table-cell office:value-type="float" office:value="0.055172" calcext:value-type="float">
            <text:p>0.055172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879877" calcext:value-type="float">
            <text:p>0.879877</text:p>
          </table:table-cell>
          <table:table-cell office:value-type="float" office:value="0.097939" calcext:value-type="float">
            <text:p>0.097939</text:p>
          </table:table-cell>
          <table:table-cell office:value-type="float" office:value="0.981124" calcext:value-type="float">
            <text:p>0.981124</text:p>
          </table:table-cell>
          <table:table-cell office:value-type="float" office:value="0.812686" calcext:value-type="float">
            <text:p>0.812686</text:p>
          </table:table-cell>
          <table:table-cell office:value-type="float" office:value="0.008898" calcext:value-type="float">
            <text:p>0.008898</text:p>
          </table:table-cell>
          <table:table-cell office:value-type="float" office:value="0.998256" calcext:value-type="float">
            <text:p>0.998256</text:p>
          </table:table-cell>
          <table:table-cell office:value-type="float" office:value="380" calcext:value-type="float">
            <text:p>380</text:p>
          </table:table-cell>
          <table:table-cell table:formula="of:=SUM([.A78]+[.D78]+[.G78]+[.J78]+[.M78]+[.P78]+[.S78]+[.V78]+[.Y78]+[.AB78])/10" office:value-type="float" office:value="0.8611359" calcext:value-type="float">
            <text:p>0.8611359</text:p>
          </table:table-cell>
          <table:table-cell table:formula="of:=SUM([.B78]+[.E78]+[.H78]+[.K78]+[.N78]+[.Q78]+[.T78]+[.W78]+[.Z78]+[.AC78])/10" office:value-type="float" office:value="0.0367482" calcext:value-type="float">
            <text:p>0.0367482</text:p>
          </table:table-cell>
          <table:table-cell table:formula="of:=SUM([.C78]+[.F78]+[.I78]+[.L78]+[.O78]+[.R78]+[.U78]+[.X78]+[.AA78]+[.AD78])/10" office:value-type="float" office:value="0.9937498" calcext:value-type="float">
            <text:p>0.9937498</text:p>
          </table:table-cell>
          <table:table-cell table:formula="of:=1000 * [.AF78]" office:value-type="float" office:value="861.1359" calcext:value-type="float">
            <text:p>861.1359</text:p>
          </table:table-cell>
          <table:table-cell table:formula="of:=26000*[.AH78]" office:value-type="float" office:value="25837.4948" calcext:value-type="float">
            <text:p>25837.4948</text:p>
          </table:table-cell>
        </table:table-row>
        <table:table-row table:style-name="ro1">
          <table:table-cell office:value-type="float" office:value="0.827551" calcext:value-type="float">
            <text:p>0.827551</text:p>
          </table:table-cell>
          <table:table-cell office:value-type="float" office:value="0.006874" calcext:value-type="float">
            <text:p>0.006874</text:p>
          </table:table-cell>
          <table:table-cell office:value-type="float" office:value="0.995831" calcext:value-type="float">
            <text:p>0.995831</text:p>
          </table:table-cell>
          <table:table-cell office:value-type="float" office:value="0.859912" calcext:value-type="float">
            <text:p>0.859912</text:p>
          </table:table-cell>
          <table:table-cell office:value-type="float" office:value="0.010378" calcext:value-type="float">
            <text:p>0.010378</text:p>
          </table:table-cell>
          <table:table-cell office:value-type="float" office:value="0.997157" calcext:value-type="float">
            <text:p>0.997157</text:p>
          </table:table-cell>
          <table:table-cell office:value-type="float" office:value="0.926357" calcext:value-type="float">
            <text:p>0.926357</text:p>
          </table:table-cell>
          <table:table-cell office:value-type="float" office:value="0.063559" calcext:value-type="float">
            <text:p>0.063559</text:p>
          </table:table-cell>
          <table:table-cell office:value-type="float" office:value="0.985635" calcext:value-type="float">
            <text:p>0.985635</text:p>
          </table:table-cell>
          <table:table-cell office:value-type="float" office:value="0.90396" calcext:value-type="float">
            <text:p>0.90396</text:p>
          </table:table-cell>
          <table:table-cell office:value-type="float" office:value="0.013014" calcext:value-type="float">
            <text:p>0.013014</text:p>
          </table:table-cell>
          <table:table-cell office:value-type="float" office:value="0.999204" calcext:value-type="float">
            <text:p>0.999204</text:p>
          </table:table-cell>
          <table:table-cell office:value-type="float" office:value="0.874745" calcext:value-type="float">
            <text:p>0.874745</text:p>
          </table:table-cell>
          <table:table-cell office:value-type="float" office:value="0.071635" calcext:value-type="float">
            <text:p>0.071635</text:p>
          </table:table-cell>
          <table:table-cell office:value-type="float" office:value="0.991889" calcext:value-type="float">
            <text:p>0.991889</text:p>
          </table:table-cell>
          <table:table-cell office:value-type="float" office:value="0.862108" calcext:value-type="float">
            <text:p>0.862108</text:p>
          </table:table-cell>
          <table:table-cell office:value-type="float" office:value="0.023386" calcext:value-type="float">
            <text:p>0.023386</text:p>
          </table:table-cell>
          <table:table-cell office:value-type="float" office:value="0.994125" calcext:value-type="float">
            <text:p>0.994125</text:p>
          </table:table-cell>
          <table:table-cell office:value-type="float" office:value="0.806889" calcext:value-type="float">
            <text:p>0.806889</text:p>
          </table:table-cell>
          <table:table-cell office:value-type="float" office:value="0.004424" calcext:value-type="float">
            <text:p>0.004424</text:p>
          </table:table-cell>
          <table:table-cell office:value-type="float" office:value="0.995565" calcext:value-type="float">
            <text:p>0.995565</text:p>
          </table:table-cell>
          <table:table-cell office:value-type="float" office:value="0.831712" calcext:value-type="float">
            <text:p>0.831712</text:p>
          </table:table-cell>
          <table:table-cell office:value-type="float" office:value="0.056286" calcext:value-type="float">
            <text:p>0.056286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874743" calcext:value-type="float">
            <text:p>0.874743</text:p>
          </table:table-cell>
          <table:table-cell office:value-type="float" office:value="0.09661" calcext:value-type="float">
            <text:p>0.09661</text:p>
          </table:table-cell>
          <table:table-cell office:value-type="float" office:value="0.98101" calcext:value-type="float">
            <text:p>0.98101</text:p>
          </table:table-cell>
          <table:table-cell office:value-type="float" office:value="0.812686" calcext:value-type="float">
            <text:p>0.812686</text:p>
          </table:table-cell>
          <table:table-cell office:value-type="float" office:value="0.008898" calcext:value-type="float">
            <text:p>0.008898</text:p>
          </table:table-cell>
          <table:table-cell office:value-type="float" office:value="0.998294" calcext:value-type="float">
            <text:p>0.998294</text:p>
          </table:table-cell>
          <table:table-cell office:value-type="float" office:value="385" calcext:value-type="float">
            <text:p>385</text:p>
          </table:table-cell>
          <table:table-cell table:formula="of:=SUM([.A79]+[.D79]+[.G79]+[.J79]+[.M79]+[.P79]+[.S79]+[.V79]+[.Y79]+[.AB79])/10" office:value-type="float" office:value="0.8580663" calcext:value-type="float">
            <text:p>0.8580663</text:p>
          </table:table-cell>
          <table:table-cell table:formula="of:=SUM([.B79]+[.E79]+[.H79]+[.K79]+[.N79]+[.Q79]+[.T79]+[.W79]+[.Z79]+[.AC79])/10" office:value-type="float" office:value="0.0355064" calcext:value-type="float">
            <text:p>0.0355064</text:p>
          </table:table-cell>
          <table:table-cell table:formula="of:=SUM([.C79]+[.F79]+[.I79]+[.L79]+[.O79]+[.R79]+[.U79]+[.X79]+[.AA79]+[.AD79])/10" office:value-type="float" office:value="0.9938331" calcext:value-type="float">
            <text:p>0.9938331</text:p>
          </table:table-cell>
          <table:table-cell table:formula="of:=1000 * [.AF79]" office:value-type="float" office:value="858.0663" calcext:value-type="float">
            <text:p>858.0663</text:p>
          </table:table-cell>
          <table:table-cell table:formula="of:=26000*[.AH79]" office:value-type="float" office:value="25839.6606" calcext:value-type="float">
            <text:p>25839.6606</text:p>
          </table:table-cell>
        </table:table-row>
        <table:table-row table:style-name="ro1">
          <table:table-cell office:value-type="float" office:value="0.82449" calcext:value-type="float">
            <text:p>0.82449</text:p>
          </table:table-cell>
          <table:table-cell office:value-type="float" office:value="0.006984" calcext:value-type="float">
            <text:p>0.006984</text:p>
          </table:table-cell>
          <table:table-cell office:value-type="float" office:value="0.995906" calcext:value-type="float">
            <text:p>0.995906</text:p>
          </table:table-cell>
          <table:table-cell office:value-type="float" office:value="0.849339" calcext:value-type="float">
            <text:p>0.849339</text:p>
          </table:table-cell>
          <table:table-cell office:value-type="float" office:value="0.010603" calcext:value-type="float">
            <text:p>0.010603</text:p>
          </table:table-cell>
          <table:table-cell office:value-type="float" office:value="0.997347" calcext:value-type="float">
            <text:p>0.997347</text:p>
          </table:table-cell>
          <table:table-cell office:value-type="float" office:value="0.92345" calcext:value-type="float">
            <text:p>0.92345</text:p>
          </table:table-cell>
          <table:table-cell office:value-type="float" office:value="0.062556" calcext:value-type="float">
            <text:p>0.062556</text:p>
          </table:table-cell>
          <table:table-cell office:value-type="float" office:value="0.985673" calcext:value-type="float">
            <text:p>0.985673</text:p>
          </table:table-cell>
          <table:table-cell office:value-type="float" office:value="0.90099" calcext:value-type="float">
            <text:p>0.90099</text:p>
          </table:table-cell>
          <table:table-cell office:value-type="float" office:value="0.011902" calcext:value-type="float">
            <text:p>0.011902</text:p>
          </table:table-cell>
          <table:table-cell office:value-type="float" office:value="0.999318" calcext:value-type="float">
            <text:p>0.999318</text:p>
          </table:table-cell>
          <table:table-cell office:value-type="float" office:value="0.870672" calcext:value-type="float">
            <text:p>0.870672</text:p>
          </table:table-cell>
          <table:table-cell office:value-type="float" office:value="0.069084" calcext:value-type="float">
            <text:p>0.069084</text:p>
          </table:table-cell>
          <table:table-cell office:value-type="float" office:value="0.992495" calcext:value-type="float">
            <text:p>0.992495</text:p>
          </table:table-cell>
          <table:table-cell office:value-type="float" office:value="0.853139" calcext:value-type="float">
            <text:p>0.853139</text:p>
          </table:table-cell>
          <table:table-cell office:value-type="float" office:value="0.022288" calcext:value-type="float">
            <text:p>0.022288</text:p>
          </table:table-cell>
          <table:table-cell office:value-type="float" office:value="0.994315" calcext:value-type="float">
            <text:p>0.994315</text:p>
          </table:table-cell>
          <table:table-cell office:value-type="float" office:value="0.810021" calcext:value-type="float">
            <text:p>0.810021</text:p>
          </table:table-cell>
          <table:table-cell office:value-type="float" office:value="0.005198" calcext:value-type="float">
            <text:p>0.005198</text:p>
          </table:table-cell>
          <table:table-cell office:value-type="float" office:value="0.995869" calcext:value-type="float">
            <text:p>0.995869</text:p>
          </table:table-cell>
          <table:table-cell office:value-type="float" office:value="0.825875" calcext:value-type="float">
            <text:p>0.825875</text:p>
          </table:table-cell>
          <table:table-cell office:value-type="float" office:value="0.053834" calcext:value-type="float">
            <text:p>0.053834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868583" calcext:value-type="float">
            <text:p>0.868583</text:p>
          </table:table-cell>
          <table:table-cell office:value-type="float" office:value="0.096388" calcext:value-type="float">
            <text:p>0.096388</text:p>
          </table:table-cell>
          <table:table-cell office:value-type="float" office:value="0.981503" calcext:value-type="float">
            <text:p>0.981503</text:p>
          </table:table-cell>
          <table:table-cell office:value-type="float" office:value="0.813677" calcext:value-type="float">
            <text:p>0.813677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998105" calcext:value-type="float">
            <text:p>0.998105</text:p>
          </table:table-cell>
          <table:table-cell office:value-type="float" office:value="390" calcext:value-type="float">
            <text:p>390</text:p>
          </table:table-cell>
          <table:table-cell table:formula="of:=SUM([.A80]+[.D80]+[.G80]+[.J80]+[.M80]+[.P80]+[.S80]+[.V80]+[.Y80]+[.AB80])/10" office:value-type="float" office:value="0.8540236" calcext:value-type="float">
            <text:p>0.8540236</text:p>
          </table:table-cell>
          <table:table-cell table:formula="of:=SUM([.B80]+[.E80]+[.H80]+[.K80]+[.N80]+[.Q80]+[.T80]+[.W80]+[.Z80]+[.AC80])/10" office:value-type="float" office:value="0.0347957" calcext:value-type="float">
            <text:p>0.0347957</text:p>
          </table:table-cell>
          <table:table-cell table:formula="of:=SUM([.C80]+[.F80]+[.I80]+[.L80]+[.O80]+[.R80]+[.U80]+[.X80]+[.AA80]+[.AD80])/10" office:value-type="float" office:value="0.994019" calcext:value-type="float">
            <text:p>0.994019</text:p>
          </table:table-cell>
          <table:table-cell table:formula="of:=1000 * [.AF80]" office:value-type="float" office:value="854.0236" calcext:value-type="float">
            <text:p>854.0236</text:p>
          </table:table-cell>
          <table:table-cell table:formula="of:=26000*[.AH80]" office:value-type="float" office:value="25844.494" calcext:value-type="float">
            <text:p>25844.494</text:p>
          </table:table-cell>
        </table:table-row>
        <table:table-row table:style-name="ro1">
          <table:table-cell office:value-type="float" office:value="0.821429" calcext:value-type="float">
            <text:p>0.821429</text:p>
          </table:table-cell>
          <table:table-cell office:value-type="float" office:value="0.006541" calcext:value-type="float">
            <text:p>0.006541</text:p>
          </table:table-cell>
          <table:table-cell office:value-type="float" office:value="0.995906" calcext:value-type="float">
            <text:p>0.995906</text:p>
          </table:table-cell>
          <table:table-cell office:value-type="float" office:value="0.848458" calcext:value-type="float">
            <text:p>0.848458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99746" calcext:value-type="float">
            <text:p>0.99746</text:p>
          </table:table-cell>
          <table:table-cell office:value-type="float" office:value="0.92345" calcext:value-type="float">
            <text:p>0.92345</text:p>
          </table:table-cell>
          <table:table-cell office:value-type="float" office:value="0.059991" calcext:value-type="float">
            <text:p>0.059991</text:p>
          </table:table-cell>
          <table:table-cell office:value-type="float" office:value="0.98609" calcext:value-type="float">
            <text:p>0.98609</text:p>
          </table:table-cell>
          <table:table-cell office:value-type="float" office:value="0.892079" calcext:value-type="float">
            <text:p>0.892079</text:p>
          </table:table-cell>
          <table:table-cell office:value-type="float" office:value="0.011012" calcext:value-type="float">
            <text:p>0.011012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7617" calcext:value-type="float">
            <text:p>0.867617</text:p>
          </table:table-cell>
          <table:table-cell office:value-type="float" office:value="0.070747" calcext:value-type="float">
            <text:p>0.070747</text:p>
          </table:table-cell>
          <table:table-cell office:value-type="float" office:value="0.992647" calcext:value-type="float">
            <text:p>0.992647</text:p>
          </table:table-cell>
          <table:table-cell office:value-type="float" office:value="0.84417" calcext:value-type="float">
            <text:p>0.84417</text:p>
          </table:table-cell>
          <table:table-cell office:value-type="float" office:value="0.022069" calcext:value-type="float">
            <text:p>0.022069</text:p>
          </table:table-cell>
          <table:table-cell office:value-type="float" office:value="0.994542" calcext:value-type="float">
            <text:p>0.994542</text:p>
          </table:table-cell>
          <table:table-cell office:value-type="float" office:value="0.806889" calcext:value-type="float">
            <text:p>0.806889</text:p>
          </table:table-cell>
          <table:table-cell office:value-type="float" office:value="0.005087" calcext:value-type="float">
            <text:p>0.005087</text:p>
          </table:table-cell>
          <table:table-cell office:value-type="float" office:value="0.995944" calcext:value-type="float">
            <text:p>0.995944</text:p>
          </table:table-cell>
          <table:table-cell office:value-type="float" office:value="0.824903" calcext:value-type="float">
            <text:p>0.824903</text:p>
          </table:table-cell>
          <table:table-cell office:value-type="float" office:value="0.054949" calcext:value-type="float">
            <text:p>0.054949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868583" calcext:value-type="float">
            <text:p>0.868583</text:p>
          </table:table-cell>
          <table:table-cell office:value-type="float" office:value="0.095945" calcext:value-type="float">
            <text:p>0.095945</text:p>
          </table:table-cell>
          <table:table-cell office:value-type="float" office:value="0.982148" calcext:value-type="float">
            <text:p>0.982148</text:p>
          </table:table-cell>
          <table:table-cell office:value-type="float" office:value="0.813677" calcext:value-type="float">
            <text:p>0.813677</text:p>
          </table:table-cell>
          <table:table-cell office:value-type="float" office:value="0.008787" calcext:value-type="float">
            <text:p>0.008787</text:p>
          </table:table-cell>
          <table:table-cell office:value-type="float" office:value="0.998219" calcext:value-type="float">
            <text:p>0.998219</text:p>
          </table:table-cell>
          <table:table-cell office:value-type="float" office:value="395" calcext:value-type="float">
            <text:p>395</text:p>
          </table:table-cell>
          <table:table-cell table:formula="of:=SUM([.A81]+[.D81]+[.G81]+[.J81]+[.M81]+[.P81]+[.S81]+[.V81]+[.Y81]+[.AB81])/10" office:value-type="float" office:value="0.8511255" calcext:value-type="float">
            <text:p>0.8511255</text:p>
          </table:table-cell>
          <table:table-cell table:formula="of:=SUM([.B81]+[.E81]+[.H81]+[.K81]+[.N81]+[.Q81]+[.T81]+[.W81]+[.Z81]+[.AC81])/10" office:value-type="float" office:value="0.0344378" calcext:value-type="float">
            <text:p>0.0344378</text:p>
          </table:table-cell>
          <table:table-cell table:formula="of:=SUM([.C81]+[.F81]+[.I81]+[.L81]+[.O81]+[.R81]+[.U81]+[.X81]+[.AA81]+[.AD81])/10" office:value-type="float" office:value="0.9942084" calcext:value-type="float">
            <text:p>0.9942084</text:p>
          </table:table-cell>
          <table:table-cell table:formula="of:=1000 * [.AF81]" office:value-type="float" office:value="851.1255" calcext:value-type="float">
            <text:p>851.1255</text:p>
          </table:table-cell>
          <table:table-cell table:formula="of:=26000*[.AH81]" office:value-type="float" office:value="25849.4184" calcext:value-type="float">
            <text:p>25849.4184</text:p>
          </table:table-cell>
        </table:table-row>
        <table:table-row table:style-name="ro1">
          <table:table-cell office:value-type="float" office:value="0.819388" calcext:value-type="float">
            <text:p>0.819388</text:p>
          </table:table-cell>
          <table:table-cell office:value-type="float" office:value="0.006098" calcext:value-type="float">
            <text:p>0.006098</text:p>
          </table:table-cell>
          <table:table-cell office:value-type="float" office:value="0.995944" calcext:value-type="float">
            <text:p>0.995944</text:p>
          </table:table-cell>
          <table:table-cell office:value-type="float" office:value="0.848458" calcext:value-type="float">
            <text:p>0.848458</text:p>
          </table:table-cell>
          <table:table-cell office:value-type="float" office:value="0.009024" calcext:value-type="float">
            <text:p>0.009024</text:p>
          </table:table-cell>
          <table:table-cell office:value-type="float" office:value="0.997536" calcext:value-type="float">
            <text:p>0.997536</text:p>
          </table:table-cell>
          <table:table-cell office:value-type="float" office:value="0.922481" calcext:value-type="float">
            <text:p>0.922481</text:p>
          </table:table-cell>
          <table:table-cell office:value-type="float" office:value="0.063336" calcext:value-type="float">
            <text:p>0.063336</text:p>
          </table:table-cell>
          <table:table-cell office:value-type="float" office:value="0.987037" calcext:value-type="float">
            <text:p>0.987037</text:p>
          </table:table-cell>
          <table:table-cell office:value-type="float" office:value="0.888119" calcext:value-type="float">
            <text:p>0.888119</text:p>
          </table:table-cell>
          <table:table-cell office:value-type="float" office:value="0.011123" calcext:value-type="float">
            <text:p>0.011123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7617" calcext:value-type="float">
            <text:p>0.867617</text:p>
          </table:table-cell>
          <table:table-cell office:value-type="float" office:value="0.068751" calcext:value-type="float">
            <text:p>0.068751</text:p>
          </table:table-cell>
          <table:table-cell office:value-type="float" office:value="0.992798" calcext:value-type="float">
            <text:p>0.992798</text:p>
          </table:table-cell>
          <table:table-cell office:value-type="float" office:value="0.836323" calcext:value-type="float">
            <text:p>0.836323</text:p>
          </table:table-cell>
          <table:table-cell office:value-type="float" office:value="0.018884" calcext:value-type="float">
            <text:p>0.018884</text:p>
          </table:table-cell>
          <table:table-cell office:value-type="float" office:value="0.994504" calcext:value-type="float">
            <text:p>0.994504</text:p>
          </table:table-cell>
          <table:table-cell office:value-type="float" office:value="0.802714" calcext:value-type="float">
            <text:p>0.802714</text:p>
          </table:table-cell>
          <table:table-cell office:value-type="float" office:value="0.005198" calcext:value-type="float">
            <text:p>0.005198</text:p>
          </table:table-cell>
          <table:table-cell office:value-type="float" office:value="0.996702" calcext:value-type="float">
            <text:p>0.996702</text:p>
          </table:table-cell>
          <table:table-cell office:value-type="float" office:value="0.821012" calcext:value-type="float">
            <text:p>0.821012</text:p>
          </table:table-cell>
          <table:table-cell office:value-type="float" office:value="0.054837" calcext:value-type="float">
            <text:p>0.054837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867556" calcext:value-type="float">
            <text:p>0.867556</text:p>
          </table:table-cell>
          <table:table-cell office:value-type="float" office:value="0.094616" calcext:value-type="float">
            <text:p>0.094616</text:p>
          </table:table-cell>
          <table:table-cell office:value-type="float" office:value="0.982565" calcext:value-type="float">
            <text:p>0.982565</text:p>
          </table:table-cell>
          <table:table-cell office:value-type="float" office:value="0.812686" calcext:value-type="float">
            <text:p>0.812686</text:p>
          </table:table-cell>
          <table:table-cell office:value-type="float" office:value="0.008564" calcext:value-type="float">
            <text:p>0.008564</text:p>
          </table:table-cell>
          <table:table-cell office:value-type="float" office:value="0.998294" calcext:value-type="float">
            <text:p>0.998294</text:p>
          </table:table-cell>
          <table:table-cell office:value-type="float" office:value="400" calcext:value-type="float">
            <text:p>400</text:p>
          </table:table-cell>
          <table:table-cell table:formula="of:=SUM([.A82]+[.D82]+[.G82]+[.J82]+[.M82]+[.P82]+[.S82]+[.V82]+[.Y82]+[.AB82])/10" office:value-type="float" office:value="0.8486354" calcext:value-type="float">
            <text:p>0.8486354</text:p>
          </table:table-cell>
          <table:table-cell table:formula="of:=SUM([.B82]+[.E82]+[.H82]+[.K82]+[.N82]+[.Q82]+[.T82]+[.W82]+[.Z82]+[.AC82])/10" office:value-type="float" office:value="0.0340431" calcext:value-type="float">
            <text:p>0.0340431</text:p>
          </table:table-cell>
          <table:table-cell table:formula="of:=SUM([.C82]+[.F82]+[.I82]+[.L82]+[.O82]+[.R82]+[.U82]+[.X82]+[.AA82]+[.AD82])/10" office:value-type="float" office:value="0.994447" calcext:value-type="float">
            <text:p>0.994447</text:p>
          </table:table-cell>
          <table:table-cell table:formula="of:=1000 * [.AF82]" office:value-type="float" office:value="848.6354" calcext:value-type="float">
            <text:p>848.6354</text:p>
          </table:table-cell>
          <table:table-cell table:formula="of:=26000*[.AH82]" office:value-type="float" office:value="25855.622" calcext:value-type="float">
            <text:p>25855.622</text:p>
          </table:table-cell>
        </table:table-row>
        <table:table-row table:style-name="ro1">
          <table:table-cell office:value-type="float" office:value="0.813265" calcext:value-type="float">
            <text:p>0.813265</text:p>
          </table:table-cell>
          <table:table-cell office:value-type="float" office:value="0.005654" calcext:value-type="float">
            <text:p>0.005654</text:p>
          </table:table-cell>
          <table:table-cell office:value-type="float" office:value="0.99602" calcext:value-type="float">
            <text:p>0.99602</text:p>
          </table:table-cell>
          <table:table-cell office:value-type="float" office:value="0.845815" calcext:value-type="float">
            <text:p>0.845815</text:p>
          </table:table-cell>
          <table:table-cell office:value-type="float" office:value="0.008235" calcext:value-type="float">
            <text:p>0.008235</text:p>
          </table:table-cell>
          <table:table-cell office:value-type="float" office:value="0.997612" calcext:value-type="float">
            <text:p>0.997612</text:p>
          </table:table-cell>
          <table:table-cell office:value-type="float" office:value="0.915698" calcext:value-type="float">
            <text:p>0.915698</text:p>
          </table:table-cell>
          <table:table-cell office:value-type="float" office:value="0.059322" calcext:value-type="float">
            <text:p>0.059322</text:p>
          </table:table-cell>
          <table:table-cell office:value-type="float" office:value="0.987075" calcext:value-type="float">
            <text:p>0.987075</text:p>
          </table:table-cell>
          <table:table-cell office:value-type="float" office:value="0.886139" calcext:value-type="float">
            <text:p>0.886139</text:p>
          </table:table-cell>
          <table:table-cell office:value-type="float" office:value="0.010567" calcext:value-type="float">
            <text:p>0.010567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62525" calcext:value-type="float">
            <text:p>0.862525</text:p>
          </table:table-cell>
          <table:table-cell office:value-type="float" office:value="0.067642" calcext:value-type="float">
            <text:p>0.067642</text:p>
          </table:table-cell>
          <table:table-cell office:value-type="float" office:value="0.993291" calcext:value-type="float">
            <text:p>0.993291</text:p>
          </table:table-cell>
          <table:table-cell office:value-type="float" office:value="0.836323" calcext:value-type="float">
            <text:p>0.836323</text:p>
          </table:table-cell>
          <table:table-cell office:value-type="float" office:value="0.017896" calcext:value-type="float">
            <text:p>0.017896</text:p>
          </table:table-cell>
          <table:table-cell office:value-type="float" office:value="0.995224" calcext:value-type="float">
            <text:p>0.995224</text:p>
          </table:table-cell>
          <table:table-cell office:value-type="float" office:value="0.797495" calcext:value-type="float">
            <text:p>0.797495</text:p>
          </table:table-cell>
          <table:table-cell office:value-type="float" office:value="0.004977" calcext:value-type="float">
            <text:p>0.004977</text:p>
          </table:table-cell>
          <table:table-cell office:value-type="float" office:value="0.99674" calcext:value-type="float">
            <text:p>0.99674</text:p>
          </table:table-cell>
          <table:table-cell office:value-type="float" office:value="0.820039" calcext:value-type="float">
            <text:p>0.820039</text:p>
          </table:table-cell>
          <table:table-cell office:value-type="float" office:value="0.054057" calcext:value-type="float">
            <text:p>0.054057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862423" calcext:value-type="float">
            <text:p>0.862423</text:p>
          </table:table-cell>
          <table:table-cell office:value-type="float" office:value="0.091292" calcext:value-type="float">
            <text:p>0.091292</text:p>
          </table:table-cell>
          <table:table-cell office:value-type="float" office:value="0.983436" calcext:value-type="float">
            <text:p>0.983436</text:p>
          </table:table-cell>
          <table:table-cell office:value-type="float" office:value="0.809713" calcext:value-type="float">
            <text:p>0.809713</text:p>
          </table:table-cell>
          <table:table-cell office:value-type="float" office:value="0.007452" calcext:value-type="float">
            <text:p>0.007452</text:p>
          </table:table-cell>
          <table:table-cell office:value-type="float" office:value="0.998256" calcext:value-type="float">
            <text:p>0.998256</text:p>
          </table:table-cell>
          <table:table-cell office:value-type="float" office:value="405" calcext:value-type="float">
            <text:p>405</text:p>
          </table:table-cell>
          <table:table-cell table:formula="of:=SUM([.A83]+[.D83]+[.G83]+[.J83]+[.M83]+[.P83]+[.S83]+[.V83]+[.Y83]+[.AB83])/10" office:value-type="float" office:value="0.8449435" calcext:value-type="float">
            <text:p>0.8449435</text:p>
          </table:table-cell>
          <table:table-cell table:formula="of:=SUM([.B83]+[.E83]+[.H83]+[.K83]+[.N83]+[.Q83]+[.T83]+[.W83]+[.Z83]+[.AC83])/10" office:value-type="float" office:value="0.0327094" calcext:value-type="float">
            <text:p>0.0327094</text:p>
          </table:table-cell>
          <table:table-cell table:formula="of:=SUM([.C83]+[.F83]+[.I83]+[.L83]+[.O83]+[.R83]+[.U83]+[.X83]+[.AA83]+[.AD83])/10" office:value-type="float" office:value="0.9946858" calcext:value-type="float">
            <text:p>0.9946858</text:p>
          </table:table-cell>
          <table:table-cell table:formula="of:=1000 * [.AF83]" office:value-type="float" office:value="844.9435" calcext:value-type="float">
            <text:p>844.9435</text:p>
          </table:table-cell>
          <table:table-cell table:formula="of:=26000*[.AH83]" office:value-type="float" office:value="25861.8308" calcext:value-type="float">
            <text:p>25861.8308</text:p>
          </table:table-cell>
        </table:table-row>
        <table:table-row table:style-name="ro1">
          <table:table-cell office:value-type="float" office:value="0.809184" calcext:value-type="float">
            <text:p>0.809184</text:p>
          </table:table-cell>
          <table:table-cell office:value-type="float" office:value="0.005876" calcext:value-type="float">
            <text:p>0.005876</text:p>
          </table:table-cell>
          <table:table-cell office:value-type="float" office:value="0.995944" calcext:value-type="float">
            <text:p>0.995944</text:p>
          </table:table-cell>
          <table:table-cell office:value-type="float" office:value="0.844053" calcext:value-type="float">
            <text:p>0.844053</text:p>
          </table:table-cell>
          <table:table-cell office:value-type="float" office:value="0.009363" calcext:value-type="float">
            <text:p>0.009363</text:p>
          </table:table-cell>
          <table:table-cell office:value-type="float" office:value="0.997498" calcext:value-type="float">
            <text:p>0.997498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061329" calcext:value-type="float">
            <text:p>0.061329</text:p>
          </table:table-cell>
          <table:table-cell office:value-type="float" office:value="0.987037" calcext:value-type="float">
            <text:p>0.987037</text:p>
          </table:table-cell>
          <table:table-cell office:value-type="float" office:value="0.881188" calcext:value-type="float">
            <text:p>0.881188</text:p>
          </table:table-cell>
          <table:table-cell office:value-type="float" office:value="0.010345" calcext:value-type="float">
            <text:p>0.010345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860489" calcext:value-type="float">
            <text:p>0.860489</text:p>
          </table:table-cell>
          <table:table-cell office:value-type="float" office:value="0.069306" calcext:value-type="float">
            <text:p>0.069306</text:p>
          </table:table-cell>
          <table:table-cell office:value-type="float" office:value="0.993367" calcext:value-type="float">
            <text:p>0.993367</text:p>
          </table:table-cell>
          <table:table-cell office:value-type="float" office:value="0.821749" calcext:value-type="float">
            <text:p>0.821749</text:p>
          </table:table-cell>
          <table:table-cell office:value-type="float" office:value="0.018665" calcext:value-type="float">
            <text:p>0.018665</text:p>
          </table:table-cell>
          <table:table-cell office:value-type="float" office:value="0.995906" calcext:value-type="float">
            <text:p>0.995906</text:p>
          </table:table-cell>
          <table:table-cell office:value-type="float" office:value="0.790188" calcext:value-type="float">
            <text:p>0.790188</text:p>
          </table:table-cell>
          <table:table-cell office:value-type="float" office:value="0.004756" calcext:value-type="float">
            <text:p>0.004756</text:p>
          </table:table-cell>
          <table:table-cell office:value-type="float" office:value="0.996702" calcext:value-type="float">
            <text:p>0.996702</text:p>
          </table:table-cell>
          <table:table-cell office:value-type="float" office:value="0.818093" calcext:value-type="float">
            <text:p>0.818093</text:p>
          </table:table-cell>
          <table:table-cell office:value-type="float" office:value="0.052831" calcext:value-type="float">
            <text:p>0.052831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861396" calcext:value-type="float">
            <text:p>0.861396</text:p>
          </table:table-cell>
          <table:table-cell office:value-type="float" office:value="0.093508" calcext:value-type="float">
            <text:p>0.093508</text:p>
          </table:table-cell>
          <table:table-cell office:value-type="float" office:value="0.984043" calcext:value-type="float">
            <text:p>0.984043</text:p>
          </table:table-cell>
          <table:table-cell office:value-type="float" office:value="0.810704" calcext:value-type="float">
            <text:p>0.810704</text:p>
          </table:table-cell>
          <table:table-cell office:value-type="float" office:value="0.007786" calcext:value-type="float">
            <text:p>0.007786</text:p>
          </table:table-cell>
          <table:table-cell office:value-type="float" office:value="0.998181" calcext:value-type="float">
            <text:p>0.998181</text:p>
          </table:table-cell>
          <table:table-cell office:value-type="float" office:value="410" calcext:value-type="float">
            <text:p>410</text:p>
          </table:table-cell>
          <table:table-cell table:formula="of:=SUM([.A84]+[.D84]+[.G84]+[.J84]+[.M84]+[.P84]+[.S84]+[.V84]+[.Y84]+[.AB84])/10" office:value-type="float" office:value="0.8413711" calcext:value-type="float">
            <text:p>0.8413711</text:p>
          </table:table-cell>
          <table:table-cell table:formula="of:=SUM([.B84]+[.E84]+[.H84]+[.K84]+[.N84]+[.Q84]+[.T84]+[.W84]+[.Z84]+[.AC84])/10" office:value-type="float" office:value="0.0333765" calcext:value-type="float">
            <text:p>0.0333765</text:p>
          </table:table-cell>
          <table:table-cell table:formula="of:=SUM([.C84]+[.F84]+[.I84]+[.L84]+[.O84]+[.R84]+[.U84]+[.X84]+[.AA84]+[.AD84])/10" office:value-type="float" office:value="0.9947844" calcext:value-type="float">
            <text:p>0.9947844</text:p>
          </table:table-cell>
          <table:table-cell table:formula="of:=1000 * [.AF84]" office:value-type="float" office:value="841.3711" calcext:value-type="float">
            <text:p>841.3711</text:p>
          </table:table-cell>
          <table:table-cell table:formula="of:=26000*[.AH84]" office:value-type="float" office:value="25864.3944" calcext:value-type="float">
            <text:p>25864.3944</text:p>
          </table:table-cell>
        </table:table-row>
        <table:table-row table:style-name="ro1">
          <table:table-cell office:value-type="float" office:value="0.803061" calcext:value-type="float">
            <text:p>0.803061</text:p>
          </table:table-cell>
          <table:table-cell office:value-type="float" office:value="0.005765" calcext:value-type="float">
            <text:p>0.005765</text:p>
          </table:table-cell>
          <table:table-cell office:value-type="float" office:value="0.996058" calcext:value-type="float">
            <text:p>0.996058</text:p>
          </table:table-cell>
          <table:table-cell office:value-type="float" office:value="0.842291" calcext:value-type="float">
            <text:p>0.842291</text:p>
          </table:table-cell>
          <table:table-cell office:value-type="float" office:value="0.009475" calcext:value-type="float">
            <text:p>0.009475</text:p>
          </table:table-cell>
          <table:table-cell office:value-type="float" office:value="0.997498" calcext:value-type="float">
            <text:p>0.997498</text:p>
          </table:table-cell>
          <table:table-cell office:value-type="float" office:value="0.914729" calcext:value-type="float">
            <text:p>0.914729</text:p>
          </table:table-cell>
          <table:table-cell office:value-type="float" office:value="0.062444" calcext:value-type="float">
            <text:p>0.062444</text:p>
          </table:table-cell>
          <table:table-cell office:value-type="float" office:value="0.987568" calcext:value-type="float">
            <text:p>0.987568</text:p>
          </table:table-cell>
          <table:table-cell office:value-type="float" office:value="0.881188" calcext:value-type="float">
            <text:p>0.881188</text:p>
          </table:table-cell>
          <table:table-cell office:value-type="float" office:value="0.010345" calcext:value-type="float">
            <text:p>0.010345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57434" calcext:value-type="float">
            <text:p>0.857434</text:p>
          </table:table-cell>
          <table:table-cell office:value-type="float" office:value="0.067975" calcext:value-type="float">
            <text:p>0.067975</text:p>
          </table:table-cell>
          <table:table-cell office:value-type="float" office:value="0.99386" calcext:value-type="float">
            <text:p>0.99386</text:p>
          </table:table-cell>
          <table:table-cell office:value-type="float" office:value="0.819507" calcext:value-type="float">
            <text:p>0.819507</text:p>
          </table:table-cell>
          <table:table-cell office:value-type="float" office:value="0.017347" calcext:value-type="float">
            <text:p>0.017347</text:p>
          </table:table-cell>
          <table:table-cell office:value-type="float" office:value="0.996134" calcext:value-type="float">
            <text:p>0.996134</text:p>
          </table:table-cell>
          <table:table-cell office:value-type="float" office:value="0.792276" calcext:value-type="float">
            <text:p>0.792276</text:p>
          </table:table-cell>
          <table:table-cell office:value-type="float" office:value="0.005087" calcext:value-type="float">
            <text:p>0.005087</text:p>
          </table:table-cell>
          <table:table-cell office:value-type="float" office:value="0.996437" calcext:value-type="float">
            <text:p>0.996437</text:p>
          </table:table-cell>
          <table:table-cell office:value-type="float" office:value="0.81323" calcext:value-type="float">
            <text:p>0.81323</text:p>
          </table:table-cell>
          <table:table-cell office:value-type="float" office:value="0.051939" calcext:value-type="float">
            <text:p>0.051939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861396" calcext:value-type="float">
            <text:p>0.861396</text:p>
          </table:table-cell>
          <table:table-cell office:value-type="float" office:value="0.093397" calcext:value-type="float">
            <text:p>0.093397</text:p>
          </table:table-cell>
          <table:table-cell office:value-type="float" office:value="0.983929" calcext:value-type="float">
            <text:p>0.983929</text:p>
          </table:table-cell>
          <table:table-cell office:value-type="float" office:value="0.811695" calcext:value-type="float">
            <text:p>0.811695</text:p>
          </table:table-cell>
          <table:table-cell office:value-type="float" office:value="0.007229" calcext:value-type="float">
            <text:p>0.007229</text:p>
          </table:table-cell>
          <table:table-cell office:value-type="float" office:value="0.998294" calcext:value-type="float">
            <text:p>0.998294</text:p>
          </table:table-cell>
          <table:table-cell office:value-type="float" office:value="415" calcext:value-type="float">
            <text:p>415</text:p>
          </table:table-cell>
          <table:table-cell table:formula="of:=SUM([.A85]+[.D85]+[.G85]+[.J85]+[.M85]+[.P85]+[.S85]+[.V85]+[.Y85]+[.AB85])/10" office:value-type="float" office:value="0.8396807" calcext:value-type="float">
            <text:p>0.8396807</text:p>
          </table:table-cell>
          <table:table-cell table:formula="of:=SUM([.B85]+[.E85]+[.H85]+[.K85]+[.N85]+[.Q85]+[.T85]+[.W85]+[.Z85]+[.AC85])/10" office:value-type="float" office:value="0.0331003" calcext:value-type="float">
            <text:p>0.0331003</text:p>
          </table:table-cell>
          <table:table-cell table:formula="of:=SUM([.C85]+[.F85]+[.I85]+[.L85]+[.O85]+[.R85]+[.U85]+[.X85]+[.AA85]+[.AD85])/10" office:value-type="float" office:value="0.9949058" calcext:value-type="float">
            <text:p>0.9949058</text:p>
          </table:table-cell>
          <table:table-cell table:formula="of:=1000 * [.AF85]" office:value-type="float" office:value="839.6807" calcext:value-type="float">
            <text:p>839.6807</text:p>
          </table:table-cell>
          <table:table-cell table:formula="of:=26000*[.AH85]" office:value-type="float" office:value="25867.5508" calcext:value-type="float">
            <text:p>25867.5508</text:p>
          </table:table-cell>
        </table:table-row>
        <table:table-row table:style-name="ro1">
          <table:table-cell office:value-type="float" office:value="0.80102" calcext:value-type="float">
            <text:p>0.80102</text:p>
          </table:table-cell>
          <table:table-cell office:value-type="float" office:value="0.005654" calcext:value-type="float">
            <text:p>0.005654</text:p>
          </table:table-cell>
          <table:table-cell office:value-type="float" office:value="0.996134" calcext:value-type="float">
            <text:p>0.996134</text:p>
          </table:table-cell>
          <table:table-cell office:value-type="float" office:value="0.837004" calcext:value-type="float">
            <text:p>0.837004</text:p>
          </table:table-cell>
          <table:table-cell office:value-type="float" office:value="0.009814" calcext:value-type="float">
            <text:p>0.009814</text:p>
          </table:table-cell>
          <table:table-cell office:value-type="float" office:value="0.997726" calcext:value-type="float">
            <text:p>0.997726</text:p>
          </table:table-cell>
          <table:table-cell office:value-type="float" office:value="0.912791" calcext:value-type="float">
            <text:p>0.912791</text:p>
          </table:table-cell>
          <table:table-cell office:value-type="float" office:value="0.064117" calcext:value-type="float">
            <text:p>0.064117</text:p>
          </table:table-cell>
          <table:table-cell office:value-type="float" office:value="0.987757" calcext:value-type="float">
            <text:p>0.987757</text:p>
          </table:table-cell>
          <table:table-cell office:value-type="float" office:value="0.880198" calcext:value-type="float">
            <text:p>0.880198</text:p>
          </table:table-cell>
          <table:table-cell office:value-type="float" office:value="0.010122" calcext:value-type="float">
            <text:p>0.010122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849287" calcext:value-type="float">
            <text:p>0.849287</text:p>
          </table:table-cell>
          <table:table-cell office:value-type="float" office:value="0.058439" calcext:value-type="float">
            <text:p>0.058439</text:p>
          </table:table-cell>
          <table:table-cell office:value-type="float" office:value="0.993329" calcext:value-type="float">
            <text:p>0.993329</text:p>
          </table:table-cell>
          <table:table-cell office:value-type="float" office:value="0.81278" calcext:value-type="float">
            <text:p>0.81278</text:p>
          </table:table-cell>
          <table:table-cell office:value-type="float" office:value="0.017567" calcext:value-type="float">
            <text:p>0.017567</text:p>
          </table:table-cell>
          <table:table-cell office:value-type="float" office:value="0.996172" calcext:value-type="float">
            <text:p>0.996172</text:p>
          </table:table-cell>
          <table:table-cell office:value-type="float" office:value="0.791232" calcext:value-type="float">
            <text:p>0.791232</text:p>
          </table:table-cell>
          <table:table-cell office:value-type="float" office:value="0.004977" calcext:value-type="float">
            <text:p>0.004977</text:p>
          </table:table-cell>
          <table:table-cell office:value-type="float" office:value="0.996323" calcext:value-type="float">
            <text:p>0.996323</text:p>
          </table:table-cell>
          <table:table-cell office:value-type="float" office:value="0.81323" calcext:value-type="float">
            <text:p>0.81323</text:p>
          </table:table-cell>
          <table:table-cell office:value-type="float" office:value="0.04971" calcext:value-type="float">
            <text:p>0.04971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859343" calcext:value-type="float">
            <text:p>0.859343</text:p>
          </table:table-cell>
          <table:table-cell office:value-type="float" office:value="0.090405" calcext:value-type="float">
            <text:p>0.090405</text:p>
          </table:table-cell>
          <table:table-cell office:value-type="float" office:value="0.984573" calcext:value-type="float">
            <text:p>0.984573</text:p>
          </table:table-cell>
          <table:table-cell office:value-type="float" office:value="0.806739" calcext:value-type="float">
            <text:p>0.806739</text:p>
          </table:table-cell>
          <table:table-cell office:value-type="float" office:value="0.007118" calcext:value-type="float">
            <text:p>0.007118</text:p>
          </table:table-cell>
          <table:table-cell office:value-type="float" office:value="0.998332" calcext:value-type="float">
            <text:p>0.998332</text:p>
          </table:table-cell>
          <table:table-cell office:value-type="float" office:value="420" calcext:value-type="float">
            <text:p>420</text:p>
          </table:table-cell>
          <table:table-cell table:formula="of:=SUM([.A86]+[.D86]+[.G86]+[.J86]+[.M86]+[.P86]+[.S86]+[.V86]+[.Y86]+[.AB86])/10" office:value-type="float" office:value="0.8363624" calcext:value-type="float">
            <text:p>0.8363624</text:p>
          </table:table-cell>
          <table:table-cell table:formula="of:=SUM([.B86]+[.E86]+[.H86]+[.K86]+[.N86]+[.Q86]+[.T86]+[.W86]+[.Z86]+[.AC86])/10" office:value-type="float" office:value="0.0317923" calcext:value-type="float">
            <text:p>0.0317923</text:p>
          </table:table-cell>
          <table:table-cell table:formula="of:=SUM([.C86]+[.F86]+[.I86]+[.L86]+[.O86]+[.R86]+[.U86]+[.X86]+[.AA86]+[.AD86])/10" office:value-type="float" office:value="0.9949702" calcext:value-type="float">
            <text:p>0.9949702</text:p>
          </table:table-cell>
          <table:table-cell table:formula="of:=1000 * [.AF86]" office:value-type="float" office:value="836.3624" calcext:value-type="float">
            <text:p>836.3624</text:p>
          </table:table-cell>
          <table:table-cell table:formula="of:=26000*[.AH86]" office:value-type="float" office:value="25869.2252" calcext:value-type="float">
            <text:p>25869.2252</text:p>
          </table:table-cell>
        </table:table-row>
        <table:table-row table:style-name="ro1">
          <table:table-cell office:value-type="float" office:value="0.797959" calcext:value-type="float">
            <text:p>0.797959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996248" calcext:value-type="float">
            <text:p>0.996248</text:p>
          </table:table-cell>
          <table:table-cell office:value-type="float" office:value="0.837885" calcext:value-type="float">
            <text:p>0.837885</text:p>
          </table:table-cell>
          <table:table-cell office:value-type="float" office:value="0.009024" calcext:value-type="float">
            <text:p>0.009024</text:p>
          </table:table-cell>
          <table:table-cell office:value-type="float" office:value="0.997536" calcext:value-type="float">
            <text:p>0.997536</text:p>
          </table:table-cell>
          <table:table-cell office:value-type="float" office:value="0.907946" calcext:value-type="float">
            <text:p>0.907946</text:p>
          </table:table-cell>
          <table:table-cell office:value-type="float" office:value="0.057315" calcext:value-type="float">
            <text:p>0.057315</text:p>
          </table:table-cell>
          <table:table-cell office:value-type="float" office:value="0.987681" calcext:value-type="float">
            <text:p>0.987681</text:p>
          </table:table-cell>
          <table:table-cell office:value-type="float" office:value="0.872277" calcext:value-type="float">
            <text:p>0.872277</text:p>
          </table:table-cell>
          <table:table-cell office:value-type="float" office:value="0.009566" calcext:value-type="float">
            <text:p>0.009566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46232" calcext:value-type="float">
            <text:p>0.846232</text:p>
          </table:table-cell>
          <table:table-cell office:value-type="float" office:value="0.057662" calcext:value-type="float">
            <text:p>0.057662</text:p>
          </table:table-cell>
          <table:table-cell office:value-type="float" office:value="0.993443" calcext:value-type="float">
            <text:p>0.993443</text:p>
          </table:table-cell>
          <table:table-cell office:value-type="float" office:value="0.806054" calcext:value-type="float">
            <text:p>0.806054</text:p>
          </table:table-cell>
          <table:table-cell office:value-type="float" office:value="0.017347" calcext:value-type="float">
            <text:p>0.017347</text:p>
          </table:table-cell>
          <table:table-cell office:value-type="float" office:value="0.996551" calcext:value-type="float">
            <text:p>0.996551</text:p>
          </table:table-cell>
          <table:table-cell office:value-type="float" office:value="0.789144" calcext:value-type="float">
            <text:p>0.789144</text:p>
          </table:table-cell>
          <table:table-cell office:value-type="float" office:value="0.004203" calcext:value-type="float">
            <text:p>0.004203</text:p>
          </table:table-cell>
          <table:table-cell office:value-type="float" office:value="0.996475" calcext:value-type="float">
            <text:p>0.996475</text:p>
          </table:table-cell>
          <table:table-cell office:value-type="float" office:value="0.81323" calcext:value-type="float">
            <text:p>0.81323</text:p>
          </table:table-cell>
          <table:table-cell office:value-type="float" office:value="0.049822" calcext:value-type="float">
            <text:p>0.049822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088411" calcext:value-type="float">
            <text:p>0.088411</text:p>
          </table:table-cell>
          <table:table-cell office:value-type="float" office:value="0.984081" calcext:value-type="float">
            <text:p>0.984081</text:p>
          </table:table-cell>
          <table:table-cell office:value-type="float" office:value="0.804757" calcext:value-type="float">
            <text:p>0.804757</text:p>
          </table:table-cell>
          <table:table-cell office:value-type="float" office:value="0.007563" calcext:value-type="float">
            <text:p>0.007563</text:p>
          </table:table-cell>
          <table:table-cell office:value-type="float" office:value="0.998294" calcext:value-type="float">
            <text:p>0.998294</text:p>
          </table:table-cell>
          <table:table-cell office:value-type="float" office:value="425" calcext:value-type="float">
            <text:p>425</text:p>
          </table:table-cell>
          <table:table-cell table:formula="of:=SUM([.A87]+[.D87]+[.G87]+[.J87]+[.M87]+[.P87]+[.S87]+[.V87]+[.Y87]+[.AB87])/10" office:value-type="float" office:value="0.83338" calcext:value-type="float">
            <text:p>0.83338</text:p>
          </table:table-cell>
          <table:table-cell table:formula="of:=SUM([.B87]+[.E87]+[.H87]+[.K87]+[.N87]+[.Q87]+[.T87]+[.W87]+[.Z87]+[.AC87])/10" office:value-type="float" office:value="0.0306013" calcext:value-type="float">
            <text:p>0.0306013</text:p>
          </table:table-cell>
          <table:table-cell table:formula="of:=SUM([.C87]+[.F87]+[.I87]+[.L87]+[.O87]+[.R87]+[.U87]+[.X87]+[.AA87]+[.AD87])/10" office:value-type="float" office:value="0.9949703" calcext:value-type="float">
            <text:p>0.9949703</text:p>
          </table:table-cell>
          <table:table-cell table:formula="of:=1000 * [.AF87]" office:value-type="float" office:value="833.38" calcext:value-type="float">
            <text:p>833.38</text:p>
          </table:table-cell>
          <table:table-cell table:formula="of:=26000*[.AH87]" office:value-type="float" office:value="25869.2278" calcext:value-type="float">
            <text:p>25869.2278</text:p>
          </table:table-cell>
        </table:table-row>
        <table:table-row table:style-name="ro1">
          <table:table-cell office:value-type="float" office:value="0.793878" calcext:value-type="float">
            <text:p>0.793878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0.996248" calcext:value-type="float">
            <text:p>0.996248</text:p>
          </table:table-cell>
          <table:table-cell office:value-type="float" office:value="0.830837" calcext:value-type="float">
            <text:p>0.830837</text:p>
          </table:table-cell>
          <table:table-cell office:value-type="float" office:value="0.00846" calcext:value-type="float">
            <text:p>0.00846</text:p>
          </table:table-cell>
          <table:table-cell office:value-type="float" office:value="0.997877" calcext:value-type="float">
            <text:p>0.997877</text:p>
          </table:table-cell>
          <table:table-cell office:value-type="float" office:value="0.903101" calcext:value-type="float">
            <text:p>0.903101</text:p>
          </table:table-cell>
          <table:table-cell office:value-type="float" office:value="0.050847" calcext:value-type="float">
            <text:p>0.050847</text:p>
          </table:table-cell>
          <table:table-cell office:value-type="float" office:value="0.989766" calcext:value-type="float">
            <text:p>0.989766</text:p>
          </table:table-cell>
          <table:table-cell office:value-type="float" office:value="0.871287" calcext:value-type="float">
            <text:p>0.871287</text:p>
          </table:table-cell>
          <table:table-cell office:value-type="float" office:value="0.009789" calcext:value-type="float">
            <text:p>0.009789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44196" calcext:value-type="float">
            <text:p>0.844196</text:p>
          </table:table-cell>
          <table:table-cell office:value-type="float" office:value="0.056554" calcext:value-type="float">
            <text:p>0.056554</text:p>
          </table:table-cell>
          <table:table-cell office:value-type="float" office:value="0.993443" calcext:value-type="float">
            <text:p>0.993443</text:p>
          </table:table-cell>
          <table:table-cell office:value-type="float" office:value="0.800448" calcext:value-type="float">
            <text:p>0.800448</text:p>
          </table:table-cell>
          <table:table-cell office:value-type="float" office:value="0.015042" calcext:value-type="float">
            <text:p>0.015042</text:p>
          </table:table-cell>
          <table:table-cell office:value-type="float" office:value="0.997081" calcext:value-type="float">
            <text:p>0.997081</text:p>
          </table:table-cell>
          <table:table-cell office:value-type="float" office:value="0.787056" calcext:value-type="float">
            <text:p>0.787056</text:p>
          </table:table-cell>
          <table:table-cell office:value-type="float" office:value="0.004424" calcext:value-type="float">
            <text:p>0.004424</text:p>
          </table:table-cell>
          <table:table-cell office:value-type="float" office:value="0.996589" calcext:value-type="float">
            <text:p>0.996589</text:p>
          </table:table-cell>
          <table:table-cell office:value-type="float" office:value="0.812257" calcext:value-type="float">
            <text:p>0.812257</text:p>
          </table:table-cell>
          <table:table-cell office:value-type="float" office:value="0.048596" calcext:value-type="float">
            <text:p>0.048596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854209" calcext:value-type="float">
            <text:p>0.854209</text:p>
          </table:table-cell>
          <table:table-cell office:value-type="float" office:value="0.08819" calcext:value-type="float">
            <text:p>0.08819</text:p>
          </table:table-cell>
          <table:table-cell office:value-type="float" office:value="0.984043" calcext:value-type="float">
            <text:p>0.984043</text:p>
          </table:table-cell>
          <table:table-cell office:value-type="float" office:value="0.802775" calcext:value-type="float">
            <text:p>0.802775</text:p>
          </table:table-cell>
          <table:table-cell office:value-type="float" office:value="0.006785" calcext:value-type="float">
            <text:p>0.006785</text:p>
          </table:table-cell>
          <table:table-cell office:value-type="float" office:value="0.998446" calcext:value-type="float">
            <text:p>0.998446</text:p>
          </table:table-cell>
          <table:table-cell office:value-type="float" office:value="430" calcext:value-type="float">
            <text:p>430</text:p>
          </table:table-cell>
          <table:table-cell table:formula="of:=SUM([.A88]+[.D88]+[.G88]+[.J88]+[.M88]+[.P88]+[.S88]+[.V88]+[.Y88]+[.AB88])/10" office:value-type="float" office:value="0.8300044" calcext:value-type="float">
            <text:p>0.8300044</text:p>
          </table:table-cell>
          <table:table-cell table:formula="of:=SUM([.B88]+[.E88]+[.H88]+[.K88]+[.N88]+[.Q88]+[.T88]+[.W88]+[.Z88]+[.AC88])/10" office:value-type="float" office:value="0.0293232" calcext:value-type="float">
            <text:p>0.0293232</text:p>
          </table:table-cell>
          <table:table-cell table:formula="of:=SUM([.C88]+[.F88]+[.I88]+[.L88]+[.O88]+[.R88]+[.U88]+[.X88]+[.AA88]+[.AD88])/10" office:value-type="float" office:value="0.9952925" calcext:value-type="float">
            <text:p>0.9952925</text:p>
          </table:table-cell>
          <table:table-cell table:formula="of:=1000 * [.AF88]" office:value-type="float" office:value="830.0044" calcext:value-type="float">
            <text:p>830.0044</text:p>
          </table:table-cell>
          <table:table-cell table:formula="of:=26000*[.AH88]" office:value-type="float" office:value="25877.605" calcext:value-type="float">
            <text:p>25877.605</text:p>
          </table:table-cell>
        </table:table-row>
        <table:table-row table:style-name="ro1">
          <table:table-cell office:value-type="float" office:value="0.789796" calcext:value-type="float">
            <text:p>0.789796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0.996172" calcext:value-type="float">
            <text:p>0.996172</text:p>
          </table:table-cell>
          <table:table-cell office:value-type="float" office:value="0.830837" calcext:value-type="float">
            <text:p>0.830837</text:p>
          </table:table-cell>
          <table:table-cell office:value-type="float" office:value="0.008686" calcext:value-type="float">
            <text:p>0.008686</text:p>
          </table:table-cell>
          <table:table-cell office:value-type="float" office:value="0.998029" calcext:value-type="float">
            <text:p>0.998029</text:p>
          </table:table-cell>
          <table:table-cell office:value-type="float" office:value="0.901163" calcext:value-type="float">
            <text:p>0.901163</text:p>
          </table:table-cell>
          <table:table-cell office:value-type="float" office:value="0.05107" calcext:value-type="float">
            <text:p>0.05107</text:p>
          </table:table-cell>
          <table:table-cell office:value-type="float" office:value="0.990183" calcext:value-type="float">
            <text:p>0.990183</text:p>
          </table:table-cell>
          <table:table-cell office:value-type="float" office:value="0.870297" calcext:value-type="float">
            <text:p>0.870297</text:p>
          </table:table-cell>
          <table:table-cell office:value-type="float" office:value="0.010011" calcext:value-type="float">
            <text:p>0.010011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38086" calcext:value-type="float">
            <text:p>0.838086</text:p>
          </table:table-cell>
          <table:table-cell office:value-type="float" office:value="0.056221" calcext:value-type="float">
            <text:p>0.056221</text:p>
          </table:table-cell>
          <table:table-cell office:value-type="float" office:value="0.993519" calcext:value-type="float">
            <text:p>0.993519</text:p>
          </table:table-cell>
          <table:table-cell office:value-type="float" office:value="0.792601" calcext:value-type="float">
            <text:p>0.792601</text:p>
          </table:table-cell>
          <table:table-cell office:value-type="float" office:value="0.015261" calcext:value-type="float">
            <text:p>0.015261</text:p>
          </table:table-cell>
          <table:table-cell office:value-type="float" office:value="0.997081" calcext:value-type="float">
            <text:p>0.997081</text:p>
          </table:table-cell>
          <table:table-cell office:value-type="float" office:value="0.7881" calcext:value-type="float">
            <text:p>0.7881</text:p>
          </table:table-cell>
          <table:table-cell office:value-type="float" office:value="0.004424" calcext:value-type="float">
            <text:p>0.004424</text:p>
          </table:table-cell>
          <table:table-cell office:value-type="float" office:value="0.996627" calcext:value-type="float">
            <text:p>0.996627</text:p>
          </table:table-cell>
          <table:table-cell office:value-type="float" office:value="0.810311" calcext:value-type="float">
            <text:p>0.810311</text:p>
          </table:table-cell>
          <table:table-cell office:value-type="float" office:value="0.04971" calcext:value-type="float">
            <text:p>0.04971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852156" calcext:value-type="float">
            <text:p>0.852156</text:p>
          </table:table-cell>
          <table:table-cell office:value-type="float" office:value="0.08542" calcext:value-type="float">
            <text:p>0.08542</text:p>
          </table:table-cell>
          <table:table-cell office:value-type="float" office:value="0.984915" calcext:value-type="float">
            <text:p>0.984915</text:p>
          </table:table-cell>
          <table:table-cell office:value-type="float" office:value="0.802775" calcext:value-type="float">
            <text:p>0.802775</text:p>
          </table:table-cell>
          <table:table-cell office:value-type="float" office:value="0.006451" calcext:value-type="float">
            <text:p>0.006451</text:p>
          </table:table-cell>
          <table:table-cell office:value-type="float" office:value="0.998446" calcext:value-type="float">
            <text:p>0.998446</text:p>
          </table:table-cell>
          <table:table-cell office:value-type="float" office:value="435" calcext:value-type="float">
            <text:p>435</text:p>
          </table:table-cell>
          <table:table-cell table:formula="of:=SUM([.A89]+[.D89]+[.G89]+[.J89]+[.M89]+[.P89]+[.S89]+[.V89]+[.Y89]+[.AB89])/10" office:value-type="float" office:value="0.8276122" calcext:value-type="float">
            <text:p>0.8276122</text:p>
          </table:table-cell>
          <table:table-cell table:formula="of:=SUM([.B89]+[.E89]+[.H89]+[.K89]+[.N89]+[.Q89]+[.T89]+[.W89]+[.Z89]+[.AC89])/10" office:value-type="float" office:value="0.0291799" calcext:value-type="float">
            <text:p>0.0291799</text:p>
          </table:table-cell>
          <table:table-cell table:formula="of:=SUM([.C89]+[.F89]+[.I89]+[.L89]+[.O89]+[.R89]+[.U89]+[.X89]+[.AA89]+[.AD89])/10" office:value-type="float" office:value="0.9954366" calcext:value-type="float">
            <text:p>0.9954366</text:p>
          </table:table-cell>
          <table:table-cell table:formula="of:=1000 * [.AF89]" office:value-type="float" office:value="827.6122" calcext:value-type="float">
            <text:p>827.6122</text:p>
          </table:table-cell>
          <table:table-cell table:formula="of:=26000*[.AH89]" office:value-type="float" office:value="25881.3516" calcext:value-type="float">
            <text:p>25881.3516</text:p>
          </table:table-cell>
        </table:table-row>
        <table:table-row table:style-name="ro1">
          <table:table-cell office:value-type="float" office:value="0.782653" calcext:value-type="float">
            <text:p>0.782653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0.996134" calcext:value-type="float">
            <text:p>0.996134</text:p>
          </table:table-cell>
          <table:table-cell office:value-type="float" office:value="0.820264" calcext:value-type="float">
            <text:p>0.820264</text:p>
          </table:table-cell>
          <table:table-cell office:value-type="float" office:value="0.007445" calcext:value-type="float">
            <text:p>0.007445</text:p>
          </table:table-cell>
          <table:table-cell office:value-type="float" office:value="0.998522" calcext:value-type="float">
            <text:p>0.998522</text:p>
          </table:table-cell>
          <table:table-cell office:value-type="float" office:value="0.897287" calcext:value-type="float">
            <text:p>0.897287</text:p>
          </table:table-cell>
          <table:table-cell office:value-type="float" office:value="0.047168" calcext:value-type="float">
            <text:p>0.047168</text:p>
          </table:table-cell>
          <table:table-cell office:value-type="float" office:value="0.99041" calcext:value-type="float">
            <text:p>0.99041</text:p>
          </table:table-cell>
          <table:table-cell office:value-type="float" office:value="0.868317" calcext:value-type="float">
            <text:p>0.868317</text:p>
          </table:table-cell>
          <table:table-cell office:value-type="float" office:value="0.009121" calcext:value-type="float">
            <text:p>0.009121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38086" calcext:value-type="float">
            <text:p>0.838086</text:p>
          </table:table-cell>
          <table:table-cell office:value-type="float" office:value="0.053892" calcext:value-type="float">
            <text:p>0.053892</text:p>
          </table:table-cell>
          <table:table-cell office:value-type="float" office:value="0.993746" calcext:value-type="float">
            <text:p>0.993746</text:p>
          </table:table-cell>
          <table:table-cell office:value-type="float" office:value="0.788117" calcext:value-type="float">
            <text:p>0.788117</text:p>
          </table:table-cell>
          <table:table-cell office:value-type="float" office:value="0.015261" calcext:value-type="float">
            <text:p>0.015261</text:p>
          </table:table-cell>
          <table:table-cell office:value-type="float" office:value="0.997157" calcext:value-type="float">
            <text:p>0.997157</text:p>
          </table:table-cell>
          <table:table-cell office:value-type="float" office:value="0.779749" calcext:value-type="float">
            <text:p>0.779749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997157" calcext:value-type="float">
            <text:p>0.997157</text:p>
          </table:table-cell>
          <table:table-cell office:value-type="float" office:value="0.808366" calcext:value-type="float">
            <text:p>0.808366</text:p>
          </table:table-cell>
          <table:table-cell office:value-type="float" office:value="0.045475" calcext:value-type="float">
            <text:p>0.045475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852156" calcext:value-type="float">
            <text:p>0.852156</text:p>
          </table:table-cell>
          <table:table-cell office:value-type="float" office:value="0.083647" calcext:value-type="float">
            <text:p>0.083647</text:p>
          </table:table-cell>
          <table:table-cell office:value-type="float" office:value="0.985104" calcext:value-type="float">
            <text:p>0.985104</text:p>
          </table:table-cell>
          <table:table-cell office:value-type="float" office:value="0.805748" calcext:value-type="float">
            <text:p>0.805748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998446" calcext:value-type="float">
            <text:p>0.998446</text:p>
          </table:table-cell>
          <table:table-cell office:value-type="float" office:value="440" calcext:value-type="float">
            <text:p>440</text:p>
          </table:table-cell>
          <table:table-cell table:formula="of:=SUM([.A90]+[.D90]+[.G90]+[.J90]+[.M90]+[.P90]+[.S90]+[.V90]+[.Y90]+[.AB90])/10" office:value-type="float" office:value="0.8240743" calcext:value-type="float">
            <text:p>0.8240743</text:p>
          </table:table-cell>
          <table:table-cell table:formula="of:=SUM([.B90]+[.E90]+[.H90]+[.K90]+[.N90]+[.Q90]+[.T90]+[.W90]+[.Z90]+[.AC90])/10" office:value-type="float" office:value="0.0276544" calcext:value-type="float">
            <text:p>0.0276544</text:p>
          </table:table-cell>
          <table:table-cell table:formula="of:=SUM([.C90]+[.F90]+[.I90]+[.L90]+[.O90]+[.R90]+[.U90]+[.X90]+[.AA90]+[.AD90])/10" office:value-type="float" office:value="0.9956183" calcext:value-type="float">
            <text:p>0.9956183</text:p>
          </table:table-cell>
          <table:table-cell table:formula="of:=1000 * [.AF90]" office:value-type="float" office:value="824.0743" calcext:value-type="float">
            <text:p>824.0743</text:p>
          </table:table-cell>
          <table:table-cell table:formula="of:=26000*[.AH90]" office:value-type="float" office:value="25886.0758" calcext:value-type="float">
            <text:p>25886.0758</text:p>
          </table:table-cell>
        </table:table-row>
        <table:table-row table:style-name="ro1">
          <table:table-cell office:value-type="float" office:value="0.785714" calcext:value-type="float">
            <text:p>0.785714</text:p>
          </table:table-cell>
          <table:table-cell office:value-type="float" office:value="0.004878" calcext:value-type="float">
            <text:p>0.004878</text:p>
          </table:table-cell>
          <table:table-cell office:value-type="float" office:value="0.996285" calcext:value-type="float">
            <text:p>0.996285</text:p>
          </table:table-cell>
          <table:table-cell office:value-type="float" office:value="0.818502" calcext:value-type="float">
            <text:p>0.818502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0.99856" calcext:value-type="float">
            <text:p>0.99856</text:p>
          </table:table-cell>
          <table:table-cell office:value-type="float" office:value="0.896318" calcext:value-type="float">
            <text:p>0.896318</text:p>
          </table:table-cell>
          <table:table-cell office:value-type="float" office:value="0.046722" calcext:value-type="float">
            <text:p>0.046722</text:p>
          </table:table-cell>
          <table:table-cell office:value-type="float" office:value="0.990486" calcext:value-type="float">
            <text:p>0.990486</text:p>
          </table:table-cell>
          <table:table-cell office:value-type="float" office:value="0.868317" calcext:value-type="float">
            <text:p>0.868317</text:p>
          </table:table-cell>
          <table:table-cell office:value-type="float" office:value="0.009232" calcext:value-type="float">
            <text:p>0.009232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37067" calcext:value-type="float">
            <text:p>0.837067</text:p>
          </table:table-cell>
          <table:table-cell office:value-type="float" office:value="0.054114" calcext:value-type="float">
            <text:p>0.054114</text:p>
          </table:table-cell>
          <table:table-cell office:value-type="float" office:value="0.994125" calcext:value-type="float">
            <text:p>0.994125</text:p>
          </table:table-cell>
          <table:table-cell office:value-type="float" office:value="0.783632" calcext:value-type="float">
            <text:p>0.783632</text:p>
          </table:table-cell>
          <table:table-cell office:value-type="float" office:value="0.015591" calcext:value-type="float">
            <text:p>0.015591</text:p>
          </table:table-cell>
          <table:table-cell office:value-type="float" office:value="0.997385" calcext:value-type="float">
            <text:p>0.997385</text:p>
          </table:table-cell>
          <table:table-cell office:value-type="float" office:value="0.777662" calcext:value-type="float">
            <text:p>0.777662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996665" calcext:value-type="float">
            <text:p>0.996665</text:p>
          </table:table-cell>
          <table:table-cell office:value-type="float" office:value="0.804475" calcext:value-type="float">
            <text:p>0.804475</text:p>
          </table:table-cell>
          <table:table-cell office:value-type="float" office:value="0.044026" calcext:value-type="float">
            <text:p>0.044026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839836" calcext:value-type="float">
            <text:p>0.839836</text:p>
          </table:table-cell>
          <table:table-cell office:value-type="float" office:value="0.084866" calcext:value-type="float">
            <text:p>0.084866</text:p>
          </table:table-cell>
          <table:table-cell office:value-type="float" office:value="0.985256" calcext:value-type="float">
            <text:p>0.985256</text:p>
          </table:table-cell>
          <table:table-cell office:value-type="float" office:value="0.802775" calcext:value-type="float">
            <text:p>0.802775</text:p>
          </table:table-cell>
          <table:table-cell office:value-type="float" office:value="0.006673" calcext:value-type="float">
            <text:p>0.006673</text:p>
          </table:table-cell>
          <table:table-cell office:value-type="float" office:value="0.998484" calcext:value-type="float">
            <text:p>0.998484</text:p>
          </table:table-cell>
          <table:table-cell office:value-type="float" office:value="445" calcext:value-type="float">
            <text:p>445</text:p>
          </table:table-cell>
          <table:table-cell table:formula="of:=SUM([.A91]+[.D91]+[.G91]+[.J91]+[.M91]+[.P91]+[.S91]+[.V91]+[.Y91]+[.AB91])/10" office:value-type="float" office:value="0.8214298" calcext:value-type="float">
            <text:p>0.8214298</text:p>
          </table:table-cell>
          <table:table-cell table:formula="of:=SUM([.B91]+[.E91]+[.H91]+[.K91]+[.N91]+[.Q91]+[.T91]+[.W91]+[.Z91]+[.AC91])/10" office:value-type="float" office:value="0.0277533" calcext:value-type="float">
            <text:p>0.0277533</text:p>
          </table:table-cell>
          <table:table-cell table:formula="of:=SUM([.C91]+[.F91]+[.I91]+[.L91]+[.O91]+[.R91]+[.U91]+[.X91]+[.AA91]+[.AD91])/10" office:value-type="float" office:value="0.9956791" calcext:value-type="float">
            <text:p>0.9956791</text:p>
          </table:table-cell>
          <table:table-cell table:formula="of:=1000 * [.AF91]" office:value-type="float" office:value="821.4298" calcext:value-type="float">
            <text:p>821.4298</text:p>
          </table:table-cell>
          <table:table-cell table:formula="of:=26000*[.AH91]" office:value-type="float" office:value="25887.6566" calcext:value-type="float">
            <text:p>25887.6566</text:p>
          </table:table-cell>
        </table:table-row>
        <table:table-row table:style-name="ro1">
          <table:table-cell office:value-type="float" office:value="0.778571" calcext:value-type="float">
            <text:p>0.778571</text:p>
          </table:table-cell>
          <table:table-cell office:value-type="float" office:value="0.004324" calcext:value-type="float">
            <text:p>0.004324</text:p>
          </table:table-cell>
          <table:table-cell office:value-type="float" office:value="0.996248" calcext:value-type="float">
            <text:p>0.996248</text:p>
          </table:table-cell>
          <table:table-cell office:value-type="float" office:value="0.806167" calcext:value-type="float">
            <text:p>0.806167</text:p>
          </table:table-cell>
          <table:table-cell office:value-type="float" office:value="0.005527" calcext:value-type="float">
            <text:p>0.005527</text:p>
          </table:table-cell>
          <table:table-cell office:value-type="float" office:value="0.999015" calcext:value-type="float">
            <text:p>0.999015</text:p>
          </table:table-cell>
          <table:table-cell office:value-type="float" office:value="0.886628" calcext:value-type="float">
            <text:p>0.886628</text:p>
          </table:table-cell>
          <table:table-cell office:value-type="float" office:value="0.045607" calcext:value-type="float">
            <text:p>0.045607</text:p>
          </table:table-cell>
          <table:table-cell office:value-type="float" office:value="0.990448" calcext:value-type="float">
            <text:p>0.990448</text:p>
          </table:table-cell>
          <table:table-cell office:value-type="float" office:value="0.866337" calcext:value-type="float">
            <text:p>0.866337</text:p>
          </table:table-cell>
          <table:table-cell office:value-type="float" office:value="0.009121" calcext:value-type="float">
            <text:p>0.009121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830957" calcext:value-type="float">
            <text:p>0.830957</text:p>
          </table:table-cell>
          <table:table-cell office:value-type="float" office:value="0.052894" calcext:value-type="float">
            <text:p>0.052894</text:p>
          </table:table-cell>
          <table:table-cell office:value-type="float" office:value="0.995186" calcext:value-type="float">
            <text:p>0.995186</text:p>
          </table:table-cell>
          <table:table-cell office:value-type="float" office:value="0.780269" calcext:value-type="float">
            <text:p>0.780269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0.997309" calcext:value-type="float">
            <text:p>0.997309</text:p>
          </table:table-cell>
          <table:table-cell office:value-type="float" office:value="0.77453" calcext:value-type="float">
            <text:p>0.77453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996892" calcext:value-type="float">
            <text:p>0.996892</text:p>
          </table:table-cell>
          <table:table-cell office:value-type="float" office:value="0.801556" calcext:value-type="float">
            <text:p>0.801556</text:p>
          </table:table-cell>
          <table:table-cell office:value-type="float" office:value="0.04358" calcext:value-type="float">
            <text:p>0.04358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35729" calcext:value-type="float">
            <text:p>0.835729</text:p>
          </table:table-cell>
          <table:table-cell office:value-type="float" office:value="0.084755" calcext:value-type="float">
            <text:p>0.084755</text:p>
          </table:table-cell>
          <table:table-cell office:value-type="float" office:value="0.985559" calcext:value-type="float">
            <text:p>0.985559</text:p>
          </table:table-cell>
          <table:table-cell office:value-type="float" office:value="0.800793" calcext:value-type="float">
            <text:p>0.800793</text:p>
          </table:table-cell>
          <table:table-cell office:value-type="float" office:value="0.006785" calcext:value-type="float">
            <text:p>0.006785</text:p>
          </table:table-cell>
          <table:table-cell office:value-type="float" office:value="0.998522" calcext:value-type="float">
            <text:p>0.998522</text:p>
          </table:table-cell>
          <table:table-cell office:value-type="float" office:value="450" calcext:value-type="float">
            <text:p>450</text:p>
          </table:table-cell>
          <table:table-cell table:formula="of:=SUM([.A92]+[.D92]+[.G92]+[.J92]+[.M92]+[.P92]+[.S92]+[.V92]+[.Y92]+[.AB92])/10" office:value-type="float" office:value="0.8161537" calcext:value-type="float">
            <text:p>0.8161537</text:p>
          </table:table-cell>
          <table:table-cell table:formula="of:=SUM([.B92]+[.E92]+[.H92]+[.K92]+[.N92]+[.Q92]+[.T92]+[.W92]+[.Z92]+[.AC92])/10" office:value-type="float" office:value="0.0272273" calcext:value-type="float">
            <text:p>0.0272273</text:p>
          </table:table-cell>
          <table:table-cell table:formula="of:=SUM([.C92]+[.F92]+[.I92]+[.L92]+[.O92]+[.R92]+[.U92]+[.X92]+[.AA92]+[.AD92])/10" office:value-type="float" office:value="0.99588" calcext:value-type="float">
            <text:p>0.99588</text:p>
          </table:table-cell>
          <table:table-cell table:formula="of:=1000 * [.AF92]" office:value-type="float" office:value="816.1537" calcext:value-type="float">
            <text:p>816.1537</text:p>
          </table:table-cell>
          <table:table-cell table:formula="of:=26000*[.AH92]" office:value-type="float" office:value="25892.88" calcext:value-type="float">
            <text:p>25892.88</text:p>
          </table:table-cell>
        </table:table-row>
        <table:table-row table:style-name="ro1">
          <table:table-cell office:value-type="float" office:value="0.770408" calcext:value-type="float">
            <text:p>0.770408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996475" calcext:value-type="float">
            <text:p>0.996475</text:p>
          </table:table-cell>
          <table:table-cell office:value-type="float" office:value="0.791189" calcext:value-type="float">
            <text:p>0.791189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999128" calcext:value-type="float">
            <text:p>0.999128</text:p>
          </table:table-cell>
          <table:table-cell office:value-type="float" office:value="0.890504" calcext:value-type="float">
            <text:p>0.890504</text:p>
          </table:table-cell>
          <table:table-cell office:value-type="float" office:value="0.045718" calcext:value-type="float">
            <text:p>0.045718</text:p>
          </table:table-cell>
          <table:table-cell office:value-type="float" office:value="0.990335" calcext:value-type="float">
            <text:p>0.990335</text:p>
          </table:table-cell>
          <table:table-cell office:value-type="float" office:value="0.862376" calcext:value-type="float">
            <text:p>0.862376</text:p>
          </table:table-cell>
          <table:table-cell office:value-type="float" office:value="0.008788" calcext:value-type="float">
            <text:p>0.008788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27902" calcext:value-type="float">
            <text:p>0.827902</text:p>
          </table:table-cell>
          <table:table-cell office:value-type="float" office:value="0.050787" calcext:value-type="float">
            <text:p>0.050787</text:p>
          </table:table-cell>
          <table:table-cell office:value-type="float" office:value="0.995186" calcext:value-type="float">
            <text:p>0.995186</text:p>
          </table:table-cell>
          <table:table-cell office:value-type="float" office:value="0.779148" calcext:value-type="float">
            <text:p>0.779148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997347" calcext:value-type="float">
            <text:p>0.997347</text:p>
          </table:table-cell>
          <table:table-cell office:value-type="float" office:value="0.771399" calcext:value-type="float">
            <text:p>0.771399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997271" calcext:value-type="float">
            <text:p>0.997271</text:p>
          </table:table-cell>
          <table:table-cell office:value-type="float" office:value="0.794747" calcext:value-type="float">
            <text:p>0.794747</text:p>
          </table:table-cell>
          <table:table-cell office:value-type="float" office:value="0.042911" calcext:value-type="float">
            <text:p>0.042911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828542" calcext:value-type="float">
            <text:p>0.828542</text:p>
          </table:table-cell>
          <table:table-cell office:value-type="float" office:value="0.081985" calcext:value-type="float">
            <text:p>0.081985</text:p>
          </table:table-cell>
          <table:table-cell office:value-type="float" office:value="0.98681" calcext:value-type="float">
            <text:p>0.98681</text:p>
          </table:table-cell>
          <table:table-cell office:value-type="float" office:value="0.794846" calcext:value-type="float">
            <text:p>0.794846</text:p>
          </table:table-cell>
          <table:table-cell office:value-type="float" office:value="0.006673" calcext:value-type="float">
            <text:p>0.006673</text:p>
          </table:table-cell>
          <table:table-cell office:value-type="float" office:value="0.998711" calcext:value-type="float">
            <text:p>0.998711</text:p>
          </table:table-cell>
          <table:table-cell office:value-type="float" office:value="455" calcext:value-type="float">
            <text:p>455</text:p>
          </table:table-cell>
          <table:table-cell table:formula="of:=SUM([.A93]+[.D93]+[.G93]+[.J93]+[.M93]+[.P93]+[.S93]+[.V93]+[.Y93]+[.AB93])/10" office:value-type="float" office:value="0.8111061" calcext:value-type="float">
            <text:p>0.8111061</text:p>
          </table:table-cell>
          <table:table-cell table:formula="of:=SUM([.B93]+[.E93]+[.H93]+[.K93]+[.N93]+[.Q93]+[.T93]+[.W93]+[.Z93]+[.AC93])/10" office:value-type="float" office:value="0.0262823" calcext:value-type="float">
            <text:p>0.0262823</text:p>
          </table:table-cell>
          <table:table-cell table:formula="of:=SUM([.C93]+[.F93]+[.I93]+[.L93]+[.O93]+[.R93]+[.U93]+[.X93]+[.AA93]+[.AD93])/10" office:value-type="float" office:value="0.9960808" calcext:value-type="float">
            <text:p>0.9960808</text:p>
          </table:table-cell>
          <table:table-cell table:formula="of:=1000 * [.AF93]" office:value-type="float" office:value="811.1061" calcext:value-type="float">
            <text:p>811.1061</text:p>
          </table:table-cell>
          <table:table-cell table:formula="of:=26000*[.AH93]" office:value-type="float" office:value="25898.1008" calcext:value-type="float">
            <text:p>25898.1008</text:p>
          </table:table-cell>
        </table:table-row>
        <table:table-row table:style-name="ro1">
          <table:table-cell office:value-type="float" office:value="0.763265" calcext:value-type="float">
            <text:p>0.763265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996475" calcext:value-type="float">
            <text:p>0.996475</text:p>
          </table:table-cell>
          <table:table-cell office:value-type="float" office:value="0.796476" calcext:value-type="float">
            <text:p>0.796476</text:p>
          </table:table-cell>
          <table:table-cell office:value-type="float" office:value="0.004512" calcext:value-type="float">
            <text:p>0.004512</text:p>
          </table:table-cell>
          <table:table-cell office:value-type="float" office:value="0.999015" calcext:value-type="float">
            <text:p>0.999015</text:p>
          </table:table-cell>
          <table:table-cell office:value-type="float" office:value="0.891473" calcext:value-type="float">
            <text:p>0.891473</text:p>
          </table:table-cell>
          <table:table-cell office:value-type="float" office:value="0.043376" calcext:value-type="float">
            <text:p>0.043376</text:p>
          </table:table-cell>
          <table:table-cell office:value-type="float" office:value="0.990107" calcext:value-type="float">
            <text:p>0.990107</text:p>
          </table:table-cell>
          <table:table-cell office:value-type="float" office:value="0.860396" calcext:value-type="float">
            <text:p>0.860396</text:p>
          </table:table-cell>
          <table:table-cell office:value-type="float" office:value="0.008899" calcext:value-type="float">
            <text:p>0.008899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27902" calcext:value-type="float">
            <text:p>0.827902</text:p>
          </table:table-cell>
          <table:table-cell office:value-type="float" office:value="0.04613" calcext:value-type="float">
            <text:p>0.04613</text:p>
          </table:table-cell>
          <table:table-cell office:value-type="float" office:value="0.995679" calcext:value-type="float">
            <text:p>0.995679</text:p>
          </table:table-cell>
          <table:table-cell office:value-type="float" office:value="0.775785" calcext:value-type="float">
            <text:p>0.775785</text:p>
          </table:table-cell>
          <table:table-cell office:value-type="float" office:value="0.013614" calcext:value-type="float">
            <text:p>0.013614</text:p>
          </table:table-cell>
          <table:table-cell office:value-type="float" office:value="0.99746" calcext:value-type="float">
            <text:p>0.99746</text:p>
          </table:table-cell>
          <table:table-cell office:value-type="float" office:value="0.770355" calcext:value-type="float">
            <text:p>0.770355</text:p>
          </table:table-cell>
          <table:table-cell office:value-type="float" office:value="0.003207" calcext:value-type="float">
            <text:p>0.003207</text:p>
          </table:table-cell>
          <table:table-cell office:value-type="float" office:value="0.997119" calcext:value-type="float">
            <text:p>0.997119</text:p>
          </table:table-cell>
          <table:table-cell office:value-type="float" office:value="0.797665" calcext:value-type="float">
            <text:p>0.797665</text:p>
          </table:table-cell>
          <table:table-cell office:value-type="float" office:value="0.042131" calcext:value-type="float">
            <text:p>0.042131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824435" calcext:value-type="float">
            <text:p>0.824435</text:p>
          </table:table-cell>
          <table:table-cell office:value-type="float" office:value="0.080656" calcext:value-type="float">
            <text:p>0.080656</text:p>
          </table:table-cell>
          <table:table-cell office:value-type="float" office:value="0.987568" calcext:value-type="float">
            <text:p>0.987568</text:p>
          </table:table-cell>
          <table:table-cell office:value-type="float" office:value="0.793855" calcext:value-type="float">
            <text:p>0.793855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998673" calcext:value-type="float">
            <text:p>0.998673</text:p>
          </table:table-cell>
          <table:table-cell office:value-type="float" office:value="460" calcext:value-type="float">
            <text:p>460</text:p>
          </table:table-cell>
          <table:table-cell table:formula="of:=SUM([.A94]+[.D94]+[.G94]+[.J94]+[.M94]+[.P94]+[.S94]+[.V94]+[.Y94]+[.AB94])/10" office:value-type="float" office:value="0.8101607" calcext:value-type="float">
            <text:p>0.8101607</text:p>
          </table:table-cell>
          <table:table-cell table:formula="of:=SUM([.B94]+[.E94]+[.H94]+[.K94]+[.N94]+[.Q94]+[.T94]+[.W94]+[.Z94]+[.AC94])/10" office:value-type="float" office:value="0.0252634" calcext:value-type="float">
            <text:p>0.0252634</text:p>
          </table:table-cell>
          <table:table-cell table:formula="of:=SUM([.C94]+[.F94]+[.I94]+[.L94]+[.O94]+[.R94]+[.U94]+[.X94]+[.AA94]+[.AD94])/10" office:value-type="float" office:value="0.9961604" calcext:value-type="float">
            <text:p>0.9961604</text:p>
          </table:table-cell>
          <table:table-cell table:formula="of:=1000 * [.AF94]" office:value-type="float" office:value="810.1607" calcext:value-type="float">
            <text:p>810.1607</text:p>
          </table:table-cell>
          <table:table-cell table:formula="of:=26000*[.AH94]" office:value-type="float" office:value="25900.1704" calcext:value-type="float">
            <text:p>25900.1704</text:p>
          </table:table-cell>
        </table:table-row>
        <table:table-row table:style-name="ro1">
          <table:table-cell office:value-type="float" office:value="0.762245" calcext:value-type="float">
            <text:p>0.762245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996627" calcext:value-type="float">
            <text:p>0.996627</text:p>
          </table:table-cell>
          <table:table-cell office:value-type="float" office:value="0.785903" calcext:value-type="float">
            <text:p>0.785903</text:p>
          </table:table-cell>
          <table:table-cell office:value-type="float" office:value="0.003835" calcext:value-type="float">
            <text:p>0.003835</text:p>
          </table:table-cell>
          <table:table-cell office:value-type="float" office:value="0.999128" calcext:value-type="float">
            <text:p>0.999128</text:p>
          </table:table-cell>
          <table:table-cell office:value-type="float" office:value="0.891473" calcext:value-type="float">
            <text:p>0.891473</text:p>
          </table:table-cell>
          <table:table-cell office:value-type="float" office:value="0.042819" calcext:value-type="float">
            <text:p>0.042819</text:p>
          </table:table-cell>
          <table:table-cell office:value-type="float" office:value="0.991055" calcext:value-type="float">
            <text:p>0.991055</text:p>
          </table:table-cell>
          <table:table-cell office:value-type="float" office:value="0.853465" calcext:value-type="float">
            <text:p>0.853465</text:p>
          </table:table-cell>
          <table:table-cell office:value-type="float" office:value="0.008899" calcext:value-type="float">
            <text:p>0.008899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22811" calcext:value-type="float">
            <text:p>0.822811</text:p>
          </table:table-cell>
          <table:table-cell office:value-type="float" office:value="0.043358" calcext:value-type="float">
            <text:p>0.043358</text:p>
          </table:table-cell>
          <table:table-cell office:value-type="float" office:value="0.995793" calcext:value-type="float">
            <text:p>0.995793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013065" calcext:value-type="float">
            <text:p>0.013065</text:p>
          </table:table-cell>
          <table:table-cell office:value-type="float" office:value="0.997612" calcext:value-type="float">
            <text:p>0.997612</text:p>
          </table:table-cell>
          <table:table-cell office:value-type="float" office:value="0.762004" calcext:value-type="float">
            <text:p>0.762004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0.997119" calcext:value-type="float">
            <text:p>0.997119</text:p>
          </table:table-cell>
          <table:table-cell office:value-type="float" office:value="0.796693" calcext:value-type="float">
            <text:p>0.796693</text:p>
          </table:table-cell>
          <table:table-cell office:value-type="float" office:value="0.040236" calcext:value-type="float">
            <text:p>0.040236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19302" calcext:value-type="float">
            <text:p>0.819302</text:p>
          </table:table-cell>
          <table:table-cell office:value-type="float" office:value="0.080324" calcext:value-type="float">
            <text:p>0.080324</text:p>
          </table:table-cell>
          <table:table-cell office:value-type="float" office:value="0.987568" calcext:value-type="float">
            <text:p>0.987568</text:p>
          </table:table-cell>
          <table:table-cell office:value-type="float" office:value="0.792864" calcext:value-type="float">
            <text:p>0.792864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998711" calcext:value-type="float">
            <text:p>0.998711</text:p>
          </table:table-cell>
          <table:table-cell office:value-type="float" office:value="465" calcext:value-type="float">
            <text:p>465</text:p>
          </table:table-cell>
          <table:table-cell table:formula="of:=SUM([.A95]+[.D95]+[.G95]+[.J95]+[.M95]+[.P95]+[.S95]+[.V95]+[.Y95]+[.AB95])/10" office:value-type="float" office:value="0.805806" calcext:value-type="float">
            <text:p>0.805806</text:p>
          </table:table-cell>
          <table:table-cell table:formula="of:=SUM([.B95]+[.E95]+[.H95]+[.K95]+[.N95]+[.Q95]+[.T95]+[.W95]+[.Z95]+[.AC95])/10" office:value-type="float" office:value="0.0246073" calcext:value-type="float">
            <text:p>0.0246073</text:p>
          </table:table-cell>
          <table:table-cell table:formula="of:=SUM([.C95]+[.F95]+[.I95]+[.L95]+[.O95]+[.R95]+[.U95]+[.X95]+[.AA95]+[.AD95])/10" office:value-type="float" office:value="0.9963233" calcext:value-type="float">
            <text:p>0.9963233</text:p>
          </table:table-cell>
          <table:table-cell table:formula="of:=1000 * [.AF95]" office:value-type="float" office:value="805.806" calcext:value-type="float">
            <text:p>805.806</text:p>
          </table:table-cell>
          <table:table-cell table:formula="of:=26000*[.AH95]" office:value-type="float" office:value="25904.4058" calcext:value-type="float">
            <text:p>25904.4058</text:p>
          </table:table-cell>
        </table:table-row>
        <table:table-row table:style-name="ro1">
          <table:table-cell office:value-type="float" office:value="0.760204" calcext:value-type="float">
            <text:p>0.760204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996437" calcext:value-type="float">
            <text:p>0.996437</text:p>
          </table:table-cell>
          <table:table-cell office:value-type="float" office:value="0.779736" calcext:value-type="float">
            <text:p>0.779736</text:p>
          </table:table-cell>
          <table:table-cell office:value-type="float" office:value="0.003384" calcext:value-type="float">
            <text:p>0.003384</text:p>
          </table:table-cell>
          <table:table-cell office:value-type="float" office:value="0.99928" calcext:value-type="float">
            <text:p>0.99928</text:p>
          </table:table-cell>
          <table:table-cell office:value-type="float" office:value="0.88469" calcext:value-type="float">
            <text:p>0.88469</text:p>
          </table:table-cell>
          <table:table-cell office:value-type="float" office:value="0.041258" calcext:value-type="float">
            <text:p>0.041258</text:p>
          </table:table-cell>
          <table:table-cell office:value-type="float" office:value="0.991396" calcext:value-type="float">
            <text:p>0.991396</text:p>
          </table:table-cell>
          <table:table-cell office:value-type="float" office:value="0.850495" calcext:value-type="float">
            <text:p>0.850495</text:p>
          </table:table-cell>
          <table:table-cell office:value-type="float" office:value="0.008231" calcext:value-type="float">
            <text:p>0.008231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819756" calcext:value-type="float">
            <text:p>0.819756</text:p>
          </table:table-cell>
          <table:table-cell office:value-type="float" office:value="0.046019" calcext:value-type="float">
            <text:p>0.046019</text:p>
          </table:table-cell>
          <table:table-cell office:value-type="float" office:value="0.995906" calcext:value-type="float">
            <text:p>0.995906</text:p>
          </table:table-cell>
          <table:table-cell office:value-type="float" office:value="0.763453" calcext:value-type="float">
            <text:p>0.763453</text:p>
          </table:table-cell>
          <table:table-cell office:value-type="float" office:value="0.011858" calcext:value-type="float">
            <text:p>0.011858</text:p>
          </table:table-cell>
          <table:table-cell office:value-type="float" office:value="0.997536" calcext:value-type="float">
            <text:p>0.997536</text:p>
          </table:table-cell>
          <table:table-cell office:value-type="float" office:value="0.76096" calcext:value-type="float">
            <text:p>0.76096</text:p>
          </table:table-cell>
          <table:table-cell office:value-type="float" office:value="0.003097" calcext:value-type="float">
            <text:p>0.003097</text:p>
          </table:table-cell>
          <table:table-cell office:value-type="float" office:value="0.997612" calcext:value-type="float">
            <text:p>0.997612</text:p>
          </table:table-cell>
          <table:table-cell office:value-type="float" office:value="0.790856" calcext:value-type="float">
            <text:p>0.790856</text:p>
          </table:table-cell>
          <table:table-cell office:value-type="float" office:value="0.038899" calcext:value-type="float">
            <text:p>0.038899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18275" calcext:value-type="float">
            <text:p>0.818275</text:p>
          </table:table-cell>
          <table:table-cell office:value-type="float" office:value="0.079216" calcext:value-type="float">
            <text:p>0.079216</text:p>
          </table:table-cell>
          <table:table-cell office:value-type="float" office:value="0.987909" calcext:value-type="float">
            <text:p>0.987909</text:p>
          </table:table-cell>
          <table:table-cell office:value-type="float" office:value="0.786918" calcext:value-type="float">
            <text:p>0.786918</text:p>
          </table:table-cell>
          <table:table-cell office:value-type="float" office:value="0.006451" calcext:value-type="float">
            <text:p>0.006451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470" calcext:value-type="float">
            <text:p>470</text:p>
          </table:table-cell>
          <table:table-cell table:formula="of:=SUM([.A96]+[.D96]+[.G96]+[.J96]+[.M96]+[.P96]+[.S96]+[.V96]+[.Y96]+[.AB96])/10" office:value-type="float" office:value="0.8015343" calcext:value-type="float">
            <text:p>0.8015343</text:p>
          </table:table-cell>
          <table:table-cell table:formula="of:=SUM([.B96]+[.E96]+[.H96]+[.K96]+[.N96]+[.Q96]+[.T96]+[.W96]+[.Z96]+[.AC96])/10" office:value-type="float" office:value="0.0242182" calcext:value-type="float">
            <text:p>0.0242182</text:p>
          </table:table-cell>
          <table:table-cell table:formula="of:=SUM([.C96]+[.F96]+[.I96]+[.L96]+[.O96]+[.R96]+[.U96]+[.X96]+[.AA96]+[.AD96])/10" office:value-type="float" office:value="0.9964483" calcext:value-type="float">
            <text:p>0.9964483</text:p>
          </table:table-cell>
          <table:table-cell table:formula="of:=1000 * [.AF96]" office:value-type="float" office:value="801.5343" calcext:value-type="float">
            <text:p>801.5343</text:p>
          </table:table-cell>
          <table:table-cell table:formula="of:=26000*[.AH96]" office:value-type="float" office:value="25907.6558" calcext:value-type="float">
            <text:p>25907.6558</text:p>
          </table:table-cell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996665" calcext:value-type="float">
            <text:p>0.996665</text:p>
          </table:table-cell>
          <table:table-cell office:value-type="float" office:value="0.777974" calcext:value-type="float">
            <text:p>0.777974</text:p>
          </table:table-cell>
          <table:table-cell office:value-type="float" office:value="0.003271" calcext:value-type="float">
            <text:p>0.003271</text:p>
          </table:table-cell>
          <table:table-cell office:value-type="float" office:value="0.999128" calcext:value-type="float">
            <text:p>0.999128</text:p>
          </table:table-cell>
          <table:table-cell office:value-type="float" office:value="0.882752" calcext:value-type="float">
            <text:p>0.882752</text:p>
          </table:table-cell>
          <table:table-cell office:value-type="float" office:value="0.041146" calcext:value-type="float">
            <text:p>0.041146</text:p>
          </table:table-cell>
          <table:table-cell office:value-type="float" office:value="0.991282" calcext:value-type="float">
            <text:p>0.991282</text:p>
          </table:table-cell>
          <table:table-cell office:value-type="float" office:value="0.835644" calcext:value-type="float">
            <text:p>0.835644</text:p>
          </table:table-cell>
          <table:table-cell office:value-type="float" office:value="0.006118" calcext:value-type="float">
            <text:p>0.006118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814664" calcext:value-type="float">
            <text:p>0.814664</text:p>
          </table:table-cell>
          <table:table-cell office:value-type="float" office:value="0.045243" calcext:value-type="float">
            <text:p>0.045243</text:p>
          </table:table-cell>
          <table:table-cell office:value-type="float" office:value="0.995906" calcext:value-type="float">
            <text:p>0.995906</text:p>
          </table:table-cell>
          <table:table-cell office:value-type="float" office:value="0.76009" calcext:value-type="float">
            <text:p>0.76009</text:p>
          </table:table-cell>
          <table:table-cell office:value-type="float" office:value="0.012187" calcext:value-type="float">
            <text:p>0.012187</text:p>
          </table:table-cell>
          <table:table-cell office:value-type="float" office:value="0.997574" calcext:value-type="float">
            <text:p>0.997574</text:p>
          </table:table-cell>
          <table:table-cell office:value-type="float" office:value="0.75261" calcext:value-type="float">
            <text:p>0.75261</text:p>
          </table:table-cell>
          <table:table-cell office:value-type="float" office:value="0.002433" calcext:value-type="float">
            <text:p>0.002433</text:p>
          </table:table-cell>
          <table:table-cell office:value-type="float" office:value="0.997498" calcext:value-type="float">
            <text:p>0.997498</text:p>
          </table:table-cell>
          <table:table-cell office:value-type="float" office:value="0.787938" calcext:value-type="float">
            <text:p>0.787938</text:p>
          </table:table-cell>
          <table:table-cell office:value-type="float" office:value="0.041797" calcext:value-type="float">
            <text:p>0.041797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18275" calcext:value-type="float">
            <text:p>0.818275</text:p>
          </table:table-cell>
          <table:table-cell office:value-type="float" office:value="0.081985" calcext:value-type="float">
            <text:p>0.081985</text:p>
          </table:table-cell>
          <table:table-cell office:value-type="float" office:value="0.987833" calcext:value-type="float">
            <text:p>0.98783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006228" calcext:value-type="float">
            <text:p>0.006228</text:p>
          </table:table-cell>
          <table:table-cell office:value-type="float" office:value="0.998863" calcext:value-type="float">
            <text:p>0.998863</text:p>
          </table:table-cell>
          <table:table-cell office:value-type="float" office:value="475" calcext:value-type="float">
            <text:p>475</text:p>
          </table:table-cell>
          <table:table-cell table:formula="of:=SUM([.A97]+[.D97]+[.G97]+[.J97]+[.M97]+[.P97]+[.S97]+[.V97]+[.Y97]+[.AB97])/10" office:value-type="float" office:value="0.7967011" calcext:value-type="float">
            <text:p>0.7967011</text:p>
          </table:table-cell>
          <table:table-cell table:formula="of:=SUM([.B97]+[.E97]+[.H97]+[.K97]+[.N97]+[.Q97]+[.T97]+[.W97]+[.Z97]+[.AC97])/10" office:value-type="float" office:value="0.0244177" calcext:value-type="float">
            <text:p>0.0244177</text:p>
          </table:table-cell>
          <table:table-cell table:formula="of:=SUM([.C97]+[.F97]+[.I97]+[.L97]+[.O97]+[.R97]+[.U97]+[.X97]+[.AA97]+[.AD97])/10" office:value-type="float" office:value="0.9964445" calcext:value-type="float">
            <text:p>0.9964445</text:p>
          </table:table-cell>
          <table:table-cell table:formula="of:=1000 * [.AF97]" office:value-type="float" office:value="796.7011" calcext:value-type="float">
            <text:p>796.7011</text:p>
          </table:table-cell>
          <table:table-cell table:formula="of:=26000*[.AH97]" office:value-type="float" office:value="25907.557" calcext:value-type="float">
            <text:p>25907.557</text:p>
          </table:table-cell>
        </table:table-row>
        <table:table-row table:style-name="ro1">
          <table:table-cell office:value-type="float" office:value="0.745918" calcext:value-type="float">
            <text:p>0.745918</text:p>
          </table:table-cell>
          <table:table-cell office:value-type="float" office:value="0.002661" calcext:value-type="float">
            <text:p>0.002661</text:p>
          </table:table-cell>
          <table:table-cell office:value-type="float" office:value="0.996892" calcext:value-type="float">
            <text:p>0.996892</text:p>
          </table:table-cell>
          <table:table-cell office:value-type="float" office:value="0.773568" calcext:value-type="float">
            <text:p>0.773568</text:p>
          </table:table-cell>
          <table:table-cell office:value-type="float" office:value="0.003046" calcext:value-type="float">
            <text:p>0.003046</text:p>
          </table:table-cell>
          <table:table-cell office:value-type="float" office:value="0.999166" calcext:value-type="float">
            <text:p>0.999166</text:p>
          </table:table-cell>
          <table:table-cell office:value-type="float" office:value="0.882752" calcext:value-type="float">
            <text:p>0.882752</text:p>
          </table:table-cell>
          <table:table-cell office:value-type="float" office:value="0.03992" calcext:value-type="float">
            <text:p>0.03992</text:p>
          </table:table-cell>
          <table:table-cell office:value-type="float" office:value="0.991169" calcext:value-type="float">
            <text:p>0.991169</text:p>
          </table:table-cell>
          <table:table-cell office:value-type="float" office:value="0.831683" calcext:value-type="float">
            <text:p>0.831683</text:p>
          </table:table-cell>
          <table:table-cell office:value-type="float" office:value="0.005784" calcext:value-type="float">
            <text:p>0.005784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811609" calcext:value-type="float">
            <text:p>0.811609</text:p>
          </table:table-cell>
          <table:table-cell office:value-type="float" office:value="0.041805" calcext:value-type="float">
            <text:p>0.041805</text:p>
          </table:table-cell>
          <table:table-cell office:value-type="float" office:value="0.995793" calcext:value-type="float">
            <text:p>0.995793</text:p>
          </table:table-cell>
          <table:table-cell office:value-type="float" office:value="0.753363" calcext:value-type="float">
            <text:p>0.753363</text:p>
          </table:table-cell>
          <table:table-cell office:value-type="float" office:value="0.012187" calcext:value-type="float">
            <text:p>0.012187</text:p>
          </table:table-cell>
          <table:table-cell office:value-type="float" office:value="0.997574" calcext:value-type="float">
            <text:p>0.997574</text:p>
          </table:table-cell>
          <table:table-cell office:value-type="float" office:value="0.74739" calcext:value-type="float">
            <text:p>0.74739</text:p>
          </table:table-cell>
          <table:table-cell office:value-type="float" office:value="0.002101" calcext:value-type="float">
            <text:p>0.002101</text:p>
          </table:table-cell>
          <table:table-cell office:value-type="float" office:value="0.998105" calcext:value-type="float">
            <text:p>0.998105</text:p>
          </table:table-cell>
          <table:table-cell office:value-type="float" office:value="0.785992" calcext:value-type="float">
            <text:p>0.785992</text:p>
          </table:table-cell>
          <table:table-cell office:value-type="float" office:value="0.041239" calcext:value-type="float">
            <text:p>0.041239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12115" calcext:value-type="float">
            <text:p>0.812115</text:p>
          </table:table-cell>
          <table:table-cell office:value-type="float" office:value="0.080767" calcext:value-type="float">
            <text:p>0.080767</text:p>
          </table:table-cell>
          <table:table-cell office:value-type="float" office:value="0.98806" calcext:value-type="float">
            <text:p>0.98806</text:p>
          </table:table-cell>
          <table:table-cell office:value-type="float" office:value="0.776016" calcext:value-type="float">
            <text:p>0.776016</text:p>
          </table:table-cell>
          <table:table-cell office:value-type="float" office:value="0.006228" calcext:value-type="float">
            <text:p>0.006228</text:p>
          </table:table-cell>
          <table:table-cell office:value-type="float" office:value="0.998863" calcext:value-type="float">
            <text:p>0.998863</text:p>
          </table:table-cell>
          <table:table-cell office:value-type="float" office:value="480" calcext:value-type="float">
            <text:p>480</text:p>
          </table:table-cell>
          <table:table-cell table:formula="of:=SUM([.A98]+[.D98]+[.G98]+[.J98]+[.M98]+[.P98]+[.S98]+[.V98]+[.Y98]+[.AB98])/10" office:value-type="float" office:value="0.7920406" calcext:value-type="float">
            <text:p>0.7920406</text:p>
          </table:table-cell>
          <table:table-cell table:formula="of:=SUM([.B98]+[.E98]+[.H98]+[.K98]+[.N98]+[.Q98]+[.T98]+[.W98]+[.Z98]+[.AC98])/10" office:value-type="float" office:value="0.0235738" calcext:value-type="float">
            <text:p>0.0235738</text:p>
          </table:table-cell>
          <table:table-cell table:formula="of:=SUM([.C98]+[.F98]+[.I98]+[.L98]+[.O98]+[.R98]+[.U98]+[.X98]+[.AA98]+[.AD98])/10" office:value-type="float" office:value="0.9965394" calcext:value-type="float">
            <text:p>0.9965394</text:p>
          </table:table-cell>
          <table:table-cell table:formula="of:=1000 * [.AF98]" office:value-type="float" office:value="792.0406" calcext:value-type="float">
            <text:p>792.0406</text:p>
          </table:table-cell>
          <table:table-cell table:formula="of:=26000*[.AH98]" office:value-type="float" office:value="25910.0244" calcext:value-type="float">
            <text:p>25910.0244</text:p>
          </table:table-cell>
        </table:table-row>
        <table:table-row table:style-name="ro1">
          <table:table-cell office:value-type="float" office:value="0.744898" calcext:value-type="float">
            <text:p>0.744898</text:p>
          </table:table-cell>
          <table:table-cell office:value-type="float" office:value="0.003104" calcext:value-type="float">
            <text:p>0.003104</text:p>
          </table:table-cell>
          <table:table-cell office:value-type="float" office:value="0.996892" calcext:value-type="float">
            <text:p>0.996892</text:p>
          </table:table-cell>
          <table:table-cell office:value-type="float" office:value="0.774449" calcext:value-type="float">
            <text:p>0.774449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999318" calcext:value-type="float">
            <text:p>0.999318</text:p>
          </table:table-cell>
          <table:table-cell office:value-type="float" office:value="0.879845" calcext:value-type="float">
            <text:p>0.879845</text:p>
          </table:table-cell>
          <table:table-cell office:value-type="float" office:value="0.037467" calcext:value-type="float">
            <text:p>0.037467</text:p>
          </table:table-cell>
          <table:table-cell office:value-type="float" office:value="0.991661" calcext:value-type="float">
            <text:p>0.991661</text:p>
          </table:table-cell>
          <table:table-cell office:value-type="float" office:value="0.827723" calcext:value-type="float">
            <text:p>0.827723</text:p>
          </table:table-cell>
          <table:table-cell office:value-type="float" office:value="0.005784" calcext:value-type="float">
            <text:p>0.005784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810591" calcext:value-type="float">
            <text:p>0.810591</text:p>
          </table:table-cell>
          <table:table-cell office:value-type="float" office:value="0.041029" calcext:value-type="float">
            <text:p>0.041029</text:p>
          </table:table-cell>
          <table:table-cell office:value-type="float" office:value="0.995906" calcext:value-type="float">
            <text:p>0.995906</text:p>
          </table:table-cell>
          <table:table-cell office:value-type="float" office:value="0.752242" calcext:value-type="float">
            <text:p>0.752242</text:p>
          </table:table-cell>
          <table:table-cell office:value-type="float" office:value="0.011748" calcext:value-type="float">
            <text:p>0.011748</text:p>
          </table:table-cell>
          <table:table-cell office:value-type="float" office:value="0.997536" calcext:value-type="float">
            <text:p>0.997536</text:p>
          </table:table-cell>
          <table:table-cell office:value-type="float" office:value="0.745303" calcext:value-type="float">
            <text:p>0.745303</text:p>
          </table:table-cell>
          <table:table-cell office:value-type="float" office:value="0.001659" calcext:value-type="float">
            <text:p>0.001659</text:p>
          </table:table-cell>
          <table:table-cell office:value-type="float" office:value="0.997953" calcext:value-type="float">
            <text:p>0.997953</text:p>
          </table:table-cell>
          <table:table-cell office:value-type="float" office:value="0.781128" calcext:value-type="float">
            <text:p>0.781128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08008" calcext:value-type="float">
            <text:p>0.808008</text:p>
          </table:table-cell>
          <table:table-cell office:value-type="float" office:value="0.07988" calcext:value-type="float">
            <text:p>0.07988</text:p>
          </table:table-cell>
          <table:table-cell office:value-type="float" office:value="0.988326" calcext:value-type="float">
            <text:p>0.988326</text:p>
          </table:table-cell>
          <table:table-cell office:value-type="float" office:value="0.77998" calcext:value-type="float">
            <text:p>0.77998</text:p>
          </table:table-cell>
          <table:table-cell office:value-type="float" office:value="0.005895" calcext:value-type="float">
            <text:p>0.005895</text:p>
          </table:table-cell>
          <table:table-cell office:value-type="float" office:value="0.998901" calcext:value-type="float">
            <text:p>0.998901</text:p>
          </table:table-cell>
          <table:table-cell office:value-type="float" office:value="485" calcext:value-type="float">
            <text:p>485</text:p>
          </table:table-cell>
          <table:table-cell table:formula="of:=SUM([.A99]+[.D99]+[.G99]+[.J99]+[.M99]+[.P99]+[.S99]+[.V99]+[.Y99]+[.AB99])/10" office:value-type="float" office:value="0.7904167" calcext:value-type="float">
            <text:p>0.7904167</text:p>
          </table:table-cell>
          <table:table-cell table:formula="of:=SUM([.B99]+[.E99]+[.H99]+[.K99]+[.N99]+[.Q99]+[.T99]+[.W99]+[.Z99]+[.AC99])/10" office:value-type="float" office:value="0.0232299" calcext:value-type="float">
            <text:p>0.0232299</text:p>
          </table:table-cell>
          <table:table-cell table:formula="of:=SUM([.C99]+[.F99]+[.I99]+[.L99]+[.O99]+[.R99]+[.U99]+[.X99]+[.AA99]+[.AD99])/10" office:value-type="float" office:value="0.9966265" calcext:value-type="float">
            <text:p>0.9966265</text:p>
          </table:table-cell>
          <table:table-cell table:formula="of:=1000 * [.AF99]" office:value-type="float" office:value="790.4167" calcext:value-type="float">
            <text:p>790.4167</text:p>
          </table:table-cell>
          <table:table-cell table:formula="of:=26000*[.AH99]" office:value-type="float" office:value="25912.289" calcext:value-type="float">
            <text:p>25912.289</text:p>
          </table:table-cell>
        </table:table-row>
        <table:table-row table:style-name="ro1">
          <table:table-cell office:value-type="float" office:value="0.746939" calcext:value-type="float">
            <text:p>0.746939</text:p>
          </table:table-cell>
          <table:table-cell office:value-type="float" office:value="0.002993" calcext:value-type="float">
            <text:p>0.002993</text:p>
          </table:table-cell>
          <table:table-cell office:value-type="float" office:value="0.997081" calcext:value-type="float">
            <text:p>0.997081</text:p>
          </table:table-cell>
          <table:table-cell office:value-type="float" office:value="0.771806" calcext:value-type="float">
            <text:p>0.771806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99928" calcext:value-type="float">
            <text:p>0.99928</text:p>
          </table:table-cell>
          <table:table-cell office:value-type="float" office:value="0.875969" calcext:value-type="float">
            <text:p>0.875969</text:p>
          </table:table-cell>
          <table:table-cell office:value-type="float" office:value="0.033564" calcext:value-type="float">
            <text:p>0.033564</text:p>
          </table:table-cell>
          <table:table-cell office:value-type="float" office:value="0.992533" calcext:value-type="float">
            <text:p>0.992533</text:p>
          </table:table-cell>
          <table:table-cell office:value-type="float" office:value="0.827723" calcext:value-type="float">
            <text:p>0.827723</text:p>
          </table:table-cell>
          <table:table-cell office:value-type="float" office:value="0.005451" calcext:value-type="float">
            <text:p>0.005451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809572" calcext:value-type="float">
            <text:p>0.809572</text:p>
          </table:table-cell>
          <table:table-cell office:value-type="float" office:value="0.039366" calcext:value-type="float">
            <text:p>0.039366</text:p>
          </table:table-cell>
          <table:table-cell office:value-type="float" office:value="0.995982" calcext:value-type="float">
            <text:p>0.995982</text:p>
          </table:table-cell>
          <table:table-cell office:value-type="float" office:value="0.753363" calcext:value-type="float">
            <text:p>0.753363</text:p>
          </table:table-cell>
          <table:table-cell office:value-type="float" office:value="0.012516" calcext:value-type="float">
            <text:p>0.012516</text:p>
          </table:table-cell>
          <table:table-cell office:value-type="float" office:value="0.997764" calcext:value-type="float">
            <text:p>0.997764</text:p>
          </table:table-cell>
          <table:table-cell office:value-type="float" office:value="0.742171" calcext:value-type="float">
            <text:p>0.742171</text:p>
          </table:table-cell>
          <table:table-cell office:value-type="float" office:value="0.001548" calcext:value-type="float">
            <text:p>0.001548</text:p>
          </table:table-cell>
          <table:table-cell office:value-type="float" office:value="0.997915" calcext:value-type="float">
            <text:p>0.997915</text:p>
          </table:table-cell>
          <table:table-cell office:value-type="float" office:value="0.779183" calcext:value-type="float">
            <text:p>0.779183</text:p>
          </table:table-cell>
          <table:table-cell office:value-type="float" office:value="0.041908" calcext:value-type="float">
            <text:p>0.041908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05955" calcext:value-type="float">
            <text:p>0.805955</text:p>
          </table:table-cell>
          <table:table-cell office:value-type="float" office:value="0.078329" calcext:value-type="float">
            <text:p>0.078329</text:p>
          </table:table-cell>
          <table:table-cell office:value-type="float" office:value="0.988856" calcext:value-type="float">
            <text:p>0.988856</text:p>
          </table:table-cell>
          <table:table-cell office:value-type="float" office:value="0.77998" calcext:value-type="float">
            <text:p>0.77998</text:p>
          </table:table-cell>
          <table:table-cell office:value-type="float" office:value="0.005784" calcext:value-type="float">
            <text:p>0.005784</text:p>
          </table:table-cell>
          <table:table-cell office:value-type="float" office:value="0.999015" calcext:value-type="float">
            <text:p>0.999015</text:p>
          </table:table-cell>
          <table:table-cell office:value-type="float" office:value="490" calcext:value-type="float">
            <text:p>490</text:p>
          </table:table-cell>
          <table:table-cell table:formula="of:=SUM([.A100]+[.D100]+[.G100]+[.J100]+[.M100]+[.P100]+[.S100]+[.V100]+[.Y100]+[.AB100])/10" office:value-type="float" office:value="0.7892661" calcext:value-type="float">
            <text:p>0.7892661</text:p>
          </table:table-cell>
          <table:table-cell table:formula="of:=SUM([.B100]+[.E100]+[.H100]+[.K100]+[.N100]+[.Q100]+[.T100]+[.W100]+[.Z100]+[.AC100])/10" office:value-type="float" office:value="0.0224392" calcext:value-type="float">
            <text:p>0.0224392</text:p>
          </table:table-cell>
          <table:table-cell table:formula="of:=SUM([.C100]+[.F100]+[.I100]+[.L100]+[.O100]+[.R100]+[.U100]+[.X100]+[.AA100]+[.AD100])/10" office:value-type="float" office:value="0.9968198" calcext:value-type="float">
            <text:p>0.9968198</text:p>
          </table:table-cell>
          <table:table-cell table:formula="of:=1000 * [.AF100]" office:value-type="float" office:value="789.2661" calcext:value-type="float">
            <text:p>789.2661</text:p>
          </table:table-cell>
          <table:table-cell table:formula="of:=26000*[.AH100]" office:value-type="float" office:value="25917.3148" calcext:value-type="float">
            <text:p>25917.3148</text:p>
          </table:table-cell>
        </table:table-row>
        <table:table-row table:style-name="ro1">
          <table:table-cell office:value-type="float" office:value="0.731633" calcext:value-type="float">
            <text:p>0.731633</text:p>
          </table:table-cell>
          <table:table-cell office:value-type="float" office:value="0.002882" calcext:value-type="float">
            <text:p>0.002882</text:p>
          </table:table-cell>
          <table:table-cell office:value-type="float" office:value="0.997044" calcext:value-type="float">
            <text:p>0.997044</text:p>
          </table:table-cell>
          <table:table-cell office:value-type="float" office:value="0.757709" calcext:value-type="float">
            <text:p>0.757709</text:p>
          </table:table-cell>
          <table:table-cell office:value-type="float" office:value="0.001579" calcext:value-type="float">
            <text:p>0.001579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73062" calcext:value-type="float">
            <text:p>0.873062</text:p>
          </table:table-cell>
          <table:table-cell office:value-type="float" office:value="0.031557" calcext:value-type="float">
            <text:p>0.031557</text:p>
          </table:table-cell>
          <table:table-cell office:value-type="float" office:value="0.992571" calcext:value-type="float">
            <text:p>0.992571</text:p>
          </table:table-cell>
          <table:table-cell office:value-type="float" office:value="0.825743" calcext:value-type="float">
            <text:p>0.825743</text:p>
          </table:table-cell>
          <table:table-cell office:value-type="float" office:value="0.005673" calcext:value-type="float">
            <text:p>0.005673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803462" calcext:value-type="float">
            <text:p>0.803462</text:p>
          </table:table-cell>
          <table:table-cell office:value-type="float" office:value="0.036593" calcext:value-type="float">
            <text:p>0.036593</text:p>
          </table:table-cell>
          <table:table-cell office:value-type="float" office:value="0.995793" calcext:value-type="float">
            <text:p>0.995793</text:p>
          </table:table-cell>
          <table:table-cell office:value-type="float" office:value="0.751121" calcext:value-type="float">
            <text:p>0.751121</text:p>
          </table:table-cell>
          <table:table-cell office:value-type="float" office:value="0.011968" calcext:value-type="float">
            <text:p>0.011968</text:p>
          </table:table-cell>
          <table:table-cell office:value-type="float" office:value="0.997802" calcext:value-type="float">
            <text:p>0.997802</text:p>
          </table:table-cell>
          <table:table-cell office:value-type="float" office:value="0.741127" calcext:value-type="float">
            <text:p>0.741127</text:p>
          </table:table-cell>
          <table:table-cell office:value-type="float" office:value="0.001991" calcext:value-type="float">
            <text:p>0.001991</text:p>
          </table:table-cell>
          <table:table-cell office:value-type="float" office:value="0.997915" calcext:value-type="float">
            <text:p>0.997915</text:p>
          </table:table-cell>
          <table:table-cell office:value-type="float" office:value="0.774319" calcext:value-type="float">
            <text:p>0.774319</text:p>
          </table:table-cell>
          <table:table-cell office:value-type="float" office:value="0.039345" calcext:value-type="float">
            <text:p>0.039345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01848" calcext:value-type="float">
            <text:p>0.801848</text:p>
          </table:table-cell>
          <table:table-cell office:value-type="float" office:value="0.076778" calcext:value-type="float">
            <text:p>0.076778</text:p>
          </table:table-cell>
          <table:table-cell office:value-type="float" office:value="0.988591" calcext:value-type="float">
            <text:p>0.988591</text:p>
          </table:table-cell>
          <table:table-cell office:value-type="float" office:value="0.768087" calcext:value-type="float">
            <text:p>0.768087</text:p>
          </table:table-cell>
          <table:table-cell office:value-type="float" office:value="0.005561" calcext:value-type="float">
            <text:p>0.005561</text:p>
          </table:table-cell>
          <table:table-cell office:value-type="float" office:value="0.998901" calcext:value-type="float">
            <text:p>0.998901</text:p>
          </table:table-cell>
          <table:table-cell office:value-type="float" office:value="495" calcext:value-type="float">
            <text:p>495</text:p>
          </table:table-cell>
          <table:table-cell table:formula="of:=SUM([.A101]+[.D101]+[.G101]+[.J101]+[.M101]+[.P101]+[.S101]+[.V101]+[.Y101]+[.AB101])/10" office:value-type="float" office:value="0.7828111" calcext:value-type="float">
            <text:p>0.7828111</text:p>
          </table:table-cell>
          <table:table-cell table:formula="of:=SUM([.B101]+[.E101]+[.H101]+[.K101]+[.N101]+[.Q101]+[.T101]+[.W101]+[.Z101]+[.AC101])/10" office:value-type="float" office:value="0.0213927" calcext:value-type="float">
            <text:p>0.0213927</text:p>
          </table:table-cell>
          <table:table-cell table:formula="of:=SUM([.C101]+[.F101]+[.I101]+[.L101]+[.O101]+[.R101]+[.U101]+[.X101]+[.AA101]+[.AD101])/10" office:value-type="float" office:value="0.9967782" calcext:value-type="float">
            <text:p>0.9967782</text:p>
          </table:table-cell>
          <table:table-cell table:formula="of:=1000 * [.AF101]" office:value-type="float" office:value="782.8111" calcext:value-type="float">
            <text:p>782.8111</text:p>
          </table:table-cell>
          <table:table-cell table:formula="of:=26000*[.AH101]" office:value-type="float" office:value="25916.2332" calcext:value-type="float">
            <text:p>25916.23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01:57:20.1506259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20:26:35.931054209</meta:creation-date>
    <dc:date>2017-05-21T02:00:55.856806948</dc:date>
    <meta:editing-duration>PT17H10M37S</meta:editing-duration>
    <meta:editing-cycles>23</meta:editing-cycles>
    <meta:generator>LibreOffice/5.2.6.2$Linux_X86_64 LibreOffice_project/20m0$Build-2</meta:generator>
    <meta:document-statistic meta:table-count="4" meta:cell-count="1445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2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73cm" svg:height="16.723cm" xlink:href=".." xlink:type="simple" chart:class="chart:line" chart:style-name="ch1">
        <chart:title svg:x="12.864cm" svg:y="0.47cm" chart:style-name="ch2">
          <text:p>Shrinking ellipsoids</text:p>
        </chart:title>
        <chart:subtitle svg:x="12.863cm" svg:y="1.609cm" chart:style-name="ch3">
          <text:p>tolerance manipulation</text:p>
        </chart:subtitle>
        <chart:legend chart:legend-position="end" svg:x="26.375cm" svg:y="7.564cm" style:legend-expansion="high" chart:style-name="ch4"/>
        <chart:plot-area chart:style-name="ch5" table:cell-range-address="Ellispoid_tolerance.AE2:Ellispoid_tolerance.AH101" chart:data-source-has-labels="both" svg:x="1.605cm" svg:y="2.652cm" svg:width="24.176cm" svg:height="12.756cm">
          <chartooo:coordinate-region svg:x="2.332cm" svg:y="2.652cm" svg:width="23.309cm" svg:height="11.484cm"/>
          <chart:axis chart:dimension="x" chart:name="primary-x" chart:style-name="ch6" chartooo:axis-type="auto">
            <chartooo:date-scale/>
            <chart:title svg:x="11.718cm" svg:y="15.742cm" chart:style-name="ch7">
              <text:p>Tolerance parameter value</text:p>
            </chart:title>
            <chart:categories table:cell-range-address="Ellispoid_tolerance.AE2:Ellispoid_tolerance.AE101"/>
          </chart:axis>
          <chart:axis chart:dimension="y" chart:name="primary-y" chart:style-name="ch8">
            <chart:title svg:x="0.451cm" svg:y="9.431cm" chart:style-name="ch9">
              <text:p>Rate</text:p>
            </chart:title>
            <chart:grid chart:style-name="ch10" chart:class="major"/>
          </chart:axis>
          <chart:series chart:style-name="ch11" chart:values-cell-range-address="Ellispoid_tolerance.AF2:Ellispoid_tolerance.AF101" loext:label-string="classification" chart:class="chart:line">
            <chart:data-point chart:repeated="100"/>
          </chart:series>
          <chart:series chart:style-name="ch12" chart:values-cell-range-address="Ellispoid_tolerance.AG2:Ellispoid_tolerance.AG101" loext:label-string="identification" chart:class="chart:line">
            <chart:data-point chart:repeated="100"/>
          </chart:series>
          <chart:series chart:style-name="ch13" chart:values-cell-range-address="Ellispoid_tolerance.AH2:Ellispoid_tolerance.AH101" loext:label-string="rejection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ication</text:p>
              </table:table-cell>
              <table:table-cell office:value-type="string">
                <text:p>identification</text:p>
              </table:table-cell>
              <table:table-cell office:value-type="string">
                <text:p>rejectio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llispoid_tolerance.AE2:Ellispoid_tolerance.AE101</svg:desc>
                </draw:g>
              </table:table-cell>
              <table:table-cell office:value-type="float" office:value="0.998407">
                <text:p>0.998407</text:p>
                <draw:g>
                  <svg:desc>Ellispoid_tolerance.AF2:Ellispoid_tolerance.AF101</svg:desc>
                </draw:g>
              </table:table-cell>
              <table:table-cell office:value-type="float" office:value="0.4025515">
                <text:p>0.4025515</text:p>
                <draw:g>
                  <svg:desc>Ellispoid_tolerance.AG2:Ellispoid_tolerance.AG101</svg:desc>
                </draw:g>
              </table:table-cell>
              <table:table-cell office:value-type="float" office:value="0.8482811">
                <text:p>0.8482811</text:p>
                <draw:g>
                  <svg:desc>Ellispoid_tolerance.AH2:Ellispoid_tolerance.AH101</svg:desc>
                </draw:g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9981176">
                <text:p>0.9981176</text:p>
              </table:table-cell>
              <table:table-cell office:value-type="float" office:value="0.3956049">
                <text:p>0.3956049</text:p>
              </table:table-cell>
              <table:table-cell office:value-type="float" office:value="0.851897">
                <text:p>0.851897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9980186">
                <text:p>0.9980186</text:p>
              </table:table-cell>
              <table:table-cell office:value-type="float" office:value="0.3891323">
                <text:p>0.3891323</text:p>
              </table:table-cell>
              <table:table-cell office:value-type="float" office:value="0.8557215">
                <text:p>0.855721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9980186">
                <text:p>0.9980186</text:p>
              </table:table-cell>
              <table:table-cell office:value-type="float" office:value="0.3820603">
                <text:p>0.3820603</text:p>
              </table:table-cell>
              <table:table-cell office:value-type="float" office:value="0.8597848">
                <text:p>0.8597848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9979213">
                <text:p>0.9979213</text:p>
              </table:table-cell>
              <table:table-cell office:value-type="float" office:value="0.3753559">
                <text:p>0.3753559</text:p>
              </table:table-cell>
              <table:table-cell office:value-type="float" office:value="0.8633173">
                <text:p>0.863317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979213">
                <text:p>0.9979213</text:p>
              </table:table-cell>
              <table:table-cell office:value-type="float" office:value="0.3679104">
                <text:p>0.3679104</text:p>
              </table:table-cell>
              <table:table-cell office:value-type="float" office:value="0.8672516">
                <text:p>0.8672516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9977201">
                <text:p>0.9977201</text:p>
              </table:table-cell>
              <table:table-cell office:value-type="float" office:value="0.3608767">
                <text:p>0.3608767</text:p>
              </table:table-cell>
              <table:table-cell office:value-type="float" office:value="0.8710379">
                <text:p>0.8710379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9976181">
                <text:p>0.9976181</text:p>
              </table:table-cell>
              <table:table-cell office:value-type="float" office:value="0.3538383">
                <text:p>0.3538383</text:p>
              </table:table-cell>
              <table:table-cell office:value-type="float" office:value="0.8748133">
                <text:p>0.8748133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9976181">
                <text:p>0.9976181</text:p>
              </table:table-cell>
              <table:table-cell office:value-type="float" office:value="0.3465795">
                <text:p>0.3465795</text:p>
              </table:table-cell>
              <table:table-cell office:value-type="float" office:value="0.8783155">
                <text:p>0.878315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9976181">
                <text:p>0.9976181</text:p>
              </table:table-cell>
              <table:table-cell office:value-type="float" office:value="0.3393907">
                <text:p>0.3393907</text:p>
              </table:table-cell>
              <table:table-cell office:value-type="float" office:value="0.8816851">
                <text:p>0.881685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972078">
                <text:p>0.9972078</text:p>
              </table:table-cell>
              <table:table-cell office:value-type="float" office:value="0.3318337">
                <text:p>0.3318337</text:p>
              </table:table-cell>
              <table:table-cell office:value-type="float" office:value="0.885157">
                <text:p>0.885157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9972078">
                <text:p>0.9972078</text:p>
              </table:table-cell>
              <table:table-cell office:value-type="float" office:value="0.3245435">
                <text:p>0.3245435</text:p>
              </table:table-cell>
              <table:table-cell office:value-type="float" office:value="0.8882802">
                <text:p>0.8882802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9970044">
                <text:p>0.9970044</text:p>
              </table:table-cell>
              <table:table-cell office:value-type="float" office:value="0.317364">
                <text:p>0.317364</text:p>
              </table:table-cell>
              <table:table-cell office:value-type="float" office:value="0.8918167">
                <text:p>0.8918167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9969017">
                <text:p>0.9969017</text:p>
              </table:table-cell>
              <table:table-cell office:value-type="float" office:value="0.3100637">
                <text:p>0.3100637</text:p>
              </table:table-cell>
              <table:table-cell office:value-type="float" office:value="0.8952963">
                <text:p>0.895296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9968048">
                <text:p>0.9968048</text:p>
              </table:table-cell>
              <table:table-cell office:value-type="float" office:value="0.3029182">
                <text:p>0.3029182</text:p>
              </table:table-cell>
              <table:table-cell office:value-type="float" office:value="0.8983929">
                <text:p>0.898392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967021">
                <text:p>0.9967021</text:p>
              </table:table-cell>
              <table:table-cell office:value-type="float" office:value="0.2956378">
                <text:p>0.2956378</text:p>
              </table:table-cell>
              <table:table-cell office:value-type="float" office:value="0.9017625">
                <text:p>0.901762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9966052">
                <text:p>0.9966052</text:p>
              </table:table-cell>
              <table:table-cell office:value-type="float" office:value="0.288192">
                <text:p>0.288192</text:p>
              </table:table-cell>
              <table:table-cell office:value-type="float" office:value="0.9052231">
                <text:p>0.9052231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9964931">
                <text:p>0.9964931</text:p>
              </table:table-cell>
              <table:table-cell office:value-type="float" office:value="0.2806017">
                <text:p>0.2806017</text:p>
              </table:table-cell>
              <table:table-cell office:value-type="float" office:value="0.9084675">
                <text:p>0.908467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9962034">
                <text:p>0.9962034</text:p>
              </table:table-cell>
              <table:table-cell office:value-type="float" office:value="0.2731652">
                <text:p>0.2731652</text:p>
              </table:table-cell>
              <table:table-cell office:value-type="float" office:value="0.9115187">
                <text:p>0.9115187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9956937">
                <text:p>0.9956937</text:p>
              </table:table-cell>
              <table:table-cell office:value-type="float" office:value="0.2662189">
                <text:p>0.2662189</text:p>
              </table:table-cell>
              <table:table-cell office:value-type="float" office:value="0.9146458">
                <text:p>0.914645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953911">
                <text:p>0.9953911</text:p>
              </table:table-cell>
              <table:table-cell office:value-type="float" office:value="0.2582274">
                <text:p>0.2582274</text:p>
              </table:table-cell>
              <table:table-cell office:value-type="float" office:value="0.9177121">
                <text:p>0.9177121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9951947">
                <text:p>0.9951947</text:p>
              </table:table-cell>
              <table:table-cell office:value-type="float" office:value="0.2507919">
                <text:p>0.2507919</text:p>
              </table:table-cell>
              <table:table-cell office:value-type="float" office:value="0.9205738">
                <text:p>0.9205738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9949002">
                <text:p>0.9949002</text:p>
              </table:table-cell>
              <table:table-cell office:value-type="float" office:value="0.2432212">
                <text:p>0.2432212</text:p>
              </table:table-cell>
              <table:table-cell office:value-type="float" office:value="0.9237691">
                <text:p>0.9237691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9945971">
                <text:p>0.9945971</text:p>
              </table:table-cell>
              <table:table-cell office:value-type="float" office:value="0.2360537">
                <text:p>0.2360537</text:p>
              </table:table-cell>
              <table:table-cell office:value-type="float" office:value="0.9267028">
                <text:p>0.9267028</text:p>
              </table:table-cell>
            </table:table-row>
            <table:table-row>
              <table:table-cell office:value-type="float" office:value="0.519999999999999">
                <text:p>0.519999999999999</text:p>
              </table:table-cell>
              <table:table-cell office:value-type="float" office:value="0.9939875">
                <text:p>0.9939875</text:p>
              </table:table-cell>
              <table:table-cell office:value-type="float" office:value="0.2283706">
                <text:p>0.2283706</text:p>
              </table:table-cell>
              <table:table-cell office:value-type="float" office:value="0.9296631">
                <text:p>0.929663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937863">
                <text:p>0.9937863</text:p>
              </table:table-cell>
              <table:table-cell office:value-type="float" office:value="0.2211446">
                <text:p>0.2211446</text:p>
              </table:table-cell>
              <table:table-cell office:value-type="float" office:value="0.9325437">
                <text:p>0.9325437</text:p>
              </table:table-cell>
            </table:table-row>
            <table:table-row>
              <table:table-cell office:value-type="float" office:value="0.479999999999999">
                <text:p>0.479999999999999</text:p>
              </table:table-cell>
              <table:table-cell office:value-type="float" office:value="0.9933835">
                <text:p>0.9933835</text:p>
              </table:table-cell>
              <table:table-cell office:value-type="float" office:value="0.2136731">
                <text:p>0.2136731</text:p>
              </table:table-cell>
              <table:table-cell office:value-type="float" office:value="0.9352689">
                <text:p>0.9352689</text:p>
              </table:table-cell>
            </table:table-row>
            <table:table-row>
              <table:table-cell office:value-type="float" office:value="0.459999999999999">
                <text:p>0.459999999999999</text:p>
              </table:table-cell>
              <table:table-cell office:value-type="float" office:value="0.9928736">
                <text:p>0.9928736</text:p>
              </table:table-cell>
              <table:table-cell office:value-type="float" office:value="0.2059076">
                <text:p>0.2059076</text:p>
              </table:table-cell>
              <table:table-cell office:value-type="float" office:value="0.9378387">
                <text:p>0.9378387</text:p>
              </table:table-cell>
            </table:table-row>
            <table:table-row>
              <table:table-cell office:value-type="float" office:value="0.439999999999999">
                <text:p>0.439999999999999</text:p>
              </table:table-cell>
              <table:table-cell office:value-type="float" office:value="0.9924608">
                <text:p>0.9924608</text:p>
              </table:table-cell>
              <table:table-cell office:value-type="float" office:value="0.1983379">
                <text:p>0.1983379</text:p>
              </table:table-cell>
              <table:table-cell office:value-type="float" office:value="0.9407082">
                <text:p>0.9407082</text:p>
              </table:table-cell>
            </table:table-row>
            <table:table-row>
              <table:table-cell office:value-type="float" office:value="0.419999999999999">
                <text:p>0.419999999999999</text:p>
              </table:table-cell>
              <table:table-cell office:value-type="float" office:value="0.9918671">
                <text:p>0.9918671</text:p>
              </table:table-cell>
              <table:table-cell office:value-type="float" office:value="0.1913044">
                <text:p>0.1913044</text:p>
              </table:table-cell>
              <table:table-cell office:value-type="float" office:value="0.9433689">
                <text:p>0.9433689</text:p>
              </table:table-cell>
            </table:table-row>
            <table:table-row>
              <table:table-cell office:value-type="float" office:value="0.399999999999999">
                <text:p>0.399999999999999</text:p>
              </table:table-cell>
              <table:table-cell office:value-type="float" office:value="0.9910689">
                <text:p>0.9910689</text:p>
              </table:table-cell>
              <table:table-cell office:value-type="float" office:value="0.1837208">
                <text:p>0.1837208</text:p>
              </table:table-cell>
              <table:table-cell office:value-type="float" office:value="0.9456657">
                <text:p>0.9456657</text:p>
              </table:table-cell>
            </table:table-row>
            <table:table-row>
              <table:table-cell office:value-type="float" office:value="0.379999999999999">
                <text:p>0.379999999999999</text:p>
              </table:table-cell>
              <table:table-cell office:value-type="float" office:value="0.9902331">
                <text:p>0.9902331</text:p>
              </table:table-cell>
              <table:table-cell office:value-type="float" office:value="0.1762415">
                <text:p>0.1762415</text:p>
              </table:table-cell>
              <table:table-cell office:value-type="float" office:value="0.9481598">
                <text:p>0.9481598</text:p>
              </table:table-cell>
            </table:table-row>
            <table:table-row>
              <table:table-cell office:value-type="float" office:value="0.359999999999999">
                <text:p>0.359999999999999</text:p>
              </table:table-cell>
              <table:table-cell office:value-type="float" office:value="0.9896375">
                <text:p>0.9896375</text:p>
              </table:table-cell>
              <table:table-cell office:value-type="float" office:value="0.1692054">
                <text:p>0.1692054</text:p>
              </table:table-cell>
              <table:table-cell office:value-type="float" office:value="0.9505211">
                <text:p>0.9505211</text:p>
              </table:table-cell>
            </table:table-row>
            <table:table-row>
              <table:table-cell office:value-type="float" office:value="0.339999999999999">
                <text:p>0.339999999999999</text:p>
              </table:table-cell>
              <table:table-cell office:value-type="float" office:value="0.9888366">
                <text:p>0.9888366</text:p>
              </table:table-cell>
              <table:table-cell office:value-type="float" office:value="0.1620057">
                <text:p>0.1620057</text:p>
              </table:table-cell>
              <table:table-cell office:value-type="float" office:value="0.9530909">
                <text:p>0.9530909</text:p>
              </table:table-cell>
            </table:table-row>
            <table:table-row>
              <table:table-cell office:value-type="float" office:value="0.319999999999999">
                <text:p>0.319999999999999</text:p>
              </table:table-cell>
              <table:table-cell office:value-type="float" office:value="0.9880592">
                <text:p>0.9880592</text:p>
              </table:table-cell>
              <table:table-cell office:value-type="float" office:value="0.1542159">
                <text:p>0.1542159</text:p>
              </table:table-cell>
              <table:table-cell office:value-type="float" office:value="0.9557897">
                <text:p>0.9557897</text:p>
              </table:table-cell>
            </table:table-row>
            <table:table-row>
              <table:table-cell office:value-type="float" office:value="0.299999999999999">
                <text:p>0.299999999999999</text:p>
              </table:table-cell>
              <table:table-cell office:value-type="float" office:value="0.9871727">
                <text:p>0.9871727</text:p>
              </table:table-cell>
              <table:table-cell office:value-type="float" office:value="0.1472715">
                <text:p>0.1472715</text:p>
              </table:table-cell>
              <table:table-cell office:value-type="float" office:value="0.9582724">
                <text:p>0.9582724</text:p>
              </table:table-cell>
            </table:table-row>
            <table:table-row>
              <table:table-cell office:value-type="float" office:value="0.279999999999999">
                <text:p>0.279999999999999</text:p>
              </table:table-cell>
              <table:table-cell office:value-type="float" office:value="0.9861605">
                <text:p>0.9861605</text:p>
              </table:table-cell>
              <table:table-cell office:value-type="float" office:value="0.1405923">
                <text:p>0.1405923</text:p>
              </table:table-cell>
              <table:table-cell office:value-type="float" office:value="0.9609331">
                <text:p>0.9609331</text:p>
              </table:table-cell>
            </table:table-row>
            <table:table-row>
              <table:table-cell office:value-type="float" office:value="0.259999999999999">
                <text:p>0.259999999999999</text:p>
              </table:table-cell>
              <table:table-cell office:value-type="float" office:value="0.9851593">
                <text:p>0.9851593</text:p>
              </table:table-cell>
              <table:table-cell office:value-type="float" office:value="0.1339336">
                <text:p>0.1339336</text:p>
              </table:table-cell>
              <table:table-cell office:value-type="float" office:value="0.9631506">
                <text:p>0.9631506</text:p>
              </table:table-cell>
            </table:table-row>
            <table:table-row>
              <table:table-cell office:value-type="float" office:value="0.239999999999999">
                <text:p>0.239999999999999</text:p>
              </table:table-cell>
              <table:table-cell office:value-type="float" office:value="0.9844328">
                <text:p>0.9844328</text:p>
              </table:table-cell>
              <table:table-cell office:value-type="float" office:value="0.1272444">
                <text:p>0.1272444</text:p>
              </table:table-cell>
              <table:table-cell office:value-type="float" office:value="0.9653111">
                <text:p>0.9653111</text:p>
              </table:table-cell>
            </table:table-row>
            <table:table-row>
              <table:table-cell office:value-type="float" office:value="0.219999999999999">
                <text:p>0.219999999999999</text:p>
              </table:table-cell>
              <table:table-cell office:value-type="float" office:value="0.9831994">
                <text:p>0.9831994</text:p>
              </table:table-cell>
              <table:table-cell office:value-type="float" office:value="0.1207208">
                <text:p>0.1207208</text:p>
              </table:table-cell>
              <table:table-cell office:value-type="float" office:value="0.9672364">
                <text:p>0.9672364</text:p>
              </table:table-cell>
            </table:table-row>
            <table:table-row>
              <table:table-cell office:value-type="float" office:value="0.199999999999999">
                <text:p>0.199999999999999</text:p>
              </table:table-cell>
              <table:table-cell office:value-type="float" office:value="0.9821983">
                <text:p>0.9821983</text:p>
              </table:table-cell>
              <table:table-cell office:value-type="float" office:value="0.1146182">
                <text:p>0.1146182</text:p>
              </table:table-cell>
              <table:table-cell office:value-type="float" office:value="0.9691885">
                <text:p>0.9691885</text:p>
              </table:table-cell>
            </table:table-row>
            <table:table-row>
              <table:table-cell office:value-type="float" office:value="0.179999999999999">
                <text:p>0.179999999999999</text:p>
              </table:table-cell>
              <table:table-cell office:value-type="float" office:value="0.9806148">
                <text:p>0.9806148</text:p>
              </table:table-cell>
              <table:table-cell office:value-type="float" office:value="0.1082307">
                <text:p>0.1082307</text:p>
              </table:table-cell>
              <table:table-cell office:value-type="float" office:value="0.9713038">
                <text:p>0.9713038</text:p>
              </table:table-cell>
            </table:table-row>
            <table:table-row>
              <table:table-cell office:value-type="float" office:value="0.159999999999999">
                <text:p>0.159999999999999</text:p>
              </table:table-cell>
              <table:table-cell office:value-type="float" office:value="0.9795045">
                <text:p>0.9795045</text:p>
              </table:table-cell>
              <table:table-cell office:value-type="float" office:value="0.1018053">
                <text:p>0.1018053</text:p>
              </table:table-cell>
              <table:table-cell office:value-type="float" office:value="0.9730356">
                <text:p>0.9730356</text:p>
              </table:table-cell>
            </table:table-row>
            <table:table-row>
              <table:table-cell office:value-type="float" office:value="0.139999999999999">
                <text:p>0.139999999999999</text:p>
              </table:table-cell>
              <table:table-cell office:value-type="float" office:value="0.977886">
                <text:p>0.977886</text:p>
              </table:table-cell>
              <table:table-cell office:value-type="float" office:value="0.0960597">
                <text:p>0.0960597</text:p>
              </table:table-cell>
              <table:table-cell office:value-type="float" office:value="0.9749689">
                <text:p>0.9749689</text:p>
              </table:table-cell>
            </table:table-row>
            <table:table-row>
              <table:table-cell office:value-type="float" office:value="0.119999999999999">
                <text:p>0.119999999999999</text:p>
              </table:table-cell>
              <table:table-cell office:value-type="float" office:value="0.9763477">
                <text:p>0.9763477</text:p>
              </table:table-cell>
              <table:table-cell office:value-type="float" office:value="0.0901712">
                <text:p>0.0901712</text:p>
              </table:table-cell>
              <table:table-cell office:value-type="float" office:value="0.9768259">
                <text:p>0.9768259</text:p>
              </table:table-cell>
            </table:table-row>
            <table:table-row>
              <table:table-cell office:value-type="float" office:value="0.0999999999999991">
                <text:p>0.0999999999999991</text:p>
              </table:table-cell>
              <table:table-cell office:value-type="float" office:value="0.9742685">
                <text:p>0.9742685</text:p>
              </table:table-cell>
              <table:table-cell office:value-type="float" office:value="0.0844957">
                <text:p>0.0844957</text:p>
              </table:table-cell>
              <table:table-cell office:value-type="float" office:value="0.9786453">
                <text:p>0.9786453</text:p>
              </table:table-cell>
            </table:table-row>
            <table:table-row>
              <table:table-cell office:value-type="float" office:value="0.0799999999999991">
                <text:p>0.0799999999999991</text:p>
              </table:table-cell>
              <table:table-cell office:value-type="float" office:value="0.9726772">
                <text:p>0.9726772</text:p>
              </table:table-cell>
              <table:table-cell office:value-type="float" office:value="0.078731">
                <text:p>0.078731</text:p>
              </table:table-cell>
              <table:table-cell office:value-type="float" office:value="0.9800629">
                <text:p>0.9800629</text:p>
              </table:table-cell>
            </table:table-row>
            <table:table-row>
              <table:table-cell office:value-type="float" office:value="0.0599999999999991">
                <text:p>0.0599999999999991</text:p>
              </table:table-cell>
              <table:table-cell office:value-type="float" office:value="0.9698662">
                <text:p>0.9698662</text:p>
              </table:table-cell>
              <table:table-cell office:value-type="float" office:value="0.0732434">
                <text:p>0.0732434</text:p>
              </table:table-cell>
              <table:table-cell office:value-type="float" office:value="0.9815448">
                <text:p>0.9815448</text:p>
              </table:table-cell>
            </table:table-row>
            <table:table-row>
              <table:table-cell office:value-type="float" office:value="0.0399999999999989">
                <text:p>0.0399999999999989</text:p>
              </table:table-cell>
              <table:table-cell office:value-type="float" office:value="0.9679114">
                <text:p>0.9679114</text:p>
              </table:table-cell>
              <table:table-cell office:value-type="float" office:value="0.068162">
                <text:p>0.068162</text:p>
              </table:table-cell>
              <table:table-cell office:value-type="float" office:value="0.9828981">
                <text:p>0.9828981</text:p>
              </table:table-cell>
            </table:table-row>
            <table:table-row>
              <table:table-cell office:value-type="float" office:value="0.0199999999999989">
                <text:p>0.0199999999999989</text:p>
              </table:table-cell>
              <table:table-cell office:value-type="float" office:value="0.9475714">
                <text:p>0.9475714</text:p>
              </table:table-cell>
              <table:table-cell office:value-type="float" office:value="0.0627988">
                <text:p>0.0627988</text:p>
              </table:table-cell>
              <table:table-cell office:value-type="float" office:value="0.9842437">
                <text:p>0.9842437</text:p>
              </table:table-cell>
            </table:table-row>
            <table:table-row>
              <table:table-cell office:value-type="float" office:value="-1.11022302462516E-015">
                <text:p>-1.11022302462516E-015</text:p>
              </table:table-cell>
              <table:table-cell office:value-type="float" office:value="0.8765578">
                <text:p>0.8765578</text:p>
              </table:table-cell>
              <table:table-cell office:value-type="float" office:value="0.0581018">
                <text:p>0.0581018</text:p>
              </table:table-cell>
              <table:table-cell office:value-type="float" office:value="0.9857407">
                <text:p>0.9857407</text:p>
              </table:table-cell>
            </table:table-row>
            <table:table-row>
              <table:table-cell office:value-type="float" office:value="-0.0200000000000011">
                <text:p>-0.0200000000000011</text:p>
              </table:table-cell>
              <table:table-cell office:value-type="float" office:value="0.8641014">
                <text:p>0.8641014</text:p>
              </table:table-cell>
              <table:table-cell office:value-type="float" office:value="0.0535833">
                <text:p>0.0535833</text:p>
              </table:table-cell>
              <table:table-cell office:value-type="float" office:value="0.9868095">
                <text:p>0.9868095</text:p>
              </table:table-cell>
            </table:table-row>
            <table:table-row>
              <table:table-cell office:value-type="float" office:value="-0.0400000000000011">
                <text:p>-0.0400000000000011</text:p>
              </table:table-cell>
              <table:table-cell office:value-type="float" office:value="0.8527203">
                <text:p>0.8527203</text:p>
              </table:table-cell>
              <table:table-cell office:value-type="float" office:value="0.0487412">
                <text:p>0.0487412</text:p>
              </table:table-cell>
              <table:table-cell office:value-type="float" office:value="0.9881893">
                <text:p>0.9881893</text:p>
              </table:table-cell>
            </table:table-row>
            <table:table-row>
              <table:table-cell office:value-type="float" office:value="-0.0600000000000012">
                <text:p>-0.0600000000000012</text:p>
              </table:table-cell>
              <table:table-cell office:value-type="float" office:value="0.8393252">
                <text:p>0.8393252</text:p>
              </table:table-cell>
              <table:table-cell office:value-type="float" office:value="0.044288">
                <text:p>0.044288</text:p>
              </table:table-cell>
              <table:table-cell office:value-type="float" office:value="0.9893455">
                <text:p>0.9893455</text:p>
              </table:table-cell>
            </table:table-row>
            <table:table-row>
              <table:table-cell office:value-type="float" office:value="-0.0800000000000012">
                <text:p>-0.0800000000000012</text:p>
              </table:table-cell>
              <table:table-cell office:value-type="float" office:value="0.8248032">
                <text:p>0.8248032</text:p>
              </table:table-cell>
              <table:table-cell office:value-type="float" office:value="0.0400485">
                <text:p>0.0400485</text:p>
              </table:table-cell>
              <table:table-cell office:value-type="float" office:value="0.9903765">
                <text:p>0.9903765</text:p>
              </table:table-cell>
            </table:table-row>
            <table:table-row>
              <table:table-cell office:value-type="float" office:value="-0.100000000000001">
                <text:p>-0.100000000000001</text:p>
              </table:table-cell>
              <table:table-cell office:value-type="float" office:value="0.8110032">
                <text:p>0.8110032</text:p>
              </table:table-cell>
              <table:table-cell office:value-type="float" office:value="0.0362954">
                <text:p>0.0362954</text:p>
              </table:table-cell>
              <table:table-cell office:value-type="float" office:value="0.9912747">
                <text:p>0.9912747</text:p>
              </table:table-cell>
            </table:table-row>
            <table:table-row>
              <table:table-cell office:value-type="float" office:value="-0.120000000000001">
                <text:p>-0.120000000000001</text:p>
              </table:table-cell>
              <table:table-cell office:value-type="float" office:value="0.7980751">
                <text:p>0.7980751</text:p>
              </table:table-cell>
              <table:table-cell office:value-type="float" office:value="0.0326196">
                <text:p>0.0326196</text:p>
              </table:table-cell>
              <table:table-cell office:value-type="float" office:value="0.992336">
                <text:p>0.992336</text:p>
              </table:table-cell>
            </table:table-row>
            <table:table-row>
              <table:table-cell office:value-type="float" office:value="-0.140000000000001">
                <text:p>-0.140000000000001</text:p>
              </table:table-cell>
              <table:table-cell office:value-type="float" office:value="0.7790879">
                <text:p>0.7790879</text:p>
              </table:table-cell>
              <table:table-cell office:value-type="float" office:value="0.0293916">
                <text:p>0.0293916</text:p>
              </table:table-cell>
              <table:table-cell office:value-type="float" office:value="0.9929955">
                <text:p>0.9929955</text:p>
              </table:table-cell>
            </table:table-row>
            <table:table-row>
              <table:table-cell office:value-type="float" office:value="-0.160000000000001">
                <text:p>-0.160000000000001</text:p>
              </table:table-cell>
              <table:table-cell office:value-type="float" office:value="0.7588387">
                <text:p>0.7588387</text:p>
              </table:table-cell>
              <table:table-cell office:value-type="float" office:value="0.0259393">
                <text:p>0.0259393</text:p>
              </table:table-cell>
              <table:table-cell office:value-type="float" office:value="0.9939127">
                <text:p>0.9939127</text:p>
              </table:table-cell>
            </table:table-row>
            <table:table-row>
              <table:table-cell office:value-type="float" office:value="-0.180000000000001">
                <text:p>-0.180000000000001</text:p>
              </table:table-cell>
              <table:table-cell office:value-type="float" office:value="0.737045">
                <text:p>0.737045</text:p>
              </table:table-cell>
              <table:table-cell office:value-type="float" office:value="0.0228678">
                <text:p>0.0228678</text:p>
              </table:table-cell>
              <table:table-cell office:value-type="float" office:value="0.9945609">
                <text:p>0.9945609</text:p>
              </table:table-cell>
            </table:table-row>
            <table:table-row>
              <table:table-cell office:value-type="float" office:value="-0.200000000000001">
                <text:p>-0.200000000000001</text:p>
              </table:table-cell>
              <table:table-cell office:value-type="float" office:value="0.7145916">
                <text:p>0.7145916</text:p>
              </table:table-cell>
              <table:table-cell office:value-type="float" office:value="0.0200176">
                <text:p>0.0200176</text:p>
              </table:table-cell>
              <table:table-cell office:value-type="float" office:value="0.9952545">
                <text:p>0.9952545</text:p>
              </table:table-cell>
            </table:table-row>
            <table:table-row>
              <table:table-cell office:value-type="float" office:value="-0.220000000000001">
                <text:p>-0.220000000000001</text:p>
              </table:table-cell>
              <table:table-cell office:value-type="float" office:value="0.691551">
                <text:p>0.691551</text:p>
              </table:table-cell>
              <table:table-cell office:value-type="float" office:value="0.0173532">
                <text:p>0.0173532</text:p>
              </table:table-cell>
              <table:table-cell office:value-type="float" office:value="0.9958344">
                <text:p>0.9958344</text:p>
              </table:table-cell>
            </table:table-row>
            <table:table-row>
              <table:table-cell office:value-type="float" office:value="-0.240000000000001">
                <text:p>-0.240000000000001</text:p>
              </table:table-cell>
              <table:table-cell office:value-type="float" office:value="0.6659643">
                <text:p>0.6659643</text:p>
              </table:table-cell>
              <table:table-cell office:value-type="float" office:value="0.0150456">
                <text:p>0.0150456</text:p>
              </table:table-cell>
              <table:table-cell office:value-type="float" office:value="0.9963953">
                <text:p>0.9963953</text:p>
              </table:table-cell>
            </table:table-row>
            <table:table-row>
              <table:table-cell office:value-type="float" office:value="-0.260000000000001">
                <text:p>-0.260000000000001</text:p>
              </table:table-cell>
              <table:table-cell office:value-type="float" office:value="0.6390231">
                <text:p>0.6390231</text:p>
              </table:table-cell>
              <table:table-cell office:value-type="float" office:value="0.0128492">
                <text:p>0.0128492</text:p>
              </table:table-cell>
              <table:table-cell office:value-type="float" office:value="0.9969374">
                <text:p>0.9969374</text:p>
              </table:table-cell>
            </table:table-row>
            <table:table-row>
              <table:table-cell office:value-type="float" office:value="-0.280000000000001">
                <text:p>-0.280000000000001</text:p>
              </table:table-cell>
              <table:table-cell office:value-type="float" office:value="0.6103654">
                <text:p>0.6103654</text:p>
              </table:table-cell>
              <table:table-cell office:value-type="float" office:value="0.0109187">
                <text:p>0.0109187</text:p>
              </table:table-cell>
              <table:table-cell office:value-type="float" office:value="0.9973316">
                <text:p>0.9973316</text:p>
              </table:table-cell>
            </table:table-row>
            <table:table-row>
              <table:table-cell office:value-type="float" office:value="-0.300000000000001">
                <text:p>-0.300000000000001</text:p>
              </table:table-cell>
              <table:table-cell office:value-type="float" office:value="0.5795003">
                <text:p>0.5795003</text:p>
              </table:table-cell>
              <table:table-cell office:value-type="float" office:value="0.0088446">
                <text:p>0.0088446</text:p>
              </table:table-cell>
              <table:table-cell office:value-type="float" office:value="0.9976956">
                <text:p>0.9976956</text:p>
              </table:table-cell>
            </table:table-row>
            <table:table-row>
              <table:table-cell office:value-type="float" office:value="-0.320000000000001">
                <text:p>-0.320000000000001</text:p>
              </table:table-cell>
              <table:table-cell office:value-type="float" office:value="0.5457623">
                <text:p>0.5457623</text:p>
              </table:table-cell>
              <table:table-cell office:value-type="float" office:value="0.0071683">
                <text:p>0.0071683</text:p>
              </table:table-cell>
              <table:table-cell office:value-type="float" office:value="0.9980746">
                <text:p>0.9980746</text:p>
              </table:table-cell>
            </table:table-row>
            <table:table-row>
              <table:table-cell office:value-type="float" office:value="-0.340000000000001">
                <text:p>-0.340000000000001</text:p>
              </table:table-cell>
              <table:table-cell office:value-type="float" office:value="0.5086483">
                <text:p>0.5086483</text:p>
              </table:table-cell>
              <table:table-cell office:value-type="float" office:value="0.0059151">
                <text:p>0.0059151</text:p>
              </table:table-cell>
              <table:table-cell office:value-type="float" office:value="0.9984876">
                <text:p>0.9984876</text:p>
              </table:table-cell>
            </table:table-row>
            <table:table-row>
              <table:table-cell office:value-type="float" office:value="-0.360000000000001">
                <text:p>-0.360000000000001</text:p>
              </table:table-cell>
              <table:table-cell office:value-type="float" office:value="0.4714134">
                <text:p>0.4714134</text:p>
              </table:table-cell>
              <table:table-cell office:value-type="float" office:value="0.0047169">
                <text:p>0.0047169</text:p>
              </table:table-cell>
              <table:table-cell office:value-type="float" office:value="0.9987264">
                <text:p>0.9987264</text:p>
              </table:table-cell>
            </table:table-row>
            <table:table-row>
              <table:table-cell office:value-type="float" office:value="-0.380000000000001">
                <text:p>-0.380000000000001</text:p>
              </table:table-cell>
              <table:table-cell office:value-type="float" office:value="0.4349879">
                <text:p>0.4349879</text:p>
              </table:table-cell>
              <table:table-cell office:value-type="float" office:value="0.0037062">
                <text:p>0.0037062</text:p>
              </table:table-cell>
              <table:table-cell office:value-type="float" office:value="0.9989728">
                <text:p>0.9989728</text:p>
              </table:table-cell>
            </table:table-row>
            <table:table-row>
              <table:table-cell office:value-type="float" office:value="-0.400000000000001">
                <text:p>-0.400000000000001</text:p>
              </table:table-cell>
              <table:table-cell office:value-type="float" office:value="0.3953729">
                <text:p>0.3953729</text:p>
              </table:table-cell>
              <table:table-cell office:value-type="float" office:value="0.0027632">
                <text:p>0.0027632</text:p>
              </table:table-cell>
              <table:table-cell office:value-type="float" office:value="0.9991774">
                <text:p>0.9991774</text:p>
              </table:table-cell>
            </table:table-row>
            <table:table-row>
              <table:table-cell office:value-type="float" office:value="-0.420000000000001">
                <text:p>-0.420000000000001</text:p>
              </table:table-cell>
              <table:table-cell office:value-type="float" office:value="0.3550172">
                <text:p>0.3550172</text:p>
              </table:table-cell>
              <table:table-cell office:value-type="float" office:value="0.0021644">
                <text:p>0.0021644</text:p>
              </table:table-cell>
              <table:table-cell office:value-type="float" office:value="0.999386">
                <text:p>0.999386</text:p>
              </table:table-cell>
            </table:table-row>
            <table:table-row>
              <table:table-cell office:value-type="float" office:value="-0.440000000000001">
                <text:p>-0.440000000000001</text:p>
              </table:table-cell>
              <table:table-cell office:value-type="float" office:value="0.3182854">
                <text:p>0.3182854</text:p>
              </table:table-cell>
              <table:table-cell office:value-type="float" office:value="0.0016988">
                <text:p>0.0016988</text:p>
              </table:table-cell>
              <table:table-cell office:value-type="float" office:value="0.9994882">
                <text:p>0.9994882</text:p>
              </table:table-cell>
            </table:table-row>
            <table:table-row>
              <table:table-cell office:value-type="float" office:value="-0.460000000000002">
                <text:p>-0.460000000000002</text:p>
              </table:table-cell>
              <table:table-cell office:value-type="float" office:value="0.2809054">
                <text:p>0.2809054</text:p>
              </table:table-cell>
              <table:table-cell office:value-type="float" office:value="0.0011884">
                <text:p>0.0011884</text:p>
              </table:table-cell>
              <table:table-cell office:value-type="float" office:value="0.9995945">
                <text:p>0.9995945</text:p>
              </table:table-cell>
            </table:table-row>
            <table:table-row>
              <table:table-cell office:value-type="float" office:value="-0.480000000000002">
                <text:p>-0.480000000000002</text:p>
              </table:table-cell>
              <table:table-cell office:value-type="float" office:value="0.245395">
                <text:p>0.245395</text:p>
              </table:table-cell>
              <table:table-cell office:value-type="float" office:value="0.0008448">
                <text:p>0.0008448</text:p>
              </table:table-cell>
              <table:table-cell office:value-type="float" office:value="0.9996739">
                <text:p>0.9996739</text:p>
              </table:table-cell>
            </table:table-row>
            <table:table-row>
              <table:table-cell office:value-type="float" office:value="-0.500000000000002">
                <text:p>-0.500000000000002</text:p>
              </table:table-cell>
              <table:table-cell office:value-type="float" office:value="0.2105046">
                <text:p>0.2105046</text:p>
              </table:table-cell>
              <table:table-cell office:value-type="float" office:value="0.0006446">
                <text:p>0.0006446</text:p>
              </table:table-cell>
              <table:table-cell office:value-type="float" office:value="0.9997612">
                <text:p>0.9997612</text:p>
              </table:table-cell>
            </table:table-row>
            <table:table-row>
              <table:table-cell office:value-type="float" office:value="-0.520000000000002">
                <text:p>-0.520000000000002</text:p>
              </table:table-cell>
              <table:table-cell office:value-type="float" office:value="0.1753036">
                <text:p>0.1753036</text:p>
              </table:table-cell>
              <table:table-cell office:value-type="float" office:value="0.0004">
                <text:p>0.0004</text:p>
              </table:table-cell>
              <table:table-cell office:value-type="float" office:value="0.9998331">
                <text:p>0.9998331</text:p>
              </table:table-cell>
            </table:table-row>
            <table:table-row>
              <table:table-cell office:value-type="float" office:value="-0.540000000000002">
                <text:p>-0.540000000000002</text:p>
              </table:table-cell>
              <table:table-cell office:value-type="float" office:value="0.1468003">
                <text:p>0.1468003</text:p>
              </table:table-cell>
              <table:table-cell office:value-type="float" office:value="0.0002332">
                <text:p>0.0002332</text:p>
              </table:table-cell>
              <table:table-cell office:value-type="float" office:value="0.9998786">
                <text:p>0.9998786</text:p>
              </table:table-cell>
            </table:table-row>
            <table:table-row>
              <table:table-cell office:value-type="float" office:value="-0.560000000000002">
                <text:p>-0.560000000000002</text:p>
              </table:table-cell>
              <table:table-cell office:value-type="float" office:value="0.1166557">
                <text:p>0.1166557</text:p>
              </table:table-cell>
              <table:table-cell office:value-type="float" office:value="0.0001777">
                <text:p>0.0001777</text:p>
              </table:table-cell>
              <table:table-cell office:value-type="float" office:value="0.9999128">
                <text:p>0.9999128</text:p>
              </table:table-cell>
            </table:table-row>
            <table:table-row>
              <table:table-cell office:value-type="float" office:value="-0.580000000000002">
                <text:p>-0.580000000000002</text:p>
              </table:table-cell>
              <table:table-cell office:value-type="float" office:value="0.0911923">
                <text:p>0.0911923</text:p>
              </table:table-cell>
              <table:table-cell office:value-type="float" office:value="0.000111">
                <text:p>0.000111</text:p>
              </table:table-cell>
              <table:table-cell office:value-type="float" office:value="0.9999393">
                <text:p>0.9999393</text:p>
              </table:table-cell>
            </table:table-row>
            <table:table-row>
              <table:table-cell office:value-type="float" office:value="-0.600000000000002">
                <text:p>-0.600000000000002</text:p>
              </table:table-cell>
              <table:table-cell office:value-type="float" office:value="0.0681683">
                <text:p>0.0681683</text:p>
              </table:table-cell>
              <table:table-cell office:value-type="float" office:value="0.0000334">
                <text:p>0.0000334</text:p>
              </table:table-cell>
              <table:table-cell office:value-type="float" office:value="0.9999545">
                <text:p>0.9999545</text:p>
              </table:table-cell>
            </table:table-row>
            <table:table-row>
              <table:table-cell office:value-type="float" office:value="-0.620000000000002">
                <text:p>-0.620000000000002</text:p>
              </table:table-cell>
              <table:table-cell office:value-type="float" office:value="0.0510615">
                <text:p>0.0510615</text:p>
              </table:table-cell>
              <table:table-cell office:value-type="float" office:value="0.0000223">
                <text:p>0.0000223</text:p>
              </table:table-cell>
              <table:table-cell office:value-type="float" office:value="0.9999696">
                <text:p>0.9999696</text:p>
              </table:table-cell>
            </table:table-row>
            <table:table-row>
              <table:table-cell office:value-type="float" office:value="-0.640000000000002">
                <text:p>-0.640000000000002</text:p>
              </table:table-cell>
              <table:table-cell office:value-type="float" office:value="0.0368">
                <text:p>0.0368</text:p>
              </table:table-cell>
              <table:table-cell office:value-type="float" office:value="0.0000111">
                <text:p>0.0000111</text:p>
              </table:table-cell>
              <table:table-cell office:value-type="float" office:value="0.999981">
                <text:p>0.999981</text:p>
              </table:table-cell>
            </table:table-row>
            <table:table-row>
              <table:table-cell office:value-type="float" office:value="-0.660000000000002">
                <text:p>-0.660000000000002</text:p>
              </table:table-cell>
              <table:table-cell office:value-type="float" office:value="0.0251336">
                <text:p>0.0251336</text:p>
              </table:table-cell>
              <table:table-cell office:value-type="float" office:value="0">
                <text:p>0</text:p>
              </table:table-cell>
              <table:table-cell office:value-type="float" office:value="0.9999848">
                <text:p>0.9999848</text:p>
              </table:table-cell>
            </table:table-row>
            <table:table-row>
              <table:table-cell office:value-type="float" office:value="-0.680000000000002">
                <text:p>-0.680000000000002</text:p>
              </table:table-cell>
              <table:table-cell office:value-type="float" office:value="0.016441">
                <text:p>0.016441</text:p>
              </table:table-cell>
              <table:table-cell office:value-type="float" office:value="0">
                <text:p>0</text:p>
              </table:table-cell>
              <table:table-cell office:value-type="float" office:value="0.9999886">
                <text:p>0.9999886</text:p>
              </table:table-cell>
            </table:table-row>
            <table:table-row>
              <table:table-cell office:value-type="float" office:value="-0.700000000000002">
                <text:p>-0.700000000000002</text:p>
              </table:table-cell>
              <table:table-cell office:value-type="float" office:value="0.0092447">
                <text:p>0.0092447</text:p>
              </table:table-cell>
              <table:table-cell office:value-type="float" office:value="0">
                <text:p>0</text:p>
              </table:table-cell>
              <table:table-cell office:value-type="float" office:value="0.9999886">
                <text:p>0.9999886</text:p>
              </table:table-cell>
            </table:table-row>
            <table:table-row>
              <table:table-cell office:value-type="float" office:value="-0.720000000000002">
                <text:p>-0.720000000000002</text:p>
              </table:table-cell>
              <table:table-cell office:value-type="float" office:value="0.0049252">
                <text:p>0.00492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740000000000002">
                <text:p>-0.740000000000002</text:p>
              </table:table-cell>
              <table:table-cell office:value-type="float" office:value="0.0028141">
                <text:p>0.00281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760000000000002">
                <text:p>-0.760000000000002</text:p>
              </table:table-cell>
              <table:table-cell office:value-type="float" office:value="0.0014156">
                <text:p>0.00141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780000000000002">
                <text:p>-0.780000000000002</text:p>
              </table:table-cell>
              <table:table-cell office:value-type="float" office:value="0.0006034">
                <text:p>0.00060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800000000000002">
                <text:p>-0.800000000000002</text:p>
              </table:table-cell>
              <table:table-cell office:value-type="float" office:value="0.0000991">
                <text:p>0.000099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820000000000002">
                <text:p>-0.820000000000002</text:p>
              </table:table-cell>
              <table:table-cell office:value-type="float" office:value="0.0000991">
                <text:p>0.000099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840000000000002">
                <text:p>-0.84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860000000000002">
                <text:p>-0.86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880000000000002">
                <text:p>-0.88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900000000000002">
                <text:p>-0.90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920000000000002">
                <text:p>-0.92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940000000000002">
                <text:p>-0.94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960000000000002">
                <text:p>-0.96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980000000000002">
                <text:p>-0.98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width="0.2cm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73cm" svg:height="16.723cm" xlink:href=".." xlink:type="simple" chart:class="chart:line" chart:style-name="ch1">
        <chart:title svg:x="12.864cm" svg:y="0.47cm" chart:style-name="ch2">
          <text:p>Shrinking ellipsoids</text:p>
        </chart:title>
        <chart:subtitle svg:x="13.22cm" svg:y="1.609cm" chart:style-name="ch3">
          <text:p>elements rejection</text:p>
        </chart:subtitle>
        <chart:legend chart:legend-position="end" svg:x="26.375cm" svg:y="7.564cm" style:legend-expansion="high" chart:style-name="ch4"/>
        <chart:plot-area chart:style-name="ch5" table:cell-range-address="Ellispoid_removal.AE2:Ellispoid_removal.AH101" chart:data-source-has-labels="both" svg:x="1.605cm" svg:y="2.652cm" svg:width="24.176cm" svg:height="12.756cm">
          <chartooo:coordinate-region svg:x="2.332cm" svg:y="2.773cm" svg:width="23.308cm" svg:height="11.633cm"/>
          <chart:axis chart:dimension="x" chart:name="primary-x" chart:style-name="ch6" chartooo:axis-type="text">
            <chart:title svg:x="11.889cm" svg:y="15.742cm" chart:style-name="ch7">
              <text:p>No. of elements rejected</text:p>
            </chart:title>
            <chart:categories table:cell-range-address="Ellispoid_removal.AE2:Ellispoid_removal.AE101"/>
          </chart:axis>
          <chart:axis chart:dimension="y" chart:name="primary-y" chart:style-name="ch8">
            <chart:title svg:x="0.451cm" svg:y="9.431cm" chart:style-name="ch9">
              <text:p>Rate</text:p>
            </chart:title>
            <chart:grid chart:style-name="ch10" chart:class="major"/>
          </chart:axis>
          <chart:series chart:style-name="ch11" chart:values-cell-range-address="Ellispoid_removal.AF2:Ellispoid_removal.AF101" loext:label-string="classification" chart:class="chart:line">
            <chart:data-point chart:repeated="100"/>
          </chart:series>
          <chart:series chart:style-name="ch12" chart:values-cell-range-address="Ellispoid_removal.AG2:Ellispoid_removal.AG101" loext:label-string="identification" chart:class="chart:line">
            <chart:data-point chart:repeated="100"/>
          </chart:series>
          <chart:series chart:style-name="ch13" chart:values-cell-range-address="Ellispoid_removal.AH2:Ellispoid_removal.AH101" loext:label-string="rejection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ication</text:p>
              </table:table-cell>
              <table:table-cell office:value-type="string">
                <text:p>identification</text:p>
              </table:table-cell>
              <table:table-cell office:value-type="string">
                <text:p>rejection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llispoid_removal.AE2:Ellispoid_removal.AE101</svg:desc>
                </draw:g>
              </table:table-cell>
              <table:table-cell office:value-type="float" office:value="0.998407">
                <text:p>0.998407</text:p>
                <draw:g>
                  <svg:desc>Ellispoid_removal.AF2:Ellispoid_removal.AF101</svg:desc>
                </draw:g>
              </table:table-cell>
              <table:table-cell office:value-type="float" office:value="0.4025516">
                <text:p>0.4025516</text:p>
                <draw:g>
                  <svg:desc>Ellispoid_removal.AG2:Ellispoid_removal.AG101</svg:desc>
                </draw:g>
              </table:table-cell>
              <table:table-cell office:value-type="float" office:value="0.8482811">
                <text:p>0.8482811</text:p>
                <draw:g>
                  <svg:desc>Ellispoid_removal.AH2:Ellispoid_removal.AH101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989097">
                <text:p>0.9989097</text:p>
              </table:table-cell>
              <table:table-cell office:value-type="float" office:value="0.4338643">
                <text:p>0.4338643</text:p>
              </table:table-cell>
              <table:table-cell office:value-type="float" office:value="0.8312018">
                <text:p>0.83120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984118">
                <text:p>0.9984118</text:p>
              </table:table-cell>
              <table:table-cell office:value-type="float" office:value="0.4060577">
                <text:p>0.4060577</text:p>
              </table:table-cell>
              <table:table-cell office:value-type="float" office:value="0.8457151">
                <text:p>0.845715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977186">
                <text:p>0.9977186</text:p>
              </table:table-cell>
              <table:table-cell office:value-type="float" office:value="0.3869741">
                <text:p>0.3869741</text:p>
              </table:table-cell>
              <table:table-cell office:value-type="float" office:value="0.8548576">
                <text:p>0.85485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72329">
                <text:p>0.9972329</text:p>
              </table:table-cell>
              <table:table-cell office:value-type="float" office:value="0.371159">
                <text:p>0.371159</text:p>
              </table:table-cell>
              <table:table-cell office:value-type="float" office:value="0.8602509">
                <text:p>0.860250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961185">
                <text:p>0.9961185</text:p>
              </table:table-cell>
              <table:table-cell office:value-type="float" office:value="0.3635062">
                <text:p>0.3635062</text:p>
              </table:table-cell>
              <table:table-cell office:value-type="float" office:value="0.8669142">
                <text:p>0.866914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954676">
                <text:p>0.9954676</text:p>
              </table:table-cell>
              <table:table-cell office:value-type="float" office:value="0.3530649">
                <text:p>0.3530649</text:p>
              </table:table-cell>
              <table:table-cell office:value-type="float" office:value="0.8733693">
                <text:p>0.873369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94455">
                <text:p>0.994455</text:p>
              </table:table-cell>
              <table:table-cell office:value-type="float" office:value="0.3397962">
                <text:p>0.3397962</text:p>
              </table:table-cell>
              <table:table-cell office:value-type="float" office:value="0.8793125">
                <text:p>0.87931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937602">
                <text:p>0.9937602</text:p>
              </table:table-cell>
              <table:table-cell office:value-type="float" office:value="0.3292271">
                <text:p>0.3292271</text:p>
              </table:table-cell>
              <table:table-cell office:value-type="float" office:value="0.8831292">
                <text:p>0.883129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925156">
                <text:p>0.9925156</text:p>
              </table:table-cell>
              <table:table-cell office:value-type="float" office:value="0.3104505">
                <text:p>0.3104505</text:p>
              </table:table-cell>
              <table:table-cell office:value-type="float" office:value="0.8923056">
                <text:p>0.89230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16611">
                <text:p>0.9916611</text:p>
              </table:table-cell>
              <table:table-cell office:value-type="float" office:value="0.2976953">
                <text:p>0.2976953</text:p>
              </table:table-cell>
              <table:table-cell office:value-type="float" office:value="0.8978888">
                <text:p>0.897888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902288">
                <text:p>0.9902288</text:p>
              </table:table-cell>
              <table:table-cell office:value-type="float" office:value="0.2855741">
                <text:p>0.2855741</text:p>
              </table:table-cell>
              <table:table-cell office:value-type="float" office:value="0.9041995">
                <text:p>0.90419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893553">
                <text:p>0.9893553</text:p>
              </table:table-cell>
              <table:table-cell office:value-type="float" office:value="0.2715106">
                <text:p>0.2715106</text:p>
              </table:table-cell>
              <table:table-cell office:value-type="float" office:value="0.9111853">
                <text:p>0.911185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9881266">
                <text:p>0.9881266</text:p>
              </table:table-cell>
              <table:table-cell office:value-type="float" office:value="0.26133">
                <text:p>0.26133</text:p>
              </table:table-cell>
              <table:table-cell office:value-type="float" office:value="0.9156655">
                <text:p>0.915665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860601">
                <text:p>0.9860601</text:p>
              </table:table-cell>
              <table:table-cell office:value-type="float" office:value="0.2436541">
                <text:p>0.2436541</text:p>
              </table:table-cell>
              <table:table-cell office:value-type="float" office:value="0.9233446">
                <text:p>0.923344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9841327">
                <text:p>0.9841327</text:p>
              </table:table-cell>
              <table:table-cell office:value-type="float" office:value="0.2339199">
                <text:p>0.2339199</text:p>
              </table:table-cell>
              <table:table-cell office:value-type="float" office:value="0.9274344">
                <text:p>0.92743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82862">
                <text:p>0.982862</text:p>
              </table:table-cell>
              <table:table-cell office:value-type="float" office:value="0.2262226">
                <text:p>0.2262226</text:p>
              </table:table-cell>
              <table:table-cell office:value-type="float" office:value="0.9304704">
                <text:p>0.930470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9823705">
                <text:p>0.9823705</text:p>
              </table:table-cell>
              <table:table-cell office:value-type="float" office:value="0.2206696">
                <text:p>0.2206696</text:p>
              </table:table-cell>
              <table:table-cell office:value-type="float" office:value="0.9330858">
                <text:p>0.933085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813731">
                <text:p>0.9813731</text:p>
              </table:table-cell>
              <table:table-cell office:value-type="float" office:value="0.214117">
                <text:p>0.214117</text:p>
              </table:table-cell>
              <table:table-cell office:value-type="float" office:value="0.9366032">
                <text:p>0.936603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9800764">
                <text:p>0.9800764</text:p>
              </table:table-cell>
              <table:table-cell office:value-type="float" office:value="0.2084615">
                <text:p>0.2084615</text:p>
              </table:table-cell>
              <table:table-cell office:value-type="float" office:value="0.9394763">
                <text:p>0.939476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795644">
                <text:p>0.9795644</text:p>
              </table:table-cell>
              <table:table-cell office:value-type="float" office:value="0.1985912">
                <text:p>0.1985912</text:p>
              </table:table-cell>
              <table:table-cell office:value-type="float" office:value="0.941993">
                <text:p>0.94199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9790221">
                <text:p>0.9790221</text:p>
              </table:table-cell>
              <table:table-cell office:value-type="float" office:value="0.1888488">
                <text:p>0.1888488</text:p>
              </table:table-cell>
              <table:table-cell office:value-type="float" office:value="0.9461812">
                <text:p>0.946181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976761">
                <text:p>0.976761</text:p>
              </table:table-cell>
              <table:table-cell office:value-type="float" office:value="0.1784632">
                <text:p>0.1784632</text:p>
              </table:table-cell>
              <table:table-cell office:value-type="float" office:value="0.9488419">
                <text:p>0.948841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9747824">
                <text:p>0.9747824</text:p>
              </table:table-cell>
              <table:table-cell office:value-type="float" office:value="0.1717282">
                <text:p>0.1717282</text:p>
              </table:table-cell>
              <table:table-cell office:value-type="float" office:value="0.950779">
                <text:p>0.95077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9735792">
                <text:p>0.9735792</text:p>
              </table:table-cell>
              <table:table-cell office:value-type="float" office:value="0.1660852">
                <text:p>0.1660852</text:p>
              </table:table-cell>
              <table:table-cell office:value-type="float" office:value="0.9521586">
                <text:p>0.952158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9723388">
                <text:p>0.9723388</text:p>
              </table:table-cell>
              <table:table-cell office:value-type="float" office:value="0.1612036">
                <text:p>0.1612036</text:p>
              </table:table-cell>
              <table:table-cell office:value-type="float" office:value="0.9545049">
                <text:p>0.954504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703441">
                <text:p>0.9703441</text:p>
              </table:table-cell>
              <table:table-cell office:value-type="float" office:value="0.155641">
                <text:p>0.155641</text:p>
              </table:table-cell>
              <table:table-cell office:value-type="float" office:value="0.9561574">
                <text:p>0.956157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9681511">
                <text:p>0.9681511</text:p>
              </table:table-cell>
              <table:table-cell office:value-type="float" office:value="0.1505812">
                <text:p>0.1505812</text:p>
              </table:table-cell>
              <table:table-cell office:value-type="float" office:value="0.958708">
                <text:p>0.9587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9664784">
                <text:p>0.9664784</text:p>
              </table:table-cell>
              <table:table-cell office:value-type="float" office:value="0.1450567">
                <text:p>0.1450567</text:p>
              </table:table-cell>
              <table:table-cell office:value-type="float" office:value="0.9609559">
                <text:p>0.960955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9640639">
                <text:p>0.9640639</text:p>
              </table:table-cell>
              <table:table-cell office:value-type="float" office:value="0.1371211">
                <text:p>0.1371211</text:p>
              </table:table-cell>
              <table:table-cell office:value-type="float" office:value="0.9625136">
                <text:p>0.962513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624577">
                <text:p>0.9624577</text:p>
              </table:table-cell>
              <table:table-cell office:value-type="float" office:value="0.127896">
                <text:p>0.127896</text:p>
              </table:table-cell>
              <table:table-cell office:value-type="float" office:value="0.9645984">
                <text:p>0.964598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9624464">
                <text:p>0.9624464</text:p>
              </table:table-cell>
              <table:table-cell office:value-type="float" office:value="0.1250788">
                <text:p>0.1250788</text:p>
              </table:table-cell>
              <table:table-cell office:value-type="float" office:value="0.9653337">
                <text:p>0.965333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9602293">
                <text:p>0.9602293</text:p>
              </table:table-cell>
              <table:table-cell office:value-type="float" office:value="0.1212619">
                <text:p>0.1212619</text:p>
              </table:table-cell>
              <table:table-cell office:value-type="float" office:value="0.96638">
                <text:p>0.9663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9600145">
                <text:p>0.9600145</text:p>
              </table:table-cell>
              <table:table-cell office:value-type="float" office:value="0.1184387">
                <text:p>0.1184387</text:p>
              </table:table-cell>
              <table:table-cell office:value-type="float" office:value="0.9678352">
                <text:p>0.967835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57602">
                <text:p>0.957602</text:p>
              </table:table-cell>
              <table:table-cell office:value-type="float" office:value="0.114522">
                <text:p>0.114522</text:p>
              </table:table-cell>
              <table:table-cell office:value-type="float" office:value="0.9689838">
                <text:p>0.968983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9554699">
                <text:p>0.9554699</text:p>
              </table:table-cell>
              <table:table-cell office:value-type="float" office:value="0.1107991">
                <text:p>0.1107991</text:p>
              </table:table-cell>
              <table:table-cell office:value-type="float" office:value="0.9698935">
                <text:p>0.96989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9545616">
                <text:p>0.9545616</text:p>
              </table:table-cell>
              <table:table-cell office:value-type="float" office:value="0.1080979">
                <text:p>0.1080979</text:p>
              </table:table-cell>
              <table:table-cell office:value-type="float" office:value="0.9709776">
                <text:p>0.970977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9529686">
                <text:p>0.9529686</text:p>
              </table:table-cell>
              <table:table-cell office:value-type="float" office:value="0.1057423">
                <text:p>0.1057423</text:p>
              </table:table-cell>
              <table:table-cell office:value-type="float" office:value="0.9723345">
                <text:p>0.972334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9520879">
                <text:p>0.9520879</text:p>
              </table:table-cell>
              <table:table-cell office:value-type="float" office:value="0.1056753">
                <text:p>0.1056753</text:p>
              </table:table-cell>
              <table:table-cell office:value-type="float" office:value="0.9729447">
                <text:p>0.972944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9500297">
                <text:p>0.9500297</text:p>
              </table:table-cell>
              <table:table-cell office:value-type="float" office:value="0.1031435">
                <text:p>0.1031435</text:p>
              </table:table-cell>
              <table:table-cell office:value-type="float" office:value="0.9743509">
                <text:p>0.974350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491007">
                <text:p>0.9491007</text:p>
              </table:table-cell>
              <table:table-cell office:value-type="float" office:value="0.0992985999999998">
                <text:p>0.0992985999999998</text:p>
              </table:table-cell>
              <table:table-cell office:value-type="float" office:value="0.9756775">
                <text:p>0.975677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9486002">
                <text:p>0.9486002</text:p>
              </table:table-cell>
              <table:table-cell office:value-type="float" office:value="0.0972771999999998">
                <text:p>0.0972771999999998</text:p>
              </table:table-cell>
              <table:table-cell office:value-type="float" office:value="0.9765343">
                <text:p>0.976534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9483209">
                <text:p>0.9483209</text:p>
              </table:table-cell>
              <table:table-cell office:value-type="float" office:value="0.0938986000000002">
                <text:p>0.0938986000000002</text:p>
              </table:table-cell>
              <table:table-cell office:value-type="float" office:value="0.9772619">
                <text:p>0.977261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9467306">
                <text:p>0.9467306</text:p>
              </table:table-cell>
              <table:table-cell office:value-type="float" office:value="0.0902347000000002">
                <text:p>0.0902347000000002</text:p>
              </table:table-cell>
              <table:table-cell office:value-type="float" office:value="0.9780085">
                <text:p>0.978008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9439499">
                <text:p>0.9439499</text:p>
              </table:table-cell>
              <table:table-cell office:value-type="float" office:value="0.0878595000000001">
                <text:p>0.0878595000000001</text:p>
              </table:table-cell>
              <table:table-cell office:value-type="float" office:value="0.9789523">
                <text:p>0.978952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9408146">
                <text:p>0.9408146</text:p>
              </table:table-cell>
              <table:table-cell office:value-type="float" office:value="0.0856433000000001">
                <text:p>0.0856433000000001</text:p>
              </table:table-cell>
              <table:table-cell office:value-type="float" office:value="0.9800515">
                <text:p>0.980051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937921">
                <text:p>0.937921</text:p>
              </table:table-cell>
              <table:table-cell office:value-type="float" office:value="0.0815579">
                <text:p>0.0815579</text:p>
              </table:table-cell>
              <table:table-cell office:value-type="float" office:value="0.9811736">
                <text:p>0.981173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9350554">
                <text:p>0.9350554</text:p>
              </table:table-cell>
              <table:table-cell office:value-type="float" office:value="0.0776037000000003">
                <text:p>0.0776037000000003</text:p>
              </table:table-cell>
              <table:table-cell office:value-type="float" office:value="0.9825645">
                <text:p>0.982564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9330966">
                <text:p>0.9330966</text:p>
              </table:table-cell>
              <table:table-cell office:value-type="float" office:value="0.0738017000000002">
                <text:p>0.0738017000000002</text:p>
              </table:table-cell>
              <table:table-cell office:value-type="float" office:value="0.9832505">
                <text:p>0.983250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9305835">
                <text:p>0.9305835</text:p>
              </table:table-cell>
              <table:table-cell office:value-type="float" office:value="0.0717807">
                <text:p>0.0717807</text:p>
              </table:table-cell>
              <table:table-cell office:value-type="float" office:value="0.9833413">
                <text:p>0.983341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284667">
                <text:p>0.9284667</text:p>
              </table:table-cell>
              <table:table-cell office:value-type="float" office:value="0.0679390999999999">
                <text:p>0.0679390999999999</text:p>
              </table:table-cell>
              <table:table-cell office:value-type="float" office:value="0.9847667">
                <text:p>0.984766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9255158">
                <text:p>0.9255158</text:p>
              </table:table-cell>
              <table:table-cell office:value-type="float" office:value="0.0672612000000001">
                <text:p>0.0672612000000001</text:p>
              </table:table-cell>
              <table:table-cell office:value-type="float" office:value="0.9847704">
                <text:p>0.984770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9237329">
                <text:p>0.9237329</text:p>
              </table:table-cell>
              <table:table-cell office:value-type="float" office:value="0.0664096000000001">
                <text:p>0.0664096000000001</text:p>
              </table:table-cell>
              <table:table-cell office:value-type="float" office:value="0.9855854">
                <text:p>0.9855854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9217451">
                <text:p>0.9217451</text:p>
              </table:table-cell>
              <table:table-cell office:value-type="float" office:value="0.0655199000000002">
                <text:p>0.0655199000000002</text:p>
              </table:table-cell>
              <table:table-cell office:value-type="float" office:value="0.9860971">
                <text:p>0.986097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9182865">
                <text:p>0.9182865</text:p>
              </table:table-cell>
              <table:table-cell office:value-type="float" office:value="0.0631151">
                <text:p>0.0631151</text:p>
              </table:table-cell>
              <table:table-cell office:value-type="float" office:value="0.9866998">
                <text:p>0.9866998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9166724">
                <text:p>0.9166724</text:p>
              </table:table-cell>
              <table:table-cell office:value-type="float" office:value="0.0609545000000001">
                <text:p>0.0609545000000001</text:p>
              </table:table-cell>
              <table:table-cell office:value-type="float" office:value="0.9872684">
                <text:p>0.987268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91484">
                <text:p>0.91484</text:p>
              </table:table-cell>
              <table:table-cell office:value-type="float" office:value="0.0579483000000002">
                <text:p>0.0579483000000002</text:p>
              </table:table-cell>
              <table:table-cell office:value-type="float" office:value="0.9876397">
                <text:p>0.9876397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9100952">
                <text:p>0.9100952</text:p>
              </table:table-cell>
              <table:table-cell office:value-type="float" office:value="0.0562896">
                <text:p>0.0562896</text:p>
              </table:table-cell>
              <table:table-cell office:value-type="float" office:value="0.9879961">
                <text:p>0.987996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9066357">
                <text:p>0.9066357</text:p>
              </table:table-cell>
              <table:table-cell office:value-type="float" office:value="0.0532183999999998">
                <text:p>0.0532183999999998</text:p>
              </table:table-cell>
              <table:table-cell office:value-type="float" office:value="0.989042">
                <text:p>0.98904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9043132">
                <text:p>0.9043132</text:p>
              </table:table-cell>
              <table:table-cell office:value-type="float" office:value="0.0520060000000001">
                <text:p>0.0520060000000001</text:p>
              </table:table-cell>
              <table:table-cell office:value-type="float" office:value="0.9896638">
                <text:p>0.989663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017618">
                <text:p>0.9017618</text:p>
              </table:table-cell>
              <table:table-cell office:value-type="float" office:value="0.0506166">
                <text:p>0.0506166</text:p>
              </table:table-cell>
              <table:table-cell office:value-type="float" office:value="0.9903308">
                <text:p>0.9903308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8997359">
                <text:p>0.8997359</text:p>
              </table:table-cell>
              <table:table-cell office:value-type="float" office:value="0.0501646999999999">
                <text:p>0.0501646999999999</text:p>
              </table:table-cell>
              <table:table-cell office:value-type="float" office:value="0.9905393">
                <text:p>0.990539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8978788">
                <text:p>0.8978788</text:p>
              </table:table-cell>
              <table:table-cell office:value-type="float" office:value="0.0492089">
                <text:p>0.0492089</text:p>
              </table:table-cell>
              <table:table-cell office:value-type="float" office:value="0.9906986">
                <text:p>0.9906986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8943645">
                <text:p>0.8943645</text:p>
              </table:table-cell>
              <table:table-cell office:value-type="float" office:value="0.0486875000000001">
                <text:p>0.0486875000000001</text:p>
              </table:table-cell>
              <table:table-cell office:value-type="float" office:value="0.9907745">
                <text:p>0.990774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8924858">
                <text:p>0.8924858</text:p>
              </table:table-cell>
              <table:table-cell office:value-type="float" office:value="0.0474638999999999">
                <text:p>0.0474638999999999</text:p>
              </table:table-cell>
              <table:table-cell office:value-type="float" office:value="0.9912785">
                <text:p>0.9912785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8906932">
                <text:p>0.8906932</text:p>
              </table:table-cell>
              <table:table-cell office:value-type="float" office:value="0.0466307000000001">
                <text:p>0.0466307000000001</text:p>
              </table:table-cell>
              <table:table-cell office:value-type="float" office:value="0.9915626">
                <text:p>0.991562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8872439">
                <text:p>0.8872439</text:p>
              </table:table-cell>
              <table:table-cell office:value-type="float" office:value="0.0454058999999999">
                <text:p>0.0454058999999999</text:p>
              </table:table-cell>
              <table:table-cell office:value-type="float" office:value="0.9917714">
                <text:p>0.9917714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8852233">
                <text:p>0.8852233</text:p>
              </table:table-cell>
              <table:table-cell office:value-type="float" office:value="0.0447697">
                <text:p>0.0447697</text:p>
              </table:table-cell>
              <table:table-cell office:value-type="float" office:value="0.9920366">
                <text:p>0.992036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8831157">
                <text:p>0.8831157</text:p>
              </table:table-cell>
              <table:table-cell office:value-type="float" office:value="0.0431532000000001">
                <text:p>0.0431532000000001</text:p>
              </table:table-cell>
              <table:table-cell office:value-type="float" office:value="0.992408">
                <text:p>0.992408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88039">
                <text:p>0.88039</text:p>
              </table:table-cell>
              <table:table-cell office:value-type="float" office:value="0.0429520000000001">
                <text:p>0.0429520000000001</text:p>
              </table:table-cell>
              <table:table-cell office:value-type="float" office:value="0.9925142">
                <text:p>0.992514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8794423">
                <text:p>0.8794423</text:p>
              </table:table-cell>
              <table:table-cell office:value-type="float" office:value="0.0421552000000002">
                <text:p>0.0421552000000002</text:p>
              </table:table-cell>
              <table:table-cell office:value-type="float" office:value="0.9928135">
                <text:p>0.9928135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8758077">
                <text:p>0.8758077</text:p>
              </table:table-cell>
              <table:table-cell office:value-type="float" office:value="0.039948">
                <text:p>0.039948</text:p>
              </table:table-cell>
              <table:table-cell office:value-type="float" office:value="0.9930826">
                <text:p>0.993082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8734056">
                <text:p>0.8734056</text:p>
              </table:table-cell>
              <table:table-cell office:value-type="float" office:value="0.0393047">
                <text:p>0.0393047</text:p>
              </table:table-cell>
              <table:table-cell office:value-type="float" office:value="0.9932721">
                <text:p>0.9932721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8716368">
                <text:p>0.8716368</text:p>
              </table:table-cell>
              <table:table-cell office:value-type="float" office:value="0.0388265999999999">
                <text:p>0.0388265999999999</text:p>
              </table:table-cell>
              <table:table-cell office:value-type="float" office:value="0.9933062">
                <text:p>0.993306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67298">
                <text:p>0.867298</text:p>
              </table:table-cell>
              <table:table-cell office:value-type="float" office:value="0.0376192999999999">
                <text:p>0.0376192999999999</text:p>
              </table:table-cell>
              <table:table-cell office:value-type="float" office:value="0.9935034">
                <text:p>0.993503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8643989">
                <text:p>0.8643989</text:p>
              </table:table-cell>
              <table:table-cell office:value-type="float" office:value="0.0366648999999999">
                <text:p>0.0366648999999999</text:p>
              </table:table-cell>
              <table:table-cell office:value-type="float" office:value="0.9936587">
                <text:p>0.993658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8613895">
                <text:p>0.8613895</text:p>
              </table:table-cell>
              <table:table-cell office:value-type="float" office:value="0.0361968000000001">
                <text:p>0.0361968000000001</text:p>
              </table:table-cell>
              <table:table-cell office:value-type="float" office:value="0.9938066">
                <text:p>0.9938066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8595005">
                <text:p>0.8595005</text:p>
              </table:table-cell>
              <table:table-cell office:value-type="float" office:value="0.0355107">
                <text:p>0.0355107</text:p>
              </table:table-cell>
              <table:table-cell office:value-type="float" office:value="0.994053">
                <text:p>0.99405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8580528">
                <text:p>0.8580528</text:p>
              </table:table-cell>
              <table:table-cell office:value-type="float" office:value="0.0348449000000002">
                <text:p>0.0348449000000002</text:p>
              </table:table-cell>
              <table:table-cell office:value-type="float" office:value="0.9942007">
                <text:p>0.9942007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8548734">
                <text:p>0.8548734</text:p>
              </table:table-cell>
              <table:table-cell office:value-type="float" office:value="0.0336926000000001">
                <text:p>0.0336926000000001</text:p>
              </table:table-cell>
              <table:table-cell office:value-type="float" office:value="0.9944207">
                <text:p>0.994420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8514724">
                <text:p>0.8514724</text:p>
              </table:table-cell>
              <table:table-cell office:value-type="float" office:value="0.0330150999999997">
                <text:p>0.0330150999999997</text:p>
              </table:table-cell>
              <table:table-cell office:value-type="float" office:value="0.9945115">
                <text:p>0.9945115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8481641">
                <text:p>0.8481641</text:p>
              </table:table-cell>
              <table:table-cell office:value-type="float" office:value="0.0317174">
                <text:p>0.0317174</text:p>
              </table:table-cell>
              <table:table-cell office:value-type="float" office:value="0.9947125">
                <text:p>0.994712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8448918">
                <text:p>0.8448918</text:p>
              </table:table-cell>
              <table:table-cell office:value-type="float" office:value="0.0306749000000002">
                <text:p>0.0306749000000002</text:p>
              </table:table-cell>
              <table:table-cell office:value-type="float" office:value="0.9950384">
                <text:p>0.9950384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839163">
                <text:p>0.839163</text:p>
              </table:table-cell>
              <table:table-cell office:value-type="float" office:value="0.0300126999999999">
                <text:p>0.0300126999999999</text:p>
              </table:table-cell>
              <table:table-cell office:value-type="float" office:value="0.9951446">
                <text:p>0.995144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8355594">
                <text:p>0.8355594</text:p>
              </table:table-cell>
              <table:table-cell office:value-type="float" office:value="0.0286615999999998">
                <text:p>0.0286615999999998</text:p>
              </table:table-cell>
              <table:table-cell office:value-type="float" office:value="0.9953381">
                <text:p>0.9953381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8320155">
                <text:p>0.8320155</text:p>
              </table:table-cell>
              <table:table-cell office:value-type="float" office:value="0.0278739">
                <text:p>0.0278739</text:p>
              </table:table-cell>
              <table:table-cell office:value-type="float" office:value="0.9953304">
                <text:p>0.995330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8295434">
                <text:p>0.8295434</text:p>
              </table:table-cell>
              <table:table-cell office:value-type="float" office:value="0.0273396">
                <text:p>0.0273396</text:p>
              </table:table-cell>
              <table:table-cell office:value-type="float" office:value="0.9954819">
                <text:p>0.9954819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8272747">
                <text:p>0.8272747</text:p>
              </table:table-cell>
              <table:table-cell office:value-type="float" office:value="0.0274837999999999">
                <text:p>0.0274837999999999</text:p>
              </table:table-cell>
              <table:table-cell office:value-type="float" office:value="0.9955046">
                <text:p>0.995504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8226774">
                <text:p>0.8226774</text:p>
              </table:table-cell>
              <table:table-cell office:value-type="float" office:value="0.0264712">
                <text:p>0.0264712</text:p>
              </table:table-cell>
              <table:table-cell office:value-type="float" office:value="0.9956184">
                <text:p>0.9956184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8187398">
                <text:p>0.8187398</text:p>
              </table:table-cell>
              <table:table-cell office:value-type="float" office:value="0.0253957">
                <text:p>0.0253957</text:p>
              </table:table-cell>
              <table:table-cell office:value-type="float" office:value="0.9958458">
                <text:p>0.995845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8160697">
                <text:p>0.8160697</text:p>
              </table:table-cell>
              <table:table-cell office:value-type="float" office:value="0.0250504999999998">
                <text:p>0.0250504999999998</text:p>
              </table:table-cell>
              <table:table-cell office:value-type="float" office:value="0.9958458">
                <text:p>0.9958458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8122204">
                <text:p>0.8122204</text:p>
              </table:table-cell>
              <table:table-cell office:value-type="float" office:value="0.0247166000000001">
                <text:p>0.0247166000000001</text:p>
              </table:table-cell>
              <table:table-cell office:value-type="float" office:value="0.9959708">
                <text:p>0.995970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8088957">
                <text:p>0.8088957</text:p>
              </table:table-cell>
              <table:table-cell office:value-type="float" office:value="0.0240853999999999">
                <text:p>0.0240853999999999</text:p>
              </table:table-cell>
              <table:table-cell office:value-type="float" office:value="0.9961036">
                <text:p>0.9961036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8039288">
                <text:p>0.8039288</text:p>
              </table:table-cell>
              <table:table-cell office:value-type="float" office:value="0.0228999">
                <text:p>0.0228999</text:p>
              </table:table-cell>
              <table:table-cell office:value-type="float" office:value="0.9962552">
                <text:p>0.996255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8003191">
                <text:p>0.8003191</text:p>
              </table:table-cell>
              <table:table-cell office:value-type="float" office:value="0.0223783999999999">
                <text:p>0.0223783999999999</text:p>
              </table:table-cell>
              <table:table-cell office:value-type="float" office:value="0.9964485">
                <text:p>0.9964485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7920482">
                <text:p>0.7920482</text:p>
              </table:table-cell>
              <table:table-cell office:value-type="float" office:value="0.0219859">
                <text:p>0.0219859</text:p>
              </table:table-cell>
              <table:table-cell office:value-type="float" office:value="0.9964976">
                <text:p>0.996497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7886197">
                <text:p>0.7886197</text:p>
              </table:table-cell>
              <table:table-cell office:value-type="float" office:value="0.0206627000000003">
                <text:p>0.0206627000000003</text:p>
              </table:table-cell>
              <table:table-cell office:value-type="float" office:value="0.9966494">
                <text:p>0.9966494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7847247">
                <text:p>0.7847247</text:p>
              </table:table-cell>
              <table:table-cell office:value-type="float" office:value="0.0202612000000001">
                <text:p>0.0202612000000001</text:p>
              </table:table-cell>
              <table:table-cell office:value-type="float" office:value="0.996763">
                <text:p>0.996763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7810394">
                <text:p>0.7810394</text:p>
              </table:table-cell>
              <table:table-cell office:value-type="float" office:value="0.0198609999999999">
                <text:p>0.0198609999999999</text:p>
              </table:table-cell>
              <table:table-cell office:value-type="float" office:value="0.9968123">
                <text:p>0.9968123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7767513">
                <text:p>0.7767513</text:p>
              </table:table-cell>
              <table:table-cell office:value-type="float" office:value="0.0189523999999999">
                <text:p>0.0189523999999999</text:p>
              </table:table-cell>
              <table:table-cell office:value-type="float" office:value="0.9968312">
                <text:p>0.99683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2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74cm" svg:height="17.16cm" xlink:href=".." xlink:type="simple" chart:class="chart:scatter" chart:style-name="ch1">
        <chart:title svg:x="9.686cm" svg:y="0.479cm" chart:style-name="ch2">
          <text:p>Shrinking ellipsoids</text:p>
        </chart:title>
        <chart:subtitle svg:x="10.042cm" svg:y="1.627cm" chart:style-name="ch3">
          <text:p>elements rejection</text:p>
        </chart:subtitle>
        <chart:plot-area chart:style-name="ch4" table:cell-range-address="Ellispoid_removal.AI2:Ellispoid_removal.AJ101" svg:x="1.478cm" svg:y="2.679cm" svg:width="21.429cm" svg:height="13.157cm">
          <chartooo:coordinate-region svg:x="2.655cm" svg:y="2.878cm" svg:width="19.88cm" svg:height="12.311cm"/>
          <chart:axis chart:dimension="x" chart:name="primary-x" chart:style-name="ch5">
            <chart:title svg:x="10.812cm" svg:y="16.179cm" chart:style-name="ch6">
              <text:p>Properly classified</text:p>
            </chart:title>
          </chart:axis>
          <chart:axis chart:dimension="y" chart:name="primary-y" chart:style-name="ch5">
            <chart:title svg:x="0.451cm" svg:y="10.545cm" chart:style-name="ch7">
              <text:p>Properly rejected</text:p>
            </chart:title>
            <chart:grid chart:style-name="ch8" chart:class="major"/>
          </chart:axis>
          <chart:series chart:style-name="ch9" chart:values-cell-range-address="Ellispoid_removal.AJ2:Ellispoid_removal.AJ101" chart:class="chart:scatter">
            <chart:domain table:cell-range-address="Ellispoid_removal.AI2:Ellispoid_removal.AI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8.407">
                <text:p>998.407</text:p>
                <draw:g>
                  <svg:desc>Ellispoid_removal.AI2:Ellispoid_removal.AI101</svg:desc>
                </draw:g>
              </table:table-cell>
              <table:table-cell office:value-type="float" office:value="22055.3086">
                <text:p>22055.3086</text:p>
                <draw:g>
                  <svg:desc>Ellispoid_removal.AJ2:Ellispoid_removal.A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8.9097">
                <text:p>998.9097</text:p>
              </table:table-cell>
              <table:table-cell office:value-type="float" office:value="21611.2468">
                <text:p>21611.24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8.4118">
                <text:p>998.4118</text:p>
              </table:table-cell>
              <table:table-cell office:value-type="float" office:value="21988.5926">
                <text:p>21988.5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7.7186">
                <text:p>997.7186</text:p>
              </table:table-cell>
              <table:table-cell office:value-type="float" office:value="22226.2976">
                <text:p>22226.2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7.2329">
                <text:p>997.2329</text:p>
              </table:table-cell>
              <table:table-cell office:value-type="float" office:value="22366.5234">
                <text:p>22366.5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6.1185">
                <text:p>996.1185</text:p>
              </table:table-cell>
              <table:table-cell office:value-type="float" office:value="22539.7692">
                <text:p>22539.7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5.4676">
                <text:p>995.4676</text:p>
              </table:table-cell>
              <table:table-cell office:value-type="float" office:value="22707.6018">
                <text:p>22707.6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4.455">
                <text:p>994.455</text:p>
              </table:table-cell>
              <table:table-cell office:value-type="float" office:value="22862.125">
                <text:p>22862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3.7602">
                <text:p>993.7602</text:p>
              </table:table-cell>
              <table:table-cell office:value-type="float" office:value="22961.3592">
                <text:p>22961.3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2.5156">
                <text:p>992.5156</text:p>
              </table:table-cell>
              <table:table-cell office:value-type="float" office:value="23199.9456">
                <text:p>23199.9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1.6611">
                <text:p>991.6611</text:p>
              </table:table-cell>
              <table:table-cell office:value-type="float" office:value="23345.1088">
                <text:p>23345.1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0.2288">
                <text:p>990.2288</text:p>
              </table:table-cell>
              <table:table-cell office:value-type="float" office:value="23509.187">
                <text:p>23509.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9.3553">
                <text:p>989.3553</text:p>
              </table:table-cell>
              <table:table-cell office:value-type="float" office:value="23690.8178">
                <text:p>23690.81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8.1266">
                <text:p>988.1266</text:p>
              </table:table-cell>
              <table:table-cell office:value-type="float" office:value="23807.303">
                <text:p>23807.3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6.0601">
                <text:p>986.0601</text:p>
              </table:table-cell>
              <table:table-cell office:value-type="float" office:value="24006.9596">
                <text:p>24006.95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4.1327">
                <text:p>984.1327</text:p>
              </table:table-cell>
              <table:table-cell office:value-type="float" office:value="24113.2944">
                <text:p>24113.29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2.862">
                <text:p>982.862</text:p>
              </table:table-cell>
              <table:table-cell office:value-type="float" office:value="24192.2304">
                <text:p>24192.2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2.3705">
                <text:p>982.3705</text:p>
              </table:table-cell>
              <table:table-cell office:value-type="float" office:value="24260.2308">
                <text:p>24260.2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1.3731">
                <text:p>981.3731</text:p>
              </table:table-cell>
              <table:table-cell office:value-type="float" office:value="24351.6832">
                <text:p>24351.68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0.0764">
                <text:p>980.0764</text:p>
              </table:table-cell>
              <table:table-cell office:value-type="float" office:value="24426.3838">
                <text:p>24426.38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9.5644">
                <text:p>979.5644</text:p>
              </table:table-cell>
              <table:table-cell office:value-type="float" office:value="24491.818">
                <text:p>24491.8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9.0221">
                <text:p>979.0221</text:p>
              </table:table-cell>
              <table:table-cell office:value-type="float" office:value="24600.7112">
                <text:p>24600.7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6.761">
                <text:p>976.761</text:p>
              </table:table-cell>
              <table:table-cell office:value-type="float" office:value="24669.8894">
                <text:p>24669.88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4.7824">
                <text:p>974.7824</text:p>
              </table:table-cell>
              <table:table-cell office:value-type="float" office:value="24720.254">
                <text:p>24720.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3.5792">
                <text:p>973.5792</text:p>
              </table:table-cell>
              <table:table-cell office:value-type="float" office:value="24756.1236">
                <text:p>24756.1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2.3388">
                <text:p>972.3388</text:p>
              </table:table-cell>
              <table:table-cell office:value-type="float" office:value="24817.1274">
                <text:p>24817.12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0.3441">
                <text:p>970.3441</text:p>
              </table:table-cell>
              <table:table-cell office:value-type="float" office:value="24860.0924">
                <text:p>24860.09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8.1511">
                <text:p>968.1511</text:p>
              </table:table-cell>
              <table:table-cell office:value-type="float" office:value="24926.408">
                <text:p>24926.4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6.4784">
                <text:p>966.4784</text:p>
              </table:table-cell>
              <table:table-cell office:value-type="float" office:value="24984.8534">
                <text:p>24984.85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4.0639">
                <text:p>964.0639</text:p>
              </table:table-cell>
              <table:table-cell office:value-type="float" office:value="25025.3536">
                <text:p>25025.35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2.4577">
                <text:p>962.4577</text:p>
              </table:table-cell>
              <table:table-cell office:value-type="float" office:value="25079.5584">
                <text:p>25079.55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2.4464">
                <text:p>962.4464</text:p>
              </table:table-cell>
              <table:table-cell office:value-type="float" office:value="25098.6762">
                <text:p>25098.67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0.2293">
                <text:p>960.2293</text:p>
              </table:table-cell>
              <table:table-cell office:value-type="float" office:value="25125.88">
                <text:p>25125.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0.0145">
                <text:p>960.0145</text:p>
              </table:table-cell>
              <table:table-cell office:value-type="float" office:value="25163.7152">
                <text:p>25163.71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7.602">
                <text:p>957.602</text:p>
              </table:table-cell>
              <table:table-cell office:value-type="float" office:value="25193.5788">
                <text:p>25193.57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5.4699">
                <text:p>955.4699</text:p>
              </table:table-cell>
              <table:table-cell office:value-type="float" office:value="25217.231">
                <text:p>25217.2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54.5616">
                <text:p>954.5616</text:p>
              </table:table-cell>
              <table:table-cell office:value-type="float" office:value="25245.4176">
                <text:p>25245.4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2.9686">
                <text:p>952.9686</text:p>
              </table:table-cell>
              <table:table-cell office:value-type="float" office:value="25280.697">
                <text:p>25280.6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52.0879">
                <text:p>952.0879</text:p>
              </table:table-cell>
              <table:table-cell office:value-type="float" office:value="25296.5622">
                <text:p>25296.5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50.0297">
                <text:p>950.0297</text:p>
              </table:table-cell>
              <table:table-cell office:value-type="float" office:value="25333.1234">
                <text:p>25333.12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9.1007">
                <text:p>949.1007</text:p>
              </table:table-cell>
              <table:table-cell office:value-type="float" office:value="25367.615">
                <text:p>25367.6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48.6002">
                <text:p>948.6002</text:p>
              </table:table-cell>
              <table:table-cell office:value-type="float" office:value="25389.8918">
                <text:p>25389.89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8.3209">
                <text:p>948.3209</text:p>
              </table:table-cell>
              <table:table-cell office:value-type="float" office:value="25408.8094">
                <text:p>25408.80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46.7306">
                <text:p>946.7306</text:p>
              </table:table-cell>
              <table:table-cell office:value-type="float" office:value="25428.221">
                <text:p>25428.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43.9499">
                <text:p>943.9499</text:p>
              </table:table-cell>
              <table:table-cell office:value-type="float" office:value="25452.7598">
                <text:p>25452.75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0.8146">
                <text:p>940.8146</text:p>
              </table:table-cell>
              <table:table-cell office:value-type="float" office:value="25481.339">
                <text:p>25481.3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7.921">
                <text:p>937.921</text:p>
              </table:table-cell>
              <table:table-cell office:value-type="float" office:value="25510.5136">
                <text:p>25510.51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35.0554">
                <text:p>935.0554</text:p>
              </table:table-cell>
              <table:table-cell office:value-type="float" office:value="25546.677">
                <text:p>25546.6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33.0966">
                <text:p>933.0966</text:p>
              </table:table-cell>
              <table:table-cell office:value-type="float" office:value="25564.513">
                <text:p>25564.5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30.5835">
                <text:p>930.5835</text:p>
              </table:table-cell>
              <table:table-cell office:value-type="float" office:value="25566.8738">
                <text:p>25566.8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28.4667">
                <text:p>928.4667</text:p>
              </table:table-cell>
              <table:table-cell office:value-type="float" office:value="25603.9342">
                <text:p>25603.93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25.5158">
                <text:p>925.5158</text:p>
              </table:table-cell>
              <table:table-cell office:value-type="float" office:value="25604.0304">
                <text:p>25604.0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23.7329">
                <text:p>923.7329</text:p>
              </table:table-cell>
              <table:table-cell office:value-type="float" office:value="25625.2204">
                <text:p>25625.22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21.7451">
                <text:p>921.7451</text:p>
              </table:table-cell>
              <table:table-cell office:value-type="float" office:value="25638.5246">
                <text:p>25638.52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8.2865">
                <text:p>918.2865</text:p>
              </table:table-cell>
              <table:table-cell office:value-type="float" office:value="25654.1948">
                <text:p>25654.19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6.6724">
                <text:p>916.6724</text:p>
              </table:table-cell>
              <table:table-cell office:value-type="float" office:value="25668.9784">
                <text:p>25668.9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4.84">
                <text:p>914.84</text:p>
              </table:table-cell>
              <table:table-cell office:value-type="float" office:value="25678.6322">
                <text:p>25678.63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0.0952">
                <text:p>910.0952</text:p>
              </table:table-cell>
              <table:table-cell office:value-type="float" office:value="25687.8986">
                <text:p>25687.89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6.6357">
                <text:p>906.6357</text:p>
              </table:table-cell>
              <table:table-cell office:value-type="float" office:value="25715.092">
                <text:p>25715.0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4.3132">
                <text:p>904.3132</text:p>
              </table:table-cell>
              <table:table-cell office:value-type="float" office:value="25731.2588">
                <text:p>25731.25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1.7618">
                <text:p>901.7618</text:p>
              </table:table-cell>
              <table:table-cell office:value-type="float" office:value="25748.6008">
                <text:p>25748.60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99.7359">
                <text:p>899.7359</text:p>
              </table:table-cell>
              <table:table-cell office:value-type="float" office:value="25754.0218">
                <text:p>25754.02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97.8788">
                <text:p>897.8788</text:p>
              </table:table-cell>
              <table:table-cell office:value-type="float" office:value="25758.1636">
                <text:p>25758.16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4.3645">
                <text:p>894.3645</text:p>
              </table:table-cell>
              <table:table-cell office:value-type="float" office:value="25760.137">
                <text:p>25760.1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2.4858">
                <text:p>892.4858</text:p>
              </table:table-cell>
              <table:table-cell office:value-type="float" office:value="25773.241">
                <text:p>25773.2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90.6932">
                <text:p>890.6932</text:p>
              </table:table-cell>
              <table:table-cell office:value-type="float" office:value="25780.6276">
                <text:p>25780.62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7.2439">
                <text:p>887.2439</text:p>
              </table:table-cell>
              <table:table-cell office:value-type="float" office:value="25786.0564">
                <text:p>25786.05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85.2233">
                <text:p>885.2233</text:p>
              </table:table-cell>
              <table:table-cell office:value-type="float" office:value="25792.9516">
                <text:p>25792.95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3.1157">
                <text:p>883.1157</text:p>
              </table:table-cell>
              <table:table-cell office:value-type="float" office:value="25802.608">
                <text:p>25802.6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80.39">
                <text:p>880.39</text:p>
              </table:table-cell>
              <table:table-cell office:value-type="float" office:value="25805.3692">
                <text:p>25805.36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79.4423">
                <text:p>879.4423</text:p>
              </table:table-cell>
              <table:table-cell office:value-type="float" office:value="25813.151">
                <text:p>25813.1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5.8077">
                <text:p>875.8077</text:p>
              </table:table-cell>
              <table:table-cell office:value-type="float" office:value="25820.1476">
                <text:p>25820.14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3.4056">
                <text:p>873.4056</text:p>
              </table:table-cell>
              <table:table-cell office:value-type="float" office:value="25825.0746">
                <text:p>25825.07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71.6368">
                <text:p>871.6368</text:p>
              </table:table-cell>
              <table:table-cell office:value-type="float" office:value="25825.9612">
                <text:p>25825.96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7.298">
                <text:p>867.298</text:p>
              </table:table-cell>
              <table:table-cell office:value-type="float" office:value="25831.0884">
                <text:p>25831.08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4.3989">
                <text:p>864.3989</text:p>
              </table:table-cell>
              <table:table-cell office:value-type="float" office:value="25835.1262">
                <text:p>25835.12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1.3895">
                <text:p>861.3895</text:p>
              </table:table-cell>
              <table:table-cell office:value-type="float" office:value="25838.9716">
                <text:p>25838.97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9.5005">
                <text:p>859.5005</text:p>
              </table:table-cell>
              <table:table-cell office:value-type="float" office:value="25845.378">
                <text:p>25845.3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8.0528">
                <text:p>858.0528</text:p>
              </table:table-cell>
              <table:table-cell office:value-type="float" office:value="25849.2182">
                <text:p>25849.21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4.8734">
                <text:p>854.8734</text:p>
              </table:table-cell>
              <table:table-cell office:value-type="float" office:value="25854.9382">
                <text:p>25854.93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1.4724">
                <text:p>851.4724</text:p>
              </table:table-cell>
              <table:table-cell office:value-type="float" office:value="25857.299">
                <text:p>25857.2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8.1641">
                <text:p>848.1641</text:p>
              </table:table-cell>
              <table:table-cell office:value-type="float" office:value="25862.525">
                <text:p>25862.5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4.8918">
                <text:p>844.8918</text:p>
              </table:table-cell>
              <table:table-cell office:value-type="float" office:value="25870.9984">
                <text:p>25870.99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9.163">
                <text:p>839.163</text:p>
              </table:table-cell>
              <table:table-cell office:value-type="float" office:value="25873.7596">
                <text:p>25873.75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5.5594">
                <text:p>835.5594</text:p>
              </table:table-cell>
              <table:table-cell office:value-type="float" office:value="25878.7906">
                <text:p>25878.79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32.0155">
                <text:p>832.0155</text:p>
              </table:table-cell>
              <table:table-cell office:value-type="float" office:value="25878.5904">
                <text:p>25878.59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29.5434">
                <text:p>829.5434</text:p>
              </table:table-cell>
              <table:table-cell office:value-type="float" office:value="25882.5294">
                <text:p>25882.52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27.2747">
                <text:p>827.2747</text:p>
              </table:table-cell>
              <table:table-cell office:value-type="float" office:value="25883.1196">
                <text:p>25883.11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2.6774">
                <text:p>822.6774</text:p>
              </table:table-cell>
              <table:table-cell office:value-type="float" office:value="25886.0784">
                <text:p>25886.07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8.7398">
                <text:p>818.7398</text:p>
              </table:table-cell>
              <table:table-cell office:value-type="float" office:value="25891.9908">
                <text:p>25891.99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16.0697">
                <text:p>816.0697</text:p>
              </table:table-cell>
              <table:table-cell office:value-type="float" office:value="25891.9908">
                <text:p>25891.99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12.2204">
                <text:p>812.2204</text:p>
              </table:table-cell>
              <table:table-cell office:value-type="float" office:value="25895.2408">
                <text:p>25895.24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08.8957">
                <text:p>808.8957</text:p>
              </table:table-cell>
              <table:table-cell office:value-type="float" office:value="25898.6936">
                <text:p>25898.69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03.9288">
                <text:p>803.9288</text:p>
              </table:table-cell>
              <table:table-cell office:value-type="float" office:value="25902.6352">
                <text:p>25902.63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00.3191">
                <text:p>800.3191</text:p>
              </table:table-cell>
              <table:table-cell office:value-type="float" office:value="25907.661">
                <text:p>25907.6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92.0482">
                <text:p>792.0482</text:p>
              </table:table-cell>
              <table:table-cell office:value-type="float" office:value="25908.9376">
                <text:p>25908.93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8.6197">
                <text:p>788.6197</text:p>
              </table:table-cell>
              <table:table-cell office:value-type="float" office:value="25912.8844">
                <text:p>25912.88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4.7247">
                <text:p>784.7247</text:p>
              </table:table-cell>
              <table:table-cell office:value-type="float" office:value="25915.838">
                <text:p>25915.8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1.0394">
                <text:p>781.0394</text:p>
              </table:table-cell>
              <table:table-cell office:value-type="float" office:value="25917.1198">
                <text:p>25917.11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76.7513">
                <text:p>776.7513</text:p>
              </table:table-cell>
              <table:table-cell office:value-type="float" office:value="25917.6112">
                <text:p>25917.61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750" chart:maximum="10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2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932cm" svg:height="15.149cm" xlink:href="." xlink:type="simple" chart:class="chart:scatter" chart:style-name="ch1">
        <chart:title svg:x="11.465cm" svg:y="0.438cm" chart:style-name="ch2">
          <text:p>Shrinking ellipsoids</text:p>
        </chart:title>
        <chart:subtitle svg:x="11.464cm" svg:y="1.545cm" chart:style-name="ch3">
          <text:p>tolerance manipulation</text:p>
        </chart:subtitle>
        <chart:plot-area chart:style-name="ch4" chart:data-source-has-labels="both" svg:x="1.549cm" svg:y="2.556cm" svg:width="24.845cm" svg:height="11.31cm">
          <chartooo:coordinate-region svg:x="2.726cm" svg:y="2.755cm" svg:width="23.296cm" svg:height="10.464cm"/>
          <chart:axis chart:dimension="x" chart:name="primary-x" chart:style-name="ch5" chartooo:axis-type="auto">
            <chart:title svg:x="12.591cm" svg:y="14.168cm" chart:style-name="ch6">
              <text:p>Properly classified</text:p>
            </chart:title>
            <chart:categories table:cell-range-address="local-table.$A$2:.$A$101"/>
          </chart:axis>
          <chart:axis chart:dimension="y" chart:name="primary-y" chart:style-name="ch7">
            <chart:title svg:x="0.451cm" svg:y="9.499cm" chart:style-name="ch8">
              <text:p>Properly rejected</text:p>
            </chart:title>
            <chart:grid chart:style-name="ch9" chart:class="major"/>
          </chart:axis>
          <chart:series chart:style-name="ch10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A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8.407">
                <text:p>998.407</text:p>
              </table:table-cell>
              <table:table-cell office:value-type="float" office:value="22055.3086">
                <text:p>22055.30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8.1176">
                <text:p>998.1176</text:p>
              </table:table-cell>
              <table:table-cell office:value-type="float" office:value="22149.322">
                <text:p>22149.3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8.0186">
                <text:p>998.0186</text:p>
              </table:table-cell>
              <table:table-cell office:value-type="float" office:value="22248.759">
                <text:p>22248.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8.0186">
                <text:p>998.0186</text:p>
              </table:table-cell>
              <table:table-cell office:value-type="float" office:value="22354.4048">
                <text:p>22354.4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7.9213">
                <text:p>997.9213</text:p>
              </table:table-cell>
              <table:table-cell office:value-type="float" office:value="22446.2498">
                <text:p>22446.2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7.9213">
                <text:p>997.9213</text:p>
              </table:table-cell>
              <table:table-cell office:value-type="float" office:value="22548.5416">
                <text:p>22548.5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7.7201">
                <text:p>997.7201</text:p>
              </table:table-cell>
              <table:table-cell office:value-type="float" office:value="22646.9854">
                <text:p>22646.9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7.6181">
                <text:p>997.6181</text:p>
              </table:table-cell>
              <table:table-cell office:value-type="float" office:value="22745.1458">
                <text:p>22745.1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7.6181">
                <text:p>997.6181</text:p>
              </table:table-cell>
              <table:table-cell office:value-type="float" office:value="22836.203">
                <text:p>22836.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7.6181">
                <text:p>997.6181</text:p>
              </table:table-cell>
              <table:table-cell office:value-type="float" office:value="22923.8126">
                <text:p>22923.8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7.2078">
                <text:p>997.2078</text:p>
              </table:table-cell>
              <table:table-cell office:value-type="float" office:value="23014.082">
                <text:p>23014.0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7.2078">
                <text:p>997.2078</text:p>
              </table:table-cell>
              <table:table-cell office:value-type="float" office:value="23095.2852">
                <text:p>23095.2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7.0044">
                <text:p>997.0044</text:p>
              </table:table-cell>
              <table:table-cell office:value-type="float" office:value="23187.2342">
                <text:p>23187.23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.9017">
                <text:p>996.9017</text:p>
              </table:table-cell>
              <table:table-cell office:value-type="float" office:value="23277.7038">
                <text:p>23277.70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6.8048">
                <text:p>996.8048</text:p>
              </table:table-cell>
              <table:table-cell office:value-type="float" office:value="23358.2154">
                <text:p>23358.2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6.7021">
                <text:p>996.7021</text:p>
              </table:table-cell>
              <table:table-cell office:value-type="float" office:value="23445.825">
                <text:p>23445.8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6.6052">
                <text:p>996.6052</text:p>
              </table:table-cell>
              <table:table-cell office:value-type="float" office:value="23535.8006">
                <text:p>23535.8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6.4931">
                <text:p>996.4931</text:p>
              </table:table-cell>
              <table:table-cell office:value-type="float" office:value="23620.155">
                <text:p>23620.1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6.2034">
                <text:p>996.2034</text:p>
              </table:table-cell>
              <table:table-cell office:value-type="float" office:value="23699.4862">
                <text:p>23699.48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5.6937">
                <text:p>995.6937</text:p>
              </table:table-cell>
              <table:table-cell office:value-type="float" office:value="23780.7908">
                <text:p>23780.7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5.3911">
                <text:p>995.3911</text:p>
              </table:table-cell>
              <table:table-cell office:value-type="float" office:value="23860.5146">
                <text:p>23860.5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5.1947">
                <text:p>995.1947</text:p>
              </table:table-cell>
              <table:table-cell office:value-type="float" office:value="23934.9188">
                <text:p>23934.91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4.9002">
                <text:p>994.9002</text:p>
              </table:table-cell>
              <table:table-cell office:value-type="float" office:value="24017.9966">
                <text:p>24017.99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4.5971">
                <text:p>994.5971</text:p>
              </table:table-cell>
              <table:table-cell office:value-type="float" office:value="24094.2728">
                <text:p>24094.27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3.9875">
                <text:p>993.9875</text:p>
              </table:table-cell>
              <table:table-cell office:value-type="float" office:value="24171.2406">
                <text:p>24171.24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3.7863">
                <text:p>993.7863</text:p>
              </table:table-cell>
              <table:table-cell office:value-type="float" office:value="24246.1362">
                <text:p>24246.1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3.3835">
                <text:p>993.3835</text:p>
              </table:table-cell>
              <table:table-cell office:value-type="float" office:value="24316.9914">
                <text:p>24316.99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2.8736">
                <text:p>992.8736</text:p>
              </table:table-cell>
              <table:table-cell office:value-type="float" office:value="24383.8062">
                <text:p>24383.80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2.4608">
                <text:p>992.4608</text:p>
              </table:table-cell>
              <table:table-cell office:value-type="float" office:value="24458.4132">
                <text:p>24458.4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1.8671">
                <text:p>991.8671</text:p>
              </table:table-cell>
              <table:table-cell office:value-type="float" office:value="24527.5914">
                <text:p>24527.59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1.0689">
                <text:p>991.0689</text:p>
              </table:table-cell>
              <table:table-cell office:value-type="float" office:value="24587.3082">
                <text:p>24587.30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0.2331">
                <text:p>990.2331</text:p>
              </table:table-cell>
              <table:table-cell office:value-type="float" office:value="24652.1548">
                <text:p>24652.15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9.6375">
                <text:p>989.6375</text:p>
              </table:table-cell>
              <table:table-cell office:value-type="float" office:value="24713.5486">
                <text:p>24713.54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8.8366">
                <text:p>988.8366</text:p>
              </table:table-cell>
              <table:table-cell office:value-type="float" office:value="24780.3634">
                <text:p>24780.36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8.0592">
                <text:p>988.0592</text:p>
              </table:table-cell>
              <table:table-cell office:value-type="float" office:value="24850.5322">
                <text:p>24850.53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87.1727">
                <text:p>987.1727</text:p>
              </table:table-cell>
              <table:table-cell office:value-type="float" office:value="24915.0824">
                <text:p>24915.08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6.1605">
                <text:p>986.1605</text:p>
              </table:table-cell>
              <table:table-cell office:value-type="float" office:value="24984.2606">
                <text:p>24984.26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85.1593">
                <text:p>985.1593</text:p>
              </table:table-cell>
              <table:table-cell office:value-type="float" office:value="25041.9156">
                <text:p>25041.91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4.4328">
                <text:p>984.4328</text:p>
              </table:table-cell>
              <table:table-cell office:value-type="float" office:value="25098.0886">
                <text:p>25098.08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83.1994">
                <text:p>983.1994</text:p>
              </table:table-cell>
              <table:table-cell office:value-type="float" office:value="25148.1464">
                <text:p>25148.14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82.1983">
                <text:p>982.1983</text:p>
              </table:table-cell>
              <table:table-cell office:value-type="float" office:value="25198.901">
                <text:p>25198.9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80.6148">
                <text:p>980.6148</text:p>
              </table:table-cell>
              <table:table-cell office:value-type="float" office:value="25253.8988">
                <text:p>25253.89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79.5045">
                <text:p>979.5045</text:p>
              </table:table-cell>
              <table:table-cell office:value-type="float" office:value="25298.9256">
                <text:p>25298.92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77.886">
                <text:p>977.886</text:p>
              </table:table-cell>
              <table:table-cell office:value-type="float" office:value="25349.1914">
                <text:p>25349.19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76.3477">
                <text:p>976.3477</text:p>
              </table:table-cell>
              <table:table-cell office:value-type="float" office:value="25397.4734">
                <text:p>25397.47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74.2685">
                <text:p>974.2685</text:p>
              </table:table-cell>
              <table:table-cell office:value-type="float" office:value="25444.7778">
                <text:p>25444.77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72.6772">
                <text:p>972.6772</text:p>
              </table:table-cell>
              <table:table-cell office:value-type="float" office:value="25481.6354">
                <text:p>25481.6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9.8662">
                <text:p>969.8662</text:p>
              </table:table-cell>
              <table:table-cell office:value-type="float" office:value="25520.1648">
                <text:p>25520.16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7.9114">
                <text:p>967.9114</text:p>
              </table:table-cell>
              <table:table-cell office:value-type="float" office:value="25555.3506">
                <text:p>25555.35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7.5714">
                <text:p>947.5714</text:p>
              </table:table-cell>
              <table:table-cell office:value-type="float" office:value="25590.3362">
                <text:p>25590.33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76.5578">
                <text:p>876.5578</text:p>
              </table:table-cell>
              <table:table-cell office:value-type="float" office:value="25629.2582">
                <text:p>25629.25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4.1014">
                <text:p>864.1014</text:p>
              </table:table-cell>
              <table:table-cell office:value-type="float" office:value="25657.047">
                <text:p>25657.0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2.7203">
                <text:p>852.7203</text:p>
              </table:table-cell>
              <table:table-cell office:value-type="float" office:value="25692.9218">
                <text:p>25692.92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39.3252">
                <text:p>839.3252</text:p>
              </table:table-cell>
              <table:table-cell office:value-type="float" office:value="25722.983">
                <text:p>25722.9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24.8032">
                <text:p>824.8032</text:p>
              </table:table-cell>
              <table:table-cell office:value-type="float" office:value="25749.789">
                <text:p>25749.7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11.0032">
                <text:p>811.0032</text:p>
              </table:table-cell>
              <table:table-cell office:value-type="float" office:value="25773.1422">
                <text:p>25773.14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8.0751">
                <text:p>798.0751</text:p>
              </table:table-cell>
              <table:table-cell office:value-type="float" office:value="25800.736">
                <text:p>25800.7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9.0879">
                <text:p>779.0879</text:p>
              </table:table-cell>
              <table:table-cell office:value-type="float" office:value="25817.883">
                <text:p>25817.8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58.8387">
                <text:p>758.8387</text:p>
              </table:table-cell>
              <table:table-cell office:value-type="float" office:value="25841.7302">
                <text:p>25841.73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37.045">
                <text:p>737.045</text:p>
              </table:table-cell>
              <table:table-cell office:value-type="float" office:value="25858.5834">
                <text:p>25858.58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4.5916">
                <text:p>714.5916</text:p>
              </table:table-cell>
              <table:table-cell office:value-type="float" office:value="25876.617">
                <text:p>25876.6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1.551">
                <text:p>691.551</text:p>
              </table:table-cell>
              <table:table-cell office:value-type="float" office:value="25891.6944">
                <text:p>25891.69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5.9643">
                <text:p>665.9643</text:p>
              </table:table-cell>
              <table:table-cell office:value-type="float" office:value="25906.2778">
                <text:p>25906.27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9.0231">
                <text:p>639.0231</text:p>
              </table:table-cell>
              <table:table-cell office:value-type="float" office:value="25920.3724">
                <text:p>25920.37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0.3654">
                <text:p>610.3654</text:p>
              </table:table-cell>
              <table:table-cell office:value-type="float" office:value="25930.6216">
                <text:p>25930.62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9.5003">
                <text:p>579.5003</text:p>
              </table:table-cell>
              <table:table-cell office:value-type="float" office:value="25940.0856">
                <text:p>25940.08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5.7623">
                <text:p>545.7623</text:p>
              </table:table-cell>
              <table:table-cell office:value-type="float" office:value="25949.9396">
                <text:p>25949.93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8.6483">
                <text:p>508.6483</text:p>
              </table:table-cell>
              <table:table-cell office:value-type="float" office:value="25960.6776">
                <text:p>25960.67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1.4134">
                <text:p>471.4134</text:p>
              </table:table-cell>
              <table:table-cell office:value-type="float" office:value="25966.8864">
                <text:p>25966.8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4.9879">
                <text:p>434.9879</text:p>
              </table:table-cell>
              <table:table-cell office:value-type="float" office:value="25973.2928">
                <text:p>25973.29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5.3729">
                <text:p>395.3729</text:p>
              </table:table-cell>
              <table:table-cell office:value-type="float" office:value="25978.6124">
                <text:p>25978.61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.0172">
                <text:p>355.0172</text:p>
              </table:table-cell>
              <table:table-cell office:value-type="float" office:value="25984.036">
                <text:p>25984.0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8.2854">
                <text:p>318.2854</text:p>
              </table:table-cell>
              <table:table-cell office:value-type="float" office:value="25986.6932">
                <text:p>25986.69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0.9054">
                <text:p>280.9054</text:p>
              </table:table-cell>
              <table:table-cell office:value-type="float" office:value="25989.457">
                <text:p>25989.4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5.395">
                <text:p>245.395</text:p>
              </table:table-cell>
              <table:table-cell office:value-type="float" office:value="25991.5214">
                <text:p>25991.52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0.5046">
                <text:p>210.5046</text:p>
              </table:table-cell>
              <table:table-cell office:value-type="float" office:value="25993.7912">
                <text:p>25993.79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5.3036">
                <text:p>175.3036</text:p>
              </table:table-cell>
              <table:table-cell office:value-type="float" office:value="25995.6606">
                <text:p>25995.66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6.8003">
                <text:p>146.8003</text:p>
              </table:table-cell>
              <table:table-cell office:value-type="float" office:value="25996.8436">
                <text:p>25996.84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6.6557">
                <text:p>116.6557</text:p>
              </table:table-cell>
              <table:table-cell office:value-type="float" office:value="25997.7328">
                <text:p>25997.73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1.1923">
                <text:p>91.1923</text:p>
              </table:table-cell>
              <table:table-cell office:value-type="float" office:value="25998.4218">
                <text:p>25998.42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.1683">
                <text:p>68.1683</text:p>
              </table:table-cell>
              <table:table-cell office:value-type="float" office:value="25998.817">
                <text:p>25998.8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.0615">
                <text:p>51.0615</text:p>
              </table:table-cell>
              <table:table-cell office:value-type="float" office:value="25999.2096">
                <text:p>25999.20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.8">
                <text:p>36.8</text:p>
              </table:table-cell>
              <table:table-cell office:value-type="float" office:value="25999.506">
                <text:p>25999.5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.1336">
                <text:p>25.1336</text:p>
              </table:table-cell>
              <table:table-cell office:value-type="float" office:value="25999.6048">
                <text:p>25999.60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441">
                <text:p>16.441</text:p>
              </table:table-cell>
              <table:table-cell office:value-type="float" office:value="25999.7036">
                <text:p>25999.70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2447">
                <text:p>9.2447</text:p>
              </table:table-cell>
              <table:table-cell office:value-type="float" office:value="25999.7036">
                <text:p>25999.70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9252">
                <text:p>4.9252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8141">
                <text:p>2.8141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156">
                <text:p>1.4156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034">
                <text:p>0.6034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91">
                <text:p>0.0991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91">
                <text:p>0.0991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2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73cm" svg:height="16.723cm" xlink:href=".." xlink:type="simple" chart:class="chart:line" chart:style-name="ch1">
        <chart:title svg:x="12.017cm" svg:y="0.47cm" chart:style-name="ch2">
          <text:p>Shrinking Hyper Rectangles</text:p>
        </chart:title>
        <chart:subtitle svg:x="12.863cm" svg:y="1.609cm" chart:style-name="ch3">
          <text:p>tolerance manipulation</text:p>
        </chart:subtitle>
        <chart:legend chart:legend-position="end" svg:x="26.375cm" svg:y="7.564cm" style:legend-expansion="high" chart:style-name="ch4"/>
        <chart:plot-area chart:style-name="ch5" table:cell-range-address="Rectangle_tolerance.AE2:Rectangle_tolerance.AH101" chart:data-source-has-labels="both" svg:x="1.605cm" svg:y="2.652cm" svg:width="24.176cm" svg:height="12.756cm">
          <chartooo:coordinate-region svg:x="2.332cm" svg:y="2.652cm" svg:width="23.309cm" svg:height="11.484cm"/>
          <chart:axis chart:dimension="x" chart:name="primary-x" chart:style-name="ch6" chartooo:axis-type="auto">
            <chartooo:date-scale/>
            <chart:title svg:x="11.718cm" svg:y="15.742cm" chart:style-name="ch7">
              <text:p>Tolerance parameter value</text:p>
            </chart:title>
            <chart:categories table:cell-range-address="Rectangle_tolerance.AE2:Rectangle_tolerance.AE101"/>
          </chart:axis>
          <chart:axis chart:dimension="y" chart:name="primary-y" chart:style-name="ch8">
            <chart:title svg:x="0.451cm" svg:y="9.431cm" chart:style-name="ch9">
              <text:p>Rate</text:p>
            </chart:title>
            <chart:grid chart:style-name="ch10" chart:class="major"/>
          </chart:axis>
          <chart:series chart:style-name="ch11" chart:values-cell-range-address="Rectangle_tolerance.AF2:Rectangle_tolerance.AF101" loext:label-string="classification" chart:class="chart:line">
            <chart:data-point chart:repeated="100"/>
          </chart:series>
          <chart:series chart:style-name="ch12" chart:values-cell-range-address="Rectangle_tolerance.AG2:Rectangle_tolerance.AG101" loext:label-string="identification" chart:class="chart:line">
            <chart:data-point chart:repeated="100"/>
          </chart:series>
          <chart:series chart:style-name="ch13" chart:values-cell-range-address="Rectangle_tolerance.AH2:Rectangle_tolerance.AH101" loext:label-string="rejection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ication</text:p>
              </table:table-cell>
              <table:table-cell office:value-type="string">
                <text:p>identification</text:p>
              </table:table-cell>
              <table:table-cell office:value-type="string">
                <text:p>rejectio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ctangle_tolerance.AE2:Rectangle_tolerance.AE101</svg:desc>
                </draw:g>
              </table:table-cell>
              <table:table-cell office:value-type="float" office:value="1">
                <text:p>1</text:p>
                <draw:g>
                  <svg:desc>Rectangle_tolerance.AF2:Rectangle_tolerance.AF101</svg:desc>
                </draw:g>
              </table:table-cell>
              <table:table-cell office:value-type="float" office:value="0.9122775">
                <text:p>0.9122775</text:p>
                <draw:g>
                  <svg:desc>Rectangle_tolerance.AG2:Rectangle_tolerance.AG101</svg:desc>
                </draw:g>
              </table:table-cell>
              <table:table-cell office:value-type="float" office:value="0.2115339">
                <text:p>0.2115339</text:p>
                <draw:g>
                  <svg:desc>Rectangle_tolerance.AH2:Rectangle_tolerance.AH101</svg:desc>
                </draw:g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9999119">
                <text:p>0.9999119</text:p>
              </table:table-cell>
              <table:table-cell office:value-type="float" office:value="0.9100351">
                <text:p>0.9100351</text:p>
              </table:table-cell>
              <table:table-cell office:value-type="float" office:value="0.2383618">
                <text:p>0.2383618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9999119">
                <text:p>0.9999119</text:p>
              </table:table-cell>
              <table:table-cell office:value-type="float" office:value="0.9072771">
                <text:p>0.9072771</text:p>
              </table:table-cell>
              <table:table-cell office:value-type="float" office:value="0.2412273">
                <text:p>0.2412273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9999119">
                <text:p>0.9999119</text:p>
              </table:table-cell>
              <table:table-cell office:value-type="float" office:value="0.9049581">
                <text:p>0.9049581</text:p>
              </table:table-cell>
              <table:table-cell office:value-type="float" office:value="0.2489027">
                <text:p>0.2489027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9999119">
                <text:p>0.9999119</text:p>
              </table:table-cell>
              <table:table-cell office:value-type="float" office:value="0.8985195">
                <text:p>0.8985195</text:p>
              </table:table-cell>
              <table:table-cell office:value-type="float" office:value="0.2520943">
                <text:p>0.252094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999119">
                <text:p>0.9999119</text:p>
              </table:table-cell>
              <table:table-cell office:value-type="float" office:value="0.896456">
                <text:p>0.896456</text:p>
              </table:table-cell>
              <table:table-cell office:value-type="float" office:value="0.2560591">
                <text:p>0.2560591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9999119">
                <text:p>0.9999119</text:p>
              </table:table-cell>
              <table:table-cell office:value-type="float" office:value="0.8940493">
                <text:p>0.8940493</text:p>
              </table:table-cell>
              <table:table-cell office:value-type="float" office:value="0.2618807">
                <text:p>0.2618807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9999119">
                <text:p>0.9999119</text:p>
              </table:table-cell>
              <table:table-cell office:value-type="float" office:value="0.8915533">
                <text:p>0.8915533</text:p>
              </table:table-cell>
              <table:table-cell office:value-type="float" office:value="0.2670848">
                <text:p>0.2670848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9999119">
                <text:p>0.9999119</text:p>
              </table:table-cell>
              <table:table-cell office:value-type="float" office:value="0.8884208">
                <text:p>0.8884208</text:p>
              </table:table-cell>
              <table:table-cell office:value-type="float" office:value="0.2749195">
                <text:p>0.274919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9998238">
                <text:p>0.9998238</text:p>
              </table:table-cell>
              <table:table-cell office:value-type="float" office:value="0.8858368">
                <text:p>0.8858368</text:p>
              </table:table-cell>
              <table:table-cell office:value-type="float" office:value="0.2843876">
                <text:p>0.284387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998238">
                <text:p>0.9998238</text:p>
              </table:table-cell>
              <table:table-cell office:value-type="float" office:value="0.8829959">
                <text:p>0.8829959</text:p>
              </table:table-cell>
              <table:table-cell office:value-type="float" office:value="0.2896562">
                <text:p>0.2896562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9998238">
                <text:p>0.9998238</text:p>
              </table:table-cell>
              <table:table-cell office:value-type="float" office:value="0.8792701">
                <text:p>0.8792701</text:p>
              </table:table-cell>
              <table:table-cell office:value-type="float" office:value="0.3044536">
                <text:p>0.3044536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9998238">
                <text:p>0.9998238</text:p>
              </table:table-cell>
              <table:table-cell office:value-type="float" office:value="0.8763632">
                <text:p>0.8763632</text:p>
              </table:table-cell>
              <table:table-cell office:value-type="float" office:value="0.3128077">
                <text:p>0.3128077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9998238">
                <text:p>0.9998238</text:p>
              </table:table-cell>
              <table:table-cell office:value-type="float" office:value="0.8712709">
                <text:p>0.8712709</text:p>
              </table:table-cell>
              <table:table-cell office:value-type="float" office:value="0.3195089">
                <text:p>0.3195089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9998238">
                <text:p>0.9998238</text:p>
              </table:table-cell>
              <table:table-cell office:value-type="float" office:value="0.8654152">
                <text:p>0.8654152</text:p>
              </table:table-cell>
              <table:table-cell office:value-type="float" office:value="0.3274267">
                <text:p>0.327426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998238">
                <text:p>0.9998238</text:p>
              </table:table-cell>
              <table:table-cell office:value-type="float" office:value="0.8611416">
                <text:p>0.8611416</text:p>
              </table:table-cell>
              <table:table-cell office:value-type="float" office:value="0.339499">
                <text:p>0.339499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9998238">
                <text:p>0.9998238</text:p>
              </table:table-cell>
              <table:table-cell office:value-type="float" office:value="0.8575679">
                <text:p>0.8575679</text:p>
              </table:table-cell>
              <table:table-cell office:value-type="float" office:value="0.3463365">
                <text:p>0.346336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9994221">
                <text:p>0.9994221</text:p>
              </table:table-cell>
              <table:table-cell office:value-type="float" office:value="0.851118">
                <text:p>0.851118</text:p>
              </table:table-cell>
              <table:table-cell office:value-type="float" office:value="0.3892848">
                <text:p>0.3892848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9994221">
                <text:p>0.9994221</text:p>
              </table:table-cell>
              <table:table-cell office:value-type="float" office:value="0.8465307">
                <text:p>0.8465307</text:p>
              </table:table-cell>
              <table:table-cell office:value-type="float" office:value="0.3954971">
                <text:p>0.3954971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9994221">
                <text:p>0.9994221</text:p>
              </table:table-cell>
              <table:table-cell office:value-type="float" office:value="0.8398685">
                <text:p>0.8398685</text:p>
              </table:table-cell>
              <table:table-cell office:value-type="float" office:value="0.4063677">
                <text:p>0.406367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994221">
                <text:p>0.9994221</text:p>
              </table:table-cell>
              <table:table-cell office:value-type="float" office:value="0.834851">
                <text:p>0.834851</text:p>
              </table:table-cell>
              <table:table-cell office:value-type="float" office:value="0.4144677">
                <text:p>0.4144677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9994221">
                <text:p>0.9994221</text:p>
              </table:table-cell>
              <table:table-cell office:value-type="float" office:value="0.8287696">
                <text:p>0.8287696</text:p>
              </table:table-cell>
              <table:table-cell office:value-type="float" office:value="0.4281505">
                <text:p>0.428150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9994221">
                <text:p>0.9994221</text:p>
              </table:table-cell>
              <table:table-cell office:value-type="float" office:value="0.8224636">
                <text:p>0.8224636</text:p>
              </table:table-cell>
              <table:table-cell office:value-type="float" office:value="0.4370427">
                <text:p>0.4370427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9994221">
                <text:p>0.9994221</text:p>
              </table:table-cell>
              <table:table-cell office:value-type="float" office:value="0.8162464">
                <text:p>0.8162464</text:p>
              </table:table-cell>
              <table:table-cell office:value-type="float" office:value="0.45112">
                <text:p>0.45112</text:p>
              </table:table-cell>
            </table:table-row>
            <table:table-row>
              <table:table-cell office:value-type="float" office:value="0.519999999999999">
                <text:p>0.519999999999999</text:p>
              </table:table-cell>
              <table:table-cell office:value-type="float" office:value="0.999334">
                <text:p>0.999334</text:p>
              </table:table-cell>
              <table:table-cell office:value-type="float" office:value="0.8059173">
                <text:p>0.8059173</text:p>
              </table:table-cell>
              <table:table-cell office:value-type="float" office:value="0.4611">
                <text:p>0.461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99334">
                <text:p>0.999334</text:p>
              </table:table-cell>
              <table:table-cell office:value-type="float" office:value="0.7972105">
                <text:p>0.7972105</text:p>
              </table:table-cell>
              <table:table-cell office:value-type="float" office:value="0.4828451">
                <text:p>0.4828451</text:p>
              </table:table-cell>
            </table:table-row>
            <table:table-row>
              <table:table-cell office:value-type="float" office:value="0.479999999999999">
                <text:p>0.479999999999999</text:p>
              </table:table-cell>
              <table:table-cell office:value-type="float" office:value="0.999334">
                <text:p>0.999334</text:p>
              </table:table-cell>
              <table:table-cell office:value-type="float" office:value="0.7905467">
                <text:p>0.7905467</text:p>
              </table:table-cell>
              <table:table-cell office:value-type="float" office:value="0.4958951">
                <text:p>0.4958951</text:p>
              </table:table-cell>
            </table:table-row>
            <table:table-row>
              <table:table-cell office:value-type="float" office:value="0.459999999999999">
                <text:p>0.459999999999999</text:p>
              </table:table-cell>
              <table:table-cell office:value-type="float" office:value="0.999334">
                <text:p>0.999334</text:p>
              </table:table-cell>
              <table:table-cell office:value-type="float" office:value="0.7794298">
                <text:p>0.7794298</text:p>
              </table:table-cell>
              <table:table-cell office:value-type="float" office:value="0.5094681">
                <text:p>0.5094681</text:p>
              </table:table-cell>
            </table:table-row>
            <table:table-row>
              <table:table-cell office:value-type="float" office:value="0.439999999999999">
                <text:p>0.439999999999999</text:p>
              </table:table-cell>
              <table:table-cell office:value-type="float" office:value="0.999235">
                <text:p>0.999235</text:p>
              </table:table-cell>
              <table:table-cell office:value-type="float" office:value="0.7696234">
                <text:p>0.7696234</text:p>
              </table:table-cell>
              <table:table-cell office:value-type="float" office:value="0.5247054">
                <text:p>0.5247054</text:p>
              </table:table-cell>
            </table:table-row>
            <table:table-row>
              <table:table-cell office:value-type="float" office:value="0.419999999999999">
                <text:p>0.419999999999999</text:p>
              </table:table-cell>
              <table:table-cell office:value-type="float" office:value="0.9991306">
                <text:p>0.9991306</text:p>
              </table:table-cell>
              <table:table-cell office:value-type="float" office:value="0.7568609">
                <text:p>0.7568609</text:p>
              </table:table-cell>
              <table:table-cell office:value-type="float" office:value="0.5379638">
                <text:p>0.5379638</text:p>
              </table:table-cell>
            </table:table-row>
            <table:table-row>
              <table:table-cell office:value-type="float" office:value="0.399999999999999">
                <text:p>0.399999999999999</text:p>
              </table:table-cell>
              <table:table-cell office:value-type="float" office:value="0.9989324">
                <text:p>0.9989324</text:p>
              </table:table-cell>
              <table:table-cell office:value-type="float" office:value="0.7432887">
                <text:p>0.7432887</text:p>
              </table:table-cell>
              <table:table-cell office:value-type="float" office:value="0.5536216">
                <text:p>0.5536216</text:p>
              </table:table-cell>
            </table:table-row>
            <table:table-row>
              <table:table-cell office:value-type="float" office:value="0.379999999999999">
                <text:p>0.379999999999999</text:p>
              </table:table-cell>
              <table:table-cell office:value-type="float" office:value="0.998828">
                <text:p>0.998828</text:p>
              </table:table-cell>
              <table:table-cell office:value-type="float" office:value="0.7333588">
                <text:p>0.7333588</text:p>
              </table:table-cell>
              <table:table-cell office:value-type="float" office:value="0.5637303">
                <text:p>0.5637303</text:p>
              </table:table-cell>
            </table:table-row>
            <table:table-row>
              <table:table-cell office:value-type="float" office:value="0.359999999999999">
                <text:p>0.359999999999999</text:p>
              </table:table-cell>
              <table:table-cell office:value-type="float" office:value="0.9987253">
                <text:p>0.9987253</text:p>
              </table:table-cell>
              <table:table-cell office:value-type="float" office:value="0.7233305">
                <text:p>0.7233305</text:p>
              </table:table-cell>
              <table:table-cell office:value-type="float" office:value="0.5765908">
                <text:p>0.5765908</text:p>
              </table:table-cell>
            </table:table-row>
            <table:table-row>
              <table:table-cell office:value-type="float" office:value="0.339999999999999">
                <text:p>0.339999999999999</text:p>
              </table:table-cell>
              <table:table-cell office:value-type="float" office:value="0.99852">
                <text:p>0.99852</text:p>
              </table:table-cell>
              <table:table-cell office:value-type="float" office:value="0.709454">
                <text:p>0.709454</text:p>
              </table:table-cell>
              <table:table-cell office:value-type="float" office:value="0.5913847">
                <text:p>0.5913847</text:p>
              </table:table-cell>
            </table:table-row>
            <table:table-row>
              <table:table-cell office:value-type="float" office:value="0.319999999999999">
                <text:p>0.319999999999999</text:p>
              </table:table-cell>
              <table:table-cell office:value-type="float" office:value="0.9980122">
                <text:p>0.9980122</text:p>
              </table:table-cell>
              <table:table-cell office:value-type="float" office:value="0.6945613">
                <text:p>0.6945613</text:p>
              </table:table-cell>
              <table:table-cell office:value-type="float" office:value="0.6101012">
                <text:p>0.6101012</text:p>
              </table:table-cell>
            </table:table-row>
            <table:table-row>
              <table:table-cell office:value-type="float" office:value="0.299999999999999">
                <text:p>0.299999999999999</text:p>
              </table:table-cell>
              <table:table-cell office:value-type="float" office:value="0.9979241">
                <text:p>0.9979241</text:p>
              </table:table-cell>
              <table:table-cell office:value-type="float" office:value="0.6772325">
                <text:p>0.6772325</text:p>
              </table:table-cell>
              <table:table-cell office:value-type="float" office:value="0.6229808">
                <text:p>0.6229808</text:p>
              </table:table-cell>
            </table:table-row>
            <table:table-row>
              <table:table-cell office:value-type="float" office:value="0.279999999999999">
                <text:p>0.279999999999999</text:p>
              </table:table-cell>
              <table:table-cell office:value-type="float" office:value="0.9977154">
                <text:p>0.9977154</text:p>
              </table:table-cell>
              <table:table-cell office:value-type="float" office:value="0.6647806">
                <text:p>0.6647806</text:p>
              </table:table-cell>
              <table:table-cell office:value-type="float" office:value="0.6363833">
                <text:p>0.6363833</text:p>
              </table:table-cell>
            </table:table-row>
            <table:table-row>
              <table:table-cell office:value-type="float" office:value="0.259999999999999">
                <text:p>0.259999999999999</text:p>
              </table:table-cell>
              <table:table-cell office:value-type="float" office:value="0.9973968">
                <text:p>0.9973968</text:p>
              </table:table-cell>
              <table:table-cell office:value-type="float" office:value="0.650695">
                <text:p>0.650695</text:p>
              </table:table-cell>
              <table:table-cell office:value-type="float" office:value="0.6486677">
                <text:p>0.6486677</text:p>
              </table:table-cell>
            </table:table-row>
            <table:table-row>
              <table:table-cell office:value-type="float" office:value="0.239999999999999">
                <text:p>0.239999999999999</text:p>
              </table:table-cell>
              <table:table-cell office:value-type="float" office:value="0.9971987">
                <text:p>0.9971987</text:p>
              </table:table-cell>
              <table:table-cell office:value-type="float" office:value="0.63437">
                <text:p>0.63437</text:p>
              </table:table-cell>
              <table:table-cell office:value-type="float" office:value="0.6623659">
                <text:p>0.6623659</text:p>
              </table:table-cell>
            </table:table-row>
            <table:table-row>
              <table:table-cell office:value-type="float" office:value="0.219999999999999">
                <text:p>0.219999999999999</text:p>
              </table:table-cell>
              <table:table-cell office:value-type="float" office:value="0.9969899">
                <text:p>0.9969899</text:p>
              </table:table-cell>
              <table:table-cell office:value-type="float" office:value="0.6158613">
                <text:p>0.6158613</text:p>
              </table:table-cell>
              <table:table-cell office:value-type="float" office:value="0.6885911">
                <text:p>0.6885911</text:p>
              </table:table-cell>
            </table:table-row>
            <table:table-row>
              <table:table-cell office:value-type="float" office:value="0.199999999999999">
                <text:p>0.199999999999999</text:p>
              </table:table-cell>
              <table:table-cell office:value-type="float" office:value="0.9965824">
                <text:p>0.9965824</text:p>
              </table:table-cell>
              <table:table-cell office:value-type="float" office:value="0.5952507">
                <text:p>0.5952507</text:p>
              </table:table-cell>
              <table:table-cell office:value-type="float" office:value="0.7030057">
                <text:p>0.7030057</text:p>
              </table:table-cell>
            </table:table-row>
            <table:table-row>
              <table:table-cell office:value-type="float" office:value="0.179999999999999">
                <text:p>0.179999999999999</text:p>
              </table:table-cell>
              <table:table-cell office:value-type="float" office:value="0.996189">
                <text:p>0.996189</text:p>
              </table:table-cell>
              <table:table-cell office:value-type="float" office:value="0.58018">
                <text:p>0.58018</text:p>
              </table:table-cell>
              <table:table-cell office:value-type="float" office:value="0.7144943">
                <text:p>0.7144943</text:p>
              </table:table-cell>
            </table:table-row>
            <table:table-row>
              <table:table-cell office:value-type="float" office:value="0.159999999999999">
                <text:p>0.159999999999999</text:p>
              </table:table-cell>
              <table:table-cell office:value-type="float" office:value="0.9957835">
                <text:p>0.9957835</text:p>
              </table:table-cell>
              <table:table-cell office:value-type="float" office:value="0.5556762">
                <text:p>0.5556762</text:p>
              </table:table-cell>
              <table:table-cell office:value-type="float" office:value="0.732756">
                <text:p>0.732756</text:p>
              </table:table-cell>
            </table:table-row>
            <table:table-row>
              <table:table-cell office:value-type="float" office:value="0.139999999999999">
                <text:p>0.139999999999999</text:p>
              </table:table-cell>
              <table:table-cell office:value-type="float" office:value="0.9948455">
                <text:p>0.9948455</text:p>
              </table:table-cell>
              <table:table-cell office:value-type="float" office:value="0.5321766">
                <text:p>0.5321766</text:p>
              </table:table-cell>
              <table:table-cell office:value-type="float" office:value="0.7513777">
                <text:p>0.7513777</text:p>
              </table:table-cell>
            </table:table-row>
            <table:table-row>
              <table:table-cell office:value-type="float" office:value="0.119999999999999">
                <text:p>0.119999999999999</text:p>
              </table:table-cell>
              <table:table-cell office:value-type="float" office:value="0.9945288">
                <text:p>0.9945288</text:p>
              </table:table-cell>
              <table:table-cell office:value-type="float" office:value="0.5173244">
                <text:p>0.5173244</text:p>
              </table:table-cell>
              <table:table-cell office:value-type="float" office:value="0.7616722">
                <text:p>0.7616722</text:p>
              </table:table-cell>
            </table:table-row>
            <table:table-row>
              <table:table-cell office:value-type="float" office:value="0.0999999999999991">
                <text:p>0.0999999999999991</text:p>
              </table:table-cell>
              <table:table-cell office:value-type="float" office:value="0.994013">
                <text:p>0.994013</text:p>
              </table:table-cell>
              <table:table-cell office:value-type="float" office:value="0.4890774">
                <text:p>0.4890774</text:p>
              </table:table-cell>
              <table:table-cell office:value-type="float" office:value="0.7820868">
                <text:p>0.7820868</text:p>
              </table:table-cell>
            </table:table-row>
            <table:table-row>
              <table:table-cell office:value-type="float" office:value="0.0799999999999991">
                <text:p>0.0799999999999991</text:p>
              </table:table-cell>
              <table:table-cell office:value-type="float" office:value="0.9927982">
                <text:p>0.9927982</text:p>
              </table:table-cell>
              <table:table-cell office:value-type="float" office:value="0.4582689">
                <text:p>0.4582689</text:p>
              </table:table-cell>
              <table:table-cell office:value-type="float" office:value="0.8014592">
                <text:p>0.8014592</text:p>
              </table:table-cell>
            </table:table-row>
            <table:table-row>
              <table:table-cell office:value-type="float" office:value="0.0599999999999991">
                <text:p>0.0599999999999991</text:p>
              </table:table-cell>
              <table:table-cell office:value-type="float" office:value="0.9922157">
                <text:p>0.9922157</text:p>
              </table:table-cell>
              <table:table-cell office:value-type="float" office:value="0.4322757">
                <text:p>0.4322757</text:p>
              </table:table-cell>
              <table:table-cell office:value-type="float" office:value="0.8550582">
                <text:p>0.8550582</text:p>
              </table:table-cell>
            </table:table-row>
            <table:table-row>
              <table:table-cell office:value-type="float" office:value="0.0399999999999989">
                <text:p>0.0399999999999989</text:p>
              </table:table-cell>
              <table:table-cell office:value-type="float" office:value="0.9913808">
                <text:p>0.9913808</text:p>
              </table:table-cell>
              <table:table-cell office:value-type="float" office:value="0.4163098">
                <text:p>0.4163098</text:p>
              </table:table-cell>
              <table:table-cell office:value-type="float" office:value="0.8619564">
                <text:p>0.8619564</text:p>
              </table:table-cell>
            </table:table-row>
            <table:table-row>
              <table:table-cell office:value-type="float" office:value="0.0199999999999989">
                <text:p>0.0199999999999989</text:p>
              </table:table-cell>
              <table:table-cell office:value-type="float" office:value="0.9909788">
                <text:p>0.9909788</text:p>
              </table:table-cell>
              <table:table-cell office:value-type="float" office:value="0.3980149">
                <text:p>0.3980149</text:p>
              </table:table-cell>
              <table:table-cell office:value-type="float" office:value="0.8698063">
                <text:p>0.8698063</text:p>
              </table:table-cell>
            </table:table-row>
            <table:table-row>
              <table:table-cell office:value-type="float" office:value="-1.11022302462516E-015">
                <text:p>-1.11022302462516E-015</text:p>
              </table:table-cell>
              <table:table-cell office:value-type="float" office:value="0.2809133">
                <text:p>0.2809133</text:p>
              </table:table-cell>
              <table:table-cell office:value-type="float" office:value="0.1022011">
                <text:p>0.1022011</text:p>
              </table:table-cell>
              <table:table-cell office:value-type="float" office:value="0.9734488">
                <text:p>0.9734488</text:p>
              </table:table-cell>
            </table:table-row>
            <table:table-row>
              <table:table-cell office:value-type="float" office:value="-0.0200000000000011">
                <text:p>-0.0200000000000011</text:p>
              </table:table-cell>
              <table:table-cell office:value-type="float" office:value="0.2801193">
                <text:p>0.2801193</text:p>
              </table:table-cell>
              <table:table-cell office:value-type="float" office:value="0.0980345">
                <text:p>0.0980345</text:p>
              </table:table-cell>
              <table:table-cell office:value-type="float" office:value="0.9749232">
                <text:p>0.9749232</text:p>
              </table:table-cell>
            </table:table-row>
            <table:table-row>
              <table:table-cell office:value-type="float" office:value="-0.0400000000000011">
                <text:p>-0.0400000000000011</text:p>
              </table:table-cell>
              <table:table-cell office:value-type="float" office:value="0.2790166">
                <text:p>0.2790166</text:p>
              </table:table-cell>
              <table:table-cell office:value-type="float" office:value="0.0930652">
                <text:p>0.0930652</text:p>
              </table:table-cell>
              <table:table-cell office:value-type="float" office:value="0.9765113">
                <text:p>0.9765113</text:p>
              </table:table-cell>
            </table:table-row>
            <table:table-row>
              <table:table-cell office:value-type="float" office:value="-0.0600000000000012">
                <text:p>-0.0600000000000012</text:p>
              </table:table-cell>
              <table:table-cell office:value-type="float" office:value="0.2771729">
                <text:p>0.2771729</text:p>
              </table:table-cell>
              <table:table-cell office:value-type="float" office:value="0.0875987">
                <text:p>0.0875987</text:p>
              </table:table-cell>
              <table:table-cell office:value-type="float" office:value="0.9780349">
                <text:p>0.9780349</text:p>
              </table:table-cell>
            </table:table-row>
            <table:table-row>
              <table:table-cell office:value-type="float" office:value="-0.0800000000000012">
                <text:p>-0.0800000000000012</text:p>
              </table:table-cell>
              <table:table-cell office:value-type="float" office:value="0.1008351">
                <text:p>0.1008351</text:p>
              </table:table-cell>
              <table:table-cell office:value-type="float" office:value="0.0301417">
                <text:p>0.0301417</text:p>
              </table:table-cell>
              <table:table-cell office:value-type="float" office:value="0.9913164">
                <text:p>0.9913164</text:p>
              </table:table-cell>
            </table:table-row>
            <table:table-row>
              <table:table-cell office:value-type="float" office:value="-0.100000000000001">
                <text:p>-0.100000000000001</text:p>
              </table:table-cell>
              <table:table-cell office:value-type="float" office:value="0.0860257">
                <text:p>0.0860257</text:p>
              </table:table-cell>
              <table:table-cell office:value-type="float" office:value="0.021963">
                <text:p>0.021963</text:p>
              </table:table-cell>
              <table:table-cell office:value-type="float" office:value="0.9939772">
                <text:p>0.9939772</text:p>
              </table:table-cell>
            </table:table-row>
            <table:table-row>
              <table:table-cell office:value-type="float" office:value="-0.120000000000001">
                <text:p>-0.120000000000001</text:p>
              </table:table-cell>
              <table:table-cell office:value-type="float" office:value="0.0747415">
                <text:p>0.0747415</text:p>
              </table:table-cell>
              <table:table-cell office:value-type="float" office:value="0.0189726">
                <text:p>0.0189726</text:p>
              </table:table-cell>
              <table:table-cell office:value-type="float" office:value="0.9949058">
                <text:p>0.9949058</text:p>
              </table:table-cell>
            </table:table-row>
            <table:table-row>
              <table:table-cell office:value-type="float" office:value="-0.140000000000001">
                <text:p>-0.140000000000001</text:p>
              </table:table-cell>
              <table:table-cell office:value-type="float" office:value="0.0343556">
                <text:p>0.0343556</text:p>
              </table:table-cell>
              <table:table-cell office:value-type="float" office:value="0.0099549">
                <text:p>0.0099549</text:p>
              </table:table-cell>
              <table:table-cell office:value-type="float" office:value="0.997377">
                <text:p>0.997377</text:p>
              </table:table-cell>
            </table:table-row>
            <table:table-row>
              <table:table-cell office:value-type="float" office:value="-0.160000000000001">
                <text:p>-0.160000000000001</text:p>
              </table:table-cell>
              <table:table-cell office:value-type="float" office:value="0.024922">
                <text:p>0.024922</text:p>
              </table:table-cell>
              <table:table-cell office:value-type="float" office:value="0.005893">
                <text:p>0.005893</text:p>
              </table:table-cell>
              <table:table-cell office:value-type="float" office:value="0.9984156">
                <text:p>0.9984156</text:p>
              </table:table-cell>
            </table:table-row>
            <table:table-row>
              <table:table-cell office:value-type="float" office:value="-0.180000000000001">
                <text:p>-0.180000000000001</text:p>
              </table:table-cell>
              <table:table-cell office:value-type="float" office:value="0.0203314">
                <text:p>0.0203314</text:p>
              </table:table-cell>
              <table:table-cell office:value-type="float" office:value="0.0049037">
                <text:p>0.0049037</text:p>
              </table:table-cell>
              <table:table-cell office:value-type="float" office:value="0.9989046">
                <text:p>0.9989046</text:p>
              </table:table-cell>
            </table:table-row>
            <table:table-row>
              <table:table-cell office:value-type="float" office:value="-0.200000000000001">
                <text:p>-0.200000000000001</text:p>
              </table:table-cell>
              <table:table-cell office:value-type="float" office:value="0.0116878">
                <text:p>0.0116878</text:p>
              </table:table-cell>
              <table:table-cell office:value-type="float" office:value="0.0033267">
                <text:p>0.0033267</text:p>
              </table:table-cell>
              <table:table-cell office:value-type="float" office:value="0.9993365">
                <text:p>0.9993365</text:p>
              </table:table-cell>
            </table:table-row>
            <table:table-row>
              <table:table-cell office:value-type="float" office:value="-0.220000000000001">
                <text:p>-0.220000000000001</text:p>
              </table:table-cell>
              <table:table-cell office:value-type="float" office:value="0.0068937">
                <text:p>0.0068937</text:p>
              </table:table-cell>
              <table:table-cell office:value-type="float" office:value="0.0016571">
                <text:p>0.0016571</text:p>
              </table:table-cell>
              <table:table-cell office:value-type="float" office:value="0.9996549">
                <text:p>0.9996549</text:p>
              </table:table-cell>
            </table:table-row>
            <table:table-row>
              <table:table-cell office:value-type="float" office:value="-0.240000000000001">
                <text:p>-0.240000000000001</text:p>
              </table:table-cell>
              <table:table-cell office:value-type="float" office:value="0.0056711">
                <text:p>0.0056711</text:p>
              </table:table-cell>
              <table:table-cell office:value-type="float" office:value="0.0010233">
                <text:p>0.0010233</text:p>
              </table:table-cell>
              <table:table-cell office:value-type="float" office:value="0.9998066">
                <text:p>0.9998066</text:p>
              </table:table-cell>
            </table:table-row>
            <table:table-row>
              <table:table-cell office:value-type="float" office:value="-0.260000000000001">
                <text:p>-0.260000000000001</text:p>
              </table:table-cell>
              <table:table-cell office:value-type="float" office:value="0.0044902">
                <text:p>0.0044902</text:p>
              </table:table-cell>
              <table:table-cell office:value-type="float" office:value="0.0006674">
                <text:p>0.0006674</text:p>
              </table:table-cell>
              <table:table-cell office:value-type="float" office:value="0.9998711">
                <text:p>0.9998711</text:p>
              </table:table-cell>
            </table:table-row>
            <table:table-row>
              <table:table-cell office:value-type="float" office:value="-0.280000000000001">
                <text:p>-0.280000000000001</text:p>
              </table:table-cell>
              <table:table-cell office:value-type="float" office:value="0.0031372">
                <text:p>0.0031372</text:p>
              </table:table-cell>
              <table:table-cell office:value-type="float" office:value="0.0004119">
                <text:p>0.0004119</text:p>
              </table:table-cell>
              <table:table-cell office:value-type="float" office:value="0.9999203">
                <text:p>0.9999203</text:p>
              </table:table-cell>
            </table:table-row>
            <table:table-row>
              <table:table-cell office:value-type="float" office:value="-0.300000000000001">
                <text:p>-0.300000000000001</text:p>
              </table:table-cell>
              <table:table-cell office:value-type="float" office:value="0.0024947">
                <text:p>0.0024947</text:p>
              </table:table-cell>
              <table:table-cell office:value-type="float" office:value="0.0002561">
                <text:p>0.0002561</text:p>
              </table:table-cell>
              <table:table-cell office:value-type="float" office:value="0.9999772">
                <text:p>0.9999772</text:p>
              </table:table-cell>
            </table:table-row>
            <table:table-row>
              <table:table-cell office:value-type="float" office:value="-0.320000000000001">
                <text:p>-0.320000000000001</text:p>
              </table:table-cell>
              <table:table-cell office:value-type="float" office:value="0.0020865">
                <text:p>0.0020865</text:p>
              </table:table-cell>
              <table:table-cell office:value-type="float" office:value="0.0001892">
                <text:p>0.0001892</text:p>
              </table:table-cell>
              <table:table-cell office:value-type="float" office:value="0.9999886">
                <text:p>0.9999886</text:p>
              </table:table-cell>
            </table:table-row>
            <table:table-row>
              <table:table-cell office:value-type="float" office:value="-0.340000000000001">
                <text:p>-0.340000000000001</text:p>
              </table:table-cell>
              <table:table-cell office:value-type="float" office:value="0.0013736">
                <text:p>0.0013736</text:p>
              </table:table-cell>
              <table:table-cell office:value-type="float" office:value="0.0001559">
                <text:p>0.0001559</text:p>
              </table:table-cell>
              <table:table-cell office:value-type="float" office:value="0.9999962">
                <text:p>0.9999962</text:p>
              </table:table-cell>
            </table:table-row>
            <table:table-row>
              <table:table-cell office:value-type="float" office:value="-0.360000000000001">
                <text:p>-0.360000000000001</text:p>
              </table:table-cell>
              <table:table-cell office:value-type="float" office:value="0.0007444">
                <text:p>0.0007444</text:p>
              </table:table-cell>
              <table:table-cell office:value-type="float" office:value="0.0000222">
                <text:p>0.0000222</text:p>
              </table:table-cell>
              <table:table-cell office:value-type="float" office:value="0.9999962">
                <text:p>0.9999962</text:p>
              </table:table-cell>
            </table:table-row>
            <table:table-row>
              <table:table-cell office:value-type="float" office:value="-0.380000000000001">
                <text:p>-0.380000000000001</text:p>
              </table:table-cell>
              <table:table-cell office:value-type="float" office:value="0.0007444">
                <text:p>0.0007444</text:p>
              </table:table-cell>
              <table:table-cell office:value-type="float" office:value="0">
                <text:p>0</text:p>
              </table:table-cell>
              <table:table-cell office:value-type="float" office:value="0.9999962">
                <text:p>0.9999962</text:p>
              </table:table-cell>
            </table:table-row>
            <table:table-row>
              <table:table-cell office:value-type="float" office:value="-0.400000000000001">
                <text:p>-0.400000000000001</text:p>
              </table:table-cell>
              <table:table-cell office:value-type="float" office:value="0.0002094">
                <text:p>0.00020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420000000000001">
                <text:p>-0.420000000000001</text:p>
              </table:table-cell>
              <table:table-cell office:value-type="float" office:value="0.0002094">
                <text:p>0.00020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440000000000001">
                <text:p>-0.440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460000000000002">
                <text:p>-0.46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480000000000002">
                <text:p>-0.48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500000000000002">
                <text:p>-0.50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520000000000002">
                <text:p>-0.52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540000000000002">
                <text:p>-0.54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560000000000002">
                <text:p>-0.56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580000000000002">
                <text:p>-0.58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600000000000002">
                <text:p>-0.60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620000000000002">
                <text:p>-0.62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640000000000002">
                <text:p>-0.64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660000000000002">
                <text:p>-0.66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680000000000002">
                <text:p>-0.68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700000000000002">
                <text:p>-0.70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720000000000002">
                <text:p>-0.72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740000000000002">
                <text:p>-0.74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760000000000002">
                <text:p>-0.76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780000000000002">
                <text:p>-0.78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800000000000002">
                <text:p>-0.80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820000000000002">
                <text:p>-0.82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840000000000002">
                <text:p>-0.84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860000000000002">
                <text:p>-0.86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880000000000002">
                <text:p>-0.88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900000000000002">
                <text:p>-0.90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920000000000002">
                <text:p>-0.92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940000000000002">
                <text:p>-0.94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960000000000002">
                <text:p>-0.96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980000000000002">
                <text:p>-0.98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750" chart:maximum="10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2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932cm" svg:height="15.149cm" xlink:href=".." xlink:type="simple" chart:class="chart:scatter" chart:style-name="ch1">
        <chart:title svg:x="10.618cm" svg:y="0.438cm" chart:style-name="ch2">
          <text:p>Shrinking Hyper Rectangles</text:p>
        </chart:title>
        <chart:subtitle svg:x="11.464cm" svg:y="1.545cm" chart:style-name="ch3">
          <text:p>tolerance manipulation</text:p>
        </chart:subtitle>
        <chart:plot-area chart:style-name="ch4" table:cell-range-address="Rectangle_tolerance.AI2:Rectangle_tolerance.AJ101" svg:x="1.549cm" svg:y="2.556cm" svg:width="24.845cm" svg:height="11.31cm">
          <chartooo:coordinate-region svg:x="2.726cm" svg:y="2.755cm" svg:width="23.296cm" svg:height="10.464cm"/>
          <chart:axis chart:dimension="x" chart:name="primary-x" chart:style-name="ch5">
            <chart:title svg:x="12.591cm" svg:y="14.168cm" chart:style-name="ch6">
              <text:p>Properly classified</text:p>
            </chart:title>
          </chart:axis>
          <chart:axis chart:dimension="y" chart:name="primary-y" chart:style-name="ch7">
            <chart:title svg:x="0.451cm" svg:y="9.499cm" chart:style-name="ch8">
              <text:p>Properly rejected</text:p>
            </chart:title>
            <chart:grid chart:style-name="ch9" chart:class="major"/>
          </chart:axis>
          <chart:series chart:style-name="ch10" chart:values-cell-range-address="Rectangle_tolerance.AJ2:Rectangle_tolerance.AJ101" chart:class="chart:scatter">
            <chart:domain table:cell-range-address="Rectangle_tolerance.AI2:Rectangle_tolerance.AI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Rectangle_tolerance.AI2:Rectangle_tolerance.AI101</svg:desc>
                </draw:g>
              </table:table-cell>
              <table:table-cell office:value-type="float" office:value="5499.8814">
                <text:p>5499.8814</text:p>
                <draw:g>
                  <svg:desc>Rectangle_tolerance.AJ2:Rectangle_tolerance.A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9.9119">
                <text:p>999.9119</text:p>
              </table:table-cell>
              <table:table-cell office:value-type="float" office:value="6197.4068">
                <text:p>6197.4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9.9119">
                <text:p>999.9119</text:p>
              </table:table-cell>
              <table:table-cell office:value-type="float" office:value="6271.9098">
                <text:p>6271.9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9.9119">
                <text:p>999.9119</text:p>
              </table:table-cell>
              <table:table-cell office:value-type="float" office:value="6471.4702">
                <text:p>6471.4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9.9119">
                <text:p>999.9119</text:p>
              </table:table-cell>
              <table:table-cell office:value-type="float" office:value="6554.4518">
                <text:p>6554.45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9.9119">
                <text:p>999.9119</text:p>
              </table:table-cell>
              <table:table-cell office:value-type="float" office:value="6657.5366">
                <text:p>6657.5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9.9119">
                <text:p>999.9119</text:p>
              </table:table-cell>
              <table:table-cell office:value-type="float" office:value="6808.8982">
                <text:p>6808.8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9.9119">
                <text:p>999.9119</text:p>
              </table:table-cell>
              <table:table-cell office:value-type="float" office:value="6944.2048">
                <text:p>6944.2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9.9119">
                <text:p>999.9119</text:p>
              </table:table-cell>
              <table:table-cell office:value-type="float" office:value="7147.907">
                <text:p>7147.9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9.8238">
                <text:p>999.8238</text:p>
              </table:table-cell>
              <table:table-cell office:value-type="float" office:value="7394.0776">
                <text:p>7394.07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9.8238">
                <text:p>999.8238</text:p>
              </table:table-cell>
              <table:table-cell office:value-type="float" office:value="7531.0612">
                <text:p>7531.0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9.8238">
                <text:p>999.8238</text:p>
              </table:table-cell>
              <table:table-cell office:value-type="float" office:value="7915.7936">
                <text:p>7915.7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9.8238">
                <text:p>999.8238</text:p>
              </table:table-cell>
              <table:table-cell office:value-type="float" office:value="8133.0002">
                <text:p>8133.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9.8238">
                <text:p>999.8238</text:p>
              </table:table-cell>
              <table:table-cell office:value-type="float" office:value="8307.2314">
                <text:p>8307.23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9.8238">
                <text:p>999.8238</text:p>
              </table:table-cell>
              <table:table-cell office:value-type="float" office:value="8513.0942">
                <text:p>8513.0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9.8238">
                <text:p>999.8238</text:p>
              </table:table-cell>
              <table:table-cell office:value-type="float" office:value="8826.974">
                <text:p>8826.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9.8238">
                <text:p>999.8238</text:p>
              </table:table-cell>
              <table:table-cell office:value-type="float" office:value="9004.749">
                <text:p>9004.7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9.4221">
                <text:p>999.4221</text:p>
              </table:table-cell>
              <table:table-cell office:value-type="float" office:value="10121.4048">
                <text:p>10121.4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9.4221">
                <text:p>999.4221</text:p>
              </table:table-cell>
              <table:table-cell office:value-type="float" office:value="10282.9246">
                <text:p>10282.9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9.4221">
                <text:p>999.4221</text:p>
              </table:table-cell>
              <table:table-cell office:value-type="float" office:value="10565.5602">
                <text:p>10565.5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9.4221">
                <text:p>999.4221</text:p>
              </table:table-cell>
              <table:table-cell office:value-type="float" office:value="10776.1602">
                <text:p>10776.16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9.4221">
                <text:p>999.4221</text:p>
              </table:table-cell>
              <table:table-cell office:value-type="float" office:value="11131.913">
                <text:p>11131.9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9.4221">
                <text:p>999.4221</text:p>
              </table:table-cell>
              <table:table-cell office:value-type="float" office:value="11363.1102">
                <text:p>11363.11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9.4221">
                <text:p>999.4221</text:p>
              </table:table-cell>
              <table:table-cell office:value-type="float" office:value="11729.12">
                <text:p>11729.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9.334">
                <text:p>999.334</text:p>
              </table:table-cell>
              <table:table-cell office:value-type="float" office:value="11988.6">
                <text:p>11988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9.334">
                <text:p>999.334</text:p>
              </table:table-cell>
              <table:table-cell office:value-type="float" office:value="12553.9726">
                <text:p>12553.97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9.334">
                <text:p>999.334</text:p>
              </table:table-cell>
              <table:table-cell office:value-type="float" office:value="12893.2726">
                <text:p>12893.27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9.334">
                <text:p>999.334</text:p>
              </table:table-cell>
              <table:table-cell office:value-type="float" office:value="13246.1706">
                <text:p>13246.17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9.235">
                <text:p>999.235</text:p>
              </table:table-cell>
              <table:table-cell office:value-type="float" office:value="13642.3404">
                <text:p>13642.34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9.1306">
                <text:p>999.1306</text:p>
              </table:table-cell>
              <table:table-cell office:value-type="float" office:value="13987.0588">
                <text:p>13987.0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8.9324">
                <text:p>998.9324</text:p>
              </table:table-cell>
              <table:table-cell office:value-type="float" office:value="14394.1616">
                <text:p>14394.16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8.828">
                <text:p>998.828</text:p>
              </table:table-cell>
              <table:table-cell office:value-type="float" office:value="14656.9878">
                <text:p>14656.98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8.7253">
                <text:p>998.7253</text:p>
              </table:table-cell>
              <table:table-cell office:value-type="float" office:value="14991.3608">
                <text:p>14991.36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8.52">
                <text:p>998.52</text:p>
              </table:table-cell>
              <table:table-cell office:value-type="float" office:value="15376.0022">
                <text:p>15376.00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8.0122">
                <text:p>998.0122</text:p>
              </table:table-cell>
              <table:table-cell office:value-type="float" office:value="15862.6312">
                <text:p>15862.63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7.9241">
                <text:p>997.9241</text:p>
              </table:table-cell>
              <table:table-cell office:value-type="float" office:value="16197.5008">
                <text:p>16197.50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7.7154">
                <text:p>997.7154</text:p>
              </table:table-cell>
              <table:table-cell office:value-type="float" office:value="16545.9658">
                <text:p>16545.96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7.3968">
                <text:p>997.3968</text:p>
              </table:table-cell>
              <table:table-cell office:value-type="float" office:value="16865.3602">
                <text:p>16865.36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7.1987">
                <text:p>997.1987</text:p>
              </table:table-cell>
              <table:table-cell office:value-type="float" office:value="17221.5134">
                <text:p>17221.51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6.9899">
                <text:p>996.9899</text:p>
              </table:table-cell>
              <table:table-cell office:value-type="float" office:value="17903.3686">
                <text:p>17903.36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6.5824">
                <text:p>996.5824</text:p>
              </table:table-cell>
              <table:table-cell office:value-type="float" office:value="18278.1482">
                <text:p>18278.14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6.189">
                <text:p>996.189</text:p>
              </table:table-cell>
              <table:table-cell office:value-type="float" office:value="18576.8518">
                <text:p>18576.85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5.7835">
                <text:p>995.7835</text:p>
              </table:table-cell>
              <table:table-cell office:value-type="float" office:value="19051.656">
                <text:p>19051.6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4.8455">
                <text:p>994.8455</text:p>
              </table:table-cell>
              <table:table-cell office:value-type="float" office:value="19535.8202">
                <text:p>19535.82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4.5288">
                <text:p>994.5288</text:p>
              </table:table-cell>
              <table:table-cell office:value-type="float" office:value="19803.4772">
                <text:p>19803.47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4.013">
                <text:p>994.013</text:p>
              </table:table-cell>
              <table:table-cell office:value-type="float" office:value="20334.2568">
                <text:p>20334.25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2.7982">
                <text:p>992.7982</text:p>
              </table:table-cell>
              <table:table-cell office:value-type="float" office:value="20837.9392">
                <text:p>20837.93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2.2157">
                <text:p>992.2157</text:p>
              </table:table-cell>
              <table:table-cell office:value-type="float" office:value="22231.5132">
                <text:p>22231.51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1.3808">
                <text:p>991.3808</text:p>
              </table:table-cell>
              <table:table-cell office:value-type="float" office:value="22410.8664">
                <text:p>22410.86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0.9788">
                <text:p>990.9788</text:p>
              </table:table-cell>
              <table:table-cell office:value-type="float" office:value="22614.9638">
                <text:p>22614.96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0.9133">
                <text:p>280.9133</text:p>
              </table:table-cell>
              <table:table-cell office:value-type="float" office:value="25309.6688">
                <text:p>25309.66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0.1193">
                <text:p>280.1193</text:p>
              </table:table-cell>
              <table:table-cell office:value-type="float" office:value="25348.0032">
                <text:p>25348.00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9.0166">
                <text:p>279.0166</text:p>
              </table:table-cell>
              <table:table-cell office:value-type="float" office:value="25389.2938">
                <text:p>25389.29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7.1729">
                <text:p>277.1729</text:p>
              </table:table-cell>
              <table:table-cell office:value-type="float" office:value="25428.9074">
                <text:p>25428.90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.8351">
                <text:p>100.8351</text:p>
              </table:table-cell>
              <table:table-cell office:value-type="float" office:value="25774.2264">
                <text:p>25774.22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6.0257">
                <text:p>86.0257</text:p>
              </table:table-cell>
              <table:table-cell office:value-type="float" office:value="25843.4072">
                <text:p>25843.40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.7415">
                <text:p>74.7415</text:p>
              </table:table-cell>
              <table:table-cell office:value-type="float" office:value="25867.5508">
                <text:p>25867.55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.3556">
                <text:p>34.3556</text:p>
              </table:table-cell>
              <table:table-cell office:value-type="float" office:value="25931.802">
                <text:p>25931.8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.922">
                <text:p>24.922</text:p>
              </table:table-cell>
              <table:table-cell office:value-type="float" office:value="25958.8056">
                <text:p>25958.80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.3314">
                <text:p>20.3314</text:p>
              </table:table-cell>
              <table:table-cell office:value-type="float" office:value="25971.5196">
                <text:p>25971.51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6878">
                <text:p>11.6878</text:p>
              </table:table-cell>
              <table:table-cell office:value-type="float" office:value="25982.749">
                <text:p>25982.7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8937">
                <text:p>6.8937</text:p>
              </table:table-cell>
              <table:table-cell office:value-type="float" office:value="25991.0274">
                <text:p>25991.02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6711">
                <text:p>5.6711</text:p>
              </table:table-cell>
              <table:table-cell office:value-type="float" office:value="25994.9716">
                <text:p>25994.97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4902">
                <text:p>4.4902</text:p>
              </table:table-cell>
              <table:table-cell office:value-type="float" office:value="25996.6486">
                <text:p>25996.64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372">
                <text:p>3.1372</text:p>
              </table:table-cell>
              <table:table-cell office:value-type="float" office:value="25997.9278">
                <text:p>25997.92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4947">
                <text:p>2.4947</text:p>
              </table:table-cell>
              <table:table-cell office:value-type="float" office:value="25999.4072">
                <text:p>25999.40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865">
                <text:p>2.0865</text:p>
              </table:table-cell>
              <table:table-cell office:value-type="float" office:value="25999.7036">
                <text:p>25999.70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736">
                <text:p>1.3736</text:p>
              </table:table-cell>
              <table:table-cell office:value-type="float" office:value="25999.9012">
                <text:p>25999.90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444">
                <text:p>0.7444</text:p>
              </table:table-cell>
              <table:table-cell office:value-type="float" office:value="25999.9012">
                <text:p>25999.90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444">
                <text:p>0.7444</text:p>
              </table:table-cell>
              <table:table-cell office:value-type="float" office:value="25999.9012">
                <text:p>25999.90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094">
                <text:p>0.2094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094">
                <text:p>0.2094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26000">
                <text:p>260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width="0.2cm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73cm" svg:height="16.723cm" xlink:href=".." xlink:type="simple" chart:class="chart:line" chart:style-name="ch1">
        <chart:title svg:x="12.017cm" svg:y="0.47cm" chart:style-name="ch2">
          <text:p>Shrinking Hyper Rectangles</text:p>
        </chart:title>
        <chart:subtitle svg:x="13.22cm" svg:y="1.609cm" chart:style-name="ch3">
          <text:p>elements rejection</text:p>
        </chart:subtitle>
        <chart:legend chart:legend-position="end" svg:x="26.375cm" svg:y="7.564cm" style:legend-expansion="high" chart:style-name="ch4"/>
        <chart:plot-area chart:style-name="ch5" table:cell-range-address="Rectangle_removal.AE2:Rectangle_removal.AH101" chart:data-source-has-labels="both" svg:x="1.605cm" svg:y="2.652cm" svg:width="24.176cm" svg:height="12.756cm">
          <chartooo:coordinate-region svg:x="2.332cm" svg:y="2.773cm" svg:width="23.308cm" svg:height="11.633cm"/>
          <chart:axis chart:dimension="x" chart:name="primary-x" chart:style-name="ch6" chartooo:axis-type="text">
            <chart:title svg:x="11.889cm" svg:y="15.742cm" chart:style-name="ch7">
              <text:p>No. of elements rejected</text:p>
            </chart:title>
            <chart:categories table:cell-range-address="Rectangle_removal.AE2:Rectangle_removal.AE101"/>
          </chart:axis>
          <chart:axis chart:dimension="y" chart:name="primary-y" chart:style-name="ch8">
            <chart:title svg:x="0.451cm" svg:y="9.431cm" chart:style-name="ch9">
              <text:p>Rate</text:p>
            </chart:title>
            <chart:grid chart:style-name="ch10" chart:class="major"/>
          </chart:axis>
          <chart:series chart:style-name="ch11" chart:values-cell-range-address="Rectangle_removal.AF2:Rectangle_removal.AF101" loext:label-string="classification" chart:class="chart:line">
            <chart:data-point chart:repeated="100"/>
          </chart:series>
          <chart:series chart:style-name="ch12" chart:values-cell-range-address="Rectangle_removal.AG2:Rectangle_removal.AG101" loext:label-string="identification" chart:class="chart:line">
            <chart:data-point chart:repeated="100"/>
          </chart:series>
          <chart:series chart:style-name="ch13" chart:values-cell-range-address="Rectangle_removal.AH2:Rectangle_removal.AH101" loext:label-string="rejection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ication</text:p>
              </table:table-cell>
              <table:table-cell office:value-type="string">
                <text:p>identification</text:p>
              </table:table-cell>
              <table:table-cell office:value-type="string">
                <text:p>rejection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ctangle_removal.AE2:Rectangle_removal.AE101</svg:desc>
                </draw:g>
              </table:table-cell>
              <table:table-cell office:value-type="float" office:value="1">
                <text:p>1</text:p>
                <draw:g>
                  <svg:desc>Rectangle_removal.AF2:Rectangle_removal.AF101</svg:desc>
                </draw:g>
              </table:table-cell>
              <table:table-cell office:value-type="float" office:value="0.9122775">
                <text:p>0.9122775</text:p>
                <draw:g>
                  <svg:desc>Rectangle_removal.AG2:Rectangle_removal.AG101</svg:desc>
                </draw:g>
              </table:table-cell>
              <table:table-cell office:value-type="float" office:value="0.2115339">
                <text:p>0.2115339</text:p>
                <draw:g>
                  <svg:desc>Rectangle_removal.AH2:Rectangle_removal.AH101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994247">
                <text:p>0.9994247</text:p>
              </table:table-cell>
              <table:table-cell office:value-type="float" office:value="0.4527328">
                <text:p>0.4527328</text:p>
              </table:table-cell>
              <table:table-cell office:value-type="float" office:value="0.8196908">
                <text:p>0.81969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98632">
                <text:p>0.998632</text:p>
              </table:table-cell>
              <table:table-cell office:value-type="float" office:value="0.4304171">
                <text:p>0.4304171</text:p>
              </table:table-cell>
              <table:table-cell office:value-type="float" office:value="0.8338097">
                <text:p>0.833809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975278">
                <text:p>0.9975278</text:p>
              </table:table-cell>
              <table:table-cell office:value-type="float" office:value="0.4048326">
                <text:p>0.4048326</text:p>
              </table:table-cell>
              <table:table-cell office:value-type="float" office:value="0.8458968">
                <text:p>0.84589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72979">
                <text:p>0.9972979</text:p>
              </table:table-cell>
              <table:table-cell office:value-type="float" office:value="0.3937185">
                <text:p>0.3937185</text:p>
              </table:table-cell>
              <table:table-cell office:value-type="float" office:value="0.8533109">
                <text:p>0.853310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962258">
                <text:p>0.9962258</text:p>
              </table:table-cell>
              <table:table-cell office:value-type="float" office:value="0.3811495">
                <text:p>0.3811495</text:p>
              </table:table-cell>
              <table:table-cell office:value-type="float" office:value="0.8614107">
                <text:p>0.86141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954259">
                <text:p>0.9954259</text:p>
              </table:table-cell>
              <table:table-cell office:value-type="float" office:value="0.361868">
                <text:p>0.361868</text:p>
              </table:table-cell>
              <table:table-cell office:value-type="float" office:value="0.8724217">
                <text:p>0.87242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945379">
                <text:p>0.9945379</text:p>
              </table:table-cell>
              <table:table-cell office:value-type="float" office:value="0.3554125">
                <text:p>0.3554125</text:p>
              </table:table-cell>
              <table:table-cell office:value-type="float" office:value="0.8781261">
                <text:p>0.878126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938079">
                <text:p>0.9938079</text:p>
              </table:table-cell>
              <table:table-cell office:value-type="float" office:value="0.3426191">
                <text:p>0.3426191</text:p>
              </table:table-cell>
              <table:table-cell office:value-type="float" office:value="0.8844031">
                <text:p>0.884403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924545">
                <text:p>0.9924545</text:p>
              </table:table-cell>
              <table:table-cell office:value-type="float" office:value="0.3257738">
                <text:p>0.3257738</text:p>
              </table:table-cell>
              <table:table-cell office:value-type="float" office:value="0.8932191">
                <text:p>0.89321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14404">
                <text:p>0.9914404</text:p>
              </table:table-cell>
              <table:table-cell office:value-type="float" office:value="0.3083729">
                <text:p>0.3083729</text:p>
              </table:table-cell>
              <table:table-cell office:value-type="float" office:value="0.9005875">
                <text:p>0.900587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901405">
                <text:p>0.9901405</text:p>
              </table:table-cell>
              <table:table-cell office:value-type="float" office:value="0.2875657">
                <text:p>0.2875657</text:p>
              </table:table-cell>
              <table:table-cell office:value-type="float" office:value="0.9079862">
                <text:p>0.90798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893363">
                <text:p>0.9893363</text:p>
              </table:table-cell>
              <table:table-cell office:value-type="float" office:value="0.2739059">
                <text:p>0.2739059</text:p>
              </table:table-cell>
              <table:table-cell office:value-type="float" office:value="0.9132208">
                <text:p>0.913220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9888386">
                <text:p>0.9888386</text:p>
              </table:table-cell>
              <table:table-cell office:value-type="float" office:value="0.2647486">
                <text:p>0.2647486</text:p>
              </table:table-cell>
              <table:table-cell office:value-type="float" office:value="0.9178826">
                <text:p>0.917882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865955">
                <text:p>0.9865955</text:p>
              </table:table-cell>
              <table:table-cell office:value-type="float" office:value="0.2574233">
                <text:p>0.2574233</text:p>
              </table:table-cell>
              <table:table-cell office:value-type="float" office:value="0.9214419">
                <text:p>0.921441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9860916">
                <text:p>0.9860916</text:p>
              </table:table-cell>
              <table:table-cell office:value-type="float" office:value="0.24932">
                <text:p>0.24932</text:p>
              </table:table-cell>
              <table:table-cell office:value-type="float" office:value="0.9270478">
                <text:p>0.9270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857057">
                <text:p>0.9857057</text:p>
              </table:table-cell>
              <table:table-cell office:value-type="float" office:value="0.2441514">
                <text:p>0.2441514</text:p>
              </table:table-cell>
              <table:table-cell office:value-type="float" office:value="0.9293257">
                <text:p>0.929325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9840867">
                <text:p>0.9840867</text:p>
              </table:table-cell>
              <table:table-cell office:value-type="float" office:value="0.2292468">
                <text:p>0.2292468</text:p>
              </table:table-cell>
              <table:table-cell office:value-type="float" office:value="0.933859">
                <text:p>0.93385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81804">
                <text:p>0.981804</text:p>
              </table:table-cell>
              <table:table-cell office:value-type="float" office:value="0.2182389">
                <text:p>0.2182389</text:p>
              </table:table-cell>
              <table:table-cell office:value-type="float" office:value="0.9382141">
                <text:p>0.938214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9800101">
                <text:p>0.9800101</text:p>
              </table:table-cell>
              <table:table-cell office:value-type="float" office:value="0.198056">
                <text:p>0.198056</text:p>
              </table:table-cell>
              <table:table-cell office:value-type="float" office:value="0.9433764">
                <text:p>0.943376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785985">
                <text:p>0.9785985</text:p>
              </table:table-cell>
              <table:table-cell office:value-type="float" office:value="0.1899079">
                <text:p>0.1899079</text:p>
              </table:table-cell>
              <table:table-cell office:value-type="float" office:value="0.9464276">
                <text:p>0.946427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9784087">
                <text:p>0.9784087</text:p>
              </table:table-cell>
              <table:table-cell office:value-type="float" office:value="0.1799218">
                <text:p>0.1799218</text:p>
              </table:table-cell>
              <table:table-cell office:value-type="float" office:value="0.9498731">
                <text:p>0.949873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9765956">
                <text:p>0.9765956</text:p>
              </table:table-cell>
              <table:table-cell office:value-type="float" office:value="0.1746322">
                <text:p>0.1746322</text:p>
              </table:table-cell>
              <table:table-cell office:value-type="float" office:value="0.9527917">
                <text:p>0.952791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9745892">
                <text:p>0.9745892</text:p>
              </table:table-cell>
              <table:table-cell office:value-type="float" office:value="0.1686982">
                <text:p>0.1686982</text:p>
              </table:table-cell>
              <table:table-cell office:value-type="float" office:value="0.9546867">
                <text:p>0.954686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9736286">
                <text:p>0.9736286</text:p>
              </table:table-cell>
              <table:table-cell office:value-type="float" office:value="0.1607997">
                <text:p>0.1607997</text:p>
              </table:table-cell>
              <table:table-cell office:value-type="float" office:value="0.9569041">
                <text:p>0.956904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9713836">
                <text:p>0.9713836</text:p>
              </table:table-cell>
              <table:table-cell office:value-type="float" office:value="0.1550818">
                <text:p>0.1550818</text:p>
              </table:table-cell>
              <table:table-cell office:value-type="float" office:value="0.958549">
                <text:p>0.95854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685352">
                <text:p>0.9685352</text:p>
              </table:table-cell>
              <table:table-cell office:value-type="float" office:value="0.1473069">
                <text:p>0.1473069</text:p>
              </table:table-cell>
              <table:table-cell office:value-type="float" office:value="0.9612288">
                <text:p>0.961228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9681501">
                <text:p>0.9681501</text:p>
              </table:table-cell>
              <table:table-cell office:value-type="float" office:value="0.1426794">
                <text:p>0.1426794</text:p>
              </table:table-cell>
              <table:table-cell office:value-type="float" office:value="0.9637267">
                <text:p>0.963726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966577">
                <text:p>0.966577</text:p>
              </table:table-cell>
              <table:table-cell office:value-type="float" office:value="0.1367073">
                <text:p>0.1367073</text:p>
              </table:table-cell>
              <table:table-cell office:value-type="float" office:value="0.9648485">
                <text:p>0.964848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9647935">
                <text:p>0.9647935</text:p>
              </table:table-cell>
              <table:table-cell office:value-type="float" office:value="0.1308004">
                <text:p>0.1308004</text:p>
              </table:table-cell>
              <table:table-cell office:value-type="float" office:value="0.9658681">
                <text:p>0.965868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637666">
                <text:p>0.9637666</text:p>
              </table:table-cell>
              <table:table-cell office:value-type="float" office:value="0.1215127">
                <text:p>0.1215127</text:p>
              </table:table-cell>
              <table:table-cell office:value-type="float" office:value="0.9672364">
                <text:p>0.967236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9611559">
                <text:p>0.9611559</text:p>
              </table:table-cell>
              <table:table-cell office:value-type="float" office:value="0.1186571">
                <text:p>0.1186571</text:p>
              </table:table-cell>
              <table:table-cell office:value-type="float" office:value="0.9693438">
                <text:p>0.969343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9602295">
                <text:p>0.9602295</text:p>
              </table:table-cell>
              <table:table-cell office:value-type="float" office:value="0.1147916">
                <text:p>0.1147916</text:p>
              </table:table-cell>
              <table:table-cell office:value-type="float" office:value="0.9707349">
                <text:p>0.970734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9586274">
                <text:p>0.9586274</text:p>
              </table:table-cell>
              <table:table-cell office:value-type="float" office:value="0.1099116">
                <text:p>0.1099116</text:p>
              </table:table-cell>
              <table:table-cell office:value-type="float" office:value="0.9720652">
                <text:p>0.972065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554621">
                <text:p>0.9554621</text:p>
              </table:table-cell>
              <table:table-cell office:value-type="float" office:value="0.1059439">
                <text:p>0.1059439</text:p>
              </table:table-cell>
              <table:table-cell office:value-type="float" office:value="0.9730282">
                <text:p>0.973028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9560393">
                <text:p>0.9560393</text:p>
              </table:table-cell>
              <table:table-cell office:value-type="float" office:value="0.1034161">
                <text:p>0.1034161</text:p>
              </table:table-cell>
              <table:table-cell office:value-type="float" office:value="0.9734678">
                <text:p>0.973467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952396">
                <text:p>0.952396</text:p>
              </table:table-cell>
              <table:table-cell office:value-type="float" office:value="0.0999391">
                <text:p>0.0999391</text:p>
              </table:table-cell>
              <table:table-cell office:value-type="float" office:value="0.9747793">
                <text:p>0.974779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9509726">
                <text:p>0.9509726</text:p>
              </table:table-cell>
              <table:table-cell office:value-type="float" office:value="0.0966952">
                <text:p>0.0966952</text:p>
              </table:table-cell>
              <table:table-cell office:value-type="float" office:value="0.9760831">
                <text:p>0.976083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9488832">
                <text:p>0.9488832</text:p>
              </table:table-cell>
              <table:table-cell office:value-type="float" office:value="0.0934059">
                <text:p>0.0934059</text:p>
              </table:table-cell>
              <table:table-cell office:value-type="float" office:value="0.9770685">
                <text:p>0.977068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9464897">
                <text:p>0.9464897</text:p>
              </table:table-cell>
              <table:table-cell office:value-type="float" office:value="0.0907972">
                <text:p>0.0907972</text:p>
              </table:table-cell>
              <table:table-cell office:value-type="float" office:value="0.9782245">
                <text:p>0.97822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462074">
                <text:p>0.9462074</text:p>
              </table:table-cell>
              <table:table-cell office:value-type="float" office:value="0.0878417">
                <text:p>0.0878417</text:p>
              </table:table-cell>
              <table:table-cell office:value-type="float" office:value="0.979339">
                <text:p>0.97933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9450141">
                <text:p>0.9450141</text:p>
              </table:table-cell>
              <table:table-cell office:value-type="float" office:value="0.085872">
                <text:p>0.085872</text:p>
              </table:table-cell>
              <table:table-cell office:value-type="float" office:value="0.9797483">
                <text:p>0.979748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9432562">
                <text:p>0.9432562</text:p>
              </table:table-cell>
              <table:table-cell office:value-type="float" office:value="0.0841383">
                <text:p>0.0841383</text:p>
              </table:table-cell>
              <table:table-cell office:value-type="float" office:value="0.9802598">
                <text:p>0.980259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9409946">
                <text:p>0.9409946</text:p>
              </table:table-cell>
              <table:table-cell office:value-type="float" office:value="0.0832635">
                <text:p>0.0832635</text:p>
              </table:table-cell>
              <table:table-cell office:value-type="float" office:value="0.980692">
                <text:p>0.98069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9401683">
                <text:p>0.9401683</text:p>
              </table:table-cell>
              <table:table-cell office:value-type="float" office:value="0.0809766">
                <text:p>0.0809766</text:p>
              </table:table-cell>
              <table:table-cell office:value-type="float" office:value="0.9812947">
                <text:p>0.9812947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9381532">
                <text:p>0.9381532</text:p>
              </table:table-cell>
              <table:table-cell office:value-type="float" office:value="0.0779395">
                <text:p>0.0779395</text:p>
              </table:table-cell>
              <table:table-cell office:value-type="float" office:value="0.9823294">
                <text:p>0.982329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9380387">
                <text:p>0.9380387</text:p>
              </table:table-cell>
              <table:table-cell office:value-type="float" office:value="0.0767973">
                <text:p>0.0767973</text:p>
              </table:table-cell>
              <table:table-cell office:value-type="float" office:value="0.9826592">
                <text:p>0.9826592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9355843">
                <text:p>0.9355843</text:p>
              </table:table-cell>
              <table:table-cell office:value-type="float" office:value="0.0749434">
                <text:p>0.0749434</text:p>
              </table:table-cell>
              <table:table-cell office:value-type="float" office:value="0.9836865">
                <text:p>0.983686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9342376">
                <text:p>0.9342376</text:p>
              </table:table-cell>
              <table:table-cell office:value-type="float" office:value="0.0718109">
                <text:p>0.0718109</text:p>
              </table:table-cell>
              <table:table-cell office:value-type="float" office:value="0.9843726">
                <text:p>0.9843726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9326825">
                <text:p>0.9326825</text:p>
              </table:table-cell>
              <table:table-cell office:value-type="float" office:value="0.0695914">
                <text:p>0.0695914</text:p>
              </table:table-cell>
              <table:table-cell office:value-type="float" office:value="0.9850511">
                <text:p>0.985051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302514">
                <text:p>0.9302514</text:p>
              </table:table-cell>
              <table:table-cell office:value-type="float" office:value="0.0664052">
                <text:p>0.0664052</text:p>
              </table:table-cell>
              <table:table-cell office:value-type="float" office:value="0.9854755">
                <text:p>0.985475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9281293">
                <text:p>0.9281293</text:p>
              </table:table-cell>
              <table:table-cell office:value-type="float" office:value="0.066208">
                <text:p>0.066208</text:p>
              </table:table-cell>
              <table:table-cell office:value-type="float" office:value="0.985809">
                <text:p>0.98580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92474">
                <text:p>0.92474</text:p>
              </table:table-cell>
              <table:table-cell office:value-type="float" office:value="0.063112">
                <text:p>0.063112</text:p>
              </table:table-cell>
              <table:table-cell office:value-type="float" office:value="0.9863284">
                <text:p>0.9863284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9228171">
                <text:p>0.9228171</text:p>
              </table:table-cell>
              <table:table-cell office:value-type="float" office:value="0.0620379">
                <text:p>0.0620379</text:p>
              </table:table-cell>
              <table:table-cell office:value-type="float" office:value="0.9869043">
                <text:p>0.986904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9206876">
                <text:p>0.9206876</text:p>
              </table:table-cell>
              <table:table-cell office:value-type="float" office:value="0.0601946">
                <text:p>0.0601946</text:p>
              </table:table-cell>
              <table:table-cell office:value-type="float" office:value="0.9871508">
                <text:p>0.9871508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9194079">
                <text:p>0.9194079</text:p>
              </table:table-cell>
              <table:table-cell office:value-type="float" office:value="0.058206">
                <text:p>0.058206</text:p>
              </table:table-cell>
              <table:table-cell office:value-type="float" office:value="0.987473">
                <text:p>0.98747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917265">
                <text:p>0.917265</text:p>
              </table:table-cell>
              <table:table-cell office:value-type="float" office:value="0.0574393">
                <text:p>0.0574393</text:p>
              </table:table-cell>
              <table:table-cell office:value-type="float" office:value="0.9878673">
                <text:p>0.9878673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9130854">
                <text:p>0.9130854</text:p>
              </table:table-cell>
              <table:table-cell office:value-type="float" office:value="0.0538603">
                <text:p>0.0538603</text:p>
              </table:table-cell>
              <table:table-cell office:value-type="float" office:value="0.9887995">
                <text:p>0.988799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909654">
                <text:p>0.909654</text:p>
              </table:table-cell>
              <table:table-cell office:value-type="float" office:value="0.0511796">
                <text:p>0.0511796</text:p>
              </table:table-cell>
              <table:table-cell office:value-type="float" office:value="0.9893339">
                <text:p>0.989333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9056283">
                <text:p>0.9056283</text:p>
              </table:table-cell>
              <table:table-cell office:value-type="float" office:value="0.0496621">
                <text:p>0.0496621</text:p>
              </table:table-cell>
              <table:table-cell office:value-type="float" office:value="0.9897243">
                <text:p>0.989724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025848">
                <text:p>0.9025848</text:p>
              </table:table-cell>
              <table:table-cell office:value-type="float" office:value="0.0491093">
                <text:p>0.0491093</text:p>
              </table:table-cell>
              <table:table-cell office:value-type="float" office:value="0.9900467">
                <text:p>0.9900467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9004361">
                <text:p>0.9004361</text:p>
              </table:table-cell>
              <table:table-cell office:value-type="float" office:value="0.0480638">
                <text:p>0.0480638</text:p>
              </table:table-cell>
              <table:table-cell office:value-type="float" office:value="0.9902437">
                <text:p>0.990243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8981624">
                <text:p>0.8981624</text:p>
              </table:table-cell>
              <table:table-cell office:value-type="float" office:value="0.0478231">
                <text:p>0.0478231</text:p>
              </table:table-cell>
              <table:table-cell office:value-type="float" office:value="0.9903954">
                <text:p>0.9903954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8957591">
                <text:p>0.8957591</text:p>
              </table:table-cell>
              <table:table-cell office:value-type="float" office:value="0.0466651">
                <text:p>0.0466651</text:p>
              </table:table-cell>
              <table:table-cell office:value-type="float" office:value="0.9906151">
                <text:p>0.990615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8934838">
                <text:p>0.8934838</text:p>
              </table:table-cell>
              <table:table-cell office:value-type="float" office:value="0.0455889">
                <text:p>0.0455889</text:p>
              </table:table-cell>
              <table:table-cell office:value-type="float" office:value="0.9907061">
                <text:p>0.9907061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8907204">
                <text:p>0.8907204</text:p>
              </table:table-cell>
              <table:table-cell office:value-type="float" office:value="0.0450248">
                <text:p>0.0450248</text:p>
              </table:table-cell>
              <table:table-cell office:value-type="float" office:value="0.9910776">
                <text:p>0.991077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8879848">
                <text:p>0.8879848</text:p>
              </table:table-cell>
              <table:table-cell office:value-type="float" office:value="0.0440978">
                <text:p>0.0440978</text:p>
              </table:table-cell>
              <table:table-cell office:value-type="float" office:value="0.9909071">
                <text:p>0.9909071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8855285">
                <text:p>0.8855285</text:p>
              </table:table-cell>
              <table:table-cell office:value-type="float" office:value="0.0434733">
                <text:p>0.0434733</text:p>
              </table:table-cell>
              <table:table-cell office:value-type="float" office:value="0.991142">
                <text:p>0.99114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884178">
                <text:p>0.884178</text:p>
              </table:table-cell>
              <table:table-cell office:value-type="float" office:value="0.0428194">
                <text:p>0.0428194</text:p>
              </table:table-cell>
              <table:table-cell office:value-type="float" office:value="0.9916728">
                <text:p>0.9916728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8808769">
                <text:p>0.8808769</text:p>
              </table:table-cell>
              <table:table-cell office:value-type="float" office:value="0.0415038">
                <text:p>0.0415038</text:p>
              </table:table-cell>
              <table:table-cell office:value-type="float" office:value="0.9921957">
                <text:p>0.992195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8770832">
                <text:p>0.8770832</text:p>
              </table:table-cell>
              <table:table-cell office:value-type="float" office:value="0.0407359">
                <text:p>0.0407359</text:p>
              </table:table-cell>
              <table:table-cell office:value-type="float" office:value="0.9925028">
                <text:p>0.9925028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8754779">
                <text:p>0.8754779</text:p>
              </table:table-cell>
              <table:table-cell office:value-type="float" office:value="0.0398538">
                <text:p>0.0398538</text:p>
              </table:table-cell>
              <table:table-cell office:value-type="float" office:value="0.9926886">
                <text:p>0.992688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8726664">
                <text:p>0.8726664</text:p>
              </table:table-cell>
              <table:table-cell office:value-type="float" office:value="0.0397561">
                <text:p>0.0397561</text:p>
              </table:table-cell>
              <table:table-cell office:value-type="float" office:value="0.9929691">
                <text:p>0.9929691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8681726">
                <text:p>0.8681726</text:p>
              </table:table-cell>
              <table:table-cell office:value-type="float" office:value="0.0390436">
                <text:p>0.0390436</text:p>
              </table:table-cell>
              <table:table-cell office:value-type="float" office:value="0.9931888">
                <text:p>0.993188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663611">
                <text:p>0.8663611</text:p>
              </table:table-cell>
              <table:table-cell office:value-type="float" office:value="0.0378032">
                <text:p>0.0378032</text:p>
              </table:table-cell>
              <table:table-cell office:value-type="float" office:value="0.9934353">
                <text:p>0.9934353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8641541">
                <text:p>0.8641541</text:p>
              </table:table-cell>
              <table:table-cell office:value-type="float" office:value="0.0370921">
                <text:p>0.0370921</text:p>
              </table:table-cell>
              <table:table-cell office:value-type="float" office:value="0.9936133">
                <text:p>0.993613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8611359">
                <text:p>0.8611359</text:p>
              </table:table-cell>
              <table:table-cell office:value-type="float" office:value="0.0367482">
                <text:p>0.0367482</text:p>
              </table:table-cell>
              <table:table-cell office:value-type="float" office:value="0.9937498">
                <text:p>0.9937498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8580663">
                <text:p>0.8580663</text:p>
              </table:table-cell>
              <table:table-cell office:value-type="float" office:value="0.0355064">
                <text:p>0.0355064</text:p>
              </table:table-cell>
              <table:table-cell office:value-type="float" office:value="0.9938331">
                <text:p>0.993833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8540236">
                <text:p>0.8540236</text:p>
              </table:table-cell>
              <table:table-cell office:value-type="float" office:value="0.0347957">
                <text:p>0.0347957</text:p>
              </table:table-cell>
              <table:table-cell office:value-type="float" office:value="0.994019">
                <text:p>0.994019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8511255">
                <text:p>0.8511255</text:p>
              </table:table-cell>
              <table:table-cell office:value-type="float" office:value="0.0344378">
                <text:p>0.0344378</text:p>
              </table:table-cell>
              <table:table-cell office:value-type="float" office:value="0.9942084">
                <text:p>0.994208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8486354">
                <text:p>0.8486354</text:p>
              </table:table-cell>
              <table:table-cell office:value-type="float" office:value="0.0340431">
                <text:p>0.0340431</text:p>
              </table:table-cell>
              <table:table-cell office:value-type="float" office:value="0.994447">
                <text:p>0.994447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8449435">
                <text:p>0.8449435</text:p>
              </table:table-cell>
              <table:table-cell office:value-type="float" office:value="0.0327094">
                <text:p>0.0327094</text:p>
              </table:table-cell>
              <table:table-cell office:value-type="float" office:value="0.9946858">
                <text:p>0.9946858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8413711">
                <text:p>0.8413711</text:p>
              </table:table-cell>
              <table:table-cell office:value-type="float" office:value="0.0333765">
                <text:p>0.0333765</text:p>
              </table:table-cell>
              <table:table-cell office:value-type="float" office:value="0.9947844">
                <text:p>0.9947844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8396807">
                <text:p>0.8396807</text:p>
              </table:table-cell>
              <table:table-cell office:value-type="float" office:value="0.0331003">
                <text:p>0.0331003</text:p>
              </table:table-cell>
              <table:table-cell office:value-type="float" office:value="0.9949058">
                <text:p>0.994905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8363624">
                <text:p>0.8363624</text:p>
              </table:table-cell>
              <table:table-cell office:value-type="float" office:value="0.0317923">
                <text:p>0.0317923</text:p>
              </table:table-cell>
              <table:table-cell office:value-type="float" office:value="0.9949702">
                <text:p>0.9949702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83338">
                <text:p>0.83338</text:p>
              </table:table-cell>
              <table:table-cell office:value-type="float" office:value="0.0306013">
                <text:p>0.0306013</text:p>
              </table:table-cell>
              <table:table-cell office:value-type="float" office:value="0.9949703">
                <text:p>0.994970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8300044">
                <text:p>0.8300044</text:p>
              </table:table-cell>
              <table:table-cell office:value-type="float" office:value="0.0293232">
                <text:p>0.0293232</text:p>
              </table:table-cell>
              <table:table-cell office:value-type="float" office:value="0.9952925">
                <text:p>0.9952925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8276122">
                <text:p>0.8276122</text:p>
              </table:table-cell>
              <table:table-cell office:value-type="float" office:value="0.0291799">
                <text:p>0.0291799</text:p>
              </table:table-cell>
              <table:table-cell office:value-type="float" office:value="0.9954366">
                <text:p>0.995436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8240743">
                <text:p>0.8240743</text:p>
              </table:table-cell>
              <table:table-cell office:value-type="float" office:value="0.0276544">
                <text:p>0.0276544</text:p>
              </table:table-cell>
              <table:table-cell office:value-type="float" office:value="0.9956183">
                <text:p>0.9956183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8214298">
                <text:p>0.8214298</text:p>
              </table:table-cell>
              <table:table-cell office:value-type="float" office:value="0.0277533">
                <text:p>0.0277533</text:p>
              </table:table-cell>
              <table:table-cell office:value-type="float" office:value="0.9956791">
                <text:p>0.995679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8161537">
                <text:p>0.8161537</text:p>
              </table:table-cell>
              <table:table-cell office:value-type="float" office:value="0.0272273">
                <text:p>0.0272273</text:p>
              </table:table-cell>
              <table:table-cell office:value-type="float" office:value="0.99588">
                <text:p>0.99588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8111061">
                <text:p>0.8111061</text:p>
              </table:table-cell>
              <table:table-cell office:value-type="float" office:value="0.0262823">
                <text:p>0.0262823</text:p>
              </table:table-cell>
              <table:table-cell office:value-type="float" office:value="0.9960808">
                <text:p>0.996080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8101607">
                <text:p>0.8101607</text:p>
              </table:table-cell>
              <table:table-cell office:value-type="float" office:value="0.0252634">
                <text:p>0.0252634</text:p>
              </table:table-cell>
              <table:table-cell office:value-type="float" office:value="0.9961604">
                <text:p>0.9961604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805806">
                <text:p>0.805806</text:p>
              </table:table-cell>
              <table:table-cell office:value-type="float" office:value="0.0246073">
                <text:p>0.0246073</text:p>
              </table:table-cell>
              <table:table-cell office:value-type="float" office:value="0.9963233">
                <text:p>0.9963233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8015343">
                <text:p>0.8015343</text:p>
              </table:table-cell>
              <table:table-cell office:value-type="float" office:value="0.0242182">
                <text:p>0.0242182</text:p>
              </table:table-cell>
              <table:table-cell office:value-type="float" office:value="0.9964483">
                <text:p>0.9964483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7967011">
                <text:p>0.7967011</text:p>
              </table:table-cell>
              <table:table-cell office:value-type="float" office:value="0.0244177">
                <text:p>0.0244177</text:p>
              </table:table-cell>
              <table:table-cell office:value-type="float" office:value="0.9964445">
                <text:p>0.996444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7920406">
                <text:p>0.7920406</text:p>
              </table:table-cell>
              <table:table-cell office:value-type="float" office:value="0.0235738">
                <text:p>0.0235738</text:p>
              </table:table-cell>
              <table:table-cell office:value-type="float" office:value="0.9965394">
                <text:p>0.9965394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7904167">
                <text:p>0.7904167</text:p>
              </table:table-cell>
              <table:table-cell office:value-type="float" office:value="0.0232299">
                <text:p>0.0232299</text:p>
              </table:table-cell>
              <table:table-cell office:value-type="float" office:value="0.9966265">
                <text:p>0.996626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7892661">
                <text:p>0.7892661</text:p>
              </table:table-cell>
              <table:table-cell office:value-type="float" office:value="0.0224392">
                <text:p>0.0224392</text:p>
              </table:table-cell>
              <table:table-cell office:value-type="float" office:value="0.9968198">
                <text:p>0.9968198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7828111">
                <text:p>0.7828111</text:p>
              </table:table-cell>
              <table:table-cell office:value-type="float" office:value="0.0213927">
                <text:p>0.0213927</text:p>
              </table:table-cell>
              <table:table-cell office:value-type="float" office:value="0.9967782">
                <text:p>0.99677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2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74cm" svg:height="17.16cm" xlink:href=".." xlink:type="simple" chart:class="chart:scatter" chart:style-name="ch1">
        <chart:title svg:x="8.839cm" svg:y="0.479cm" chart:style-name="ch2">
          <text:p>Shrinking Hyper Rectangles</text:p>
        </chart:title>
        <chart:subtitle svg:x="10.042cm" svg:y="1.627cm" chart:style-name="ch3">
          <text:p>elements rejection</text:p>
        </chart:subtitle>
        <chart:plot-area chart:style-name="ch4" table:cell-range-address="Rectangle_removal.AI2:Rectangle_removal.AJ101" svg:x="1.478cm" svg:y="2.679cm" svg:width="21.429cm" svg:height="13.157cm">
          <chartooo:coordinate-region svg:x="2.655cm" svg:y="2.878cm" svg:width="19.88cm" svg:height="12.311cm"/>
          <chart:axis chart:dimension="x" chart:name="primary-x" chart:style-name="ch5">
            <chart:title svg:x="10.812cm" svg:y="16.179cm" chart:style-name="ch6">
              <text:p>Properly classified</text:p>
            </chart:title>
          </chart:axis>
          <chart:axis chart:dimension="y" chart:name="primary-y" chart:style-name="ch5">
            <chart:title svg:x="0.451cm" svg:y="10.545cm" chart:style-name="ch7">
              <text:p>Properly rejected</text:p>
            </chart:title>
            <chart:grid chart:style-name="ch8" chart:class="major"/>
          </chart:axis>
          <chart:series chart:style-name="ch9" chart:values-cell-range-address="Rectangle_removal.AJ2:Rectangle_removal.AJ101" chart:class="chart:scatter">
            <chart:domain table:cell-range-address="Rectangle_removal.AI2:Rectangle_removal.AI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Rectangle_removal.AI2:Rectangle_removal.AI101</svg:desc>
                </draw:g>
              </table:table-cell>
              <table:table-cell office:value-type="float" office:value="5499.8814">
                <text:p>5499.8814</text:p>
                <draw:g>
                  <svg:desc>Rectangle_removal.AJ2:Rectangle_removal.A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9.4247">
                <text:p>999.4247</text:p>
              </table:table-cell>
              <table:table-cell office:value-type="float" office:value="21311.9608">
                <text:p>21311.9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8.632">
                <text:p>998.632</text:p>
              </table:table-cell>
              <table:table-cell office:value-type="float" office:value="21679.0522">
                <text:p>21679.0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7.5278">
                <text:p>997.5278</text:p>
              </table:table-cell>
              <table:table-cell office:value-type="float" office:value="21993.3168">
                <text:p>21993.3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7.2979">
                <text:p>997.2979</text:p>
              </table:table-cell>
              <table:table-cell office:value-type="float" office:value="22186.0834">
                <text:p>22186.0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6.2258">
                <text:p>996.2258</text:p>
              </table:table-cell>
              <table:table-cell office:value-type="float" office:value="22396.6782">
                <text:p>22396.6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5.4259">
                <text:p>995.4259</text:p>
              </table:table-cell>
              <table:table-cell office:value-type="float" office:value="22682.9642">
                <text:p>22682.96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4.5379">
                <text:p>994.5379</text:p>
              </table:table-cell>
              <table:table-cell office:value-type="float" office:value="22831.2786">
                <text:p>22831.2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3.8079">
                <text:p>993.8079</text:p>
              </table:table-cell>
              <table:table-cell office:value-type="float" office:value="22994.4806">
                <text:p>22994.4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2.4545">
                <text:p>992.4545</text:p>
              </table:table-cell>
              <table:table-cell office:value-type="float" office:value="23223.6966">
                <text:p>23223.69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1.4404">
                <text:p>991.4404</text:p>
              </table:table-cell>
              <table:table-cell office:value-type="float" office:value="23415.275">
                <text:p>23415.2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0.1405">
                <text:p>990.1405</text:p>
              </table:table-cell>
              <table:table-cell office:value-type="float" office:value="23607.6412">
                <text:p>23607.6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9.3363">
                <text:p>989.3363</text:p>
              </table:table-cell>
              <table:table-cell office:value-type="float" office:value="23743.7408">
                <text:p>23743.74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8.8386">
                <text:p>988.8386</text:p>
              </table:table-cell>
              <table:table-cell office:value-type="float" office:value="23864.9476">
                <text:p>23864.94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6.5955">
                <text:p>986.5955</text:p>
              </table:table-cell>
              <table:table-cell office:value-type="float" office:value="23957.4894">
                <text:p>23957.48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6.0916">
                <text:p>986.0916</text:p>
              </table:table-cell>
              <table:table-cell office:value-type="float" office:value="24103.2428">
                <text:p>24103.24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5.7057">
                <text:p>985.7057</text:p>
              </table:table-cell>
              <table:table-cell office:value-type="float" office:value="24162.4682">
                <text:p>24162.46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4.0867">
                <text:p>984.0867</text:p>
              </table:table-cell>
              <table:table-cell office:value-type="float" office:value="24280.334">
                <text:p>24280.3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1.804">
                <text:p>981.804</text:p>
              </table:table-cell>
              <table:table-cell office:value-type="float" office:value="24393.5666">
                <text:p>24393.56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0.0101">
                <text:p>980.0101</text:p>
              </table:table-cell>
              <table:table-cell office:value-type="float" office:value="24527.7864">
                <text:p>24527.78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8.5985">
                <text:p>978.5985</text:p>
              </table:table-cell>
              <table:table-cell office:value-type="float" office:value="24607.1176">
                <text:p>24607.11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8.4087">
                <text:p>978.4087</text:p>
              </table:table-cell>
              <table:table-cell office:value-type="float" office:value="24696.7006">
                <text:p>24696.7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6.5956">
                <text:p>976.5956</text:p>
              </table:table-cell>
              <table:table-cell office:value-type="float" office:value="24772.5842">
                <text:p>24772.58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4.5892">
                <text:p>974.5892</text:p>
              </table:table-cell>
              <table:table-cell office:value-type="float" office:value="24821.8542">
                <text:p>24821.85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3.6286">
                <text:p>973.6286</text:p>
              </table:table-cell>
              <table:table-cell office:value-type="float" office:value="24879.5066">
                <text:p>24879.50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1.3836">
                <text:p>971.3836</text:p>
              </table:table-cell>
              <table:table-cell office:value-type="float" office:value="24922.274">
                <text:p>24922.2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8.5352">
                <text:p>968.5352</text:p>
              </table:table-cell>
              <table:table-cell office:value-type="float" office:value="24991.9488">
                <text:p>24991.94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8.1501">
                <text:p>968.1501</text:p>
              </table:table-cell>
              <table:table-cell office:value-type="float" office:value="25056.8942">
                <text:p>25056.89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6.577">
                <text:p>966.577</text:p>
              </table:table-cell>
              <table:table-cell office:value-type="float" office:value="25086.061">
                <text:p>25086.0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4.7935">
                <text:p>964.7935</text:p>
              </table:table-cell>
              <table:table-cell office:value-type="float" office:value="25112.5706">
                <text:p>25112.57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3.7666">
                <text:p>963.7666</text:p>
              </table:table-cell>
              <table:table-cell office:value-type="float" office:value="25148.1464">
                <text:p>25148.14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1.1559">
                <text:p>961.1559</text:p>
              </table:table-cell>
              <table:table-cell office:value-type="float" office:value="25202.9388">
                <text:p>25202.93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0.2295">
                <text:p>960.2295</text:p>
              </table:table-cell>
              <table:table-cell office:value-type="float" office:value="25239.1074">
                <text:p>25239.10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8.6274">
                <text:p>958.6274</text:p>
              </table:table-cell>
              <table:table-cell office:value-type="float" office:value="25273.6952">
                <text:p>25273.69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5.4621">
                <text:p>955.4621</text:p>
              </table:table-cell>
              <table:table-cell office:value-type="float" office:value="25298.7332">
                <text:p>25298.73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6.0393">
                <text:p>956.0393</text:p>
              </table:table-cell>
              <table:table-cell office:value-type="float" office:value="25310.1628">
                <text:p>25310.16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52.396">
                <text:p>952.396</text:p>
              </table:table-cell>
              <table:table-cell office:value-type="float" office:value="25344.2618">
                <text:p>25344.26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0.9726">
                <text:p>950.9726</text:p>
              </table:table-cell>
              <table:table-cell office:value-type="float" office:value="25378.1606">
                <text:p>25378.16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48.8832">
                <text:p>948.8832</text:p>
              </table:table-cell>
              <table:table-cell office:value-type="float" office:value="25403.781">
                <text:p>25403.7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46.4897">
                <text:p>946.4897</text:p>
              </table:table-cell>
              <table:table-cell office:value-type="float" office:value="25433.837">
                <text:p>25433.8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6.2074">
                <text:p>946.2074</text:p>
              </table:table-cell>
              <table:table-cell office:value-type="float" office:value="25462.814">
                <text:p>25462.8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45.0141">
                <text:p>945.0141</text:p>
              </table:table-cell>
              <table:table-cell office:value-type="float" office:value="25473.4558">
                <text:p>25473.45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3.2562">
                <text:p>943.2562</text:p>
              </table:table-cell>
              <table:table-cell office:value-type="float" office:value="25486.7548">
                <text:p>25486.75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40.9946">
                <text:p>940.9946</text:p>
              </table:table-cell>
              <table:table-cell office:value-type="float" office:value="25497.992">
                <text:p>25497.9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40.1683">
                <text:p>940.1683</text:p>
              </table:table-cell>
              <table:table-cell office:value-type="float" office:value="25513.6622">
                <text:p>25513.66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8.1532">
                <text:p>938.1532</text:p>
              </table:table-cell>
              <table:table-cell office:value-type="float" office:value="25540.5644">
                <text:p>25540.56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8.0387">
                <text:p>938.0387</text:p>
              </table:table-cell>
              <table:table-cell office:value-type="float" office:value="25549.1392">
                <text:p>25549.13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35.5843">
                <text:p>935.5843</text:p>
              </table:table-cell>
              <table:table-cell office:value-type="float" office:value="25575.849">
                <text:p>25575.8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34.2376">
                <text:p>934.2376</text:p>
              </table:table-cell>
              <table:table-cell office:value-type="float" office:value="25593.6876">
                <text:p>25593.68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32.6825">
                <text:p>932.6825</text:p>
              </table:table-cell>
              <table:table-cell office:value-type="float" office:value="25611.3286">
                <text:p>25611.32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30.2514">
                <text:p>930.2514</text:p>
              </table:table-cell>
              <table:table-cell office:value-type="float" office:value="25622.363">
                <text:p>25622.3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28.1293">
                <text:p>928.1293</text:p>
              </table:table-cell>
              <table:table-cell office:value-type="float" office:value="25631.034">
                <text:p>25631.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24.74">
                <text:p>924.74</text:p>
              </table:table-cell>
              <table:table-cell office:value-type="float" office:value="25644.5384">
                <text:p>25644.53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22.8171">
                <text:p>922.8171</text:p>
              </table:table-cell>
              <table:table-cell office:value-type="float" office:value="25659.5118">
                <text:p>25659.51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20.6876">
                <text:p>920.6876</text:p>
              </table:table-cell>
              <table:table-cell office:value-type="float" office:value="25665.9208">
                <text:p>25665.92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9.4079">
                <text:p>919.4079</text:p>
              </table:table-cell>
              <table:table-cell office:value-type="float" office:value="25674.298">
                <text:p>25674.2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7.265">
                <text:p>917.265</text:p>
              </table:table-cell>
              <table:table-cell office:value-type="float" office:value="25684.5498">
                <text:p>25684.54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3.0854">
                <text:p>913.0854</text:p>
              </table:table-cell>
              <table:table-cell office:value-type="float" office:value="25708.787">
                <text:p>25708.7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9.654">
                <text:p>909.654</text:p>
              </table:table-cell>
              <table:table-cell office:value-type="float" office:value="25722.6814">
                <text:p>25722.68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5.6283">
                <text:p>905.6283</text:p>
              </table:table-cell>
              <table:table-cell office:value-type="float" office:value="25732.8318">
                <text:p>25732.83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2.5848">
                <text:p>902.5848</text:p>
              </table:table-cell>
              <table:table-cell office:value-type="float" office:value="25741.2142">
                <text:p>25741.21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0.4361">
                <text:p>900.4361</text:p>
              </table:table-cell>
              <table:table-cell office:value-type="float" office:value="25746.3362">
                <text:p>25746.33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98.1624">
                <text:p>898.1624</text:p>
              </table:table-cell>
              <table:table-cell office:value-type="float" office:value="25750.2804">
                <text:p>25750.28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5.7591">
                <text:p>895.7591</text:p>
              </table:table-cell>
              <table:table-cell office:value-type="float" office:value="25755.9926">
                <text:p>25755.99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3.4838">
                <text:p>893.4838</text:p>
              </table:table-cell>
              <table:table-cell office:value-type="float" office:value="25758.3586">
                <text:p>25758.35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90.7204">
                <text:p>890.7204</text:p>
              </table:table-cell>
              <table:table-cell office:value-type="float" office:value="25768.0176">
                <text:p>25768.01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7.9848">
                <text:p>887.9848</text:p>
              </table:table-cell>
              <table:table-cell office:value-type="float" office:value="25763.5846">
                <text:p>25763.58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85.5285">
                <text:p>885.5285</text:p>
              </table:table-cell>
              <table:table-cell office:value-type="float" office:value="25769.692">
                <text:p>25769.6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4.178">
                <text:p>884.178</text:p>
              </table:table-cell>
              <table:table-cell office:value-type="float" office:value="25783.4928">
                <text:p>25783.49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80.8769">
                <text:p>880.8769</text:p>
              </table:table-cell>
              <table:table-cell office:value-type="float" office:value="25797.0882">
                <text:p>25797.08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77.0832">
                <text:p>877.0832</text:p>
              </table:table-cell>
              <table:table-cell office:value-type="float" office:value="25805.0728">
                <text:p>25805.07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5.4779">
                <text:p>875.4779</text:p>
              </table:table-cell>
              <table:table-cell office:value-type="float" office:value="25809.9036">
                <text:p>25809.90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2.6664">
                <text:p>872.6664</text:p>
              </table:table-cell>
              <table:table-cell office:value-type="float" office:value="25817.1966">
                <text:p>25817.19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8.1726">
                <text:p>868.1726</text:p>
              </table:table-cell>
              <table:table-cell office:value-type="float" office:value="25822.9088">
                <text:p>25822.90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6.3611">
                <text:p>866.3611</text:p>
              </table:table-cell>
              <table:table-cell office:value-type="float" office:value="25829.3178">
                <text:p>25829.31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4.1541">
                <text:p>864.1541</text:p>
              </table:table-cell>
              <table:table-cell office:value-type="float" office:value="25833.9458">
                <text:p>25833.94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1.1359">
                <text:p>861.1359</text:p>
              </table:table-cell>
              <table:table-cell office:value-type="float" office:value="25837.4948">
                <text:p>25837.49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8.0663">
                <text:p>858.0663</text:p>
              </table:table-cell>
              <table:table-cell office:value-type="float" office:value="25839.6606">
                <text:p>25839.66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4.0236">
                <text:p>854.0236</text:p>
              </table:table-cell>
              <table:table-cell office:value-type="float" office:value="25844.494">
                <text:p>25844.4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1.1255">
                <text:p>851.1255</text:p>
              </table:table-cell>
              <table:table-cell office:value-type="float" office:value="25849.4184">
                <text:p>25849.41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8.6354">
                <text:p>848.6354</text:p>
              </table:table-cell>
              <table:table-cell office:value-type="float" office:value="25855.622">
                <text:p>25855.6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4.9435">
                <text:p>844.9435</text:p>
              </table:table-cell>
              <table:table-cell office:value-type="float" office:value="25861.8308">
                <text:p>25861.83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1.3711">
                <text:p>841.3711</text:p>
              </table:table-cell>
              <table:table-cell office:value-type="float" office:value="25864.3944">
                <text:p>25864.39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9.6807">
                <text:p>839.6807</text:p>
              </table:table-cell>
              <table:table-cell office:value-type="float" office:value="25867.5508">
                <text:p>25867.55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6.3624">
                <text:p>836.3624</text:p>
              </table:table-cell>
              <table:table-cell office:value-type="float" office:value="25869.2252">
                <text:p>25869.2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33.38">
                <text:p>833.38</text:p>
              </table:table-cell>
              <table:table-cell office:value-type="float" office:value="25869.2278">
                <text:p>25869.22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30.0044">
                <text:p>830.0044</text:p>
              </table:table-cell>
              <table:table-cell office:value-type="float" office:value="25877.605">
                <text:p>25877.6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27.6122">
                <text:p>827.6122</text:p>
              </table:table-cell>
              <table:table-cell office:value-type="float" office:value="25881.3516">
                <text:p>25881.35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4.0743">
                <text:p>824.0743</text:p>
              </table:table-cell>
              <table:table-cell office:value-type="float" office:value="25886.0758">
                <text:p>25886.07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21.4298">
                <text:p>821.4298</text:p>
              </table:table-cell>
              <table:table-cell office:value-type="float" office:value="25887.6566">
                <text:p>25887.65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16.1537">
                <text:p>816.1537</text:p>
              </table:table-cell>
              <table:table-cell office:value-type="float" office:value="25892.88">
                <text:p>25892.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11.1061">
                <text:p>811.1061</text:p>
              </table:table-cell>
              <table:table-cell office:value-type="float" office:value="25898.1008">
                <text:p>25898.1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10.1607">
                <text:p>810.1607</text:p>
              </table:table-cell>
              <table:table-cell office:value-type="float" office:value="25900.1704">
                <text:p>25900.17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05.806">
                <text:p>805.806</text:p>
              </table:table-cell>
              <table:table-cell office:value-type="float" office:value="25904.4058">
                <text:p>25904.40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01.5343">
                <text:p>801.5343</text:p>
              </table:table-cell>
              <table:table-cell office:value-type="float" office:value="25907.6558">
                <text:p>25907.65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96.7011">
                <text:p>796.7011</text:p>
              </table:table-cell>
              <table:table-cell office:value-type="float" office:value="25907.557">
                <text:p>25907.5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92.0406">
                <text:p>792.0406</text:p>
              </table:table-cell>
              <table:table-cell office:value-type="float" office:value="25910.0244">
                <text:p>25910.02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90.4167">
                <text:p>790.4167</text:p>
              </table:table-cell>
              <table:table-cell office:value-type="float" office:value="25912.289">
                <text:p>25912.2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9.2661">
                <text:p>789.2661</text:p>
              </table:table-cell>
              <table:table-cell office:value-type="float" office:value="25917.3148">
                <text:p>25917.31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2.8111">
                <text:p>782.8111</text:p>
              </table:table-cell>
              <table:table-cell office:value-type="float" office:value="25916.2332">
                <text:p>25916.23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